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Trebuchet MS" svg:font-family="'Trebuchet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612cm"/>
    </style:style>
    <style:style style:name="co2" style:family="table-column">
      <style:table-column-properties fo:break-before="auto" style:column-width="4.339cm"/>
    </style:style>
    <style:style style:name="co3" style:family="table-column">
      <style:table-column-properties fo:break-before="auto" style:column-width="2.415cm"/>
    </style:style>
    <style:style style:name="co4" style:family="table-column">
      <style:table-column-properties fo:break-before="auto" style:column-width="3.598cm"/>
    </style:style>
    <style:style style:name="co5" style:family="table-column">
      <style:table-column-properties fo:break-before="auto" style:column-width="9.56cm"/>
    </style:style>
    <style:style style:name="co6" style:family="table-column">
      <style:table-column-properties fo:break-before="auto" style:column-width="3.231cm"/>
    </style:style>
    <style:style style:name="co7" style:family="table-column">
      <style:table-column-properties fo:break-before="auto" style:column-width="8.437cm"/>
    </style:style>
    <style:style style:name="co8" style:family="table-column">
      <style:table-column-properties fo:break-before="auto" style:column-width="2.491cm"/>
    </style:style>
    <style:style style:name="co9" style:family="table-column">
      <style:table-column-properties fo:break-before="auto" style:column-width="6.987cm"/>
    </style:style>
    <style:style style:name="co10" style:family="table-column">
      <style:table-column-properties fo:break-before="auto" style:column-width="20.89cm"/>
    </style:style>
    <style:style style:name="co11" style:family="table-column">
      <style:table-column-properties fo:break-before="auto" style:column-width="0.748cm"/>
    </style:style>
    <style:style style:name="co12" style:family="table-column">
      <style:table-column-properties fo:break-before="auto" style:column-width="6.879cm"/>
    </style:style>
    <style:style style:name="co13" style:family="table-column">
      <style:table-column-properties fo:break-before="auto" style:column-width="2.586cm"/>
    </style:style>
    <style:style style:name="co14" style:family="table-column">
      <style:table-column-properties fo:break-before="auto" style:column-width="4.15cm"/>
    </style:style>
    <style:style style:name="co15" style:family="table-column">
      <style:table-column-properties fo:break-before="auto" style:column-width="9.867cm"/>
    </style:style>
    <style:style style:name="co16" style:family="table-column">
      <style:table-column-properties fo:break-before="auto" style:column-width="3.47cm"/>
    </style:style>
    <style:style style:name="co17" style:family="table-column">
      <style:table-column-properties fo:break-before="auto" style:column-width="10.751cm"/>
    </style:style>
    <style:style style:name="co18" style:family="table-column">
      <style:table-column-properties fo:break-before="auto" style:column-width="2.381cm"/>
    </style:style>
    <style:style style:name="co19" style:family="table-column">
      <style:table-column-properties fo:break-before="auto" style:column-width="7.375cm"/>
    </style:style>
    <style:style style:name="co20" style:family="table-column">
      <style:table-column-properties fo:break-before="auto" style:column-width="19.973cm"/>
    </style:style>
    <style:style style:name="co21" style:family="table-column">
      <style:table-column-properties fo:break-before="auto" style:column-width="4.953cm"/>
    </style:style>
    <style:style style:name="co22" style:family="table-column">
      <style:table-column-properties fo:break-before="auto" style:column-width="2.461cm"/>
    </style:style>
    <style:style style:name="co23" style:family="table-column">
      <style:table-column-properties fo:break-before="auto" style:column-width="3.662cm"/>
    </style:style>
    <style:style style:name="co24" style:family="table-column">
      <style:table-column-properties fo:break-before="auto" style:column-width="8.574cm"/>
    </style:style>
    <style:style style:name="co25" style:family="table-column">
      <style:table-column-properties fo:break-before="auto" style:column-width="2.858cm"/>
    </style:style>
    <style:style style:name="co26" style:family="table-column">
      <style:table-column-properties fo:break-before="auto" style:column-width="8.165cm"/>
    </style:style>
    <style:style style:name="co27" style:family="table-column">
      <style:table-column-properties fo:break-before="auto" style:column-width="2.279cm"/>
    </style:style>
    <style:style style:name="co28" style:family="table-column">
      <style:table-column-properties fo:break-before="auto" style:column-width="6.81cm"/>
    </style:style>
    <style:style style:name="co29" style:family="table-column">
      <style:table-column-properties fo:break-before="auto" style:column-width="6.736cm"/>
    </style:style>
    <style:style style:name="co30" style:family="table-column">
      <style:table-column-properties fo:break-before="auto" style:column-width="13.686cm"/>
    </style:style>
    <style:style style:name="co31" style:family="table-column">
      <style:table-column-properties fo:break-before="auto" style:column-width="6.07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3.512cm"/>
    </style:style>
    <style:style style:name="co34" style:family="table-column">
      <style:table-column-properties fo:break-before="auto" style:column-width="9.726cm"/>
    </style:style>
    <style:style style:name="co35" style:family="table-column">
      <style:table-column-properties fo:break-before="auto" style:column-width="2.824cm"/>
    </style:style>
    <style:style style:name="co36" style:family="table-column">
      <style:table-column-properties fo:break-before="auto" style:column-width="8.195cm"/>
    </style:style>
    <style:style style:name="co37" style:family="table-column">
      <style:table-column-properties fo:break-before="auto" style:column-width="2.221cm"/>
    </style:style>
    <style:style style:name="co38" style:family="table-column">
      <style:table-column-properties fo:break-before="auto" style:column-width="19.904cm"/>
    </style:style>
    <style:style style:name="co39" style:family="table-column">
      <style:table-column-properties fo:break-before="auto" style:column-width="1.803cm"/>
    </style:style>
    <style:style style:name="co40" style:family="table-column">
      <style:table-column-properties fo:break-before="auto" style:column-width="7.304cm"/>
    </style:style>
    <style:style style:name="co41" style:family="table-column">
      <style:table-column-properties fo:break-before="auto" style:column-width="3.362cm"/>
    </style:style>
    <style:style style:name="co42" style:family="table-column">
      <style:table-column-properties fo:break-before="auto" style:column-width="8.615cm"/>
    </style:style>
    <style:style style:name="co43" style:family="table-column">
      <style:table-column-properties fo:break-before="auto" style:column-width="3.062cm"/>
    </style:style>
    <style:style style:name="co44" style:family="table-column">
      <style:table-column-properties fo:break-before="auto" style:column-width="7.685cm"/>
    </style:style>
    <style:style style:name="co45" style:family="table-column">
      <style:table-column-properties fo:break-before="auto" style:column-width="2.401cm"/>
    </style:style>
    <style:style style:name="co46" style:family="table-column">
      <style:table-column-properties fo:break-before="auto" style:column-width="6.872cm"/>
    </style:style>
    <style:style style:name="co47" style:family="table-column">
      <style:table-column-properties fo:break-before="auto" style:column-width="20.346cm"/>
    </style:style>
    <style:style style:name="co48" style:family="table-column">
      <style:table-column-properties fo:break-before="auto" style:column-width="1.667cm"/>
    </style:style>
    <style:style style:name="co49" style:family="table-column">
      <style:table-column-properties fo:break-before="auto" style:column-width="2.972cm"/>
    </style:style>
    <style:style style:name="co50" style:family="table-column">
      <style:table-column-properties fo:break-before="auto" style:column-width="3.812cm"/>
    </style:style>
    <style:style style:name="co51" style:family="table-column">
      <style:table-column-properties fo:break-before="auto" style:column-width="8.948cm"/>
    </style:style>
    <style:style style:name="co52" style:family="table-column">
      <style:table-column-properties fo:break-before="auto" style:column-width="6.904cm"/>
    </style:style>
    <style:style style:name="co53" style:family="table-column">
      <style:table-column-properties fo:break-before="auto" style:column-width="6.294cm"/>
    </style:style>
    <style:style style:name="co54" style:family="table-column">
      <style:table-column-properties fo:break-before="auto" style:column-width="19.801cm"/>
    </style:style>
    <style:style style:name="co55" style:family="table-column">
      <style:table-column-properties fo:break-before="auto" style:column-width="1.36cm"/>
    </style:style>
    <style:style style:name="co56" style:family="table-column">
      <style:table-column-properties fo:break-before="auto" style:column-width="7.798cm"/>
    </style:style>
    <style:style style:name="co57" style:family="table-column">
      <style:table-column-properties fo:break-before="auto" style:column-width="2.671cm"/>
    </style:style>
    <style:style style:name="co58" style:family="table-column">
      <style:table-column-properties fo:break-before="auto" style:column-width="4.022cm"/>
    </style:style>
    <style:style style:name="co59" style:family="table-column">
      <style:table-column-properties fo:break-before="auto" style:column-width="9.186cm"/>
    </style:style>
    <style:style style:name="co60" style:family="table-column">
      <style:table-column-properties fo:break-before="auto" style:column-width="2.993cm"/>
    </style:style>
    <style:style style:name="co61" style:family="table-column">
      <style:table-column-properties fo:break-before="auto" style:column-width="9.246cm"/>
    </style:style>
    <style:style style:name="co62" style:family="table-column">
      <style:table-column-properties fo:break-before="auto" style:column-width="2.484cm"/>
    </style:style>
    <style:style style:name="co63" style:family="table-column">
      <style:table-column-properties fo:break-before="auto" style:column-width="7.996cm"/>
    </style:style>
    <style:style style:name="co64" style:family="table-column">
      <style:table-column-properties fo:break-before="auto" style:column-width="18.577cm"/>
    </style:style>
    <style:style style:name="co65" style:family="table-column">
      <style:table-column-properties fo:break-before="auto" style:column-width="1.632cm"/>
    </style:style>
    <style:style style:name="co66" style:family="table-column">
      <style:table-column-properties fo:break-before="auto" style:column-width="4.355cm"/>
    </style:style>
    <style:style style:name="co67" style:family="table-column">
      <style:table-column-properties fo:break-before="auto" style:column-width="2.258cm"/>
    </style:style>
    <style:style style:name="co68" style:family="table-column">
      <style:table-column-properties fo:break-before="auto" style:column-width="5.473cm"/>
    </style:style>
    <style:style style:name="ro1" style:family="table-row">
      <style:table-row-properties style:row-height="0.81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57cm" fo:break-before="auto" style:use-optimal-row-height="true"/>
    </style:style>
    <style:style style:name="ro5" style:family="table-row">
      <style:table-row-properties style:row-height="0.561cm" fo:break-before="auto" style:use-optimal-row-height="true"/>
    </style:style>
    <style:style style:name="ro6" style:family="table-row">
      <style:table-row-properties style:row-height="1.138cm" fo:break-before="auto" style:use-optimal-row-height="fals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2.526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ro11" style:family="table-row">
      <style:table-row-properties style:row-height="0.695cm" fo:break-before="auto" style:use-optimal-row-height="true"/>
    </style:style>
    <style:style style:name="ro12" style:family="table-row">
      <style:table-row-properties style:row-height="0.982cm" fo:break-before="auto" style:use-optimal-row-height="false"/>
    </style:style>
    <style:style style:name="ro13" style:family="table-row">
      <style:table-row-properties style:row-height="0.526cm" fo:break-before="auto" style:use-optimal-row-height="false"/>
    </style:style>
    <style:style style:name="ro14" style:family="table-row">
      <style:table-row-properties style:row-height="1.021cm" fo:break-before="auto" style:use-optimal-row-height="true"/>
    </style:style>
    <style:style style:name="ro15" style:family="table-row">
      <style:table-row-properties style:row-height="0.947cm" fo:break-before="auto" style:use-optimal-row-height="false"/>
    </style:style>
    <style:style style:name="ro16" style:family="table-row">
      <style:table-row-properties style:row-height="1.485cm" fo:break-before="auto" style:use-optimal-row-height="true"/>
    </style:style>
    <style:style style:name="ro17" style:family="table-row">
      <style:table-row-properties style:row-height="0.702cm" fo:break-before="auto" style:use-optimal-row-height="false"/>
    </style:style>
    <style:style style:name="ro18" style:family="table-row">
      <style:table-row-properties style:row-height="0.529cm" fo:break-before="auto" style:use-optimal-row-height="false"/>
    </style:style>
    <style:style style:name="ro19" style:family="table-row">
      <style:table-row-properties style:row-height="1.058cm" fo:break-before="auto" style:use-optimal-row-height="false"/>
    </style:style>
    <style:style style:name="ro20" style:family="table-row">
      <style:table-row-properties style:row-height="1cm" fo:break-before="auto" style:use-optimal-row-height="true"/>
    </style:style>
    <style:style style:name="ta1" style:family="table" style:master-page-name="PageStyle_5f_ZONA_20_1">
      <style:table-properties table:display="true" style:writing-mode="lr-tb"/>
    </style:style>
    <style:style style:name="ta2" style:family="table" style:master-page-name="PageStyle_5f_ZONA_20_2">
      <style:table-properties table:display="true" style:writing-mode="lr-tb"/>
    </style:style>
    <style:style style:name="ta3" style:family="table" style:master-page-name="PageStyle_5f_ZONA_20_3">
      <style:table-properties table:display="true" style:writing-mode="lr-tb"/>
    </style:style>
    <style:style style:name="ta4" style:family="table" style:master-page-name="PageStyle_5f_ZONA_20_4">
      <style:table-properties table:display="true" style:writing-mode="lr-tb"/>
    </style:style>
    <style:style style:name="ta5" style:family="table" style:master-page-name="PageStyle_5f_ZONA_20_5">
      <style:table-properties table:display="true" style:writing-mode="lr-tb"/>
    </style:style>
    <style:style style:name="ta6" style:family="table" style:master-page-name="PageStyle_5f_ZONA_20_6">
      <style:table-properties table:display="true" style:writing-mode="lr-tb"/>
    </style:style>
    <style:style style:name="ta7" style:family="table" style:master-page-name="PageStyle_5f_ZONA_20_7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number:text-style style:name="N100">
      <number:text-content/>
    </number:text-style>
    <number:date-style style:name="N10036" number:language="es" number:country="EC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ff6600"/>
    </style:style>
    <style:style style:name="ce2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>
      <style:table-cell-properties fo:border-bottom="0.74pt solid #000000" fo:background-color="#9dc3e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font-size="11pt" style:font-size-asian="11pt" style:font-size-complex="11pt"/>
    </style:style>
    <style:style style:name="ce6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font-size="11pt" style:font-size-asian="11pt" style:font-size-complex="11pt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font-size="11pt" style:font-size-asian="11pt" style:font-size-complex="11pt"/>
    </style:style>
    <style:style style:name="ce8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font-size="11pt" style:font-size-asian="11pt" style:font-size-complex="11pt"/>
    </style:style>
    <style:style style:name="ce9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font-size="11pt" style:font-size-asian="11pt" style:font-size-complex="11pt"/>
    </style:style>
    <style:style style:name="ce10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font-size="11pt" style:font-size-asian="11pt" style:font-size-complex="11pt"/>
    </style:style>
    <style:style style:name="ce11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font-size="11pt" style:font-size-asian="11pt" style:font-size-complex="11pt"/>
    </style:style>
    <style:style style:name="ce12" style:family="table-cell" style:parent-style-name="Default">
      <style:table-cell-properties fo:border-bottom="0.74pt solid #000000" fo:background-color="#f4b183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font-size="11pt" style:font-size-asian="11pt" style:font-size-complex="11pt"/>
    </style:style>
    <style:style style:name="ce13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font-size="11pt" style:font-size-asian="11pt" style:font-size-complex="11pt"/>
    </style:style>
    <style:style style:name="ce14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font-size="11pt" style:font-size-asian="11pt" style:font-size-complex="11pt"/>
    </style:style>
    <style:style style:name="ce15" style:family="table-cell" style:parent-style-name="Default" style:data-style-name="N100">
      <style:text-properties fo:font-size="11pt" style:font-size-asian="11pt" style:font-size-complex="11pt"/>
    </style:style>
    <style:style style:name="ce16" style:family="table-cell" style:parent-style-name="Default" style:data-style-name="N100">
      <style:table-cell-properties fo:border-bottom="0.74pt solid #000000" fo:background-color="#9dc3e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 style:data-style-name="N100">
      <style:table-cell-properties fo:border-bottom="1.76pt solid #000000" fo:background-color="#9dc3e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font-size="11pt" style:font-size-asian="11pt" style:font-size-complex="11pt"/>
    </style:style>
    <style:style style:name="ce19" style:family="table-cell" style:parent-style-name="Default" style:data-style-name="N100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font-size="11pt" style:font-size-asian="11pt" style:font-size-complex="11pt"/>
    </style:style>
    <style:style style:name="ce20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font-size="11pt" style:font-size-asian="11pt" style:font-size-complex="11pt"/>
    </style:style>
    <style:style style:name="ce21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font-size="11pt" style:font-size-asian="11pt" style:font-size-complex="11pt"/>
    </style:style>
    <style:style style:name="ce22" style:family="table-cell" style:parent-style-name="Default" style:data-style-name="N100">
      <style:table-cell-properties fo:border-bottom="0.74pt solid #000000" fo:background-color="#ffff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font-size="11pt" style:font-size-asian="11pt" style:font-size-complex="11pt"/>
    </style:style>
    <style:style style:name="ce23" style:family="table-cell" style:parent-style-name="Default" style:data-style-name="N100">
      <style:table-cell-properties fo:border-bottom="0.74pt solid #000000" fo:background-color="#ff99f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font-size="11pt" style:font-size-asian="11pt" style:font-size-complex="11pt"/>
    </style:style>
    <style:style style:name="ce24" style:family="table-cell" style:parent-style-name="Default" style:data-style-name="N100">
      <style:table-cell-properties fo:border-bottom="0.74pt solid #000000" fo:background-color="#ffff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font-size="11pt" style:font-size-asian="11pt" style:font-size-complex="11pt"/>
    </style:style>
    <style:style style:name="ce25" style:family="table-cell" style:parent-style-name="Default" style:data-style-name="N100">
      <style:table-cell-properties fo:border-bottom="none" style:diagonal-bl-tr="none" style:diagonal-tl-br="none" fo:border-left="0.74pt solid #000000" fo:border-right="0.74pt solid #000000" style:rotation-align="none" fo:border-top="none"/>
      <style:text-properties fo:font-size="11pt" style:font-size-asian="11pt" style:font-size-complex="11pt"/>
    </style:style>
    <style:style style:name="ce26" style:family="table-cell" style:parent-style-name="Default" style:data-style-name="N100">
      <style:table-cell-properties fo:border-bottom="0.74pt solid #000000" fo:background-color="#f4b183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font-size="11pt" style:font-size-asian="11pt" style:font-size-complex="11pt"/>
    </style:style>
    <style:style style:name="ce27" style:family="table-cell" style:parent-style-name="Default" style:data-style-name="N100">
      <style:table-cell-properties fo:border-bottom="0.74pt solid #000000" fo:background-color="#a9d18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font-size="11pt" style:font-size-asian="11pt" style:font-size-complex="11pt"/>
    </style:style>
    <style:style style:name="ce28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font-size="11pt" style:font-size-asian="11pt" style:font-size-complex="11pt"/>
    </style:style>
    <style:style style:name="ce29" style:family="table-cell" style:parent-style-name="Default" style:data-style-name="N100">
      <style:table-cell-properties fo:border-bottom="0.74pt solid #000000" fo:background-color="#9dc3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fo:border-bottom="1.76pt solid #000000" fo:background-color="#9dc3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font-size="11pt" style:font-size-asian="11pt" style:font-size-complex="11pt"/>
    </style:style>
    <style:style style:name="ce32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font-size="11pt" style:font-size-asian="11pt" style:font-size-complex="11pt"/>
    </style:style>
    <style:style style:name="ce33" style:family="table-cell" style:parent-style-name="Default" style:data-style-name="N100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font-size="11pt" style:font-size-asian="11pt" style:font-size-complex="11pt"/>
    </style:style>
    <style:style style:name="ce34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font-size="11pt" style:font-size-asian="11pt" style:font-size-complex="11pt"/>
    </style:style>
    <style:style style:name="ce35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font-size="11pt" style:font-size-asian="11pt" style:font-size-complex="11pt"/>
    </style:style>
    <style:style style:name="ce36" style:family="table-cell" style:parent-style-name="Default" style:data-style-name="N100">
      <style:table-cell-properties fo:background-color="#ff99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font-size="11pt" style:font-size-asian="11pt" style:font-size-complex="11pt"/>
    </style:style>
    <style:style style:name="ce37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font-size="11pt" style:font-size-asian="11pt" style:font-size-complex="11pt"/>
    </style:style>
    <style:style style:name="ce38" style:family="table-cell" style:parent-style-name="Default" style:data-style-name="N100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font-size="11pt" style:font-size-asian="11pt" style:font-size-complex="11pt"/>
    </style:style>
    <style:style style:name="ce39" style:family="table-cell" style:parent-style-name="Default" style:data-style-name="N100">
      <style:table-cell-properties fo:background-color="#00cc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font-size="11pt" style:font-size-asian="11pt" style:font-size-complex="11pt"/>
    </style:style>
    <style:style style:name="ce40" style:family="table-cell" style:parent-style-name="Default" style:data-style-name="N100">
      <style:table-cell-properties fo:border-bottom="1.76pt solid #000000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font-size="11pt" style:font-size-asian="11pt" style:font-size-complex="11pt"/>
    </style:style>
    <style:style style:name="ce41" style:family="table-cell" style:parent-style-name="Default">
      <style:table-cell-properties fo:border-bottom="0.74pt solid #000000" fo:background-color="#9dc3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 style:data-style-name="N0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font-size="11pt" style:font-size-asian="11pt" style:font-size-complex="11pt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font-size="11pt" style:font-size-asian="11pt" style:font-size-complex="11pt"/>
    </style:style>
    <style:style style:name="ce48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fo:font-size="11pt" style:font-size-asian="11pt" style:font-size-complex="11pt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fo:font-size="11pt" style:font-size-asian="11pt" style:font-size-complex="11pt"/>
    </style:style>
    <style:style style:name="ce5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font-size="11pt" style:font-size-asian="11pt" style:font-size-complex="11pt"/>
    </style:style>
    <style:style style:name="ce51" style:family="table-cell" style:parent-style-name="Normal_20_3">
      <style:table-cell-properties fo:border-bottom="0.74pt solid #000000" fo:background-color="#ffff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Normal_20_3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Normal_20_3">
      <style:table-cell-properties fo:background-color="#00cc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Normal_20_3">
      <style:table-cell-properties fo:background-color="#ffff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Normal_20_3">
      <style:table-cell-properties fo:border-bottom="1.76pt solid #000000" fo:background-color="#ffff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 style:data-style-name="N0">
      <style:table-cell-properties fo:background-color="#ffff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 style:data-style-name="N0">
      <style:table-cell-properties fo:border-bottom="1.76pt solid #000000" fo:background-color="#ffff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 style:data-style-name="N0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 style:data-style-name="N0">
      <style:table-cell-properties fo:background-color="#ffff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000000" fo:background-color="#9dc3e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  <style:text-properties fo:font-size="11pt" style:font-size-asian="11pt" style:font-size-complex="11pt"/>
    </style:style>
    <style:style style:name="ce65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  <style:text-properties fo:font-size="11pt" style:font-size-asian="11pt" style:font-size-complex="11pt"/>
    </style:style>
    <style:style style:name="ce66" style:family="table-cell" style:parent-style-name="Default">
      <style:table-cell-properties fo:border-bottom="0.74pt solid #000000" fo:background-color="#ffff00" style:diagonal-bl-tr="none" style:diagonal-tl-br="none" fo:border-left="0.74pt solid #000000" fo:border-right="1.76pt solid #000000" style:rotation-align="none" fo:border-top="0.74pt solid #000000"/>
      <style:text-properties fo:font-size="11pt" style:font-size-asian="11pt" style:font-size-complex="11pt"/>
    </style:style>
    <style:style style:name="ce67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  <style:text-properties fo:font-size="11pt" style:font-size-asian="11pt" style:font-size-complex="11pt"/>
    </style:style>
    <style:style style:name="ce6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bottom" style:vertical-justify="auto"/>
      <style:paragraph-properties css3t:text-justify="auto" fo:margin-left="0cm" style:writing-mode="page"/>
      <style:text-properties fo:font-size="11pt" style:font-size-asian="11pt" style:font-size-complex="11pt"/>
    </style:style>
    <style:style style:name="ce6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style:vertical-justify="auto"/>
      <style:paragraph-properties css3t:text-justify="auto" fo:margin-left="0cm" style:writing-mode="page"/>
      <style:text-properties fo:font-size="11pt" style:font-size-asian="11pt" style:font-size-complex="11pt"/>
    </style:style>
    <style:style style:name="ce70" style:family="table-cell" style:parent-style-name="Default">
      <style:table-cell-properties fo:border-bottom="0.74pt solid #000000" fo:background-color="#ffff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style:vertical-justify="auto"/>
      <style:paragraph-properties css3t:text-justify="auto" fo:margin-left="0cm" style:writing-mode="page"/>
      <style:text-properties fo:font-size="11pt" style:font-size-asian="11pt" style:font-size-complex="11pt"/>
    </style:style>
    <style:style style:name="ce7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style:vertical-justify="auto"/>
      <style:paragraph-properties css3t:text-justify="auto" fo:margin-left="0cm" style:writing-mode="page"/>
      <style:text-properties fo:font-size="11pt" style:font-size-asian="11pt" style:font-size-complex="11pt"/>
    </style:style>
    <style:style style:name="ce72" style:family="table-cell" style:parent-style-name="Default" style:data-style-name="N10036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 style:data-style-name="N10036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 style:data-style-name="N10036">
      <style:table-cell-properties fo:border-bottom="0.74pt solid #000000" fo:background-color="#00cc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 style:data-style-name="N10036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 style:data-style-name="N10036">
      <style:table-cell-properties fo:border-bottom="1.76pt solid #000000" fo:background-color="#ffff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fo:border-bottom="0.74pt solid #000000" fo:background-color="#ccff00" style:diagonal-bl-tr="none" style:diagonal-tl-br="none" fo:border-left="0.74pt solid #000000" fo:border-right="1.76pt solid #000000" style:rotation-align="none" fo:border-top="0.74pt solid #000000"/>
      <style:text-properties fo:font-size="11pt" style:font-size-asian="11pt" style:font-size-complex="11pt"/>
    </style:style>
    <style:style style:name="ce78" style:family="table-cell" style:parent-style-name="Default">
      <style:table-cell-properties fo:border-bottom="0.74pt solid #000000" fo:background-color="#ccff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style:vertical-justify="auto"/>
      <style:paragraph-properties css3t:text-justify="auto" fo:margin-left="0cm" style:writing-mode="page"/>
      <style:text-properties fo:font-size="11pt" style:font-size-asian="11pt" style:font-size-complex="11pt"/>
    </style:style>
    <style:style style:name="ce79" style:family="table-cell" style:parent-style-name="Default" style:data-style-name="N10036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 style:data-style-name="N10036">
      <style:table-cell-properties fo:border-bottom="0.74pt solid #000000" fo:background-color="#ccff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order-bottom="1.76pt solid #000000" fo:background-color="#ccff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style:vertical-justify="auto"/>
      <style:paragraph-properties css3t:text-justify="auto" fo:margin-left="0cm" style:writing-mode="page"/>
      <style:text-properties fo:font-size="11pt" style:font-size-asian="11pt" style:font-size-complex="11pt"/>
    </style:style>
    <style:style style:name="ce82" style:family="table-cell" style:parent-style-name="Default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</style:style>
    <style:style style:name="ce83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</style:style>
    <style:style style:name="ce8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style:vertical-justify="auto"/>
      <style:paragraph-properties css3t:text-justify="auto" fo:margin-left="0cm" style:writing-mode="page"/>
    </style:style>
    <style:style style:name="ce85" style:family="table-cell" style:parent-style-name="Default">
      <style:table-cell-properties style:diagonal-bl-tr="none" style:diagonal-tl-br="none" fo:border="1.76pt solid #000000" style:rotation-align="none"/>
    </style:style>
    <style:style style:name="ce86" style:family="table-cell" style:parent-style-name="Default">
      <style:table-cell-properties fo:background-color="#ffff00" style:diagonal-bl-tr="none" style:diagonal-tl-br="none" fo:border="1.76pt solid #000000" style:rotation-align="none"/>
    </style:style>
    <style:style style:name="ce87" style:family="table-cell" style:parent-style-name="Default">
      <style:table-cell-properties fo:background-color="#00cc00"/>
    </style:style>
    <style:style style:name="ce88" style:family="table-cell" style:parent-style-name="Default">
      <style:table-cell-properties fo:background-color="#00cc00" style:rotation-align="none"/>
    </style:style>
    <style:style style:name="ce89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90" style:family="table-cell" style:parent-style-name="Default">
      <style:table-cell-properties fo:padding="0.071cm"/>
    </style:style>
    <style:style style:name="ce91" style:family="table-cell" style:parent-style-name="Default">
      <style:table-cell-properties fo:background-color="#ccff00"/>
    </style:style>
    <style:style style:name="ce92" style:family="table-cell" style:parent-style-name="Default">
      <style:table-cell-properties fo:border-bottom="0.74pt solid #000000" fo:background-color="#9dc3e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3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4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5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</style:style>
    <style:style style:name="ce9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</style:style>
    <style:style style:name="ce98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</style:style>
    <style:style style:name="ce99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</style:style>
    <style:style style:name="ce100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</style:style>
    <style:style style:name="ce10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</style:style>
    <style:style style:name="ce102" style:family="table-cell" style:parent-style-name="Default">
      <style:table-cell-properties fo:border-bottom="0.74pt solid #000000" fo:background-color="#66fff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</style:style>
    <style:style style:name="ce103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</style:style>
    <style:style style:name="ce104" style:family="table-cell" style:parent-style-name="Default">
      <style:table-cell-properties fo:border-bottom="0.74pt solid #000000" fo:background-color="#ffcc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</style:style>
    <style:style style:name="ce105" style:family="table-cell" style:parent-style-name="Default">
      <style:table-cell-properties fo:border-bottom="1.76pt solid #000000" fo:background-color="#ffff99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</style:style>
    <style:style style:name="ce106" style:family="table-cell" style:parent-style-name="Default" style:data-style-name="N100"/>
    <style:style style:name="ce107" style:family="table-cell" style:parent-style-name="Default" style:data-style-name="N100">
      <style:table-cell-properties fo:border-bottom="0.74pt solid #000000" fo:background-color="#9dc3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8" style:family="table-cell" style:parent-style-name="Default" style:data-style-name="N100">
      <style:table-cell-properties fo:border-bottom="1.76pt solid #000000" fo:background-color="#9dc3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0" style:family="table-cell" style:parent-style-name="Default" style:data-style-name="N100">
      <style:table-cell-properties fo:background-color="#3399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1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2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13" style:family="table-cell" style:parent-style-name="Default" style:data-style-name="N100">
      <style:table-cell-properties fo:background-color="#3399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14" style:family="table-cell" style:parent-style-name="Default" style:data-style-name="N100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15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6" style:family="table-cell" style:parent-style-name="Default" style:data-style-name="N100">
      <style:table-cell-properties fo:background-color="#33996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</style:style>
    <style:style style:name="ce118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</style:style>
    <style:style style:name="ce119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EC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1" style:family="table-cell" style:parent-style-name="Default">
      <style:table-cell-properties fo:border-bottom="0.74pt solid #000000" fo:background-color="#9dc3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2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3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4" style:family="table-cell" style:parent-style-name="Default" style:data-style-name="N0">
      <style:table-cell-properties fo:background-color="#33996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5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6" style:family="table-cell" style:parent-style-name="Default" style:data-style-name="N0">
      <style:table-cell-properties fo:background-color="#33996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7" style:family="table-cell" style:parent-style-name="Default" style:data-style-name="N0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8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9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0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3" style:family="table-cell" style:parent-style-name="Default">
      <style:table-cell-properties fo:background-color="#ffffff" style:diagonal-bl-tr="none" style:diagonal-tl-br="none" fo:border="0.74pt solid #000000" style:rotation-align="none"/>
    </style:style>
    <style:style style:name="ce134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5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6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7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8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9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0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3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4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5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6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7" style:family="table-cell" style:parent-style-name="Default" style:data-style-name="N0">
      <style:table-cell-properties fo:background-color="#33996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8" style:family="table-cell" style:parent-style-name="Default" style:data-style-name="N0">
      <style:table-cell-properties fo:background-color="#33996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9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0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1" style:family="table-cell" style:parent-style-name="Default" style:data-style-name="N0">
      <style:table-cell-properties fo:border-bottom="1.76pt solid #000000" fo:background-color="#ffff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2" style:family="table-cell" style:parent-style-name="Default" style:data-style-name="N0">
      <style:table-cell-properties fo:background-color="#339966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3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4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5" style:family="table-cell" style:parent-style-name="Default" style:data-style-name="N0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6" style:family="table-cell" style:parent-style-name="Default" style:data-style-name="N0">
      <style:table-cell-properties fo:border-bottom="1.76pt solid #000000" fo:background-color="#ffff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7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8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9" style:family="table-cell" style:parent-style-name="Default" style:data-style-name="N0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0" style:family="table-cell" style:parent-style-name="Default">
      <style:table-cell-properties fo:background-color="#ffff00" style:diagonal-bl-tr="none" style:diagonal-tl-br="none" fo:border="0.74pt solid #000000" style:rotation-align="none"/>
    </style:style>
    <style:style style:name="ce161" style:family="table-cell" style:parent-style-name="Default">
      <style:table-cell-properties style:diagonal-bl-tr="none" style:diagonal-tl-br="none" fo:border="0.74pt solid #000000" style:rotation-align="none"/>
    </style:style>
    <style:style style:name="ce16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3" style:family="table-cell" style:parent-style-name="Default" style:data-style-name="N0">
      <style:table-cell-properties fo:border-bottom="1.76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4" style:family="table-cell" style:parent-style-name="Default">
      <style:table-cell-properties fo:background-color="transparent"/>
      <style:text-properties fo:color="#000000"/>
    </style:style>
    <style:style style:name="ce16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6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7" style:family="table-cell" style:parent-style-name="Default" style:data-style-name="N0">
      <style:table-cell-properties fo:border-bottom="0.74pt solid #000000" fo:background-color="#339966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8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9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0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1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2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3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4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5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6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7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8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9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0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1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2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3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4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5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6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7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8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9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0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1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2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3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4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5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6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7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8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9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0" style:family="table-cell" style:parent-style-name="Default" style:data-style-name="N0">
      <style:table-cell-properties fo:border-bottom="0.74pt solid #000000" fo:background-color="#339966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1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2" style:family="table-cell" style:parent-style-name="Default" style:data-style-name="N0">
      <style:table-cell-properties fo:border-bottom="0.74pt solid #000000" fo:background-color="#339966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3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4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5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6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7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8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9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0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1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2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3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4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5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6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7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8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9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0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1" style:family="table-cell" style:parent-style-name="Default" style:data-style-name="N0">
      <style:table-cell-properties fo:border-bottom="0.74pt solid #000000" fo:background-color="#339966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2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3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4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5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6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7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8" style:family="table-cell" style:parent-style-name="Default" style:data-style-name="N0">
      <style:table-cell-properties fo:border-bottom="0.74pt solid #000000" fo:background-color="#ffff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9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0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1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2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3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4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5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6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7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8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9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0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1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2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3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4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5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6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7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8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9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0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1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2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3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4" style:family="table-cell" style:parent-style-name="Default" style:data-style-name="N0">
      <style:table-cell-properties fo:border-bottom="0.74pt solid #000000" fo:background-color="#339966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5" style:family="table-cell" style:parent-style-name="Default" style:data-style-name="N0">
      <style:table-cell-properties fo:border-bottom="0.74pt solid #000000" fo:background-color="#339966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6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7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8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9" style:family="table-cell" style:parent-style-name="Default">
      <style:table-cell-properties fo:background-color="#339966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260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3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4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5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6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7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8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9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0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3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4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5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6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7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8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9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0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3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4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5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6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7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8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9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0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3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4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5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6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7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8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9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0" style:family="table-cell" style:parent-style-name="Default">
      <style:table-cell-properties fo:border-bottom="0.74pt solid #000000" fo:background-color="#9dc3e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01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02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303" style:family="table-cell" style:parent-style-name="Default">
      <style:table-cell-properties fo:border-bottom="0.74pt solid #000000" fo:background-color="#339966" style:diagonal-bl-tr="none" style:diagonal-tl-br="none" fo:border-left="0.74pt solid #000000" fo:border-right="1.76pt solid #000000" style:rotation-align="none" fo:border-top="0.74pt solid #000000"/>
      <style:text-properties style:font-name="Calibri" style:font-name-asian="Droid Sans Fallback" style:font-name-complex="Calibri"/>
    </style:style>
    <style:style style:name="ce304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</style:style>
    <style:style style:name="ce305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0.74pt solid #000000"/>
    </style:style>
    <style:style style:name="ce306" style:family="table-cell" style:parent-style-name="Default">
      <style:table-cell-properties fo:border-bottom="0.74pt solid #000000" fo:background-color="#339966" style:diagonal-bl-tr="none" style:diagonal-tl-br="none" fo:border-left="0.74pt solid #000000" fo:border-right="1.76pt solid #000000" style:rotation-align="none" fo:border-top="0.74pt solid #000000"/>
    </style:style>
    <style:style style:name="ce307" style:family="table-cell" style:parent-style-name="Default">
      <style:table-cell-properties fo:border-bottom="0.74pt solid #000000" fo:background-color="#ffff00" style:diagonal-bl-tr="none" style:diagonal-tl-br="none" fo:border-left="0.74pt solid #000000" fo:border-right="1.76pt solid #000000" style:rotation-align="none" fo:border-top="0.74pt solid #000000"/>
    </style:style>
    <style:style style:name="ce308" style:family="table-cell" style:parent-style-name="Default">
      <style:table-cell-properties fo:border-bottom="1.76pt solid #000000" style:diagonal-bl-tr="none" style:diagonal-tl-br="none" fo:background-color="transparent" fo:border-left="0.74pt solid #000000" fo:border-right="1.76pt solid #000000" style:rotation-align="none" fo:border-top="0.74pt solid #000000"/>
    </style:style>
    <style:style style:name="ce309" style:family="table-cell" style:parent-style-name="Default">
      <style:table-cell-properties fo:border-bottom="1.76pt solid #000000" fo:background-color="#339966" style:diagonal-bl-tr="none" style:diagonal-tl-br="none" fo:border-left="0.74pt solid #000000" fo:border-right="1.76pt solid #000000" style:rotation-align="none" fo:border-top="0.74pt solid #000000"/>
    </style:style>
    <style:style style:name="ce31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</style:style>
    <style:style style:name="ce311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  <style:text-properties style:font-name="Calibri" style:font-name-asian="Droid Sans Fallback" style:font-name-complex="Calibri"/>
    </style:style>
    <style:style style:name="ce312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</style:style>
    <style:style style:name="ce313" style:family="table-cell" style:parent-style-name="Default">
      <style:table-cell-properties fo:border-bottom="0.74pt solid #000000" fo:background-color="#ccff00" style:diagonal-bl-tr="none" style:diagonal-tl-br="none" fo:border-left="0.74pt solid #000000" fo:border-right="1.76pt solid #000000" style:rotation-align="none" fo:border-top="0.74pt solid #000000"/>
    </style:style>
    <style:style style:name="ce314" style:family="table-cell" style:parent-style-name="Default">
      <style:table-cell-properties fo:border-bottom="1.76pt solid #000000" fo:background-color="#ccff00" style:diagonal-bl-tr="none" style:diagonal-tl-br="none" fo:border-left="0.74pt solid #000000" fo:border-right="1.76pt solid #000000" style:rotation-align="none" fo:border-top="0.74pt solid #000000"/>
    </style:style>
    <style:style style:name="ce315" style:family="table-cell" style:parent-style-name="Default">
      <style:table-cell-properties fo:border-bottom="0.74pt solid #000000" fo:background-color="#ffff00" style:diagonal-bl-tr="none" style:diagonal-tl-br="none" fo:border-left="0.74pt solid #000000" fo:border-right="1.76pt solid #000000" style:rotation-align="none" fo:border-top="0.74pt solid #000000"/>
      <style:text-properties style:font-name="Calibri" fo:font-size="11pt" style:font-name-asian="Droid Sans Fallback" style:font-size-asian="11pt" style:font-name-complex="Calibri" style:font-size-complex="11pt"/>
    </style:style>
    <style:style style:name="ce316" style:family="table-cell" style:parent-style-name="Default">
      <style:table-cell-properties fo:border-bottom="1.76pt solid #000000" fo:background-color="#ccff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</style:style>
    <style:style style:name="ce317" style:family="table-cell" style:parent-style-name="Default">
      <style:table-cell-properties fo:background-color="#339966"/>
    </style:style>
    <style:style style:name="ce318" style:family="table-cell" style:parent-style-name="Default">
      <style:table-cell-properties fo:background-color="transparent" style:rotation-align="none"/>
    </style:style>
    <style:style style:name="ce319" style:family="table-cell" style:parent-style-name="Default">
      <style:table-cell-properties fo:background-color="#339966" style:diagonal-bl-tr="none" style:diagonal-tl-br="none" fo:border="1.76pt solid #000000" style:rotation-align="none"/>
    </style:style>
    <style:style style:name="ce320" style:family="table-cell" style:parent-style-name="Default">
      <style:table-cell-properties fo:border-bottom="0.74pt solid #000000" fo:background-color="#9dc3e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1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font-size="11pt" style:font-size-asian="11pt" style:font-size-complex="11pt"/>
    </style:style>
    <style:style style:name="ce322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font-size="11pt" style:font-size-asian="11pt" style:font-size-complex="11pt"/>
    </style:style>
    <style:style style:name="ce323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4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font-size="11pt" style:font-size-asian="11pt" style:font-size-complex="11pt"/>
    </style:style>
    <style:style style:name="ce32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font-size="11pt" style:font-size-asian="11pt" style:font-size-complex="11pt"/>
    </style:style>
    <style:style style:name="ce329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font-size="11pt" style:font-size-asian="11pt" style:font-size-complex="11pt"/>
    </style:style>
    <style:style style:name="ce330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font-size="11pt" style:font-size-asian="11pt" style:font-size-complex="11pt"/>
    </style:style>
    <style:style style:name="ce331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font-size="11pt" style:font-size-asian="11pt" style:font-size-complex="11pt"/>
    </style:style>
    <style:style style:name="ce33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font-size="11pt" style:font-size-asian="11pt" style:font-size-complex="11pt"/>
    </style:style>
    <style:style style:name="ce33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font-size="11pt" style:font-size-asian="11pt" style:font-size-complex="11pt"/>
    </style:style>
    <style:style style:name="ce334" style:family="table-cell" style:parent-style-name="Default">
      <style:table-cell-properties fo:border-bottom="1.76pt solid #000000" fo:background-color="#99ff66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5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Calibri" fo:font-size="11pt" style:font-name-asian="Droid Sans Fallback" style:font-size-asian="11pt" style:font-name-complex="Calibri" style:font-size-complex="11pt"/>
    </style:style>
    <style:style style:name="ce33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font-size="11pt" style:font-size-asian="11pt" style:font-size-complex="11pt"/>
    </style:style>
    <style:style style:name="ce33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8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9" style:family="table-cell" style:parent-style-name="Default" style:data-style-name="N100">
      <style:table-cell-properties fo:background-color="#99ff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0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1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2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center" fo:margin-left="0cm"/>
      <style:text-properties style:text-outline="false" style:text-line-through-style="none" style:text-line-through-type="none" fo:language="es" fo:country="EC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4" style:family="table-cell" style:parent-style-name="Default" style:data-style-name="N100">
      <style:table-cell-properties fo:border-bottom="1.76pt solid #000000" fo:background-color="#66ff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font-size="11pt" style:font-size-asian="11pt" style:font-size-complex="11pt"/>
    </style:style>
    <style:style style:name="ce345" style:family="table-cell" style:parent-style-name="Moneda_20_2" style:data-style-name="N100">
      <style:table-cell-properties fo:background-color="#9999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6" style:family="table-cell" style:parent-style-name="Default" style:data-style-name="N0">
      <style:table-cell-properties fo:border-bottom="1.76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9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1" style:family="table-cell" style:parent-style-name="Default">
      <style:table-cell-properties fo:background-color="#99ff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3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4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6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7" style:family="table-cell" style:parent-style-name="Default">
      <style:table-cell-properties fo:background-color="#00cc3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8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9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0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style:vertical-justify="auto"/>
      <style:paragraph-properties css3t:text-justify="auto" fo:margin-left="0cm" style:writing-mode="page"/>
      <style:text-properties fo:font-size="11pt" style:font-size-asian="11pt" style:font-size-complex="11pt"/>
    </style:style>
    <style:style style:name="ce36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font-size="11pt" style:font-size-asian="11pt" style:font-size-complex="11pt"/>
    </style:style>
    <style:style style:name="ce362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font-size="11pt" style:font-size-asian="11pt" style:font-size-complex="11pt"/>
    </style:style>
    <style:style style:name="ce36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4" style:family="table-cell" style:parent-style-name="Default">
      <style:table-cell-properties fo:border-bottom="1.76pt solid #000000" fo:background-color="#66ff66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fo:font-size="11pt" style:font-size-asian="11pt" style:font-size-complex="11pt"/>
    </style:style>
    <style:style style:name="ce365" style:family="table-cell" style:parent-style-name="Default">
      <style:table-cell-properties fo:background-color="#9999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366" style:family="table-cell" style:parent-style-name="Default">
      <style:table-cell-properties fo:border-bottom="0.74pt solid #000000" fo:background-color="#00cc33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7" style:family="table-cell" style:parent-style-name="Default">
      <style:table-cell-properties fo:background-color="#9999ff"/>
    </style:style>
    <style:style style:name="ce36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1" style:family="table-cell" style:parent-style-name="Default">
      <style:table-cell-properties fo:border-bottom="0.74pt solid #000000" fo:background-color="#ff00cc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2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5" style:family="table-cell" style:parent-style-name="Default">
      <style:table-cell-properties fo:border-bottom="0.74pt solid #000000" fo:background-color="#99ff6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7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1.76pt solid #000000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8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9" style:family="table-cell" style:parent-style-name="Default">
      <style:table-cell-properties fo:border-bottom="0.74pt solid #000000" fo:background-color="#ffff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0" style:family="table-cell" style:parent-style-name="Default">
      <style:table-cell-properties fo:background-color="#00cc33"/>
      <style:text-properties style:font-name="Calibri" fo:font-size="11pt" style:font-name-asian="Droid Sans Fallback" style:font-size-asian="11pt" style:font-name-complex="Calibri" style:font-size-complex="11pt"/>
    </style:style>
    <style:style style:name="ce38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3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1.76pt solid #000000" style:vertical-align="middle" style:vertical-justify="auto"/>
      <style:paragraph-properties css3t:text-justify="auto" fo:margin-left="0cm" style:writing-mode="page"/>
      <style:text-properties fo:font-size="11pt" style:font-size-asian="11pt" style:font-size-complex="11pt"/>
    </style:style>
    <style:style style:name="ce384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fo:font-size="11pt" style:font-size-asian="11pt" style:font-size-complex="11pt"/>
    </style:style>
    <style:style style:name="ce38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fo:font-size="11pt" style:font-size-asian="11pt" style:font-size-complex="11pt"/>
    </style:style>
    <style:style style:name="ce386" style:family="table-cell" style:parent-style-name="Default">
      <style:table-cell-properties fo:border-bottom="1.76pt solid #000000" fo:background-color="#66ff66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fo:font-size="11pt" style:font-size-asian="11pt" style:font-size-complex="11pt"/>
    </style:style>
    <style:style style:name="ce387" style:family="table-cell" style:parent-style-name="Default">
      <style:table-cell-properties fo:border-bottom="0.74pt solid #000000" fo:background-color="#9999ff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</style:style>
    <style:style style:name="ce38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9" style:family="table-cell" style:parent-style-name="Default">
      <style:table-cell-properties fo:border-bottom="0.74pt solid #000000" fo:background-color="#ffff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fo:font-size="11pt" style:font-size-asian="11pt" style:font-size-complex="11pt"/>
    </style:style>
    <style:style style:name="ce390" style:family="table-cell" style:parent-style-name="Default">
      <style:table-cell-properties fo:border-bottom="0.74pt solid #000000" fo:background-color="#ccff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1" style:family="table-cell" style:parent-style-name="Default">
      <style:table-cell-properties fo:border-bottom="0.74pt solid #000000" fo:background-color="#ccff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2" style:family="table-cell" style:parent-style-name="Default">
      <style:table-cell-properties fo:border-bottom="0.74pt solid #000000" fo:background-color="#ccff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fo:font-size="11pt" style:font-size-asian="11pt" style:font-size-complex="11pt"/>
    </style:style>
    <style:style style:name="ce393" style:family="table-cell" style:parent-style-name="Default">
      <style:table-cell-properties fo:border-bottom="0.74pt solid #000000" fo:background-color="#66ff66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fo:font-size="11pt" style:font-size-asian="11pt" style:font-size-complex="11pt"/>
    </style:style>
    <style:style style:name="ce394" style:family="table-cell" style:parent-style-name="Default">
      <style:table-cell-properties fo:border-bottom="1.76pt solid #000000" fo:background-color="#ccff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fo:font-size="11pt" style:font-size-asian="11pt" style:font-size-complex="11pt"/>
    </style:style>
    <style:style style:name="ce395" style:family="table-cell" style:parent-style-name="Default">
      <style:table-cell-properties fo:border-bottom="1.76pt solid #000000" fo:background-color="#ccff00" style:diagonal-bl-tr="none" style:diagonal-tl-br="none" fo:border-left="none" fo:border-right="1.76pt solid #000000" style:rotation-align="none" fo:border-top="1.76pt solid #000000"/>
    </style:style>
    <style:style style:name="ce396" style:family="table-cell" style:parent-style-name="Default">
      <style:table-cell-properties fo:background-color="#ffff00"/>
    </style:style>
    <style:style style:name="ce397" style:family="table-cell" style:parent-style-name="Default">
      <style:table-cell-properties fo:background-color="#00cc33" style:rotation-align="none"/>
    </style:style>
    <style:style style:name="ce398" style:family="table-cell" style:parent-style-name="Default">
      <style:table-cell-properties fo:background-color="#66ff66"/>
    </style:style>
    <style:style style:name="ce399" style:family="table-cell" style:parent-style-name="Default">
      <style:table-cell-properties fo:background-color="transparent"/>
    </style:style>
    <style:style style:name="ce400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</style:style>
    <style:style style:name="ce401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</style:style>
    <style:style style:name="ce40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</style:style>
    <style:style style:name="ce40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</style:style>
    <style:style style:name="ce40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</style:style>
    <style:style style:name="ce405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40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407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</style:style>
    <style:style style:name="ce408" style:family="table-cell" style:parent-style-name="Default" style:data-style-name="N100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409" style:family="table-cell" style:parent-style-name="Default" style:data-style-name="N100">
      <style:table-cell-properties fo:background-color="#ff66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410" style:family="table-cell" style:parent-style-name="Default" style:data-style-name="N0">
      <style:table-cell-properties fo:border-bottom="1.76pt solid #000000" fo:background-color="#ffff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1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1.76pt solid #000000"/>
    </style:style>
    <style:style style:name="ce412" style:family="table-cell" style:parent-style-name="Default">
      <style:table-cell-properties style:diagonal-bl-tr="none" style:diagonal-tl-br="none" fo:border="0.74pt solid #000000" style:rotation-align="none"/>
    </style:style>
    <style:style style:name="ce413" style:family="table-cell" style:parent-style-name="Default">
      <style:table-cell-properties fo:background-color="#ffff00" style:diagonal-bl-tr="none" style:diagonal-tl-br="none" fo:border="0.74pt solid #000000" style:rotation-align="none"/>
    </style:style>
    <style:style style:name="ce414" style:family="table-cell" style:parent-style-name="Default">
      <style:table-cell-properties fo:background-color="#ff6600" style:diagonal-bl-tr="none" style:diagonal-tl-br="none" fo:border="0.74pt solid #000000" style:rotation-align="none"/>
    </style:style>
    <style:style style:name="ce415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</style:style>
    <style:style style:name="ce416" style:family="table-cell" style:parent-style-name="Default">
      <style:table-cell-properties fo:border-bottom="0.74pt solid #000000" fo:background-color="#ff00cc" style:diagonal-bl-tr="none" style:diagonal-tl-br="none" fo:border-left="0.74pt solid #000000" fo:border-right="1.76pt solid #000000" style:rotation-align="none" fo:border-top="0.74pt solid #000000"/>
    </style:style>
    <style:style style:name="ce417" style:family="table-cell" style:parent-style-name="Default">
      <style:table-cell-properties fo:border-bottom="0.74pt solid #000000" fo:background-color="#ff6600" style:diagonal-bl-tr="none" style:diagonal-tl-br="none" fo:border-left="0.74pt solid #000000" fo:border-right="1.76pt solid #000000" style:rotation-align="none" fo:border-top="0.74pt solid #000000"/>
    </style:style>
    <style:style style:name="ce41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</style:style>
    <style:style style:name="ce41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</style:style>
    <style:style style:name="ce420" style:family="table-cell" style:parent-style-name="Default">
      <style:table-cell-properties fo:border-bottom="0.74pt solid #000000" fo:background-color="#ff3333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</style:style>
    <style:style style:name="ce42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2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423" style:family="table-cell" style:parent-style-name="Default" style:data-style-name="N100">
      <style:table-cell-properties fo:background-color="#66ff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424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</style:style>
    <style:style style:name="ce425" style:family="table-cell" style:parent-style-name="Default" style:data-style-name="N100">
      <style:table-cell-properties fo:background-color="#ff333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426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427" style:family="table-cell" style:parent-style-name="Default">
      <style:table-cell-properties fo:background-color="#66ff66" style:diagonal-bl-tr="none" style:diagonal-tl-br="none" fo:border="0.74pt solid #000000" style:rotation-align="none"/>
    </style:style>
    <style:style style:name="ce428" style:family="table-cell" style:parent-style-name="Default">
      <style:table-cell-properties fo:background-color="#ffe699" style:diagonal-bl-tr="none" style:diagonal-tl-br="none" fo:border="0.74pt solid #000000" style:rotation-align="none"/>
    </style:style>
    <style:style style:name="ce429" style:family="table-cell" style:parent-style-name="Default">
      <style:table-cell-properties fo:background-color="#ff3333" style:diagonal-bl-tr="none" style:diagonal-tl-br="none" fo:border="0.74pt solid #000000" style:rotation-align="none"/>
    </style:style>
    <style:style style:name="ce43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css3t:text-justify="auto" fo:margin-left="0cm" style:writing-mode="page"/>
    </style:style>
    <style:style style:name="ce431" style:family="table-cell" style:parent-style-name="Default">
      <style:table-cell-properties fo:background-color="#ffff00" style:diagonal-bl-tr="none" style:diagonal-tl-br="none" fo:border="0.74pt solid #000000" style:rotation-align="none"/>
      <style:text-properties style:font-name="Calibri" style:font-name-asian="Droid Sans Fallback" style:font-name-complex="Calibri"/>
    </style:style>
    <style:style style:name="ce432" style:family="table-cell" style:parent-style-name="Default">
      <style:table-cell-properties fo:border-bottom="0.74pt solid #000000" fo:background-color="#66ff66" style:diagonal-bl-tr="none" style:diagonal-tl-br="none" fo:border-left="0.74pt solid #000000" fo:border-right="1.76pt solid #000000" style:rotation-align="none" fo:border-top="0.74pt solid #000000"/>
    </style:style>
    <style:style style:name="ce433" style:family="table-cell" style:parent-style-name="Default">
      <style:table-cell-properties fo:border-bottom="0.74pt solid #000000" fo:background-color="#ff3333" style:diagonal-bl-tr="none" style:diagonal-tl-br="none" fo:border-left="0.74pt solid #000000" fo:border-right="1.76pt solid #000000" style:rotation-align="none" fo:border-top="0.74pt solid #000000"/>
    </style:style>
    <style:style style:name="ce434" style:family="table-cell" style:parent-style-name="Default">
      <style:table-cell-properties fo:background-color="transparent" fo:padding="0.071cm"/>
    </style:style>
    <style:style style:name="ce435" style:family="table-cell" style:parent-style-name="Default">
      <style:table-cell-properties fo:background-color="#9dc3e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36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</style:style>
    <style:style style:name="ce43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438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43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44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441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</style:style>
    <style:style style:name="ce442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443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44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</style:style>
    <style:style style:name="ce44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</style:style>
    <style:style style:name="ce44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44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</style:style>
    <style:style style:name="ce44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4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45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45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45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453" style:family="table-cell" style:parent-style-name="Default" style:data-style-name="N100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54" style:family="table-cell" style:parent-style-name="Default" style:data-style-name="N100">
      <style:table-cell-properties fo:border-bottom="none" fo:background-color="#9dc3e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55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</style:style>
    <style:style style:name="ce45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457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458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59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6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61" style:family="table-cell" style:parent-style-name="Default">
      <style:table-cell-properties fo:border-bottom="0.74pt solid #000000" fo:background-color="#ffff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62" style:family="table-cell" style:parent-style-name="Default">
      <style:table-cell-properties fo:border-bottom="0.74pt solid #000000" fo:background-color="#ff99ff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63" style:family="table-cell" style:parent-style-name="Default">
      <style:table-cell-properties fo:border-bottom="none" fo:background-color="#ffff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64" style:family="table-cell" style:parent-style-name="Default">
      <style:table-cell-properties fo:border-bottom="0.74pt solid #000000" fo:background-color="#ffff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1.76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65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6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67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none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68" style:family="table-cell" style:parent-style-name="Default">
      <style:table-cell-properties fo:background-color="#9dc3e6" style:diagonal-bl-tr="none" style:diagonal-tl-br="none" fo:border="0.74pt solid #000000" style:rotation-align="none"/>
    </style:style>
    <style:style style:name="ce469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7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1" style:family="table-cell" style:parent-style-name="Default">
      <style:table-cell-properties fo:background-color="#ff00c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5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6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7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9" style:family="table-cell" style:parent-style-name="Default">
      <style:table-cell-properties fo:background-color="#ccff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80" style:family="table-cell" style:parent-style-name="Default">
      <style:table-cell-properties fo:background-color="#ccff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1" style:family="table-cell" style:parent-style-name="Default">
      <style:table-cell-properties fo:border-bottom="none" fo:background-color="#ccff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2" style:family="table-cell" style:parent-style-name="Default">
      <style:table-cell-properties fo:border-bottom="0.74pt solid #000000" fo:background-color="#ccff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3" style:family="table-cell" style:parent-style-name="Default">
      <style:table-cell-properties fo:background-color="#ccff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4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5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6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7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9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1.76pt solid #000000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3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6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0.74pt solid #000000"/>
    </style:style>
    <style:style style:name="ce49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8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9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5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7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8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9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0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1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1.76pt solid #000000" style:direction="ltr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3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1.76pt solid #000000" style:direction="ltr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4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1.76pt solid #000000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5" style:family="table-cell" style:parent-style-name="Default">
      <style:text-properties fo:font-weight="normal" style:font-weight-asian="normal" style:font-weight-complex="normal"/>
    </style:style>
    <style:style style:name="ce516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8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1.76pt solid #000000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1" style:family="table-cell" style:parent-style-name="Default">
      <style:table-cell-properties fo:border-bottom="none" fo:background-color="#99ff66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4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7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border-left="1.76pt solid #000000" fo:border-right="none" style:rotation-align="none" fo:border-top="0.74pt solid #000000"/>
      <style:paragraph-properties fo:text-align="center" fo:margin-left="0cm"/>
      <style:text-properties fo:font-weight="normal" style:font-weight-asian="normal" style:font-weight-complex="normal"/>
    </style:style>
    <style:style style:name="ce528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9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0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3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4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5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6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7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9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0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1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2" style:family="table-cell" style:parent-style-name="Default">
      <style:table-cell-properties fo:border-bottom="1.76pt solid #000000" fo:background-color="#99ff66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4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1.76pt solid #000000" style:direction="ltr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5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1.76pt solid #000000" style:direction="ltr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6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1.76pt solid #000000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7" style:family="table-cell" style:parent-style-name="Default" style:data-style-name="N100">
      <style:text-properties fo:font-weight="normal" style:font-weight-asian="normal" style:font-weight-complex="normal"/>
    </style:style>
    <style:style style:name="ce548" style:family="table-cell" style:parent-style-name="Default" style:data-style-name="N100">
      <style:table-cell-properties fo:border-bottom="1.76pt solid #000000" fo:background-color="#00cc33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49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0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1" style:family="table-cell" style:parent-style-name="Default" style:data-style-name="N100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2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3" style:family="table-cell" style:parent-style-name="Excel_20_Built-in_20_Hyperlink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>
        <style:hyperlink xlink:href="callto:0704672047" xlink:type="simple"/>
      </style:table-cell-properties>
      <style:paragraph-properties fo:text-align="center" css3t:text-justify="auto" fo:margin-left="0cm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5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6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7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8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9" style:family="table-cell" style:parent-style-name="Default" style:data-style-name="N100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0" style:family="table-cell" style:parent-style-name="Default" style:data-style-name="N100">
      <style:table-cell-properties fo:background-color="#99ff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62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63" style:family="table-cell" style:parent-style-name="Default">
      <style:table-cell-properties fo:background-color="#9dc3e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64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1.76pt solid #000000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5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6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7" style:family="table-cell" style:parent-style-name="Default" style:data-style-name="N0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8" style:family="table-cell" style:parent-style-name="Default" style:data-style-name="N0">
      <style:table-cell-properties fo:border-bottom="1.76pt solid #000000" fo:background-color="#00cc3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9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0" style:family="table-cell" style:parent-style-name="Default" style:data-style-name="N0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1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2" style:family="table-cell" style:parent-style-name="Default" style:data-style-name="N0">
      <style:table-cell-properties fo:border-bottom="0.74pt solid #000000" fo:background-color="#99ff6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3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4" style:family="table-cell" style:parent-style-name="Default" style:data-style-name="N0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5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6" style:family="table-cell" style:parent-style-name="Default" style:data-style-name="N0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7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8" style:family="table-cell" style:parent-style-name="Default">
      <style:table-cell-properties fo:border-bottom="0.74pt solid #000000" fo:background-color="#00cc33" style:diagonal-bl-tr="none" style:diagonal-tl-br="none" style:text-align-source="fix" style:repeat-content="false" fo:border-left="0.74pt solid #000000" fo:border-right="0.74pt solid #000000" style:rotation-align="none" fo:border-top="1.76pt solid #000000"/>
      <style:paragraph-properties fo:text-align="start" fo:margin-left="0cm"/>
    </style:style>
    <style:style style:name="ce579" style:family="table-cell" style:parent-style-name="Default" style:data-style-name="N0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3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5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7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8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9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0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2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3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8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2" style:family="table-cell" style:parent-style-name="Default">
      <style:table-cell-properties fo:border-bottom="0.74pt solid #000000" fo:background-color="#99ff6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5" style:family="table-cell" style:parent-style-name="Default">
      <style:table-cell-properties fo:border-bottom="1.76pt solid #000000" fo:background-color="#00cc33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6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0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1.76pt solid #000000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1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11" style:family="table-cell" style:parent-style-name="Default">
      <style:table-cell-properties fo:background-color="#00cc33"/>
      <style:text-properties fo:font-size="10pt" style:font-size-asian="10pt" style:font-size-complex="10pt"/>
    </style:style>
    <style:style style:name="ce61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13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1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non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15" style:family="table-cell" style:parent-style-name="Default">
      <style:table-cell-properties fo:border-bottom="0.74pt solid #000000" fo:background-color="#99ff6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16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1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18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1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non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20" style:family="table-cell" style:parent-style-name="Default">
      <style:table-cell-properties fo:border-bottom="0.74pt solid #000000" fo:background-color="#00cc33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2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4" style:family="table-cell" style:parent-style-name="Default">
      <style:table-cell-properties fo:border-bottom="0.74pt solid #000000" fo:background-color="#ff00cc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6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8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0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2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3" style:family="table-cell" style:parent-style-name="Default">
      <style:table-cell-properties fo:border-bottom="1.76pt solid #000000" fo:background-color="#ff00cc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5" style:family="table-cell" style:parent-style-name="Default">
      <style:table-cell-properties fo:border-bottom="0.74pt solid #000000" fo:background-color="#99ff6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7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0" style:family="table-cell" style:parent-style-name="Default">
      <style:table-cell-properties fo:border-bottom="0.74pt solid #000000" fo:background-color="#ccff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41" style:family="table-cell" style:parent-style-name="Default">
      <style:table-cell-properties fo:border-bottom="1.76pt solid #000000" fo:background-color="#ccff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2" style:family="table-cell" style:parent-style-name="Default">
      <style:table-cell-properties fo:border-bottom="1.76pt solid #000000" fo:background-color="#ccff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3" style:family="table-cell" style:parent-style-name="Default">
      <style:table-cell-properties fo:border-bottom="0.74pt solid #000000" fo:background-color="#ccff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4" style:family="table-cell" style:parent-style-name="Default">
      <style:table-cell-properties fo:border-bottom="0.74pt solid #000000" fo:background-color="#ccff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5" style:family="table-cell" style:parent-style-name="Excel_20_Built-in_20_Input" style:data-style-name="N0">
      <style:table-cell-properties fo:background-color="#00cc3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646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1.76pt solid #000000"/>
      <style:paragraph-properties fo:text-align="start" fo:margin-left="0cm"/>
    </style:style>
    <style:style style:name="gr1" style:family="graphic">
      <style:graphic-properties draw:stroke="solid" svg:stroke-width="0cm" svg:stroke-color="#000000" draw:marker-start="Fin_20_de_20_línea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2.227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EC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EC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EC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ZON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15"/>
        <table:table-column table:style-name="co4" table:default-cell-style-name="ce15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Default"/>
        <table:table-column table:style-name="co10" table:default-cell-style-name="Default"/>
        <table:table-column table:style-name="co11" table:default-cell-style-name="ce91"/>
        <table:table-column table:style-name="co1" table:number-columns-repeated="1013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6" table:number-rows-spanned="1">
            <text:p>DIRECCIÓN DISTRITAL Y ARTICULACIÓN TERRITORIAL SUCUMBIOS <text:s text:c="2"/>DDAT03</text:p>
          </table:table-cell>
          <table:covered-table-cell table:style-name="ce16"/>
          <table:covered-table-cell table:style-name="ce29"/>
          <table:covered-table-cell table:number-columns-repeated="2" table:style-name="ce41"/>
          <table:covered-table-cell table:style-name="ce62"/>
          <table:table-cell table:style-name="ce62"/>
          <table:table-cell table:number-columns-repeated="1016"/>
        </table:table-row>
        <table:table-row table:style-name="ro3">
          <table:table-cell/>
          <table:table-cell table:style-name="ce4" office:value-type="string" calcext:value-type="string">
            <text:p>OFICINA</text:p>
          </table:table-cell>
          <table:table-cell table:style-name="ce17"/>
          <table:table-cell table:style-name="ce30" office:value-type="string" calcext:value-type="string">
            <text:p>CEDULA</text:p>
          </table:table-cell>
          <table:table-cell table:style-name="ce42" office:value-type="string" calcext:value-type="string">
            <text:p>PERSONAL Y ÁREA</text:p>
          </table:table-cell>
          <table:table-cell table:style-name="ce42"/>
          <table:table-cell table:style-name="ce63" office:value-type="string" calcext:value-type="string">
            <text:p>AREA</text:p>
          </table:table-cell>
          <table:table-cell table:style-name="ce63"/>
          <table:table-cell table:number-columns-repeated="1016"/>
        </table:table-row>
        <table:table-row table:style-name="ro4">
          <table:table-cell/>
          <table:table-cell table:style-name="ce5" office:value-type="string" calcext:value-type="string" table:number-columns-spanned="1" table:number-rows-spanned="26">
            <text:p>Oficina Nueva Loja</text:p>
          </table:table-cell>
          <table:table-cell table:style-name="ce18" office:value-type="string" calcext:value-type="string">
            <text:p>OTNL03</text:p>
          </table:table-cell>
          <table:table-cell table:style-name="ce31" office:value-type="float" office:value="2100210240" calcext:value-type="float">
            <text:p>2100210240</text:p>
          </table:table-cell>
          <table:table-cell table:style-name="ce43" office:value-type="string" calcext:value-type="string">
            <text:p>ALMEIDA ZAMBRANO GREY BEATRIZ</text:p>
          </table:table-cell>
          <table:table-cell table:style-name="ce43" office:value-type="string" calcext:value-type="string">
            <text:p>UDATAFNL03</text:p>
          </table:table-cell>
          <table:table-cell table:style-name="ce64" office:value-type="string" calcext:value-type="string">
            <text:p>ADMINISTRATIVO FINANCIERO</text:p>
          </table:table-cell>
          <table:table-cell table:style-name="ce64"/>
          <table:table-cell/>
          <table:table-cell table:style-name="ce90" table:formula="of:=CONCATENATE(&quot;UPDATE g_estructura.funcionarios SET id_area = '&quot;;[.F4];&quot;' WHERE  identificador = '&quot;;[.D4];&quot;';&quot;)" office:value-type="string" office:string-value="UPDATE g_estructura.funcionarios SET id_area = 'UDATAFNL03' WHERE  identificador = '2100210240';" calcext:value-type="string">
            <text:p>UPDATE g_estructura.funcionarios SET id_area = 'UDATAFNL03' WHERE <text:s/>identificador = '2100210240';</text:p>
          </table:table-cell>
          <table:table-cell table:number-columns-repeated="1014"/>
        </table:table-row>
        <table:table-row table:style-name="ro4">
          <table:table-cell/>
          <table:covered-table-cell table:style-name="ce6"/>
          <table:table-cell table:style-name="ce18" office:value-type="string" calcext:value-type="string">
            <text:p>OTNL03</text:p>
          </table:table-cell>
          <table:table-cell table:style-name="ce32" office:value-type="float" office:value="2100287487" calcext:value-type="float">
            <text:p>2100287487</text:p>
          </table:table-cell>
          <table:table-cell table:style-name="ce44" office:value-type="string" calcext:value-type="string">
            <text:p>ARRIETA NARANJO ARACELLY MAGALLY</text:p>
          </table:table-cell>
          <table:table-cell table:style-name="ce44" office:value-type="string" calcext:value-type="string">
            <text:p>UDATAFNL03</text:p>
          </table:table-cell>
          <table:table-cell table:style-name="ce65" office:value-type="string" calcext:value-type="string">
            <text:p>ADMINISTRATIVO FINANCIERO</text:p>
          </table:table-cell>
          <table:table-cell table:style-name="ce65"/>
          <table:table-cell/>
          <table:table-cell table:style-name="ce90" table:formula="of:=CONCATENATE(&quot;UPDATE g_estructura.funcionarios SET id_area = '&quot;;[.F5];&quot;' WHERE  identificador = '&quot;;[.D5];&quot;';&quot;)" office:value-type="string" office:string-value="UPDATE g_estructura.funcionarios SET id_area = 'UDATAFNL03' WHERE  identificador = '2100287487';" calcext:value-type="string">
            <text:p>UPDATE g_estructura.funcionarios SET id_area = 'UDATAFNL03' WHERE <text:s/>identificador = '2100287487';</text:p>
          </table:table-cell>
          <table:table-cell table:number-columns-repeated="1014"/>
        </table:table-row>
        <table:table-row table:style-name="ro4">
          <table:table-cell/>
          <table:covered-table-cell table:style-name="ce6"/>
          <table:table-cell table:style-name="ce19" office:value-type="string" calcext:value-type="string">
            <text:p>OTNL03</text:p>
          </table:table-cell>
          <table:table-cell table:style-name="ce32" office:value-type="string" calcext:value-type="string">
            <text:p>0602700643</text:p>
          </table:table-cell>
          <table:table-cell table:style-name="ce44" office:value-type="string" calcext:value-type="string">
            <text:p>ASHQUI PAGALO JOSE CARLOS</text:p>
          </table:table-cell>
          <table:table-cell table:style-name="ce44" office:value-type="string" calcext:value-type="string">
            <text:p>UDATSANL03</text:p>
          </table:table-cell>
          <table:table-cell table:style-name="ce65" office:value-type="string" calcext:value-type="string">
            <text:p>SANIDAD ANIMAL</text:p>
          </table:table-cell>
          <table:table-cell table:style-name="ce65"/>
          <table:table-cell/>
          <table:table-cell table:style-name="ce90" table:formula="of:=CONCATENATE(&quot;UPDATE g_estructura.funcionarios SET id_area = '&quot;;[.F6];&quot;' WHERE  identificador = '&quot;;[.D6];&quot;';&quot;)" office:value-type="string" office:string-value="UPDATE g_estructura.funcionarios SET id_area = 'UDATSANL03' WHERE  identificador = '0602700643';" calcext:value-type="string">
            <text:p>UPDATE g_estructura.funcionarios SET id_area = 'UDATSANL03' WHERE <text:s/>identificador = '0602700643';</text:p>
          </table:table-cell>
          <table:table-cell table:number-columns-repeated="1014"/>
        </table:table-row>
        <table:table-row table:style-name="ro4">
          <table:table-cell/>
          <table:covered-table-cell table:style-name="ce6"/>
          <table:table-cell table:style-name="ce19" office:value-type="string" calcext:value-type="string">
            <text:p>OTNL03</text:p>
          </table:table-cell>
          <table:table-cell table:style-name="ce32" office:value-type="float" office:value="1205623679" calcext:value-type="float">
            <text:p>1205623679</text:p>
          </table:table-cell>
          <table:table-cell table:style-name="ce44" office:value-type="string" calcext:value-type="string">
            <text:p>BURGOS RUIZ YOFFRE ADOLFO</text:p>
          </table:table-cell>
          <table:table-cell table:style-name="ce44" office:value-type="string" calcext:value-type="string">
            <text:p>UDATIANL03</text:p>
          </table:table-cell>
          <table:table-cell table:style-name="ce65" office:value-type="string" calcext:value-type="string">
            <text:p>INOCUIDAD DE ALIMENTOS</text:p>
          </table:table-cell>
          <table:table-cell table:style-name="ce65"/>
          <table:table-cell/>
          <table:table-cell table:style-name="ce90" table:formula="of:=CONCATENATE(&quot;UPDATE g_estructura.funcionarios SET id_area = '&quot;;[.F7];&quot;' WHERE  identificador = '&quot;;[.D7];&quot;';&quot;)" office:value-type="string" office:string-value="UPDATE g_estructura.funcionarios SET id_area = 'UDATIANL03' WHERE  identificador = '1205623679';" calcext:value-type="string">
            <text:p>UPDATE g_estructura.funcionarios SET id_area = 'UDATIANL03' WHERE <text:s/>identificador = '1205623679';</text:p>
          </table:table-cell>
          <table:table-cell table:number-columns-repeated="1014"/>
        </table:table-row>
        <table:table-row table:style-name="ro4">
          <table:table-cell/>
          <table:covered-table-cell table:style-name="ce6"/>
          <table:table-cell table:style-name="ce19" office:value-type="string" calcext:value-type="string">
            <text:p>OTNL03</text:p>
          </table:table-cell>
          <table:table-cell table:style-name="ce32" office:value-type="float" office:value="1204325375" calcext:value-type="float">
            <text:p>1204325375</text:p>
          </table:table-cell>
          <table:table-cell table:style-name="ce44" office:value-type="string" calcext:value-type="string">
            <text:p>BUSTAMANTE ALVAREZ PEDRO FRANCISCO</text:p>
          </table:table-cell>
          <table:table-cell table:style-name="ce44" office:value-type="string" calcext:value-type="string">
            <text:p>UDATSVNL03</text:p>
          </table:table-cell>
          <table:table-cell table:style-name="ce65" office:value-type="string" calcext:value-type="string">
            <text:p>SANIDAD VEGETAL</text:p>
          </table:table-cell>
          <table:table-cell table:style-name="ce65"/>
          <table:table-cell/>
          <table:table-cell table:style-name="ce90" table:formula="of:=CONCATENATE(&quot;UPDATE g_estructura.funcionarios SET id_area = '&quot;;[.F8];&quot;' WHERE  identificador = '&quot;;[.D8];&quot;';&quot;)" office:value-type="string" office:string-value="UPDATE g_estructura.funcionarios SET id_area = 'UDATSVNL03' WHERE  identificador = '1204325375';" calcext:value-type="string">
            <text:p>UPDATE g_estructura.funcionarios SET id_area = 'UDATSVNL03' WHERE <text:s/>identificador = '1204325375';</text:p>
          </table:table-cell>
          <table:table-cell table:number-columns-repeated="1014"/>
        </table:table-row>
        <table:table-row table:style-name="ro4">
          <table:table-cell/>
          <table:covered-table-cell table:style-name="ce6"/>
          <table:table-cell table:style-name="ce19" office:value-type="string" calcext:value-type="string">
            <text:p>OTNL03</text:p>
          </table:table-cell>
          <table:table-cell table:style-name="ce32" office:value-type="float" office:value="1103750665" calcext:value-type="float">
            <text:p>1103750665</text:p>
          </table:table-cell>
          <table:table-cell table:style-name="ce44" office:value-type="string" calcext:value-type="string">
            <text:p>CABRERA JIMENEZ WILLIAN ALONSO</text:p>
          </table:table-cell>
          <table:table-cell table:style-name="ce44" office:value-type="string" calcext:value-type="string">
            <text:p>UDATSVNL03</text:p>
          </table:table-cell>
          <table:table-cell table:style-name="ce65" office:value-type="string" calcext:value-type="string">
            <text:p>SANIDAD VEGETAL</text:p>
          </table:table-cell>
          <table:table-cell table:style-name="ce65"/>
          <table:table-cell/>
          <table:table-cell table:style-name="ce90" table:formula="of:=CONCATENATE(&quot;UPDATE g_estructura.funcionarios SET id_area = '&quot;;[.F9];&quot;' WHERE  identificador = '&quot;;[.D9];&quot;';&quot;)" office:value-type="string" office:string-value="UPDATE g_estructura.funcionarios SET id_area = 'UDATSVNL03' WHERE  identificador = '1103750665';" calcext:value-type="string">
            <text:p>UPDATE g_estructura.funcionarios SET id_area = 'UDATSVNL03' WHERE <text:s/>identificador = '1103750665';</text:p>
          </table:table-cell>
          <table:table-cell table:number-columns-repeated="1014"/>
        </table:table-row>
        <table:table-row table:style-name="ro4">
          <table:table-cell/>
          <table:covered-table-cell table:style-name="ce6"/>
          <table:table-cell table:style-name="ce19" office:value-type="string" calcext:value-type="string">
            <text:p>OTNL03</text:p>
          </table:table-cell>
          <table:table-cell table:style-name="ce32" office:value-type="float" office:value="2100272208" calcext:value-type="float">
            <text:p>2100272208</text:p>
          </table:table-cell>
          <table:table-cell table:style-name="ce44" office:value-type="string" calcext:value-type="string">
            <text:p>CALDERON RODRIGUEZ VILMA ISABEL</text:p>
          </table:table-cell>
          <table:table-cell table:style-name="ce44" office:value-type="string" calcext:value-type="string">
            <text:p>UDATAFNL03</text:p>
          </table:table-cell>
          <table:table-cell table:style-name="ce65" office:value-type="string" calcext:value-type="string">
            <text:p>ADMINISTRATIVO FINANCIERO</text:p>
          </table:table-cell>
          <table:table-cell table:style-name="ce65"/>
          <table:table-cell/>
          <table:table-cell table:style-name="ce90" table:formula="of:=CONCATENATE(&quot;UPDATE g_estructura.funcionarios SET id_area = '&quot;;[.F10];&quot;' WHERE  identificador = '&quot;;[.D10];&quot;';&quot;)" office:value-type="string" office:string-value="UPDATE g_estructura.funcionarios SET id_area = 'UDATAFNL03' WHERE  identificador = '2100272208';" calcext:value-type="string">
            <text:p>UPDATE g_estructura.funcionarios SET id_area = 'UDATAFNL03' WHERE <text:s/>identificador = '2100272208';</text:p>
          </table:table-cell>
          <table:table-cell table:number-columns-repeated="1014"/>
        </table:table-row>
        <table:table-row table:style-name="ro4">
          <table:table-cell/>
          <table:covered-table-cell table:style-name="ce6"/>
          <table:table-cell table:style-name="ce18" office:value-type="string" calcext:value-type="string">
            <text:p>OTNL03</text:p>
          </table:table-cell>
          <table:table-cell table:style-name="ce32" office:value-type="float" office:value="1804495982" calcext:value-type="float">
            <text:p>1804495982</text:p>
          </table:table-cell>
          <table:table-cell table:style-name="ce44" office:value-type="string" calcext:value-type="string">
            <text:p>CAMPAÑA ATIAJA GUILLERMO ISRAEL</text:p>
          </table:table-cell>
          <table:table-cell table:style-name="ce44" office:value-type="string" calcext:value-type="string">
            <text:p>UDATSANL03</text:p>
          </table:table-cell>
          <table:table-cell table:style-name="ce65" office:value-type="string" calcext:value-type="string">
            <text:p>SANIDAD ANIMAL</text:p>
          </table:table-cell>
          <table:table-cell table:style-name="ce65"/>
          <table:table-cell/>
          <table:table-cell table:style-name="ce90" table:formula="of:=CONCATENATE(&quot;UPDATE g_estructura.funcionarios SET id_area = '&quot;;[.F11];&quot;' WHERE  identificador = '&quot;;[.D11];&quot;';&quot;)" office:value-type="string" office:string-value="UPDATE g_estructura.funcionarios SET id_area = 'UDATSANL03' WHERE  identificador = '1804495982';" calcext:value-type="string">
            <text:p>UPDATE g_estructura.funcionarios SET id_area = 'UDATSANL03' WHERE <text:s/>identificador = '1804495982';</text:p>
          </table:table-cell>
          <table:table-cell table:number-columns-repeated="1014"/>
        </table:table-row>
        <table:table-row table:style-name="ro4">
          <table:table-cell/>
          <table:covered-table-cell table:style-name="ce6"/>
          <table:table-cell table:style-name="ce18" office:value-type="string" calcext:value-type="string">
            <text:p>OTNL03</text:p>
          </table:table-cell>
          <table:table-cell table:style-name="ce32" office:value-type="float" office:value="1311112302" calcext:value-type="float">
            <text:p>1311112302</text:p>
          </table:table-cell>
          <table:table-cell table:style-name="ce44" office:value-type="string" calcext:value-type="string">
            <text:p>CHAVEZ ARTEAGA MANUEL LEONARDO</text:p>
          </table:table-cell>
          <table:table-cell table:style-name="ce44" office:value-type="string" calcext:value-type="string">
            <text:p>UDATAJNL03</text:p>
          </table:table-cell>
          <table:table-cell table:style-name="ce65" office:value-type="string" calcext:value-type="string">
            <text:p>ASESORIA JURIDICA</text:p>
          </table:table-cell>
          <table:table-cell table:style-name="ce65"/>
          <table:table-cell/>
          <table:table-cell table:style-name="ce90" table:formula="of:=CONCATENATE(&quot;UPDATE g_estructura.funcionarios SET id_area = '&quot;;[.F12];&quot;' WHERE  identificador = '&quot;;[.D12];&quot;';&quot;)" office:value-type="string" office:string-value="UPDATE g_estructura.funcionarios SET id_area = 'UDATAJNL03' WHERE  identificador = '1311112302';" calcext:value-type="string">
            <text:p>UPDATE g_estructura.funcionarios SET id_area = 'UDATAJNL03' WHERE <text:s/>identificador = '1311112302';</text:p>
          </table:table-cell>
          <table:table-cell table:number-columns-repeated="1014"/>
        </table:table-row>
        <table:table-row table:style-name="ro4">
          <table:table-cell/>
          <table:covered-table-cell table:style-name="ce6"/>
          <table:table-cell table:style-name="ce19" office:value-type="string" calcext:value-type="string">
            <text:p>OTNL03</text:p>
          </table:table-cell>
          <table:table-cell table:style-name="ce32" office:value-type="string" calcext:value-type="string">
            <text:p>0604597575</text:p>
          </table:table-cell>
          <table:table-cell table:style-name="ce44" office:value-type="string" calcext:value-type="string">
            <text:p>CHAVEZ OCAÑA MANUEL ISRAEL</text:p>
          </table:table-cell>
          <table:table-cell table:style-name="ce44" office:value-type="string" calcext:value-type="string">
            <text:p>UDATSANL03</text:p>
          </table:table-cell>
          <table:table-cell table:style-name="ce65" office:value-type="string" calcext:value-type="string">
            <text:p>SANIDAD ANIMAL</text:p>
          </table:table-cell>
          <table:table-cell table:style-name="ce65"/>
          <table:table-cell/>
          <table:table-cell table:style-name="ce90" table:formula="of:=CONCATENATE(&quot;UPDATE g_estructura.funcionarios SET id_area = '&quot;;[.F13];&quot;' WHERE  identificador = '&quot;;[.D13];&quot;';&quot;)" office:value-type="string" office:string-value="UPDATE g_estructura.funcionarios SET id_area = 'UDATSANL03' WHERE  identificador = '0604597575';" calcext:value-type="string">
            <text:p>UPDATE g_estructura.funcionarios SET id_area = 'UDATSANL03' WHERE <text:s/>identificador = '0604597575';</text:p>
          </table:table-cell>
          <table:table-cell table:number-columns-repeated="1014"/>
        </table:table-row>
        <table:table-row table:style-name="ro4">
          <table:table-cell/>
          <table:covered-table-cell table:style-name="ce6"/>
          <table:table-cell table:style-name="ce19" office:value-type="string" calcext:value-type="string">
            <text:p>OTNL03</text:p>
          </table:table-cell>
          <table:table-cell table:style-name="ce32" office:value-type="string" calcext:value-type="string">
            <text:p>0603258625</text:p>
          </table:table-cell>
          <table:table-cell table:style-name="ce44" office:value-type="string" calcext:value-type="string">
            <text:p>CUTIOPALA GUAMAN MARIO ARMANDO</text:p>
          </table:table-cell>
          <table:table-cell table:style-name="ce44" office:value-type="string" calcext:value-type="string">
            <text:p>UDATRIANL3</text:p>
          </table:table-cell>
          <table:table-cell table:style-name="ce65" office:value-type="string" calcext:value-type="string">
            <text:p>REGISTRO DE INSUMOS AGROPECUARIOS</text:p>
          </table:table-cell>
          <table:table-cell table:style-name="ce65"/>
          <table:table-cell/>
          <table:table-cell table:style-name="ce90" table:formula="of:=CONCATENATE(&quot;UPDATE g_estructura.funcionarios SET id_area = '&quot;;[.F14];&quot;' WHERE  identificador = '&quot;;[.D14];&quot;';&quot;)" office:value-type="string" office:string-value="UPDATE g_estructura.funcionarios SET id_area = 'UDATRIANL3' WHERE  identificador = '0603258625';" calcext:value-type="string">
            <text:p>UPDATE g_estructura.funcionarios SET id_area = 'UDATRIANL3' WHERE <text:s/>identificador = '0603258625';</text:p>
          </table:table-cell>
          <table:table-cell table:number-columns-repeated="1014"/>
        </table:table-row>
        <table:table-row table:style-name="ro4">
          <table:table-cell/>
          <table:covered-table-cell table:style-name="ce6"/>
          <table:table-cell table:style-name="ce19" office:value-type="string" calcext:value-type="string">
            <text:p>OTNL03</text:p>
          </table:table-cell>
          <table:table-cell table:style-name="ce32" office:value-type="float" office:value="1204587156" calcext:value-type="float">
            <text:p>1204587156</text:p>
          </table:table-cell>
          <table:table-cell table:style-name="ce44" office:value-type="string" calcext:value-type="string">
            <text:p>GAIBOR ARMAS WALTER VICENTE</text:p>
          </table:table-cell>
          <table:table-cell table:style-name="ce44" office:value-type="string" calcext:value-type="string">
            <text:p>UDATSVNL03</text:p>
          </table:table-cell>
          <table:table-cell table:style-name="ce65" office:value-type="string" calcext:value-type="string">
            <text:p>SANIDAD VEGETAL</text:p>
          </table:table-cell>
          <table:table-cell table:style-name="ce65"/>
          <table:table-cell/>
          <table:table-cell table:style-name="ce90" table:formula="of:=CONCATENATE(&quot;UPDATE g_estructura.funcionarios SET id_area = '&quot;;[.F15];&quot;' WHERE  identificador = '&quot;;[.D15];&quot;';&quot;)" office:value-type="string" office:string-value="UPDATE g_estructura.funcionarios SET id_area = 'UDATSVNL03' WHERE  identificador = '1204587156';" calcext:value-type="string">
            <text:p>UPDATE g_estructura.funcionarios SET id_area = 'UDATSVNL03' WHERE <text:s/>identificador = '1204587156';</text:p>
          </table:table-cell>
          <table:table-cell table:number-columns-repeated="1014"/>
        </table:table-row>
        <table:table-row table:style-name="ro4">
          <table:table-cell/>
          <table:covered-table-cell table:style-name="ce6"/>
          <table:table-cell table:style-name="ce19" office:value-type="string" calcext:value-type="string">
            <text:p>OTNL03</text:p>
          </table:table-cell>
          <table:table-cell table:style-name="ce32" office:value-type="float" office:value="1715103394" calcext:value-type="float">
            <text:p>1715103394</text:p>
          </table:table-cell>
          <table:table-cell table:style-name="ce44" office:value-type="string" calcext:value-type="string">
            <text:p>GALARZA GONZALEZ PORFIRIO YIVANI</text:p>
          </table:table-cell>
          <table:table-cell table:style-name="ce44" office:value-type="string" calcext:value-type="string">
            <text:p>UDATSVNL03</text:p>
          </table:table-cell>
          <table:table-cell table:style-name="ce65" office:value-type="string" calcext:value-type="string">
            <text:p>SANIDAD VEGETAL</text:p>
          </table:table-cell>
          <table:table-cell table:style-name="ce65"/>
          <table:table-cell/>
          <table:table-cell table:style-name="ce90" table:formula="of:=CONCATENATE(&quot;UPDATE g_estructura.funcionarios SET id_area = '&quot;;[.F16];&quot;' WHERE  identificador = '&quot;;[.D16];&quot;';&quot;)" office:value-type="string" office:string-value="UPDATE g_estructura.funcionarios SET id_area = 'UDATSVNL03' WHERE  identificador = '1715103394';" calcext:value-type="string">
            <text:p>UPDATE g_estructura.funcionarios SET id_area = 'UDATSVNL03' WHERE <text:s/>identificador = '1715103394';</text:p>
          </table:table-cell>
          <table:table-cell table:number-columns-repeated="1014"/>
        </table:table-row>
        <table:table-row table:style-name="ro4">
          <table:table-cell/>
          <table:covered-table-cell table:style-name="ce6"/>
          <table:table-cell table:style-name="ce19" office:value-type="string" calcext:value-type="string">
            <text:p>OTNL03</text:p>
          </table:table-cell>
          <table:table-cell table:style-name="ce32" office:value-type="string" calcext:value-type="string">
            <text:p>0502533011</text:p>
          </table:table-cell>
          <table:table-cell table:style-name="ce44" office:value-type="string" calcext:value-type="string">
            <text:p>GALLARDO PORTILLA MILTON ANIBAL</text:p>
          </table:table-cell>
          <table:table-cell table:style-name="ce44" office:value-type="string" calcext:value-type="string">
            <text:p>UDATSVNL03</text:p>
          </table:table-cell>
          <table:table-cell table:style-name="ce65" office:value-type="string" calcext:value-type="string">
            <text:p>SANIDAD VEGETAL</text:p>
          </table:table-cell>
          <table:table-cell table:style-name="ce65"/>
          <table:table-cell/>
          <table:table-cell table:style-name="ce90" table:formula="of:=CONCATENATE(&quot;UPDATE g_estructura.funcionarios SET id_area = '&quot;;[.F17];&quot;' WHERE  identificador = '&quot;;[.D17];&quot;';&quot;)" office:value-type="string" office:string-value="UPDATE g_estructura.funcionarios SET id_area = 'UDATSVNL03' WHERE  identificador = '0502533011';" calcext:value-type="string">
            <text:p>UPDATE g_estructura.funcionarios SET id_area = 'UDATSVNL03' WHERE <text:s/>identificador = '0502533011';</text:p>
          </table:table-cell>
          <table:table-cell table:number-columns-repeated="1014"/>
        </table:table-row>
        <table:table-row table:style-name="ro4">
          <table:table-cell/>
          <table:covered-table-cell table:style-name="ce6"/>
          <table:table-cell table:style-name="ce18" office:value-type="string" calcext:value-type="string">
            <text:p>OTNL03</text:p>
          </table:table-cell>
          <table:table-cell table:style-name="ce32" office:value-type="float" office:value="1500665599" calcext:value-type="float">
            <text:p>1500665599</text:p>
          </table:table-cell>
          <table:table-cell table:style-name="ce44" office:value-type="string" calcext:value-type="string">
            <text:p>GUAIGUA SANCHEZ CESAR VINICIO</text:p>
          </table:table-cell>
          <table:table-cell table:style-name="ce44" office:value-type="string" calcext:value-type="string">
            <text:p>UDATSANL03</text:p>
          </table:table-cell>
          <table:table-cell table:style-name="ce65" office:value-type="string" calcext:value-type="string">
            <text:p>SANIDAD ANIMAL</text:p>
          </table:table-cell>
          <table:table-cell table:style-name="ce65"/>
          <table:table-cell/>
          <table:table-cell table:style-name="ce90" table:formula="of:=CONCATENATE(&quot;UPDATE g_estructura.funcionarios SET id_area = '&quot;;[.F18];&quot;' WHERE  identificador = '&quot;;[.D18];&quot;';&quot;)" office:value-type="string" office:string-value="UPDATE g_estructura.funcionarios SET id_area = 'UDATSANL03' WHERE  identificador = '1500665599';" calcext:value-type="string">
            <text:p>UPDATE g_estructura.funcionarios SET id_area = 'UDATSANL03' WHERE <text:s/>identificador = '1500665599';</text:p>
          </table:table-cell>
          <table:table-cell table:number-columns-repeated="1014"/>
        </table:table-row>
        <table:table-row table:style-name="ro4">
          <table:table-cell/>
          <table:covered-table-cell table:style-name="ce6"/>
          <table:table-cell table:style-name="ce18" office:value-type="string" calcext:value-type="string">
            <text:p>OTNL03</text:p>
          </table:table-cell>
          <table:table-cell table:style-name="ce32" office:value-type="float" office:value="1103821615" calcext:value-type="float">
            <text:p>1103821615</text:p>
          </table:table-cell>
          <table:table-cell table:style-name="ce44" office:value-type="string" calcext:value-type="string">
            <text:p>GUAMAN QUINCHE FABIAN SEGUNDO</text:p>
          </table:table-cell>
          <table:table-cell table:style-name="ce44" office:value-type="string" calcext:value-type="string">
            <text:p>UDATSANL03</text:p>
          </table:table-cell>
          <table:table-cell table:style-name="ce65" office:value-type="string" calcext:value-type="string">
            <text:p>SANIDAD ANIMAL</text:p>
          </table:table-cell>
          <table:table-cell table:style-name="ce65"/>
          <table:table-cell/>
          <table:table-cell table:style-name="ce90" table:formula="of:=CONCATENATE(&quot;UPDATE g_estructura.funcionarios SET id_area = '&quot;;[.F19];&quot;' WHERE  identificador = '&quot;;[.D19];&quot;';&quot;)" office:value-type="string" office:string-value="UPDATE g_estructura.funcionarios SET id_area = 'UDATSANL03' WHERE  identificador = '1103821615';" calcext:value-type="string">
            <text:p>UPDATE g_estructura.funcionarios SET id_area = 'UDATSANL03' WHERE <text:s/>identificador = '1103821615';</text:p>
          </table:table-cell>
          <table:table-cell table:number-columns-repeated="1014"/>
        </table:table-row>
        <table:table-row table:style-name="ro4">
          <table:table-cell/>
          <table:covered-table-cell table:style-name="ce6"/>
          <table:table-cell table:style-name="ce19" office:value-type="string" calcext:value-type="string">
            <text:p>OTNL03</text:p>
          </table:table-cell>
          <table:table-cell table:style-name="ce32" office:value-type="float" office:value="2100590203" calcext:value-type="float">
            <text:p>2100590203</text:p>
          </table:table-cell>
          <table:table-cell table:style-name="ce44" office:value-type="string" calcext:value-type="string">
            <text:p>HUILCA MEDINA YURI ALEXANDRA</text:p>
          </table:table-cell>
          <table:table-cell table:style-name="ce44" office:value-type="string" calcext:value-type="string">
            <text:p>UDATAFNL03</text:p>
          </table:table-cell>
          <table:table-cell table:style-name="ce65" office:value-type="string" calcext:value-type="string">
            <text:p>ADMINISTRATIVO FINANCIERO</text:p>
          </table:table-cell>
          <table:table-cell table:style-name="ce65"/>
          <table:table-cell/>
          <table:table-cell table:style-name="ce90" table:formula="of:=CONCATENATE(&quot;UPDATE g_estructura.funcionarios SET id_area = '&quot;;[.F20];&quot;' WHERE  identificador = '&quot;;[.D20];&quot;';&quot;)" office:value-type="string" office:string-value="UPDATE g_estructura.funcionarios SET id_area = 'UDATAFNL03' WHERE  identificador = '2100590203';" calcext:value-type="string">
            <text:p>UPDATE g_estructura.funcionarios SET id_area = 'UDATAFNL03' WHERE <text:s/>identificador = '2100590203';</text:p>
          </table:table-cell>
          <table:table-cell table:number-columns-repeated="1014"/>
        </table:table-row>
        <table:table-row table:style-name="ro4">
          <table:table-cell/>
          <table:covered-table-cell table:style-name="ce6"/>
          <table:table-cell table:style-name="ce19" office:value-type="string" calcext:value-type="string">
            <text:p>OTNL03</text:p>
          </table:table-cell>
          <table:table-cell table:style-name="ce32" office:value-type="string" calcext:value-type="string">
            <text:p>0201195583</text:p>
          </table:table-cell>
          <table:table-cell table:style-name="ce44" office:value-type="string" calcext:value-type="string">
            <text:p>JARAMILLO GUAMAN MESIAS HERNAN</text:p>
          </table:table-cell>
          <table:table-cell table:style-name="ce44" office:value-type="string" calcext:value-type="string">
            <text:p>UDATAFNL03</text:p>
          </table:table-cell>
          <table:table-cell table:style-name="ce65" office:value-type="string" calcext:value-type="string">
            <text:p>ADMINISTRATIVO FINANCIERO</text:p>
          </table:table-cell>
          <table:table-cell table:style-name="ce65"/>
          <table:table-cell/>
          <table:table-cell table:style-name="ce90" table:formula="of:=CONCATENATE(&quot;UPDATE g_estructura.funcionarios SET id_area = '&quot;;[.F21];&quot;' WHERE  identificador = '&quot;;[.D21];&quot;';&quot;)" office:value-type="string" office:string-value="UPDATE g_estructura.funcionarios SET id_area = 'UDATAFNL03' WHERE  identificador = '0201195583';" calcext:value-type="string">
            <text:p>UPDATE g_estructura.funcionarios SET id_area = 'UDATAFNL03' WHERE <text:s/>identificador = '0201195583';</text:p>
          </table:table-cell>
          <table:table-cell table:number-columns-repeated="1014"/>
        </table:table-row>
        <table:table-row table:style-name="ro4">
          <table:table-cell/>
          <table:covered-table-cell table:style-name="ce6"/>
          <table:table-cell table:style-name="ce19" office:value-type="string" calcext:value-type="string">
            <text:p>OTNL03</text:p>
          </table:table-cell>
          <table:table-cell table:style-name="ce32" office:value-type="string" calcext:value-type="string">
            <text:p>0502038318</text:p>
          </table:table-cell>
          <table:table-cell table:style-name="ce44" office:value-type="string" calcext:value-type="string">
            <text:p>JIMENEZ JIMENEZ JORGE ARMANDO</text:p>
          </table:table-cell>
          <table:table-cell table:style-name="ce44" office:value-type="string" calcext:value-type="string">
            <text:p>UDATAFNL03</text:p>
          </table:table-cell>
          <table:table-cell table:style-name="ce65" office:value-type="string" calcext:value-type="string">
            <text:p>ADMINISTRATIVO FINANCIERO</text:p>
          </table:table-cell>
          <table:table-cell table:style-name="ce65"/>
          <table:table-cell/>
          <table:table-cell table:style-name="ce90" table:formula="of:=CONCATENATE(&quot;UPDATE g_estructura.funcionarios SET id_area = '&quot;;[.F22];&quot;' WHERE  identificador = '&quot;;[.D22];&quot;';&quot;)" office:value-type="string" office:string-value="UPDATE g_estructura.funcionarios SET id_area = 'UDATAFNL03' WHERE  identificador = '0502038318';" calcext:value-type="string">
            <text:p>UPDATE g_estructura.funcionarios SET id_area = 'UDATAFNL03' WHERE <text:s/>identificador = '0502038318';</text:p>
          </table:table-cell>
          <table:table-cell table:number-columns-repeated="1014"/>
        </table:table-row>
        <table:table-row table:style-name="ro4">
          <table:table-cell/>
          <table:covered-table-cell table:style-name="ce6"/>
          <table:table-cell table:style-name="ce19" office:value-type="string" calcext:value-type="string">
            <text:p>OTNL03</text:p>
          </table:table-cell>
          <table:table-cell table:style-name="ce32" office:value-type="float" office:value="1717585531" calcext:value-type="float">
            <text:p>1717585531</text:p>
          </table:table-cell>
          <table:table-cell table:style-name="ce44" office:value-type="string" calcext:value-type="string">
            <text:p>LUZON RUIZ LUCRECIA ELVA</text:p>
          </table:table-cell>
          <table:table-cell table:style-name="ce44" office:value-type="string" calcext:value-type="string">
            <text:p>UDATAFNL03</text:p>
          </table:table-cell>
          <table:table-cell table:style-name="ce65" office:value-type="string" calcext:value-type="string">
            <text:p>ADMINISTRATIVO FINANCIERO</text:p>
          </table:table-cell>
          <table:table-cell table:style-name="ce65"/>
          <table:table-cell/>
          <table:table-cell table:style-name="ce90" table:formula="of:=CONCATENATE(&quot;UPDATE g_estructura.funcionarios SET id_area = '&quot;;[.F23];&quot;' WHERE  identificador = '&quot;;[.D23];&quot;';&quot;)" office:value-type="string" office:string-value="UPDATE g_estructura.funcionarios SET id_area = 'UDATAFNL03' WHERE  identificador = '1717585531';" calcext:value-type="string">
            <text:p>UPDATE g_estructura.funcionarios SET id_area = 'UDATAFNL03' WHERE <text:s/>identificador = '1717585531';</text:p>
          </table:table-cell>
          <table:table-cell table:number-columns-repeated="1014"/>
        </table:table-row>
        <table:table-row table:style-name="ro4">
          <table:table-cell/>
          <table:covered-table-cell table:style-name="ce6"/>
          <table:table-cell table:style-name="ce19" office:value-type="string" calcext:value-type="string">
            <text:p>OTNL03</text:p>
          </table:table-cell>
          <table:table-cell table:style-name="ce32" office:value-type="float" office:value="2100618038" calcext:value-type="float">
            <text:p>2100618038</text:p>
          </table:table-cell>
          <table:table-cell table:style-name="ce44" office:value-type="string" calcext:value-type="string">
            <text:p>MINA TENORIO ADRIANA CATALINA</text:p>
          </table:table-cell>
          <table:table-cell table:style-name="ce44" office:value-type="string" calcext:value-type="string">
            <text:p>UDATAFNL03</text:p>
          </table:table-cell>
          <table:table-cell table:style-name="ce65" office:value-type="string" calcext:value-type="string">
            <text:p>ADMINISTRATIVO FINANCIERO</text:p>
          </table:table-cell>
          <table:table-cell table:style-name="ce65"/>
          <table:table-cell/>
          <table:table-cell table:style-name="ce90" table:formula="of:=CONCATENATE(&quot;UPDATE g_estructura.funcionarios SET id_area = '&quot;;[.F24];&quot;' WHERE  identificador = '&quot;;[.D24];&quot;';&quot;)" office:value-type="string" office:string-value="UPDATE g_estructura.funcionarios SET id_area = 'UDATAFNL03' WHERE  identificador = '2100618038';" calcext:value-type="string">
            <text:p>UPDATE g_estructura.funcionarios SET id_area = 'UDATAFNL03' WHERE <text:s/>identificador = '2100618038';</text:p>
          </table:table-cell>
          <table:table-cell table:number-columns-repeated="1014"/>
        </table:table-row>
        <table:table-row table:style-name="ro4">
          <table:table-cell/>
          <table:covered-table-cell table:style-name="ce6"/>
          <table:table-cell table:style-name="ce19" office:value-type="string" calcext:value-type="string">
            <text:p>OTNL03</text:p>
          </table:table-cell>
          <table:table-cell table:style-name="ce32" office:value-type="float" office:value="2100531199" calcext:value-type="float">
            <text:p>2100531199</text:p>
          </table:table-cell>
          <table:table-cell table:style-name="ce44" office:value-type="string" calcext:value-type="string">
            <text:p>ROJEL PRECIADO CARMEN MARIA</text:p>
          </table:table-cell>
          <table:table-cell table:style-name="ce44" office:value-type="string" calcext:value-type="string">
            <text:p>UDATAFNL03</text:p>
          </table:table-cell>
          <table:table-cell table:style-name="ce65" office:value-type="string" calcext:value-type="string">
            <text:p>ADMINISTRATIVO FINANCIERO</text:p>
          </table:table-cell>
          <table:table-cell table:style-name="ce65"/>
          <table:table-cell/>
          <table:table-cell table:style-name="ce90" table:formula="of:=CONCATENATE(&quot;UPDATE g_estructura.funcionarios SET id_area = '&quot;;[.F25];&quot;' WHERE  identificador = '&quot;;[.D25];&quot;';&quot;)" office:value-type="string" office:string-value="UPDATE g_estructura.funcionarios SET id_area = 'UDATAFNL03' WHERE  identificador = '2100531199';" calcext:value-type="string">
            <text:p>UPDATE g_estructura.funcionarios SET id_area = 'UDATAFNL03' WHERE <text:s/>identificador = '2100531199';</text:p>
          </table:table-cell>
          <table:table-cell table:number-columns-repeated="1014"/>
        </table:table-row>
        <table:table-row table:style-name="ro4">
          <table:table-cell/>
          <table:covered-table-cell table:style-name="ce6"/>
          <table:table-cell table:style-name="ce19" office:value-type="string" calcext:value-type="string">
            <text:p>OTNL03</text:p>
          </table:table-cell>
          <table:table-cell table:style-name="ce32" office:value-type="string" calcext:value-type="string">
            <text:p>1002856738</text:p>
          </table:table-cell>
          <table:table-cell table:style-name="ce44" office:value-type="string" calcext:value-type="string">
            <text:p>TERAN VILLARRUEL ANA CECILIA</text:p>
          </table:table-cell>
          <table:table-cell table:style-name="ce44" office:value-type="string" calcext:value-type="string">
            <text:p>UDATAFNL03</text:p>
          </table:table-cell>
          <table:table-cell table:style-name="ce65" office:value-type="string" calcext:value-type="string">
            <text:p>ADMINISTRATIVO FINANCIERO</text:p>
          </table:table-cell>
          <table:table-cell table:style-name="ce65"/>
          <table:table-cell/>
          <table:table-cell table:style-name="ce90" table:formula="of:=CONCATENATE(&quot;UPDATE g_estructura.funcionarios SET id_area = '&quot;;[.F26];&quot;' WHERE  identificador = '&quot;;[.D26];&quot;';&quot;)" office:value-type="string" office:string-value="UPDATE g_estructura.funcionarios SET id_area = 'UDATAFNL03' WHERE  identificador = '1002856738';" calcext:value-type="string">
            <text:p>UPDATE g_estructura.funcionarios SET id_area = 'UDATAFNL03' WHERE <text:s/>identificador = '1002856738';</text:p>
          </table:table-cell>
          <table:table-cell table:number-columns-repeated="1014"/>
        </table:table-row>
        <table:table-row table:style-name="ro4">
          <table:table-cell/>
          <table:covered-table-cell table:style-name="ce6"/>
          <table:table-cell table:style-name="ce19" office:value-type="string" calcext:value-type="string">
            <text:p>OTNL03</text:p>
          </table:table-cell>
          <table:table-cell table:style-name="ce33" office:value-type="string" calcext:value-type="string">
            <text:p>0603117920</text:p>
          </table:table-cell>
          <table:table-cell table:style-name="ce45" office:value-type="string" calcext:value-type="string">
            <text:p>URQUIZO QUINZO DANNY LUIS</text:p>
          </table:table-cell>
          <table:table-cell table:style-name="ce60" office:value-type="string" calcext:value-type="string">
            <text:p>DDAT03</text:p>
          </table:table-cell>
          <table:table-cell table:style-name="ce66" office:value-type="string" calcext:value-type="string">
            <text:p>DIRECCIÓN DISTRITAL</text:p>
          </table:table-cell>
          <table:table-cell table:style-name="ce66" office:value-type="string" calcext:value-type="string">
            <text:p>DDAT03</text:p>
          </table:table-cell>
          <table:table-cell table:style-name="ce82" office:value-type="string" calcext:value-type="string">
            <text:p>RESPONSABLE DE DISTRITO</text:p>
          </table:table-cell>
          <table:table-cell table:style-name="ce90" table:formula="of:=CONCATENATE(&quot;UPDATE g_estructura.funcionarios SET id_area = '&quot;;[.F27];&quot;' WHERE  identificador = '&quot;;[.D27];&quot;';&quot;)" office:value-type="string" office:string-value="UPDATE g_estructura.funcionarios SET id_area = 'DDAT03' WHERE  identificador = '0603117920';" calcext:value-type="string">
            <text:p>UPDATE g_estructura.funcionarios SET id_area = 'DDAT03' WHERE <text:s/>identificador = '0603117920';</text:p>
          </table:table-cell>
          <table:table-cell/>
          <table:table-cell table:style-name="ce90" table:formula="of:=CONCATENATE(&quot;INSERT INTO g_estructura.responsables(id_area, identificador, prioridad, responsable, activo, estado) values ('&quot;;[.H27];&quot;','&quot;;[.D27];&quot;',1,true,1,1);&quot;)" office:value-type="string" office:string-value="INSERT INTO g_estructura.responsables(id_area, identificador, prioridad, responsable, activo, estado) values ('DDAT03','0603117920',1,true,1,1);" calcext:value-type="string">
            <text:p>INSERT INTO g_estructura.responsables(id_area, identificador, prioridad, responsable, activo, estado) values ('DDAT03','0603117920',1,true,1,1);</text:p>
          </table:table-cell>
          <table:table-cell table:number-columns-repeated="1012"/>
        </table:table-row>
        <table:table-row table:style-name="ro4">
          <table:table-cell/>
          <table:covered-table-cell table:style-name="ce6"/>
          <table:table-cell table:style-name="ce19" office:value-type="string" calcext:value-type="string">
            <text:p>OTNL03</text:p>
          </table:table-cell>
          <table:table-cell table:style-name="ce32" office:value-type="float" office:value="2100205604" calcext:value-type="float">
            <text:p>2100205604</text:p>
          </table:table-cell>
          <table:table-cell table:style-name="ce44" office:value-type="string" calcext:value-type="string">
            <text:p>VERA BAZANTES ROSA INES</text:p>
          </table:table-cell>
          <table:table-cell table:style-name="ce44" office:value-type="string" calcext:value-type="string">
            <text:p>UDATAFNL03</text:p>
          </table:table-cell>
          <table:table-cell table:style-name="ce65" office:value-type="string" calcext:value-type="string">
            <text:p>ADMINISTRATIVO FINANCIERO</text:p>
          </table:table-cell>
          <table:table-cell table:style-name="ce65"/>
          <table:table-cell/>
          <table:table-cell table:style-name="ce90" table:formula="of:=CONCATENATE(&quot;UPDATE g_estructura.funcionarios SET id_area = '&quot;;[.F28];&quot;' WHERE  identificador = '&quot;;[.D28];&quot;';&quot;)" office:value-type="string" office:string-value="UPDATE g_estructura.funcionarios SET id_area = 'UDATAFNL03' WHERE  identificador = '2100205604';" calcext:value-type="string">
            <text:p>UPDATE g_estructura.funcionarios SET id_area = 'UDATAFNL03' WHERE <text:s/>identificador = '2100205604';</text:p>
          </table:table-cell>
          <table:table-cell table:number-columns-repeated="1014"/>
        </table:table-row>
        <table:table-row table:style-name="ro4">
          <table:table-cell/>
          <table:covered-table-cell table:style-name="ce6"/>
          <table:table-cell table:style-name="ce19" office:value-type="string" calcext:value-type="string">
            <text:p>OTNL03</text:p>
          </table:table-cell>
          <table:table-cell table:style-name="ce32" office:value-type="string" calcext:value-type="string">
            <text:p>0704006428</text:p>
          </table:table-cell>
          <table:table-cell table:style-name="ce44" office:value-type="string" calcext:value-type="string">
            <text:p>ZAMORA BUSTAMANTE FABIAN EDUARDO</text:p>
          </table:table-cell>
          <table:table-cell table:style-name="ce44" office:value-type="string" calcext:value-type="string">
            <text:p>UDATSANL03</text:p>
          </table:table-cell>
          <table:table-cell table:style-name="ce65" office:value-type="string" calcext:value-type="string">
            <text:p>SANIDAD ANIMAL</text:p>
          </table:table-cell>
          <table:table-cell table:style-name="ce65"/>
          <table:table-cell/>
          <table:table-cell table:style-name="ce90" table:formula="of:=CONCATENATE(&quot;UPDATE g_estructura.funcionarios SET id_area = '&quot;;[.F29];&quot;' WHERE  identificador = '&quot;;[.D29];&quot;';&quot;)" office:value-type="string" office:string-value="UPDATE g_estructura.funcionarios SET id_area = 'UDATSANL03' WHERE  identificador = '0704006428';" calcext:value-type="string">
            <text:p>UPDATE g_estructura.funcionarios SET id_area = 'UDATSANL03' WHERE <text:s/>identificador = '0704006428';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 table:number-columns-spanned="1" table:number-rows-spanned="3">
            <text:p>Oficina Shushufindi</text:p>
          </table:table-cell>
          <table:table-cell table:style-name="ce20" office:value-type="string" calcext:value-type="string">
            <text:p>OTS03</text:p>
          </table:table-cell>
          <table:table-cell table:style-name="ce34" office:value-type="float" office:value="2100120399" calcext:value-type="float">
            <text:p>2100120399</text:p>
          </table:table-cell>
          <table:table-cell table:style-name="ce46" office:value-type="string" calcext:value-type="string">
            <text:p>TITUAÑA ACOSTA PAOLA FERNANDA</text:p>
          </table:table-cell>
          <table:table-cell table:style-name="ce46" office:value-type="string" calcext:value-type="string">
            <text:p>UDATSAS03</text:p>
          </table:table-cell>
          <table:table-cell table:style-name="ce65" office:value-type="string" calcext:value-type="string">
            <text:p>SANIDAD ANIMAL</text:p>
          </table:table-cell>
          <table:table-cell table:style-name="ce77" office:value-type="string" calcext:value-type="string">
            <text:p>OTS03</text:p>
          </table:table-cell>
          <table:table-cell table:style-name="ce83" office:value-type="string" calcext:value-type="string">
            <text:p>Responsable de Oficina</text:p>
          </table:table-cell>
          <table:table-cell table:style-name="ce90" table:formula="of:=CONCATENATE(&quot;UPDATE g_estructura.funcionarios SET id_area = '&quot;;[.F30];&quot;' WHERE  identificador = '&quot;;[.D30];&quot;';&quot;)" office:value-type="string" office:string-value="UPDATE g_estructura.funcionarios SET id_area = 'UDATSAS03' WHERE  identificador = '2100120399';" calcext:value-type="string">
            <text:p>UPDATE g_estructura.funcionarios SET id_area = 'UDATSAS03' WHERE <text:s/>identificador = '2100120399';</text:p>
          </table:table-cell>
          <table:table-cell/>
          <table:table-cell table:style-name="ce90" table:formula="of:=CONCATENATE(&quot;INSERT INTO g_estructura.responsables(id_area, identificador, prioridad, responsable, activo, estado) values ('&quot;;[.H30];&quot;','&quot;;[.D30];&quot;',1,true,1,1);&quot;)" office:value-type="string" office:string-value="INSERT INTO g_estructura.responsables(id_area, identificador, prioridad, responsable, activo, estado) values ('OTS03','2100120399',1,true,1,1);" calcext:value-type="string">
            <text:p>INSERT INTO g_estructura.responsables(id_area, identificador, prioridad, responsable, activo, estado) values ('OTS03','2100120399',1,true,1,1);</text:p>
          </table:table-cell>
          <table:table-cell table:number-columns-repeated="1012"/>
        </table:table-row>
        <table:table-row table:style-name="ro5">
          <table:table-cell/>
          <table:covered-table-cell table:style-name="ce7"/>
          <table:table-cell table:style-name="ce20" office:value-type="string" calcext:value-type="string">
            <text:p>OTS03</text:p>
          </table:table-cell>
          <table:table-cell table:style-name="ce34" office:value-type="float" office:value="2100207949" calcext:value-type="float">
            <text:p>2100207949</text:p>
          </table:table-cell>
          <table:table-cell table:style-name="ce47" office:value-type="string" calcext:value-type="string">
            <text:p>SALINAS TRUJILLO JAZMANY FRANCISCO</text:p>
          </table:table-cell>
          <table:table-cell table:style-name="ce47" office:value-type="string" calcext:value-type="string">
            <text:p>UDATSVS03</text:p>
          </table:table-cell>
          <table:table-cell table:style-name="ce65" office:value-type="string" calcext:value-type="string">
            <text:p>SANIDAD VEGETAL</text:p>
          </table:table-cell>
          <table:table-cell table:style-name="ce65"/>
          <table:table-cell/>
          <table:table-cell table:style-name="ce90" table:formula="of:=CONCATENATE(&quot;UPDATE g_estructura.funcionarios SET id_area = '&quot;;[.F31];&quot;' WHERE  identificador = '&quot;;[.D31];&quot;';&quot;)" office:value-type="string" office:string-value="UPDATE g_estructura.funcionarios SET id_area = 'UDATSVS03' WHERE  identificador = '2100207949';" calcext:value-type="string">
            <text:p>UPDATE g_estructura.funcionarios SET id_area = 'UDATSVS03' WHERE <text:s/>identificador = '2100207949';</text:p>
          </table:table-cell>
          <table:table-cell table:number-columns-repeated="1014"/>
        </table:table-row>
        <table:table-row table:style-name="ro5">
          <table:table-cell/>
          <table:covered-table-cell table:style-name="ce7"/>
          <table:table-cell table:style-name="ce20" office:value-type="string" calcext:value-type="string">
            <text:p>OTS03</text:p>
          </table:table-cell>
          <table:table-cell table:style-name="ce34" office:value-type="float" office:value="1102629258" calcext:value-type="float">
            <text:p>1102629258</text:p>
          </table:table-cell>
          <table:table-cell table:style-name="ce47" office:value-type="string" calcext:value-type="string">
            <text:p>CALVA RIOS ALCIDES MANUEL</text:p>
          </table:table-cell>
          <table:table-cell table:style-name="ce47" office:value-type="string" calcext:value-type="string">
            <text:p>UDATSVS03</text:p>
          </table:table-cell>
          <table:table-cell table:style-name="ce65" office:value-type="string" calcext:value-type="string">
            <text:p>SANIDAD VEGETAL</text:p>
          </table:table-cell>
          <table:table-cell table:style-name="ce65"/>
          <table:table-cell/>
          <table:table-cell table:style-name="ce90" table:formula="of:=CONCATENATE(&quot;UPDATE g_estructura.funcionarios SET id_area = '&quot;;[.F32];&quot;' WHERE  identificador = '&quot;;[.D32];&quot;';&quot;)" office:value-type="string" office:string-value="UPDATE g_estructura.funcionarios SET id_area = 'UDATSVS03' WHERE  identificador = '1102629258';" calcext:value-type="string">
            <text:p>UPDATE g_estructura.funcionarios SET id_area = 'UDATSVS03' WHERE <text:s/>identificador = '1102629258';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 table:number-columns-spanned="1" table:number-rows-spanned="2">
            <text:p>Oficina Lumbaquí (Pedro Vicente Maldonado)</text:p>
          </table:table-cell>
          <table:table-cell table:style-name="ce20" office:value-type="string" calcext:value-type="string">
            <text:p>OTL03</text:p>
          </table:table-cell>
          <table:table-cell table:style-name="ce34" office:value-type="string" calcext:value-type="string">
            <text:p>0503512170</text:p>
          </table:table-cell>
          <table:table-cell table:style-name="ce47" office:value-type="string" calcext:value-type="string">
            <text:p>ALCACIEGA CHASI MAGALY ADRIANA</text:p>
          </table:table-cell>
          <table:table-cell table:style-name="ce47" office:value-type="string" calcext:value-type="string">
            <text:p>UDATSALO03</text:p>
          </table:table-cell>
          <table:table-cell table:style-name="ce65" office:value-type="string" calcext:value-type="string">
            <text:p>SANIDAD ANIMAL</text:p>
          </table:table-cell>
          <table:table-cell table:style-name="ce65"/>
          <table:table-cell/>
          <table:table-cell table:style-name="ce90" table:formula="of:=CONCATENATE(&quot;UPDATE g_estructura.funcionarios SET id_area = '&quot;;[.F33];&quot;' WHERE  identificador = '&quot;;[.D33];&quot;';&quot;)" office:value-type="string" office:string-value="UPDATE g_estructura.funcionarios SET id_area = 'UDATSALO03' WHERE  identificador = '0503512170';" calcext:value-type="string">
            <text:p>UPDATE g_estructura.funcionarios SET id_area = 'UDATSALO03' WHERE <text:s/>identificador = '0503512170';</text:p>
          </table:table-cell>
          <table:table-cell table:number-columns-repeated="1014"/>
        </table:table-row>
        <table:table-row table:style-name="ro6">
          <table:table-cell/>
          <table:covered-table-cell table:style-name="ce7"/>
          <table:table-cell table:style-name="ce20" office:value-type="string" calcext:value-type="string">
            <text:p>OTL03</text:p>
          </table:table-cell>
          <table:table-cell table:style-name="ce34" office:value-type="float" office:value="1714295993" calcext:value-type="float">
            <text:p>1714295993</text:p>
          </table:table-cell>
          <table:table-cell table:style-name="ce46" office:value-type="string" calcext:value-type="string">
            <text:p>MEDINA TIPANLUIZA PATRICIO ADALBERTO</text:p>
          </table:table-cell>
          <table:table-cell table:style-name="ce46" office:value-type="string" calcext:value-type="string">
            <text:p>UDATSALO03</text:p>
          </table:table-cell>
          <table:table-cell table:style-name="ce65" office:value-type="string" calcext:value-type="string">
            <text:p>SANIDAD ANIMAL</text:p>
          </table:table-cell>
          <table:table-cell table:style-name="ce77" office:value-type="string" calcext:value-type="string">
            <text:p>OTL03</text:p>
          </table:table-cell>
          <table:table-cell table:style-name="ce84" office:value-type="string" calcext:value-type="string">
            <text:p>Responsable de Oficina</text:p>
          </table:table-cell>
          <table:table-cell table:style-name="ce90" table:formula="of:=CONCATENATE(&quot;UPDATE g_estructura.funcionarios SET id_area = '&quot;;[.F34];&quot;' WHERE  identificador = '&quot;;[.D34];&quot;';&quot;)" office:value-type="string" office:string-value="UPDATE g_estructura.funcionarios SET id_area = 'UDATSALO03' WHERE  identificador = '1714295993';" calcext:value-type="string">
            <text:p>UPDATE g_estructura.funcionarios SET id_area = 'UDATSALO03' WHERE <text:s/>identificador = '1714295993';</text:p>
          </table:table-cell>
          <table:table-cell/>
          <table:table-cell table:style-name="ce90" table:formula="of:=CONCATENATE(&quot;INSERT INTO g_estructura.responsables(id_area, identificador, prioridad, responsable, activo, estado) values ('&quot;;[.H34];&quot;','&quot;;[.D34];&quot;',1,true,1,1);&quot;)" office:value-type="string" office:string-value="INSERT INTO g_estructura.responsables(id_area, identificador, prioridad, responsable, activo, estado) values ('OTL03','1714295993',1,true,1,1);" calcext:value-type="string">
            <text:p>INSERT INTO g_estructura.responsables(id_area, identificador, prioridad, responsable, activo, estado) values ('OTL03','1714295993',1,true,1,1);</text:p>
          </table:table-cell>
          <table:table-cell table:number-columns-repeated="1012"/>
        </table:table-row>
        <table:table-row table:style-name="ro7">
          <table:table-cell/>
          <table:table-cell table:style-name="ce8" office:value-type="string" calcext:value-type="string">
            <text:p>Punto de Control fronterizo (CEBAF)</text:p>
          </table:table-cell>
          <table:table-cell table:style-name="ce21" office:value-type="string" calcext:value-type="string">
            <text:p>PCF03</text:p>
          </table:table-cell>
          <table:table-cell table:style-name="ce35"/>
          <table:table-cell table:style-name="ce48" office:value-type="string" calcext:value-type="string">
            <text:p>TODOS LOS SERVIDORES DEL AREA TECNICA ROTAN EL PUNTO DE CONTROL</text:p>
          </table:table-cell>
          <table:table-cell table:style-name="ce48"/>
          <table:table-cell table:style-name="ce67" table:number-columns-repeated="2"/>
          <table:table-cell/>
          <table:table-cell table:style-name="ce90"/>
          <table:table-cell table:number-columns-repeated="1014"/>
        </table:table-row>
        <table:table-row table:style-name="ro4">
          <table:table-cell table:number-columns-repeated="9"/>
          <table:table-cell table:style-name="ce90"/>
          <table:table-cell table:number-columns-repeated="1014"/>
        </table:table-row>
        <table:table-row table:style-name="ro4">
          <table:table-cell/>
          <table:table-cell table:style-name="ce3" office:value-type="string" calcext:value-type="string" table:number-columns-spanned="6" table:number-rows-spanned="1">
            <text:p>DIRECCIÓN DISTRITAL ESMERALDAS <text:s/>DD02</text:p>
          </table:table-cell>
          <table:covered-table-cell table:style-name="ce16"/>
          <table:covered-table-cell table:style-name="ce29"/>
          <table:covered-table-cell table:number-columns-repeated="2" table:style-name="ce41"/>
          <table:covered-table-cell table:style-name="ce62"/>
          <table:table-cell table:style-name="ce62"/>
          <table:table-cell/>
          <table:table-cell table:style-name="ce90"/>
          <table:table-cell table:number-columns-repeated="1014"/>
        </table:table-row>
        <table:table-row table:style-name="ro4">
          <table:table-cell/>
          <table:table-cell table:style-name="ce4" office:value-type="string" calcext:value-type="string">
            <text:p>OFICINA</text:p>
          </table:table-cell>
          <table:table-cell table:style-name="ce17"/>
          <table:table-cell table:style-name="ce30" office:value-type="string" calcext:value-type="string">
            <text:p>CEDULA</text:p>
          </table:table-cell>
          <table:table-cell table:style-name="ce42" office:value-type="string" calcext:value-type="string">
            <text:p>PERSONAL Y ÁREA</text:p>
          </table:table-cell>
          <table:table-cell table:style-name="ce42"/>
          <table:table-cell table:style-name="ce63" office:value-type="string" calcext:value-type="string">
            <text:p>AREA</text:p>
          </table:table-cell>
          <table:table-cell table:style-name="ce63"/>
          <table:table-cell/>
          <table:table-cell table:style-name="ce90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 table:number-columns-spanned="1" table:number-rows-spanned="18">
            <text:p>Oficina Esmeraldas</text:p>
          </table:table-cell>
          <table:table-cell table:style-name="ce22" office:value-type="string" calcext:value-type="string">
            <text:p>OTE</text:p>
          </table:table-cell>
          <table:table-cell table:style-name="ce31" office:value-type="string" calcext:value-type="string">
            <text:p>0920974557</text:p>
          </table:table-cell>
          <table:table-cell table:style-name="ce49" office:value-type="string" calcext:value-type="string">
            <text:p>FUENTES CAICEDO LORENA DEL ROCIO</text:p>
          </table:table-cell>
          <table:table-cell table:style-name="ce49" office:value-type="string" calcext:value-type="string">
            <text:p>UDAFE</text:p>
          </table:table-cell>
          <table:table-cell table:style-name="ce68" office:value-type="string" calcext:value-type="string">
            <text:p>ADMINISTRATIVO FINANCIERO</text:p>
          </table:table-cell>
          <table:table-cell table:style-name="ce68"/>
          <table:table-cell/>
          <table:table-cell table:style-name="ce90" table:formula="of:=CONCATENATE(&quot;UPDATE g_estructura.funcionarios SET id_area = '&quot;;[.F39];&quot;' WHERE  identificador = '&quot;;[.D39];&quot;';&quot;)" office:value-type="string" office:string-value="UPDATE g_estructura.funcionarios SET id_area = 'UDAFE' WHERE  identificador = '0920974557';" calcext:value-type="string">
            <text:p>UPDATE g_estructura.funcionarios SET id_area = 'UDAFE' WHERE <text:s/>identificador = '0920974557';</text:p>
          </table:table-cell>
          <table:table-cell table:number-columns-repeated="1014"/>
        </table:table-row>
        <table:table-row table:style-name="ro5">
          <table:table-cell/>
          <table:covered-table-cell table:style-name="ce10"/>
          <table:table-cell table:style-name="ce22" office:value-type="string" calcext:value-type="string">
            <text:p>OTE</text:p>
          </table:table-cell>
          <table:table-cell table:style-name="ce32" office:value-type="string" calcext:value-type="string">
            <text:p>0803033059</text:p>
          </table:table-cell>
          <table:table-cell table:style-name="ce47" office:value-type="string" calcext:value-type="string">
            <text:p>GLEIM ORDOÑEZ SEBASTIAN ANDRES</text:p>
          </table:table-cell>
          <table:table-cell table:style-name="ce49" office:value-type="string" calcext:value-type="string">
            <text:p>UDAFE</text:p>
          </table:table-cell>
          <table:table-cell table:style-name="ce69" office:value-type="string" calcext:value-type="string">
            <text:p>ADMINISTRATIVO FINANCIERO</text:p>
          </table:table-cell>
          <table:table-cell table:style-name="ce69"/>
          <table:table-cell/>
          <table:table-cell table:style-name="ce90" table:formula="of:=CONCATENATE(&quot;UPDATE g_estructura.funcionarios SET id_area = '&quot;;[.F40];&quot;' WHERE  identificador = '&quot;;[.D40];&quot;';&quot;)" office:value-type="string" office:string-value="UPDATE g_estructura.funcionarios SET id_area = 'UDAFE' WHERE  identificador = '0803033059';" calcext:value-type="string">
            <text:p>UPDATE g_estructura.funcionarios SET id_area = 'UDAFE' WHERE <text:s/>identificador = '0803033059';</text:p>
          </table:table-cell>
          <table:table-cell table:number-columns-repeated="1014"/>
        </table:table-row>
        <table:table-row table:style-name="ro5">
          <table:table-cell/>
          <table:covered-table-cell table:style-name="ce10"/>
          <table:table-cell table:style-name="ce22" office:value-type="string" calcext:value-type="string">
            <text:p>OTE</text:p>
          </table:table-cell>
          <table:table-cell table:style-name="ce32" office:value-type="float" office:value="1717562340" calcext:value-type="float">
            <text:p>1717562340</text:p>
          </table:table-cell>
          <table:table-cell table:style-name="ce47" office:value-type="string" calcext:value-type="string">
            <text:p>MENDOZA CIFUENTES JOHANNA GABRIELA</text:p>
          </table:table-cell>
          <table:table-cell table:style-name="ce49" office:value-type="string" calcext:value-type="string">
            <text:p>UDAFE</text:p>
          </table:table-cell>
          <table:table-cell table:style-name="ce69" office:value-type="string" calcext:value-type="string">
            <text:p>ADMINISTRATIVO FINANCIERO</text:p>
          </table:table-cell>
          <table:table-cell table:style-name="ce69"/>
          <table:table-cell/>
          <table:table-cell table:style-name="ce90" table:formula="of:=CONCATENATE(&quot;UPDATE g_estructura.funcionarios SET id_area = '&quot;;[.F41];&quot;' WHERE  identificador = '&quot;;[.D41];&quot;';&quot;)" office:value-type="string" office:string-value="UPDATE g_estructura.funcionarios SET id_area = 'UDAFE' WHERE  identificador = '1717562340';" calcext:value-type="string">
            <text:p>UPDATE g_estructura.funcionarios SET id_area = 'UDAFE' WHERE <text:s/>identificador = '1717562340';</text:p>
          </table:table-cell>
          <table:table-cell table:number-columns-repeated="1014"/>
        </table:table-row>
        <table:table-row table:style-name="ro5">
          <table:table-cell/>
          <table:covered-table-cell table:style-name="ce10"/>
          <table:table-cell table:style-name="ce22" office:value-type="string" calcext:value-type="string">
            <text:p>OTE</text:p>
          </table:table-cell>
          <table:table-cell table:style-name="ce32" office:value-type="string" calcext:value-type="string">
            <text:p>0201629409</text:p>
          </table:table-cell>
          <table:table-cell table:style-name="ce47" office:value-type="string" calcext:value-type="string">
            <text:p>MERA GALLO EFRAIN IVAN</text:p>
          </table:table-cell>
          <table:table-cell table:style-name="ce49" office:value-type="string" calcext:value-type="string">
            <text:p>UDAFE</text:p>
          </table:table-cell>
          <table:table-cell table:style-name="ce69" office:value-type="string" calcext:value-type="string">
            <text:p>ADMINISTRATIVO FINANCIERO</text:p>
          </table:table-cell>
          <table:table-cell table:style-name="ce69"/>
          <table:table-cell/>
          <table:table-cell table:style-name="ce90" table:formula="of:=CONCATENATE(&quot;UPDATE g_estructura.funcionarios SET id_area = '&quot;;[.F42];&quot;' WHERE  identificador = '&quot;;[.D42];&quot;';&quot;)" office:value-type="string" office:string-value="UPDATE g_estructura.funcionarios SET id_area = 'UDAFE' WHERE  identificador = '0201629409';" calcext:value-type="string">
            <text:p>UPDATE g_estructura.funcionarios SET id_area = 'UDAFE' WHERE <text:s/>identificador = '0201629409';</text:p>
          </table:table-cell>
          <table:table-cell table:number-columns-repeated="1014"/>
        </table:table-row>
        <table:table-row table:style-name="ro5">
          <table:table-cell/>
          <table:covered-table-cell table:style-name="ce10"/>
          <table:table-cell table:style-name="ce22" office:value-type="string" calcext:value-type="string">
            <text:p>OTE</text:p>
          </table:table-cell>
          <table:table-cell table:style-name="ce32" office:value-type="string" calcext:value-type="string">
            <text:p>0801790080</text:p>
          </table:table-cell>
          <table:table-cell table:style-name="ce47" office:value-type="string" calcext:value-type="string">
            <text:p>QUIÑONEZ CUERO MARIO XAVIER</text:p>
          </table:table-cell>
          <table:table-cell table:style-name="ce49" office:value-type="string" calcext:value-type="string">
            <text:p>UDAFE</text:p>
          </table:table-cell>
          <table:table-cell table:style-name="ce69" office:value-type="string" calcext:value-type="string">
            <text:p>ADMINISTRATIVO FINANCIERO</text:p>
          </table:table-cell>
          <table:table-cell table:style-name="ce69"/>
          <table:table-cell/>
          <table:table-cell table:style-name="ce90" table:formula="of:=CONCATENATE(&quot;UPDATE g_estructura.funcionarios SET id_area = '&quot;;[.F43];&quot;' WHERE  identificador = '&quot;;[.D43];&quot;';&quot;)" office:value-type="string" office:string-value="UPDATE g_estructura.funcionarios SET id_area = 'UDAFE' WHERE  identificador = '0801790080';" calcext:value-type="string">
            <text:p>UPDATE g_estructura.funcionarios SET id_area = 'UDAFE' WHERE <text:s/>identificador = '0801790080';</text:p>
          </table:table-cell>
          <table:table-cell table:number-columns-repeated="1014"/>
        </table:table-row>
        <table:table-row table:style-name="ro5">
          <table:table-cell/>
          <table:covered-table-cell table:style-name="ce10"/>
          <table:table-cell table:style-name="ce22" office:value-type="string" calcext:value-type="string">
            <text:p>OTE</text:p>
          </table:table-cell>
          <table:table-cell table:style-name="ce32" office:value-type="string" calcext:value-type="string">
            <text:p>0801900853</text:p>
          </table:table-cell>
          <table:table-cell table:style-name="ce47" office:value-type="string" calcext:value-type="string">
            <text:p>ANGULO WININTER FRIXON GEOVANNY</text:p>
          </table:table-cell>
          <table:table-cell table:style-name="ce47" office:value-type="string" calcext:value-type="string">
            <text:p>UDSAE</text:p>
          </table:table-cell>
          <table:table-cell table:style-name="ce69" office:value-type="string" calcext:value-type="string">
            <text:p>SANIDAD ANIMAL</text:p>
          </table:table-cell>
          <table:table-cell table:style-name="ce69"/>
          <table:table-cell/>
          <table:table-cell table:style-name="ce90" table:formula="of:=CONCATENATE(&quot;UPDATE g_estructura.funcionarios SET id_area = '&quot;;[.F44];&quot;' WHERE  identificador = '&quot;;[.D44];&quot;';&quot;)" office:value-type="string" office:string-value="UPDATE g_estructura.funcionarios SET id_area = 'UDSAE' WHERE  identificador = '0801900853';" calcext:value-type="string">
            <text:p>UPDATE g_estructura.funcionarios SET id_area = 'UDSAE' WHERE <text:s/>identificador = '0801900853';</text:p>
          </table:table-cell>
          <table:table-cell table:number-columns-repeated="1014"/>
        </table:table-row>
        <table:table-row table:style-name="ro5">
          <table:table-cell/>
          <table:covered-table-cell table:style-name="ce10"/>
          <table:table-cell table:style-name="ce22" office:value-type="string" calcext:value-type="string">
            <text:p>OTE</text:p>
          </table:table-cell>
          <table:table-cell table:style-name="ce32" office:value-type="string" calcext:value-type="string">
            <text:p>0802393751</text:p>
          </table:table-cell>
          <table:table-cell table:style-name="ce47" office:value-type="string" calcext:value-type="string">
            <text:p>BOADA MONTAÑO CRISTHIAN RUBEN</text:p>
          </table:table-cell>
          <table:table-cell table:style-name="ce47" office:value-type="string" calcext:value-type="string">
            <text:p>UDSAE</text:p>
          </table:table-cell>
          <table:table-cell table:style-name="ce69" office:value-type="string" calcext:value-type="string">
            <text:p>SANIDAD ANIMAL</text:p>
          </table:table-cell>
          <table:table-cell table:style-name="ce69"/>
          <table:table-cell/>
          <table:table-cell table:style-name="ce90" table:formula="of:=CONCATENATE(&quot;UPDATE g_estructura.funcionarios SET id_area = '&quot;;[.F45];&quot;' WHERE  identificador = '&quot;;[.D45];&quot;';&quot;)" office:value-type="string" office:string-value="UPDATE g_estructura.funcionarios SET id_area = 'UDSAE' WHERE  identificador = '0802393751';" calcext:value-type="string">
            <text:p>UPDATE g_estructura.funcionarios SET id_area = 'UDSAE' WHERE <text:s/>identificador = '0802393751';</text:p>
          </table:table-cell>
          <table:table-cell table:number-columns-repeated="1014"/>
        </table:table-row>
        <table:table-row table:style-name="ro5">
          <table:table-cell/>
          <table:covered-table-cell table:style-name="ce10"/>
          <table:table-cell table:style-name="ce22" office:value-type="string" calcext:value-type="string">
            <text:p>OTE</text:p>
          </table:table-cell>
          <table:table-cell table:style-name="ce32" office:value-type="string" calcext:value-type="string">
            <text:p>0802533596</text:p>
          </table:table-cell>
          <table:table-cell table:style-name="ce47" office:value-type="string" calcext:value-type="string">
            <text:p>ESTUPIÑAN DÍAZ ANDRÉ <text:s/>ALFONSO</text:p>
          </table:table-cell>
          <table:table-cell table:style-name="ce47" office:value-type="string" calcext:value-type="string">
            <text:p>UDSAE</text:p>
          </table:table-cell>
          <table:table-cell table:style-name="ce69" office:value-type="string" calcext:value-type="string">
            <text:p>SANIDAD ANIMAL</text:p>
          </table:table-cell>
          <table:table-cell table:style-name="ce69"/>
          <table:table-cell/>
          <table:table-cell table:style-name="ce90" table:formula="of:=CONCATENATE(&quot;UPDATE g_estructura.funcionarios SET id_area = '&quot;;[.F46];&quot;' WHERE  identificador = '&quot;;[.D46];&quot;';&quot;)" office:value-type="string" office:string-value="UPDATE g_estructura.funcionarios SET id_area = 'UDSAE' WHERE  identificador = '0802533596';" calcext:value-type="string">
            <text:p>UPDATE g_estructura.funcionarios SET id_area = 'UDSAE' WHERE <text:s/>identificador = '0802533596';</text:p>
          </table:table-cell>
          <table:table-cell table:number-columns-repeated="1014"/>
        </table:table-row>
        <table:table-row table:style-name="ro5">
          <table:table-cell/>
          <table:covered-table-cell table:style-name="ce10"/>
          <table:table-cell table:style-name="ce22" office:value-type="string" calcext:value-type="string">
            <text:p>OTE</text:p>
          </table:table-cell>
          <table:table-cell table:style-name="ce32" office:value-type="float" office:value="1310935786" calcext:value-type="float">
            <text:p>1310935786</text:p>
          </table:table-cell>
          <table:table-cell table:style-name="ce47" office:value-type="string" calcext:value-type="string">
            <text:p>MARCILLO MOLINA JAMIL</text:p>
          </table:table-cell>
          <table:table-cell table:style-name="ce47" office:value-type="string" calcext:value-type="string">
            <text:p>UDSAE</text:p>
          </table:table-cell>
          <table:table-cell table:style-name="ce69" office:value-type="string" calcext:value-type="string">
            <text:p>SANIDAD ANIMAL</text:p>
          </table:table-cell>
          <table:table-cell table:style-name="ce69"/>
          <table:table-cell/>
          <table:table-cell table:style-name="ce90" table:formula="of:=CONCATENATE(&quot;UPDATE g_estructura.funcionarios SET id_area = '&quot;;[.F47];&quot;' WHERE  identificador = '&quot;;[.D47];&quot;';&quot;)" office:value-type="string" office:string-value="UPDATE g_estructura.funcionarios SET id_area = 'UDSAE' WHERE  identificador = '1310935786';" calcext:value-type="string">
            <text:p>UPDATE g_estructura.funcionarios SET id_area = 'UDSAE' WHERE <text:s/>identificador = '1310935786';</text:p>
          </table:table-cell>
          <table:table-cell table:number-columns-repeated="1014"/>
        </table:table-row>
        <table:table-row table:style-name="ro5">
          <table:table-cell/>
          <table:covered-table-cell table:style-name="ce10"/>
          <table:table-cell table:style-name="ce22" office:value-type="string" calcext:value-type="string">
            <text:p>OTE</text:p>
          </table:table-cell>
          <table:table-cell table:style-name="ce32" office:value-type="string" calcext:value-type="string">
            <text:p>0802698167</text:p>
          </table:table-cell>
          <table:table-cell table:style-name="ce47" office:value-type="string" calcext:value-type="string">
            <text:p>MANTINEZ ZAMBRANO JAIME JAVIER</text:p>
          </table:table-cell>
          <table:table-cell table:style-name="ce47" office:value-type="string" calcext:value-type="string">
            <text:p>UDSAE</text:p>
          </table:table-cell>
          <table:table-cell table:style-name="ce69" office:value-type="string" calcext:value-type="string">
            <text:p>SANIDAD ANIMAL</text:p>
          </table:table-cell>
          <table:table-cell table:style-name="ce69"/>
          <table:table-cell/>
          <table:table-cell table:style-name="ce90" table:formula="of:=CONCATENATE(&quot;UPDATE g_estructura.funcionarios SET id_area = '&quot;;[.F48];&quot;' WHERE  identificador = '&quot;;[.D48];&quot;';&quot;)" office:value-type="string" office:string-value="UPDATE g_estructura.funcionarios SET id_area = 'UDSAE' WHERE  identificador = '0802698167';" calcext:value-type="string">
            <text:p>UPDATE g_estructura.funcionarios SET id_area = 'UDSAE' WHERE <text:s/>identificador = '0802698167';</text:p>
          </table:table-cell>
          <table:table-cell table:number-columns-repeated="1014"/>
        </table:table-row>
        <table:table-row table:style-name="ro4">
          <table:table-cell/>
          <table:covered-table-cell table:style-name="ce10"/>
          <table:table-cell table:style-name="ce22" office:value-type="string" calcext:value-type="string">
            <text:p>OTE</text:p>
          </table:table-cell>
          <table:table-cell table:style-name="ce32" office:value-type="string" calcext:value-type="string">
            <text:p>0502166366</text:p>
          </table:table-cell>
          <table:table-cell table:style-name="ce46" office:value-type="string" calcext:value-type="string">
            <text:p>VILLAMARIN LASCANO ROBERTO CARLOS</text:p>
          </table:table-cell>
          <table:table-cell table:style-name="ce46" office:value-type="string" calcext:value-type="string">
            <text:p>DD02</text:p>
          </table:table-cell>
          <table:table-cell table:style-name="ce69" office:value-type="string" calcext:value-type="string">
            <text:p>DIRECCIÓN DISTRITAL</text:p>
          </table:table-cell>
          <table:table-cell table:style-name="ce78" office:value-type="string" calcext:value-type="string">
            <text:p>DD02</text:p>
          </table:table-cell>
          <table:table-cell table:style-name="ce83" office:value-type="string" calcext:value-type="string">
            <text:p>RESPONSABLE DE PROVINCIA</text:p>
          </table:table-cell>
          <table:table-cell table:style-name="ce90" table:formula="of:=CONCATENATE(&quot;UPDATE g_estructura.funcionarios SET id_area = '&quot;;[.F49];&quot;' WHERE  identificador = '&quot;;[.D49];&quot;';&quot;)" office:value-type="string" office:string-value="UPDATE g_estructura.funcionarios SET id_area = 'DD02' WHERE  identificador = '0502166366';" calcext:value-type="string">
            <text:p>UPDATE g_estructura.funcionarios SET id_area = 'DD02' WHERE <text:s/>identificador = '0502166366';</text:p>
          </table:table-cell>
          <table:table-cell/>
          <table:table-cell table:style-name="ce90" table:formula="of:=CONCATENATE(&quot;INSERT INTO g_estructura.responsables(id_area, identificador, prioridad, responsable, activo, estado) values ('&quot;;[.H49];&quot;','&quot;;[.D49];&quot;',1,true,1,1);&quot;)" office:value-type="string" office:string-value="INSERT INTO g_estructura.responsables(id_area, identificador, prioridad, responsable, activo, estado) values ('DD02','0502166366',1,true,1,1);" calcext:value-type="string">
            <text:p>INSERT INTO g_estructura.responsables(id_area, identificador, prioridad, responsable, activo, estado) values ('DD02','0502166366',1,true,1,1);</text:p>
          </table:table-cell>
          <table:table-cell table:number-columns-repeated="1012"/>
        </table:table-row>
        <table:table-row table:style-name="ro5">
          <table:table-cell/>
          <table:covered-table-cell table:style-name="ce10"/>
          <table:table-cell table:style-name="ce22" office:value-type="string" calcext:value-type="string">
            <text:p>OTE</text:p>
          </table:table-cell>
          <table:table-cell table:style-name="ce32" office:value-type="string" calcext:value-type="string">
            <text:p>0801998899</text:p>
          </table:table-cell>
          <table:table-cell table:style-name="ce47" office:value-type="string" calcext:value-type="string">
            <text:p>SEGOVIA LOOR BYRON PATRICIO</text:p>
          </table:table-cell>
          <table:table-cell table:style-name="ce47" office:value-type="string" calcext:value-type="string">
            <text:p>UDSAE</text:p>
          </table:table-cell>
          <table:table-cell table:style-name="ce69" office:value-type="string" calcext:value-type="string">
            <text:p>SANIDAD ANIMAL</text:p>
          </table:table-cell>
          <table:table-cell table:style-name="ce69"/>
          <table:table-cell/>
          <table:table-cell table:style-name="ce90" table:formula="of:=CONCATENATE(&quot;UPDATE g_estructura.funcionarios SET id_area = '&quot;;[.F50];&quot;' WHERE  identificador = '&quot;;[.D50];&quot;';&quot;)" office:value-type="string" office:string-value="UPDATE g_estructura.funcionarios SET id_area = 'UDSAE' WHERE  identificador = '0801998899';" calcext:value-type="string">
            <text:p>UPDATE g_estructura.funcionarios SET id_area = 'UDSAE' WHERE <text:s/>identificador = '0801998899';</text:p>
          </table:table-cell>
          <table:table-cell table:number-columns-repeated="1014"/>
        </table:table-row>
        <table:table-row table:style-name="ro5">
          <table:table-cell/>
          <table:covered-table-cell table:style-name="ce10"/>
          <table:table-cell table:style-name="ce22" office:value-type="string" calcext:value-type="string">
            <text:p>OTE</text:p>
          </table:table-cell>
          <table:table-cell table:style-name="ce32" office:value-type="string" calcext:value-type="string">
            <text:p>0503062804</text:p>
          </table:table-cell>
          <table:table-cell table:style-name="ce47" office:value-type="string" calcext:value-type="string">
            <text:p>SILVA TAPIA MAYRA FRANCISCA</text:p>
          </table:table-cell>
          <table:table-cell table:style-name="ce47" office:value-type="string" calcext:value-type="string">
            <text:p>UDSAE</text:p>
          </table:table-cell>
          <table:table-cell table:style-name="ce69" office:value-type="string" calcext:value-type="string">
            <text:p>SANIDAD ANIMAL</text:p>
          </table:table-cell>
          <table:table-cell table:style-name="ce69"/>
          <table:table-cell/>
          <table:table-cell table:style-name="ce90" table:formula="of:=CONCATENATE(&quot;UPDATE g_estructura.funcionarios SET id_area = '&quot;;[.F51];&quot;' WHERE  identificador = '&quot;;[.D51];&quot;';&quot;)" office:value-type="string" office:string-value="UPDATE g_estructura.funcionarios SET id_area = 'UDSAE' WHERE  identificador = '0503062804';" calcext:value-type="string">
            <text:p>UPDATE g_estructura.funcionarios SET id_area = 'UDSAE' WHERE <text:s/>identificador = '0503062804';</text:p>
          </table:table-cell>
          <table:table-cell table:number-columns-repeated="1014"/>
        </table:table-row>
        <table:table-row table:style-name="ro5">
          <table:table-cell/>
          <table:covered-table-cell table:style-name="ce10"/>
          <table:table-cell table:style-name="ce22" office:value-type="string" calcext:value-type="string">
            <text:p>OTE</text:p>
          </table:table-cell>
          <table:table-cell table:style-name="ce32" office:value-type="string" calcext:value-type="string">
            <text:p>0802476135</text:p>
          </table:table-cell>
          <table:table-cell table:style-name="ce47" office:value-type="string" calcext:value-type="string">
            <text:p>ZUÑIGA SOSA BILLY PATRICIO</text:p>
          </table:table-cell>
          <table:table-cell table:style-name="ce47" office:value-type="string" calcext:value-type="string">
            <text:p>UDSAE</text:p>
          </table:table-cell>
          <table:table-cell table:style-name="ce69" office:value-type="string" calcext:value-type="string">
            <text:p>SANIDAD ANIMAL</text:p>
          </table:table-cell>
          <table:table-cell table:style-name="ce69"/>
          <table:table-cell/>
          <table:table-cell table:style-name="ce90" table:formula="of:=CONCATENATE(&quot;UPDATE g_estructura.funcionarios SET id_area = '&quot;;[.F52];&quot;' WHERE  identificador = '&quot;;[.D52];&quot;';&quot;)" office:value-type="string" office:string-value="UPDATE g_estructura.funcionarios SET id_area = 'UDSAE' WHERE  identificador = '0802476135';" calcext:value-type="string">
            <text:p>UPDATE g_estructura.funcionarios SET id_area = 'UDSAE' WHERE <text:s/>identificador = '0802476135';</text:p>
          </table:table-cell>
          <table:table-cell table:number-columns-repeated="1014"/>
        </table:table-row>
        <table:table-row table:style-name="ro5">
          <table:table-cell/>
          <table:covered-table-cell table:style-name="ce10"/>
          <table:table-cell table:style-name="ce22" office:value-type="string" calcext:value-type="string">
            <text:p>OTE</text:p>
          </table:table-cell>
          <table:table-cell table:style-name="ce32" office:value-type="string" calcext:value-type="string">
            <text:p>0803120039</text:p>
          </table:table-cell>
          <table:table-cell table:style-name="ce47" office:value-type="string" calcext:value-type="string">
            <text:p>ANGAMARCA PIGUAVE JORGE GUILLERMO</text:p>
          </table:table-cell>
          <table:table-cell table:style-name="ce47" office:value-type="string" calcext:value-type="string">
            <text:p>UDSVE</text:p>
          </table:table-cell>
          <table:table-cell table:style-name="ce69" office:value-type="string" calcext:value-type="string">
            <text:p>SANIDAD VEGETAL</text:p>
          </table:table-cell>
          <table:table-cell table:style-name="ce69"/>
          <table:table-cell/>
          <table:table-cell table:style-name="ce90" table:formula="of:=CONCATENATE(&quot;UPDATE g_estructura.funcionarios SET id_area = '&quot;;[.F53];&quot;' WHERE  identificador = '&quot;;[.D53];&quot;';&quot;)" office:value-type="string" office:string-value="UPDATE g_estructura.funcionarios SET id_area = 'UDSVE' WHERE  identificador = '0803120039';" calcext:value-type="string">
            <text:p>UPDATE g_estructura.funcionarios SET id_area = 'UDSVE' WHERE <text:s/>identificador = '0803120039';</text:p>
          </table:table-cell>
          <table:table-cell table:number-columns-repeated="1014"/>
        </table:table-row>
        <table:table-row table:style-name="ro5">
          <table:table-cell/>
          <table:covered-table-cell table:style-name="ce10"/>
          <table:table-cell table:style-name="ce22" office:value-type="string" calcext:value-type="string">
            <text:p>OTE</text:p>
          </table:table-cell>
          <table:table-cell table:style-name="ce32" office:value-type="string" calcext:value-type="string">
            <text:p>0800322661</text:p>
          </table:table-cell>
          <table:table-cell table:style-name="ce47" office:value-type="string" calcext:value-type="string">
            <text:p>MADRID CEVALLOS VLADIMIR LAURENTI</text:p>
          </table:table-cell>
          <table:table-cell table:style-name="ce47" office:value-type="string" calcext:value-type="string">
            <text:p>UDSVE</text:p>
          </table:table-cell>
          <table:table-cell table:style-name="ce69" office:value-type="string" calcext:value-type="string">
            <text:p>SANIDAD VEGETAL</text:p>
          </table:table-cell>
          <table:table-cell table:style-name="ce69"/>
          <table:table-cell/>
          <table:table-cell table:style-name="ce90" table:formula="of:=CONCATENATE(&quot;UPDATE g_estructura.funcionarios SET id_area = '&quot;;[.F54];&quot;' WHERE  identificador = '&quot;;[.D54];&quot;';&quot;)" office:value-type="string" office:string-value="UPDATE g_estructura.funcionarios SET id_area = 'UDSVE' WHERE  identificador = '0800322661';" calcext:value-type="string">
            <text:p>UPDATE g_estructura.funcionarios SET id_area = 'UDSVE' WHERE <text:s/>identificador = '0800322661';</text:p>
          </table:table-cell>
          <table:table-cell table:number-columns-repeated="1014"/>
        </table:table-row>
        <table:table-row table:style-name="ro5">
          <table:table-cell/>
          <table:covered-table-cell table:style-name="ce10"/>
          <table:table-cell table:style-name="ce22" office:value-type="string" calcext:value-type="string">
            <text:p>OTE</text:p>
          </table:table-cell>
          <table:table-cell table:style-name="ce32" office:value-type="string" calcext:value-type="string">
            <text:p>0802798488</text:p>
          </table:table-cell>
          <table:table-cell table:style-name="ce47" office:value-type="string" calcext:value-type="string">
            <text:p>ROBLES ESCOBAR ANGEL DAVID</text:p>
          </table:table-cell>
          <table:table-cell table:style-name="ce47" office:value-type="string" calcext:value-type="string">
            <text:p>UDIAE</text:p>
          </table:table-cell>
          <table:table-cell table:style-name="ce69" office:value-type="string" calcext:value-type="string">
            <text:p>INOCUIDAD DE ALIMENTOS</text:p>
          </table:table-cell>
          <table:table-cell table:style-name="ce69"/>
          <table:table-cell/>
          <table:table-cell table:style-name="ce90" table:formula="of:=CONCATENATE(&quot;UPDATE g_estructura.funcionarios SET id_area = '&quot;;[.F55];&quot;' WHERE  identificador = '&quot;;[.D55];&quot;';&quot;)" office:value-type="string" office:string-value="UPDATE g_estructura.funcionarios SET id_area = 'UDIAE' WHERE  identificador = '0802798488';" calcext:value-type="string">
            <text:p>UPDATE g_estructura.funcionarios SET id_area = 'UDIAE' WHERE <text:s/>identificador = '0802798488';</text:p>
          </table:table-cell>
          <table:table-cell table:number-columns-repeated="1014"/>
        </table:table-row>
        <table:table-row table:style-name="ro5">
          <table:table-cell/>
          <table:covered-table-cell table:style-name="ce10"/>
          <table:table-cell table:style-name="ce22" office:value-type="string" calcext:value-type="string">
            <text:p>OTE</text:p>
          </table:table-cell>
          <table:table-cell table:style-name="ce32" office:value-type="float" office:value="2200025951" calcext:value-type="float">
            <text:p>2200025951</text:p>
          </table:table-cell>
          <table:table-cell table:style-name="ce47" office:value-type="string" calcext:value-type="string">
            <text:p>NARANJO PAREDES WILMER JOSE</text:p>
          </table:table-cell>
          <table:table-cell table:style-name="ce47" office:value-type="string" calcext:value-type="string">
            <text:p>UDRIAE</text:p>
          </table:table-cell>
          <table:table-cell table:style-name="ce69" office:value-type="string" calcext:value-type="string">
            <text:p>REGISTRO DE INSUMOS AGROPECUARIOS</text:p>
          </table:table-cell>
          <table:table-cell table:style-name="ce69"/>
          <table:table-cell/>
          <table:table-cell table:style-name="ce90" table:formula="of:=CONCATENATE(&quot;UPDATE g_estructura.funcionarios SET id_area = '&quot;;[.F56];&quot;' WHERE  identificador = '&quot;;[.D56];&quot;';&quot;)" office:value-type="string" office:string-value="UPDATE g_estructura.funcionarios SET id_area = 'UDRIAE' WHERE  identificador = '2200025951';" calcext:value-type="string">
            <text:p>UPDATE g_estructura.funcionarios SET id_area = 'UDRIAE' WHERE <text:s/>identificador = '2200025951';</text:p>
          </table:table-cell>
          <table:table-cell table:number-columns-repeated="1014"/>
        </table:table-row>
        <table:table-row table:style-name="ro7">
          <table:table-cell table:style-name="ce1"/>
          <table:table-cell table:style-name="ce7" office:value-type="string" calcext:value-type="string">
            <text:p>Oficina Puerto Esmeraldas</text:p>
          </table:table-cell>
          <table:table-cell table:style-name="ce23" office:value-type="string" calcext:value-type="string">
            <text:p>OTPE02</text:p>
          </table:table-cell>
          <table:table-cell table:style-name="ce36" office:value-type="string" calcext:value-type="string">
            <text:p>0802936708</text:p>
          </table:table-cell>
          <table:table-cell table:style-name="ce46" office:value-type="string" calcext:value-type="string">
            <text:p>MARQUEZ ROA ANTONINO HERNAN</text:p>
          </table:table-cell>
          <table:table-cell table:style-name="ce46" office:value-type="string" calcext:value-type="string">
            <text:p>UDSVPE02</text:p>
          </table:table-cell>
          <table:table-cell table:style-name="ce69" office:value-type="string" calcext:value-type="string">
            <text:p>SANIDAD VEGETAL</text:p>
          </table:table-cell>
          <table:table-cell table:style-name="ce78" office:value-type="string" calcext:value-type="string">
            <text:p>OTPE02</text:p>
          </table:table-cell>
          <table:table-cell table:style-name="ce83" office:value-type="string" calcext:value-type="string">
            <text:p>Responsable de Oficina</text:p>
          </table:table-cell>
          <table:table-cell table:style-name="ce90" table:formula="of:=CONCATENATE(&quot;UPDATE g_estructura.funcionarios SET id_area = '&quot;;[.F57];&quot;' WHERE  identificador = '&quot;;[.D57];&quot;';&quot;)" office:value-type="string" office:string-value="UPDATE g_estructura.funcionarios SET id_area = 'UDSVPE02' WHERE  identificador = '0802936708';" calcext:value-type="string">
            <text:p>UPDATE g_estructura.funcionarios SET id_area = 'UDSVPE02' WHERE <text:s/>identificador = '0802936708';</text:p>
          </table:table-cell>
          <table:table-cell/>
          <table:table-cell table:style-name="ce90" table:formula="of:=CONCATENATE(&quot;INSERT INTO g_estructura.responsables(id_area, identificador, prioridad, responsable, activo, estado) values ('&quot;;[.H57];&quot;','&quot;;[.D57];&quot;',1,true,1,1);&quot;)" office:value-type="string" office:string-value="INSERT INTO g_estructura.responsables(id_area, identificador, prioridad, responsable, activo, estado) values ('OTPE02','0802936708',1,true,1,1);" calcext:value-type="string">
            <text:p>INSERT INTO g_estructura.responsables(id_area, identificador, prioridad, responsable, activo, estado) values ('OTPE02','0802936708',1,true,1,1);</text:p>
          </table:table-cell>
          <table:table-cell table:number-columns-repeated="1012"/>
        </table:table-row>
        <table:table-row table:style-name="ro7">
          <table:table-cell table:style-name="ce1"/>
          <table:table-cell table:style-name="ce7" office:value-type="string" calcext:value-type="string">
            <text:p>Oficina Aeropuerto Esmeraldas</text:p>
          </table:table-cell>
          <table:table-cell table:style-name="ce20" office:value-type="string" calcext:value-type="string">
            <text:p>OTAE02</text:p>
          </table:table-cell>
          <table:table-cell table:style-name="ce32" office:value-type="string" calcext:value-type="string">
            <text:p>0802936708</text:p>
          </table:table-cell>
          <table:table-cell table:style-name="ce47" office:value-type="string" calcext:value-type="string">
            <text:p>MARQUEZ ROA ANTONINO HERNAN</text:p>
          </table:table-cell>
          <table:table-cell table:style-name="ce47" office:value-type="string" calcext:value-type="string">
            <text:p>UDSVPE02</text:p>
          </table:table-cell>
          <table:table-cell table:style-name="ce69" office:value-type="string" calcext:value-type="string">
            <text:p>SANIDAD VEGETAL</text:p>
          </table:table-cell>
          <table:table-cell table:style-name="ce69"/>
          <table:table-cell/>
          <table:table-cell table:style-name="ce90" table:formula="of:=CONCATENATE(&quot;UPDATE g_estructura.funcionarios SET id_area = '&quot;;[.F58];&quot;' WHERE  identificador = '&quot;;[.D58];&quot;';&quot;)" office:value-type="string" office:string-value="UPDATE g_estructura.funcionarios SET id_area = 'UDSVPE02' WHERE  identificador = '0802936708';" calcext:value-type="string">
            <text:p>UPDATE g_estructura.funcionarios SET id_area = 'UDSVPE02' WHERE <text:s/>identificador = '0802936708';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 table:number-columns-spanned="1" table:number-rows-spanned="6">
            <text:p>Oficina Quininde</text:p>
          </table:table-cell>
          <table:table-cell table:style-name="ce20" office:value-type="string" calcext:value-type="string">
            <text:p>OTQ02</text:p>
          </table:table-cell>
          <table:table-cell table:style-name="ce32" office:value-type="float" office:value="1711216299" calcext:value-type="float">
            <text:p>1711216299</text:p>
          </table:table-cell>
          <table:table-cell table:style-name="ce47" office:value-type="string" calcext:value-type="string">
            <text:p>ACERO <text:s/>ZAPATA JAIME ARTURO</text:p>
          </table:table-cell>
          <table:table-cell table:style-name="ce47" office:value-type="string" calcext:value-type="string">
            <text:p>UDSAQ02</text:p>
          </table:table-cell>
          <table:table-cell table:style-name="ce69" office:value-type="string" calcext:value-type="string">
            <text:p>SANIDAD ANIMAL</text:p>
          </table:table-cell>
          <table:table-cell table:style-name="ce69"/>
          <table:table-cell/>
          <table:table-cell table:style-name="ce90" table:formula="of:=CONCATENATE(&quot;UPDATE g_estructura.funcionarios SET id_area = '&quot;;[.F59];&quot;' WHERE  identificador = '&quot;;[.D59];&quot;';&quot;)" office:value-type="string" office:string-value="UPDATE g_estructura.funcionarios SET id_area = 'UDSAQ02' WHERE  identificador = '1711216299';" calcext:value-type="string">
            <text:p>UPDATE g_estructura.funcionarios SET id_area = 'UDSAQ02' WHERE <text:s/>identificador = '1711216299';</text:p>
          </table:table-cell>
          <table:table-cell table:number-columns-repeated="1014"/>
        </table:table-row>
        <table:table-row table:style-name="ro5">
          <table:table-cell/>
          <table:covered-table-cell table:style-name="ce7"/>
          <table:table-cell table:style-name="ce20" office:value-type="string" calcext:value-type="string">
            <text:p>OTQ02</text:p>
          </table:table-cell>
          <table:table-cell table:style-name="ce32" office:value-type="string" calcext:value-type="string">
            <text:p>0802157842</text:p>
          </table:table-cell>
          <table:table-cell table:style-name="ce47" office:value-type="string" calcext:value-type="string">
            <text:p>MENENDEZ CEVALLOS MANUEL ALBERTO</text:p>
          </table:table-cell>
          <table:table-cell table:style-name="ce47" office:value-type="string" calcext:value-type="string">
            <text:p>UDSAQ02</text:p>
          </table:table-cell>
          <table:table-cell table:style-name="ce69" office:value-type="string" calcext:value-type="string">
            <text:p>SANIDAD ANIMAL</text:p>
          </table:table-cell>
          <table:table-cell table:style-name="ce69"/>
          <table:table-cell/>
          <table:table-cell table:style-name="ce90" table:formula="of:=CONCATENATE(&quot;UPDATE g_estructura.funcionarios SET id_area = '&quot;;[.F60];&quot;' WHERE  identificador = '&quot;;[.D60];&quot;';&quot;)" office:value-type="string" office:string-value="UPDATE g_estructura.funcionarios SET id_area = 'UDSAQ02' WHERE  identificador = '0802157842';" calcext:value-type="string">
            <text:p>UPDATE g_estructura.funcionarios SET id_area = 'UDSAQ02' WHERE <text:s/>identificador = '0802157842';</text:p>
          </table:table-cell>
          <table:table-cell table:number-columns-repeated="1014"/>
        </table:table-row>
        <table:table-row table:style-name="ro5">
          <table:table-cell/>
          <table:covered-table-cell table:style-name="ce7"/>
          <table:table-cell table:style-name="ce20" office:value-type="string" calcext:value-type="string">
            <text:p>OTQ02</text:p>
          </table:table-cell>
          <table:table-cell table:style-name="ce32" office:value-type="string" calcext:value-type="string">
            <text:p>0800895856</text:p>
          </table:table-cell>
          <table:table-cell table:style-name="ce46" office:value-type="string" calcext:value-type="string">
            <text:p>MUÑOZ MOREIRA PEDRO LAUREANO</text:p>
          </table:table-cell>
          <table:table-cell table:style-name="ce46" office:value-type="string" calcext:value-type="string">
            <text:p>UDSAQ02</text:p>
          </table:table-cell>
          <table:table-cell table:style-name="ce69" office:value-type="string" calcext:value-type="string">
            <text:p>SANIDAD ANIMAL</text:p>
          </table:table-cell>
          <table:table-cell table:style-name="ce78" office:value-type="string" calcext:value-type="string">
            <text:p>OTQ02</text:p>
          </table:table-cell>
          <table:table-cell table:style-name="ce85" office:value-type="string" calcext:value-type="string">
            <text:p>Responsable de Oficina</text:p>
          </table:table-cell>
          <table:table-cell table:style-name="ce90" table:formula="of:=CONCATENATE(&quot;UPDATE g_estructura.funcionarios SET id_area = '&quot;;[.F61];&quot;' WHERE  identificador = '&quot;;[.D61];&quot;';&quot;)" office:value-type="string" office:string-value="UPDATE g_estructura.funcionarios SET id_area = 'UDSAQ02' WHERE  identificador = '0800895856';" calcext:value-type="string">
            <text:p>UPDATE g_estructura.funcionarios SET id_area = 'UDSAQ02' WHERE <text:s/>identificador = '0800895856';</text:p>
          </table:table-cell>
          <table:table-cell/>
          <table:table-cell table:style-name="ce90" table:formula="of:=CONCATENATE(&quot;INSERT INTO g_estructura.responsables(id_area, identificador, prioridad, responsable, activo, estado) values ('&quot;;[.H61];&quot;','&quot;;[.D61];&quot;',1,true,1,1);&quot;)" office:value-type="string" office:string-value="INSERT INTO g_estructura.responsables(id_area, identificador, prioridad, responsable, activo, estado) values ('OTQ02','0800895856',1,true,1,1);" calcext:value-type="string">
            <text:p>INSERT INTO g_estructura.responsables(id_area, identificador, prioridad, responsable, activo, estado) values ('OTQ02','0800895856',1,true,1,1);</text:p>
          </table:table-cell>
          <table:table-cell table:number-columns-repeated="1012"/>
        </table:table-row>
        <table:table-row table:style-name="ro5">
          <table:table-cell/>
          <table:covered-table-cell table:style-name="ce7"/>
          <table:table-cell table:style-name="ce20" office:value-type="string" calcext:value-type="string">
            <text:p>OTQ02</text:p>
          </table:table-cell>
          <table:table-cell table:style-name="ce32" office:value-type="float" office:value="1719615567" calcext:value-type="float">
            <text:p>1719615567</text:p>
          </table:table-cell>
          <table:table-cell table:style-name="ce47" office:value-type="string" calcext:value-type="string">
            <text:p>PARRAGA AGUILAR CARLOS ALBERTO</text:p>
          </table:table-cell>
          <table:table-cell table:style-name="ce47" office:value-type="string" calcext:value-type="string">
            <text:p>UDSAQ02</text:p>
          </table:table-cell>
          <table:table-cell table:style-name="ce69" office:value-type="string" calcext:value-type="string">
            <text:p>SANIDAD ANIMAL</text:p>
          </table:table-cell>
          <table:table-cell table:style-name="ce69"/>
          <table:table-cell/>
          <table:table-cell table:style-name="ce90" table:formula="of:=CONCATENATE(&quot;UPDATE g_estructura.funcionarios SET id_area = '&quot;;[.F62];&quot;' WHERE  identificador = '&quot;;[.D62];&quot;';&quot;)" office:value-type="string" office:string-value="UPDATE g_estructura.funcionarios SET id_area = 'UDSAQ02' WHERE  identificador = '1719615567';" calcext:value-type="string">
            <text:p>UPDATE g_estructura.funcionarios SET id_area = 'UDSAQ02' WHERE <text:s/>identificador = '1719615567';</text:p>
          </table:table-cell>
          <table:table-cell table:number-columns-repeated="1014"/>
        </table:table-row>
        <table:table-row table:style-name="ro5">
          <table:table-cell/>
          <table:covered-table-cell table:style-name="ce7"/>
          <table:table-cell table:style-name="ce20" office:value-type="string" calcext:value-type="string">
            <text:p>OTQ02</text:p>
          </table:table-cell>
          <table:table-cell table:style-name="ce32" office:value-type="float" office:value="1712373602" calcext:value-type="float">
            <text:p>1712373602</text:p>
          </table:table-cell>
          <table:table-cell table:style-name="ce47" office:value-type="string" calcext:value-type="string">
            <text:p>AYO MALDONADO JUAN CARLOS</text:p>
          </table:table-cell>
          <table:table-cell table:style-name="ce47" office:value-type="string" calcext:value-type="string">
            <text:p>UDSVQ02</text:p>
          </table:table-cell>
          <table:table-cell table:style-name="ce69" office:value-type="string" calcext:value-type="string">
            <text:p>SANIDAD VEGETAL</text:p>
          </table:table-cell>
          <table:table-cell table:style-name="ce69"/>
          <table:table-cell/>
          <table:table-cell table:style-name="ce90" table:formula="of:=CONCATENATE(&quot;UPDATE g_estructura.funcionarios SET id_area = '&quot;;[.F63];&quot;' WHERE  identificador = '&quot;;[.D63];&quot;';&quot;)" office:value-type="string" office:string-value="UPDATE g_estructura.funcionarios SET id_area = 'UDSVQ02' WHERE  identificador = '1712373602';" calcext:value-type="string">
            <text:p>UPDATE g_estructura.funcionarios SET id_area = 'UDSVQ02' WHERE <text:s/>identificador = '1712373602';</text:p>
          </table:table-cell>
          <table:table-cell table:number-columns-repeated="1014"/>
        </table:table-row>
        <table:table-row table:style-name="ro5">
          <table:table-cell/>
          <table:covered-table-cell table:style-name="ce7"/>
          <table:table-cell table:style-name="ce20" office:value-type="string" calcext:value-type="string">
            <text:p>OTQ02</text:p>
          </table:table-cell>
          <table:table-cell table:style-name="ce32" office:value-type="float" office:value="1717865206" calcext:value-type="float">
            <text:p>1717865206</text:p>
          </table:table-cell>
          <table:table-cell table:style-name="ce50" office:value-type="string" calcext:value-type="string">
            <text:p>PLAZA ZAMBRANO GISSELA ELIZABETH</text:p>
          </table:table-cell>
          <table:table-cell table:style-name="ce50" office:value-type="string" calcext:value-type="string">
            <text:p>UDAFQ02</text:p>
          </table:table-cell>
          <table:table-cell table:style-name="ce69" office:value-type="string" calcext:value-type="string">
            <text:p>ADMINISTRATIVO FINANCIERO</text:p>
          </table:table-cell>
          <table:table-cell table:style-name="ce69"/>
          <table:table-cell/>
          <table:table-cell table:style-name="ce90" table:formula="of:=CONCATENATE(&quot;UPDATE g_estructura.funcionarios SET id_area = '&quot;;[.F64];&quot;' WHERE  identificador = '&quot;;[.D64];&quot;';&quot;)" office:value-type="string" office:string-value="UPDATE g_estructura.funcionarios SET id_area = 'UDAFQ02' WHERE  identificador = '1717865206';" calcext:value-type="string">
            <text:p>UPDATE g_estructura.funcionarios SET id_area = 'UDAFQ02' WHERE <text:s/>identificador = '1717865206';</text:p>
          </table:table-cell>
          <table:table-cell table:number-columns-repeated="1014"/>
        </table:table-row>
        <table:table-row table:style-name="ro4">
          <table:table-cell/>
          <table:table-cell table:style-name="ce10" office:value-type="string" calcext:value-type="string">
            <text:p>Oficina San Lorenzo</text:p>
          </table:table-cell>
          <table:table-cell table:style-name="ce24" office:value-type="string" calcext:value-type="string">
            <text:p>OTSL02</text:p>
          </table:table-cell>
          <table:table-cell table:style-name="ce33" office:value-type="string" calcext:value-type="string">
            <text:p>0802426122</text:p>
          </table:table-cell>
          <table:table-cell table:style-name="ce46" office:value-type="string" calcext:value-type="string">
            <text:p>PERLAZA CABEZAS WILLIAM JOSE</text:p>
          </table:table-cell>
          <table:table-cell table:style-name="ce46" office:value-type="string" calcext:value-type="string">
            <text:p>UDSASL02</text:p>
          </table:table-cell>
          <table:table-cell table:style-name="ce70" office:value-type="string" calcext:value-type="string">
            <text:p>SANIDAD ANIMAL</text:p>
          </table:table-cell>
          <table:table-cell table:style-name="ce70" office:value-type="string" calcext:value-type="string">
            <text:p>OTSL02</text:p>
          </table:table-cell>
          <table:table-cell table:style-name="ce86" office:value-type="string" calcext:value-type="string">
            <text:p>Responsable de Oficina</text:p>
          </table:table-cell>
          <table:table-cell table:style-name="ce90" table:formula="of:=CONCATENATE(&quot;UPDATE g_estructura.funcionarios SET id_area = '&quot;;[.F65];&quot;' WHERE  identificador = '&quot;;[.D65];&quot;';&quot;)" office:value-type="string" office:string-value="UPDATE g_estructura.funcionarios SET id_area = 'UDSASL02' WHERE  identificador = '0802426122';" calcext:value-type="string">
            <text:p>UPDATE g_estructura.funcionarios SET id_area = 'UDSASL02' WHERE <text:s/>identificador = '0802426122';</text:p>
          </table:table-cell>
          <table:table-cell/>
          <table:table-cell table:style-name="ce90" table:formula="of:=CONCATENATE(&quot;INSERT INTO g_estructura.responsables(id_area, identificador, prioridad, responsable, activo, estado) values ('&quot;;[.H65];&quot;','&quot;;[.D65];&quot;',1,true,1,1);&quot;)" office:value-type="string" office:string-value="INSERT INTO g_estructura.responsables(id_area, identificador, prioridad, responsable, activo, estado) values ('OTSL02','0802426122',1,true,1,1);" calcext:value-type="string">
            <text:p>INSERT INTO g_estructura.responsables(id_area, identificador, prioridad, responsable, activo, estado) values ('OTSL02','0802426122',1,true,1,1);</text:p>
          </table:table-cell>
          <table:table-cell table:number-columns-repeated="1012"/>
        </table:table-row>
        <table:table-row table:style-name="ro4">
          <table:table-cell/>
          <table:table-cell table:style-name="ce8" office:value-type="string" calcext:value-type="string" table:number-columns-spanned="1" table:number-rows-spanned="2">
            <text:p>Camper La Marujita</text:p>
          </table:table-cell>
          <table:table-cell table:style-name="ce21" office:value-type="string" calcext:value-type="string">
            <text:p>CLM02</text:p>
          </table:table-cell>
          <table:table-cell table:style-name="ce32" office:value-type="string" calcext:value-type="string">
            <text:p>0802202671</text:p>
          </table:table-cell>
          <table:table-cell table:style-name="ce46" office:value-type="string" calcext:value-type="string">
            <text:p>BASTIDAS TRUJILLO LILY ALEJANDRA</text:p>
          </table:table-cell>
          <table:table-cell table:style-name="ce46" office:value-type="string" calcext:value-type="string">
            <text:p>UDAV02</text:p>
          </table:table-cell>
          <table:table-cell table:style-name="ce69" office:value-type="string" calcext:value-type="string">
            <text:p>SANIDAD VEGETAL</text:p>
          </table:table-cell>
          <table:table-cell table:style-name="ce78" office:value-type="string" calcext:value-type="string">
            <text:p>CLM02</text:p>
          </table:table-cell>
          <table:table-cell table:style-name="ce85" office:value-type="string" calcext:value-type="string">
            <text:p>Responsable de Oficina</text:p>
          </table:table-cell>
          <table:table-cell table:style-name="ce90" table:formula="of:=CONCATENATE(&quot;UPDATE g_estructura.funcionarios SET id_area = '&quot;;[.F66];&quot;' WHERE  identificador = '&quot;;[.D66];&quot;';&quot;)" office:value-type="string" office:string-value="UPDATE g_estructura.funcionarios SET id_area = 'UDAV02' WHERE  identificador = '0802202671';" calcext:value-type="string">
            <text:p>UPDATE g_estructura.funcionarios SET id_area = 'UDAV02' WHERE <text:s/>identificador = '0802202671';</text:p>
          </table:table-cell>
          <table:table-cell/>
          <table:table-cell table:style-name="ce90" table:formula="of:=CONCATENATE(&quot;INSERT INTO g_estructura.responsables(id_area, identificador, prioridad, responsable, activo, estado) values ('&quot;;[.H66];&quot;','&quot;;[.D66];&quot;',1,true,1,1);&quot;)" office:value-type="string" office:string-value="INSERT INTO g_estructura.responsables(id_area, identificador, prioridad, responsable, activo, estado) values ('CLM02','0802202671',1,true,1,1);" calcext:value-type="string">
            <text:p>INSERT INTO g_estructura.responsables(id_area, identificador, prioridad, responsable, activo, estado) values ('CLM02','0802202671',1,true,1,1);</text:p>
          </table:table-cell>
          <table:table-cell table:number-columns-repeated="1012"/>
        </table:table-row>
        <table:table-row table:style-name="ro5">
          <table:table-cell/>
          <table:covered-table-cell table:style-name="ce8"/>
          <table:table-cell table:style-name="ce21" office:value-type="string" calcext:value-type="string">
            <text:p>CLM02</text:p>
          </table:table-cell>
          <table:table-cell table:style-name="ce37" office:value-type="string" calcext:value-type="string">
            <text:p>0802738401</text:p>
          </table:table-cell>
          <table:table-cell table:style-name="ce48" office:value-type="string" calcext:value-type="string">
            <text:p>DELGADO CEVALLOS ELEDIN ARTURO</text:p>
          </table:table-cell>
          <table:table-cell table:style-name="ce48" office:value-type="string" calcext:value-type="string">
            <text:p>UDAV02</text:p>
          </table:table-cell>
          <table:table-cell table:style-name="ce71" office:value-type="string" calcext:value-type="string">
            <text:p>SANIDAD VEGETAL</text:p>
          </table:table-cell>
          <table:table-cell table:style-name="ce71"/>
          <table:table-cell/>
          <table:table-cell table:style-name="ce90" table:formula="of:=CONCATENATE(&quot;UPDATE g_estructura.funcionarios SET id_area = '&quot;;[.F67];&quot;' WHERE  identificador = '&quot;;[.D67];&quot;';&quot;)" office:value-type="string" office:string-value="UPDATE g_estructura.funcionarios SET id_area = 'UDAV02' WHERE  identificador = '0802738401';" calcext:value-type="string">
            <text:p>UPDATE g_estructura.funcionarios SET id_area = 'UDAV02' WHERE <text:s/>identificador = '0802738401';</text:p>
          </table:table-cell>
          <table:table-cell table:number-columns-repeated="1014"/>
        </table:table-row>
        <table:table-row table:style-name="ro4">
          <table:table-cell/>
          <table:table-cell table:style-name="ce11"/>
          <table:table-cell table:style-name="ce25" table:number-columns-repeated="2"/>
          <table:table-cell table:style-name="ce11" table:number-columns-repeated="4"/>
          <table:table-cell/>
          <table:table-cell table:style-name="ce90"/>
          <table:table-cell table:number-columns-repeated="1014"/>
        </table:table-row>
        <table:table-row table:style-name="ro4">
          <table:table-cell/>
          <table:table-cell table:style-name="ce3" office:value-type="string" calcext:value-type="string" table:number-columns-spanned="6" table:number-rows-spanned="1">
            <text:p>DIRECCIÓN DISTRITAL CARCHI –DD01</text:p>
          </table:table-cell>
          <table:covered-table-cell table:style-name="ce16"/>
          <table:covered-table-cell table:style-name="ce29"/>
          <table:covered-table-cell table:number-columns-repeated="2" table:style-name="ce41"/>
          <table:covered-table-cell table:style-name="ce62"/>
          <table:table-cell table:style-name="ce62"/>
          <table:table-cell/>
          <table:table-cell table:style-name="ce90"/>
          <table:table-cell table:number-columns-repeated="1014"/>
        </table:table-row>
        <table:table-row table:style-name="ro4">
          <table:table-cell/>
          <table:table-cell table:style-name="ce4" office:value-type="string" calcext:value-type="string">
            <text:p>OFICINA</text:p>
          </table:table-cell>
          <table:table-cell table:style-name="ce17"/>
          <table:table-cell table:style-name="ce30" office:value-type="string" calcext:value-type="string">
            <text:p>CEDULA</text:p>
          </table:table-cell>
          <table:table-cell table:style-name="ce42" office:value-type="string" calcext:value-type="string">
            <text:p>PERSONAL Y ÁREA</text:p>
          </table:table-cell>
          <table:table-cell table:style-name="ce42"/>
          <table:table-cell table:style-name="ce63" office:value-type="string" calcext:value-type="string">
            <text:p>AREA</text:p>
          </table:table-cell>
          <table:table-cell table:style-name="ce63"/>
          <table:table-cell/>
          <table:table-cell table:style-name="ce90"/>
          <table:table-cell table:number-columns-repeated="1014"/>
        </table:table-row>
        <table:table-row table:style-name="ro8">
          <table:table-cell/>
          <table:table-cell table:style-name="ce9" office:value-type="string" calcext:value-type="string" table:number-columns-spanned="1" table:number-rows-spanned="23">
            <text:p>Oficina Rumichaca - Puente Internacional</text:p>
          </table:table-cell>
          <table:table-cell table:style-name="ce22" office:value-type="string" calcext:value-type="string">
            <text:p>OTRPI01</text:p>
          </table:table-cell>
          <table:table-cell table:style-name="ce38" office:value-type="string" calcext:value-type="string">
            <text:p>0400468237</text:p>
          </table:table-cell>
          <table:table-cell table:style-name="ce51" office:value-type="string" calcext:value-type="string">
            <text:p>ALVAREZ ARAUJO CIRILO HERNAN</text:p>
          </table:table-cell>
          <table:table-cell table:style-name="ce51" office:value-type="string" calcext:value-type="string">
            <text:p>DD01</text:p>
          </table:table-cell>
          <table:table-cell table:style-name="ce72" office:value-type="string" calcext:value-type="string">
            <text:p>DIRECCIÓN DISTRITAL</text:p>
          </table:table-cell>
          <table:table-cell table:style-name="ce79" office:value-type="string" calcext:value-type="string">
            <text:p>DD01</text:p>
          </table:table-cell>
          <table:table-cell table:style-name="ce85" office:value-type="string" calcext:value-type="string">
            <text:p>RESPONSABLE DE PROVINCIA</text:p>
          </table:table-cell>
          <table:table-cell table:style-name="ce90" table:formula="of:=CONCATENATE(&quot;UPDATE g_estructura.funcionarios SET id_area = '&quot;;[.F71];&quot;' WHERE  identificador = '&quot;;[.D71];&quot;';&quot;)" office:value-type="string" office:string-value="UPDATE g_estructura.funcionarios SET id_area = 'DD01' WHERE  identificador = '0400468237';" calcext:value-type="string">
            <text:p>UPDATE g_estructura.funcionarios SET id_area = 'DD01' WHERE <text:s/>identificador = '0400468237';</text:p>
          </table:table-cell>
          <table:table-cell/>
          <table:table-cell table:style-name="ce90" table:formula="of:=CONCATENATE(&quot;INSERT INTO g_estructura.responsables(id_area, identificador, prioridad, responsable, activo, estado) values ('&quot;;[.H71];&quot;','&quot;;[.D71];&quot;',1,true,1,1);&quot;)" office:value-type="string" office:string-value="INSERT INTO g_estructura.responsables(id_area, identificador, prioridad, responsable, activo, estado) values ('DD01','0400468237',1,true,1,1);" calcext:value-type="string">
            <text:p>INSERT INTO g_estructura.responsables(id_area, identificador, prioridad, responsable, activo, estado) values ('DD01','0400468237',1,true,1,1);</text:p>
          </table:table-cell>
          <table:table-cell table:number-columns-repeated="1012"/>
        </table:table-row>
        <table:table-row table:style-name="ro4">
          <table:table-cell/>
          <table:covered-table-cell table:style-name="ce10"/>
          <table:table-cell table:style-name="ce24" office:value-type="string" calcext:value-type="string">
            <text:p>OTRPI01</text:p>
          </table:table-cell>
          <table:table-cell table:style-name="ce32" office:value-type="string" calcext:value-type="string">
            <text:p>0401662341</text:p>
          </table:table-cell>
          <table:table-cell table:style-name="ce52" office:value-type="string" calcext:value-type="string">
            <text:p>MONTENEGRO YARPAZ DARWIN IVAN</text:p>
          </table:table-cell>
          <table:table-cell table:style-name="ce52" office:value-type="string" calcext:value-type="string">
            <text:p>UDAFRPI01</text:p>
          </table:table-cell>
          <table:table-cell table:style-name="ce73" office:value-type="string" calcext:value-type="string">
            <text:p>ADMINSTRATIVO FINANCIERO</text:p>
          </table:table-cell>
          <table:table-cell table:style-name="ce73"/>
          <table:table-cell/>
          <table:table-cell table:style-name="ce90" table:formula="of:=CONCATENATE(&quot;UPDATE g_estructura.funcionarios SET id_area = '&quot;;[.F72];&quot;' WHERE  identificador = '&quot;;[.D72];&quot;';&quot;)" office:value-type="string" office:string-value="UPDATE g_estructura.funcionarios SET id_area = 'UDAFRPI01' WHERE  identificador = '0401662341';" calcext:value-type="string">
            <text:p>UPDATE g_estructura.funcionarios SET id_area = 'UDAFRPI01' WHERE <text:s/>identificador = '0401662341';</text:p>
          </table:table-cell>
          <table:table-cell table:number-columns-repeated="1014"/>
        </table:table-row>
        <table:table-row table:style-name="ro4">
          <table:table-cell/>
          <table:covered-table-cell table:style-name="ce10"/>
          <table:table-cell table:style-name="ce24" office:value-type="string" calcext:value-type="string">
            <text:p>OTRPI01</text:p>
          </table:table-cell>
          <table:table-cell table:style-name="ce32" office:value-type="string" calcext:value-type="string">
            <text:p>0401087978</text:p>
          </table:table-cell>
          <table:table-cell table:style-name="ce52" office:value-type="string" calcext:value-type="string">
            <text:p>ORTIZ ROSERO EDISON EDUARDO</text:p>
          </table:table-cell>
          <table:table-cell table:style-name="ce52" office:value-type="string" calcext:value-type="string">
            <text:p>UDAJRPI01</text:p>
          </table:table-cell>
          <table:table-cell table:style-name="ce73" office:value-type="string" calcext:value-type="string">
            <text:p>ASESORIA JURIDICA</text:p>
          </table:table-cell>
          <table:table-cell table:style-name="ce73"/>
          <table:table-cell/>
          <table:table-cell table:style-name="ce90" table:formula="of:=CONCATENATE(&quot;UPDATE g_estructura.funcionarios SET id_area = '&quot;;[.F73];&quot;' WHERE  identificador = '&quot;;[.D73];&quot;';&quot;)" office:value-type="string" office:string-value="UPDATE g_estructura.funcionarios SET id_area = 'UDAJRPI01' WHERE  identificador = '0401087978';" calcext:value-type="string">
            <text:p>UPDATE g_estructura.funcionarios SET id_area = 'UDAJRPI01' WHERE <text:s/>identificador = '0401087978';</text:p>
          </table:table-cell>
          <table:table-cell table:number-columns-repeated="1014"/>
        </table:table-row>
        <table:table-row table:style-name="ro4">
          <table:table-cell/>
          <table:covered-table-cell table:style-name="ce10"/>
          <table:table-cell table:style-name="ce24" office:value-type="string" calcext:value-type="string">
            <text:p>OTRPI01</text:p>
          </table:table-cell>
          <table:table-cell table:style-name="ce32" office:value-type="string" calcext:value-type="string">
            <text:p>0401534664</text:p>
          </table:table-cell>
          <table:table-cell table:style-name="ce52" office:value-type="string" calcext:value-type="string">
            <text:p>REVELO LOMBANA ANDREA LUCIA</text:p>
          </table:table-cell>
          <table:table-cell table:style-name="ce52" office:value-type="string" calcext:value-type="string">
            <text:p>UDAFRPI01</text:p>
          </table:table-cell>
          <table:table-cell table:style-name="ce73" office:value-type="string" calcext:value-type="string">
            <text:p>ADMINSTRATIVO FINANCIERO</text:p>
          </table:table-cell>
          <table:table-cell table:style-name="ce73"/>
          <table:table-cell/>
          <table:table-cell table:style-name="ce90" table:formula="of:=CONCATENATE(&quot;UPDATE g_estructura.funcionarios SET id_area = '&quot;;[.F74];&quot;' WHERE  identificador = '&quot;;[.D74];&quot;';&quot;)" office:value-type="string" office:string-value="UPDATE g_estructura.funcionarios SET id_area = 'UDAFRPI01' WHERE  identificador = '0401534664';" calcext:value-type="string">
            <text:p>UPDATE g_estructura.funcionarios SET id_area = 'UDAFRPI01' WHERE <text:s/>identificador = '0401534664';</text:p>
          </table:table-cell>
          <table:table-cell table:number-columns-repeated="1014"/>
        </table:table-row>
        <table:table-row table:style-name="ro4">
          <table:table-cell/>
          <table:covered-table-cell table:style-name="ce10"/>
          <table:table-cell table:style-name="ce24" office:value-type="string" calcext:value-type="string">
            <text:p>OTRPI01</text:p>
          </table:table-cell>
          <table:table-cell table:style-name="ce32" office:value-type="string" calcext:value-type="string">
            <text:p>0401598123</text:p>
          </table:table-cell>
          <table:table-cell table:style-name="ce52" office:value-type="string" calcext:value-type="string">
            <text:p>ROMERO CHALPARIZAN LUCIA ALEXANDRA</text:p>
          </table:table-cell>
          <table:table-cell table:style-name="ce52" office:value-type="string" calcext:value-type="string">
            <text:p>UDAFRPI01</text:p>
          </table:table-cell>
          <table:table-cell table:style-name="ce73" office:value-type="string" calcext:value-type="string">
            <text:p>ADMINSTRATIVO FINANCIERO</text:p>
          </table:table-cell>
          <table:table-cell table:style-name="ce73"/>
          <table:table-cell/>
          <table:table-cell table:style-name="ce90" table:formula="of:=CONCATENATE(&quot;UPDATE g_estructura.funcionarios SET id_area = '&quot;;[.F75];&quot;' WHERE  identificador = '&quot;;[.D75];&quot;';&quot;)" office:value-type="string" office:string-value="UPDATE g_estructura.funcionarios SET id_area = 'UDAFRPI01' WHERE  identificador = '0401598123';" calcext:value-type="string">
            <text:p>UPDATE g_estructura.funcionarios SET id_area = 'UDAFRPI01' WHERE <text:s/>identificador = '0401598123';</text:p>
          </table:table-cell>
          <table:table-cell table:number-columns-repeated="1014"/>
        </table:table-row>
        <table:table-row table:style-name="ro4">
          <table:table-cell/>
          <table:covered-table-cell table:style-name="ce10"/>
          <table:table-cell table:style-name="ce24" office:value-type="string" calcext:value-type="string">
            <text:p>OTRPI01</text:p>
          </table:table-cell>
          <table:table-cell table:style-name="ce32" office:value-type="float" office:value="1720186277" calcext:value-type="float">
            <text:p>1720186277</text:p>
          </table:table-cell>
          <table:table-cell table:style-name="ce52" office:value-type="string" calcext:value-type="string">
            <text:p>LLIVI MARCATOMA JUAN CARLOS</text:p>
          </table:table-cell>
          <table:table-cell table:style-name="ce52" office:value-type="string" calcext:value-type="string">
            <text:p>UDSARPI01</text:p>
          </table:table-cell>
          <table:table-cell table:style-name="ce73" office:value-type="string" calcext:value-type="string">
            <text:p>SANIDAD ANIMAL</text:p>
          </table:table-cell>
          <table:table-cell table:style-name="ce73"/>
          <table:table-cell/>
          <table:table-cell table:style-name="ce90" table:formula="of:=CONCATENATE(&quot;UPDATE g_estructura.funcionarios SET id_area = '&quot;;[.F76];&quot;' WHERE  identificador = '&quot;;[.D76];&quot;';&quot;)" office:value-type="string" office:string-value="UPDATE g_estructura.funcionarios SET id_area = 'UDSARPI01' WHERE  identificador = '1720186277';" calcext:value-type="string">
            <text:p>UPDATE g_estructura.funcionarios SET id_area = 'UDSARPI01' WHERE <text:s/>identificador = '1720186277';</text:p>
          </table:table-cell>
          <table:table-cell table:number-columns-repeated="1014"/>
        </table:table-row>
        <table:table-row table:style-name="ro4">
          <table:table-cell/>
          <table:covered-table-cell table:style-name="ce10"/>
          <table:table-cell table:style-name="ce24" office:value-type="string" calcext:value-type="string">
            <text:p>OTRPI01</text:p>
          </table:table-cell>
          <table:table-cell table:style-name="ce32" office:value-type="string" calcext:value-type="string">
            <text:p>0401564786</text:p>
          </table:table-cell>
          <table:table-cell table:style-name="ce52" office:value-type="string" calcext:value-type="string">
            <text:p>VILLOTA VELASCO YESENIA ALEXANDRA</text:p>
          </table:table-cell>
          <table:table-cell table:style-name="ce52" office:value-type="string" calcext:value-type="string">
            <text:p>UDAFRPI01</text:p>
          </table:table-cell>
          <table:table-cell table:style-name="ce73" office:value-type="string" calcext:value-type="string">
            <text:p>ADMINSTRATIVO FINANCIERO</text:p>
          </table:table-cell>
          <table:table-cell table:style-name="ce73"/>
          <table:table-cell/>
          <table:table-cell table:style-name="ce90" table:formula="of:=CONCATENATE(&quot;UPDATE g_estructura.funcionarios SET id_area = '&quot;;[.F77];&quot;' WHERE  identificador = '&quot;;[.D77];&quot;';&quot;)" office:value-type="string" office:string-value="UPDATE g_estructura.funcionarios SET id_area = 'UDAFRPI01' WHERE  identificador = '0401564786';" calcext:value-type="string">
            <text:p>UPDATE g_estructura.funcionarios SET id_area = 'UDAFRPI01' WHERE <text:s/>identificador = '0401564786';</text:p>
          </table:table-cell>
          <table:table-cell table:number-columns-repeated="1014"/>
        </table:table-row>
        <table:table-row table:style-name="ro4">
          <table:table-cell/>
          <table:covered-table-cell table:style-name="ce10"/>
          <table:table-cell table:style-name="ce24" office:value-type="string" calcext:value-type="string">
            <text:p>OTRPI01</text:p>
          </table:table-cell>
          <table:table-cell table:style-name="ce32" office:value-type="string" calcext:value-type="string">
            <text:p>0401358270</text:p>
          </table:table-cell>
          <table:table-cell table:style-name="ce52" office:value-type="string" calcext:value-type="string">
            <text:p>JIMENEZ MIDEROS JOHANA MARIBEL</text:p>
          </table:table-cell>
          <table:table-cell table:style-name="ce52" office:value-type="string" calcext:value-type="string">
            <text:p>UDSVRPI01</text:p>
          </table:table-cell>
          <table:table-cell table:style-name="ce73" office:value-type="string" calcext:value-type="string">
            <text:p>SANIDA VEGETAL</text:p>
          </table:table-cell>
          <table:table-cell table:style-name="ce73"/>
          <table:table-cell/>
          <table:table-cell table:style-name="ce90" table:formula="of:=CONCATENATE(&quot;UPDATE g_estructura.funcionarios SET id_area = '&quot;;[.F78];&quot;' WHERE  identificador = '&quot;;[.D78];&quot;';&quot;)" office:value-type="string" office:string-value="UPDATE g_estructura.funcionarios SET id_area = 'UDSVRPI01' WHERE  identificador = '0401358270';" calcext:value-type="string">
            <text:p>UPDATE g_estructura.funcionarios SET id_area = 'UDSVRPI01' WHERE <text:s/>identificador = '0401358270';</text:p>
          </table:table-cell>
          <table:table-cell table:number-columns-repeated="1014"/>
        </table:table-row>
        <table:table-row table:style-name="ro4">
          <table:table-cell/>
          <table:covered-table-cell table:style-name="ce10"/>
          <table:table-cell table:style-name="ce24" office:value-type="string" calcext:value-type="string">
            <text:p>OTRPI01</text:p>
          </table:table-cell>
          <table:table-cell table:style-name="ce39" office:value-type="float" office:value="1717639676" calcext:value-type="float">
            <text:p>1717639676</text:p>
          </table:table-cell>
          <table:table-cell table:style-name="ce53" office:value-type="string" calcext:value-type="string">
            <text:p>CRUZ COFRE DANNY VLADIMIR </text:p>
          </table:table-cell>
          <table:table-cell table:style-name="ce53" office:value-type="string" calcext:value-type="string">
            <text:p>UDSVRPI01</text:p>
          </table:table-cell>
          <table:table-cell table:style-name="ce74" office:value-type="string" calcext:value-type="string">
            <text:p>SANIDAD VEGETAL</text:p>
          </table:table-cell>
          <table:table-cell table:style-name="ce73"/>
          <table:table-cell/>
          <table:table-cell table:style-name="ce90" table:formula="of:=CONCATENATE(&quot;UPDATE g_estructura.funcionarios SET id_area = '&quot;;[.F79];&quot;' WHERE  identificador = '&quot;;[.D79];&quot;';&quot;)" office:value-type="string" office:string-value="UPDATE g_estructura.funcionarios SET id_area = 'UDSVRPI01' WHERE  identificador = '1717639676';" calcext:value-type="string">
            <text:p>UPDATE g_estructura.funcionarios SET id_area = 'UDSVRPI01' WHERE <text:s/>identificador = '1717639676';</text:p>
          </table:table-cell>
          <table:table-cell table:number-columns-repeated="1014"/>
        </table:table-row>
        <table:table-row table:style-name="ro4">
          <table:table-cell/>
          <table:covered-table-cell table:style-name="ce10"/>
          <table:table-cell table:style-name="ce24" office:value-type="string" calcext:value-type="string">
            <text:p>OTRPI01</text:p>
          </table:table-cell>
          <table:table-cell table:style-name="ce39" office:value-type="float" office:value="1002255766" calcext:value-type="float">
            <text:p>1002255766</text:p>
          </table:table-cell>
          <table:table-cell table:style-name="ce53" office:value-type="string" calcext:value-type="string">
            <text:p>MENDEZ GARCIA LAURO VICENTE</text:p>
          </table:table-cell>
          <table:table-cell table:style-name="ce53" office:value-type="string" calcext:value-type="string">
            <text:p>UDSVRPI01</text:p>
          </table:table-cell>
          <table:table-cell table:style-name="ce74" office:value-type="string" calcext:value-type="string">
            <text:p>SANIDAD VEGETAL</text:p>
          </table:table-cell>
          <table:table-cell table:style-name="ce73"/>
          <table:table-cell/>
          <table:table-cell table:style-name="ce90" table:formula="of:=CONCATENATE(&quot;UPDATE g_estructura.funcionarios SET id_area = '&quot;;[.F80];&quot;' WHERE  identificador = '&quot;;[.D80];&quot;';&quot;)" office:value-type="string" office:string-value="UPDATE g_estructura.funcionarios SET id_area = 'UDSVRPI01' WHERE  identificador = '1002255766';" calcext:value-type="string">
            <text:p>UPDATE g_estructura.funcionarios SET id_area = 'UDSVRPI01' WHERE <text:s/>identificador = '1002255766';</text:p>
          </table:table-cell>
          <table:table-cell table:number-columns-repeated="1014"/>
        </table:table-row>
        <table:table-row table:style-name="ro4">
          <table:table-cell/>
          <table:covered-table-cell table:style-name="ce10"/>
          <table:table-cell table:style-name="ce24" office:value-type="string" calcext:value-type="string">
            <text:p>OTRPI01</text:p>
          </table:table-cell>
          <table:table-cell table:style-name="ce39" office:value-type="string" calcext:value-type="string">
            <text:p>0401590724</text:p>
          </table:table-cell>
          <table:table-cell table:style-name="ce53" office:value-type="string" calcext:value-type="string">
            <text:p>RUANO TATAMUES LEYBER ENRIQUE</text:p>
          </table:table-cell>
          <table:table-cell table:style-name="ce53" office:value-type="string" calcext:value-type="string">
            <text:p>UDSVRPI01</text:p>
          </table:table-cell>
          <table:table-cell table:style-name="ce74" office:value-type="string" calcext:value-type="string">
            <text:p>SANIDAD VEGETAL</text:p>
          </table:table-cell>
          <table:table-cell table:style-name="ce73"/>
          <table:table-cell/>
          <table:table-cell table:style-name="ce90" table:formula="of:=CONCATENATE(&quot;UPDATE g_estructura.funcionarios SET id_area = '&quot;;[.F81];&quot;' WHERE  identificador = '&quot;;[.D81];&quot;';&quot;)" office:value-type="string" office:string-value="UPDATE g_estructura.funcionarios SET id_area = 'UDSVRPI01' WHERE  identificador = '0401590724';" calcext:value-type="string">
            <text:p>UPDATE g_estructura.funcionarios SET id_area = 'UDSVRPI01' WHERE <text:s/>identificador = '0401590724';</text:p>
          </table:table-cell>
          <table:table-cell table:number-columns-repeated="1014"/>
        </table:table-row>
        <table:table-row table:style-name="ro4">
          <table:table-cell/>
          <table:covered-table-cell table:style-name="ce10"/>
          <table:table-cell table:style-name="ce24" office:value-type="string" calcext:value-type="string">
            <text:p>OTRPI01</text:p>
          </table:table-cell>
          <table:table-cell table:style-name="ce39" office:value-type="string" calcext:value-type="string">
            <text:p>0401368642</text:p>
          </table:table-cell>
          <table:table-cell table:style-name="ce53" office:value-type="string" calcext:value-type="string">
            <text:p>TATICUAN ALMEIDA ALEXANDRA</text:p>
          </table:table-cell>
          <table:table-cell table:style-name="ce53" office:value-type="string" calcext:value-type="string">
            <text:p>UDSVRPI01</text:p>
          </table:table-cell>
          <table:table-cell table:style-name="ce74" office:value-type="string" calcext:value-type="string">
            <text:p>SANIDAD VEGETAL</text:p>
          </table:table-cell>
          <table:table-cell table:style-name="ce73"/>
          <table:table-cell/>
          <table:table-cell table:style-name="ce90" table:formula="of:=CONCATENATE(&quot;UPDATE g_estructura.funcionarios SET id_area = '&quot;;[.F82];&quot;' WHERE  identificador = '&quot;;[.D82];&quot;';&quot;)" office:value-type="string" office:string-value="UPDATE g_estructura.funcionarios SET id_area = 'UDSVRPI01' WHERE  identificador = '0401368642';" calcext:value-type="string">
            <text:p>UPDATE g_estructura.funcionarios SET id_area = 'UDSVRPI01' WHERE <text:s/>identificador = '0401368642';</text:p>
          </table:table-cell>
          <table:table-cell table:number-columns-repeated="1014"/>
        </table:table-row>
        <table:table-row table:style-name="ro4">
          <table:table-cell/>
          <table:covered-table-cell table:style-name="ce10"/>
          <table:table-cell table:style-name="ce24" office:value-type="string" calcext:value-type="string">
            <text:p>OTRPI01</text:p>
          </table:table-cell>
          <table:table-cell table:style-name="ce33" office:value-type="string" calcext:value-type="string">
            <text:p>0401640347</text:p>
          </table:table-cell>
          <table:table-cell table:style-name="ce54" office:value-type="string" calcext:value-type="string">
            <text:p>CARAPAZ AYALA NELLY MARIBEL</text:p>
          </table:table-cell>
          <table:table-cell table:style-name="ce54" office:value-type="string" calcext:value-type="string">
            <text:p>UDRIARPI01</text:p>
          </table:table-cell>
          <table:table-cell table:style-name="ce75" office:value-type="string" calcext:value-type="string">
            <text:p>REGISTRO DE INSUMOS AGROPECUARIOS</text:p>
          </table:table-cell>
          <table:table-cell table:style-name="ce74" table:formula="of:=[.F83]" office:value-type="string" office:string-value="UDRIARPI01" calcext:value-type="string">
            <text:p>UDRIARPI01</text:p>
          </table:table-cell>
          <table:table-cell table:style-name="ce87" office:value-type="string" calcext:value-type="string">
            <text:p>RESPONSABLE DE REGISTRO DE INSUMOS AGROPECUARIOS</text:p>
          </table:table-cell>
          <table:table-cell table:style-name="ce90" table:formula="of:=CONCATENATE(&quot;UPDATE g_estructura.funcionarios SET id_area = '&quot;;[.F83];&quot;' WHERE  identificador = '&quot;;[.D83];&quot;';&quot;)" office:value-type="string" office:string-value="UPDATE g_estructura.funcionarios SET id_area = 'UDRIARPI01' WHERE  identificador = '0401640347';" calcext:value-type="string">
            <text:p>UPDATE g_estructura.funcionarios SET id_area = 'UDRIARPI01' WHERE <text:s/>identificador = '0401640347';</text:p>
          </table:table-cell>
          <table:table-cell/>
          <table:table-cell table:style-name="ce90" table:formula="of:=CONCATENATE(&quot;INSERT INTO g_estructura.responsables(id_area, identificador, prioridad, responsable, activo, estado) values ('&quot;;[.H83];&quot;','&quot;;[.D83];&quot;',1,true,1,1);&quot;)" office:value-type="string" office:string-value="INSERT INTO g_estructura.responsables(id_area, identificador, prioridad, responsable, activo, estado) values ('UDRIARPI01','0401640347',1,true,1,1);" calcext:value-type="string">
            <text:p>INSERT INTO g_estructura.responsables(id_area, identificador, prioridad, responsable, activo, estado) values ('UDRIARPI01','0401640347',1,true,1,1);</text:p>
          </table:table-cell>
          <table:table-cell table:number-columns-repeated="1012"/>
        </table:table-row>
        <table:table-row table:style-name="ro4">
          <table:table-cell/>
          <table:covered-table-cell table:style-name="ce10"/>
          <table:table-cell table:style-name="ce24" office:value-type="string" calcext:value-type="string">
            <text:p>OTRPI01</text:p>
          </table:table-cell>
          <table:table-cell table:style-name="ce39" office:value-type="string" calcext:value-type="string">
            <text:p>0401126149</text:p>
          </table:table-cell>
          <table:table-cell table:style-name="ce53" office:value-type="string" calcext:value-type="string">
            <text:p>CHUGA BASTIDAS WILSON SANTIAGO</text:p>
          </table:table-cell>
          <table:table-cell table:style-name="ce53" office:value-type="string" calcext:value-type="string">
            <text:p>UDSARPI01</text:p>
          </table:table-cell>
          <table:table-cell table:style-name="ce74" office:value-type="string" calcext:value-type="string">
            <text:p>SANIDAD ANIMAL</text:p>
          </table:table-cell>
          <table:table-cell table:style-name="ce73"/>
          <table:table-cell/>
          <table:table-cell table:style-name="ce90" table:formula="of:=CONCATENATE(&quot;UPDATE g_estructura.funcionarios SET id_area = '&quot;;[.F84];&quot;' WHERE  identificador = '&quot;;[.D84];&quot;';&quot;)" office:value-type="string" office:string-value="UPDATE g_estructura.funcionarios SET id_area = 'UDSARPI01' WHERE  identificador = '0401126149';" calcext:value-type="string">
            <text:p>UPDATE g_estructura.funcionarios SET id_area = 'UDSARPI01' WHERE <text:s/>identificador = '0401126149';</text:p>
          </table:table-cell>
          <table:table-cell table:number-columns-repeated="1014"/>
        </table:table-row>
        <table:table-row table:style-name="ro4">
          <table:table-cell/>
          <table:covered-table-cell table:style-name="ce10"/>
          <table:table-cell table:style-name="ce24" office:value-type="string" calcext:value-type="string">
            <text:p>OTRPI01</text:p>
          </table:table-cell>
          <table:table-cell table:style-name="ce39" office:value-type="string" calcext:value-type="string">
            <text:p>0401370317</text:p>
          </table:table-cell>
          <table:table-cell table:style-name="ce53" office:value-type="string" calcext:value-type="string">
            <text:p>CRUZ MONTENEGRO MARCO XAVIER</text:p>
          </table:table-cell>
          <table:table-cell table:style-name="ce53" office:value-type="string" calcext:value-type="string">
            <text:p>UDIARPI01</text:p>
          </table:table-cell>
          <table:table-cell table:style-name="ce74" office:value-type="string" calcext:value-type="string">
            <text:p>INOCUIDAD DE ALIMENTOS</text:p>
          </table:table-cell>
          <table:table-cell table:style-name="ce73"/>
          <table:table-cell/>
          <table:table-cell table:style-name="ce90" table:formula="of:=CONCATENATE(&quot;UPDATE g_estructura.funcionarios SET id_area = '&quot;;[.F85];&quot;' WHERE  identificador = '&quot;;[.D85];&quot;';&quot;)" office:value-type="string" office:string-value="UPDATE g_estructura.funcionarios SET id_area = 'UDIARPI01' WHERE  identificador = '0401370317';" calcext:value-type="string">
            <text:p>UPDATE g_estructura.funcionarios SET id_area = 'UDIARPI01' WHERE <text:s/>identificador = '0401370317';</text:p>
          </table:table-cell>
          <table:table-cell table:number-columns-repeated="1014"/>
        </table:table-row>
        <table:table-row table:style-name="ro4">
          <table:table-cell/>
          <table:covered-table-cell table:style-name="ce10"/>
          <table:table-cell table:style-name="ce24" office:value-type="string" calcext:value-type="string">
            <text:p>OTRPI01</text:p>
          </table:table-cell>
          <table:table-cell table:style-name="ce39" office:value-type="string" calcext:value-type="string">
            <text:p>0401128806</text:p>
          </table:table-cell>
          <table:table-cell table:style-name="ce53" office:value-type="string" calcext:value-type="string">
            <text:p>GOYES YEPEZ ALEXIS DAMIAN </text:p>
          </table:table-cell>
          <table:table-cell table:style-name="ce53" office:value-type="string" calcext:value-type="string">
            <text:p>UDLRPI01</text:p>
          </table:table-cell>
          <table:table-cell table:style-name="ce74" office:value-type="string" calcext:value-type="string">
            <text:p>LABORATORIOS</text:p>
          </table:table-cell>
          <table:table-cell table:style-name="ce73"/>
          <table:table-cell/>
          <table:table-cell table:style-name="ce90" table:formula="of:=CONCATENATE(&quot;UPDATE g_estructura.funcionarios SET id_area = '&quot;;[.F86];&quot;' WHERE  identificador = '&quot;;[.D86];&quot;';&quot;)" office:value-type="string" office:string-value="UPDATE g_estructura.funcionarios SET id_area = 'UDLRPI01' WHERE  identificador = '0401128806';" calcext:value-type="string">
            <text:p>UPDATE g_estructura.funcionarios SET id_area = 'UDLRPI01' WHERE <text:s/>identificador = '0401128806';</text:p>
          </table:table-cell>
          <table:table-cell table:number-columns-repeated="1014"/>
        </table:table-row>
        <table:table-row table:style-name="ro4">
          <table:table-cell/>
          <table:covered-table-cell table:style-name="ce10"/>
          <table:table-cell table:style-name="ce24" office:value-type="string" calcext:value-type="string">
            <text:p>OTRPI01</text:p>
          </table:table-cell>
          <table:table-cell table:style-name="ce39" office:value-type="float" office:value="1002223509" calcext:value-type="float">
            <text:p>1002223509</text:p>
          </table:table-cell>
          <table:table-cell table:style-name="ce53" office:value-type="string" calcext:value-type="string">
            <text:p>MORA VARGAS EDWIN MANUEL</text:p>
          </table:table-cell>
          <table:table-cell table:style-name="ce53" office:value-type="string" calcext:value-type="string">
            <text:p>UDIARPI01</text:p>
          </table:table-cell>
          <table:table-cell table:style-name="ce74" office:value-type="string" calcext:value-type="string">
            <text:p>INOCUIDAD DE ALIMENTOS</text:p>
          </table:table-cell>
          <table:table-cell table:style-name="ce73" table:formula="of:=[.F87]" office:value-type="string" office:string-value="UDIARPI01" calcext:value-type="string">
            <text:p>UDIARPI01</text:p>
          </table:table-cell>
          <table:table-cell office:value-type="string" calcext:value-type="string">
            <text:p>RESPONSABLE </text:p>
          </table:table-cell>
          <table:table-cell table:style-name="ce90" table:formula="of:=CONCATENATE(&quot;UPDATE g_estructura.funcionarios SET id_area = '&quot;;[.F87];&quot;' WHERE  identificador = '&quot;;[.D87];&quot;';&quot;)" office:value-type="string" office:string-value="UPDATE g_estructura.funcionarios SET id_area = 'UDIARPI01' WHERE  identificador = '1002223509';" calcext:value-type="string">
            <text:p>UPDATE g_estructura.funcionarios SET id_area = 'UDIARPI01' WHERE <text:s/>identificador = '1002223509';</text:p>
          </table:table-cell>
          <table:table-cell/>
          <table:table-cell table:style-name="ce90" table:formula="of:=CONCATENATE(&quot;INSERT INTO g_estructura.responsables(id_area, identificador, prioridad, responsable, activo, estado) values ('&quot;;[.H87];&quot;','&quot;;[.D87];&quot;',1,true,1,1);&quot;)" office:value-type="string" office:string-value="INSERT INTO g_estructura.responsables(id_area, identificador, prioridad, responsable, activo, estado) values ('UDIARPI01','1002223509',1,true,1,1);" calcext:value-type="string">
            <text:p>INSERT INTO g_estructura.responsables(id_area, identificador, prioridad, responsable, activo, estado) values ('UDIARPI01','1002223509',1,true,1,1);</text:p>
          </table:table-cell>
          <table:table-cell table:number-columns-repeated="1012"/>
        </table:table-row>
        <table:table-row table:style-name="ro4">
          <table:table-cell/>
          <table:covered-table-cell table:style-name="ce10"/>
          <table:table-cell table:style-name="ce24" office:value-type="string" calcext:value-type="string">
            <text:p>OTRPI01</text:p>
          </table:table-cell>
          <table:table-cell table:style-name="ce33" office:value-type="float" office:value="1713380002" calcext:value-type="float">
            <text:p>1713380002</text:p>
          </table:table-cell>
          <table:table-cell table:style-name="ce54" office:value-type="string" calcext:value-type="string">
            <text:p>PINTA EDWIN RUBEN</text:p>
          </table:table-cell>
          <table:table-cell table:style-name="ce54" office:value-type="string" calcext:value-type="string">
            <text:p>UDLRPI01</text:p>
          </table:table-cell>
          <table:table-cell table:style-name="ce75" office:value-type="string" calcext:value-type="string">
            <text:p>LABORATORIOS</text:p>
          </table:table-cell>
          <table:table-cell table:style-name="ce74" table:formula="of:=[.F88]" office:value-type="string" office:string-value="UDLRPI01" calcext:value-type="string">
            <text:p>UDLRPI01</text:p>
          </table:table-cell>
          <table:table-cell table:style-name="ce87" office:value-type="string" calcext:value-type="string">
            <text:p>RESPONSABLE DE LABORATORIOS</text:p>
          </table:table-cell>
          <table:table-cell table:style-name="ce90" table:formula="of:=CONCATENATE(&quot;UPDATE g_estructura.funcionarios SET id_area = '&quot;;[.F88];&quot;' WHERE  identificador = '&quot;;[.D88];&quot;';&quot;)" office:value-type="string" office:string-value="UPDATE g_estructura.funcionarios SET id_area = 'UDLRPI01' WHERE  identificador = '1713380002';" calcext:value-type="string">
            <text:p>UPDATE g_estructura.funcionarios SET id_area = 'UDLRPI01' WHERE <text:s/>identificador = '1713380002';</text:p>
          </table:table-cell>
          <table:table-cell/>
          <table:table-cell table:style-name="ce90" table:formula="of:=CONCATENATE(&quot;INSERT INTO g_estructura.responsables(id_area, identificador, prioridad, responsable, activo, estado) values ('&quot;;[.H88];&quot;','&quot;;[.D88];&quot;',1,true,1,1);&quot;)" office:value-type="string" office:string-value="INSERT INTO g_estructura.responsables(id_area, identificador, prioridad, responsable, activo, estado) values ('UDLRPI01','1713380002',1,true,1,1);" calcext:value-type="string">
            <text:p>INSERT INTO g_estructura.responsables(id_area, identificador, prioridad, responsable, activo, estado) values ('UDLRPI01','1713380002',1,true,1,1);</text:p>
          </table:table-cell>
          <table:table-cell table:number-columns-repeated="1012"/>
        </table:table-row>
        <table:table-row table:style-name="ro4">
          <table:table-cell/>
          <table:covered-table-cell table:style-name="ce10"/>
          <table:table-cell table:style-name="ce24" office:value-type="string" calcext:value-type="string">
            <text:p>OTRPI01</text:p>
          </table:table-cell>
          <table:table-cell table:style-name="ce39" office:value-type="string" calcext:value-type="string">
            <text:p>0401662036</text:p>
          </table:table-cell>
          <table:table-cell table:style-name="ce53" office:value-type="string" calcext:value-type="string">
            <text:p>POZO MORILLO VICTOR ALFONSO</text:p>
          </table:table-cell>
          <table:table-cell table:style-name="ce53" office:value-type="string" calcext:value-type="string">
            <text:p>UDSVRPI01</text:p>
          </table:table-cell>
          <table:table-cell table:style-name="ce74" office:value-type="string" calcext:value-type="string">
            <text:p>SANIDAD VEGETAL</text:p>
          </table:table-cell>
          <table:table-cell table:style-name="ce73"/>
          <table:table-cell/>
          <table:table-cell table:style-name="ce90" table:formula="of:=CONCATENATE(&quot;UPDATE g_estructura.funcionarios SET id_area = '&quot;;[.F89];&quot;' WHERE  identificador = '&quot;;[.D89];&quot;';&quot;)" office:value-type="string" office:string-value="UPDATE g_estructura.funcionarios SET id_area = 'UDSVRPI01' WHERE  identificador = '0401662036';" calcext:value-type="string">
            <text:p>UPDATE g_estructura.funcionarios SET id_area = 'UDSVRPI01' WHERE <text:s/>identificador = '0401662036';</text:p>
          </table:table-cell>
          <table:table-cell table:number-columns-repeated="1014"/>
        </table:table-row>
        <table:table-row table:style-name="ro4">
          <table:table-cell/>
          <table:covered-table-cell table:style-name="ce10"/>
          <table:table-cell table:style-name="ce24" office:value-type="string" calcext:value-type="string">
            <text:p>OTRPI01</text:p>
          </table:table-cell>
          <table:table-cell table:style-name="ce39" office:value-type="string" calcext:value-type="string">
            <text:p>0401661335</text:p>
          </table:table-cell>
          <table:table-cell table:style-name="ce53" office:value-type="string" calcext:value-type="string">
            <text:p>REINA MELO EDWIN RAMIRO</text:p>
          </table:table-cell>
          <table:table-cell table:style-name="ce53" office:value-type="string" calcext:value-type="string">
            <text:p>UDSVRPI01</text:p>
          </table:table-cell>
          <table:table-cell table:style-name="ce74" office:value-type="string" calcext:value-type="string">
            <text:p>SANIDAD VEGETAL</text:p>
          </table:table-cell>
          <table:table-cell table:style-name="ce73"/>
          <table:table-cell/>
          <table:table-cell table:style-name="ce90" table:formula="of:=CONCATENATE(&quot;UPDATE g_estructura.funcionarios SET id_area = '&quot;;[.F90];&quot;' WHERE  identificador = '&quot;;[.D90];&quot;';&quot;)" office:value-type="string" office:string-value="UPDATE g_estructura.funcionarios SET id_area = 'UDSVRPI01' WHERE  identificador = '0401661335';" calcext:value-type="string">
            <text:p>UPDATE g_estructura.funcionarios SET id_area = 'UDSVRPI01' WHERE <text:s/>identificador = '0401661335';</text:p>
          </table:table-cell>
          <table:table-cell table:number-columns-repeated="1014"/>
        </table:table-row>
        <table:table-row table:style-name="ro4">
          <table:table-cell/>
          <table:covered-table-cell table:style-name="ce10"/>
          <table:table-cell table:style-name="ce24" office:value-type="string" calcext:value-type="string">
            <text:p>OTRPI01</text:p>
          </table:table-cell>
          <table:table-cell table:style-name="ce39" office:value-type="float" office:value="1715414874" calcext:value-type="float">
            <text:p>1715414874</text:p>
          </table:table-cell>
          <table:table-cell table:style-name="ce53" office:value-type="string" calcext:value-type="string">
            <text:p>ROMERO CELLERI LENIN JAVIER</text:p>
          </table:table-cell>
          <table:table-cell table:style-name="ce53" office:value-type="string" calcext:value-type="string">
            <text:p>UDSARPI01</text:p>
          </table:table-cell>
          <table:table-cell table:style-name="ce74" office:value-type="string" calcext:value-type="string">
            <text:p>SANIDAD ANIMAL</text:p>
          </table:table-cell>
          <table:table-cell table:style-name="ce73"/>
          <table:table-cell/>
          <table:table-cell table:style-name="ce90" table:formula="of:=CONCATENATE(&quot;UPDATE g_estructura.funcionarios SET id_area = '&quot;;[.F91];&quot;' WHERE  identificador = '&quot;;[.D91];&quot;';&quot;)" office:value-type="string" office:string-value="UPDATE g_estructura.funcionarios SET id_area = 'UDSARPI01' WHERE  identificador = '1715414874';" calcext:value-type="string">
            <text:p>UPDATE g_estructura.funcionarios SET id_area = 'UDSARPI01' WHERE <text:s/>identificador = '1715414874';</text:p>
          </table:table-cell>
          <table:table-cell table:number-columns-repeated="1014"/>
        </table:table-row>
        <table:table-row table:style-name="ro4">
          <table:table-cell/>
          <table:covered-table-cell table:style-name="ce10"/>
          <table:table-cell table:style-name="ce24" office:value-type="string" calcext:value-type="string">
            <text:p>OTRPI01</text:p>
          </table:table-cell>
          <table:table-cell table:style-name="ce33" office:value-type="float" office:value="1716698418" calcext:value-type="float">
            <text:p>1716698418</text:p>
          </table:table-cell>
          <table:table-cell table:style-name="ce54" office:value-type="string" calcext:value-type="string">
            <text:p>VARGAS VACA JUAN CARLOS</text:p>
          </table:table-cell>
          <table:table-cell table:style-name="ce54" office:value-type="string" calcext:value-type="string">
            <text:p>UDSARPI01</text:p>
          </table:table-cell>
          <table:table-cell table:style-name="ce75" office:value-type="string" calcext:value-type="string">
            <text:p>SANIDAD ANIMAL</text:p>
          </table:table-cell>
          <table:table-cell table:style-name="ce74" table:formula="of:=[.F92]" office:value-type="string" office:string-value="UDSARPI01" calcext:value-type="string">
            <text:p>UDSARPI01</text:p>
          </table:table-cell>
          <table:table-cell table:style-name="ce88" office:value-type="string" calcext:value-type="string">
            <text:p>RESPONSABLE DE SANIDAD ANIMAL</text:p>
          </table:table-cell>
          <table:table-cell table:style-name="ce90" table:formula="of:=CONCATENATE(&quot;UPDATE g_estructura.funcionarios SET id_area = '&quot;;[.F92];&quot;' WHERE  identificador = '&quot;;[.D92];&quot;';&quot;)" office:value-type="string" office:string-value="UPDATE g_estructura.funcionarios SET id_area = 'UDSARPI01' WHERE  identificador = '1716698418';" calcext:value-type="string">
            <text:p>UPDATE g_estructura.funcionarios SET id_area = 'UDSARPI01' WHERE <text:s/>identificador = '1716698418';</text:p>
          </table:table-cell>
          <table:table-cell/>
          <table:table-cell table:style-name="ce90" table:formula="of:=CONCATENATE(&quot;INSERT INTO g_estructura.responsables(id_area, identificador, prioridad, responsable, activo, estado) values ('&quot;;[.H92];&quot;','&quot;;[.D92];&quot;',1,true,1,1);&quot;)" office:value-type="string" office:string-value="INSERT INTO g_estructura.responsables(id_area, identificador, prioridad, responsable, activo, estado) values ('UDSARPI01','1716698418',1,true,1,1);" calcext:value-type="string">
            <text:p>INSERT INTO g_estructura.responsables(id_area, identificador, prioridad, responsable, activo, estado) values ('UDSARPI01','1716698418',1,true,1,1);</text:p>
          </table:table-cell>
          <table:table-cell table:number-columns-repeated="1012"/>
        </table:table-row>
        <table:table-row table:style-name="ro4">
          <table:table-cell/>
          <table:covered-table-cell table:style-name="ce10"/>
          <table:table-cell table:style-name="ce24" office:value-type="string" calcext:value-type="string">
            <text:p>OTRPI01</text:p>
          </table:table-cell>
          <table:table-cell table:style-name="ce40" office:value-type="string" calcext:value-type="string">
            <text:p>0401103916</text:p>
          </table:table-cell>
          <table:table-cell table:style-name="ce55" office:value-type="string" calcext:value-type="string">
            <text:p>VILLARREAL CHAMORRO FEDERMAN</text:p>
          </table:table-cell>
          <table:table-cell table:style-name="ce54" office:value-type="string" calcext:value-type="string">
            <text:p>UDSVRPI01</text:p>
          </table:table-cell>
          <table:table-cell table:style-name="ce76" office:value-type="string" calcext:value-type="string">
            <text:p>SANIDAD VEGETAL</text:p>
          </table:table-cell>
          <table:table-cell table:style-name="ce74" table:formula="of:=[.F93]" office:value-type="string" office:string-value="UDSVRPI01" calcext:value-type="string">
            <text:p>UDSVRPI01</text:p>
          </table:table-cell>
          <table:table-cell table:style-name="ce88" office:value-type="string" calcext:value-type="string">
            <text:p>RESPONSABLE DE SANIDAD VEGETAL</text:p>
          </table:table-cell>
          <table:table-cell table:style-name="ce90" table:formula="of:=CONCATENATE(&quot;UPDATE g_estructura.funcionarios SET id_area = '&quot;;[.F93];&quot;' WHERE  identificador = '&quot;;[.D93];&quot;';&quot;)" office:value-type="string" office:string-value="UPDATE g_estructura.funcionarios SET id_area = 'UDSVRPI01' WHERE  identificador = '0401103916';" calcext:value-type="string">
            <text:p>UPDATE g_estructura.funcionarios SET id_area = 'UDSVRPI01' WHERE <text:s/>identificador = '0401103916';</text:p>
          </table:table-cell>
          <table:table-cell/>
          <table:table-cell table:style-name="ce90" table:formula="of:=CONCATENATE(&quot;INSERT INTO g_estructura.responsables(id_area, identificador, prioridad, responsable, activo, estado) values ('&quot;;[.H93];&quot;','&quot;;[.D93];&quot;',1,true,1,1);&quot;)" office:value-type="string" office:string-value="INSERT INTO g_estructura.responsables(id_area, identificador, prioridad, responsable, activo, estado) values ('UDSVRPI01','0401103916',1,true,1,1);" calcext:value-type="string">
            <text:p>INSERT INTO g_estructura.responsables(id_area, identificador, prioridad, responsable, activo, estado) values ('UDSVRPI01','0401103916',1,true,1,1);</text:p>
          </table:table-cell>
          <table:table-cell table:number-columns-repeated="1012"/>
        </table:table-row>
        <table:table-row table:style-name="ro9">
          <table:table-cell/>
          <table:table-cell table:style-name="ce12" office:value-type="string" calcext:value-type="string">
            <text:p>Oficina San Gabriel</text:p>
            <text:p>También participa en operativos UICF desde septiembre/16</text:p>
            <text:p/>
          </table:table-cell>
          <table:table-cell table:style-name="ce26" office:value-type="string" calcext:value-type="string">
            <text:p>OTSG01</text:p>
          </table:table-cell>
          <table:table-cell table:style-name="ce32" office:value-type="float" office:value="1104792161" calcext:value-type="float">
            <text:p>1104792161</text:p>
          </table:table-cell>
          <table:table-cell table:style-name="ce54" office:value-type="string" calcext:value-type="string">
            <text:p>GUAYLLAS GUARNIZO DIEGO ROLANDO</text:p>
          </table:table-cell>
          <table:table-cell table:style-name="ce54" office:value-type="string" calcext:value-type="string">
            <text:p>UDSASG01</text:p>
          </table:table-cell>
          <table:table-cell table:style-name="ce73" office:value-type="string" calcext:value-type="string">
            <text:p>SANIDAD ANIMAL</text:p>
          </table:table-cell>
          <table:table-cell table:style-name="ce80" office:value-type="string" calcext:value-type="string">
            <text:p>OTSG01</text:p>
          </table:table-cell>
          <table:table-cell table:style-name="ce89" office:value-type="string" calcext:value-type="string">
            <text:p>Responsable de oficina</text:p>
          </table:table-cell>
          <table:table-cell table:style-name="ce90" table:formula="of:=CONCATENATE(&quot;UPDATE g_estructura.funcionarios SET id_area = '&quot;;[.F94];&quot;' WHERE  identificador = '&quot;;[.D94];&quot;';&quot;)" office:value-type="string" office:string-value="UPDATE g_estructura.funcionarios SET id_area = 'UDSASG01' WHERE  identificador = '1104792161';" calcext:value-type="string">
            <text:p>UPDATE g_estructura.funcionarios SET id_area = 'UDSASG01' WHERE <text:s/>identificador = '1104792161';</text:p>
          </table:table-cell>
          <table:table-cell/>
          <table:table-cell table:style-name="ce90" table:formula="of:=CONCATENATE(&quot;INSERT INTO g_estructura.responsables(id_area, identificador, prioridad, responsable, activo, estado) values ('&quot;;[.H94];&quot;','&quot;;[.D94];&quot;',1,true,1,1);&quot;)" office:value-type="string" office:string-value="INSERT INTO g_estructura.responsables(id_area, identificador, prioridad, responsable, activo, estado) values ('OTSG01','1104792161',1,true,1,1);" calcext:value-type="string">
            <text:p>INSERT INTO g_estructura.responsables(id_area, identificador, prioridad, responsable, activo, estado) values ('OTSG01','1104792161',1,true,1,1);</text:p>
          </table:table-cell>
          <table:table-cell table:number-columns-repeated="1012"/>
        </table:table-row>
        <table:table-row table:style-name="ro5">
          <table:table-cell/>
          <table:table-cell table:style-name="ce13" office:value-type="string" calcext:value-type="string">
            <text:p>Oficina El Angel</text:p>
          </table:table-cell>
          <table:table-cell table:style-name="ce27" office:value-type="string" calcext:value-type="string">
            <text:p>OTEA01</text:p>
          </table:table-cell>
          <table:table-cell table:style-name="ce32" office:value-type="string" calcext:value-type="string">
            <text:p>0502872054</text:p>
          </table:table-cell>
          <table:table-cell table:style-name="ce54" office:value-type="string" calcext:value-type="string">
            <text:p>CONDOR PANCHI SUSANA</text:p>
          </table:table-cell>
          <table:table-cell table:style-name="ce54" office:value-type="string" calcext:value-type="string">
            <text:p>UDSAEA01</text:p>
          </table:table-cell>
          <table:table-cell table:style-name="ce73" office:value-type="string" calcext:value-type="string">
            <text:p>SANIDAD ANIMAL</text:p>
          </table:table-cell>
          <table:table-cell table:style-name="ce80" office:value-type="string" calcext:value-type="string">
            <text:p>OTEA01</text:p>
          </table:table-cell>
          <table:table-cell table:style-name="ce89" office:value-type="string" calcext:value-type="string">
            <text:p>Responsable de oficina</text:p>
          </table:table-cell>
          <table:table-cell table:style-name="ce90" table:formula="of:=CONCATENATE(&quot;UPDATE g_estructura.funcionarios SET id_area = '&quot;;[.F95];&quot;' WHERE  identificador = '&quot;;[.D95];&quot;';&quot;)" office:value-type="string" office:string-value="UPDATE g_estructura.funcionarios SET id_area = 'UDSAEA01' WHERE  identificador = '0502872054';" calcext:value-type="string">
            <text:p>UPDATE g_estructura.funcionarios SET id_area = 'UDSAEA01' WHERE <text:s/>identificador = '0502872054';</text:p>
          </table:table-cell>
          <table:table-cell/>
          <table:table-cell table:style-name="ce90" table:formula="of:=CONCATENATE(&quot;INSERT INTO g_estructura.responsables(id_area, identificador, prioridad, responsable, activo, estado) values ('&quot;;[.H95];&quot;','&quot;;[.D95];&quot;',1,true,1,1);&quot;)" office:value-type="string" office:string-value="INSERT INTO g_estructura.responsables(id_area, identificador, prioridad, responsable, activo, estado) values ('OTEA01','0502872054',1,true,1,1);" calcext:value-type="string">
            <text:p>INSERT INTO g_estructura.responsables(id_area, identificador, prioridad, responsable, activo, estado) values ('OTEA01','0502872054',1,true,1,1);</text:p>
          </table:table-cell>
          <table:table-cell table:number-columns-repeated="1012"/>
        </table:table-row>
        <table:table-row table:style-name="ro4">
          <table:table-cell table:number-columns-repeated="9"/>
          <table:table-cell table:style-name="ce90"/>
          <table:table-cell table:number-columns-repeated="1014"/>
        </table:table-row>
        <table:table-row table:style-name="ro4">
          <table:table-cell/>
          <table:table-cell table:style-name="ce3" office:value-type="string" calcext:value-type="string" table:number-columns-spanned="6" table:number-rows-spanned="1">
            <text:p>SERVICIO DE SANIDAD AGROPECUARIA IMBABURA <text:s/>JSSAI</text:p>
          </table:table-cell>
          <table:covered-table-cell table:style-name="ce16"/>
          <table:covered-table-cell table:style-name="ce29"/>
          <table:covered-table-cell table:number-columns-repeated="2" table:style-name="ce41"/>
          <table:covered-table-cell table:style-name="ce62"/>
          <table:table-cell table:style-name="ce62"/>
          <table:table-cell/>
          <table:table-cell table:style-name="ce90"/>
          <table:table-cell table:number-columns-repeated="1014"/>
        </table:table-row>
        <table:table-row table:style-name="ro4">
          <table:table-cell/>
          <table:table-cell table:style-name="ce4" office:value-type="string" calcext:value-type="string">
            <text:p>OFICINA</text:p>
          </table:table-cell>
          <table:table-cell table:style-name="ce17"/>
          <table:table-cell table:style-name="ce30" office:value-type="string" calcext:value-type="string">
            <text:p>CEDULA</text:p>
          </table:table-cell>
          <table:table-cell table:style-name="ce42" office:value-type="string" calcext:value-type="string">
            <text:p>PERSONAL Y ÁREA</text:p>
          </table:table-cell>
          <table:table-cell table:style-name="ce42"/>
          <table:table-cell table:style-name="ce63" office:value-type="string" calcext:value-type="string">
            <text:p>AREA</text:p>
          </table:table-cell>
          <table:table-cell table:style-name="ce63"/>
          <table:table-cell/>
          <table:table-cell table:style-name="ce90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 table:number-columns-spanned="1" table:number-rows-spanned="18">
            <text:p>Oficina Ibarra</text:p>
          </table:table-cell>
          <table:table-cell table:style-name="ce22" office:value-type="string" calcext:value-type="string">
            <text:p>OTI03</text:p>
          </table:table-cell>
          <table:table-cell table:style-name="ce31" office:value-type="float" office:value="1002392098" calcext:value-type="float">
            <text:p>1002392098</text:p>
          </table:table-cell>
          <table:table-cell table:style-name="ce56" office:value-type="string" calcext:value-type="string">
            <text:p>BENALCAZAR ORTEGA MARITZA GEOCONDA</text:p>
          </table:table-cell>
          <table:table-cell table:style-name="ce56" office:value-type="string" calcext:value-type="string">
            <text:p>UDSAI03</text:p>
          </table:table-cell>
          <table:table-cell table:style-name="ce68" office:value-type="string" calcext:value-type="string">
            <text:p>SANIDAD ANIMAL</text:p>
          </table:table-cell>
          <table:table-cell table:style-name="ce68"/>
          <table:table-cell/>
          <table:table-cell table:style-name="ce90" table:formula="of:=CONCATENATE(&quot;UPDATE g_estructura.funcionarios SET id_area = '&quot;;[.F99];&quot;' WHERE  identificador = '&quot;;[.D99];&quot;';&quot;)" office:value-type="string" office:string-value="UPDATE g_estructura.funcionarios SET id_area = 'UDSAI03' WHERE  identificador = '1002392098';" calcext:value-type="string">
            <text:p>UPDATE g_estructura.funcionarios SET id_area = 'UDSAI03' WHERE <text:s/>identificador = '1002392098';</text:p>
          </table:table-cell>
          <table:table-cell table:number-columns-repeated="1014"/>
        </table:table-row>
        <table:table-row table:style-name="ro5">
          <table:table-cell/>
          <table:covered-table-cell table:style-name="ce10"/>
          <table:table-cell table:style-name="ce24" office:value-type="string" calcext:value-type="string">
            <text:p>OTI03</text:p>
          </table:table-cell>
          <table:table-cell table:style-name="ce32" office:value-type="float" office:value="1002176848" calcext:value-type="float">
            <text:p>1002176848</text:p>
          </table:table-cell>
          <table:table-cell table:style-name="ce57" office:value-type="string" calcext:value-type="string">
            <text:p>BENALCAZAR RUIZ BYRON MARCELO</text:p>
          </table:table-cell>
          <table:table-cell table:style-name="ce57" office:value-type="string" calcext:value-type="string">
            <text:p>UDSAI03</text:p>
          </table:table-cell>
          <table:table-cell table:style-name="ce69" office:value-type="string" calcext:value-type="string">
            <text:p>SANIDAD ANIMAL</text:p>
          </table:table-cell>
          <table:table-cell table:style-name="ce69"/>
          <table:table-cell/>
          <table:table-cell table:style-name="ce90" table:formula="of:=CONCATENATE(&quot;UPDATE g_estructura.funcionarios SET id_area = '&quot;;[.F100];&quot;' WHERE  identificador = '&quot;;[.D100];&quot;';&quot;)" office:value-type="string" office:string-value="UPDATE g_estructura.funcionarios SET id_area = 'UDSAI03' WHERE  identificador = '1002176848';" calcext:value-type="string">
            <text:p>UPDATE g_estructura.funcionarios SET id_area = 'UDSAI03' WHERE <text:s/>identificador = '1002176848';</text:p>
          </table:table-cell>
          <table:table-cell table:number-columns-repeated="1014"/>
        </table:table-row>
        <table:table-row table:style-name="ro5">
          <table:table-cell/>
          <table:covered-table-cell table:style-name="ce10"/>
          <table:table-cell table:style-name="ce24" office:value-type="string" calcext:value-type="string">
            <text:p>OTI03</text:p>
          </table:table-cell>
          <table:table-cell table:style-name="ce32" office:value-type="string" calcext:value-type="string">
            <text:p>0401451018</text:p>
          </table:table-cell>
          <table:table-cell table:style-name="ce57" office:value-type="string" calcext:value-type="string">
            <text:p>BOLAÑOS BOLAÑOS ROCIO DEL PILAR</text:p>
          </table:table-cell>
          <table:table-cell table:style-name="ce57" office:value-type="string" calcext:value-type="string">
            <text:p>UDSAI03</text:p>
          </table:table-cell>
          <table:table-cell table:style-name="ce69" office:value-type="string" calcext:value-type="string">
            <text:p>SANIDAD ANIMAL</text:p>
          </table:table-cell>
          <table:table-cell table:style-name="ce69"/>
          <table:table-cell/>
          <table:table-cell table:style-name="ce90" table:formula="of:=CONCATENATE(&quot;UPDATE g_estructura.funcionarios SET id_area = '&quot;;[.F101];&quot;' WHERE  identificador = '&quot;;[.D101];&quot;';&quot;)" office:value-type="string" office:string-value="UPDATE g_estructura.funcionarios SET id_area = 'UDSAI03' WHERE  identificador = '0401451018';" calcext:value-type="string">
            <text:p>UPDATE g_estructura.funcionarios SET id_area = 'UDSAI03' WHERE <text:s/>identificador = '0401451018';</text:p>
          </table:table-cell>
          <table:table-cell table:number-columns-repeated="1014"/>
        </table:table-row>
        <table:table-row table:style-name="ro5">
          <table:table-cell/>
          <table:covered-table-cell table:style-name="ce10"/>
          <table:table-cell table:style-name="ce24" office:value-type="string" calcext:value-type="string">
            <text:p>OTI03</text:p>
          </table:table-cell>
          <table:table-cell table:style-name="ce32" office:value-type="float" office:value="1002174066" calcext:value-type="float">
            <text:p>1002174066</text:p>
          </table:table-cell>
          <table:table-cell table:style-name="ce57" office:value-type="string" calcext:value-type="string">
            <text:p>CRIOLLO URBINA LUIS HUMBERTO</text:p>
          </table:table-cell>
          <table:table-cell table:style-name="ce57" office:value-type="string" calcext:value-type="string">
            <text:p>UDAFI03</text:p>
          </table:table-cell>
          <table:table-cell table:style-name="ce69" office:value-type="string" calcext:value-type="string">
            <text:p>ADMINISTRATIVO FINANCIERO</text:p>
          </table:table-cell>
          <table:table-cell table:style-name="ce69"/>
          <table:table-cell/>
          <table:table-cell table:style-name="ce90" table:formula="of:=CONCATENATE(&quot;UPDATE g_estructura.funcionarios SET id_area = '&quot;;[.F102];&quot;' WHERE  identificador = '&quot;;[.D102];&quot;';&quot;)" office:value-type="string" office:string-value="UPDATE g_estructura.funcionarios SET id_area = 'UDAFI03' WHERE  identificador = '1002174066';" calcext:value-type="string">
            <text:p>UPDATE g_estructura.funcionarios SET id_area = 'UDAFI03' WHERE <text:s/>identificador = '1002174066';</text:p>
          </table:table-cell>
          <table:table-cell table:number-columns-repeated="1014"/>
        </table:table-row>
        <table:table-row table:style-name="ro5">
          <table:table-cell/>
          <table:covered-table-cell table:style-name="ce10"/>
          <table:table-cell table:style-name="ce24" office:value-type="string" calcext:value-type="string">
            <text:p>OTI03</text:p>
          </table:table-cell>
          <table:table-cell table:style-name="ce32" office:value-type="float" office:value="1002052973" calcext:value-type="float">
            <text:p>1002052973</text:p>
          </table:table-cell>
          <table:table-cell table:style-name="ce57" office:value-type="string" calcext:value-type="string">
            <text:p>CUARAN ROSERO NURIA JANET</text:p>
          </table:table-cell>
          <table:table-cell table:style-name="ce57" office:value-type="string" calcext:value-type="string">
            <text:p>UDIAI03</text:p>
          </table:table-cell>
          <table:table-cell table:style-name="ce69" office:value-type="string" calcext:value-type="string">
            <text:p>INOCUIDAD DE ALIMENTOS</text:p>
          </table:table-cell>
          <table:table-cell table:style-name="ce69"/>
          <table:table-cell/>
          <table:table-cell table:style-name="ce90" table:formula="of:=CONCATENATE(&quot;UPDATE g_estructura.funcionarios SET id_area = '&quot;;[.F103];&quot;' WHERE  identificador = '&quot;;[.D103];&quot;';&quot;)" office:value-type="string" office:string-value="UPDATE g_estructura.funcionarios SET id_area = 'UDIAI03' WHERE  identificador = '1002052973';" calcext:value-type="string">
            <text:p>UPDATE g_estructura.funcionarios SET id_area = 'UDIAI03' WHERE <text:s/>identificador = '1002052973';</text:p>
          </table:table-cell>
          <table:table-cell table:number-columns-repeated="1014"/>
        </table:table-row>
        <table:table-row table:style-name="ro5">
          <table:table-cell/>
          <table:covered-table-cell table:style-name="ce10"/>
          <table:table-cell table:style-name="ce24" office:value-type="string" calcext:value-type="string">
            <text:p>OTI03</text:p>
          </table:table-cell>
          <table:table-cell table:style-name="ce32" office:value-type="float" office:value="1002964227" calcext:value-type="float">
            <text:p>1002964227</text:p>
          </table:table-cell>
          <table:table-cell table:style-name="ce57" office:value-type="string" calcext:value-type="string">
            <text:p>ESCOBAR MEZA GREGORIO ARMANDO</text:p>
          </table:table-cell>
          <table:table-cell table:style-name="ce57" office:value-type="string" calcext:value-type="string">
            <text:p>UDRIAI03</text:p>
          </table:table-cell>
          <table:table-cell table:style-name="ce69" office:value-type="string" calcext:value-type="string">
            <text:p>REGISTRO DE INSUMOS AGROPECUARIOS</text:p>
          </table:table-cell>
          <table:table-cell table:style-name="ce69"/>
          <table:table-cell/>
          <table:table-cell table:style-name="ce90" table:formula="of:=CONCATENATE(&quot;UPDATE g_estructura.funcionarios SET id_area = '&quot;;[.F104];&quot;' WHERE  identificador = '&quot;;[.D104];&quot;';&quot;)" office:value-type="string" office:string-value="UPDATE g_estructura.funcionarios SET id_area = 'UDRIAI03' WHERE  identificador = '1002964227';" calcext:value-type="string">
            <text:p>UPDATE g_estructura.funcionarios SET id_area = 'UDRIAI03' WHERE <text:s/>identificador = '1002964227';</text:p>
          </table:table-cell>
          <table:table-cell table:number-columns-repeated="1014"/>
        </table:table-row>
        <table:table-row table:style-name="ro5">
          <table:table-cell/>
          <table:covered-table-cell table:style-name="ce10"/>
          <table:table-cell table:style-name="ce24" office:value-type="string" calcext:value-type="string">
            <text:p>OTI03</text:p>
          </table:table-cell>
          <table:table-cell table:style-name="ce32" office:value-type="float" office:value="1002401014" calcext:value-type="float">
            <text:p>1002401014</text:p>
          </table:table-cell>
          <table:table-cell table:style-name="ce57" office:value-type="string" calcext:value-type="string">
            <text:p>GUANOLUIZA HEREDIA IBETH MARGOTH</text:p>
          </table:table-cell>
          <table:table-cell table:style-name="ce57" office:value-type="string" calcext:value-type="string">
            <text:p>UDAFI03</text:p>
          </table:table-cell>
          <table:table-cell table:style-name="ce69" office:value-type="string" calcext:value-type="string">
            <text:p>ADMINISTRATIVO FINANCIERO</text:p>
          </table:table-cell>
          <table:table-cell table:style-name="ce69"/>
          <table:table-cell/>
          <table:table-cell table:style-name="ce90" table:formula="of:=CONCATENATE(&quot;UPDATE g_estructura.funcionarios SET id_area = '&quot;;[.F105];&quot;' WHERE  identificador = '&quot;;[.D105];&quot;';&quot;)" office:value-type="string" office:string-value="UPDATE g_estructura.funcionarios SET id_area = 'UDAFI03' WHERE  identificador = '1002401014';" calcext:value-type="string">
            <text:p>UPDATE g_estructura.funcionarios SET id_area = 'UDAFI03' WHERE <text:s/>identificador = '1002401014';</text:p>
          </table:table-cell>
          <table:table-cell table:number-columns-repeated="1014"/>
        </table:table-row>
        <table:table-row table:style-name="ro5">
          <table:table-cell/>
          <table:covered-table-cell table:style-name="ce10"/>
          <table:table-cell table:style-name="ce24" office:value-type="string" calcext:value-type="string">
            <text:p>OTI03</text:p>
          </table:table-cell>
          <table:table-cell table:style-name="ce32" office:value-type="float" office:value="1002228771" calcext:value-type="float">
            <text:p>1002228771</text:p>
          </table:table-cell>
          <table:table-cell table:style-name="ce57" office:value-type="string" calcext:value-type="string">
            <text:p>HURTADO JIMENEZ DIEGO MAURICIO</text:p>
          </table:table-cell>
          <table:table-cell table:style-name="ce57" office:value-type="string" calcext:value-type="string">
            <text:p>UDSAI03</text:p>
          </table:table-cell>
          <table:table-cell table:style-name="ce69" office:value-type="string" calcext:value-type="string">
            <text:p>SANIDAD ANIMAL</text:p>
          </table:table-cell>
          <table:table-cell table:style-name="ce69"/>
          <table:table-cell/>
          <table:table-cell table:style-name="ce90" table:formula="of:=CONCATENATE(&quot;UPDATE g_estructura.funcionarios SET id_area = '&quot;;[.F106];&quot;' WHERE  identificador = '&quot;;[.D106];&quot;';&quot;)" office:value-type="string" office:string-value="UPDATE g_estructura.funcionarios SET id_area = 'UDSAI03' WHERE  identificador = '1002228771';" calcext:value-type="string">
            <text:p>UPDATE g_estructura.funcionarios SET id_area = 'UDSAI03' WHERE <text:s/>identificador = '1002228771';</text:p>
          </table:table-cell>
          <table:table-cell table:number-columns-repeated="1014"/>
        </table:table-row>
        <table:table-row table:style-name="ro5">
          <table:table-cell/>
          <table:covered-table-cell table:style-name="ce10"/>
          <table:table-cell table:style-name="ce24" office:value-type="string" calcext:value-type="string">
            <text:p>OTI03</text:p>
          </table:table-cell>
          <table:table-cell table:style-name="ce32" office:value-type="float" office:value="1003448733" calcext:value-type="float">
            <text:p>1003448733</text:p>
          </table:table-cell>
          <table:table-cell table:style-name="ce57" office:value-type="string" calcext:value-type="string">
            <text:p>JURADO POVEDA MARCELO ISMAEL</text:p>
          </table:table-cell>
          <table:table-cell table:style-name="ce57" office:value-type="string" calcext:value-type="string">
            <text:p>UDSAI03</text:p>
          </table:table-cell>
          <table:table-cell table:style-name="ce69" office:value-type="string" calcext:value-type="string">
            <text:p>SANIDAD ANIMAL</text:p>
          </table:table-cell>
          <table:table-cell table:style-name="ce69"/>
          <table:table-cell/>
          <table:table-cell table:style-name="ce90" table:formula="of:=CONCATENATE(&quot;UPDATE g_estructura.funcionarios SET id_area = '&quot;;[.F107];&quot;' WHERE  identificador = '&quot;;[.D107];&quot;';&quot;)" office:value-type="string" office:string-value="UPDATE g_estructura.funcionarios SET id_area = 'UDSAI03' WHERE  identificador = '1003448733';" calcext:value-type="string">
            <text:p>UPDATE g_estructura.funcionarios SET id_area = 'UDSAI03' WHERE <text:s/>identificador = '1003448733';</text:p>
          </table:table-cell>
          <table:table-cell table:number-columns-repeated="1014"/>
        </table:table-row>
        <table:table-row table:style-name="ro5">
          <table:table-cell/>
          <table:covered-table-cell table:style-name="ce10"/>
          <table:table-cell table:style-name="ce22" office:value-type="string" calcext:value-type="string">
            <text:p>OTI03</text:p>
          </table:table-cell>
          <table:table-cell table:style-name="ce32" office:value-type="float" office:value="1002874392" calcext:value-type="float">
            <text:p>1002874392</text:p>
          </table:table-cell>
          <table:table-cell table:style-name="ce57" office:value-type="string" calcext:value-type="string">
            <text:p>LANDETA VACA PAULO ROBERTO</text:p>
          </table:table-cell>
          <table:table-cell table:style-name="ce57" office:value-type="string" calcext:value-type="string">
            <text:p>UDSAI03</text:p>
          </table:table-cell>
          <table:table-cell table:style-name="ce69" office:value-type="string" calcext:value-type="string">
            <text:p>SANIDAD ANIMAL</text:p>
          </table:table-cell>
          <table:table-cell table:style-name="ce69"/>
          <table:table-cell/>
          <table:table-cell table:style-name="ce90" table:formula="of:=CONCATENATE(&quot;UPDATE g_estructura.funcionarios SET id_area = '&quot;;[.F108];&quot;' WHERE  identificador = '&quot;;[.D108];&quot;';&quot;)" office:value-type="string" office:string-value="UPDATE g_estructura.funcionarios SET id_area = 'UDSAI03' WHERE  identificador = '1002874392';" calcext:value-type="string">
            <text:p>UPDATE g_estructura.funcionarios SET id_area = 'UDSAI03' WHERE <text:s/>identificador = '1002874392';</text:p>
          </table:table-cell>
          <table:table-cell table:number-columns-repeated="1014"/>
        </table:table-row>
        <table:table-row table:style-name="ro5">
          <table:table-cell/>
          <table:covered-table-cell table:style-name="ce10"/>
          <table:table-cell table:style-name="ce24" office:value-type="string" calcext:value-type="string">
            <text:p>OTI03</text:p>
          </table:table-cell>
          <table:table-cell table:style-name="ce32" office:value-type="float" office:value="1002394086" calcext:value-type="float">
            <text:p>1002394086</text:p>
          </table:table-cell>
          <table:table-cell table:style-name="ce57" office:value-type="string" calcext:value-type="string">
            <text:p>LIMAICO TERAN MONICA MERY</text:p>
          </table:table-cell>
          <table:table-cell table:style-name="ce57" office:value-type="string" calcext:value-type="string">
            <text:p>UDSAI03</text:p>
          </table:table-cell>
          <table:table-cell table:style-name="ce69" office:value-type="string" calcext:value-type="string">
            <text:p>SANIDAD ANIMAL</text:p>
          </table:table-cell>
          <table:table-cell table:style-name="ce69"/>
          <table:table-cell/>
          <table:table-cell table:style-name="ce90" table:formula="of:=CONCATENATE(&quot;UPDATE g_estructura.funcionarios SET id_area = '&quot;;[.F109];&quot;' WHERE  identificador = '&quot;;[.D109];&quot;';&quot;)" office:value-type="string" office:string-value="UPDATE g_estructura.funcionarios SET id_area = 'UDSAI03' WHERE  identificador = '1002394086';" calcext:value-type="string">
            <text:p>UPDATE g_estructura.funcionarios SET id_area = 'UDSAI03' WHERE <text:s/>identificador = '1002394086';</text:p>
          </table:table-cell>
          <table:table-cell table:number-columns-repeated="1014"/>
        </table:table-row>
        <table:table-row table:style-name="ro5">
          <table:table-cell/>
          <table:covered-table-cell table:style-name="ce10"/>
          <table:table-cell table:style-name="ce24" office:value-type="string" calcext:value-type="string">
            <text:p>OTI03</text:p>
          </table:table-cell>
          <table:table-cell table:style-name="ce32" office:value-type="float" office:value="1002791463" calcext:value-type="float">
            <text:p>1002791463</text:p>
          </table:table-cell>
          <table:table-cell table:style-name="ce57" office:value-type="string" calcext:value-type="string">
            <text:p>LOMAS ARIAS LUIS JAVIER</text:p>
          </table:table-cell>
          <table:table-cell table:style-name="ce57" office:value-type="string" calcext:value-type="string">
            <text:p>UDSVI03</text:p>
          </table:table-cell>
          <table:table-cell table:style-name="ce69" office:value-type="string" calcext:value-type="string">
            <text:p>SANIDAD VEGETAL</text:p>
          </table:table-cell>
          <table:table-cell table:style-name="ce69"/>
          <table:table-cell/>
          <table:table-cell table:style-name="ce90" table:formula="of:=CONCATENATE(&quot;UPDATE g_estructura.funcionarios SET id_area = '&quot;;[.F110];&quot;' WHERE  identificador = '&quot;;[.D110];&quot;';&quot;)" office:value-type="string" office:string-value="UPDATE g_estructura.funcionarios SET id_area = 'UDSVI03' WHERE  identificador = '1002791463';" calcext:value-type="string">
            <text:p>UPDATE g_estructura.funcionarios SET id_area = 'UDSVI03' WHERE <text:s/>identificador = '1002791463';</text:p>
          </table:table-cell>
          <table:table-cell table:number-columns-repeated="1014"/>
        </table:table-row>
        <table:table-row table:style-name="ro5">
          <table:table-cell/>
          <table:covered-table-cell table:style-name="ce10"/>
          <table:table-cell table:style-name="ce24" office:value-type="string" calcext:value-type="string">
            <text:p>OTI03</text:p>
          </table:table-cell>
          <table:table-cell table:style-name="ce32" office:value-type="float" office:value="1002047452" calcext:value-type="float">
            <text:p>1002047452</text:p>
          </table:table-cell>
          <table:table-cell table:style-name="ce57" office:value-type="string" calcext:value-type="string">
            <text:p>OROZCO ROBLES ANGEL RUPERTO</text:p>
          </table:table-cell>
          <table:table-cell table:style-name="ce57" office:value-type="string" calcext:value-type="string">
            <text:p>UDSVI03</text:p>
          </table:table-cell>
          <table:table-cell table:style-name="ce69" office:value-type="string" calcext:value-type="string">
            <text:p>SANIDAD VEGETAL</text:p>
          </table:table-cell>
          <table:table-cell table:style-name="ce69"/>
          <table:table-cell/>
          <table:table-cell table:style-name="ce90" table:formula="of:=CONCATENATE(&quot;UPDATE g_estructura.funcionarios SET id_area = '&quot;;[.F111];&quot;' WHERE  identificador = '&quot;;[.D111];&quot;';&quot;)" office:value-type="string" office:string-value="UPDATE g_estructura.funcionarios SET id_area = 'UDSVI03' WHERE  identificador = '1002047452';" calcext:value-type="string">
            <text:p>UPDATE g_estructura.funcionarios SET id_area = 'UDSVI03' WHERE <text:s/>identificador = '1002047452';</text:p>
          </table:table-cell>
          <table:table-cell table:number-columns-repeated="1014"/>
        </table:table-row>
        <table:table-row table:style-name="ro5">
          <table:table-cell/>
          <table:covered-table-cell table:style-name="ce10"/>
          <table:table-cell table:style-name="ce24" office:value-type="string" calcext:value-type="string">
            <text:p>OTI03</text:p>
          </table:table-cell>
          <table:table-cell table:style-name="ce32" office:value-type="float" office:value="1803485984" calcext:value-type="float">
            <text:p>1803485984</text:p>
          </table:table-cell>
          <table:table-cell table:style-name="ce57" office:value-type="string" calcext:value-type="string">
            <text:p>PAREDES SUAREZ LILIAN MARGARITA</text:p>
          </table:table-cell>
          <table:table-cell table:style-name="ce57" office:value-type="string" calcext:value-type="string">
            <text:p>UDSAI03</text:p>
          </table:table-cell>
          <table:table-cell table:style-name="ce69" office:value-type="string" calcext:value-type="string">
            <text:p>SANIDAD ANIMAL</text:p>
          </table:table-cell>
          <table:table-cell table:style-name="ce69"/>
          <table:table-cell/>
          <table:table-cell table:style-name="ce90" table:formula="of:=CONCATENATE(&quot;UPDATE g_estructura.funcionarios SET id_area = '&quot;;[.F112];&quot;' WHERE  identificador = '&quot;;[.D112];&quot;';&quot;)" office:value-type="string" office:string-value="UPDATE g_estructura.funcionarios SET id_area = 'UDSAI03' WHERE  identificador = '1803485984';" calcext:value-type="string">
            <text:p>UPDATE g_estructura.funcionarios SET id_area = 'UDSAI03' WHERE <text:s/>identificador = '1803485984';</text:p>
          </table:table-cell>
          <table:table-cell table:number-columns-repeated="1014"/>
        </table:table-row>
        <table:table-row table:style-name="ro5">
          <table:table-cell/>
          <table:covered-table-cell table:style-name="ce10"/>
          <table:table-cell table:style-name="ce24" office:value-type="string" calcext:value-type="string">
            <text:p>OTI03</text:p>
          </table:table-cell>
          <table:table-cell table:style-name="ce32" office:value-type="float" office:value="1002426987" calcext:value-type="float">
            <text:p>1002426987</text:p>
          </table:table-cell>
          <table:table-cell table:style-name="ce57" office:value-type="string" calcext:value-type="string">
            <text:p>REASCOS LIMA CARLOS ANDRES</text:p>
          </table:table-cell>
          <table:table-cell table:style-name="ce57" office:value-type="string" calcext:value-type="string">
            <text:p>UDSAI03</text:p>
          </table:table-cell>
          <table:table-cell table:style-name="ce69" office:value-type="string" calcext:value-type="string">
            <text:p>SANIDAD ANIMAL</text:p>
          </table:table-cell>
          <table:table-cell table:style-name="ce69"/>
          <table:table-cell/>
          <table:table-cell table:style-name="ce90" table:formula="of:=CONCATENATE(&quot;UPDATE g_estructura.funcionarios SET id_area = '&quot;;[.F113];&quot;' WHERE  identificador = '&quot;;[.D113];&quot;';&quot;)" office:value-type="string" office:string-value="UPDATE g_estructura.funcionarios SET id_area = 'UDSAI03' WHERE  identificador = '1002426987';" calcext:value-type="string">
            <text:p>UPDATE g_estructura.funcionarios SET id_area = 'UDSAI03' WHERE <text:s/>identificador = '1002426987';</text:p>
          </table:table-cell>
          <table:table-cell table:number-columns-repeated="1014"/>
        </table:table-row>
        <table:table-row table:style-name="ro5">
          <table:table-cell/>
          <table:covered-table-cell table:style-name="ce10"/>
          <table:table-cell table:style-name="ce24" office:value-type="string" calcext:value-type="string">
            <text:p>OTI03</text:p>
          </table:table-cell>
          <table:table-cell table:style-name="ce32" office:value-type="float" office:value="1002498721" calcext:value-type="float">
            <text:p>1002498721</text:p>
          </table:table-cell>
          <table:table-cell table:style-name="ce57" office:value-type="string" calcext:value-type="string">
            <text:p>REYES PEPINOS IVAN FERNANDO</text:p>
          </table:table-cell>
          <table:table-cell table:style-name="ce57" office:value-type="string" calcext:value-type="string">
            <text:p>UDSVI03</text:p>
          </table:table-cell>
          <table:table-cell table:style-name="ce69" office:value-type="string" calcext:value-type="string">
            <text:p>SANIDAD VEGETAL</text:p>
          </table:table-cell>
          <table:table-cell table:style-name="ce69"/>
          <table:table-cell/>
          <table:table-cell table:style-name="ce90" table:formula="of:=CONCATENATE(&quot;UPDATE g_estructura.funcionarios SET id_area = '&quot;;[.F114];&quot;' WHERE  identificador = '&quot;;[.D114];&quot;';&quot;)" office:value-type="string" office:string-value="UPDATE g_estructura.funcionarios SET id_area = 'UDSVI03' WHERE  identificador = '1002498721';" calcext:value-type="string">
            <text:p>UPDATE g_estructura.funcionarios SET id_area = 'UDSVI03' WHERE <text:s/>identificador = '1002498721';</text:p>
          </table:table-cell>
          <table:table-cell table:number-columns-repeated="1014"/>
        </table:table-row>
        <table:table-row table:style-name="ro4">
          <table:table-cell/>
          <table:covered-table-cell table:style-name="ce10"/>
          <table:table-cell table:style-name="ce24" office:value-type="string" calcext:value-type="string">
            <text:p>OTI03</text:p>
          </table:table-cell>
          <table:table-cell table:style-name="ce33" office:value-type="string" calcext:value-type="string">
            <text:p>1001292059</text:p>
          </table:table-cell>
          <table:table-cell table:style-name="ce58" office:value-type="string" calcext:value-type="string">
            <text:p>ROSERO BENALCAZAR JORGE HERISON</text:p>
          </table:table-cell>
          <table:table-cell table:style-name="ce61" office:value-type="string" calcext:value-type="string">
            <text:p>JSSAI</text:p>
          </table:table-cell>
          <table:table-cell table:style-name="ce70" office:value-type="string" calcext:value-type="string">
            <text:p>JEFATURA</text:p>
          </table:table-cell>
          <table:table-cell table:style-name="ce78" office:value-type="string" calcext:value-type="string">
            <text:p>JSSAI</text:p>
          </table:table-cell>
          <table:table-cell table:style-name="ce85" office:value-type="string" calcext:value-type="string">
            <text:p>RESPONSABLE DE PROVINCIA</text:p>
          </table:table-cell>
          <table:table-cell table:style-name="ce90" table:formula="of:=CONCATENATE(&quot;UPDATE g_estructura.funcionarios SET id_area = '&quot;;[.F115];&quot;' WHERE  identificador = '&quot;;[.D115];&quot;';&quot;)" office:value-type="string" office:string-value="UPDATE g_estructura.funcionarios SET id_area = 'JSSAI' WHERE  identificador = '1001292059';" calcext:value-type="string">
            <text:p>UPDATE g_estructura.funcionarios SET id_area = 'JSSAI' WHERE <text:s/>identificador = '1001292059';</text:p>
          </table:table-cell>
          <table:table-cell/>
          <table:table-cell table:style-name="ce90" table:formula="of:=CONCATENATE(&quot;INSERT INTO g_estructura.responsables(id_area, identificador, prioridad, responsable, activo, estado) values ('&quot;;[.H115];&quot;','&quot;;[.D115];&quot;',1,true,1,1);&quot;)" office:value-type="string" office:string-value="INSERT INTO g_estructura.responsables(id_area, identificador, prioridad, responsable, activo, estado) values ('JSSAI','1001292059',1,true,1,1);" calcext:value-type="string">
            <text:p>INSERT INTO g_estructura.responsables(id_area, identificador, prioridad, responsable, activo, estado) values ('JSSAI','1001292059',1,true,1,1);</text:p>
          </table:table-cell>
          <table:table-cell table:number-columns-repeated="1012"/>
        </table:table-row>
        <table:table-row table:style-name="ro5">
          <table:table-cell/>
          <table:covered-table-cell table:style-name="ce10"/>
          <table:table-cell table:style-name="ce24" office:value-type="string" calcext:value-type="string">
            <text:p>OTI03</text:p>
          </table:table-cell>
          <table:table-cell table:style-name="ce32" office:value-type="string" calcext:value-type="string">
            <text:p>0400775516</text:p>
          </table:table-cell>
          <table:table-cell table:style-name="ce57" office:value-type="string" calcext:value-type="string">
            <text:p>RUANO CASTILLO EDITH YOLANDA</text:p>
          </table:table-cell>
          <table:table-cell table:style-name="ce57" office:value-type="string" calcext:value-type="string">
            <text:p>UDAFI03</text:p>
          </table:table-cell>
          <table:table-cell table:style-name="ce69" office:value-type="string" calcext:value-type="string">
            <text:p>ADMINISTRATIVO FINANCIERO</text:p>
          </table:table-cell>
          <table:table-cell table:style-name="ce69"/>
          <table:table-cell/>
          <table:table-cell table:style-name="ce90" table:formula="of:=CONCATENATE(&quot;UPDATE g_estructura.funcionarios SET id_area = '&quot;;[.F116];&quot;' WHERE  identificador = '&quot;;[.D116];&quot;';&quot;)" office:value-type="string" office:string-value="UPDATE g_estructura.funcionarios SET id_area = 'UDAFI03' WHERE  identificador = '0400775516';" calcext:value-type="string">
            <text:p>UPDATE g_estructura.funcionarios SET id_area = 'UDAFI03' WHERE <text:s/>identificador = '0400775516';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Oficina Antonio Ante</text:p>
          </table:table-cell>
          <table:table-cell table:style-name="ce20" office:value-type="string" calcext:value-type="string">
            <text:p>OTAA03</text:p>
          </table:table-cell>
          <table:table-cell table:style-name="ce32"/>
          <table:table-cell table:style-name="ce47" table:number-columns-repeated="2"/>
          <table:table-cell table:style-name="ce69" table:number-columns-repeated="2"/>
          <table:table-cell/>
          <table:table-cell table:style-name="ce90"/>
          <table:table-cell table:number-columns-repeated="1014"/>
        </table:table-row>
        <table:table-row table:style-name="ro5">
          <table:table-cell/>
          <table:table-cell table:style-name="ce14" office:value-type="string" calcext:value-type="string" table:number-columns-spanned="1" table:number-rows-spanned="2">
            <text:p>Camper Mascarilla</text:p>
          </table:table-cell>
          <table:table-cell table:style-name="ce28" office:value-type="string" calcext:value-type="string">
            <text:p>CM03</text:p>
          </table:table-cell>
          <table:table-cell table:style-name="ce32" office:value-type="string" calcext:value-type="string">
            <text:p>0400597613</text:p>
          </table:table-cell>
          <table:table-cell table:style-name="ce57" office:value-type="string" calcext:value-type="string">
            <text:p>CERON OÑA JORGE ARMANDO</text:p>
          </table:table-cell>
          <table:table-cell table:style-name="ce57" office:value-type="string" calcext:value-type="string">
            <text:p>UDSA03</text:p>
          </table:table-cell>
          <table:table-cell table:style-name="ce69" office:value-type="string" calcext:value-type="string">
            <text:p>SANIDAD ANIMAL</text:p>
          </table:table-cell>
          <table:table-cell table:style-name="ce69"/>
          <table:table-cell/>
          <table:table-cell table:style-name="ce90" table:formula="of:=CONCATENATE(&quot;UPDATE g_estructura.funcionarios SET id_area = '&quot;;[.F118];&quot;' WHERE  identificador = '&quot;;[.D118];&quot;';&quot;)" office:value-type="string" office:string-value="UPDATE g_estructura.funcionarios SET id_area = 'UDSA03' WHERE  identificador = '0400597613';" calcext:value-type="string">
            <text:p>UPDATE g_estructura.funcionarios SET id_area = 'UDSA03' WHERE <text:s/>identificador = '0400597613';</text:p>
          </table:table-cell>
          <table:table-cell table:number-columns-repeated="1014"/>
        </table:table-row>
        <table:table-row table:style-name="ro5">
          <table:table-cell/>
          <table:covered-table-cell table:style-name="ce14"/>
          <table:table-cell table:style-name="ce28" office:value-type="string" calcext:value-type="string">
            <text:p>CM03</text:p>
          </table:table-cell>
          <table:table-cell table:style-name="ce37" office:value-type="float" office:value="1600538563" calcext:value-type="float">
            <text:p>1600538563</text:p>
          </table:table-cell>
          <table:table-cell table:style-name="ce59" office:value-type="string" calcext:value-type="string">
            <text:p>VILLARROEL LARA MONICA ALEXANDRA</text:p>
          </table:table-cell>
          <table:table-cell table:style-name="ce59" office:value-type="string" calcext:value-type="string">
            <text:p>UDSA03</text:p>
          </table:table-cell>
          <table:table-cell table:style-name="ce71" office:value-type="string" calcext:value-type="string">
            <text:p>SANIDAD ANIMAL</text:p>
          </table:table-cell>
          <table:table-cell table:style-name="ce81" office:value-type="string" calcext:value-type="string">
            <text:p>CM03</text:p>
          </table:table-cell>
          <table:table-cell table:style-name="ce85" office:value-type="string" calcext:value-type="string">
            <text:p>Responsable de Oficina</text:p>
          </table:table-cell>
          <table:table-cell table:style-name="ce90" table:formula="of:=CONCATENATE(&quot;UPDATE g_estructura.funcionarios SET id_area = '&quot;;[.F119];&quot;' WHERE  identificador = '&quot;;[.D119];&quot;';&quot;)" office:value-type="string" office:string-value="UPDATE g_estructura.funcionarios SET id_area = 'UDSA03' WHERE  identificador = '1600538563';" calcext:value-type="string">
            <text:p>UPDATE g_estructura.funcionarios SET id_area = 'UDSA03' WHERE <text:s/>identificador = '1600538563';</text:p>
          </table:table-cell>
          <table:table-cell/>
          <table:table-cell table:style-name="ce90" table:formula="of:=CONCATENATE(&quot;INSERT INTO g_estructura.responsables(id_area, identificador, prioridad, responsable, activo, estado) values ('&quot;;[.H119];&quot;','&quot;;[.D119];&quot;',1,true,1,1);&quot;)" office:value-type="string" office:string-value="INSERT INTO g_estructura.responsables(id_area, identificador, prioridad, responsable, activo, estado) values ('CM03','1600538563',1,true,1,1);" calcext:value-type="string">
            <text:p>INSERT INTO g_estructura.responsables(id_area, identificador, prioridad, responsable, activo, estado) values ('CM03','1600538563',1,true,1,1);</text:p>
          </table:table-cell>
          <table:table-cell table:number-columns-repeated="1012"/>
        </table:table-row>
        <table:table-row table:style-name="ro3" table:number-rows-repeated="1048441">
          <table:table-cell table:number-columns-repeated="1024"/>
        </table:table-row>
        <table:table-row table:style-name="ro10" table:number-rows-repeated="1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ZONA 2" table:style-name="ta2">
        <office:forms form:automatic-focus="false" form:apply-design-mode="false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106"/>
        <table:table-column table:style-name="co15" table:default-cell-style-name="Default"/>
        <table:table-column table:style-name="co16" table:default-cell-style-name="ce164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1014" table:default-cell-style-name="Default"/>
        <table:table-row table:style-name="ro3">
          <table:table-cell table:number-columns-repeated="1024"/>
        </table:table-row>
        <table:table-row table:style-name="ro11">
          <table:table-cell/>
          <table:table-cell table:style-name="ce92" office:value-type="string" calcext:value-type="string" table:number-columns-spanned="6" table:number-rows-spanned="1">
            <text:p>DIRECCIÓN DISTRITAL Y ARTICULACIÓN TERRITORIAL PICHINCHA <text:s/>DDAT04</text:p>
          </table:table-cell>
          <table:covered-table-cell table:style-name="ce92"/>
          <table:covered-table-cell table:style-name="ce107"/>
          <table:covered-table-cell table:style-name="ce121"/>
          <table:covered-table-cell table:style-name="ce165"/>
          <table:covered-table-cell table:style-name="ce300"/>
          <table:table-cell table:style-name="ce300"/>
          <table:table-cell table:number-columns-repeated="1016"/>
        </table:table-row>
        <table:table-row table:style-name="ro11">
          <table:table-cell/>
          <table:table-cell table:style-name="ce93" office:value-type="string" calcext:value-type="string">
            <text:p>OFICINA</text:p>
          </table:table-cell>
          <table:table-cell table:style-name="ce93"/>
          <table:table-cell table:style-name="ce108" office:value-type="string" calcext:value-type="string">
            <text:p>CEDULA</text:p>
          </table:table-cell>
          <table:table-cell table:style-name="ce122" office:value-type="string" calcext:value-type="string">
            <text:p>PERSONAL Y ÁREA</text:p>
          </table:table-cell>
          <table:table-cell table:style-name="ce122"/>
          <table:table-cell table:style-name="ce301" office:value-type="string" calcext:value-type="string">
            <text:p>AREA</text:p>
          </table:table-cell>
          <table:table-cell table:style-name="ce301"/>
          <table:table-cell table:number-columns-repeated="1016"/>
        </table:table-row>
        <table:table-row table:style-name="ro4">
          <table:table-cell/>
          <table:table-cell table:style-name="ce94" office:value-type="string" calcext:value-type="string" table:number-columns-spanned="1" table:number-rows-spanned="47">
            <text:p>Oficina Quito</text:p>
          </table:table-cell>
          <table:table-cell table:style-name="ce94" office:value-type="string" calcext:value-type="string">
            <text:p>OTQ04</text:p>
          </table:table-cell>
          <table:table-cell table:style-name="ce109" office:value-type="float" office:value="1302375793" calcext:value-type="float">
            <text:p>1302375793</text:p>
          </table:table-cell>
          <table:table-cell table:style-name="ce123" office:value-type="string" calcext:value-type="string">
            <text:p>ABEIGA VITERI JORGE EDUARDO</text:p>
          </table:table-cell>
          <table:table-cell table:style-name="ce166" office:value-type="string" calcext:value-type="string">
            <text:p>UDATSAQ04</text:p>
          </table:table-cell>
          <table:table-cell table:style-name="ce302" office:value-type="string" calcext:value-type="string">
            <text:p>UNIDAD DE SANIDAD ANIMAL</text:p>
          </table:table-cell>
          <table:table-cell table:style-name="ce302"/>
          <table:table-cell/>
          <table:table-cell table:style-name="ce90" table:formula="of:=CONCATENATE(&quot;UPDATE g_estructura.funcionarios SET id_area = '&quot;;[.F4];&quot;' WHERE  identificador = '&quot;;[.D4];&quot;';&quot;)" office:value-type="string" office:string-value="UPDATE g_estructura.funcionarios SET id_area = 'UDATSAQ04' WHERE  identificador = '1302375793';" calcext:value-type="string">
            <text:p>UPDATE g_estructura.funcionarios SET id_area = 'UDATSAQ04' WHERE <text:s/>identificador = '1302375793';</text:p>
          </table:table-cell>
          <table:table-cell table:number-columns-repeated="1014"/>
        </table:table-row>
        <table:table-row table:style-name="ro4">
          <table:table-cell/>
          <table:covered-table-cell table:style-name="ce95"/>
          <table:table-cell table:style-name="ce95" office:value-type="string" calcext:value-type="string">
            <text:p>OTQ04</text:p>
          </table:table-cell>
          <table:table-cell table:style-name="ce110" office:value-type="float" office:value="1717642993" calcext:value-type="float">
            <text:p>1717642993</text:p>
          </table:table-cell>
          <table:table-cell table:style-name="ce124" office:value-type="string" calcext:value-type="string">
            <text:p>ARAUJO CRIOLLO MARCOS DANIEL</text:p>
          </table:table-cell>
          <table:table-cell table:style-name="ce167" office:value-type="string" calcext:value-type="string">
            <text:p>UDATRIAQ04</text:p>
          </table:table-cell>
          <table:table-cell table:style-name="ce303" office:value-type="string" calcext:value-type="string">
            <text:p>UNIDAD DE REGISTROS DE INSUMOS AGROPECUARIOS</text:p>
          </table:table-cell>
          <table:table-cell table:style-name="ce306"/>
          <table:table-cell table:style-name="ce317" office:value-type="string" calcext:value-type="string">
            <text:p>se realizo cambio</text:p>
          </table:table-cell>
          <table:table-cell table:style-name="ce90" table:formula="of:=CONCATENATE(&quot;UPDATE g_estructura.funcionarios SET id_area = '&quot;;[.F5];&quot;' WHERE  identificador = '&quot;;[.D5];&quot;';&quot;)" office:value-type="string" office:string-value="UPDATE g_estructura.funcionarios SET id_area = 'UDATRIAQ04' WHERE  identificador = '1717642993';" calcext:value-type="string">
            <text:p>UPDATE g_estructura.funcionarios SET id_area = 'UDATRIAQ04' WHERE <text:s/>identificador = '1717642993';</text:p>
          </table:table-cell>
          <table:table-cell table:number-columns-repeated="1014"/>
        </table:table-row>
        <table:table-row table:style-name="ro4">
          <table:table-cell/>
          <table:covered-table-cell table:style-name="ce95"/>
          <table:table-cell table:style-name="ce95" office:value-type="string" calcext:value-type="string">
            <text:p>OTQ04</text:p>
          </table:table-cell>
          <table:table-cell table:style-name="ce111" office:value-type="string" calcext:value-type="string">
            <text:p>0201315892</text:p>
          </table:table-cell>
          <table:table-cell table:style-name="ce125" office:value-type="string" calcext:value-type="string">
            <text:p>ARREGUI VEGA ANA XIMENA</text:p>
          </table:table-cell>
          <table:table-cell table:style-name="ce168" office:value-type="string" calcext:value-type="string">
            <text:p>UDATAFQ04</text:p>
          </table:table-cell>
          <table:table-cell table:style-name="ce304" office:value-type="string" calcext:value-type="string">
            <text:p>UNIDAD ADMINISTRATIVA FINANCIERA</text:p>
          </table:table-cell>
          <table:table-cell table:style-name="ce304"/>
          <table:table-cell/>
          <table:table-cell table:style-name="ce90" table:formula="of:=CONCATENATE(&quot;UPDATE g_estructura.funcionarios SET id_area = '&quot;;[.F6];&quot;' WHERE  identificador = '&quot;;[.D6];&quot;';&quot;)" office:value-type="string" office:string-value="UPDATE g_estructura.funcionarios SET id_area = 'UDATAFQ04' WHERE  identificador = '0201315892';" calcext:value-type="string">
            <text:p>UPDATE g_estructura.funcionarios SET id_area = 'UDATAFQ04' WHERE <text:s/>identificador = '0201315892';</text:p>
          </table:table-cell>
          <table:table-cell table:number-columns-repeated="1014"/>
        </table:table-row>
        <table:table-row table:style-name="ro4">
          <table:table-cell/>
          <table:covered-table-cell table:style-name="ce95"/>
          <table:table-cell table:style-name="ce95" office:value-type="string" calcext:value-type="string">
            <text:p>OTQ04</text:p>
          </table:table-cell>
          <table:table-cell table:style-name="ce111" office:value-type="string" calcext:value-type="string">
            <text:p>0103059853</text:p>
          </table:table-cell>
          <table:table-cell table:style-name="ce125" office:value-type="string" calcext:value-type="string">
            <text:p>BARAHONA PAUTA MARIA CAROLINA</text:p>
          </table:table-cell>
          <table:table-cell table:style-name="ce169" office:value-type="string" calcext:value-type="string">
            <text:p>UDATRIAQ04</text:p>
          </table:table-cell>
          <table:table-cell table:style-name="ce304" office:value-type="string" calcext:value-type="string">
            <text:p>UNIDAD DE REGISTROS DE INSUMOS AGROPECUARIOS</text:p>
          </table:table-cell>
          <table:table-cell table:style-name="ce304"/>
          <table:table-cell/>
          <table:table-cell table:style-name="ce90" table:formula="of:=CONCATENATE(&quot;UPDATE g_estructura.funcionarios SET id_area = '&quot;;[.F7];&quot;' WHERE  identificador = '&quot;;[.D7];&quot;';&quot;)" office:value-type="string" office:string-value="UPDATE g_estructura.funcionarios SET id_area = 'UDATRIAQ04' WHERE  identificador = '0103059853';" calcext:value-type="string">
            <text:p>UPDATE g_estructura.funcionarios SET id_area = 'UDATRIAQ04' WHERE <text:s/>identificador = '0103059853';</text:p>
          </table:table-cell>
          <table:table-cell table:number-columns-repeated="1014"/>
        </table:table-row>
        <table:table-row table:style-name="ro4">
          <table:table-cell/>
          <table:covered-table-cell table:style-name="ce95"/>
          <table:table-cell table:style-name="ce94" office:value-type="string" calcext:value-type="string">
            <text:p>OTQ04</text:p>
          </table:table-cell>
          <table:table-cell table:style-name="ce111" office:value-type="float" office:value="1721107918" calcext:value-type="float">
            <text:p>1721107918</text:p>
          </table:table-cell>
          <table:table-cell table:style-name="ce125" office:value-type="string" calcext:value-type="string">
            <text:p>BASTIDAS CHILIQUINGA PAUL ALEXANDER</text:p>
          </table:table-cell>
          <table:table-cell table:style-name="ce170" office:value-type="string" calcext:value-type="string">
            <text:p>UDATAFQ04</text:p>
          </table:table-cell>
          <table:table-cell table:style-name="ce304" office:value-type="string" calcext:value-type="string">
            <text:p>UNIDAD ADMINISTRATIVA FINANCIERA</text:p>
          </table:table-cell>
          <table:table-cell table:style-name="ce304"/>
          <table:table-cell/>
          <table:table-cell table:style-name="ce90" table:formula="of:=CONCATENATE(&quot;UPDATE g_estructura.funcionarios SET id_area = '&quot;;[.F8];&quot;' WHERE  identificador = '&quot;;[.D8];&quot;';&quot;)" office:value-type="string" office:string-value="UPDATE g_estructura.funcionarios SET id_area = 'UDATAFQ04' WHERE  identificador = '1721107918';" calcext:value-type="string">
            <text:p>UPDATE g_estructura.funcionarios SET id_area = 'UDATAFQ04' WHERE <text:s/>identificador = '1721107918';</text:p>
          </table:table-cell>
          <table:table-cell table:number-columns-repeated="1014"/>
        </table:table-row>
        <table:table-row table:style-name="ro4">
          <table:table-cell/>
          <table:covered-table-cell table:style-name="ce95"/>
          <table:table-cell table:style-name="ce95" office:value-type="string" calcext:value-type="string">
            <text:p>OTQ04</text:p>
          </table:table-cell>
          <table:table-cell table:style-name="ce111" office:value-type="string" calcext:value-type="string">
            <text:p>0921689170</text:p>
          </table:table-cell>
          <table:table-cell table:style-name="ce125" office:value-type="string" calcext:value-type="string">
            <text:p>BOHORQUEZ SUAREZ ERIK ERNESTO</text:p>
          </table:table-cell>
          <table:table-cell table:style-name="ce171" office:value-type="string" calcext:value-type="string">
            <text:p>UDATAFQ04</text:p>
          </table:table-cell>
          <table:table-cell table:style-name="ce304" office:value-type="string" calcext:value-type="string">
            <text:p>UNIDAD ADMINISTRATIVA FINANCIERA</text:p>
          </table:table-cell>
          <table:table-cell table:style-name="ce304"/>
          <table:table-cell/>
          <table:table-cell table:style-name="ce90" table:formula="of:=CONCATENATE(&quot;UPDATE g_estructura.funcionarios SET id_area = '&quot;;[.F9];&quot;' WHERE  identificador = '&quot;;[.D9];&quot;';&quot;)" office:value-type="string" office:string-value="UPDATE g_estructura.funcionarios SET id_area = 'UDATAFQ04' WHERE  identificador = '0921689170';" calcext:value-type="string">
            <text:p>UPDATE g_estructura.funcionarios SET id_area = 'UDATAFQ04' WHERE <text:s/>identificador = '0921689170';</text:p>
          </table:table-cell>
          <table:table-cell table:number-columns-repeated="1014"/>
        </table:table-row>
        <table:table-row table:style-name="ro4">
          <table:table-cell/>
          <table:covered-table-cell table:style-name="ce95"/>
          <table:table-cell table:style-name="ce95" office:value-type="string" calcext:value-type="string">
            <text:p>OTQ04</text:p>
          </table:table-cell>
          <table:table-cell table:style-name="ce111" office:value-type="float" office:value="1722140231" calcext:value-type="float">
            <text:p>1722140231</text:p>
          </table:table-cell>
          <table:table-cell table:style-name="ce125" office:value-type="string" calcext:value-type="string">
            <text:p>CAYAMBE TERAN AMANDA JANETH</text:p>
          </table:table-cell>
          <table:table-cell table:style-name="ce172" office:value-type="string" calcext:value-type="string">
            <text:p>UDATRIAQ04</text:p>
          </table:table-cell>
          <table:table-cell table:style-name="ce304" office:value-type="string" calcext:value-type="string">
            <text:p>UNIDAD DE REGISTROS DE INSUMOS AGROPECUARIOS</text:p>
          </table:table-cell>
          <table:table-cell table:style-name="ce304"/>
          <table:table-cell/>
          <table:table-cell table:style-name="ce90" table:formula="of:=CONCATENATE(&quot;UPDATE g_estructura.funcionarios SET id_area = '&quot;;[.F10];&quot;' WHERE  identificador = '&quot;;[.D10];&quot;';&quot;)" office:value-type="string" office:string-value="UPDATE g_estructura.funcionarios SET id_area = 'UDATRIAQ04' WHERE  identificador = '1722140231';" calcext:value-type="string">
            <text:p>UPDATE g_estructura.funcionarios SET id_area = 'UDATRIAQ04' WHERE <text:s/>identificador = '1722140231';</text:p>
          </table:table-cell>
          <table:table-cell table:number-columns-repeated="1014"/>
        </table:table-row>
        <table:table-row table:style-name="ro4">
          <table:table-cell/>
          <table:covered-table-cell table:style-name="ce95"/>
          <table:table-cell table:style-name="ce95" office:value-type="string" calcext:value-type="string">
            <text:p>OTQ04</text:p>
          </table:table-cell>
          <table:table-cell table:style-name="ce111" office:value-type="float" office:value="1709399123" calcext:value-type="float">
            <text:p>1709399123</text:p>
          </table:table-cell>
          <table:table-cell table:style-name="ce125" office:value-type="string" calcext:value-type="string">
            <text:p>CEDEÑO ZAMBRANO DIEGO ALBERTO</text:p>
          </table:table-cell>
          <table:table-cell table:style-name="ce173" office:value-type="string" calcext:value-type="string">
            <text:p>UDATSVQ04</text:p>
          </table:table-cell>
          <table:table-cell table:style-name="ce304" office:value-type="string" calcext:value-type="string">
            <text:p>UNIDAD DE 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11];&quot;' WHERE  identificador = '&quot;;[.D11];&quot;';&quot;)" office:value-type="string" office:string-value="UPDATE g_estructura.funcionarios SET id_area = 'UDATSVQ04' WHERE  identificador = '1709399123';" calcext:value-type="string">
            <text:p>UPDATE g_estructura.funcionarios SET id_area = 'UDATSVQ04' WHERE <text:s/>identificador = '1709399123';</text:p>
          </table:table-cell>
          <table:table-cell table:number-columns-repeated="1014"/>
        </table:table-row>
        <table:table-row table:style-name="ro4">
          <table:table-cell/>
          <table:covered-table-cell table:style-name="ce95"/>
          <table:table-cell table:style-name="ce94" office:value-type="string" calcext:value-type="string">
            <text:p>OTQ04</text:p>
          </table:table-cell>
          <table:table-cell table:style-name="ce111" office:value-type="float" office:value="2100124342" calcext:value-type="float">
            <text:p>2100124342</text:p>
          </table:table-cell>
          <table:table-cell table:style-name="ce125" office:value-type="string" calcext:value-type="string">
            <text:p>CEVALLOS FUENTES EDWIN ALEJANDRO</text:p>
          </table:table-cell>
          <table:table-cell table:style-name="ce174" office:value-type="string" calcext:value-type="string">
            <text:p>UDATAFQ04</text:p>
          </table:table-cell>
          <table:table-cell table:style-name="ce304" office:value-type="string" calcext:value-type="string">
            <text:p>UNIDAD ADMINISTRATIVA FINANCIERA</text:p>
          </table:table-cell>
          <table:table-cell table:style-name="ce304"/>
          <table:table-cell/>
          <table:table-cell table:style-name="ce90" table:formula="of:=CONCATENATE(&quot;UPDATE g_estructura.funcionarios SET id_area = '&quot;;[.F12];&quot;' WHERE  identificador = '&quot;;[.D12];&quot;';&quot;)" office:value-type="string" office:string-value="UPDATE g_estructura.funcionarios SET id_area = 'UDATAFQ04' WHERE  identificador = '2100124342';" calcext:value-type="string">
            <text:p>UPDATE g_estructura.funcionarios SET id_area = 'UDATAFQ04' WHERE <text:s/>identificador = '2100124342';</text:p>
          </table:table-cell>
          <table:table-cell table:number-columns-repeated="1014"/>
        </table:table-row>
        <table:table-row table:style-name="ro4">
          <table:table-cell/>
          <table:covered-table-cell table:style-name="ce95"/>
          <table:table-cell table:style-name="ce95" office:value-type="string" calcext:value-type="string">
            <text:p>OTQ04</text:p>
          </table:table-cell>
          <table:table-cell table:style-name="ce111" office:value-type="float" office:value="1801216035" calcext:value-type="float">
            <text:p>1801216035</text:p>
          </table:table-cell>
          <table:table-cell table:style-name="ce125" office:value-type="string" calcext:value-type="string">
            <text:p>CISNEROS PARREÑO MARIO ROBERTO</text:p>
          </table:table-cell>
          <table:table-cell table:style-name="ce175" office:value-type="string" calcext:value-type="string">
            <text:p>UDATSVQ04</text:p>
          </table:table-cell>
          <table:table-cell table:style-name="ce304" office:value-type="string" calcext:value-type="string">
            <text:p>UNIDAD DE 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13];&quot;' WHERE  identificador = '&quot;;[.D13];&quot;';&quot;)" office:value-type="string" office:string-value="UPDATE g_estructura.funcionarios SET id_area = 'UDATSVQ04' WHERE  identificador = '1801216035';" calcext:value-type="string">
            <text:p>UPDATE g_estructura.funcionarios SET id_area = 'UDATSVQ04' WHERE <text:s/>identificador = '1801216035';</text:p>
          </table:table-cell>
          <table:table-cell table:number-columns-repeated="1014"/>
        </table:table-row>
        <table:table-row table:style-name="ro4">
          <table:table-cell/>
          <table:covered-table-cell table:style-name="ce95"/>
          <table:table-cell table:style-name="ce95" office:value-type="string" calcext:value-type="string">
            <text:p>OTQ04</text:p>
          </table:table-cell>
          <table:table-cell table:style-name="ce111" office:value-type="float" office:value="1713425393" calcext:value-type="float">
            <text:p>1713425393</text:p>
          </table:table-cell>
          <table:table-cell table:style-name="ce125" office:value-type="string" calcext:value-type="string">
            <text:p>COBA ORTUÑO GABRIEL WLADIMIR</text:p>
          </table:table-cell>
          <table:table-cell table:style-name="ce176" office:value-type="string" calcext:value-type="string">
            <text:p>UDATIAQ04</text:p>
          </table:table-cell>
          <table:table-cell table:style-name="ce304" office:value-type="string" calcext:value-type="string">
            <text:p>UNIDAD DE INOCUIDAD DE ALIMENTOS</text:p>
          </table:table-cell>
          <table:table-cell table:style-name="ce304"/>
          <table:table-cell/>
          <table:table-cell table:style-name="ce90" table:formula="of:=CONCATENATE(&quot;UPDATE g_estructura.funcionarios SET id_area = '&quot;;[.F14];&quot;' WHERE  identificador = '&quot;;[.D14];&quot;';&quot;)" office:value-type="string" office:string-value="UPDATE g_estructura.funcionarios SET id_area = 'UDATIAQ04' WHERE  identificador = '1713425393';" calcext:value-type="string">
            <text:p>UPDATE g_estructura.funcionarios SET id_area = 'UDATIAQ04' WHERE <text:s/>identificador = '1713425393';</text:p>
          </table:table-cell>
          <table:table-cell table:number-columns-repeated="1014"/>
        </table:table-row>
        <table:table-row table:style-name="ro4">
          <table:table-cell/>
          <table:covered-table-cell table:style-name="ce95"/>
          <table:table-cell table:style-name="ce95" office:value-type="string" calcext:value-type="string">
            <text:p>OTQ04</text:p>
          </table:table-cell>
          <table:table-cell table:style-name="ce111" office:value-type="float" office:value="1713036588" calcext:value-type="float">
            <text:p>1713036588</text:p>
          </table:table-cell>
          <table:table-cell table:style-name="ce125" office:value-type="string" calcext:value-type="string">
            <text:p>COFRE MORAN PEDRO SANTIAGO</text:p>
          </table:table-cell>
          <table:table-cell table:style-name="ce177" office:value-type="string" calcext:value-type="string">
            <text:p>UDATAJQ04</text:p>
          </table:table-cell>
          <table:table-cell table:style-name="ce304" office:value-type="string" calcext:value-type="string">
            <text:p>UNIDAD DE ASESORÍA JURÍDICA</text:p>
          </table:table-cell>
          <table:table-cell table:style-name="ce304"/>
          <table:table-cell/>
          <table:table-cell table:style-name="ce90" table:formula="of:=CONCATENATE(&quot;UPDATE g_estructura.funcionarios SET id_area = '&quot;;[.F15];&quot;' WHERE  identificador = '&quot;;[.D15];&quot;';&quot;)" office:value-type="string" office:string-value="UPDATE g_estructura.funcionarios SET id_area = 'UDATAJQ04' WHERE  identificador = '1713036588';" calcext:value-type="string">
            <text:p>UPDATE g_estructura.funcionarios SET id_area = 'UDATAJQ04' WHERE <text:s/>identificador = '1713036588';</text:p>
          </table:table-cell>
          <table:table-cell table:number-columns-repeated="1014"/>
        </table:table-row>
        <table:table-row table:style-name="ro4">
          <table:table-cell/>
          <table:covered-table-cell table:style-name="ce95"/>
          <table:table-cell table:style-name="ce94" office:value-type="string" calcext:value-type="string">
            <text:p>OTQ04</text:p>
          </table:table-cell>
          <table:table-cell table:style-name="ce111" office:value-type="float" office:value="1717158818" calcext:value-type="float">
            <text:p>1717158818</text:p>
          </table:table-cell>
          <table:table-cell table:style-name="ce125" office:value-type="string" calcext:value-type="string">
            <text:p>CUEVA VALENCIA CINTHIA CRISTINA</text:p>
          </table:table-cell>
          <table:table-cell table:style-name="ce178" office:value-type="string" calcext:value-type="string">
            <text:p>UDATAFQ04</text:p>
          </table:table-cell>
          <table:table-cell table:style-name="ce304" office:value-type="string" calcext:value-type="string">
            <text:p>UNIDAD ADMINISTRATIVA FINANCIERA</text:p>
          </table:table-cell>
          <table:table-cell table:style-name="ce304"/>
          <table:table-cell/>
          <table:table-cell table:style-name="ce90" table:formula="of:=CONCATENATE(&quot;UPDATE g_estructura.funcionarios SET id_area = '&quot;;[.F16];&quot;' WHERE  identificador = '&quot;;[.D16];&quot;';&quot;)" office:value-type="string" office:string-value="UPDATE g_estructura.funcionarios SET id_area = 'UDATAFQ04' WHERE  identificador = '1717158818';" calcext:value-type="string">
            <text:p>UPDATE g_estructura.funcionarios SET id_area = 'UDATAFQ04' WHERE <text:s/>identificador = '1717158818';</text:p>
          </table:table-cell>
          <table:table-cell table:number-columns-repeated="1014"/>
        </table:table-row>
        <table:table-row table:style-name="ro4">
          <table:table-cell/>
          <table:covered-table-cell table:style-name="ce95"/>
          <table:table-cell table:style-name="ce95" office:value-type="string" calcext:value-type="string">
            <text:p>OTQ04</text:p>
          </table:table-cell>
          <table:table-cell table:style-name="ce111" office:value-type="string" calcext:value-type="string">
            <text:p>0702799313</text:p>
          </table:table-cell>
          <table:table-cell table:style-name="ce125" office:value-type="string" calcext:value-type="string">
            <text:p>DURAN ERIQUE SANDRA DEL ROCIO</text:p>
          </table:table-cell>
          <table:table-cell table:style-name="ce179" office:value-type="string" calcext:value-type="string">
            <text:p>UDATAFQ04</text:p>
          </table:table-cell>
          <table:table-cell table:style-name="ce304" office:value-type="string" calcext:value-type="string">
            <text:p>UNIDAD ADMINISTRATIVA FINANCIERA</text:p>
          </table:table-cell>
          <table:table-cell table:style-name="ce304"/>
          <table:table-cell/>
          <table:table-cell table:style-name="ce90" table:formula="of:=CONCATENATE(&quot;UPDATE g_estructura.funcionarios SET id_area = '&quot;;[.F17];&quot;' WHERE  identificador = '&quot;;[.D17];&quot;';&quot;)" office:value-type="string" office:string-value="UPDATE g_estructura.funcionarios SET id_area = 'UDATAFQ04' WHERE  identificador = '0702799313';" calcext:value-type="string">
            <text:p>UPDATE g_estructura.funcionarios SET id_area = 'UDATAFQ04' WHERE <text:s/>identificador = '0702799313';</text:p>
          </table:table-cell>
          <table:table-cell table:number-columns-repeated="1014"/>
        </table:table-row>
        <table:table-row table:style-name="ro4">
          <table:table-cell/>
          <table:covered-table-cell table:style-name="ce95"/>
          <table:table-cell table:style-name="ce95" office:value-type="string" calcext:value-type="string">
            <text:p>OTQ04</text:p>
          </table:table-cell>
          <table:table-cell table:style-name="ce111" office:value-type="string" calcext:value-type="string">
            <text:p>0503262198</text:p>
          </table:table-cell>
          <table:table-cell table:style-name="ce125" office:value-type="string" calcext:value-type="string">
            <text:p>ESCOBAR VALLADARES JOSE MEDARDO</text:p>
          </table:table-cell>
          <table:table-cell table:style-name="ce180" office:value-type="string" calcext:value-type="string">
            <text:p>UDATSAQ04</text:p>
          </table:table-cell>
          <table:table-cell table:style-name="ce304" office:value-type="string" calcext:value-type="string">
            <text:p>UNIDAD DE SANIDAD ANIMAL</text:p>
          </table:table-cell>
          <table:table-cell table:style-name="ce304"/>
          <table:table-cell/>
          <table:table-cell table:style-name="ce90" table:formula="of:=CONCATENATE(&quot;UPDATE g_estructura.funcionarios SET id_area = '&quot;;[.F18];&quot;' WHERE  identificador = '&quot;;[.D18];&quot;';&quot;)" office:value-type="string" office:string-value="UPDATE g_estructura.funcionarios SET id_area = 'UDATSAQ04' WHERE  identificador = '0503262198';" calcext:value-type="string">
            <text:p>UPDATE g_estructura.funcionarios SET id_area = 'UDATSAQ04' WHERE <text:s/>identificador = '0503262198';</text:p>
          </table:table-cell>
          <table:table-cell table:number-columns-repeated="1014"/>
        </table:table-row>
        <table:table-row table:style-name="ro4">
          <table:table-cell/>
          <table:covered-table-cell table:style-name="ce95"/>
          <table:table-cell table:style-name="ce95" office:value-type="string" calcext:value-type="string">
            <text:p>OTQ04</text:p>
          </table:table-cell>
          <table:table-cell table:style-name="ce111" office:value-type="float" office:value="1718028689" calcext:value-type="float">
            <text:p>1718028689</text:p>
          </table:table-cell>
          <table:table-cell table:style-name="ce125" office:value-type="string" calcext:value-type="string">
            <text:p>ESPARZA CALAHORRANO ANDREA LISSETH</text:p>
          </table:table-cell>
          <table:table-cell table:style-name="ce181" office:value-type="string" calcext:value-type="string">
            <text:p>UDATAFQ04</text:p>
          </table:table-cell>
          <table:table-cell table:style-name="ce304" office:value-type="string" calcext:value-type="string">
            <text:p>UNIDAD ADMINISTRATIVA FINANCIERA</text:p>
          </table:table-cell>
          <table:table-cell table:style-name="ce304"/>
          <table:table-cell/>
          <table:table-cell table:style-name="ce90" table:formula="of:=CONCATENATE(&quot;UPDATE g_estructura.funcionarios SET id_area = '&quot;;[.F19];&quot;' WHERE  identificador = '&quot;;[.D19];&quot;';&quot;)" office:value-type="string" office:string-value="UPDATE g_estructura.funcionarios SET id_area = 'UDATAFQ04' WHERE  identificador = '1718028689';" calcext:value-type="string">
            <text:p>UPDATE g_estructura.funcionarios SET id_area = 'UDATAFQ04' WHERE <text:s/>identificador = '1718028689';</text:p>
          </table:table-cell>
          <table:table-cell table:number-columns-repeated="1014"/>
        </table:table-row>
        <table:table-row table:style-name="ro4">
          <table:table-cell/>
          <table:covered-table-cell table:style-name="ce95"/>
          <table:table-cell table:style-name="ce94" office:value-type="string" calcext:value-type="string">
            <text:p>OTQ04</text:p>
          </table:table-cell>
          <table:table-cell table:style-name="ce111" office:value-type="float" office:value="1711292613" calcext:value-type="float">
            <text:p>1711292613</text:p>
          </table:table-cell>
          <table:table-cell table:style-name="ce125" office:value-type="string" calcext:value-type="string">
            <text:p>ESPIN BETANCOURT MARCIA LUCRECIA</text:p>
          </table:table-cell>
          <table:table-cell table:style-name="ce182" office:value-type="string" calcext:value-type="string">
            <text:p>UDATSVQ04</text:p>
          </table:table-cell>
          <table:table-cell table:style-name="ce304" office:value-type="string" calcext:value-type="string">
            <text:p>UNIDAD DE 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20];&quot;' WHERE  identificador = '&quot;;[.D20];&quot;';&quot;)" office:value-type="string" office:string-value="UPDATE g_estructura.funcionarios SET id_area = 'UDATSVQ04' WHERE  identificador = '1711292613';" calcext:value-type="string">
            <text:p>UPDATE g_estructura.funcionarios SET id_area = 'UDATSVQ04' WHERE <text:s/>identificador = '1711292613';</text:p>
          </table:table-cell>
          <table:table-cell table:number-columns-repeated="1014"/>
        </table:table-row>
        <table:table-row table:style-name="ro4">
          <table:table-cell/>
          <table:covered-table-cell table:style-name="ce95"/>
          <table:table-cell table:style-name="ce95" office:value-type="string" calcext:value-type="string">
            <text:p>OTQ04</text:p>
          </table:table-cell>
          <table:table-cell table:style-name="ce111" office:value-type="float" office:value="1718441056" calcext:value-type="float">
            <text:p>1718441056</text:p>
          </table:table-cell>
          <table:table-cell table:style-name="ce125" office:value-type="string" calcext:value-type="string">
            <text:p>ESPIN CHILUIZA GUIDO FABIAN</text:p>
          </table:table-cell>
          <table:table-cell table:style-name="ce183" office:value-type="string" calcext:value-type="string">
            <text:p>UDATSAQ04</text:p>
          </table:table-cell>
          <table:table-cell table:style-name="ce304" office:value-type="string" calcext:value-type="string">
            <text:p>UNIDAD DE SANIDAD ANIMAL</text:p>
          </table:table-cell>
          <table:table-cell table:style-name="ce304"/>
          <table:table-cell/>
          <table:table-cell table:style-name="ce90" table:formula="of:=CONCATENATE(&quot;UPDATE g_estructura.funcionarios SET id_area = '&quot;;[.F21];&quot;' WHERE  identificador = '&quot;;[.D21];&quot;';&quot;)" office:value-type="string" office:string-value="UPDATE g_estructura.funcionarios SET id_area = 'UDATSAQ04' WHERE  identificador = '1718441056';" calcext:value-type="string">
            <text:p>UPDATE g_estructura.funcionarios SET id_area = 'UDATSAQ04' WHERE <text:s/>identificador = '1718441056';</text:p>
          </table:table-cell>
          <table:table-cell table:number-columns-repeated="1014"/>
        </table:table-row>
        <table:table-row table:style-name="ro4">
          <table:table-cell/>
          <table:covered-table-cell table:style-name="ce95"/>
          <table:table-cell table:style-name="ce95" office:value-type="string" calcext:value-type="string">
            <text:p>OTQ04</text:p>
          </table:table-cell>
          <table:table-cell table:style-name="ce111" office:value-type="float" office:value="1308532884" calcext:value-type="float">
            <text:p>1308532884</text:p>
          </table:table-cell>
          <table:table-cell table:style-name="ce125" office:value-type="string" calcext:value-type="string">
            <text:p>FARFAN MERA MARIELA ROSEMARIE</text:p>
          </table:table-cell>
          <table:table-cell table:style-name="ce184" office:value-type="string" calcext:value-type="string">
            <text:p>UDATAFQ04</text:p>
          </table:table-cell>
          <table:table-cell table:style-name="ce304" office:value-type="string" calcext:value-type="string">
            <text:p>UNIDAD ADMINISTRATIVA FINANCIERA</text:p>
          </table:table-cell>
          <table:table-cell table:style-name="ce304"/>
          <table:table-cell/>
          <table:table-cell table:style-name="ce90" table:formula="of:=CONCATENATE(&quot;UPDATE g_estructura.funcionarios SET id_area = '&quot;;[.F22];&quot;' WHERE  identificador = '&quot;;[.D22];&quot;';&quot;)" office:value-type="string" office:string-value="UPDATE g_estructura.funcionarios SET id_area = 'UDATAFQ04' WHERE  identificador = '1308532884';" calcext:value-type="string">
            <text:p>UPDATE g_estructura.funcionarios SET id_area = 'UDATAFQ04' WHERE <text:s/>identificador = '1308532884';</text:p>
          </table:table-cell>
          <table:table-cell table:number-columns-repeated="1014"/>
        </table:table-row>
        <table:table-row table:style-name="ro4">
          <table:table-cell/>
          <table:covered-table-cell table:style-name="ce95"/>
          <table:table-cell table:style-name="ce95" office:value-type="string" calcext:value-type="string">
            <text:p>OTQ04</text:p>
          </table:table-cell>
          <table:table-cell table:style-name="ce111" office:value-type="float" office:value="1711381846" calcext:value-type="float">
            <text:p>1711381846</text:p>
          </table:table-cell>
          <table:table-cell table:style-name="ce125" office:value-type="string" calcext:value-type="string">
            <text:p>BONILLA ROMERO HUGO ANTONIO</text:p>
          </table:table-cell>
          <table:table-cell table:style-name="ce185" office:value-type="string" calcext:value-type="string">
            <text:p>UDATSVQ04</text:p>
          </table:table-cell>
          <table:table-cell table:style-name="ce304" office:value-type="string" calcext:value-type="string">
            <text:p>UNIDAD DE 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23];&quot;' WHERE  identificador = '&quot;;[.D23];&quot;';&quot;)" office:value-type="string" office:string-value="UPDATE g_estructura.funcionarios SET id_area = 'UDATSVQ04' WHERE  identificador = '1711381846';" calcext:value-type="string">
            <text:p>UPDATE g_estructura.funcionarios SET id_area = 'UDATSVQ04' WHERE <text:s/>identificador = '1711381846';</text:p>
          </table:table-cell>
          <table:table-cell table:number-columns-repeated="1014"/>
        </table:table-row>
        <table:table-row table:style-name="ro4">
          <table:table-cell/>
          <table:covered-table-cell table:style-name="ce95"/>
          <table:table-cell table:style-name="ce94" office:value-type="string" calcext:value-type="string">
            <text:p>OTQ04</text:p>
          </table:table-cell>
          <table:table-cell table:style-name="ce111" office:value-type="float" office:value="1801695949" calcext:value-type="float">
            <text:p>1801695949</text:p>
          </table:table-cell>
          <table:table-cell table:style-name="ce125" office:value-type="string" calcext:value-type="string">
            <text:p>FIALLOS PEÑA WILMA BEATRIZ</text:p>
          </table:table-cell>
          <table:table-cell table:style-name="ce186" office:value-type="string" calcext:value-type="string">
            <text:p>UDATSVQ04</text:p>
          </table:table-cell>
          <table:table-cell table:style-name="ce304" office:value-type="string" calcext:value-type="string">
            <text:p>UNIDAD DE 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24];&quot;' WHERE  identificador = '&quot;;[.D24];&quot;';&quot;)" office:value-type="string" office:string-value="UPDATE g_estructura.funcionarios SET id_area = 'UDATSVQ04' WHERE  identificador = '1801695949';" calcext:value-type="string">
            <text:p>UPDATE g_estructura.funcionarios SET id_area = 'UDATSVQ04' WHERE <text:s/>identificador = '1801695949';</text:p>
          </table:table-cell>
          <table:table-cell table:number-columns-repeated="1014"/>
        </table:table-row>
        <table:table-row table:style-name="ro4">
          <table:table-cell/>
          <table:covered-table-cell table:style-name="ce95"/>
          <table:table-cell table:style-name="ce95" office:value-type="string" calcext:value-type="string">
            <text:p>OTQ04</text:p>
          </table:table-cell>
          <table:table-cell table:style-name="ce111" office:value-type="float" office:value="1711947364" calcext:value-type="float">
            <text:p>1711947364</text:p>
          </table:table-cell>
          <table:table-cell table:style-name="ce125" office:value-type="string" calcext:value-type="string">
            <text:p>GALLEGOS CEVALLOS CLAUDIA ALEXANDRA</text:p>
          </table:table-cell>
          <table:table-cell table:style-name="ce187" office:value-type="string" calcext:value-type="string">
            <text:p>UDATAFQ04</text:p>
          </table:table-cell>
          <table:table-cell table:style-name="ce304" office:value-type="string" calcext:value-type="string">
            <text:p>UNIDAD ADMINISTRATIVA FINANCIERA</text:p>
          </table:table-cell>
          <table:table-cell table:style-name="ce304"/>
          <table:table-cell/>
          <table:table-cell table:style-name="ce90" table:formula="of:=CONCATENATE(&quot;UPDATE g_estructura.funcionarios SET id_area = '&quot;;[.F25];&quot;' WHERE  identificador = '&quot;;[.D25];&quot;';&quot;)" office:value-type="string" office:string-value="UPDATE g_estructura.funcionarios SET id_area = 'UDATAFQ04' WHERE  identificador = '1711947364';" calcext:value-type="string">
            <text:p>UPDATE g_estructura.funcionarios SET id_area = 'UDATAFQ04' WHERE <text:s/>identificador = '1711947364';</text:p>
          </table:table-cell>
          <table:table-cell table:number-columns-repeated="1014"/>
        </table:table-row>
        <table:table-row table:style-name="ro4">
          <table:table-cell/>
          <table:covered-table-cell table:style-name="ce95"/>
          <table:table-cell table:style-name="ce95" office:value-type="string" calcext:value-type="string">
            <text:p>OTQ04</text:p>
          </table:table-cell>
          <table:table-cell table:style-name="ce111" office:value-type="float" office:value="1712810850" calcext:value-type="float">
            <text:p>1712810850</text:p>
          </table:table-cell>
          <table:table-cell table:style-name="ce125" office:value-type="string" calcext:value-type="string">
            <text:p>GUALLICHICO GUAYASAMIN WILLIAMS PATRICIO</text:p>
          </table:table-cell>
          <table:table-cell table:style-name="ce188" office:value-type="string" calcext:value-type="string">
            <text:p>UDATSAQ04</text:p>
          </table:table-cell>
          <table:table-cell table:style-name="ce304" office:value-type="string" calcext:value-type="string">
            <text:p>UNIDAD DE SANIDAD ANIMAL</text:p>
          </table:table-cell>
          <table:table-cell table:style-name="ce304"/>
          <table:table-cell/>
          <table:table-cell table:style-name="ce90" table:formula="of:=CONCATENATE(&quot;UPDATE g_estructura.funcionarios SET id_area = '&quot;;[.F26];&quot;' WHERE  identificador = '&quot;;[.D26];&quot;';&quot;)" office:value-type="string" office:string-value="UPDATE g_estructura.funcionarios SET id_area = 'UDATSAQ04' WHERE  identificador = '1712810850';" calcext:value-type="string">
            <text:p>UPDATE g_estructura.funcionarios SET id_area = 'UDATSAQ04' WHERE <text:s/>identificador = '1712810850';</text:p>
          </table:table-cell>
          <table:table-cell table:number-columns-repeated="1014"/>
        </table:table-row>
        <table:table-row table:style-name="ro4">
          <table:table-cell/>
          <table:covered-table-cell table:style-name="ce95"/>
          <table:table-cell table:style-name="ce95" office:value-type="string" calcext:value-type="string">
            <text:p>OTQ04</text:p>
          </table:table-cell>
          <table:table-cell table:style-name="ce111" office:value-type="float" office:value="1720070778" calcext:value-type="float">
            <text:p>1720070778</text:p>
          </table:table-cell>
          <table:table-cell table:style-name="ce125" office:value-type="string" calcext:value-type="string">
            <text:p>LAMIÑA JUIÑA OSCAR FABIAN</text:p>
          </table:table-cell>
          <table:table-cell table:style-name="ce189" office:value-type="string" calcext:value-type="string">
            <text:p>UDATSAQ04</text:p>
          </table:table-cell>
          <table:table-cell table:style-name="ce304" office:value-type="string" calcext:value-type="string">
            <text:p>UNIDAD DE SANIDAD ANIMAL</text:p>
          </table:table-cell>
          <table:table-cell table:style-name="ce304"/>
          <table:table-cell/>
          <table:table-cell table:style-name="ce90" table:formula="of:=CONCATENATE(&quot;UPDATE g_estructura.funcionarios SET id_area = '&quot;;[.F27];&quot;' WHERE  identificador = '&quot;;[.D27];&quot;';&quot;)" office:value-type="string" office:string-value="UPDATE g_estructura.funcionarios SET id_area = 'UDATSAQ04' WHERE  identificador = '1720070778';" calcext:value-type="string">
            <text:p>UPDATE g_estructura.funcionarios SET id_area = 'UDATSAQ04' WHERE <text:s/>identificador = '1720070778';</text:p>
          </table:table-cell>
          <table:table-cell table:number-columns-repeated="1014"/>
        </table:table-row>
        <table:table-row table:style-name="ro4">
          <table:table-cell/>
          <table:covered-table-cell table:style-name="ce95"/>
          <table:table-cell table:style-name="ce94" office:value-type="string" calcext:value-type="string">
            <text:p>OTQ04</text:p>
          </table:table-cell>
          <table:table-cell table:style-name="ce111" office:value-type="float" office:value="1707199103" calcext:value-type="float">
            <text:p>1707199103</text:p>
          </table:table-cell>
          <table:table-cell table:style-name="ce125" office:value-type="string" calcext:value-type="string">
            <text:p>LARREA YANEZ IVAN WLADIMIR</text:p>
          </table:table-cell>
          <table:table-cell table:style-name="ce190" office:value-type="string" calcext:value-type="string">
            <text:p>UDATSVQ04</text:p>
          </table:table-cell>
          <table:table-cell table:style-name="ce304" office:value-type="string" calcext:value-type="string">
            <text:p>UNIDAD DE 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28];&quot;' WHERE  identificador = '&quot;;[.D28];&quot;';&quot;)" office:value-type="string" office:string-value="UPDATE g_estructura.funcionarios SET id_area = 'UDATSVQ04' WHERE  identificador = '1707199103';" calcext:value-type="string">
            <text:p>UPDATE g_estructura.funcionarios SET id_area = 'UDATSVQ04' WHERE <text:s/>identificador = '1707199103';</text:p>
          </table:table-cell>
          <table:table-cell table:number-columns-repeated="1014"/>
        </table:table-row>
        <table:table-row table:style-name="ro4">
          <table:table-cell/>
          <table:covered-table-cell table:style-name="ce95"/>
          <table:table-cell table:style-name="ce95" office:value-type="string" calcext:value-type="string">
            <text:p>OTQ04</text:p>
          </table:table-cell>
          <table:table-cell table:style-name="ce111" office:value-type="float" office:value="1710586809" calcext:value-type="float">
            <text:p>1710586809</text:p>
          </table:table-cell>
          <table:table-cell table:style-name="ce125" office:value-type="string" calcext:value-type="string">
            <text:p>LLUMIQUINGA SUNTAXI JORGE EDUARDO</text:p>
          </table:table-cell>
          <table:table-cell table:style-name="ce191" office:value-type="string" calcext:value-type="string">
            <text:p>UDATAFQ04</text:p>
          </table:table-cell>
          <table:table-cell table:style-name="ce304" office:value-type="string" calcext:value-type="string">
            <text:p>UNIDAD ADMINISTRATIVA FINANCIERA</text:p>
          </table:table-cell>
          <table:table-cell table:style-name="ce304"/>
          <table:table-cell/>
          <table:table-cell table:style-name="ce90" table:formula="of:=CONCATENATE(&quot;UPDATE g_estructura.funcionarios SET id_area = '&quot;;[.F29];&quot;' WHERE  identificador = '&quot;;[.D29];&quot;';&quot;)" office:value-type="string" office:string-value="UPDATE g_estructura.funcionarios SET id_area = 'UDATAFQ04' WHERE  identificador = '1710586809';" calcext:value-type="string">
            <text:p>UPDATE g_estructura.funcionarios SET id_area = 'UDATAFQ04' WHERE <text:s/>identificador = '1710586809';</text:p>
          </table:table-cell>
          <table:table-cell table:number-columns-repeated="1014"/>
        </table:table-row>
        <table:table-row table:style-name="ro4">
          <table:table-cell/>
          <table:covered-table-cell table:style-name="ce95"/>
          <table:table-cell table:style-name="ce95" office:value-type="string" calcext:value-type="string">
            <text:p>OTQ04</text:p>
          </table:table-cell>
          <table:table-cell table:style-name="ce111" office:value-type="float" office:value="1715622427" calcext:value-type="float">
            <text:p>1715622427</text:p>
          </table:table-cell>
          <table:table-cell table:style-name="ce125" office:value-type="string" calcext:value-type="string">
            <text:p>LOACHAMIN OÑA VERONICA DE LAS MERCEDES</text:p>
          </table:table-cell>
          <table:table-cell table:style-name="ce192" office:value-type="string" calcext:value-type="string">
            <text:p>UDATSAQ04</text:p>
          </table:table-cell>
          <table:table-cell table:style-name="ce304" office:value-type="string" calcext:value-type="string">
            <text:p>UNIDAD DE SANIDAD ANIMAL</text:p>
          </table:table-cell>
          <table:table-cell table:style-name="ce304"/>
          <table:table-cell/>
          <table:table-cell table:style-name="ce90" table:formula="of:=CONCATENATE(&quot;UPDATE g_estructura.funcionarios SET id_area = '&quot;;[.F30];&quot;' WHERE  identificador = '&quot;;[.D30];&quot;';&quot;)" office:value-type="string" office:string-value="UPDATE g_estructura.funcionarios SET id_area = 'UDATSAQ04' WHERE  identificador = '1715622427';" calcext:value-type="string">
            <text:p>UPDATE g_estructura.funcionarios SET id_area = 'UDATSAQ04' WHERE <text:s/>identificador = '1715622427';</text:p>
          </table:table-cell>
          <table:table-cell table:number-columns-repeated="1014"/>
        </table:table-row>
        <table:table-row table:style-name="ro4">
          <table:table-cell/>
          <table:covered-table-cell table:style-name="ce95"/>
          <table:table-cell table:style-name="ce95" office:value-type="string" calcext:value-type="string">
            <text:p>OTQ04</text:p>
          </table:table-cell>
          <table:table-cell table:style-name="ce111" office:value-type="float" office:value="1714880448" calcext:value-type="float">
            <text:p>1714880448</text:p>
          </table:table-cell>
          <table:table-cell table:style-name="ce125" office:value-type="string" calcext:value-type="string">
            <text:p>LOOR LARENAS STEPHANY</text:p>
          </table:table-cell>
          <table:table-cell table:style-name="ce193" office:value-type="string" calcext:value-type="string">
            <text:p>UDATRIAQ04</text:p>
          </table:table-cell>
          <table:table-cell table:style-name="ce304" office:value-type="string" calcext:value-type="string">
            <text:p>UNIDAD DE REGISTROS DE INSUMOS AGROPECUARIOS</text:p>
          </table:table-cell>
          <table:table-cell table:style-name="ce304"/>
          <table:table-cell/>
          <table:table-cell table:style-name="ce90" table:formula="of:=CONCATENATE(&quot;UPDATE g_estructura.funcionarios SET id_area = '&quot;;[.F31];&quot;' WHERE  identificador = '&quot;;[.D31];&quot;';&quot;)" office:value-type="string" office:string-value="UPDATE g_estructura.funcionarios SET id_area = 'UDATRIAQ04' WHERE  identificador = '1714880448';" calcext:value-type="string">
            <text:p>UPDATE g_estructura.funcionarios SET id_area = 'UDATRIAQ04' WHERE <text:s/>identificador = '1714880448';</text:p>
          </table:table-cell>
          <table:table-cell table:number-columns-repeated="1014"/>
        </table:table-row>
        <table:table-row table:style-name="ro4">
          <table:table-cell/>
          <table:covered-table-cell table:style-name="ce95"/>
          <table:table-cell table:style-name="ce94" office:value-type="string" calcext:value-type="string">
            <text:p>OTQ04</text:p>
          </table:table-cell>
          <table:table-cell table:style-name="ce111" office:value-type="float" office:value="1711958072" calcext:value-type="float">
            <text:p>1711958072</text:p>
          </table:table-cell>
          <table:table-cell table:style-name="ce125" office:value-type="string" calcext:value-type="string">
            <text:p>MACHASILLA QUINCHIGUANO HIPATIA JIMENA</text:p>
          </table:table-cell>
          <table:table-cell table:style-name="ce194" office:value-type="string" calcext:value-type="string">
            <text:p>UDATSVQ04</text:p>
          </table:table-cell>
          <table:table-cell table:style-name="ce304" office:value-type="string" calcext:value-type="string">
            <text:p>UNIDAD DE 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32];&quot;' WHERE  identificador = '&quot;;[.D32];&quot;';&quot;)" office:value-type="string" office:string-value="UPDATE g_estructura.funcionarios SET id_area = 'UDATSVQ04' WHERE  identificador = '1711958072';" calcext:value-type="string">
            <text:p>UPDATE g_estructura.funcionarios SET id_area = 'UDATSVQ04' WHERE <text:s/>identificador = '1711958072';</text:p>
          </table:table-cell>
          <table:table-cell table:number-columns-repeated="1014"/>
        </table:table-row>
        <table:table-row table:style-name="ro4">
          <table:table-cell/>
          <table:covered-table-cell table:style-name="ce95"/>
          <table:table-cell table:style-name="ce95" office:value-type="string" calcext:value-type="string">
            <text:p>OTQ04</text:p>
          </table:table-cell>
          <table:table-cell table:style-name="ce111" office:value-type="string" calcext:value-type="string">
            <text:p>0401356274</text:p>
          </table:table-cell>
          <table:table-cell table:style-name="ce125" office:value-type="string" calcext:value-type="string">
            <text:p>MONTALVO MUÑOZ FAVIO LEANDRO</text:p>
          </table:table-cell>
          <table:table-cell table:style-name="ce195" office:value-type="string" calcext:value-type="string">
            <text:p>UDATRIAQ04</text:p>
          </table:table-cell>
          <table:table-cell table:style-name="ce304" office:value-type="string" calcext:value-type="string">
            <text:p>UNIDAD DE REGISTROS DE INSUMOS AGROPECUARIOS</text:p>
          </table:table-cell>
          <table:table-cell table:style-name="ce304"/>
          <table:table-cell/>
          <table:table-cell table:style-name="ce90" table:formula="of:=CONCATENATE(&quot;UPDATE g_estructura.funcionarios SET id_area = '&quot;;[.F33];&quot;' WHERE  identificador = '&quot;;[.D33];&quot;';&quot;)" office:value-type="string" office:string-value="UPDATE g_estructura.funcionarios SET id_area = 'UDATRIAQ04' WHERE  identificador = '0401356274';" calcext:value-type="string">
            <text:p>UPDATE g_estructura.funcionarios SET id_area = 'UDATRIAQ04' WHERE <text:s/>identificador = '0401356274';</text:p>
          </table:table-cell>
          <table:table-cell table:number-columns-repeated="1014"/>
        </table:table-row>
        <table:table-row table:style-name="ro4">
          <table:table-cell/>
          <table:covered-table-cell table:style-name="ce95"/>
          <table:table-cell table:style-name="ce95" office:value-type="string" calcext:value-type="string">
            <text:p>OTQ04</text:p>
          </table:table-cell>
          <table:table-cell table:style-name="ce111" office:value-type="float" office:value="1720811718" calcext:value-type="float">
            <text:p>1720811718</text:p>
          </table:table-cell>
          <table:table-cell table:style-name="ce125" office:value-type="string" calcext:value-type="string">
            <text:p>MONTERO RUALES ROBERTO DANIEL</text:p>
          </table:table-cell>
          <table:table-cell table:style-name="ce196" office:value-type="string" calcext:value-type="string">
            <text:p>UDATAFQ04</text:p>
          </table:table-cell>
          <table:table-cell table:style-name="ce304" office:value-type="string" calcext:value-type="string">
            <text:p>UNIDAD ADMINISTRATIVA FINANCIERA</text:p>
          </table:table-cell>
          <table:table-cell table:style-name="ce304"/>
          <table:table-cell/>
          <table:table-cell table:style-name="ce90" table:formula="of:=CONCATENATE(&quot;UPDATE g_estructura.funcionarios SET id_area = '&quot;;[.F34];&quot;' WHERE  identificador = '&quot;;[.D34];&quot;';&quot;)" office:value-type="string" office:string-value="UPDATE g_estructura.funcionarios SET id_area = 'UDATAFQ04' WHERE  identificador = '1720811718';" calcext:value-type="string">
            <text:p>UPDATE g_estructura.funcionarios SET id_area = 'UDATAFQ04' WHERE <text:s/>identificador = '1720811718';</text:p>
          </table:table-cell>
          <table:table-cell table:number-columns-repeated="1014"/>
        </table:table-row>
        <table:table-row table:style-name="ro4">
          <table:table-cell/>
          <table:covered-table-cell table:style-name="ce95"/>
          <table:table-cell table:style-name="ce95" office:value-type="string" calcext:value-type="string">
            <text:p>OTQ04</text:p>
          </table:table-cell>
          <table:table-cell table:style-name="ce111" office:value-type="float" office:value="1710931161" calcext:value-type="float">
            <text:p>1710931161</text:p>
          </table:table-cell>
          <table:table-cell table:style-name="ce125" office:value-type="string" calcext:value-type="string">
            <text:p>MORA ST ROSE KAREN PRISCILA</text:p>
          </table:table-cell>
          <table:table-cell table:style-name="ce197" office:value-type="string" calcext:value-type="string">
            <text:p>UDATAFQ04</text:p>
          </table:table-cell>
          <table:table-cell table:style-name="ce304" office:value-type="string" calcext:value-type="string">
            <text:p>UNIDAD ADMINISTRATIVA FINANCIERA</text:p>
          </table:table-cell>
          <table:table-cell table:style-name="ce304"/>
          <table:table-cell/>
          <table:table-cell table:style-name="ce90" table:formula="of:=CONCATENATE(&quot;UPDATE g_estructura.funcionarios SET id_area = '&quot;;[.F35];&quot;' WHERE  identificador = '&quot;;[.D35];&quot;';&quot;)" office:value-type="string" office:string-value="UPDATE g_estructura.funcionarios SET id_area = 'UDATAFQ04' WHERE  identificador = '1710931161';" calcext:value-type="string">
            <text:p>UPDATE g_estructura.funcionarios SET id_area = 'UDATAFQ04' WHERE <text:s/>identificador = '1710931161';</text:p>
          </table:table-cell>
          <table:table-cell table:number-columns-repeated="1014"/>
        </table:table-row>
        <table:table-row table:style-name="ro4">
          <table:table-cell/>
          <table:covered-table-cell table:style-name="ce95"/>
          <table:table-cell table:style-name="ce94" office:value-type="string" calcext:value-type="string">
            <text:p>OTQ04</text:p>
          </table:table-cell>
          <table:table-cell table:style-name="ce111" office:value-type="float" office:value="1710557446" calcext:value-type="float">
            <text:p>1710557446</text:p>
          </table:table-cell>
          <table:table-cell table:style-name="ce125" office:value-type="string" calcext:value-type="string">
            <text:p>MORA VALDEZ JULIO CESAR</text:p>
          </table:table-cell>
          <table:table-cell table:style-name="ce198" office:value-type="string" calcext:value-type="string">
            <text:p>UDATAFQ04</text:p>
          </table:table-cell>
          <table:table-cell table:style-name="ce304" office:value-type="string" calcext:value-type="string">
            <text:p>UNIDAD ADMINISTRATIVA FINANCIERA</text:p>
          </table:table-cell>
          <table:table-cell table:style-name="ce304"/>
          <table:table-cell/>
          <table:table-cell table:style-name="ce90" table:formula="of:=CONCATENATE(&quot;UPDATE g_estructura.funcionarios SET id_area = '&quot;;[.F36];&quot;' WHERE  identificador = '&quot;;[.D36];&quot;';&quot;)" office:value-type="string" office:string-value="UPDATE g_estructura.funcionarios SET id_area = 'UDATAFQ04' WHERE  identificador = '1710557446';" calcext:value-type="string">
            <text:p>UPDATE g_estructura.funcionarios SET id_area = 'UDATAFQ04' WHERE <text:s/>identificador = '1710557446';</text:p>
          </table:table-cell>
          <table:table-cell table:number-columns-repeated="1014"/>
        </table:table-row>
        <table:table-row table:style-name="ro4">
          <table:table-cell/>
          <table:covered-table-cell table:style-name="ce95"/>
          <table:table-cell table:style-name="ce95" office:value-type="string" calcext:value-type="string">
            <text:p>OTQ04</text:p>
          </table:table-cell>
          <table:table-cell table:style-name="ce111" office:value-type="float" office:value="1803362613" calcext:value-type="float">
            <text:p>1803362613</text:p>
          </table:table-cell>
          <table:table-cell table:style-name="ce125" office:value-type="string" calcext:value-type="string">
            <text:p>NUÑEZ VILLEGAS LOURDES REBECA</text:p>
          </table:table-cell>
          <table:table-cell table:style-name="ce199" office:value-type="string" calcext:value-type="string">
            <text:p>UDATSAQ04</text:p>
          </table:table-cell>
          <table:table-cell table:style-name="ce304" office:value-type="string" calcext:value-type="string">
            <text:p>UNIDAD DE SANIDAD ANIMAL</text:p>
          </table:table-cell>
          <table:table-cell table:style-name="ce304"/>
          <table:table-cell/>
          <table:table-cell table:style-name="ce90" table:formula="of:=CONCATENATE(&quot;UPDATE g_estructura.funcionarios SET id_area = '&quot;;[.F37];&quot;' WHERE  identificador = '&quot;;[.D37];&quot;';&quot;)" office:value-type="string" office:string-value="UPDATE g_estructura.funcionarios SET id_area = 'UDATSAQ04' WHERE  identificador = '1803362613';" calcext:value-type="string">
            <text:p>UPDATE g_estructura.funcionarios SET id_area = 'UDATSAQ04' WHERE <text:s/>identificador = '1803362613';</text:p>
          </table:table-cell>
          <table:table-cell table:number-columns-repeated="1014"/>
        </table:table-row>
        <table:table-row table:style-name="ro4">
          <table:table-cell/>
          <table:covered-table-cell table:style-name="ce95"/>
          <table:table-cell table:style-name="ce95" office:value-type="string" calcext:value-type="string">
            <text:p>OTQ04</text:p>
          </table:table-cell>
          <table:table-cell table:style-name="ce111" office:value-type="float" office:value="1802203305" calcext:value-type="float">
            <text:p>1802203305</text:p>
          </table:table-cell>
          <table:table-cell table:style-name="ce126" office:value-type="string" calcext:value-type="string">
            <text:p>OCHOA MOYA ARHACELY EUNICIE</text:p>
          </table:table-cell>
          <table:table-cell table:style-name="ce200" office:value-type="string" calcext:value-type="string">
            <text:p>UDATIAQ04</text:p>
          </table:table-cell>
          <table:table-cell table:style-name="ce303" office:value-type="string" calcext:value-type="string">
            <text:p>UNIDAD DE INOCUIDAD DE ALIMENTOS</text:p>
          </table:table-cell>
          <table:table-cell table:style-name="ce306"/>
          <table:table-cell table:style-name="ce317" office:value-type="string" calcext:value-type="string">
            <text:p>se realizo cambio</text:p>
          </table:table-cell>
          <table:table-cell table:style-name="ce90" table:formula="of:=CONCATENATE(&quot;UPDATE g_estructura.funcionarios SET id_area = '&quot;;[.F38];&quot;' WHERE  identificador = '&quot;;[.D38];&quot;';&quot;)" office:value-type="string" office:string-value="UPDATE g_estructura.funcionarios SET id_area = 'UDATIAQ04' WHERE  identificador = '1802203305';" calcext:value-type="string">
            <text:p>UPDATE g_estructura.funcionarios SET id_area = 'UDATIAQ04' WHERE <text:s/>identificador = '1802203305';</text:p>
          </table:table-cell>
          <table:table-cell table:number-columns-repeated="1014"/>
        </table:table-row>
        <table:table-row table:style-name="ro4">
          <table:table-cell/>
          <table:covered-table-cell table:style-name="ce95"/>
          <table:table-cell table:style-name="ce95" office:value-type="string" calcext:value-type="string">
            <text:p>OTQ04</text:p>
          </table:table-cell>
          <table:table-cell table:style-name="ce111" office:value-type="float" office:value="1704051836" calcext:value-type="float">
            <text:p>1704051836</text:p>
          </table:table-cell>
          <table:table-cell table:style-name="ce125" office:value-type="string" calcext:value-type="string">
            <text:p>PEREZ ROSALES JORGE ANIBAL</text:p>
          </table:table-cell>
          <table:table-cell table:style-name="ce201" office:value-type="string" calcext:value-type="string">
            <text:p>UDATAFQ04</text:p>
          </table:table-cell>
          <table:table-cell table:style-name="ce304" office:value-type="string" calcext:value-type="string">
            <text:p>UNIDAD ADMINISTRATIVA FINANCIERA</text:p>
          </table:table-cell>
          <table:table-cell table:style-name="ce304"/>
          <table:table-cell/>
          <table:table-cell table:style-name="ce90" table:formula="of:=CONCATENATE(&quot;UPDATE g_estructura.funcionarios SET id_area = '&quot;;[.F39];&quot;' WHERE  identificador = '&quot;;[.D39];&quot;';&quot;)" office:value-type="string" office:string-value="UPDATE g_estructura.funcionarios SET id_area = 'UDATAFQ04' WHERE  identificador = '1704051836';" calcext:value-type="string">
            <text:p>UPDATE g_estructura.funcionarios SET id_area = 'UDATAFQ04' WHERE <text:s/>identificador = '1704051836';</text:p>
          </table:table-cell>
          <table:table-cell table:number-columns-repeated="1014"/>
        </table:table-row>
        <table:table-row table:style-name="ro4">
          <table:table-cell/>
          <table:covered-table-cell table:style-name="ce95"/>
          <table:table-cell table:style-name="ce94" office:value-type="string" calcext:value-type="string">
            <text:p>OTQ04</text:p>
          </table:table-cell>
          <table:table-cell table:style-name="ce111" office:value-type="float" office:value="1719396945" calcext:value-type="float">
            <text:p>1719396945</text:p>
          </table:table-cell>
          <table:table-cell table:style-name="ce126" office:value-type="string" calcext:value-type="string">
            <text:p>PUCACHAQUI LOPEZ EDISON JAVIER</text:p>
          </table:table-cell>
          <table:table-cell table:style-name="ce202" office:value-type="string" calcext:value-type="string">
            <text:p>UDATRIAQ04</text:p>
          </table:table-cell>
          <table:table-cell table:style-name="ce303" office:value-type="string" calcext:value-type="string">
            <text:p>UNIDAD DE REGISTROS DE INSUMOS AGROPECUARIOS</text:p>
          </table:table-cell>
          <table:table-cell table:style-name="ce306"/>
          <table:table-cell table:style-name="ce317" office:value-type="string" calcext:value-type="string">
            <text:p>se realizo cambio</text:p>
          </table:table-cell>
          <table:table-cell table:style-name="ce90" table:formula="of:=CONCATENATE(&quot;UPDATE g_estructura.funcionarios SET id_area = '&quot;;[.F40];&quot;' WHERE  identificador = '&quot;;[.D40];&quot;';&quot;)" office:value-type="string" office:string-value="UPDATE g_estructura.funcionarios SET id_area = 'UDATRIAQ04' WHERE  identificador = '1719396945';" calcext:value-type="string">
            <text:p>UPDATE g_estructura.funcionarios SET id_area = 'UDATRIAQ04' WHERE <text:s/>identificador = '1719396945';</text:p>
          </table:table-cell>
          <table:table-cell table:number-columns-repeated="1014"/>
        </table:table-row>
        <table:table-row table:style-name="ro4">
          <table:table-cell/>
          <table:covered-table-cell table:style-name="ce95"/>
          <table:table-cell table:style-name="ce95" office:value-type="string" calcext:value-type="string">
            <text:p>OTQ04</text:p>
          </table:table-cell>
          <table:table-cell table:style-name="ce111" office:value-type="float" office:value="1711948685" calcext:value-type="float">
            <text:p>1711948685</text:p>
          </table:table-cell>
          <table:table-cell table:style-name="ce125" office:value-type="string" calcext:value-type="string">
            <text:p>ROBLES ARMIJOS CARMEN YOLANDA</text:p>
          </table:table-cell>
          <table:table-cell table:style-name="ce203" office:value-type="string" calcext:value-type="string">
            <text:p>UDATAFQ04</text:p>
          </table:table-cell>
          <table:table-cell table:style-name="ce304" office:value-type="string" calcext:value-type="string">
            <text:p>UNIDAD ADMINISTRATIVA FINANCIERA</text:p>
          </table:table-cell>
          <table:table-cell table:style-name="ce304"/>
          <table:table-cell/>
          <table:table-cell table:style-name="ce90" table:formula="of:=CONCATENATE(&quot;UPDATE g_estructura.funcionarios SET id_area = '&quot;;[.F41];&quot;' WHERE  identificador = '&quot;;[.D41];&quot;';&quot;)" office:value-type="string" office:string-value="UPDATE g_estructura.funcionarios SET id_area = 'UDATAFQ04' WHERE  identificador = '1711948685';" calcext:value-type="string">
            <text:p>UPDATE g_estructura.funcionarios SET id_area = 'UDATAFQ04' WHERE <text:s/>identificador = '1711948685';</text:p>
          </table:table-cell>
          <table:table-cell table:number-columns-repeated="1014"/>
        </table:table-row>
        <table:table-row table:style-name="ro4">
          <table:table-cell/>
          <table:covered-table-cell table:style-name="ce95"/>
          <table:table-cell table:style-name="ce95" office:value-type="string" calcext:value-type="string">
            <text:p>OTQ04</text:p>
          </table:table-cell>
          <table:table-cell table:style-name="ce111" office:value-type="float" office:value="2100183835" calcext:value-type="float">
            <text:p>2100183835</text:p>
          </table:table-cell>
          <table:table-cell table:style-name="ce125" office:value-type="string" calcext:value-type="string">
            <text:p>RODRIGUEZ FUENTES HENRY EDUARDO</text:p>
          </table:table-cell>
          <table:table-cell table:style-name="ce204" office:value-type="string" calcext:value-type="string">
            <text:p>UDATAFQ04</text:p>
          </table:table-cell>
          <table:table-cell table:style-name="ce304" office:value-type="string" calcext:value-type="string">
            <text:p>UNIDAD ADMINISTRATIVA FINANCIERA</text:p>
          </table:table-cell>
          <table:table-cell table:style-name="ce304"/>
          <table:table-cell/>
          <table:table-cell table:style-name="ce90" table:formula="of:=CONCATENATE(&quot;UPDATE g_estructura.funcionarios SET id_area = '&quot;;[.F42];&quot;' WHERE  identificador = '&quot;;[.D42];&quot;';&quot;)" office:value-type="string" office:string-value="UPDATE g_estructura.funcionarios SET id_area = 'UDATAFQ04' WHERE  identificador = '2100183835';" calcext:value-type="string">
            <text:p>UPDATE g_estructura.funcionarios SET id_area = 'UDATAFQ04' WHERE <text:s/>identificador = '2100183835';</text:p>
          </table:table-cell>
          <table:table-cell table:number-columns-repeated="1014"/>
        </table:table-row>
        <table:table-row table:style-name="ro4">
          <table:table-cell/>
          <table:covered-table-cell table:style-name="ce95"/>
          <table:table-cell table:style-name="ce95" office:value-type="string" calcext:value-type="string">
            <text:p>OTQ04</text:p>
          </table:table-cell>
          <table:table-cell table:style-name="ce111" office:value-type="float" office:value="2100571955" calcext:value-type="float">
            <text:p>2100571955</text:p>
          </table:table-cell>
          <table:table-cell table:style-name="ce125" office:value-type="string" calcext:value-type="string">
            <text:p>ROMERO CHAVEZ VERONICA GABRIELA</text:p>
          </table:table-cell>
          <table:table-cell table:style-name="ce205" office:value-type="string" calcext:value-type="string">
            <text:p>UDATAFQ04</text:p>
          </table:table-cell>
          <table:table-cell table:style-name="ce304" office:value-type="string" calcext:value-type="string">
            <text:p>UNIDAD ADMINISTRATIVA FINANCIERA</text:p>
          </table:table-cell>
          <table:table-cell table:style-name="ce304"/>
          <table:table-cell/>
          <table:table-cell table:style-name="ce90" table:formula="of:=CONCATENATE(&quot;UPDATE g_estructura.funcionarios SET id_area = '&quot;;[.F43];&quot;' WHERE  identificador = '&quot;;[.D43];&quot;';&quot;)" office:value-type="string" office:string-value="UPDATE g_estructura.funcionarios SET id_area = 'UDATAFQ04' WHERE  identificador = '2100571955';" calcext:value-type="string">
            <text:p>UPDATE g_estructura.funcionarios SET id_area = 'UDATAFQ04' WHERE <text:s/>identificador = '2100571955';</text:p>
          </table:table-cell>
          <table:table-cell table:number-columns-repeated="1014"/>
        </table:table-row>
        <table:table-row table:style-name="ro4">
          <table:table-cell/>
          <table:covered-table-cell table:style-name="ce95"/>
          <table:table-cell table:style-name="ce94" office:value-type="string" calcext:value-type="string">
            <text:p>OTQ04</text:p>
          </table:table-cell>
          <table:table-cell table:style-name="ce111" office:value-type="string" calcext:value-type="string">
            <text:p>0502365083</text:p>
          </table:table-cell>
          <table:table-cell table:style-name="ce125" office:value-type="string" calcext:value-type="string">
            <text:p>SASINTUÑA COQUE ROMEL RAFAEL</text:p>
          </table:table-cell>
          <table:table-cell table:style-name="ce206" office:value-type="string" calcext:value-type="string">
            <text:p>UDATSVQ04</text:p>
          </table:table-cell>
          <table:table-cell table:style-name="ce304" office:value-type="string" calcext:value-type="string">
            <text:p>UNIDAD DE 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44];&quot;' WHERE  identificador = '&quot;;[.D44];&quot;';&quot;)" office:value-type="string" office:string-value="UPDATE g_estructura.funcionarios SET id_area = 'UDATSVQ04' WHERE  identificador = '0502365083';" calcext:value-type="string">
            <text:p>UPDATE g_estructura.funcionarios SET id_area = 'UDATSVQ04' WHERE <text:s/>identificador = '0502365083';</text:p>
          </table:table-cell>
          <table:table-cell table:number-columns-repeated="1014"/>
        </table:table-row>
        <table:table-row table:style-name="ro4">
          <table:table-cell/>
          <table:covered-table-cell table:style-name="ce95"/>
          <table:table-cell table:style-name="ce95" office:value-type="string" calcext:value-type="string">
            <text:p>OTQ04</text:p>
          </table:table-cell>
          <table:table-cell table:style-name="ce111" office:value-type="float" office:value="1709985905" calcext:value-type="float">
            <text:p>1709985905</text:p>
          </table:table-cell>
          <table:table-cell table:style-name="ce125" office:value-type="string" calcext:value-type="string">
            <text:p>TELLO CEPEDA IVAN SANTIAGO</text:p>
          </table:table-cell>
          <table:table-cell table:style-name="ce207" office:value-type="string" calcext:value-type="string">
            <text:p>UDATRIAQ04</text:p>
          </table:table-cell>
          <table:table-cell table:style-name="ce304" office:value-type="string" calcext:value-type="string">
            <text:p>UNIDAD DE REGISTROS DE INSUMOS AGROPECUARIOS</text:p>
          </table:table-cell>
          <table:table-cell table:style-name="ce304"/>
          <table:table-cell/>
          <table:table-cell table:style-name="ce90" table:formula="of:=CONCATENATE(&quot;UPDATE g_estructura.funcionarios SET id_area = '&quot;;[.F45];&quot;' WHERE  identificador = '&quot;;[.D45];&quot;';&quot;)" office:value-type="string" office:string-value="UPDATE g_estructura.funcionarios SET id_area = 'UDATRIAQ04' WHERE  identificador = '1709985905';" calcext:value-type="string">
            <text:p>UPDATE g_estructura.funcionarios SET id_area = 'UDATRIAQ04' WHERE <text:s/>identificador = '1709985905';</text:p>
          </table:table-cell>
          <table:table-cell table:number-columns-repeated="1014"/>
        </table:table-row>
        <table:table-row table:style-name="ro4">
          <table:table-cell/>
          <table:covered-table-cell table:style-name="ce95"/>
          <table:table-cell table:style-name="ce95" office:value-type="string" calcext:value-type="string">
            <text:p>OTQ04</text:p>
          </table:table-cell>
          <table:table-cell table:style-name="ce111" office:value-type="float" office:value="1713442687" calcext:value-type="float">
            <text:p>1713442687</text:p>
          </table:table-cell>
          <table:table-cell table:style-name="ce125" office:value-type="string" calcext:value-type="string">
            <text:p>TUFIÑO MENA CHRISTIAN OSWALDO</text:p>
          </table:table-cell>
          <table:table-cell table:style-name="ce208" office:value-type="string" calcext:value-type="string">
            <text:p>UDATSVQ04</text:p>
          </table:table-cell>
          <table:table-cell table:style-name="ce304" office:value-type="string" calcext:value-type="string">
            <text:p>UNIDAD DE 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46];&quot;' WHERE  identificador = '&quot;;[.D46];&quot;';&quot;)" office:value-type="string" office:string-value="UPDATE g_estructura.funcionarios SET id_area = 'UDATSVQ04' WHERE  identificador = '1713442687';" calcext:value-type="string">
            <text:p>UPDATE g_estructura.funcionarios SET id_area = 'UDATSVQ04' WHERE <text:s/>identificador = '1713442687';</text:p>
          </table:table-cell>
          <table:table-cell table:number-columns-repeated="1014"/>
        </table:table-row>
        <table:table-row table:style-name="ro4">
          <table:table-cell/>
          <table:covered-table-cell table:style-name="ce95"/>
          <table:table-cell table:style-name="ce95" office:value-type="string" calcext:value-type="string">
            <text:p>OTQ04</text:p>
          </table:table-cell>
          <table:table-cell table:style-name="ce111" office:value-type="float" office:value="1720579026" calcext:value-type="float">
            <text:p>1720579026</text:p>
          </table:table-cell>
          <table:table-cell table:style-name="ce125" office:value-type="string" calcext:value-type="string">
            <text:p>VEGA HIDALGO EDISON OSWALDO</text:p>
          </table:table-cell>
          <table:table-cell table:style-name="ce209" office:value-type="string" calcext:value-type="string">
            <text:p>UDATIAQ04</text:p>
          </table:table-cell>
          <table:table-cell table:style-name="ce304" office:value-type="string" calcext:value-type="string">
            <text:p>UNIDAD DE INOCUIDAD DE ALIMENTOS</text:p>
          </table:table-cell>
          <table:table-cell table:style-name="ce304"/>
          <table:table-cell/>
          <table:table-cell table:style-name="ce90" table:formula="of:=CONCATENATE(&quot;UPDATE g_estructura.funcionarios SET id_area = '&quot;;[.F47];&quot;' WHERE  identificador = '&quot;;[.D47];&quot;';&quot;)" office:value-type="string" office:string-value="UPDATE g_estructura.funcionarios SET id_area = 'UDATIAQ04' WHERE  identificador = '1720579026';" calcext:value-type="string">
            <text:p>UPDATE g_estructura.funcionarios SET id_area = 'UDATIAQ04' WHERE <text:s/>identificador = '1720579026';</text:p>
          </table:table-cell>
          <table:table-cell table:number-columns-repeated="1014"/>
        </table:table-row>
        <table:table-row table:style-name="ro4">
          <table:table-cell/>
          <table:covered-table-cell table:style-name="ce95"/>
          <table:table-cell table:style-name="ce95" office:value-type="string" calcext:value-type="string">
            <text:p>OTQ04</text:p>
          </table:table-cell>
          <table:table-cell table:style-name="ce111" office:value-type="float" office:value="1714279500" calcext:value-type="float">
            <text:p>1714279500</text:p>
          </table:table-cell>
          <table:table-cell table:style-name="ce125" office:value-type="string" calcext:value-type="string">
            <text:p>VEGA NIETO DAVID GIOVANNY</text:p>
          </table:table-cell>
          <table:table-cell table:style-name="ce210" office:value-type="string" calcext:value-type="string">
            <text:p>UDATAFQ04</text:p>
          </table:table-cell>
          <table:table-cell table:style-name="ce304" office:value-type="string" calcext:value-type="string">
            <text:p>UNIDAD ADMINISTRATIVA FINANCIERA</text:p>
          </table:table-cell>
          <table:table-cell table:style-name="ce304"/>
          <table:table-cell/>
          <table:table-cell table:style-name="ce90" table:formula="of:=CONCATENATE(&quot;UPDATE g_estructura.funcionarios SET id_area = '&quot;;[.F48];&quot;' WHERE  identificador = '&quot;;[.D48];&quot;';&quot;)" office:value-type="string" office:string-value="UPDATE g_estructura.funcionarios SET id_area = 'UDATAFQ04' WHERE  identificador = '1714279500';" calcext:value-type="string">
            <text:p>UPDATE g_estructura.funcionarios SET id_area = 'UDATAFQ04' WHERE <text:s/>identificador = '1714279500';</text:p>
          </table:table-cell>
          <table:table-cell table:number-columns-repeated="1014"/>
        </table:table-row>
        <table:table-row table:style-name="ro4">
          <table:table-cell/>
          <table:covered-table-cell table:style-name="ce95"/>
          <table:table-cell table:style-name="ce95" office:value-type="string" calcext:value-type="string">
            <text:p>OTQ04</text:p>
          </table:table-cell>
          <table:table-cell table:style-name="ce111" office:value-type="float" office:value="1715180954" calcext:value-type="float">
            <text:p>1715180954</text:p>
          </table:table-cell>
          <table:table-cell table:style-name="ce127" office:value-type="string" calcext:value-type="string">
            <text:p>ZAMBRANO PESANTEZ CHRISTIAN ANTONIO</text:p>
          </table:table-cell>
          <table:table-cell table:style-name="ce211" office:value-type="string" calcext:value-type="string">
            <text:p>DDAT04</text:p>
          </table:table-cell>
          <table:table-cell table:style-name="ce304" office:value-type="string" calcext:value-type="string">
            <text:p>DIRECCIÓN DISTRITAL</text:p>
          </table:table-cell>
          <table:table-cell table:style-name="ce304" office:value-type="string" calcext:value-type="string">
            <text:p>DDAT04</text:p>
          </table:table-cell>
          <table:table-cell table:style-name="ce85" office:value-type="string" calcext:value-type="string">
            <text:p>RESPONSABLE DISTRITAL</text:p>
          </table:table-cell>
          <table:table-cell table:style-name="ce90" table:formula="of:=CONCATENATE(&quot;UPDATE g_estructura.funcionarios SET id_area = '&quot;;[.F49];&quot;' WHERE  identificador = '&quot;;[.D49];&quot;';&quot;)" office:value-type="string" office:string-value="UPDATE g_estructura.funcionarios SET id_area = 'DDAT04' WHERE  identificador = '1715180954';" calcext:value-type="string">
            <text:p>UPDATE g_estructura.funcionarios SET id_area = 'DDAT04' WHERE <text:s/>identificador = '1715180954';</text:p>
          </table:table-cell>
          <table:table-cell table:style-name="ce90" table:formula="of:=CONCATENATE(&quot;INSERT INTO g_estructura.responsables(id_area, identificador, prioridad, responsable, activo, estado) values ('&quot;;[.H49];&quot;','&quot;;[.D49];&quot;',1,true,1,1);&quot;)" office:value-type="string" office:string-value="INSERT INTO g_estructura.responsables(id_area, identificador, prioridad, responsable, activo, estado) values ('DDAT04','1715180954',1,true,1,1);" calcext:value-type="string">
            <text:p>INSERT INTO g_estructura.responsables(id_area, identificador, prioridad, responsable, activo, estado) values ('DDAT04','1715180954',1,true,1,1);</text:p>
          </table:table-cell>
          <table:table-cell table:number-columns-repeated="1013"/>
        </table:table-row>
        <table:table-row table:style-name="ro4">
          <table:table-cell/>
          <table:covered-table-cell table:style-name="ce95"/>
          <table:table-cell table:style-name="ce95" office:value-type="string" calcext:value-type="string">
            <text:p>OTQ04</text:p>
          </table:table-cell>
          <table:table-cell table:style-name="ce111" office:value-type="float" office:value="1101971776" calcext:value-type="float">
            <text:p>1101971776</text:p>
          </table:table-cell>
          <table:table-cell table:style-name="ce125" office:value-type="string" calcext:value-type="string">
            <text:p>ZARUMA TORRES JUANA MARIELA</text:p>
          </table:table-cell>
          <table:table-cell table:style-name="ce212" office:value-type="string" calcext:value-type="string">
            <text:p>UDATAFQ04</text:p>
          </table:table-cell>
          <table:table-cell table:style-name="ce304" office:value-type="string" calcext:value-type="string">
            <text:p>UNIDAD ADMINISTRATIVA FINANCIERA</text:p>
          </table:table-cell>
          <table:table-cell table:style-name="ce304"/>
          <table:table-cell/>
          <table:table-cell table:style-name="ce90" table:formula="of:=CONCATENATE(&quot;UPDATE g_estructura.funcionarios SET id_area = '&quot;;[.F50];&quot;' WHERE  identificador = '&quot;;[.D50];&quot;';&quot;)" office:value-type="string" office:string-value="UPDATE g_estructura.funcionarios SET id_area = 'UDATAFQ04' WHERE  identificador = '1101971776';" calcext:value-type="string">
            <text:p>UPDATE g_estructura.funcionarios SET id_area = 'UDATAFQ04' WHERE <text:s/>identificador = '1101971776';</text:p>
          </table:table-cell>
          <table:table-cell table:number-columns-repeated="1014"/>
        </table:table-row>
        <table:table-row table:style-name="ro4">
          <table:table-cell/>
          <table:table-cell table:style-name="ce96" office:value-type="string" calcext:value-type="string" table:number-columns-spanned="1" table:number-rows-spanned="3">
            <text:p>Oficina Cayambe</text:p>
          </table:table-cell>
          <table:table-cell table:style-name="ce102" office:value-type="string" calcext:value-type="string">
            <text:p>OTC04</text:p>
          </table:table-cell>
          <table:table-cell table:style-name="ce112" office:value-type="float" office:value="1710892397" calcext:value-type="float">
            <text:p>1710892397</text:p>
          </table:table-cell>
          <table:table-cell table:style-name="ce125" office:value-type="string" calcext:value-type="string">
            <text:p>ÑACATO BAUTISTA OSCAR ALFREDO</text:p>
          </table:table-cell>
          <table:table-cell table:style-name="ce213" office:value-type="string" calcext:value-type="string">
            <text:p>UDATAFC04</text:p>
          </table:table-cell>
          <table:table-cell table:style-name="ce304" office:value-type="string" calcext:value-type="string">
            <text:p>UNIDAD ADMINISTRATIVA FINANCIERA</text:p>
          </table:table-cell>
          <table:table-cell table:style-name="ce304"/>
          <table:table-cell/>
          <table:table-cell table:style-name="ce90" table:formula="of:=CONCATENATE(&quot;UPDATE g_estructura.funcionarios SET id_area = '&quot;;[.F51];&quot;' WHERE  identificador = '&quot;;[.D51];&quot;';&quot;)" office:value-type="string" office:string-value="UPDATE g_estructura.funcionarios SET id_area = 'UDATAFC04' WHERE  identificador = '1710892397';" calcext:value-type="string">
            <text:p>UPDATE g_estructura.funcionarios SET id_area = 'UDATAFC04' WHERE <text:s/>identificador = '1710892397';</text:p>
          </table:table-cell>
          <table:table-cell table:number-columns-repeated="1014"/>
        </table:table-row>
        <table:table-row table:style-name="ro4">
          <table:table-cell/>
          <table:covered-table-cell table:style-name="ce96"/>
          <table:table-cell table:style-name="ce102" office:value-type="string" calcext:value-type="string">
            <text:p>OTC04</text:p>
          </table:table-cell>
          <table:table-cell table:style-name="ce112" office:value-type="float" office:value="1718530908" calcext:value-type="float">
            <text:p>1718530908</text:p>
          </table:table-cell>
          <table:table-cell table:style-name="ce125" office:value-type="string" calcext:value-type="string">
            <text:p>DIAZ VARGAS PAUL DARIO</text:p>
          </table:table-cell>
          <table:table-cell table:style-name="ce214" office:value-type="string" calcext:value-type="string">
            <text:p>UDATSAC04</text:p>
          </table:table-cell>
          <table:table-cell table:style-name="ce304" office:value-type="string" calcext:value-type="string">
            <text:p>UNIDAD DE SANIDAD ANIMAL</text:p>
          </table:table-cell>
          <table:table-cell table:style-name="ce304"/>
          <table:table-cell/>
          <table:table-cell table:style-name="ce90" table:formula="of:=CONCATENATE(&quot;UPDATE g_estructura.funcionarios SET id_area = '&quot;;[.F52];&quot;' WHERE  identificador = '&quot;;[.D52];&quot;';&quot;)" office:value-type="string" office:string-value="UPDATE g_estructura.funcionarios SET id_area = 'UDATSAC04' WHERE  identificador = '1718530908';" calcext:value-type="string">
            <text:p>UPDATE g_estructura.funcionarios SET id_area = 'UDATSAC04' WHERE <text:s/>identificador = '1718530908';</text:p>
          </table:table-cell>
          <table:table-cell table:number-columns-repeated="1014"/>
        </table:table-row>
        <table:table-row table:style-name="ro4">
          <table:table-cell/>
          <table:covered-table-cell table:style-name="ce96"/>
          <table:table-cell table:style-name="ce102" office:value-type="string" calcext:value-type="string">
            <text:p>OTC04</text:p>
          </table:table-cell>
          <table:table-cell table:style-name="ce112" office:value-type="float" office:value="1716223415" calcext:value-type="float">
            <text:p>1716223415</text:p>
          </table:table-cell>
          <table:table-cell table:style-name="ce127" office:value-type="string" calcext:value-type="string">
            <text:p>FARINANGO CHAVEZ ISAAC MESIAS</text:p>
          </table:table-cell>
          <table:table-cell table:style-name="ce215" office:value-type="string" calcext:value-type="string">
            <text:p>UDATSAC04</text:p>
          </table:table-cell>
          <table:table-cell table:style-name="ce304" office:value-type="string" calcext:value-type="string">
            <text:p>UNIDAD DE SANIDAD ANIMAL</text:p>
          </table:table-cell>
          <table:table-cell table:style-name="ce313" office:value-type="string" calcext:value-type="string">
            <text:p>OTC04</text:p>
          </table:table-cell>
          <table:table-cell table:style-name="ce85" office:value-type="string" calcext:value-type="string">
            <text:p>Responsable de Oficina</text:p>
          </table:table-cell>
          <table:table-cell table:style-name="ce90" table:formula="of:=CONCATENATE(&quot;UPDATE g_estructura.funcionarios SET id_area = '&quot;;[.F53];&quot;' WHERE  identificador = '&quot;;[.D53];&quot;';&quot;)" office:value-type="string" office:string-value="UPDATE g_estructura.funcionarios SET id_area = 'UDATSAC04' WHERE  identificador = '1716223415';" calcext:value-type="string">
            <text:p>UPDATE g_estructura.funcionarios SET id_area = 'UDATSAC04' WHERE <text:s/>identificador = '1716223415';</text:p>
          </table:table-cell>
          <table:table-cell table:style-name="ce90" table:formula="of:=CONCATENATE(&quot;INSERT INTO g_estructura.responsables(id_area, identificador, prioridad, responsable, activo, estado) values ('&quot;;[.H53];&quot;','&quot;;[.D53];&quot;',1,true,1,1);&quot;)" office:value-type="string" office:string-value="INSERT INTO g_estructura.responsables(id_area, identificador, prioridad, responsable, activo, estado) values ('OTC04','1716223415',1,true,1,1);" calcext:value-type="string">
            <text:p>INSERT INTO g_estructura.responsables(id_area, identificador, prioridad, responsable, activo, estado) values ('OTC04','1716223415',1,true,1,1);</text:p>
          </table:table-cell>
          <table:table-cell table:number-columns-repeated="1013"/>
        </table:table-row>
        <table:table-row table:style-name="ro4">
          <table:table-cell/>
          <table:table-cell table:style-name="ce96" office:value-type="string" calcext:value-type="string" table:number-columns-spanned="1" table:number-rows-spanned="5">
            <text:p>Oficina Machachi</text:p>
          </table:table-cell>
          <table:table-cell table:style-name="ce103" office:value-type="string" calcext:value-type="string">
            <text:p>OTM04</text:p>
          </table:table-cell>
          <table:table-cell table:style-name="ce112" office:value-type="float" office:value="1720791530" calcext:value-type="float">
            <text:p>1720791530</text:p>
          </table:table-cell>
          <table:table-cell table:style-name="ce125" office:value-type="string" calcext:value-type="string">
            <text:p>RUIZ TOAPANTA WILSON RAUL</text:p>
          </table:table-cell>
          <table:table-cell table:style-name="ce216" office:value-type="string" calcext:value-type="string">
            <text:p>UDATSVM04</text:p>
          </table:table-cell>
          <table:table-cell table:style-name="ce304" office:value-type="string" calcext:value-type="string">
            <text:p>UNIDAD DE 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54];&quot;' WHERE  identificador = '&quot;;[.D54];&quot;';&quot;)" office:value-type="string" office:string-value="UPDATE g_estructura.funcionarios SET id_area = 'UDATSVM04' WHERE  identificador = '1720791530';" calcext:value-type="string">
            <text:p>UPDATE g_estructura.funcionarios SET id_area = 'UDATSVM04' WHERE <text:s/>identificador = '1720791530';</text:p>
          </table:table-cell>
          <table:table-cell table:number-columns-repeated="1014"/>
        </table:table-row>
        <table:table-row table:style-name="ro4">
          <table:table-cell/>
          <table:covered-table-cell table:style-name="ce96"/>
          <table:table-cell table:style-name="ce103" office:value-type="string" calcext:value-type="string">
            <text:p>OTM04</text:p>
          </table:table-cell>
          <table:table-cell table:style-name="ce111" office:value-type="float" office:value="1716553712" calcext:value-type="float">
            <text:p>1716553712</text:p>
          </table:table-cell>
          <table:table-cell table:style-name="ce127" office:value-type="string" calcext:value-type="string">
            <text:p>MANCHENO RODRIGUEZ MARLON SANTIAGO</text:p>
          </table:table-cell>
          <table:table-cell table:style-name="ce217" office:value-type="string" calcext:value-type="string">
            <text:p>UDATSAM04</text:p>
          </table:table-cell>
          <table:table-cell table:style-name="ce305" office:value-type="string" calcext:value-type="string">
            <text:p>UNIDAD DE SANIDAD ANIMAL</text:p>
          </table:table-cell>
          <table:table-cell table:style-name="ce313" office:value-type="string" calcext:value-type="string">
            <text:p>OTM04</text:p>
          </table:table-cell>
          <table:table-cell table:style-name="ce85" office:value-type="string" calcext:value-type="string">
            <text:p>Responsable de Oficina</text:p>
          </table:table-cell>
          <table:table-cell table:style-name="ce90" table:formula="of:=CONCATENATE(&quot;UPDATE g_estructura.funcionarios SET id_area = '&quot;;[.F55];&quot;' WHERE  identificador = '&quot;;[.D55];&quot;';&quot;)" office:value-type="string" office:string-value="UPDATE g_estructura.funcionarios SET id_area = 'UDATSAM04' WHERE  identificador = '1716553712';" calcext:value-type="string">
            <text:p>UPDATE g_estructura.funcionarios SET id_area = 'UDATSAM04' WHERE <text:s/>identificador = '1716553712';</text:p>
          </table:table-cell>
          <table:table-cell table:style-name="ce90" table:formula="of:=CONCATENATE(&quot;INSERT INTO g_estructura.responsables(id_area, identificador, prioridad, responsable, activo, estado) values ('&quot;;[.H55];&quot;','&quot;;[.D55];&quot;',1,true,1,1);&quot;)" office:value-type="string" office:string-value="INSERT INTO g_estructura.responsables(id_area, identificador, prioridad, responsable, activo, estado) values ('OTM04','1716553712',1,true,1,1);" calcext:value-type="string">
            <text:p>INSERT INTO g_estructura.responsables(id_area, identificador, prioridad, responsable, activo, estado) values ('OTM04','1716553712',1,true,1,1);</text:p>
          </table:table-cell>
          <table:table-cell table:number-columns-repeated="1013"/>
        </table:table-row>
        <table:table-row table:style-name="ro4">
          <table:table-cell/>
          <table:covered-table-cell table:style-name="ce96"/>
          <table:table-cell table:style-name="ce103" office:value-type="string" calcext:value-type="string">
            <text:p>OTM04</text:p>
          </table:table-cell>
          <table:table-cell table:style-name="ce112" office:value-type="string" calcext:value-type="string">
            <text:p>0502310469</text:p>
          </table:table-cell>
          <table:table-cell table:style-name="ce125" office:value-type="string" calcext:value-type="string">
            <text:p>ESPINOSA BRAVO MARCIA DEL PILAR</text:p>
          </table:table-cell>
          <table:table-cell table:style-name="ce218" office:value-type="string" calcext:value-type="string">
            <text:p>UDATSAM04</text:p>
          </table:table-cell>
          <table:table-cell table:style-name="ce304" office:value-type="string" calcext:value-type="string">
            <text:p>UNIDAD DE SANIDAD ANIMAL</text:p>
          </table:table-cell>
          <table:table-cell table:style-name="ce304"/>
          <table:table-cell/>
          <table:table-cell table:style-name="ce90" table:formula="of:=CONCATENATE(&quot;UPDATE g_estructura.funcionarios SET id_area = '&quot;;[.F56];&quot;' WHERE  identificador = '&quot;;[.D56];&quot;';&quot;)" office:value-type="string" office:string-value="UPDATE g_estructura.funcionarios SET id_area = 'UDATSAM04' WHERE  identificador = '0502310469';" calcext:value-type="string">
            <text:p>UPDATE g_estructura.funcionarios SET id_area = 'UDATSAM04' WHERE <text:s/>identificador = '0502310469';</text:p>
          </table:table-cell>
          <table:table-cell table:number-columns-repeated="1014"/>
        </table:table-row>
        <table:table-row table:style-name="ro4">
          <table:table-cell/>
          <table:covered-table-cell table:style-name="ce96"/>
          <table:table-cell table:style-name="ce103" office:value-type="string" calcext:value-type="string">
            <text:p>OTM04</text:p>
          </table:table-cell>
          <table:table-cell table:style-name="ce112" office:value-type="float" office:value="1715594303" calcext:value-type="float">
            <text:p>1715594303</text:p>
          </table:table-cell>
          <table:table-cell table:style-name="ce125" office:value-type="string" calcext:value-type="string">
            <text:p>MALDONADO QUITO CARLOS ALBERTO</text:p>
          </table:table-cell>
          <table:table-cell table:style-name="ce219" office:value-type="string" calcext:value-type="string">
            <text:p>UDATSAM04</text:p>
          </table:table-cell>
          <table:table-cell table:style-name="ce304" office:value-type="string" calcext:value-type="string">
            <text:p>UNIDAD DE SANIDAD ANIMAL</text:p>
          </table:table-cell>
          <table:table-cell table:style-name="ce304"/>
          <table:table-cell/>
          <table:table-cell table:style-name="ce90" table:formula="of:=CONCATENATE(&quot;UPDATE g_estructura.funcionarios SET id_area = '&quot;;[.F57];&quot;' WHERE  identificador = '&quot;;[.D57];&quot;';&quot;)" office:value-type="string" office:string-value="UPDATE g_estructura.funcionarios SET id_area = 'UDATSAM04' WHERE  identificador = '1715594303';" calcext:value-type="string">
            <text:p>UPDATE g_estructura.funcionarios SET id_area = 'UDATSAM04' WHERE <text:s/>identificador = '1715594303';</text:p>
          </table:table-cell>
          <table:table-cell table:number-columns-repeated="1014"/>
        </table:table-row>
        <table:table-row table:style-name="ro4">
          <table:table-cell/>
          <table:covered-table-cell table:style-name="ce96"/>
          <table:table-cell table:style-name="ce103" office:value-type="string" calcext:value-type="string">
            <text:p>OTM04</text:p>
          </table:table-cell>
          <table:table-cell table:style-name="ce112" office:value-type="float" office:value="1720173655" calcext:value-type="float">
            <text:p>1720173655</text:p>
          </table:table-cell>
          <table:table-cell table:style-name="ce125" office:value-type="string" calcext:value-type="string">
            <text:p>CAJAMARCA ZURITA MARCO ANTONIO</text:p>
          </table:table-cell>
          <table:table-cell table:style-name="ce220" office:value-type="string" calcext:value-type="string">
            <text:p>UDATSAM04</text:p>
          </table:table-cell>
          <table:table-cell table:style-name="ce304" office:value-type="string" calcext:value-type="string">
            <text:p>UNIDAD DE SANIDAD ANIMAL</text:p>
          </table:table-cell>
          <table:table-cell table:style-name="ce304"/>
          <table:table-cell/>
          <table:table-cell table:style-name="ce90" table:formula="of:=CONCATENATE(&quot;UPDATE g_estructura.funcionarios SET id_area = '&quot;;[.F58];&quot;' WHERE  identificador = '&quot;;[.D58];&quot;';&quot;)" office:value-type="string" office:string-value="UPDATE g_estructura.funcionarios SET id_area = 'UDATSAM04' WHERE  identificador = '1720173655';" calcext:value-type="string">
            <text:p>UPDATE g_estructura.funcionarios SET id_area = 'UDATSAM04' WHERE <text:s/>identificador = '1720173655';</text:p>
          </table:table-cell>
          <table:table-cell table:number-columns-repeated="1014"/>
        </table:table-row>
        <table:table-row table:style-name="ro4">
          <table:table-cell/>
          <table:table-cell table:style-name="ce97" office:value-type="string" calcext:value-type="string" table:number-columns-spanned="1" table:number-rows-spanned="5">
            <text:p>Oficina Sangolquí</text:p>
          </table:table-cell>
          <table:table-cell table:style-name="ce102" office:value-type="string" calcext:value-type="string">
            <text:p>OTS04</text:p>
          </table:table-cell>
          <table:table-cell table:style-name="ce113" office:value-type="float" office:value="1711974020" calcext:value-type="float">
            <text:p>1711974020</text:p>
          </table:table-cell>
          <table:table-cell table:style-name="ce126" office:value-type="string" calcext:value-type="string">
            <text:p>VILLENA TACO CRISTIAN OSWALDO</text:p>
          </table:table-cell>
          <table:table-cell table:style-name="ce221" office:value-type="string" calcext:value-type="string">
            <text:p>UDATSAS04</text:p>
          </table:table-cell>
          <table:table-cell table:style-name="ce306" office:value-type="string" calcext:value-type="string">
            <text:p>UNIDAD DE SANIDAD ANIMAL</text:p>
          </table:table-cell>
          <table:table-cell table:style-name="ce313" office:value-type="string" calcext:value-type="string">
            <text:p>OTS04</text:p>
          </table:table-cell>
          <table:table-cell table:style-name="ce85" office:value-type="string" calcext:value-type="string">
            <text:p>Responsable de Oficina</text:p>
          </table:table-cell>
          <table:table-cell table:style-name="ce90" table:formula="of:=CONCATENATE(&quot;UPDATE g_estructura.funcionarios SET id_area = '&quot;;[.F59];&quot;' WHERE  identificador = '&quot;;[.D59];&quot;';&quot;)" office:value-type="string" office:string-value="UPDATE g_estructura.funcionarios SET id_area = 'UDATSAS04' WHERE  identificador = '1711974020';" calcext:value-type="string">
            <text:p>UPDATE g_estructura.funcionarios SET id_area = 'UDATSAS04' WHERE <text:s/>identificador = '1711974020';</text:p>
          </table:table-cell>
          <table:table-cell table:style-name="ce90" table:formula="of:=CONCATENATE(&quot;INSERT INTO g_estructura.responsables(id_area, identificador, prioridad, responsable, activo, estado) values ('&quot;;[.H59];&quot;','&quot;;[.D59];&quot;',1,true,1,1);&quot;)" office:value-type="string" office:string-value="INSERT INTO g_estructura.responsables(id_area, identificador, prioridad, responsable, activo, estado) values ('OTS04','1711974020',1,true,1,1);" calcext:value-type="string">
            <text:p>INSERT INTO g_estructura.responsables(id_area, identificador, prioridad, responsable, activo, estado) values ('OTS04','1711974020',1,true,1,1);</text:p>
          </table:table-cell>
          <table:table-cell table:number-columns-repeated="1013"/>
        </table:table-row>
        <table:table-row table:style-name="ro4">
          <table:table-cell/>
          <table:covered-table-cell table:style-name="ce97"/>
          <table:table-cell table:style-name="ce102" office:value-type="string" calcext:value-type="string">
            <text:p>OTS04</text:p>
          </table:table-cell>
          <table:table-cell table:style-name="ce111" office:value-type="float" office:value="1706586482" calcext:value-type="float">
            <text:p>1706586482</text:p>
          </table:table-cell>
          <table:table-cell table:style-name="ce127" office:value-type="string" calcext:value-type="string">
            <text:p>CARRION MALDONADO DIEGO HERNANDO</text:p>
          </table:table-cell>
          <table:table-cell table:style-name="ce222" office:value-type="string" calcext:value-type="string">
            <text:p>UDATSVS04</text:p>
          </table:table-cell>
          <table:table-cell table:style-name="ce305" office:value-type="string" calcext:value-type="string">
            <text:p>UNIDAD DE SANIDAD VEGETAL</text:p>
          </table:table-cell>
          <table:table-cell table:number-columns-repeated="2"/>
          <table:table-cell table:style-name="ce90" table:formula="of:=CONCATENATE(&quot;UPDATE g_estructura.funcionarios SET id_area = '&quot;;[.F60];&quot;' WHERE  identificador = '&quot;;[.D60];&quot;';&quot;)" office:value-type="string" office:string-value="UPDATE g_estructura.funcionarios SET id_area = 'UDATSVS04' WHERE  identificador = '1706586482';" calcext:value-type="string">
            <text:p>UPDATE g_estructura.funcionarios SET id_area = 'UDATSVS04' WHERE <text:s/>identificador = '1706586482';</text:p>
          </table:table-cell>
          <table:table-cell table:style-name="ce90"/>
          <table:table-cell table:number-columns-repeated="1013"/>
        </table:table-row>
        <table:table-row table:style-name="ro4">
          <table:table-cell/>
          <table:covered-table-cell table:style-name="ce97"/>
          <table:table-cell table:style-name="ce102" office:value-type="string" calcext:value-type="string">
            <text:p>OTS04</text:p>
          </table:table-cell>
          <table:table-cell table:style-name="ce112" office:value-type="float" office:value="1714892344" calcext:value-type="float">
            <text:p>1714892344</text:p>
          </table:table-cell>
          <table:table-cell table:style-name="ce125" office:value-type="string" calcext:value-type="string">
            <text:p>ALMEIDA VILATUÑA RENE STALIN</text:p>
          </table:table-cell>
          <table:table-cell table:style-name="ce223" office:value-type="string" calcext:value-type="string">
            <text:p>UDATSAS04</text:p>
          </table:table-cell>
          <table:table-cell table:style-name="ce304" office:value-type="string" calcext:value-type="string">
            <text:p>UNIDAD DE SANIDAD ANIMAL</text:p>
          </table:table-cell>
          <table:table-cell table:style-name="ce304"/>
          <table:table-cell table:style-name="ce318"/>
          <table:table-cell table:style-name="ce90" table:formula="of:=CONCATENATE(&quot;UPDATE g_estructura.funcionarios SET id_area = '&quot;;[.F61];&quot;' WHERE  identificador = '&quot;;[.D61];&quot;';&quot;)" office:value-type="string" office:string-value="UPDATE g_estructura.funcionarios SET id_area = 'UDATSAS04' WHERE  identificador = '1714892344';" calcext:value-type="string">
            <text:p>UPDATE g_estructura.funcionarios SET id_area = 'UDATSAS04' WHERE <text:s/>identificador = '1714892344';</text:p>
          </table:table-cell>
          <table:table-cell table:number-columns-repeated="1014"/>
        </table:table-row>
        <table:table-row table:style-name="ro4">
          <table:table-cell/>
          <table:covered-table-cell table:style-name="ce97"/>
          <table:table-cell table:style-name="ce102" office:value-type="string" calcext:value-type="string">
            <text:p>OTS04</text:p>
          </table:table-cell>
          <table:table-cell table:style-name="ce112" office:value-type="string" calcext:value-type="string">
            <text:p>0503437121</text:p>
          </table:table-cell>
          <table:table-cell table:style-name="ce125" office:value-type="string" calcext:value-type="string">
            <text:p>GUAIGUA MALDONADO ANA GABRIELA</text:p>
          </table:table-cell>
          <table:table-cell table:style-name="ce224" office:value-type="string" calcext:value-type="string">
            <text:p>UDATSAS04</text:p>
          </table:table-cell>
          <table:table-cell table:style-name="ce304" office:value-type="string" calcext:value-type="string">
            <text:p>UNIDAD DE SANIDAD ANIMAL</text:p>
          </table:table-cell>
          <table:table-cell table:style-name="ce304"/>
          <table:table-cell/>
          <table:table-cell table:style-name="ce90" table:formula="of:=CONCATENATE(&quot;UPDATE g_estructura.funcionarios SET id_area = '&quot;;[.F62];&quot;' WHERE  identificador = '&quot;;[.D62];&quot;';&quot;)" office:value-type="string" office:string-value="UPDATE g_estructura.funcionarios SET id_area = 'UDATSAS04' WHERE  identificador = '0503437121';" calcext:value-type="string">
            <text:p>UPDATE g_estructura.funcionarios SET id_area = 'UDATSAS04' WHERE <text:s/>identificador = '0503437121';</text:p>
          </table:table-cell>
          <table:table-cell table:number-columns-repeated="1014"/>
        </table:table-row>
        <table:table-row table:style-name="ro4">
          <table:table-cell/>
          <table:covered-table-cell table:style-name="ce97"/>
          <table:table-cell table:style-name="ce102" office:value-type="string" calcext:value-type="string">
            <text:p>OTS04</text:p>
          </table:table-cell>
          <table:table-cell table:style-name="ce112" office:value-type="float" office:value="1003143656" calcext:value-type="float">
            <text:p>1003143656</text:p>
          </table:table-cell>
          <table:table-cell table:style-name="ce125" office:value-type="string" calcext:value-type="string">
            <text:p>MIER JIMENEZ JOHANNA PATRICIA</text:p>
          </table:table-cell>
          <table:table-cell table:style-name="ce225" office:value-type="string" calcext:value-type="string">
            <text:p>UDATSAS04</text:p>
          </table:table-cell>
          <table:table-cell table:style-name="ce304" office:value-type="string" calcext:value-type="string">
            <text:p>UNIDAD DE SANIDAD ANIMAL</text:p>
          </table:table-cell>
          <table:table-cell table:style-name="ce304"/>
          <table:table-cell/>
          <table:table-cell table:style-name="ce90" table:formula="of:=CONCATENATE(&quot;UPDATE g_estructura.funcionarios SET id_area = '&quot;;[.F63];&quot;' WHERE  identificador = '&quot;;[.D63];&quot;';&quot;)" office:value-type="string" office:string-value="UPDATE g_estructura.funcionarios SET id_area = 'UDATSAS04' WHERE  identificador = '1003143656';" calcext:value-type="string">
            <text:p>UPDATE g_estructura.funcionarios SET id_area = 'UDATSAS04' WHERE <text:s/>identificador = '1003143656';</text:p>
          </table:table-cell>
          <table:table-cell table:number-columns-repeated="1014"/>
        </table:table-row>
        <table:table-row table:style-name="ro4">
          <table:table-cell/>
          <table:table-cell table:style-name="ce96" office:value-type="string" calcext:value-type="string" table:number-columns-spanned="1" table:number-rows-spanned="6">
            <text:p>Oficina Pedro Vicente Maldonado</text:p>
          </table:table-cell>
          <table:table-cell table:style-name="ce104" office:value-type="string" calcext:value-type="string">
            <text:p>OTPVM04</text:p>
          </table:table-cell>
          <table:table-cell table:style-name="ce112" office:value-type="float" office:value="1716958028" calcext:value-type="float">
            <text:p>1716958028</text:p>
          </table:table-cell>
          <table:table-cell table:style-name="ce128" office:value-type="string" calcext:value-type="string">
            <text:p>TINILLO TELLO DAVID PATRICIO</text:p>
          </table:table-cell>
          <table:table-cell table:style-name="ce226" office:value-type="string" calcext:value-type="string">
            <text:p>UDATSAPVM</text:p>
          </table:table-cell>
          <table:table-cell table:style-name="ce304" office:value-type="string" calcext:value-type="string">
            <text:p>UNIDAD DE SANIDAD ANIMAL</text:p>
          </table:table-cell>
          <table:table-cell table:style-name="ce304"/>
          <table:table-cell/>
          <table:table-cell table:style-name="ce90" table:formula="of:=CONCATENATE(&quot;UPDATE g_estructura.funcionarios SET id_area = '&quot;;[.F64];&quot;' WHERE  identificador = '&quot;;[.D64];&quot;';&quot;)" office:value-type="string" office:string-value="UPDATE g_estructura.funcionarios SET id_area = 'UDATSAPVM' WHERE  identificador = '1716958028';" calcext:value-type="string">
            <text:p>UPDATE g_estructura.funcionarios SET id_area = 'UDATSAPVM' WHERE <text:s/>identificador = '1716958028';</text:p>
          </table:table-cell>
          <table:table-cell table:number-columns-repeated="1014"/>
        </table:table-row>
        <table:table-row table:style-name="ro4">
          <table:table-cell/>
          <table:covered-table-cell table:style-name="ce96"/>
          <table:table-cell table:style-name="ce104" office:value-type="string" calcext:value-type="string">
            <text:p>OTPVM04</text:p>
          </table:table-cell>
          <table:table-cell table:style-name="ce112" office:value-type="float" office:value="1723455802" calcext:value-type="float">
            <text:p>1723455802</text:p>
          </table:table-cell>
          <table:table-cell table:style-name="ce125" office:value-type="string" calcext:value-type="string">
            <text:p>LLIGUISUPA LANDIN VICTOR MIGUEL</text:p>
          </table:table-cell>
          <table:table-cell table:style-name="ce227" office:value-type="string" calcext:value-type="string">
            <text:p>UDATSAPVM</text:p>
          </table:table-cell>
          <table:table-cell table:style-name="ce304" office:value-type="string" calcext:value-type="string">
            <text:p>UNIDAD DE SANIDAD ANIMAL</text:p>
          </table:table-cell>
          <table:table-cell table:style-name="ce304"/>
          <table:table-cell/>
          <table:table-cell table:style-name="ce90" table:formula="of:=CONCATENATE(&quot;UPDATE g_estructura.funcionarios SET id_area = '&quot;;[.F65];&quot;' WHERE  identificador = '&quot;;[.D65];&quot;';&quot;)" office:value-type="string" office:string-value="UPDATE g_estructura.funcionarios SET id_area = 'UDATSAPVM' WHERE  identificador = '1723455802';" calcext:value-type="string">
            <text:p>UPDATE g_estructura.funcionarios SET id_area = 'UDATSAPVM' WHERE <text:s/>identificador = '1723455802';</text:p>
          </table:table-cell>
          <table:table-cell table:number-columns-repeated="1014"/>
        </table:table-row>
        <table:table-row table:style-name="ro4">
          <table:table-cell/>
          <table:covered-table-cell table:style-name="ce96"/>
          <table:table-cell table:style-name="ce104" office:value-type="string" calcext:value-type="string">
            <text:p>OTPVM04</text:p>
          </table:table-cell>
          <table:table-cell table:style-name="ce114" office:value-type="string" calcext:value-type="string">
            <text:p>0400953402</text:p>
          </table:table-cell>
          <table:table-cell table:style-name="ce127" office:value-type="string" calcext:value-type="string">
            <text:p>CANO VELA GERMAN EDUARDO</text:p>
          </table:table-cell>
          <table:table-cell table:style-name="ce228" office:value-type="string" calcext:value-type="string">
            <text:p>UDATSAPVM</text:p>
          </table:table-cell>
          <table:table-cell table:style-name="ce307" office:value-type="string" calcext:value-type="string">
            <text:p>UNIDAD DE SANIDAD ANIMAL</text:p>
          </table:table-cell>
          <table:table-cell table:style-name="ce307" office:value-type="string" calcext:value-type="string">
            <text:p>OTPVM04</text:p>
          </table:table-cell>
          <table:table-cell table:style-name="ce85" office:value-type="string" calcext:value-type="string">
            <text:p>Responsable de Oficina</text:p>
          </table:table-cell>
          <table:table-cell table:style-name="ce90" table:formula="of:=CONCATENATE(&quot;UPDATE g_estructura.funcionarios SET id_area = '&quot;;[.F66];&quot;' WHERE  identificador = '&quot;;[.D66];&quot;';&quot;)" office:value-type="string" office:string-value="UPDATE g_estructura.funcionarios SET id_area = 'UDATSAPVM' WHERE  identificador = '0400953402';" calcext:value-type="string">
            <text:p>UPDATE g_estructura.funcionarios SET id_area = 'UDATSAPVM' WHERE <text:s/>identificador = '0400953402';</text:p>
          </table:table-cell>
          <table:table-cell table:style-name="ce90" table:formula="of:=CONCATENATE(&quot;INSERT INTO g_estructura.responsables(id_area, identificador, prioridad, responsable, activo, estado) values ('&quot;;[.H66];&quot;','&quot;;[.D66];&quot;',1,true,1,1);&quot;)" office:value-type="string" office:string-value="INSERT INTO g_estructura.responsables(id_area, identificador, prioridad, responsable, activo, estado) values ('OTPVM04','0400953402',1,true,1,1);" calcext:value-type="string">
            <text:p>INSERT INTO g_estructura.responsables(id_area, identificador, prioridad, responsable, activo, estado) values ('OTPVM04','0400953402',1,true,1,1);</text:p>
          </table:table-cell>
          <table:table-cell table:number-columns-repeated="1013"/>
        </table:table-row>
        <table:table-row table:style-name="ro4">
          <table:table-cell/>
          <table:covered-table-cell table:style-name="ce96"/>
          <table:table-cell table:style-name="ce104" office:value-type="string" calcext:value-type="string">
            <text:p>OTPVM04</text:p>
          </table:table-cell>
          <table:table-cell table:style-name="ce112" office:value-type="float" office:value="1718785965" calcext:value-type="float">
            <text:p>1718785965</text:p>
          </table:table-cell>
          <table:table-cell table:style-name="ce125" office:value-type="string" calcext:value-type="string">
            <text:p>PONCE CHAVEZ GERARDO AGUSTIN</text:p>
          </table:table-cell>
          <table:table-cell table:style-name="ce229" office:value-type="string" calcext:value-type="string">
            <text:p>UDATSVPVM</text:p>
          </table:table-cell>
          <table:table-cell table:style-name="ce304" office:value-type="string" calcext:value-type="string">
            <text:p>UNIDAD DE 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67];&quot;' WHERE  identificador = '&quot;;[.D67];&quot;';&quot;)" office:value-type="string" office:string-value="UPDATE g_estructura.funcionarios SET id_area = 'UDATSVPVM' WHERE  identificador = '1718785965';" calcext:value-type="string">
            <text:p>UPDATE g_estructura.funcionarios SET id_area = 'UDATSVPVM' WHERE <text:s/>identificador = '1718785965';</text:p>
          </table:table-cell>
          <table:table-cell table:number-columns-repeated="1014"/>
        </table:table-row>
        <table:table-row table:style-name="ro4">
          <table:table-cell/>
          <table:covered-table-cell table:style-name="ce96"/>
          <table:table-cell table:style-name="ce104" office:value-type="string" calcext:value-type="string">
            <text:p>OTPVM04</text:p>
          </table:table-cell>
          <table:table-cell table:style-name="ce112" office:value-type="float" office:value="1803578515" calcext:value-type="float">
            <text:p>1803578515</text:p>
          </table:table-cell>
          <table:table-cell table:style-name="ce125" office:value-type="string" calcext:value-type="string">
            <text:p>YANEZ SILVA JOSE NATHAEL</text:p>
          </table:table-cell>
          <table:table-cell table:style-name="ce230" office:value-type="string" calcext:value-type="string">
            <text:p>UDATSAPVM</text:p>
          </table:table-cell>
          <table:table-cell table:style-name="ce304" office:value-type="string" calcext:value-type="string">
            <text:p>UNIDAD DE SANIDAD ANIMAL</text:p>
          </table:table-cell>
          <table:table-cell table:style-name="ce304"/>
          <table:table-cell/>
          <table:table-cell table:style-name="ce90" table:formula="of:=CONCATENATE(&quot;UPDATE g_estructura.funcionarios SET id_area = '&quot;;[.F68];&quot;' WHERE  identificador = '&quot;;[.D68];&quot;';&quot;)" office:value-type="string" office:string-value="UPDATE g_estructura.funcionarios SET id_area = 'UDATSAPVM' WHERE  identificador = '1803578515';" calcext:value-type="string">
            <text:p>UPDATE g_estructura.funcionarios SET id_area = 'UDATSAPVM' WHERE <text:s/>identificador = '1803578515';</text:p>
          </table:table-cell>
          <table:table-cell table:number-columns-repeated="1014"/>
        </table:table-row>
        <table:table-row table:style-name="ro4">
          <table:table-cell/>
          <table:covered-table-cell table:style-name="ce96"/>
          <table:table-cell table:style-name="ce104" office:value-type="string" calcext:value-type="string">
            <text:p>OTPVM04</text:p>
          </table:table-cell>
          <table:table-cell table:style-name="ce112" office:value-type="float" office:value="1725419285" calcext:value-type="float">
            <text:p>1725419285</text:p>
          </table:table-cell>
          <table:table-cell table:style-name="ce125" office:value-type="string" calcext:value-type="string">
            <text:p>LEIVA OVIEDO CATHERINE LORENA</text:p>
          </table:table-cell>
          <table:table-cell table:style-name="ce231" office:value-type="string" calcext:value-type="string">
            <text:p>UDATAFPVM</text:p>
          </table:table-cell>
          <table:table-cell table:style-name="ce304" office:value-type="string" calcext:value-type="string">
            <text:p>UNIDAD ADMINISTRATIVA FINANCIERA</text:p>
          </table:table-cell>
          <table:table-cell table:style-name="ce304"/>
          <table:table-cell/>
          <table:table-cell table:style-name="ce90" table:formula="of:=CONCATENATE(&quot;UPDATE g_estructura.funcionarios SET id_area = '&quot;;[.F69];&quot;' WHERE  identificador = '&quot;;[.D69];&quot;';&quot;)" office:value-type="string" office:string-value="UPDATE g_estructura.funcionarios SET id_area = 'UDATAFPVM' WHERE  identificador = '1725419285';" calcext:value-type="string">
            <text:p>UPDATE g_estructura.funcionarios SET id_area = 'UDATAFPVM' WHERE <text:s/>identificador = '1725419285';</text:p>
          </table:table-cell>
          <table:table-cell table:number-columns-repeated="1014"/>
        </table:table-row>
        <table:table-row table:style-name="ro12">
          <table:table-cell/>
          <table:table-cell table:style-name="ce96" office:value-type="string" calcext:value-type="string">
            <text:p>Camper Puerto Quito</text:p>
          </table:table-cell>
          <table:table-cell table:style-name="ce96" office:value-type="string" calcext:value-type="string">
            <text:p>CPQ04</text:p>
          </table:table-cell>
          <table:table-cell table:style-name="ce112"/>
          <table:table-cell table:style-name="ce129" office:value-type="string" calcext:value-type="string">
            <text:p>AÚN NO ESTÁ DESIGNADO PERSONAL PARA ESTA OFICINA</text:p>
          </table:table-cell>
          <table:table-cell table:style-name="ce232"/>
          <table:table-cell table:style-name="ce304" table:number-columns-repeated="2"/>
          <table:table-cell/>
          <table:table-cell table:style-name="ce90"/>
          <table:table-cell table:number-columns-repeated="1014"/>
        </table:table-row>
        <table:table-row table:style-name="ro4">
          <table:table-cell/>
          <table:table-cell table:style-name="ce96" office:value-type="string" calcext:value-type="string">
            <text:p>Unidad Móvil Pichincha</text:p>
          </table:table-cell>
          <table:table-cell table:style-name="ce96" office:value-type="string" calcext:value-type="string">
            <text:p>UMP04</text:p>
          </table:table-cell>
          <table:table-cell table:style-name="ce112"/>
          <table:table-cell table:style-name="ce129" office:value-type="string" calcext:value-type="string">
            <text:p>NO EXISTE ESTA OFICINA</text:p>
          </table:table-cell>
          <table:table-cell table:style-name="ce233"/>
          <table:table-cell table:style-name="ce304" table:number-columns-repeated="2"/>
          <table:table-cell/>
          <table:table-cell table:style-name="ce90"/>
          <table:table-cell table:number-columns-repeated="1014"/>
        </table:table-row>
        <table:table-row table:style-name="ro4">
          <table:table-cell/>
          <table:table-cell table:style-name="ce98" office:value-type="string" calcext:value-type="string" table:number-columns-spanned="1" table:number-rows-spanned="25">
            <text:p>Aeropuerto Quito (Tababela)</text:p>
          </table:table-cell>
          <table:table-cell table:style-name="ce105" office:value-type="string" calcext:value-type="string">
            <text:p>AQ04</text:p>
          </table:table-cell>
          <table:table-cell table:style-name="ce112" office:value-type="float" office:value="1713500724" calcext:value-type="float">
            <text:p>1713500724</text:p>
          </table:table-cell>
          <table:table-cell table:style-name="ce130" office:value-type="string" calcext:value-type="string">
            <text:p>ALVAREZ JACOME RUTH JUDITH</text:p>
          </table:table-cell>
          <table:table-cell table:style-name="ce234" office:value-type="string" calcext:value-type="string">
            <text:p>UDATSVAQ4</text:p>
          </table:table-cell>
          <table:table-cell table:style-name="ce304" office:value-type="string" calcext:value-type="string">
            <text:p>UNIDAD DE 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72];&quot;' WHERE  identificador = '&quot;;[.D72];&quot;';&quot;)" office:value-type="string" office:string-value="UPDATE g_estructura.funcionarios SET id_area = 'UDATSVAQ4' WHERE  identificador = '1713500724';" calcext:value-type="string">
            <text:p>UPDATE g_estructura.funcionarios SET id_area = 'UDATSVAQ4' WHERE <text:s/>identificador = '1713500724';</text:p>
          </table:table-cell>
          <table:table-cell table:number-columns-repeated="1014"/>
        </table:table-row>
        <table:table-row table:style-name="ro4">
          <table:table-cell/>
          <table:covered-table-cell table:style-name="ce97"/>
          <table:table-cell table:style-name="ce105" office:value-type="string" calcext:value-type="string">
            <text:p>AQ04</text:p>
          </table:table-cell>
          <table:table-cell table:style-name="ce112" office:value-type="float" office:value="1718377995" calcext:value-type="float">
            <text:p>1718377995</text:p>
          </table:table-cell>
          <table:table-cell table:style-name="ce131" office:value-type="string" calcext:value-type="string">
            <text:p>ALVAREZ LOPEZ RONALD PAUL</text:p>
          </table:table-cell>
          <table:table-cell table:style-name="ce235" office:value-type="string" calcext:value-type="string">
            <text:p>UDATSVAQ4</text:p>
          </table:table-cell>
          <table:table-cell table:style-name="ce304" office:value-type="string" calcext:value-type="string">
            <text:p>UNIDAD DE 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73];&quot;' WHERE  identificador = '&quot;;[.D73];&quot;';&quot;)" office:value-type="string" office:string-value="UPDATE g_estructura.funcionarios SET id_area = 'UDATSVAQ4' WHERE  identificador = '1718377995';" calcext:value-type="string">
            <text:p>UPDATE g_estructura.funcionarios SET id_area = 'UDATSVAQ4' WHERE <text:s/>identificador = '1718377995';</text:p>
          </table:table-cell>
          <table:table-cell table:number-columns-repeated="1014"/>
        </table:table-row>
        <table:table-row table:style-name="ro4">
          <table:table-cell/>
          <table:covered-table-cell table:style-name="ce97"/>
          <table:table-cell table:style-name="ce105" office:value-type="string" calcext:value-type="string">
            <text:p>AQ04</text:p>
          </table:table-cell>
          <table:table-cell table:style-name="ce112" office:value-type="string" calcext:value-type="string">
            <text:p>0601293616</text:p>
          </table:table-cell>
          <table:table-cell table:style-name="ce132" office:value-type="string" calcext:value-type="string">
            <text:p>BASTIDAS SAMANIEGO CARLOS HIPOLITO</text:p>
          </table:table-cell>
          <table:table-cell table:style-name="ce236" office:value-type="string" calcext:value-type="string">
            <text:p>UDATSVAQ4</text:p>
          </table:table-cell>
          <table:table-cell table:style-name="ce304" office:value-type="string" calcext:value-type="string">
            <text:p>UNIDAD DE 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74];&quot;' WHERE  identificador = '&quot;;[.D74];&quot;';&quot;)" office:value-type="string" office:string-value="UPDATE g_estructura.funcionarios SET id_area = 'UDATSVAQ4' WHERE  identificador = '0601293616';" calcext:value-type="string">
            <text:p>UPDATE g_estructura.funcionarios SET id_area = 'UDATSVAQ4' WHERE <text:s/>identificador = '0601293616';</text:p>
          </table:table-cell>
          <table:table-cell table:number-columns-repeated="1014"/>
        </table:table-row>
        <table:table-row table:style-name="ro4">
          <table:table-cell/>
          <table:covered-table-cell table:style-name="ce97"/>
          <table:table-cell table:style-name="ce105" office:value-type="string" calcext:value-type="string">
            <text:p>AQ04</text:p>
          </table:table-cell>
          <table:table-cell table:style-name="ce112" office:value-type="float" office:value="1709239527" calcext:value-type="float">
            <text:p>1709239527</text:p>
          </table:table-cell>
          <table:table-cell table:style-name="ce133" office:value-type="string" calcext:value-type="string">
            <text:p>CAJAMARCA CORRAL JUANA IVONNE</text:p>
          </table:table-cell>
          <table:table-cell table:style-name="ce237" office:value-type="string" calcext:value-type="string">
            <text:p>UDATSVAQ4</text:p>
          </table:table-cell>
          <table:table-cell table:style-name="ce304" office:value-type="string" calcext:value-type="string">
            <text:p>UNIDAD DE 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75];&quot;' WHERE  identificador = '&quot;;[.D75];&quot;';&quot;)" office:value-type="string" office:string-value="UPDATE g_estructura.funcionarios SET id_area = 'UDATSVAQ4' WHERE  identificador = '1709239527';" calcext:value-type="string">
            <text:p>UPDATE g_estructura.funcionarios SET id_area = 'UDATSVAQ4' WHERE <text:s/>identificador = '1709239527';</text:p>
          </table:table-cell>
          <table:table-cell table:number-columns-repeated="1014"/>
        </table:table-row>
        <table:table-row table:style-name="ro4">
          <table:table-cell/>
          <table:covered-table-cell table:style-name="ce97"/>
          <table:table-cell table:style-name="ce105" office:value-type="string" calcext:value-type="string">
            <text:p>AQ04</text:p>
          </table:table-cell>
          <table:table-cell table:style-name="ce112" office:value-type="float" office:value="1713368890" calcext:value-type="float">
            <text:p>1713368890</text:p>
          </table:table-cell>
          <table:table-cell table:style-name="ce134" office:value-type="string" calcext:value-type="string">
            <text:p>FERNANDEZ AROCA HECTOR MANUEL</text:p>
          </table:table-cell>
          <table:table-cell table:style-name="ce238" office:value-type="string" calcext:value-type="string">
            <text:p>UDATSVAQ4</text:p>
          </table:table-cell>
          <table:table-cell table:style-name="ce304" office:value-type="string" calcext:value-type="string">
            <text:p>UNIDAD DE 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76];&quot;' WHERE  identificador = '&quot;;[.D76];&quot;';&quot;)" office:value-type="string" office:string-value="UPDATE g_estructura.funcionarios SET id_area = 'UDATSVAQ4' WHERE  identificador = '1713368890';" calcext:value-type="string">
            <text:p>UPDATE g_estructura.funcionarios SET id_area = 'UDATSVAQ4' WHERE <text:s/>identificador = '1713368890';</text:p>
          </table:table-cell>
          <table:table-cell table:number-columns-repeated="1014"/>
        </table:table-row>
        <table:table-row table:style-name="ro4">
          <table:table-cell/>
          <table:covered-table-cell table:style-name="ce97"/>
          <table:table-cell table:style-name="ce105" office:value-type="string" calcext:value-type="string">
            <text:p>AQ04</text:p>
          </table:table-cell>
          <table:table-cell table:style-name="ce112" office:value-type="float" office:value="1706395314" calcext:value-type="float">
            <text:p>1706395314</text:p>
          </table:table-cell>
          <table:table-cell table:style-name="ce133" office:value-type="string" calcext:value-type="string">
            <text:p>GOMEZ ORTEGA ALFREDO PATRICIO</text:p>
          </table:table-cell>
          <table:table-cell table:style-name="ce239" office:value-type="string" calcext:value-type="string">
            <text:p>UDATSVAQ4</text:p>
          </table:table-cell>
          <table:table-cell table:style-name="ce304" office:value-type="string" calcext:value-type="string">
            <text:p>UNIDAD DE 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77];&quot;' WHERE  identificador = '&quot;;[.D77];&quot;';&quot;)" office:value-type="string" office:string-value="UPDATE g_estructura.funcionarios SET id_area = 'UDATSVAQ4' WHERE  identificador = '1706395314';" calcext:value-type="string">
            <text:p>UPDATE g_estructura.funcionarios SET id_area = 'UDATSVAQ4' WHERE <text:s/>identificador = '1706395314';</text:p>
          </table:table-cell>
          <table:table-cell table:number-columns-repeated="1014"/>
        </table:table-row>
        <table:table-row table:style-name="ro4">
          <table:table-cell/>
          <table:covered-table-cell table:style-name="ce97"/>
          <table:table-cell table:style-name="ce105" office:value-type="string" calcext:value-type="string">
            <text:p>AQ04</text:p>
          </table:table-cell>
          <table:table-cell table:style-name="ce112" office:value-type="float" office:value="1714328810" calcext:value-type="float">
            <text:p>1714328810</text:p>
          </table:table-cell>
          <table:table-cell table:style-name="ce135" office:value-type="string" calcext:value-type="string">
            <text:p>MANOSALVAS URBINA CHRISTIAN ANDRES</text:p>
          </table:table-cell>
          <table:table-cell table:style-name="ce240" office:value-type="string" calcext:value-type="string">
            <text:p>UDATSVAQ4</text:p>
          </table:table-cell>
          <table:table-cell table:style-name="ce304" office:value-type="string" calcext:value-type="string">
            <text:p>UNIDAD DE 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78];&quot;' WHERE  identificador = '&quot;;[.D78];&quot;';&quot;)" office:value-type="string" office:string-value="UPDATE g_estructura.funcionarios SET id_area = 'UDATSVAQ4' WHERE  identificador = '1714328810';" calcext:value-type="string">
            <text:p>UPDATE g_estructura.funcionarios SET id_area = 'UDATSVAQ4' WHERE <text:s/>identificador = '1714328810';</text:p>
          </table:table-cell>
          <table:table-cell table:number-columns-repeated="1014"/>
        </table:table-row>
        <table:table-row table:style-name="ro4">
          <table:table-cell/>
          <table:covered-table-cell table:style-name="ce97"/>
          <table:table-cell table:style-name="ce105" office:value-type="string" calcext:value-type="string">
            <text:p>AQ04</text:p>
          </table:table-cell>
          <table:table-cell table:style-name="ce112" office:value-type="float" office:value="1718826389" calcext:value-type="float">
            <text:p>1718826389</text:p>
          </table:table-cell>
          <table:table-cell table:style-name="ce136" office:value-type="string" calcext:value-type="string">
            <text:p>MEJIA ARIAS MARITZA ELIZABETH</text:p>
          </table:table-cell>
          <table:table-cell table:style-name="ce241" office:value-type="string" calcext:value-type="string">
            <text:p>UDATSVAQ4</text:p>
          </table:table-cell>
          <table:table-cell table:style-name="ce304" office:value-type="string" calcext:value-type="string">
            <text:p>UNIDAD DE 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79];&quot;' WHERE  identificador = '&quot;;[.D79];&quot;';&quot;)" office:value-type="string" office:string-value="UPDATE g_estructura.funcionarios SET id_area = 'UDATSVAQ4' WHERE  identificador = '1718826389';" calcext:value-type="string">
            <text:p>UPDATE g_estructura.funcionarios SET id_area = 'UDATSVAQ4' WHERE <text:s/>identificador = '1718826389';</text:p>
          </table:table-cell>
          <table:table-cell table:number-columns-repeated="1014"/>
        </table:table-row>
        <table:table-row table:style-name="ro4">
          <table:table-cell/>
          <table:covered-table-cell table:style-name="ce97"/>
          <table:table-cell table:style-name="ce105" office:value-type="string" calcext:value-type="string">
            <text:p>AQ04</text:p>
          </table:table-cell>
          <table:table-cell table:style-name="ce112" office:value-type="float" office:value="1713482840" calcext:value-type="float">
            <text:p>1713482840</text:p>
          </table:table-cell>
          <table:table-cell table:style-name="ce137" office:value-type="string" calcext:value-type="string">
            <text:p>MEJIA ORDOÑEZ VERONICA ELIZABETH</text:p>
          </table:table-cell>
          <table:table-cell table:style-name="ce242" office:value-type="string" calcext:value-type="string">
            <text:p>UDATSAAQ4</text:p>
          </table:table-cell>
          <table:table-cell table:style-name="ce304" office:value-type="string" calcext:value-type="string">
            <text:p>UNIDAD DE SANIDAD ANIMAL</text:p>
          </table:table-cell>
          <table:table-cell table:style-name="ce304"/>
          <table:table-cell/>
          <table:table-cell table:style-name="ce90" table:formula="of:=CONCATENATE(&quot;UPDATE g_estructura.funcionarios SET id_area = '&quot;;[.F80];&quot;' WHERE  identificador = '&quot;;[.D80];&quot;';&quot;)" office:value-type="string" office:string-value="UPDATE g_estructura.funcionarios SET id_area = 'UDATSAAQ4' WHERE  identificador = '1713482840';" calcext:value-type="string">
            <text:p>UPDATE g_estructura.funcionarios SET id_area = 'UDATSAAQ4' WHERE <text:s/>identificador = '1713482840';</text:p>
          </table:table-cell>
          <table:table-cell table:number-columns-repeated="1014"/>
        </table:table-row>
        <table:table-row table:style-name="ro4">
          <table:table-cell/>
          <table:covered-table-cell table:style-name="ce97"/>
          <table:table-cell table:style-name="ce105" office:value-type="string" calcext:value-type="string">
            <text:p>AQ04</text:p>
          </table:table-cell>
          <table:table-cell table:style-name="ce112" office:value-type="float" office:value="1718854928" calcext:value-type="float">
            <text:p>1718854928</text:p>
          </table:table-cell>
          <table:table-cell table:style-name="ce138" office:value-type="string" calcext:value-type="string">
            <text:p>NAVARRETE CASTAÑEDA LENIN PAOLO</text:p>
          </table:table-cell>
          <table:table-cell table:style-name="ce243" office:value-type="string" calcext:value-type="string">
            <text:p>UDATSVAQ4</text:p>
          </table:table-cell>
          <table:table-cell table:style-name="ce304" office:value-type="string" calcext:value-type="string">
            <text:p>UNIDAD DE 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81];&quot;' WHERE  identificador = '&quot;;[.D81];&quot;';&quot;)" office:value-type="string" office:string-value="UPDATE g_estructura.funcionarios SET id_area = 'UDATSVAQ4' WHERE  identificador = '1718854928';" calcext:value-type="string">
            <text:p>UPDATE g_estructura.funcionarios SET id_area = 'UDATSVAQ4' WHERE <text:s/>identificador = '1718854928';</text:p>
          </table:table-cell>
          <table:table-cell table:number-columns-repeated="1014"/>
        </table:table-row>
        <table:table-row table:style-name="ro4">
          <table:table-cell/>
          <table:covered-table-cell table:style-name="ce97"/>
          <table:table-cell table:style-name="ce105" office:value-type="string" calcext:value-type="string">
            <text:p>AQ04</text:p>
          </table:table-cell>
          <table:table-cell table:style-name="ce112" office:value-type="float" office:value="1715740336" calcext:value-type="float">
            <text:p>1715740336</text:p>
          </table:table-cell>
          <table:table-cell table:style-name="ce139" office:value-type="string" calcext:value-type="string">
            <text:p>ORTIZ VALDEZ CHRISTIAN ANDRES</text:p>
          </table:table-cell>
          <table:table-cell table:style-name="ce244" office:value-type="string" calcext:value-type="string">
            <text:p>UDATSVAQ4</text:p>
          </table:table-cell>
          <table:table-cell table:style-name="ce304" office:value-type="string" calcext:value-type="string">
            <text:p>UNIDAD DE 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82];&quot;' WHERE  identificador = '&quot;;[.D82];&quot;';&quot;)" office:value-type="string" office:string-value="UPDATE g_estructura.funcionarios SET id_area = 'UDATSVAQ4' WHERE  identificador = '1715740336';" calcext:value-type="string">
            <text:p>UPDATE g_estructura.funcionarios SET id_area = 'UDATSVAQ4' WHERE <text:s/>identificador = '1715740336';</text:p>
          </table:table-cell>
          <table:table-cell table:number-columns-repeated="1014"/>
        </table:table-row>
        <table:table-row table:style-name="ro4">
          <table:table-cell/>
          <table:covered-table-cell table:style-name="ce97"/>
          <table:table-cell table:style-name="ce105" office:value-type="string" calcext:value-type="string">
            <text:p>AQ04</text:p>
          </table:table-cell>
          <table:table-cell table:style-name="ce112" office:value-type="float" office:value="1714551031" calcext:value-type="float">
            <text:p>1714551031</text:p>
          </table:table-cell>
          <table:table-cell table:style-name="ce140" office:value-type="string" calcext:value-type="string">
            <text:p>PANTOJA VASQUEZ SANTIAGO DANIEL</text:p>
          </table:table-cell>
          <table:table-cell table:style-name="ce245" office:value-type="string" calcext:value-type="string">
            <text:p>UDATSVAQ4</text:p>
          </table:table-cell>
          <table:table-cell table:style-name="ce304" office:value-type="string" calcext:value-type="string">
            <text:p>UNIDAD DE 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83];&quot;' WHERE  identificador = '&quot;;[.D83];&quot;';&quot;)" office:value-type="string" office:string-value="UPDATE g_estructura.funcionarios SET id_area = 'UDATSVAQ4' WHERE  identificador = '1714551031';" calcext:value-type="string">
            <text:p>UPDATE g_estructura.funcionarios SET id_area = 'UDATSVAQ4' WHERE <text:s/>identificador = '1714551031';</text:p>
          </table:table-cell>
          <table:table-cell table:number-columns-repeated="1014"/>
        </table:table-row>
        <table:table-row table:style-name="ro4">
          <table:table-cell/>
          <table:covered-table-cell table:style-name="ce97"/>
          <table:table-cell table:style-name="ce105" office:value-type="string" calcext:value-type="string">
            <text:p>AQ04</text:p>
          </table:table-cell>
          <table:table-cell table:style-name="ce112" office:value-type="float" office:value="1712770674" calcext:value-type="float">
            <text:p>1712770674</text:p>
          </table:table-cell>
          <table:table-cell table:style-name="ce133" office:value-type="string" calcext:value-type="string">
            <text:p>PAREDES VALDIVIESO MARCO ROLANDO</text:p>
          </table:table-cell>
          <table:table-cell table:style-name="ce246" office:value-type="string" calcext:value-type="string">
            <text:p>UDATSVAQ4</text:p>
          </table:table-cell>
          <table:table-cell table:style-name="ce304" office:value-type="string" calcext:value-type="string">
            <text:p>UNIDAD DE 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84];&quot;' WHERE  identificador = '&quot;;[.D84];&quot;';&quot;)" office:value-type="string" office:string-value="UPDATE g_estructura.funcionarios SET id_area = 'UDATSVAQ4' WHERE  identificador = '1712770674';" calcext:value-type="string">
            <text:p>UPDATE g_estructura.funcionarios SET id_area = 'UDATSVAQ4' WHERE <text:s/>identificador = '1712770674';</text:p>
          </table:table-cell>
          <table:table-cell table:number-columns-repeated="1014"/>
        </table:table-row>
        <table:table-row table:style-name="ro4">
          <table:table-cell/>
          <table:covered-table-cell table:style-name="ce97"/>
          <table:table-cell table:style-name="ce105" office:value-type="string" calcext:value-type="string">
            <text:p>AQ04</text:p>
          </table:table-cell>
          <table:table-cell table:style-name="ce112" office:value-type="string" calcext:value-type="string">
            <text:p>0200542470</text:p>
          </table:table-cell>
          <table:table-cell table:style-name="ce141" office:value-type="string" calcext:value-type="string">
            <text:p>PAZMIÑO BUSTAMANTE LUIS FERNANDO</text:p>
          </table:table-cell>
          <table:table-cell table:style-name="ce247" office:value-type="string" calcext:value-type="string">
            <text:p>UDATSVAQ4</text:p>
          </table:table-cell>
          <table:table-cell table:style-name="ce304" office:value-type="string" calcext:value-type="string">
            <text:p>UNIDAD DE 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85];&quot;' WHERE  identificador = '&quot;;[.D85];&quot;';&quot;)" office:value-type="string" office:string-value="UPDATE g_estructura.funcionarios SET id_area = 'UDATSVAQ4' WHERE  identificador = '0200542470';" calcext:value-type="string">
            <text:p>UPDATE g_estructura.funcionarios SET id_area = 'UDATSVAQ4' WHERE <text:s/>identificador = '0200542470';</text:p>
          </table:table-cell>
          <table:table-cell table:number-columns-repeated="1014"/>
        </table:table-row>
        <table:table-row table:style-name="ro4">
          <table:table-cell/>
          <table:covered-table-cell table:style-name="ce97"/>
          <table:table-cell table:style-name="ce105" office:value-type="string" calcext:value-type="string">
            <text:p>AQ04</text:p>
          </table:table-cell>
          <table:table-cell table:style-name="ce112" office:value-type="float" office:value="1715844583" calcext:value-type="float">
            <text:p>1715844583</text:p>
          </table:table-cell>
          <table:table-cell table:style-name="ce142" office:value-type="string" calcext:value-type="string">
            <text:p>RAMIREZ CASTRO PABLO ALEJANDRO</text:p>
          </table:table-cell>
          <table:table-cell table:style-name="ce248" office:value-type="string" calcext:value-type="string">
            <text:p>UDATSVAQ4</text:p>
          </table:table-cell>
          <table:table-cell table:style-name="ce304" office:value-type="string" calcext:value-type="string">
            <text:p>UNIDAD DE 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86];&quot;' WHERE  identificador = '&quot;;[.D86];&quot;';&quot;)" office:value-type="string" office:string-value="UPDATE g_estructura.funcionarios SET id_area = 'UDATSVAQ4' WHERE  identificador = '1715844583';" calcext:value-type="string">
            <text:p>UPDATE g_estructura.funcionarios SET id_area = 'UDATSVAQ4' WHERE <text:s/>identificador = '1715844583';</text:p>
          </table:table-cell>
          <table:table-cell table:number-columns-repeated="1014"/>
        </table:table-row>
        <table:table-row table:style-name="ro4">
          <table:table-cell/>
          <table:covered-table-cell table:style-name="ce97"/>
          <table:table-cell table:style-name="ce105" office:value-type="string" calcext:value-type="string">
            <text:p>AQ04</text:p>
          </table:table-cell>
          <table:table-cell table:style-name="ce112" office:value-type="float" office:value="1718687682" calcext:value-type="float">
            <text:p>1718687682</text:p>
          </table:table-cell>
          <table:table-cell table:style-name="ce143" office:value-type="string" calcext:value-type="string">
            <text:p>RIOS ORTEGA MIGUEL ANGEL</text:p>
          </table:table-cell>
          <table:table-cell table:style-name="ce249" office:value-type="string" calcext:value-type="string">
            <text:p>UDATSVAQ4</text:p>
          </table:table-cell>
          <table:table-cell table:style-name="ce304" office:value-type="string" calcext:value-type="string">
            <text:p>UNIDAD DE 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87];&quot;' WHERE  identificador = '&quot;;[.D87];&quot;';&quot;)" office:value-type="string" office:string-value="UPDATE g_estructura.funcionarios SET id_area = 'UDATSVAQ4' WHERE  identificador = '1718687682';" calcext:value-type="string">
            <text:p>UPDATE g_estructura.funcionarios SET id_area = 'UDATSVAQ4' WHERE <text:s/>identificador = '1718687682';</text:p>
          </table:table-cell>
          <table:table-cell table:number-columns-repeated="1014"/>
        </table:table-row>
        <table:table-row table:style-name="ro4">
          <table:table-cell/>
          <table:covered-table-cell table:style-name="ce97"/>
          <table:table-cell table:style-name="ce105" office:value-type="string" calcext:value-type="string">
            <text:p>AQ04</text:p>
          </table:table-cell>
          <table:table-cell table:style-name="ce112" office:value-type="float" office:value="1712782141" calcext:value-type="float">
            <text:p>1712782141</text:p>
          </table:table-cell>
          <table:table-cell table:style-name="ce144" office:value-type="string" calcext:value-type="string">
            <text:p>ROCHA CUÑAS HELEN ELIZABETH</text:p>
          </table:table-cell>
          <table:table-cell table:style-name="ce250" office:value-type="string" calcext:value-type="string">
            <text:p>UDATSVAQ4</text:p>
          </table:table-cell>
          <table:table-cell table:style-name="ce304" office:value-type="string" calcext:value-type="string">
            <text:p>UNIDAD DE 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88];&quot;' WHERE  identificador = '&quot;;[.D88];&quot;';&quot;)" office:value-type="string" office:string-value="UPDATE g_estructura.funcionarios SET id_area = 'UDATSVAQ4' WHERE  identificador = '1712782141';" calcext:value-type="string">
            <text:p>UPDATE g_estructura.funcionarios SET id_area = 'UDATSVAQ4' WHERE <text:s/>identificador = '1712782141';</text:p>
          </table:table-cell>
          <table:table-cell table:number-columns-repeated="1014"/>
        </table:table-row>
        <table:table-row table:style-name="ro4">
          <table:table-cell/>
          <table:covered-table-cell table:style-name="ce97"/>
          <table:table-cell table:style-name="ce105" office:value-type="string" calcext:value-type="string">
            <text:p>AQ04</text:p>
          </table:table-cell>
          <table:table-cell table:style-name="ce112" office:value-type="float" office:value="1720809811" calcext:value-type="float">
            <text:p>1720809811</text:p>
          </table:table-cell>
          <table:table-cell table:style-name="ce145" office:value-type="string" calcext:value-type="string">
            <text:p>SALINAS VEGA GUSTAVO ROLANDO</text:p>
          </table:table-cell>
          <table:table-cell table:style-name="ce251" office:value-type="string" calcext:value-type="string">
            <text:p>UDATSVAQ4</text:p>
          </table:table-cell>
          <table:table-cell table:style-name="ce304" office:value-type="string" calcext:value-type="string">
            <text:p>UNIDAD DE 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89];&quot;' WHERE  identificador = '&quot;;[.D89];&quot;';&quot;)" office:value-type="string" office:string-value="UPDATE g_estructura.funcionarios SET id_area = 'UDATSVAQ4' WHERE  identificador = '1720809811';" calcext:value-type="string">
            <text:p>UPDATE g_estructura.funcionarios SET id_area = 'UDATSVAQ4' WHERE <text:s/>identificador = '1720809811';</text:p>
          </table:table-cell>
          <table:table-cell table:number-columns-repeated="1014"/>
        </table:table-row>
        <table:table-row table:style-name="ro4">
          <table:table-cell/>
          <table:covered-table-cell table:style-name="ce97"/>
          <table:table-cell table:style-name="ce105" office:value-type="string" calcext:value-type="string">
            <text:p>AQ04</text:p>
          </table:table-cell>
          <table:table-cell table:style-name="ce112" office:value-type="float" office:value="1722773189" calcext:value-type="float">
            <text:p>1722773189</text:p>
          </table:table-cell>
          <table:table-cell table:style-name="ce146" office:value-type="string" calcext:value-type="string">
            <text:p>SUAREZ TIPAN DANIEL ALEJANDRO</text:p>
          </table:table-cell>
          <table:table-cell table:style-name="ce252" office:value-type="string" calcext:value-type="string">
            <text:p>UDATSVAQ4</text:p>
          </table:table-cell>
          <table:table-cell table:style-name="ce304" office:value-type="string" calcext:value-type="string">
            <text:p>UNIDAD DE 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90];&quot;' WHERE  identificador = '&quot;;[.D90];&quot;';&quot;)" office:value-type="string" office:string-value="UPDATE g_estructura.funcionarios SET id_area = 'UDATSVAQ4' WHERE  identificador = '1722773189';" calcext:value-type="string">
            <text:p>UPDATE g_estructura.funcionarios SET id_area = 'UDATSVAQ4' WHERE <text:s/>identificador = '1722773189';</text:p>
          </table:table-cell>
          <table:table-cell table:number-columns-repeated="1014"/>
        </table:table-row>
        <table:table-row table:style-name="ro4">
          <table:table-cell/>
          <table:covered-table-cell table:style-name="ce97"/>
          <table:table-cell table:style-name="ce105" office:value-type="string" calcext:value-type="string">
            <text:p>AQ04</text:p>
          </table:table-cell>
          <table:table-cell table:style-name="ce112" office:value-type="string" calcext:value-type="string">
            <text:p>0703359042</text:p>
          </table:table-cell>
          <table:table-cell table:style-name="ce133" office:value-type="string" calcext:value-type="string">
            <text:p>SURIAGA BETANCOURT IRINA NATALY</text:p>
          </table:table-cell>
          <table:table-cell table:style-name="ce253" office:value-type="string" calcext:value-type="string">
            <text:p>UDATSAAQ4</text:p>
          </table:table-cell>
          <table:table-cell table:style-name="ce304" office:value-type="string" calcext:value-type="string">
            <text:p>UNIDAD DE SANIDAD ANIMAL</text:p>
          </table:table-cell>
          <table:table-cell table:style-name="ce304"/>
          <table:table-cell/>
          <table:table-cell table:style-name="ce90" table:formula="of:=CONCATENATE(&quot;UPDATE g_estructura.funcionarios SET id_area = '&quot;;[.F91];&quot;' WHERE  identificador = '&quot;;[.D91];&quot;';&quot;)" office:value-type="string" office:string-value="UPDATE g_estructura.funcionarios SET id_area = 'UDATSAAQ4' WHERE  identificador = '0703359042';" calcext:value-type="string">
            <text:p>UPDATE g_estructura.funcionarios SET id_area = 'UDATSAAQ4' WHERE <text:s/>identificador = '0703359042';</text:p>
          </table:table-cell>
          <table:table-cell table:number-columns-repeated="1014"/>
        </table:table-row>
        <table:table-row table:style-name="ro4">
          <table:table-cell/>
          <table:covered-table-cell table:style-name="ce97"/>
          <table:table-cell table:style-name="ce105" office:value-type="string" calcext:value-type="string">
            <text:p>AQ04</text:p>
          </table:table-cell>
          <table:table-cell table:style-name="ce112" office:value-type="float" office:value="1715867931" calcext:value-type="float">
            <text:p>1715867931</text:p>
          </table:table-cell>
          <table:table-cell table:style-name="ce147" office:value-type="string" calcext:value-type="string">
            <text:p>TIXE BUSTAMANTE MARCELA ALEXANDRA</text:p>
          </table:table-cell>
          <table:table-cell table:style-name="ce254" office:value-type="string" calcext:value-type="string">
            <text:p>UDATSVAQ4</text:p>
          </table:table-cell>
          <table:table-cell table:style-name="ce303" office:value-type="string" calcext:value-type="string">
            <text:p>UNIDAD DE SANIDAD VEGETAL</text:p>
          </table:table-cell>
          <table:table-cell table:style-name="ce306"/>
          <table:table-cell table:style-name="ce317" office:value-type="string" calcext:value-type="string">
            <text:p>se realizo cambio</text:p>
          </table:table-cell>
          <table:table-cell table:style-name="ce90" table:formula="of:=CONCATENATE(&quot;UPDATE g_estructura.funcionarios SET id_area = '&quot;;[.F92];&quot;' WHERE  identificador = '&quot;;[.D92];&quot;';&quot;)" office:value-type="string" office:string-value="UPDATE g_estructura.funcionarios SET id_area = 'UDATSVAQ4' WHERE  identificador = '1715867931';" calcext:value-type="string">
            <text:p>UPDATE g_estructura.funcionarios SET id_area = 'UDATSVAQ4' WHERE <text:s/>identificador = '1715867931';</text:p>
          </table:table-cell>
          <table:table-cell table:number-columns-repeated="1014"/>
        </table:table-row>
        <table:table-row table:style-name="ro4">
          <table:table-cell/>
          <table:covered-table-cell table:style-name="ce97"/>
          <table:table-cell table:style-name="ce105" office:value-type="string" calcext:value-type="string">
            <text:p>AQ04</text:p>
          </table:table-cell>
          <table:table-cell table:style-name="ce112" office:value-type="float" office:value="1722533492" calcext:value-type="float">
            <text:p>1722533492</text:p>
          </table:table-cell>
          <table:table-cell table:style-name="ce148" office:value-type="string" calcext:value-type="string">
            <text:p>TORRES VACA MAYRA ALEXANDRA</text:p>
          </table:table-cell>
          <table:table-cell table:style-name="ce255" office:value-type="string" calcext:value-type="string">
            <text:p>UDATSAAQ4</text:p>
          </table:table-cell>
          <table:table-cell table:style-name="ce303" office:value-type="string" calcext:value-type="string">
            <text:p>UNIDAD DE SANIDAD ANIMAL</text:p>
          </table:table-cell>
          <table:table-cell table:style-name="ce306"/>
          <table:table-cell table:style-name="ce317" office:value-type="string" calcext:value-type="string">
            <text:p>se realizo cambio</text:p>
          </table:table-cell>
          <table:table-cell table:style-name="ce90" table:formula="of:=CONCATENATE(&quot;UPDATE g_estructura.funcionarios SET id_area = '&quot;;[.F93];&quot;' WHERE  identificador = '&quot;;[.D93];&quot;';&quot;)" office:value-type="string" office:string-value="UPDATE g_estructura.funcionarios SET id_area = 'UDATSAAQ4' WHERE  identificador = '1722533492';" calcext:value-type="string">
            <text:p>UPDATE g_estructura.funcionarios SET id_area = 'UDATSAAQ4' WHERE <text:s/>identificador = '1722533492';</text:p>
          </table:table-cell>
          <table:table-cell table:number-columns-repeated="1014"/>
        </table:table-row>
        <table:table-row table:style-name="ro4">
          <table:table-cell/>
          <table:covered-table-cell table:style-name="ce97"/>
          <table:table-cell table:style-name="ce105" office:value-type="string" calcext:value-type="string">
            <text:p>AQ04</text:p>
          </table:table-cell>
          <table:table-cell table:style-name="ce112" office:value-type="string" calcext:value-type="string">
            <text:p>0201875218</text:p>
          </table:table-cell>
          <table:table-cell table:style-name="ce149" office:value-type="string" calcext:value-type="string">
            <text:p>VEGA NUÑEZ BELGICA ELIZABETH</text:p>
          </table:table-cell>
          <table:table-cell table:style-name="ce256" office:value-type="string" calcext:value-type="string">
            <text:p>UDATSVAQ4</text:p>
          </table:table-cell>
          <table:table-cell table:style-name="ce304" office:value-type="string" calcext:value-type="string">
            <text:p>UNIDAD DE 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94];&quot;' WHERE  identificador = '&quot;;[.D94];&quot;';&quot;)" office:value-type="string" office:string-value="UPDATE g_estructura.funcionarios SET id_area = 'UDATSVAQ4' WHERE  identificador = '0201875218';" calcext:value-type="string">
            <text:p>UPDATE g_estructura.funcionarios SET id_area = 'UDATSVAQ4' WHERE <text:s/>identificador = '0201875218';</text:p>
          </table:table-cell>
          <table:table-cell table:number-columns-repeated="1014"/>
        </table:table-row>
        <table:table-row table:style-name="ro4">
          <table:table-cell/>
          <table:covered-table-cell table:style-name="ce97"/>
          <table:table-cell table:style-name="ce105" office:value-type="string" calcext:value-type="string">
            <text:p>AQ04</text:p>
          </table:table-cell>
          <table:table-cell table:style-name="ce112" office:value-type="float" office:value="1723649842" calcext:value-type="float">
            <text:p>1723649842</text:p>
          </table:table-cell>
          <table:table-cell table:style-name="ce150" office:value-type="string" calcext:value-type="string">
            <text:p>ZURITA CALDERON IVONNE GABRIELA</text:p>
          </table:table-cell>
          <table:table-cell table:style-name="ce257" office:value-type="string" calcext:value-type="string">
            <text:p>UDATSAAQ4</text:p>
          </table:table-cell>
          <table:table-cell table:style-name="ce305" office:value-type="string" calcext:value-type="string">
            <text:p>UNIDAD DE SANIDAD ANIMAL</text:p>
          </table:table-cell>
          <table:table-cell table:style-name="ce305"/>
          <table:table-cell/>
          <table:table-cell table:style-name="ce90" table:formula="of:=CONCATENATE(&quot;UPDATE g_estructura.funcionarios SET id_area = '&quot;;[.F95];&quot;' WHERE  identificador = '&quot;;[.D95];&quot;';&quot;)" office:value-type="string" office:string-value="UPDATE g_estructura.funcionarios SET id_area = 'UDATSAAQ4' WHERE  identificador = '1723649842';" calcext:value-type="string">
            <text:p>UPDATE g_estructura.funcionarios SET id_area = 'UDATSAAQ4' WHERE <text:s/>identificador = '1723649842';</text:p>
          </table:table-cell>
          <table:table-cell table:number-columns-repeated="1014"/>
        </table:table-row>
        <table:table-row table:style-name="ro4">
          <table:table-cell/>
          <table:covered-table-cell table:style-name="ce98"/>
          <table:table-cell table:style-name="ce105" office:value-type="string" calcext:value-type="string">
            <text:p>AQ04</text:p>
          </table:table-cell>
          <table:table-cell table:style-name="ce115" office:value-type="string" calcext:value-type="string">
            <text:p>0200207447</text:p>
          </table:table-cell>
          <table:table-cell table:style-name="ce151" office:value-type="string" calcext:value-type="string">
            <text:p>GARCIA DAVILA JORGE GUSTAVO</text:p>
          </table:table-cell>
          <table:table-cell table:style-name="ce258" office:value-type="string" calcext:value-type="string">
            <text:p>UDATSVAQ4</text:p>
          </table:table-cell>
          <table:table-cell table:style-name="ce308" office:value-type="string" calcext:value-type="string">
            <text:p>UNIDAD DE SANIDAD VEGETAL</text:p>
          </table:table-cell>
          <table:table-cell table:style-name="ce314" office:value-type="string" calcext:value-type="string">
            <text:p>AQ04</text:p>
          </table:table-cell>
          <table:table-cell table:style-name="ce85" office:value-type="string" calcext:value-type="string">
            <text:p>Responsable de Oficina</text:p>
          </table:table-cell>
          <table:table-cell table:style-name="ce90" table:formula="of:=CONCATENATE(&quot;UPDATE g_estructura.funcionarios SET id_area = '&quot;;[.F96];&quot;' WHERE  identificador = '&quot;;[.D96];&quot;';&quot;)" office:value-type="string" office:string-value="UPDATE g_estructura.funcionarios SET id_area = 'UDATSVAQ4' WHERE  identificador = '0200207447';" calcext:value-type="string">
            <text:p>UPDATE g_estructura.funcionarios SET id_area = 'UDATSVAQ4' WHERE <text:s/>identificador = '0200207447';</text:p>
          </table:table-cell>
          <table:table-cell table:style-name="ce90" table:formula="of:=CONCATENATE(&quot;INSERT INTO g_estructura.responsables(id_area, identificador, prioridad, responsable, activo, estado) values ('&quot;;[.H96];&quot;','&quot;;[.D96];&quot;',1,true,1,1);&quot;)" office:value-type="string" office:string-value="INSERT INTO g_estructura.responsables(id_area, identificador, prioridad, responsable, activo, estado) values ('AQ04','0200207447',1,true,1,1);" calcext:value-type="string">
            <text:p>INSERT INTO g_estructura.responsables(id_area, identificador, prioridad, responsable, activo, estado) values ('AQ04','0200207447',1,true,1,1);</text:p>
          </table:table-cell>
          <table:table-cell table:number-columns-repeated="1013"/>
        </table:table-row>
        <table:table-row table:style-name="ro4">
          <table:table-cell/>
          <table:table-cell table:style-name="ce98"/>
          <table:table-cell table:style-name="ce105" office:value-type="string" calcext:value-type="string">
            <text:p>AQ04</text:p>
          </table:table-cell>
          <table:table-cell table:style-name="ce116" office:value-type="float" office:value="1707412779" calcext:value-type="float">
            <text:p>1707412779</text:p>
          </table:table-cell>
          <table:table-cell table:style-name="ce152" office:value-type="string" calcext:value-type="string">
            <text:p>CÁRDENAS VAYAS CARMEN AUGUSTA</text:p>
          </table:table-cell>
          <table:table-cell table:style-name="ce259" office:value-type="string" calcext:value-type="string">
            <text:p>UDATAFQ04</text:p>
          </table:table-cell>
          <table:table-cell table:style-name="ce309" office:value-type="string" calcext:value-type="string">
            <text:p>UNIDAD ADMINISTRATIVA FINANCIERA</text:p>
          </table:table-cell>
          <table:table-cell table:style-name="ce309"/>
          <table:table-cell table:style-name="ce319" office:value-type="string" calcext:value-type="string">
            <text:p>NUEVO REGISTRO</text:p>
          </table:table-cell>
          <table:table-cell table:style-name="ce90" table:formula="of:=CONCATENATE(&quot;UPDATE g_estructura.funcionarios SET id_area = '&quot;;[.F97];&quot;' WHERE  identificador = '&quot;;[.D97];&quot;';&quot;)" office:value-type="string" office:string-value="UPDATE g_estructura.funcionarios SET id_area = 'UDATAFQ04' WHERE  identificador = '1707412779';" calcext:value-type="string">
            <text:p>UPDATE g_estructura.funcionarios SET id_area = 'UDATAFQ04' WHERE <text:s/>identificador = '1707412779';</text:p>
          </table:table-cell>
          <table:table-cell table:style-name="ce90"/>
          <table:table-cell table:number-columns-repeated="1013"/>
        </table:table-row>
        <table:table-row table:style-name="ro4">
          <table:table-cell table:number-columns-repeated="2"/>
          <table:table-cell table:style-name="ce98"/>
          <table:table-cell table:number-columns-repeated="5"/>
          <table:table-cell table:style-name="ce318"/>
          <table:table-cell table:style-name="ce90"/>
          <table:table-cell table:number-columns-repeated="1014"/>
        </table:table-row>
        <table:table-row table:style-name="ro11">
          <table:table-cell/>
          <table:table-cell table:style-name="ce92" office:value-type="string" calcext:value-type="string" table:number-columns-spanned="6" table:number-rows-spanned="1">
            <text:p>DIRECCIÓN DISTRITAL ORELLANA <text:s text:c="2"/>DD05</text:p>
          </table:table-cell>
          <table:covered-table-cell table:style-name="ce98" office:value-type="string" calcext:value-type="string">
            <text:p>AQ04</text:p>
          </table:covered-table-cell>
          <table:covered-table-cell table:style-name="ce107"/>
          <table:covered-table-cell table:style-name="ce121"/>
          <table:covered-table-cell table:style-name="ce165"/>
          <table:covered-table-cell table:style-name="ce300"/>
          <table:table-cell table:style-name="ce300"/>
          <table:table-cell/>
          <table:table-cell table:style-name="ce90"/>
          <table:table-cell table:number-columns-repeated="1014"/>
        </table:table-row>
        <table:table-row table:style-name="ro11">
          <table:table-cell/>
          <table:table-cell table:style-name="ce93" office:value-type="string" calcext:value-type="string">
            <text:p>OFICINA</text:p>
          </table:table-cell>
          <table:table-cell table:style-name="ce93"/>
          <table:table-cell table:style-name="ce108"/>
          <table:table-cell table:style-name="ce122" office:value-type="string" calcext:value-type="string">
            <text:p>PERSONAL Y ÁREA</text:p>
          </table:table-cell>
          <table:table-cell table:style-name="ce122"/>
          <table:table-cell table:style-name="ce301" office:value-type="string" calcext:value-type="string">
            <text:p>AREA</text:p>
          </table:table-cell>
          <table:table-cell table:style-name="ce301"/>
          <table:table-cell/>
          <table:table-cell table:style-name="ce90"/>
          <table:table-cell table:number-columns-repeated="1014"/>
        </table:table-row>
        <table:table-row table:style-name="ro4">
          <table:table-cell/>
          <table:table-cell table:style-name="ce99" office:value-type="string" calcext:value-type="string" table:number-columns-spanned="1" table:number-rows-spanned="15">
            <text:p>Oficina Francisco de Orellana</text:p>
          </table:table-cell>
          <table:table-cell table:style-name="ce99" office:value-type="string" calcext:value-type="string">
            <text:p>OTO</text:p>
          </table:table-cell>
          <table:table-cell table:style-name="ce117" office:value-type="string" calcext:value-type="string">
            <text:p>0104789235</text:p>
          </table:table-cell>
          <table:table-cell table:style-name="ce153" office:value-type="string" calcext:value-type="string">
            <text:p>BARBECHO SANISACA ADRIANA NOEMI</text:p>
          </table:table-cell>
          <table:table-cell table:style-name="ce260" office:value-type="string" calcext:value-type="string">
            <text:p>UDAFO</text:p>
          </table:table-cell>
          <table:table-cell table:style-name="ce302" office:value-type="string" calcext:value-type="string">
            <text:p>UNIDAD ADMINISTRATIVA FINANCIERA</text:p>
          </table:table-cell>
          <table:table-cell table:style-name="ce302"/>
          <table:table-cell/>
          <table:table-cell table:style-name="ce90" table:formula="of:=CONCATENATE(&quot;UPDATE g_estructura.funcionarios SET id_area = '&quot;;[.F101];&quot;' WHERE  identificador = '&quot;;[.D101];&quot;';&quot;)" office:value-type="string" office:string-value="UPDATE g_estructura.funcionarios SET id_area = 'UDAFO' WHERE  identificador = '0104789235';" calcext:value-type="string">
            <text:p>UPDATE g_estructura.funcionarios SET id_area = 'UDAFO' WHERE <text:s/>identificador = '0104789235';</text:p>
          </table:table-cell>
          <table:table-cell table:number-columns-repeated="1014"/>
        </table:table-row>
        <table:table-row table:style-name="ro4">
          <table:table-cell/>
          <table:covered-table-cell table:style-name="ce100"/>
          <table:table-cell table:style-name="ce99" office:value-type="string" calcext:value-type="string">
            <text:p>OTO</text:p>
          </table:table-cell>
          <table:table-cell table:style-name="ce112" office:value-type="float" office:value="1003131677" calcext:value-type="float">
            <text:p>1003131677</text:p>
          </table:table-cell>
          <table:table-cell table:style-name="ce154" office:value-type="string" calcext:value-type="string">
            <text:p>AGUIRRE VALENCIA BOLIVAR XAVIER</text:p>
          </table:table-cell>
          <table:table-cell table:style-name="ce261" office:value-type="string" calcext:value-type="string">
            <text:p>UDSVO</text:p>
          </table:table-cell>
          <table:table-cell table:style-name="ce304" office:value-type="string" calcext:value-type="string">
            <text:p>UNIDAD DE 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102];&quot;' WHERE  identificador = '&quot;;[.D102];&quot;';&quot;)" office:value-type="string" office:string-value="UPDATE g_estructura.funcionarios SET id_area = 'UDSVO' WHERE  identificador = '1003131677';" calcext:value-type="string">
            <text:p>UPDATE g_estructura.funcionarios SET id_area = 'UDSVO' WHERE <text:s/>identificador = '1003131677';</text:p>
          </table:table-cell>
          <table:table-cell table:number-columns-repeated="1014"/>
        </table:table-row>
        <table:table-row table:style-name="ro4">
          <table:table-cell/>
          <table:covered-table-cell table:style-name="ce100"/>
          <table:table-cell table:style-name="ce99" office:value-type="string" calcext:value-type="string">
            <text:p>OTO</text:p>
          </table:table-cell>
          <table:table-cell table:style-name="ce112" office:value-type="float" office:value="1308823036" calcext:value-type="float">
            <text:p>1308823036</text:p>
          </table:table-cell>
          <table:table-cell table:style-name="ce154" office:value-type="string" calcext:value-type="string">
            <text:p>BERMUDEZ ARAUZ OSCAR GONZALO</text:p>
          </table:table-cell>
          <table:table-cell table:style-name="ce262" office:value-type="string" calcext:value-type="string">
            <text:p>UDSVO</text:p>
          </table:table-cell>
          <table:table-cell table:style-name="ce304" office:value-type="string" calcext:value-type="string">
            <text:p>UNIDAD DE 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103];&quot;' WHERE  identificador = '&quot;;[.D103];&quot;';&quot;)" office:value-type="string" office:string-value="UPDATE g_estructura.funcionarios SET id_area = 'UDSVO' WHERE  identificador = '1308823036';" calcext:value-type="string">
            <text:p>UPDATE g_estructura.funcionarios SET id_area = 'UDSVO' WHERE <text:s/>identificador = '1308823036';</text:p>
          </table:table-cell>
          <table:table-cell table:number-columns-repeated="1014"/>
        </table:table-row>
        <table:table-row table:style-name="ro4">
          <table:table-cell/>
          <table:covered-table-cell table:style-name="ce100"/>
          <table:table-cell table:style-name="ce99" office:value-type="string" calcext:value-type="string">
            <text:p>OTO</text:p>
          </table:table-cell>
          <table:table-cell table:style-name="ce112" office:value-type="string" calcext:value-type="string">
            <text:p>0105413777</text:p>
          </table:table-cell>
          <table:table-cell table:style-name="ce154" office:value-type="string" calcext:value-type="string">
            <text:p>GUIÑANSACA PINOS LUIS ALFREDO</text:p>
          </table:table-cell>
          <table:table-cell table:style-name="ce263" office:value-type="string" calcext:value-type="string">
            <text:p>UDSVO</text:p>
          </table:table-cell>
          <table:table-cell table:style-name="ce304" office:value-type="string" calcext:value-type="string">
            <text:p>UNIDAD DE 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104];&quot;' WHERE  identificador = '&quot;;[.D104];&quot;';&quot;)" office:value-type="string" office:string-value="UPDATE g_estructura.funcionarios SET id_area = 'UDSVO' WHERE  identificador = '0105413777';" calcext:value-type="string">
            <text:p>UPDATE g_estructura.funcionarios SET id_area = 'UDSVO' WHERE <text:s/>identificador = '0105413777';</text:p>
          </table:table-cell>
          <table:table-cell table:number-columns-repeated="1014"/>
        </table:table-row>
        <table:table-row table:style-name="ro4">
          <table:table-cell/>
          <table:covered-table-cell table:style-name="ce100"/>
          <table:table-cell table:style-name="ce99" office:value-type="string" calcext:value-type="string">
            <text:p>OTO</text:p>
          </table:table-cell>
          <table:table-cell table:style-name="ce112" office:value-type="float" office:value="1310579329" calcext:value-type="float">
            <text:p>1310579329</text:p>
          </table:table-cell>
          <table:table-cell table:style-name="ce154" office:value-type="string" calcext:value-type="string">
            <text:p>ZAMBRANO VERA LUIS VICENTE</text:p>
          </table:table-cell>
          <table:table-cell table:style-name="ce264" office:value-type="string" calcext:value-type="string">
            <text:p>UDSAO</text:p>
          </table:table-cell>
          <table:table-cell table:style-name="ce304" office:value-type="string" calcext:value-type="string">
            <text:p>UNIDAD DE SANIDAD ANIMAL</text:p>
          </table:table-cell>
          <table:table-cell table:style-name="ce304"/>
          <table:table-cell/>
          <table:table-cell table:style-name="ce90" table:formula="of:=CONCATENATE(&quot;UPDATE g_estructura.funcionarios SET id_area = '&quot;;[.F105];&quot;' WHERE  identificador = '&quot;;[.D105];&quot;';&quot;)" office:value-type="string" office:string-value="UPDATE g_estructura.funcionarios SET id_area = 'UDSAO' WHERE  identificador = '1310579329';" calcext:value-type="string">
            <text:p>UPDATE g_estructura.funcionarios SET id_area = 'UDSAO' WHERE <text:s/>identificador = '1310579329';</text:p>
          </table:table-cell>
          <table:table-cell table:number-columns-repeated="1014"/>
        </table:table-row>
        <table:table-row table:style-name="ro4">
          <table:table-cell/>
          <table:covered-table-cell table:style-name="ce100"/>
          <table:table-cell table:style-name="ce99" office:value-type="string" calcext:value-type="string">
            <text:p>OTO</text:p>
          </table:table-cell>
          <table:table-cell table:style-name="ce112" office:value-type="float" office:value="1308225521" calcext:value-type="float">
            <text:p>1308225521</text:p>
          </table:table-cell>
          <table:table-cell table:style-name="ce154" office:value-type="string" calcext:value-type="string">
            <text:p>VALENCIA MESIA DARWIN GONZALO</text:p>
          </table:table-cell>
          <table:table-cell table:style-name="ce265" office:value-type="string" calcext:value-type="string">
            <text:p>UDIAO</text:p>
          </table:table-cell>
          <table:table-cell table:style-name="ce304" office:value-type="string" calcext:value-type="string">
            <text:p>UNIDAD DE INOCUIDAD DE LOS ALIMENTOS</text:p>
          </table:table-cell>
          <table:table-cell table:style-name="ce304"/>
          <table:table-cell/>
          <table:table-cell table:style-name="ce90" table:formula="of:=CONCATENATE(&quot;UPDATE g_estructura.funcionarios SET id_area = '&quot;;[.F106];&quot;' WHERE  identificador = '&quot;;[.D106];&quot;';&quot;)" office:value-type="string" office:string-value="UPDATE g_estructura.funcionarios SET id_area = 'UDIAO' WHERE  identificador = '1308225521';" calcext:value-type="string">
            <text:p>UPDATE g_estructura.funcionarios SET id_area = 'UDIAO' WHERE <text:s/>identificador = '1308225521';</text:p>
          </table:table-cell>
          <table:table-cell table:number-columns-repeated="1014"/>
        </table:table-row>
        <table:table-row table:style-name="ro4">
          <table:table-cell/>
          <table:covered-table-cell table:style-name="ce100"/>
          <table:table-cell table:style-name="ce99" office:value-type="string" calcext:value-type="string">
            <text:p>OTO</text:p>
          </table:table-cell>
          <table:table-cell table:style-name="ce112" office:value-type="float" office:value="1500787575" calcext:value-type="float">
            <text:p>1500787575</text:p>
          </table:table-cell>
          <table:table-cell table:style-name="ce154" office:value-type="string" calcext:value-type="string">
            <text:p>TROLLA JIMENEZ JAIME ALFREDO</text:p>
          </table:table-cell>
          <table:table-cell table:style-name="ce266" office:value-type="string" calcext:value-type="string">
            <text:p>UDSVO</text:p>
          </table:table-cell>
          <table:table-cell table:style-name="ce304" office:value-type="string" calcext:value-type="string">
            <text:p>UNIDAD DE 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107];&quot;' WHERE  identificador = '&quot;;[.D107];&quot;';&quot;)" office:value-type="string" office:string-value="UPDATE g_estructura.funcionarios SET id_area = 'UDSVO' WHERE  identificador = '1500787575';" calcext:value-type="string">
            <text:p>UPDATE g_estructura.funcionarios SET id_area = 'UDSVO' WHERE <text:s/>identificador = '1500787575';</text:p>
          </table:table-cell>
          <table:table-cell table:number-columns-repeated="1014"/>
        </table:table-row>
        <table:table-row table:style-name="ro4">
          <table:table-cell/>
          <table:covered-table-cell table:style-name="ce100"/>
          <table:table-cell table:style-name="ce99" office:value-type="string" calcext:value-type="string">
            <text:p>OTO</text:p>
          </table:table-cell>
          <table:table-cell table:style-name="ce112" office:value-type="float" office:value="1716733553" calcext:value-type="float">
            <text:p>1716733553</text:p>
          </table:table-cell>
          <table:table-cell table:style-name="ce155" office:value-type="string" calcext:value-type="string">
            <text:p>VERA ALAVA JUAN ANTONIO</text:p>
          </table:table-cell>
          <table:table-cell table:style-name="ce267" office:value-type="string" calcext:value-type="string">
            <text:p>DD05</text:p>
          </table:table-cell>
          <table:table-cell table:style-name="ce307" office:value-type="string" calcext:value-type="string">
            <text:p>DIRECTOR DISTRITAL TIPO B</text:p>
          </table:table-cell>
          <table:table-cell table:style-name="ce315" office:value-type="string" calcext:value-type="string">
            <text:p>DD05</text:p>
          </table:table-cell>
          <table:table-cell table:style-name="ce85" office:value-type="string" calcext:value-type="string">
            <text:p>RESPONSABLE DE PROVINCIA</text:p>
          </table:table-cell>
          <table:table-cell table:style-name="ce90" table:formula="of:=CONCATENATE(&quot;UPDATE g_estructura.funcionarios SET id_area = '&quot;;[.F108];&quot;' WHERE  identificador = '&quot;;[.D108];&quot;';&quot;)" office:value-type="string" office:string-value="UPDATE g_estructura.funcionarios SET id_area = 'DD05' WHERE  identificador = '1716733553';" calcext:value-type="string">
            <text:p>UPDATE g_estructura.funcionarios SET id_area = 'DD05' WHERE <text:s/>identificador = '1716733553';</text:p>
          </table:table-cell>
          <table:table-cell table:style-name="ce90" table:formula="of:=CONCATENATE(&quot;INSERT INTO g_estructura.responsables(id_area, identificador, prioridad, responsable, activo, estado) values ('&quot;;[.H108];&quot;','&quot;;[.D108];&quot;',1,true,1,1);&quot;)" office:value-type="string" office:string-value="INSERT INTO g_estructura.responsables(id_area, identificador, prioridad, responsable, activo, estado) values ('DD05','1716733553',1,true,1,1);" calcext:value-type="string">
            <text:p>INSERT INTO g_estructura.responsables(id_area, identificador, prioridad, responsable, activo, estado) values ('DD05','1716733553',1,true,1,1);</text:p>
          </table:table-cell>
          <table:table-cell table:number-columns-repeated="1013"/>
        </table:table-row>
        <table:table-row table:style-name="ro4">
          <table:table-cell/>
          <table:covered-table-cell table:style-name="ce100"/>
          <table:table-cell table:style-name="ce99" office:value-type="string" calcext:value-type="string">
            <text:p>OTO</text:p>
          </table:table-cell>
          <table:table-cell table:style-name="ce112" office:value-type="float" office:value="2100453402" calcext:value-type="float">
            <text:p>2100453402</text:p>
          </table:table-cell>
          <table:table-cell table:style-name="ce154" office:value-type="string" calcext:value-type="string">
            <text:p>ESCOBAR ACUÑA LUCRECIA ANTONIETA</text:p>
          </table:table-cell>
          <table:table-cell table:style-name="ce268" office:value-type="string" calcext:value-type="string">
            <text:p>UDAFO</text:p>
          </table:table-cell>
          <table:table-cell table:style-name="ce304" office:value-type="string" calcext:value-type="string">
            <text:p>UNIDAD ADMINISTRATIVA FINANCIERA</text:p>
          </table:table-cell>
          <table:table-cell table:style-name="ce304"/>
          <table:table-cell/>
          <table:table-cell table:style-name="ce90" table:formula="of:=CONCATENATE(&quot;UPDATE g_estructura.funcionarios SET id_area = '&quot;;[.F109];&quot;' WHERE  identificador = '&quot;;[.D109];&quot;';&quot;)" office:value-type="string" office:string-value="UPDATE g_estructura.funcionarios SET id_area = 'UDAFO' WHERE  identificador = '2100453402';" calcext:value-type="string">
            <text:p>UPDATE g_estructura.funcionarios SET id_area = 'UDAFO' WHERE <text:s/>identificador = '2100453402';</text:p>
          </table:table-cell>
          <table:table-cell table:number-columns-repeated="1014"/>
        </table:table-row>
        <table:table-row table:style-name="ro4">
          <table:table-cell/>
          <table:covered-table-cell table:style-name="ce100"/>
          <table:table-cell table:style-name="ce99" office:value-type="string" calcext:value-type="string">
            <text:p>OTO</text:p>
          </table:table-cell>
          <table:table-cell table:style-name="ce112" office:value-type="float" office:value="1717955775" calcext:value-type="float">
            <text:p>1717955775</text:p>
          </table:table-cell>
          <table:table-cell table:style-name="ce154" office:value-type="string" calcext:value-type="string">
            <text:p>MORAN PEREZ DELIO ENRIQUE</text:p>
          </table:table-cell>
          <table:table-cell table:style-name="ce269" office:value-type="string" calcext:value-type="string">
            <text:p>UDAFO</text:p>
          </table:table-cell>
          <table:table-cell table:style-name="ce304" office:value-type="string" calcext:value-type="string">
            <text:p>UNIDAD ADMINISTRATIVA FINANCIERA</text:p>
          </table:table-cell>
          <table:table-cell table:style-name="ce304"/>
          <table:table-cell/>
          <table:table-cell table:style-name="ce90" table:formula="of:=CONCATENATE(&quot;UPDATE g_estructura.funcionarios SET id_area = '&quot;;[.F110];&quot;' WHERE  identificador = '&quot;;[.D110];&quot;';&quot;)" office:value-type="string" office:string-value="UPDATE g_estructura.funcionarios SET id_area = 'UDAFO' WHERE  identificador = '1717955775';" calcext:value-type="string">
            <text:p>UPDATE g_estructura.funcionarios SET id_area = 'UDAFO' WHERE <text:s/>identificador = '1717955775';</text:p>
          </table:table-cell>
          <table:table-cell table:number-columns-repeated="1014"/>
        </table:table-row>
        <table:table-row table:style-name="ro4">
          <table:table-cell/>
          <table:covered-table-cell table:style-name="ce100"/>
          <table:table-cell table:style-name="ce99" office:value-type="string" calcext:value-type="string">
            <text:p>OTO</text:p>
          </table:table-cell>
          <table:table-cell table:style-name="ce112" office:value-type="float" office:value="1312055633" calcext:value-type="float">
            <text:p>1312055633</text:p>
          </table:table-cell>
          <table:table-cell table:style-name="ce154" office:value-type="string" calcext:value-type="string">
            <text:p>MOREIRA GARCIA LUIS ANTONIO</text:p>
          </table:table-cell>
          <table:table-cell table:style-name="ce270" office:value-type="string" calcext:value-type="string">
            <text:p>UDSAO</text:p>
          </table:table-cell>
          <table:table-cell table:style-name="ce304" office:value-type="string" calcext:value-type="string">
            <text:p>UNIDAD DE REGISTRO DE INSUMOS AGROPECUARIOS</text:p>
          </table:table-cell>
          <table:table-cell table:style-name="ce304"/>
          <table:table-cell/>
          <table:table-cell table:style-name="ce90" table:formula="of:=CONCATENATE(&quot;UPDATE g_estructura.funcionarios SET id_area = '&quot;;[.F111];&quot;' WHERE  identificador = '&quot;;[.D111];&quot;';&quot;)" office:value-type="string" office:string-value="UPDATE g_estructura.funcionarios SET id_area = 'UDSAO' WHERE  identificador = '1312055633';" calcext:value-type="string">
            <text:p>UPDATE g_estructura.funcionarios SET id_area = 'UDSAO' WHERE <text:s/>identificador = '1312055633';</text:p>
          </table:table-cell>
          <table:table-cell table:number-columns-repeated="1014"/>
        </table:table-row>
        <table:table-row table:style-name="ro4">
          <table:table-cell/>
          <table:covered-table-cell table:style-name="ce100"/>
          <table:table-cell table:style-name="ce99" office:value-type="string" calcext:value-type="string">
            <text:p>OTO</text:p>
          </table:table-cell>
          <table:table-cell table:style-name="ce112" office:value-type="float" office:value="1308701653" calcext:value-type="float">
            <text:p>1308701653</text:p>
          </table:table-cell>
          <table:table-cell table:style-name="ce154" office:value-type="string" calcext:value-type="string">
            <text:p>ROSADO ZAMBRANO JOSE RAMIRO</text:p>
          </table:table-cell>
          <table:table-cell table:style-name="ce271" office:value-type="string" calcext:value-type="string">
            <text:p>UDSAO</text:p>
          </table:table-cell>
          <table:table-cell table:style-name="ce304" office:value-type="string" calcext:value-type="string">
            <text:p>UNIDAD DE SANIDAD ANIMAL</text:p>
          </table:table-cell>
          <table:table-cell table:style-name="ce304"/>
          <table:table-cell/>
          <table:table-cell table:style-name="ce90" table:formula="of:=CONCATENATE(&quot;UPDATE g_estructura.funcionarios SET id_area = '&quot;;[.F112];&quot;' WHERE  identificador = '&quot;;[.D112];&quot;';&quot;)" office:value-type="string" office:string-value="UPDATE g_estructura.funcionarios SET id_area = 'UDSAO' WHERE  identificador = '1308701653';" calcext:value-type="string">
            <text:p>UPDATE g_estructura.funcionarios SET id_area = 'UDSAO' WHERE <text:s/>identificador = '1308701653';</text:p>
          </table:table-cell>
          <table:table-cell table:number-columns-repeated="1014"/>
        </table:table-row>
        <table:table-row table:style-name="ro4">
          <table:table-cell/>
          <table:covered-table-cell table:style-name="ce100"/>
          <table:table-cell table:style-name="ce99" office:value-type="string" calcext:value-type="string">
            <text:p>OTO</text:p>
          </table:table-cell>
          <table:table-cell table:style-name="ce112" office:value-type="float" office:value="1715393581" calcext:value-type="float">
            <text:p>1715393581</text:p>
          </table:table-cell>
          <table:table-cell table:style-name="ce154" office:value-type="string" calcext:value-type="string">
            <text:p>CORREA GUAMAN JOHANA ENITH</text:p>
          </table:table-cell>
          <table:table-cell table:style-name="ce272" office:value-type="string" calcext:value-type="string">
            <text:p>UDSAO</text:p>
          </table:table-cell>
          <table:table-cell table:style-name="ce304" office:value-type="string" calcext:value-type="string">
            <text:p>UNIDAD DE SANIDAD ANIMAL</text:p>
          </table:table-cell>
          <table:table-cell table:style-name="ce304"/>
          <table:table-cell/>
          <table:table-cell table:style-name="ce90" table:formula="of:=CONCATENATE(&quot;UPDATE g_estructura.funcionarios SET id_area = '&quot;;[.F113];&quot;' WHERE  identificador = '&quot;;[.D113];&quot;';&quot;)" office:value-type="string" office:string-value="UPDATE g_estructura.funcionarios SET id_area = 'UDSAO' WHERE  identificador = '1715393581';" calcext:value-type="string">
            <text:p>UPDATE g_estructura.funcionarios SET id_area = 'UDSAO' WHERE <text:s/>identificador = '1715393581';</text:p>
          </table:table-cell>
          <table:table-cell table:number-columns-repeated="1014"/>
        </table:table-row>
        <table:table-row table:style-name="ro4">
          <table:table-cell/>
          <table:covered-table-cell table:style-name="ce100"/>
          <table:table-cell table:style-name="ce99" office:value-type="string" calcext:value-type="string">
            <text:p>OTO</text:p>
          </table:table-cell>
          <table:table-cell table:style-name="ce112" office:value-type="float" office:value="1308331782" calcext:value-type="float">
            <text:p>1308331782</text:p>
          </table:table-cell>
          <table:table-cell table:style-name="ce154" office:value-type="string" calcext:value-type="string">
            <text:p>GOMEZ VERA ROSSANA ANNABEL</text:p>
          </table:table-cell>
          <table:table-cell table:style-name="ce273" office:value-type="string" calcext:value-type="string">
            <text:p>UDAFO</text:p>
          </table:table-cell>
          <table:table-cell table:style-name="ce304" office:value-type="string" calcext:value-type="string">
            <text:p>UNIDAD ADMINISTRATIVA FINANCIERA</text:p>
          </table:table-cell>
          <table:table-cell table:style-name="ce304"/>
          <table:table-cell/>
          <table:table-cell table:style-name="ce90" table:formula="of:=CONCATENATE(&quot;UPDATE g_estructura.funcionarios SET id_area = '&quot;;[.F114];&quot;' WHERE  identificador = '&quot;;[.D114];&quot;';&quot;)" office:value-type="string" office:string-value="UPDATE g_estructura.funcionarios SET id_area = 'UDAFO' WHERE  identificador = '1308331782';" calcext:value-type="string">
            <text:p>UPDATE g_estructura.funcionarios SET id_area = 'UDAFO' WHERE <text:s/>identificador = '1308331782';</text:p>
          </table:table-cell>
          <table:table-cell table:number-columns-repeated="1014"/>
        </table:table-row>
        <table:table-row table:style-name="ro4">
          <table:table-cell/>
          <table:covered-table-cell table:style-name="ce100"/>
          <table:table-cell table:style-name="ce99" office:value-type="string" calcext:value-type="string">
            <text:p>OTO</text:p>
          </table:table-cell>
          <table:table-cell table:style-name="ce112" office:value-type="float" office:value="1310015209" calcext:value-type="float">
            <text:p>1310015209</text:p>
          </table:table-cell>
          <table:table-cell table:style-name="ce154" office:value-type="string" calcext:value-type="string">
            <text:p>MOREIRA ARTEAGA JUAN GABRIEL</text:p>
          </table:table-cell>
          <table:table-cell table:style-name="ce274" office:value-type="string" calcext:value-type="string">
            <text:p>UDSAO</text:p>
          </table:table-cell>
          <table:table-cell table:style-name="ce304" office:value-type="string" calcext:value-type="string">
            <text:p>UNIDAD DE SANIDAD ANIMAL</text:p>
          </table:table-cell>
          <table:table-cell table:style-name="ce304"/>
          <table:table-cell/>
          <table:table-cell table:style-name="ce90" table:formula="of:=CONCATENATE(&quot;UPDATE g_estructura.funcionarios SET id_area = '&quot;;[.F115];&quot;' WHERE  identificador = '&quot;;[.D115];&quot;';&quot;)" office:value-type="string" office:string-value="UPDATE g_estructura.funcionarios SET id_area = 'UDSAO' WHERE  identificador = '1310015209';" calcext:value-type="string">
            <text:p>UPDATE g_estructura.funcionarios SET id_area = 'UDSAO' WHERE <text:s/>identificador = '1310015209';</text:p>
          </table:table-cell>
          <table:table-cell table:number-columns-repeated="1014"/>
        </table:table-row>
        <table:table-row table:style-name="ro4">
          <table:table-cell/>
          <table:table-cell table:style-name="ce101" office:value-type="string" calcext:value-type="string">
            <text:p>Oficina Loreto</text:p>
          </table:table-cell>
          <table:table-cell table:style-name="ce101" office:value-type="string" calcext:value-type="string">
            <text:p>OTL05</text:p>
          </table:table-cell>
          <table:table-cell table:style-name="ce118" office:value-type="string" calcext:value-type="string">
            <text:p>0502956105</text:p>
          </table:table-cell>
          <table:table-cell table:style-name="ce156" office:value-type="string" calcext:value-type="string">
            <text:p>VELASCO RODRIGUEZ ALEX JOSE</text:p>
          </table:table-cell>
          <table:table-cell table:style-name="ce275" office:value-type="string" calcext:value-type="string">
            <text:p>UDSAL05</text:p>
          </table:table-cell>
          <table:table-cell table:style-name="ce310" office:value-type="string" calcext:value-type="string">
            <text:p>UNIDAD DE SANIDAD ANIMAL</text:p>
          </table:table-cell>
          <table:table-cell table:style-name="ce316" office:value-type="string" calcext:value-type="string">
            <text:p>OTL05</text:p>
          </table:table-cell>
          <table:table-cell table:style-name="ce85" office:value-type="string" calcext:value-type="string">
            <text:p>Responsable de Oficina</text:p>
          </table:table-cell>
          <table:table-cell table:style-name="ce90" table:formula="of:=CONCATENATE(&quot;UPDATE g_estructura.funcionarios SET id_area = '&quot;;[.F116];&quot;' WHERE  identificador = '&quot;;[.D116];&quot;';&quot;)" office:value-type="string" office:string-value="UPDATE g_estructura.funcionarios SET id_area = 'UDSAL05' WHERE  identificador = '0502956105';" calcext:value-type="string">
            <text:p>UPDATE g_estructura.funcionarios SET id_area = 'UDSAL05' WHERE <text:s/>identificador = '0502956105';</text:p>
          </table:table-cell>
          <table:table-cell table:style-name="ce90" table:formula="of:=CONCATENATE(&quot;INSERT INTO g_estructura.responsables(id_area, identificador, prioridad, responsable, activo, estado) values ('&quot;;[.H116];&quot;','&quot;;[.D116];&quot;',1,true,1,1);&quot;)" office:value-type="string" office:string-value="INSERT INTO g_estructura.responsables(id_area, identificador, prioridad, responsable, activo, estado) values ('OTL05','0502956105',1,true,1,1);" calcext:value-type="string">
            <text:p>INSERT INTO g_estructura.responsables(id_area, identificador, prioridad, responsable, activo, estado) values ('OTL05','0502956105',1,true,1,1);</text:p>
          </table:table-cell>
          <table:table-cell table:number-columns-repeated="1013"/>
        </table:table-row>
        <table:table-row table:style-name="ro4">
          <table:table-cell table:number-columns-repeated="9"/>
          <table:table-cell table:style-name="ce90"/>
          <table:table-cell table:number-columns-repeated="1014"/>
        </table:table-row>
        <table:table-row table:style-name="ro11">
          <table:table-cell/>
          <table:table-cell table:style-name="ce92" office:value-type="string" calcext:value-type="string" table:number-columns-spanned="6" table:number-rows-spanned="1">
            <text:p>SERVICIO DE SANIDAD AGROPECUARIA NAPO <text:s text:c="4"/>JSSAN</text:p>
          </table:table-cell>
          <table:covered-table-cell table:style-name="ce92"/>
          <table:covered-table-cell table:style-name="ce107"/>
          <table:covered-table-cell table:style-name="ce121"/>
          <table:covered-table-cell table:style-name="ce165"/>
          <table:covered-table-cell table:style-name="ce300"/>
          <table:table-cell table:style-name="ce300"/>
          <table:table-cell/>
          <table:table-cell table:style-name="ce90"/>
          <table:table-cell table:number-columns-repeated="1014"/>
        </table:table-row>
        <table:table-row table:style-name="ro11">
          <table:table-cell/>
          <table:table-cell table:style-name="ce93" office:value-type="string" calcext:value-type="string">
            <text:p>OFICINA</text:p>
          </table:table-cell>
          <table:table-cell table:style-name="ce93"/>
          <table:table-cell table:style-name="ce108"/>
          <table:table-cell table:style-name="ce122" office:value-type="string" calcext:value-type="string">
            <text:p>PERSONAL Y ÁREA</text:p>
          </table:table-cell>
          <table:table-cell table:style-name="ce122"/>
          <table:table-cell table:style-name="ce301" office:value-type="string" calcext:value-type="string">
            <text:p>AREA</text:p>
          </table:table-cell>
          <table:table-cell table:style-name="ce301"/>
          <table:table-cell/>
          <table:table-cell table:style-name="ce90"/>
          <table:table-cell table:number-columns-repeated="1014"/>
        </table:table-row>
        <table:table-row table:style-name="ro4">
          <table:table-cell/>
          <table:table-cell table:style-name="ce99" office:value-type="string" calcext:value-type="string" table:number-columns-spanned="1" table:number-rows-spanned="17">
            <text:p>Oficina Tena</text:p>
          </table:table-cell>
          <table:table-cell table:style-name="ce99" office:value-type="string" calcext:value-type="string">
            <text:p>OTTE04</text:p>
          </table:table-cell>
          <table:table-cell table:style-name="ce117" office:value-type="float" office:value="1500660939" calcext:value-type="float">
            <text:p>1500660939</text:p>
          </table:table-cell>
          <table:table-cell table:style-name="ce157" office:value-type="string" calcext:value-type="string">
            <text:p>GRANIZO TORRES ALEX RICARDO</text:p>
          </table:table-cell>
          <table:table-cell table:style-name="ce276" office:value-type="string" calcext:value-type="string">
            <text:p>UDSVTE04</text:p>
          </table:table-cell>
          <table:table-cell table:style-name="ce302" office:value-type="string" calcext:value-type="string">
            <text:p>UNIDAD DE SANIDAD VEGETAL</text:p>
          </table:table-cell>
          <table:table-cell table:style-name="ce302"/>
          <table:table-cell/>
          <table:table-cell table:style-name="ce90" table:formula="of:=CONCATENATE(&quot;UPDATE g_estructura.funcionarios SET id_area = '&quot;;[.F120];&quot;' WHERE  identificador = '&quot;;[.D120];&quot;';&quot;)" office:value-type="string" office:string-value="UPDATE g_estructura.funcionarios SET id_area = 'UDSVTE04' WHERE  identificador = '1500660939';" calcext:value-type="string">
            <text:p>UPDATE g_estructura.funcionarios SET id_area = 'UDSVTE04' WHERE <text:s/>identificador = '1500660939';</text:p>
          </table:table-cell>
          <table:table-cell table:number-columns-repeated="1014"/>
        </table:table-row>
        <table:table-row table:style-name="ro4">
          <table:table-cell/>
          <table:covered-table-cell table:style-name="ce100"/>
          <table:table-cell table:style-name="ce100" office:value-type="string" calcext:value-type="string">
            <text:p>OTTE04</text:p>
          </table:table-cell>
          <table:table-cell table:style-name="ce112" office:value-type="float" office:value="1307165504" calcext:value-type="float">
            <text:p>1307165504</text:p>
          </table:table-cell>
          <table:table-cell table:style-name="ce158" office:value-type="string" calcext:value-type="string">
            <text:p>ALCIVAR VERA RANDY MICHAEL</text:p>
          </table:table-cell>
          <table:table-cell table:style-name="ce277" office:value-type="string" calcext:value-type="string">
            <text:p>UDSATE04</text:p>
          </table:table-cell>
          <table:table-cell table:style-name="ce304" office:value-type="string" calcext:value-type="string">
            <text:p>UNIDAD DE SANIDAD ANIMAL</text:p>
          </table:table-cell>
          <table:table-cell table:style-name="ce304"/>
          <table:table-cell/>
          <table:table-cell table:style-name="ce90" table:formula="of:=CONCATENATE(&quot;UPDATE g_estructura.funcionarios SET id_area = '&quot;;[.F121];&quot;' WHERE  identificador = '&quot;;[.D121];&quot;';&quot;)" office:value-type="string" office:string-value="UPDATE g_estructura.funcionarios SET id_area = 'UDSATE04' WHERE  identificador = '1307165504';" calcext:value-type="string">
            <text:p>UPDATE g_estructura.funcionarios SET id_area = 'UDSATE04' WHERE <text:s/>identificador = '1307165504';</text:p>
          </table:table-cell>
          <table:table-cell table:number-columns-repeated="1014"/>
        </table:table-row>
        <table:table-row table:style-name="ro4">
          <table:table-cell/>
          <table:covered-table-cell table:style-name="ce100"/>
          <table:table-cell table:style-name="ce100" office:value-type="string" calcext:value-type="string">
            <text:p>OTTE04</text:p>
          </table:table-cell>
          <table:table-cell table:style-name="ce112" office:value-type="float" office:value="1500734700" calcext:value-type="float">
            <text:p>1500734700</text:p>
          </table:table-cell>
          <table:table-cell table:style-name="ce158" office:value-type="string" calcext:value-type="string">
            <text:p>CARVAJAL HARO EDISON GILBERTO</text:p>
          </table:table-cell>
          <table:table-cell table:style-name="ce278" office:value-type="string" calcext:value-type="string">
            <text:p>UDSVTE04</text:p>
          </table:table-cell>
          <table:table-cell table:style-name="ce304" office:value-type="string" calcext:value-type="string">
            <text:p>UNIDAD DE 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122];&quot;' WHERE  identificador = '&quot;;[.D122];&quot;';&quot;)" office:value-type="string" office:string-value="UPDATE g_estructura.funcionarios SET id_area = 'UDSVTE04' WHERE  identificador = '1500734700';" calcext:value-type="string">
            <text:p>UPDATE g_estructura.funcionarios SET id_area = 'UDSVTE04' WHERE <text:s/>identificador = '1500734700';</text:p>
          </table:table-cell>
          <table:table-cell table:number-columns-repeated="1014"/>
        </table:table-row>
        <table:table-row table:style-name="ro4">
          <table:table-cell/>
          <table:covered-table-cell table:style-name="ce100"/>
          <table:table-cell table:style-name="ce100" office:value-type="string" calcext:value-type="string">
            <text:p>OTTE04</text:p>
          </table:table-cell>
          <table:table-cell table:style-name="ce112" office:value-type="float" office:value="1500636392" calcext:value-type="float">
            <text:p>1500636392</text:p>
          </table:table-cell>
          <table:table-cell table:style-name="ce158" office:value-type="string" calcext:value-type="string">
            <text:p>QUEZADA CABRERA LORENA DEL ROSARIO</text:p>
          </table:table-cell>
          <table:table-cell table:style-name="ce279" office:value-type="string" calcext:value-type="string">
            <text:p>UDAFTE04</text:p>
          </table:table-cell>
          <table:table-cell table:style-name="ce304" office:value-type="string" calcext:value-type="string">
            <text:p>UNIDAD ADMINISTRATIVA FINANCIERA</text:p>
          </table:table-cell>
          <table:table-cell table:style-name="ce304"/>
          <table:table-cell/>
          <table:table-cell table:style-name="ce90" table:formula="of:=CONCATENATE(&quot;UPDATE g_estructura.funcionarios SET id_area = '&quot;;[.F123];&quot;' WHERE  identificador = '&quot;;[.D123];&quot;';&quot;)" office:value-type="string" office:string-value="UPDATE g_estructura.funcionarios SET id_area = 'UDAFTE04' WHERE  identificador = '1500636392';" calcext:value-type="string">
            <text:p>UPDATE g_estructura.funcionarios SET id_area = 'UDAFTE04' WHERE <text:s/>identificador = '1500636392';</text:p>
          </table:table-cell>
          <table:table-cell table:number-columns-repeated="1014"/>
        </table:table-row>
        <table:table-row table:style-name="ro4">
          <table:table-cell/>
          <table:covered-table-cell table:style-name="ce100"/>
          <table:table-cell table:style-name="ce100" office:value-type="string" calcext:value-type="string">
            <text:p>OTTE04</text:p>
          </table:table-cell>
          <table:table-cell table:style-name="ce112" office:value-type="float" office:value="1103298228" calcext:value-type="float">
            <text:p>1103298228</text:p>
          </table:table-cell>
          <table:table-cell table:style-name="ce159" office:value-type="string" calcext:value-type="string">
            <text:p>CUENCA ORTIZ GENARO</text:p>
          </table:table-cell>
          <table:table-cell table:style-name="ce280" office:value-type="string" calcext:value-type="string">
            <text:p>JSSAN</text:p>
          </table:table-cell>
          <table:table-cell table:style-name="ce304" office:value-type="string" calcext:value-type="string">
            <text:p>JEFATURA</text:p>
          </table:table-cell>
          <table:table-cell table:style-name="ce313" office:value-type="string" calcext:value-type="string">
            <text:p>JSSAN</text:p>
          </table:table-cell>
          <table:table-cell table:style-name="ce85" office:value-type="string" calcext:value-type="string">
            <text:p>RESPONSABLE DE PROVINCIA</text:p>
          </table:table-cell>
          <table:table-cell table:style-name="ce90" table:formula="of:=CONCATENATE(&quot;UPDATE g_estructura.funcionarios SET id_area = '&quot;;[.F124];&quot;' WHERE  identificador = '&quot;;[.D124];&quot;';&quot;)" office:value-type="string" office:string-value="UPDATE g_estructura.funcionarios SET id_area = 'JSSAN' WHERE  identificador = '1103298228';" calcext:value-type="string">
            <text:p>UPDATE g_estructura.funcionarios SET id_area = 'JSSAN' WHERE <text:s/>identificador = '1103298228';</text:p>
          </table:table-cell>
          <table:table-cell table:style-name="ce90" table:formula="of:=CONCATENATE(&quot;INSERT INTO g_estructura.responsables(id_area, identificador, prioridad, responsable, activo, estado) values ('&quot;;[.H124];&quot;','&quot;;[.D124];&quot;',1,true,1,1);&quot;)" office:value-type="string" office:string-value="INSERT INTO g_estructura.responsables(id_area, identificador, prioridad, responsable, activo, estado) values ('JSSAN','1103298228',1,true,1,1);" calcext:value-type="string">
            <text:p>INSERT INTO g_estructura.responsables(id_area, identificador, prioridad, responsable, activo, estado) values ('JSSAN','1103298228',1,true,1,1);</text:p>
          </table:table-cell>
          <table:table-cell table:number-columns-repeated="1013"/>
        </table:table-row>
        <table:table-row table:style-name="ro4">
          <table:table-cell/>
          <table:covered-table-cell table:style-name="ce100"/>
          <table:table-cell table:style-name="ce99" office:value-type="string" calcext:value-type="string">
            <text:p>OTTE04</text:p>
          </table:table-cell>
          <table:table-cell table:style-name="ce112" office:value-type="float" office:value="1104576036" calcext:value-type="float">
            <text:p>1104576036</text:p>
          </table:table-cell>
          <table:table-cell table:style-name="ce158" office:value-type="string" calcext:value-type="string">
            <text:p>ASTUDILLO SOLANO JUAN CARLOS</text:p>
          </table:table-cell>
          <table:table-cell table:style-name="ce281" office:value-type="string" calcext:value-type="string">
            <text:p>UDSATE04</text:p>
          </table:table-cell>
          <table:table-cell table:style-name="ce304" office:value-type="string" calcext:value-type="string">
            <text:p>UNIDAD DE SANIDAD ANIMAL</text:p>
          </table:table-cell>
          <table:table-cell table:style-name="ce304"/>
          <table:table-cell/>
          <table:table-cell table:style-name="ce90" table:formula="of:=CONCATENATE(&quot;UPDATE g_estructura.funcionarios SET id_area = '&quot;;[.F125];&quot;' WHERE  identificador = '&quot;;[.D125];&quot;';&quot;)" office:value-type="string" office:string-value="UPDATE g_estructura.funcionarios SET id_area = 'UDSATE04' WHERE  identificador = '1104576036';" calcext:value-type="string">
            <text:p>UPDATE g_estructura.funcionarios SET id_area = 'UDSATE04' WHERE <text:s/>identificador = '1104576036';</text:p>
          </table:table-cell>
          <table:table-cell table:number-columns-repeated="1014"/>
        </table:table-row>
        <table:table-row table:style-name="ro4">
          <table:table-cell/>
          <table:covered-table-cell table:style-name="ce100"/>
          <table:table-cell table:style-name="ce100" office:value-type="string" calcext:value-type="string">
            <text:p>OTTE04</text:p>
          </table:table-cell>
          <table:table-cell table:style-name="ce112" office:value-type="string" calcext:value-type="string">
            <text:p>0502956105</text:p>
          </table:table-cell>
          <table:table-cell table:style-name="ce158" office:value-type="string" calcext:value-type="string">
            <text:p>NOROÑA CASTELLANO JUAN PABLO</text:p>
          </table:table-cell>
          <table:table-cell table:style-name="ce282" office:value-type="string" calcext:value-type="string">
            <text:p>UDIATE04</text:p>
          </table:table-cell>
          <table:table-cell table:style-name="ce304" office:value-type="string" calcext:value-type="string">
            <text:p>UNIDAD DE INOCUIDAD DE LOS ALIMENTOS</text:p>
          </table:table-cell>
          <table:table-cell table:style-name="ce304"/>
          <table:table-cell/>
          <table:table-cell table:style-name="ce90" table:formula="of:=CONCATENATE(&quot;UPDATE g_estructura.funcionarios SET id_area = '&quot;;[.F126];&quot;' WHERE  identificador = '&quot;;[.D126];&quot;';&quot;)" office:value-type="string" office:string-value="UPDATE g_estructura.funcionarios SET id_area = 'UDIATE04' WHERE  identificador = '0502956105';" calcext:value-type="string">
            <text:p>UPDATE g_estructura.funcionarios SET id_area = 'UDIATE04' WHERE <text:s/>identificador = '0502956105';</text:p>
          </table:table-cell>
          <table:table-cell table:number-columns-repeated="1014"/>
        </table:table-row>
        <table:table-row table:style-name="ro4">
          <table:table-cell/>
          <table:covered-table-cell table:style-name="ce100"/>
          <table:table-cell table:style-name="ce100" office:value-type="string" calcext:value-type="string">
            <text:p>OTTE04</text:p>
          </table:table-cell>
          <table:table-cell table:style-name="ce112" office:value-type="float" office:value="1500591977" calcext:value-type="float">
            <text:p>1500591977</text:p>
          </table:table-cell>
          <table:table-cell table:style-name="ce158" office:value-type="string" calcext:value-type="string">
            <text:p>LEDESMA NIETO DARGUIN VICENTE</text:p>
          </table:table-cell>
          <table:table-cell table:style-name="ce283" office:value-type="string" calcext:value-type="string">
            <text:p>UDAFTE04</text:p>
          </table:table-cell>
          <table:table-cell table:style-name="ce304" office:value-type="string" calcext:value-type="string">
            <text:p>UNIDAD ADMINISTRATIVA FINANCIERA</text:p>
          </table:table-cell>
          <table:table-cell table:style-name="ce304"/>
          <table:table-cell/>
          <table:table-cell table:style-name="ce90" table:formula="of:=CONCATENATE(&quot;UPDATE g_estructura.funcionarios SET id_area = '&quot;;[.F127];&quot;' WHERE  identificador = '&quot;;[.D127];&quot;';&quot;)" office:value-type="string" office:string-value="UPDATE g_estructura.funcionarios SET id_area = 'UDAFTE04' WHERE  identificador = '1500591977';" calcext:value-type="string">
            <text:p>UPDATE g_estructura.funcionarios SET id_area = 'UDAFTE04' WHERE <text:s/>identificador = '1500591977';</text:p>
          </table:table-cell>
          <table:table-cell table:number-columns-repeated="1014"/>
        </table:table-row>
        <table:table-row table:style-name="ro4">
          <table:table-cell/>
          <table:covered-table-cell table:style-name="ce100"/>
          <table:table-cell table:style-name="ce100" office:value-type="string" calcext:value-type="string">
            <text:p>OTTE04</text:p>
          </table:table-cell>
          <table:table-cell table:style-name="ce112" office:value-type="float" office:value="1310517246" calcext:value-type="float">
            <text:p>1310517246</text:p>
          </table:table-cell>
          <table:table-cell table:style-name="ce158" office:value-type="string" calcext:value-type="string">
            <text:p>DE LA TORRES MOREIRA JOSE ALBERTO</text:p>
          </table:table-cell>
          <table:table-cell table:style-name="ce284" office:value-type="string" calcext:value-type="string">
            <text:p>UDIATE04</text:p>
          </table:table-cell>
          <table:table-cell table:style-name="ce304" office:value-type="string" calcext:value-type="string">
            <text:p>UNIDAD DE INOCUIDAD DE LOS ALIMENTOS</text:p>
          </table:table-cell>
          <table:table-cell table:style-name="ce304"/>
          <table:table-cell/>
          <table:table-cell table:style-name="ce90" table:formula="of:=CONCATENATE(&quot;UPDATE g_estructura.funcionarios SET id_area = '&quot;;[.F128];&quot;' WHERE  identificador = '&quot;;[.D128];&quot;';&quot;)" office:value-type="string" office:string-value="UPDATE g_estructura.funcionarios SET id_area = 'UDIATE04' WHERE  identificador = '1310517246';" calcext:value-type="string">
            <text:p>UPDATE g_estructura.funcionarios SET id_area = 'UDIATE04' WHERE <text:s/>identificador = '1310517246';</text:p>
          </table:table-cell>
          <table:table-cell table:number-columns-repeated="1014"/>
        </table:table-row>
        <table:table-row table:style-name="ro4">
          <table:table-cell/>
          <table:covered-table-cell table:style-name="ce100"/>
          <table:table-cell table:style-name="ce100"/>
          <table:table-cell table:style-name="ce119" office:value-type="float" office:value="1500591977" calcext:value-type="float">
            <text:p>1500591977</text:p>
          </table:table-cell>
          <table:table-cell table:style-name="ce158"/>
          <table:table-cell table:style-name="ce285" office:value-type="string" calcext:value-type="string">
            <text:p>UDAFTE04</text:p>
          </table:table-cell>
          <table:table-cell table:style-name="ce311" office:value-type="string" calcext:value-type="string">
            <text:p>UNIDAD ADMINISTRATIVA FINANCIERA</text:p>
          </table:table-cell>
          <table:table-cell table:style-name="ce304"/>
          <table:table-cell/>
          <table:table-cell table:style-name="ce90"/>
          <table:table-cell table:number-columns-repeated="1014"/>
        </table:table-row>
        <table:table-row table:style-name="ro4">
          <table:table-cell/>
          <table:covered-table-cell table:style-name="ce100"/>
          <table:table-cell table:style-name="ce100" office:value-type="string" calcext:value-type="string">
            <text:p>OTTE04</text:p>
          </table:table-cell>
          <table:table-cell table:style-name="ce112" office:value-type="float" office:value="1312030982" calcext:value-type="float">
            <text:p>1312030982</text:p>
          </table:table-cell>
          <table:table-cell table:style-name="ce158" office:value-type="string" calcext:value-type="string">
            <text:p>MEZA BARREZUETA JOEL OSWALDO</text:p>
          </table:table-cell>
          <table:table-cell table:style-name="ce286" office:value-type="string" calcext:value-type="string">
            <text:p>UDSATE04</text:p>
          </table:table-cell>
          <table:table-cell table:style-name="ce304" office:value-type="string" calcext:value-type="string">
            <text:p>UNIDAD DE SANIDAD ANIMAL</text:p>
          </table:table-cell>
          <table:table-cell table:style-name="ce304"/>
          <table:table-cell/>
          <table:table-cell table:style-name="ce90" table:formula="of:=CONCATENATE(&quot;UPDATE g_estructura.funcionarios SET id_area = '&quot;;[.F130];&quot;' WHERE  identificador = '&quot;;[.D130];&quot;';&quot;)" office:value-type="string" office:string-value="UPDATE g_estructura.funcionarios SET id_area = 'UDSATE04' WHERE  identificador = '1312030982';" calcext:value-type="string">
            <text:p>UPDATE g_estructura.funcionarios SET id_area = 'UDSATE04' WHERE <text:s/>identificador = '1312030982';</text:p>
          </table:table-cell>
          <table:table-cell table:number-columns-repeated="1014"/>
        </table:table-row>
        <table:table-row table:style-name="ro4">
          <table:table-cell/>
          <table:covered-table-cell table:style-name="ce100"/>
          <table:table-cell table:style-name="ce99" office:value-type="string" calcext:value-type="string">
            <text:p>OTTE04</text:p>
          </table:table-cell>
          <table:table-cell table:style-name="ce112" office:value-type="float" office:value="1500550114" calcext:value-type="float">
            <text:p>1500550114</text:p>
          </table:table-cell>
          <table:table-cell table:style-name="ce158" office:value-type="string" calcext:value-type="string">
            <text:p>VITERI TIBAN MARTHA MARIUXI</text:p>
          </table:table-cell>
          <table:table-cell table:style-name="ce287" office:value-type="string" calcext:value-type="string">
            <text:p>UDAFTE04</text:p>
          </table:table-cell>
          <table:table-cell table:style-name="ce304" office:value-type="string" calcext:value-type="string">
            <text:p>UNIDAD ADMINISTRATIVA FINANCIERA</text:p>
          </table:table-cell>
          <table:table-cell table:style-name="ce304"/>
          <table:table-cell/>
          <table:table-cell table:style-name="ce90" table:formula="of:=CONCATENATE(&quot;UPDATE g_estructura.funcionarios SET id_area = '&quot;;[.F131];&quot;' WHERE  identificador = '&quot;;[.D131];&quot;';&quot;)" office:value-type="string" office:string-value="UPDATE g_estructura.funcionarios SET id_area = 'UDAFTE04' WHERE  identificador = '1500550114';" calcext:value-type="string">
            <text:p>UPDATE g_estructura.funcionarios SET id_area = 'UDAFTE04' WHERE <text:s/>identificador = '1500550114';</text:p>
          </table:table-cell>
          <table:table-cell table:number-columns-repeated="1014"/>
        </table:table-row>
        <table:table-row table:style-name="ro4">
          <table:table-cell/>
          <table:covered-table-cell table:style-name="ce100"/>
          <table:table-cell table:style-name="ce100" office:value-type="string" calcext:value-type="string">
            <text:p>OTTE04</text:p>
          </table:table-cell>
          <table:table-cell table:style-name="ce112" office:value-type="string" calcext:value-type="string">
            <text:p>0603619388</text:p>
          </table:table-cell>
          <table:table-cell table:style-name="ce158" office:value-type="string" calcext:value-type="string">
            <text:p>LEON MEJIA NELSON HECTOR</text:p>
          </table:table-cell>
          <table:table-cell table:style-name="ce288" office:value-type="string" calcext:value-type="string">
            <text:p>UDSATE04</text:p>
          </table:table-cell>
          <table:table-cell table:style-name="ce304" office:value-type="string" calcext:value-type="string">
            <text:p>UNIDAD DE SANIDAD ANIMAL</text:p>
          </table:table-cell>
          <table:table-cell table:style-name="ce304"/>
          <table:table-cell/>
          <table:table-cell table:style-name="ce90" table:formula="of:=CONCATENATE(&quot;UPDATE g_estructura.funcionarios SET id_area = '&quot;;[.F132];&quot;' WHERE  identificador = '&quot;;[.D132];&quot;';&quot;)" office:value-type="string" office:string-value="UPDATE g_estructura.funcionarios SET id_area = 'UDSATE04' WHERE  identificador = '0603619388';" calcext:value-type="string">
            <text:p>UPDATE g_estructura.funcionarios SET id_area = 'UDSATE04' WHERE <text:s/>identificador = '0603619388';</text:p>
          </table:table-cell>
          <table:table-cell table:number-columns-repeated="1014"/>
        </table:table-row>
        <table:table-row table:style-name="ro4">
          <table:table-cell/>
          <table:covered-table-cell table:style-name="ce100"/>
          <table:table-cell table:style-name="ce100" office:value-type="string" calcext:value-type="string">
            <text:p>OTTE04</text:p>
          </table:table-cell>
          <table:table-cell table:style-name="ce112" office:value-type="float" office:value="1717598716" calcext:value-type="float">
            <text:p>1717598716</text:p>
          </table:table-cell>
          <table:table-cell table:style-name="ce158" office:value-type="string" calcext:value-type="string">
            <text:p>ROBLES HERRERA MARIANA DE JESUS</text:p>
          </table:table-cell>
          <table:table-cell table:style-name="ce289" office:value-type="string" calcext:value-type="string">
            <text:p>UDAFTE04</text:p>
          </table:table-cell>
          <table:table-cell table:style-name="ce304" office:value-type="string" calcext:value-type="string">
            <text:p>UNIDAD ADMINISTRATIVA FINANCIERA</text:p>
          </table:table-cell>
          <table:table-cell table:style-name="ce304"/>
          <table:table-cell/>
          <table:table-cell table:style-name="ce90" table:formula="of:=CONCATENATE(&quot;UPDATE g_estructura.funcionarios SET id_area = '&quot;;[.F133];&quot;' WHERE  identificador = '&quot;;[.D133];&quot;';&quot;)" office:value-type="string" office:string-value="UPDATE g_estructura.funcionarios SET id_area = 'UDAFTE04' WHERE  identificador = '1717598716';" calcext:value-type="string">
            <text:p>UPDATE g_estructura.funcionarios SET id_area = 'UDAFTE04' WHERE <text:s/>identificador = '1717598716';</text:p>
          </table:table-cell>
          <table:table-cell table:number-columns-repeated="1014"/>
        </table:table-row>
        <table:table-row table:style-name="ro4">
          <table:table-cell/>
          <table:covered-table-cell table:style-name="ce100"/>
          <table:table-cell table:style-name="ce100" office:value-type="string" calcext:value-type="string">
            <text:p>OTTE04</text:p>
          </table:table-cell>
          <table:table-cell table:style-name="ce112" office:value-type="float" office:value="1500819527" calcext:value-type="float">
            <text:p>1500819527</text:p>
          </table:table-cell>
          <table:table-cell table:style-name="ce158" office:value-type="string" calcext:value-type="string">
            <text:p>CAYAMBE PADILLA MARIELA ALEXANDRA</text:p>
          </table:table-cell>
          <table:table-cell table:style-name="ce290" office:value-type="string" calcext:value-type="string">
            <text:p>UDSATE04</text:p>
          </table:table-cell>
          <table:table-cell table:style-name="ce304" office:value-type="string" calcext:value-type="string">
            <text:p>UNIDAD DE SANIDAD ANIMAL</text:p>
          </table:table-cell>
          <table:table-cell table:style-name="ce304"/>
          <table:table-cell/>
          <table:table-cell table:style-name="ce90" table:formula="of:=CONCATENATE(&quot;UPDATE g_estructura.funcionarios SET id_area = '&quot;;[.F134];&quot;' WHERE  identificador = '&quot;;[.D134];&quot;';&quot;)" office:value-type="string" office:string-value="UPDATE g_estructura.funcionarios SET id_area = 'UDSATE04' WHERE  identificador = '1500819527';" calcext:value-type="string">
            <text:p>UPDATE g_estructura.funcionarios SET id_area = 'UDSATE04' WHERE <text:s/>identificador = '1500819527';</text:p>
          </table:table-cell>
          <table:table-cell table:number-columns-repeated="1014"/>
        </table:table-row>
        <table:table-row table:style-name="ro4">
          <table:table-cell/>
          <table:covered-table-cell table:style-name="ce100"/>
          <table:table-cell table:style-name="ce100" office:value-type="string" calcext:value-type="string">
            <text:p>OTTE04</text:p>
          </table:table-cell>
          <table:table-cell table:style-name="ce112" office:value-type="float" office:value="1723184311" calcext:value-type="float">
            <text:p>1723184311</text:p>
          </table:table-cell>
          <table:table-cell table:style-name="ce158" office:value-type="string" calcext:value-type="string">
            <text:p>ERAZO PAUCAR ERIK MARCELO</text:p>
          </table:table-cell>
          <table:table-cell table:style-name="ce291" office:value-type="string" calcext:value-type="string">
            <text:p>UDSATE04</text:p>
          </table:table-cell>
          <table:table-cell table:style-name="ce304" office:value-type="string" calcext:value-type="string">
            <text:p>UNIDAD DE SANIDAD ANIMAL</text:p>
          </table:table-cell>
          <table:table-cell table:style-name="ce304"/>
          <table:table-cell/>
          <table:table-cell table:style-name="ce90" table:formula="of:=CONCATENATE(&quot;UPDATE g_estructura.funcionarios SET id_area = '&quot;;[.F135];&quot;' WHERE  identificador = '&quot;;[.D135];&quot;';&quot;)" office:value-type="string" office:string-value="UPDATE g_estructura.funcionarios SET id_area = 'UDSATE04' WHERE  identificador = '1723184311';" calcext:value-type="string">
            <text:p>UPDATE g_estructura.funcionarios SET id_area = 'UDSATE04' WHERE <text:s/>identificador = '1723184311';</text:p>
          </table:table-cell>
          <table:table-cell table:number-columns-repeated="1014"/>
        </table:table-row>
        <table:table-row table:style-name="ro4">
          <table:table-cell/>
          <table:covered-table-cell table:style-name="ce100"/>
          <table:table-cell table:style-name="ce100" office:value-type="string" calcext:value-type="string">
            <text:p>OTTE04</text:p>
          </table:table-cell>
          <table:table-cell table:style-name="ce112" office:value-type="float" office:value="1500439102" calcext:value-type="float">
            <text:p>1500439102</text:p>
          </table:table-cell>
          <table:table-cell table:style-name="ce158" office:value-type="string" calcext:value-type="string">
            <text:p>GREFA ANDI PEDRO IGNACIO</text:p>
          </table:table-cell>
          <table:table-cell table:style-name="ce292" office:value-type="string" calcext:value-type="string">
            <text:p>UDSVTE04</text:p>
          </table:table-cell>
          <table:table-cell table:style-name="ce304" office:value-type="string" calcext:value-type="string">
            <text:p>UNIDAD DE 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136];&quot;' WHERE  identificador = '&quot;;[.D136];&quot;';&quot;)" office:value-type="string" office:string-value="UPDATE g_estructura.funcionarios SET id_area = 'UDSVTE04' WHERE  identificador = '1500439102';" calcext:value-type="string">
            <text:p>UPDATE g_estructura.funcionarios SET id_area = 'UDSVTE04' WHERE <text:s/>identificador = '1500439102';</text:p>
          </table:table-cell>
          <table:table-cell table:number-columns-repeated="1014"/>
        </table:table-row>
        <table:table-row table:style-name="ro4">
          <table:table-cell/>
          <table:table-cell table:style-name="ce97" office:value-type="string" calcext:value-type="string" table:number-columns-spanned="1" table:number-rows-spanned="3">
            <text:p>Oficina El Chaco</text:p>
          </table:table-cell>
          <table:table-cell table:style-name="ce97" office:value-type="string" calcext:value-type="string">
            <text:p>OTEC04</text:p>
          </table:table-cell>
          <table:table-cell table:style-name="ce112" office:value-type="float" office:value="1717705089" calcext:value-type="float">
            <text:p>1717705089</text:p>
          </table:table-cell>
          <table:table-cell table:style-name="ce160" office:value-type="string" calcext:value-type="string">
            <text:p>GARCIA BOHORQUEZ ROBERTS DUVAL</text:p>
          </table:table-cell>
          <table:table-cell table:style-name="ce293" office:value-type="string" calcext:value-type="string">
            <text:p>UDSVEC04</text:p>
          </table:table-cell>
          <table:table-cell table:style-name="ce304" office:value-type="string" calcext:value-type="string">
            <text:p>SANIDAD VEGETAL</text:p>
          </table:table-cell>
          <table:table-cell table:style-name="ce313" office:value-type="string" calcext:value-type="string">
            <text:p>OTEC04</text:p>
          </table:table-cell>
          <table:table-cell table:style-name="ce85" office:value-type="string" calcext:value-type="string">
            <text:p>Responsable de Oficina</text:p>
          </table:table-cell>
          <table:table-cell table:style-name="ce90" table:formula="of:=CONCATENATE(&quot;UPDATE g_estructura.funcionarios SET id_area = '&quot;;[.F137];&quot;' WHERE  identificador = '&quot;;[.D137];&quot;';&quot;)" office:value-type="string" office:string-value="UPDATE g_estructura.funcionarios SET id_area = 'UDSVEC04' WHERE  identificador = '1717705089';" calcext:value-type="string">
            <text:p>UPDATE g_estructura.funcionarios SET id_area = 'UDSVEC04' WHERE <text:s/>identificador = '1717705089';</text:p>
          </table:table-cell>
          <table:table-cell table:style-name="ce90" table:formula="of:=CONCATENATE(&quot;INSERT INTO g_estructura.responsables(id_area, identificador, prioridad, responsable, activo, estado) values ('&quot;;[.H137];&quot;','&quot;;[.D137];&quot;',1,true,1,1);&quot;)" office:value-type="string" office:string-value="INSERT INTO g_estructura.responsables(id_area, identificador, prioridad, responsable, activo, estado) values ('OTEC04','1717705089',1,true,1,1);" calcext:value-type="string">
            <text:p>INSERT INTO g_estructura.responsables(id_area, identificador, prioridad, responsable, activo, estado) values ('OTEC04','1717705089',1,true,1,1);</text:p>
          </table:table-cell>
          <table:table-cell table:number-columns-repeated="1013"/>
        </table:table-row>
        <table:table-row table:style-name="ro4">
          <table:table-cell/>
          <table:covered-table-cell table:style-name="ce97"/>
          <table:table-cell table:style-name="ce97" office:value-type="string" calcext:value-type="string">
            <text:p>OTEC04</text:p>
          </table:table-cell>
          <table:table-cell table:style-name="ce112" office:value-type="float" office:value="1313530782" calcext:value-type="float">
            <text:p>1313530782</text:p>
          </table:table-cell>
          <table:table-cell table:style-name="ce161" office:value-type="string" calcext:value-type="string">
            <text:p>LOOR QUIJIJE JAVIER RICARDO</text:p>
          </table:table-cell>
          <table:table-cell table:style-name="ce294" office:value-type="string" calcext:value-type="string">
            <text:p>UDSAEC04</text:p>
          </table:table-cell>
          <table:table-cell table:style-name="ce304" office:value-type="string" calcext:value-type="string">
            <text:p>SANIDAD ANIMAL</text:p>
          </table:table-cell>
          <table:table-cell table:style-name="ce304"/>
          <table:table-cell/>
          <table:table-cell table:style-name="ce90" table:formula="of:=CONCATENATE(&quot;UPDATE g_estructura.funcionarios SET id_area = '&quot;;[.F138];&quot;' WHERE  identificador = '&quot;;[.D138];&quot;';&quot;)" office:value-type="string" office:string-value="UPDATE g_estructura.funcionarios SET id_area = 'UDSAEC04' WHERE  identificador = '1313530782';" calcext:value-type="string">
            <text:p>UPDATE g_estructura.funcionarios SET id_area = 'UDSAEC04' WHERE <text:s/>identificador = '1313530782';</text:p>
          </table:table-cell>
          <table:table-cell table:number-columns-repeated="1014"/>
        </table:table-row>
        <table:table-row table:style-name="ro4">
          <table:table-cell/>
          <table:covered-table-cell table:style-name="ce97"/>
          <table:table-cell table:style-name="ce97" office:value-type="string" calcext:value-type="string">
            <text:p>OTEC04</text:p>
          </table:table-cell>
          <table:table-cell table:style-name="ce112" office:value-type="float" office:value="1312021908" calcext:value-type="float">
            <text:p>1312021908</text:p>
          </table:table-cell>
          <table:table-cell table:style-name="ce161" office:value-type="string" calcext:value-type="string">
            <text:p>MARCILLO ARTEAGA LUIS ALFREDO</text:p>
          </table:table-cell>
          <table:table-cell table:style-name="ce295" office:value-type="string" calcext:value-type="string">
            <text:p>UDSAEC04</text:p>
          </table:table-cell>
          <table:table-cell table:style-name="ce304" office:value-type="string" calcext:value-type="string">
            <text:p>SANIDAD ANIMAL</text:p>
          </table:table-cell>
          <table:table-cell table:style-name="ce304"/>
          <table:table-cell/>
          <table:table-cell table:style-name="ce90" table:formula="of:=CONCATENATE(&quot;UPDATE g_estructura.funcionarios SET id_area = '&quot;;[.F139];&quot;' WHERE  identificador = '&quot;;[.D139];&quot;';&quot;)" office:value-type="string" office:string-value="UPDATE g_estructura.funcionarios SET id_area = 'UDSAEC04' WHERE  identificador = '1312021908';" calcext:value-type="string">
            <text:p>UPDATE g_estructura.funcionarios SET id_area = 'UDSAEC04' WHERE <text:s/>identificador = '1312021908';</text:p>
          </table:table-cell>
          <table:table-cell table:number-columns-repeated="1014"/>
        </table:table-row>
        <table:table-row table:style-name="ro4">
          <table:table-cell/>
          <table:table-cell table:style-name="ce101" office:value-type="string" calcext:value-type="string" table:number-columns-spanned="1" table:number-rows-spanned="4">
            <text:p>Camper Quijos</text:p>
          </table:table-cell>
          <table:table-cell table:style-name="ce101" office:value-type="string" calcext:value-type="string">
            <text:p>CQJ04</text:p>
          </table:table-cell>
          <table:table-cell table:style-name="ce112" office:value-type="float" office:value="1500922156" calcext:value-type="float">
            <text:p>1500922156</text:p>
          </table:table-cell>
          <table:table-cell table:style-name="ce162" office:value-type="string" calcext:value-type="string">
            <text:p>CHICAIZA CONDOR BYRON ALEXANDER</text:p>
          </table:table-cell>
          <table:table-cell table:style-name="ce296" office:value-type="string" calcext:value-type="string">
            <text:p>UDSACQJ04</text:p>
          </table:table-cell>
          <table:table-cell table:style-name="ce304" office:value-type="string" calcext:value-type="string">
            <text:p>UNIDAD DE SANIDAD ANIMAL</text:p>
          </table:table-cell>
          <table:table-cell table:style-name="ce304"/>
          <table:table-cell/>
          <table:table-cell table:style-name="ce90" table:formula="of:=CONCATENATE(&quot;UPDATE g_estructura.funcionarios SET id_area = '&quot;;[.F140];&quot;' WHERE  identificador = '&quot;;[.D140];&quot;';&quot;)" office:value-type="string" office:string-value="UPDATE g_estructura.funcionarios SET id_area = 'UDSACQJ04' WHERE  identificador = '1500922156';" calcext:value-type="string">
            <text:p>UPDATE g_estructura.funcionarios SET id_area = 'UDSACQJ04' WHERE <text:s/>identificador = '1500922156';</text:p>
          </table:table-cell>
          <table:table-cell table:number-columns-repeated="1014"/>
        </table:table-row>
        <table:table-row table:style-name="ro4">
          <table:table-cell/>
          <table:covered-table-cell table:style-name="ce96"/>
          <table:table-cell table:style-name="ce96" office:value-type="string" calcext:value-type="string">
            <text:p>CQJ04</text:p>
          </table:table-cell>
          <table:table-cell table:style-name="ce120" office:value-type="float" office:value="1500622087" calcext:value-type="float">
            <text:p>1500622087</text:p>
          </table:table-cell>
          <table:table-cell table:style-name="ce162" office:value-type="string" calcext:value-type="string">
            <text:p>MOGOLLON VINUEZA FREDDY OSWALDO</text:p>
          </table:table-cell>
          <table:table-cell table:style-name="ce297" office:value-type="string" calcext:value-type="string">
            <text:p>UDSACQJ04</text:p>
          </table:table-cell>
          <table:table-cell table:style-name="ce304" office:value-type="string" calcext:value-type="string">
            <text:p>UNIDAD DE SANIDAD ANIMAL</text:p>
          </table:table-cell>
          <table:table-cell table:style-name="ce304"/>
          <table:table-cell/>
          <table:table-cell table:style-name="ce90" table:formula="of:=CONCATENATE(&quot;UPDATE g_estructura.funcionarios SET id_area = '&quot;;[.F141];&quot;' WHERE  identificador = '&quot;;[.D141];&quot;';&quot;)" office:value-type="string" office:string-value="UPDATE g_estructura.funcionarios SET id_area = 'UDSACQJ04' WHERE  identificador = '1500622087';" calcext:value-type="string">
            <text:p>UPDATE g_estructura.funcionarios SET id_area = 'UDSACQJ04' WHERE <text:s/>identificador = '1500622087';</text:p>
          </table:table-cell>
          <table:table-cell table:number-columns-repeated="1014"/>
        </table:table-row>
        <table:table-row table:style-name="ro4">
          <table:table-cell/>
          <table:covered-table-cell table:style-name="ce96"/>
          <table:table-cell table:style-name="ce96" office:value-type="string" calcext:value-type="string">
            <text:p>CQJ04</text:p>
          </table:table-cell>
          <table:table-cell table:style-name="ce112" office:value-type="float" office:value="1500637440" calcext:value-type="float">
            <text:p>1500637440</text:p>
          </table:table-cell>
          <table:table-cell table:style-name="ce159" office:value-type="string" calcext:value-type="string">
            <text:p>MANITIO MANITIO RAUL HERNANDEZ</text:p>
          </table:table-cell>
          <table:table-cell table:style-name="ce298" office:value-type="string" calcext:value-type="string">
            <text:p>UDSACQJ04</text:p>
          </table:table-cell>
          <table:table-cell table:style-name="ce304" office:value-type="string" calcext:value-type="string">
            <text:p>UNIDAD DE SANIDAD ANIMAL</text:p>
          </table:table-cell>
          <table:table-cell table:style-name="ce313" office:value-type="string" calcext:value-type="string">
            <text:p>CQJ04</text:p>
          </table:table-cell>
          <table:table-cell table:style-name="ce85" office:value-type="string" calcext:value-type="string">
            <text:p>Responsable de Oficina</text:p>
          </table:table-cell>
          <table:table-cell table:style-name="ce90" table:formula="of:=CONCATENATE(&quot;UPDATE g_estructura.funcionarios SET id_area = '&quot;;[.F142];&quot;' WHERE  identificador = '&quot;;[.D142];&quot;';&quot;)" office:value-type="string" office:string-value="UPDATE g_estructura.funcionarios SET id_area = 'UDSACQJ04' WHERE  identificador = '1500637440';" calcext:value-type="string">
            <text:p>UPDATE g_estructura.funcionarios SET id_area = 'UDSACQJ04' WHERE <text:s/>identificador = '1500637440';</text:p>
          </table:table-cell>
          <table:table-cell table:style-name="ce90" table:formula="of:=CONCATENATE(&quot;INSERT INTO g_estructura.responsables(id_area, identificador, prioridad, responsable, activo, estado) values ('&quot;;[.H142];&quot;','&quot;;[.D142];&quot;',1,true,1,1);&quot;)" office:value-type="string" office:string-value="INSERT INTO g_estructura.responsables(id_area, identificador, prioridad, responsable, activo, estado) values ('CQJ04','1500637440',1,true,1,1);" calcext:value-type="string">
            <text:p>INSERT INTO g_estructura.responsables(id_area, identificador, prioridad, responsable, activo, estado) values ('CQJ04','1500637440',1,true,1,1);</text:p>
          </table:table-cell>
          <table:table-cell table:number-columns-repeated="1013"/>
        </table:table-row>
        <table:table-row table:style-name="ro4">
          <table:table-cell/>
          <table:covered-table-cell table:style-name="ce101"/>
          <table:table-cell table:style-name="ce101" office:value-type="string" calcext:value-type="string">
            <text:p>CQJ04</text:p>
          </table:table-cell>
          <table:table-cell table:style-name="ce118" office:value-type="float" office:value="1501093478" calcext:value-type="float">
            <text:p>1501093478</text:p>
          </table:table-cell>
          <table:table-cell table:style-name="ce163" office:value-type="string" calcext:value-type="string">
            <text:p>VILLAMARIN ALVAREZ KIMBERLEY KATIUSKA</text:p>
          </table:table-cell>
          <table:table-cell table:style-name="ce299" office:value-type="string" calcext:value-type="string">
            <text:p>UDSACQJ04</text:p>
          </table:table-cell>
          <table:table-cell table:style-name="ce312" office:value-type="string" calcext:value-type="string">
            <text:p>UNIDAD DE SANIDAD ANIMAL</text:p>
          </table:table-cell>
          <table:table-cell table:style-name="ce312"/>
          <table:table-cell/>
          <table:table-cell table:style-name="ce90" table:formula="of:=CONCATENATE(&quot;UPDATE g_estructura.funcionarios SET id_area = '&quot;;[.F143];&quot;' WHERE  identificador = '&quot;;[.D143];&quot;';&quot;)" office:value-type="string" office:string-value="UPDATE g_estructura.funcionarios SET id_area = 'UDSACQJ04' WHERE  identificador = '1501093478';" calcext:value-type="string">
            <text:p>UPDATE g_estructura.funcionarios SET id_area = 'UDSACQJ04' WHERE <text:s/>identificador = '1501093478';</text:p>
          </table:table-cell>
          <table:table-cell table:number-columns-repeated="1014"/>
        </table:table-row>
        <table:table-row table:style-name="ro3" table:number-rows-repeated="104843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ZONA 2'.E75:'ZONA 2'.E75 'ZONA 2'.E77:'ZONA 2'.E77 'ZONA 2'.E84:'ZONA 2'.E84 'ZONA 2'.E91:'ZONA 2'.E91 'ZONA 2'.E65:'ZONA 2'.E71 'ZONA 2'.E96:'ZONA 2'.E96 'ZONA 2'.E6:'ZONA 2'.E63 'ZONA 2'.E4:'ZONA 2'.E4">
            <calcext:condition calcext:apply-style-name="ConditionalStyle_26" calcext:value="duplicate" calcext:base-cell-address="'ZONA 2'.E4"/>
          </calcext:conditional-format>
          <calcext:conditional-format calcext:target-range-address="'ZONA 2'.E73:'ZONA 2'.E73">
            <calcext:condition calcext:apply-style-name="ConditionalStyle_24" calcext:value="duplicate" calcext:base-cell-address="'ZONA 2'.E73"/>
          </calcext:conditional-format>
          <calcext:conditional-format calcext:target-range-address="'ZONA 2'.E74:'ZONA 2'.E74">
            <calcext:condition calcext:apply-style-name="ConditionalStyle_23" calcext:value="duplicate" calcext:base-cell-address="'ZONA 2'.E74"/>
          </calcext:conditional-format>
          <calcext:conditional-format calcext:target-range-address="'ZONA 2'.E76:'ZONA 2'.E76">
            <calcext:condition calcext:apply-style-name="ConditionalStyle_22" calcext:value="duplicate" calcext:base-cell-address="'ZONA 2'.E76"/>
          </calcext:conditional-format>
          <calcext:conditional-format calcext:target-range-address="'ZONA 2'.E78:'ZONA 2'.E78">
            <calcext:condition calcext:apply-style-name="ConditionalStyle_21" calcext:value="duplicate" calcext:base-cell-address="'ZONA 2'.E78"/>
          </calcext:conditional-format>
          <calcext:conditional-format calcext:target-range-address="'ZONA 2'.E79:'ZONA 2'.E79">
            <calcext:condition calcext:apply-style-name="ConditionalStyle_20" calcext:value="duplicate" calcext:base-cell-address="'ZONA 2'.E79"/>
          </calcext:conditional-format>
          <calcext:conditional-format calcext:target-range-address="'ZONA 2'.E80:'ZONA 2'.E80">
            <calcext:condition calcext:apply-style-name="ConditionalStyle_19" calcext:value="duplicate" calcext:base-cell-address="'ZONA 2'.E80"/>
          </calcext:conditional-format>
          <calcext:conditional-format calcext:target-range-address="'ZONA 2'.E81:'ZONA 2'.E81">
            <calcext:condition calcext:apply-style-name="ConditionalStyle_18" calcext:value="duplicate" calcext:base-cell-address="'ZONA 2'.E81"/>
          </calcext:conditional-format>
          <calcext:conditional-format calcext:target-range-address="'ZONA 2'.E82:'ZONA 2'.E82">
            <calcext:condition calcext:apply-style-name="ConditionalStyle_17" calcext:value="duplicate" calcext:base-cell-address="'ZONA 2'.E82"/>
          </calcext:conditional-format>
          <calcext:conditional-format calcext:target-range-address="'ZONA 2'.E83:'ZONA 2'.E83">
            <calcext:condition calcext:apply-style-name="ConditionalStyle_16" calcext:value="duplicate" calcext:base-cell-address="'ZONA 2'.E83"/>
          </calcext:conditional-format>
          <calcext:conditional-format calcext:target-range-address="'ZONA 2'.E85:'ZONA 2'.E85">
            <calcext:condition calcext:apply-style-name="ConditionalStyle_15" calcext:value="duplicate" calcext:base-cell-address="'ZONA 2'.E85"/>
          </calcext:conditional-format>
          <calcext:conditional-format calcext:target-range-address="'ZONA 2'.E86:'ZONA 2'.E86">
            <calcext:condition calcext:apply-style-name="ConditionalStyle_14" calcext:value="duplicate" calcext:base-cell-address="'ZONA 2'.E86"/>
          </calcext:conditional-format>
          <calcext:conditional-format calcext:target-range-address="'ZONA 2'.E87:'ZONA 2'.E87">
            <calcext:condition calcext:apply-style-name="ConditionalStyle_13" calcext:value="duplicate" calcext:base-cell-address="'ZONA 2'.E87"/>
          </calcext:conditional-format>
          <calcext:conditional-format calcext:target-range-address="'ZONA 2'.E88:'ZONA 2'.E88">
            <calcext:condition calcext:apply-style-name="ConditionalStyle_12" calcext:value="duplicate" calcext:base-cell-address="'ZONA 2'.E88"/>
          </calcext:conditional-format>
          <calcext:conditional-format calcext:target-range-address="'ZONA 2'.E89:'ZONA 2'.E89">
            <calcext:condition calcext:apply-style-name="ConditionalStyle_11" calcext:value="duplicate" calcext:base-cell-address="'ZONA 2'.E89"/>
          </calcext:conditional-format>
          <calcext:conditional-format calcext:target-range-address="'ZONA 2'.E90:'ZONA 2'.E90">
            <calcext:condition calcext:apply-style-name="ConditionalStyle_10" calcext:value="duplicate" calcext:base-cell-address="'ZONA 2'.E90"/>
          </calcext:conditional-format>
          <calcext:conditional-format calcext:target-range-address="'ZONA 2'.E92:'ZONA 2'.E92">
            <calcext:condition calcext:apply-style-name="ConditionalStyle_9" calcext:value="duplicate" calcext:base-cell-address="'ZONA 2'.E92"/>
          </calcext:conditional-format>
          <calcext:conditional-format calcext:target-range-address="'ZONA 2'.E93:'ZONA 2'.E93">
            <calcext:condition calcext:apply-style-name="ConditionalStyle_8" calcext:value="duplicate" calcext:base-cell-address="'ZONA 2'.E93"/>
          </calcext:conditional-format>
          <calcext:conditional-format calcext:target-range-address="'ZONA 2'.E94:'ZONA 2'.E94">
            <calcext:condition calcext:apply-style-name="ConditionalStyle_7" calcext:value="duplicate" calcext:base-cell-address="'ZONA 2'.E94"/>
          </calcext:conditional-format>
          <calcext:conditional-format calcext:target-range-address="'ZONA 2'.E95:'ZONA 2'.E95">
            <calcext:condition calcext:apply-style-name="ConditionalStyle_6" calcext:value="duplicate" calcext:base-cell-address="'ZONA 2'.E95"/>
          </calcext:conditional-format>
          <calcext:conditional-format calcext:target-range-address="'ZONA 2'.E101:'ZONA 2'.E116">
            <calcext:condition calcext:apply-style-name="ConditionalStyle_5" calcext:value="duplicate" calcext:base-cell-address="'ZONA 2'.E101"/>
          </calcext:conditional-format>
          <calcext:conditional-format calcext:target-range-address="'ZONA 2'.E101:'ZONA 2'.E116">
            <calcext:condition calcext:apply-style-name="ConditionalStyle_4" calcext:value="duplicate" calcext:base-cell-address="'ZONA 2'.E101"/>
          </calcext:conditional-format>
          <calcext:conditional-format calcext:target-range-address="'ZONA 2'.E137:'ZONA 2'.E139">
            <calcext:condition calcext:apply-style-name="ConditionalStyle_3" calcext:value="duplicate" calcext:base-cell-address="'ZONA 2'.E137"/>
          </calcext:conditional-format>
          <calcext:conditional-format calcext:target-range-address="'ZONA 2'.E140:'ZONA 2'.E141">
            <calcext:condition calcext:apply-style-name="ConditionalStyle_2" calcext:value="duplicate" calcext:base-cell-address="'ZONA 2'.E140"/>
          </calcext:conditional-format>
          <calcext:conditional-format calcext:target-range-address="'ZONA 2'.E120:'ZONA 2'.E136 'ZONA 2'.E142:'ZONA 2'.E143">
            <calcext:condition calcext:apply-style-name="ConditionalStyle_1" calcext:value="duplicate" calcext:base-cell-address="'ZONA 2'.E120"/>
          </calcext:conditional-format>
          <calcext:conditional-format calcext:target-range-address="'ZONA 2'.E72:'ZONA 2'.E72">
            <calcext:condition calcext:apply-style-name="ConditionalStyle_25" calcext:value="duplicate" calcext:base-cell-address="'ZONA 2'.E72"/>
          </calcext:conditional-format>
          <calcext:conditional-format calcext:target-range-address="'ZONA 2'.E64:'ZONA 2'.E64">
            <calcext:condition calcext:apply-style-name="ConditionalStyle_26" calcext:value="duplicate" calcext:base-cell-address="'ZONA 2'.E64"/>
          </calcext:conditional-format>
          <calcext:conditional-format calcext:target-range-address="'ZONA 2'.E5:'ZONA 2'.E5">
            <calcext:condition calcext:apply-style-name="ConditionalStyle_26" calcext:value="duplicate" calcext:base-cell-address="'ZONA 2'.E5"/>
          </calcext:conditional-format>
          <calcext:conditional-format calcext:target-range-address="'ZONA 2'.F4:'ZONA 2'.F4">
            <calcext:condition calcext:apply-style-name="ConditionalStyle_26" calcext:value="duplicate" calcext:base-cell-address="'ZONA 2'.F4"/>
          </calcext:conditional-format>
          <calcext:conditional-format calcext:target-range-address="'ZONA 2'.F5:'ZONA 2'.F5">
            <calcext:condition calcext:apply-style-name="ConditionalStyle_26" calcext:value="duplicate" calcext:base-cell-address="'ZONA 2'.F5"/>
          </calcext:conditional-format>
          <calcext:conditional-format calcext:target-range-address="'ZONA 2'.F6:'ZONA 2'.F6">
            <calcext:condition calcext:apply-style-name="ConditionalStyle_26" calcext:value="duplicate" calcext:base-cell-address="'ZONA 2'.F6"/>
          </calcext:conditional-format>
          <calcext:conditional-format calcext:target-range-address="'ZONA 2'.F7:'ZONA 2'.F7">
            <calcext:condition calcext:apply-style-name="ConditionalStyle_26" calcext:value="duplicate" calcext:base-cell-address="'ZONA 2'.F7"/>
          </calcext:conditional-format>
          <calcext:conditional-format calcext:target-range-address="'ZONA 2'.F8:'ZONA 2'.F8">
            <calcext:condition calcext:apply-style-name="ConditionalStyle_26" calcext:value="duplicate" calcext:base-cell-address="'ZONA 2'.F8"/>
          </calcext:conditional-format>
          <calcext:conditional-format calcext:target-range-address="'ZONA 2'.F9:'ZONA 2'.F9">
            <calcext:condition calcext:apply-style-name="ConditionalStyle_26" calcext:value="duplicate" calcext:base-cell-address="'ZONA 2'.F9"/>
          </calcext:conditional-format>
          <calcext:conditional-format calcext:target-range-address="'ZONA 2'.F10:'ZONA 2'.F10">
            <calcext:condition calcext:apply-style-name="ConditionalStyle_26" calcext:value="duplicate" calcext:base-cell-address="'ZONA 2'.F10"/>
          </calcext:conditional-format>
          <calcext:conditional-format calcext:target-range-address="'ZONA 2'.F11:'ZONA 2'.F11">
            <calcext:condition calcext:apply-style-name="ConditionalStyle_26" calcext:value="duplicate" calcext:base-cell-address="'ZONA 2'.F11"/>
          </calcext:conditional-format>
          <calcext:conditional-format calcext:target-range-address="'ZONA 2'.F12:'ZONA 2'.F12">
            <calcext:condition calcext:apply-style-name="ConditionalStyle_26" calcext:value="duplicate" calcext:base-cell-address="'ZONA 2'.F12"/>
          </calcext:conditional-format>
          <calcext:conditional-format calcext:target-range-address="'ZONA 2'.F13:'ZONA 2'.F13">
            <calcext:condition calcext:apply-style-name="ConditionalStyle_26" calcext:value="duplicate" calcext:base-cell-address="'ZONA 2'.F13"/>
          </calcext:conditional-format>
          <calcext:conditional-format calcext:target-range-address="'ZONA 2'.F14:'ZONA 2'.F14">
            <calcext:condition calcext:apply-style-name="ConditionalStyle_26" calcext:value="duplicate" calcext:base-cell-address="'ZONA 2'.F14"/>
          </calcext:conditional-format>
          <calcext:conditional-format calcext:target-range-address="'ZONA 2'.F15:'ZONA 2'.F15">
            <calcext:condition calcext:apply-style-name="ConditionalStyle_26" calcext:value="duplicate" calcext:base-cell-address="'ZONA 2'.F15"/>
          </calcext:conditional-format>
          <calcext:conditional-format calcext:target-range-address="'ZONA 2'.F16:'ZONA 2'.F16">
            <calcext:condition calcext:apply-style-name="ConditionalStyle_26" calcext:value="duplicate" calcext:base-cell-address="'ZONA 2'.F16"/>
          </calcext:conditional-format>
          <calcext:conditional-format calcext:target-range-address="'ZONA 2'.F17:'ZONA 2'.F17">
            <calcext:condition calcext:apply-style-name="ConditionalStyle_26" calcext:value="duplicate" calcext:base-cell-address="'ZONA 2'.F17"/>
          </calcext:conditional-format>
          <calcext:conditional-format calcext:target-range-address="'ZONA 2'.F18:'ZONA 2'.F18">
            <calcext:condition calcext:apply-style-name="ConditionalStyle_26" calcext:value="duplicate" calcext:base-cell-address="'ZONA 2'.F18"/>
          </calcext:conditional-format>
          <calcext:conditional-format calcext:target-range-address="'ZONA 2'.F19:'ZONA 2'.F19">
            <calcext:condition calcext:apply-style-name="ConditionalStyle_26" calcext:value="duplicate" calcext:base-cell-address="'ZONA 2'.F19"/>
          </calcext:conditional-format>
          <calcext:conditional-format calcext:target-range-address="'ZONA 2'.F20:'ZONA 2'.F20">
            <calcext:condition calcext:apply-style-name="ConditionalStyle_26" calcext:value="duplicate" calcext:base-cell-address="'ZONA 2'.F20"/>
          </calcext:conditional-format>
          <calcext:conditional-format calcext:target-range-address="'ZONA 2'.F21:'ZONA 2'.F21">
            <calcext:condition calcext:apply-style-name="ConditionalStyle_26" calcext:value="duplicate" calcext:base-cell-address="'ZONA 2'.F21"/>
          </calcext:conditional-format>
          <calcext:conditional-format calcext:target-range-address="'ZONA 2'.F22:'ZONA 2'.F22">
            <calcext:condition calcext:apply-style-name="ConditionalStyle_26" calcext:value="duplicate" calcext:base-cell-address="'ZONA 2'.F22"/>
          </calcext:conditional-format>
          <calcext:conditional-format calcext:target-range-address="'ZONA 2'.F23:'ZONA 2'.F23">
            <calcext:condition calcext:apply-style-name="ConditionalStyle_26" calcext:value="duplicate" calcext:base-cell-address="'ZONA 2'.F23"/>
          </calcext:conditional-format>
          <calcext:conditional-format calcext:target-range-address="'ZONA 2'.F24:'ZONA 2'.F24">
            <calcext:condition calcext:apply-style-name="ConditionalStyle_26" calcext:value="duplicate" calcext:base-cell-address="'ZONA 2'.F24"/>
          </calcext:conditional-format>
          <calcext:conditional-format calcext:target-range-address="'ZONA 2'.F25:'ZONA 2'.F25">
            <calcext:condition calcext:apply-style-name="ConditionalStyle_26" calcext:value="duplicate" calcext:base-cell-address="'ZONA 2'.F25"/>
          </calcext:conditional-format>
          <calcext:conditional-format calcext:target-range-address="'ZONA 2'.F26:'ZONA 2'.F26">
            <calcext:condition calcext:apply-style-name="ConditionalStyle_26" calcext:value="duplicate" calcext:base-cell-address="'ZONA 2'.F26"/>
          </calcext:conditional-format>
          <calcext:conditional-format calcext:target-range-address="'ZONA 2'.F27:'ZONA 2'.F27">
            <calcext:condition calcext:apply-style-name="ConditionalStyle_26" calcext:value="duplicate" calcext:base-cell-address="'ZONA 2'.F27"/>
          </calcext:conditional-format>
          <calcext:conditional-format calcext:target-range-address="'ZONA 2'.F28:'ZONA 2'.F28">
            <calcext:condition calcext:apply-style-name="ConditionalStyle_26" calcext:value="duplicate" calcext:base-cell-address="'ZONA 2'.F28"/>
          </calcext:conditional-format>
          <calcext:conditional-format calcext:target-range-address="'ZONA 2'.F29:'ZONA 2'.F29">
            <calcext:condition calcext:apply-style-name="ConditionalStyle_26" calcext:value="duplicate" calcext:base-cell-address="'ZONA 2'.F29"/>
          </calcext:conditional-format>
          <calcext:conditional-format calcext:target-range-address="'ZONA 2'.F30:'ZONA 2'.F30">
            <calcext:condition calcext:apply-style-name="ConditionalStyle_26" calcext:value="duplicate" calcext:base-cell-address="'ZONA 2'.F30"/>
          </calcext:conditional-format>
          <calcext:conditional-format calcext:target-range-address="'ZONA 2'.F31:'ZONA 2'.F31">
            <calcext:condition calcext:apply-style-name="ConditionalStyle_26" calcext:value="duplicate" calcext:base-cell-address="'ZONA 2'.F31"/>
          </calcext:conditional-format>
          <calcext:conditional-format calcext:target-range-address="'ZONA 2'.F32:'ZONA 2'.F32">
            <calcext:condition calcext:apply-style-name="ConditionalStyle_26" calcext:value="duplicate" calcext:base-cell-address="'ZONA 2'.F32"/>
          </calcext:conditional-format>
          <calcext:conditional-format calcext:target-range-address="'ZONA 2'.F33:'ZONA 2'.F33">
            <calcext:condition calcext:apply-style-name="ConditionalStyle_26" calcext:value="duplicate" calcext:base-cell-address="'ZONA 2'.F33"/>
          </calcext:conditional-format>
          <calcext:conditional-format calcext:target-range-address="'ZONA 2'.F34:'ZONA 2'.F34">
            <calcext:condition calcext:apply-style-name="ConditionalStyle_26" calcext:value="duplicate" calcext:base-cell-address="'ZONA 2'.F34"/>
          </calcext:conditional-format>
          <calcext:conditional-format calcext:target-range-address="'ZONA 2'.F35:'ZONA 2'.F35">
            <calcext:condition calcext:apply-style-name="ConditionalStyle_26" calcext:value="duplicate" calcext:base-cell-address="'ZONA 2'.F35"/>
          </calcext:conditional-format>
          <calcext:conditional-format calcext:target-range-address="'ZONA 2'.F36:'ZONA 2'.F36">
            <calcext:condition calcext:apply-style-name="ConditionalStyle_26" calcext:value="duplicate" calcext:base-cell-address="'ZONA 2'.F36"/>
          </calcext:conditional-format>
          <calcext:conditional-format calcext:target-range-address="'ZONA 2'.F37:'ZONA 2'.F37">
            <calcext:condition calcext:apply-style-name="ConditionalStyle_26" calcext:value="duplicate" calcext:base-cell-address="'ZONA 2'.F37"/>
          </calcext:conditional-format>
          <calcext:conditional-format calcext:target-range-address="'ZONA 2'.F38:'ZONA 2'.F38">
            <calcext:condition calcext:apply-style-name="ConditionalStyle_26" calcext:value="duplicate" calcext:base-cell-address="'ZONA 2'.F38"/>
          </calcext:conditional-format>
          <calcext:conditional-format calcext:target-range-address="'ZONA 2'.F39:'ZONA 2'.F39">
            <calcext:condition calcext:apply-style-name="ConditionalStyle_26" calcext:value="duplicate" calcext:base-cell-address="'ZONA 2'.F39"/>
          </calcext:conditional-format>
          <calcext:conditional-format calcext:target-range-address="'ZONA 2'.F40:'ZONA 2'.F40">
            <calcext:condition calcext:apply-style-name="ConditionalStyle_26" calcext:value="duplicate" calcext:base-cell-address="'ZONA 2'.F40"/>
          </calcext:conditional-format>
          <calcext:conditional-format calcext:target-range-address="'ZONA 2'.F41:'ZONA 2'.F41">
            <calcext:condition calcext:apply-style-name="ConditionalStyle_26" calcext:value="duplicate" calcext:base-cell-address="'ZONA 2'.F41"/>
          </calcext:conditional-format>
          <calcext:conditional-format calcext:target-range-address="'ZONA 2'.F42:'ZONA 2'.F42">
            <calcext:condition calcext:apply-style-name="ConditionalStyle_26" calcext:value="duplicate" calcext:base-cell-address="'ZONA 2'.F42"/>
          </calcext:conditional-format>
          <calcext:conditional-format calcext:target-range-address="'ZONA 2'.F43:'ZONA 2'.F43">
            <calcext:condition calcext:apply-style-name="ConditionalStyle_26" calcext:value="duplicate" calcext:base-cell-address="'ZONA 2'.F43"/>
          </calcext:conditional-format>
          <calcext:conditional-format calcext:target-range-address="'ZONA 2'.F44:'ZONA 2'.F44">
            <calcext:condition calcext:apply-style-name="ConditionalStyle_26" calcext:value="duplicate" calcext:base-cell-address="'ZONA 2'.F44"/>
          </calcext:conditional-format>
          <calcext:conditional-format calcext:target-range-address="'ZONA 2'.F45:'ZONA 2'.F45">
            <calcext:condition calcext:apply-style-name="ConditionalStyle_26" calcext:value="duplicate" calcext:base-cell-address="'ZONA 2'.F45"/>
          </calcext:conditional-format>
          <calcext:conditional-format calcext:target-range-address="'ZONA 2'.F46:'ZONA 2'.F46">
            <calcext:condition calcext:apply-style-name="ConditionalStyle_26" calcext:value="duplicate" calcext:base-cell-address="'ZONA 2'.F46"/>
          </calcext:conditional-format>
          <calcext:conditional-format calcext:target-range-address="'ZONA 2'.F47:'ZONA 2'.F47">
            <calcext:condition calcext:apply-style-name="ConditionalStyle_26" calcext:value="duplicate" calcext:base-cell-address="'ZONA 2'.F47"/>
          </calcext:conditional-format>
          <calcext:conditional-format calcext:target-range-address="'ZONA 2'.F48:'ZONA 2'.F48">
            <calcext:condition calcext:apply-style-name="ConditionalStyle_26" calcext:value="duplicate" calcext:base-cell-address="'ZONA 2'.F48"/>
          </calcext:conditional-format>
          <calcext:conditional-format calcext:target-range-address="'ZONA 2'.F49:'ZONA 2'.F49">
            <calcext:condition calcext:apply-style-name="ConditionalStyle_26" calcext:value="duplicate" calcext:base-cell-address="'ZONA 2'.F49"/>
          </calcext:conditional-format>
          <calcext:conditional-format calcext:target-range-address="'ZONA 2'.F50:'ZONA 2'.F50">
            <calcext:condition calcext:apply-style-name="ConditionalStyle_26" calcext:value="duplicate" calcext:base-cell-address="'ZONA 2'.F50"/>
          </calcext:conditional-format>
          <calcext:conditional-format calcext:target-range-address="'ZONA 2'.F51:'ZONA 2'.F51">
            <calcext:condition calcext:apply-style-name="ConditionalStyle_26" calcext:value="duplicate" calcext:base-cell-address="'ZONA 2'.F51"/>
          </calcext:conditional-format>
          <calcext:conditional-format calcext:target-range-address="'ZONA 2'.F52:'ZONA 2'.F52">
            <calcext:condition calcext:apply-style-name="ConditionalStyle_26" calcext:value="duplicate" calcext:base-cell-address="'ZONA 2'.F52"/>
          </calcext:conditional-format>
          <calcext:conditional-format calcext:target-range-address="'ZONA 2'.F53:'ZONA 2'.F53">
            <calcext:condition calcext:apply-style-name="ConditionalStyle_26" calcext:value="duplicate" calcext:base-cell-address="'ZONA 2'.F53"/>
          </calcext:conditional-format>
          <calcext:conditional-format calcext:target-range-address="'ZONA 2'.F54:'ZONA 2'.F54">
            <calcext:condition calcext:apply-style-name="ConditionalStyle_26" calcext:value="duplicate" calcext:base-cell-address="'ZONA 2'.F54"/>
          </calcext:conditional-format>
          <calcext:conditional-format calcext:target-range-address="'ZONA 2'.F55:'ZONA 2'.F55">
            <calcext:condition calcext:apply-style-name="ConditionalStyle_26" calcext:value="duplicate" calcext:base-cell-address="'ZONA 2'.F55"/>
          </calcext:conditional-format>
          <calcext:conditional-format calcext:target-range-address="'ZONA 2'.F56:'ZONA 2'.F56">
            <calcext:condition calcext:apply-style-name="ConditionalStyle_26" calcext:value="duplicate" calcext:base-cell-address="'ZONA 2'.F56"/>
          </calcext:conditional-format>
          <calcext:conditional-format calcext:target-range-address="'ZONA 2'.F57:'ZONA 2'.F57">
            <calcext:condition calcext:apply-style-name="ConditionalStyle_26" calcext:value="duplicate" calcext:base-cell-address="'ZONA 2'.F57"/>
          </calcext:conditional-format>
          <calcext:conditional-format calcext:target-range-address="'ZONA 2'.F58:'ZONA 2'.F58">
            <calcext:condition calcext:apply-style-name="ConditionalStyle_26" calcext:value="duplicate" calcext:base-cell-address="'ZONA 2'.F58"/>
          </calcext:conditional-format>
          <calcext:conditional-format calcext:target-range-address="'ZONA 2'.F59:'ZONA 2'.F59">
            <calcext:condition calcext:apply-style-name="ConditionalStyle_26" calcext:value="duplicate" calcext:base-cell-address="'ZONA 2'.F59"/>
          </calcext:conditional-format>
          <calcext:conditional-format calcext:target-range-address="'ZONA 2'.F60:'ZONA 2'.F60">
            <calcext:condition calcext:apply-style-name="ConditionalStyle_26" calcext:value="duplicate" calcext:base-cell-address="'ZONA 2'.F60"/>
          </calcext:conditional-format>
          <calcext:conditional-format calcext:target-range-address="'ZONA 2'.F61:'ZONA 2'.F61">
            <calcext:condition calcext:apply-style-name="ConditionalStyle_26" calcext:value="duplicate" calcext:base-cell-address="'ZONA 2'.F61"/>
          </calcext:conditional-format>
          <calcext:conditional-format calcext:target-range-address="'ZONA 2'.F62:'ZONA 2'.F62">
            <calcext:condition calcext:apply-style-name="ConditionalStyle_26" calcext:value="duplicate" calcext:base-cell-address="'ZONA 2'.F62"/>
          </calcext:conditional-format>
          <calcext:conditional-format calcext:target-range-address="'ZONA 2'.F63:'ZONA 2'.F63">
            <calcext:condition calcext:apply-style-name="ConditionalStyle_26" calcext:value="duplicate" calcext:base-cell-address="'ZONA 2'.F63"/>
          </calcext:conditional-format>
          <calcext:conditional-format calcext:target-range-address="'ZONA 2'.F64:'ZONA 2'.F64">
            <calcext:condition calcext:apply-style-name="ConditionalStyle_26" calcext:value="duplicate" calcext:base-cell-address="'ZONA 2'.F64"/>
          </calcext:conditional-format>
          <calcext:conditional-format calcext:target-range-address="'ZONA 2'.F65:'ZONA 2'.F65">
            <calcext:condition calcext:apply-style-name="ConditionalStyle_26" calcext:value="duplicate" calcext:base-cell-address="'ZONA 2'.F65"/>
          </calcext:conditional-format>
          <calcext:conditional-format calcext:target-range-address="'ZONA 2'.F66:'ZONA 2'.F66">
            <calcext:condition calcext:apply-style-name="ConditionalStyle_26" calcext:value="duplicate" calcext:base-cell-address="'ZONA 2'.F66"/>
          </calcext:conditional-format>
          <calcext:conditional-format calcext:target-range-address="'ZONA 2'.F67:'ZONA 2'.F67">
            <calcext:condition calcext:apply-style-name="ConditionalStyle_26" calcext:value="duplicate" calcext:base-cell-address="'ZONA 2'.F67"/>
          </calcext:conditional-format>
          <calcext:conditional-format calcext:target-range-address="'ZONA 2'.F68:'ZONA 2'.F68">
            <calcext:condition calcext:apply-style-name="ConditionalStyle_26" calcext:value="duplicate" calcext:base-cell-address="'ZONA 2'.F68"/>
          </calcext:conditional-format>
          <calcext:conditional-format calcext:target-range-address="'ZONA 2'.F69:'ZONA 2'.F69">
            <calcext:condition calcext:apply-style-name="ConditionalStyle_26" calcext:value="duplicate" calcext:base-cell-address="'ZONA 2'.F69"/>
          </calcext:conditional-format>
          <calcext:conditional-format calcext:target-range-address="'ZONA 2'.F70:'ZONA 2'.F70">
            <calcext:condition calcext:apply-style-name="ConditionalStyle_26" calcext:value="duplicate" calcext:base-cell-address="'ZONA 2'.F70"/>
          </calcext:conditional-format>
          <calcext:conditional-format calcext:target-range-address="'ZONA 2'.F71:'ZONA 2'.F71">
            <calcext:condition calcext:apply-style-name="ConditionalStyle_26" calcext:value="duplicate" calcext:base-cell-address="'ZONA 2'.F71"/>
          </calcext:conditional-format>
          <calcext:conditional-format calcext:target-range-address="'ZONA 2'.F72:'ZONA 2'.F72">
            <calcext:condition calcext:apply-style-name="ConditionalStyle_26" calcext:value="duplicate" calcext:base-cell-address="'ZONA 2'.F72"/>
          </calcext:conditional-format>
          <calcext:conditional-format calcext:target-range-address="'ZONA 2'.F73:'ZONA 2'.F73">
            <calcext:condition calcext:apply-style-name="ConditionalStyle_26" calcext:value="duplicate" calcext:base-cell-address="'ZONA 2'.F73"/>
          </calcext:conditional-format>
          <calcext:conditional-format calcext:target-range-address="'ZONA 2'.F74:'ZONA 2'.F74">
            <calcext:condition calcext:apply-style-name="ConditionalStyle_26" calcext:value="duplicate" calcext:base-cell-address="'ZONA 2'.F74"/>
          </calcext:conditional-format>
          <calcext:conditional-format calcext:target-range-address="'ZONA 2'.F75:'ZONA 2'.F75">
            <calcext:condition calcext:apply-style-name="ConditionalStyle_26" calcext:value="duplicate" calcext:base-cell-address="'ZONA 2'.F75"/>
          </calcext:conditional-format>
          <calcext:conditional-format calcext:target-range-address="'ZONA 2'.F76:'ZONA 2'.F76">
            <calcext:condition calcext:apply-style-name="ConditionalStyle_26" calcext:value="duplicate" calcext:base-cell-address="'ZONA 2'.F76"/>
          </calcext:conditional-format>
          <calcext:conditional-format calcext:target-range-address="'ZONA 2'.F77:'ZONA 2'.F77">
            <calcext:condition calcext:apply-style-name="ConditionalStyle_26" calcext:value="duplicate" calcext:base-cell-address="'ZONA 2'.F77"/>
          </calcext:conditional-format>
          <calcext:conditional-format calcext:target-range-address="'ZONA 2'.F78:'ZONA 2'.F78">
            <calcext:condition calcext:apply-style-name="ConditionalStyle_26" calcext:value="duplicate" calcext:base-cell-address="'ZONA 2'.F78"/>
          </calcext:conditional-format>
          <calcext:conditional-format calcext:target-range-address="'ZONA 2'.F79:'ZONA 2'.F79">
            <calcext:condition calcext:apply-style-name="ConditionalStyle_26" calcext:value="duplicate" calcext:base-cell-address="'ZONA 2'.F79"/>
          </calcext:conditional-format>
          <calcext:conditional-format calcext:target-range-address="'ZONA 2'.F80:'ZONA 2'.F80">
            <calcext:condition calcext:apply-style-name="ConditionalStyle_26" calcext:value="duplicate" calcext:base-cell-address="'ZONA 2'.F80"/>
          </calcext:conditional-format>
          <calcext:conditional-format calcext:target-range-address="'ZONA 2'.F81:'ZONA 2'.F81">
            <calcext:condition calcext:apply-style-name="ConditionalStyle_26" calcext:value="duplicate" calcext:base-cell-address="'ZONA 2'.F81"/>
          </calcext:conditional-format>
          <calcext:conditional-format calcext:target-range-address="'ZONA 2'.F82:'ZONA 2'.F82">
            <calcext:condition calcext:apply-style-name="ConditionalStyle_26" calcext:value="duplicate" calcext:base-cell-address="'ZONA 2'.F82"/>
          </calcext:conditional-format>
          <calcext:conditional-format calcext:target-range-address="'ZONA 2'.F83:'ZONA 2'.F83">
            <calcext:condition calcext:apply-style-name="ConditionalStyle_26" calcext:value="duplicate" calcext:base-cell-address="'ZONA 2'.F83"/>
          </calcext:conditional-format>
          <calcext:conditional-format calcext:target-range-address="'ZONA 2'.F84:'ZONA 2'.F84">
            <calcext:condition calcext:apply-style-name="ConditionalStyle_26" calcext:value="duplicate" calcext:base-cell-address="'ZONA 2'.F84"/>
          </calcext:conditional-format>
          <calcext:conditional-format calcext:target-range-address="'ZONA 2'.F85:'ZONA 2'.F85">
            <calcext:condition calcext:apply-style-name="ConditionalStyle_26" calcext:value="duplicate" calcext:base-cell-address="'ZONA 2'.F85"/>
          </calcext:conditional-format>
          <calcext:conditional-format calcext:target-range-address="'ZONA 2'.F86:'ZONA 2'.F86">
            <calcext:condition calcext:apply-style-name="ConditionalStyle_26" calcext:value="duplicate" calcext:base-cell-address="'ZONA 2'.F86"/>
          </calcext:conditional-format>
          <calcext:conditional-format calcext:target-range-address="'ZONA 2'.F87:'ZONA 2'.F87">
            <calcext:condition calcext:apply-style-name="ConditionalStyle_26" calcext:value="duplicate" calcext:base-cell-address="'ZONA 2'.F87"/>
          </calcext:conditional-format>
          <calcext:conditional-format calcext:target-range-address="'ZONA 2'.F88:'ZONA 2'.F88">
            <calcext:condition calcext:apply-style-name="ConditionalStyle_26" calcext:value="duplicate" calcext:base-cell-address="'ZONA 2'.F88"/>
          </calcext:conditional-format>
          <calcext:conditional-format calcext:target-range-address="'ZONA 2'.F89:'ZONA 2'.F89">
            <calcext:condition calcext:apply-style-name="ConditionalStyle_26" calcext:value="duplicate" calcext:base-cell-address="'ZONA 2'.F89"/>
          </calcext:conditional-format>
          <calcext:conditional-format calcext:target-range-address="'ZONA 2'.F90:'ZONA 2'.F90">
            <calcext:condition calcext:apply-style-name="ConditionalStyle_26" calcext:value="duplicate" calcext:base-cell-address="'ZONA 2'.F90"/>
          </calcext:conditional-format>
          <calcext:conditional-format calcext:target-range-address="'ZONA 2'.F91:'ZONA 2'.F91">
            <calcext:condition calcext:apply-style-name="ConditionalStyle_26" calcext:value="duplicate" calcext:base-cell-address="'ZONA 2'.F91"/>
          </calcext:conditional-format>
          <calcext:conditional-format calcext:target-range-address="'ZONA 2'.F92:'ZONA 2'.F92">
            <calcext:condition calcext:apply-style-name="ConditionalStyle_26" calcext:value="duplicate" calcext:base-cell-address="'ZONA 2'.F92"/>
          </calcext:conditional-format>
          <calcext:conditional-format calcext:target-range-address="'ZONA 2'.F93:'ZONA 2'.F93">
            <calcext:condition calcext:apply-style-name="ConditionalStyle_26" calcext:value="duplicate" calcext:base-cell-address="'ZONA 2'.F93"/>
          </calcext:conditional-format>
          <calcext:conditional-format calcext:target-range-address="'ZONA 2'.F94:'ZONA 2'.F94">
            <calcext:condition calcext:apply-style-name="ConditionalStyle_26" calcext:value="duplicate" calcext:base-cell-address="'ZONA 2'.F94"/>
          </calcext:conditional-format>
          <calcext:conditional-format calcext:target-range-address="'ZONA 2'.F95:'ZONA 2'.F95">
            <calcext:condition calcext:apply-style-name="ConditionalStyle_26" calcext:value="duplicate" calcext:base-cell-address="'ZONA 2'.F95"/>
          </calcext:conditional-format>
          <calcext:conditional-format calcext:target-range-address="'ZONA 2'.F96:'ZONA 2'.F96">
            <calcext:condition calcext:apply-style-name="ConditionalStyle_26" calcext:value="duplicate" calcext:base-cell-address="'ZONA 2'.F96"/>
          </calcext:conditional-format>
          <calcext:conditional-format calcext:target-range-address="'ZONA 2'.F101:'ZONA 2'.F101">
            <calcext:condition calcext:apply-style-name="ConditionalStyle_5" calcext:value="duplicate" calcext:base-cell-address="'ZONA 2'.F101"/>
          </calcext:conditional-format>
          <calcext:conditional-format calcext:target-range-address="'ZONA 2'.F101:'ZONA 2'.F101">
            <calcext:condition calcext:apply-style-name="ConditionalStyle_4" calcext:value="duplicate" calcext:base-cell-address="'ZONA 2'.F101"/>
          </calcext:conditional-format>
          <calcext:conditional-format calcext:target-range-address="'ZONA 2'.F102:'ZONA 2'.F102">
            <calcext:condition calcext:apply-style-name="ConditionalStyle_5" calcext:value="duplicate" calcext:base-cell-address="'ZONA 2'.F102"/>
          </calcext:conditional-format>
          <calcext:conditional-format calcext:target-range-address="'ZONA 2'.F102:'ZONA 2'.F102">
            <calcext:condition calcext:apply-style-name="ConditionalStyle_4" calcext:value="duplicate" calcext:base-cell-address="'ZONA 2'.F102"/>
          </calcext:conditional-format>
          <calcext:conditional-format calcext:target-range-address="'ZONA 2'.F103:'ZONA 2'.F103">
            <calcext:condition calcext:apply-style-name="ConditionalStyle_5" calcext:value="duplicate" calcext:base-cell-address="'ZONA 2'.F103"/>
          </calcext:conditional-format>
          <calcext:conditional-format calcext:target-range-address="'ZONA 2'.F103:'ZONA 2'.F103">
            <calcext:condition calcext:apply-style-name="ConditionalStyle_4" calcext:value="duplicate" calcext:base-cell-address="'ZONA 2'.F103"/>
          </calcext:conditional-format>
          <calcext:conditional-format calcext:target-range-address="'ZONA 2'.F104:'ZONA 2'.F104">
            <calcext:condition calcext:apply-style-name="ConditionalStyle_5" calcext:value="duplicate" calcext:base-cell-address="'ZONA 2'.F104"/>
          </calcext:conditional-format>
          <calcext:conditional-format calcext:target-range-address="'ZONA 2'.F104:'ZONA 2'.F104">
            <calcext:condition calcext:apply-style-name="ConditionalStyle_4" calcext:value="duplicate" calcext:base-cell-address="'ZONA 2'.F104"/>
          </calcext:conditional-format>
          <calcext:conditional-format calcext:target-range-address="'ZONA 2'.F105:'ZONA 2'.F105">
            <calcext:condition calcext:apply-style-name="ConditionalStyle_5" calcext:value="duplicate" calcext:base-cell-address="'ZONA 2'.F105"/>
          </calcext:conditional-format>
          <calcext:conditional-format calcext:target-range-address="'ZONA 2'.F105:'ZONA 2'.F105">
            <calcext:condition calcext:apply-style-name="ConditionalStyle_4" calcext:value="duplicate" calcext:base-cell-address="'ZONA 2'.F105"/>
          </calcext:conditional-format>
          <calcext:conditional-format calcext:target-range-address="'ZONA 2'.F106:'ZONA 2'.F106">
            <calcext:condition calcext:apply-style-name="ConditionalStyle_5" calcext:value="duplicate" calcext:base-cell-address="'ZONA 2'.F106"/>
          </calcext:conditional-format>
          <calcext:conditional-format calcext:target-range-address="'ZONA 2'.F106:'ZONA 2'.F106">
            <calcext:condition calcext:apply-style-name="ConditionalStyle_4" calcext:value="duplicate" calcext:base-cell-address="'ZONA 2'.F106"/>
          </calcext:conditional-format>
          <calcext:conditional-format calcext:target-range-address="'ZONA 2'.F107:'ZONA 2'.F107">
            <calcext:condition calcext:apply-style-name="ConditionalStyle_5" calcext:value="duplicate" calcext:base-cell-address="'ZONA 2'.F107"/>
          </calcext:conditional-format>
          <calcext:conditional-format calcext:target-range-address="'ZONA 2'.F107:'ZONA 2'.F107">
            <calcext:condition calcext:apply-style-name="ConditionalStyle_4" calcext:value="duplicate" calcext:base-cell-address="'ZONA 2'.F107"/>
          </calcext:conditional-format>
          <calcext:conditional-format calcext:target-range-address="'ZONA 2'.F108:'ZONA 2'.F108">
            <calcext:condition calcext:apply-style-name="ConditionalStyle_5" calcext:value="duplicate" calcext:base-cell-address="'ZONA 2'.F108"/>
          </calcext:conditional-format>
          <calcext:conditional-format calcext:target-range-address="'ZONA 2'.F108:'ZONA 2'.F108">
            <calcext:condition calcext:apply-style-name="ConditionalStyle_4" calcext:value="duplicate" calcext:base-cell-address="'ZONA 2'.F108"/>
          </calcext:conditional-format>
          <calcext:conditional-format calcext:target-range-address="'ZONA 2'.F109:'ZONA 2'.F109">
            <calcext:condition calcext:apply-style-name="ConditionalStyle_5" calcext:value="duplicate" calcext:base-cell-address="'ZONA 2'.F109"/>
          </calcext:conditional-format>
          <calcext:conditional-format calcext:target-range-address="'ZONA 2'.F109:'ZONA 2'.F109">
            <calcext:condition calcext:apply-style-name="ConditionalStyle_4" calcext:value="duplicate" calcext:base-cell-address="'ZONA 2'.F109"/>
          </calcext:conditional-format>
          <calcext:conditional-format calcext:target-range-address="'ZONA 2'.F110:'ZONA 2'.F110">
            <calcext:condition calcext:apply-style-name="ConditionalStyle_5" calcext:value="duplicate" calcext:base-cell-address="'ZONA 2'.F110"/>
          </calcext:conditional-format>
          <calcext:conditional-format calcext:target-range-address="'ZONA 2'.F110:'ZONA 2'.F110">
            <calcext:condition calcext:apply-style-name="ConditionalStyle_4" calcext:value="duplicate" calcext:base-cell-address="'ZONA 2'.F110"/>
          </calcext:conditional-format>
          <calcext:conditional-format calcext:target-range-address="'ZONA 2'.F111:'ZONA 2'.F111">
            <calcext:condition calcext:apply-style-name="ConditionalStyle_5" calcext:value="duplicate" calcext:base-cell-address="'ZONA 2'.F111"/>
          </calcext:conditional-format>
          <calcext:conditional-format calcext:target-range-address="'ZONA 2'.F111:'ZONA 2'.F111">
            <calcext:condition calcext:apply-style-name="ConditionalStyle_4" calcext:value="duplicate" calcext:base-cell-address="'ZONA 2'.F111"/>
          </calcext:conditional-format>
          <calcext:conditional-format calcext:target-range-address="'ZONA 2'.F112:'ZONA 2'.F112">
            <calcext:condition calcext:apply-style-name="ConditionalStyle_5" calcext:value="duplicate" calcext:base-cell-address="'ZONA 2'.F112"/>
          </calcext:conditional-format>
          <calcext:conditional-format calcext:target-range-address="'ZONA 2'.F112:'ZONA 2'.F112">
            <calcext:condition calcext:apply-style-name="ConditionalStyle_4" calcext:value="duplicate" calcext:base-cell-address="'ZONA 2'.F112"/>
          </calcext:conditional-format>
          <calcext:conditional-format calcext:target-range-address="'ZONA 2'.F113:'ZONA 2'.F113">
            <calcext:condition calcext:apply-style-name="ConditionalStyle_5" calcext:value="duplicate" calcext:base-cell-address="'ZONA 2'.F113"/>
          </calcext:conditional-format>
          <calcext:conditional-format calcext:target-range-address="'ZONA 2'.F113:'ZONA 2'.F113">
            <calcext:condition calcext:apply-style-name="ConditionalStyle_4" calcext:value="duplicate" calcext:base-cell-address="'ZONA 2'.F113"/>
          </calcext:conditional-format>
          <calcext:conditional-format calcext:target-range-address="'ZONA 2'.F114:'ZONA 2'.F114">
            <calcext:condition calcext:apply-style-name="ConditionalStyle_5" calcext:value="duplicate" calcext:base-cell-address="'ZONA 2'.F114"/>
          </calcext:conditional-format>
          <calcext:conditional-format calcext:target-range-address="'ZONA 2'.F114:'ZONA 2'.F114">
            <calcext:condition calcext:apply-style-name="ConditionalStyle_4" calcext:value="duplicate" calcext:base-cell-address="'ZONA 2'.F114"/>
          </calcext:conditional-format>
          <calcext:conditional-format calcext:target-range-address="'ZONA 2'.F115:'ZONA 2'.F115">
            <calcext:condition calcext:apply-style-name="ConditionalStyle_5" calcext:value="duplicate" calcext:base-cell-address="'ZONA 2'.F115"/>
          </calcext:conditional-format>
          <calcext:conditional-format calcext:target-range-address="'ZONA 2'.F115:'ZONA 2'.F115">
            <calcext:condition calcext:apply-style-name="ConditionalStyle_4" calcext:value="duplicate" calcext:base-cell-address="'ZONA 2'.F115"/>
          </calcext:conditional-format>
          <calcext:conditional-format calcext:target-range-address="'ZONA 2'.F116:'ZONA 2'.F116">
            <calcext:condition calcext:apply-style-name="ConditionalStyle_5" calcext:value="duplicate" calcext:base-cell-address="'ZONA 2'.F116"/>
          </calcext:conditional-format>
          <calcext:conditional-format calcext:target-range-address="'ZONA 2'.F116:'ZONA 2'.F116">
            <calcext:condition calcext:apply-style-name="ConditionalStyle_4" calcext:value="duplicate" calcext:base-cell-address="'ZONA 2'.F116"/>
          </calcext:conditional-format>
          <calcext:conditional-format calcext:target-range-address="'ZONA 2'.F120:'ZONA 2'.F120">
            <calcext:condition calcext:apply-style-name="ConditionalStyle_1" calcext:value="duplicate" calcext:base-cell-address="'ZONA 2'.F120"/>
          </calcext:conditional-format>
          <calcext:conditional-format calcext:target-range-address="'ZONA 2'.F121:'ZONA 2'.F121">
            <calcext:condition calcext:apply-style-name="ConditionalStyle_1" calcext:value="duplicate" calcext:base-cell-address="'ZONA 2'.F121"/>
          </calcext:conditional-format>
          <calcext:conditional-format calcext:target-range-address="'ZONA 2'.F122:'ZONA 2'.F122">
            <calcext:condition calcext:apply-style-name="ConditionalStyle_1" calcext:value="duplicate" calcext:base-cell-address="'ZONA 2'.F122"/>
          </calcext:conditional-format>
          <calcext:conditional-format calcext:target-range-address="'ZONA 2'.F123:'ZONA 2'.F123">
            <calcext:condition calcext:apply-style-name="ConditionalStyle_1" calcext:value="duplicate" calcext:base-cell-address="'ZONA 2'.F123"/>
          </calcext:conditional-format>
          <calcext:conditional-format calcext:target-range-address="'ZONA 2'.F124:'ZONA 2'.F124">
            <calcext:condition calcext:apply-style-name="ConditionalStyle_1" calcext:value="duplicate" calcext:base-cell-address="'ZONA 2'.F124"/>
          </calcext:conditional-format>
          <calcext:conditional-format calcext:target-range-address="'ZONA 2'.F125:'ZONA 2'.F125">
            <calcext:condition calcext:apply-style-name="ConditionalStyle_1" calcext:value="duplicate" calcext:base-cell-address="'ZONA 2'.F125"/>
          </calcext:conditional-format>
          <calcext:conditional-format calcext:target-range-address="'ZONA 2'.F126:'ZONA 2'.F126">
            <calcext:condition calcext:apply-style-name="ConditionalStyle_1" calcext:value="duplicate" calcext:base-cell-address="'ZONA 2'.F126"/>
          </calcext:conditional-format>
          <calcext:conditional-format calcext:target-range-address="'ZONA 2'.F127:'ZONA 2'.F127">
            <calcext:condition calcext:apply-style-name="ConditionalStyle_1" calcext:value="duplicate" calcext:base-cell-address="'ZONA 2'.F127"/>
          </calcext:conditional-format>
          <calcext:conditional-format calcext:target-range-address="'ZONA 2'.F128:'ZONA 2'.F129">
            <calcext:condition calcext:apply-style-name="ConditionalStyle_1" calcext:value="duplicate" calcext:base-cell-address="'ZONA 2'.F128"/>
          </calcext:conditional-format>
          <calcext:conditional-format calcext:target-range-address="'ZONA 2'.F130:'ZONA 2'.F130">
            <calcext:condition calcext:apply-style-name="ConditionalStyle_1" calcext:value="duplicate" calcext:base-cell-address="'ZONA 2'.F130"/>
          </calcext:conditional-format>
          <calcext:conditional-format calcext:target-range-address="'ZONA 2'.F131:'ZONA 2'.F131">
            <calcext:condition calcext:apply-style-name="ConditionalStyle_1" calcext:value="duplicate" calcext:base-cell-address="'ZONA 2'.F131"/>
          </calcext:conditional-format>
          <calcext:conditional-format calcext:target-range-address="'ZONA 2'.F132:'ZONA 2'.F132">
            <calcext:condition calcext:apply-style-name="ConditionalStyle_1" calcext:value="duplicate" calcext:base-cell-address="'ZONA 2'.F132"/>
          </calcext:conditional-format>
          <calcext:conditional-format calcext:target-range-address="'ZONA 2'.F133:'ZONA 2'.F133">
            <calcext:condition calcext:apply-style-name="ConditionalStyle_1" calcext:value="duplicate" calcext:base-cell-address="'ZONA 2'.F133"/>
          </calcext:conditional-format>
          <calcext:conditional-format calcext:target-range-address="'ZONA 2'.F134:'ZONA 2'.F134">
            <calcext:condition calcext:apply-style-name="ConditionalStyle_1" calcext:value="duplicate" calcext:base-cell-address="'ZONA 2'.F134"/>
          </calcext:conditional-format>
          <calcext:conditional-format calcext:target-range-address="'ZONA 2'.F135:'ZONA 2'.F135">
            <calcext:condition calcext:apply-style-name="ConditionalStyle_1" calcext:value="duplicate" calcext:base-cell-address="'ZONA 2'.F135"/>
          </calcext:conditional-format>
          <calcext:conditional-format calcext:target-range-address="'ZONA 2'.F136:'ZONA 2'.F136">
            <calcext:condition calcext:apply-style-name="ConditionalStyle_1" calcext:value="duplicate" calcext:base-cell-address="'ZONA 2'.F136"/>
          </calcext:conditional-format>
          <calcext:conditional-format calcext:target-range-address="'ZONA 2'.F137:'ZONA 2'.F137">
            <calcext:condition calcext:apply-style-name="ConditionalStyle_1" calcext:value="duplicate" calcext:base-cell-address="'ZONA 2'.F137"/>
          </calcext:conditional-format>
          <calcext:conditional-format calcext:target-range-address="'ZONA 2'.F138:'ZONA 2'.F138">
            <calcext:condition calcext:apply-style-name="ConditionalStyle_1" calcext:value="duplicate" calcext:base-cell-address="'ZONA 2'.F138"/>
          </calcext:conditional-format>
          <calcext:conditional-format calcext:target-range-address="'ZONA 2'.F139:'ZONA 2'.F139">
            <calcext:condition calcext:apply-style-name="ConditionalStyle_1" calcext:value="duplicate" calcext:base-cell-address="'ZONA 2'.F139"/>
          </calcext:conditional-format>
          <calcext:conditional-format calcext:target-range-address="'ZONA 2'.F140:'ZONA 2'.F140">
            <calcext:condition calcext:apply-style-name="ConditionalStyle_1" calcext:value="duplicate" calcext:base-cell-address="'ZONA 2'.F140"/>
          </calcext:conditional-format>
          <calcext:conditional-format calcext:target-range-address="'ZONA 2'.F141:'ZONA 2'.F141">
            <calcext:condition calcext:apply-style-name="ConditionalStyle_1" calcext:value="duplicate" calcext:base-cell-address="'ZONA 2'.F141"/>
          </calcext:conditional-format>
          <calcext:conditional-format calcext:target-range-address="'ZONA 2'.F142:'ZONA 2'.F142">
            <calcext:condition calcext:apply-style-name="ConditionalStyle_1" calcext:value="duplicate" calcext:base-cell-address="'ZONA 2'.F142"/>
          </calcext:conditional-format>
          <calcext:conditional-format calcext:target-range-address="'ZONA 2'.F143:'ZONA 2'.F143">
            <calcext:condition calcext:apply-style-name="ConditionalStyle_1" calcext:value="duplicate" calcext:base-cell-address="'ZONA 2'.F143"/>
          </calcext:conditional-format>
          <calcext:conditional-format calcext:target-range-address="'ZONA 2'.E97:'ZONA 2'.E97">
            <calcext:condition calcext:apply-style-name="ConditionalStyle_25" calcext:value="duplicate" calcext:base-cell-address="'ZONA 2'.E97"/>
          </calcext:conditional-format>
        </calcext:conditional-formats>
      </table:table>
      <table:table table:name="ZONA 3" table:style-name="ta3">
        <office:forms form:automatic-focus="false" form:apply-design-mode="false"/>
        <table:table-column table:style-name="co1" table:default-cell-style-name="Default"/>
        <table:table-column table:style-name="co21" table:default-cell-style-name="ce2"/>
        <table:table-column table:style-name="co22" table:default-cell-style-name="ce2"/>
        <table:table-column table:style-name="co23" table:default-cell-style-name="ce15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1013" table:default-cell-style-name="Default"/>
        <table:table-row table:style-name="ro3">
          <table:table-cell table:number-columns-repeated="1024"/>
        </table:table-row>
        <table:table-row table:style-name="ro3">
          <table:table-cell/>
          <table:table-cell table:style-name="ce320" office:value-type="string" calcext:value-type="string" table:number-columns-spanned="6" table:number-rows-spanned="1">
            <text:p>DIRECCIÓN DISTRITAL Y ARTICULACIÓN TERRITORIAL TUNGURAHUA <text:s text:c="2"/>DDAT07</text:p>
          </table:table-cell>
          <table:covered-table-cell table:style-name="ce320"/>
          <table:covered-table-cell table:style-name="ce29"/>
          <table:covered-table-cell table:number-columns-repeated="2" table:style-name="ce41"/>
          <table:covered-table-cell table:style-name="ce62"/>
          <table:table-cell table:style-name="ce62"/>
          <table:table-cell table:number-columns-repeated="1016"/>
        </table:table-row>
        <table:table-row table:style-name="ro3">
          <table:table-cell/>
          <table:table-cell table:style-name="ce4" office:value-type="string" calcext:value-type="string">
            <text:p>OFICINA</text:p>
          </table:table-cell>
          <table:table-cell table:style-name="ce4"/>
          <table:table-cell table:style-name="ce30" office:value-type="string" calcext:value-type="string">
            <text:p>CEDULA</text:p>
          </table:table-cell>
          <table:table-cell table:style-name="ce42" office:value-type="string" calcext:value-type="string">
            <text:p>PERSONAL Y ÁREA</text:p>
          </table:table-cell>
          <table:table-cell table:style-name="ce42"/>
          <table:table-cell table:style-name="ce63" office:value-type="string" calcext:value-type="string">
            <text:p>AREA</text:p>
          </table:table-cell>
          <table:table-cell table:style-name="ce63"/>
          <table:table-cell table:number-columns-repeated="1016"/>
        </table:table-row>
        <table:table-row table:style-name="ro5">
          <table:table-cell/>
          <table:table-cell table:style-name="ce321" office:value-type="string" calcext:value-type="string" table:number-columns-spanned="1" table:number-rows-spanned="30">
            <text:p>Oficina Ambato</text:p>
          </table:table-cell>
          <table:table-cell table:style-name="ce321" office:value-type="string" calcext:value-type="string">
            <text:p>OTA07</text:p>
          </table:table-cell>
          <table:table-cell table:style-name="ce337" office:value-type="float" office:value="1803264157" calcext:value-type="float">
            <text:p>1803264157</text:p>
          </table:table-cell>
          <table:table-cell table:style-name="ce43" office:value-type="string" calcext:value-type="string">
            <text:p>BARRERA RODRIGUEZ DANIEL SANTIAGO</text:p>
          </table:table-cell>
          <table:table-cell table:style-name="ce43" office:value-type="string" calcext:value-type="string">
            <text:p>UDATSVA07</text:p>
          </table:table-cell>
          <table:table-cell table:style-name="ce368" office:value-type="string" calcext:value-type="string">
            <text:p>SANIDAD VEGETAL</text:p>
          </table:table-cell>
          <table:table-cell table:style-name="ce368"/>
          <table:table-cell/>
          <table:table-cell table:style-name="ce90" table:formula="of:=CONCATENATE(&quot;UPDATE g_estructura.funcionarios SET id_area = '&quot;;[.F4];&quot;' WHERE  identificador = '&quot;;[.D4];&quot;';&quot;)" office:value-type="string" office:string-value="UPDATE g_estructura.funcionarios SET id_area = 'UDATSVA07' WHERE  identificador = '1803264157';" calcext:value-type="string">
            <text:p>UPDATE g_estructura.funcionarios SET id_area = 'UDATSVA07' WHERE <text:s/>identificador = '1803264157';</text:p>
          </table:table-cell>
          <table:table-cell table:number-columns-repeated="1014"/>
        </table:table-row>
        <table:table-row table:style-name="ro4">
          <table:table-cell/>
          <table:covered-table-cell table:style-name="ce10"/>
          <table:table-cell table:style-name="ce10" office:value-type="string" calcext:value-type="string">
            <text:p>OTA07</text:p>
          </table:table-cell>
          <table:table-cell table:style-name="ce120" office:value-type="float" office:value="1803243391" calcext:value-type="float">
            <text:p>1803243391</text:p>
          </table:table-cell>
          <table:table-cell table:style-name="ce44" office:value-type="string" calcext:value-type="string">
            <text:p>CASTILLO MEJIA DARWIN OSWALDO</text:p>
          </table:table-cell>
          <table:table-cell table:style-name="ce44" office:value-type="string" calcext:value-type="string">
            <text:p>UDATSAA07</text:p>
          </table:table-cell>
          <table:table-cell table:style-name="ce369" office:value-type="string" calcext:value-type="string">
            <text:p>SANIDAD ANIMAL</text:p>
          </table:table-cell>
          <table:table-cell table:style-name="ce369"/>
          <table:table-cell/>
          <table:table-cell table:style-name="ce90" table:formula="of:=CONCATENATE(&quot;UPDATE g_estructura.funcionarios SET id_area = '&quot;;[.F5];&quot;' WHERE  identificador = '&quot;;[.D5];&quot;';&quot;)" office:value-type="string" office:string-value="UPDATE g_estructura.funcionarios SET id_area = 'UDATSAA07' WHERE  identificador = '1803243391';" calcext:value-type="string">
            <text:p>UPDATE g_estructura.funcionarios SET id_area = 'UDATSAA07' WHERE <text:s/>identificador = '1803243391';</text:p>
          </table:table-cell>
          <table:table-cell table:number-columns-repeated="1014"/>
        </table:table-row>
        <table:table-row table:style-name="ro4">
          <table:table-cell/>
          <table:covered-table-cell table:style-name="ce10"/>
          <table:table-cell table:style-name="ce10" office:value-type="string" calcext:value-type="string">
            <text:p>OTA07</text:p>
          </table:table-cell>
          <table:table-cell table:style-name="ce120" office:value-type="float" office:value="1803469624" calcext:value-type="float">
            <text:p>1803469624</text:p>
          </table:table-cell>
          <table:table-cell table:style-name="ce44" office:value-type="string" calcext:value-type="string">
            <text:p>ALVAREZ ALTAMIRANO OSWALDO DANILO</text:p>
          </table:table-cell>
          <table:table-cell table:style-name="ce44" office:value-type="string" calcext:value-type="string">
            <text:p>UDATSVA07</text:p>
          </table:table-cell>
          <table:table-cell table:style-name="ce369" office:value-type="string" calcext:value-type="string">
            <text:p>SANIDAD VEGETAL</text:p>
          </table:table-cell>
          <table:table-cell table:style-name="ce369"/>
          <table:table-cell/>
          <table:table-cell table:style-name="ce90" table:formula="of:=CONCATENATE(&quot;UPDATE g_estructura.funcionarios SET id_area = '&quot;;[.F6];&quot;' WHERE  identificador = '&quot;;[.D6];&quot;';&quot;)" office:value-type="string" office:string-value="UPDATE g_estructura.funcionarios SET id_area = 'UDATSVA07' WHERE  identificador = '1803469624';" calcext:value-type="string">
            <text:p>UPDATE g_estructura.funcionarios SET id_area = 'UDATSVA07' WHERE <text:s/>identificador = '1803469624';</text:p>
          </table:table-cell>
          <table:table-cell table:number-columns-repeated="1014"/>
        </table:table-row>
        <table:table-row table:style-name="ro4">
          <table:table-cell/>
          <table:covered-table-cell table:style-name="ce10"/>
          <table:table-cell table:style-name="ce10" office:value-type="string" calcext:value-type="string">
            <text:p>OTA07</text:p>
          </table:table-cell>
          <table:table-cell table:style-name="ce120" office:value-type="float" office:value="1804155917" calcext:value-type="float">
            <text:p>1804155917</text:p>
          </table:table-cell>
          <table:table-cell table:style-name="ce44" office:value-type="string" calcext:value-type="string">
            <text:p>PUCA MORALES FERNANDA JACQUELINE</text:p>
          </table:table-cell>
          <table:table-cell table:style-name="ce44" office:value-type="string" calcext:value-type="string">
            <text:p>UDATSVA07</text:p>
          </table:table-cell>
          <table:table-cell table:style-name="ce369" office:value-type="string" calcext:value-type="string">
            <text:p>SANIDAD VEGETAL</text:p>
          </table:table-cell>
          <table:table-cell table:style-name="ce369"/>
          <table:table-cell/>
          <table:table-cell table:style-name="ce90" table:formula="of:=CONCATENATE(&quot;UPDATE g_estructura.funcionarios SET id_area = '&quot;;[.F7];&quot;' WHERE  identificador = '&quot;;[.D7];&quot;';&quot;)" office:value-type="string" office:string-value="UPDATE g_estructura.funcionarios SET id_area = 'UDATSVA07' WHERE  identificador = '1804155917';" calcext:value-type="string">
            <text:p>UPDATE g_estructura.funcionarios SET id_area = 'UDATSVA07' WHERE <text:s/>identificador = '1804155917';</text:p>
          </table:table-cell>
          <table:table-cell table:number-columns-repeated="1014"/>
        </table:table-row>
        <table:table-row table:style-name="ro4">
          <table:table-cell/>
          <table:covered-table-cell table:style-name="ce10"/>
          <table:table-cell table:style-name="ce10" office:value-type="string" calcext:value-type="string">
            <text:p>OTA07</text:p>
          </table:table-cell>
          <table:table-cell table:style-name="ce120" office:value-type="float" office:value="1804660098" calcext:value-type="float">
            <text:p>1804660098</text:p>
          </table:table-cell>
          <table:table-cell table:style-name="ce44" office:value-type="string" calcext:value-type="string">
            <text:p>FLORES MARTINEZ GUSTAVO FABIAN</text:p>
          </table:table-cell>
          <table:table-cell table:style-name="ce44" office:value-type="string" calcext:value-type="string">
            <text:p>UDATRIAA07</text:p>
          </table:table-cell>
          <table:table-cell table:style-name="ce370" office:value-type="string" calcext:value-type="string">
            <text:p>REGISTRO DE INSUMOS AGROPECUARIOS</text:p>
          </table:table-cell>
          <table:table-cell table:style-name="ce370"/>
          <table:table-cell/>
          <table:table-cell table:style-name="ce90" table:formula="of:=CONCATENATE(&quot;UPDATE g_estructura.funcionarios SET id_area = '&quot;;[.F8];&quot;' WHERE  identificador = '&quot;;[.D8];&quot;';&quot;)" office:value-type="string" office:string-value="UPDATE g_estructura.funcionarios SET id_area = 'UDATRIAA07' WHERE  identificador = '1804660098';" calcext:value-type="string">
            <text:p>UPDATE g_estructura.funcionarios SET id_area = 'UDATRIAA07' WHERE <text:s/>identificador = '1804660098';</text:p>
          </table:table-cell>
          <table:table-cell table:number-columns-repeated="1014"/>
        </table:table-row>
        <table:table-row table:style-name="ro4">
          <table:table-cell/>
          <table:covered-table-cell table:style-name="ce10"/>
          <table:table-cell table:style-name="ce10" office:value-type="string" calcext:value-type="string">
            <text:p>OTA07</text:p>
          </table:table-cell>
          <table:table-cell table:style-name="ce120" office:value-type="float" office:value="1804375887" calcext:value-type="float">
            <text:p>1804375887</text:p>
          </table:table-cell>
          <table:table-cell table:style-name="ce44" office:value-type="string" calcext:value-type="string">
            <text:p>PULLUQUINGA REYES ADRIANA CAROLINA</text:p>
          </table:table-cell>
          <table:table-cell table:style-name="ce44" office:value-type="string" calcext:value-type="string">
            <text:p>UDATRIAA07</text:p>
          </table:table-cell>
          <table:table-cell table:style-name="ce370" office:value-type="string" calcext:value-type="string">
            <text:p>REGISTRO DE INSUMOS AGROPECUARIOS</text:p>
          </table:table-cell>
          <table:table-cell table:style-name="ce370"/>
          <table:table-cell/>
          <table:table-cell table:style-name="ce90" table:formula="of:=CONCATENATE(&quot;UPDATE g_estructura.funcionarios SET id_area = '&quot;;[.F9];&quot;' WHERE  identificador = '&quot;;[.D9];&quot;';&quot;)" office:value-type="string" office:string-value="UPDATE g_estructura.funcionarios SET id_area = 'UDATRIAA07' WHERE  identificador = '1804375887';" calcext:value-type="string">
            <text:p>UPDATE g_estructura.funcionarios SET id_area = 'UDATRIAA07' WHERE <text:s/>identificador = '1804375887';</text:p>
          </table:table-cell>
          <table:table-cell table:number-columns-repeated="1014"/>
        </table:table-row>
        <table:table-row table:style-name="ro4">
          <table:table-cell/>
          <table:covered-table-cell table:style-name="ce10"/>
          <table:table-cell table:style-name="ce10" office:value-type="string" calcext:value-type="string">
            <text:p>OTA07</text:p>
          </table:table-cell>
          <table:table-cell table:style-name="ce120" office:value-type="float" office:value="1803072618" calcext:value-type="float">
            <text:p>1803072618</text:p>
          </table:table-cell>
          <table:table-cell table:style-name="ce44" office:value-type="string" calcext:value-type="string">
            <text:p>MUÑOZ CARRANZA JUAN CARLOS</text:p>
          </table:table-cell>
          <table:table-cell table:style-name="ce44" office:value-type="string" calcext:value-type="string">
            <text:p>UDATSAA07</text:p>
          </table:table-cell>
          <table:table-cell table:style-name="ce369" office:value-type="string" calcext:value-type="string">
            <text:p>SANIDAD ANIMAL</text:p>
          </table:table-cell>
          <table:table-cell table:style-name="ce369"/>
          <table:table-cell/>
          <table:table-cell table:style-name="ce90" table:formula="of:=CONCATENATE(&quot;UPDATE g_estructura.funcionarios SET id_area = '&quot;;[.F10];&quot;' WHERE  identificador = '&quot;;[.D10];&quot;';&quot;)" office:value-type="string" office:string-value="UPDATE g_estructura.funcionarios SET id_area = 'UDATSAA07' WHERE  identificador = '1803072618';" calcext:value-type="string">
            <text:p>UPDATE g_estructura.funcionarios SET id_area = 'UDATSAA07' WHERE <text:s/>identificador = '1803072618';</text:p>
          </table:table-cell>
          <table:table-cell table:number-columns-repeated="1014"/>
        </table:table-row>
        <table:table-row table:style-name="ro4">
          <table:table-cell/>
          <table:covered-table-cell table:style-name="ce10"/>
          <table:table-cell table:style-name="ce321" office:value-type="string" calcext:value-type="string">
            <text:p>OTA07</text:p>
          </table:table-cell>
          <table:table-cell table:style-name="ce120" office:value-type="float" office:value="1804271128" calcext:value-type="float">
            <text:p>1804271128</text:p>
          </table:table-cell>
          <table:table-cell table:style-name="ce44" office:value-type="string" calcext:value-type="string">
            <text:p>OJEDA PAREDES VERONICA ELIZABETH</text:p>
          </table:table-cell>
          <table:table-cell table:style-name="ce44" office:value-type="string" calcext:value-type="string">
            <text:p>UDATLA07</text:p>
          </table:table-cell>
          <table:table-cell table:style-name="ce369" office:value-type="string" calcext:value-type="string">
            <text:p>Laboratorios</text:p>
          </table:table-cell>
          <table:table-cell table:style-name="ce369"/>
          <table:table-cell/>
          <table:table-cell table:style-name="ce90" table:formula="of:=CONCATENATE(&quot;UPDATE g_estructura.funcionarios SET id_area = '&quot;;[.F11];&quot;' WHERE  identificador = '&quot;;[.D11];&quot;';&quot;)" office:value-type="string" office:string-value="UPDATE g_estructura.funcionarios SET id_area = 'UDATLA07' WHERE  identificador = '1804271128';" calcext:value-type="string">
            <text:p>UPDATE g_estructura.funcionarios SET id_area = 'UDATLA07' WHERE <text:s/>identificador = '1804271128';</text:p>
          </table:table-cell>
          <table:table-cell table:number-columns-repeated="1014"/>
        </table:table-row>
        <table:table-row table:style-name="ro4">
          <table:table-cell/>
          <table:covered-table-cell table:style-name="ce10"/>
          <table:table-cell table:style-name="ce10" office:value-type="string" calcext:value-type="string">
            <text:p>OTA07</text:p>
          </table:table-cell>
          <table:table-cell table:style-name="ce120" office:value-type="float" office:value="1802929230" calcext:value-type="float">
            <text:p>1802929230</text:p>
          </table:table-cell>
          <table:table-cell table:style-name="ce44" office:value-type="string" calcext:value-type="string">
            <text:p>PARRA SAA DAVID ANDRES</text:p>
          </table:table-cell>
          <table:table-cell table:style-name="ce44" office:value-type="string" calcext:value-type="string">
            <text:p>UDATAFA07</text:p>
          </table:table-cell>
          <table:table-cell table:style-name="ce369" office:value-type="string" calcext:value-type="string">
            <text:p>ADMINISTRATIVO</text:p>
          </table:table-cell>
          <table:table-cell table:style-name="ce369"/>
          <table:table-cell/>
          <table:table-cell table:style-name="ce90" table:formula="of:=CONCATENATE(&quot;UPDATE g_estructura.funcionarios SET id_area = '&quot;;[.F12];&quot;' WHERE  identificador = '&quot;;[.D12];&quot;';&quot;)" office:value-type="string" office:string-value="UPDATE g_estructura.funcionarios SET id_area = 'UDATAFA07' WHERE  identificador = '1802929230';" calcext:value-type="string">
            <text:p>UPDATE g_estructura.funcionarios SET id_area = 'UDATAFA07' WHERE <text:s/>identificador = '1802929230';</text:p>
          </table:table-cell>
          <table:table-cell table:number-columns-repeated="1014"/>
        </table:table-row>
        <table:table-row table:style-name="ro4">
          <table:table-cell/>
          <table:covered-table-cell table:style-name="ce10"/>
          <table:table-cell table:style-name="ce10" office:value-type="string" calcext:value-type="string">
            <text:p>OTA07</text:p>
          </table:table-cell>
          <table:table-cell table:style-name="ce120" office:value-type="string" calcext:value-type="string">
            <text:p>0603602558</text:p>
          </table:table-cell>
          <table:table-cell table:style-name="ce44" office:value-type="string" calcext:value-type="string">
            <text:p>NIAMA BORJA PAULINA MARITZA</text:p>
          </table:table-cell>
          <table:table-cell table:style-name="ce44" office:value-type="string" calcext:value-type="string">
            <text:p>UDATAFA07</text:p>
          </table:table-cell>
          <table:table-cell table:style-name="ce369" office:value-type="string" calcext:value-type="string">
            <text:p>ADMINISTRATIVO</text:p>
          </table:table-cell>
          <table:table-cell table:style-name="ce369"/>
          <table:table-cell/>
          <table:table-cell table:style-name="ce90" table:formula="of:=CONCATENATE(&quot;UPDATE g_estructura.funcionarios SET id_area = '&quot;;[.F13];&quot;' WHERE  identificador = '&quot;;[.D13];&quot;';&quot;)" office:value-type="string" office:string-value="UPDATE g_estructura.funcionarios SET id_area = 'UDATAFA07' WHERE  identificador = '0603602558';" calcext:value-type="string">
            <text:p>UPDATE g_estructura.funcionarios SET id_area = 'UDATAFA07' WHERE <text:s/>identificador = '0603602558';</text:p>
          </table:table-cell>
          <table:table-cell table:number-columns-repeated="1014"/>
        </table:table-row>
        <table:table-row table:style-name="ro4">
          <table:table-cell/>
          <table:covered-table-cell table:style-name="ce10"/>
          <table:table-cell table:style-name="ce10" office:value-type="string" calcext:value-type="string">
            <text:p>OTA07</text:p>
          </table:table-cell>
          <table:table-cell table:style-name="ce120" office:value-type="float" office:value="1803798980" calcext:value-type="float">
            <text:p>1803798980</text:p>
          </table:table-cell>
          <table:table-cell table:style-name="ce44" office:value-type="string" calcext:value-type="string">
            <text:p>MORALES MORENO CARLOS ROBERTO</text:p>
          </table:table-cell>
          <table:table-cell table:style-name="ce44" office:value-type="string" calcext:value-type="string">
            <text:p>UDATAFA07</text:p>
          </table:table-cell>
          <table:table-cell table:style-name="ce369" office:value-type="string" calcext:value-type="string">
            <text:p>ADMINISTRATIVO</text:p>
          </table:table-cell>
          <table:table-cell table:style-name="ce369"/>
          <table:table-cell/>
          <table:table-cell table:style-name="ce90" table:formula="of:=CONCATENATE(&quot;UPDATE g_estructura.funcionarios SET id_area = '&quot;;[.F14];&quot;' WHERE  identificador = '&quot;;[.D14];&quot;';&quot;)" office:value-type="string" office:string-value="UPDATE g_estructura.funcionarios SET id_area = 'UDATAFA07' WHERE  identificador = '1803798980';" calcext:value-type="string">
            <text:p>UPDATE g_estructura.funcionarios SET id_area = 'UDATAFA07' WHERE <text:s/>identificador = '1803798980';</text:p>
          </table:table-cell>
          <table:table-cell table:number-columns-repeated="1014"/>
        </table:table-row>
        <table:table-row table:style-name="ro4">
          <table:table-cell/>
          <table:covered-table-cell table:style-name="ce10"/>
          <table:table-cell table:style-name="ce10" office:value-type="string" calcext:value-type="string">
            <text:p>OTA07</text:p>
          </table:table-cell>
          <table:table-cell table:style-name="ce120" office:value-type="float" office:value="1804025128" calcext:value-type="float">
            <text:p>1804025128</text:p>
          </table:table-cell>
          <table:table-cell table:style-name="ce44" office:value-type="string" calcext:value-type="string">
            <text:p>MOYA CONSTANTE ALEX PAUL</text:p>
          </table:table-cell>
          <table:table-cell table:style-name="ce44" office:value-type="string" calcext:value-type="string">
            <text:p>UDATIAA07</text:p>
          </table:table-cell>
          <table:table-cell table:style-name="ce370" office:value-type="string" calcext:value-type="string">
            <text:p>INOCUIDAD DE LOS <text:s/>ALIMENTOS</text:p>
          </table:table-cell>
          <table:table-cell table:style-name="ce370"/>
          <table:table-cell/>
          <table:table-cell table:style-name="ce90" table:formula="of:=CONCATENATE(&quot;UPDATE g_estructura.funcionarios SET id_area = '&quot;;[.F15];&quot;' WHERE  identificador = '&quot;;[.D15];&quot;';&quot;)" office:value-type="string" office:string-value="UPDATE g_estructura.funcionarios SET id_area = 'UDATIAA07' WHERE  identificador = '1804025128';" calcext:value-type="string">
            <text:p>UPDATE g_estructura.funcionarios SET id_area = 'UDATIAA07' WHERE <text:s/>identificador = '1804025128';</text:p>
          </table:table-cell>
          <table:table-cell table:number-columns-repeated="1014"/>
        </table:table-row>
        <table:table-row table:style-name="ro5">
          <table:table-cell/>
          <table:covered-table-cell table:style-name="ce10"/>
          <table:table-cell table:style-name="ce10" office:value-type="string" calcext:value-type="string">
            <text:p>OTA07</text:p>
          </table:table-cell>
          <table:table-cell table:style-name="ce120" office:value-type="float" office:value="1101785002" calcext:value-type="float">
            <text:p>1101785002</text:p>
          </table:table-cell>
          <table:table-cell table:style-name="ce45" office:value-type="string" calcext:value-type="string">
            <text:p>RODRIGUEZ CASTILLO EDGAR JAVIER</text:p>
          </table:table-cell>
          <table:table-cell table:style-name="ce45" office:value-type="string" calcext:value-type="string">
            <text:p>DDAT07</text:p>
          </table:table-cell>
          <table:table-cell table:style-name="ce369" office:value-type="string" calcext:value-type="string">
            <text:p>DIRECCIÓN DISTRITAL</text:p>
          </table:table-cell>
          <table:table-cell table:style-name="ce369" office:value-type="string" calcext:value-type="string">
            <text:p>DDAT07</text:p>
          </table:table-cell>
          <table:table-cell table:style-name="ce395" office:value-type="string" calcext:value-type="string">
            <text:p>RESPONSABLE DISTRITAL</text:p>
          </table:table-cell>
          <table:table-cell table:style-name="ce90" table:formula="of:=CONCATENATE(&quot;UPDATE g_estructura.funcionarios SET id_area = '&quot;;[.F16];&quot;' WHERE  identificador = '&quot;;[.D16];&quot;';&quot;)" office:value-type="string" office:string-value="UPDATE g_estructura.funcionarios SET id_area = 'DDAT07' WHERE  identificador = '1101785002';" calcext:value-type="string">
            <text:p>UPDATE g_estructura.funcionarios SET id_area = 'DDAT07' WHERE <text:s/>identificador = '1101785002';</text:p>
          </table:table-cell>
          <table:table-cell/>
          <table:table-cell table:style-name="ce90" table:formula="of:=CONCATENATE(&quot;INSERT INTO g_estructura.responsables(id_area, identificador, prioridad, responsable, activo, estado) values ('&quot;;[.H16];&quot;','&quot;;[.D16];&quot;',1,true,1,1);&quot;)" office:value-type="string" office:string-value="INSERT INTO g_estructura.responsables(id_area, identificador, prioridad, responsable, activo, estado) values ('DDAT07','1101785002',1,true,1,1);" calcext:value-type="string">
            <text:p>INSERT INTO g_estructura.responsables(id_area, identificador, prioridad, responsable, activo, estado) values ('DDAT07','1101785002',1,true,1,1);</text:p>
          </table:table-cell>
          <table:table-cell table:number-columns-repeated="1012"/>
        </table:table-row>
        <table:table-row table:style-name="ro4">
          <table:table-cell/>
          <table:covered-table-cell table:style-name="ce10"/>
          <table:table-cell table:style-name="ce10" office:value-type="string" calcext:value-type="string">
            <text:p>OTA07</text:p>
          </table:table-cell>
          <table:table-cell table:style-name="ce120" office:value-type="float" office:value="1803983509" calcext:value-type="float">
            <text:p>1803983509</text:p>
          </table:table-cell>
          <table:table-cell table:style-name="ce44" office:value-type="string" calcext:value-type="string">
            <text:p>MINIGUANO NAULA MIGUEL ANTONIO</text:p>
          </table:table-cell>
          <table:table-cell table:style-name="ce44" office:value-type="string" calcext:value-type="string">
            <text:p>UDATAFA07</text:p>
          </table:table-cell>
          <table:table-cell table:style-name="ce369" office:value-type="string" calcext:value-type="string">
            <text:p>ADMINISTRATIVO</text:p>
          </table:table-cell>
          <table:table-cell table:style-name="ce369"/>
          <table:table-cell/>
          <table:table-cell table:style-name="ce90" table:formula="of:=CONCATENATE(&quot;UPDATE g_estructura.funcionarios SET id_area = '&quot;;[.F17];&quot;' WHERE  identificador = '&quot;;[.D17];&quot;';&quot;)" office:value-type="string" office:string-value="UPDATE g_estructura.funcionarios SET id_area = 'UDATAFA07' WHERE  identificador = '1803983509';" calcext:value-type="string">
            <text:p>UPDATE g_estructura.funcionarios SET id_area = 'UDATAFA07' WHERE <text:s/>identificador = '1803983509';</text:p>
          </table:table-cell>
          <table:table-cell table:number-columns-repeated="1014"/>
        </table:table-row>
        <table:table-row table:style-name="ro4">
          <table:table-cell/>
          <table:covered-table-cell table:style-name="ce10"/>
          <table:table-cell table:style-name="ce321" office:value-type="string" calcext:value-type="string">
            <text:p>OTA07</text:p>
          </table:table-cell>
          <table:table-cell table:style-name="ce120" office:value-type="string" calcext:value-type="string">
            <text:p>0603802158</text:p>
          </table:table-cell>
          <table:table-cell table:style-name="ce44" office:value-type="string" calcext:value-type="string">
            <text:p>RUIZ VILLAGOMEZ DARWYN OLIVERIO</text:p>
          </table:table-cell>
          <table:table-cell table:style-name="ce44" office:value-type="string" calcext:value-type="string">
            <text:p>UDATAFA07</text:p>
          </table:table-cell>
          <table:table-cell table:style-name="ce369" office:value-type="string" calcext:value-type="string">
            <text:p>ADMINISTRATIVO</text:p>
          </table:table-cell>
          <table:table-cell table:style-name="ce369"/>
          <table:table-cell/>
          <table:table-cell table:style-name="ce90" table:formula="of:=CONCATENATE(&quot;UPDATE g_estructura.funcionarios SET id_area = '&quot;;[.F18];&quot;' WHERE  identificador = '&quot;;[.D18];&quot;';&quot;)" office:value-type="string" office:string-value="UPDATE g_estructura.funcionarios SET id_area = 'UDATAFA07' WHERE  identificador = '0603802158';" calcext:value-type="string">
            <text:p>UPDATE g_estructura.funcionarios SET id_area = 'UDATAFA07' WHERE <text:s/>identificador = '0603802158';</text:p>
          </table:table-cell>
          <table:table-cell table:number-columns-repeated="1014"/>
        </table:table-row>
        <table:table-row table:style-name="ro4">
          <table:table-cell/>
          <table:covered-table-cell table:style-name="ce10"/>
          <table:table-cell table:style-name="ce10" office:value-type="string" calcext:value-type="string">
            <text:p>OTA07</text:p>
          </table:table-cell>
          <table:table-cell table:style-name="ce120" office:value-type="float" office:value="1804097705" calcext:value-type="float">
            <text:p>1804097705</text:p>
          </table:table-cell>
          <table:table-cell table:style-name="ce44" office:value-type="string" calcext:value-type="string">
            <text:p>POVEDA ALMEIDA FAUSTO ALEJANDRO</text:p>
          </table:table-cell>
          <table:table-cell table:style-name="ce44" office:value-type="string" calcext:value-type="string">
            <text:p>UDATAFA07</text:p>
          </table:table-cell>
          <table:table-cell table:style-name="ce369" office:value-type="string" calcext:value-type="string">
            <text:p>ADMINISTRATIVO</text:p>
          </table:table-cell>
          <table:table-cell table:style-name="ce369"/>
          <table:table-cell/>
          <table:table-cell table:style-name="ce90" table:formula="of:=CONCATENATE(&quot;UPDATE g_estructura.funcionarios SET id_area = '&quot;;[.F19];&quot;' WHERE  identificador = '&quot;;[.D19];&quot;';&quot;)" office:value-type="string" office:string-value="UPDATE g_estructura.funcionarios SET id_area = 'UDATAFA07' WHERE  identificador = '1804097705';" calcext:value-type="string">
            <text:p>UPDATE g_estructura.funcionarios SET id_area = 'UDATAFA07' WHERE <text:s/>identificador = '1804097705';</text:p>
          </table:table-cell>
          <table:table-cell table:number-columns-repeated="1014"/>
        </table:table-row>
        <table:table-row table:style-name="ro4">
          <table:table-cell/>
          <table:covered-table-cell table:style-name="ce10"/>
          <table:table-cell table:style-name="ce10" office:value-type="string" calcext:value-type="string">
            <text:p>OTA07</text:p>
          </table:table-cell>
          <table:table-cell table:style-name="ce120" office:value-type="float" office:value="1803599610" calcext:value-type="float">
            <text:p>1803599610</text:p>
          </table:table-cell>
          <table:table-cell table:style-name="ce44" office:value-type="string" calcext:value-type="string">
            <text:p>MORETA PAREDES JESSICA VICTORIA</text:p>
          </table:table-cell>
          <table:table-cell table:style-name="ce44" office:value-type="string" calcext:value-type="string">
            <text:p>UDATAFA07</text:p>
          </table:table-cell>
          <table:table-cell table:style-name="ce369" office:value-type="string" calcext:value-type="string">
            <text:p>ADMINISTRATIVO</text:p>
          </table:table-cell>
          <table:table-cell table:style-name="ce369"/>
          <table:table-cell/>
          <table:table-cell table:style-name="ce90" table:formula="of:=CONCATENATE(&quot;UPDATE g_estructura.funcionarios SET id_area = '&quot;;[.F20];&quot;' WHERE  identificador = '&quot;;[.D20];&quot;';&quot;)" office:value-type="string" office:string-value="UPDATE g_estructura.funcionarios SET id_area = 'UDATAFA07' WHERE  identificador = '1803599610';" calcext:value-type="string">
            <text:p>UPDATE g_estructura.funcionarios SET id_area = 'UDATAFA07' WHERE <text:s/>identificador = '1803599610';</text:p>
          </table:table-cell>
          <table:table-cell table:number-columns-repeated="1014"/>
        </table:table-row>
        <table:table-row table:style-name="ro4">
          <table:table-cell/>
          <table:covered-table-cell table:style-name="ce10"/>
          <table:table-cell table:style-name="ce10" office:value-type="string" calcext:value-type="string">
            <text:p>OTA07</text:p>
          </table:table-cell>
          <table:table-cell table:style-name="ce120" office:value-type="float" office:value="1804086328" calcext:value-type="float">
            <text:p>1804086328</text:p>
          </table:table-cell>
          <table:table-cell table:style-name="ce44" office:value-type="string" calcext:value-type="string">
            <text:p>SANCHEZ LOPEZ PEDRO ALEJANDRO</text:p>
          </table:table-cell>
          <table:table-cell table:style-name="ce44" office:value-type="string" calcext:value-type="string">
            <text:p>UDATAFA07</text:p>
          </table:table-cell>
          <table:table-cell table:style-name="ce369" office:value-type="string" calcext:value-type="string">
            <text:p>ADMINISTRATIVO</text:p>
          </table:table-cell>
          <table:table-cell table:style-name="ce369"/>
          <table:table-cell/>
          <table:table-cell table:style-name="ce90" table:formula="of:=CONCATENATE(&quot;UPDATE g_estructura.funcionarios SET id_area = '&quot;;[.F21];&quot;' WHERE  identificador = '&quot;;[.D21];&quot;';&quot;)" office:value-type="string" office:string-value="UPDATE g_estructura.funcionarios SET id_area = 'UDATAFA07' WHERE  identificador = '1804086328';" calcext:value-type="string">
            <text:p>UPDATE g_estructura.funcionarios SET id_area = 'UDATAFA07' WHERE <text:s/>identificador = '1804086328';</text:p>
          </table:table-cell>
          <table:table-cell table:number-columns-repeated="1014"/>
        </table:table-row>
        <table:table-row table:style-name="ro4">
          <table:table-cell/>
          <table:covered-table-cell table:style-name="ce10"/>
          <table:table-cell table:style-name="ce10" office:value-type="string" calcext:value-type="string">
            <text:p>OTA07</text:p>
          </table:table-cell>
          <table:table-cell table:style-name="ce120" office:value-type="float" office:value="1803995925" calcext:value-type="float">
            <text:p>1803995925</text:p>
          </table:table-cell>
          <table:table-cell table:style-name="ce44" office:value-type="string" calcext:value-type="string">
            <text:p>VILLEGAS FONSECA MARIA FERNANDA</text:p>
          </table:table-cell>
          <table:table-cell table:style-name="ce44" office:value-type="string" calcext:value-type="string">
            <text:p>UDATAFA07</text:p>
          </table:table-cell>
          <table:table-cell table:style-name="ce369" office:value-type="string" calcext:value-type="string">
            <text:p>ADMINISTRATIVO</text:p>
          </table:table-cell>
          <table:table-cell table:style-name="ce369"/>
          <table:table-cell/>
          <table:table-cell table:style-name="ce90" table:formula="of:=CONCATENATE(&quot;UPDATE g_estructura.funcionarios SET id_area = '&quot;;[.F22];&quot;' WHERE  identificador = '&quot;;[.D22];&quot;';&quot;)" office:value-type="string" office:string-value="UPDATE g_estructura.funcionarios SET id_area = 'UDATAFA07' WHERE  identificador = '1803995925';" calcext:value-type="string">
            <text:p>UPDATE g_estructura.funcionarios SET id_area = 'UDATAFA07' WHERE <text:s/>identificador = '1803995925';</text:p>
          </table:table-cell>
          <table:table-cell table:number-columns-repeated="1014"/>
        </table:table-row>
        <table:table-row table:style-name="ro4">
          <table:table-cell/>
          <table:covered-table-cell table:style-name="ce10"/>
          <table:table-cell table:style-name="ce10" office:value-type="string" calcext:value-type="string">
            <text:p>OTA07</text:p>
          </table:table-cell>
          <table:table-cell table:style-name="ce120" office:value-type="float" office:value="1803743069" calcext:value-type="float">
            <text:p>1803743069</text:p>
          </table:table-cell>
          <table:table-cell table:style-name="ce44" office:value-type="string" calcext:value-type="string">
            <text:p>SANCHEZ MONTESDEOCA MARIA CRISTINA</text:p>
          </table:table-cell>
          <table:table-cell table:style-name="ce44" office:value-type="string" calcext:value-type="string">
            <text:p>UDATAFA07</text:p>
          </table:table-cell>
          <table:table-cell table:style-name="ce369" office:value-type="string" calcext:value-type="string">
            <text:p>ADMINISTRATIVO</text:p>
          </table:table-cell>
          <table:table-cell table:style-name="ce369"/>
          <table:table-cell/>
          <table:table-cell table:style-name="ce90" table:formula="of:=CONCATENATE(&quot;UPDATE g_estructura.funcionarios SET id_area = '&quot;;[.F23];&quot;' WHERE  identificador = '&quot;;[.D23];&quot;';&quot;)" office:value-type="string" office:string-value="UPDATE g_estructura.funcionarios SET id_area = 'UDATAFA07' WHERE  identificador = '1803743069';" calcext:value-type="string">
            <text:p>UPDATE g_estructura.funcionarios SET id_area = 'UDATAFA07' WHERE <text:s/>identificador = '1803743069';</text:p>
          </table:table-cell>
          <table:table-cell table:number-columns-repeated="1014"/>
        </table:table-row>
        <table:table-row table:style-name="ro4">
          <table:table-cell/>
          <table:covered-table-cell table:style-name="ce10"/>
          <table:table-cell table:style-name="ce10" office:value-type="string" calcext:value-type="string">
            <text:p>OTA07</text:p>
          </table:table-cell>
          <table:table-cell table:style-name="ce120" office:value-type="float" office:value="1803012929" calcext:value-type="float">
            <text:p>1803012929</text:p>
          </table:table-cell>
          <table:table-cell table:style-name="ce44" office:value-type="string" calcext:value-type="string">
            <text:p>ORTIZ ORTIZ TANNIA LILIANA</text:p>
          </table:table-cell>
          <table:table-cell table:style-name="ce44" office:value-type="string" calcext:value-type="string">
            <text:p>UDATSAA07</text:p>
          </table:table-cell>
          <table:table-cell table:style-name="ce369" office:value-type="string" calcext:value-type="string">
            <text:p>SANIDAD ANIMAL</text:p>
          </table:table-cell>
          <table:table-cell table:style-name="ce369"/>
          <table:table-cell/>
          <table:table-cell table:style-name="ce90" table:formula="of:=CONCATENATE(&quot;UPDATE g_estructura.funcionarios SET id_area = '&quot;;[.F24];&quot;' WHERE  identificador = '&quot;;[.D24];&quot;';&quot;)" office:value-type="string" office:string-value="UPDATE g_estructura.funcionarios SET id_area = 'UDATSAA07' WHERE  identificador = '1803012929';" calcext:value-type="string">
            <text:p>UPDATE g_estructura.funcionarios SET id_area = 'UDATSAA07' WHERE <text:s/>identificador = '1803012929';</text:p>
          </table:table-cell>
          <table:table-cell table:number-columns-repeated="1014"/>
        </table:table-row>
        <table:table-row table:style-name="ro4">
          <table:table-cell/>
          <table:covered-table-cell table:style-name="ce10"/>
          <table:table-cell table:style-name="ce321" office:value-type="string" calcext:value-type="string">
            <text:p>OTA07</text:p>
          </table:table-cell>
          <table:table-cell table:style-name="ce120" office:value-type="float" office:value="1803466620" calcext:value-type="float">
            <text:p>1803466620</text:p>
          </table:table-cell>
          <table:table-cell table:style-name="ce44" office:value-type="string" calcext:value-type="string">
            <text:p>CASTILLO VARGAS CARLOS ALBERTO</text:p>
          </table:table-cell>
          <table:table-cell table:style-name="ce44" office:value-type="string" calcext:value-type="string">
            <text:p>UDATSAA07</text:p>
          </table:table-cell>
          <table:table-cell table:style-name="ce369" office:value-type="string" calcext:value-type="string">
            <text:p>SANIDAD ANIMAL</text:p>
          </table:table-cell>
          <table:table-cell table:style-name="ce369"/>
          <table:table-cell/>
          <table:table-cell table:style-name="ce90" table:formula="of:=CONCATENATE(&quot;UPDATE g_estructura.funcionarios SET id_area = '&quot;;[.F25];&quot;' WHERE  identificador = '&quot;;[.D25];&quot;';&quot;)" office:value-type="string" office:string-value="UPDATE g_estructura.funcionarios SET id_area = 'UDATSAA07' WHERE  identificador = '1803466620';" calcext:value-type="string">
            <text:p>UPDATE g_estructura.funcionarios SET id_area = 'UDATSAA07' WHERE <text:s/>identificador = '1803466620';</text:p>
          </table:table-cell>
          <table:table-cell table:number-columns-repeated="1014"/>
        </table:table-row>
        <table:table-row table:style-name="ro4">
          <table:table-cell/>
          <table:covered-table-cell table:style-name="ce10"/>
          <table:table-cell table:style-name="ce10" office:value-type="string" calcext:value-type="string">
            <text:p>OTA07</text:p>
          </table:table-cell>
          <table:table-cell table:style-name="ce120" office:value-type="float" office:value="1803937158" calcext:value-type="float">
            <text:p>1803937158</text:p>
          </table:table-cell>
          <table:table-cell table:style-name="ce44" office:value-type="string" calcext:value-type="string">
            <text:p>AGUILAR ABRIL EDISSON EDUARDO</text:p>
          </table:table-cell>
          <table:table-cell table:style-name="ce44" office:value-type="string" calcext:value-type="string">
            <text:p>UDATSAA07</text:p>
          </table:table-cell>
          <table:table-cell table:style-name="ce369" office:value-type="string" calcext:value-type="string">
            <text:p>SANIDAD ANIMAL</text:p>
          </table:table-cell>
          <table:table-cell table:style-name="ce369"/>
          <table:table-cell/>
          <table:table-cell table:style-name="ce90" table:formula="of:=CONCATENATE(&quot;UPDATE g_estructura.funcionarios SET id_area = '&quot;;[.F26];&quot;' WHERE  identificador = '&quot;;[.D26];&quot;';&quot;)" office:value-type="string" office:string-value="UPDATE g_estructura.funcionarios SET id_area = 'UDATSAA07' WHERE  identificador = '1803937158';" calcext:value-type="string">
            <text:p>UPDATE g_estructura.funcionarios SET id_area = 'UDATSAA07' WHERE <text:s/>identificador = '1803937158';</text:p>
          </table:table-cell>
          <table:table-cell table:number-columns-repeated="1014"/>
        </table:table-row>
        <table:table-row table:style-name="ro4">
          <table:table-cell/>
          <table:covered-table-cell table:style-name="ce10"/>
          <table:table-cell table:style-name="ce10" office:value-type="string" calcext:value-type="string">
            <text:p>OTA07</text:p>
          </table:table-cell>
          <table:table-cell table:style-name="ce120" office:value-type="float" office:value="1803886843" calcext:value-type="float">
            <text:p>1803886843</text:p>
          </table:table-cell>
          <table:table-cell table:style-name="ce44" office:value-type="string" calcext:value-type="string">
            <text:p>GOMEZ PINTO TANNIA ELIZABETH</text:p>
          </table:table-cell>
          <table:table-cell table:style-name="ce44" office:value-type="string" calcext:value-type="string">
            <text:p>UDATRIAA07</text:p>
          </table:table-cell>
          <table:table-cell table:style-name="ce370" office:value-type="string" calcext:value-type="string">
            <text:p>REGISTRO DE INSUMOS AGROPECUARIOS</text:p>
          </table:table-cell>
          <table:table-cell table:style-name="ce370"/>
          <table:table-cell/>
          <table:table-cell table:style-name="ce90" table:formula="of:=CONCATENATE(&quot;UPDATE g_estructura.funcionarios SET id_area = '&quot;;[.F27];&quot;' WHERE  identificador = '&quot;;[.D27];&quot;';&quot;)" office:value-type="string" office:string-value="UPDATE g_estructura.funcionarios SET id_area = 'UDATRIAA07' WHERE  identificador = '1803886843';" calcext:value-type="string">
            <text:p>UPDATE g_estructura.funcionarios SET id_area = 'UDATRIAA07' WHERE <text:s/>identificador = '1803886843';</text:p>
          </table:table-cell>
          <table:table-cell table:number-columns-repeated="1014"/>
        </table:table-row>
        <table:table-row table:style-name="ro4">
          <table:table-cell/>
          <table:covered-table-cell table:style-name="ce10"/>
          <table:table-cell table:style-name="ce10" office:value-type="string" calcext:value-type="string">
            <text:p>OTA07</text:p>
          </table:table-cell>
          <table:table-cell table:style-name="ce120" office:value-type="string" calcext:value-type="string">
            <text:p>0503396871</text:p>
          </table:table-cell>
          <table:table-cell table:style-name="ce44" office:value-type="string" calcext:value-type="string">
            <text:p>IZA ANGUISACA ELVA CONSUELO</text:p>
          </table:table-cell>
          <table:table-cell table:style-name="ce44" office:value-type="string" calcext:value-type="string">
            <text:p>UDATIAA07</text:p>
          </table:table-cell>
          <table:table-cell table:style-name="ce370" office:value-type="string" calcext:value-type="string">
            <text:p>INOCUIDAD DE LOS <text:s/>ALIMENTOS</text:p>
          </table:table-cell>
          <table:table-cell table:style-name="ce370"/>
          <table:table-cell/>
          <table:table-cell table:style-name="ce90" table:formula="of:=CONCATENATE(&quot;UPDATE g_estructura.funcionarios SET id_area = '&quot;;[.F28];&quot;' WHERE  identificador = '&quot;;[.D28];&quot;';&quot;)" office:value-type="string" office:string-value="UPDATE g_estructura.funcionarios SET id_area = 'UDATIAA07' WHERE  identificador = '0503396871';" calcext:value-type="string">
            <text:p>UPDATE g_estructura.funcionarios SET id_area = 'UDATIAA07' WHERE <text:s/>identificador = '0503396871';</text:p>
          </table:table-cell>
          <table:table-cell table:number-columns-repeated="1014"/>
        </table:table-row>
        <table:table-row table:style-name="ro4">
          <table:table-cell/>
          <table:covered-table-cell table:style-name="ce10"/>
          <table:table-cell table:style-name="ce10" office:value-type="string" calcext:value-type="string">
            <text:p>OTA07</text:p>
          </table:table-cell>
          <table:table-cell table:style-name="ce120" office:value-type="string" calcext:value-type="string">
            <text:p>0502399660</text:p>
          </table:table-cell>
          <table:table-cell table:style-name="ce44" office:value-type="string" calcext:value-type="string">
            <text:p>SANCHEZ CEPEDA EDISON GUSTAVO</text:p>
          </table:table-cell>
          <table:table-cell table:style-name="ce44"/>
          <table:table-cell table:style-name="ce371" office:value-type="string" calcext:value-type="string">
            <text:p>LDR</text:p>
          </table:table-cell>
          <table:table-cell table:style-name="ce371"/>
          <table:table-cell/>
          <table:table-cell table:style-name="ce90"/>
          <table:table-cell table:number-columns-repeated="1014"/>
        </table:table-row>
        <table:table-row table:style-name="ro4">
          <table:table-cell/>
          <table:covered-table-cell table:style-name="ce10"/>
          <table:table-cell table:style-name="ce10" office:value-type="string" calcext:value-type="string">
            <text:p>OTA07</text:p>
          </table:table-cell>
          <table:table-cell table:style-name="ce120" office:value-type="float" office:value="1804015723" calcext:value-type="float">
            <text:p>1804015723</text:p>
          </table:table-cell>
          <table:table-cell table:style-name="ce44" office:value-type="string" calcext:value-type="string">
            <text:p>MOREJON GUATUMILLO FABIAN MAURICIO</text:p>
          </table:table-cell>
          <table:table-cell table:style-name="ce44" office:value-type="string" calcext:value-type="string">
            <text:p>UDATAFA07</text:p>
          </table:table-cell>
          <table:table-cell table:style-name="ce369" office:value-type="string" calcext:value-type="string">
            <text:p>ADMINISTRATIVO</text:p>
          </table:table-cell>
          <table:table-cell table:style-name="ce369"/>
          <table:table-cell/>
          <table:table-cell table:style-name="ce90" table:formula="of:=CONCATENATE(&quot;UPDATE g_estructura.funcionarios SET id_area = '&quot;;[.F30];&quot;' WHERE  identificador = '&quot;;[.D30];&quot;';&quot;)" office:value-type="string" office:string-value="UPDATE g_estructura.funcionarios SET id_area = 'UDATAFA07' WHERE  identificador = '1804015723';" calcext:value-type="string">
            <text:p>UPDATE g_estructura.funcionarios SET id_area = 'UDATAFA07' WHERE <text:s/>identificador = '1804015723';</text:p>
          </table:table-cell>
          <table:table-cell table:number-columns-repeated="1014"/>
        </table:table-row>
        <table:table-row table:style-name="ro4">
          <table:table-cell/>
          <table:covered-table-cell table:style-name="ce10"/>
          <table:table-cell table:style-name="ce10" office:value-type="string" calcext:value-type="string">
            <text:p>OTA07</text:p>
          </table:table-cell>
          <table:table-cell table:style-name="ce120" office:value-type="float" office:value="1803806213" calcext:value-type="float">
            <text:p>1803806213</text:p>
          </table:table-cell>
          <table:table-cell table:style-name="ce44" office:value-type="string" calcext:value-type="string">
            <text:p>VALLEJO CESPEDES CRISTIAN EFREN</text:p>
          </table:table-cell>
          <table:table-cell table:style-name="ce44" office:value-type="string" calcext:value-type="string">
            <text:p>UDATSAA07</text:p>
          </table:table-cell>
          <table:table-cell table:style-name="ce369" office:value-type="string" calcext:value-type="string">
            <text:p>SANIDAD ANIMAL</text:p>
          </table:table-cell>
          <table:table-cell table:style-name="ce369"/>
          <table:table-cell/>
          <table:table-cell table:style-name="ce90" table:formula="of:=CONCATENATE(&quot;UPDATE g_estructura.funcionarios SET id_area = '&quot;;[.F31];&quot;' WHERE  identificador = '&quot;;[.D31];&quot;';&quot;)" office:value-type="string" office:string-value="UPDATE g_estructura.funcionarios SET id_area = 'UDATSAA07' WHERE  identificador = '1803806213';" calcext:value-type="string">
            <text:p>UPDATE g_estructura.funcionarios SET id_area = 'UDATSAA07' WHERE <text:s/>identificador = '1803806213';</text:p>
          </table:table-cell>
          <table:table-cell table:number-columns-repeated="1014"/>
        </table:table-row>
        <table:table-row table:style-name="ro4">
          <table:table-cell/>
          <table:covered-table-cell table:style-name="ce10"/>
          <table:table-cell table:style-name="ce10" office:value-type="string" calcext:value-type="string">
            <text:p>OTA07</text:p>
          </table:table-cell>
          <table:table-cell table:style-name="ce120" office:value-type="float" office:value="1802858504" calcext:value-type="float">
            <text:p>1802858504</text:p>
          </table:table-cell>
          <table:table-cell table:style-name="ce44" office:value-type="string" calcext:value-type="string">
            <text:p>PEREZ ACOSTA OSCAR DANILO</text:p>
          </table:table-cell>
          <table:table-cell table:style-name="ce44" office:value-type="string" calcext:value-type="string">
            <text:p>UDATSAA07</text:p>
          </table:table-cell>
          <table:table-cell table:style-name="ce369" office:value-type="string" calcext:value-type="string">
            <text:p>SANIDAD ANIMAL</text:p>
          </table:table-cell>
          <table:table-cell table:style-name="ce369"/>
          <table:table-cell/>
          <table:table-cell table:style-name="ce90" table:formula="of:=CONCATENATE(&quot;UPDATE g_estructura.funcionarios SET id_area = '&quot;;[.F32];&quot;' WHERE  identificador = '&quot;;[.D32];&quot;';&quot;)" office:value-type="string" office:string-value="UPDATE g_estructura.funcionarios SET id_area = 'UDATSAA07' WHERE  identificador = '1802858504';" calcext:value-type="string">
            <text:p>UPDATE g_estructura.funcionarios SET id_area = 'UDATSAA07' WHERE <text:s/>identificador = '1802858504';</text:p>
          </table:table-cell>
          <table:table-cell table:number-columns-repeated="1014"/>
        </table:table-row>
        <table:table-row table:style-name="ro4">
          <table:table-cell/>
          <table:covered-table-cell table:style-name="ce322"/>
          <table:table-cell table:style-name="ce10" office:value-type="string" calcext:value-type="string">
            <text:p>OTA07</text:p>
          </table:table-cell>
          <table:table-cell table:style-name="ce338" office:value-type="float" office:value="1804155107" calcext:value-type="float">
            <text:p>1804155107</text:p>
          </table:table-cell>
          <table:table-cell table:style-name="ce346" office:value-type="string" calcext:value-type="string">
            <text:p>RIOS GUATO LORENA MARISOL</text:p>
          </table:table-cell>
          <table:table-cell table:style-name="ce346" office:value-type="string" calcext:value-type="string">
            <text:p>UDATAFA07</text:p>
          </table:table-cell>
          <table:table-cell table:style-name="ce372" office:value-type="string" calcext:value-type="string">
            <text:p>ADMINISTRATIVO</text:p>
          </table:table-cell>
          <table:table-cell table:style-name="ce372"/>
          <table:table-cell/>
          <table:table-cell table:style-name="ce90" table:formula="of:=CONCATENATE(&quot;UPDATE g_estructura.funcionarios SET id_area = '&quot;;[.F33];&quot;' WHERE  identificador = '&quot;;[.D33];&quot;';&quot;)" office:value-type="string" office:string-value="UPDATE g_estructura.funcionarios SET id_area = 'UDATAFA07' WHERE  identificador = '1804155107';" calcext:value-type="string">
            <text:p>UPDATE g_estructura.funcionarios SET id_area = 'UDATAFA07' WHERE <text:s/>identificador = '1804155107';</text:p>
          </table:table-cell>
          <table:table-cell table:number-columns-repeated="1014"/>
        </table:table-row>
        <table:table-row table:style-name="ro4">
          <table:table-cell table:number-columns-repeated="9"/>
          <table:table-cell table:style-name="ce90"/>
          <table:table-cell table:number-columns-repeated="1014"/>
        </table:table-row>
        <table:table-row table:style-name="ro4">
          <table:table-cell/>
          <table:table-cell table:style-name="ce320" office:value-type="string" calcext:value-type="string" table:number-columns-spanned="6" table:number-rows-spanned="1">
            <text:p>DIRECCIÓN DISTRITAL COTOPAXI <text:s/>DD06</text:p>
          </table:table-cell>
          <table:covered-table-cell table:style-name="ce320"/>
          <table:covered-table-cell table:style-name="ce29"/>
          <table:covered-table-cell table:number-columns-repeated="2" table:style-name="ce41"/>
          <table:covered-table-cell table:style-name="ce62"/>
          <table:table-cell table:style-name="ce62"/>
          <table:table-cell/>
          <table:table-cell table:style-name="ce90"/>
          <table:table-cell table:number-columns-repeated="1014"/>
        </table:table-row>
        <table:table-row table:style-name="ro4">
          <table:table-cell/>
          <table:table-cell table:style-name="ce4" office:value-type="string" calcext:value-type="string">
            <text:p>OFICINA</text:p>
          </table:table-cell>
          <table:table-cell table:style-name="ce4"/>
          <table:table-cell table:style-name="ce30" office:value-type="string" calcext:value-type="string">
            <text:p>CEDULA</text:p>
          </table:table-cell>
          <table:table-cell table:style-name="ce42" office:value-type="string" calcext:value-type="string">
            <text:p>PERSONAL Y ÁREA</text:p>
          </table:table-cell>
          <table:table-cell table:style-name="ce42"/>
          <table:table-cell table:style-name="ce63" office:value-type="string" calcext:value-type="string">
            <text:p>AREA</text:p>
          </table:table-cell>
          <table:table-cell table:style-name="ce63"/>
          <table:table-cell/>
          <table:table-cell table:style-name="ce90"/>
          <table:table-cell table:number-columns-repeated="1014"/>
        </table:table-row>
        <table:table-row table:style-name="ro4">
          <table:table-cell/>
          <table:table-cell table:style-name="ce323" office:value-type="string" calcext:value-type="string" table:number-columns-spanned="1" table:number-rows-spanned="15">
            <text:p>Oficina Latacunga</text:p>
          </table:table-cell>
          <table:table-cell table:style-name="ce323" office:value-type="string" calcext:value-type="string">
            <text:p>OTL06</text:p>
          </table:table-cell>
          <table:table-cell table:style-name="ce337" office:value-type="string" calcext:value-type="string">
            <text:p>0502318629</text:p>
          </table:table-cell>
          <table:table-cell table:style-name="ce347" office:value-type="string" calcext:value-type="string">
            <text:p>BASANTES QUINATOA MIGUEL ANGEL</text:p>
          </table:table-cell>
          <table:table-cell table:style-name="ce347" office:value-type="string" calcext:value-type="string">
            <text:p>UDSVL06</text:p>
          </table:table-cell>
          <table:table-cell table:style-name="ce373" office:value-type="string" calcext:value-type="string">
            <text:p>SANIDAD VEGETAL</text:p>
          </table:table-cell>
          <table:table-cell table:style-name="ce373"/>
          <table:table-cell/>
          <table:table-cell table:style-name="ce90" table:formula="of:=CONCATENATE(&quot;UPDATE g_estructura.funcionarios SET id_area = '&quot;;[.F37];&quot;' WHERE  identificador = '&quot;;[.D37];&quot;';&quot;)" office:value-type="string" office:string-value="UPDATE g_estructura.funcionarios SET id_area = 'UDSVL06' WHERE  identificador = '0502318629';" calcext:value-type="string">
            <text:p>UPDATE g_estructura.funcionarios SET id_area = 'UDSVL06' WHERE <text:s/>identificador = '0502318629';</text:p>
          </table:table-cell>
          <table:table-cell table:number-columns-repeated="1014"/>
        </table:table-row>
        <table:table-row table:style-name="ro4">
          <table:table-cell/>
          <table:covered-table-cell table:style-name="ce324"/>
          <table:table-cell table:style-name="ce324" office:value-type="string" calcext:value-type="string">
            <text:p>OTL06</text:p>
          </table:table-cell>
          <table:table-cell table:style-name="ce120" office:value-type="string" calcext:value-type="string">
            <text:p>0502530652</text:p>
          </table:table-cell>
          <table:table-cell table:style-name="ce348" office:value-type="string" calcext:value-type="string">
            <text:p>AUZ CARVAJAL DIEGO MAURICIO</text:p>
          </table:table-cell>
          <table:table-cell table:style-name="ce348" office:value-type="string" calcext:value-type="string">
            <text:p>UDSVL06</text:p>
          </table:table-cell>
          <table:table-cell table:style-name="ce374" office:value-type="string" calcext:value-type="string">
            <text:p>SANIDAD VEGETAL</text:p>
          </table:table-cell>
          <table:table-cell table:style-name="ce374"/>
          <table:table-cell/>
          <table:table-cell table:style-name="ce90" table:formula="of:=CONCATENATE(&quot;UPDATE g_estructura.funcionarios SET id_area = '&quot;;[.F38];&quot;' WHERE  identificador = '&quot;;[.D38];&quot;';&quot;)" office:value-type="string" office:string-value="UPDATE g_estructura.funcionarios SET id_area = 'UDSVL06' WHERE  identificador = '0502530652';" calcext:value-type="string">
            <text:p>UPDATE g_estructura.funcionarios SET id_area = 'UDSVL06' WHERE <text:s/>identificador = '0502530652';</text:p>
          </table:table-cell>
          <table:table-cell table:number-columns-repeated="1014"/>
        </table:table-row>
        <table:table-row table:style-name="ro4">
          <table:table-cell/>
          <table:covered-table-cell table:style-name="ce324"/>
          <table:table-cell table:style-name="ce324" office:value-type="string" calcext:value-type="string">
            <text:p>OTL06</text:p>
          </table:table-cell>
          <table:table-cell table:style-name="ce120" office:value-type="string" calcext:value-type="string">
            <text:p>0502470750</text:p>
          </table:table-cell>
          <table:table-cell table:style-name="ce348" office:value-type="string" calcext:value-type="string">
            <text:p>CHANATASIG GRANDES JOSE FAVIO</text:p>
          </table:table-cell>
          <table:table-cell table:style-name="ce348" office:value-type="string" calcext:value-type="string">
            <text:p>UDSAL06</text:p>
          </table:table-cell>
          <table:table-cell table:style-name="ce374" office:value-type="string" calcext:value-type="string">
            <text:p>SANIDAD ANIMAL</text:p>
          </table:table-cell>
          <table:table-cell table:style-name="ce374"/>
          <table:table-cell/>
          <table:table-cell table:style-name="ce90" table:formula="of:=CONCATENATE(&quot;UPDATE g_estructura.funcionarios SET id_area = '&quot;;[.F39];&quot;' WHERE  identificador = '&quot;;[.D39];&quot;';&quot;)" office:value-type="string" office:string-value="UPDATE g_estructura.funcionarios SET id_area = 'UDSAL06' WHERE  identificador = '0502470750';" calcext:value-type="string">
            <text:p>UPDATE g_estructura.funcionarios SET id_area = 'UDSAL06' WHERE <text:s/>identificador = '0502470750';</text:p>
          </table:table-cell>
          <table:table-cell table:number-columns-repeated="1014"/>
        </table:table-row>
        <table:table-row table:style-name="ro4">
          <table:table-cell/>
          <table:covered-table-cell table:style-name="ce324"/>
          <table:table-cell table:style-name="ce324" office:value-type="string" calcext:value-type="string">
            <text:p>OTL06</text:p>
          </table:table-cell>
          <table:table-cell table:style-name="ce120" office:value-type="string" calcext:value-type="string">
            <text:p>0502338114</text:p>
          </table:table-cell>
          <table:table-cell table:style-name="ce348" office:value-type="string" calcext:value-type="string">
            <text:p>CHACON ARAUJO ALEX VINICIO</text:p>
          </table:table-cell>
          <table:table-cell table:style-name="ce348" office:value-type="string" calcext:value-type="string">
            <text:p>UDSAL06</text:p>
          </table:table-cell>
          <table:table-cell table:style-name="ce374" office:value-type="string" calcext:value-type="string">
            <text:p>SANIDAD ANIMAL</text:p>
          </table:table-cell>
          <table:table-cell table:style-name="ce374"/>
          <table:table-cell/>
          <table:table-cell table:style-name="ce90" table:formula="of:=CONCATENATE(&quot;UPDATE g_estructura.funcionarios SET id_area = '&quot;;[.F40];&quot;' WHERE  identificador = '&quot;;[.D40];&quot;';&quot;)" office:value-type="string" office:string-value="UPDATE g_estructura.funcionarios SET id_area = 'UDSAL06' WHERE  identificador = '0502338114';" calcext:value-type="string">
            <text:p>UPDATE g_estructura.funcionarios SET id_area = 'UDSAL06' WHERE <text:s/>identificador = '0502338114';</text:p>
          </table:table-cell>
          <table:table-cell table:number-columns-repeated="1014"/>
        </table:table-row>
        <table:table-row table:style-name="ro4">
          <table:table-cell/>
          <table:covered-table-cell table:style-name="ce324"/>
          <table:table-cell table:style-name="ce324" office:value-type="string" calcext:value-type="string">
            <text:p>OTL06</text:p>
          </table:table-cell>
          <table:table-cell table:style-name="ce120" office:value-type="string" calcext:value-type="string">
            <text:p>0502428063</text:p>
          </table:table-cell>
          <table:table-cell table:style-name="ce348" office:value-type="string" calcext:value-type="string">
            <text:p>ESCUDERO VEINTIMILLA MARIO VINICIO</text:p>
          </table:table-cell>
          <table:table-cell table:style-name="ce348" office:value-type="string" calcext:value-type="string">
            <text:p>UDSVL06</text:p>
          </table:table-cell>
          <table:table-cell table:style-name="ce374" office:value-type="string" calcext:value-type="string">
            <text:p>SANIDAD VEGETAL</text:p>
          </table:table-cell>
          <table:table-cell table:style-name="ce374"/>
          <table:table-cell/>
          <table:table-cell table:style-name="ce90" table:formula="of:=CONCATENATE(&quot;UPDATE g_estructura.funcionarios SET id_area = '&quot;;[.F41];&quot;' WHERE  identificador = '&quot;;[.D41];&quot;';&quot;)" office:value-type="string" office:string-value="UPDATE g_estructura.funcionarios SET id_area = 'UDSVL06' WHERE  identificador = '0502428063';" calcext:value-type="string">
            <text:p>UPDATE g_estructura.funcionarios SET id_area = 'UDSVL06' WHERE <text:s/>identificador = '0502428063';</text:p>
          </table:table-cell>
          <table:table-cell table:number-columns-repeated="1014"/>
        </table:table-row>
        <table:table-row table:style-name="ro4">
          <table:table-cell/>
          <table:covered-table-cell table:style-name="ce324"/>
          <table:table-cell table:style-name="ce323" office:value-type="string" calcext:value-type="string">
            <text:p>OTL06</text:p>
          </table:table-cell>
          <table:table-cell table:style-name="ce120" office:value-type="float" office:value="1803467941" calcext:value-type="float">
            <text:p>1803467941</text:p>
          </table:table-cell>
          <table:table-cell table:style-name="ce348" office:value-type="string" calcext:value-type="string">
            <text:p>GANAN CURIPALLO LOURDES ALEXANDRA</text:p>
          </table:table-cell>
          <table:table-cell table:style-name="ce348" office:value-type="string" calcext:value-type="string">
            <text:p>UDIAL06</text:p>
          </table:table-cell>
          <table:table-cell table:style-name="ce374" office:value-type="string" calcext:value-type="string">
            <text:p>INOCUIDAD DE ALIMENTOS</text:p>
          </table:table-cell>
          <table:table-cell table:style-name="ce374"/>
          <table:table-cell/>
          <table:table-cell table:style-name="ce90" table:formula="of:=CONCATENATE(&quot;UPDATE g_estructura.funcionarios SET id_area = '&quot;;[.F42];&quot;' WHERE  identificador = '&quot;;[.D42];&quot;';&quot;)" office:value-type="string" office:string-value="UPDATE g_estructura.funcionarios SET id_area = 'UDIAL06' WHERE  identificador = '1803467941';" calcext:value-type="string">
            <text:p>UPDATE g_estructura.funcionarios SET id_area = 'UDIAL06' WHERE <text:s/>identificador = '1803467941';</text:p>
          </table:table-cell>
          <table:table-cell table:number-columns-repeated="1014"/>
        </table:table-row>
        <table:table-row table:style-name="ro4">
          <table:table-cell/>
          <table:covered-table-cell table:style-name="ce324"/>
          <table:table-cell table:style-name="ce324" office:value-type="string" calcext:value-type="string">
            <text:p>OTL06</text:p>
          </table:table-cell>
          <table:table-cell table:style-name="ce120" office:value-type="string" calcext:value-type="string">
            <text:p>0502312747</text:p>
          </table:table-cell>
          <table:table-cell table:style-name="ce348" office:value-type="string" calcext:value-type="string">
            <text:p>GOMEZ CALVOPIÑA PABLO PATRICIO</text:p>
          </table:table-cell>
          <table:table-cell table:style-name="ce348" office:value-type="string" calcext:value-type="string">
            <text:p>UDSVL06</text:p>
          </table:table-cell>
          <table:table-cell table:style-name="ce374" office:value-type="string" calcext:value-type="string">
            <text:p>SANIDAD VEGETAL</text:p>
          </table:table-cell>
          <table:table-cell table:style-name="ce374"/>
          <table:table-cell/>
          <table:table-cell table:style-name="ce90" table:formula="of:=CONCATENATE(&quot;UPDATE g_estructura.funcionarios SET id_area = '&quot;;[.F43];&quot;' WHERE  identificador = '&quot;;[.D43];&quot;';&quot;)" office:value-type="string" office:string-value="UPDATE g_estructura.funcionarios SET id_area = 'UDSVL06' WHERE  identificador = '0502312747';" calcext:value-type="string">
            <text:p>UPDATE g_estructura.funcionarios SET id_area = 'UDSVL06' WHERE <text:s/>identificador = '0502312747';</text:p>
          </table:table-cell>
          <table:table-cell table:number-columns-repeated="1014"/>
        </table:table-row>
        <table:table-row table:style-name="ro4">
          <table:table-cell/>
          <table:covered-table-cell table:style-name="ce324"/>
          <table:table-cell table:style-name="ce324" office:value-type="string" calcext:value-type="string">
            <text:p>OTL06</text:p>
          </table:table-cell>
          <table:table-cell table:style-name="ce120" office:value-type="string" calcext:value-type="string">
            <text:p>0501521827</text:p>
          </table:table-cell>
          <table:table-cell table:style-name="ce348" office:value-type="string" calcext:value-type="string">
            <text:p>HERRERA MOLINA LUIS ALBERTO</text:p>
          </table:table-cell>
          <table:table-cell table:style-name="ce348" office:value-type="string" calcext:value-type="string">
            <text:p>UDSAL06</text:p>
          </table:table-cell>
          <table:table-cell table:style-name="ce374" office:value-type="string" calcext:value-type="string">
            <text:p>SANIDAD ANIMAL</text:p>
          </table:table-cell>
          <table:table-cell table:style-name="ce374"/>
          <table:table-cell/>
          <table:table-cell table:style-name="ce90" table:formula="of:=CONCATENATE(&quot;UPDATE g_estructura.funcionarios SET id_area = '&quot;;[.F44];&quot;' WHERE  identificador = '&quot;;[.D44];&quot;';&quot;)" office:value-type="string" office:string-value="UPDATE g_estructura.funcionarios SET id_area = 'UDSAL06' WHERE  identificador = '0501521827';" calcext:value-type="string">
            <text:p>UPDATE g_estructura.funcionarios SET id_area = 'UDSAL06' WHERE <text:s/>identificador = '0501521827';</text:p>
          </table:table-cell>
          <table:table-cell table:number-columns-repeated="1014"/>
        </table:table-row>
        <table:table-row table:style-name="ro5">
          <table:table-cell/>
          <table:covered-table-cell table:style-name="ce324"/>
          <table:table-cell table:style-name="ce324" office:value-type="string" calcext:value-type="string">
            <text:p>OTL06</text:p>
          </table:table-cell>
          <table:table-cell table:style-name="ce120" office:value-type="string" calcext:value-type="string">
            <text:p>0601578826</text:p>
          </table:table-cell>
          <table:table-cell table:style-name="ce349" office:value-type="string" calcext:value-type="string">
            <text:p>MANCHENO DONOSO CARLOS OSWALDO</text:p>
          </table:table-cell>
          <table:table-cell table:style-name="ce349" office:value-type="string" calcext:value-type="string">
            <text:p>DD06</text:p>
          </table:table-cell>
          <table:table-cell table:style-name="ce374" office:value-type="string" calcext:value-type="string">
            <text:p>DIRECCIÓN DISTRITAL</text:p>
          </table:table-cell>
          <table:table-cell table:style-name="ce374" office:value-type="string" calcext:value-type="string">
            <text:p>DD06</text:p>
          </table:table-cell>
          <table:table-cell table:style-name="ce85" office:value-type="string" calcext:value-type="string">
            <text:p>RESPONSABLE DE PROVINCIA</text:p>
          </table:table-cell>
          <table:table-cell table:style-name="ce90" table:formula="of:=CONCATENATE(&quot;UPDATE g_estructura.funcionarios SET id_area = '&quot;;[.F45];&quot;' WHERE  identificador = '&quot;;[.D45];&quot;';&quot;)" office:value-type="string" office:string-value="UPDATE g_estructura.funcionarios SET id_area = 'DD06' WHERE  identificador = '0601578826';" calcext:value-type="string">
            <text:p>UPDATE g_estructura.funcionarios SET id_area = 'DD06' WHERE <text:s/>identificador = '0601578826';</text:p>
          </table:table-cell>
          <table:table-cell/>
          <table:table-cell table:style-name="ce90" table:formula="of:=CONCATENATE(&quot;INSERT INTO g_estructura.responsables(id_area, identificador, prioridad, responsable, activo, estado) values ('&quot;;[.H45];&quot;','&quot;;[.D45];&quot;',1,true,1,1);&quot;)" office:value-type="string" office:string-value="INSERT INTO g_estructura.responsables(id_area, identificador, prioridad, responsable, activo, estado) values ('DD06','0601578826',1,true,1,1);" calcext:value-type="string">
            <text:p>INSERT INTO g_estructura.responsables(id_area, identificador, prioridad, responsable, activo, estado) values ('DD06','0601578826',1,true,1,1);</text:p>
          </table:table-cell>
          <table:table-cell table:number-columns-repeated="1012"/>
        </table:table-row>
        <table:table-row table:style-name="ro13">
          <table:table-cell/>
          <table:covered-table-cell table:style-name="ce324"/>
          <table:table-cell table:style-name="ce324" office:value-type="string" calcext:value-type="string">
            <text:p>OTL06</text:p>
          </table:table-cell>
          <table:table-cell table:style-name="ce120" office:value-type="string" calcext:value-type="string">
            <text:p>0502952724</text:p>
          </table:table-cell>
          <table:table-cell table:style-name="ce348" office:value-type="string" calcext:value-type="string">
            <text:p>NOROÑA CHANGOLUISA GABRIELA ELIZABETH</text:p>
          </table:table-cell>
          <table:table-cell table:style-name="ce348" office:value-type="string" calcext:value-type="string">
            <text:p>UDSAL06</text:p>
          </table:table-cell>
          <table:table-cell table:style-name="ce374" office:value-type="string" calcext:value-type="string">
            <text:p>SANIDAD ANIMAL</text:p>
          </table:table-cell>
          <table:table-cell table:style-name="ce374"/>
          <table:table-cell/>
          <table:table-cell table:style-name="ce90" table:formula="of:=CONCATENATE(&quot;UPDATE g_estructura.funcionarios SET id_area = '&quot;;[.F46];&quot;' WHERE  identificador = '&quot;;[.D46];&quot;';&quot;)" office:value-type="string" office:string-value="UPDATE g_estructura.funcionarios SET id_area = 'UDSAL06' WHERE  identificador = '0502952724';" calcext:value-type="string">
            <text:p>UPDATE g_estructura.funcionarios SET id_area = 'UDSAL06' WHERE <text:s/>identificador = '0502952724';</text:p>
          </table:table-cell>
          <table:table-cell table:number-columns-repeated="1014"/>
        </table:table-row>
        <table:table-row table:style-name="ro4">
          <table:table-cell/>
          <table:covered-table-cell table:style-name="ce324"/>
          <table:table-cell table:style-name="ce323" office:value-type="string" calcext:value-type="string">
            <text:p>OTL06</text:p>
          </table:table-cell>
          <table:table-cell table:style-name="ce120" office:value-type="string" calcext:value-type="string">
            <text:p>0502872831</text:p>
          </table:table-cell>
          <table:table-cell table:style-name="ce348" office:value-type="string" calcext:value-type="string">
            <text:p>PACHECO MENA VILMA JANETH</text:p>
          </table:table-cell>
          <table:table-cell table:style-name="ce348" office:value-type="string" calcext:value-type="string">
            <text:p>UDAFL06</text:p>
          </table:table-cell>
          <table:table-cell table:style-name="ce374" office:value-type="string" calcext:value-type="string">
            <text:p>ADMINISTRATIVO</text:p>
          </table:table-cell>
          <table:table-cell table:style-name="ce374"/>
          <table:table-cell/>
          <table:table-cell table:style-name="ce90" table:formula="of:=CONCATENATE(&quot;UPDATE g_estructura.funcionarios SET id_area = '&quot;;[.F47];&quot;' WHERE  identificador = '&quot;;[.D47];&quot;';&quot;)" office:value-type="string" office:string-value="UPDATE g_estructura.funcionarios SET id_area = 'UDAFL06' WHERE  identificador = '0502872831';" calcext:value-type="string">
            <text:p>UPDATE g_estructura.funcionarios SET id_area = 'UDAFL06' WHERE <text:s/>identificador = '0502872831';</text:p>
          </table:table-cell>
          <table:table-cell table:number-columns-repeated="1014"/>
        </table:table-row>
        <table:table-row table:style-name="ro4">
          <table:table-cell/>
          <table:covered-table-cell table:style-name="ce324"/>
          <table:table-cell table:style-name="ce324" office:value-type="string" calcext:value-type="string">
            <text:p>OTL06</text:p>
          </table:table-cell>
          <table:table-cell table:style-name="ce120" office:value-type="string" calcext:value-type="string">
            <text:p>0502301492</text:p>
          </table:table-cell>
          <table:table-cell table:style-name="ce348" office:value-type="string" calcext:value-type="string">
            <text:p>SALAZAR JIMENEZ NUVIA MARISOL</text:p>
          </table:table-cell>
          <table:table-cell table:style-name="ce348" office:value-type="string" calcext:value-type="string">
            <text:p>UDAFL06</text:p>
          </table:table-cell>
          <table:table-cell table:style-name="ce374" office:value-type="string" calcext:value-type="string">
            <text:p>ADMINISTRATIVO</text:p>
          </table:table-cell>
          <table:table-cell table:style-name="ce374"/>
          <table:table-cell/>
          <table:table-cell table:style-name="ce90" table:formula="of:=CONCATENATE(&quot;UPDATE g_estructura.funcionarios SET id_area = '&quot;;[.F48];&quot;' WHERE  identificador = '&quot;;[.D48];&quot;';&quot;)" office:value-type="string" office:string-value="UPDATE g_estructura.funcionarios SET id_area = 'UDAFL06' WHERE  identificador = '0502301492';" calcext:value-type="string">
            <text:p>UPDATE g_estructura.funcionarios SET id_area = 'UDAFL06' WHERE <text:s/>identificador = '0502301492';</text:p>
          </table:table-cell>
          <table:table-cell table:number-columns-repeated="1014"/>
        </table:table-row>
        <table:table-row table:style-name="ro4">
          <table:table-cell/>
          <table:covered-table-cell table:style-name="ce324"/>
          <table:table-cell table:style-name="ce324" office:value-type="string" calcext:value-type="string">
            <text:p>OTL06</text:p>
          </table:table-cell>
          <table:table-cell table:style-name="ce120" office:value-type="string" calcext:value-type="string">
            <text:p>0501204812</text:p>
          </table:table-cell>
          <table:table-cell table:style-name="ce348" office:value-type="string" calcext:value-type="string">
            <text:p>TAPIA MOLINA EDGAR RAMIRO</text:p>
          </table:table-cell>
          <table:table-cell table:style-name="ce348" office:value-type="string" calcext:value-type="string">
            <text:p>UDAFL06</text:p>
          </table:table-cell>
          <table:table-cell table:style-name="ce374" office:value-type="string" calcext:value-type="string">
            <text:p>ADMINISTRATIVO</text:p>
          </table:table-cell>
          <table:table-cell table:style-name="ce374"/>
          <table:table-cell/>
          <table:table-cell table:style-name="ce90" table:formula="of:=CONCATENATE(&quot;UPDATE g_estructura.funcionarios SET id_area = '&quot;;[.F49];&quot;' WHERE  identificador = '&quot;;[.D49];&quot;';&quot;)" office:value-type="string" office:string-value="UPDATE g_estructura.funcionarios SET id_area = 'UDAFL06' WHERE  identificador = '0501204812';" calcext:value-type="string">
            <text:p>UPDATE g_estructura.funcionarios SET id_area = 'UDAFL06' WHERE <text:s/>identificador = '0501204812';</text:p>
          </table:table-cell>
          <table:table-cell table:number-columns-repeated="1014"/>
        </table:table-row>
        <table:table-row table:style-name="ro4">
          <table:table-cell/>
          <table:covered-table-cell table:style-name="ce324"/>
          <table:table-cell table:style-name="ce324" office:value-type="string" calcext:value-type="string">
            <text:p>OTL06</text:p>
          </table:table-cell>
          <table:table-cell table:style-name="ce120" office:value-type="string" calcext:value-type="string">
            <text:p>0503800179</text:p>
          </table:table-cell>
          <table:table-cell table:style-name="ce348" office:value-type="string" calcext:value-type="string">
            <text:p>VARGAS TOAPANTA MERY JEANETH</text:p>
          </table:table-cell>
          <table:table-cell table:style-name="ce348" office:value-type="string" calcext:value-type="string">
            <text:p>UDSVL06</text:p>
          </table:table-cell>
          <table:table-cell table:style-name="ce374" office:value-type="string" calcext:value-type="string">
            <text:p>SANIDAD VEGETAL</text:p>
          </table:table-cell>
          <table:table-cell table:style-name="ce374"/>
          <table:table-cell/>
          <table:table-cell table:style-name="ce90" table:formula="of:=CONCATENATE(&quot;UPDATE g_estructura.funcionarios SET id_area = '&quot;;[.F50];&quot;' WHERE  identificador = '&quot;;[.D50];&quot;';&quot;)" office:value-type="string" office:string-value="UPDATE g_estructura.funcionarios SET id_area = 'UDSVL06' WHERE  identificador = '0503800179';" calcext:value-type="string">
            <text:p>UPDATE g_estructura.funcionarios SET id_area = 'UDSVL06' WHERE <text:s/>identificador = '0503800179';</text:p>
          </table:table-cell>
          <table:table-cell table:number-columns-repeated="1014"/>
        </table:table-row>
        <table:table-row table:style-name="ro4">
          <table:table-cell/>
          <table:covered-table-cell table:style-name="ce324"/>
          <table:table-cell table:style-name="ce324" office:value-type="string" calcext:value-type="string">
            <text:p>OTL06</text:p>
          </table:table-cell>
          <table:table-cell table:style-name="ce120" office:value-type="string" calcext:value-type="string">
            <text:p>0502211949</text:p>
          </table:table-cell>
          <table:table-cell table:style-name="ce348" office:value-type="string" calcext:value-type="string">
            <text:p>ZAMBRANO FREIRE JOANA MARIBEL</text:p>
          </table:table-cell>
          <table:table-cell table:style-name="ce348" office:value-type="string" calcext:value-type="string">
            <text:p>UDAFL06</text:p>
          </table:table-cell>
          <table:table-cell table:style-name="ce374" office:value-type="string" calcext:value-type="string">
            <text:p>ADMINISTRATIVO</text:p>
          </table:table-cell>
          <table:table-cell table:style-name="ce374"/>
          <table:table-cell/>
          <table:table-cell table:style-name="ce90" table:formula="of:=CONCATENATE(&quot;UPDATE g_estructura.funcionarios SET id_area = '&quot;;[.F51];&quot;' WHERE  identificador = '&quot;;[.D51];&quot;';&quot;)" office:value-type="string" office:string-value="UPDATE g_estructura.funcionarios SET id_area = 'UDAFL06' WHERE  identificador = '0502211949';" calcext:value-type="string">
            <text:p>UPDATE g_estructura.funcionarios SET id_area = 'UDAFL06' WHERE <text:s/>identificador = '0502211949';</text:p>
          </table:table-cell>
          <table:table-cell table:number-columns-repeated="1014"/>
        </table:table-row>
        <table:table-row table:style-name="ro14">
          <table:table-cell/>
          <table:table-cell table:style-name="ce325" office:value-type="string" calcext:value-type="string">
            <text:p>Aeropuerto Internacional Latacunga</text:p>
          </table:table-cell>
          <table:table-cell table:style-name="ce325" office:value-type="string" calcext:value-type="string">
            <text:p>AIL06</text:p>
          </table:table-cell>
          <table:table-cell table:style-name="ce120"/>
          <table:table-cell table:style-name="ce350" table:number-columns-repeated="2"/>
          <table:table-cell table:style-name="ce374" office:value-type="string" calcext:value-type="string">
            <text:p>No se registra oficina</text:p>
          </table:table-cell>
          <table:table-cell table:style-name="ce374"/>
          <table:table-cell/>
          <table:table-cell table:style-name="ce90"/>
          <table:table-cell table:number-columns-repeated="1014"/>
        </table:table-row>
        <table:table-row table:style-name="ro4">
          <table:table-cell/>
          <table:table-cell table:style-name="ce325" office:value-type="string" calcext:value-type="string">
            <text:p>Oficina Sigchos</text:p>
          </table:table-cell>
          <table:table-cell table:style-name="ce325" office:value-type="string" calcext:value-type="string">
            <text:p>OTS06</text:p>
          </table:table-cell>
          <table:table-cell table:style-name="ce120" office:value-type="string" calcext:value-type="string">
            <text:p>0503267395</text:p>
          </table:table-cell>
          <table:table-cell table:style-name="ce350" office:value-type="string" calcext:value-type="string">
            <text:p>VILLACIS TOAPANTA SANTIAGO JAVIER</text:p>
          </table:table-cell>
          <table:table-cell table:style-name="ce350" office:value-type="string" calcext:value-type="string">
            <text:p>UDSAS06</text:p>
          </table:table-cell>
          <table:table-cell table:style-name="ce374" office:value-type="string" calcext:value-type="string">
            <text:p>SANIDAD ANIMAL</text:p>
          </table:table-cell>
          <table:table-cell table:style-name="ce374"/>
          <table:table-cell/>
          <table:table-cell table:style-name="ce90" table:formula="of:=CONCATENATE(&quot;UPDATE g_estructura.funcionarios SET id_area = '&quot;;[.F53];&quot;' WHERE  identificador = '&quot;;[.D53];&quot;';&quot;)" office:value-type="string" office:string-value="UPDATE g_estructura.funcionarios SET id_area = 'UDSAS06' WHERE  identificador = '0503267395';" calcext:value-type="string">
            <text:p>UPDATE g_estructura.funcionarios SET id_area = 'UDSAS06' WHERE <text:s/>identificador = '0503267395';</text:p>
          </table:table-cell>
          <table:table-cell table:number-columns-repeated="1014"/>
        </table:table-row>
        <table:table-row table:style-name="ro4">
          <table:table-cell/>
          <table:table-cell table:style-name="ce326" office:value-type="string" calcext:value-type="string" table:number-columns-spanned="1" table:number-rows-spanned="7">
            <text:p>Oficina La Maná</text:p>
          </table:table-cell>
          <table:table-cell table:style-name="ce334" office:value-type="string" calcext:value-type="string">
            <text:p>OTLM06</text:p>
          </table:table-cell>
          <table:table-cell table:style-name="ce339" office:value-type="string" calcext:value-type="string">
            <text:p>0502505852</text:p>
          </table:table-cell>
          <table:table-cell table:style-name="ce351" office:value-type="string" calcext:value-type="string">
            <text:p>NUÑEZ VILLALBA BETTY ELIZABETH</text:p>
          </table:table-cell>
          <table:table-cell table:style-name="ce351" office:value-type="string" calcext:value-type="string">
            <text:p>UDAFLM06</text:p>
          </table:table-cell>
          <table:table-cell table:style-name="ce375" office:value-type="string" calcext:value-type="string">
            <text:p>ADMINISTRATIVO</text:p>
          </table:table-cell>
          <table:table-cell table:style-name="ce390" office:value-type="string" calcext:value-type="string">
            <text:p>OTLM06</text:p>
          </table:table-cell>
          <table:table-cell table:style-name="ce85" office:value-type="string" calcext:value-type="string">
            <text:p>Responsable de Oficina</text:p>
          </table:table-cell>
          <table:table-cell table:style-name="ce90" table:formula="of:=CONCATENATE(&quot;UPDATE g_estructura.funcionarios SET id_area = '&quot;;[.F54];&quot;' WHERE  identificador = '&quot;;[.D54];&quot;';&quot;)" office:value-type="string" office:string-value="UPDATE g_estructura.funcionarios SET id_area = 'UDAFLM06' WHERE  identificador = '0502505852';" calcext:value-type="string">
            <text:p>UPDATE g_estructura.funcionarios SET id_area = 'UDAFLM06' WHERE <text:s/>identificador = '0502505852';</text:p>
          </table:table-cell>
          <table:table-cell/>
          <table:table-cell table:style-name="ce90" table:formula="of:=CONCATENATE(&quot;INSERT INTO g_estructura.responsables(id_area, identificador, prioridad, responsable, activo, estado) values ('&quot;;[.H54];&quot;','&quot;;[.D54];&quot;',1,true,1,1);&quot;)" office:value-type="string" office:string-value="INSERT INTO g_estructura.responsables(id_area, identificador, prioridad, responsable, activo, estado) values ('OTLM06','0502505852',1,true,1,1);" calcext:value-type="string">
            <text:p>INSERT INTO g_estructura.responsables(id_area, identificador, prioridad, responsable, activo, estado) values ('OTLM06','0502505852',1,true,1,1);</text:p>
          </table:table-cell>
          <table:table-cell table:number-columns-repeated="1012"/>
        </table:table-row>
        <table:table-row table:style-name="ro4">
          <table:table-cell/>
          <table:covered-table-cell table:style-name="ce325"/>
          <table:table-cell table:style-name="ce325" office:value-type="string" calcext:value-type="string">
            <text:p>OTLM06</text:p>
          </table:table-cell>
          <table:table-cell table:style-name="ce120" office:value-type="string" calcext:value-type="string">
            <text:p>0502809692</text:p>
          </table:table-cell>
          <table:table-cell table:style-name="ce350" office:value-type="string" calcext:value-type="string">
            <text:p>MORAN YUGCHA JUAN JAVIER</text:p>
          </table:table-cell>
          <table:table-cell table:style-name="ce350" office:value-type="string" calcext:value-type="string">
            <text:p>UDSVLM06</text:p>
          </table:table-cell>
          <table:table-cell table:style-name="ce374" office:value-type="string" calcext:value-type="string">
            <text:p>SANIDAD VEGETAL</text:p>
          </table:table-cell>
          <table:table-cell table:style-name="ce374"/>
          <table:table-cell/>
          <table:table-cell table:style-name="ce90" table:formula="of:=CONCATENATE(&quot;UPDATE g_estructura.funcionarios SET id_area = '&quot;;[.F55];&quot;' WHERE  identificador = '&quot;;[.D55];&quot;';&quot;)" office:value-type="string" office:string-value="UPDATE g_estructura.funcionarios SET id_area = 'UDSVLM06' WHERE  identificador = '0502809692';" calcext:value-type="string">
            <text:p>UPDATE g_estructura.funcionarios SET id_area = 'UDSVLM06' WHERE <text:s/>identificador = '0502809692';</text:p>
          </table:table-cell>
          <table:table-cell table:number-columns-repeated="1014"/>
        </table:table-row>
        <table:table-row table:style-name="ro4">
          <table:table-cell/>
          <table:covered-table-cell table:style-name="ce325"/>
          <table:table-cell table:style-name="ce325" office:value-type="string" calcext:value-type="string">
            <text:p>OTLM06</text:p>
          </table:table-cell>
          <table:table-cell table:style-name="ce120" office:value-type="float" office:value="1204488504" calcext:value-type="float">
            <text:p>1204488504</text:p>
          </table:table-cell>
          <table:table-cell table:style-name="ce350" office:value-type="string" calcext:value-type="string">
            <text:p>GARCIA COELLO LUIS FABRICIO</text:p>
          </table:table-cell>
          <table:table-cell table:style-name="ce350" office:value-type="string" calcext:value-type="string">
            <text:p>UDSVLM06</text:p>
          </table:table-cell>
          <table:table-cell table:style-name="ce374" office:value-type="string" calcext:value-type="string">
            <text:p>SANIDAD VEGETAL</text:p>
          </table:table-cell>
          <table:table-cell table:style-name="ce374"/>
          <table:table-cell/>
          <table:table-cell table:style-name="ce90" table:formula="of:=CONCATENATE(&quot;UPDATE g_estructura.funcionarios SET id_area = '&quot;;[.F56];&quot;' WHERE  identificador = '&quot;;[.D56];&quot;';&quot;)" office:value-type="string" office:string-value="UPDATE g_estructura.funcionarios SET id_area = 'UDSVLM06' WHERE  identificador = '1204488504';" calcext:value-type="string">
            <text:p>UPDATE g_estructura.funcionarios SET id_area = 'UDSVLM06' WHERE <text:s/>identificador = '1204488504';</text:p>
          </table:table-cell>
          <table:table-cell table:number-columns-repeated="1014"/>
        </table:table-row>
        <table:table-row table:style-name="ro4">
          <table:table-cell/>
          <table:covered-table-cell table:style-name="ce325"/>
          <table:table-cell table:style-name="ce325" office:value-type="string" calcext:value-type="string">
            <text:p>OTLM06</text:p>
          </table:table-cell>
          <table:table-cell table:style-name="ce120" office:value-type="string" calcext:value-type="string">
            <text:p>0503417388</text:p>
          </table:table-cell>
          <table:table-cell table:style-name="ce350" office:value-type="string" calcext:value-type="string">
            <text:p>VASQUEZ VILLA LUIS ALFREDO</text:p>
          </table:table-cell>
          <table:table-cell table:style-name="ce350" office:value-type="string" calcext:value-type="string">
            <text:p>UDSALM06</text:p>
          </table:table-cell>
          <table:table-cell table:style-name="ce374" office:value-type="string" calcext:value-type="string">
            <text:p>SANIDAD ANIMAL</text:p>
          </table:table-cell>
          <table:table-cell table:style-name="ce374"/>
          <table:table-cell/>
          <table:table-cell table:style-name="ce90" table:formula="of:=CONCATENATE(&quot;UPDATE g_estructura.funcionarios SET id_area = '&quot;;[.F57];&quot;' WHERE  identificador = '&quot;;[.D57];&quot;';&quot;)" office:value-type="string" office:string-value="UPDATE g_estructura.funcionarios SET id_area = 'UDSALM06' WHERE  identificador = '0503417388';" calcext:value-type="string">
            <text:p>UPDATE g_estructura.funcionarios SET id_area = 'UDSALM06' WHERE <text:s/>identificador = '0503417388';</text:p>
          </table:table-cell>
          <table:table-cell table:number-columns-repeated="1014"/>
        </table:table-row>
        <table:table-row table:style-name="ro4">
          <table:table-cell/>
          <table:covered-table-cell table:style-name="ce325"/>
          <table:table-cell table:style-name="ce325" office:value-type="string" calcext:value-type="string">
            <text:p>OTLM06</text:p>
          </table:table-cell>
          <table:table-cell table:style-name="ce120" office:value-type="string" calcext:value-type="string">
            <text:p>0503016727</text:p>
          </table:table-cell>
          <table:table-cell table:style-name="ce350" office:value-type="string" calcext:value-type="string">
            <text:p>CUNUHAY PILATASIG OSWALDO RENE</text:p>
          </table:table-cell>
          <table:table-cell table:style-name="ce350" office:value-type="string" calcext:value-type="string">
            <text:p>UDSALM06</text:p>
          </table:table-cell>
          <table:table-cell table:style-name="ce374" office:value-type="string" calcext:value-type="string">
            <text:p>SANIDAD ANIMAL</text:p>
          </table:table-cell>
          <table:table-cell table:style-name="ce374"/>
          <table:table-cell/>
          <table:table-cell table:style-name="ce90" table:formula="of:=CONCATENATE(&quot;UPDATE g_estructura.funcionarios SET id_area = '&quot;;[.F58];&quot;' WHERE  identificador = '&quot;;[.D58];&quot;';&quot;)" office:value-type="string" office:string-value="UPDATE g_estructura.funcionarios SET id_area = 'UDSALM06' WHERE  identificador = '0503016727';" calcext:value-type="string">
            <text:p>UPDATE g_estructura.funcionarios SET id_area = 'UDSALM06' WHERE <text:s/>identificador = '0503016727';</text:p>
          </table:table-cell>
          <table:table-cell table:number-columns-repeated="1014"/>
        </table:table-row>
        <table:table-row table:style-name="ro4">
          <table:table-cell/>
          <table:covered-table-cell table:style-name="ce325"/>
          <table:table-cell table:style-name="ce325" office:value-type="string" calcext:value-type="string">
            <text:p>OTLM06</text:p>
          </table:table-cell>
          <table:table-cell table:style-name="ce120" office:value-type="float" office:value="1205119686" calcext:value-type="float">
            <text:p>1205119686</text:p>
          </table:table-cell>
          <table:table-cell table:style-name="ce350" office:value-type="string" calcext:value-type="string">
            <text:p>MARTINEZ RODRIGUEZ STALIN MAURICIO</text:p>
          </table:table-cell>
          <table:table-cell table:style-name="ce350" office:value-type="string" calcext:value-type="string">
            <text:p>UDSVLM06</text:p>
          </table:table-cell>
          <table:table-cell table:style-name="ce374" office:value-type="string" calcext:value-type="string">
            <text:p>SANIDAD VEGETAL</text:p>
          </table:table-cell>
          <table:table-cell table:style-name="ce374"/>
          <table:table-cell/>
          <table:table-cell table:style-name="ce90" table:formula="of:=CONCATENATE(&quot;UPDATE g_estructura.funcionarios SET id_area = '&quot;;[.F59];&quot;' WHERE  identificador = '&quot;;[.D59];&quot;';&quot;)" office:value-type="string" office:string-value="UPDATE g_estructura.funcionarios SET id_area = 'UDSVLM06' WHERE  identificador = '1205119686';" calcext:value-type="string">
            <text:p>UPDATE g_estructura.funcionarios SET id_area = 'UDSVLM06' WHERE <text:s/>identificador = '1205119686';</text:p>
          </table:table-cell>
          <table:table-cell table:number-columns-repeated="1014"/>
        </table:table-row>
        <table:table-row table:style-name="ro4">
          <table:table-cell/>
          <table:covered-table-cell table:style-name="ce326"/>
          <table:table-cell table:style-name="ce326" office:value-type="string" calcext:value-type="string">
            <text:p>OTLM06</text:p>
          </table:table-cell>
          <table:table-cell table:style-name="ce338" office:value-type="string" calcext:value-type="string">
            <text:p>0502474703</text:p>
          </table:table-cell>
          <table:table-cell table:style-name="ce352" office:value-type="string" calcext:value-type="string">
            <text:p>VEGA LUTUALA MARIO GERARDO</text:p>
          </table:table-cell>
          <table:table-cell table:style-name="ce352" office:value-type="string" calcext:value-type="string">
            <text:p>UDSVLM06</text:p>
          </table:table-cell>
          <table:table-cell table:style-name="ce376" office:value-type="string" calcext:value-type="string">
            <text:p>SANIDAD VEGETAL</text:p>
          </table:table-cell>
          <table:table-cell table:style-name="ce376"/>
          <table:table-cell/>
          <table:table-cell table:style-name="ce90" table:formula="of:=CONCATENATE(&quot;UPDATE g_estructura.funcionarios SET id_area = '&quot;;[.F60];&quot;' WHERE  identificador = '&quot;;[.D60];&quot;';&quot;)" office:value-type="string" office:string-value="UPDATE g_estructura.funcionarios SET id_area = 'UDSVLM06' WHERE  identificador = '0502474703';" calcext:value-type="string">
            <text:p>UPDATE g_estructura.funcionarios SET id_area = 'UDSVLM06' WHERE <text:s/>identificador = '0502474703';</text:p>
          </table:table-cell>
          <table:table-cell table:number-columns-repeated="1014"/>
        </table:table-row>
        <table:table-row table:style-name="ro4" table:number-rows-repeated="2">
          <table:table-cell table:number-columns-repeated="9"/>
          <table:table-cell table:style-name="ce90"/>
          <table:table-cell table:number-columns-repeated="1014"/>
        </table:table-row>
        <table:table-row table:style-name="ro4">
          <table:table-cell/>
          <table:table-cell table:style-name="ce320" office:value-type="string" calcext:value-type="string" table:number-columns-spanned="6" table:number-rows-spanned="1">
            <text:p>DIRECCIÓN DISTRITAL CHIMBORAZO <text:s text:c="2"/>DD08</text:p>
          </table:table-cell>
          <table:covered-table-cell table:style-name="ce320"/>
          <table:covered-table-cell table:style-name="ce29"/>
          <table:covered-table-cell table:number-columns-repeated="2" table:style-name="ce41"/>
          <table:covered-table-cell table:style-name="ce62"/>
          <table:table-cell table:style-name="ce62"/>
          <table:table-cell/>
          <table:table-cell table:style-name="ce90"/>
          <table:table-cell table:number-columns-repeated="1014"/>
        </table:table-row>
        <table:table-row table:style-name="ro4">
          <table:table-cell/>
          <table:table-cell table:style-name="ce4" office:value-type="string" calcext:value-type="string">
            <text:p>OFICINA</text:p>
          </table:table-cell>
          <table:table-cell table:style-name="ce4"/>
          <table:table-cell table:style-name="ce30" office:value-type="string" calcext:value-type="string">
            <text:p>CEDULA</text:p>
          </table:table-cell>
          <table:table-cell table:style-name="ce42" office:value-type="string" calcext:value-type="string">
            <text:p>PERSONAL Y ÁREA</text:p>
          </table:table-cell>
          <table:table-cell table:style-name="ce42"/>
          <table:table-cell table:style-name="ce63" office:value-type="string" calcext:value-type="string">
            <text:p>AREA</text:p>
          </table:table-cell>
          <table:table-cell table:style-name="ce63"/>
          <table:table-cell/>
          <table:table-cell table:style-name="ce90"/>
          <table:table-cell table:number-columns-repeated="1014"/>
        </table:table-row>
        <table:table-row table:style-name="ro4">
          <table:table-cell/>
          <table:table-cell table:style-name="ce5" office:value-type="string" calcext:value-type="string" table:number-columns-spanned="1" table:number-rows-spanned="20">
            <text:p>Oficina Riobamba</text:p>
          </table:table-cell>
          <table:table-cell table:style-name="ce5" office:value-type="string" calcext:value-type="string">
            <text:p>OTR08</text:p>
          </table:table-cell>
          <table:table-cell table:style-name="ce340" office:value-type="string" calcext:value-type="string">
            <text:p>0201497005</text:p>
          </table:table-cell>
          <table:table-cell table:style-name="ce353" office:value-type="string" calcext:value-type="string">
            <text:p>ORTIZ AZOGUE HECTOR OVIDIO</text:p>
          </table:table-cell>
          <table:table-cell table:style-name="ce353" office:value-type="string" calcext:value-type="string">
            <text:p>UDSVR08</text:p>
          </table:table-cell>
          <table:table-cell table:style-name="ce377" office:value-type="string" calcext:value-type="string">
            <text:p>SANIDAD VEGETAL</text:p>
          </table:table-cell>
          <table:table-cell table:style-name="ce377"/>
          <table:table-cell/>
          <table:table-cell table:style-name="ce90" table:formula="of:=CONCATENATE(&quot;UPDATE g_estructura.funcionarios SET id_area = '&quot;;[.F65];&quot;' WHERE  identificador = '&quot;;[.D65];&quot;';&quot;)" office:value-type="string" office:string-value="UPDATE g_estructura.funcionarios SET id_area = 'UDSVR08' WHERE  identificador = '0201497005';" calcext:value-type="string">
            <text:p>UPDATE g_estructura.funcionarios SET id_area = 'UDSVR08' WHERE <text:s/>identificador = '0201497005';</text:p>
          </table:table-cell>
          <table:table-cell table:number-columns-repeated="1014"/>
        </table:table-row>
        <table:table-row table:style-name="ro4">
          <table:table-cell/>
          <table:covered-table-cell table:style-name="ce6"/>
          <table:table-cell table:style-name="ce6" office:value-type="string" calcext:value-type="string">
            <text:p>OTR08</text:p>
          </table:table-cell>
          <table:table-cell table:style-name="ce341" office:value-type="string" calcext:value-type="string">
            <text:p>0604149146</text:p>
          </table:table-cell>
          <table:table-cell table:style-name="ce354" office:value-type="string" calcext:value-type="string">
            <text:p>SAGBAYCELA SAGBAY JOSE LUIS</text:p>
          </table:table-cell>
          <table:table-cell table:style-name="ce354" office:value-type="string" calcext:value-type="string">
            <text:p>UDSAR08</text:p>
          </table:table-cell>
          <table:table-cell table:style-name="ce378" office:value-type="string" calcext:value-type="string">
            <text:p>SANIDAD ANIMAL</text:p>
          </table:table-cell>
          <table:table-cell table:style-name="ce378"/>
          <table:table-cell/>
          <table:table-cell table:style-name="ce90" table:formula="of:=CONCATENATE(&quot;UPDATE g_estructura.funcionarios SET id_area = '&quot;;[.F66];&quot;' WHERE  identificador = '&quot;;[.D66];&quot;';&quot;)" office:value-type="string" office:string-value="UPDATE g_estructura.funcionarios SET id_area = 'UDSAR08' WHERE  identificador = '0604149146';" calcext:value-type="string">
            <text:p>UPDATE g_estructura.funcionarios SET id_area = 'UDSAR08' WHERE <text:s/>identificador = '0604149146';</text:p>
          </table:table-cell>
          <table:table-cell table:number-columns-repeated="1014"/>
        </table:table-row>
        <table:table-row table:style-name="ro4">
          <table:table-cell/>
          <table:covered-table-cell table:style-name="ce6"/>
          <table:table-cell table:style-name="ce6" office:value-type="string" calcext:value-type="string">
            <text:p>OTR08</text:p>
          </table:table-cell>
          <table:table-cell table:style-name="ce341" office:value-type="string" calcext:value-type="string">
            <text:p>0602281198</text:p>
          </table:table-cell>
          <table:table-cell table:style-name="ce355" office:value-type="string" calcext:value-type="string">
            <text:p>JARAMILLO BAYAS RAMIRO GERMAN</text:p>
          </table:table-cell>
          <table:table-cell table:style-name="ce355" office:value-type="string" calcext:value-type="string">
            <text:p>UDIAR08</text:p>
          </table:table-cell>
          <table:table-cell table:style-name="ce378" office:value-type="string" calcext:value-type="string">
            <text:p>INOCUIDAD DE ALIMENTOS</text:p>
          </table:table-cell>
          <table:table-cell table:style-name="ce378"/>
          <table:table-cell/>
          <table:table-cell table:style-name="ce90" table:formula="of:=CONCATENATE(&quot;UPDATE g_estructura.funcionarios SET id_area = '&quot;;[.F67];&quot;' WHERE  identificador = '&quot;;[.D67];&quot;';&quot;)" office:value-type="string" office:string-value="UPDATE g_estructura.funcionarios SET id_area = 'UDIAR08' WHERE  identificador = '0602281198';" calcext:value-type="string">
            <text:p>UPDATE g_estructura.funcionarios SET id_area = 'UDIAR08' WHERE <text:s/>identificador = '0602281198';</text:p>
          </table:table-cell>
          <table:table-cell table:number-columns-repeated="1014"/>
        </table:table-row>
        <table:table-row table:style-name="ro4">
          <table:table-cell/>
          <table:covered-table-cell table:style-name="ce6"/>
          <table:table-cell table:style-name="ce6" office:value-type="string" calcext:value-type="string">
            <text:p>OTR08</text:p>
          </table:table-cell>
          <table:table-cell table:style-name="ce342" office:value-type="string" calcext:value-type="string">
            <text:p>0502442205</text:p>
          </table:table-cell>
          <table:table-cell table:style-name="ce356" office:value-type="string" calcext:value-type="string">
            <text:p>PROAÑO ZAPATA SEGUNDO FREDDY</text:p>
          </table:table-cell>
          <table:table-cell table:style-name="ce356" office:value-type="string" calcext:value-type="string">
            <text:p>UDIAR08</text:p>
          </table:table-cell>
          <table:table-cell table:style-name="ce379" office:value-type="string" calcext:value-type="string">
            <text:p>INOCUIDAD DE ALIMENTOS</text:p>
          </table:table-cell>
          <table:table-cell table:style-name="ce379"/>
          <table:table-cell table:style-name="ce396" office:value-type="string" calcext:value-type="string">
            <text:p>nuevo</text:p>
          </table:table-cell>
          <table:table-cell table:style-name="ce90" table:formula="of:=CONCATENATE(&quot;UPDATE g_estructura.funcionarios SET id_area = '&quot;;[.F68];&quot;' WHERE  identificador = '&quot;;[.D68];&quot;';&quot;)" office:value-type="string" office:string-value="UPDATE g_estructura.funcionarios SET id_area = 'UDIAR08' WHERE  identificador = '0502442205';" calcext:value-type="string">
            <text:p>UPDATE g_estructura.funcionarios SET id_area = 'UDIAR08' WHERE <text:s/>identificador = '0502442205';</text:p>
          </table:table-cell>
          <table:table-cell table:number-columns-repeated="1014"/>
        </table:table-row>
        <table:table-row table:style-name="ro4">
          <table:table-cell/>
          <table:covered-table-cell table:style-name="ce6"/>
          <table:table-cell table:style-name="ce6" office:value-type="string" calcext:value-type="string">
            <text:p>OTR08</text:p>
          </table:table-cell>
          <table:table-cell table:style-name="ce341" office:value-type="float" office:value="1104387517" calcext:value-type="float">
            <text:p>1104387517</text:p>
          </table:table-cell>
          <table:table-cell table:style-name="ce355" office:value-type="string" calcext:value-type="string">
            <text:p>ORDOÑEZ ABRIGO PATRICIA ALEXANDRA</text:p>
          </table:table-cell>
          <table:table-cell table:style-name="ce355" office:value-type="string" calcext:value-type="string">
            <text:p>UDSVR08</text:p>
          </table:table-cell>
          <table:table-cell table:style-name="ce378" office:value-type="string" calcext:value-type="string">
            <text:p>SANIDAD VEGETAL</text:p>
          </table:table-cell>
          <table:table-cell table:style-name="ce378"/>
          <table:table-cell/>
          <table:table-cell table:style-name="ce90" table:formula="of:=CONCATENATE(&quot;UPDATE g_estructura.funcionarios SET id_area = '&quot;;[.F69];&quot;' WHERE  identificador = '&quot;;[.D69];&quot;';&quot;)" office:value-type="string" office:string-value="UPDATE g_estructura.funcionarios SET id_area = 'UDSVR08' WHERE  identificador = '1104387517';" calcext:value-type="string">
            <text:p>UPDATE g_estructura.funcionarios SET id_area = 'UDSVR08' WHERE <text:s/>identificador = '1104387517';</text:p>
          </table:table-cell>
          <table:table-cell table:number-columns-repeated="1014"/>
        </table:table-row>
        <table:table-row table:style-name="ro4">
          <table:table-cell/>
          <table:covered-table-cell table:style-name="ce6"/>
          <table:table-cell table:style-name="ce6" office:value-type="string" calcext:value-type="string">
            <text:p>OTR08</text:p>
          </table:table-cell>
          <table:table-cell table:style-name="ce341" office:value-type="string" calcext:value-type="string">
            <text:p>0603804865</text:p>
          </table:table-cell>
          <table:table-cell table:style-name="ce355" office:value-type="string" calcext:value-type="string">
            <text:p>CHANGO INFANTE XIMENA ELIZABETH</text:p>
          </table:table-cell>
          <table:table-cell table:style-name="ce355" office:value-type="string" calcext:value-type="string">
            <text:p>UDSVR08</text:p>
          </table:table-cell>
          <table:table-cell table:style-name="ce378" office:value-type="string" calcext:value-type="string">
            <text:p>SANIDAD VEGETAL</text:p>
          </table:table-cell>
          <table:table-cell table:style-name="ce378"/>
          <table:table-cell/>
          <table:table-cell table:style-name="ce90" table:formula="of:=CONCATENATE(&quot;UPDATE g_estructura.funcionarios SET id_area = '&quot;;[.F70];&quot;' WHERE  identificador = '&quot;;[.D70];&quot;';&quot;)" office:value-type="string" office:string-value="UPDATE g_estructura.funcionarios SET id_area = 'UDSVR08' WHERE  identificador = '0603804865';" calcext:value-type="string">
            <text:p>UPDATE g_estructura.funcionarios SET id_area = 'UDSVR08' WHERE <text:s/>identificador = '0603804865';</text:p>
          </table:table-cell>
          <table:table-cell table:number-columns-repeated="1014"/>
        </table:table-row>
        <table:table-row table:style-name="ro4">
          <table:table-cell/>
          <table:covered-table-cell table:style-name="ce6"/>
          <table:table-cell table:style-name="ce6" office:value-type="string" calcext:value-type="string">
            <text:p>OTR08</text:p>
          </table:table-cell>
          <table:table-cell table:style-name="ce341" office:value-type="float" office:value="1308309044" calcext:value-type="float">
            <text:p>1308309044</text:p>
          </table:table-cell>
          <table:table-cell table:style-name="ce355" office:value-type="string" calcext:value-type="string">
            <text:p>GUTIERREZ SOLORZANO ZAIDA GEOCONDA</text:p>
          </table:table-cell>
          <table:table-cell table:style-name="ce355" office:value-type="string" calcext:value-type="string">
            <text:p>UDAFR08</text:p>
          </table:table-cell>
          <table:table-cell table:style-name="ce378" office:value-type="string" calcext:value-type="string">
            <text:p>ADMINISTRATIVO</text:p>
          </table:table-cell>
          <table:table-cell table:style-name="ce378"/>
          <table:table-cell/>
          <table:table-cell table:style-name="ce90" table:formula="of:=CONCATENATE(&quot;UPDATE g_estructura.funcionarios SET id_area = '&quot;;[.F71];&quot;' WHERE  identificador = '&quot;;[.D71];&quot;';&quot;)" office:value-type="string" office:string-value="UPDATE g_estructura.funcionarios SET id_area = 'UDAFR08' WHERE  identificador = '1308309044';" calcext:value-type="string">
            <text:p>UPDATE g_estructura.funcionarios SET id_area = 'UDAFR08' WHERE <text:s/>identificador = '1308309044';</text:p>
          </table:table-cell>
          <table:table-cell table:number-columns-repeated="1014"/>
        </table:table-row>
        <table:table-row table:style-name="ro4">
          <table:table-cell/>
          <table:covered-table-cell table:style-name="ce6"/>
          <table:table-cell table:style-name="ce5" office:value-type="string" calcext:value-type="string">
            <text:p>OTR08</text:p>
          </table:table-cell>
          <table:table-cell table:style-name="ce341" office:value-type="string" calcext:value-type="string">
            <text:p>0603718362</text:p>
          </table:table-cell>
          <table:table-cell table:style-name="ce355" office:value-type="string" calcext:value-type="string">
            <text:p>GARCIA ECHEVERRIA JUAN DIEGO</text:p>
          </table:table-cell>
          <table:table-cell table:style-name="ce355" office:value-type="string" calcext:value-type="string">
            <text:p>UDAFR08</text:p>
          </table:table-cell>
          <table:table-cell table:style-name="ce378" office:value-type="string" calcext:value-type="string">
            <text:p>ADMINISTRATIVO</text:p>
          </table:table-cell>
          <table:table-cell table:style-name="ce378"/>
          <table:table-cell/>
          <table:table-cell table:style-name="ce90" table:formula="of:=CONCATENATE(&quot;UPDATE g_estructura.funcionarios SET id_area = '&quot;;[.F72];&quot;' WHERE  identificador = '&quot;;[.D72];&quot;';&quot;)" office:value-type="string" office:string-value="UPDATE g_estructura.funcionarios SET id_area = 'UDAFR08' WHERE  identificador = '0603718362';" calcext:value-type="string">
            <text:p>UPDATE g_estructura.funcionarios SET id_area = 'UDAFR08' WHERE <text:s/>identificador = '0603718362';</text:p>
          </table:table-cell>
          <table:table-cell table:number-columns-repeated="1014"/>
        </table:table-row>
        <table:table-row table:style-name="ro4">
          <table:table-cell/>
          <table:covered-table-cell table:style-name="ce6"/>
          <table:table-cell table:style-name="ce6" office:value-type="string" calcext:value-type="string">
            <text:p>OTR08</text:p>
          </table:table-cell>
          <table:table-cell table:style-name="ce341" office:value-type="string" calcext:value-type="string">
            <text:p>0602428153</text:p>
          </table:table-cell>
          <table:table-cell table:style-name="ce354" office:value-type="string" calcext:value-type="string">
            <text:p>MARCHAN HEREDIA EZEQUIEL AUGUSTO</text:p>
          </table:table-cell>
          <table:table-cell table:style-name="ce354" office:value-type="string" calcext:value-type="string">
            <text:p>UDAFR08</text:p>
          </table:table-cell>
          <table:table-cell table:style-name="ce378" office:value-type="string" calcext:value-type="string">
            <text:p>ADMINISTRATIVO</text:p>
          </table:table-cell>
          <table:table-cell table:style-name="ce378"/>
          <table:table-cell/>
          <table:table-cell table:style-name="ce90" table:formula="of:=CONCATENATE(&quot;UPDATE g_estructura.funcionarios SET id_area = '&quot;;[.F73];&quot;' WHERE  identificador = '&quot;;[.D73];&quot;';&quot;)" office:value-type="string" office:string-value="UPDATE g_estructura.funcionarios SET id_area = 'UDAFR08' WHERE  identificador = '0602428153';" calcext:value-type="string">
            <text:p>UPDATE g_estructura.funcionarios SET id_area = 'UDAFR08' WHERE <text:s/>identificador = '0602428153';</text:p>
          </table:table-cell>
          <table:table-cell table:number-columns-repeated="1014"/>
        </table:table-row>
        <table:table-row table:style-name="ro4">
          <table:table-cell/>
          <table:covered-table-cell table:style-name="ce6"/>
          <table:table-cell table:style-name="ce6" office:value-type="string" calcext:value-type="string">
            <text:p>OTR08</text:p>
          </table:table-cell>
          <table:table-cell table:style-name="ce341" office:value-type="string" calcext:value-type="string">
            <text:p>0604461210</text:p>
          </table:table-cell>
          <table:table-cell table:style-name="ce354" office:value-type="string" calcext:value-type="string">
            <text:p>MALAN SAGÑAY EFRAIN ISAIAS</text:p>
          </table:table-cell>
          <table:table-cell table:style-name="ce354" office:value-type="string" calcext:value-type="string">
            <text:p>UDSVR08</text:p>
          </table:table-cell>
          <table:table-cell table:style-name="ce378" office:value-type="string" calcext:value-type="string">
            <text:p>SANIDAD VEGETAL</text:p>
          </table:table-cell>
          <table:table-cell table:style-name="ce378"/>
          <table:table-cell/>
          <table:table-cell table:style-name="ce90" table:formula="of:=CONCATENATE(&quot;UPDATE g_estructura.funcionarios SET id_area = '&quot;;[.F74];&quot;' WHERE  identificador = '&quot;;[.D74];&quot;';&quot;)" office:value-type="string" office:string-value="UPDATE g_estructura.funcionarios SET id_area = 'UDSVR08' WHERE  identificador = '0604461210';" calcext:value-type="string">
            <text:p>UPDATE g_estructura.funcionarios SET id_area = 'UDSVR08' WHERE <text:s/>identificador = '0604461210';</text:p>
          </table:table-cell>
          <table:table-cell table:number-columns-repeated="1014"/>
        </table:table-row>
        <table:table-row table:style-name="ro4">
          <table:table-cell/>
          <table:covered-table-cell table:style-name="ce6"/>
          <table:table-cell table:style-name="ce6" office:value-type="string" calcext:value-type="string">
            <text:p>OTR08</text:p>
          </table:table-cell>
          <table:table-cell table:style-name="ce341" office:value-type="float" office:value="1803748886" calcext:value-type="float">
            <text:p>1803748886</text:p>
          </table:table-cell>
          <table:table-cell table:style-name="ce354" office:value-type="string" calcext:value-type="string">
            <text:p>PADILLA JACOME HUGO MEDARDO</text:p>
          </table:table-cell>
          <table:table-cell table:style-name="ce354" office:value-type="string" calcext:value-type="string">
            <text:p>UDSAR08</text:p>
          </table:table-cell>
          <table:table-cell table:style-name="ce378" office:value-type="string" calcext:value-type="string">
            <text:p>SANIDAD ANIMAL</text:p>
          </table:table-cell>
          <table:table-cell table:style-name="ce378"/>
          <table:table-cell/>
          <table:table-cell table:style-name="ce90" table:formula="of:=CONCATENATE(&quot;UPDATE g_estructura.funcionarios SET id_area = '&quot;;[.F75];&quot;' WHERE  identificador = '&quot;;[.D75];&quot;';&quot;)" office:value-type="string" office:string-value="UPDATE g_estructura.funcionarios SET id_area = 'UDSAR08' WHERE  identificador = '1803748886';" calcext:value-type="string">
            <text:p>UPDATE g_estructura.funcionarios SET id_area = 'UDSAR08' WHERE <text:s/>identificador = '1803748886';</text:p>
          </table:table-cell>
          <table:table-cell table:number-columns-repeated="1014"/>
        </table:table-row>
        <table:table-row table:style-name="ro4">
          <table:table-cell/>
          <table:covered-table-cell table:style-name="ce6"/>
          <table:table-cell table:style-name="ce6" office:value-type="string" calcext:value-type="string">
            <text:p>OTR08</text:p>
          </table:table-cell>
          <table:table-cell table:style-name="ce341" office:value-type="string" calcext:value-type="string">
            <text:p>0603222274</text:p>
          </table:table-cell>
          <table:table-cell table:style-name="ce354" office:value-type="string" calcext:value-type="string">
            <text:p>VELASCO GUANOLUISA MILTON FERNANDO</text:p>
          </table:table-cell>
          <table:table-cell table:style-name="ce354" office:value-type="string" calcext:value-type="string">
            <text:p>UDSAR08</text:p>
          </table:table-cell>
          <table:table-cell table:style-name="ce378" office:value-type="string" calcext:value-type="string">
            <text:p>SANIDAD ANIMAL</text:p>
          </table:table-cell>
          <table:table-cell table:style-name="ce378"/>
          <table:table-cell/>
          <table:table-cell table:style-name="ce90" table:formula="of:=CONCATENATE(&quot;UPDATE g_estructura.funcionarios SET id_area = '&quot;;[.F76];&quot;' WHERE  identificador = '&quot;;[.D76];&quot;';&quot;)" office:value-type="string" office:string-value="UPDATE g_estructura.funcionarios SET id_area = 'UDSAR08' WHERE  identificador = '0603222274';" calcext:value-type="string">
            <text:p>UPDATE g_estructura.funcionarios SET id_area = 'UDSAR08' WHERE <text:s/>identificador = '0603222274';</text:p>
          </table:table-cell>
          <table:table-cell table:number-columns-repeated="1014"/>
        </table:table-row>
        <table:table-row table:style-name="ro4">
          <table:table-cell/>
          <table:covered-table-cell table:style-name="ce6"/>
          <table:table-cell table:style-name="ce6" office:value-type="string" calcext:value-type="string">
            <text:p>OTR08</text:p>
          </table:table-cell>
          <table:table-cell table:style-name="ce341" office:value-type="string" calcext:value-type="string">
            <text:p>0603823865</text:p>
          </table:table-cell>
          <table:table-cell table:style-name="ce355" office:value-type="string" calcext:value-type="string">
            <text:p>NUÑEZ FREIRE MONICA DEL PILAR</text:p>
          </table:table-cell>
          <table:table-cell table:style-name="ce355" office:value-type="string" calcext:value-type="string">
            <text:p>UDSAR08</text:p>
          </table:table-cell>
          <table:table-cell table:style-name="ce378" office:value-type="string" calcext:value-type="string">
            <text:p>SANIDAD ANIMAL</text:p>
          </table:table-cell>
          <table:table-cell table:style-name="ce378"/>
          <table:table-cell/>
          <table:table-cell table:style-name="ce90" table:formula="of:=CONCATENATE(&quot;UPDATE g_estructura.funcionarios SET id_area = '&quot;;[.F77];&quot;' WHERE  identificador = '&quot;;[.D77];&quot;';&quot;)" office:value-type="string" office:string-value="UPDATE g_estructura.funcionarios SET id_area = 'UDSAR08' WHERE  identificador = '0603823865';" calcext:value-type="string">
            <text:p>UPDATE g_estructura.funcionarios SET id_area = 'UDSAR08' WHERE <text:s/>identificador = '0603823865';</text:p>
          </table:table-cell>
          <table:table-cell table:number-columns-repeated="1014"/>
        </table:table-row>
        <table:table-row table:style-name="ro4">
          <table:table-cell/>
          <table:covered-table-cell table:style-name="ce6"/>
          <table:table-cell table:style-name="ce6" office:value-type="string" calcext:value-type="string">
            <text:p>OTR08</text:p>
          </table:table-cell>
          <table:table-cell table:style-name="ce341" office:value-type="string" calcext:value-type="string">
            <text:p>0603445388</text:p>
          </table:table-cell>
          <table:table-cell table:style-name="ce354" office:value-type="string" calcext:value-type="string">
            <text:p>ALVEAR UVIDIA EDGAR LEOPOLDO</text:p>
          </table:table-cell>
          <table:table-cell table:style-name="ce354" office:value-type="string" calcext:value-type="string">
            <text:p>UDSAR08</text:p>
          </table:table-cell>
          <table:table-cell table:style-name="ce378" office:value-type="string" calcext:value-type="string">
            <text:p>SANIDAD ANIMAL</text:p>
          </table:table-cell>
          <table:table-cell table:style-name="ce378"/>
          <table:table-cell/>
          <table:table-cell table:style-name="ce90" table:formula="of:=CONCATENATE(&quot;UPDATE g_estructura.funcionarios SET id_area = '&quot;;[.F78];&quot;' WHERE  identificador = '&quot;;[.D78];&quot;';&quot;)" office:value-type="string" office:string-value="UPDATE g_estructura.funcionarios SET id_area = 'UDSAR08' WHERE  identificador = '0603445388';" calcext:value-type="string">
            <text:p>UPDATE g_estructura.funcionarios SET id_area = 'UDSAR08' WHERE <text:s/>identificador = '0603445388';</text:p>
          </table:table-cell>
          <table:table-cell table:number-columns-repeated="1014"/>
        </table:table-row>
        <table:table-row table:style-name="ro4">
          <table:table-cell/>
          <table:covered-table-cell table:style-name="ce6"/>
          <table:table-cell table:style-name="ce6" office:value-type="string" calcext:value-type="string">
            <text:p>OTR08</text:p>
          </table:table-cell>
          <table:table-cell table:style-name="ce341" office:value-type="string" calcext:value-type="string">
            <text:p>0602712051</text:p>
          </table:table-cell>
          <table:table-cell table:style-name="ce355" office:value-type="string" calcext:value-type="string">
            <text:p>ROMERO MANCERO FANNY MARIA</text:p>
          </table:table-cell>
          <table:table-cell table:style-name="ce355" office:value-type="string" calcext:value-type="string">
            <text:p>UDSAR08</text:p>
          </table:table-cell>
          <table:table-cell table:style-name="ce378" office:value-type="string" calcext:value-type="string">
            <text:p>SANIDAD ANIMAL</text:p>
          </table:table-cell>
          <table:table-cell table:style-name="ce378"/>
          <table:table-cell/>
          <table:table-cell table:style-name="ce90" table:formula="of:=CONCATENATE(&quot;UPDATE g_estructura.funcionarios SET id_area = '&quot;;[.F79];&quot;' WHERE  identificador = '&quot;;[.D79];&quot;';&quot;)" office:value-type="string" office:string-value="UPDATE g_estructura.funcionarios SET id_area = 'UDSAR08' WHERE  identificador = '0602712051';" calcext:value-type="string">
            <text:p>UPDATE g_estructura.funcionarios SET id_area = 'UDSAR08' WHERE <text:s/>identificador = '0602712051';</text:p>
          </table:table-cell>
          <table:table-cell table:number-columns-repeated="1014"/>
        </table:table-row>
        <table:table-row table:style-name="ro4">
          <table:table-cell/>
          <table:covered-table-cell table:style-name="ce6"/>
          <table:table-cell table:style-name="ce6" office:value-type="string" calcext:value-type="string">
            <text:p>OTR08</text:p>
          </table:table-cell>
          <table:table-cell table:style-name="ce341" office:value-type="string" calcext:value-type="string">
            <text:p>0602037426</text:p>
          </table:table-cell>
          <table:table-cell table:style-name="ce357" office:value-type="string" calcext:value-type="string">
            <text:p>BADILLO CACERES NANCY ELIZABETH</text:p>
          </table:table-cell>
          <table:table-cell table:style-name="ce366" office:value-type="string" calcext:value-type="string">
            <text:p>UDAFR08</text:p>
          </table:table-cell>
          <table:table-cell table:style-name="ce380" office:value-type="string" calcext:value-type="string">
            <text:p>ADMINISTRATIVO</text:p>
          </table:table-cell>
          <table:table-cell table:style-name="ce366"/>
          <table:table-cell table:style-name="ce397" office:value-type="string" calcext:value-type="string">
            <text:p>se cambio</text:p>
          </table:table-cell>
          <table:table-cell table:style-name="ce90" table:formula="of:=CONCATENATE(&quot;UPDATE g_estructura.funcionarios SET id_area = '&quot;;[.F80];&quot;' WHERE  identificador = '&quot;;[.D80];&quot;';&quot;)" office:value-type="string" office:string-value="UPDATE g_estructura.funcionarios SET id_area = 'UDAFR08' WHERE  identificador = '0602037426';" calcext:value-type="string">
            <text:p>UPDATE g_estructura.funcionarios SET id_area = 'UDAFR08' WHERE <text:s/>identificador = '0602037426';</text:p>
          </table:table-cell>
          <table:table-cell table:number-columns-repeated="1014"/>
        </table:table-row>
        <table:table-row table:style-name="ro4">
          <table:table-cell/>
          <table:covered-table-cell table:style-name="ce6"/>
          <table:table-cell table:style-name="ce6" office:value-type="string" calcext:value-type="string">
            <text:p>OTR08</text:p>
          </table:table-cell>
          <table:table-cell table:style-name="ce341" office:value-type="string" calcext:value-type="string">
            <text:p>0603831173</text:p>
          </table:table-cell>
          <table:table-cell table:style-name="ce355" office:value-type="string" calcext:value-type="string">
            <text:p>USCA CAILLAGUA VERONICA PAOLA</text:p>
          </table:table-cell>
          <table:table-cell table:style-name="ce355" office:value-type="string" calcext:value-type="string">
            <text:p>UDSAR08</text:p>
          </table:table-cell>
          <table:table-cell table:style-name="ce378" office:value-type="string" calcext:value-type="string">
            <text:p>SANIDAD ANIMAL</text:p>
          </table:table-cell>
          <table:table-cell table:style-name="ce378"/>
          <table:table-cell/>
          <table:table-cell table:style-name="ce90" table:formula="of:=CONCATENATE(&quot;UPDATE g_estructura.funcionarios SET id_area = '&quot;;[.F81];&quot;' WHERE  identificador = '&quot;;[.D81];&quot;';&quot;)" office:value-type="string" office:string-value="UPDATE g_estructura.funcionarios SET id_area = 'UDSAR08' WHERE  identificador = '0603831173';" calcext:value-type="string">
            <text:p>UPDATE g_estructura.funcionarios SET id_area = 'UDSAR08' WHERE <text:s/>identificador = '0603831173';</text:p>
          </table:table-cell>
          <table:table-cell table:number-columns-repeated="1014"/>
        </table:table-row>
        <table:table-row table:style-name="ro4">
          <table:table-cell/>
          <table:covered-table-cell table:style-name="ce6"/>
          <table:table-cell table:style-name="ce6" office:value-type="string" calcext:value-type="string">
            <text:p>OTR08</text:p>
          </table:table-cell>
          <table:table-cell table:style-name="ce341" office:value-type="float" office:value="1803950706" calcext:value-type="float">
            <text:p>1803950706</text:p>
          </table:table-cell>
          <table:table-cell table:style-name="ce355" office:value-type="string" calcext:value-type="string">
            <text:p>LLERENA CESPEDES VINICIO JAVIER</text:p>
          </table:table-cell>
          <table:table-cell table:style-name="ce355" office:value-type="string" calcext:value-type="string">
            <text:p>UDSAR08</text:p>
          </table:table-cell>
          <table:table-cell table:style-name="ce378" office:value-type="string" calcext:value-type="string">
            <text:p>SANIDAD ANIMAL</text:p>
          </table:table-cell>
          <table:table-cell table:style-name="ce378"/>
          <table:table-cell/>
          <table:table-cell table:style-name="ce90" table:formula="of:=CONCATENATE(&quot;UPDATE g_estructura.funcionarios SET id_area = '&quot;;[.F82];&quot;' WHERE  identificador = '&quot;;[.D82];&quot;';&quot;)" office:value-type="string" office:string-value="UPDATE g_estructura.funcionarios SET id_area = 'UDSAR08' WHERE  identificador = '1803950706';" calcext:value-type="string">
            <text:p>UPDATE g_estructura.funcionarios SET id_area = 'UDSAR08' WHERE <text:s/>identificador = '1803950706';</text:p>
          </table:table-cell>
          <table:table-cell table:number-columns-repeated="1014"/>
        </table:table-row>
        <table:table-row table:style-name="ro4">
          <table:table-cell/>
          <table:covered-table-cell table:style-name="ce6"/>
          <table:table-cell table:style-name="ce6" office:value-type="string" calcext:value-type="string">
            <text:p>OTR08</text:p>
          </table:table-cell>
          <table:table-cell table:style-name="ce341" office:value-type="float" office:value="1803275443" calcext:value-type="float">
            <text:p>1803275443</text:p>
          </table:table-cell>
          <table:table-cell table:style-name="ce356" office:value-type="string" calcext:value-type="string">
            <text:p>ALTUNA VASQUEZ FIDEL ESPARTACO</text:p>
          </table:table-cell>
          <table:table-cell table:style-name="ce356" office:value-type="string" calcext:value-type="string">
            <text:p>DD08</text:p>
          </table:table-cell>
          <table:table-cell table:style-name="ce381" office:value-type="string" calcext:value-type="string">
            <text:p>DIRECCIÓN DISTRITAL</text:p>
          </table:table-cell>
          <table:table-cell table:style-name="ce381" office:value-type="string" calcext:value-type="string">
            <text:p>DD08</text:p>
          </table:table-cell>
          <table:table-cell table:style-name="ce85" office:value-type="string" calcext:value-type="string">
            <text:p>RESPONSABLE DE PROVINCIA</text:p>
          </table:table-cell>
          <table:table-cell table:style-name="ce90" table:formula="of:=CONCATENATE(&quot;UPDATE g_estructura.funcionarios SET id_area = '&quot;;[.F83];&quot;' WHERE  identificador = '&quot;;[.D83];&quot;';&quot;)" office:value-type="string" office:string-value="UPDATE g_estructura.funcionarios SET id_area = 'DD08' WHERE  identificador = '1803275443';" calcext:value-type="string">
            <text:p>UPDATE g_estructura.funcionarios SET id_area = 'DD08' WHERE <text:s/>identificador = '1803275443';</text:p>
          </table:table-cell>
          <table:table-cell/>
          <table:table-cell table:style-name="ce90" table:formula="of:=CONCATENATE(&quot;INSERT INTO g_estructura.responsables(id_area, identificador, prioridad, responsable, activo, estado) values ('&quot;;[.H83];&quot;','&quot;;[.D83];&quot;',1,true,1,1);&quot;)" office:value-type="string" office:string-value="INSERT INTO g_estructura.responsables(id_area, identificador, prioridad, responsable, activo, estado) values ('DD08','1803275443',1,true,1,1);" calcext:value-type="string">
            <text:p>INSERT INTO g_estructura.responsables(id_area, identificador, prioridad, responsable, activo, estado) values ('DD08','1803275443',1,true,1,1);</text:p>
          </table:table-cell>
          <table:table-cell table:number-columns-repeated="1012"/>
        </table:table-row>
        <table:table-row table:style-name="ro4">
          <table:table-cell/>
          <table:covered-table-cell table:style-name="ce6"/>
          <table:table-cell table:style-name="ce6" office:value-type="string" calcext:value-type="string">
            <text:p>OTR08</text:p>
          </table:table-cell>
          <table:table-cell table:style-name="ce341" office:value-type="float" office:value="1803815750" calcext:value-type="float">
            <text:p>1803815750</text:p>
          </table:table-cell>
          <table:table-cell table:style-name="ce354" office:value-type="string" calcext:value-type="string">
            <text:p>TIERRA SIMBAÑA RONALD ROBERTO</text:p>
          </table:table-cell>
          <table:table-cell table:style-name="ce354" office:value-type="string" calcext:value-type="string">
            <text:p>UDSAR08</text:p>
          </table:table-cell>
          <table:table-cell table:style-name="ce381" office:value-type="string" calcext:value-type="string">
            <text:p>SANIDAD ANIMAL</text:p>
          </table:table-cell>
          <table:table-cell table:style-name="ce381"/>
          <table:table-cell/>
          <table:table-cell table:style-name="ce90" table:formula="of:=CONCATENATE(&quot;UPDATE g_estructura.funcionarios SET id_area = '&quot;;[.F84];&quot;' WHERE  identificador = '&quot;;[.D84];&quot;';&quot;)" office:value-type="string" office:string-value="UPDATE g_estructura.funcionarios SET id_area = 'UDSAR08' WHERE  identificador = '1803815750';" calcext:value-type="string">
            <text:p>UPDATE g_estructura.funcionarios SET id_area = 'UDSAR08' WHERE <text:s/>identificador = '1803815750';</text:p>
          </table:table-cell>
          <table:table-cell table:number-columns-repeated="1014"/>
        </table:table-row>
        <table:table-row table:style-name="ro4">
          <table:table-cell/>
          <table:table-cell table:style-name="ce327" office:value-type="string" calcext:value-type="string" table:number-columns-spanned="1" table:number-rows-spanned="2">
            <text:p>Oficina Cumanda</text:p>
          </table:table-cell>
          <table:table-cell table:style-name="ce327" office:value-type="string" calcext:value-type="string">
            <text:p>OTC08</text:p>
          </table:table-cell>
          <table:table-cell table:style-name="ce341" office:value-type="string" calcext:value-type="string">
            <text:p>0603114422</text:p>
          </table:table-cell>
          <table:table-cell table:style-name="ce355" office:value-type="string" calcext:value-type="string">
            <text:p>PEÑAFIEL HIDALGO ORLANDO PATRICIO</text:p>
          </table:table-cell>
          <table:table-cell table:style-name="ce355" office:value-type="string" calcext:value-type="string">
            <text:p>UDSAC08</text:p>
          </table:table-cell>
          <table:table-cell table:style-name="ce381" office:value-type="string" calcext:value-type="string">
            <text:p>SANIDAD ANIMAL</text:p>
          </table:table-cell>
          <table:table-cell table:style-name="ce381"/>
          <table:table-cell/>
          <table:table-cell table:style-name="ce90" table:formula="of:=CONCATENATE(&quot;UPDATE g_estructura.funcionarios SET id_area = '&quot;;[.F85];&quot;' WHERE  identificador = '&quot;;[.D85];&quot;';&quot;)" office:value-type="string" office:string-value="UPDATE g_estructura.funcionarios SET id_area = 'UDSAC08' WHERE  identificador = '0603114422';" calcext:value-type="string">
            <text:p>UPDATE g_estructura.funcionarios SET id_area = 'UDSAC08' WHERE <text:s/>identificador = '0603114422';</text:p>
          </table:table-cell>
          <table:table-cell table:number-columns-repeated="1014"/>
        </table:table-row>
        <table:table-row table:style-name="ro5">
          <table:table-cell/>
          <table:covered-table-cell table:style-name="ce328"/>
          <table:table-cell table:style-name="ce328" office:value-type="string" calcext:value-type="string">
            <text:p>OTC08</text:p>
          </table:table-cell>
          <table:table-cell table:style-name="ce341" office:value-type="string" calcext:value-type="string">
            <text:p>0602037426</text:p>
          </table:table-cell>
          <table:table-cell table:style-name="ce358" office:value-type="string" calcext:value-type="string">
            <text:p>BADILLO CÁCERES NANCY ELIZABETH</text:p>
          </table:table-cell>
          <table:table-cell table:style-name="ce358" office:value-type="string" calcext:value-type="string">
            <text:p>UDAFC08</text:p>
          </table:table-cell>
          <table:table-cell table:style-name="ce378" office:value-type="string" calcext:value-type="string">
            <text:p>ADMINISTRATIVO</text:p>
          </table:table-cell>
          <table:table-cell table:style-name="ce391" office:value-type="string" calcext:value-type="string">
            <text:p>OTC08</text:p>
          </table:table-cell>
          <table:table-cell table:style-name="ce85" office:value-type="string" calcext:value-type="string">
            <text:p>Responsable de Oficina</text:p>
          </table:table-cell>
          <table:table-cell table:style-name="ce90" table:formula="of:=CONCATENATE(&quot;UPDATE g_estructura.funcionarios SET id_area = '&quot;;[.F86];&quot;' WHERE  identificador = '&quot;;[.D86];&quot;';&quot;)" office:value-type="string" office:string-value="UPDATE g_estructura.funcionarios SET id_area = 'UDAFC08' WHERE  identificador = '0602037426';" calcext:value-type="string">
            <text:p>UPDATE g_estructura.funcionarios SET id_area = 'UDAFC08' WHERE <text:s/>identificador = '0602037426';</text:p>
          </table:table-cell>
          <table:table-cell/>
          <table:table-cell table:style-name="ce90" table:formula="of:=CONCATENATE(&quot;INSERT INTO g_estructura.responsables(id_area, identificador, prioridad, responsable, activo, estado) values ('&quot;;[.H86];&quot;','&quot;;[.D86];&quot;',1,true,1,1);&quot;)" office:value-type="string" office:string-value="INSERT INTO g_estructura.responsables(id_area, identificador, prioridad, responsable, activo, estado) values ('OTC08','0602037426',1,true,1,1);" calcext:value-type="string">
            <text:p>INSERT INTO g_estructura.responsables(id_area, identificador, prioridad, responsable, activo, estado) values ('OTC08','0602037426',1,true,1,1);</text:p>
          </table:table-cell>
          <table:table-cell table:number-columns-repeated="1012"/>
        </table:table-row>
        <table:table-row table:style-name="ro4">
          <table:table-cell/>
          <table:table-cell table:style-name="ce329" office:value-type="string" calcext:value-type="string">
            <text:p>Oficina Alausí</text:p>
          </table:table-cell>
          <table:table-cell table:style-name="ce329" office:value-type="string" calcext:value-type="string">
            <text:p>OTA08</text:p>
          </table:table-cell>
          <table:table-cell table:style-name="ce343" office:value-type="string" calcext:value-type="string">
            <text:p>0602694960</text:p>
          </table:table-cell>
          <table:table-cell table:style-name="ce359" office:value-type="string" calcext:value-type="string">
            <text:p>BARRENO ESCOBAR ALVARO EDUARDO</text:p>
          </table:table-cell>
          <table:table-cell table:style-name="ce359" office:value-type="string" calcext:value-type="string">
            <text:p>UDSAA08</text:p>
          </table:table-cell>
          <table:table-cell table:style-name="ce382" office:value-type="string" calcext:value-type="string">
            <text:p>SANIDAD ANIMAL</text:p>
          </table:table-cell>
          <table:table-cell table:style-name="ce382"/>
          <table:table-cell/>
          <table:table-cell table:style-name="ce90" table:formula="of:=CONCATENATE(&quot;UPDATE g_estructura.funcionarios SET id_area = '&quot;;[.F87];&quot;' WHERE  identificador = '&quot;;[.D87];&quot;';&quot;)" office:value-type="string" office:string-value="UPDATE g_estructura.funcionarios SET id_area = 'UDSAA08' WHERE  identificador = '0602694960';" calcext:value-type="string">
            <text:p>UPDATE g_estructura.funcionarios SET id_area = 'UDSAA08' WHERE <text:s/>identificador = '0602694960';</text:p>
          </table:table-cell>
          <table:table-cell table:number-columns-repeated="1014"/>
        </table:table-row>
        <table:table-row table:style-name="ro4">
          <table:table-cell table:number-columns-repeated="9"/>
          <table:table-cell table:style-name="ce90"/>
          <table:table-cell table:number-columns-repeated="1014"/>
        </table:table-row>
        <table:table-row table:style-name="ro4">
          <table:table-cell/>
          <table:table-cell table:style-name="ce320" office:value-type="string" calcext:value-type="string" table:number-columns-spanned="6" table:number-rows-spanned="1">
            <text:p>SERVICIO DE SANIDAD AGROPECUARIA PASTAZA <text:s text:c="3"/>JSSAP</text:p>
          </table:table-cell>
          <table:covered-table-cell table:style-name="ce320"/>
          <table:covered-table-cell table:style-name="ce29"/>
          <table:covered-table-cell table:number-columns-repeated="2" table:style-name="ce41"/>
          <table:covered-table-cell table:style-name="ce62"/>
          <table:table-cell table:style-name="ce62"/>
          <table:table-cell/>
          <table:table-cell table:style-name="ce90"/>
          <table:table-cell table:number-columns-repeated="1014"/>
        </table:table-row>
        <table:table-row table:style-name="ro4">
          <table:table-cell/>
          <table:table-cell table:style-name="ce4" office:value-type="string" calcext:value-type="string">
            <text:p>OFICINA</text:p>
          </table:table-cell>
          <table:table-cell table:style-name="ce4"/>
          <table:table-cell table:style-name="ce30" office:value-type="string" calcext:value-type="string">
            <text:p>CEDULA</text:p>
          </table:table-cell>
          <table:table-cell table:style-name="ce42" office:value-type="string" calcext:value-type="string">
            <text:p>PERSONAL Y ÁREA</text:p>
          </table:table-cell>
          <table:table-cell table:style-name="ce42"/>
          <table:table-cell table:style-name="ce63" office:value-type="string" calcext:value-type="string">
            <text:p>AREA</text:p>
          </table:table-cell>
          <table:table-cell table:style-name="ce63"/>
          <table:table-cell/>
          <table:table-cell table:style-name="ce90"/>
          <table:table-cell table:number-columns-repeated="1014"/>
        </table:table-row>
        <table:table-row table:style-name="ro4">
          <table:table-cell/>
          <table:table-cell table:style-name="ce5" office:value-type="string" calcext:value-type="string" table:number-columns-spanned="1" table:number-rows-spanned="25">
            <text:p>Oficina Puyo</text:p>
          </table:table-cell>
          <table:table-cell table:style-name="ce5" office:value-type="string" calcext:value-type="string">
            <text:p>OTPU07</text:p>
          </table:table-cell>
          <table:table-cell table:style-name="ce31" office:value-type="float" office:value="1718529884" calcext:value-type="float">
            <text:p>1718529884</text:p>
          </table:table-cell>
          <table:table-cell table:style-name="ce360" office:value-type="string" calcext:value-type="string">
            <text:p>CISNEROS REGALADO <text:s/>CHRISTIAN FERNANDO</text:p>
          </table:table-cell>
          <table:table-cell table:style-name="ce360" office:value-type="string" calcext:value-type="string">
            <text:p>UDSAPU07</text:p>
          </table:table-cell>
          <table:table-cell table:style-name="ce383" office:value-type="string" calcext:value-type="string">
            <text:p>SANIDAD ANIMAL</text:p>
          </table:table-cell>
          <table:table-cell table:style-name="ce383"/>
          <table:table-cell/>
          <table:table-cell table:style-name="ce90" table:formula="of:=CONCATENATE(&quot;UPDATE g_estructura.funcionarios SET id_area = '&quot;;[.F91];&quot;' WHERE  identificador = '&quot;;[.D91];&quot;';&quot;)" office:value-type="string" office:string-value="UPDATE g_estructura.funcionarios SET id_area = 'UDSAPU07' WHERE  identificador = '1718529884';" calcext:value-type="string">
            <text:p>UPDATE g_estructura.funcionarios SET id_area = 'UDSAPU07' WHERE <text:s/>identificador = '1718529884';</text:p>
          </table:table-cell>
          <table:table-cell table:number-columns-repeated="1014"/>
        </table:table-row>
        <table:table-row table:style-name="ro4">
          <table:table-cell/>
          <table:covered-table-cell table:style-name="ce330"/>
          <table:table-cell table:style-name="ce330" office:value-type="string" calcext:value-type="string">
            <text:p>OTPU07</text:p>
          </table:table-cell>
          <table:table-cell table:style-name="ce32" office:value-type="string" calcext:value-type="string">
            <text:p>0103558912</text:p>
          </table:table-cell>
          <table:table-cell table:style-name="ce354" office:value-type="string" calcext:value-type="string">
            <text:p>CURAY PELAEZ EDWIN ROLANDO</text:p>
          </table:table-cell>
          <table:table-cell table:style-name="ce354" office:value-type="string" calcext:value-type="string">
            <text:p>UDSAPU07</text:p>
          </table:table-cell>
          <table:table-cell table:style-name="ce384" office:value-type="string" calcext:value-type="string">
            <text:p>SANIDAD ANIMAL</text:p>
          </table:table-cell>
          <table:table-cell table:style-name="ce384"/>
          <table:table-cell/>
          <table:table-cell table:style-name="ce90" table:formula="of:=CONCATENATE(&quot;UPDATE g_estructura.funcionarios SET id_area = '&quot;;[.F92];&quot;' WHERE  identificador = '&quot;;[.D92];&quot;';&quot;)" office:value-type="string" office:string-value="UPDATE g_estructura.funcionarios SET id_area = 'UDSAPU07' WHERE  identificador = '0103558912';" calcext:value-type="string">
            <text:p>UPDATE g_estructura.funcionarios SET id_area = 'UDSAPU07' WHERE <text:s/>identificador = '0103558912';</text:p>
          </table:table-cell>
          <table:table-cell table:number-columns-repeated="1014"/>
        </table:table-row>
        <table:table-row table:style-name="ro4">
          <table:table-cell/>
          <table:covered-table-cell table:style-name="ce330"/>
          <table:table-cell table:style-name="ce330" office:value-type="string" calcext:value-type="string">
            <text:p>OTPU07</text:p>
          </table:table-cell>
          <table:table-cell table:style-name="ce32" office:value-type="float" office:value="1803823341" calcext:value-type="float">
            <text:p>1803823341</text:p>
          </table:table-cell>
          <table:table-cell table:style-name="ce361" office:value-type="string" calcext:value-type="string">
            <text:p>CLAUDIO ALULEMA HORACIO <text:s/>MEDARDO </text:p>
          </table:table-cell>
          <table:table-cell table:style-name="ce361" office:value-type="string" calcext:value-type="string">
            <text:p>UDSVPU07</text:p>
          </table:table-cell>
          <table:table-cell table:style-name="ce384" office:value-type="string" calcext:value-type="string">
            <text:p>SANIDAD VEGETAL</text:p>
          </table:table-cell>
          <table:table-cell table:style-name="ce384"/>
          <table:table-cell/>
          <table:table-cell table:style-name="ce90" table:formula="of:=CONCATENATE(&quot;UPDATE g_estructura.funcionarios SET id_area = '&quot;;[.F93];&quot;' WHERE  identificador = '&quot;;[.D93];&quot;';&quot;)" office:value-type="string" office:string-value="UPDATE g_estructura.funcionarios SET id_area = 'UDSVPU07' WHERE  identificador = '1803823341';" calcext:value-type="string">
            <text:p>UPDATE g_estructura.funcionarios SET id_area = 'UDSVPU07' WHERE <text:s/>identificador = '1803823341';</text:p>
          </table:table-cell>
          <table:table-cell table:number-columns-repeated="1014"/>
        </table:table-row>
        <table:table-row table:style-name="ro4">
          <table:table-cell/>
          <table:covered-table-cell table:style-name="ce330"/>
          <table:table-cell table:style-name="ce330" office:value-type="string" calcext:value-type="string">
            <text:p>OTPU07</text:p>
          </table:table-cell>
          <table:table-cell table:style-name="ce32" office:value-type="float" office:value="1720527348" calcext:value-type="float">
            <text:p>1720527348</text:p>
          </table:table-cell>
          <table:table-cell table:style-name="ce361" office:value-type="string" calcext:value-type="string">
            <text:p>ESPINOZA MEJIA DIEGO <text:s/>LENIN</text:p>
          </table:table-cell>
          <table:table-cell table:style-name="ce361" office:value-type="string" calcext:value-type="string">
            <text:p>UDSAPU07</text:p>
          </table:table-cell>
          <table:table-cell table:style-name="ce384" office:value-type="string" calcext:value-type="string">
            <text:p>SANIDAD <text:s/>ANIMAL </text:p>
          </table:table-cell>
          <table:table-cell table:style-name="ce384"/>
          <table:table-cell/>
          <table:table-cell table:style-name="ce90" table:formula="of:=CONCATENATE(&quot;UPDATE g_estructura.funcionarios SET id_area = '&quot;;[.F94];&quot;' WHERE  identificador = '&quot;;[.D94];&quot;';&quot;)" office:value-type="string" office:string-value="UPDATE g_estructura.funcionarios SET id_area = 'UDSAPU07' WHERE  identificador = '1720527348';" calcext:value-type="string">
            <text:p>UPDATE g_estructura.funcionarios SET id_area = 'UDSAPU07' WHERE <text:s/>identificador = '1720527348';</text:p>
          </table:table-cell>
          <table:table-cell table:number-columns-repeated="1014"/>
        </table:table-row>
        <table:table-row table:style-name="ro4">
          <table:table-cell/>
          <table:covered-table-cell table:style-name="ce330"/>
          <table:table-cell table:style-name="ce330" office:value-type="string" calcext:value-type="string">
            <text:p>OTPU07</text:p>
          </table:table-cell>
          <table:table-cell table:style-name="ce32" office:value-type="float" office:value="1600206120" calcext:value-type="float">
            <text:p>1600206120</text:p>
          </table:table-cell>
          <table:table-cell table:style-name="ce361" office:value-type="string" calcext:value-type="string">
            <text:p>FIALLOS ROBALINO JOSE ANTONIO</text:p>
          </table:table-cell>
          <table:table-cell table:style-name="ce361" office:value-type="string" calcext:value-type="string">
            <text:p>UDSVPU07</text:p>
          </table:table-cell>
          <table:table-cell table:style-name="ce384" office:value-type="string" calcext:value-type="string">
            <text:p>SANIDAD VEGETAL</text:p>
          </table:table-cell>
          <table:table-cell table:style-name="ce384"/>
          <table:table-cell/>
          <table:table-cell table:style-name="ce90" table:formula="of:=CONCATENATE(&quot;UPDATE g_estructura.funcionarios SET id_area = '&quot;;[.F95];&quot;' WHERE  identificador = '&quot;;[.D95];&quot;';&quot;)" office:value-type="string" office:string-value="UPDATE g_estructura.funcionarios SET id_area = 'UDSVPU07' WHERE  identificador = '1600206120';" calcext:value-type="string">
            <text:p>UPDATE g_estructura.funcionarios SET id_area = 'UDSVPU07' WHERE <text:s/>identificador = '1600206120';</text:p>
          </table:table-cell>
          <table:table-cell table:number-columns-repeated="1014"/>
        </table:table-row>
        <table:table-row table:style-name="ro4">
          <table:table-cell/>
          <table:covered-table-cell table:style-name="ce330"/>
          <table:table-cell table:style-name="ce330" office:value-type="string" calcext:value-type="string">
            <text:p>OTPU07</text:p>
          </table:table-cell>
          <table:table-cell table:style-name="ce32" office:value-type="float" office:value="1600443723" calcext:value-type="float">
            <text:p>1600443723</text:p>
          </table:table-cell>
          <table:table-cell table:style-name="ce354" office:value-type="string" calcext:value-type="string">
            <text:p>FUENTES <text:s/>ONOFRE IVAN <text:s/>MAURICIO</text:p>
          </table:table-cell>
          <table:table-cell table:style-name="ce354" office:value-type="string" calcext:value-type="string">
            <text:p>UDSAPU07</text:p>
          </table:table-cell>
          <table:table-cell table:style-name="ce384" office:value-type="string" calcext:value-type="string">
            <text:p>SANIDAD <text:s/>ANIMAL </text:p>
          </table:table-cell>
          <table:table-cell table:style-name="ce384"/>
          <table:table-cell/>
          <table:table-cell table:style-name="ce90" table:formula="of:=CONCATENATE(&quot;UPDATE g_estructura.funcionarios SET id_area = '&quot;;[.F96];&quot;' WHERE  identificador = '&quot;;[.D96];&quot;';&quot;)" office:value-type="string" office:string-value="UPDATE g_estructura.funcionarios SET id_area = 'UDSAPU07' WHERE  identificador = '1600443723';" calcext:value-type="string">
            <text:p>UPDATE g_estructura.funcionarios SET id_area = 'UDSAPU07' WHERE <text:s/>identificador = '1600443723';</text:p>
          </table:table-cell>
          <table:table-cell table:number-columns-repeated="1014"/>
        </table:table-row>
        <table:table-row table:style-name="ro4">
          <table:table-cell/>
          <table:covered-table-cell table:style-name="ce330"/>
          <table:table-cell table:style-name="ce330" office:value-type="string" calcext:value-type="string">
            <text:p>OTPU07</text:p>
          </table:table-cell>
          <table:table-cell table:style-name="ce32" office:value-type="string" calcext:value-type="string">
            <text:p>0914173281</text:p>
          </table:table-cell>
          <table:table-cell table:style-name="ce362" office:value-type="string" calcext:value-type="string">
            <text:p>GARCÌA VALLE CELSO JAVIER</text:p>
          </table:table-cell>
          <table:table-cell table:style-name="ce362" office:value-type="string" calcext:value-type="string">
            <text:p>JSSAP</text:p>
          </table:table-cell>
          <table:table-cell table:style-name="ce384" office:value-type="string" calcext:value-type="string">
            <text:p>JEFATURA</text:p>
          </table:table-cell>
          <table:table-cell table:style-name="ce392" office:value-type="string" calcext:value-type="string">
            <text:p>JSSAP</text:p>
          </table:table-cell>
          <table:table-cell table:style-name="ce85" office:value-type="string" calcext:value-type="string">
            <text:p>RESPONSABLE DE PROVINCIA</text:p>
          </table:table-cell>
          <table:table-cell table:style-name="ce90" table:formula="of:=CONCATENATE(&quot;UPDATE g_estructura.funcionarios SET id_area = '&quot;;[.F97];&quot;' WHERE  identificador = '&quot;;[.D97];&quot;';&quot;)" office:value-type="string" office:string-value="UPDATE g_estructura.funcionarios SET id_area = 'JSSAP' WHERE  identificador = '0914173281';" calcext:value-type="string">
            <text:p>UPDATE g_estructura.funcionarios SET id_area = 'JSSAP' WHERE <text:s/>identificador = '0914173281';</text:p>
          </table:table-cell>
          <table:table-cell/>
          <table:table-cell table:style-name="ce90" table:formula="of:=CONCATENATE(&quot;INSERT INTO g_estructura.responsables(id_area, identificador, prioridad, responsable, activo, estado) values ('&quot;;[.H97];&quot;','&quot;;[.D97];&quot;',1,true,1,1);&quot;)" office:value-type="string" office:string-value="INSERT INTO g_estructura.responsables(id_area, identificador, prioridad, responsable, activo, estado) values ('JSSAP','0914173281',1,true,1,1);" calcext:value-type="string">
            <text:p>INSERT INTO g_estructura.responsables(id_area, identificador, prioridad, responsable, activo, estado) values ('JSSAP','0914173281',1,true,1,1);</text:p>
          </table:table-cell>
          <table:table-cell table:number-columns-repeated="1012"/>
        </table:table-row>
        <table:table-row table:style-name="ro4">
          <table:table-cell/>
          <table:covered-table-cell table:style-name="ce330"/>
          <table:table-cell table:style-name="ce330" office:value-type="string" calcext:value-type="string">
            <text:p>OTPU07</text:p>
          </table:table-cell>
          <table:table-cell table:style-name="ce32" office:value-type="float" office:value="1600299000" calcext:value-type="float">
            <text:p>1600299000</text:p>
          </table:table-cell>
          <table:table-cell table:style-name="ce361" office:value-type="string" calcext:value-type="string">
            <text:p>GUEVARA BARRIGA LUIS ANTONIO</text:p>
          </table:table-cell>
          <table:table-cell table:style-name="ce361" office:value-type="string" calcext:value-type="string">
            <text:p>UDSAPU07</text:p>
          </table:table-cell>
          <table:table-cell table:style-name="ce384" office:value-type="string" calcext:value-type="string">
            <text:p>SANIDAD ANIMAL</text:p>
          </table:table-cell>
          <table:table-cell table:style-name="ce384"/>
          <table:table-cell/>
          <table:table-cell table:style-name="ce90" table:formula="of:=CONCATENATE(&quot;UPDATE g_estructura.funcionarios SET id_area = '&quot;;[.F98];&quot;' WHERE  identificador = '&quot;;[.D98];&quot;';&quot;)" office:value-type="string" office:string-value="UPDATE g_estructura.funcionarios SET id_area = 'UDSAPU07' WHERE  identificador = '1600299000';" calcext:value-type="string">
            <text:p>UPDATE g_estructura.funcionarios SET id_area = 'UDSAPU07' WHERE <text:s/>identificador = '1600299000';</text:p>
          </table:table-cell>
          <table:table-cell table:number-columns-repeated="1014"/>
        </table:table-row>
        <table:table-row table:style-name="ro4">
          <table:table-cell/>
          <table:covered-table-cell table:style-name="ce330"/>
          <table:table-cell table:style-name="ce5" office:value-type="string" calcext:value-type="string">
            <text:p>OTPU07</text:p>
          </table:table-cell>
          <table:table-cell table:style-name="ce32" office:value-type="float" office:value="1718820101" calcext:value-type="float">
            <text:p>1718820101</text:p>
          </table:table-cell>
          <table:table-cell table:style-name="ce354" office:value-type="string" calcext:value-type="string">
            <text:p>HERRERA JACOME <text:s/>PEDRO RODRIGO</text:p>
          </table:table-cell>
          <table:table-cell table:style-name="ce354" office:value-type="string" calcext:value-type="string">
            <text:p>UDSAPU07</text:p>
          </table:table-cell>
          <table:table-cell table:style-name="ce384" office:value-type="string" calcext:value-type="string">
            <text:p>SANIDAD ANIMAL</text:p>
          </table:table-cell>
          <table:table-cell table:style-name="ce384"/>
          <table:table-cell/>
          <table:table-cell table:style-name="ce90" table:formula="of:=CONCATENATE(&quot;UPDATE g_estructura.funcionarios SET id_area = '&quot;;[.F99];&quot;' WHERE  identificador = '&quot;;[.D99];&quot;';&quot;)" office:value-type="string" office:string-value="UPDATE g_estructura.funcionarios SET id_area = 'UDSAPU07' WHERE  identificador = '1718820101';" calcext:value-type="string">
            <text:p>UPDATE g_estructura.funcionarios SET id_area = 'UDSAPU07' WHERE <text:s/>identificador = '1718820101';</text:p>
          </table:table-cell>
          <table:table-cell table:number-columns-repeated="1014"/>
        </table:table-row>
        <table:table-row table:style-name="ro4">
          <table:table-cell/>
          <table:covered-table-cell table:style-name="ce330"/>
          <table:table-cell table:style-name="ce330" office:value-type="string" calcext:value-type="string">
            <text:p>OTPU07</text:p>
          </table:table-cell>
          <table:table-cell table:style-name="ce32" office:value-type="float" office:value="1600313488" calcext:value-type="float">
            <text:p>1600313488</text:p>
          </table:table-cell>
          <table:table-cell table:style-name="ce354" office:value-type="string" calcext:value-type="string">
            <text:p>HIDALGO OÑA PAULO CESAR </text:p>
          </table:table-cell>
          <table:table-cell table:style-name="ce354" office:value-type="string" calcext:value-type="string">
            <text:p>UDSAPU07</text:p>
          </table:table-cell>
          <table:table-cell table:style-name="ce384" office:value-type="string" calcext:value-type="string">
            <text:p>SANIDAD ANIMAL</text:p>
          </table:table-cell>
          <table:table-cell table:style-name="ce384"/>
          <table:table-cell/>
          <table:table-cell table:style-name="ce90" table:formula="of:=CONCATENATE(&quot;UPDATE g_estructura.funcionarios SET id_area = '&quot;;[.F100];&quot;' WHERE  identificador = '&quot;;[.D100];&quot;';&quot;)" office:value-type="string" office:string-value="UPDATE g_estructura.funcionarios SET id_area = 'UDSAPU07' WHERE  identificador = '1600313488';" calcext:value-type="string">
            <text:p>UPDATE g_estructura.funcionarios SET id_area = 'UDSAPU07' WHERE <text:s/>identificador = '1600313488';</text:p>
          </table:table-cell>
          <table:table-cell table:number-columns-repeated="1014"/>
        </table:table-row>
        <table:table-row table:style-name="ro4">
          <table:table-cell/>
          <table:covered-table-cell table:style-name="ce330"/>
          <table:table-cell table:style-name="ce330" office:value-type="string" calcext:value-type="string">
            <text:p>OTPU07</text:p>
          </table:table-cell>
          <table:table-cell table:style-name="ce32" office:value-type="string" calcext:value-type="string">
            <text:p>0160532145</text:p>
          </table:table-cell>
          <table:table-cell table:style-name="ce363" office:value-type="string" calcext:value-type="string">
            <text:p>JACOME <text:s/>GOMEZ DANIELA GERMANIA</text:p>
          </table:table-cell>
          <table:table-cell table:style-name="ce363" office:value-type="string" calcext:value-type="string">
            <text:p>UDAJPU07</text:p>
          </table:table-cell>
          <table:table-cell table:style-name="ce384" office:value-type="string" calcext:value-type="string">
            <text:p>AREA JURIDICA</text:p>
          </table:table-cell>
          <table:table-cell table:style-name="ce384"/>
          <table:table-cell office:value-type="string" calcext:value-type="string">
            <text:p>asistente juridica</text:p>
          </table:table-cell>
          <table:table-cell table:style-name="ce90" table:formula="of:=CONCATENATE(&quot;UPDATE g_estructura.funcionarios SET id_area = '&quot;;[.F101];&quot;' WHERE  identificador = '&quot;;[.D101];&quot;';&quot;)" office:value-type="string" office:string-value="UPDATE g_estructura.funcionarios SET id_area = 'UDAJPU07' WHERE  identificador = '0160532145';" calcext:value-type="string">
            <text:p>UPDATE g_estructura.funcionarios SET id_area = 'UDAJPU07' WHERE <text:s/>identificador = '0160532145';</text:p>
          </table:table-cell>
          <table:table-cell table:number-columns-repeated="1014"/>
        </table:table-row>
        <table:table-row table:style-name="ro4">
          <table:table-cell/>
          <table:covered-table-cell table:style-name="ce330"/>
          <table:table-cell table:style-name="ce330" office:value-type="string" calcext:value-type="string">
            <text:p>OTPU07</text:p>
          </table:table-cell>
          <table:table-cell table:style-name="ce32" office:value-type="float" office:value="1803877370" calcext:value-type="float">
            <text:p>1803877370</text:p>
          </table:table-cell>
          <table:table-cell table:style-name="ce354" office:value-type="string" calcext:value-type="string">
            <text:p>LARCOS SANDOVAL EDUARDO ROBERTO</text:p>
          </table:table-cell>
          <table:table-cell table:style-name="ce354" office:value-type="string" calcext:value-type="string">
            <text:p>UDSAPU07</text:p>
          </table:table-cell>
          <table:table-cell table:style-name="ce384" office:value-type="string" calcext:value-type="string">
            <text:p>SANIDAD ANIMAL-PEFA</text:p>
          </table:table-cell>
          <table:table-cell table:style-name="ce384"/>
          <table:table-cell/>
          <table:table-cell table:style-name="ce90" table:formula="of:=CONCATENATE(&quot;UPDATE g_estructura.funcionarios SET id_area = '&quot;;[.F102];&quot;' WHERE  identificador = '&quot;;[.D102];&quot;';&quot;)" office:value-type="string" office:string-value="UPDATE g_estructura.funcionarios SET id_area = 'UDSAPU07' WHERE  identificador = '1803877370';" calcext:value-type="string">
            <text:p>UPDATE g_estructura.funcionarios SET id_area = 'UDSAPU07' WHERE <text:s/>identificador = '1803877370';</text:p>
          </table:table-cell>
          <table:table-cell table:number-columns-repeated="1014"/>
        </table:table-row>
        <table:table-row table:style-name="ro4">
          <table:table-cell/>
          <table:covered-table-cell table:style-name="ce330"/>
          <table:table-cell table:style-name="ce330" office:value-type="string" calcext:value-type="string">
            <text:p>OTPU07</text:p>
          </table:table-cell>
          <table:table-cell table:style-name="ce32" office:value-type="float" office:value="1804499562" calcext:value-type="float">
            <text:p>1804499562</text:p>
          </table:table-cell>
          <table:table-cell table:style-name="ce361" office:value-type="string" calcext:value-type="string">
            <text:p>LESCANO MOSQUERA DORIS CAROLINA</text:p>
          </table:table-cell>
          <table:table-cell table:style-name="ce361" office:value-type="string" calcext:value-type="string">
            <text:p>UDSVPU07</text:p>
          </table:table-cell>
          <table:table-cell table:style-name="ce384" office:value-type="string" calcext:value-type="string">
            <text:p>SANIDAD VEGETAL</text:p>
          </table:table-cell>
          <table:table-cell table:style-name="ce384"/>
          <table:table-cell/>
          <table:table-cell table:style-name="ce90" table:formula="of:=CONCATENATE(&quot;UPDATE g_estructura.funcionarios SET id_area = '&quot;;[.F103];&quot;' WHERE  identificador = '&quot;;[.D103];&quot;';&quot;)" office:value-type="string" office:string-value="UPDATE g_estructura.funcionarios SET id_area = 'UDSVPU07' WHERE  identificador = '1804499562';" calcext:value-type="string">
            <text:p>UPDATE g_estructura.funcionarios SET id_area = 'UDSVPU07' WHERE <text:s/>identificador = '1804499562';</text:p>
          </table:table-cell>
          <table:table-cell table:number-columns-repeated="1014"/>
        </table:table-row>
        <table:table-row table:style-name="ro4">
          <table:table-cell/>
          <table:covered-table-cell table:style-name="ce330"/>
          <table:table-cell table:style-name="ce330" office:value-type="string" calcext:value-type="string">
            <text:p>OTPU07</text:p>
          </table:table-cell>
          <table:table-cell table:style-name="ce32" office:value-type="float" office:value="1600496655" calcext:value-type="float">
            <text:p>1600496655</text:p>
          </table:table-cell>
          <table:table-cell table:style-name="ce354" office:value-type="string" calcext:value-type="string">
            <text:p>ORTEGA ALVAREZ DEYSI DANIELA</text:p>
          </table:table-cell>
          <table:table-cell table:style-name="ce354" office:value-type="string" calcext:value-type="string">
            <text:p>UDIAPU07</text:p>
          </table:table-cell>
          <table:table-cell table:style-name="ce384" office:value-type="string" calcext:value-type="string">
            <text:p>INOCUIDAD DE LOS <text:s/>ALIMENTOS</text:p>
          </table:table-cell>
          <table:table-cell table:style-name="ce384"/>
          <table:table-cell/>
          <table:table-cell table:style-name="ce90" table:formula="of:=CONCATENATE(&quot;UPDATE g_estructura.funcionarios SET id_area = '&quot;;[.F104];&quot;' WHERE  identificador = '&quot;;[.D104];&quot;';&quot;)" office:value-type="string" office:string-value="UPDATE g_estructura.funcionarios SET id_area = 'UDIAPU07' WHERE  identificador = '1600496655';" calcext:value-type="string">
            <text:p>UPDATE g_estructura.funcionarios SET id_area = 'UDIAPU07' WHERE <text:s/>identificador = '1600496655';</text:p>
          </table:table-cell>
          <table:table-cell table:number-columns-repeated="1014"/>
        </table:table-row>
        <table:table-row table:style-name="ro4">
          <table:table-cell/>
          <table:covered-table-cell table:style-name="ce330"/>
          <table:table-cell table:style-name="ce330" office:value-type="string" calcext:value-type="string">
            <text:p>OTPU07</text:p>
          </table:table-cell>
          <table:table-cell table:style-name="ce32" office:value-type="float" office:value="1600248700" calcext:value-type="float">
            <text:p>1600248700</text:p>
          </table:table-cell>
          <table:table-cell table:style-name="ce361" office:value-type="string" calcext:value-type="string">
            <text:p>RUBIO VALVERDE <text:s/>CESAR AUGUSTO</text:p>
          </table:table-cell>
          <table:table-cell table:style-name="ce361" office:value-type="string" calcext:value-type="string">
            <text:p>UDAFPU07</text:p>
          </table:table-cell>
          <table:table-cell table:style-name="ce384" office:value-type="string" calcext:value-type="string">
            <text:p>ADMINISTRATIVA</text:p>
          </table:table-cell>
          <table:table-cell table:style-name="ce384"/>
          <table:table-cell/>
          <table:table-cell table:style-name="ce90" table:formula="of:=CONCATENATE(&quot;UPDATE g_estructura.funcionarios SET id_area = '&quot;;[.F105];&quot;' WHERE  identificador = '&quot;;[.D105];&quot;';&quot;)" office:value-type="string" office:string-value="UPDATE g_estructura.funcionarios SET id_area = 'UDAFPU07' WHERE  identificador = '1600248700';" calcext:value-type="string">
            <text:p>UPDATE g_estructura.funcionarios SET id_area = 'UDAFPU07' WHERE <text:s/>identificador = '1600248700';</text:p>
          </table:table-cell>
          <table:table-cell table:number-columns-repeated="1014"/>
        </table:table-row>
        <table:table-row table:style-name="ro4">
          <table:table-cell/>
          <table:covered-table-cell table:style-name="ce330"/>
          <table:table-cell table:style-name="ce330" office:value-type="string" calcext:value-type="string">
            <text:p>OTPU07</text:p>
          </table:table-cell>
          <table:table-cell table:style-name="ce32" office:value-type="float" office:value="1600208894" calcext:value-type="float">
            <text:p>1600208894</text:p>
          </table:table-cell>
          <table:table-cell table:style-name="ce361" office:value-type="string" calcext:value-type="string">
            <text:p>SALINAS SALINAS ALBA MARLENE</text:p>
          </table:table-cell>
          <table:table-cell table:style-name="ce361" office:value-type="string" calcext:value-type="string">
            <text:p>UDAFPU07</text:p>
          </table:table-cell>
          <table:table-cell table:style-name="ce384" office:value-type="string" calcext:value-type="string">
            <text:p>ADMINISTRATIVA</text:p>
          </table:table-cell>
          <table:table-cell table:style-name="ce384"/>
          <table:table-cell/>
          <table:table-cell table:style-name="ce90" table:formula="of:=CONCATENATE(&quot;UPDATE g_estructura.funcionarios SET id_area = '&quot;;[.F106];&quot;' WHERE  identificador = '&quot;;[.D106];&quot;';&quot;)" office:value-type="string" office:string-value="UPDATE g_estructura.funcionarios SET id_area = 'UDAFPU07' WHERE  identificador = '1600208894';" calcext:value-type="string">
            <text:p>UPDATE g_estructura.funcionarios SET id_area = 'UDAFPU07' WHERE <text:s/>identificador = '1600208894';</text:p>
          </table:table-cell>
          <table:table-cell table:number-columns-repeated="1014"/>
        </table:table-row>
        <table:table-row table:style-name="ro4">
          <table:table-cell/>
          <table:covered-table-cell table:style-name="ce330"/>
          <table:table-cell table:style-name="ce5" office:value-type="string" calcext:value-type="string">
            <text:p>OTPU07</text:p>
          </table:table-cell>
          <table:table-cell table:style-name="ce32" office:value-type="float" office:value="1715185359" calcext:value-type="float">
            <text:p>1715185359</text:p>
          </table:table-cell>
          <table:table-cell table:style-name="ce361" office:value-type="string" calcext:value-type="string">
            <text:p>SIMBAÑA GREFA LIGIA ESPERANZA</text:p>
          </table:table-cell>
          <table:table-cell table:style-name="ce361" office:value-type="string" calcext:value-type="string">
            <text:p>UDSAPU07</text:p>
          </table:table-cell>
          <table:table-cell table:style-name="ce385" office:value-type="string" calcext:value-type="string">
            <text:p>SANIDAD ANIMAL</text:p>
          </table:table-cell>
          <table:table-cell table:style-name="ce385"/>
          <table:table-cell/>
          <table:table-cell table:style-name="ce90" table:formula="of:=CONCATENATE(&quot;UPDATE g_estructura.funcionarios SET id_area = '&quot;;[.F107];&quot;' WHERE  identificador = '&quot;;[.D107];&quot;';&quot;)" office:value-type="string" office:string-value="UPDATE g_estructura.funcionarios SET id_area = 'UDSAPU07' WHERE  identificador = '1715185359';" calcext:value-type="string">
            <text:p>UPDATE g_estructura.funcionarios SET id_area = 'UDSAPU07' WHERE <text:s/>identificador = '1715185359';</text:p>
          </table:table-cell>
          <table:table-cell table:number-columns-repeated="1014"/>
        </table:table-row>
        <table:table-row table:style-name="ro4">
          <table:table-cell/>
          <table:covered-table-cell table:style-name="ce330"/>
          <table:table-cell table:style-name="ce330" office:value-type="string" calcext:value-type="string">
            <text:p>OTPU07</text:p>
          </table:table-cell>
          <table:table-cell table:style-name="ce32" office:value-type="float" office:value="1600452450" calcext:value-type="float">
            <text:p>1600452450</text:p>
          </table:table-cell>
          <table:table-cell table:style-name="ce354" office:value-type="string" calcext:value-type="string">
            <text:p>TARCO CHILIQUINGA HECTOR GUSTAVO</text:p>
          </table:table-cell>
          <table:table-cell table:style-name="ce354" office:value-type="string" calcext:value-type="string">
            <text:p>UDSAPU07</text:p>
          </table:table-cell>
          <table:table-cell table:style-name="ce385" office:value-type="string" calcext:value-type="string">
            <text:p>SANIDAD ANIMAL</text:p>
          </table:table-cell>
          <table:table-cell table:style-name="ce385"/>
          <table:table-cell/>
          <table:table-cell table:style-name="ce90" table:formula="of:=CONCATENATE(&quot;UPDATE g_estructura.funcionarios SET id_area = '&quot;;[.F108];&quot;' WHERE  identificador = '&quot;;[.D108];&quot;';&quot;)" office:value-type="string" office:string-value="UPDATE g_estructura.funcionarios SET id_area = 'UDSAPU07' WHERE  identificador = '1600452450';" calcext:value-type="string">
            <text:p>UPDATE g_estructura.funcionarios SET id_area = 'UDSAPU07' WHERE <text:s/>identificador = '1600452450';</text:p>
          </table:table-cell>
          <table:table-cell table:number-columns-repeated="1014"/>
        </table:table-row>
        <table:table-row table:style-name="ro4">
          <table:table-cell/>
          <table:covered-table-cell table:style-name="ce330"/>
          <table:table-cell table:style-name="ce330" office:value-type="string" calcext:value-type="string">
            <text:p>OTPU07</text:p>
          </table:table-cell>
          <table:table-cell table:style-name="ce32" office:value-type="float" office:value="1600405268" calcext:value-type="float">
            <text:p>1600405268</text:p>
          </table:table-cell>
          <table:table-cell table:style-name="ce361" office:value-type="string" calcext:value-type="string">
            <text:p>TARCO CHILIQUINGA MARTHA CECILIA</text:p>
          </table:table-cell>
          <table:table-cell table:style-name="ce361" office:value-type="string" calcext:value-type="string">
            <text:p>UDAFPU07</text:p>
          </table:table-cell>
          <table:table-cell table:style-name="ce385" office:value-type="string" calcext:value-type="string">
            <text:p>ADMINISTRATIVA</text:p>
          </table:table-cell>
          <table:table-cell table:style-name="ce385"/>
          <table:table-cell/>
          <table:table-cell table:style-name="ce90" table:formula="of:=CONCATENATE(&quot;UPDATE g_estructura.funcionarios SET id_area = '&quot;;[.F109];&quot;' WHERE  identificador = '&quot;;[.D109];&quot;';&quot;)" office:value-type="string" office:string-value="UPDATE g_estructura.funcionarios SET id_area = 'UDAFPU07' WHERE  identificador = '1600405268';" calcext:value-type="string">
            <text:p>UPDATE g_estructura.funcionarios SET id_area = 'UDAFPU07' WHERE <text:s/>identificador = '1600405268';</text:p>
          </table:table-cell>
          <table:table-cell table:number-columns-repeated="1014"/>
        </table:table-row>
        <table:table-row table:style-name="ro4">
          <table:table-cell/>
          <table:covered-table-cell table:style-name="ce330"/>
          <table:table-cell table:style-name="ce330" office:value-type="string" calcext:value-type="string">
            <text:p>OTPU07</text:p>
          </table:table-cell>
          <table:table-cell table:style-name="ce32" office:value-type="float" office:value="1600398166" calcext:value-type="float">
            <text:p>1600398166</text:p>
          </table:table-cell>
          <table:table-cell table:style-name="ce354" office:value-type="string" calcext:value-type="string">
            <text:p>USCA HIDALGO JUAN CARLOS</text:p>
          </table:table-cell>
          <table:table-cell table:style-name="ce354" office:value-type="string" calcext:value-type="string">
            <text:p>UDSAPU07</text:p>
          </table:table-cell>
          <table:table-cell table:style-name="ce385" office:value-type="string" calcext:value-type="string">
            <text:p>SANIDAD ANIMAL-PEFA</text:p>
          </table:table-cell>
          <table:table-cell table:style-name="ce385"/>
          <table:table-cell/>
          <table:table-cell table:style-name="ce90" table:formula="of:=CONCATENATE(&quot;UPDATE g_estructura.funcionarios SET id_area = '&quot;;[.F110];&quot;' WHERE  identificador = '&quot;;[.D110];&quot;';&quot;)" office:value-type="string" office:string-value="UPDATE g_estructura.funcionarios SET id_area = 'UDSAPU07' WHERE  identificador = '1600398166';" calcext:value-type="string">
            <text:p>UPDATE g_estructura.funcionarios SET id_area = 'UDSAPU07' WHERE <text:s/>identificador = '1600398166';</text:p>
          </table:table-cell>
          <table:table-cell table:number-columns-repeated="1014"/>
        </table:table-row>
        <table:table-row table:style-name="ro4">
          <table:table-cell/>
          <table:covered-table-cell table:style-name="ce330"/>
          <table:table-cell table:style-name="ce330" office:value-type="string" calcext:value-type="string">
            <text:p>OTPU07</text:p>
          </table:table-cell>
          <table:table-cell table:style-name="ce344" office:value-type="float" office:value="1803230760" calcext:value-type="float">
            <text:p>1803230760</text:p>
          </table:table-cell>
          <table:table-cell table:style-name="ce364" office:value-type="string" calcext:value-type="string">
            <text:p>SANCHE SANCHEZ <text:s/>DORIS SUSANA</text:p>
          </table:table-cell>
          <table:table-cell table:style-name="ce364" office:value-type="string" calcext:value-type="string">
            <text:p>UDAFPU07</text:p>
          </table:table-cell>
          <table:table-cell table:style-name="ce386" office:value-type="string" calcext:value-type="string">
            <text:p>ADMINISTRATIVA</text:p>
          </table:table-cell>
          <table:table-cell table:style-name="ce393" table:formula="of:=[.F111]" office:value-type="string" office:string-value="UDAFPU07" calcext:value-type="string">
            <text:p>UDAFPU07</text:p>
          </table:table-cell>
          <table:table-cell table:style-name="ce398" office:value-type="string" calcext:value-type="string">
            <text:p>ESTA EN EL PUYO ADMIN FIN.</text:p>
          </table:table-cell>
          <table:table-cell table:style-name="ce90" table:formula="of:=CONCATENATE(&quot;UPDATE g_estructura.funcionarios SET id_area = '&quot;;[.F111];&quot;' WHERE  identificador = '&quot;;[.D111];&quot;';&quot;)" office:value-type="string" office:string-value="UPDATE g_estructura.funcionarios SET id_area = 'UDAFPU07' WHERE  identificador = '1803230760';" calcext:value-type="string">
            <text:p>UPDATE g_estructura.funcionarios SET id_area = 'UDAFPU07' WHERE <text:s/>identificador = '1803230760';</text:p>
          </table:table-cell>
          <table:table-cell/>
          <table:table-cell table:style-name="ce90" table:formula="of:=CONCATENATE(&quot;INSERT INTO g_estructura.responsables(id_area, identificador, prioridad, responsable, activo, estado) values ('&quot;;[.H111];&quot;','&quot;;[.D111];&quot;',1,true,1,1);&quot;)" office:value-type="string" office:string-value="INSERT INTO g_estructura.responsables(id_area, identificador, prioridad, responsable, activo, estado) values ('UDAFPU07','1803230760',1,true,1,1);" calcext:value-type="string">
            <text:p>INSERT INTO g_estructura.responsables(id_area, identificador, prioridad, responsable, activo, estado) values ('UDAFPU07','1803230760',1,true,1,1);</text:p>
          </table:table-cell>
          <table:table-cell table:number-columns-repeated="1012"/>
        </table:table-row>
        <table:table-row table:style-name="ro4">
          <table:table-cell/>
          <table:covered-table-cell table:style-name="ce330"/>
          <table:table-cell table:style-name="ce335" office:value-type="string" calcext:value-type="string">
            <text:p>OTPU07</text:p>
          </table:table-cell>
          <table:table-cell table:style-name="ce345" office:value-type="string" calcext:value-type="string">
            <text:p>1600532517</text:p>
          </table:table-cell>
          <table:table-cell table:style-name="ce365" office:value-type="string" calcext:value-type="string">
            <text:p>SILVA VELASCO <text:s/>VERONICA JANETH</text:p>
          </table:table-cell>
          <table:table-cell table:style-name="ce367" office:value-type="string" calcext:value-type="string">
            <text:p>UDSAPU07</text:p>
          </table:table-cell>
          <table:table-cell table:style-name="ce387" office:value-type="string" calcext:value-type="string">
            <text:p>SANIDAD ANIMAL</text:p>
          </table:table-cell>
          <table:table-cell table:style-name="ce384"/>
          <table:table-cell table:style-name="ce399"/>
          <table:table-cell table:style-name="ce90" table:formula="of:=CONCATENATE(&quot;UPDATE g_estructura.funcionarios SET id_area = '&quot;;[.F112];&quot;' WHERE  identificador = '&quot;;[.D112];&quot;';&quot;)" office:value-type="string" office:string-value="UPDATE g_estructura.funcionarios SET id_area = 'UDSAPU07' WHERE  identificador = '1600532517';" calcext:value-type="string">
            <text:p>UPDATE g_estructura.funcionarios SET id_area = 'UDSAPU07' WHERE <text:s/>identificador = '1600532517';</text:p>
          </table:table-cell>
          <table:table-cell/>
          <table:table-cell table:style-name="ce90"/>
          <table:table-cell table:number-columns-repeated="1012"/>
        </table:table-row>
        <table:table-row table:style-name="ro4">
          <table:table-cell/>
          <table:covered-table-cell table:style-name="ce330"/>
          <table:table-cell table:style-name="ce330" office:value-type="string" calcext:value-type="string">
            <text:p>OTPU07</text:p>
          </table:table-cell>
          <table:table-cell table:style-name="ce32" office:value-type="float" office:value="1600415713" calcext:value-type="float">
            <text:p>1600415713</text:p>
          </table:table-cell>
          <table:table-cell table:style-name="ce361" office:value-type="string" calcext:value-type="string">
            <text:p>VARGAS HIDALGO JUNIOR STALIN</text:p>
          </table:table-cell>
          <table:table-cell table:style-name="ce361" office:value-type="string" calcext:value-type="string">
            <text:p>UDSAPU07</text:p>
          </table:table-cell>
          <table:table-cell table:style-name="ce385" office:value-type="string" calcext:value-type="string">
            <text:p>SANIDADA ANIMAL</text:p>
          </table:table-cell>
          <table:table-cell table:style-name="ce385"/>
          <table:table-cell/>
          <table:table-cell table:style-name="ce90" table:formula="of:=CONCATENATE(&quot;UPDATE g_estructura.funcionarios SET id_area = '&quot;;[.F113];&quot;' WHERE  identificador = '&quot;;[.D113];&quot;';&quot;)" office:value-type="string" office:string-value="UPDATE g_estructura.funcionarios SET id_area = 'UDSAPU07' WHERE  identificador = '1600415713';" calcext:value-type="string">
            <text:p>UPDATE g_estructura.funcionarios SET id_area = 'UDSAPU07' WHERE <text:s/>identificador = '1600415713';</text:p>
          </table:table-cell>
          <table:table-cell table:number-columns-repeated="1014"/>
        </table:table-row>
        <table:table-row table:style-name="ro4">
          <table:table-cell/>
          <table:covered-table-cell table:style-name="ce330"/>
          <table:table-cell table:style-name="ce330" office:value-type="string" calcext:value-type="string">
            <text:p>OTPU07</text:p>
          </table:table-cell>
          <table:table-cell table:style-name="ce32" office:value-type="float" office:value="1600445785" calcext:value-type="float">
            <text:p>1600445785</text:p>
          </table:table-cell>
          <table:table-cell table:style-name="ce354" office:value-type="string" calcext:value-type="string">
            <text:p>VELEZ DE LA A EDGAR ANIBAL </text:p>
          </table:table-cell>
          <table:table-cell table:style-name="ce354" office:value-type="string" calcext:value-type="string">
            <text:p>UDSAPU07</text:p>
          </table:table-cell>
          <table:table-cell table:style-name="ce385" office:value-type="string" calcext:value-type="string">
            <text:p>SANIDAD ANIMAL-PEFA</text:p>
          </table:table-cell>
          <table:table-cell table:style-name="ce385"/>
          <table:table-cell/>
          <table:table-cell table:style-name="ce90" table:formula="of:=CONCATENATE(&quot;UPDATE g_estructura.funcionarios SET id_area = '&quot;;[.F114];&quot;' WHERE  identificador = '&quot;;[.D114];&quot;';&quot;)" office:value-type="string" office:string-value="UPDATE g_estructura.funcionarios SET id_area = 'UDSAPU07' WHERE  identificador = '1600445785';" calcext:value-type="string">
            <text:p>UPDATE g_estructura.funcionarios SET id_area = 'UDSAPU07' WHERE <text:s/>identificador = '1600445785';</text:p>
          </table:table-cell>
          <table:table-cell table:number-columns-repeated="1014"/>
        </table:table-row>
        <table:table-row table:style-name="ro4">
          <table:table-cell/>
          <table:covered-table-cell table:style-name="ce331"/>
          <table:table-cell table:style-name="ce330" office:value-type="string" calcext:value-type="string">
            <text:p>OTPU07</text:p>
          </table:table-cell>
          <table:table-cell table:style-name="ce32" office:value-type="float" office:value="1600386153" calcext:value-type="float">
            <text:p>1600386153</text:p>
          </table:table-cell>
          <table:table-cell table:style-name="ce354" office:value-type="string" calcext:value-type="string">
            <text:p>VILLACRESES <text:s/>MACHADO ELSSY CAROLINA</text:p>
          </table:table-cell>
          <table:table-cell table:style-name="ce354" office:value-type="string" calcext:value-type="string">
            <text:p>UDIAPU07</text:p>
          </table:table-cell>
          <table:table-cell table:style-name="ce388" office:value-type="string" calcext:value-type="string">
            <text:p>INOCUIDAD DE LOS <text:s/>ALIMENTOS</text:p>
          </table:table-cell>
          <table:table-cell table:style-name="ce388"/>
          <table:table-cell/>
          <table:table-cell table:style-name="ce90" table:formula="of:=CONCATENATE(&quot;UPDATE g_estructura.funcionarios SET id_area = '&quot;;[.F115];&quot;' WHERE  identificador = '&quot;;[.D115];&quot;';&quot;)" office:value-type="string" office:string-value="UPDATE g_estructura.funcionarios SET id_area = 'UDIAPU07' WHERE  identificador = '1600386153';" calcext:value-type="string">
            <text:p>UPDATE g_estructura.funcionarios SET id_area = 'UDIAPU07' WHERE <text:s/>identificador = '1600386153';</text:p>
          </table:table-cell>
          <table:table-cell table:number-columns-repeated="1014"/>
        </table:table-row>
        <table:table-row table:style-name="ro4">
          <table:table-cell/>
          <table:table-cell table:style-name="ce332" office:value-type="string" calcext:value-type="string" table:number-columns-spanned="1" table:number-rows-spanned="5">
            <text:p>Camper Mera</text:p>
          </table:table-cell>
          <table:table-cell table:style-name="ce336" office:value-type="string" calcext:value-type="string">
            <text:p>CMJ07</text:p>
          </table:table-cell>
          <table:table-cell table:style-name="ce33" office:value-type="float" office:value="1718593328" calcext:value-type="float">
            <text:p>1718593328</text:p>
          </table:table-cell>
          <table:table-cell table:style-name="ce362" office:value-type="string" calcext:value-type="string">
            <text:p>CAMPAÑA PEÑAFIEL <text:s/>LISETTE VERONICA</text:p>
          </table:table-cell>
          <table:table-cell table:style-name="ce362" office:value-type="string" calcext:value-type="string">
            <text:p>UDSVCMJ07</text:p>
          </table:table-cell>
          <table:table-cell table:style-name="ce389" office:value-type="string" calcext:value-type="string">
            <text:p>SANIDAD VEGETAL</text:p>
          </table:table-cell>
          <table:table-cell table:style-name="ce389"/>
          <table:table-cell/>
          <table:table-cell table:style-name="ce90" table:formula="of:=CONCATENATE(&quot;UPDATE g_estructura.funcionarios SET id_area = '&quot;;[.F116];&quot;' WHERE  identificador = '&quot;;[.D116];&quot;';&quot;)" office:value-type="string" office:string-value="UPDATE g_estructura.funcionarios SET id_area = 'UDSVCMJ07' WHERE  identificador = '1718593328';" calcext:value-type="string">
            <text:p>UPDATE g_estructura.funcionarios SET id_area = 'UDSVCMJ07' WHERE <text:s/>identificador = '1718593328';</text:p>
          </table:table-cell>
          <table:table-cell table:number-columns-repeated="1014"/>
        </table:table-row>
        <table:table-row table:style-name="ro4">
          <table:table-cell/>
          <table:covered-table-cell table:style-name="ce333"/>
          <table:table-cell table:style-name="ce333" office:value-type="string" calcext:value-type="string">
            <text:p>CMJ07</text:p>
          </table:table-cell>
          <table:table-cell table:style-name="ce32" office:value-type="float" office:value="1600634859" calcext:value-type="float">
            <text:p>1600634859</text:p>
          </table:table-cell>
          <table:table-cell table:style-name="ce354" office:value-type="string" calcext:value-type="string">
            <text:p>ORTIZ VILLENA LEYLA YAJAIRA</text:p>
          </table:table-cell>
          <table:table-cell table:style-name="ce354" office:value-type="string" calcext:value-type="string">
            <text:p>UDIACMJ07</text:p>
          </table:table-cell>
          <table:table-cell table:style-name="ce385" office:value-type="string" calcext:value-type="string">
            <text:p>INOCUIDAD DE LOS <text:s/>ALIMENTOS</text:p>
          </table:table-cell>
          <table:table-cell table:style-name="ce385"/>
          <table:table-cell/>
          <table:table-cell table:style-name="ce90" table:formula="of:=CONCATENATE(&quot;UPDATE g_estructura.funcionarios SET id_area = '&quot;;[.F117];&quot;' WHERE  identificador = '&quot;;[.D117];&quot;';&quot;)" office:value-type="string" office:string-value="UPDATE g_estructura.funcionarios SET id_area = 'UDIACMJ07' WHERE  identificador = '1600634859';" calcext:value-type="string">
            <text:p>UPDATE g_estructura.funcionarios SET id_area = 'UDIACMJ07' WHERE <text:s/>identificador = '1600634859';</text:p>
          </table:table-cell>
          <table:table-cell table:number-columns-repeated="1014"/>
        </table:table-row>
        <table:table-row table:style-name="ro4">
          <table:table-cell/>
          <table:covered-table-cell table:style-name="ce333"/>
          <table:table-cell table:style-name="ce333" office:value-type="string" calcext:value-type="string">
            <text:p>CMJ07</text:p>
          </table:table-cell>
          <table:table-cell table:style-name="ce32" office:value-type="float" office:value="1600441768" calcext:value-type="float">
            <text:p>1600441768</text:p>
          </table:table-cell>
          <table:table-cell table:style-name="ce361" office:value-type="string" calcext:value-type="string">
            <text:p>SANCHEZ PARRA <text:s/>WILSION PATRICO </text:p>
          </table:table-cell>
          <table:table-cell table:style-name="ce361" office:value-type="string" calcext:value-type="string">
            <text:p>UDSACMJ07</text:p>
          </table:table-cell>
          <table:table-cell table:style-name="ce385" office:value-type="string" calcext:value-type="string">
            <text:p>SANIDAD <text:s/>ANIMAL PEFA</text:p>
          </table:table-cell>
          <table:table-cell table:style-name="ce385"/>
          <table:table-cell/>
          <table:table-cell table:style-name="ce90" table:formula="of:=CONCATENATE(&quot;UPDATE g_estructura.funcionarios SET id_area = '&quot;;[.F118];&quot;' WHERE  identificador = '&quot;;[.D118];&quot;';&quot;)" office:value-type="string" office:string-value="UPDATE g_estructura.funcionarios SET id_area = 'UDSACMJ07' WHERE  identificador = '1600441768';" calcext:value-type="string">
            <text:p>UPDATE g_estructura.funcionarios SET id_area = 'UDSACMJ07' WHERE <text:s/>identificador = '1600441768';</text:p>
          </table:table-cell>
          <table:table-cell table:number-columns-repeated="1014"/>
        </table:table-row>
        <table:table-row table:style-name="ro4">
          <table:table-cell/>
          <table:covered-table-cell table:style-name="ce333"/>
          <table:table-cell table:style-name="ce333" office:value-type="string" calcext:value-type="string">
            <text:p>CMJ07</text:p>
          </table:table-cell>
          <table:table-cell table:style-name="ce32" office:value-type="float" office:value="1600441503" calcext:value-type="float">
            <text:p>1600441503</text:p>
          </table:table-cell>
          <table:table-cell table:style-name="ce361" office:value-type="string" calcext:value-type="string">
            <text:p>SILVA JARAMILLO <text:s/>JULIO ADRIAN</text:p>
          </table:table-cell>
          <table:table-cell table:style-name="ce361" office:value-type="string" calcext:value-type="string">
            <text:p>UDSACMJ07</text:p>
          </table:table-cell>
          <table:table-cell table:style-name="ce385" office:value-type="string" calcext:value-type="string">
            <text:p>SANIDAD ANIMAL PEFA</text:p>
          </table:table-cell>
          <table:table-cell table:style-name="ce385"/>
          <table:table-cell/>
          <table:table-cell table:style-name="ce90" table:formula="of:=CONCATENATE(&quot;UPDATE g_estructura.funcionarios SET id_area = '&quot;;[.F119];&quot;' WHERE  identificador = '&quot;;[.D119];&quot;';&quot;)" office:value-type="string" office:string-value="UPDATE g_estructura.funcionarios SET id_area = 'UDSACMJ07' WHERE  identificador = '1600441503';" calcext:value-type="string">
            <text:p>UPDATE g_estructura.funcionarios SET id_area = 'UDSACMJ07' WHERE <text:s/>identificador = '1600441503';</text:p>
          </table:table-cell>
          <table:table-cell table:number-columns-repeated="1014"/>
        </table:table-row>
        <table:table-row table:style-name="ro5">
          <table:table-cell/>
          <table:covered-table-cell table:style-name="ce332"/>
          <table:table-cell table:style-name="ce332" office:value-type="string" calcext:value-type="string">
            <text:p>CMJ07</text:p>
          </table:table-cell>
          <table:table-cell table:style-name="Default" table:number-columns-repeated="4"/>
          <table:table-cell table:style-name="ce394" office:value-type="string" calcext:value-type="string">
            <text:p>CMJ07</text:p>
          </table:table-cell>
          <table:table-cell table:style-name="ce85" office:value-type="string" calcext:value-type="string">
            <text:p>Responsable de Oficina</text:p>
          </table:table-cell>
          <table:table-cell table:style-name="ce90"/>
          <table:table-cell table:number-columns-repeated="1014"/>
        </table:table-row>
        <table:table-row table:style-name="ro3" table:number-rows-repeated="10484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ONA 4" table:style-name="ta4">
        <office:forms form:automatic-focus="false" form:apply-design-mode="false"/>
        <table:table-column table:style-name="co1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ce106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" table:number-columns-repeated="1013" table:default-cell-style-name="Default"/>
        <table:table-row table:style-name="ro3">
          <table:table-cell table:number-columns-repeated="1024"/>
        </table:table-row>
        <table:table-row table:style-name="ro11">
          <table:table-cell/>
          <table:table-cell table:style-name="ce92" office:value-type="string" calcext:value-type="string" table:number-columns-spanned="6" table:number-rows-spanned="1">
            <text:p>DIRECCIÓN DISTRITAL Y ARTICULACIÓN TERRITORIAL SANTO DOMINGO <text:s text:c="5"/>DDAT10</text:p>
          </table:table-cell>
          <table:covered-table-cell table:style-name="ce92"/>
          <table:covered-table-cell table:style-name="ce107"/>
          <table:covered-table-cell table:number-columns-repeated="2" table:style-name="ce121"/>
          <table:covered-table-cell table:style-name="ce300"/>
          <table:table-cell table:style-name="ce300"/>
          <table:table-cell table:number-columns-repeated="1016"/>
        </table:table-row>
        <table:table-row table:style-name="ro11">
          <table:table-cell/>
          <table:table-cell table:style-name="ce93" office:value-type="string" calcext:value-type="string">
            <text:p>OFICINA</text:p>
          </table:table-cell>
          <table:table-cell table:style-name="ce93"/>
          <table:table-cell table:style-name="ce108" office:value-type="string" calcext:value-type="string">
            <text:p>CEDULA</text:p>
          </table:table-cell>
          <table:table-cell table:style-name="ce122" office:value-type="string" calcext:value-type="string">
            <text:p>PERSONAL Y ÁREA</text:p>
          </table:table-cell>
          <table:table-cell table:style-name="ce122"/>
          <table:table-cell table:style-name="ce301" office:value-type="string" calcext:value-type="string">
            <text:p>AREA</text:p>
          </table:table-cell>
          <table:table-cell table:style-name="ce301"/>
          <table:table-cell table:number-columns-repeated="1016"/>
        </table:table-row>
        <table:table-row table:style-name="ro4">
          <table:table-cell/>
          <table:table-cell table:style-name="ce400" office:value-type="string" calcext:value-type="string" table:number-columns-spanned="1" table:number-rows-spanned="41">
            <text:p>Oficina Santo Domingo</text:p>
          </table:table-cell>
          <table:table-cell table:style-name="ce400" office:value-type="string" calcext:value-type="string">
            <text:p>OTSD</text:p>
          </table:table-cell>
          <table:table-cell table:style-name="ce404" office:value-type="float" office:value="1714565296" calcext:value-type="float">
            <text:p>1714565296</text:p>
          </table:table-cell>
          <table:table-cell table:style-name="ce43" office:value-type="string" calcext:value-type="string">
            <text:p>AGUILAR NARVAEZ LUZ JACQUELINE</text:p>
          </table:table-cell>
          <table:table-cell table:style-name="ce43" office:value-type="string" calcext:value-type="string">
            <text:p>UDATSASD</text:p>
          </table:table-cell>
          <table:table-cell table:style-name="ce302" office:value-type="string" calcext:value-type="string">
            <text:p>SANIDAD ANIMAL</text:p>
          </table:table-cell>
          <table:table-cell table:style-name="ce302"/>
          <table:table-cell/>
          <table:table-cell table:style-name="ce90" table:formula="of:=CONCATENATE(&quot;UPDATE g_estructura.funcionarios SET id_area = '&quot;;[.F4];&quot;' WHERE  identificador = '&quot;;[.D4];&quot;';&quot;)" office:value-type="string" office:string-value="UPDATE g_estructura.funcionarios SET id_area = 'UDATSASD' WHERE  identificador = '1714565296';" calcext:value-type="string">
            <text:p>UPDATE g_estructura.funcionarios SET id_area = 'UDATSASD' WHERE <text:s/>identificador = '1714565296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0" office:value-type="string" calcext:value-type="string">
            <text:p>OTSD</text:p>
          </table:table-cell>
          <table:table-cell table:style-name="ce405" office:value-type="float" office:value="1719789271" calcext:value-type="float">
            <text:p>1719789271</text:p>
          </table:table-cell>
          <table:table-cell table:style-name="ce44" office:value-type="string" calcext:value-type="string">
            <text:p>ARMIJOS ARMIJOS XIMENA ANDREA</text:p>
          </table:table-cell>
          <table:table-cell table:style-name="ce44" office:value-type="string" calcext:value-type="string">
            <text:p>UDATPGESD</text:p>
          </table:table-cell>
          <table:table-cell table:style-name="ce304" office:value-type="string" calcext:value-type="string">
            <text:p>PLANIFICACIÓN</text:p>
          </table:table-cell>
          <table:table-cell table:style-name="ce304"/>
          <table:table-cell/>
          <table:table-cell table:style-name="ce90" table:formula="of:=CONCATENATE(&quot;UPDATE g_estructura.funcionarios SET id_area = '&quot;;[.F5];&quot;' WHERE  identificador = '&quot;;[.D5];&quot;';&quot;)" office:value-type="string" office:string-value="UPDATE g_estructura.funcionarios SET id_area = 'UDATPGESD' WHERE  identificador = '1719789271';" calcext:value-type="string">
            <text:p>UPDATE g_estructura.funcionarios SET id_area = 'UDATPGESD' WHERE <text:s/>identificador = '1719789271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0" office:value-type="string" calcext:value-type="string">
            <text:p>OTSD</text:p>
          </table:table-cell>
          <table:table-cell table:style-name="ce405" office:value-type="string" calcext:value-type="string">
            <text:p>0401142989</text:p>
          </table:table-cell>
          <table:table-cell table:style-name="ce44" office:value-type="string" calcext:value-type="string">
            <text:p>BURBANO ESTRADA ROMMEL PATRICIO </text:p>
          </table:table-cell>
          <table:table-cell table:style-name="ce44" office:value-type="string" calcext:value-type="string">
            <text:p>UDATSASD</text:p>
          </table:table-cell>
          <table:table-cell table:style-name="ce304" office:value-type="string" calcext:value-type="string">
            <text:p>SANIDAD ANIMAL</text:p>
          </table:table-cell>
          <table:table-cell table:style-name="ce304"/>
          <table:table-cell/>
          <table:table-cell table:style-name="ce90" table:formula="of:=CONCATENATE(&quot;UPDATE g_estructura.funcionarios SET id_area = '&quot;;[.F6];&quot;' WHERE  identificador = '&quot;;[.D6];&quot;';&quot;)" office:value-type="string" office:string-value="UPDATE g_estructura.funcionarios SET id_area = 'UDATSASD' WHERE  identificador = '0401142989';" calcext:value-type="string">
            <text:p>UPDATE g_estructura.funcionarios SET id_area = 'UDATSASD' WHERE <text:s/>identificador = '0401142989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0" office:value-type="string" calcext:value-type="string">
            <text:p>OTSD</text:p>
          </table:table-cell>
          <table:table-cell table:style-name="ce405" office:value-type="float" office:value="1716094881" calcext:value-type="float">
            <text:p>1716094881</text:p>
          </table:table-cell>
          <table:table-cell table:style-name="ce44" office:value-type="string" calcext:value-type="string">
            <text:p>BURGOS ENRIQUEZ JEFFERSON ELIAS</text:p>
          </table:table-cell>
          <table:table-cell table:style-name="ce44" office:value-type="string" calcext:value-type="string">
            <text:p>UDATSASD</text:p>
          </table:table-cell>
          <table:table-cell table:style-name="ce304" office:value-type="string" calcext:value-type="string">
            <text:p>SANIDAD ANIMAL</text:p>
          </table:table-cell>
          <table:table-cell table:style-name="ce304"/>
          <table:table-cell/>
          <table:table-cell table:style-name="ce90" table:formula="of:=CONCATENATE(&quot;UPDATE g_estructura.funcionarios SET id_area = '&quot;;[.F7];&quot;' WHERE  identificador = '&quot;;[.D7];&quot;';&quot;)" office:value-type="string" office:string-value="UPDATE g_estructura.funcionarios SET id_area = 'UDATSASD' WHERE  identificador = '1716094881';" calcext:value-type="string">
            <text:p>UPDATE g_estructura.funcionarios SET id_area = 'UDATSASD' WHERE <text:s/>identificador = '1716094881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0" office:value-type="string" calcext:value-type="string">
            <text:p>OTSD</text:p>
          </table:table-cell>
          <table:table-cell table:style-name="ce405" office:value-type="float" office:value="1724853377" calcext:value-type="float">
            <text:p>1724853377</text:p>
          </table:table-cell>
          <table:table-cell table:style-name="ce44" office:value-type="string" calcext:value-type="string">
            <text:p>CAICEDO YELA JUAN VLADIMIR </text:p>
          </table:table-cell>
          <table:table-cell table:style-name="ce44" office:value-type="string" calcext:value-type="string">
            <text:p>UDATAFSD</text:p>
          </table:table-cell>
          <table:table-cell table:style-name="ce416" office:value-type="string" calcext:value-type="string">
            <text:p>TECNOLÓGICO (administrativo)</text:p>
          </table:table-cell>
          <table:table-cell table:style-name="ce304"/>
          <table:table-cell/>
          <table:table-cell table:style-name="ce90" table:formula="of:=CONCATENATE(&quot;UPDATE g_estructura.funcionarios SET id_area = '&quot;;[.F8];&quot;' WHERE  identificador = '&quot;;[.D8];&quot;';&quot;)" office:value-type="string" office:string-value="UPDATE g_estructura.funcionarios SET id_area = 'UDATAFSD' WHERE  identificador = '1724853377';" calcext:value-type="string">
            <text:p>UPDATE g_estructura.funcionarios SET id_area = 'UDATAFSD' WHERE <text:s/>identificador = '1724853377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0" office:value-type="string" calcext:value-type="string">
            <text:p>OTSD</text:p>
          </table:table-cell>
          <table:table-cell table:style-name="ce405" office:value-type="float" office:value="1714416284" calcext:value-type="float">
            <text:p>1714416284</text:p>
          </table:table-cell>
          <table:table-cell table:style-name="ce45" office:value-type="string" calcext:value-type="string">
            <text:p>CALI GUZMAN MILTON WILFRIDO</text:p>
          </table:table-cell>
          <table:table-cell table:style-name="ce45" office:value-type="string" calcext:value-type="string">
            <text:p>DDAT10</text:p>
          </table:table-cell>
          <table:table-cell table:style-name="ce304" office:value-type="string" calcext:value-type="string">
            <text:p>DIRECCIÓN DISTRITAL</text:p>
          </table:table-cell>
          <table:table-cell table:style-name="ce304" office:value-type="string" calcext:value-type="string">
            <text:p>DDAT10</text:p>
          </table:table-cell>
          <table:table-cell table:style-name="ce85" office:value-type="string" calcext:value-type="string">
            <text:p>RESPONSABLE DISTRITAL </text:p>
          </table:table-cell>
          <table:table-cell table:style-name="ce90" table:formula="of:=CONCATENATE(&quot;UPDATE g_estructura.funcionarios SET id_area = '&quot;;[.F9];&quot;' WHERE  identificador = '&quot;;[.D9];&quot;';&quot;)" office:value-type="string" office:string-value="UPDATE g_estructura.funcionarios SET id_area = 'DDAT10' WHERE  identificador = '1714416284';" calcext:value-type="string">
            <text:p>UPDATE g_estructura.funcionarios SET id_area = 'DDAT10' WHERE <text:s/>identificador = '1714416284';</text:p>
          </table:table-cell>
          <table:table-cell/>
          <table:table-cell table:style-name="ce90" table:formula="of:=CONCATENATE(&quot;INSERT INTO g_estructura.responsables(id_area, identificador, prioridad, responsable, activo, estado) values ('&quot;;[.H9];&quot;','&quot;;[.D9];&quot;',1,true,1,1);&quot;)" office:value-type="string" office:string-value="INSERT INTO g_estructura.responsables(id_area, identificador, prioridad, responsable, activo, estado) values ('DDAT10','1714416284',1,true,1,1);" calcext:value-type="string">
            <text:p>INSERT INTO g_estructura.responsables(id_area, identificador, prioridad, responsable, activo, estado) values ('DDAT10','1714416284',1,true,1,1);</text:p>
          </table:table-cell>
          <table:table-cell table:number-columns-repeated="1012"/>
        </table:table-row>
        <table:table-row table:style-name="ro4">
          <table:table-cell/>
          <table:covered-table-cell table:style-name="ce401"/>
          <table:table-cell table:style-name="ce400" office:value-type="string" calcext:value-type="string">
            <text:p>OTSD</text:p>
          </table:table-cell>
          <table:table-cell table:style-name="ce405" office:value-type="float" office:value="1721807616" calcext:value-type="float">
            <text:p>1721807616</text:p>
          </table:table-cell>
          <table:table-cell table:style-name="ce44" office:value-type="string" calcext:value-type="string">
            <text:p>CAMINO LOOR KATTY PAOLA </text:p>
          </table:table-cell>
          <table:table-cell table:style-name="ce44" office:value-type="string" calcext:value-type="string">
            <text:p>UDATLSD</text:p>
          </table:table-cell>
          <table:table-cell table:style-name="ce304" office:value-type="string" calcext:value-type="string">
            <text:p>LABORATORIO</text:p>
          </table:table-cell>
          <table:table-cell table:style-name="ce304"/>
          <table:table-cell/>
          <table:table-cell table:style-name="ce90" table:formula="of:=CONCATENATE(&quot;UPDATE g_estructura.funcionarios SET id_area = '&quot;;[.F10];&quot;' WHERE  identificador = '&quot;;[.D10];&quot;';&quot;)" office:value-type="string" office:string-value="UPDATE g_estructura.funcionarios SET id_area = 'UDATLSD' WHERE  identificador = '1721807616';" calcext:value-type="string">
            <text:p>UPDATE g_estructura.funcionarios SET id_area = 'UDATLSD' WHERE <text:s/>identificador = '1721807616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0" office:value-type="string" calcext:value-type="string">
            <text:p>OTSD</text:p>
          </table:table-cell>
          <table:table-cell table:style-name="ce405" office:value-type="float" office:value="1724133812" calcext:value-type="float">
            <text:p>1724133812</text:p>
          </table:table-cell>
          <table:table-cell table:style-name="ce44" office:value-type="string" calcext:value-type="string">
            <text:p>CARDENAS ZAMBRANO JOHANA CRISTINA</text:p>
          </table:table-cell>
          <table:table-cell table:style-name="ce44" office:value-type="string" calcext:value-type="string">
            <text:p>UDATSVSD</text:p>
          </table:table-cell>
          <table:table-cell table:style-name="ce304" office:value-type="string" calcext:value-type="string">
            <text:p>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11];&quot;' WHERE  identificador = '&quot;;[.D11];&quot;';&quot;)" office:value-type="string" office:string-value="UPDATE g_estructura.funcionarios SET id_area = 'UDATSVSD' WHERE  identificador = '1724133812';" calcext:value-type="string">
            <text:p>UPDATE g_estructura.funcionarios SET id_area = 'UDATSVSD' WHERE <text:s/>identificador = '1724133812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0" office:value-type="string" calcext:value-type="string">
            <text:p>OTSD</text:p>
          </table:table-cell>
          <table:table-cell table:style-name="ce405" office:value-type="float" office:value="1719787648" calcext:value-type="float">
            <text:p>1719787648</text:p>
          </table:table-cell>
          <table:table-cell table:style-name="ce44" office:value-type="string" calcext:value-type="string">
            <text:p>CEDEÑO CELORIO MARCO EDISON </text:p>
          </table:table-cell>
          <table:table-cell table:style-name="ce44" office:value-type="string" calcext:value-type="string">
            <text:p>UDATLSD</text:p>
          </table:table-cell>
          <table:table-cell table:style-name="ce304" office:value-type="string" calcext:value-type="string">
            <text:p>LABORATORIO</text:p>
          </table:table-cell>
          <table:table-cell table:style-name="ce304"/>
          <table:table-cell/>
          <table:table-cell table:style-name="ce90" table:formula="of:=CONCATENATE(&quot;UPDATE g_estructura.funcionarios SET id_area = '&quot;;[.F12];&quot;' WHERE  identificador = '&quot;;[.D12];&quot;';&quot;)" office:value-type="string" office:string-value="UPDATE g_estructura.funcionarios SET id_area = 'UDATLSD' WHERE  identificador = '1719787648';" calcext:value-type="string">
            <text:p>UPDATE g_estructura.funcionarios SET id_area = 'UDATLSD' WHERE <text:s/>identificador = '1719787648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0" office:value-type="string" calcext:value-type="string">
            <text:p>OTSD</text:p>
          </table:table-cell>
          <table:table-cell table:style-name="ce405" office:value-type="float" office:value="1719726752" calcext:value-type="float">
            <text:p>1719726752</text:p>
          </table:table-cell>
          <table:table-cell table:style-name="ce44" office:value-type="string" calcext:value-type="string">
            <text:p>CENTENO VERA FRANCISCO JAVIER</text:p>
          </table:table-cell>
          <table:table-cell table:style-name="ce44" office:value-type="string" calcext:value-type="string">
            <text:p>UDATSVSD</text:p>
          </table:table-cell>
          <table:table-cell table:style-name="ce304" office:value-type="string" calcext:value-type="string">
            <text:p>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13];&quot;' WHERE  identificador = '&quot;;[.D13];&quot;';&quot;)" office:value-type="string" office:string-value="UPDATE g_estructura.funcionarios SET id_area = 'UDATSVSD' WHERE  identificador = '1719726752';" calcext:value-type="string">
            <text:p>UPDATE g_estructura.funcionarios SET id_area = 'UDATSVSD' WHERE <text:s/>identificador = '1719726752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0" office:value-type="string" calcext:value-type="string">
            <text:p>OTSD</text:p>
          </table:table-cell>
          <table:table-cell table:style-name="ce405" office:value-type="float" office:value="1723206338" calcext:value-type="float">
            <text:p>1723206338</text:p>
          </table:table-cell>
          <table:table-cell table:style-name="ce44" office:value-type="string" calcext:value-type="string">
            <text:p>CHAPILLIQUIN TORRES LAURA MARIELA</text:p>
          </table:table-cell>
          <table:table-cell table:style-name="ce44" office:value-type="string" calcext:value-type="string">
            <text:p>UDATAFSD</text:p>
          </table:table-cell>
          <table:table-cell table:style-name="ce416" office:value-type="string" calcext:value-type="string">
            <text:p>TALENTO HUMANO (administrativo)</text:p>
          </table:table-cell>
          <table:table-cell table:style-name="ce304"/>
          <table:table-cell/>
          <table:table-cell table:style-name="ce90" table:formula="of:=CONCATENATE(&quot;UPDATE g_estructura.funcionarios SET id_area = '&quot;;[.F14];&quot;' WHERE  identificador = '&quot;;[.D14];&quot;';&quot;)" office:value-type="string" office:string-value="UPDATE g_estructura.funcionarios SET id_area = 'UDATAFSD' WHERE  identificador = '1723206338';" calcext:value-type="string">
            <text:p>UPDATE g_estructura.funcionarios SET id_area = 'UDATAFSD' WHERE <text:s/>identificador = '1723206338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0" office:value-type="string" calcext:value-type="string">
            <text:p>OTSD</text:p>
          </table:table-cell>
          <table:table-cell table:style-name="ce405" office:value-type="float" office:value="1719786269" calcext:value-type="float">
            <text:p>1719786269</text:p>
          </table:table-cell>
          <table:table-cell table:style-name="ce44" office:value-type="string" calcext:value-type="string">
            <text:p>CHUQUIRIMA CEDEÑO MONICA MARILU </text:p>
          </table:table-cell>
          <table:table-cell table:style-name="ce44" office:value-type="string" calcext:value-type="string">
            <text:p>UDATAFSD</text:p>
          </table:table-cell>
          <table:table-cell table:style-name="ce304" office:value-type="string" calcext:value-type="string">
            <text:p>ADMINISTRATIVA - FINANCIERO</text:p>
          </table:table-cell>
          <table:table-cell table:style-name="ce304"/>
          <table:table-cell/>
          <table:table-cell table:style-name="ce90" table:formula="of:=CONCATENATE(&quot;UPDATE g_estructura.funcionarios SET id_area = '&quot;;[.F15];&quot;' WHERE  identificador = '&quot;;[.D15];&quot;';&quot;)" office:value-type="string" office:string-value="UPDATE g_estructura.funcionarios SET id_area = 'UDATAFSD' WHERE  identificador = '1719786269';" calcext:value-type="string">
            <text:p>UPDATE g_estructura.funcionarios SET id_area = 'UDATAFSD' WHERE <text:s/>identificador = '1719786269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0" office:value-type="string" calcext:value-type="string">
            <text:p>OTSD</text:p>
          </table:table-cell>
          <table:table-cell table:style-name="ce405" office:value-type="float" office:value="1305679589" calcext:value-type="float">
            <text:p>1305679589</text:p>
          </table:table-cell>
          <table:table-cell table:style-name="ce44" office:value-type="string" calcext:value-type="string">
            <text:p>DEMERA VERA GINA MARIELA </text:p>
          </table:table-cell>
          <table:table-cell table:style-name="ce44" office:value-type="string" calcext:value-type="string">
            <text:p>UDATAFSD</text:p>
          </table:table-cell>
          <table:table-cell table:style-name="ce304" office:value-type="string" calcext:value-type="string">
            <text:p>ADMINISTRATIVA - FINANCIERO</text:p>
          </table:table-cell>
          <table:table-cell table:style-name="ce304"/>
          <table:table-cell/>
          <table:table-cell table:style-name="ce90" table:formula="of:=CONCATENATE(&quot;UPDATE g_estructura.funcionarios SET id_area = '&quot;;[.F16];&quot;' WHERE  identificador = '&quot;;[.D16];&quot;';&quot;)" office:value-type="string" office:string-value="UPDATE g_estructura.funcionarios SET id_area = 'UDATAFSD' WHERE  identificador = '1305679589';" calcext:value-type="string">
            <text:p>UPDATE g_estructura.funcionarios SET id_area = 'UDATAFSD' WHERE <text:s/>identificador = '1305679589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0" office:value-type="string" calcext:value-type="string">
            <text:p>OTSD</text:p>
          </table:table-cell>
          <table:table-cell table:style-name="ce405" office:value-type="float" office:value="1712662202" calcext:value-type="float">
            <text:p>1712662202</text:p>
          </table:table-cell>
          <table:table-cell table:style-name="ce44" office:value-type="string" calcext:value-type="string">
            <text:p>GOMEZ MOROCHO EDGAR PATRICIO</text:p>
          </table:table-cell>
          <table:table-cell table:style-name="ce44" office:value-type="string" calcext:value-type="string">
            <text:p>UDATSVSD</text:p>
          </table:table-cell>
          <table:table-cell table:style-name="ce304" office:value-type="string" calcext:value-type="string">
            <text:p>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17];&quot;' WHERE  identificador = '&quot;;[.D17];&quot;';&quot;)" office:value-type="string" office:string-value="UPDATE g_estructura.funcionarios SET id_area = 'UDATSVSD' WHERE  identificador = '1712662202';" calcext:value-type="string">
            <text:p>UPDATE g_estructura.funcionarios SET id_area = 'UDATSVSD' WHERE <text:s/>identificador = '1712662202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0" office:value-type="string" calcext:value-type="string">
            <text:p>OTSD</text:p>
          </table:table-cell>
          <table:table-cell table:style-name="ce405" office:value-type="float" office:value="1719807578" calcext:value-type="float">
            <text:p>1719807578</text:p>
          </table:table-cell>
          <table:table-cell table:style-name="ce44" office:value-type="string" calcext:value-type="string">
            <text:p>GUALPA MEJIA FRANKLIN OSWALDO</text:p>
          </table:table-cell>
          <table:table-cell table:style-name="ce44" office:value-type="string" calcext:value-type="string">
            <text:p>UDATSASD</text:p>
          </table:table-cell>
          <table:table-cell table:style-name="ce304" office:value-type="string" calcext:value-type="string">
            <text:p>SANIDAD ANIMAL</text:p>
          </table:table-cell>
          <table:table-cell table:style-name="ce304"/>
          <table:table-cell/>
          <table:table-cell table:style-name="ce90" table:formula="of:=CONCATENATE(&quot;UPDATE g_estructura.funcionarios SET id_area = '&quot;;[.F18];&quot;' WHERE  identificador = '&quot;;[.D18];&quot;';&quot;)" office:value-type="string" office:string-value="UPDATE g_estructura.funcionarios SET id_area = 'UDATSASD' WHERE  identificador = '1719807578';" calcext:value-type="string">
            <text:p>UPDATE g_estructura.funcionarios SET id_area = 'UDATSASD' WHERE <text:s/>identificador = '1719807578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0" office:value-type="string" calcext:value-type="string">
            <text:p>OTSD</text:p>
          </table:table-cell>
          <table:table-cell table:style-name="ce405" office:value-type="float" office:value="1721456380" calcext:value-type="float">
            <text:p>1721456380</text:p>
          </table:table-cell>
          <table:table-cell table:style-name="ce44" office:value-type="string" calcext:value-type="string">
            <text:p>GUTIERREZ VERDEZOTO FREDY EDISON</text:p>
          </table:table-cell>
          <table:table-cell table:style-name="ce44" office:value-type="string" calcext:value-type="string">
            <text:p>UDATSASD</text:p>
          </table:table-cell>
          <table:table-cell table:style-name="ce304" office:value-type="string" calcext:value-type="string">
            <text:p>SANIDAD ANIMAL</text:p>
          </table:table-cell>
          <table:table-cell table:style-name="ce304"/>
          <table:table-cell/>
          <table:table-cell table:style-name="ce90" table:formula="of:=CONCATENATE(&quot;UPDATE g_estructura.funcionarios SET id_area = '&quot;;[.F19];&quot;' WHERE  identificador = '&quot;;[.D19];&quot;';&quot;)" office:value-type="string" office:string-value="UPDATE g_estructura.funcionarios SET id_area = 'UDATSASD' WHERE  identificador = '1721456380';" calcext:value-type="string">
            <text:p>UPDATE g_estructura.funcionarios SET id_area = 'UDATSASD' WHERE <text:s/>identificador = '1721456380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0" office:value-type="string" calcext:value-type="string">
            <text:p>OTSD</text:p>
          </table:table-cell>
          <table:table-cell table:style-name="ce405" office:value-type="string" calcext:value-type="string">
            <text:p>0917306748</text:p>
          </table:table-cell>
          <table:table-cell table:style-name="ce44" office:value-type="string" calcext:value-type="string">
            <text:p>JAIME SOLEDISPA CESAR RICARDO</text:p>
          </table:table-cell>
          <table:table-cell table:style-name="ce44" office:value-type="string" calcext:value-type="string">
            <text:p>UDATAFSD</text:p>
          </table:table-cell>
          <table:table-cell table:style-name="ce304" office:value-type="string" calcext:value-type="string">
            <text:p>ADMINISTRATIVA - FINANCIERO</text:p>
          </table:table-cell>
          <table:table-cell table:style-name="ce304"/>
          <table:table-cell/>
          <table:table-cell table:style-name="ce90" table:formula="of:=CONCATENATE(&quot;UPDATE g_estructura.funcionarios SET id_area = '&quot;;[.F20];&quot;' WHERE  identificador = '&quot;;[.D20];&quot;';&quot;)" office:value-type="string" office:string-value="UPDATE g_estructura.funcionarios SET id_area = 'UDATAFSD' WHERE  identificador = '0917306748';" calcext:value-type="string">
            <text:p>UPDATE g_estructura.funcionarios SET id_area = 'UDATAFSD' WHERE <text:s/>identificador = '0917306748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0" office:value-type="string" calcext:value-type="string">
            <text:p>OTSD</text:p>
          </table:table-cell>
          <table:table-cell table:style-name="ce405" office:value-type="float" office:value="1721450516" calcext:value-type="float">
            <text:p>1721450516</text:p>
          </table:table-cell>
          <table:table-cell table:style-name="ce44" office:value-type="string" calcext:value-type="string">
            <text:p>MARTINEZ CHAVEZ FRANKLIN BYRON</text:p>
          </table:table-cell>
          <table:table-cell table:style-name="ce44" office:value-type="string" calcext:value-type="string">
            <text:p>UDATSASD</text:p>
          </table:table-cell>
          <table:table-cell table:style-name="ce304" office:value-type="string" calcext:value-type="string">
            <text:p>SANIDAD ANIMAL</text:p>
          </table:table-cell>
          <table:table-cell table:style-name="ce304"/>
          <table:table-cell/>
          <table:table-cell table:style-name="ce90" table:formula="of:=CONCATENATE(&quot;UPDATE g_estructura.funcionarios SET id_area = '&quot;;[.F21];&quot;' WHERE  identificador = '&quot;;[.D21];&quot;';&quot;)" office:value-type="string" office:string-value="UPDATE g_estructura.funcionarios SET id_area = 'UDATSASD' WHERE  identificador = '1721450516';" calcext:value-type="string">
            <text:p>UPDATE g_estructura.funcionarios SET id_area = 'UDATSASD' WHERE <text:s/>identificador = '1721450516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0" office:value-type="string" calcext:value-type="string">
            <text:p>OTSD</text:p>
          </table:table-cell>
          <table:table-cell table:style-name="ce405" office:value-type="float" office:value="1720514577" calcext:value-type="float">
            <text:p>1720514577</text:p>
          </table:table-cell>
          <table:table-cell table:style-name="ce44" office:value-type="string" calcext:value-type="string">
            <text:p>MENDOZA MUÑOZ ADRIANA CECILIA</text:p>
          </table:table-cell>
          <table:table-cell table:style-name="ce44" office:value-type="string" calcext:value-type="string">
            <text:p>UDATAFSD</text:p>
          </table:table-cell>
          <table:table-cell table:style-name="ce304" office:value-type="string" calcext:value-type="string">
            <text:p>ADMINISTRATIVA - FINANCIERO</text:p>
          </table:table-cell>
          <table:table-cell table:style-name="ce304"/>
          <table:table-cell/>
          <table:table-cell table:style-name="ce90" table:formula="of:=CONCATENATE(&quot;UPDATE g_estructura.funcionarios SET id_area = '&quot;;[.F22];&quot;' WHERE  identificador = '&quot;;[.D22];&quot;';&quot;)" office:value-type="string" office:string-value="UPDATE g_estructura.funcionarios SET id_area = 'UDATAFSD' WHERE  identificador = '1720514577';" calcext:value-type="string">
            <text:p>UPDATE g_estructura.funcionarios SET id_area = 'UDATAFSD' WHERE <text:s/>identificador = '1720514577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0" office:value-type="string" calcext:value-type="string">
            <text:p>OTSD</text:p>
          </table:table-cell>
          <table:table-cell table:style-name="ce405" office:value-type="float" office:value="1716852593" calcext:value-type="float">
            <text:p>1716852593</text:p>
          </table:table-cell>
          <table:table-cell table:style-name="ce44" office:value-type="string" calcext:value-type="string">
            <text:p>MENDOZA ZAMBRANO BYRON RODRIGO</text:p>
          </table:table-cell>
          <table:table-cell table:style-name="ce44" office:value-type="string" calcext:value-type="string">
            <text:p>UDATSASD</text:p>
          </table:table-cell>
          <table:table-cell table:style-name="ce304" office:value-type="string" calcext:value-type="string">
            <text:p>SANIDAD ANIMAL</text:p>
          </table:table-cell>
          <table:table-cell table:style-name="ce304"/>
          <table:table-cell/>
          <table:table-cell table:style-name="ce90" table:formula="of:=CONCATENATE(&quot;UPDATE g_estructura.funcionarios SET id_area = '&quot;;[.F23];&quot;' WHERE  identificador = '&quot;;[.D23];&quot;';&quot;)" office:value-type="string" office:string-value="UPDATE g_estructura.funcionarios SET id_area = 'UDATSASD' WHERE  identificador = '1716852593';" calcext:value-type="string">
            <text:p>UPDATE g_estructura.funcionarios SET id_area = 'UDATSASD' WHERE <text:s/>identificador = '1716852593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0" office:value-type="string" calcext:value-type="string">
            <text:p>OTSD</text:p>
          </table:table-cell>
          <table:table-cell table:style-name="ce405" office:value-type="float" office:value="1712884145" calcext:value-type="float">
            <text:p>1712884145</text:p>
          </table:table-cell>
          <table:table-cell table:style-name="ce44" office:value-type="string" calcext:value-type="string">
            <text:p>MONTENEGRO PEREZ OSCAR VINICIO</text:p>
          </table:table-cell>
          <table:table-cell table:style-name="ce44" office:value-type="string" calcext:value-type="string">
            <text:p>UDATLSD</text:p>
          </table:table-cell>
          <table:table-cell table:style-name="ce304" office:value-type="string" calcext:value-type="string">
            <text:p>LABORATORIO</text:p>
          </table:table-cell>
          <table:table-cell table:style-name="ce304"/>
          <table:table-cell/>
          <table:table-cell table:style-name="ce90" table:formula="of:=CONCATENATE(&quot;UPDATE g_estructura.funcionarios SET id_area = '&quot;;[.F24];&quot;' WHERE  identificador = '&quot;;[.D24];&quot;';&quot;)" office:value-type="string" office:string-value="UPDATE g_estructura.funcionarios SET id_area = 'UDATLSD' WHERE  identificador = '1712884145';" calcext:value-type="string">
            <text:p>UPDATE g_estructura.funcionarios SET id_area = 'UDATLSD' WHERE <text:s/>identificador = '1712884145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0" office:value-type="string" calcext:value-type="string">
            <text:p>OTSD</text:p>
          </table:table-cell>
          <table:table-cell table:style-name="ce405" office:value-type="float" office:value="1725705295" calcext:value-type="float">
            <text:p>1725705295</text:p>
          </table:table-cell>
          <table:table-cell table:style-name="ce44" office:value-type="string" calcext:value-type="string">
            <text:p>MORENO HERRERA DAVID ROLANDO </text:p>
          </table:table-cell>
          <table:table-cell table:style-name="ce44" office:value-type="string" calcext:value-type="string">
            <text:p>UDATRIASD</text:p>
          </table:table-cell>
          <table:table-cell table:style-name="ce304" office:value-type="string" calcext:value-type="string">
            <text:p>REGISTRO DE INSUMOS AGROPECUARIOS</text:p>
          </table:table-cell>
          <table:table-cell table:style-name="ce304"/>
          <table:table-cell/>
          <table:table-cell table:style-name="ce90" table:formula="of:=CONCATENATE(&quot;UPDATE g_estructura.funcionarios SET id_area = '&quot;;[.F25];&quot;' WHERE  identificador = '&quot;;[.D25];&quot;';&quot;)" office:value-type="string" office:string-value="UPDATE g_estructura.funcionarios SET id_area = 'UDATRIASD' WHERE  identificador = '1725705295';" calcext:value-type="string">
            <text:p>UPDATE g_estructura.funcionarios SET id_area = 'UDATRIASD' WHERE <text:s/>identificador = '1725705295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0" office:value-type="string" calcext:value-type="string">
            <text:p>OTSD</text:p>
          </table:table-cell>
          <table:table-cell table:style-name="ce405" office:value-type="float" office:value="1716480429" calcext:value-type="float">
            <text:p>1716480429</text:p>
          </table:table-cell>
          <table:table-cell table:style-name="ce44" office:value-type="string" calcext:value-type="string">
            <text:p>ORTIZ VILLACIS LUIS RICARDO</text:p>
          </table:table-cell>
          <table:table-cell table:style-name="ce44" office:value-type="string" calcext:value-type="string">
            <text:p>UDATIASD</text:p>
          </table:table-cell>
          <table:table-cell table:style-name="ce304" office:value-type="string" calcext:value-type="string">
            <text:p>INOCUIDAD DE ALIMENTOS</text:p>
          </table:table-cell>
          <table:table-cell table:style-name="ce304"/>
          <table:table-cell/>
          <table:table-cell table:style-name="ce90" table:formula="of:=CONCATENATE(&quot;UPDATE g_estructura.funcionarios SET id_area = '&quot;;[.F26];&quot;' WHERE  identificador = '&quot;;[.D26];&quot;';&quot;)" office:value-type="string" office:string-value="UPDATE g_estructura.funcionarios SET id_area = 'UDATIASD' WHERE  identificador = '1716480429';" calcext:value-type="string">
            <text:p>UPDATE g_estructura.funcionarios SET id_area = 'UDATIASD' WHERE <text:s/>identificador = '1716480429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0" office:value-type="string" calcext:value-type="string">
            <text:p>OTSD</text:p>
          </table:table-cell>
          <table:table-cell table:style-name="ce405" office:value-type="float" office:value="1711202463" calcext:value-type="float">
            <text:p>1711202463</text:p>
          </table:table-cell>
          <table:table-cell table:style-name="ce44" office:value-type="string" calcext:value-type="string">
            <text:p>PARRA GUAMAN ALEXANDRA PATRICIA</text:p>
          </table:table-cell>
          <table:table-cell table:style-name="ce44" office:value-type="string" calcext:value-type="string">
            <text:p>UDATAFSD</text:p>
          </table:table-cell>
          <table:table-cell table:style-name="ce304" office:value-type="string" calcext:value-type="string">
            <text:p>ADMINISTRATIVA - FINANCIERO</text:p>
          </table:table-cell>
          <table:table-cell table:style-name="ce304"/>
          <table:table-cell/>
          <table:table-cell table:style-name="ce90" table:formula="of:=CONCATENATE(&quot;UPDATE g_estructura.funcionarios SET id_area = '&quot;;[.F27];&quot;' WHERE  identificador = '&quot;;[.D27];&quot;';&quot;)" office:value-type="string" office:string-value="UPDATE g_estructura.funcionarios SET id_area = 'UDATAFSD' WHERE  identificador = '1711202463';" calcext:value-type="string">
            <text:p>UPDATE g_estructura.funcionarios SET id_area = 'UDATAFSD' WHERE <text:s/>identificador = '1711202463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0" office:value-type="string" calcext:value-type="string">
            <text:p>OTSD</text:p>
          </table:table-cell>
          <table:table-cell table:style-name="ce405" office:value-type="float" office:value="1715999676" calcext:value-type="float">
            <text:p>1715999676</text:p>
          </table:table-cell>
          <table:table-cell table:style-name="ce44" office:value-type="string" calcext:value-type="string">
            <text:p>PARRA GUAMAN CARLOS ALEJANDRO</text:p>
          </table:table-cell>
          <table:table-cell table:style-name="ce44" office:value-type="string" calcext:value-type="string">
            <text:p>UDATSASD</text:p>
          </table:table-cell>
          <table:table-cell table:style-name="ce304" office:value-type="string" calcext:value-type="string">
            <text:p>SANIDAD ANIMAL</text:p>
          </table:table-cell>
          <table:table-cell table:style-name="ce304"/>
          <table:table-cell/>
          <table:table-cell table:style-name="ce90" table:formula="of:=CONCATENATE(&quot;UPDATE g_estructura.funcionarios SET id_area = '&quot;;[.F28];&quot;' WHERE  identificador = '&quot;;[.D28];&quot;';&quot;)" office:value-type="string" office:string-value="UPDATE g_estructura.funcionarios SET id_area = 'UDATSASD' WHERE  identificador = '1715999676';" calcext:value-type="string">
            <text:p>UPDATE g_estructura.funcionarios SET id_area = 'UDATSASD' WHERE <text:s/>identificador = '1715999676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0" office:value-type="string" calcext:value-type="string">
            <text:p>OTSD</text:p>
          </table:table-cell>
          <table:table-cell table:style-name="ce405" office:value-type="string" calcext:value-type="string">
            <text:p>0703635664</text:p>
          </table:table-cell>
          <table:table-cell table:style-name="ce44" office:value-type="string" calcext:value-type="string">
            <text:p>PIEDRA GONZALEZ JORGE VICENTE</text:p>
          </table:table-cell>
          <table:table-cell table:style-name="ce44" office:value-type="string" calcext:value-type="string">
            <text:p>UDATSASD</text:p>
          </table:table-cell>
          <table:table-cell table:style-name="ce304" office:value-type="string" calcext:value-type="string">
            <text:p>SANIDAD ANIMAL</text:p>
          </table:table-cell>
          <table:table-cell table:style-name="ce304"/>
          <table:table-cell/>
          <table:table-cell table:style-name="ce90" table:formula="of:=CONCATENATE(&quot;UPDATE g_estructura.funcionarios SET id_area = '&quot;;[.F29];&quot;' WHERE  identificador = '&quot;;[.D29];&quot;';&quot;)" office:value-type="string" office:string-value="UPDATE g_estructura.funcionarios SET id_area = 'UDATSASD' WHERE  identificador = '0703635664';" calcext:value-type="string">
            <text:p>UPDATE g_estructura.funcionarios SET id_area = 'UDATSASD' WHERE <text:s/>identificador = '0703635664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0" office:value-type="string" calcext:value-type="string">
            <text:p>OTSD</text:p>
          </table:table-cell>
          <table:table-cell table:style-name="ce405" office:value-type="float" office:value="1718143082" calcext:value-type="float">
            <text:p>1718143082</text:p>
          </table:table-cell>
          <table:table-cell table:style-name="ce44" office:value-type="string" calcext:value-type="string">
            <text:p>RAMIREZ GRANDA EDINSON YASMANI </text:p>
          </table:table-cell>
          <table:table-cell table:style-name="ce44" office:value-type="string" calcext:value-type="string">
            <text:p>UDATIASD</text:p>
          </table:table-cell>
          <table:table-cell table:style-name="ce304" office:value-type="string" calcext:value-type="string">
            <text:p>INOCUIDAD DE ALIMENTOS</text:p>
          </table:table-cell>
          <table:table-cell table:style-name="ce304"/>
          <table:table-cell/>
          <table:table-cell table:style-name="ce90" table:formula="of:=CONCATENATE(&quot;UPDATE g_estructura.funcionarios SET id_area = '&quot;;[.F30];&quot;' WHERE  identificador = '&quot;;[.D30];&quot;';&quot;)" office:value-type="string" office:string-value="UPDATE g_estructura.funcionarios SET id_area = 'UDATIASD' WHERE  identificador = '1718143082';" calcext:value-type="string">
            <text:p>UPDATE g_estructura.funcionarios SET id_area = 'UDATIASD' WHERE <text:s/>identificador = '1718143082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0" office:value-type="string" calcext:value-type="string">
            <text:p>OTSD</text:p>
          </table:table-cell>
          <table:table-cell table:style-name="ce405" office:value-type="float" office:value="1717242323" calcext:value-type="float">
            <text:p>1717242323</text:p>
          </table:table-cell>
          <table:table-cell table:style-name="ce44" office:value-type="string" calcext:value-type="string">
            <text:p>RAMIREZ SILVA CRISTHIAN STALIN</text:p>
          </table:table-cell>
          <table:table-cell table:style-name="ce44" office:value-type="string" calcext:value-type="string">
            <text:p>UDATAFSD</text:p>
          </table:table-cell>
          <table:table-cell table:style-name="ce304" office:value-type="string" calcext:value-type="string">
            <text:p>ADMINISTRATIVA - FINANCIERO</text:p>
          </table:table-cell>
          <table:table-cell table:style-name="ce304"/>
          <table:table-cell/>
          <table:table-cell table:style-name="ce90" table:formula="of:=CONCATENATE(&quot;UPDATE g_estructura.funcionarios SET id_area = '&quot;;[.F31];&quot;' WHERE  identificador = '&quot;;[.D31];&quot;';&quot;)" office:value-type="string" office:string-value="UPDATE g_estructura.funcionarios SET id_area = 'UDATAFSD' WHERE  identificador = '1717242323';" calcext:value-type="string">
            <text:p>UPDATE g_estructura.funcionarios SET id_area = 'UDATAFSD' WHERE <text:s/>identificador = '1717242323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0" office:value-type="string" calcext:value-type="string">
            <text:p>OTSD</text:p>
          </table:table-cell>
          <table:table-cell table:style-name="ce405" office:value-type="float" office:value="2300257942" calcext:value-type="float">
            <text:p>2300257942</text:p>
          </table:table-cell>
          <table:table-cell table:style-name="ce44" office:value-type="string" calcext:value-type="string">
            <text:p>REYES ZAMBRANO VALERIA ESTEFANIA</text:p>
          </table:table-cell>
          <table:table-cell table:style-name="ce44" office:value-type="string" calcext:value-type="string">
            <text:p>UDATAFSD</text:p>
          </table:table-cell>
          <table:table-cell table:style-name="ce304" office:value-type="string" calcext:value-type="string">
            <text:p>ADMINISTRATIVA - FINANCIERO</text:p>
          </table:table-cell>
          <table:table-cell table:style-name="ce304"/>
          <table:table-cell/>
          <table:table-cell table:style-name="ce90" table:formula="of:=CONCATENATE(&quot;UPDATE g_estructura.funcionarios SET id_area = '&quot;;[.F32];&quot;' WHERE  identificador = '&quot;;[.D32];&quot;';&quot;)" office:value-type="string" office:string-value="UPDATE g_estructura.funcionarios SET id_area = 'UDATAFSD' WHERE  identificador = '2300257942';" calcext:value-type="string">
            <text:p>UPDATE g_estructura.funcionarios SET id_area = 'UDATAFSD' WHERE <text:s/>identificador = '2300257942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0" office:value-type="string" calcext:value-type="string">
            <text:p>OTSD</text:p>
          </table:table-cell>
          <table:table-cell table:style-name="ce405" office:value-type="float" office:value="1717451155" calcext:value-type="float">
            <text:p>1717451155</text:p>
          </table:table-cell>
          <table:table-cell table:style-name="ce44" office:value-type="string" calcext:value-type="string">
            <text:p>ROJAS CENTENO ROMMEL ESTEBAN </text:p>
          </table:table-cell>
          <table:table-cell table:style-name="ce44" office:value-type="string" calcext:value-type="string">
            <text:p>UDATSVSD</text:p>
          </table:table-cell>
          <table:table-cell table:style-name="ce304" office:value-type="string" calcext:value-type="string">
            <text:p>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33];&quot;' WHERE  identificador = '&quot;;[.D33];&quot;';&quot;)" office:value-type="string" office:string-value="UPDATE g_estructura.funcionarios SET id_area = 'UDATSVSD' WHERE  identificador = '1717451155';" calcext:value-type="string">
            <text:p>UPDATE g_estructura.funcionarios SET id_area = 'UDATSVSD' WHERE <text:s/>identificador = '1717451155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0" office:value-type="string" calcext:value-type="string">
            <text:p>OTSD</text:p>
          </table:table-cell>
          <table:table-cell table:style-name="ce405" office:value-type="float" office:value="1715080535" calcext:value-type="float">
            <text:p>1715080535</text:p>
          </table:table-cell>
          <table:table-cell table:style-name="ce44" office:value-type="string" calcext:value-type="string">
            <text:p>SANGUANO MUÑOZ PAULINA DEL ROSARIO </text:p>
          </table:table-cell>
          <table:table-cell table:style-name="ce44" office:value-type="string" calcext:value-type="string">
            <text:p>UDATSVSD</text:p>
          </table:table-cell>
          <table:table-cell table:style-name="ce304" office:value-type="string" calcext:value-type="string">
            <text:p>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34];&quot;' WHERE  identificador = '&quot;;[.D34];&quot;';&quot;)" office:value-type="string" office:string-value="UPDATE g_estructura.funcionarios SET id_area = 'UDATSVSD' WHERE  identificador = '1715080535';" calcext:value-type="string">
            <text:p>UPDATE g_estructura.funcionarios SET id_area = 'UDATSVSD' WHERE <text:s/>identificador = '1715080535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0" office:value-type="string" calcext:value-type="string">
            <text:p>OTSD</text:p>
          </table:table-cell>
          <table:table-cell table:style-name="ce405" office:value-type="float" office:value="1715442107" calcext:value-type="float">
            <text:p>1715442107</text:p>
          </table:table-cell>
          <table:table-cell table:style-name="ce44" office:value-type="string" calcext:value-type="string">
            <text:p>SOTOMAYOR CUEVA FRANCISCO FRANCO</text:p>
          </table:table-cell>
          <table:table-cell table:style-name="ce44" office:value-type="string" calcext:value-type="string">
            <text:p>UDATSVSD</text:p>
          </table:table-cell>
          <table:table-cell table:style-name="ce304" office:value-type="string" calcext:value-type="string">
            <text:p>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35];&quot;' WHERE  identificador = '&quot;;[.D35];&quot;';&quot;)" office:value-type="string" office:string-value="UPDATE g_estructura.funcionarios SET id_area = 'UDATSVSD' WHERE  identificador = '1715442107';" calcext:value-type="string">
            <text:p>UPDATE g_estructura.funcionarios SET id_area = 'UDATSVSD' WHERE <text:s/>identificador = '1715442107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0" office:value-type="string" calcext:value-type="string">
            <text:p>OTSD</text:p>
          </table:table-cell>
          <table:table-cell table:style-name="ce405" office:value-type="float" office:value="1717562779" calcext:value-type="float">
            <text:p>1717562779</text:p>
          </table:table-cell>
          <table:table-cell table:style-name="ce44" office:value-type="string" calcext:value-type="string">
            <text:p>SOZA CUADROS VERONICA RAQUEL</text:p>
          </table:table-cell>
          <table:table-cell table:style-name="ce44" office:value-type="string" calcext:value-type="string">
            <text:p>UDATAJSD</text:p>
          </table:table-cell>
          <table:table-cell table:style-name="ce305" office:value-type="string" calcext:value-type="string">
            <text:p>JURÍDICO</text:p>
          </table:table-cell>
          <table:table-cell table:style-name="ce304"/>
          <table:table-cell/>
          <table:table-cell table:style-name="ce90" table:formula="of:=CONCATENATE(&quot;UPDATE g_estructura.funcionarios SET id_area = '&quot;;[.F36];&quot;' WHERE  identificador = '&quot;;[.D36];&quot;';&quot;)" office:value-type="string" office:string-value="UPDATE g_estructura.funcionarios SET id_area = 'UDATAJSD' WHERE  identificador = '1717562779';" calcext:value-type="string">
            <text:p>UPDATE g_estructura.funcionarios SET id_area = 'UDATAJSD' WHERE <text:s/>identificador = '1717562779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0" office:value-type="string" calcext:value-type="string">
            <text:p>OTSD</text:p>
          </table:table-cell>
          <table:table-cell table:style-name="ce405" office:value-type="string" calcext:value-type="string">
            <text:p>0702771957</text:p>
          </table:table-cell>
          <table:table-cell table:style-name="ce44" office:value-type="string" calcext:value-type="string">
            <text:p>TELLO ESPINOZA ANGEL POLIVIO </text:p>
          </table:table-cell>
          <table:table-cell table:style-name="ce44" office:value-type="string" calcext:value-type="string">
            <text:p>UDATSVSD</text:p>
          </table:table-cell>
          <table:table-cell table:style-name="ce304" office:value-type="string" calcext:value-type="string">
            <text:p>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37];&quot;' WHERE  identificador = '&quot;;[.D37];&quot;';&quot;)" office:value-type="string" office:string-value="UPDATE g_estructura.funcionarios SET id_area = 'UDATSVSD' WHERE  identificador = '0702771957';" calcext:value-type="string">
            <text:p>UPDATE g_estructura.funcionarios SET id_area = 'UDATSVSD' WHERE <text:s/>identificador = '0702771957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0" office:value-type="string" calcext:value-type="string">
            <text:p>OTSD</text:p>
          </table:table-cell>
          <table:table-cell table:style-name="ce405" office:value-type="float" office:value="1713603205" calcext:value-type="float">
            <text:p>1713603205</text:p>
          </table:table-cell>
          <table:table-cell table:style-name="ce44" office:value-type="string" calcext:value-type="string">
            <text:p>TORRES GUAJALA EDWIN IGNACIO</text:p>
          </table:table-cell>
          <table:table-cell table:style-name="ce44" office:value-type="string" calcext:value-type="string">
            <text:p>UDATAFSD</text:p>
          </table:table-cell>
          <table:table-cell table:style-name="ce416" office:value-type="string" calcext:value-type="string">
            <text:p>CONDUCTOR (administrativo)</text:p>
          </table:table-cell>
          <table:table-cell table:style-name="ce304"/>
          <table:table-cell/>
          <table:table-cell table:style-name="ce90" table:formula="of:=CONCATENATE(&quot;UPDATE g_estructura.funcionarios SET id_area = '&quot;;[.F38];&quot;' WHERE  identificador = '&quot;;[.D38];&quot;';&quot;)" office:value-type="string" office:string-value="UPDATE g_estructura.funcionarios SET id_area = 'UDATAFSD' WHERE  identificador = '1713603205';" calcext:value-type="string">
            <text:p>UPDATE g_estructura.funcionarios SET id_area = 'UDATAFSD' WHERE <text:s/>identificador = '1713603205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0" office:value-type="string" calcext:value-type="string">
            <text:p>OTSD</text:p>
          </table:table-cell>
          <table:table-cell table:style-name="ce405" office:value-type="string" calcext:value-type="string">
            <text:p>0802127449</text:p>
          </table:table-cell>
          <table:table-cell table:style-name="ce44" office:value-type="string" calcext:value-type="string">
            <text:p>URRIOLA SOSA LENA JOHANNA </text:p>
          </table:table-cell>
          <table:table-cell table:style-name="ce44" office:value-type="string" calcext:value-type="string">
            <text:p>UDATAFSD</text:p>
          </table:table-cell>
          <table:table-cell table:style-name="ce304" office:value-type="string" calcext:value-type="string">
            <text:p>ADMINISTRATIVA - FINANCIERO</text:p>
          </table:table-cell>
          <table:table-cell table:style-name="ce304"/>
          <table:table-cell/>
          <table:table-cell table:style-name="ce90" table:formula="of:=CONCATENATE(&quot;UPDATE g_estructura.funcionarios SET id_area = '&quot;;[.F39];&quot;' WHERE  identificador = '&quot;;[.D39];&quot;';&quot;)" office:value-type="string" office:string-value="UPDATE g_estructura.funcionarios SET id_area = 'UDATAFSD' WHERE  identificador = '0802127449';" calcext:value-type="string">
            <text:p>UPDATE g_estructura.funcionarios SET id_area = 'UDATAFSD' WHERE <text:s/>identificador = '0802127449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0" office:value-type="string" calcext:value-type="string">
            <text:p>OTSD</text:p>
          </table:table-cell>
          <table:table-cell table:style-name="ce405" office:value-type="float" office:value="1714371760" calcext:value-type="float">
            <text:p>1714371760</text:p>
          </table:table-cell>
          <table:table-cell table:style-name="ce44" office:value-type="string" calcext:value-type="string">
            <text:p>USHIÑA ACHI FRANKLIN MANUEL</text:p>
          </table:table-cell>
          <table:table-cell table:style-name="ce44" office:value-type="string" calcext:value-type="string">
            <text:p>UDATSASD</text:p>
          </table:table-cell>
          <table:table-cell table:style-name="ce304" office:value-type="string" calcext:value-type="string">
            <text:p>SANIDAD ANIMAL</text:p>
          </table:table-cell>
          <table:table-cell table:style-name="ce304"/>
          <table:table-cell/>
          <table:table-cell table:style-name="ce90" table:formula="of:=CONCATENATE(&quot;UPDATE g_estructura.funcionarios SET id_area = '&quot;;[.F40];&quot;' WHERE  identificador = '&quot;;[.D40];&quot;';&quot;)" office:value-type="string" office:string-value="UPDATE g_estructura.funcionarios SET id_area = 'UDATSASD' WHERE  identificador = '1714371760';" calcext:value-type="string">
            <text:p>UPDATE g_estructura.funcionarios SET id_area = 'UDATSASD' WHERE <text:s/>identificador = '1714371760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0" office:value-type="string" calcext:value-type="string">
            <text:p>OTSD</text:p>
          </table:table-cell>
          <table:table-cell table:style-name="ce405" office:value-type="float" office:value="1705346060" calcext:value-type="float">
            <text:p>1705346060</text:p>
          </table:table-cell>
          <table:table-cell table:style-name="ce44" office:value-type="string" calcext:value-type="string">
            <text:p>VACA GUERRERO ENMA CARLINA </text:p>
          </table:table-cell>
          <table:table-cell table:style-name="ce44" office:value-type="string" calcext:value-type="string">
            <text:p>UDATAFSD</text:p>
          </table:table-cell>
          <table:table-cell table:style-name="ce416" office:value-type="string" calcext:value-type="string">
            <text:p>AUXILIAR DE SERVICIOS (administrativo)</text:p>
          </table:table-cell>
          <table:table-cell table:style-name="ce304"/>
          <table:table-cell/>
          <table:table-cell table:style-name="ce90" table:formula="of:=CONCATENATE(&quot;UPDATE g_estructura.funcionarios SET id_area = '&quot;;[.F41];&quot;' WHERE  identificador = '&quot;;[.D41];&quot;';&quot;)" office:value-type="string" office:string-value="UPDATE g_estructura.funcionarios SET id_area = 'UDATAFSD' WHERE  identificador = '1705346060';" calcext:value-type="string">
            <text:p>UPDATE g_estructura.funcionarios SET id_area = 'UDATAFSD' WHERE <text:s/>identificador = '1705346060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0" office:value-type="string" calcext:value-type="string">
            <text:p>OTSD</text:p>
          </table:table-cell>
          <table:table-cell table:style-name="ce405" office:value-type="float" office:value="1720651353" calcext:value-type="float">
            <text:p>1720651353</text:p>
          </table:table-cell>
          <table:table-cell table:style-name="ce44" office:value-type="string" calcext:value-type="string">
            <text:p>VELEZ ZAMBRANO CRISTHIAM RAFAEL</text:p>
          </table:table-cell>
          <table:table-cell table:style-name="ce44" office:value-type="string" calcext:value-type="string">
            <text:p>UDATSASD</text:p>
          </table:table-cell>
          <table:table-cell table:style-name="ce304" office:value-type="string" calcext:value-type="string">
            <text:p>SANIDAD ANIMAL</text:p>
          </table:table-cell>
          <table:table-cell table:style-name="ce304"/>
          <table:table-cell/>
          <table:table-cell table:style-name="ce90" table:formula="of:=CONCATENATE(&quot;UPDATE g_estructura.funcionarios SET id_area = '&quot;;[.F42];&quot;' WHERE  identificador = '&quot;;[.D42];&quot;';&quot;)" office:value-type="string" office:string-value="UPDATE g_estructura.funcionarios SET id_area = 'UDATSASD' WHERE  identificador = '1720651353';" calcext:value-type="string">
            <text:p>UPDATE g_estructura.funcionarios SET id_area = 'UDATSASD' WHERE <text:s/>identificador = '1720651353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0" office:value-type="string" calcext:value-type="string">
            <text:p>OTSD</text:p>
          </table:table-cell>
          <table:table-cell table:style-name="ce405" office:value-type="float" office:value="1714606330" calcext:value-type="float">
            <text:p>1714606330</text:p>
          </table:table-cell>
          <table:table-cell table:style-name="ce44" office:value-type="string" calcext:value-type="string">
            <text:p>VELIZ RIVADENEIRA RAUL AGUSTIN </text:p>
          </table:table-cell>
          <table:table-cell table:style-name="ce44" office:value-type="string" calcext:value-type="string">
            <text:p>UDATAFSD</text:p>
          </table:table-cell>
          <table:table-cell table:style-name="ce304" office:value-type="string" calcext:value-type="string">
            <text:p>ADMINISTRATIVA - FINANCIERO</text:p>
          </table:table-cell>
          <table:table-cell table:style-name="ce304"/>
          <table:table-cell/>
          <table:table-cell table:style-name="ce90" table:formula="of:=CONCATENATE(&quot;UPDATE g_estructura.funcionarios SET id_area = '&quot;;[.F43];&quot;' WHERE  identificador = '&quot;;[.D43];&quot;';&quot;)" office:value-type="string" office:string-value="UPDATE g_estructura.funcionarios SET id_area = 'UDATAFSD' WHERE  identificador = '1714606330';" calcext:value-type="string">
            <text:p>UPDATE g_estructura.funcionarios SET id_area = 'UDATAFSD' WHERE <text:s/>identificador = '1714606330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0" office:value-type="string" calcext:value-type="string">
            <text:p>OTSD</text:p>
          </table:table-cell>
          <table:table-cell table:style-name="ce405" office:value-type="float" office:value="1708818636" calcext:value-type="float">
            <text:p>1708818636</text:p>
          </table:table-cell>
          <table:table-cell table:style-name="ce44" office:value-type="string" calcext:value-type="string">
            <text:p>ZAMBRANO PALACIOS BELGICA SOFIA </text:p>
          </table:table-cell>
          <table:table-cell table:style-name="ce44" office:value-type="string" calcext:value-type="string">
            <text:p>UDATAFSD</text:p>
          </table:table-cell>
          <table:table-cell table:style-name="ce304" office:value-type="string" calcext:value-type="string">
            <text:p>ADMINISTRATIVA - FINANCIERO</text:p>
          </table:table-cell>
          <table:table-cell table:style-name="ce304"/>
          <table:table-cell/>
          <table:table-cell table:style-name="ce90" table:formula="of:=CONCATENATE(&quot;UPDATE g_estructura.funcionarios SET id_area = '&quot;;[.F44];&quot;' WHERE  identificador = '&quot;;[.D44];&quot;';&quot;)" office:value-type="string" office:string-value="UPDATE g_estructura.funcionarios SET id_area = 'UDATAFSD' WHERE  identificador = '1708818636';" calcext:value-type="string">
            <text:p>UPDATE g_estructura.funcionarios SET id_area = 'UDATAFSD' WHERE <text:s/>identificador = '1708818636';</text:p>
          </table:table-cell>
          <table:table-cell table:number-columns-repeated="1014"/>
        </table:table-row>
        <table:table-row table:style-name="ro4">
          <table:table-cell/>
          <table:table-cell table:style-name="ce402" office:value-type="string" calcext:value-type="string" table:number-columns-spanned="1" table:number-rows-spanned="3">
            <text:p>Camper Vía Quevedo</text:p>
          </table:table-cell>
          <table:table-cell table:style-name="ce402" office:value-type="string" calcext:value-type="string">
            <text:p>CVQ10</text:p>
          </table:table-cell>
          <table:table-cell table:style-name="ce406" office:value-type="float" office:value="1717102923" calcext:value-type="float">
            <text:p>1717102923</text:p>
          </table:table-cell>
          <table:table-cell table:style-name="ce44" office:value-type="string" calcext:value-type="string">
            <text:p>ESTRELLA GUAYASAMIN ERICK EDUARDO </text:p>
          </table:table-cell>
          <table:table-cell table:style-name="ce44" office:value-type="string" calcext:value-type="string">
            <text:p>UDATSAQ10</text:p>
          </table:table-cell>
          <table:table-cell table:style-name="ce304" office:value-type="string" calcext:value-type="string">
            <text:p>SANIDAD ANIMAL</text:p>
          </table:table-cell>
          <table:table-cell table:style-name="ce304"/>
          <table:table-cell/>
          <table:table-cell table:style-name="ce90" table:formula="of:=CONCATENATE(&quot;UPDATE g_estructura.funcionarios SET id_area = '&quot;;[.F45];&quot;' WHERE  identificador = '&quot;;[.D45];&quot;';&quot;)" office:value-type="string" office:string-value="UPDATE g_estructura.funcionarios SET id_area = 'UDATSAQ10' WHERE  identificador = '1717102923';" calcext:value-type="string">
            <text:p>UPDATE g_estructura.funcionarios SET id_area = 'UDATSAQ10' WHERE <text:s/>identificador = '1717102923';</text:p>
          </table:table-cell>
          <table:table-cell table:number-columns-repeated="1014"/>
        </table:table-row>
        <table:table-row table:style-name="ro4">
          <table:table-cell/>
          <table:covered-table-cell table:style-name="ce402"/>
          <table:table-cell table:style-name="ce402" office:value-type="string" calcext:value-type="string">
            <text:p>CVQ10</text:p>
          </table:table-cell>
          <table:table-cell table:style-name="ce406" office:value-type="float" office:value="1715949994" calcext:value-type="float">
            <text:p>1715949994</text:p>
          </table:table-cell>
          <table:table-cell table:style-name="ce45" office:value-type="string" calcext:value-type="string">
            <text:p>VERDEZOTO SANCHEZ IVAN MARCELO </text:p>
          </table:table-cell>
          <table:table-cell table:style-name="ce45" office:value-type="string" calcext:value-type="string">
            <text:p>UDATSAQ10</text:p>
          </table:table-cell>
          <table:table-cell table:style-name="ce304" office:value-type="string" calcext:value-type="string">
            <text:p>SANIDAD ANIMAL</text:p>
          </table:table-cell>
          <table:table-cell table:style-name="ce313" office:value-type="string" calcext:value-type="string">
            <text:p>CVQ10</text:p>
          </table:table-cell>
          <table:table-cell table:style-name="ce85" office:value-type="string" calcext:value-type="string">
            <text:p>Responsable de Oficina</text:p>
          </table:table-cell>
          <table:table-cell table:style-name="ce90" table:formula="of:=CONCATENATE(&quot;UPDATE g_estructura.funcionarios SET id_area = '&quot;;[.F46];&quot;' WHERE  identificador = '&quot;;[.D46];&quot;';&quot;)" office:value-type="string" office:string-value="UPDATE g_estructura.funcionarios SET id_area = 'UDATSAQ10' WHERE  identificador = '1715949994';" calcext:value-type="string">
            <text:p>UPDATE g_estructura.funcionarios SET id_area = 'UDATSAQ10' WHERE <text:s/>identificador = '1715949994';</text:p>
          </table:table-cell>
          <table:table-cell/>
          <table:table-cell table:style-name="ce90" table:formula="of:=CONCATENATE(&quot;INSERT INTO g_estructura.responsables(id_area, identificador, prioridad, responsable, activo, estado) values ('&quot;;[.H46];&quot;','&quot;;[.D46];&quot;',1,true,1,1);&quot;)" office:value-type="string" office:string-value="INSERT INTO g_estructura.responsables(id_area, identificador, prioridad, responsable, activo, estado) values ('CVQ10','1715949994',1,true,1,1);" calcext:value-type="string">
            <text:p>INSERT INTO g_estructura.responsables(id_area, identificador, prioridad, responsable, activo, estado) values ('CVQ10','1715949994',1,true,1,1);</text:p>
          </table:table-cell>
          <table:table-cell table:number-columns-repeated="1012"/>
        </table:table-row>
        <table:table-row table:style-name="ro4">
          <table:table-cell/>
          <table:covered-table-cell table:style-name="ce402"/>
          <table:table-cell table:style-name="ce402" office:value-type="string" calcext:value-type="string">
            <text:p>CVQ10</text:p>
          </table:table-cell>
          <table:table-cell table:style-name="ce406" office:value-type="string" calcext:value-type="string">
            <text:p>0901396085</text:p>
          </table:table-cell>
          <table:table-cell table:style-name="ce44" office:value-type="string" calcext:value-type="string">
            <text:p>PICON IBARRA FREDDY ANGEL</text:p>
          </table:table-cell>
          <table:table-cell table:style-name="ce44" office:value-type="string" calcext:value-type="string">
            <text:p>UDATSVQ10</text:p>
          </table:table-cell>
          <table:table-cell table:style-name="ce304" office:value-type="string" calcext:value-type="string">
            <text:p>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47];&quot;' WHERE  identificador = '&quot;;[.D47];&quot;';&quot;)" office:value-type="string" office:string-value="UPDATE g_estructura.funcionarios SET id_area = 'UDATSVQ10' WHERE  identificador = '0901396085';" calcext:value-type="string">
            <text:p>UPDATE g_estructura.funcionarios SET id_area = 'UDATSVQ10' WHERE <text:s/>identificador = '0901396085';</text:p>
          </table:table-cell>
          <table:table-cell table:number-columns-repeated="1014"/>
        </table:table-row>
        <table:table-row table:style-name="ro4">
          <table:table-cell/>
          <table:table-cell table:style-name="ce403" office:value-type="string" calcext:value-type="string" table:number-columns-spanned="1" table:number-rows-spanned="2">
            <text:p>Camper Vía Quito</text:p>
          </table:table-cell>
          <table:table-cell table:style-name="ce403" office:value-type="string" calcext:value-type="string">
            <text:p>CVQU10</text:p>
          </table:table-cell>
          <table:table-cell table:style-name="ce406" office:value-type="float" office:value="1310616220" calcext:value-type="float">
            <text:p>1310616220</text:p>
          </table:table-cell>
          <table:table-cell table:style-name="ce44" office:value-type="string" calcext:value-type="string">
            <text:p>PONCE VINUEZA CARLOS ELIAS </text:p>
          </table:table-cell>
          <table:table-cell table:style-name="ce44" office:value-type="string" calcext:value-type="string">
            <text:p>UDATSAQU1</text:p>
          </table:table-cell>
          <table:table-cell table:style-name="ce304" office:value-type="string" calcext:value-type="string">
            <text:p>SANIDAD ANIMAL</text:p>
          </table:table-cell>
          <table:table-cell table:style-name="ce304"/>
          <table:table-cell/>
          <table:table-cell table:style-name="ce90" table:formula="of:=CONCATENATE(&quot;UPDATE g_estructura.funcionarios SET id_area = '&quot;;[.F48];&quot;' WHERE  identificador = '&quot;;[.D48];&quot;';&quot;)" office:value-type="string" office:string-value="UPDATE g_estructura.funcionarios SET id_area = 'UDATSAQU1' WHERE  identificador = '1310616220';" calcext:value-type="string">
            <text:p>UPDATE g_estructura.funcionarios SET id_area = 'UDATSAQU1' WHERE <text:s/>identificador = '1310616220';</text:p>
          </table:table-cell>
          <table:table-cell table:number-columns-repeated="1014"/>
        </table:table-row>
        <table:table-row table:style-name="ro4">
          <table:table-cell/>
          <table:covered-table-cell table:style-name="ce403"/>
          <table:table-cell table:style-name="ce403" office:value-type="string" calcext:value-type="string">
            <text:p>CVQU10</text:p>
          </table:table-cell>
          <table:table-cell table:style-name="ce407" office:value-type="float" office:value="1713113775" calcext:value-type="float">
            <text:p>1713113775</text:p>
          </table:table-cell>
          <table:table-cell table:style-name="ce410" office:value-type="string" calcext:value-type="string">
            <text:p>MOLINA CHILUISA EDISON JAVIER </text:p>
          </table:table-cell>
          <table:table-cell table:style-name="ce410" office:value-type="string" calcext:value-type="string">
            <text:p>UDATSAQU1</text:p>
          </table:table-cell>
          <table:table-cell table:style-name="ce312" office:value-type="string" calcext:value-type="string">
            <text:p>SANIDAD ANIMAL</text:p>
          </table:table-cell>
          <table:table-cell table:style-name="ce314" office:value-type="string" calcext:value-type="string">
            <text:p>CVQU10</text:p>
          </table:table-cell>
          <table:table-cell table:style-name="ce85" office:value-type="string" calcext:value-type="string">
            <text:p>Responsable de Oficina</text:p>
          </table:table-cell>
          <table:table-cell table:style-name="ce90" table:formula="of:=CONCATENATE(&quot;UPDATE g_estructura.funcionarios SET id_area = '&quot;;[.F49];&quot;' WHERE  identificador = '&quot;;[.D49];&quot;';&quot;)" office:value-type="string" office:string-value="UPDATE g_estructura.funcionarios SET id_area = 'UDATSAQU1' WHERE  identificador = '1713113775';" calcext:value-type="string">
            <text:p>UPDATE g_estructura.funcionarios SET id_area = 'UDATSAQU1' WHERE <text:s/>identificador = '1713113775';</text:p>
          </table:table-cell>
          <table:table-cell/>
          <table:table-cell table:style-name="ce90" table:formula="of:=CONCATENATE(&quot;INSERT INTO g_estructura.responsables(id_area, identificador, prioridad, responsable, activo, estado) values ('&quot;;[.H49];&quot;','&quot;;[.D49];&quot;',1,true,1,1);&quot;)" office:value-type="string" office:string-value="INSERT INTO g_estructura.responsables(id_area, identificador, prioridad, responsable, activo, estado) values ('CVQU10','1713113775',1,true,1,1);" calcext:value-type="string">
            <text:p>INSERT INTO g_estructura.responsables(id_area, identificador, prioridad, responsable, activo, estado) values ('CVQU10','1713113775',1,true,1,1);</text:p>
          </table:table-cell>
          <table:table-cell table:number-columns-repeated="1012"/>
        </table:table-row>
        <table:table-row table:style-name="ro4">
          <table:table-cell table:number-columns-repeated="9"/>
          <table:table-cell table:style-name="ce90"/>
          <table:table-cell table:number-columns-repeated="1014"/>
        </table:table-row>
        <table:table-row table:style-name="ro11">
          <table:table-cell/>
          <table:table-cell table:style-name="ce92" office:value-type="string" calcext:value-type="string" table:number-columns-spanned="6" table:number-rows-spanned="1">
            <text:p>DIRECCIÓN DISTRITAL MANABI <text:s text:c="2"/>DD09</text:p>
          </table:table-cell>
          <table:covered-table-cell table:style-name="ce92"/>
          <table:covered-table-cell table:style-name="ce107"/>
          <table:covered-table-cell table:number-columns-repeated="2" table:style-name="ce121"/>
          <table:covered-table-cell table:style-name="ce300"/>
          <table:table-cell table:style-name="ce300"/>
          <table:table-cell/>
          <table:table-cell table:style-name="ce90"/>
          <table:table-cell table:number-columns-repeated="1014"/>
        </table:table-row>
        <table:table-row table:style-name="ro11">
          <table:table-cell/>
          <table:table-cell table:style-name="ce93" office:value-type="string" calcext:value-type="string">
            <text:p>OFICINA</text:p>
          </table:table-cell>
          <table:table-cell table:style-name="ce93"/>
          <table:table-cell table:style-name="ce108" office:value-type="string" calcext:value-type="string">
            <text:p>CEDULA</text:p>
          </table:table-cell>
          <table:table-cell table:style-name="ce122" office:value-type="string" calcext:value-type="string">
            <text:p>PERSONAL Y ÁREA</text:p>
          </table:table-cell>
          <table:table-cell table:style-name="ce122"/>
          <table:table-cell table:style-name="ce301" office:value-type="string" calcext:value-type="string">
            <text:p>AREA</text:p>
          </table:table-cell>
          <table:table-cell table:style-name="ce301"/>
          <table:table-cell/>
          <table:table-cell table:style-name="ce90"/>
          <table:table-cell table:number-columns-repeated="1014"/>
        </table:table-row>
        <table:table-row table:style-name="ro4">
          <table:table-cell/>
          <table:table-cell table:style-name="ce400" office:value-type="string" calcext:value-type="string" table:number-columns-spanned="1" table:number-rows-spanned="27">
            <text:p>Oficina Portoviejo</text:p>
          </table:table-cell>
          <table:table-cell table:style-name="ce400" office:value-type="string" calcext:value-type="string">
            <text:p>OTP09</text:p>
          </table:table-cell>
          <table:table-cell table:style-name="ce404" office:value-type="float" office:value="1311528341" calcext:value-type="float">
            <text:p>1311528341</text:p>
          </table:table-cell>
          <table:table-cell table:style-name="ce411" office:value-type="string" calcext:value-type="string">
            <text:p>AVELLAN VELEZ ROQUE HERIBERTO </text:p>
          </table:table-cell>
          <table:table-cell table:style-name="ce411" office:value-type="string" calcext:value-type="string">
            <text:p>UDSAP09</text:p>
          </table:table-cell>
          <table:table-cell table:style-name="ce302" office:value-type="string" calcext:value-type="string">
            <text:p>SANIDAD ANIMAL</text:p>
          </table:table-cell>
          <table:table-cell table:style-name="ce302"/>
          <table:table-cell/>
          <table:table-cell table:style-name="ce90" table:formula="of:=CONCATENATE(&quot;UPDATE g_estructura.funcionarios SET id_area = '&quot;;[.F53];&quot;' WHERE  identificador = '&quot;;[.D53];&quot;';&quot;)" office:value-type="string" office:string-value="UPDATE g_estructura.funcionarios SET id_area = 'UDSAP09' WHERE  identificador = '1311528341';" calcext:value-type="string">
            <text:p>UPDATE g_estructura.funcionarios SET id_area = 'UDSAP09' WHERE <text:s/>identificador = '1311528341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P09</text:p>
          </table:table-cell>
          <table:table-cell table:style-name="ce405" office:value-type="float" office:value="1305952945" calcext:value-type="float">
            <text:p>1305952945</text:p>
          </table:table-cell>
          <table:table-cell table:style-name="ce412" office:value-type="string" calcext:value-type="string">
            <text:p>CAICEDO CEDENO NISSI CAMILO</text:p>
          </table:table-cell>
          <table:table-cell table:style-name="ce412" office:value-type="string" calcext:value-type="string">
            <text:p>UDRIAP09</text:p>
          </table:table-cell>
          <table:table-cell table:style-name="ce304" office:value-type="string" calcext:value-type="string">
            <text:p>REGISTRO DE INSUMOS AGROPECUARIOS</text:p>
          </table:table-cell>
          <table:table-cell table:style-name="ce304"/>
          <table:table-cell/>
          <table:table-cell table:style-name="ce90" table:formula="of:=CONCATENATE(&quot;UPDATE g_estructura.funcionarios SET id_area = '&quot;;[.F54];&quot;' WHERE  identificador = '&quot;;[.D54];&quot;';&quot;)" office:value-type="string" office:string-value="UPDATE g_estructura.funcionarios SET id_area = 'UDRIAP09' WHERE  identificador = '1305952945';" calcext:value-type="string">
            <text:p>UPDATE g_estructura.funcionarios SET id_area = 'UDRIAP09' WHERE <text:s/>identificador = '1305952945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P09</text:p>
          </table:table-cell>
          <table:table-cell table:style-name="ce405" office:value-type="float" office:value="1311351348" calcext:value-type="float">
            <text:p>1311351348</text:p>
          </table:table-cell>
          <table:table-cell table:style-name="ce412" office:value-type="string" calcext:value-type="string">
            <text:p>CALDERON MENENDEZ JUAN CARLOS </text:p>
          </table:table-cell>
          <table:table-cell table:style-name="ce412" office:value-type="string" calcext:value-type="string">
            <text:p>UDSAP09</text:p>
          </table:table-cell>
          <table:table-cell table:style-name="ce304" office:value-type="string" calcext:value-type="string">
            <text:p>SANIDAD ANIMAL</text:p>
          </table:table-cell>
          <table:table-cell table:style-name="ce304"/>
          <table:table-cell/>
          <table:table-cell table:style-name="ce90" table:formula="of:=CONCATENATE(&quot;UPDATE g_estructura.funcionarios SET id_area = '&quot;;[.F55];&quot;' WHERE  identificador = '&quot;;[.D55];&quot;';&quot;)" office:value-type="string" office:string-value="UPDATE g_estructura.funcionarios SET id_area = 'UDSAP09' WHERE  identificador = '1311351348';" calcext:value-type="string">
            <text:p>UPDATE g_estructura.funcionarios SET id_area = 'UDSAP09' WHERE <text:s/>identificador = '1311351348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P09</text:p>
          </table:table-cell>
          <table:table-cell table:style-name="ce405" office:value-type="float" office:value="1310480999" calcext:value-type="float">
            <text:p>1310480999</text:p>
          </table:table-cell>
          <table:table-cell table:style-name="ce412" office:value-type="string" calcext:value-type="string">
            <text:p>CARREÑO ARTEAGA MARIO ANDRES</text:p>
          </table:table-cell>
          <table:table-cell table:style-name="ce412" office:value-type="string" calcext:value-type="string">
            <text:p>UDSAP09</text:p>
          </table:table-cell>
          <table:table-cell table:style-name="ce304" office:value-type="string" calcext:value-type="string">
            <text:p>SANIDAD ANIMAL</text:p>
          </table:table-cell>
          <table:table-cell table:style-name="ce304"/>
          <table:table-cell/>
          <table:table-cell table:style-name="ce90" table:formula="of:=CONCATENATE(&quot;UPDATE g_estructura.funcionarios SET id_area = '&quot;;[.F56];&quot;' WHERE  identificador = '&quot;;[.D56];&quot;';&quot;)" office:value-type="string" office:string-value="UPDATE g_estructura.funcionarios SET id_area = 'UDSAP09' WHERE  identificador = '1310480999';" calcext:value-type="string">
            <text:p>UPDATE g_estructura.funcionarios SET id_area = 'UDSAP09' WHERE <text:s/>identificador = '1310480999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P09</text:p>
          </table:table-cell>
          <table:table-cell table:style-name="ce405" office:value-type="float" office:value="1309458873" calcext:value-type="float">
            <text:p>1309458873</text:p>
          </table:table-cell>
          <table:table-cell table:style-name="ce412" office:value-type="string" calcext:value-type="string">
            <text:p>CEDEÑO FLORES DE VÁLGAZ SILVIA MARÍA</text:p>
          </table:table-cell>
          <table:table-cell table:style-name="ce412" office:value-type="string" calcext:value-type="string">
            <text:p>UDAFP09</text:p>
          </table:table-cell>
          <table:table-cell table:style-name="ce304" office:value-type="string" calcext:value-type="string">
            <text:p>ADMINISTRATIVO - FINANCIERO</text:p>
          </table:table-cell>
          <table:table-cell table:style-name="ce304"/>
          <table:table-cell/>
          <table:table-cell table:style-name="ce90" table:formula="of:=CONCATENATE(&quot;UPDATE g_estructura.funcionarios SET id_area = '&quot;;[.F57];&quot;' WHERE  identificador = '&quot;;[.D57];&quot;';&quot;)" office:value-type="string" office:string-value="UPDATE g_estructura.funcionarios SET id_area = 'UDAFP09' WHERE  identificador = '1309458873';" calcext:value-type="string">
            <text:p>UPDATE g_estructura.funcionarios SET id_area = 'UDAFP09' WHERE <text:s/>identificador = '1309458873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P09</text:p>
          </table:table-cell>
          <table:table-cell table:style-name="ce405" office:value-type="float" office:value="1308676152" calcext:value-type="float">
            <text:p>1308676152</text:p>
          </table:table-cell>
          <table:table-cell table:style-name="ce412" office:value-type="string" calcext:value-type="string">
            <text:p>CHERREZ MENDOZA CESAR IVAN </text:p>
          </table:table-cell>
          <table:table-cell table:style-name="ce412" office:value-type="string" calcext:value-type="string">
            <text:p>UDSVP09</text:p>
          </table:table-cell>
          <table:table-cell table:style-name="ce304" office:value-type="string" calcext:value-type="string">
            <text:p>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58];&quot;' WHERE  identificador = '&quot;;[.D58];&quot;';&quot;)" office:value-type="string" office:string-value="UPDATE g_estructura.funcionarios SET id_area = 'UDSVP09' WHERE  identificador = '1308676152';" calcext:value-type="string">
            <text:p>UPDATE g_estructura.funcionarios SET id_area = 'UDSVP09' WHERE <text:s/>identificador = '1308676152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P09</text:p>
          </table:table-cell>
          <table:table-cell table:style-name="ce405" office:value-type="float" office:value="1306435957" calcext:value-type="float">
            <text:p>1306435957</text:p>
          </table:table-cell>
          <table:table-cell table:style-name="ce412" office:value-type="string" calcext:value-type="string">
            <text:p>DELGADO QUIJIJE XAVIER FABIAN</text:p>
          </table:table-cell>
          <table:table-cell table:style-name="ce412" office:value-type="string" calcext:value-type="string">
            <text:p>UDSAP09</text:p>
          </table:table-cell>
          <table:table-cell table:style-name="ce304" office:value-type="string" calcext:value-type="string">
            <text:p>SANIDAD ANIMAL</text:p>
          </table:table-cell>
          <table:table-cell table:style-name="ce304"/>
          <table:table-cell/>
          <table:table-cell table:style-name="ce90" table:formula="of:=CONCATENATE(&quot;UPDATE g_estructura.funcionarios SET id_area = '&quot;;[.F59];&quot;' WHERE  identificador = '&quot;;[.D59];&quot;';&quot;)" office:value-type="string" office:string-value="UPDATE g_estructura.funcionarios SET id_area = 'UDSAP09' WHERE  identificador = '1306435957';" calcext:value-type="string">
            <text:p>UPDATE g_estructura.funcionarios SET id_area = 'UDSAP09' WHERE <text:s/>identificador = '1306435957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P09</text:p>
          </table:table-cell>
          <table:table-cell table:style-name="ce405" office:value-type="string" calcext:value-type="string">
            <text:p>0801928326</text:p>
          </table:table-cell>
          <table:table-cell table:style-name="ce412" office:value-type="string" calcext:value-type="string">
            <text:p>GARCIA MERA JEFFERSON ROBERTO</text:p>
          </table:table-cell>
          <table:table-cell table:style-name="ce412" office:value-type="string" calcext:value-type="string">
            <text:p>UDSVP09</text:p>
          </table:table-cell>
          <table:table-cell table:style-name="ce304" office:value-type="string" calcext:value-type="string">
            <text:p>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60];&quot;' WHERE  identificador = '&quot;;[.D60];&quot;';&quot;)" office:value-type="string" office:string-value="UPDATE g_estructura.funcionarios SET id_area = 'UDSVP09' WHERE  identificador = '0801928326';" calcext:value-type="string">
            <text:p>UPDATE g_estructura.funcionarios SET id_area = 'UDSVP09' WHERE <text:s/>identificador = '0801928326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P09</text:p>
          </table:table-cell>
          <table:table-cell table:style-name="ce405" office:value-type="float" office:value="1308816188" calcext:value-type="float">
            <text:p>1308816188</text:p>
          </table:table-cell>
          <table:table-cell table:style-name="ce412" office:value-type="string" calcext:value-type="string">
            <text:p>GUADAMUD GILER MARKO ANTONIO</text:p>
          </table:table-cell>
          <table:table-cell table:style-name="ce412" office:value-type="string" calcext:value-type="string">
            <text:p>UDAFP09</text:p>
          </table:table-cell>
          <table:table-cell table:style-name="ce304" office:value-type="string" calcext:value-type="string">
            <text:p>ADMINISTRATIVO - FINANCIERO</text:p>
          </table:table-cell>
          <table:table-cell table:style-name="ce304"/>
          <table:table-cell/>
          <table:table-cell table:style-name="ce90" table:formula="of:=CONCATENATE(&quot;UPDATE g_estructura.funcionarios SET id_area = '&quot;;[.F61];&quot;' WHERE  identificador = '&quot;;[.D61];&quot;';&quot;)" office:value-type="string" office:string-value="UPDATE g_estructura.funcionarios SET id_area = 'UDAFP09' WHERE  identificador = '1308816188';" calcext:value-type="string">
            <text:p>UPDATE g_estructura.funcionarios SET id_area = 'UDAFP09' WHERE <text:s/>identificador = '1308816188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0" office:value-type="string" calcext:value-type="string">
            <text:p>OTP09</text:p>
          </table:table-cell>
          <table:table-cell table:style-name="ce405" office:value-type="float" office:value="1310879257" calcext:value-type="float">
            <text:p>1310879257</text:p>
          </table:table-cell>
          <table:table-cell table:style-name="ce412" office:value-type="string" calcext:value-type="string">
            <text:p>MARMOLEJO ZAMBRANO CARLOS ALBERTO</text:p>
          </table:table-cell>
          <table:table-cell table:style-name="ce412" office:value-type="string" calcext:value-type="string">
            <text:p>UDAFP09</text:p>
          </table:table-cell>
          <table:table-cell table:style-name="ce304" office:value-type="string" calcext:value-type="string">
            <text:p>ADMINISTRATIVO - FINANCIERO</text:p>
          </table:table-cell>
          <table:table-cell table:style-name="ce304"/>
          <table:table-cell/>
          <table:table-cell table:style-name="ce90" table:formula="of:=CONCATENATE(&quot;UPDATE g_estructura.funcionarios SET id_area = '&quot;;[.F62];&quot;' WHERE  identificador = '&quot;;[.D62];&quot;';&quot;)" office:value-type="string" office:string-value="UPDATE g_estructura.funcionarios SET id_area = 'UDAFP09' WHERE  identificador = '1310879257';" calcext:value-type="string">
            <text:p>UPDATE g_estructura.funcionarios SET id_area = 'UDAFP09' WHERE <text:s/>identificador = '1310879257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P09</text:p>
          </table:table-cell>
          <table:table-cell table:style-name="ce405" office:value-type="float" office:value="1804462438" calcext:value-type="float">
            <text:p>1804462438</text:p>
          </table:table-cell>
          <table:table-cell table:style-name="ce412" office:value-type="string" calcext:value-type="string">
            <text:p>MONTOYA VERA ANA GABRIELA</text:p>
          </table:table-cell>
          <table:table-cell table:style-name="ce412" office:value-type="string" calcext:value-type="string">
            <text:p>UDAFP09</text:p>
          </table:table-cell>
          <table:table-cell table:style-name="ce304" office:value-type="string" calcext:value-type="string">
            <text:p>ADMINISTRATIVO - FINANCIERO</text:p>
          </table:table-cell>
          <table:table-cell table:style-name="ce304"/>
          <table:table-cell/>
          <table:table-cell table:style-name="ce90" table:formula="of:=CONCATENATE(&quot;UPDATE g_estructura.funcionarios SET id_area = '&quot;;[.F63];&quot;' WHERE  identificador = '&quot;;[.D63];&quot;';&quot;)" office:value-type="string" office:string-value="UPDATE g_estructura.funcionarios SET id_area = 'UDAFP09' WHERE  identificador = '1804462438';" calcext:value-type="string">
            <text:p>UPDATE g_estructura.funcionarios SET id_area = 'UDAFP09' WHERE <text:s/>identificador = '1804462438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P09</text:p>
          </table:table-cell>
          <table:table-cell table:style-name="ce405" office:value-type="float" office:value="1311977191" calcext:value-type="float">
            <text:p>1311977191</text:p>
          </table:table-cell>
          <table:table-cell table:style-name="ce412" office:value-type="string" calcext:value-type="string">
            <text:p>NEVAREZ ARTEAGA VIELKA ANDREA</text:p>
          </table:table-cell>
          <table:table-cell table:style-name="ce412" office:value-type="string" calcext:value-type="string">
            <text:p>UDIAP09</text:p>
          </table:table-cell>
          <table:table-cell table:style-name="ce304" office:value-type="string" calcext:value-type="string">
            <text:p>INOCUIDAD DE ALIMENTOS</text:p>
          </table:table-cell>
          <table:table-cell table:style-name="ce304"/>
          <table:table-cell/>
          <table:table-cell table:style-name="ce90" table:formula="of:=CONCATENATE(&quot;UPDATE g_estructura.funcionarios SET id_area = '&quot;;[.F64];&quot;' WHERE  identificador = '&quot;;[.D64];&quot;';&quot;)" office:value-type="string" office:string-value="UPDATE g_estructura.funcionarios SET id_area = 'UDIAP09' WHERE  identificador = '1311977191';" calcext:value-type="string">
            <text:p>UPDATE g_estructura.funcionarios SET id_area = 'UDIAP09' WHERE <text:s/>identificador = '1311977191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P09</text:p>
          </table:table-cell>
          <table:table-cell table:style-name="ce405" office:value-type="float" office:value="1310944564" calcext:value-type="float">
            <text:p>1310944564</text:p>
          </table:table-cell>
          <table:table-cell table:style-name="ce412" office:value-type="string" calcext:value-type="string">
            <text:p>PALMA PLUA MOISES GREGORIO</text:p>
          </table:table-cell>
          <table:table-cell table:style-name="ce412" office:value-type="string" calcext:value-type="string">
            <text:p>UDSAP09</text:p>
          </table:table-cell>
          <table:table-cell table:style-name="ce304" office:value-type="string" calcext:value-type="string">
            <text:p>SANIDAD ANIMAL</text:p>
          </table:table-cell>
          <table:table-cell table:style-name="ce304"/>
          <table:table-cell/>
          <table:table-cell table:style-name="ce90" table:formula="of:=CONCATENATE(&quot;UPDATE g_estructura.funcionarios SET id_area = '&quot;;[.F65];&quot;' WHERE  identificador = '&quot;;[.D65];&quot;';&quot;)" office:value-type="string" office:string-value="UPDATE g_estructura.funcionarios SET id_area = 'UDSAP09' WHERE  identificador = '1310944564';" calcext:value-type="string">
            <text:p>UPDATE g_estructura.funcionarios SET id_area = 'UDSAP09' WHERE <text:s/>identificador = '1310944564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P09</text:p>
          </table:table-cell>
          <table:table-cell table:style-name="ce405" office:value-type="float" office:value="1312334152" calcext:value-type="float">
            <text:p>1312334152</text:p>
          </table:table-cell>
          <table:table-cell table:style-name="ce412" office:value-type="string" calcext:value-type="string">
            <text:p>PALMA VINCES JENNIFER MONSERRATE</text:p>
          </table:table-cell>
          <table:table-cell table:style-name="ce412" office:value-type="string" calcext:value-type="string">
            <text:p>UDAJP09</text:p>
          </table:table-cell>
          <table:table-cell table:style-name="ce304" office:value-type="string" calcext:value-type="string">
            <text:p>JURÍDICO</text:p>
          </table:table-cell>
          <table:table-cell table:style-name="ce304"/>
          <table:table-cell/>
          <table:table-cell table:style-name="ce90" table:formula="of:=CONCATENATE(&quot;UPDATE g_estructura.funcionarios SET id_area = '&quot;;[.F66];&quot;' WHERE  identificador = '&quot;;[.D66];&quot;';&quot;)" office:value-type="string" office:string-value="UPDATE g_estructura.funcionarios SET id_area = 'UDAJP09' WHERE  identificador = '1312334152';" calcext:value-type="string">
            <text:p>UPDATE g_estructura.funcionarios SET id_area = 'UDAJP09' WHERE <text:s/>identificador = '1312334152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P09</text:p>
          </table:table-cell>
          <table:table-cell table:style-name="ce405" office:value-type="float" office:value="1307546265" calcext:value-type="float">
            <text:p>1307546265</text:p>
          </table:table-cell>
          <table:table-cell table:style-name="ce412" office:value-type="string" calcext:value-type="string">
            <text:p>PARRAGA ARTEAGA LAURA MONSERRATE</text:p>
          </table:table-cell>
          <table:table-cell table:style-name="ce412" office:value-type="string" calcext:value-type="string">
            <text:p>UDAFP09</text:p>
          </table:table-cell>
          <table:table-cell table:style-name="ce304" office:value-type="string" calcext:value-type="string">
            <text:p>ADMINISTRATIVO - FINANCIERO</text:p>
          </table:table-cell>
          <table:table-cell table:style-name="ce304"/>
          <table:table-cell/>
          <table:table-cell table:style-name="ce90" table:formula="of:=CONCATENATE(&quot;UPDATE g_estructura.funcionarios SET id_area = '&quot;;[.F67];&quot;' WHERE  identificador = '&quot;;[.D67];&quot;';&quot;)" office:value-type="string" office:string-value="UPDATE g_estructura.funcionarios SET id_area = 'UDAFP09' WHERE  identificador = '1307546265';" calcext:value-type="string">
            <text:p>UPDATE g_estructura.funcionarios SET id_area = 'UDAFP09' WHERE <text:s/>identificador = '1307546265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P09</text:p>
          </table:table-cell>
          <table:table-cell table:style-name="ce405" office:value-type="float" office:value="1313183251" calcext:value-type="float">
            <text:p>1313183251</text:p>
          </table:table-cell>
          <table:table-cell table:style-name="ce412" office:value-type="string" calcext:value-type="string">
            <text:p>PERALTA ROMERO CARLOS ALBERTO</text:p>
          </table:table-cell>
          <table:table-cell table:style-name="ce412" office:value-type="string" calcext:value-type="string">
            <text:p>UDIAP09</text:p>
          </table:table-cell>
          <table:table-cell table:style-name="ce304" office:value-type="string" calcext:value-type="string">
            <text:p>INOCUIDAD DE ALIMENTOS</text:p>
          </table:table-cell>
          <table:table-cell table:style-name="ce304"/>
          <table:table-cell/>
          <table:table-cell table:style-name="ce90" table:formula="of:=CONCATENATE(&quot;UPDATE g_estructura.funcionarios SET id_area = '&quot;;[.F68];&quot;' WHERE  identificador = '&quot;;[.D68];&quot;';&quot;)" office:value-type="string" office:string-value="UPDATE g_estructura.funcionarios SET id_area = 'UDIAP09' WHERE  identificador = '1313183251';" calcext:value-type="string">
            <text:p>UPDATE g_estructura.funcionarios SET id_area = 'UDIAP09' WHERE <text:s/>identificador = '1313183251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P09</text:p>
          </table:table-cell>
          <table:table-cell table:style-name="ce405" office:value-type="float" office:value="1312039108" calcext:value-type="float">
            <text:p>1312039108</text:p>
          </table:table-cell>
          <table:table-cell table:style-name="ce412" office:value-type="string" calcext:value-type="string">
            <text:p>QUIROZ CORNEJO LENNI MARILÚ</text:p>
          </table:table-cell>
          <table:table-cell table:style-name="ce412" office:value-type="string" calcext:value-type="string">
            <text:p>UDAFP09</text:p>
          </table:table-cell>
          <table:table-cell table:style-name="ce304" office:value-type="string" calcext:value-type="string">
            <text:p>ADMINISTRATIVO - FINANCIERO</text:p>
          </table:table-cell>
          <table:table-cell table:style-name="ce304"/>
          <table:table-cell/>
          <table:table-cell table:style-name="ce90" table:formula="of:=CONCATENATE(&quot;UPDATE g_estructura.funcionarios SET id_area = '&quot;;[.F69];&quot;' WHERE  identificador = '&quot;;[.D69];&quot;';&quot;)" office:value-type="string" office:string-value="UPDATE g_estructura.funcionarios SET id_area = 'UDAFP09' WHERE  identificador = '1312039108';" calcext:value-type="string">
            <text:p>UPDATE g_estructura.funcionarios SET id_area = 'UDAFP09' WHERE <text:s/>identificador = '1312039108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P09</text:p>
          </table:table-cell>
          <table:table-cell table:style-name="ce405" office:value-type="float" office:value="1308563020" calcext:value-type="float">
            <text:p>1308563020</text:p>
          </table:table-cell>
          <table:table-cell table:style-name="ce412" office:value-type="string" calcext:value-type="string">
            <text:p>REYES PILAY CARLOS JAVIER</text:p>
          </table:table-cell>
          <table:table-cell table:style-name="ce412" office:value-type="string" calcext:value-type="string">
            <text:p>UDSVP09</text:p>
          </table:table-cell>
          <table:table-cell table:style-name="ce304" office:value-type="string" calcext:value-type="string">
            <text:p>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70];&quot;' WHERE  identificador = '&quot;;[.D70];&quot;';&quot;)" office:value-type="string" office:string-value="UPDATE g_estructura.funcionarios SET id_area = 'UDSVP09' WHERE  identificador = '1308563020';" calcext:value-type="string">
            <text:p>UPDATE g_estructura.funcionarios SET id_area = 'UDSVP09' WHERE <text:s/>identificador = '1308563020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0" office:value-type="string" calcext:value-type="string">
            <text:p>OTP09</text:p>
          </table:table-cell>
          <table:table-cell table:style-name="ce405" office:value-type="float" office:value="1312036914" calcext:value-type="float">
            <text:p>1312036914</text:p>
          </table:table-cell>
          <table:table-cell table:style-name="ce412" office:value-type="string" calcext:value-type="string">
            <text:p>SALMON BARBERAN MARIA JESSICA</text:p>
          </table:table-cell>
          <table:table-cell table:style-name="ce412" office:value-type="string" calcext:value-type="string">
            <text:p>UDAFP09</text:p>
          </table:table-cell>
          <table:table-cell table:style-name="ce304" office:value-type="string" calcext:value-type="string">
            <text:p>ADMINISTRATIVO - FINANCIERO</text:p>
          </table:table-cell>
          <table:table-cell table:style-name="ce304"/>
          <table:table-cell/>
          <table:table-cell table:style-name="ce90" table:formula="of:=CONCATENATE(&quot;UPDATE g_estructura.funcionarios SET id_area = '&quot;;[.F71];&quot;' WHERE  identificador = '&quot;;[.D71];&quot;';&quot;)" office:value-type="string" office:string-value="UPDATE g_estructura.funcionarios SET id_area = 'UDAFP09' WHERE  identificador = '1312036914';" calcext:value-type="string">
            <text:p>UPDATE g_estructura.funcionarios SET id_area = 'UDAFP09' WHERE <text:s/>identificador = '1312036914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P09</text:p>
          </table:table-cell>
          <table:table-cell table:style-name="ce405" office:value-type="float" office:value="1710734623" calcext:value-type="float">
            <text:p>1710734623</text:p>
          </table:table-cell>
          <table:table-cell table:style-name="ce412" office:value-type="string" calcext:value-type="string">
            <text:p>SANTILLAN LATORRE ALFREDO PATRICIO</text:p>
          </table:table-cell>
          <table:table-cell table:style-name="ce412" office:value-type="string" calcext:value-type="string">
            <text:p>UDIAP09</text:p>
          </table:table-cell>
          <table:table-cell table:style-name="ce304" office:value-type="string" calcext:value-type="string">
            <text:p>INOCUIDAD DE ALIMENTOS</text:p>
          </table:table-cell>
          <table:table-cell table:style-name="ce304"/>
          <table:table-cell/>
          <table:table-cell table:style-name="ce90" table:formula="of:=CONCATENATE(&quot;UPDATE g_estructura.funcionarios SET id_area = '&quot;;[.F72];&quot;' WHERE  identificador = '&quot;;[.D72];&quot;';&quot;)" office:value-type="string" office:string-value="UPDATE g_estructura.funcionarios SET id_area = 'UDIAP09' WHERE  identificador = '1710734623';" calcext:value-type="string">
            <text:p>UPDATE g_estructura.funcionarios SET id_area = 'UDIAP09' WHERE <text:s/>identificador = '1710734623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P09</text:p>
          </table:table-cell>
          <table:table-cell table:style-name="ce405" office:value-type="float" office:value="1309943346" calcext:value-type="float">
            <text:p>1309943346</text:p>
          </table:table-cell>
          <table:table-cell table:style-name="ce412" office:value-type="string" calcext:value-type="string">
            <text:p>TAMAYO BURGOS JULIO ANDRES</text:p>
          </table:table-cell>
          <table:table-cell table:style-name="ce412" office:value-type="string" calcext:value-type="string">
            <text:p>UDSAP09</text:p>
          </table:table-cell>
          <table:table-cell table:style-name="ce304" office:value-type="string" calcext:value-type="string">
            <text:p>SANIDAD ANIMAL</text:p>
          </table:table-cell>
          <table:table-cell table:style-name="ce304"/>
          <table:table-cell/>
          <table:table-cell table:style-name="ce90" table:formula="of:=CONCATENATE(&quot;UPDATE g_estructura.funcionarios SET id_area = '&quot;;[.F73];&quot;' WHERE  identificador = '&quot;;[.D73];&quot;';&quot;)" office:value-type="string" office:string-value="UPDATE g_estructura.funcionarios SET id_area = 'UDSAP09' WHERE  identificador = '1309943346';" calcext:value-type="string">
            <text:p>UPDATE g_estructura.funcionarios SET id_area = 'UDSAP09' WHERE <text:s/>identificador = '1309943346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P09</text:p>
          </table:table-cell>
          <table:table-cell table:style-name="ce405" office:value-type="float" office:value="1308389970" calcext:value-type="float">
            <text:p>1308389970</text:p>
          </table:table-cell>
          <table:table-cell table:style-name="ce412" office:value-type="string" calcext:value-type="string">
            <text:p>TUAREZ MURILLO JORGE ORLANDO</text:p>
          </table:table-cell>
          <table:table-cell table:style-name="ce412" office:value-type="string" calcext:value-type="string">
            <text:p>UDSAP09</text:p>
          </table:table-cell>
          <table:table-cell table:style-name="ce304" office:value-type="string" calcext:value-type="string">
            <text:p>SANIDAD ANIMAL</text:p>
          </table:table-cell>
          <table:table-cell table:style-name="ce304"/>
          <table:table-cell/>
          <table:table-cell table:style-name="ce90" table:formula="of:=CONCATENATE(&quot;UPDATE g_estructura.funcionarios SET id_area = '&quot;;[.F74];&quot;' WHERE  identificador = '&quot;;[.D74];&quot;';&quot;)" office:value-type="string" office:string-value="UPDATE g_estructura.funcionarios SET id_area = 'UDSAP09' WHERE  identificador = '1308389970';" calcext:value-type="string">
            <text:p>UPDATE g_estructura.funcionarios SET id_area = 'UDSAP09' WHERE <text:s/>identificador = '1308389970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P09</text:p>
          </table:table-cell>
          <table:table-cell table:style-name="ce405" office:value-type="float" office:value="1306123454" calcext:value-type="float">
            <text:p>1306123454</text:p>
          </table:table-cell>
          <table:table-cell table:style-name="ce412" office:value-type="string" calcext:value-type="string">
            <text:p>VELEZ GILER GENITO OLIVA</text:p>
          </table:table-cell>
          <table:table-cell table:style-name="ce412" office:value-type="string" calcext:value-type="string">
            <text:p>UDSAP09</text:p>
          </table:table-cell>
          <table:table-cell table:style-name="ce304" office:value-type="string" calcext:value-type="string">
            <text:p>SANIDAD ANIMAL</text:p>
          </table:table-cell>
          <table:table-cell table:style-name="ce304"/>
          <table:table-cell/>
          <table:table-cell table:style-name="ce90" table:formula="of:=CONCATENATE(&quot;UPDATE g_estructura.funcionarios SET id_area = '&quot;;[.F75];&quot;' WHERE  identificador = '&quot;;[.D75];&quot;';&quot;)" office:value-type="string" office:string-value="UPDATE g_estructura.funcionarios SET id_area = 'UDSAP09' WHERE  identificador = '1306123454';" calcext:value-type="string">
            <text:p>UPDATE g_estructura.funcionarios SET id_area = 'UDSAP09' WHERE <text:s/>identificador = '1306123454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P09</text:p>
          </table:table-cell>
          <table:table-cell table:style-name="ce405" office:value-type="float" office:value="1303549578" calcext:value-type="float">
            <text:p>1303549578</text:p>
          </table:table-cell>
          <table:table-cell table:style-name="ce412" office:value-type="string" calcext:value-type="string">
            <text:p>VERA LOOR LINO AGUSTIN</text:p>
          </table:table-cell>
          <table:table-cell table:style-name="ce412" office:value-type="string" calcext:value-type="string">
            <text:p>UDSAP09</text:p>
          </table:table-cell>
          <table:table-cell table:style-name="ce304" office:value-type="string" calcext:value-type="string">
            <text:p>SANIDAD ANIMAL</text:p>
          </table:table-cell>
          <table:table-cell table:style-name="ce304"/>
          <table:table-cell/>
          <table:table-cell table:style-name="ce90" table:formula="of:=CONCATENATE(&quot;UPDATE g_estructura.funcionarios SET id_area = '&quot;;[.F76];&quot;' WHERE  identificador = '&quot;;[.D76];&quot;';&quot;)" office:value-type="string" office:string-value="UPDATE g_estructura.funcionarios SET id_area = 'UDSAP09' WHERE  identificador = '1303549578';" calcext:value-type="string">
            <text:p>UPDATE g_estructura.funcionarios SET id_area = 'UDSAP09' WHERE <text:s/>identificador = '1303549578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P09</text:p>
          </table:table-cell>
          <table:table-cell table:style-name="ce405" office:value-type="float" office:value="1307562130" calcext:value-type="float">
            <text:p>1307562130</text:p>
          </table:table-cell>
          <table:table-cell table:style-name="ce413" office:value-type="string" calcext:value-type="string">
            <text:p>ZAMBRANO BARREIRO JAVIER PATRICIO</text:p>
          </table:table-cell>
          <table:table-cell table:style-name="ce413" office:value-type="string" calcext:value-type="string">
            <text:p>DD09</text:p>
          </table:table-cell>
          <table:table-cell table:style-name="ce304" office:value-type="string" calcext:value-type="string">
            <text:p>DIRECCIÓN DISTRITAL</text:p>
          </table:table-cell>
          <table:table-cell table:style-name="ce304" office:value-type="string" calcext:value-type="string">
            <text:p>DD09</text:p>
          </table:table-cell>
          <table:table-cell table:style-name="ce85" office:value-type="string" calcext:value-type="string">
            <text:p>RESPONSABLE DE PROVINCIA</text:p>
          </table:table-cell>
          <table:table-cell table:style-name="ce90" table:formula="of:=CONCATENATE(&quot;UPDATE g_estructura.funcionarios SET id_area = '&quot;;[.F77];&quot;' WHERE  identificador = '&quot;;[.D77];&quot;';&quot;)" office:value-type="string" office:string-value="UPDATE g_estructura.funcionarios SET id_area = 'DD09' WHERE  identificador = '1307562130';" calcext:value-type="string">
            <text:p>UPDATE g_estructura.funcionarios SET id_area = 'DD09' WHERE <text:s/>identificador = '1307562130';</text:p>
          </table:table-cell>
          <table:table-cell/>
          <table:table-cell table:style-name="ce90" table:formula="of:=CONCATENATE(&quot;INSERT INTO g_estructura.responsables(id_area, identificador, prioridad, responsable, activo, estado) values ('&quot;;[.H77];&quot;','&quot;;[.D77];&quot;',1,true,1,1);&quot;)" office:value-type="string" office:string-value="INSERT INTO g_estructura.responsables(id_area, identificador, prioridad, responsable, activo, estado) values ('DD09','1307562130',1,true,1,1);" calcext:value-type="string">
            <text:p>INSERT INTO g_estructura.responsables(id_area, identificador, prioridad, responsable, activo, estado) values ('DD09','1307562130',1,true,1,1);</text:p>
          </table:table-cell>
          <table:table-cell table:number-columns-repeated="1012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P09</text:p>
          </table:table-cell>
          <table:table-cell table:style-name="ce405" office:value-type="float" office:value="1308032786" calcext:value-type="float">
            <text:p>1308032786</text:p>
          </table:table-cell>
          <table:table-cell table:style-name="ce412" office:value-type="string" calcext:value-type="string">
            <text:p>ZAMBRANO BRAVO JOSE FERNANDO</text:p>
          </table:table-cell>
          <table:table-cell table:style-name="ce412" office:value-type="string" calcext:value-type="string">
            <text:p>UDRIAP09</text:p>
          </table:table-cell>
          <table:table-cell table:style-name="ce304" office:value-type="string" calcext:value-type="string">
            <text:p>REGISTRO DE INSUMOS AGROPECUARIOS</text:p>
          </table:table-cell>
          <table:table-cell table:style-name="ce304"/>
          <table:table-cell/>
          <table:table-cell table:style-name="ce90" table:formula="of:=CONCATENATE(&quot;UPDATE g_estructura.funcionarios SET id_area = '&quot;;[.F78];&quot;' WHERE  identificador = '&quot;;[.D78];&quot;';&quot;)" office:value-type="string" office:string-value="UPDATE g_estructura.funcionarios SET id_area = 'UDRIAP09' WHERE  identificador = '1308032786';" calcext:value-type="string">
            <text:p>UPDATE g_estructura.funcionarios SET id_area = 'UDRIAP09' WHERE <text:s/>identificador = '1308032786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P09</text:p>
          </table:table-cell>
          <table:table-cell table:style-name="ce405" office:value-type="float" office:value="1309125555" calcext:value-type="float">
            <text:p>1309125555</text:p>
          </table:table-cell>
          <table:table-cell table:style-name="ce412" office:value-type="string" calcext:value-type="string">
            <text:p>ZAMBRANO MOREIRA ANIBAL ORLANDO</text:p>
          </table:table-cell>
          <table:table-cell table:style-name="ce412" office:value-type="string" calcext:value-type="string">
            <text:p>UDSAP09</text:p>
          </table:table-cell>
          <table:table-cell table:style-name="ce304" office:value-type="string" calcext:value-type="string">
            <text:p>SANIDAD ANIMAL</text:p>
          </table:table-cell>
          <table:table-cell table:style-name="ce304"/>
          <table:table-cell/>
          <table:table-cell table:style-name="ce90" table:formula="of:=CONCATENATE(&quot;UPDATE g_estructura.funcionarios SET id_area = '&quot;;[.F79];&quot;' WHERE  identificador = '&quot;;[.D79];&quot;';&quot;)" office:value-type="string" office:string-value="UPDATE g_estructura.funcionarios SET id_area = 'UDSAP09' WHERE  identificador = '1309125555';" calcext:value-type="string">
            <text:p>UPDATE g_estructura.funcionarios SET id_area = 'UDSAP09' WHERE <text:s/>identificador = '1309125555';</text:p>
          </table:table-cell>
          <table:table-cell table:number-columns-repeated="1014"/>
        </table:table-row>
        <table:table-row table:style-name="ro4">
          <table:table-cell/>
          <table:table-cell table:style-name="ce402" office:value-type="string" calcext:value-type="string" table:number-columns-spanned="1" table:number-rows-spanned="5">
            <office:annotation draw:style-name="gr1" draw:text-style-name="P1" svg:width="5.114cm" svg:height="2.427cm" svg:x="9.185cm" svg:y="47.472cm" draw:caption-point-x="-0.514cm" draw:caption-point-y="-2.949cm">
              <dc:date>2016-10-14T00:00:00</dc:date>
              <text:p text:style-name="P1"><text:span text:style-name="T1">ADMINISTRATIVO:</text:span></text:p>
              <text:p text:style-name="P1"><text:span text:style-name="T2">EL PERSONAL DE ESTA AGENCIA LABORA ACTUALMENTE EN PORTOVIEJO POR EL TEMA DEL TERREMOTO EL 16A</text:span></text:p>
            </office:annotation>
            <text:p>Oficina Manta</text:p>
          </table:table-cell>
          <table:table-cell table:style-name="ce402" office:value-type="string" calcext:value-type="string">
            <text:p>OTM09</text:p>
          </table:table-cell>
          <table:table-cell table:style-name="ce405" office:value-type="float" office:value="1309602017" calcext:value-type="float">
            <text:p>1309602017</text:p>
          </table:table-cell>
          <table:table-cell table:style-name="ce412" office:value-type="string" calcext:value-type="string">
            <text:p>ALCIVAR PLÚA JACINTA MAGDALENA</text:p>
          </table:table-cell>
          <table:table-cell table:style-name="ce412" office:value-type="string" calcext:value-type="string">
            <text:p>UDAFM09</text:p>
          </table:table-cell>
          <table:table-cell table:style-name="ce304" office:value-type="string" calcext:value-type="string">
            <text:p>ADMINISTRATIVO - FINANCIERO</text:p>
          </table:table-cell>
          <table:table-cell table:style-name="ce304"/>
          <table:table-cell/>
          <table:table-cell table:style-name="ce90" table:formula="of:=CONCATENATE(&quot;UPDATE g_estructura.funcionarios SET id_area = '&quot;;[.F80];&quot;' WHERE  identificador = '&quot;;[.D80];&quot;';&quot;)" office:value-type="string" office:string-value="UPDATE g_estructura.funcionarios SET id_area = 'UDAFM09' WHERE  identificador = '1309602017';" calcext:value-type="string">
            <text:p>UPDATE g_estructura.funcionarios SET id_area = 'UDAFM09' WHERE <text:s/>identificador = '1309602017';</text:p>
          </table:table-cell>
          <table:table-cell table:number-columns-repeated="1014"/>
        </table:table-row>
        <table:table-row table:style-name="ro4">
          <table:table-cell/>
          <table:covered-table-cell table:style-name="ce402"/>
          <table:table-cell table:style-name="ce402" office:value-type="string" calcext:value-type="string">
            <text:p>OTM09</text:p>
          </table:table-cell>
          <table:table-cell table:style-name="ce406" office:value-type="float" office:value="1204520637" calcext:value-type="float">
            <text:p>1204520637</text:p>
          </table:table-cell>
          <table:table-cell table:style-name="ce412" office:value-type="string" calcext:value-type="string">
            <text:p>CHACÓN FRANCO ZORAIDA MARILÚ</text:p>
          </table:table-cell>
          <table:table-cell table:style-name="ce412" office:value-type="string" calcext:value-type="string">
            <text:p>UDSAM09</text:p>
          </table:table-cell>
          <table:table-cell table:style-name="ce304" office:value-type="string" calcext:value-type="string">
            <text:p>SANIDAD ANIMAL</text:p>
          </table:table-cell>
          <table:table-cell table:style-name="ce304"/>
          <table:table-cell/>
          <table:table-cell table:style-name="ce90" table:formula="of:=CONCATENATE(&quot;UPDATE g_estructura.funcionarios SET id_area = '&quot;;[.F81];&quot;' WHERE  identificador = '&quot;;[.D81];&quot;';&quot;)" office:value-type="string" office:string-value="UPDATE g_estructura.funcionarios SET id_area = 'UDSAM09' WHERE  identificador = '1204520637';" calcext:value-type="string">
            <text:p>UPDATE g_estructura.funcionarios SET id_area = 'UDSAM09' WHERE <text:s/>identificador = '1204520637';</text:p>
          </table:table-cell>
          <table:table-cell table:number-columns-repeated="1014"/>
        </table:table-row>
        <table:table-row table:style-name="ro4">
          <table:table-cell/>
          <table:covered-table-cell table:style-name="ce402"/>
          <table:table-cell table:style-name="ce402" office:value-type="string" calcext:value-type="string">
            <text:p>OTM09</text:p>
          </table:table-cell>
          <table:table-cell table:style-name="ce406" office:value-type="float" office:value="1311427577" calcext:value-type="float">
            <text:p>1311427577</text:p>
          </table:table-cell>
          <table:table-cell table:style-name="ce412" office:value-type="string" calcext:value-type="string">
            <text:p>GUERRERO BRAVO INES ALEXANDRA</text:p>
          </table:table-cell>
          <table:table-cell table:style-name="ce412" office:value-type="string" calcext:value-type="string">
            <text:p>UDLM09</text:p>
          </table:table-cell>
          <table:table-cell table:style-name="ce304" office:value-type="string" calcext:value-type="string">
            <text:p>LABORATORIO</text:p>
          </table:table-cell>
          <table:table-cell table:style-name="ce304"/>
          <table:table-cell/>
          <table:table-cell table:style-name="ce90" table:formula="of:=CONCATENATE(&quot;UPDATE g_estructura.funcionarios SET id_area = '&quot;;[.F82];&quot;' WHERE  identificador = '&quot;;[.D82];&quot;';&quot;)" office:value-type="string" office:string-value="UPDATE g_estructura.funcionarios SET id_area = 'UDLM09' WHERE  identificador = '1311427577';" calcext:value-type="string">
            <text:p>UPDATE g_estructura.funcionarios SET id_area = 'UDLM09' WHERE <text:s/>identificador = '1311427577';</text:p>
          </table:table-cell>
          <table:table-cell table:number-columns-repeated="1014"/>
        </table:table-row>
        <table:table-row table:style-name="ro4">
          <table:table-cell/>
          <table:covered-table-cell table:style-name="ce402"/>
          <table:table-cell table:style-name="ce402" office:value-type="string" calcext:value-type="string">
            <text:p>OTM09</text:p>
          </table:table-cell>
          <table:table-cell table:style-name="ce406" office:value-type="float" office:value="1306944966" calcext:value-type="float">
            <text:p>1306944966</text:p>
          </table:table-cell>
          <table:table-cell table:style-name="ce413" office:value-type="string" calcext:value-type="string">
            <text:p>MEZA <text:s/>PERALTA JHONNY FABIAN</text:p>
          </table:table-cell>
          <table:table-cell table:style-name="ce413" office:value-type="string" calcext:value-type="string">
            <text:p>UDLM09</text:p>
          </table:table-cell>
          <table:table-cell table:style-name="ce304" office:value-type="string" calcext:value-type="string">
            <text:p>LABORATORIO</text:p>
          </table:table-cell>
          <table:table-cell table:style-name="ce313" office:value-type="string" calcext:value-type="string">
            <text:p>OTM09</text:p>
          </table:table-cell>
          <table:table-cell table:style-name="ce85" office:value-type="string" calcext:value-type="string">
            <text:p>Responsable de Oficina</text:p>
          </table:table-cell>
          <table:table-cell table:style-name="ce90" table:formula="of:=CONCATENATE(&quot;UPDATE g_estructura.funcionarios SET id_area = '&quot;;[.F83];&quot;' WHERE  identificador = '&quot;;[.D83];&quot;';&quot;)" office:value-type="string" office:string-value="UPDATE g_estructura.funcionarios SET id_area = 'UDLM09' WHERE  identificador = '1306944966';" calcext:value-type="string">
            <text:p>UPDATE g_estructura.funcionarios SET id_area = 'UDLM09' WHERE <text:s/>identificador = '1306944966';</text:p>
          </table:table-cell>
          <table:table-cell/>
          <table:table-cell table:style-name="ce90" table:formula="of:=CONCATENATE(&quot;INSERT INTO g_estructura.responsables(id_area, identificador, prioridad, responsable, activo, estado) values ('&quot;;[.H83];&quot;','&quot;;[.D83];&quot;',1,true,1,1);&quot;)" office:value-type="string" office:string-value="INSERT INTO g_estructura.responsables(id_area, identificador, prioridad, responsable, activo, estado) values ('OTM09','1306944966',1,true,1,1);" calcext:value-type="string">
            <text:p>INSERT INTO g_estructura.responsables(id_area, identificador, prioridad, responsable, activo, estado) values ('OTM09','1306944966',1,true,1,1);</text:p>
          </table:table-cell>
          <table:table-cell table:number-columns-repeated="1012"/>
        </table:table-row>
        <table:table-row table:style-name="ro4">
          <table:table-cell/>
          <table:covered-table-cell table:style-name="ce402"/>
          <table:table-cell table:style-name="ce402" office:value-type="string" calcext:value-type="string">
            <text:p>OTM09</text:p>
          </table:table-cell>
          <table:table-cell table:style-name="ce406" office:value-type="float" office:value="1309875720" calcext:value-type="float">
            <text:p>1309875720</text:p>
          </table:table-cell>
          <table:table-cell table:style-name="ce412" office:value-type="string" calcext:value-type="string">
            <text:p>VELASQUEZ VINCES JOSE ADEMAR</text:p>
          </table:table-cell>
          <table:table-cell table:style-name="ce412" office:value-type="string" calcext:value-type="string">
            <text:p>UDLM09</text:p>
          </table:table-cell>
          <table:table-cell table:style-name="ce304" office:value-type="string" calcext:value-type="string">
            <text:p>LABORATORIO</text:p>
          </table:table-cell>
          <table:table-cell table:style-name="ce304"/>
          <table:table-cell/>
          <table:table-cell table:style-name="ce90" table:formula="of:=CONCATENATE(&quot;UPDATE g_estructura.funcionarios SET id_area = '&quot;;[.F84];&quot;' WHERE  identificador = '&quot;;[.D84];&quot;';&quot;)" office:value-type="string" office:string-value="UPDATE g_estructura.funcionarios SET id_area = 'UDLM09' WHERE  identificador = '1309875720';" calcext:value-type="string">
            <text:p>UPDATE g_estructura.funcionarios SET id_area = 'UDLM09' WHERE <text:s/>identificador = '1309875720';</text:p>
          </table:table-cell>
          <table:table-cell table:number-columns-repeated="1014"/>
        </table:table-row>
        <table:table-row table:style-name="ro4">
          <table:table-cell/>
          <table:table-cell table:style-name="ce402" office:value-type="string" calcext:value-type="string" table:number-columns-spanned="1" table:number-rows-spanned="7">
            <text:p>Oficina Chone</text:p>
          </table:table-cell>
          <table:table-cell table:style-name="ce401" office:value-type="string" calcext:value-type="string">
            <text:p>OTC09</text:p>
          </table:table-cell>
          <table:table-cell table:style-name="ce408" office:value-type="float" office:value="1311707051" calcext:value-type="float">
            <text:p>1311707051</text:p>
          </table:table-cell>
          <table:table-cell table:style-name="ce413" office:value-type="string" calcext:value-type="string">
            <text:p>ALCIVAR GUADAMUD WILMER WAGNER</text:p>
          </table:table-cell>
          <table:table-cell table:style-name="ce413" office:value-type="string" calcext:value-type="string">
            <text:p>UDSAC09</text:p>
          </table:table-cell>
          <table:table-cell table:style-name="ce307" office:value-type="string" calcext:value-type="string">
            <text:p>SANIDAD ANIMAL</text:p>
          </table:table-cell>
          <table:table-cell table:style-name="ce313" office:value-type="string" calcext:value-type="string">
            <text:p>OTC09</text:p>
          </table:table-cell>
          <table:table-cell table:style-name="ce85" office:value-type="string" calcext:value-type="string">
            <text:p>Responsable de Oficina</text:p>
          </table:table-cell>
          <table:table-cell table:style-name="ce90" table:formula="of:=CONCATENATE(&quot;UPDATE g_estructura.funcionarios SET id_area = '&quot;;[.F85];&quot;' WHERE  identificador = '&quot;;[.D85];&quot;';&quot;)" office:value-type="string" office:string-value="UPDATE g_estructura.funcionarios SET id_area = 'UDSAC09' WHERE  identificador = '1311707051';" calcext:value-type="string">
            <text:p>UPDATE g_estructura.funcionarios SET id_area = 'UDSAC09' WHERE <text:s/>identificador = '1311707051';</text:p>
          </table:table-cell>
          <table:table-cell/>
          <table:table-cell table:style-name="ce90" table:formula="of:=CONCATENATE(&quot;INSERT INTO g_estructura.responsables(id_area, identificador, prioridad, responsable, activo, estado) values ('&quot;;[.H85];&quot;','&quot;;[.D85];&quot;',1,true,1,1);&quot;)" office:value-type="string" office:string-value="INSERT INTO g_estructura.responsables(id_area, identificador, prioridad, responsable, activo, estado) values ('OTC09','1311707051',1,true,1,1);" calcext:value-type="string">
            <text:p>INSERT INTO g_estructura.responsables(id_area, identificador, prioridad, responsable, activo, estado) values ('OTC09','1311707051',1,true,1,1);</text:p>
          </table:table-cell>
          <table:table-cell table:number-columns-repeated="1012"/>
        </table:table-row>
        <table:table-row table:style-name="ro4">
          <table:table-cell/>
          <table:covered-table-cell table:style-name="ce402"/>
          <table:table-cell table:style-name="ce402" office:value-type="string" calcext:value-type="string">
            <text:p>OTC09</text:p>
          </table:table-cell>
          <table:table-cell table:style-name="ce406" office:value-type="float" office:value="1309862769" calcext:value-type="float">
            <text:p>1309862769</text:p>
          </table:table-cell>
          <table:table-cell table:style-name="ce412" office:value-type="string" calcext:value-type="string">
            <text:p>ALCIVAR MURILLO LEONARDO LENIN</text:p>
          </table:table-cell>
          <table:table-cell table:style-name="ce412" office:value-type="string" calcext:value-type="string">
            <text:p>UDSAC09</text:p>
          </table:table-cell>
          <table:table-cell table:style-name="ce304" office:value-type="string" calcext:value-type="string">
            <text:p>SANIDAD ANIMAL</text:p>
          </table:table-cell>
          <table:table-cell table:style-name="ce304"/>
          <table:table-cell/>
          <table:table-cell table:style-name="ce90" table:formula="of:=CONCATENATE(&quot;UPDATE g_estructura.funcionarios SET id_area = '&quot;;[.F86];&quot;' WHERE  identificador = '&quot;;[.D86];&quot;';&quot;)" office:value-type="string" office:string-value="UPDATE g_estructura.funcionarios SET id_area = 'UDSAC09' WHERE  identificador = '1309862769';" calcext:value-type="string">
            <text:p>UPDATE g_estructura.funcionarios SET id_area = 'UDSAC09' WHERE <text:s/>identificador = '1309862769';</text:p>
          </table:table-cell>
          <table:table-cell table:number-columns-repeated="1014"/>
        </table:table-row>
        <table:table-row table:style-name="ro4">
          <table:table-cell/>
          <table:covered-table-cell table:style-name="ce402"/>
          <table:table-cell table:style-name="ce402" office:value-type="string" calcext:value-type="string">
            <text:p>OTC09</text:p>
          </table:table-cell>
          <table:table-cell table:style-name="ce406" office:value-type="float" office:value="1304467697" calcext:value-type="float">
            <text:p>1304467697</text:p>
          </table:table-cell>
          <table:table-cell table:style-name="ce412" office:value-type="string" calcext:value-type="string">
            <text:p>ANDRADE CEDEÑO JHON SHAKESPEARE</text:p>
          </table:table-cell>
          <table:table-cell table:style-name="ce412" office:value-type="string" calcext:value-type="string">
            <text:p>UDSAC09</text:p>
          </table:table-cell>
          <table:table-cell table:style-name="ce304" office:value-type="string" calcext:value-type="string">
            <text:p>SANIDAD ANIMAL</text:p>
          </table:table-cell>
          <table:table-cell table:style-name="ce304"/>
          <table:table-cell/>
          <table:table-cell table:style-name="ce90" table:formula="of:=CONCATENATE(&quot;UPDATE g_estructura.funcionarios SET id_area = '&quot;;[.F87];&quot;' WHERE  identificador = '&quot;;[.D87];&quot;';&quot;)" office:value-type="string" office:string-value="UPDATE g_estructura.funcionarios SET id_area = 'UDSAC09' WHERE  identificador = '1304467697';" calcext:value-type="string">
            <text:p>UPDATE g_estructura.funcionarios SET id_area = 'UDSAC09' WHERE <text:s/>identificador = '1304467697';</text:p>
          </table:table-cell>
          <table:table-cell table:number-columns-repeated="1014"/>
        </table:table-row>
        <table:table-row table:style-name="ro4">
          <table:table-cell/>
          <table:covered-table-cell table:style-name="ce402"/>
          <table:table-cell table:style-name="ce402" office:value-type="string" calcext:value-type="string">
            <text:p>OTC09</text:p>
          </table:table-cell>
          <table:table-cell table:style-name="ce409" office:value-type="float" office:value="1305287177" calcext:value-type="float">
            <text:p>1305287177</text:p>
          </table:table-cell>
          <table:table-cell table:style-name="ce414" office:value-type="string" calcext:value-type="string">
            <text:p>ANDRADE DAVILA JORGE EMILIO</text:p>
          </table:table-cell>
          <table:table-cell table:style-name="ce414" office:value-type="string" calcext:value-type="string">
            <text:p>UDSAC09</text:p>
          </table:table-cell>
          <table:table-cell table:style-name="ce417" office:value-type="string" calcext:value-type="string">
            <text:p>SANIDAD ANIMAL</text:p>
          </table:table-cell>
          <table:table-cell table:style-name="ce417"/>
          <table:table-cell table:style-name="ce1"/>
          <table:table-cell table:style-name="ce90" table:formula="of:=CONCATENATE(&quot;UPDATE g_estructura.funcionarios SET id_area = '&quot;;[.F88];&quot;' WHERE  identificador = '&quot;;[.D88];&quot;';&quot;)" office:value-type="string" office:string-value="UPDATE g_estructura.funcionarios SET id_area = 'UDSAC09' WHERE  identificador = '1305287177';" calcext:value-type="string">
            <text:p>UPDATE g_estructura.funcionarios SET id_area = 'UDSAC09' WHERE <text:s/>identificador = '1305287177';</text:p>
          </table:table-cell>
          <table:table-cell table:number-columns-repeated="1014"/>
        </table:table-row>
        <table:table-row table:style-name="ro4">
          <table:table-cell/>
          <table:covered-table-cell table:style-name="ce402"/>
          <table:table-cell table:style-name="ce402" office:value-type="string" calcext:value-type="string">
            <text:p>OTC09</text:p>
          </table:table-cell>
          <table:table-cell table:style-name="ce406" office:value-type="float" office:value="1310820624" calcext:value-type="float">
            <text:p>1310820624</text:p>
          </table:table-cell>
          <table:table-cell table:style-name="ce412" office:value-type="string" calcext:value-type="string">
            <text:p>ARTEAGA PAZMIÑO CHRISTIAN JOSE</text:p>
          </table:table-cell>
          <table:table-cell table:style-name="ce412" office:value-type="string" calcext:value-type="string">
            <text:p>UDSAC09</text:p>
          </table:table-cell>
          <table:table-cell table:style-name="ce304" office:value-type="string" calcext:value-type="string">
            <text:p>SANIDAD ANIMAL</text:p>
          </table:table-cell>
          <table:table-cell table:style-name="ce304"/>
          <table:table-cell/>
          <table:table-cell table:style-name="ce90" table:formula="of:=CONCATENATE(&quot;UPDATE g_estructura.funcionarios SET id_area = '&quot;;[.F89];&quot;' WHERE  identificador = '&quot;;[.D89];&quot;';&quot;)" office:value-type="string" office:string-value="UPDATE g_estructura.funcionarios SET id_area = 'UDSAC09' WHERE  identificador = '1310820624';" calcext:value-type="string">
            <text:p>UPDATE g_estructura.funcionarios SET id_area = 'UDSAC09' WHERE <text:s/>identificador = '1310820624';</text:p>
          </table:table-cell>
          <table:table-cell table:number-columns-repeated="1014"/>
        </table:table-row>
        <table:table-row table:style-name="ro4">
          <table:table-cell/>
          <table:covered-table-cell table:style-name="ce402"/>
          <table:table-cell table:style-name="ce402" office:value-type="string" calcext:value-type="string">
            <text:p>OTC09</text:p>
          </table:table-cell>
          <table:table-cell table:style-name="ce406" office:value-type="float" office:value="1311126591" calcext:value-type="float">
            <text:p>1311126591</text:p>
          </table:table-cell>
          <table:table-cell table:style-name="ce412" office:value-type="string" calcext:value-type="string">
            <text:p>MOREIRA ARTEAGA NIXON VINICIO</text:p>
          </table:table-cell>
          <table:table-cell table:style-name="ce412" office:value-type="string" calcext:value-type="string">
            <text:p>UDSAC09</text:p>
          </table:table-cell>
          <table:table-cell table:style-name="ce304" office:value-type="string" calcext:value-type="string">
            <text:p>SANIDAD ANIMAL</text:p>
          </table:table-cell>
          <table:table-cell table:style-name="ce304"/>
          <table:table-cell/>
          <table:table-cell table:style-name="ce90" table:formula="of:=CONCATENATE(&quot;UPDATE g_estructura.funcionarios SET id_area = '&quot;;[.F90];&quot;' WHERE  identificador = '&quot;;[.D90];&quot;';&quot;)" office:value-type="string" office:string-value="UPDATE g_estructura.funcionarios SET id_area = 'UDSAC09' WHERE  identificador = '1311126591';" calcext:value-type="string">
            <text:p>UPDATE g_estructura.funcionarios SET id_area = 'UDSAC09' WHERE <text:s/>identificador = '1311126591';</text:p>
          </table:table-cell>
          <table:table-cell table:number-columns-repeated="1014"/>
        </table:table-row>
        <table:table-row table:style-name="ro4">
          <table:table-cell/>
          <table:covered-table-cell table:style-name="ce402"/>
          <table:table-cell table:style-name="ce402" office:value-type="string" calcext:value-type="string">
            <text:p>OTC09</text:p>
          </table:table-cell>
          <table:table-cell table:style-name="ce406" office:value-type="float" office:value="1311997421" calcext:value-type="float">
            <text:p>1311997421</text:p>
          </table:table-cell>
          <table:table-cell table:style-name="ce412" office:value-type="string" calcext:value-type="string">
            <text:p>SALTOS HIDALGO MIREYA TRINIDAD</text:p>
          </table:table-cell>
          <table:table-cell table:style-name="ce412" office:value-type="string" calcext:value-type="string">
            <text:p>UDAFC09</text:p>
          </table:table-cell>
          <table:table-cell table:style-name="ce304" office:value-type="string" calcext:value-type="string">
            <text:p>ADMINISTRATIVO - FINANCIERO</text:p>
          </table:table-cell>
          <table:table-cell table:style-name="ce304"/>
          <table:table-cell/>
          <table:table-cell table:style-name="ce90" table:formula="of:=CONCATENATE(&quot;UPDATE g_estructura.funcionarios SET id_area = '&quot;;[.F91];&quot;' WHERE  identificador = '&quot;;[.D91];&quot;';&quot;)" office:value-type="string" office:string-value="UPDATE g_estructura.funcionarios SET id_area = 'UDAFC09' WHERE  identificador = '1311997421';" calcext:value-type="string">
            <text:p>UPDATE g_estructura.funcionarios SET id_area = 'UDAFC09' WHERE <text:s/>identificador = '1311997421';</text:p>
          </table:table-cell>
          <table:table-cell table:number-columns-repeated="1014"/>
        </table:table-row>
        <table:table-row table:style-name="ro4">
          <table:table-cell/>
          <table:table-cell table:style-name="ce402" office:value-type="string" calcext:value-type="string" table:number-columns-spanned="1" table:number-rows-spanned="11">
            <text:p>Oficina El Carmen</text:p>
          </table:table-cell>
          <table:table-cell table:style-name="ce402" office:value-type="string" calcext:value-type="string">
            <text:p>OTEC09</text:p>
          </table:table-cell>
          <table:table-cell table:style-name="ce406" office:value-type="float" office:value="1308217718" calcext:value-type="float">
            <text:p>1308217718</text:p>
          </table:table-cell>
          <table:table-cell table:style-name="ce413" office:value-type="string" calcext:value-type="string">
            <text:p>ALCIVAR NEVAREZ FRANCISCO ANTONIO</text:p>
          </table:table-cell>
          <table:table-cell table:style-name="ce413" office:value-type="string" calcext:value-type="string">
            <text:p>UDSAEC09</text:p>
          </table:table-cell>
          <table:table-cell table:style-name="ce304" office:value-type="string" calcext:value-type="string">
            <text:p>SANIDAD ANIMAL</text:p>
          </table:table-cell>
          <table:table-cell table:style-name="ce313" office:value-type="string" calcext:value-type="string">
            <text:p>OTEC09</text:p>
          </table:table-cell>
          <table:table-cell table:style-name="ce85" office:value-type="string" calcext:value-type="string">
            <text:p>Responsable de Oficina</text:p>
          </table:table-cell>
          <table:table-cell table:style-name="ce90" table:formula="of:=CONCATENATE(&quot;UPDATE g_estructura.funcionarios SET id_area = '&quot;;[.F92];&quot;' WHERE  identificador = '&quot;;[.D92];&quot;';&quot;)" office:value-type="string" office:string-value="UPDATE g_estructura.funcionarios SET id_area = 'UDSAEC09' WHERE  identificador = '1308217718';" calcext:value-type="string">
            <text:p>UPDATE g_estructura.funcionarios SET id_area = 'UDSAEC09' WHERE <text:s/>identificador = '1308217718';</text:p>
          </table:table-cell>
          <table:table-cell/>
          <table:table-cell table:style-name="ce90" table:formula="of:=CONCATENATE(&quot;INSERT INTO g_estructura.responsables(id_area, identificador, prioridad, responsable, activo, estado) values ('&quot;;[.H92];&quot;','&quot;;[.D92];&quot;',1,true,1,1);&quot;)" office:value-type="string" office:string-value="INSERT INTO g_estructura.responsables(id_area, identificador, prioridad, responsable, activo, estado) values ('OTEC09','1308217718',1,true,1,1);" calcext:value-type="string">
            <text:p>INSERT INTO g_estructura.responsables(id_area, identificador, prioridad, responsable, activo, estado) values ('OTEC09','1308217718',1,true,1,1);</text:p>
          </table:table-cell>
          <table:table-cell table:number-columns-repeated="1012"/>
        </table:table-row>
        <table:table-row table:style-name="ro4">
          <table:table-cell/>
          <table:covered-table-cell table:style-name="ce402"/>
          <table:table-cell table:style-name="ce402" office:value-type="string" calcext:value-type="string">
            <text:p>OTEC09</text:p>
          </table:table-cell>
          <table:table-cell table:style-name="ce406" office:value-type="float" office:value="1308224375" calcext:value-type="float">
            <text:p>1308224375</text:p>
          </table:table-cell>
          <table:table-cell table:style-name="ce412" office:value-type="string" calcext:value-type="string">
            <text:p>ARTEAGA ALAVA PAUL ABEL</text:p>
          </table:table-cell>
          <table:table-cell table:style-name="ce412" office:value-type="string" calcext:value-type="string">
            <text:p>UDSAEC09</text:p>
          </table:table-cell>
          <table:table-cell table:style-name="ce304" office:value-type="string" calcext:value-type="string">
            <text:p>SANIDAD ANIMAL</text:p>
          </table:table-cell>
          <table:table-cell table:style-name="ce304"/>
          <table:table-cell/>
          <table:table-cell table:style-name="ce90" table:formula="of:=CONCATENATE(&quot;UPDATE g_estructura.funcionarios SET id_area = '&quot;;[.F93];&quot;' WHERE  identificador = '&quot;;[.D93];&quot;';&quot;)" office:value-type="string" office:string-value="UPDATE g_estructura.funcionarios SET id_area = 'UDSAEC09' WHERE  identificador = '1308224375';" calcext:value-type="string">
            <text:p>UPDATE g_estructura.funcionarios SET id_area = 'UDSAEC09' WHERE <text:s/>identificador = '1308224375';</text:p>
          </table:table-cell>
          <table:table-cell table:number-columns-repeated="1014"/>
        </table:table-row>
        <table:table-row table:style-name="ro4">
          <table:table-cell/>
          <table:covered-table-cell table:style-name="ce402"/>
          <table:table-cell table:style-name="ce402" office:value-type="string" calcext:value-type="string">
            <text:p>OTEC09</text:p>
          </table:table-cell>
          <table:table-cell table:style-name="ce406" office:value-type="float" office:value="1307005114" calcext:value-type="float">
            <text:p>1307005114</text:p>
          </table:table-cell>
          <table:table-cell table:style-name="ce412" office:value-type="string" calcext:value-type="string">
            <text:p>BRIONES IBARRA JHON EDGAR</text:p>
          </table:table-cell>
          <table:table-cell table:style-name="ce412" office:value-type="string" calcext:value-type="string">
            <text:p>UDSVEC09</text:p>
          </table:table-cell>
          <table:table-cell table:style-name="ce304" office:value-type="string" calcext:value-type="string">
            <text:p>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94];&quot;' WHERE  identificador = '&quot;;[.D94];&quot;';&quot;)" office:value-type="string" office:string-value="UPDATE g_estructura.funcionarios SET id_area = 'UDSVEC09' WHERE  identificador = '1307005114';" calcext:value-type="string">
            <text:p>UPDATE g_estructura.funcionarios SET id_area = 'UDSVEC09' WHERE <text:s/>identificador = '1307005114';</text:p>
          </table:table-cell>
          <table:table-cell table:number-columns-repeated="1014"/>
        </table:table-row>
        <table:table-row table:style-name="ro4">
          <table:table-cell/>
          <table:covered-table-cell table:style-name="ce402"/>
          <table:table-cell table:style-name="ce402" office:value-type="string" calcext:value-type="string">
            <text:p>OTEC09</text:p>
          </table:table-cell>
          <table:table-cell table:style-name="ce406" office:value-type="float" office:value="1308716073" calcext:value-type="float">
            <text:p>1308716073</text:p>
          </table:table-cell>
          <table:table-cell table:style-name="ce412" office:value-type="string" calcext:value-type="string">
            <text:p>CEVALLOS VERA KAREN LISSETTE</text:p>
          </table:table-cell>
          <table:table-cell table:style-name="ce412" office:value-type="string" calcext:value-type="string">
            <text:p>UDAFEC09</text:p>
          </table:table-cell>
          <table:table-cell table:style-name="ce304" office:value-type="string" calcext:value-type="string">
            <text:p>ADMINISTRATIVO - FINANCIERO</text:p>
          </table:table-cell>
          <table:table-cell table:style-name="ce304"/>
          <table:table-cell/>
          <table:table-cell table:style-name="ce90" table:formula="of:=CONCATENATE(&quot;UPDATE g_estructura.funcionarios SET id_area = '&quot;;[.F95];&quot;' WHERE  identificador = '&quot;;[.D95];&quot;';&quot;)" office:value-type="string" office:string-value="UPDATE g_estructura.funcionarios SET id_area = 'UDAFEC09' WHERE  identificador = '1308716073';" calcext:value-type="string">
            <text:p>UPDATE g_estructura.funcionarios SET id_area = 'UDAFEC09' WHERE <text:s/>identificador = '1308716073';</text:p>
          </table:table-cell>
          <table:table-cell table:number-columns-repeated="1014"/>
        </table:table-row>
        <table:table-row table:style-name="ro4">
          <table:table-cell/>
          <table:covered-table-cell table:style-name="ce402"/>
          <table:table-cell table:style-name="ce402" office:value-type="string" calcext:value-type="string">
            <text:p>OTEC09</text:p>
          </table:table-cell>
          <table:table-cell table:style-name="ce406" office:value-type="float" office:value="1716556160" calcext:value-type="float">
            <text:p>1716556160</text:p>
          </table:table-cell>
          <table:table-cell table:style-name="ce412" office:value-type="string" calcext:value-type="string">
            <text:p>MENA ANDINO FERNANDO LEONEL</text:p>
          </table:table-cell>
          <table:table-cell table:style-name="ce412" office:value-type="string" calcext:value-type="string">
            <text:p>UDSAEC09</text:p>
          </table:table-cell>
          <table:table-cell table:style-name="ce304" office:value-type="string" calcext:value-type="string">
            <text:p>SANIDAD ANIMAL</text:p>
          </table:table-cell>
          <table:table-cell table:style-name="ce304"/>
          <table:table-cell/>
          <table:table-cell table:style-name="ce90" table:formula="of:=CONCATENATE(&quot;UPDATE g_estructura.funcionarios SET id_area = '&quot;;[.F96];&quot;' WHERE  identificador = '&quot;;[.D96];&quot;';&quot;)" office:value-type="string" office:string-value="UPDATE g_estructura.funcionarios SET id_area = 'UDSAEC09' WHERE  identificador = '1716556160';" calcext:value-type="string">
            <text:p>UPDATE g_estructura.funcionarios SET id_area = 'UDSAEC09' WHERE <text:s/>identificador = '1716556160';</text:p>
          </table:table-cell>
          <table:table-cell table:number-columns-repeated="1014"/>
        </table:table-row>
        <table:table-row table:style-name="ro4">
          <table:table-cell/>
          <table:covered-table-cell table:style-name="ce402"/>
          <table:table-cell table:style-name="ce402" office:value-type="string" calcext:value-type="string">
            <text:p>OTEC09</text:p>
          </table:table-cell>
          <table:table-cell table:style-name="ce406" office:value-type="float" office:value="1307477743" calcext:value-type="float">
            <text:p>1307477743</text:p>
          </table:table-cell>
          <table:table-cell table:style-name="ce412" office:value-type="string" calcext:value-type="string">
            <text:p>RIVAS ZAMBRANO GARY VICENTE</text:p>
          </table:table-cell>
          <table:table-cell table:style-name="ce412" office:value-type="string" calcext:value-type="string">
            <text:p>UDSVEC09</text:p>
          </table:table-cell>
          <table:table-cell table:style-name="ce304" office:value-type="string" calcext:value-type="string">
            <text:p>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97];&quot;' WHERE  identificador = '&quot;;[.D97];&quot;';&quot;)" office:value-type="string" office:string-value="UPDATE g_estructura.funcionarios SET id_area = 'UDSVEC09' WHERE  identificador = '1307477743';" calcext:value-type="string">
            <text:p>UPDATE g_estructura.funcionarios SET id_area = 'UDSVEC09' WHERE <text:s/>identificador = '1307477743';</text:p>
          </table:table-cell>
          <table:table-cell table:number-columns-repeated="1014"/>
        </table:table-row>
        <table:table-row table:style-name="ro4">
          <table:table-cell/>
          <table:covered-table-cell table:style-name="ce402"/>
          <table:table-cell table:style-name="ce402" office:value-type="string" calcext:value-type="string">
            <text:p>OTEC09</text:p>
          </table:table-cell>
          <table:table-cell table:style-name="ce406" office:value-type="float" office:value="1308059805" calcext:value-type="float">
            <text:p>1308059805</text:p>
          </table:table-cell>
          <table:table-cell table:style-name="ce412" office:value-type="string" calcext:value-type="string">
            <text:p>RODRIGUEZ FERRIN BAYRON OMAR</text:p>
          </table:table-cell>
          <table:table-cell table:style-name="ce412" office:value-type="string" calcext:value-type="string">
            <text:p>UDSAEC09</text:p>
          </table:table-cell>
          <table:table-cell table:style-name="ce304" office:value-type="string" calcext:value-type="string">
            <text:p>SANIDAD ANIMAL</text:p>
          </table:table-cell>
          <table:table-cell table:style-name="ce304"/>
          <table:table-cell/>
          <table:table-cell table:style-name="ce90" table:formula="of:=CONCATENATE(&quot;UPDATE g_estructura.funcionarios SET id_area = '&quot;;[.F98];&quot;' WHERE  identificador = '&quot;;[.D98];&quot;';&quot;)" office:value-type="string" office:string-value="UPDATE g_estructura.funcionarios SET id_area = 'UDSAEC09' WHERE  identificador = '1308059805';" calcext:value-type="string">
            <text:p>UPDATE g_estructura.funcionarios SET id_area = 'UDSAEC09' WHERE <text:s/>identificador = '1308059805';</text:p>
          </table:table-cell>
          <table:table-cell table:number-columns-repeated="1014"/>
        </table:table-row>
        <table:table-row table:style-name="ro4">
          <table:table-cell/>
          <table:covered-table-cell table:style-name="ce402"/>
          <table:table-cell table:style-name="ce402" office:value-type="string" calcext:value-type="string">
            <text:p>OTEC09</text:p>
          </table:table-cell>
          <table:table-cell table:style-name="ce406" office:value-type="float" office:value="1307260511" calcext:value-type="float">
            <text:p>1307260511</text:p>
          </table:table-cell>
          <table:table-cell table:style-name="ce412" office:value-type="string" calcext:value-type="string">
            <text:p>SOLORZANO ESPINOZA JUAN PABLO</text:p>
          </table:table-cell>
          <table:table-cell table:style-name="ce412" office:value-type="string" calcext:value-type="string">
            <text:p>UDSAEC09</text:p>
          </table:table-cell>
          <table:table-cell table:style-name="ce304" office:value-type="string" calcext:value-type="string">
            <text:p>SANIDAD ANIMAL</text:p>
          </table:table-cell>
          <table:table-cell table:style-name="ce304"/>
          <table:table-cell/>
          <table:table-cell table:style-name="ce90" table:formula="of:=CONCATENATE(&quot;UPDATE g_estructura.funcionarios SET id_area = '&quot;;[.F99];&quot;' WHERE  identificador = '&quot;;[.D99];&quot;';&quot;)" office:value-type="string" office:string-value="UPDATE g_estructura.funcionarios SET id_area = 'UDSAEC09' WHERE  identificador = '1307260511';" calcext:value-type="string">
            <text:p>UPDATE g_estructura.funcionarios SET id_area = 'UDSAEC09' WHERE <text:s/>identificador = '1307260511';</text:p>
          </table:table-cell>
          <table:table-cell table:number-columns-repeated="1014"/>
        </table:table-row>
        <table:table-row table:style-name="ro4">
          <table:table-cell/>
          <table:covered-table-cell table:style-name="ce402"/>
          <table:table-cell table:style-name="ce402" office:value-type="string" calcext:value-type="string">
            <text:p>OTEC09</text:p>
          </table:table-cell>
          <table:table-cell table:style-name="ce406" office:value-type="float" office:value="1709838112" calcext:value-type="float">
            <text:p>1709838112</text:p>
          </table:table-cell>
          <table:table-cell table:style-name="ce412" office:value-type="string" calcext:value-type="string">
            <text:p>VERDUGA ZAMBRANO JOSE DAMASO</text:p>
          </table:table-cell>
          <table:table-cell table:style-name="ce412" office:value-type="string" calcext:value-type="string">
            <text:p>UDSVEC09</text:p>
          </table:table-cell>
          <table:table-cell table:style-name="ce304" office:value-type="string" calcext:value-type="string">
            <text:p>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100];&quot;' WHERE  identificador = '&quot;;[.D100];&quot;';&quot;)" office:value-type="string" office:string-value="UPDATE g_estructura.funcionarios SET id_area = 'UDSVEC09' WHERE  identificador = '1709838112';" calcext:value-type="string">
            <text:p>UPDATE g_estructura.funcionarios SET id_area = 'UDSVEC09' WHERE <text:s/>identificador = '1709838112';</text:p>
          </table:table-cell>
          <table:table-cell table:number-columns-repeated="1014"/>
        </table:table-row>
        <table:table-row table:style-name="ro4">
          <table:table-cell/>
          <table:covered-table-cell table:style-name="ce402"/>
          <table:table-cell table:style-name="ce402" office:value-type="string" calcext:value-type="string">
            <text:p>OTEC09</text:p>
          </table:table-cell>
          <table:table-cell table:style-name="ce406" office:value-type="float" office:value="1311203341" calcext:value-type="float">
            <text:p>1311203341</text:p>
          </table:table-cell>
          <table:table-cell table:style-name="ce412" office:value-type="string" calcext:value-type="string">
            <text:p>VINCES BRIONES EDILBERTO XAVIER</text:p>
          </table:table-cell>
          <table:table-cell table:style-name="ce412" office:value-type="string" calcext:value-type="string">
            <text:p>UDSVEC09</text:p>
          </table:table-cell>
          <table:table-cell table:style-name="ce304" office:value-type="string" calcext:value-type="string">
            <text:p>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101];&quot;' WHERE  identificador = '&quot;;[.D101];&quot;';&quot;)" office:value-type="string" office:string-value="UPDATE g_estructura.funcionarios SET id_area = 'UDSVEC09' WHERE  identificador = '1311203341';" calcext:value-type="string">
            <text:p>UPDATE g_estructura.funcionarios SET id_area = 'UDSVEC09' WHERE <text:s/>identificador = '1311203341';</text:p>
          </table:table-cell>
          <table:table-cell table:number-columns-repeated="1014"/>
        </table:table-row>
        <table:table-row table:style-name="ro4">
          <table:table-cell/>
          <table:covered-table-cell table:style-name="ce402"/>
          <table:table-cell table:style-name="ce402" office:value-type="string" calcext:value-type="string">
            <text:p>OTEC09</text:p>
          </table:table-cell>
          <table:table-cell table:style-name="ce406" office:value-type="float" office:value="1308217429" calcext:value-type="float">
            <text:p>1308217429</text:p>
          </table:table-cell>
          <table:table-cell table:style-name="ce412" office:value-type="string" calcext:value-type="string">
            <text:p>ZAMBRANO VALENCIA JOSE ALBERTO</text:p>
          </table:table-cell>
          <table:table-cell table:style-name="ce412" office:value-type="string" calcext:value-type="string">
            <text:p>UDSAEC09</text:p>
          </table:table-cell>
          <table:table-cell table:style-name="ce304" office:value-type="string" calcext:value-type="string">
            <text:p>SANIDAD ANIMAL</text:p>
          </table:table-cell>
          <table:table-cell table:style-name="ce304"/>
          <table:table-cell/>
          <table:table-cell table:style-name="ce90" table:formula="of:=CONCATENATE(&quot;UPDATE g_estructura.funcionarios SET id_area = '&quot;;[.F102];&quot;' WHERE  identificador = '&quot;;[.D102];&quot;';&quot;)" office:value-type="string" office:string-value="UPDATE g_estructura.funcionarios SET id_area = 'UDSAEC09' WHERE  identificador = '1308217429';" calcext:value-type="string">
            <text:p>UPDATE g_estructura.funcionarios SET id_area = 'UDSAEC09' WHERE <text:s/>identificador = '1308217429';</text:p>
          </table:table-cell>
          <table:table-cell table:number-columns-repeated="1014"/>
        </table:table-row>
        <table:table-row table:style-name="ro15">
          <table:table-cell/>
          <table:table-cell table:style-name="ce97" office:value-type="string" calcext:value-type="string">
            <text:p>Aeropuerto Internacional Manta</text:p>
          </table:table-cell>
          <table:table-cell table:style-name="ce97" office:value-type="string" calcext:value-type="string">
            <text:p>AIM09</text:p>
          </table:table-cell>
          <table:table-cell table:style-name="ce112"/>
          <table:table-cell table:style-name="ce412" office:value-type="string" calcext:value-type="string">
            <text:p>NO ESTA EN FUNCIONAMIENTO</text:p>
          </table:table-cell>
          <table:table-cell table:style-name="ce412"/>
          <table:table-cell table:style-name="ce304" table:number-columns-repeated="2"/>
          <table:table-cell table:number-columns-repeated="1016"/>
        </table:table-row>
        <table:table-row table:style-name="ro3">
          <table:table-cell/>
          <table:table-cell table:style-name="ce402" office:value-type="string" calcext:value-type="string">
            <text:p>Camper El Carmen</text:p>
          </table:table-cell>
          <table:table-cell table:style-name="ce402" office:value-type="string" calcext:value-type="string">
            <text:p>CEC09</text:p>
          </table:table-cell>
          <table:table-cell table:style-name="ce406"/>
          <table:table-cell table:style-name="ce412" office:value-type="string" calcext:value-type="string">
            <text:p>ES CUBIERTO POR EL PERSONAL DEL CARMEN</text:p>
          </table:table-cell>
          <table:table-cell table:style-name="ce412"/>
          <table:table-cell table:style-name="ce304" table:number-columns-repeated="2"/>
          <table:table-cell table:number-columns-repeated="1016"/>
        </table:table-row>
        <table:table-row table:style-name="ro3">
          <table:table-cell/>
          <table:table-cell table:style-name="ce402" office:value-type="string" calcext:value-type="string">
            <text:p>Unidad Móvil El Carmen</text:p>
          </table:table-cell>
          <table:table-cell table:style-name="ce402" office:value-type="string" calcext:value-type="string">
            <text:p>UMEC09</text:p>
          </table:table-cell>
          <table:table-cell table:style-name="ce406"/>
          <table:table-cell table:style-name="ce412" office:value-type="string" calcext:value-type="string">
            <text:p>ES CUBIERTO POR EL PERSONAL DEL CARMEN</text:p>
          </table:table-cell>
          <table:table-cell table:style-name="ce412"/>
          <table:table-cell table:style-name="ce304" table:number-columns-repeated="2"/>
          <table:table-cell table:number-columns-repeated="1016"/>
        </table:table-row>
        <table:table-row table:style-name="ro3">
          <table:table-cell/>
          <table:table-cell table:style-name="ce403" office:value-type="string" calcext:value-type="string">
            <text:p>Unidad Móvil Chone</text:p>
          </table:table-cell>
          <table:table-cell table:style-name="ce403" office:value-type="string" calcext:value-type="string">
            <text:p>UMC09</text:p>
          </table:table-cell>
          <table:table-cell table:style-name="ce407"/>
          <table:table-cell table:style-name="ce415" office:value-type="string" calcext:value-type="string">
            <text:p>ES CUBIERTO POR EL PERSONAL DE CHONE</text:p>
          </table:table-cell>
          <table:table-cell table:style-name="ce415"/>
          <table:table-cell table:style-name="ce312" table:number-columns-repeated="2"/>
          <table:table-cell table:number-columns-repeated="1016"/>
        </table:table-row>
        <table:table-row table:style-name="ro3" table:number-rows-repeated="10484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ONA 5" table:style-name="ta5">
        <office:forms form:automatic-focus="false" form:apply-design-mode="false"/>
        <table:table-column table:style-name="co1" table:default-cell-style-name="Default"/>
        <table:table-column table:style-name="co40" table:default-cell-style-name="Default"/>
        <table:table-column table:style-name="co22" table:default-cell-style-name="Default"/>
        <table:table-column table:style-name="co41" table:default-cell-style-name="ce106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1" table:number-columns-repeated="1013" table:default-cell-style-name="Default"/>
        <table:table-row table:style-name="ro3">
          <table:table-cell table:number-columns-repeated="1024"/>
        </table:table-row>
        <table:table-row table:style-name="ro11">
          <table:table-cell/>
          <table:table-cell table:style-name="ce92" office:value-type="string" calcext:value-type="string" table:number-columns-spanned="6" table:number-rows-spanned="1">
            <text:p>DIRECCIÓN DISTRITAL Y ARTICULACIÓN TERRITORIAL GUAYAS <text:s text:c="3"/>DDAT12</text:p>
          </table:table-cell>
          <table:covered-table-cell table:style-name="ce92"/>
          <table:covered-table-cell table:style-name="ce107"/>
          <table:covered-table-cell table:number-columns-repeated="2" table:style-name="ce121"/>
          <table:covered-table-cell table:style-name="ce300"/>
          <table:table-cell table:style-name="ce300"/>
          <table:table-cell table:number-columns-repeated="1016"/>
        </table:table-row>
        <table:table-row table:style-name="ro11">
          <table:table-cell/>
          <table:table-cell table:style-name="ce93" office:value-type="string" calcext:value-type="string">
            <text:p>OFICINA</text:p>
          </table:table-cell>
          <table:table-cell table:style-name="ce93"/>
          <table:table-cell table:style-name="ce108" office:value-type="string" calcext:value-type="string">
            <text:p>CEDULA</text:p>
          </table:table-cell>
          <table:table-cell table:style-name="ce122" office:value-type="string" calcext:value-type="string">
            <text:p>PERSONAL Y ÁREA</text:p>
          </table:table-cell>
          <table:table-cell table:style-name="ce122"/>
          <table:table-cell table:style-name="ce301" office:value-type="string" calcext:value-type="string">
            <text:p>AREA</text:p>
          </table:table-cell>
          <table:table-cell table:style-name="ce301"/>
          <table:table-cell table:number-columns-repeated="1016"/>
        </table:table-row>
        <table:table-row table:style-name="ro4">
          <table:table-cell/>
          <table:table-cell table:style-name="ce400" office:value-type="string" calcext:value-type="string" table:number-columns-spanned="1" table:number-rows-spanned="84">
            <text:p>Oficina Guayaquil</text:p>
          </table:table-cell>
          <table:table-cell table:style-name="ce400" office:value-type="string" calcext:value-type="string">
            <text:p>OTG12</text:p>
          </table:table-cell>
          <table:table-cell table:style-name="ce404" office:value-type="string" calcext:value-type="string">
            <text:p>0921600631</text:p>
          </table:table-cell>
          <table:table-cell table:style-name="ce411" office:value-type="string" calcext:value-type="string">
            <text:p>ALBAN GARCIA CHRISTIAN ALEXANDER</text:p>
          </table:table-cell>
          <table:table-cell table:style-name="ce411" office:value-type="string" calcext:value-type="string">
            <text:p>UDATSVG12</text:p>
          </table:table-cell>
          <table:table-cell table:style-name="ce302" office:value-type="string" calcext:value-type="string">
            <text:p>Sanidad Vegetal </text:p>
          </table:table-cell>
          <table:table-cell table:style-name="ce302"/>
          <table:table-cell/>
          <table:table-cell table:style-name="ce90" table:formula="of:=CONCATENATE(&quot;UPDATE g_estructura.funcionarios SET id_area = '&quot;;[.F4];&quot;' WHERE  identificador = '&quot;;[.D4];&quot;';&quot;)" office:value-type="string" office:string-value="UPDATE g_estructura.funcionarios SET id_area = 'UDATSVG12' WHERE  identificador = '0921600631';" calcext:value-type="string">
            <text:p>UPDATE g_estructura.funcionarios SET id_area = 'UDATSVG12' WHERE <text:s/>identificador = '0921600631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G12</text:p>
          </table:table-cell>
          <table:table-cell table:style-name="ce405" office:value-type="string" calcext:value-type="string">
            <text:p>0915864227</text:p>
          </table:table-cell>
          <table:table-cell table:style-name="ce412" office:value-type="string" calcext:value-type="string">
            <text:p>ALCIVAR ROMERO FRANCISCO WILFRIDO</text:p>
          </table:table-cell>
          <table:table-cell table:style-name="ce412" office:value-type="string" calcext:value-type="string">
            <text:p>UDATAFG12</text:p>
          </table:table-cell>
          <table:table-cell table:style-name="ce304" office:value-type="string" calcext:value-type="string">
            <text:p>Administrativa Financiera</text:p>
          </table:table-cell>
          <table:table-cell table:style-name="ce304"/>
          <table:table-cell/>
          <table:table-cell table:style-name="ce90" table:formula="of:=CONCATENATE(&quot;UPDATE g_estructura.funcionarios SET id_area = '&quot;;[.F5];&quot;' WHERE  identificador = '&quot;;[.D5];&quot;';&quot;)" office:value-type="string" office:string-value="UPDATE g_estructura.funcionarios SET id_area = 'UDATAFG12' WHERE  identificador = '0915864227';" calcext:value-type="string">
            <text:p>UPDATE g_estructura.funcionarios SET id_area = 'UDATAFG12' WHERE <text:s/>identificador = '0915864227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G12</text:p>
          </table:table-cell>
          <table:table-cell table:style-name="ce405" office:value-type="float" office:value="1308974060" calcext:value-type="float">
            <text:p>1308974060</text:p>
          </table:table-cell>
          <table:table-cell table:style-name="ce412" office:value-type="string" calcext:value-type="string">
            <text:p>ANCHUNDIA PARRALES JAIME ROLANDO</text:p>
          </table:table-cell>
          <table:table-cell table:style-name="ce412" office:value-type="string" calcext:value-type="string">
            <text:p>UDATAJG12</text:p>
          </table:table-cell>
          <table:table-cell table:style-name="ce304" office:value-type="string" calcext:value-type="string">
            <text:p>Asesoría Jurídica</text:p>
          </table:table-cell>
          <table:table-cell table:style-name="ce304"/>
          <table:table-cell/>
          <table:table-cell table:style-name="ce90" table:formula="of:=CONCATENATE(&quot;UPDATE g_estructura.funcionarios SET id_area = '&quot;;[.F6];&quot;' WHERE  identificador = '&quot;;[.D6];&quot;';&quot;)" office:value-type="string" office:string-value="UPDATE g_estructura.funcionarios SET id_area = 'UDATAJG12' WHERE  identificador = '1308974060';" calcext:value-type="string">
            <text:p>UPDATE g_estructura.funcionarios SET id_area = 'UDATAJG12' WHERE <text:s/>identificador = '1308974060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G12</text:p>
          </table:table-cell>
          <table:table-cell table:style-name="ce405" office:value-type="string" calcext:value-type="string">
            <text:p>0927095893</text:p>
          </table:table-cell>
          <table:table-cell table:style-name="ce412" office:value-type="string" calcext:value-type="string">
            <text:p>ANDRADE SAMANIEGO OMAR ANDRES</text:p>
          </table:table-cell>
          <table:table-cell table:style-name="ce412" office:value-type="string" calcext:value-type="string">
            <text:p>UDATSAG12</text:p>
          </table:table-cell>
          <table:table-cell table:style-name="ce304" office:value-type="string" calcext:value-type="string">
            <text:p>Sanidad Animal</text:p>
          </table:table-cell>
          <table:table-cell table:style-name="ce304"/>
          <table:table-cell/>
          <table:table-cell table:style-name="ce90" table:formula="of:=CONCATENATE(&quot;UPDATE g_estructura.funcionarios SET id_area = '&quot;;[.F7];&quot;' WHERE  identificador = '&quot;;[.D7];&quot;';&quot;)" office:value-type="string" office:string-value="UPDATE g_estructura.funcionarios SET id_area = 'UDATSAG12' WHERE  identificador = '0927095893';" calcext:value-type="string">
            <text:p>UPDATE g_estructura.funcionarios SET id_area = 'UDATSAG12' WHERE <text:s/>identificador = '0927095893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G12</text:p>
          </table:table-cell>
          <table:table-cell table:style-name="ce405" office:value-type="string" calcext:value-type="string">
            <text:p>0926832353</text:p>
          </table:table-cell>
          <table:table-cell table:style-name="ce412" office:value-type="string" calcext:value-type="string">
            <text:p>ARREAGA RIZZO LUIS JAVIER</text:p>
          </table:table-cell>
          <table:table-cell table:style-name="ce412" office:value-type="string" calcext:value-type="string">
            <text:p>UDATSAG12</text:p>
          </table:table-cell>
          <table:table-cell table:style-name="ce304" office:value-type="string" calcext:value-type="string">
            <text:p>Sanidad Animal</text:p>
          </table:table-cell>
          <table:table-cell table:style-name="ce304"/>
          <table:table-cell/>
          <table:table-cell table:style-name="ce90" table:formula="of:=CONCATENATE(&quot;UPDATE g_estructura.funcionarios SET id_area = '&quot;;[.F8];&quot;' WHERE  identificador = '&quot;;[.D8];&quot;';&quot;)" office:value-type="string" office:string-value="UPDATE g_estructura.funcionarios SET id_area = 'UDATSAG12' WHERE  identificador = '0926832353';" calcext:value-type="string">
            <text:p>UPDATE g_estructura.funcionarios SET id_area = 'UDATSAG12' WHERE <text:s/>identificador = '0926832353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G12</text:p>
          </table:table-cell>
          <table:table-cell table:style-name="ce405" office:value-type="string" calcext:value-type="string">
            <text:p>0926345224</text:p>
          </table:table-cell>
          <table:table-cell table:style-name="ce412" office:value-type="string" calcext:value-type="string">
            <text:p>ARREAGA ZIADET YIGNIA CAROLINA</text:p>
          </table:table-cell>
          <table:table-cell table:style-name="ce412" office:value-type="string" calcext:value-type="string">
            <text:p>UDATAFG12</text:p>
          </table:table-cell>
          <table:table-cell table:style-name="ce304" office:value-type="string" calcext:value-type="string">
            <text:p>Administrativa Financiera</text:p>
          </table:table-cell>
          <table:table-cell table:style-name="ce304"/>
          <table:table-cell/>
          <table:table-cell table:style-name="ce90" table:formula="of:=CONCATENATE(&quot;UPDATE g_estructura.funcionarios SET id_area = '&quot;;[.F9];&quot;' WHERE  identificador = '&quot;;[.D9];&quot;';&quot;)" office:value-type="string" office:string-value="UPDATE g_estructura.funcionarios SET id_area = 'UDATAFG12' WHERE  identificador = '0926345224';" calcext:value-type="string">
            <text:p>UPDATE g_estructura.funcionarios SET id_area = 'UDATAFG12' WHERE <text:s/>identificador = '0926345224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G12</text:p>
          </table:table-cell>
          <table:table-cell table:style-name="ce405" office:value-type="float" office:value="1308979192" calcext:value-type="float">
            <text:p>1308979192</text:p>
          </table:table-cell>
          <table:table-cell table:style-name="ce412" office:value-type="string" calcext:value-type="string">
            <text:p>AVEIGA ORTIZ LUIS ALBERTO</text:p>
          </table:table-cell>
          <table:table-cell table:style-name="ce412" office:value-type="string" calcext:value-type="string">
            <text:p>UDATSAG12</text:p>
          </table:table-cell>
          <table:table-cell table:style-name="ce304" office:value-type="string" calcext:value-type="string">
            <text:p>Sanidad Animal</text:p>
          </table:table-cell>
          <table:table-cell table:style-name="ce304"/>
          <table:table-cell/>
          <table:table-cell table:style-name="ce90" table:formula="of:=CONCATENATE(&quot;UPDATE g_estructura.funcionarios SET id_area = '&quot;;[.F10];&quot;' WHERE  identificador = '&quot;;[.D10];&quot;';&quot;)" office:value-type="string" office:string-value="UPDATE g_estructura.funcionarios SET id_area = 'UDATSAG12' WHERE  identificador = '1308979192';" calcext:value-type="string">
            <text:p>UPDATE g_estructura.funcionarios SET id_area = 'UDATSAG12' WHERE <text:s/>identificador = '1308979192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G12</text:p>
          </table:table-cell>
          <table:table-cell table:style-name="ce405" office:value-type="string" calcext:value-type="string">
            <text:p>0916619828</text:p>
          </table:table-cell>
          <table:table-cell table:style-name="ce412" office:value-type="string" calcext:value-type="string">
            <text:p>AVILES SOBREVILLA MIRIAM SHIRLEY</text:p>
          </table:table-cell>
          <table:table-cell table:style-name="ce412" office:value-type="string" calcext:value-type="string">
            <text:p>UDATAJG12</text:p>
          </table:table-cell>
          <table:table-cell table:style-name="ce304" office:value-type="string" calcext:value-type="string">
            <text:p>Asesoría Jurídica</text:p>
          </table:table-cell>
          <table:table-cell table:style-name="ce304"/>
          <table:table-cell/>
          <table:table-cell table:style-name="ce90" table:formula="of:=CONCATENATE(&quot;UPDATE g_estructura.funcionarios SET id_area = '&quot;;[.F11];&quot;' WHERE  identificador = '&quot;;[.D11];&quot;';&quot;)" office:value-type="string" office:string-value="UPDATE g_estructura.funcionarios SET id_area = 'UDATAJG12' WHERE  identificador = '0916619828';" calcext:value-type="string">
            <text:p>UPDATE g_estructura.funcionarios SET id_area = 'UDATAJG12' WHERE <text:s/>identificador = '0916619828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G12</text:p>
          </table:table-cell>
          <table:table-cell table:style-name="ce405" office:value-type="string" calcext:value-type="string">
            <text:p>0918862467</text:p>
          </table:table-cell>
          <table:table-cell table:style-name="ce412" office:value-type="string" calcext:value-type="string">
            <text:p>BARBA ASTUDILLO OLGA ESTHER</text:p>
          </table:table-cell>
          <table:table-cell table:style-name="ce412" office:value-type="string" calcext:value-type="string">
            <text:p>UDATSVG12</text:p>
          </table:table-cell>
          <table:table-cell table:style-name="ce304" office:value-type="string" calcext:value-type="string">
            <text:p>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12];&quot;' WHERE  identificador = '&quot;;[.D12];&quot;';&quot;)" office:value-type="string" office:string-value="UPDATE g_estructura.funcionarios SET id_area = 'UDATSVG12' WHERE  identificador = '0918862467';" calcext:value-type="string">
            <text:p>UPDATE g_estructura.funcionarios SET id_area = 'UDATSVG12' WHERE <text:s/>identificador = '0918862467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G12</text:p>
          </table:table-cell>
          <table:table-cell table:style-name="ce405" office:value-type="string" calcext:value-type="string">
            <text:p>0919087767</text:p>
          </table:table-cell>
          <table:table-cell table:style-name="ce412" office:value-type="string" calcext:value-type="string">
            <text:p>BARZOLA CACHOTE VERONICA ELIZABETH</text:p>
          </table:table-cell>
          <table:table-cell table:style-name="ce412" office:value-type="string" calcext:value-type="string">
            <text:p>UDATRIAG12</text:p>
          </table:table-cell>
          <table:table-cell table:style-name="ce304" office:value-type="string" calcext:value-type="string">
            <text:p>Registro de Insumos Agropecuarios</text:p>
          </table:table-cell>
          <table:table-cell table:style-name="ce304"/>
          <table:table-cell/>
          <table:table-cell table:style-name="ce90" table:formula="of:=CONCATENATE(&quot;UPDATE g_estructura.funcionarios SET id_area = '&quot;;[.F13];&quot;' WHERE  identificador = '&quot;;[.D13];&quot;';&quot;)" office:value-type="string" office:string-value="UPDATE g_estructura.funcionarios SET id_area = 'UDATRIAG12' WHERE  identificador = '0919087767';" calcext:value-type="string">
            <text:p>UPDATE g_estructura.funcionarios SET id_area = 'UDATRIAG12' WHERE <text:s/>identificador = '0919087767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0" office:value-type="string" calcext:value-type="string">
            <text:p>OTG12</text:p>
          </table:table-cell>
          <table:table-cell table:style-name="ce405" office:value-type="string" calcext:value-type="string">
            <text:p>0940430002</text:p>
          </table:table-cell>
          <table:table-cell table:style-name="ce412" office:value-type="string" calcext:value-type="string">
            <text:p>BATIOJA QUIÑONEZ ZULEYCA KATHERINE</text:p>
          </table:table-cell>
          <table:table-cell table:style-name="ce412" office:value-type="string" calcext:value-type="string">
            <text:p>UDATAFG12</text:p>
          </table:table-cell>
          <table:table-cell table:style-name="ce304" office:value-type="string" calcext:value-type="string">
            <text:p>Administrativa Financiera </text:p>
          </table:table-cell>
          <table:table-cell table:style-name="ce304"/>
          <table:table-cell/>
          <table:table-cell table:style-name="ce90" table:formula="of:=CONCATENATE(&quot;UPDATE g_estructura.funcionarios SET id_area = '&quot;;[.F14];&quot;' WHERE  identificador = '&quot;;[.D14];&quot;';&quot;)" office:value-type="string" office:string-value="UPDATE g_estructura.funcionarios SET id_area = 'UDATAFG12' WHERE  identificador = '0940430002';" calcext:value-type="string">
            <text:p>UPDATE g_estructura.funcionarios SET id_area = 'UDATAFG12' WHERE <text:s/>identificador = '0940430002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G12</text:p>
          </table:table-cell>
          <table:table-cell table:style-name="ce405" office:value-type="string" calcext:value-type="string">
            <text:p>0908393705</text:p>
          </table:table-cell>
          <table:table-cell table:style-name="ce412" office:value-type="string" calcext:value-type="string">
            <text:p>BRAVO DIAZ LUIS FERNANDO</text:p>
          </table:table-cell>
          <table:table-cell table:style-name="ce412" office:value-type="string" calcext:value-type="string">
            <text:p>UDATSVG12</text:p>
          </table:table-cell>
          <table:table-cell table:style-name="ce304" office:value-type="string" calcext:value-type="string">
            <text:p>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15];&quot;' WHERE  identificador = '&quot;;[.D15];&quot;';&quot;)" office:value-type="string" office:string-value="UPDATE g_estructura.funcionarios SET id_area = 'UDATSVG12' WHERE  identificador = '0908393705';" calcext:value-type="string">
            <text:p>UPDATE g_estructura.funcionarios SET id_area = 'UDATSVG12' WHERE <text:s/>identificador = '0908393705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G12</text:p>
          </table:table-cell>
          <table:table-cell table:style-name="ce405" office:value-type="string" calcext:value-type="string">
            <text:p>0916860786</text:p>
          </table:table-cell>
          <table:table-cell table:style-name="ce412" office:value-type="string" calcext:value-type="string">
            <text:p>BRAVO FIGUEROA VICENTE NAPOLEON</text:p>
          </table:table-cell>
          <table:table-cell table:style-name="ce412" office:value-type="string" calcext:value-type="string">
            <text:p>UDATSAG12</text:p>
          </table:table-cell>
          <table:table-cell table:style-name="ce304" office:value-type="string" calcext:value-type="string">
            <text:p>Sanidad Animal</text:p>
          </table:table-cell>
          <table:table-cell table:style-name="ce304"/>
          <table:table-cell/>
          <table:table-cell table:style-name="ce90" table:formula="of:=CONCATENATE(&quot;UPDATE g_estructura.funcionarios SET id_area = '&quot;;[.F16];&quot;' WHERE  identificador = '&quot;;[.D16];&quot;';&quot;)" office:value-type="string" office:string-value="UPDATE g_estructura.funcionarios SET id_area = 'UDATSAG12' WHERE  identificador = '0916860786';" calcext:value-type="string">
            <text:p>UPDATE g_estructura.funcionarios SET id_area = 'UDATSAG12' WHERE <text:s/>identificador = '0916860786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G12</text:p>
          </table:table-cell>
          <table:table-cell table:style-name="ce405" office:value-type="float" office:value="1201749205" calcext:value-type="float">
            <text:p>1201749205</text:p>
          </table:table-cell>
          <table:table-cell table:style-name="ce412" office:value-type="string" calcext:value-type="string">
            <text:p>BUSTOS NIVELA ALEMANIA DEL PILAR</text:p>
          </table:table-cell>
          <table:table-cell table:style-name="ce412" office:value-type="string" calcext:value-type="string">
            <text:p>UDATLG12</text:p>
          </table:table-cell>
          <table:table-cell table:style-name="ce304" office:value-type="string" calcext:value-type="string">
            <text:p>Laboratorio </text:p>
          </table:table-cell>
          <table:table-cell table:style-name="ce304"/>
          <table:table-cell/>
          <table:table-cell table:style-name="ce90" table:formula="of:=CONCATENATE(&quot;UPDATE g_estructura.funcionarios SET id_area = '&quot;;[.F17];&quot;' WHERE  identificador = '&quot;;[.D17];&quot;';&quot;)" office:value-type="string" office:string-value="UPDATE g_estructura.funcionarios SET id_area = 'UDATLG12' WHERE  identificador = '1201749205';" calcext:value-type="string">
            <text:p>UPDATE g_estructura.funcionarios SET id_area = 'UDATLG12' WHERE <text:s/>identificador = '1201749205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G12</text:p>
          </table:table-cell>
          <table:table-cell table:style-name="ce405" office:value-type="string" calcext:value-type="string">
            <text:p>0914869714</text:p>
          </table:table-cell>
          <table:table-cell table:style-name="ce412" office:value-type="string" calcext:value-type="string">
            <text:p>CAMPAÑA DAVILA DENNIS ANIBAL</text:p>
          </table:table-cell>
          <table:table-cell table:style-name="ce412" office:value-type="string" calcext:value-type="string">
            <text:p>UDATAFG12</text:p>
          </table:table-cell>
          <table:table-cell table:style-name="ce304" office:value-type="string" calcext:value-type="string">
            <text:p>Administrativa Financiera</text:p>
          </table:table-cell>
          <table:table-cell table:style-name="ce304"/>
          <table:table-cell/>
          <table:table-cell table:style-name="ce90" table:formula="of:=CONCATENATE(&quot;UPDATE g_estructura.funcionarios SET id_area = '&quot;;[.F18];&quot;' WHERE  identificador = '&quot;;[.D18];&quot;';&quot;)" office:value-type="string" office:string-value="UPDATE g_estructura.funcionarios SET id_area = 'UDATAFG12' WHERE  identificador = '0914869714';" calcext:value-type="string">
            <text:p>UPDATE g_estructura.funcionarios SET id_area = 'UDATAFG12' WHERE <text:s/>identificador = '0914869714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G12</text:p>
          </table:table-cell>
          <table:table-cell table:style-name="ce405" office:value-type="string" calcext:value-type="string">
            <text:p>0918700329</text:p>
          </table:table-cell>
          <table:table-cell table:style-name="ce412" office:value-type="string" calcext:value-type="string">
            <text:p>CARDENAS MORENO LEONARDO ALEXI</text:p>
          </table:table-cell>
          <table:table-cell table:style-name="ce412" office:value-type="string" calcext:value-type="string">
            <text:p>UDATLG12</text:p>
          </table:table-cell>
          <table:table-cell table:style-name="ce304" office:value-type="string" calcext:value-type="string">
            <text:p>Laboratorio</text:p>
          </table:table-cell>
          <table:table-cell table:style-name="ce304"/>
          <table:table-cell/>
          <table:table-cell table:style-name="ce90" table:formula="of:=CONCATENATE(&quot;UPDATE g_estructura.funcionarios SET id_area = '&quot;;[.F19];&quot;' WHERE  identificador = '&quot;;[.D19];&quot;';&quot;)" office:value-type="string" office:string-value="UPDATE g_estructura.funcionarios SET id_area = 'UDATLG12' WHERE  identificador = '0918700329';" calcext:value-type="string">
            <text:p>UPDATE g_estructura.funcionarios SET id_area = 'UDATLG12' WHERE <text:s/>identificador = '0918700329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G12</text:p>
          </table:table-cell>
          <table:table-cell table:style-name="ce405" office:value-type="string" calcext:value-type="string">
            <text:p>0922665880</text:p>
          </table:table-cell>
          <table:table-cell table:style-name="ce412" office:value-type="string" calcext:value-type="string">
            <text:p>CEDILLO ALMEIDA JOSE LUIS</text:p>
          </table:table-cell>
          <table:table-cell table:style-name="ce412" office:value-type="string" calcext:value-type="string">
            <text:p>UDATSVG12</text:p>
          </table:table-cell>
          <table:table-cell table:style-name="ce304" office:value-type="string" calcext:value-type="string">
            <text:p>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20];&quot;' WHERE  identificador = '&quot;;[.D20];&quot;';&quot;)" office:value-type="string" office:string-value="UPDATE g_estructura.funcionarios SET id_area = 'UDATSVG12' WHERE  identificador = '0922665880';" calcext:value-type="string">
            <text:p>UPDATE g_estructura.funcionarios SET id_area = 'UDATSVG12' WHERE <text:s/>identificador = '0922665880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G12</text:p>
          </table:table-cell>
          <table:table-cell table:style-name="ce405" office:value-type="string" calcext:value-type="string">
            <text:p>0920267101</text:p>
          </table:table-cell>
          <table:table-cell table:style-name="ce412" office:value-type="string" calcext:value-type="string">
            <text:p>CHACHA RODRIGUEZ PAUL ENRIQUE</text:p>
          </table:table-cell>
          <table:table-cell table:style-name="ce412" office:value-type="string" calcext:value-type="string">
            <text:p>UDATSAG12</text:p>
          </table:table-cell>
          <table:table-cell table:style-name="ce304" office:value-type="string" calcext:value-type="string">
            <text:p>Sanidad Animal</text:p>
          </table:table-cell>
          <table:table-cell table:style-name="ce304"/>
          <table:table-cell/>
          <table:table-cell table:style-name="ce90" table:formula="of:=CONCATENATE(&quot;UPDATE g_estructura.funcionarios SET id_area = '&quot;;[.F21];&quot;' WHERE  identificador = '&quot;;[.D21];&quot;';&quot;)" office:value-type="string" office:string-value="UPDATE g_estructura.funcionarios SET id_area = 'UDATSAG12' WHERE  identificador = '0920267101';" calcext:value-type="string">
            <text:p>UPDATE g_estructura.funcionarios SET id_area = 'UDATSAG12' WHERE <text:s/>identificador = '0920267101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G12</text:p>
          </table:table-cell>
          <table:table-cell table:style-name="ce405" office:value-type="string" calcext:value-type="string">
            <text:p>0914880653</text:p>
          </table:table-cell>
          <table:table-cell table:style-name="ce412" office:value-type="string" calcext:value-type="string">
            <text:p>CHEME ESPAÑA FELICITA PATRICIA</text:p>
          </table:table-cell>
          <table:table-cell table:style-name="ce412" office:value-type="string" calcext:value-type="string">
            <text:p>UDATAFG12</text:p>
          </table:table-cell>
          <table:table-cell table:style-name="ce304" office:value-type="string" calcext:value-type="string">
            <text:p>Administrativa Financiera</text:p>
          </table:table-cell>
          <table:table-cell table:style-name="ce304"/>
          <table:table-cell/>
          <table:table-cell table:style-name="ce90" table:formula="of:=CONCATENATE(&quot;UPDATE g_estructura.funcionarios SET id_area = '&quot;;[.F22];&quot;' WHERE  identificador = '&quot;;[.D22];&quot;';&quot;)" office:value-type="string" office:string-value="UPDATE g_estructura.funcionarios SET id_area = 'UDATAFG12' WHERE  identificador = '0914880653';" calcext:value-type="string">
            <text:p>UPDATE g_estructura.funcionarios SET id_area = 'UDATAFG12' WHERE <text:s/>identificador = '0914880653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G12</text:p>
          </table:table-cell>
          <table:table-cell table:style-name="ce405" office:value-type="float" office:value="1723344014" calcext:value-type="float">
            <text:p>1723344014</text:p>
          </table:table-cell>
          <table:table-cell table:style-name="ce412" office:value-type="string" calcext:value-type="string">
            <text:p>CHIGUANO YACELGA CINTHYA LIZETH</text:p>
          </table:table-cell>
          <table:table-cell table:style-name="ce412" office:value-type="string" calcext:value-type="string">
            <text:p>UDATAFG12</text:p>
          </table:table-cell>
          <table:table-cell table:style-name="ce304" office:value-type="string" calcext:value-type="string">
            <text:p>Administrativa Financiera</text:p>
          </table:table-cell>
          <table:table-cell table:style-name="ce304"/>
          <table:table-cell/>
          <table:table-cell table:style-name="ce90" table:formula="of:=CONCATENATE(&quot;UPDATE g_estructura.funcionarios SET id_area = '&quot;;[.F23];&quot;' WHERE  identificador = '&quot;;[.D23];&quot;';&quot;)" office:value-type="string" office:string-value="UPDATE g_estructura.funcionarios SET id_area = 'UDATAFG12' WHERE  identificador = '1723344014';" calcext:value-type="string">
            <text:p>UPDATE g_estructura.funcionarios SET id_area = 'UDATAFG12' WHERE <text:s/>identificador = '1723344014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0" office:value-type="string" calcext:value-type="string">
            <text:p>OTG12</text:p>
          </table:table-cell>
          <table:table-cell table:style-name="ce405" office:value-type="string" calcext:value-type="string">
            <text:p>0916346877</text:p>
          </table:table-cell>
          <table:table-cell table:style-name="ce412" office:value-type="string" calcext:value-type="string">
            <text:p>CHIRIGUAYO CUJILAN WALTER UFREDO</text:p>
          </table:table-cell>
          <table:table-cell table:style-name="ce412" office:value-type="string" calcext:value-type="string">
            <text:p>UDATSAG12</text:p>
          </table:table-cell>
          <table:table-cell table:style-name="ce304" office:value-type="string" calcext:value-type="string">
            <text:p>Sanidad Animal</text:p>
          </table:table-cell>
          <table:table-cell table:style-name="ce304"/>
          <table:table-cell/>
          <table:table-cell table:style-name="ce90" table:formula="of:=CONCATENATE(&quot;UPDATE g_estructura.funcionarios SET id_area = '&quot;;[.F24];&quot;' WHERE  identificador = '&quot;;[.D24];&quot;';&quot;)" office:value-type="string" office:string-value="UPDATE g_estructura.funcionarios SET id_area = 'UDATSAG12' WHERE  identificador = '0916346877';" calcext:value-type="string">
            <text:p>UPDATE g_estructura.funcionarios SET id_area = 'UDATSAG12' WHERE <text:s/>identificador = '0916346877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G12</text:p>
          </table:table-cell>
          <table:table-cell table:style-name="ce405" office:value-type="string" calcext:value-type="string">
            <text:p>0916819055</text:p>
          </table:table-cell>
          <table:table-cell table:style-name="ce412" office:value-type="string" calcext:value-type="string">
            <text:p>COLOMA GUZMAN HENRY GERARDO</text:p>
          </table:table-cell>
          <table:table-cell table:style-name="ce412" office:value-type="string" calcext:value-type="string">
            <text:p>UDATIAG12</text:p>
          </table:table-cell>
          <table:table-cell table:style-name="ce304" office:value-type="string" calcext:value-type="string">
            <text:p>Inocuidad de Alimentos</text:p>
          </table:table-cell>
          <table:table-cell table:style-name="ce304"/>
          <table:table-cell/>
          <table:table-cell table:style-name="ce90" table:formula="of:=CONCATENATE(&quot;UPDATE g_estructura.funcionarios SET id_area = '&quot;;[.F25];&quot;' WHERE  identificador = '&quot;;[.D25];&quot;';&quot;)" office:value-type="string" office:string-value="UPDATE g_estructura.funcionarios SET id_area = 'UDATIAG12' WHERE  identificador = '0916819055';" calcext:value-type="string">
            <text:p>UPDATE g_estructura.funcionarios SET id_area = 'UDATIAG12' WHERE <text:s/>identificador = '0916819055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G12</text:p>
          </table:table-cell>
          <table:table-cell table:style-name="ce405" office:value-type="float" office:value="1205097619" calcext:value-type="float">
            <text:p>1205097619</text:p>
          </table:table-cell>
          <table:table-cell table:style-name="ce412" office:value-type="string" calcext:value-type="string">
            <text:p>CONTRERAS MIRANDA JAVIER ANTONIO</text:p>
          </table:table-cell>
          <table:table-cell table:style-name="ce412" office:value-type="string" calcext:value-type="string">
            <text:p>UDATLG12</text:p>
          </table:table-cell>
          <table:table-cell table:style-name="ce304" office:value-type="string" calcext:value-type="string">
            <text:p>Laboratorio</text:p>
          </table:table-cell>
          <table:table-cell table:style-name="ce304"/>
          <table:table-cell/>
          <table:table-cell table:style-name="ce90" table:formula="of:=CONCATENATE(&quot;UPDATE g_estructura.funcionarios SET id_area = '&quot;;[.F26];&quot;' WHERE  identificador = '&quot;;[.D26];&quot;';&quot;)" office:value-type="string" office:string-value="UPDATE g_estructura.funcionarios SET id_area = 'UDATLG12' WHERE  identificador = '1205097619';" calcext:value-type="string">
            <text:p>UPDATE g_estructura.funcionarios SET id_area = 'UDATLG12' WHERE <text:s/>identificador = '1205097619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G12</text:p>
          </table:table-cell>
          <table:table-cell table:style-name="ce405" office:value-type="string" calcext:value-type="string">
            <text:p>0922357991</text:p>
          </table:table-cell>
          <table:table-cell table:style-name="ce412" office:value-type="string" calcext:value-type="string">
            <text:p>CORDOVA PACHECO DIANA ISABEL</text:p>
          </table:table-cell>
          <table:table-cell table:style-name="ce412" office:value-type="string" calcext:value-type="string">
            <text:p>UDATAFG12</text:p>
          </table:table-cell>
          <table:table-cell table:style-name="ce304" office:value-type="string" calcext:value-type="string">
            <text:p>Administrativa Financiera</text:p>
          </table:table-cell>
          <table:table-cell table:style-name="ce304"/>
          <table:table-cell/>
          <table:table-cell table:style-name="ce90" table:formula="of:=CONCATENATE(&quot;UPDATE g_estructura.funcionarios SET id_area = '&quot;;[.F27];&quot;' WHERE  identificador = '&quot;;[.D27];&quot;';&quot;)" office:value-type="string" office:string-value="UPDATE g_estructura.funcionarios SET id_area = 'UDATAFG12' WHERE  identificador = '0922357991';" calcext:value-type="string">
            <text:p>UPDATE g_estructura.funcionarios SET id_area = 'UDATAFG12' WHERE <text:s/>identificador = '0922357991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G12</text:p>
          </table:table-cell>
          <table:table-cell table:style-name="ce405" office:value-type="string" calcext:value-type="string">
            <text:p>0926729468</text:p>
          </table:table-cell>
          <table:table-cell table:style-name="ce412" office:value-type="string" calcext:value-type="string">
            <text:p>CRUZ LITARDO CECILIA ESPERANZA</text:p>
          </table:table-cell>
          <table:table-cell table:style-name="ce412" office:value-type="string" calcext:value-type="string">
            <text:p>UDATRIAG12</text:p>
          </table:table-cell>
          <table:table-cell table:style-name="ce304" office:value-type="string" calcext:value-type="string">
            <text:p>Registro de Insumos Agropecuarios</text:p>
          </table:table-cell>
          <table:table-cell table:style-name="ce304"/>
          <table:table-cell/>
          <table:table-cell table:style-name="ce90" table:formula="of:=CONCATENATE(&quot;UPDATE g_estructura.funcionarios SET id_area = '&quot;;[.F28];&quot;' WHERE  identificador = '&quot;;[.D28];&quot;';&quot;)" office:value-type="string" office:string-value="UPDATE g_estructura.funcionarios SET id_area = 'UDATRIAG12' WHERE  identificador = '0926729468';" calcext:value-type="string">
            <text:p>UPDATE g_estructura.funcionarios SET id_area = 'UDATRIAG12' WHERE <text:s/>identificador = '0926729468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G12</text:p>
          </table:table-cell>
          <table:table-cell table:style-name="ce405" office:value-type="string" calcext:value-type="string">
            <text:p>0922519897</text:p>
          </table:table-cell>
          <table:table-cell table:style-name="ce412" office:value-type="string" calcext:value-type="string">
            <text:p>DELGADO ARMIJOS MARLON RAYNIERO</text:p>
          </table:table-cell>
          <table:table-cell table:style-name="ce412" office:value-type="string" calcext:value-type="string">
            <text:p>UDATAFG12</text:p>
          </table:table-cell>
          <table:table-cell table:style-name="ce304" office:value-type="string" calcext:value-type="string">
            <text:p>Administrativa Financiera</text:p>
          </table:table-cell>
          <table:table-cell table:style-name="ce304"/>
          <table:table-cell/>
          <table:table-cell table:style-name="ce90" table:formula="of:=CONCATENATE(&quot;UPDATE g_estructura.funcionarios SET id_area = '&quot;;[.F29];&quot;' WHERE  identificador = '&quot;;[.D29];&quot;';&quot;)" office:value-type="string" office:string-value="UPDATE g_estructura.funcionarios SET id_area = 'UDATAFG12' WHERE  identificador = '0922519897';" calcext:value-type="string">
            <text:p>UPDATE g_estructura.funcionarios SET id_area = 'UDATAFG12' WHERE <text:s/>identificador = '0922519897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G12</text:p>
          </table:table-cell>
          <table:table-cell table:style-name="ce405" office:value-type="float" office:value="1801238492" calcext:value-type="float">
            <text:p>1801238492</text:p>
          </table:table-cell>
          <table:table-cell table:style-name="ce412" office:value-type="string" calcext:value-type="string">
            <text:p>DELGADO RAMOS BELVIS CELSIO</text:p>
          </table:table-cell>
          <table:table-cell table:style-name="ce412" office:value-type="string" calcext:value-type="string">
            <text:p>UDATSAG12</text:p>
          </table:table-cell>
          <table:table-cell table:style-name="ce304" office:value-type="string" calcext:value-type="string">
            <text:p>Sanidad Animal</text:p>
          </table:table-cell>
          <table:table-cell table:style-name="ce304"/>
          <table:table-cell/>
          <table:table-cell table:style-name="ce90" table:formula="of:=CONCATENATE(&quot;UPDATE g_estructura.funcionarios SET id_area = '&quot;;[.F30];&quot;' WHERE  identificador = '&quot;;[.D30];&quot;';&quot;)" office:value-type="string" office:string-value="UPDATE g_estructura.funcionarios SET id_area = 'UDATSAG12' WHERE  identificador = '1801238492';" calcext:value-type="string">
            <text:p>UPDATE g_estructura.funcionarios SET id_area = 'UDATSAG12' WHERE <text:s/>identificador = '1801238492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G12</text:p>
          </table:table-cell>
          <table:table-cell table:style-name="ce405" office:value-type="string" calcext:value-type="string">
            <text:p>0915889919</text:p>
          </table:table-cell>
          <table:table-cell table:style-name="ce412" office:value-type="string" calcext:value-type="string">
            <text:p>DIER BARRERA CARLOS MEDARDO</text:p>
          </table:table-cell>
          <table:table-cell table:style-name="ce412" office:value-type="string" calcext:value-type="string">
            <text:p>UDATLG12</text:p>
          </table:table-cell>
          <table:table-cell table:style-name="ce304" office:value-type="string" calcext:value-type="string">
            <text:p>Laboratorio</text:p>
          </table:table-cell>
          <table:table-cell table:style-name="ce304"/>
          <table:table-cell/>
          <table:table-cell table:style-name="ce90" table:formula="of:=CONCATENATE(&quot;UPDATE g_estructura.funcionarios SET id_area = '&quot;;[.F31];&quot;' WHERE  identificador = '&quot;;[.D31];&quot;';&quot;)" office:value-type="string" office:string-value="UPDATE g_estructura.funcionarios SET id_area = 'UDATLG12' WHERE  identificador = '0915889919';" calcext:value-type="string">
            <text:p>UPDATE g_estructura.funcionarios SET id_area = 'UDATLG12' WHERE <text:s/>identificador = '0915889919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G12</text:p>
          </table:table-cell>
          <table:table-cell table:style-name="ce405" office:value-type="float" office:value="1714445457" calcext:value-type="float">
            <text:p>1714445457</text:p>
          </table:table-cell>
          <table:table-cell table:style-name="ce412" office:value-type="string" calcext:value-type="string">
            <text:p>ECHEVERRIA BENITEZ PAOLA ALEXANDRA</text:p>
          </table:table-cell>
          <table:table-cell table:style-name="ce412" office:value-type="string" calcext:value-type="string">
            <text:p>UDATIAG12</text:p>
          </table:table-cell>
          <table:table-cell table:style-name="ce304" office:value-type="string" calcext:value-type="string">
            <text:p>Inocuidad de Alimentos</text:p>
          </table:table-cell>
          <table:table-cell table:style-name="ce304"/>
          <table:table-cell/>
          <table:table-cell table:style-name="ce90" table:formula="of:=CONCATENATE(&quot;UPDATE g_estructura.funcionarios SET id_area = '&quot;;[.F32];&quot;' WHERE  identificador = '&quot;;[.D32];&quot;';&quot;)" office:value-type="string" office:string-value="UPDATE g_estructura.funcionarios SET id_area = 'UDATIAG12' WHERE  identificador = '1714445457';" calcext:value-type="string">
            <text:p>UPDATE g_estructura.funcionarios SET id_area = 'UDATIAG12' WHERE <text:s/>identificador = '1714445457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G12</text:p>
          </table:table-cell>
          <table:table-cell table:style-name="ce405" office:value-type="float" office:value="1802927663" calcext:value-type="float">
            <text:p>1802927663</text:p>
          </table:table-cell>
          <table:table-cell table:style-name="ce412" office:value-type="string" calcext:value-type="string">
            <text:p>ESPIN NUÑEZ EDWIN BLADIMIR</text:p>
          </table:table-cell>
          <table:table-cell table:style-name="ce412" office:value-type="string" calcext:value-type="string">
            <text:p>UDATRIAG12</text:p>
          </table:table-cell>
          <table:table-cell table:style-name="ce304" office:value-type="string" calcext:value-type="string">
            <text:p>Registro de Insumos Agropecuarios </text:p>
          </table:table-cell>
          <table:table-cell table:style-name="ce304"/>
          <table:table-cell/>
          <table:table-cell table:style-name="ce90" table:formula="of:=CONCATENATE(&quot;UPDATE g_estructura.funcionarios SET id_area = '&quot;;[.F33];&quot;' WHERE  identificador = '&quot;;[.D33];&quot;';&quot;)" office:value-type="string" office:string-value="UPDATE g_estructura.funcionarios SET id_area = 'UDATRIAG12' WHERE  identificador = '1802927663';" calcext:value-type="string">
            <text:p>UPDATE g_estructura.funcionarios SET id_area = 'UDATRIAG12' WHERE <text:s/>identificador = '1802927663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0" office:value-type="string" calcext:value-type="string">
            <text:p>OTG12</text:p>
          </table:table-cell>
          <table:table-cell table:style-name="ce405" office:value-type="float" office:value="1203117377" calcext:value-type="float">
            <text:p>1203117377</text:p>
          </table:table-cell>
          <table:table-cell table:style-name="ce412" office:value-type="string" calcext:value-type="string">
            <text:p>FELIX BARRERA IMELDA MARIA</text:p>
          </table:table-cell>
          <table:table-cell table:style-name="ce412" office:value-type="string" calcext:value-type="string">
            <text:p>UDATSVG12</text:p>
          </table:table-cell>
          <table:table-cell table:style-name="ce304" office:value-type="string" calcext:value-type="string">
            <text:p>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34];&quot;' WHERE  identificador = '&quot;;[.D34];&quot;';&quot;)" office:value-type="string" office:string-value="UPDATE g_estructura.funcionarios SET id_area = 'UDATSVG12' WHERE  identificador = '1203117377';" calcext:value-type="string">
            <text:p>UPDATE g_estructura.funcionarios SET id_area = 'UDATSVG12' WHERE <text:s/>identificador = '1203117377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G12</text:p>
          </table:table-cell>
          <table:table-cell table:style-name="ce405" office:value-type="float" office:value="1203924509" calcext:value-type="float">
            <text:p>1203924509</text:p>
          </table:table-cell>
          <table:table-cell table:style-name="ce412" office:value-type="string" calcext:value-type="string">
            <text:p>FIGUEROA PAREDES JAIRO PAUL</text:p>
          </table:table-cell>
          <table:table-cell table:style-name="ce412" office:value-type="string" calcext:value-type="string">
            <text:p>UDATRIAG12</text:p>
          </table:table-cell>
          <table:table-cell table:style-name="ce304" office:value-type="string" calcext:value-type="string">
            <text:p>Registro de Insumos Agropecuarios</text:p>
          </table:table-cell>
          <table:table-cell table:style-name="ce304"/>
          <table:table-cell/>
          <table:table-cell table:style-name="ce90" table:formula="of:=CONCATENATE(&quot;UPDATE g_estructura.funcionarios SET id_area = '&quot;;[.F35];&quot;' WHERE  identificador = '&quot;;[.D35];&quot;';&quot;)" office:value-type="string" office:string-value="UPDATE g_estructura.funcionarios SET id_area = 'UDATRIAG12' WHERE  identificador = '1203924509';" calcext:value-type="string">
            <text:p>UPDATE g_estructura.funcionarios SET id_area = 'UDATRIAG12' WHERE <text:s/>identificador = '1203924509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G12</text:p>
          </table:table-cell>
          <table:table-cell table:style-name="ce405" office:value-type="string" calcext:value-type="string">
            <text:p>0909436206</text:p>
          </table:table-cell>
          <table:table-cell table:style-name="ce412" office:value-type="string" calcext:value-type="string">
            <text:p>FLOR ALVAREZ SILVIA ILIANA</text:p>
          </table:table-cell>
          <table:table-cell table:style-name="ce412" office:value-type="string" calcext:value-type="string">
            <text:p>UDATSAG12</text:p>
          </table:table-cell>
          <table:table-cell table:style-name="ce304" office:value-type="string" calcext:value-type="string">
            <text:p>Sanidad Animal</text:p>
          </table:table-cell>
          <table:table-cell table:style-name="ce304"/>
          <table:table-cell/>
          <table:table-cell table:style-name="ce90" table:formula="of:=CONCATENATE(&quot;UPDATE g_estructura.funcionarios SET id_area = '&quot;;[.F36];&quot;' WHERE  identificador = '&quot;;[.D36];&quot;';&quot;)" office:value-type="string" office:string-value="UPDATE g_estructura.funcionarios SET id_area = 'UDATSAG12' WHERE  identificador = '0909436206';" calcext:value-type="string">
            <text:p>UPDATE g_estructura.funcionarios SET id_area = 'UDATSAG12' WHERE <text:s/>identificador = '0909436206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G12</text:p>
          </table:table-cell>
          <table:table-cell table:style-name="ce405" office:value-type="string" calcext:value-type="string">
            <text:p>0917535429</text:p>
          </table:table-cell>
          <table:table-cell table:style-name="ce412" office:value-type="string" calcext:value-type="string">
            <text:p>GAVILANES FABIANI MARJORIE JACQUELINE</text:p>
          </table:table-cell>
          <table:table-cell table:style-name="ce412" office:value-type="string" calcext:value-type="string">
            <text:p>UDATLG12</text:p>
          </table:table-cell>
          <table:table-cell table:style-name="ce304" office:value-type="string" calcext:value-type="string">
            <text:p>Laboratorio</text:p>
          </table:table-cell>
          <table:table-cell table:style-name="ce304"/>
          <table:table-cell/>
          <table:table-cell table:style-name="ce90" table:formula="of:=CONCATENATE(&quot;UPDATE g_estructura.funcionarios SET id_area = '&quot;;[.F37];&quot;' WHERE  identificador = '&quot;;[.D37];&quot;';&quot;)" office:value-type="string" office:string-value="UPDATE g_estructura.funcionarios SET id_area = 'UDATLG12' WHERE  identificador = '0917535429';" calcext:value-type="string">
            <text:p>UPDATE g_estructura.funcionarios SET id_area = 'UDATLG12' WHERE <text:s/>identificador = '0917535429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G12</text:p>
          </table:table-cell>
          <table:table-cell table:style-name="ce405" office:value-type="string" calcext:value-type="string">
            <text:p>0923529895</text:p>
          </table:table-cell>
          <table:table-cell table:style-name="ce412" office:value-type="string" calcext:value-type="string">
            <text:p>GONZALEZ VARGAS ERIKA ANDREA</text:p>
          </table:table-cell>
          <table:table-cell table:style-name="ce412" office:value-type="string" calcext:value-type="string">
            <text:p>UDATAFG12</text:p>
          </table:table-cell>
          <table:table-cell table:style-name="ce304" office:value-type="string" calcext:value-type="string">
            <text:p>Administrativa Financiera</text:p>
          </table:table-cell>
          <table:table-cell table:style-name="ce304"/>
          <table:table-cell/>
          <table:table-cell table:style-name="ce90" table:formula="of:=CONCATENATE(&quot;UPDATE g_estructura.funcionarios SET id_area = '&quot;;[.F38];&quot;' WHERE  identificador = '&quot;;[.D38];&quot;';&quot;)" office:value-type="string" office:string-value="UPDATE g_estructura.funcionarios SET id_area = 'UDATAFG12' WHERE  identificador = '0923529895';" calcext:value-type="string">
            <text:p>UPDATE g_estructura.funcionarios SET id_area = 'UDATAFG12' WHERE <text:s/>identificador = '0923529895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G12</text:p>
          </table:table-cell>
          <table:table-cell table:style-name="ce421" office:value-type="string" calcext:value-type="string">
            <text:p>0911800324</text:p>
          </table:table-cell>
          <table:table-cell table:style-name="ce412" office:value-type="string" calcext:value-type="string">
            <text:p>GONZALEZ MORENO CARLOS AURELIO</text:p>
          </table:table-cell>
          <table:table-cell table:style-name="ce304" office:value-type="string" calcext:value-type="string">
            <text:p>UDATSVG12</text:p>
          </table:table-cell>
          <table:table-cell table:style-name="ce304" office:value-type="string" calcext:value-type="string">
            <text:p>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39];&quot;' WHERE  identificador = '&quot;;[.D39];&quot;';&quot;)" office:value-type="string" office:string-value="UPDATE g_estructura.funcionarios SET id_area = 'UDATSVG12' WHERE  identificador = '0911800324';" calcext:value-type="string">
            <text:p>UPDATE g_estructura.funcionarios SET id_area = 'UDATSVG12' WHERE <text:s/>identificador = '0911800324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G12</text:p>
          </table:table-cell>
          <table:table-cell table:style-name="ce405" office:value-type="string" calcext:value-type="string">
            <text:p>0917922080</text:p>
          </table:table-cell>
          <table:table-cell table:style-name="ce412" office:value-type="string" calcext:value-type="string">
            <text:p>GUTIERREZ MORAN KARINA ALEXANDRA</text:p>
          </table:table-cell>
          <table:table-cell table:style-name="ce412" office:value-type="string" calcext:value-type="string">
            <text:p>UDATLG12</text:p>
          </table:table-cell>
          <table:table-cell table:style-name="ce304" office:value-type="string" calcext:value-type="string">
            <text:p>Laboratorio</text:p>
          </table:table-cell>
          <table:table-cell table:style-name="ce304"/>
          <table:table-cell/>
          <table:table-cell table:style-name="ce90" table:formula="of:=CONCATENATE(&quot;UPDATE g_estructura.funcionarios SET id_area = '&quot;;[.F40];&quot;' WHERE  identificador = '&quot;;[.D40];&quot;';&quot;)" office:value-type="string" office:string-value="UPDATE g_estructura.funcionarios SET id_area = 'UDATLG12' WHERE  identificador = '0917922080';" calcext:value-type="string">
            <text:p>UPDATE g_estructura.funcionarios SET id_area = 'UDATLG12' WHERE <text:s/>identificador = '0917922080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G12</text:p>
          </table:table-cell>
          <table:table-cell table:style-name="ce405" office:value-type="string" calcext:value-type="string">
            <text:p>0916095862</text:p>
          </table:table-cell>
          <table:table-cell table:style-name="ce412" office:value-type="string" calcext:value-type="string">
            <text:p>HIDALGO VILLALVA OSWALDO MANUEL</text:p>
          </table:table-cell>
          <table:table-cell table:style-name="ce412" office:value-type="string" calcext:value-type="string">
            <text:p>UDATSVG12</text:p>
          </table:table-cell>
          <table:table-cell table:style-name="ce304" office:value-type="string" calcext:value-type="string">
            <text:p>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41];&quot;' WHERE  identificador = '&quot;;[.D41];&quot;';&quot;)" office:value-type="string" office:string-value="UPDATE g_estructura.funcionarios SET id_area = 'UDATSVG12' WHERE  identificador = '0916095862';" calcext:value-type="string">
            <text:p>UPDATE g_estructura.funcionarios SET id_area = 'UDATSVG12' WHERE <text:s/>identificador = '0916095862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G12</text:p>
          </table:table-cell>
          <table:table-cell table:style-name="ce422" office:value-type="float" office:value="1201772629" calcext:value-type="float">
            <text:p>1201772629</text:p>
          </table:table-cell>
          <table:table-cell table:style-name="ce412" office:value-type="string" calcext:value-type="string">
            <text:p>GUAMAN VALDIVIEZO JOSE ANTONIO</text:p>
          </table:table-cell>
          <table:table-cell table:style-name="ce304" office:value-type="string" calcext:value-type="string">
            <text:p>UDATSVG12</text:p>
          </table:table-cell>
          <table:table-cell table:style-name="ce304" office:value-type="string" calcext:value-type="string">
            <text:p>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42];&quot;' WHERE  identificador = '&quot;;[.D42];&quot;';&quot;)" office:value-type="string" office:string-value="UPDATE g_estructura.funcionarios SET id_area = 'UDATSVG12' WHERE  identificador = '1201772629';" calcext:value-type="string">
            <text:p>UPDATE g_estructura.funcionarios SET id_area = 'UDATSVG12' WHERE <text:s/>identificador = '1201772629';</text:p>
          </table:table-cell>
          <table:table-cell table:number-columns-repeated="1014"/>
        </table:table-row>
        <table:table-row table:style-name="ro4">
          <table:table-cell table:style-name="ce399"/>
          <table:covered-table-cell table:style-name="ce418"/>
          <table:table-cell table:style-name="ce418" office:value-type="string" calcext:value-type="string">
            <text:p>OTG12</text:p>
          </table:table-cell>
          <table:table-cell table:style-name="ce405" office:value-type="string" calcext:value-type="string">
            <text:p>0915281489</text:p>
          </table:table-cell>
          <table:table-cell table:style-name="ce426" office:value-type="string" calcext:value-type="string">
            <text:p>ILLESCAS CHAMAIDAN JOSE MANUEL</text:p>
          </table:table-cell>
          <table:table-cell table:style-name="ce426" office:value-type="string" calcext:value-type="string">
            <text:p>UDATSVG12</text:p>
          </table:table-cell>
          <table:table-cell table:style-name="ce305" office:value-type="string" calcext:value-type="string">
            <text:p>Sanidad Vegetal</text:p>
          </table:table-cell>
          <table:table-cell table:style-name="ce305"/>
          <table:table-cell table:style-name="ce399"/>
          <table:table-cell table:style-name="ce90" table:formula="of:=CONCATENATE(&quot;UPDATE g_estructura.funcionarios SET id_area = '&quot;;[.F43];&quot;' WHERE  identificador = '&quot;;[.D43];&quot;';&quot;)" office:value-type="string" office:string-value="UPDATE g_estructura.funcionarios SET id_area = 'UDATSVG12' WHERE  identificador = '0915281489';" calcext:value-type="string">
            <text:p>UPDATE g_estructura.funcionarios SET id_area = 'UDATSVG12' WHERE <text:s/>identificador = '0915281489';</text:p>
          </table:table-cell>
          <table:table-cell table:style-name="ce399"/>
          <table:table-cell table:style-name="ce434"/>
          <table:table-cell table:style-name="ce399" table:number-columns-repeated="1012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G12</text:p>
          </table:table-cell>
          <table:table-cell table:style-name="ce405" office:value-type="string" calcext:value-type="string">
            <text:p>0909590291</text:p>
          </table:table-cell>
          <table:table-cell table:style-name="ce412" office:value-type="string" calcext:value-type="string">
            <text:p>JIMENEZ HARO ARISTIDES ESVALDO</text:p>
          </table:table-cell>
          <table:table-cell table:style-name="ce412" office:value-type="string" calcext:value-type="string">
            <text:p>UDATSAG12</text:p>
          </table:table-cell>
          <table:table-cell table:style-name="ce304" office:value-type="string" calcext:value-type="string">
            <text:p>Sanidad Animal</text:p>
          </table:table-cell>
          <table:table-cell table:style-name="ce304"/>
          <table:table-cell/>
          <table:table-cell table:style-name="ce90" table:formula="of:=CONCATENATE(&quot;UPDATE g_estructura.funcionarios SET id_area = '&quot;;[.F44];&quot;' WHERE  identificador = '&quot;;[.D44];&quot;';&quot;)" office:value-type="string" office:string-value="UPDATE g_estructura.funcionarios SET id_area = 'UDATSAG12' WHERE  identificador = '0909590291';" calcext:value-type="string">
            <text:p>UPDATE g_estructura.funcionarios SET id_area = 'UDATSAG12' WHERE <text:s/>identificador = '0909590291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G12</text:p>
          </table:table-cell>
          <table:table-cell table:style-name="ce405" office:value-type="string" calcext:value-type="string">
            <text:p>0923353874</text:p>
          </table:table-cell>
          <table:table-cell table:style-name="ce412" office:value-type="string" calcext:value-type="string">
            <text:p>JIMENEZ VERDESOTO DAVID BOLIVAR</text:p>
          </table:table-cell>
          <table:table-cell table:style-name="ce412" office:value-type="string" calcext:value-type="string">
            <text:p>UDATIAG12</text:p>
          </table:table-cell>
          <table:table-cell table:style-name="ce304" office:value-type="string" calcext:value-type="string">
            <text:p>Inocuidad de Alimentos</text:p>
          </table:table-cell>
          <table:table-cell table:style-name="ce304"/>
          <table:table-cell/>
          <table:table-cell table:style-name="ce90" table:formula="of:=CONCATENATE(&quot;UPDATE g_estructura.funcionarios SET id_area = '&quot;;[.F45];&quot;' WHERE  identificador = '&quot;;[.D45];&quot;';&quot;)" office:value-type="string" office:string-value="UPDATE g_estructura.funcionarios SET id_area = 'UDATIAG12' WHERE  identificador = '0923353874';" calcext:value-type="string">
            <text:p>UPDATE g_estructura.funcionarios SET id_area = 'UDATIAG12' WHERE <text:s/>identificador = '0923353874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0" office:value-type="string" calcext:value-type="string">
            <text:p>OTG12</text:p>
          </table:table-cell>
          <table:table-cell table:style-name="ce405" office:value-type="string" calcext:value-type="string">
            <text:p>0921245924</text:p>
          </table:table-cell>
          <table:table-cell table:style-name="ce412" office:value-type="string" calcext:value-type="string">
            <text:p>JIMENEZ VERGARA <text:s/>MARCELO DAYAN</text:p>
          </table:table-cell>
          <table:table-cell table:style-name="ce412" office:value-type="string" calcext:value-type="string">
            <text:p>UDATAFG12</text:p>
          </table:table-cell>
          <table:table-cell table:style-name="ce304" office:value-type="string" calcext:value-type="string">
            <text:p>Administrativa Financiera </text:p>
          </table:table-cell>
          <table:table-cell table:style-name="ce304"/>
          <table:table-cell/>
          <table:table-cell table:style-name="ce90" table:formula="of:=CONCATENATE(&quot;UPDATE g_estructura.funcionarios SET id_area = '&quot;;[.F46];&quot;' WHERE  identificador = '&quot;;[.D46];&quot;';&quot;)" office:value-type="string" office:string-value="UPDATE g_estructura.funcionarios SET id_area = 'UDATAFG12' WHERE  identificador = '0921245924';" calcext:value-type="string">
            <text:p>UPDATE g_estructura.funcionarios SET id_area = 'UDATAFG12' WHERE <text:s/>identificador = '0921245924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G12</text:p>
          </table:table-cell>
          <table:table-cell table:style-name="ce405" office:value-type="string" calcext:value-type="string">
            <text:p>0915673396</text:p>
          </table:table-cell>
          <table:table-cell table:style-name="ce412" office:value-type="string" calcext:value-type="string">
            <text:p>MANRIQUEZ BAQUERIZO MARIO FERNANDO</text:p>
          </table:table-cell>
          <table:table-cell table:style-name="ce412" office:value-type="string" calcext:value-type="string">
            <text:p>UDATPGEG12</text:p>
          </table:table-cell>
          <table:table-cell table:style-name="ce305" office:value-type="string" calcext:value-type="string">
            <text:p>Planificación y Gestión Estratégica</text:p>
          </table:table-cell>
          <table:table-cell table:style-name="ce304"/>
          <table:table-cell/>
          <table:table-cell table:style-name="ce90" table:formula="of:=CONCATENATE(&quot;UPDATE g_estructura.funcionarios SET id_area = '&quot;;[.F47];&quot;' WHERE  identificador = '&quot;;[.D47];&quot;';&quot;)" office:value-type="string" office:string-value="UPDATE g_estructura.funcionarios SET id_area = 'UDATPGEG12' WHERE  identificador = '0915673396';" calcext:value-type="string">
            <text:p>UPDATE g_estructura.funcionarios SET id_area = 'UDATPGEG12' WHERE <text:s/>identificador = '0915673396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G12</text:p>
          </table:table-cell>
          <table:table-cell table:style-name="ce405" office:value-type="string" calcext:value-type="string">
            <text:p>0925428815</text:p>
          </table:table-cell>
          <table:table-cell table:style-name="ce412" office:value-type="string" calcext:value-type="string">
            <text:p>MANZANO QUIÑONEZ ALVARO GABRIEL</text:p>
          </table:table-cell>
          <table:table-cell table:style-name="ce412" office:value-type="string" calcext:value-type="string">
            <text:p>UDATSVG12</text:p>
          </table:table-cell>
          <table:table-cell table:style-name="ce304" office:value-type="string" calcext:value-type="string">
            <text:p>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48];&quot;' WHERE  identificador = '&quot;;[.D48];&quot;';&quot;)" office:value-type="string" office:string-value="UPDATE g_estructura.funcionarios SET id_area = 'UDATSVG12' WHERE  identificador = '0925428815';" calcext:value-type="string">
            <text:p>UPDATE g_estructura.funcionarios SET id_area = 'UDATSVG12' WHERE <text:s/>identificador = '0925428815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G12</text:p>
          </table:table-cell>
          <table:table-cell table:style-name="ce405" office:value-type="string" calcext:value-type="string">
            <text:p>0912794492</text:p>
          </table:table-cell>
          <table:table-cell table:style-name="ce412" office:value-type="string" calcext:value-type="string">
            <text:p>MARINEZ SALINAS JOFFRE XAVIER</text:p>
          </table:table-cell>
          <table:table-cell table:style-name="ce412" office:value-type="string" calcext:value-type="string">
            <text:p>UDATAFG12</text:p>
          </table:table-cell>
          <table:table-cell table:style-name="ce304" office:value-type="string" calcext:value-type="string">
            <text:p>Administrativa Financiera </text:p>
          </table:table-cell>
          <table:table-cell table:style-name="ce304"/>
          <table:table-cell/>
          <table:table-cell table:style-name="ce90" table:formula="of:=CONCATENATE(&quot;UPDATE g_estructura.funcionarios SET id_area = '&quot;;[.F49];&quot;' WHERE  identificador = '&quot;;[.D49];&quot;';&quot;)" office:value-type="string" office:string-value="UPDATE g_estructura.funcionarios SET id_area = 'UDATAFG12' WHERE  identificador = '0912794492';" calcext:value-type="string">
            <text:p>UPDATE g_estructura.funcionarios SET id_area = 'UDATAFG12' WHERE <text:s/>identificador = '0912794492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G12</text:p>
          </table:table-cell>
          <table:table-cell table:style-name="ce405" office:value-type="string" calcext:value-type="string">
            <text:p>0917941270</text:p>
          </table:table-cell>
          <table:table-cell table:style-name="ce412" office:value-type="string" calcext:value-type="string">
            <text:p>MEDINA RODRIGUEZ KLEBER EFRAIN</text:p>
          </table:table-cell>
          <table:table-cell table:style-name="ce412" office:value-type="string" calcext:value-type="string">
            <text:p>UDATSVG12</text:p>
          </table:table-cell>
          <table:table-cell table:style-name="ce304" office:value-type="string" calcext:value-type="string">
            <text:p>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50];&quot;' WHERE  identificador = '&quot;;[.D50];&quot;';&quot;)" office:value-type="string" office:string-value="UPDATE g_estructura.funcionarios SET id_area = 'UDATSVG12' WHERE  identificador = '0917941270';" calcext:value-type="string">
            <text:p>UPDATE g_estructura.funcionarios SET id_area = 'UDATSVG12' WHERE <text:s/>identificador = '0917941270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G12</text:p>
          </table:table-cell>
          <table:table-cell table:style-name="ce405" office:value-type="string" calcext:value-type="string">
            <text:p>0916503634</text:p>
          </table:table-cell>
          <table:table-cell table:style-name="ce412" office:value-type="string" calcext:value-type="string">
            <text:p>MERCHAN CEPEDA SANDRA LORENA</text:p>
          </table:table-cell>
          <table:table-cell table:style-name="ce412" office:value-type="string" calcext:value-type="string">
            <text:p>UDATAFG12</text:p>
          </table:table-cell>
          <table:table-cell table:style-name="ce304" office:value-type="string" calcext:value-type="string">
            <text:p>Administrativa Financiera</text:p>
          </table:table-cell>
          <table:table-cell table:style-name="ce304"/>
          <table:table-cell/>
          <table:table-cell table:style-name="ce90" table:formula="of:=CONCATENATE(&quot;UPDATE g_estructura.funcionarios SET id_area = '&quot;;[.F51];&quot;' WHERE  identificador = '&quot;;[.D51];&quot;';&quot;)" office:value-type="string" office:string-value="UPDATE g_estructura.funcionarios SET id_area = 'UDATAFG12' WHERE  identificador = '0916503634';" calcext:value-type="string">
            <text:p>UPDATE g_estructura.funcionarios SET id_area = 'UDATAFG12' WHERE <text:s/>identificador = '0916503634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G12</text:p>
          </table:table-cell>
          <table:table-cell table:style-name="ce405" office:value-type="string" calcext:value-type="string">
            <text:p>0913905675</text:p>
          </table:table-cell>
          <table:table-cell table:style-name="ce412" office:value-type="string" calcext:value-type="string">
            <text:p>MERO GARCIA FAUSTO IVAN</text:p>
          </table:table-cell>
          <table:table-cell table:style-name="ce412" office:value-type="string" calcext:value-type="string">
            <text:p>UDATAFG12</text:p>
          </table:table-cell>
          <table:table-cell table:style-name="ce304" office:value-type="string" calcext:value-type="string">
            <text:p>Administrativa Financiera</text:p>
          </table:table-cell>
          <table:table-cell table:style-name="ce304"/>
          <table:table-cell/>
          <table:table-cell table:style-name="ce90" table:formula="of:=CONCATENATE(&quot;UPDATE g_estructura.funcionarios SET id_area = '&quot;;[.F52];&quot;' WHERE  identificador = '&quot;;[.D52];&quot;';&quot;)" office:value-type="string" office:string-value="UPDATE g_estructura.funcionarios SET id_area = 'UDATAFG12' WHERE  identificador = '0913905675';" calcext:value-type="string">
            <text:p>UPDATE g_estructura.funcionarios SET id_area = 'UDATAFG12' WHERE <text:s/>identificador = '0913905675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G12</text:p>
          </table:table-cell>
          <table:table-cell table:style-name="ce405" office:value-type="string" calcext:value-type="string">
            <text:p>0909066169</text:p>
          </table:table-cell>
          <table:table-cell table:style-name="ce412" office:value-type="string" calcext:value-type="string">
            <text:p>MOLINA MENDIETA JOSE ANTONIO</text:p>
          </table:table-cell>
          <table:table-cell table:style-name="ce412" office:value-type="string" calcext:value-type="string">
            <text:p>UDATAFG12</text:p>
          </table:table-cell>
          <table:table-cell table:style-name="ce304" office:value-type="string" calcext:value-type="string">
            <text:p>Administrativa Financiera</text:p>
          </table:table-cell>
          <table:table-cell table:style-name="ce304"/>
          <table:table-cell/>
          <table:table-cell table:style-name="ce90" table:formula="of:=CONCATENATE(&quot;UPDATE g_estructura.funcionarios SET id_area = '&quot;;[.F53];&quot;' WHERE  identificador = '&quot;;[.D53];&quot;';&quot;)" office:value-type="string" office:string-value="UPDATE g_estructura.funcionarios SET id_area = 'UDATAFG12' WHERE  identificador = '0909066169';" calcext:value-type="string">
            <text:p>UPDATE g_estructura.funcionarios SET id_area = 'UDATAFG12' WHERE <text:s/>identificador = '0909066169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G12</text:p>
          </table:table-cell>
          <table:table-cell table:style-name="ce405" office:value-type="float" office:value="1313841262" calcext:value-type="float">
            <text:p>1313841262</text:p>
          </table:table-cell>
          <table:table-cell table:style-name="ce412" office:value-type="string" calcext:value-type="string">
            <text:p>MARTINEZ LUCAS MONICA STEFANIA</text:p>
          </table:table-cell>
          <table:table-cell table:style-name="ce412" office:value-type="string" calcext:value-type="string">
            <text:p>UDATRIAG12</text:p>
          </table:table-cell>
          <table:table-cell table:style-name="ce304" office:value-type="string" calcext:value-type="string">
            <text:p>Registro de Insumos Agropecuarios</text:p>
          </table:table-cell>
          <table:table-cell table:style-name="ce304"/>
          <table:table-cell/>
          <table:table-cell table:style-name="ce90" table:formula="of:=CONCATENATE(&quot;UPDATE g_estructura.funcionarios SET id_area = '&quot;;[.F54];&quot;' WHERE  identificador = '&quot;;[.D54];&quot;';&quot;)" office:value-type="string" office:string-value="UPDATE g_estructura.funcionarios SET id_area = 'UDATRIAG12' WHERE  identificador = '1313841262';" calcext:value-type="string">
            <text:p>UPDATE g_estructura.funcionarios SET id_area = 'UDATRIAG12' WHERE <text:s/>identificador = '1313841262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G12</text:p>
          </table:table-cell>
          <table:table-cell table:style-name="ce405" office:value-type="float" office:value="1204351090" calcext:value-type="float">
            <text:p>1204351090</text:p>
          </table:table-cell>
          <table:table-cell table:style-name="ce412" office:value-type="string" calcext:value-type="string">
            <text:p>MONTOYA BAZAN JOSE LEONARDO</text:p>
          </table:table-cell>
          <table:table-cell table:style-name="ce412" office:value-type="string" calcext:value-type="string">
            <text:p>UDATIAG12</text:p>
          </table:table-cell>
          <table:table-cell table:style-name="ce304" office:value-type="string" calcext:value-type="string">
            <text:p>Inocuidad de Alimentos</text:p>
          </table:table-cell>
          <table:table-cell table:style-name="ce304"/>
          <table:table-cell/>
          <table:table-cell table:style-name="ce90" table:formula="of:=CONCATENATE(&quot;UPDATE g_estructura.funcionarios SET id_area = '&quot;;[.F55];&quot;' WHERE  identificador = '&quot;;[.D55];&quot;';&quot;)" office:value-type="string" office:string-value="UPDATE g_estructura.funcionarios SET id_area = 'UDATIAG12' WHERE  identificador = '1204351090';" calcext:value-type="string">
            <text:p>UPDATE g_estructura.funcionarios SET id_area = 'UDATIAG12' WHERE <text:s/>identificador = '1204351090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0" office:value-type="string" calcext:value-type="string">
            <text:p>OTG12</text:p>
          </table:table-cell>
          <table:table-cell table:style-name="ce405" office:value-type="string" calcext:value-type="string">
            <text:p>0919254342</text:p>
          </table:table-cell>
          <table:table-cell table:style-name="ce412" office:value-type="string" calcext:value-type="string">
            <text:p>MOREIRA CLARK ESTHER ELIZABETH</text:p>
          </table:table-cell>
          <table:table-cell table:style-name="ce412" office:value-type="string" calcext:value-type="string">
            <text:p>UDATAFG12</text:p>
          </table:table-cell>
          <table:table-cell table:style-name="ce304" office:value-type="string" calcext:value-type="string">
            <text:p>Administrativa Financiera</text:p>
          </table:table-cell>
          <table:table-cell table:style-name="ce304"/>
          <table:table-cell/>
          <table:table-cell table:style-name="ce90" table:formula="of:=CONCATENATE(&quot;UPDATE g_estructura.funcionarios SET id_area = '&quot;;[.F56];&quot;' WHERE  identificador = '&quot;;[.D56];&quot;';&quot;)" office:value-type="string" office:string-value="UPDATE g_estructura.funcionarios SET id_area = 'UDATAFG12' WHERE  identificador = '0919254342';" calcext:value-type="string">
            <text:p>UPDATE g_estructura.funcionarios SET id_area = 'UDATAFG12' WHERE <text:s/>identificador = '0919254342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G12</text:p>
          </table:table-cell>
          <table:table-cell table:style-name="ce405" office:value-type="string" calcext:value-type="string">
            <text:p>0914432125</text:p>
          </table:table-cell>
          <table:table-cell table:style-name="ce412" office:value-type="string" calcext:value-type="string">
            <text:p>MOREIRA VERA ALEX ANTONIO</text:p>
          </table:table-cell>
          <table:table-cell table:style-name="ce412" office:value-type="string" calcext:value-type="string">
            <text:p>UDATSVG12</text:p>
          </table:table-cell>
          <table:table-cell table:style-name="ce304" office:value-type="string" calcext:value-type="string">
            <text:p>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57];&quot;' WHERE  identificador = '&quot;;[.D57];&quot;';&quot;)" office:value-type="string" office:string-value="UPDATE g_estructura.funcionarios SET id_area = 'UDATSVG12' WHERE  identificador = '0914432125';" calcext:value-type="string">
            <text:p>UPDATE g_estructura.funcionarios SET id_area = 'UDATSVG12' WHERE <text:s/>identificador = '0914432125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G12</text:p>
          </table:table-cell>
          <table:table-cell table:style-name="ce405" office:value-type="float" office:value="1311081838" calcext:value-type="float">
            <text:p>1311081838</text:p>
          </table:table-cell>
          <table:table-cell table:style-name="ce412" office:value-type="string" calcext:value-type="string">
            <text:p>MUÑOZ OLVERA CARLOS EDUARDO</text:p>
          </table:table-cell>
          <table:table-cell table:style-name="ce412" office:value-type="string" calcext:value-type="string">
            <text:p>UDATSAG12</text:p>
          </table:table-cell>
          <table:table-cell table:style-name="ce304" office:value-type="string" calcext:value-type="string">
            <text:p>Sanidad Animal</text:p>
          </table:table-cell>
          <table:table-cell table:style-name="ce304"/>
          <table:table-cell/>
          <table:table-cell table:style-name="ce90" table:formula="of:=CONCATENATE(&quot;UPDATE g_estructura.funcionarios SET id_area = '&quot;;[.F58];&quot;' WHERE  identificador = '&quot;;[.D58];&quot;';&quot;)" office:value-type="string" office:string-value="UPDATE g_estructura.funcionarios SET id_area = 'UDATSAG12' WHERE  identificador = '1311081838';" calcext:value-type="string">
            <text:p>UPDATE g_estructura.funcionarios SET id_area = 'UDATSAG12' WHERE <text:s/>identificador = '1311081838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G12</text:p>
          </table:table-cell>
          <table:table-cell table:style-name="ce405" office:value-type="string" calcext:value-type="string">
            <text:p>0910973148</text:p>
          </table:table-cell>
          <table:table-cell table:style-name="ce412" office:value-type="string" calcext:value-type="string">
            <text:p>MURILLO CABEZAS JHONNY WILSON</text:p>
          </table:table-cell>
          <table:table-cell table:style-name="ce412" office:value-type="string" calcext:value-type="string">
            <text:p>UDATAFG12</text:p>
          </table:table-cell>
          <table:table-cell table:style-name="ce304" office:value-type="string" calcext:value-type="string">
            <text:p>Administrativa Financiera </text:p>
          </table:table-cell>
          <table:table-cell table:style-name="ce304"/>
          <table:table-cell/>
          <table:table-cell table:style-name="ce90" table:formula="of:=CONCATENATE(&quot;UPDATE g_estructura.funcionarios SET id_area = '&quot;;[.F59];&quot;' WHERE  identificador = '&quot;;[.D59];&quot;';&quot;)" office:value-type="string" office:string-value="UPDATE g_estructura.funcionarios SET id_area = 'UDATAFG12' WHERE  identificador = '0910973148';" calcext:value-type="string">
            <text:p>UPDATE g_estructura.funcionarios SET id_area = 'UDATAFG12' WHERE <text:s/>identificador = '0910973148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G12</text:p>
          </table:table-cell>
          <table:table-cell table:style-name="ce405" office:value-type="float" office:value="1204948788" calcext:value-type="float">
            <text:p>1204948788</text:p>
          </table:table-cell>
          <table:table-cell table:style-name="ce412" office:value-type="string" calcext:value-type="string">
            <text:p>NIVELA PEÑAFIEL ANA ROXANA</text:p>
          </table:table-cell>
          <table:table-cell table:style-name="ce412" office:value-type="string" calcext:value-type="string">
            <text:p>UDATSVG12</text:p>
          </table:table-cell>
          <table:table-cell table:style-name="ce304" office:value-type="string" calcext:value-type="string">
            <text:p>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60];&quot;' WHERE  identificador = '&quot;;[.D60];&quot;';&quot;)" office:value-type="string" office:string-value="UPDATE g_estructura.funcionarios SET id_area = 'UDATSVG12' WHERE  identificador = '1204948788';" calcext:value-type="string">
            <text:p>UPDATE g_estructura.funcionarios SET id_area = 'UDATSVG12' WHERE <text:s/>identificador = '1204948788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G12</text:p>
          </table:table-cell>
          <table:table-cell table:style-name="ce405" office:value-type="string" calcext:value-type="string">
            <text:p>0925449688</text:p>
          </table:table-cell>
          <table:table-cell table:style-name="ce412" office:value-type="string" calcext:value-type="string">
            <text:p>NOWAK MORALES ANGIE NICOLE</text:p>
          </table:table-cell>
          <table:table-cell table:style-name="ce412" office:value-type="string" calcext:value-type="string">
            <text:p>UDATAFG12</text:p>
          </table:table-cell>
          <table:table-cell table:style-name="ce304" office:value-type="string" calcext:value-type="string">
            <text:p>Administrativa Financiera</text:p>
          </table:table-cell>
          <table:table-cell table:style-name="ce304"/>
          <table:table-cell/>
          <table:table-cell table:style-name="ce90" table:formula="of:=CONCATENATE(&quot;UPDATE g_estructura.funcionarios SET id_area = '&quot;;[.F61];&quot;' WHERE  identificador = '&quot;;[.D61];&quot;';&quot;)" office:value-type="string" office:string-value="UPDATE g_estructura.funcionarios SET id_area = 'UDATAFG12' WHERE  identificador = '0925449688';" calcext:value-type="string">
            <text:p>UPDATE g_estructura.funcionarios SET id_area = 'UDATAFG12' WHERE <text:s/>identificador = '0925449688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G12</text:p>
          </table:table-cell>
          <table:table-cell table:style-name="ce405" office:value-type="float" office:value="1206070847" calcext:value-type="float">
            <text:p>1206070847</text:p>
          </table:table-cell>
          <table:table-cell table:style-name="ce412" office:value-type="string" calcext:value-type="string">
            <text:p>OBANDO QUINTANILLA MARLON STALIN</text:p>
          </table:table-cell>
          <table:table-cell table:style-name="ce412" office:value-type="string" calcext:value-type="string">
            <text:p>UDATSVG12</text:p>
          </table:table-cell>
          <table:table-cell table:style-name="ce304" office:value-type="string" calcext:value-type="string">
            <text:p>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62];&quot;' WHERE  identificador = '&quot;;[.D62];&quot;';&quot;)" office:value-type="string" office:string-value="UPDATE g_estructura.funcionarios SET id_area = 'UDATSVG12' WHERE  identificador = '1206070847';" calcext:value-type="string">
            <text:p>UPDATE g_estructura.funcionarios SET id_area = 'UDATSVG12' WHERE <text:s/>identificador = '1206070847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G12</text:p>
          </table:table-cell>
          <table:table-cell table:style-name="ce405" office:value-type="string" calcext:value-type="string">
            <text:p>0914534284</text:p>
          </table:table-cell>
          <table:table-cell table:style-name="ce412" office:value-type="string" calcext:value-type="string">
            <text:p>ORTIZ ALAY DANIEL ALEJANDRO</text:p>
          </table:table-cell>
          <table:table-cell table:style-name="ce412" office:value-type="string" calcext:value-type="string">
            <text:p>UDATSVG12</text:p>
          </table:table-cell>
          <table:table-cell table:style-name="ce304" office:value-type="string" calcext:value-type="string">
            <text:p>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63];&quot;' WHERE  identificador = '&quot;;[.D63];&quot;';&quot;)" office:value-type="string" office:string-value="UPDATE g_estructura.funcionarios SET id_area = 'UDATSVG12' WHERE  identificador = '0914534284';" calcext:value-type="string">
            <text:p>UPDATE g_estructura.funcionarios SET id_area = 'UDATSVG12' WHERE <text:s/>identificador = '0914534284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G12</text:p>
          </table:table-cell>
          <table:table-cell table:style-name="ce405" office:value-type="string" calcext:value-type="string">
            <text:p>0922716816</text:p>
          </table:table-cell>
          <table:table-cell table:style-name="ce412" office:value-type="string" calcext:value-type="string">
            <text:p>ORTIZ BASTIDAS MARITZA FERNANDA</text:p>
          </table:table-cell>
          <table:table-cell table:style-name="ce412" office:value-type="string" calcext:value-type="string">
            <text:p>UDATSVG12</text:p>
          </table:table-cell>
          <table:table-cell table:style-name="ce304" office:value-type="string" calcext:value-type="string">
            <text:p>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64];&quot;' WHERE  identificador = '&quot;;[.D64];&quot;';&quot;)" office:value-type="string" office:string-value="UPDATE g_estructura.funcionarios SET id_area = 'UDATSVG12' WHERE  identificador = '0922716816';" calcext:value-type="string">
            <text:p>UPDATE g_estructura.funcionarios SET id_area = 'UDATSVG12' WHERE <text:s/>identificador = '0922716816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G12</text:p>
          </table:table-cell>
          <table:table-cell table:style-name="ce405" office:value-type="string" calcext:value-type="string">
            <text:p>0905934089</text:p>
          </table:table-cell>
          <table:table-cell table:style-name="ce412" office:value-type="string" calcext:value-type="string">
            <text:p>PAREDES ENCALADA GABRIEL OSWALDO</text:p>
          </table:table-cell>
          <table:table-cell table:style-name="ce412" office:value-type="string" calcext:value-type="string">
            <text:p>UDATSVG12</text:p>
          </table:table-cell>
          <table:table-cell table:style-name="ce304" office:value-type="string" calcext:value-type="string">
            <text:p>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65];&quot;' WHERE  identificador = '&quot;;[.D65];&quot;';&quot;)" office:value-type="string" office:string-value="UPDATE g_estructura.funcionarios SET id_area = 'UDATSVG12' WHERE  identificador = '0905934089';" calcext:value-type="string">
            <text:p>UPDATE g_estructura.funcionarios SET id_area = 'UDATSVG12' WHERE <text:s/>identificador = '0905934089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0" office:value-type="string" calcext:value-type="string">
            <text:p>OTG12</text:p>
          </table:table-cell>
          <table:table-cell table:style-name="ce405" office:value-type="string" calcext:value-type="string">
            <text:p>0917805509</text:p>
          </table:table-cell>
          <table:table-cell table:style-name="ce412" office:value-type="string" calcext:value-type="string">
            <text:p>PLUAS CACERES MARJORIE ELIZABETH</text:p>
          </table:table-cell>
          <table:table-cell table:style-name="ce412" office:value-type="string" calcext:value-type="string">
            <text:p>UDATLG12</text:p>
          </table:table-cell>
          <table:table-cell table:style-name="ce304" office:value-type="string" calcext:value-type="string">
            <text:p>Laboratorio</text:p>
          </table:table-cell>
          <table:table-cell table:style-name="ce304"/>
          <table:table-cell/>
          <table:table-cell table:style-name="ce90" table:formula="of:=CONCATENATE(&quot;UPDATE g_estructura.funcionarios SET id_area = '&quot;;[.F66];&quot;' WHERE  identificador = '&quot;;[.D66];&quot;';&quot;)" office:value-type="string" office:string-value="UPDATE g_estructura.funcionarios SET id_area = 'UDATLG12' WHERE  identificador = '0917805509';" calcext:value-type="string">
            <text:p>UPDATE g_estructura.funcionarios SET id_area = 'UDATLG12' WHERE <text:s/>identificador = '0917805509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G12</text:p>
          </table:table-cell>
          <table:table-cell table:style-name="ce405" office:value-type="string" calcext:value-type="string">
            <text:p>0930049820</text:p>
          </table:table-cell>
          <table:table-cell table:style-name="ce412" office:value-type="string" calcext:value-type="string">
            <text:p>POMBO MOYA GENESIS LISBETH</text:p>
          </table:table-cell>
          <table:table-cell table:style-name="ce412" office:value-type="string" calcext:value-type="string">
            <text:p>UDATAFG12</text:p>
          </table:table-cell>
          <table:table-cell table:style-name="ce304" office:value-type="string" calcext:value-type="string">
            <text:p>Administrativa Financiera</text:p>
          </table:table-cell>
          <table:table-cell table:style-name="ce304"/>
          <table:table-cell/>
          <table:table-cell table:style-name="ce90" table:formula="of:=CONCATENATE(&quot;UPDATE g_estructura.funcionarios SET id_area = '&quot;;[.F67];&quot;' WHERE  identificador = '&quot;;[.D67];&quot;';&quot;)" office:value-type="string" office:string-value="UPDATE g_estructura.funcionarios SET id_area = 'UDATAFG12' WHERE  identificador = '0930049820';" calcext:value-type="string">
            <text:p>UPDATE g_estructura.funcionarios SET id_area = 'UDATAFG12' WHERE <text:s/>identificador = '0930049820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G12</text:p>
          </table:table-cell>
          <table:table-cell table:style-name="ce405" office:value-type="string" calcext:value-type="string">
            <text:p>0921133351</text:p>
          </table:table-cell>
          <table:table-cell table:style-name="ce412" office:value-type="string" calcext:value-type="string">
            <text:p>PORTALANZA PERALTA DIEGO ENRIQUE</text:p>
          </table:table-cell>
          <table:table-cell table:style-name="ce412" office:value-type="string" calcext:value-type="string">
            <text:p>UDATSVG12</text:p>
          </table:table-cell>
          <table:table-cell table:style-name="ce304" office:value-type="string" calcext:value-type="string">
            <text:p>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68];&quot;' WHERE  identificador = '&quot;;[.D68];&quot;';&quot;)" office:value-type="string" office:string-value="UPDATE g_estructura.funcionarios SET id_area = 'UDATSVG12' WHERE  identificador = '0921133351';" calcext:value-type="string">
            <text:p>UPDATE g_estructura.funcionarios SET id_area = 'UDATSVG12' WHERE <text:s/>identificador = '0921133351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G12</text:p>
          </table:table-cell>
          <table:table-cell table:style-name="ce405" office:value-type="string" calcext:value-type="string">
            <text:p>0919248492</text:p>
          </table:table-cell>
          <table:table-cell table:style-name="ce412" office:value-type="string" calcext:value-type="string">
            <text:p>ROSALES TRIANA JURY JOSE</text:p>
          </table:table-cell>
          <table:table-cell table:style-name="ce412" office:value-type="string" calcext:value-type="string">
            <text:p>UDATRIAG12</text:p>
          </table:table-cell>
          <table:table-cell table:style-name="ce304" office:value-type="string" calcext:value-type="string">
            <text:p>Registro de Insumos Agropecuarios</text:p>
          </table:table-cell>
          <table:table-cell table:style-name="ce304"/>
          <table:table-cell/>
          <table:table-cell table:style-name="ce90" table:formula="of:=CONCATENATE(&quot;UPDATE g_estructura.funcionarios SET id_area = '&quot;;[.F69];&quot;' WHERE  identificador = '&quot;;[.D69];&quot;';&quot;)" office:value-type="string" office:string-value="UPDATE g_estructura.funcionarios SET id_area = 'UDATRIAG12' WHERE  identificador = '0919248492';" calcext:value-type="string">
            <text:p>UPDATE g_estructura.funcionarios SET id_area = 'UDATRIAG12' WHERE <text:s/>identificador = '0919248492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G12</text:p>
          </table:table-cell>
          <table:table-cell table:style-name="ce405" office:value-type="string" calcext:value-type="string">
            <text:p>0801215740</text:p>
          </table:table-cell>
          <table:table-cell table:style-name="ce412" office:value-type="string" calcext:value-type="string">
            <text:p>SALAS MUJICA FREDDY DAVID</text:p>
          </table:table-cell>
          <table:table-cell table:style-name="ce412" office:value-type="string" calcext:value-type="string">
            <text:p>UDATSVG12</text:p>
          </table:table-cell>
          <table:table-cell table:style-name="ce304" office:value-type="string" calcext:value-type="string">
            <text:p>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70];&quot;' WHERE  identificador = '&quot;;[.D70];&quot;';&quot;)" office:value-type="string" office:string-value="UPDATE g_estructura.funcionarios SET id_area = 'UDATSVG12' WHERE  identificador = '0801215740';" calcext:value-type="string">
            <text:p>UPDATE g_estructura.funcionarios SET id_area = 'UDATSVG12' WHERE <text:s/>identificador = '0801215740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G12</text:p>
          </table:table-cell>
          <table:table-cell table:style-name="ce405" office:value-type="string" calcext:value-type="string">
            <text:p>0926965054</text:p>
          </table:table-cell>
          <table:table-cell table:style-name="ce412" office:value-type="string" calcext:value-type="string">
            <text:p>SALAZAR SALAZAR MARIA NATALY</text:p>
          </table:table-cell>
          <table:table-cell table:style-name="ce412" office:value-type="string" calcext:value-type="string">
            <text:p>UDATRIAG12</text:p>
          </table:table-cell>
          <table:table-cell table:style-name="ce304" office:value-type="string" calcext:value-type="string">
            <text:p>Registro de Insumos Agropecuarios </text:p>
          </table:table-cell>
          <table:table-cell table:style-name="ce304"/>
          <table:table-cell/>
          <table:table-cell table:style-name="ce90" table:formula="of:=CONCATENATE(&quot;UPDATE g_estructura.funcionarios SET id_area = '&quot;;[.F71];&quot;' WHERE  identificador = '&quot;;[.D71];&quot;';&quot;)" office:value-type="string" office:string-value="UPDATE g_estructura.funcionarios SET id_area = 'UDATRIAG12' WHERE  identificador = '0926965054';" calcext:value-type="string">
            <text:p>UPDATE g_estructura.funcionarios SET id_area = 'UDATRIAG12' WHERE <text:s/>identificador = '0926965054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G12</text:p>
          </table:table-cell>
          <table:table-cell table:style-name="ce405" office:value-type="string" calcext:value-type="string">
            <text:p>0913561254</text:p>
          </table:table-cell>
          <table:table-cell table:style-name="ce412" office:value-type="string" calcext:value-type="string">
            <text:p>SALINAS CARRASCO WILSON ENRIQUE</text:p>
          </table:table-cell>
          <table:table-cell table:style-name="ce412" office:value-type="string" calcext:value-type="string">
            <text:p>UDATSVG12</text:p>
          </table:table-cell>
          <table:table-cell table:style-name="ce304" office:value-type="string" calcext:value-type="string">
            <text:p>Sanidad Vegetal </text:p>
          </table:table-cell>
          <table:table-cell table:style-name="ce304"/>
          <table:table-cell/>
          <table:table-cell table:style-name="ce90" table:formula="of:=CONCATENATE(&quot;UPDATE g_estructura.funcionarios SET id_area = '&quot;;[.F72];&quot;' WHERE  identificador = '&quot;;[.D72];&quot;';&quot;)" office:value-type="string" office:string-value="UPDATE g_estructura.funcionarios SET id_area = 'UDATSVG12' WHERE  identificador = '0913561254';" calcext:value-type="string">
            <text:p>UPDATE g_estructura.funcionarios SET id_area = 'UDATSVG12' WHERE <text:s/>identificador = '0913561254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G12</text:p>
          </table:table-cell>
          <table:table-cell table:style-name="ce405" office:value-type="string" calcext:value-type="string">
            <text:p>0918115288</text:p>
          </table:table-cell>
          <table:table-cell table:style-name="ce412" office:value-type="string" calcext:value-type="string">
            <text:p>SANCHEZ CHAVEZ MARJORIE GRACE</text:p>
          </table:table-cell>
          <table:table-cell table:style-name="ce412" office:value-type="string" calcext:value-type="string">
            <text:p>UDATAFG12</text:p>
          </table:table-cell>
          <table:table-cell table:style-name="ce304" office:value-type="string" calcext:value-type="string">
            <text:p>Administrativa Financiera</text:p>
          </table:table-cell>
          <table:table-cell table:style-name="ce304"/>
          <table:table-cell/>
          <table:table-cell table:style-name="ce90" table:formula="of:=CONCATENATE(&quot;UPDATE g_estructura.funcionarios SET id_area = '&quot;;[.F73];&quot;' WHERE  identificador = '&quot;;[.D73];&quot;';&quot;)" office:value-type="string" office:string-value="UPDATE g_estructura.funcionarios SET id_area = 'UDATAFG12' WHERE  identificador = '0918115288';" calcext:value-type="string">
            <text:p>UPDATE g_estructura.funcionarios SET id_area = 'UDATAFG12' WHERE <text:s/>identificador = '0918115288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G12</text:p>
          </table:table-cell>
          <table:table-cell table:style-name="ce405" office:value-type="float" office:value="1715398903" calcext:value-type="float">
            <text:p>1715398903</text:p>
          </table:table-cell>
          <table:table-cell table:style-name="ce412" office:value-type="string" calcext:value-type="string">
            <text:p>SOLIS MENDOZA MARIELA RAQUEL</text:p>
          </table:table-cell>
          <table:table-cell table:style-name="ce412" office:value-type="string" calcext:value-type="string">
            <text:p>UDATAFG12</text:p>
          </table:table-cell>
          <table:table-cell table:style-name="ce304" office:value-type="string" calcext:value-type="string">
            <text:p>Administrativa Financiera</text:p>
          </table:table-cell>
          <table:table-cell table:style-name="ce304"/>
          <table:table-cell/>
          <table:table-cell table:style-name="ce90" table:formula="of:=CONCATENATE(&quot;UPDATE g_estructura.funcionarios SET id_area = '&quot;;[.F74];&quot;' WHERE  identificador = '&quot;;[.D74];&quot;';&quot;)" office:value-type="string" office:string-value="UPDATE g_estructura.funcionarios SET id_area = 'UDATAFG12' WHERE  identificador = '1715398903';" calcext:value-type="string">
            <text:p>UPDATE g_estructura.funcionarios SET id_area = 'UDATAFG12' WHERE <text:s/>identificador = '1715398903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G12</text:p>
          </table:table-cell>
          <table:table-cell table:style-name="ce405" office:value-type="string" calcext:value-type="string">
            <text:p>0915976435</text:p>
          </table:table-cell>
          <table:table-cell table:style-name="ce412" office:value-type="string" calcext:value-type="string">
            <text:p>SOTOMAYOR MARIN ALLAN CESAR</text:p>
          </table:table-cell>
          <table:table-cell table:style-name="ce412" office:value-type="string" calcext:value-type="string">
            <text:p>UDATSAG12</text:p>
          </table:table-cell>
          <table:table-cell table:style-name="ce304" office:value-type="string" calcext:value-type="string">
            <text:p>Sanidad Animal</text:p>
          </table:table-cell>
          <table:table-cell table:style-name="ce304"/>
          <table:table-cell/>
          <table:table-cell table:style-name="ce90" table:formula="of:=CONCATENATE(&quot;UPDATE g_estructura.funcionarios SET id_area = '&quot;;[.F75];&quot;' WHERE  identificador = '&quot;;[.D75];&quot;';&quot;)" office:value-type="string" office:string-value="UPDATE g_estructura.funcionarios SET id_area = 'UDATSAG12' WHERE  identificador = '0915976435';" calcext:value-type="string">
            <text:p>UPDATE g_estructura.funcionarios SET id_area = 'UDATSAG12' WHERE <text:s/>identificador = '0915976435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G12</text:p>
          </table:table-cell>
          <table:table-cell table:style-name="ce423" office:value-type="string" calcext:value-type="string">
            <text:p>0919321901</text:p>
          </table:table-cell>
          <table:table-cell table:style-name="ce427" office:value-type="string" calcext:value-type="string">
            <text:p>TAPIA CARRILLO KATHERINE PAOLA</text:p>
          </table:table-cell>
          <table:table-cell table:style-name="ce427" office:value-type="string" calcext:value-type="string">
            <text:p>UDATAFG12</text:p>
          </table:table-cell>
          <table:table-cell table:style-name="ce432" office:value-type="string" calcext:value-type="string">
            <text:p>Administrativa Financiera</text:p>
          </table:table-cell>
          <table:table-cell table:style-name="ce304"/>
          <table:table-cell office:value-type="string" calcext:value-type="string">
            <text:p>se borro por error</text:p>
          </table:table-cell>
          <table:table-cell table:style-name="ce90" table:formula="of:=CONCATENATE(&quot;UPDATE g_estructura.funcionarios SET id_area = '&quot;;[.F76];&quot;' WHERE  identificador = '&quot;;[.D76];&quot;';&quot;)" office:value-type="string" office:string-value="UPDATE g_estructura.funcionarios SET id_area = 'UDATAFG12' WHERE  identificador = '0919321901';" calcext:value-type="string">
            <text:p>UPDATE g_estructura.funcionarios SET id_area = 'UDATAFG12' WHERE <text:s/>identificador = '0919321901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0" office:value-type="string" calcext:value-type="string">
            <text:p>OTG12</text:p>
          </table:table-cell>
          <table:table-cell table:style-name="ce405" office:value-type="string" calcext:value-type="string">
            <text:p>0916136781</text:p>
          </table:table-cell>
          <table:table-cell table:style-name="ce412" office:value-type="string" calcext:value-type="string">
            <text:p>VACA LOPEZ JULIO BOLIVAR</text:p>
          </table:table-cell>
          <table:table-cell table:style-name="ce412" office:value-type="string" calcext:value-type="string">
            <text:p>UDATLG12</text:p>
          </table:table-cell>
          <table:table-cell table:style-name="ce304" office:value-type="string" calcext:value-type="string">
            <text:p>Laboratorio</text:p>
          </table:table-cell>
          <table:table-cell table:style-name="ce304"/>
          <table:table-cell/>
          <table:table-cell table:style-name="ce90" table:formula="of:=CONCATENATE(&quot;UPDATE g_estructura.funcionarios SET id_area = '&quot;;[.F77];&quot;' WHERE  identificador = '&quot;;[.D77];&quot;';&quot;)" office:value-type="string" office:string-value="UPDATE g_estructura.funcionarios SET id_area = 'UDATLG12' WHERE  identificador = '0916136781';" calcext:value-type="string">
            <text:p>UPDATE g_estructura.funcionarios SET id_area = 'UDATLG12' WHERE <text:s/>identificador = '0916136781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G12</text:p>
          </table:table-cell>
          <table:table-cell table:style-name="ce405" office:value-type="string" calcext:value-type="string">
            <text:p>0921008108</text:p>
          </table:table-cell>
          <table:table-cell table:style-name="ce412" office:value-type="string" calcext:value-type="string">
            <text:p>VANEGAS BRITO MARIA NICOLE</text:p>
          </table:table-cell>
          <table:table-cell table:style-name="ce412" office:value-type="string" calcext:value-type="string">
            <text:p>UDATSAG12</text:p>
          </table:table-cell>
          <table:table-cell table:style-name="ce304" office:value-type="string" calcext:value-type="string">
            <text:p>Sanidad Animal</text:p>
          </table:table-cell>
          <table:table-cell table:style-name="ce304"/>
          <table:table-cell/>
          <table:table-cell table:style-name="ce90" table:formula="of:=CONCATENATE(&quot;UPDATE g_estructura.funcionarios SET id_area = '&quot;;[.F78];&quot;' WHERE  identificador = '&quot;;[.D78];&quot;';&quot;)" office:value-type="string" office:string-value="UPDATE g_estructura.funcionarios SET id_area = 'UDATSAG12' WHERE  identificador = '0921008108';" calcext:value-type="string">
            <text:p>UPDATE g_estructura.funcionarios SET id_area = 'UDATSAG12' WHERE <text:s/>identificador = '0921008108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G12</text:p>
          </table:table-cell>
          <table:table-cell table:style-name="ce405" office:value-type="string" calcext:value-type="string">
            <text:p>0921653648</text:p>
          </table:table-cell>
          <table:table-cell table:style-name="ce412" office:value-type="string" calcext:value-type="string">
            <text:p>VARAS AGUILLON JEFFERSON RAUL</text:p>
          </table:table-cell>
          <table:table-cell table:style-name="ce412" office:value-type="string" calcext:value-type="string">
            <text:p>UDATSAG12</text:p>
          </table:table-cell>
          <table:table-cell table:style-name="ce304" office:value-type="string" calcext:value-type="string">
            <text:p>Sanidad Animal</text:p>
          </table:table-cell>
          <table:table-cell table:style-name="ce304"/>
          <table:table-cell/>
          <table:table-cell table:style-name="ce90" table:formula="of:=CONCATENATE(&quot;UPDATE g_estructura.funcionarios SET id_area = '&quot;;[.F79];&quot;' WHERE  identificador = '&quot;;[.D79];&quot;';&quot;)" office:value-type="string" office:string-value="UPDATE g_estructura.funcionarios SET id_area = 'UDATSAG12' WHERE  identificador = '0921653648';" calcext:value-type="string">
            <text:p>UPDATE g_estructura.funcionarios SET id_area = 'UDATSAG12' WHERE <text:s/>identificador = '0921653648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G12</text:p>
          </table:table-cell>
          <table:table-cell table:style-name="ce405" office:value-type="string" calcext:value-type="string">
            <text:p>0916597420</text:p>
          </table:table-cell>
          <table:table-cell table:style-name="ce412" office:value-type="string" calcext:value-type="string">
            <text:p>VASQUEZ ZAMBRANO JORGE LUIS</text:p>
          </table:table-cell>
          <table:table-cell table:style-name="ce412" office:value-type="string" calcext:value-type="string">
            <text:p>UDATCSG12</text:p>
          </table:table-cell>
          <table:table-cell table:style-name="ce304" office:value-type="string" calcext:value-type="string">
            <text:p>Comunicación Social</text:p>
          </table:table-cell>
          <table:table-cell table:style-name="ce304"/>
          <table:table-cell/>
          <table:table-cell table:style-name="ce90" table:formula="of:=CONCATENATE(&quot;UPDATE g_estructura.funcionarios SET id_area = '&quot;;[.F80];&quot;' WHERE  identificador = '&quot;;[.D80];&quot;';&quot;)" office:value-type="string" office:string-value="UPDATE g_estructura.funcionarios SET id_area = 'UDATCSG12' WHERE  identificador = '0916597420';" calcext:value-type="string">
            <text:p>UPDATE g_estructura.funcionarios SET id_area = 'UDATCSG12' WHERE <text:s/>identificador = '0916597420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G12</text:p>
          </table:table-cell>
          <table:table-cell table:style-name="ce405" office:value-type="string" calcext:value-type="string">
            <text:p>0907759765</text:p>
          </table:table-cell>
          <table:table-cell table:style-name="ce412" office:value-type="string" calcext:value-type="string">
            <text:p>VILLACIS MOLINA JOSE LUIS</text:p>
          </table:table-cell>
          <table:table-cell table:style-name="ce412" office:value-type="string" calcext:value-type="string">
            <text:p>UDATAFG12</text:p>
          </table:table-cell>
          <table:table-cell table:style-name="ce304" office:value-type="string" calcext:value-type="string">
            <text:p>Administrativa Financiera</text:p>
          </table:table-cell>
          <table:table-cell table:style-name="ce304"/>
          <table:table-cell/>
          <table:table-cell table:style-name="ce90" table:formula="of:=CONCATENATE(&quot;UPDATE g_estructura.funcionarios SET id_area = '&quot;;[.F81];&quot;' WHERE  identificador = '&quot;;[.D81];&quot;';&quot;)" office:value-type="string" office:string-value="UPDATE g_estructura.funcionarios SET id_area = 'UDATAFG12' WHERE  identificador = '0907759765';" calcext:value-type="string">
            <text:p>UPDATE g_estructura.funcionarios SET id_area = 'UDATAFG12' WHERE <text:s/>identificador = '0907759765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G12</text:p>
          </table:table-cell>
          <table:table-cell table:style-name="ce405" office:value-type="string" calcext:value-type="string">
            <text:p>0911885549</text:p>
          </table:table-cell>
          <table:table-cell table:style-name="ce413" office:value-type="string" calcext:value-type="string">
            <text:p>WONG LAMA WILSON GERARDO</text:p>
          </table:table-cell>
          <table:table-cell table:style-name="ce431" office:value-type="string" calcext:value-type="string">
            <text:p>OTG12</text:p>
          </table:table-cell>
          <table:table-cell table:style-name="ce304" office:value-type="string" calcext:value-type="string">
            <text:p>DIRECCION DISTRITAL TIPO A</text:p>
          </table:table-cell>
          <table:table-cell table:style-name="ce311" office:value-type="string" calcext:value-type="string">
            <text:p>DDAT12</text:p>
          </table:table-cell>
          <table:table-cell table:style-name="ce85" office:value-type="string" calcext:value-type="string">
            <text:p>RESPONSABLE DISTRITAL</text:p>
          </table:table-cell>
          <table:table-cell table:style-name="ce90" table:formula="of:=CONCATENATE(&quot;UPDATE g_estructura.funcionarios SET id_area = '&quot;;[.F82];&quot;' WHERE  identificador = '&quot;;[.D82];&quot;';&quot;)" office:value-type="string" office:string-value="UPDATE g_estructura.funcionarios SET id_area = 'OTG12' WHERE  identificador = '0911885549';" calcext:value-type="string">
            <text:p>UPDATE g_estructura.funcionarios SET id_area = 'OTG12' WHERE <text:s/>identificador = '0911885549';</text:p>
          </table:table-cell>
          <table:table-cell/>
          <table:table-cell table:style-name="ce90" table:formula="of:=CONCATENATE(&quot;INSERT INTO g_estructura.responsables(id_area, identificador, prioridad, responsable, activo, estado) values ('&quot;;[.H82];&quot;','&quot;;[.D82];&quot;',1,true,1,1);&quot;)" office:value-type="string" office:string-value="INSERT INTO g_estructura.responsables(id_area, identificador, prioridad, responsable, activo, estado) values ('DDAT12','0911885549',1,true,1,1);" calcext:value-type="string">
            <text:p>INSERT INTO g_estructura.responsables(id_area, identificador, prioridad, responsable, activo, estado) values ('DDAT12','0911885549',1,true,1,1);</text:p>
          </table:table-cell>
          <table:table-cell table:number-columns-repeated="1012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G12</text:p>
          </table:table-cell>
          <table:table-cell table:style-name="ce405" office:value-type="string" calcext:value-type="string">
            <text:p>0917628497</text:p>
          </table:table-cell>
          <table:table-cell table:style-name="ce412" office:value-type="string" calcext:value-type="string">
            <text:p>YUMBO MOLINA KARINA DEL ROCIO</text:p>
          </table:table-cell>
          <table:table-cell table:style-name="ce412" office:value-type="string" calcext:value-type="string">
            <text:p>UDATSVG12</text:p>
          </table:table-cell>
          <table:table-cell table:style-name="ce304" office:value-type="string" calcext:value-type="string">
            <text:p>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83];&quot;' WHERE  identificador = '&quot;;[.D83];&quot;';&quot;)" office:value-type="string" office:string-value="UPDATE g_estructura.funcionarios SET id_area = 'UDATSVG12' WHERE  identificador = '0917628497';" calcext:value-type="string">
            <text:p>UPDATE g_estructura.funcionarios SET id_area = 'UDATSVG12' WHERE <text:s/>identificador = '0917628497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G12</text:p>
          </table:table-cell>
          <table:table-cell table:style-name="ce405" office:value-type="string" calcext:value-type="string">
            <text:p>0918002163</text:p>
          </table:table-cell>
          <table:table-cell table:style-name="ce412" office:value-type="string" calcext:value-type="string">
            <text:p>ZAMBRANO LEON CARLOS MARCELO</text:p>
          </table:table-cell>
          <table:table-cell table:style-name="ce412" office:value-type="string" calcext:value-type="string">
            <text:p>UDATSAG12</text:p>
          </table:table-cell>
          <table:table-cell table:style-name="ce304" office:value-type="string" calcext:value-type="string">
            <text:p>Sanidad Animal</text:p>
          </table:table-cell>
          <table:table-cell table:style-name="ce304"/>
          <table:table-cell/>
          <table:table-cell table:style-name="ce90" table:formula="of:=CONCATENATE(&quot;UPDATE g_estructura.funcionarios SET id_area = '&quot;;[.F84];&quot;' WHERE  identificador = '&quot;;[.D84];&quot;';&quot;)" office:value-type="string" office:string-value="UPDATE g_estructura.funcionarios SET id_area = 'UDATSAG12' WHERE  identificador = '0918002163';" calcext:value-type="string">
            <text:p>UPDATE g_estructura.funcionarios SET id_area = 'UDATSAG12' WHERE <text:s/>identificador = '0918002163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G12</text:p>
          </table:table-cell>
          <table:table-cell table:style-name="ce405" office:value-type="string" calcext:value-type="string">
            <text:p>0913675856</text:p>
          </table:table-cell>
          <table:table-cell table:style-name="ce412" office:value-type="string" calcext:value-type="string">
            <text:p>ZAMBRANO LOPEZ SILVIA PAOLA</text:p>
          </table:table-cell>
          <table:table-cell table:style-name="ce412" office:value-type="string" calcext:value-type="string">
            <text:p>UDATLG12</text:p>
          </table:table-cell>
          <table:table-cell table:style-name="ce304" office:value-type="string" calcext:value-type="string">
            <text:p>Laboratorio</text:p>
          </table:table-cell>
          <table:table-cell table:style-name="ce304"/>
          <table:table-cell/>
          <table:table-cell table:style-name="ce90" table:formula="of:=CONCATENATE(&quot;UPDATE g_estructura.funcionarios SET id_area = '&quot;;[.F85];&quot;' WHERE  identificador = '&quot;;[.D85];&quot;';&quot;)" office:value-type="string" office:string-value="UPDATE g_estructura.funcionarios SET id_area = 'UDATLG12' WHERE  identificador = '0913675856';" calcext:value-type="string">
            <text:p>UPDATE g_estructura.funcionarios SET id_area = 'UDATLG12' WHERE <text:s/>identificador = '0913675856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G12</text:p>
          </table:table-cell>
          <table:table-cell table:style-name="ce405" office:value-type="string" calcext:value-type="string">
            <text:p>0916826654</text:p>
          </table:table-cell>
          <table:table-cell table:style-name="ce412" office:value-type="string" calcext:value-type="string">
            <text:p>ZUÑIGA MORENO ERIKA VICTORIA</text:p>
          </table:table-cell>
          <table:table-cell table:style-name="ce412" office:value-type="string" calcext:value-type="string">
            <text:p>UDATRIAG12</text:p>
          </table:table-cell>
          <table:table-cell table:style-name="ce304" office:value-type="string" calcext:value-type="string">
            <text:p>Registro de Insumos Agropecuarios</text:p>
          </table:table-cell>
          <table:table-cell table:style-name="ce304"/>
          <table:table-cell/>
          <table:table-cell table:style-name="ce90" table:formula="of:=CONCATENATE(&quot;UPDATE g_estructura.funcionarios SET id_area = '&quot;;[.F86];&quot;' WHERE  identificador = '&quot;;[.D86];&quot;';&quot;)" office:value-type="string" office:string-value="UPDATE g_estructura.funcionarios SET id_area = 'UDATRIAG12' WHERE  identificador = '0916826654';" calcext:value-type="string">
            <text:p>UPDATE g_estructura.funcionarios SET id_area = 'UDATRIAG12' WHERE <text:s/>identificador = '0916826654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G12</text:p>
          </table:table-cell>
          <table:table-cell table:style-name="ce405" office:value-type="string" calcext:value-type="string">
            <text:p>0918087073</text:p>
          </table:table-cell>
          <table:table-cell table:style-name="ce412" office:value-type="string" calcext:value-type="string">
            <text:p>ZUÑIGA RAMOS MARTIN ANTONIO</text:p>
          </table:table-cell>
          <table:table-cell table:style-name="ce412" office:value-type="string" calcext:value-type="string">
            <text:p>UDATSVG12</text:p>
          </table:table-cell>
          <table:table-cell table:style-name="ce304" office:value-type="string" calcext:value-type="string">
            <text:p>Sanidad Vegetal </text:p>
          </table:table-cell>
          <table:table-cell table:style-name="ce304"/>
          <table:table-cell/>
          <table:table-cell table:style-name="ce90" table:formula="of:=CONCATENATE(&quot;UPDATE g_estructura.funcionarios SET id_area = '&quot;;[.F87];&quot;' WHERE  identificador = '&quot;;[.D87];&quot;';&quot;)" office:value-type="string" office:string-value="UPDATE g_estructura.funcionarios SET id_area = 'UDATSVG12' WHERE  identificador = '0918087073';" calcext:value-type="string">
            <text:p>UPDATE g_estructura.funcionarios SET id_area = 'UDATSVG12' WHERE <text:s/>identificador = '0918087073';</text:p>
          </table:table-cell>
          <table:table-cell table:number-columns-repeated="1014"/>
        </table:table-row>
        <table:table-row table:style-name="ro4">
          <table:table-cell/>
          <table:table-cell table:style-name="ce96" office:value-type="string" calcext:value-type="string" table:number-columns-spanned="1" table:number-rows-spanned="11">
            <text:p>Aeropuerto Internacional Guayaquil</text:p>
          </table:table-cell>
          <table:table-cell table:style-name="ce96" office:value-type="string" calcext:value-type="string">
            <text:p>AIG</text:p>
          </table:table-cell>
          <table:table-cell table:style-name="ce112" office:value-type="string" calcext:value-type="string">
            <text:p>0701184947</text:p>
          </table:table-cell>
          <table:table-cell table:style-name="ce412" office:value-type="string" calcext:value-type="string">
            <text:p>ALCIVAR CHIRIBOGA JULIA GEORGINA</text:p>
          </table:table-cell>
          <table:table-cell table:style-name="ce412" office:value-type="string" calcext:value-type="string">
            <text:p>UDATAFAIG</text:p>
          </table:table-cell>
          <table:table-cell table:style-name="ce304" office:value-type="string" calcext:value-type="string">
            <text:p>Administrativa Financiera</text:p>
          </table:table-cell>
          <table:table-cell table:style-name="ce304"/>
          <table:table-cell/>
          <table:table-cell table:style-name="ce90" table:formula="of:=CONCATENATE(&quot;UPDATE g_estructura.funcionarios SET id_area = '&quot;;[.F88];&quot;' WHERE  identificador = '&quot;;[.D88];&quot;';&quot;)" office:value-type="string" office:string-value="UPDATE g_estructura.funcionarios SET id_area = 'UDATAFAIG' WHERE  identificador = '0701184947';" calcext:value-type="string">
            <text:p>UPDATE g_estructura.funcionarios SET id_area = 'UDATAFAIG' WHERE <text:s/>identificador = '0701184947';</text:p>
          </table:table-cell>
          <table:table-cell table:number-columns-repeated="1014"/>
        </table:table-row>
        <table:table-row table:style-name="ro4">
          <table:table-cell/>
          <table:covered-table-cell table:style-name="ce96"/>
          <table:table-cell table:style-name="ce96" office:value-type="string" calcext:value-type="string">
            <text:p>AIG</text:p>
          </table:table-cell>
          <table:table-cell table:style-name="ce112" office:value-type="float" office:value="1200843231" calcext:value-type="float">
            <text:p>1200843231</text:p>
          </table:table-cell>
          <table:table-cell table:style-name="ce412" office:value-type="string" calcext:value-type="string">
            <text:p>ESTEVEZ MICHILENA YOLANDA DE LA CRUZ</text:p>
          </table:table-cell>
          <table:table-cell table:style-name="ce412" office:value-type="string" calcext:value-type="string">
            <text:p>UDATSVAIG</text:p>
          </table:table-cell>
          <table:table-cell table:style-name="ce304" office:value-type="string" calcext:value-type="string">
            <text:p>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89];&quot;' WHERE  identificador = '&quot;;[.D89];&quot;';&quot;)" office:value-type="string" office:string-value="UPDATE g_estructura.funcionarios SET id_area = 'UDATSVAIG' WHERE  identificador = '1200843231';" calcext:value-type="string">
            <text:p>UPDATE g_estructura.funcionarios SET id_area = 'UDATSVAIG' WHERE <text:s/>identificador = '1200843231';</text:p>
          </table:table-cell>
          <table:table-cell table:number-columns-repeated="1014"/>
        </table:table-row>
        <table:table-row table:style-name="ro4">
          <table:table-cell/>
          <table:covered-table-cell table:style-name="ce96"/>
          <table:table-cell table:style-name="ce96" office:value-type="string" calcext:value-type="string">
            <text:p>AIG</text:p>
          </table:table-cell>
          <table:table-cell table:style-name="ce112" office:value-type="string" calcext:value-type="string">
            <text:p>0909770026</text:p>
          </table:table-cell>
          <table:table-cell table:style-name="ce412" office:value-type="string" calcext:value-type="string">
            <text:p>GUTIERREZ VERA MANUEL EULOGIO</text:p>
          </table:table-cell>
          <table:table-cell table:style-name="ce412" office:value-type="string" calcext:value-type="string">
            <text:p>UDATSVAIG</text:p>
          </table:table-cell>
          <table:table-cell table:style-name="ce304" office:value-type="string" calcext:value-type="string">
            <text:p>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90];&quot;' WHERE  identificador = '&quot;;[.D90];&quot;';&quot;)" office:value-type="string" office:string-value="UPDATE g_estructura.funcionarios SET id_area = 'UDATSVAIG' WHERE  identificador = '0909770026';" calcext:value-type="string">
            <text:p>UPDATE g_estructura.funcionarios SET id_area = 'UDATSVAIG' WHERE <text:s/>identificador = '0909770026';</text:p>
          </table:table-cell>
          <table:table-cell table:number-columns-repeated="1014"/>
        </table:table-row>
        <table:table-row table:style-name="ro5">
          <table:table-cell/>
          <table:covered-table-cell table:style-name="ce96"/>
          <table:table-cell table:style-name="ce96" office:value-type="string" calcext:value-type="string">
            <text:p>AIG</text:p>
          </table:table-cell>
          <table:table-cell table:style-name="ce112" office:value-type="string" calcext:value-type="string">
            <text:p>0921821419</text:p>
          </table:table-cell>
          <table:table-cell table:style-name="ce413" office:value-type="string" calcext:value-type="string">
            <text:p>HABLICH FREIRE CHRISTOPHER ADRIAN</text:p>
          </table:table-cell>
          <table:table-cell table:style-name="ce413" office:value-type="string" calcext:value-type="string">
            <text:p>UDATSVAIG</text:p>
          </table:table-cell>
          <table:table-cell table:style-name="ce304" office:value-type="string" calcext:value-type="string">
            <text:p>Sanidad Vegetal </text:p>
          </table:table-cell>
          <table:table-cell table:style-name="ce313" office:value-type="string" calcext:value-type="string">
            <text:p>AIG</text:p>
          </table:table-cell>
          <table:table-cell table:style-name="ce85" office:value-type="string" calcext:value-type="string">
            <text:p>Responsable de Oficina</text:p>
          </table:table-cell>
          <table:table-cell table:style-name="ce90" table:formula="of:=CONCATENATE(&quot;UPDATE g_estructura.funcionarios SET id_area = '&quot;;[.F91];&quot;' WHERE  identificador = '&quot;;[.D91];&quot;';&quot;)" office:value-type="string" office:string-value="UPDATE g_estructura.funcionarios SET id_area = 'UDATSVAIG' WHERE  identificador = '0921821419';" calcext:value-type="string">
            <text:p>UPDATE g_estructura.funcionarios SET id_area = 'UDATSVAIG' WHERE <text:s/>identificador = '0921821419';</text:p>
          </table:table-cell>
          <table:table-cell/>
          <table:table-cell table:style-name="ce90" table:formula="of:=CONCATENATE(&quot;INSERT INTO g_estructura.responsables(id_area, identificador, prioridad, responsable, activo, estado) values ('&quot;;[.H91];&quot;','&quot;;[.D91];&quot;',1,true,1,1);&quot;)" office:value-type="string" office:string-value="INSERT INTO g_estructura.responsables(id_area, identificador, prioridad, responsable, activo, estado) values ('AIG','0921821419',1,true,1,1);" calcext:value-type="string">
            <text:p>INSERT INTO g_estructura.responsables(id_area, identificador, prioridad, responsable, activo, estado) values ('AIG','0921821419',1,true,1,1);</text:p>
          </table:table-cell>
          <table:table-cell table:number-columns-repeated="1012"/>
        </table:table-row>
        <table:table-row table:style-name="ro4">
          <table:table-cell/>
          <table:covered-table-cell table:style-name="ce96"/>
          <table:table-cell table:style-name="ce96" office:value-type="string" calcext:value-type="string">
            <text:p>AIG</text:p>
          </table:table-cell>
          <table:table-cell table:style-name="ce112" office:value-type="string" calcext:value-type="string">
            <text:p>0914734504</text:p>
          </table:table-cell>
          <table:table-cell table:style-name="ce412" office:value-type="string" calcext:value-type="string">
            <text:p>MERO PINCAY ADRIANA MARGARITA</text:p>
          </table:table-cell>
          <table:table-cell table:style-name="ce412" office:value-type="string" calcext:value-type="string">
            <text:p>UDATSAAIG</text:p>
          </table:table-cell>
          <table:table-cell table:style-name="ce304" office:value-type="string" calcext:value-type="string">
            <text:p>Sanidad Animal</text:p>
          </table:table-cell>
          <table:table-cell table:style-name="ce304"/>
          <table:table-cell/>
          <table:table-cell table:style-name="ce90" table:formula="of:=CONCATENATE(&quot;UPDATE g_estructura.funcionarios SET id_area = '&quot;;[.F92];&quot;' WHERE  identificador = '&quot;;[.D92];&quot;';&quot;)" office:value-type="string" office:string-value="UPDATE g_estructura.funcionarios SET id_area = 'UDATSAAIG' WHERE  identificador = '0914734504';" calcext:value-type="string">
            <text:p>UPDATE g_estructura.funcionarios SET id_area = 'UDATSAAIG' WHERE <text:s/>identificador = '0914734504';</text:p>
          </table:table-cell>
          <table:table-cell table:number-columns-repeated="1014"/>
        </table:table-row>
        <table:table-row table:style-name="ro4">
          <table:table-cell/>
          <table:covered-table-cell table:style-name="ce96"/>
          <table:table-cell table:style-name="ce96" office:value-type="string" calcext:value-type="string">
            <text:p>AIG</text:p>
          </table:table-cell>
          <table:table-cell table:style-name="ce112" office:value-type="string" calcext:value-type="string">
            <text:p>0919365528</text:p>
          </table:table-cell>
          <table:table-cell table:style-name="ce412" office:value-type="string" calcext:value-type="string">
            <text:p>MIELES ANCHUNDIA ORION EZEQUIEL</text:p>
          </table:table-cell>
          <table:table-cell table:style-name="ce412" office:value-type="string" calcext:value-type="string">
            <text:p>UDATSVAIG</text:p>
          </table:table-cell>
          <table:table-cell table:style-name="ce304" office:value-type="string" calcext:value-type="string">
            <text:p>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93];&quot;' WHERE  identificador = '&quot;;[.D93];&quot;';&quot;)" office:value-type="string" office:string-value="UPDATE g_estructura.funcionarios SET id_area = 'UDATSVAIG' WHERE  identificador = '0919365528';" calcext:value-type="string">
            <text:p>UPDATE g_estructura.funcionarios SET id_area = 'UDATSVAIG' WHERE <text:s/>identificador = '0919365528';</text:p>
          </table:table-cell>
          <table:table-cell table:number-columns-repeated="1014"/>
        </table:table-row>
        <table:table-row table:style-name="ro4">
          <table:table-cell/>
          <table:covered-table-cell table:style-name="ce96"/>
          <table:table-cell table:style-name="ce96" office:value-type="string" calcext:value-type="string">
            <text:p>AIG</text:p>
          </table:table-cell>
          <table:table-cell table:style-name="ce112" office:value-type="string" calcext:value-type="string">
            <text:p>0916570567</text:p>
          </table:table-cell>
          <table:table-cell table:style-name="ce412" office:value-type="string" calcext:value-type="string">
            <text:p>MORALES DELGADO ALBA NOEMI</text:p>
          </table:table-cell>
          <table:table-cell table:style-name="ce412" office:value-type="string" calcext:value-type="string">
            <text:p>UDATSVAIG</text:p>
          </table:table-cell>
          <table:table-cell table:style-name="ce304" office:value-type="string" calcext:value-type="string">
            <text:p>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94];&quot;' WHERE  identificador = '&quot;;[.D94];&quot;';&quot;)" office:value-type="string" office:string-value="UPDATE g_estructura.funcionarios SET id_area = 'UDATSVAIG' WHERE  identificador = '0916570567';" calcext:value-type="string">
            <text:p>UPDATE g_estructura.funcionarios SET id_area = 'UDATSVAIG' WHERE <text:s/>identificador = '0916570567';</text:p>
          </table:table-cell>
          <table:table-cell table:number-columns-repeated="1014"/>
        </table:table-row>
        <table:table-row table:style-name="ro4">
          <table:table-cell/>
          <table:covered-table-cell table:style-name="ce96"/>
          <table:table-cell table:style-name="ce96" office:value-type="string" calcext:value-type="string">
            <text:p>AIG</text:p>
          </table:table-cell>
          <table:table-cell table:style-name="ce112" office:value-type="string" calcext:value-type="string">
            <text:p>0800454951</text:p>
          </table:table-cell>
          <table:table-cell table:style-name="ce412" office:value-type="string" calcext:value-type="string">
            <text:p>ROJAS VIÑA SEGUNDO GUILLERMO</text:p>
          </table:table-cell>
          <table:table-cell table:style-name="ce412" office:value-type="string" calcext:value-type="string">
            <text:p>UDATSVAIG</text:p>
          </table:table-cell>
          <table:table-cell table:style-name="ce304" office:value-type="string" calcext:value-type="string">
            <text:p>Sanidad Vegetal </text:p>
          </table:table-cell>
          <table:table-cell table:style-name="ce304"/>
          <table:table-cell/>
          <table:table-cell table:style-name="ce90" table:formula="of:=CONCATENATE(&quot;UPDATE g_estructura.funcionarios SET id_area = '&quot;;[.F95];&quot;' WHERE  identificador = '&quot;;[.D95];&quot;';&quot;)" office:value-type="string" office:string-value="UPDATE g_estructura.funcionarios SET id_area = 'UDATSVAIG' WHERE  identificador = '0800454951';" calcext:value-type="string">
            <text:p>UPDATE g_estructura.funcionarios SET id_area = 'UDATSVAIG' WHERE <text:s/>identificador = '0800454951';</text:p>
          </table:table-cell>
          <table:table-cell table:number-columns-repeated="1014"/>
        </table:table-row>
        <table:table-row table:style-name="ro4">
          <table:table-cell/>
          <table:covered-table-cell table:style-name="ce96"/>
          <table:table-cell table:style-name="ce96" office:value-type="string" calcext:value-type="string">
            <text:p>AIG</text:p>
          </table:table-cell>
          <table:table-cell table:style-name="ce112" office:value-type="float" office:value="1301047484" calcext:value-type="float">
            <text:p>1301047484</text:p>
          </table:table-cell>
          <table:table-cell table:style-name="ce412" office:value-type="string" calcext:value-type="string">
            <text:p>ROMERO MONTANERO JOSEFA ALFREDINA</text:p>
          </table:table-cell>
          <table:table-cell table:style-name="ce412" office:value-type="string" calcext:value-type="string">
            <text:p>UDATSVAIG</text:p>
          </table:table-cell>
          <table:table-cell table:style-name="ce304" office:value-type="string" calcext:value-type="string">
            <text:p>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96];&quot;' WHERE  identificador = '&quot;;[.D96];&quot;';&quot;)" office:value-type="string" office:string-value="UPDATE g_estructura.funcionarios SET id_area = 'UDATSVAIG' WHERE  identificador = '1301047484';" calcext:value-type="string">
            <text:p>UPDATE g_estructura.funcionarios SET id_area = 'UDATSVAIG' WHERE <text:s/>identificador = '1301047484';</text:p>
          </table:table-cell>
          <table:table-cell table:number-columns-repeated="1014"/>
        </table:table-row>
        <table:table-row table:style-name="ro4">
          <table:table-cell/>
          <table:covered-table-cell table:style-name="ce96"/>
          <table:table-cell table:style-name="ce96" office:value-type="string" calcext:value-type="string">
            <text:p>AIG</text:p>
          </table:table-cell>
          <table:table-cell table:style-name="ce112" office:value-type="string" calcext:value-type="string">
            <text:p>0913640264</text:p>
          </table:table-cell>
          <table:table-cell table:style-name="ce412" office:value-type="string" calcext:value-type="string">
            <text:p>SANCHEZ ARIAS STALIN FABIAN</text:p>
          </table:table-cell>
          <table:table-cell table:style-name="ce412" office:value-type="string" calcext:value-type="string">
            <text:p>UDATSAAIG</text:p>
          </table:table-cell>
          <table:table-cell table:style-name="ce304" office:value-type="string" calcext:value-type="string">
            <text:p>Sanidad Animal</text:p>
          </table:table-cell>
          <table:table-cell table:style-name="ce304"/>
          <table:table-cell/>
          <table:table-cell table:style-name="ce90" table:formula="of:=CONCATENATE(&quot;UPDATE g_estructura.funcionarios SET id_area = '&quot;;[.F97];&quot;' WHERE  identificador = '&quot;;[.D97];&quot;';&quot;)" office:value-type="string" office:string-value="UPDATE g_estructura.funcionarios SET id_area = 'UDATSAAIG' WHERE  identificador = '0913640264';" calcext:value-type="string">
            <text:p>UPDATE g_estructura.funcionarios SET id_area = 'UDATSAAIG' WHERE <text:s/>identificador = '0913640264';</text:p>
          </table:table-cell>
          <table:table-cell table:number-columns-repeated="1014"/>
        </table:table-row>
        <table:table-row table:style-name="ro4">
          <table:table-cell/>
          <table:covered-table-cell table:style-name="ce96"/>
          <table:table-cell table:style-name="ce96" office:value-type="string" calcext:value-type="string">
            <text:p>AIG</text:p>
          </table:table-cell>
          <table:table-cell table:style-name="ce112" office:value-type="string" calcext:value-type="string">
            <text:p>0910629070</text:p>
          </table:table-cell>
          <table:table-cell table:style-name="ce412" office:value-type="string" calcext:value-type="string">
            <text:p>YONJONES CALVACHE DOUGLAS XAVIER</text:p>
          </table:table-cell>
          <table:table-cell table:style-name="ce412" office:value-type="string" calcext:value-type="string">
            <text:p>UDATSVAIG</text:p>
          </table:table-cell>
          <table:table-cell table:style-name="ce304" office:value-type="string" calcext:value-type="string">
            <text:p>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98];&quot;' WHERE  identificador = '&quot;;[.D98];&quot;';&quot;)" office:value-type="string" office:string-value="UPDATE g_estructura.funcionarios SET id_area = 'UDATSVAIG' WHERE  identificador = '0910629070';" calcext:value-type="string">
            <text:p>UPDATE g_estructura.funcionarios SET id_area = 'UDATSVAIG' WHERE <text:s/>identificador = '0910629070';</text:p>
          </table:table-cell>
          <table:table-cell table:number-columns-repeated="1014"/>
        </table:table-row>
        <table:table-row table:style-name="ro4">
          <table:table-cell/>
          <table:table-cell table:style-name="ce402" office:value-type="string" calcext:value-type="string" table:number-columns-spanned="1" table:number-rows-spanned="14">
            <text:p>Puerto Marítimo Guayaquil Barreras</text:p>
          </table:table-cell>
          <table:table-cell table:style-name="ce402" office:value-type="string" calcext:value-type="string">
            <text:p>PMGB</text:p>
          </table:table-cell>
          <table:table-cell table:style-name="ce405" office:value-type="string" calcext:value-type="string">
            <text:p>0914248315</text:p>
          </table:table-cell>
          <table:table-cell table:style-name="ce412" office:value-type="string" calcext:value-type="string">
            <text:p>ALMEIDA LEON ISIDRA EUGENIA</text:p>
          </table:table-cell>
          <table:table-cell table:style-name="ce412" office:value-type="string" calcext:value-type="string">
            <text:p>UDATSVPGB</text:p>
          </table:table-cell>
          <table:table-cell table:style-name="ce304" office:value-type="string" calcext:value-type="string">
            <text:p>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99];&quot;' WHERE  identificador = '&quot;;[.D99];&quot;';&quot;)" office:value-type="string" office:string-value="UPDATE g_estructura.funcionarios SET id_area = 'UDATSVPGB' WHERE  identificador = '0914248315';" calcext:value-type="string">
            <text:p>UPDATE g_estructura.funcionarios SET id_area = 'UDATSVPGB' WHERE <text:s/>identificador = '0914248315';</text:p>
          </table:table-cell>
          <table:table-cell table:number-columns-repeated="1014"/>
        </table:table-row>
        <table:table-row table:style-name="ro4">
          <table:table-cell/>
          <table:covered-table-cell table:style-name="ce402"/>
          <table:table-cell table:style-name="ce402" office:value-type="string" calcext:value-type="string">
            <text:p>PMGB</text:p>
          </table:table-cell>
          <table:table-cell table:style-name="ce405" office:value-type="string" calcext:value-type="string">
            <text:p>0919573337</text:p>
          </table:table-cell>
          <table:table-cell table:style-name="ce413" office:value-type="string" calcext:value-type="string">
            <text:p>ALVARADO PEÑAFIEL SILVIA CELESTE</text:p>
          </table:table-cell>
          <table:table-cell table:style-name="ce412" office:value-type="string" calcext:value-type="string">
            <text:p>UDATSVPGB</text:p>
          </table:table-cell>
          <table:table-cell table:style-name="ce304" office:value-type="string" calcext:value-type="string">
            <text:p>Sanidad Vegetal</text:p>
          </table:table-cell>
          <table:table-cell table:style-name="ce313" table:formula="of:=[.C99]" office:value-type="string" office:string-value="PMGB" calcext:value-type="string">
            <text:p>PMGB</text:p>
          </table:table-cell>
          <table:table-cell table:style-name="ce85" office:value-type="string" calcext:value-type="string">
            <text:p>Responsable de Oficina</text:p>
          </table:table-cell>
          <table:table-cell table:style-name="ce90" table:formula="of:=CONCATENATE(&quot;UPDATE g_estructura.funcionarios SET id_area = '&quot;;[.F100];&quot;' WHERE  identificador = '&quot;;[.D100];&quot;';&quot;)" office:value-type="string" office:string-value="UPDATE g_estructura.funcionarios SET id_area = 'UDATSVPGB' WHERE  identificador = '0919573337';" calcext:value-type="string">
            <text:p>UPDATE g_estructura.funcionarios SET id_area = 'UDATSVPGB' WHERE <text:s/>identificador = '0919573337';</text:p>
          </table:table-cell>
          <table:table-cell/>
          <table:table-cell table:style-name="ce90" table:formula="of:=CONCATENATE(&quot;INSERT INTO g_estructura.responsables(id_area, identificador, prioridad, responsable, activo, estado) values ('&quot;;[.H100];&quot;','&quot;;[.D100];&quot;',1,true,1,1);&quot;)" office:value-type="string" office:string-value="INSERT INTO g_estructura.responsables(id_area, identificador, prioridad, responsable, activo, estado) values ('PMGB','0919573337',1,true,1,1);" calcext:value-type="string">
            <text:p>INSERT INTO g_estructura.responsables(id_area, identificador, prioridad, responsable, activo, estado) values ('PMGB','0919573337',1,true,1,1);</text:p>
          </table:table-cell>
          <table:table-cell table:number-columns-repeated="1012"/>
        </table:table-row>
        <table:table-row table:style-name="ro4">
          <table:table-cell/>
          <table:covered-table-cell table:style-name="ce402"/>
          <table:table-cell table:style-name="ce402" office:value-type="string" calcext:value-type="string">
            <text:p>PMGB</text:p>
          </table:table-cell>
          <table:table-cell table:style-name="ce405" office:value-type="string" calcext:value-type="string">
            <text:p>0919924431</text:p>
          </table:table-cell>
          <table:table-cell table:style-name="ce412" office:value-type="string" calcext:value-type="string">
            <text:p>ARIAS TOALA JOHANN EDUARDO</text:p>
          </table:table-cell>
          <table:table-cell table:style-name="ce412" office:value-type="string" calcext:value-type="string">
            <text:p>UDATSVPGB</text:p>
          </table:table-cell>
          <table:table-cell table:style-name="ce304" office:value-type="string" calcext:value-type="string">
            <text:p>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101];&quot;' WHERE  identificador = '&quot;;[.D101];&quot;';&quot;)" office:value-type="string" office:string-value="UPDATE g_estructura.funcionarios SET id_area = 'UDATSVPGB' WHERE  identificador = '0919924431';" calcext:value-type="string">
            <text:p>UPDATE g_estructura.funcionarios SET id_area = 'UDATSVPGB' WHERE <text:s/>identificador = '0919924431';</text:p>
          </table:table-cell>
          <table:table-cell table:number-columns-repeated="1014"/>
        </table:table-row>
        <table:table-row table:style-name="ro4">
          <table:table-cell/>
          <table:covered-table-cell table:style-name="ce402"/>
          <table:table-cell table:style-name="ce402" office:value-type="string" calcext:value-type="string">
            <text:p>PMGB</text:p>
          </table:table-cell>
          <table:table-cell table:style-name="ce405" office:value-type="string" calcext:value-type="string">
            <text:p>0913491122</text:p>
          </table:table-cell>
          <table:table-cell table:style-name="ce412" office:value-type="string" calcext:value-type="string">
            <text:p>BOLOÑA LEMOS LUIS FELIPE</text:p>
          </table:table-cell>
          <table:table-cell table:style-name="ce412" office:value-type="string" calcext:value-type="string">
            <text:p>UDATSVPGB</text:p>
          </table:table-cell>
          <table:table-cell table:style-name="ce304" office:value-type="string" calcext:value-type="string">
            <text:p>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102];&quot;' WHERE  identificador = '&quot;;[.D102];&quot;';&quot;)" office:value-type="string" office:string-value="UPDATE g_estructura.funcionarios SET id_area = 'UDATSVPGB' WHERE  identificador = '0913491122';" calcext:value-type="string">
            <text:p>UPDATE g_estructura.funcionarios SET id_area = 'UDATSVPGB' WHERE <text:s/>identificador = '0913491122';</text:p>
          </table:table-cell>
          <table:table-cell table:number-columns-repeated="1014"/>
        </table:table-row>
        <table:table-row table:style-name="ro4">
          <table:table-cell/>
          <table:covered-table-cell table:style-name="ce402"/>
          <table:table-cell table:style-name="ce402" office:value-type="string" calcext:value-type="string">
            <text:p>PMGB</text:p>
          </table:table-cell>
          <table:table-cell table:style-name="ce405" office:value-type="string" calcext:value-type="string">
            <text:p>0909280828</text:p>
          </table:table-cell>
          <table:table-cell table:style-name="ce412" office:value-type="string" calcext:value-type="string">
            <text:p>DELGADO SANTANA JOSE DAVID</text:p>
          </table:table-cell>
          <table:table-cell office:value-type="string" calcext:value-type="string">
            <text:p>UDATSAPGB</text:p>
          </table:table-cell>
          <table:table-cell table:style-name="ce304" office:value-type="string" calcext:value-type="string">
            <text:p>Sanidad Animal</text:p>
          </table:table-cell>
          <table:table-cell table:style-name="ce304"/>
          <table:table-cell/>
          <table:table-cell table:style-name="ce90" table:formula="of:=CONCATENATE(&quot;UPDATE g_estructura.funcionarios SET id_area = '&quot;;[.F103];&quot;' WHERE  identificador = '&quot;;[.D103];&quot;';&quot;)" office:value-type="string" office:string-value="UPDATE g_estructura.funcionarios SET id_area = 'UDATSAPGB' WHERE  identificador = '0909280828';" calcext:value-type="string">
            <text:p>UPDATE g_estructura.funcionarios SET id_area = 'UDATSAPGB' WHERE <text:s/>identificador = '0909280828';</text:p>
          </table:table-cell>
          <table:table-cell table:number-columns-repeated="1014"/>
        </table:table-row>
        <table:table-row table:style-name="ro4">
          <table:table-cell/>
          <table:covered-table-cell table:style-name="ce402"/>
          <table:table-cell table:style-name="ce402" office:value-type="string" calcext:value-type="string">
            <text:p>PMGB</text:p>
          </table:table-cell>
          <table:table-cell table:style-name="ce405" office:value-type="float" office:value="1719461814" calcext:value-type="float">
            <text:p>1719461814</text:p>
          </table:table-cell>
          <table:table-cell table:style-name="ce412" office:value-type="string" calcext:value-type="string">
            <text:p>GARCIA POZO DIANA JUDITH</text:p>
          </table:table-cell>
          <table:table-cell office:value-type="string" calcext:value-type="string">
            <text:p>UDATLPGB</text:p>
          </table:table-cell>
          <table:table-cell table:style-name="ce304" office:value-type="string" calcext:value-type="string">
            <text:p>Laboratorio</text:p>
          </table:table-cell>
          <table:table-cell table:style-name="ce304"/>
          <table:table-cell/>
          <table:table-cell table:style-name="ce90" table:formula="of:=CONCATENATE(&quot;UPDATE g_estructura.funcionarios SET id_area = '&quot;;[.F104];&quot;' WHERE  identificador = '&quot;;[.D104];&quot;';&quot;)" office:value-type="string" office:string-value="UPDATE g_estructura.funcionarios SET id_area = 'UDATLPGB' WHERE  identificador = '1719461814';" calcext:value-type="string">
            <text:p>UPDATE g_estructura.funcionarios SET id_area = 'UDATLPGB' WHERE <text:s/>identificador = '1719461814';</text:p>
          </table:table-cell>
          <table:table-cell table:number-columns-repeated="1014"/>
        </table:table-row>
        <table:table-row table:style-name="ro4">
          <table:table-cell/>
          <table:covered-table-cell table:style-name="ce402"/>
          <table:table-cell table:style-name="ce402" office:value-type="string" calcext:value-type="string">
            <text:p>PMGB</text:p>
          </table:table-cell>
          <table:table-cell table:style-name="ce405" office:value-type="float" office:value="1200593158" calcext:value-type="float">
            <text:p>1200593158</text:p>
          </table:table-cell>
          <table:table-cell table:style-name="ce412" office:value-type="string" calcext:value-type="string">
            <text:p>IZQUIERDO AGUILAR LUZ EMILIA</text:p>
          </table:table-cell>
          <table:table-cell office:value-type="string" calcext:value-type="string">
            <text:p>UDATSVPGB</text:p>
          </table:table-cell>
          <table:table-cell table:style-name="ce304" office:value-type="string" calcext:value-type="string">
            <text:p>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105];&quot;' WHERE  identificador = '&quot;;[.D105];&quot;';&quot;)" office:value-type="string" office:string-value="UPDATE g_estructura.funcionarios SET id_area = 'UDATSVPGB' WHERE  identificador = '1200593158';" calcext:value-type="string">
            <text:p>UPDATE g_estructura.funcionarios SET id_area = 'UDATSVPGB' WHERE <text:s/>identificador = '1200593158';</text:p>
          </table:table-cell>
          <table:table-cell table:number-columns-repeated="1014"/>
        </table:table-row>
        <table:table-row table:style-name="ro4">
          <table:table-cell/>
          <table:covered-table-cell table:style-name="ce402"/>
          <table:table-cell table:style-name="ce402" office:value-type="string" calcext:value-type="string">
            <text:p>PMGB</text:p>
          </table:table-cell>
          <table:table-cell table:style-name="ce405" office:value-type="string" calcext:value-type="string">
            <text:p>0914021282</text:p>
          </table:table-cell>
          <table:table-cell table:style-name="ce412" office:value-type="string" calcext:value-type="string">
            <text:p>LANDIVAR MENA MARTIN ALEX</text:p>
          </table:table-cell>
          <table:table-cell office:value-type="string" calcext:value-type="string">
            <text:p>UDATSVPGB</text:p>
          </table:table-cell>
          <table:table-cell table:style-name="ce304" office:value-type="string" calcext:value-type="string">
            <text:p>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106];&quot;' WHERE  identificador = '&quot;;[.D106];&quot;';&quot;)" office:value-type="string" office:string-value="UPDATE g_estructura.funcionarios SET id_area = 'UDATSVPGB' WHERE  identificador = '0914021282';" calcext:value-type="string">
            <text:p>UPDATE g_estructura.funcionarios SET id_area = 'UDATSVPGB' WHERE <text:s/>identificador = '0914021282';</text:p>
          </table:table-cell>
          <table:table-cell table:number-columns-repeated="1014"/>
        </table:table-row>
        <table:table-row table:style-name="ro4">
          <table:table-cell/>
          <table:covered-table-cell table:style-name="ce402"/>
          <table:table-cell table:style-name="ce402" office:value-type="string" calcext:value-type="string">
            <text:p>PMGB</text:p>
          </table:table-cell>
          <table:table-cell table:style-name="ce405" office:value-type="string" calcext:value-type="string">
            <text:p>0922379201</text:p>
          </table:table-cell>
          <table:table-cell table:style-name="ce412" office:value-type="string" calcext:value-type="string">
            <text:p>MARIN CHILIQUINGA DENNYS JAVIER</text:p>
          </table:table-cell>
          <table:table-cell office:value-type="string" calcext:value-type="string">
            <text:p>UDATAFPGB</text:p>
          </table:table-cell>
          <table:table-cell table:style-name="ce304" office:value-type="string" calcext:value-type="string">
            <text:p>Administrativa Financiera</text:p>
          </table:table-cell>
          <table:table-cell table:style-name="ce304"/>
          <table:table-cell/>
          <table:table-cell table:style-name="ce90" table:formula="of:=CONCATENATE(&quot;UPDATE g_estructura.funcionarios SET id_area = '&quot;;[.F107];&quot;' WHERE  identificador = '&quot;;[.D107];&quot;';&quot;)" office:value-type="string" office:string-value="UPDATE g_estructura.funcionarios SET id_area = 'UDATAFPGB' WHERE  identificador = '0922379201';" calcext:value-type="string">
            <text:p>UPDATE g_estructura.funcionarios SET id_area = 'UDATAFPGB' WHERE <text:s/>identificador = '0922379201';</text:p>
          </table:table-cell>
          <table:table-cell table:number-columns-repeated="1014"/>
        </table:table-row>
        <table:table-row table:style-name="ro4">
          <table:table-cell/>
          <table:covered-table-cell table:style-name="ce402"/>
          <table:table-cell table:style-name="ce402" office:value-type="string" calcext:value-type="string">
            <text:p>PMGB</text:p>
          </table:table-cell>
          <table:table-cell table:style-name="ce405" office:value-type="string" calcext:value-type="string">
            <text:p>0901888859</text:p>
          </table:table-cell>
          <table:table-cell table:style-name="ce412" office:value-type="string" calcext:value-type="string">
            <text:p>MOLINEROS MERA JAIME FABIAN</text:p>
          </table:table-cell>
          <table:table-cell office:value-type="string" calcext:value-type="string">
            <text:p>UDATSVPGB</text:p>
          </table:table-cell>
          <table:table-cell table:style-name="ce304" office:value-type="string" calcext:value-type="string">
            <text:p>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108];&quot;' WHERE  identificador = '&quot;;[.D108];&quot;';&quot;)" office:value-type="string" office:string-value="UPDATE g_estructura.funcionarios SET id_area = 'UDATSVPGB' WHERE  identificador = '0901888859';" calcext:value-type="string">
            <text:p>UPDATE g_estructura.funcionarios SET id_area = 'UDATSVPGB' WHERE <text:s/>identificador = '0901888859';</text:p>
          </table:table-cell>
          <table:table-cell table:number-columns-repeated="1014"/>
        </table:table-row>
        <table:table-row table:style-name="ro4">
          <table:table-cell/>
          <table:covered-table-cell table:style-name="ce402"/>
          <table:table-cell table:style-name="ce402" office:value-type="string" calcext:value-type="string">
            <text:p>PMGB</text:p>
          </table:table-cell>
          <table:table-cell table:style-name="ce405" office:value-type="string" calcext:value-type="string">
            <text:p>0912440195</text:p>
          </table:table-cell>
          <table:table-cell table:style-name="ce412" office:value-type="string" calcext:value-type="string">
            <text:p>SANIG SISA ORLANDO GERMAN</text:p>
          </table:table-cell>
          <table:table-cell office:value-type="string" calcext:value-type="string">
            <text:p>UDATSVPGB</text:p>
          </table:table-cell>
          <table:table-cell table:style-name="ce304" office:value-type="string" calcext:value-type="string">
            <text:p>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109];&quot;' WHERE  identificador = '&quot;;[.D109];&quot;';&quot;)" office:value-type="string" office:string-value="UPDATE g_estructura.funcionarios SET id_area = 'UDATSVPGB' WHERE  identificador = '0912440195';" calcext:value-type="string">
            <text:p>UPDATE g_estructura.funcionarios SET id_area = 'UDATSVPGB' WHERE <text:s/>identificador = '0912440195';</text:p>
          </table:table-cell>
          <table:table-cell table:number-columns-repeated="1014"/>
        </table:table-row>
        <table:table-row table:style-name="ro4">
          <table:table-cell/>
          <table:covered-table-cell table:style-name="ce402"/>
          <table:table-cell table:style-name="ce402" office:value-type="string" calcext:value-type="string">
            <text:p>PMGB</text:p>
          </table:table-cell>
          <table:table-cell table:style-name="ce405" office:value-type="string" calcext:value-type="string">
            <text:p>0915293880</text:p>
          </table:table-cell>
          <table:table-cell table:style-name="ce412" office:value-type="string" calcext:value-type="string">
            <text:p>SESME ZAMBRANO ALBA VERONICA</text:p>
          </table:table-cell>
          <table:table-cell office:value-type="string" calcext:value-type="string">
            <text:p>UDATAFPGB</text:p>
          </table:table-cell>
          <table:table-cell table:style-name="ce304" office:value-type="string" calcext:value-type="string">
            <text:p>Administrativa Financiera</text:p>
          </table:table-cell>
          <table:table-cell table:style-name="ce304"/>
          <table:table-cell/>
          <table:table-cell table:style-name="ce90" table:formula="of:=CONCATENATE(&quot;UPDATE g_estructura.funcionarios SET id_area = '&quot;;[.F110];&quot;' WHERE  identificador = '&quot;;[.D110];&quot;';&quot;)" office:value-type="string" office:string-value="UPDATE g_estructura.funcionarios SET id_area = 'UDATAFPGB' WHERE  identificador = '0915293880';" calcext:value-type="string">
            <text:p>UPDATE g_estructura.funcionarios SET id_area = 'UDATAFPGB' WHERE <text:s/>identificador = '0915293880';</text:p>
          </table:table-cell>
          <table:table-cell table:number-columns-repeated="1014"/>
        </table:table-row>
        <table:table-row table:style-name="ro4">
          <table:table-cell/>
          <table:covered-table-cell table:style-name="ce402"/>
          <table:table-cell table:style-name="ce402" office:value-type="string" calcext:value-type="string">
            <text:p>PMGB</text:p>
          </table:table-cell>
          <table:table-cell table:style-name="ce405" office:value-type="string" calcext:value-type="string">
            <text:p>0926068263</text:p>
          </table:table-cell>
          <table:table-cell table:style-name="ce412" office:value-type="string" calcext:value-type="string">
            <text:p>TOAZA MANTILLA OLGA GISELLA</text:p>
          </table:table-cell>
          <table:table-cell office:value-type="string" calcext:value-type="string">
            <text:p>UDATAFPGB</text:p>
          </table:table-cell>
          <table:table-cell table:style-name="ce304" office:value-type="string" calcext:value-type="string">
            <text:p>Administrativa Financiera</text:p>
          </table:table-cell>
          <table:table-cell table:style-name="ce304"/>
          <table:table-cell table:style-name="ce399"/>
          <table:table-cell table:style-name="ce90" table:formula="of:=CONCATENATE(&quot;UPDATE g_estructura.funcionarios SET id_area = '&quot;;[.F111];&quot;' WHERE  identificador = '&quot;;[.D111];&quot;';&quot;)" office:value-type="string" office:string-value="UPDATE g_estructura.funcionarios SET id_area = 'UDATAFPGB' WHERE  identificador = '0926068263';" calcext:value-type="string">
            <text:p>UPDATE g_estructura.funcionarios SET id_area = 'UDATAFPGB' WHERE <text:s/>identificador = '0926068263';</text:p>
          </table:table-cell>
          <table:table-cell table:number-columns-repeated="1014"/>
        </table:table-row>
        <table:table-row table:style-name="ro4">
          <table:table-cell/>
          <table:covered-table-cell table:style-name="ce402"/>
          <table:table-cell table:style-name="ce402" office:value-type="string" calcext:value-type="string">
            <text:p>PMGB</text:p>
          </table:table-cell>
          <table:table-cell table:style-name="ce405" office:value-type="string" calcext:value-type="string">
            <text:p>0921342853</text:p>
          </table:table-cell>
          <table:table-cell table:style-name="ce412" office:value-type="string" calcext:value-type="string">
            <text:p>VELEZ D STTEFANO RICARDO ARTURO</text:p>
          </table:table-cell>
          <table:table-cell office:value-type="string" calcext:value-type="string">
            <text:p>UDATSVPGB</text:p>
          </table:table-cell>
          <table:table-cell table:style-name="ce304" office:value-type="string" calcext:value-type="string">
            <text:p>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112];&quot;' WHERE  identificador = '&quot;;[.D112];&quot;';&quot;)" office:value-type="string" office:string-value="UPDATE g_estructura.funcionarios SET id_area = 'UDATSVPGB' WHERE  identificador = '0921342853';" calcext:value-type="string">
            <text:p>UPDATE g_estructura.funcionarios SET id_area = 'UDATSVPGB' WHERE <text:s/>identificador = '0921342853';</text:p>
          </table:table-cell>
          <table:table-cell table:number-columns-repeated="1014"/>
        </table:table-row>
        <table:table-row table:style-name="ro4">
          <table:table-cell/>
          <table:table-cell table:style-name="ce402" office:value-type="string" calcext:value-type="string" table:number-columns-spanned="1" table:number-rows-spanned="26">
            <text:p>Puerto Marítimo Guayaquil Sanibanano</text:p>
          </table:table-cell>
          <table:table-cell table:style-name="ce402" office:value-type="string" calcext:value-type="string">
            <text:p>PMGS</text:p>
          </table:table-cell>
          <table:table-cell table:style-name="ce405" office:value-type="string" calcext:value-type="string">
            <text:p>0922987201</text:p>
          </table:table-cell>
          <table:table-cell table:style-name="ce412" office:value-type="string" calcext:value-type="string">
            <text:p>ALARCON RAMOS CHRISTIAN SOCRATES</text:p>
          </table:table-cell>
          <table:table-cell table:style-name="ce412" office:value-type="string" calcext:value-type="string">
            <text:p>UDATSVPGS</text:p>
          </table:table-cell>
          <table:table-cell table:style-name="ce304" office:value-type="string" calcext:value-type="string">
            <text:p>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113];&quot;' WHERE  identificador = '&quot;;[.D113];&quot;';&quot;)" office:value-type="string" office:string-value="UPDATE g_estructura.funcionarios SET id_area = 'UDATSVPGS' WHERE  identificador = '0922987201';" calcext:value-type="string">
            <text:p>UPDATE g_estructura.funcionarios SET id_area = 'UDATSVPGS' WHERE <text:s/>identificador = '0922987201';</text:p>
          </table:table-cell>
          <table:table-cell table:number-columns-repeated="1014"/>
        </table:table-row>
        <table:table-row table:style-name="ro4">
          <table:table-cell/>
          <table:covered-table-cell table:style-name="ce402"/>
          <table:table-cell table:style-name="ce402" office:value-type="string" calcext:value-type="string">
            <text:p>PMGS</text:p>
          </table:table-cell>
          <table:table-cell table:style-name="ce405" office:value-type="string" calcext:value-type="string">
            <text:p>0924052897</text:p>
          </table:table-cell>
          <table:table-cell table:style-name="ce412" office:value-type="string" calcext:value-type="string">
            <text:p>ARISTEGA ROMERO WILSON LEONARDO</text:p>
          </table:table-cell>
          <table:table-cell table:style-name="ce412" office:value-type="string" calcext:value-type="string">
            <text:p>UDATAFPGS</text:p>
          </table:table-cell>
          <table:table-cell table:style-name="ce304" office:value-type="string" calcext:value-type="string">
            <text:p>Administrativa Financiera</text:p>
          </table:table-cell>
          <table:table-cell table:style-name="ce304"/>
          <table:table-cell/>
          <table:table-cell table:style-name="ce90" table:formula="of:=CONCATENATE(&quot;UPDATE g_estructura.funcionarios SET id_area = '&quot;;[.F114];&quot;' WHERE  identificador = '&quot;;[.D114];&quot;';&quot;)" office:value-type="string" office:string-value="UPDATE g_estructura.funcionarios SET id_area = 'UDATAFPGS' WHERE  identificador = '0924052897';" calcext:value-type="string">
            <text:p>UPDATE g_estructura.funcionarios SET id_area = 'UDATAFPGS' WHERE <text:s/>identificador = '0924052897';</text:p>
          </table:table-cell>
          <table:table-cell table:number-columns-repeated="1014"/>
        </table:table-row>
        <table:table-row table:style-name="ro4">
          <table:table-cell/>
          <table:covered-table-cell table:style-name="ce402"/>
          <table:table-cell table:style-name="ce402" office:value-type="string" calcext:value-type="string">
            <text:p>PMGS</text:p>
          </table:table-cell>
          <table:table-cell table:style-name="ce405" office:value-type="float" office:value="1205257320" calcext:value-type="float">
            <text:p>1205257320</text:p>
          </table:table-cell>
          <table:table-cell table:style-name="ce412" office:value-type="string" calcext:value-type="string">
            <text:p>DAMIANI CEREZO NICOLAS DANILO</text:p>
          </table:table-cell>
          <table:table-cell table:style-name="ce412" office:value-type="string" calcext:value-type="string">
            <text:p>UDATSVPGS</text:p>
          </table:table-cell>
          <table:table-cell table:style-name="ce304" office:value-type="string" calcext:value-type="string">
            <text:p>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115];&quot;' WHERE  identificador = '&quot;;[.D115];&quot;';&quot;)" office:value-type="string" office:string-value="UPDATE g_estructura.funcionarios SET id_area = 'UDATSVPGS' WHERE  identificador = '1205257320';" calcext:value-type="string">
            <text:p>UPDATE g_estructura.funcionarios SET id_area = 'UDATSVPGS' WHERE <text:s/>identificador = '1205257320';</text:p>
          </table:table-cell>
          <table:table-cell table:number-columns-repeated="1014"/>
        </table:table-row>
        <table:table-row table:style-name="ro4">
          <table:table-cell/>
          <table:covered-table-cell table:style-name="ce402"/>
          <table:table-cell table:style-name="ce402" office:value-type="string" calcext:value-type="string">
            <text:p>PMGS</text:p>
          </table:table-cell>
          <table:table-cell table:style-name="ce405" office:value-type="string" calcext:value-type="string">
            <text:p>0912860772</text:p>
          </table:table-cell>
          <table:table-cell table:style-name="ce412" office:value-type="string" calcext:value-type="string">
            <text:p>DIAZ ALMEA YOVITA MERCEDES</text:p>
          </table:table-cell>
          <table:table-cell table:style-name="ce412" office:value-type="string" calcext:value-type="string">
            <text:p>UDATSVPGS</text:p>
          </table:table-cell>
          <table:table-cell table:style-name="ce304" office:value-type="string" calcext:value-type="string">
            <text:p>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116];&quot;' WHERE  identificador = '&quot;;[.D116];&quot;';&quot;)" office:value-type="string" office:string-value="UPDATE g_estructura.funcionarios SET id_area = 'UDATSVPGS' WHERE  identificador = '0912860772';" calcext:value-type="string">
            <text:p>UPDATE g_estructura.funcionarios SET id_area = 'UDATSVPGS' WHERE <text:s/>identificador = '0912860772';</text:p>
          </table:table-cell>
          <table:table-cell table:number-columns-repeated="1014"/>
        </table:table-row>
        <table:table-row table:style-name="ro4">
          <table:table-cell/>
          <table:covered-table-cell table:style-name="ce402"/>
          <table:table-cell table:style-name="ce402" office:value-type="string" calcext:value-type="string">
            <text:p>PMGS</text:p>
          </table:table-cell>
          <table:table-cell table:style-name="ce405" office:value-type="string" calcext:value-type="string">
            <text:p>0913722104</text:p>
          </table:table-cell>
          <table:table-cell table:style-name="ce428" office:value-type="string" calcext:value-type="string">
            <text:p>FALCONES BASILIO JUAN CARLOS</text:p>
          </table:table-cell>
          <table:table-cell table:style-name="ce412" office:value-type="string" calcext:value-type="string">
            <text:p>UDATSVPGS</text:p>
          </table:table-cell>
          <table:table-cell table:style-name="ce304" office:value-type="string" calcext:value-type="string">
            <text:p>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117];&quot;' WHERE  identificador = '&quot;;[.D117];&quot;';&quot;)" office:value-type="string" office:string-value="UPDATE g_estructura.funcionarios SET id_area = 'UDATSVPGS' WHERE  identificador = '0913722104';" calcext:value-type="string">
            <text:p>UPDATE g_estructura.funcionarios SET id_area = 'UDATSVPGS' WHERE <text:s/>identificador = '0913722104';</text:p>
          </table:table-cell>
          <table:table-cell table:number-columns-repeated="1014"/>
        </table:table-row>
        <table:table-row table:style-name="ro4">
          <table:table-cell/>
          <table:covered-table-cell table:style-name="ce402"/>
          <table:table-cell table:style-name="ce402" office:value-type="string" calcext:value-type="string">
            <text:p>PMGS</text:p>
          </table:table-cell>
          <table:table-cell table:style-name="ce405" office:value-type="float" office:value="1203251606" calcext:value-type="float">
            <text:p>1203251606</text:p>
          </table:table-cell>
          <table:table-cell table:style-name="ce412" office:value-type="string" calcext:value-type="string">
            <text:p>GARAICOA REYES RICARDO MIGUEL</text:p>
          </table:table-cell>
          <table:table-cell table:style-name="ce412" office:value-type="string" calcext:value-type="string">
            <text:p>UDATSVPGS</text:p>
          </table:table-cell>
          <table:table-cell table:style-name="ce304" office:value-type="string" calcext:value-type="string">
            <text:p>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118];&quot;' WHERE  identificador = '&quot;;[.D118];&quot;';&quot;)" office:value-type="string" office:string-value="UPDATE g_estructura.funcionarios SET id_area = 'UDATSVPGS' WHERE  identificador = '1203251606';" calcext:value-type="string">
            <text:p>UPDATE g_estructura.funcionarios SET id_area = 'UDATSVPGS' WHERE <text:s/>identificador = '1203251606';</text:p>
          </table:table-cell>
          <table:table-cell table:number-columns-repeated="1014"/>
        </table:table-row>
        <table:table-row table:style-name="ro4">
          <table:table-cell/>
          <table:covered-table-cell table:style-name="ce402"/>
          <table:table-cell table:style-name="ce402" office:value-type="string" calcext:value-type="string">
            <text:p>PMGS</text:p>
          </table:table-cell>
          <table:table-cell table:style-name="ce405" office:value-type="string" calcext:value-type="string">
            <text:p>0919570333</text:p>
          </table:table-cell>
          <table:table-cell table:style-name="ce412" office:value-type="string" calcext:value-type="string">
            <text:p>GARCIA PILOZO MARIELISA EMPERATRIZ</text:p>
          </table:table-cell>
          <table:table-cell table:style-name="ce412" office:value-type="string" calcext:value-type="string">
            <text:p>UDATSVPGS</text:p>
          </table:table-cell>
          <table:table-cell table:style-name="ce304" office:value-type="string" calcext:value-type="string">
            <text:p>Sanidad Vegetal </text:p>
          </table:table-cell>
          <table:table-cell table:style-name="ce304"/>
          <table:table-cell/>
          <table:table-cell table:style-name="ce90" table:formula="of:=CONCATENATE(&quot;UPDATE g_estructura.funcionarios SET id_area = '&quot;;[.F119];&quot;' WHERE  identificador = '&quot;;[.D119];&quot;';&quot;)" office:value-type="string" office:string-value="UPDATE g_estructura.funcionarios SET id_area = 'UDATSVPGS' WHERE  identificador = '0919570333';" calcext:value-type="string">
            <text:p>UPDATE g_estructura.funcionarios SET id_area = 'UDATSVPGS' WHERE <text:s/>identificador = '0919570333';</text:p>
          </table:table-cell>
          <table:table-cell table:number-columns-repeated="1014"/>
        </table:table-row>
        <table:table-row table:style-name="ro4">
          <table:table-cell/>
          <table:covered-table-cell table:style-name="ce402"/>
          <table:table-cell table:style-name="ce402" office:value-type="string" calcext:value-type="string">
            <text:p>PMGS</text:p>
          </table:table-cell>
          <table:table-cell table:style-name="ce405" office:value-type="float" office:value="1306667021" calcext:value-type="float">
            <text:p>1306667021</text:p>
          </table:table-cell>
          <table:table-cell table:style-name="ce412" office:value-type="string" calcext:value-type="string">
            <text:p>HOLGUIN LOOR JONNY OTHON</text:p>
          </table:table-cell>
          <table:table-cell table:style-name="ce412" office:value-type="string" calcext:value-type="string">
            <text:p>UDATSVPGS</text:p>
          </table:table-cell>
          <table:table-cell table:style-name="ce304" office:value-type="string" calcext:value-type="string">
            <text:p>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120];&quot;' WHERE  identificador = '&quot;;[.D120];&quot;';&quot;)" office:value-type="string" office:string-value="UPDATE g_estructura.funcionarios SET id_area = 'UDATSVPGS' WHERE  identificador = '1306667021';" calcext:value-type="string">
            <text:p>UPDATE g_estructura.funcionarios SET id_area = 'UDATSVPGS' WHERE <text:s/>identificador = '1306667021';</text:p>
          </table:table-cell>
          <table:table-cell table:number-columns-repeated="1014"/>
        </table:table-row>
        <table:table-row table:style-name="ro4">
          <table:table-cell/>
          <table:covered-table-cell table:style-name="ce402"/>
          <table:table-cell table:style-name="ce402" office:value-type="string" calcext:value-type="string">
            <text:p>PMGS</text:p>
          </table:table-cell>
          <table:table-cell table:style-name="ce405" office:value-type="float" office:value="1307231181" calcext:value-type="float">
            <text:p>1307231181</text:p>
          </table:table-cell>
          <table:table-cell table:style-name="ce412" office:value-type="string" calcext:value-type="string">
            <text:p>KUFFO MENDOZA ANGEL ANTONIO</text:p>
          </table:table-cell>
          <table:table-cell table:style-name="ce412" office:value-type="string" calcext:value-type="string">
            <text:p>UDATSVPGS</text:p>
          </table:table-cell>
          <table:table-cell table:style-name="ce304" office:value-type="string" calcext:value-type="string">
            <text:p>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121];&quot;' WHERE  identificador = '&quot;;[.D121];&quot;';&quot;)" office:value-type="string" office:string-value="UPDATE g_estructura.funcionarios SET id_area = 'UDATSVPGS' WHERE  identificador = '1307231181';" calcext:value-type="string">
            <text:p>UPDATE g_estructura.funcionarios SET id_area = 'UDATSVPGS' WHERE <text:s/>identificador = '1307231181';</text:p>
          </table:table-cell>
          <table:table-cell table:number-columns-repeated="1014"/>
        </table:table-row>
        <table:table-row table:style-name="ro4">
          <table:table-cell/>
          <table:covered-table-cell table:style-name="ce402"/>
          <table:table-cell table:style-name="ce402" office:value-type="string" calcext:value-type="string">
            <text:p>PMGS</text:p>
          </table:table-cell>
          <table:table-cell table:style-name="ce405" office:value-type="string" calcext:value-type="string">
            <text:p>0919881763</text:p>
          </table:table-cell>
          <table:table-cell table:style-name="ce412" office:value-type="string" calcext:value-type="string">
            <text:p>MACIAS TOASA LUIS ALBERTO</text:p>
          </table:table-cell>
          <table:table-cell table:style-name="ce412" office:value-type="string" calcext:value-type="string">
            <text:p>UDATSVPGS</text:p>
          </table:table-cell>
          <table:table-cell table:style-name="ce304" office:value-type="string" calcext:value-type="string">
            <text:p>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122];&quot;' WHERE  identificador = '&quot;;[.D122];&quot;';&quot;)" office:value-type="string" office:string-value="UPDATE g_estructura.funcionarios SET id_area = 'UDATSVPGS' WHERE  identificador = '0919881763';" calcext:value-type="string">
            <text:p>UPDATE g_estructura.funcionarios SET id_area = 'UDATSVPGS' WHERE <text:s/>identificador = '0919881763';</text:p>
          </table:table-cell>
          <table:table-cell table:number-columns-repeated="1014"/>
        </table:table-row>
        <table:table-row table:style-name="ro4">
          <table:table-cell/>
          <table:covered-table-cell table:style-name="ce402"/>
          <table:table-cell table:style-name="ce402" office:value-type="string" calcext:value-type="string">
            <text:p>PMGS</text:p>
          </table:table-cell>
          <table:table-cell table:style-name="ce405" office:value-type="float" office:value="1203072036" calcext:value-type="float">
            <text:p>1203072036</text:p>
          </table:table-cell>
          <table:table-cell table:style-name="ce412" office:value-type="string" calcext:value-type="string">
            <text:p>MONTES PINCAY CORINA GEOCONDA</text:p>
          </table:table-cell>
          <table:table-cell table:style-name="ce412" office:value-type="string" calcext:value-type="string">
            <text:p>UDATSVPGS</text:p>
          </table:table-cell>
          <table:table-cell table:style-name="ce304" office:value-type="string" calcext:value-type="string">
            <text:p>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123];&quot;' WHERE  identificador = '&quot;;[.D123];&quot;';&quot;)" office:value-type="string" office:string-value="UPDATE g_estructura.funcionarios SET id_area = 'UDATSVPGS' WHERE  identificador = '1203072036';" calcext:value-type="string">
            <text:p>UPDATE g_estructura.funcionarios SET id_area = 'UDATSVPGS' WHERE <text:s/>identificador = '1203072036';</text:p>
          </table:table-cell>
          <table:table-cell table:number-columns-repeated="1014"/>
        </table:table-row>
        <table:table-row table:style-name="ro4">
          <table:table-cell/>
          <table:covered-table-cell table:style-name="ce402"/>
          <table:table-cell table:style-name="ce402" office:value-type="string" calcext:value-type="string">
            <text:p>PMGS</text:p>
          </table:table-cell>
          <table:table-cell table:style-name="ce405" office:value-type="float" office:value="1203668700" calcext:value-type="float">
            <text:p>1203668700</text:p>
          </table:table-cell>
          <table:table-cell table:style-name="ce412" office:value-type="string" calcext:value-type="string">
            <text:p>MOREJON DEL ROSARIO BISMAR PAUL</text:p>
          </table:table-cell>
          <table:table-cell table:style-name="ce412" office:value-type="string" calcext:value-type="string">
            <text:p>UDATSVPGS</text:p>
          </table:table-cell>
          <table:table-cell table:style-name="ce304" office:value-type="string" calcext:value-type="string">
            <text:p>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124];&quot;' WHERE  identificador = '&quot;;[.D124];&quot;';&quot;)" office:value-type="string" office:string-value="UPDATE g_estructura.funcionarios SET id_area = 'UDATSVPGS' WHERE  identificador = '1203668700';" calcext:value-type="string">
            <text:p>UPDATE g_estructura.funcionarios SET id_area = 'UDATSVPGS' WHERE <text:s/>identificador = '1203668700';</text:p>
          </table:table-cell>
          <table:table-cell table:number-columns-repeated="1014"/>
        </table:table-row>
        <table:table-row table:style-name="ro4">
          <table:table-cell/>
          <table:covered-table-cell table:style-name="ce402"/>
          <table:table-cell table:style-name="ce402" office:value-type="string" calcext:value-type="string">
            <text:p>PMGS</text:p>
          </table:table-cell>
          <table:table-cell table:style-name="ce405" office:value-type="float" office:value="1102215413" calcext:value-type="float">
            <text:p>1102215413</text:p>
          </table:table-cell>
          <table:table-cell table:style-name="ce412" office:value-type="string" calcext:value-type="string">
            <text:p>MORENO CAMPOVERDE SANTOS AUXILIADORA</text:p>
          </table:table-cell>
          <table:table-cell table:style-name="ce412" office:value-type="string" calcext:value-type="string">
            <text:p>UDATSVPGS</text:p>
          </table:table-cell>
          <table:table-cell table:style-name="ce304" office:value-type="string" calcext:value-type="string">
            <text:p>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125];&quot;' WHERE  identificador = '&quot;;[.D125];&quot;';&quot;)" office:value-type="string" office:string-value="UPDATE g_estructura.funcionarios SET id_area = 'UDATSVPGS' WHERE  identificador = '1102215413';" calcext:value-type="string">
            <text:p>UPDATE g_estructura.funcionarios SET id_area = 'UDATSVPGS' WHERE <text:s/>identificador = '1102215413';</text:p>
          </table:table-cell>
          <table:table-cell table:number-columns-repeated="1014"/>
        </table:table-row>
        <table:table-row table:style-name="ro4">
          <table:table-cell/>
          <table:covered-table-cell table:style-name="ce402"/>
          <table:table-cell table:style-name="ce402" office:value-type="string" calcext:value-type="string">
            <text:p>PMGS</text:p>
          </table:table-cell>
          <table:table-cell table:style-name="ce405" office:value-type="float" office:value="1310319031" calcext:value-type="float">
            <text:p>1310319031</text:p>
          </table:table-cell>
          <table:table-cell table:style-name="ce412" office:value-type="string" calcext:value-type="string">
            <text:p>MUENTES MACIAS CARLOS ALBERTO</text:p>
          </table:table-cell>
          <table:table-cell table:style-name="ce412" office:value-type="string" calcext:value-type="string">
            <text:p>UDATSVPGS</text:p>
          </table:table-cell>
          <table:table-cell table:style-name="ce304" office:value-type="string" calcext:value-type="string">
            <text:p>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126];&quot;' WHERE  identificador = '&quot;;[.D126];&quot;';&quot;)" office:value-type="string" office:string-value="UPDATE g_estructura.funcionarios SET id_area = 'UDATSVPGS' WHERE  identificador = '1310319031';" calcext:value-type="string">
            <text:p>UPDATE g_estructura.funcionarios SET id_area = 'UDATSVPGS' WHERE <text:s/>identificador = '1310319031';</text:p>
          </table:table-cell>
          <table:table-cell table:number-columns-repeated="1014"/>
        </table:table-row>
        <table:table-row table:style-name="ro4">
          <table:table-cell/>
          <table:covered-table-cell table:style-name="ce402"/>
          <table:table-cell table:style-name="ce402" office:value-type="string" calcext:value-type="string">
            <text:p>PMGS</text:p>
          </table:table-cell>
          <table:table-cell table:style-name="ce408" office:value-type="string" calcext:value-type="string">
            <text:p>0911706620</text:p>
          </table:table-cell>
          <table:table-cell table:style-name="ce413" office:value-type="string" calcext:value-type="string">
            <text:p>PITA LINDAO JIMMY RODER</text:p>
          </table:table-cell>
          <table:table-cell table:style-name="ce412" office:value-type="string" calcext:value-type="string">
            <text:p>UDATSVPGS</text:p>
          </table:table-cell>
          <table:table-cell table:style-name="ce307" office:value-type="string" calcext:value-type="string">
            <text:p>Sanidad Vegetal</text:p>
          </table:table-cell>
          <table:table-cell table:style-name="ce304" table:formula="of:=[.F127]" office:value-type="string" office:string-value="UDATSVPGS" calcext:value-type="string">
            <text:p>UDATSVPGS</text:p>
          </table:table-cell>
          <table:table-cell table:style-name="ce86" office:value-type="string" calcext:value-type="string">
            <text:p>Responsable Sanibanano</text:p>
          </table:table-cell>
          <table:table-cell table:style-name="ce90" table:formula="of:=CONCATENATE(&quot;UPDATE g_estructura.funcionarios SET id_area = '&quot;;[.F127];&quot;' WHERE  identificador = '&quot;;[.D127];&quot;';&quot;)" office:value-type="string" office:string-value="UPDATE g_estructura.funcionarios SET id_area = 'UDATSVPGS' WHERE  identificador = '0911706620';" calcext:value-type="string">
            <text:p>UPDATE g_estructura.funcionarios SET id_area = 'UDATSVPGS' WHERE <text:s/>identificador = '0911706620';</text:p>
          </table:table-cell>
          <table:table-cell/>
          <table:table-cell table:style-name="ce90" table:formula="of:=CONCATENATE(&quot;INSERT INTO g_estructura.responsables(id_area, identificador, prioridad, responsable, activo, estado) values ('&quot;;[.H127];&quot;','&quot;;[.D127];&quot;',1,true,1,1);&quot;)" office:value-type="string" office:string-value="INSERT INTO g_estructura.responsables(id_area, identificador, prioridad, responsable, activo, estado) values ('UDATSVPGS','0911706620',1,true,1,1);" calcext:value-type="string">
            <text:p>INSERT INTO g_estructura.responsables(id_area, identificador, prioridad, responsable, activo, estado) values ('UDATSVPGS','0911706620',1,true,1,1);</text:p>
          </table:table-cell>
          <table:table-cell table:number-columns-repeated="1012"/>
        </table:table-row>
        <table:table-row table:style-name="ro4">
          <table:table-cell/>
          <table:covered-table-cell table:style-name="ce402"/>
          <table:table-cell table:style-name="ce402" office:value-type="string" calcext:value-type="string">
            <text:p>PMGS</text:p>
          </table:table-cell>
          <table:table-cell table:style-name="ce405" office:value-type="string" calcext:value-type="string">
            <text:p>0916907272</text:p>
          </table:table-cell>
          <table:table-cell table:style-name="ce412" office:value-type="string" calcext:value-type="string">
            <text:p>PORRO SUAREZ MARICELA DE JESUS</text:p>
          </table:table-cell>
          <table:table-cell table:style-name="ce412" office:value-type="string" calcext:value-type="string">
            <text:p>UDATSVPGS</text:p>
          </table:table-cell>
          <table:table-cell table:style-name="ce304" office:value-type="string" calcext:value-type="string">
            <text:p>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128];&quot;' WHERE  identificador = '&quot;;[.D128];&quot;';&quot;)" office:value-type="string" office:string-value="UPDATE g_estructura.funcionarios SET id_area = 'UDATSVPGS' WHERE  identificador = '0916907272';" calcext:value-type="string">
            <text:p>UPDATE g_estructura.funcionarios SET id_area = 'UDATSVPGS' WHERE <text:s/>identificador = '0916907272';</text:p>
          </table:table-cell>
          <table:table-cell table:number-columns-repeated="1014"/>
        </table:table-row>
        <table:table-row table:style-name="ro4">
          <table:table-cell/>
          <table:covered-table-cell table:style-name="ce402"/>
          <table:table-cell table:style-name="ce402" office:value-type="string" calcext:value-type="string">
            <text:p>PMGS</text:p>
          </table:table-cell>
          <table:table-cell table:style-name="ce405" office:value-type="string" calcext:value-type="string">
            <text:p>0919590844</text:p>
          </table:table-cell>
          <table:table-cell table:style-name="ce412" office:value-type="string" calcext:value-type="string">
            <text:p>QUINDE MUÑOZ MARCELO ENRIQUE</text:p>
          </table:table-cell>
          <table:table-cell table:style-name="ce412" office:value-type="string" calcext:value-type="string">
            <text:p>UDATSVPGS</text:p>
          </table:table-cell>
          <table:table-cell table:style-name="ce304" office:value-type="string" calcext:value-type="string">
            <text:p>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129];&quot;' WHERE  identificador = '&quot;;[.D129];&quot;';&quot;)" office:value-type="string" office:string-value="UPDATE g_estructura.funcionarios SET id_area = 'UDATSVPGS' WHERE  identificador = '0919590844';" calcext:value-type="string">
            <text:p>UPDATE g_estructura.funcionarios SET id_area = 'UDATSVPGS' WHERE <text:s/>identificador = '0919590844';</text:p>
          </table:table-cell>
          <table:table-cell table:number-columns-repeated="1014"/>
        </table:table-row>
        <table:table-row table:style-name="ro4">
          <table:table-cell/>
          <table:covered-table-cell table:style-name="ce402"/>
          <table:table-cell table:style-name="ce402" office:value-type="string" calcext:value-type="string">
            <text:p>PMGS</text:p>
          </table:table-cell>
          <table:table-cell table:style-name="ce405" office:value-type="string" calcext:value-type="string">
            <text:p>0920023199</text:p>
          </table:table-cell>
          <table:table-cell table:style-name="ce412" office:value-type="string" calcext:value-type="string">
            <text:p>RAMOS BANCHON DIEGO AGUSTIN</text:p>
          </table:table-cell>
          <table:table-cell table:style-name="ce412" office:value-type="string" calcext:value-type="string">
            <text:p>UDATSVPGS</text:p>
          </table:table-cell>
          <table:table-cell table:style-name="ce304" office:value-type="string" calcext:value-type="string">
            <text:p>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130];&quot;' WHERE  identificador = '&quot;;[.D130];&quot;';&quot;)" office:value-type="string" office:string-value="UPDATE g_estructura.funcionarios SET id_area = 'UDATSVPGS' WHERE  identificador = '0920023199';" calcext:value-type="string">
            <text:p>UPDATE g_estructura.funcionarios SET id_area = 'UDATSVPGS' WHERE <text:s/>identificador = '0920023199';</text:p>
          </table:table-cell>
          <table:table-cell table:number-columns-repeated="1014"/>
        </table:table-row>
        <table:table-row table:style-name="ro4">
          <table:table-cell/>
          <table:covered-table-cell table:style-name="ce402"/>
          <table:table-cell table:style-name="ce402" office:value-type="string" calcext:value-type="string">
            <text:p>PMGS</text:p>
          </table:table-cell>
          <table:table-cell table:style-name="ce405" office:value-type="string" calcext:value-type="string">
            <text:p>0910627868</text:p>
          </table:table-cell>
          <table:table-cell table:style-name="ce412" office:value-type="string" calcext:value-type="string">
            <text:p>RODRIGUEZ IBARRA VICENTE EFRAIN</text:p>
          </table:table-cell>
          <table:table-cell table:style-name="ce412" office:value-type="string" calcext:value-type="string">
            <text:p>UDATSVPGS</text:p>
          </table:table-cell>
          <table:table-cell table:style-name="ce304" office:value-type="string" calcext:value-type="string">
            <text:p>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131];&quot;' WHERE  identificador = '&quot;;[.D131];&quot;';&quot;)" office:value-type="string" office:string-value="UPDATE g_estructura.funcionarios SET id_area = 'UDATSVPGS' WHERE  identificador = '0910627868';" calcext:value-type="string">
            <text:p>UPDATE g_estructura.funcionarios SET id_area = 'UDATSVPGS' WHERE <text:s/>identificador = '0910627868';</text:p>
          </table:table-cell>
          <table:table-cell table:number-columns-repeated="1014"/>
        </table:table-row>
        <table:table-row table:style-name="ro4">
          <table:table-cell/>
          <table:covered-table-cell table:style-name="ce402"/>
          <table:table-cell table:style-name="ce402" office:value-type="string" calcext:value-type="string">
            <text:p>PMGS</text:p>
          </table:table-cell>
          <table:table-cell table:style-name="ce405" office:value-type="string" calcext:value-type="string">
            <text:p>0907096440</text:p>
          </table:table-cell>
          <table:table-cell table:style-name="ce412" office:value-type="string" calcext:value-type="string">
            <text:p>RODRIGUEZ LAZO MARIO ERNESTO</text:p>
          </table:table-cell>
          <table:table-cell table:style-name="ce412" office:value-type="string" calcext:value-type="string">
            <text:p>UDATSVPGS</text:p>
          </table:table-cell>
          <table:table-cell table:style-name="ce304" office:value-type="string" calcext:value-type="string">
            <text:p>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132];&quot;' WHERE  identificador = '&quot;;[.D132];&quot;';&quot;)" office:value-type="string" office:string-value="UPDATE g_estructura.funcionarios SET id_area = 'UDATSVPGS' WHERE  identificador = '0907096440';" calcext:value-type="string">
            <text:p>UPDATE g_estructura.funcionarios SET id_area = 'UDATSVPGS' WHERE <text:s/>identificador = '0907096440';</text:p>
          </table:table-cell>
          <table:table-cell table:number-columns-repeated="1014"/>
        </table:table-row>
        <table:table-row table:style-name="ro4">
          <table:table-cell/>
          <table:covered-table-cell table:style-name="ce402"/>
          <table:table-cell table:style-name="ce402" office:value-type="string" calcext:value-type="string">
            <text:p>PMGS</text:p>
          </table:table-cell>
          <table:table-cell table:style-name="ce405" office:value-type="string" calcext:value-type="string">
            <text:p>0914799861</text:p>
          </table:table-cell>
          <table:table-cell table:style-name="ce412" office:value-type="string" calcext:value-type="string">
            <text:p>RUIZ PEÑAHERRERA ALBERTO ENRIQUE</text:p>
          </table:table-cell>
          <table:table-cell table:style-name="ce412" office:value-type="string" calcext:value-type="string">
            <text:p>UDATSVPGS</text:p>
          </table:table-cell>
          <table:table-cell table:style-name="ce304" office:value-type="string" calcext:value-type="string">
            <text:p>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133];&quot;' WHERE  identificador = '&quot;;[.D133];&quot;';&quot;)" office:value-type="string" office:string-value="UPDATE g_estructura.funcionarios SET id_area = 'UDATSVPGS' WHERE  identificador = '0914799861';" calcext:value-type="string">
            <text:p>UPDATE g_estructura.funcionarios SET id_area = 'UDATSVPGS' WHERE <text:s/>identificador = '0914799861';</text:p>
          </table:table-cell>
          <table:table-cell table:number-columns-repeated="1014"/>
        </table:table-row>
        <table:table-row table:style-name="ro4">
          <table:table-cell/>
          <table:covered-table-cell table:style-name="ce402"/>
          <table:table-cell table:style-name="ce402" office:value-type="string" calcext:value-type="string">
            <text:p>PMGS</text:p>
          </table:table-cell>
          <table:table-cell table:style-name="ce405" office:value-type="float" office:value="1205766353" calcext:value-type="float">
            <text:p>1205766353</text:p>
          </table:table-cell>
          <table:table-cell table:style-name="ce412" office:value-type="string" calcext:value-type="string">
            <text:p>SANCHEZ BAQUEDANO FRANKLIN ALBERTO</text:p>
          </table:table-cell>
          <table:table-cell table:style-name="ce412" office:value-type="string" calcext:value-type="string">
            <text:p>UDATSVPGS</text:p>
          </table:table-cell>
          <table:table-cell table:style-name="ce304" office:value-type="string" calcext:value-type="string">
            <text:p>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134];&quot;' WHERE  identificador = '&quot;;[.D134];&quot;';&quot;)" office:value-type="string" office:string-value="UPDATE g_estructura.funcionarios SET id_area = 'UDATSVPGS' WHERE  identificador = '1205766353';" calcext:value-type="string">
            <text:p>UPDATE g_estructura.funcionarios SET id_area = 'UDATSVPGS' WHERE <text:s/>identificador = '1205766353';</text:p>
          </table:table-cell>
          <table:table-cell table:number-columns-repeated="1014"/>
        </table:table-row>
        <table:table-row table:style-name="ro4">
          <table:table-cell/>
          <table:covered-table-cell table:style-name="ce402"/>
          <table:table-cell table:style-name="ce402" office:value-type="string" calcext:value-type="string">
            <text:p>PMGS</text:p>
          </table:table-cell>
          <table:table-cell table:style-name="ce405" office:value-type="string" calcext:value-type="string">
            <text:p>0909984668</text:p>
          </table:table-cell>
          <table:table-cell table:style-name="ce412" office:value-type="string" calcext:value-type="string">
            <text:p>SUAREZ MATIAS MARY ALEXANDRA</text:p>
          </table:table-cell>
          <table:table-cell table:style-name="ce412" office:value-type="string" calcext:value-type="string">
            <text:p>UDATSVPGS</text:p>
          </table:table-cell>
          <table:table-cell table:style-name="ce304" office:value-type="string" calcext:value-type="string">
            <text:p>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135];&quot;' WHERE  identificador = '&quot;;[.D135];&quot;';&quot;)" office:value-type="string" office:string-value="UPDATE g_estructura.funcionarios SET id_area = 'UDATSVPGS' WHERE  identificador = '0909984668';" calcext:value-type="string">
            <text:p>UPDATE g_estructura.funcionarios SET id_area = 'UDATSVPGS' WHERE <text:s/>identificador = '0909984668';</text:p>
          </table:table-cell>
          <table:table-cell table:number-columns-repeated="1014"/>
        </table:table-row>
        <table:table-row table:style-name="ro4">
          <table:table-cell/>
          <table:covered-table-cell table:style-name="ce402"/>
          <table:table-cell table:style-name="ce402" office:value-type="string" calcext:value-type="string">
            <text:p>PMGS</text:p>
          </table:table-cell>
          <table:table-cell table:style-name="ce405" office:value-type="string" calcext:value-type="string">
            <text:p>0915573299</text:p>
          </table:table-cell>
          <table:table-cell table:style-name="ce412" office:value-type="string" calcext:value-type="string">
            <text:p>SUDARIO ROMAN EDGAR ALFREDO</text:p>
          </table:table-cell>
          <table:table-cell table:style-name="ce412" office:value-type="string" calcext:value-type="string">
            <text:p>UDATSVPGS</text:p>
          </table:table-cell>
          <table:table-cell table:style-name="ce304" office:value-type="string" calcext:value-type="string">
            <text:p>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136];&quot;' WHERE  identificador = '&quot;;[.D136];&quot;';&quot;)" office:value-type="string" office:string-value="UPDATE g_estructura.funcionarios SET id_area = 'UDATSVPGS' WHERE  identificador = '0915573299';" calcext:value-type="string">
            <text:p>UPDATE g_estructura.funcionarios SET id_area = 'UDATSVPGS' WHERE <text:s/>identificador = '0915573299';</text:p>
          </table:table-cell>
          <table:table-cell table:number-columns-repeated="1014"/>
        </table:table-row>
        <table:table-row table:style-name="ro4">
          <table:table-cell/>
          <table:covered-table-cell table:style-name="ce402"/>
          <table:table-cell table:style-name="ce402" office:value-type="string" calcext:value-type="string">
            <text:p>PMGS</text:p>
          </table:table-cell>
          <table:table-cell table:style-name="ce405" office:value-type="string" calcext:value-type="string">
            <text:p>0921368254</text:p>
          </table:table-cell>
          <table:table-cell table:style-name="ce412" office:value-type="string" calcext:value-type="string">
            <text:p>VILLALBA FIGUEROA RONALD SAUL</text:p>
          </table:table-cell>
          <table:table-cell table:style-name="ce412" office:value-type="string" calcext:value-type="string">
            <text:p>UDATSVPGS</text:p>
          </table:table-cell>
          <table:table-cell table:style-name="ce304" office:value-type="string" calcext:value-type="string">
            <text:p>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137];&quot;' WHERE  identificador = '&quot;;[.D137];&quot;';&quot;)" office:value-type="string" office:string-value="UPDATE g_estructura.funcionarios SET id_area = 'UDATSVPGS' WHERE  identificador = '0921368254';" calcext:value-type="string">
            <text:p>UPDATE g_estructura.funcionarios SET id_area = 'UDATSVPGS' WHERE <text:s/>identificador = '0921368254';</text:p>
          </table:table-cell>
          <table:table-cell table:number-columns-repeated="1014"/>
        </table:table-row>
        <table:table-row table:style-name="ro4">
          <table:table-cell/>
          <table:covered-table-cell table:style-name="ce402"/>
          <table:table-cell table:style-name="ce402" office:value-type="string" calcext:value-type="string">
            <text:p>PMGS</text:p>
          </table:table-cell>
          <table:table-cell table:style-name="ce405" office:value-type="float" office:value="1204924706" calcext:value-type="float">
            <text:p>1204924706</text:p>
          </table:table-cell>
          <table:table-cell table:style-name="ce412" office:value-type="string" calcext:value-type="string">
            <text:p>VILLAMAR PALMA JUAN ANTONIO</text:p>
          </table:table-cell>
          <table:table-cell table:style-name="ce412" office:value-type="string" calcext:value-type="string">
            <text:p>UDATSVPGS</text:p>
          </table:table-cell>
          <table:table-cell table:style-name="ce304" office:value-type="string" calcext:value-type="string">
            <text:p>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138];&quot;' WHERE  identificador = '&quot;;[.D138];&quot;';&quot;)" office:value-type="string" office:string-value="UPDATE g_estructura.funcionarios SET id_area = 'UDATSVPGS' WHERE  identificador = '1204924706';" calcext:value-type="string">
            <text:p>UPDATE g_estructura.funcionarios SET id_area = 'UDATSVPGS' WHERE <text:s/>identificador = '1204924706';</text:p>
          </table:table-cell>
          <table:table-cell table:number-columns-repeated="1014"/>
        </table:table-row>
        <table:table-row table:style-name="ro4">
          <table:table-cell/>
          <table:table-cell table:style-name="ce402" office:value-type="string" calcext:value-type="string">
            <text:p>Oficina Naranjito </text:p>
          </table:table-cell>
          <table:table-cell table:style-name="ce402" office:value-type="string" calcext:value-type="string">
            <text:p>OTN12</text:p>
          </table:table-cell>
          <table:table-cell table:style-name="ce405" office:value-type="float" office:value="1203129364" calcext:value-type="float">
            <text:p>1203129364</text:p>
          </table:table-cell>
          <table:table-cell table:style-name="ce413" office:value-type="string" calcext:value-type="string">
            <text:p>MOYA RIOS WALTER MAURINO</text:p>
          </table:table-cell>
          <table:table-cell table:style-name="ce413" office:value-type="string" calcext:value-type="string">
            <text:p>UDATSVN12</text:p>
          </table:table-cell>
          <table:table-cell table:style-name="ce304" office:value-type="string" calcext:value-type="string">
            <text:p>Sanidad Vegetal</text:p>
          </table:table-cell>
          <table:table-cell table:style-name="ce313" office:value-type="string" calcext:value-type="string">
            <text:p>OTN12</text:p>
          </table:table-cell>
          <table:table-cell table:style-name="ce85" office:value-type="string" calcext:value-type="string">
            <text:p>Responsable de Oficina</text:p>
          </table:table-cell>
          <table:table-cell table:style-name="ce90" table:formula="of:=CONCATENATE(&quot;UPDATE g_estructura.funcionarios SET id_area = '&quot;;[.F139];&quot;' WHERE  identificador = '&quot;;[.D139];&quot;';&quot;)" office:value-type="string" office:string-value="UPDATE g_estructura.funcionarios SET id_area = 'UDATSVN12' WHERE  identificador = '1203129364';" calcext:value-type="string">
            <text:p>UPDATE g_estructura.funcionarios SET id_area = 'UDATSVN12' WHERE <text:s/>identificador = '1203129364';</text:p>
          </table:table-cell>
          <table:table-cell/>
          <table:table-cell table:style-name="ce90" table:formula="of:=CONCATENATE(&quot;INSERT INTO g_estructura.responsables(id_area, identificador, prioridad, responsable, activo, estado) values ('&quot;;[.H139];&quot;','&quot;;[.D139];&quot;',1,true,1,1);&quot;)" office:value-type="string" office:string-value="INSERT INTO g_estructura.responsables(id_area, identificador, prioridad, responsable, activo, estado) values ('OTN12','1203129364',1,true,1,1);" calcext:value-type="string">
            <text:p>INSERT INTO g_estructura.responsables(id_area, identificador, prioridad, responsable, activo, estado) values ('OTN12','1203129364',1,true,1,1);</text:p>
          </table:table-cell>
          <table:table-cell table:number-columns-repeated="1012"/>
        </table:table-row>
        <table:table-row table:style-name="ro4">
          <table:table-cell/>
          <table:table-cell table:style-name="ce418" office:value-type="string" calcext:value-type="string">
            <text:p>Oficina Yaguachi</text:p>
          </table:table-cell>
          <table:table-cell table:style-name="ce418" office:value-type="string" calcext:value-type="string">
            <text:p>OTY12</text:p>
          </table:table-cell>
          <table:table-cell table:style-name="ce405" office:value-type="string" calcext:value-type="string">
            <text:p>0919106096</text:p>
          </table:table-cell>
          <table:table-cell table:style-name="ce413" office:value-type="string" calcext:value-type="string">
            <text:p>ORTIZ CHIRIGUAYA JOSE JAVIER</text:p>
          </table:table-cell>
          <table:table-cell table:style-name="ce413" office:value-type="string" calcext:value-type="string">
            <text:p>UDATSVY12</text:p>
          </table:table-cell>
          <table:table-cell table:style-name="ce304" office:value-type="string" calcext:value-type="string">
            <text:p>Sanidad Vegetal</text:p>
          </table:table-cell>
          <table:table-cell table:style-name="ce313" office:value-type="string" calcext:value-type="string">
            <text:p>OTY12</text:p>
          </table:table-cell>
          <table:table-cell table:style-name="ce85" office:value-type="string" calcext:value-type="string">
            <text:p>Responsable de Oficina</text:p>
          </table:table-cell>
          <table:table-cell table:style-name="ce90" table:formula="of:=CONCATENATE(&quot;UPDATE g_estructura.funcionarios SET id_area = '&quot;;[.F140];&quot;' WHERE  identificador = '&quot;;[.D140];&quot;';&quot;)" office:value-type="string" office:string-value="UPDATE g_estructura.funcionarios SET id_area = 'UDATSVY12' WHERE  identificador = '0919106096';" calcext:value-type="string">
            <text:p>UPDATE g_estructura.funcionarios SET id_area = 'UDATSVY12' WHERE <text:s/>identificador = '0919106096';</text:p>
          </table:table-cell>
          <table:table-cell/>
          <table:table-cell table:style-name="ce90" table:formula="of:=CONCATENATE(&quot;INSERT INTO g_estructura.responsables(id_area, identificador, prioridad, responsable, activo, estado) values ('&quot;;[.H140];&quot;','&quot;;[.D140];&quot;',1,true,1,1);&quot;)" office:value-type="string" office:string-value="INSERT INTO g_estructura.responsables(id_area, identificador, prioridad, responsable, activo, estado) values ('OTY12','0919106096',1,true,1,1);" calcext:value-type="string">
            <text:p>INSERT INTO g_estructura.responsables(id_area, identificador, prioridad, responsable, activo, estado) values ('OTY12','0919106096',1,true,1,1);</text:p>
          </table:table-cell>
          <table:table-cell table:number-columns-repeated="1012"/>
        </table:table-row>
        <table:table-row table:style-name="ro4">
          <table:table-cell/>
          <table:table-cell table:style-name="ce403" office:value-type="string" calcext:value-type="string" table:number-columns-spanned="1" table:number-rows-spanned="2">
            <text:p>Oficina El Empalme</text:p>
          </table:table-cell>
          <table:table-cell table:style-name="ce403" office:value-type="string" calcext:value-type="string">
            <text:p>OTEE12</text:p>
          </table:table-cell>
          <table:table-cell table:style-name="ce405" office:value-type="float" office:value="1204425852" calcext:value-type="float">
            <text:p>1204425852</text:p>
          </table:table-cell>
          <table:table-cell table:style-name="ce413" office:value-type="string" calcext:value-type="string">
            <text:p>CEDEÑO VERA BRAULIO ESTUARDO</text:p>
          </table:table-cell>
          <table:table-cell table:style-name="ce413" office:value-type="string" calcext:value-type="string">
            <text:p>UDATSVE12</text:p>
          </table:table-cell>
          <table:table-cell table:style-name="ce304" office:value-type="string" calcext:value-type="string">
            <text:p>Sanidad Vegetal</text:p>
          </table:table-cell>
          <table:table-cell table:style-name="ce313" office:value-type="string" calcext:value-type="string">
            <text:p>OTEE12</text:p>
          </table:table-cell>
          <table:table-cell table:style-name="ce85" office:value-type="string" calcext:value-type="string">
            <text:p>Responsable de Oficina</text:p>
          </table:table-cell>
          <table:table-cell table:style-name="ce90" table:formula="of:=CONCATENATE(&quot;UPDATE g_estructura.funcionarios SET id_area = '&quot;;[.F141];&quot;' WHERE  identificador = '&quot;;[.D141];&quot;';&quot;)" office:value-type="string" office:string-value="UPDATE g_estructura.funcionarios SET id_area = 'UDATSVE12' WHERE  identificador = '1204425852';" calcext:value-type="string">
            <text:p>UPDATE g_estructura.funcionarios SET id_area = 'UDATSVE12' WHERE <text:s/>identificador = '1204425852';</text:p>
          </table:table-cell>
          <table:table-cell/>
          <table:table-cell table:style-name="ce90" table:formula="of:=CONCATENATE(&quot;INSERT INTO g_estructura.responsables(id_area, identificador, prioridad, responsable, activo, estado) values ('&quot;;[.H141];&quot;','&quot;;[.D141];&quot;',1,true,1,1);&quot;)" office:value-type="string" office:string-value="INSERT INTO g_estructura.responsables(id_area, identificador, prioridad, responsable, activo, estado) values ('OTEE12','1204425852',1,true,1,1);" calcext:value-type="string">
            <text:p>INSERT INTO g_estructura.responsables(id_area, identificador, prioridad, responsable, activo, estado) values ('OTEE12','1204425852',1,true,1,1);</text:p>
          </table:table-cell>
          <table:table-cell table:number-columns-repeated="1012"/>
        </table:table-row>
        <table:table-row table:style-name="ro4">
          <table:table-cell/>
          <table:covered-table-cell table:style-name="ce403"/>
          <table:table-cell table:style-name="ce403" office:value-type="string" calcext:value-type="string">
            <text:p>OTEE12</text:p>
          </table:table-cell>
          <table:table-cell table:style-name="ce424" office:value-type="float" office:value="1311130122" calcext:value-type="float">
            <text:p>1311130122</text:p>
          </table:table-cell>
          <table:table-cell table:style-name="ce415" office:value-type="string" calcext:value-type="string">
            <text:p>ARIAS CELA KELVIN MANUEL</text:p>
          </table:table-cell>
          <table:table-cell table:style-name="ce415" office:value-type="string" calcext:value-type="string">
            <text:p>UDATSVE12</text:p>
          </table:table-cell>
          <table:table-cell table:style-name="ce312" office:value-type="string" calcext:value-type="string">
            <text:p>Sanidad Vegetal</text:p>
          </table:table-cell>
          <table:table-cell table:style-name="ce312"/>
          <table:table-cell/>
          <table:table-cell table:style-name="ce90" table:formula="of:=CONCATENATE(&quot;UPDATE g_estructura.funcionarios SET id_area = '&quot;;[.F142];&quot;' WHERE  identificador = '&quot;;[.D142];&quot;';&quot;)" office:value-type="string" office:string-value="UPDATE g_estructura.funcionarios SET id_area = 'UDATSVE12' WHERE  identificador = '1311130122';" calcext:value-type="string">
            <text:p>UPDATE g_estructura.funcionarios SET id_area = 'UDATSVE12' WHERE <text:s/>identificador = '1311130122';</text:p>
          </table:table-cell>
          <table:table-cell table:number-columns-repeated="1014"/>
        </table:table-row>
        <table:table-row table:style-name="ro4">
          <table:table-cell table:number-columns-repeated="9"/>
          <table:table-cell table:style-name="ce90"/>
          <table:table-cell table:number-columns-repeated="1014"/>
        </table:table-row>
        <table:table-row table:style-name="ro11">
          <table:table-cell/>
          <table:table-cell table:style-name="ce92" office:value-type="string" calcext:value-type="string" table:number-columns-spanned="6" table:number-rows-spanned="1">
            <text:p>DIRECCIÓN DISTRITAL Y ARTICULACIÓN TERRITORIAL SANTA ELENA <text:s text:c="3"/>DD13</text:p>
          </table:table-cell>
          <table:covered-table-cell table:style-name="ce92"/>
          <table:covered-table-cell table:style-name="ce107"/>
          <table:covered-table-cell table:number-columns-repeated="2" table:style-name="ce121"/>
          <table:covered-table-cell table:style-name="ce300"/>
          <table:table-cell table:style-name="ce300"/>
          <table:table-cell/>
          <table:table-cell table:style-name="ce90"/>
          <table:table-cell table:number-columns-repeated="1014"/>
        </table:table-row>
        <table:table-row table:style-name="ro11">
          <table:table-cell/>
          <table:table-cell table:style-name="ce93" office:value-type="string" calcext:value-type="string">
            <text:p>OFICINA</text:p>
          </table:table-cell>
          <table:table-cell table:style-name="ce93"/>
          <table:table-cell table:style-name="ce108" office:value-type="string" calcext:value-type="string">
            <text:p>CEDULA</text:p>
          </table:table-cell>
          <table:table-cell table:style-name="ce122" office:value-type="string" calcext:value-type="string">
            <text:p>PERSONAL Y ÁREA</text:p>
          </table:table-cell>
          <table:table-cell table:style-name="ce122"/>
          <table:table-cell table:style-name="ce301" office:value-type="string" calcext:value-type="string">
            <text:p>AREA</text:p>
          </table:table-cell>
          <table:table-cell table:style-name="ce301"/>
          <table:table-cell/>
          <table:table-cell table:style-name="ce90"/>
          <table:table-cell table:number-columns-repeated="1014"/>
        </table:table-row>
        <table:table-row table:style-name="ro4">
          <table:table-cell/>
          <table:table-cell table:style-name="ce400" office:value-type="string" calcext:value-type="string" table:number-columns-spanned="1" table:number-rows-spanned="16">
            <text:p>Oficina Santa Elena</text:p>
          </table:table-cell>
          <table:table-cell table:style-name="ce400" office:value-type="string" calcext:value-type="string">
            <text:p>OTSE</text:p>
          </table:table-cell>
          <table:table-cell table:style-name="ce404" office:value-type="float" office:value="2300063266" calcext:value-type="float">
            <text:p>2300063266</text:p>
          </table:table-cell>
          <table:table-cell table:style-name="ce411" office:value-type="string" calcext:value-type="string">
            <text:p>ANDRADE GUAMAN CESAR IVAN</text:p>
          </table:table-cell>
          <table:table-cell table:style-name="ce411" office:value-type="string" calcext:value-type="string">
            <text:p>UDAFSE</text:p>
          </table:table-cell>
          <table:table-cell table:style-name="ce302" office:value-type="string" calcext:value-type="string">
            <text:p>Administrativa Financiera</text:p>
          </table:table-cell>
          <table:table-cell table:style-name="ce302"/>
          <table:table-cell/>
          <table:table-cell table:style-name="ce90" table:formula="of:=CONCATENATE(&quot;UPDATE g_estructura.funcionarios SET id_area = '&quot;;[.F146];&quot;' WHERE  identificador = '&quot;;[.D146];&quot;';&quot;)" office:value-type="string" office:string-value="UPDATE g_estructura.funcionarios SET id_area = 'UDAFSE' WHERE  identificador = '2300063266';" calcext:value-type="string">
            <text:p>UPDATE g_estructura.funcionarios SET id_area = 'UDAFSE' WHERE <text:s/>identificador = '2300063266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0" office:value-type="string" calcext:value-type="string">
            <text:p>OTSE</text:p>
          </table:table-cell>
          <table:table-cell table:style-name="ce405" office:value-type="string" calcext:value-type="string">
            <text:p>0924683311</text:p>
          </table:table-cell>
          <table:table-cell table:style-name="ce412" office:value-type="string" calcext:value-type="string">
            <text:p>BAZAN ROSALES SILVIA VICTORIA</text:p>
          </table:table-cell>
          <table:table-cell table:style-name="ce412" office:value-type="string" calcext:value-type="string">
            <text:p>UDAFSE</text:p>
          </table:table-cell>
          <table:table-cell table:style-name="ce304" office:value-type="string" calcext:value-type="string">
            <text:p>Administrativa Financiera</text:p>
          </table:table-cell>
          <table:table-cell table:style-name="ce304"/>
          <table:table-cell/>
          <table:table-cell table:style-name="ce90" table:formula="of:=CONCATENATE(&quot;UPDATE g_estructura.funcionarios SET id_area = '&quot;;[.F147];&quot;' WHERE  identificador = '&quot;;[.D147];&quot;';&quot;)" office:value-type="string" office:string-value="UPDATE g_estructura.funcionarios SET id_area = 'UDAFSE' WHERE  identificador = '0924683311';" calcext:value-type="string">
            <text:p>UPDATE g_estructura.funcionarios SET id_area = 'UDAFSE' WHERE <text:s/>identificador = '0924683311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0" office:value-type="string" calcext:value-type="string">
            <text:p>OTSE</text:p>
          </table:table-cell>
          <table:table-cell table:style-name="ce405" office:value-type="string" calcext:value-type="string">
            <text:p>0919719260</text:p>
          </table:table-cell>
          <table:table-cell table:style-name="ce412" office:value-type="string" calcext:value-type="string">
            <text:p>BORBOR SANTOS SANDRA MONICA</text:p>
          </table:table-cell>
          <table:table-cell table:style-name="ce412" office:value-type="string" calcext:value-type="string">
            <text:p>UDAFSE</text:p>
          </table:table-cell>
          <table:table-cell table:style-name="ce304" office:value-type="string" calcext:value-type="string">
            <text:p>Administrativa Financiera</text:p>
          </table:table-cell>
          <table:table-cell table:style-name="ce304"/>
          <table:table-cell/>
          <table:table-cell table:style-name="ce90" table:formula="of:=CONCATENATE(&quot;UPDATE g_estructura.funcionarios SET id_area = '&quot;;[.F148];&quot;' WHERE  identificador = '&quot;;[.D148];&quot;';&quot;)" office:value-type="string" office:string-value="UPDATE g_estructura.funcionarios SET id_area = 'UDAFSE' WHERE  identificador = '0919719260';" calcext:value-type="string">
            <text:p>UPDATE g_estructura.funcionarios SET id_area = 'UDAFSE' WHERE <text:s/>identificador = '0919719260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0" office:value-type="string" calcext:value-type="string">
            <text:p>OTSE</text:p>
          </table:table-cell>
          <table:table-cell table:style-name="ce405" office:value-type="string" calcext:value-type="string">
            <text:p>0905835757</text:p>
          </table:table-cell>
          <table:table-cell table:style-name="ce413" office:value-type="string" calcext:value-type="string">
            <text:p>CHIQUITO FREIRE MARIO GALO</text:p>
          </table:table-cell>
          <table:table-cell table:style-name="ce413" office:value-type="string" calcext:value-type="string">
            <text:p>DD13</text:p>
          </table:table-cell>
          <table:table-cell table:style-name="ce304" office:value-type="string" calcext:value-type="string">
            <text:p>DIRECCION DISTRITAL TIPO B</text:p>
          </table:table-cell>
          <table:table-cell table:style-name="ce304" office:value-type="string" calcext:value-type="string">
            <text:p>DD13</text:p>
          </table:table-cell>
          <table:table-cell table:style-name="ce83" office:value-type="string" calcext:value-type="string">
            <text:p>RESPONSABLE DE PROVINCIA</text:p>
          </table:table-cell>
          <table:table-cell table:style-name="ce90" table:formula="of:=CONCATENATE(&quot;UPDATE g_estructura.funcionarios SET id_area = '&quot;;[.F149];&quot;' WHERE  identificador = '&quot;;[.D149];&quot;';&quot;)" office:value-type="string" office:string-value="UPDATE g_estructura.funcionarios SET id_area = 'DD13' WHERE  identificador = '0905835757';" calcext:value-type="string">
            <text:p>UPDATE g_estructura.funcionarios SET id_area = 'DD13' WHERE <text:s/>identificador = '0905835757';</text:p>
          </table:table-cell>
          <table:table-cell/>
          <table:table-cell table:style-name="ce90" table:formula="of:=CONCATENATE(&quot;INSERT INTO g_estructura.responsables(id_area, identificador, prioridad, responsable, activo, estado) values ('&quot;;[.H149];&quot;','&quot;;[.D149];&quot;',1,true,1,1);&quot;)" office:value-type="string" office:string-value="INSERT INTO g_estructura.responsables(id_area, identificador, prioridad, responsable, activo, estado) values ('DD13','0905835757',1,true,1,1);" calcext:value-type="string">
            <text:p>INSERT INTO g_estructura.responsables(id_area, identificador, prioridad, responsable, activo, estado) values ('DD13','0905835757',1,true,1,1);</text:p>
          </table:table-cell>
          <table:table-cell table:number-columns-repeated="1012"/>
        </table:table-row>
        <table:table-row table:style-name="ro4">
          <table:table-cell/>
          <table:covered-table-cell table:style-name="ce401"/>
          <table:table-cell table:style-name="ce400" office:value-type="string" calcext:value-type="string">
            <text:p>OTSE</text:p>
          </table:table-cell>
          <table:table-cell table:style-name="ce405" office:value-type="string" calcext:value-type="string">
            <text:p>0919791384</text:p>
          </table:table-cell>
          <table:table-cell table:style-name="ce412" office:value-type="string" calcext:value-type="string">
            <text:p>DE LA A SALINAS JOFFRE GUILLERMO</text:p>
          </table:table-cell>
          <table:table-cell table:style-name="ce412" office:value-type="string" calcext:value-type="string">
            <text:p>UDSVSE</text:p>
          </table:table-cell>
          <table:table-cell table:style-name="ce304" office:value-type="string" calcext:value-type="string">
            <text:p>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150];&quot;' WHERE  identificador = '&quot;;[.D150];&quot;';&quot;)" office:value-type="string" office:string-value="UPDATE g_estructura.funcionarios SET id_area = 'UDSVSE' WHERE  identificador = '0919791384';" calcext:value-type="string">
            <text:p>UPDATE g_estructura.funcionarios SET id_area = 'UDSVSE' WHERE <text:s/>identificador = '0919791384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0" office:value-type="string" calcext:value-type="string">
            <text:p>OTSE</text:p>
          </table:table-cell>
          <table:table-cell table:style-name="ce405" office:value-type="string" calcext:value-type="string">
            <text:p>0925080657</text:p>
          </table:table-cell>
          <table:table-cell table:style-name="ce412" office:value-type="string" calcext:value-type="string">
            <text:p>DOMINGUEZ RODRIGUEZ GIANI EMANUEL</text:p>
          </table:table-cell>
          <table:table-cell table:style-name="ce412" office:value-type="string" calcext:value-type="string">
            <text:p>UDSVSE</text:p>
          </table:table-cell>
          <table:table-cell table:style-name="ce304" office:value-type="string" calcext:value-type="string">
            <text:p>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151];&quot;' WHERE  identificador = '&quot;;[.D151];&quot;';&quot;)" office:value-type="string" office:string-value="UPDATE g_estructura.funcionarios SET id_area = 'UDSVSE' WHERE  identificador = '0925080657';" calcext:value-type="string">
            <text:p>UPDATE g_estructura.funcionarios SET id_area = 'UDSVSE' WHERE <text:s/>identificador = '0925080657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0" office:value-type="string" calcext:value-type="string">
            <text:p>OTSE</text:p>
          </table:table-cell>
          <table:table-cell table:style-name="ce405" office:value-type="string" calcext:value-type="string">
            <text:p>0923823892</text:p>
          </table:table-cell>
          <table:table-cell table:style-name="ce412" office:value-type="string" calcext:value-type="string">
            <text:p>GONZALEZ ASENCIO MARIA FERNANDA</text:p>
          </table:table-cell>
          <table:table-cell table:style-name="ce412" office:value-type="string" calcext:value-type="string">
            <text:p>UDSVSE</text:p>
          </table:table-cell>
          <table:table-cell table:style-name="ce304" office:value-type="string" calcext:value-type="string">
            <text:p>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152];&quot;' WHERE  identificador = '&quot;;[.D152];&quot;';&quot;)" office:value-type="string" office:string-value="UPDATE g_estructura.funcionarios SET id_area = 'UDSVSE' WHERE  identificador = '0923823892';" calcext:value-type="string">
            <text:p>UPDATE g_estructura.funcionarios SET id_area = 'UDSVSE' WHERE <text:s/>identificador = '0923823892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0" office:value-type="string" calcext:value-type="string">
            <text:p>OTSE</text:p>
          </table:table-cell>
          <table:table-cell table:style-name="ce405" office:value-type="string" calcext:value-type="string">
            <text:p>0924297732</text:p>
          </table:table-cell>
          <table:table-cell table:style-name="ce412" office:value-type="string" calcext:value-type="string">
            <text:p>JIMENEZ CABELLO MARITZA VIRGINIA</text:p>
          </table:table-cell>
          <table:table-cell table:style-name="ce412" office:value-type="string" calcext:value-type="string">
            <text:p>UDRIASE</text:p>
          </table:table-cell>
          <table:table-cell table:style-name="ce304" office:value-type="string" calcext:value-type="string">
            <text:p>Registro de Insumos Agropecuarios</text:p>
          </table:table-cell>
          <table:table-cell table:style-name="ce304"/>
          <table:table-cell/>
          <table:table-cell table:style-name="ce90" table:formula="of:=CONCATENATE(&quot;UPDATE g_estructura.funcionarios SET id_area = '&quot;;[.F153];&quot;' WHERE  identificador = '&quot;;[.D153];&quot;';&quot;)" office:value-type="string" office:string-value="UPDATE g_estructura.funcionarios SET id_area = 'UDRIASE' WHERE  identificador = '0924297732';" calcext:value-type="string">
            <text:p>UPDATE g_estructura.funcionarios SET id_area = 'UDRIASE' WHERE <text:s/>identificador = '0924297732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0" office:value-type="string" calcext:value-type="string">
            <text:p>OTSE</text:p>
          </table:table-cell>
          <table:table-cell table:style-name="ce405" office:value-type="string" calcext:value-type="string">
            <text:p>0918279480</text:p>
          </table:table-cell>
          <table:table-cell table:style-name="ce412" office:value-type="string" calcext:value-type="string">
            <text:p>LEON OVIEDO HENRY FELIPE</text:p>
          </table:table-cell>
          <table:table-cell table:style-name="ce412" office:value-type="string" calcext:value-type="string">
            <text:p>UDIASE</text:p>
          </table:table-cell>
          <table:table-cell table:style-name="ce304" office:value-type="string" calcext:value-type="string">
            <text:p>Inocuidad de Alimentos </text:p>
          </table:table-cell>
          <table:table-cell table:style-name="ce304"/>
          <table:table-cell/>
          <table:table-cell table:style-name="ce90" table:formula="of:=CONCATENATE(&quot;UPDATE g_estructura.funcionarios SET id_area = '&quot;;[.F154];&quot;' WHERE  identificador = '&quot;;[.D154];&quot;';&quot;)" office:value-type="string" office:string-value="UPDATE g_estructura.funcionarios SET id_area = 'UDIASE' WHERE  identificador = '0918279480';" calcext:value-type="string">
            <text:p>UPDATE g_estructura.funcionarios SET id_area = 'UDIASE' WHERE <text:s/>identificador = '0918279480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0" office:value-type="string" calcext:value-type="string">
            <text:p>OTSE</text:p>
          </table:table-cell>
          <table:table-cell table:style-name="ce405" office:value-type="string" calcext:value-type="string">
            <text:p>0916187354</text:p>
          </table:table-cell>
          <table:table-cell table:style-name="ce412" office:value-type="string" calcext:value-type="string">
            <text:p>LOPEZ JIJON FATIMA DEL ROCIO</text:p>
          </table:table-cell>
          <table:table-cell table:style-name="ce412" office:value-type="string" calcext:value-type="string">
            <text:p>UDSASE</text:p>
          </table:table-cell>
          <table:table-cell table:style-name="ce304" office:value-type="string" calcext:value-type="string">
            <text:p>Sanidad Animal</text:p>
          </table:table-cell>
          <table:table-cell table:style-name="ce304"/>
          <table:table-cell/>
          <table:table-cell table:style-name="ce90" table:formula="of:=CONCATENATE(&quot;UPDATE g_estructura.funcionarios SET id_area = '&quot;;[.F155];&quot;' WHERE  identificador = '&quot;;[.D155];&quot;';&quot;)" office:value-type="string" office:string-value="UPDATE g_estructura.funcionarios SET id_area = 'UDSASE' WHERE  identificador = '0916187354';" calcext:value-type="string">
            <text:p>UPDATE g_estructura.funcionarios SET id_area = 'UDSASE' WHERE <text:s/>identificador = '0916187354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0" office:value-type="string" calcext:value-type="string">
            <text:p>OTSE</text:p>
          </table:table-cell>
          <table:table-cell table:style-name="ce405" office:value-type="string" calcext:value-type="string">
            <text:p>0924685050</text:p>
          </table:table-cell>
          <table:table-cell table:style-name="ce412" office:value-type="string" calcext:value-type="string">
            <text:p>ORTEGA POZO CARLOS MANUEL</text:p>
          </table:table-cell>
          <table:table-cell table:style-name="ce412" office:value-type="string" calcext:value-type="string">
            <text:p>UDAFSE</text:p>
          </table:table-cell>
          <table:table-cell table:style-name="ce304" office:value-type="string" calcext:value-type="string">
            <text:p>Administrativa Financiera</text:p>
          </table:table-cell>
          <table:table-cell table:style-name="ce304"/>
          <table:table-cell/>
          <table:table-cell table:style-name="ce90" table:formula="of:=CONCATENATE(&quot;UPDATE g_estructura.funcionarios SET id_area = '&quot;;[.F156];&quot;' WHERE  identificador = '&quot;;[.D156];&quot;';&quot;)" office:value-type="string" office:string-value="UPDATE g_estructura.funcionarios SET id_area = 'UDAFSE' WHERE  identificador = '0924685050';" calcext:value-type="string">
            <text:p>UPDATE g_estructura.funcionarios SET id_area = 'UDAFSE' WHERE <text:s/>identificador = '0924685050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0" office:value-type="string" calcext:value-type="string">
            <text:p>OTSE</text:p>
          </table:table-cell>
          <table:table-cell table:style-name="ce405" office:value-type="string" calcext:value-type="string">
            <text:p>0922691845</text:p>
          </table:table-cell>
          <table:table-cell table:style-name="ce412" office:value-type="string" calcext:value-type="string">
            <text:p>PANCHANA SUAREZ DENISSE PAOLA</text:p>
          </table:table-cell>
          <table:table-cell table:style-name="ce412" office:value-type="string" calcext:value-type="string">
            <text:p>UDSVSE</text:p>
          </table:table-cell>
          <table:table-cell table:style-name="ce304" office:value-type="string" calcext:value-type="string">
            <text:p>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157];&quot;' WHERE  identificador = '&quot;;[.D157];&quot;';&quot;)" office:value-type="string" office:string-value="UPDATE g_estructura.funcionarios SET id_area = 'UDSVSE' WHERE  identificador = '0922691845';" calcext:value-type="string">
            <text:p>UPDATE g_estructura.funcionarios SET id_area = 'UDSVSE' WHERE <text:s/>identificador = '0922691845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0" office:value-type="string" calcext:value-type="string">
            <text:p>OTSE</text:p>
          </table:table-cell>
          <table:table-cell table:style-name="ce405" office:value-type="string" calcext:value-type="string">
            <text:p>0922691829</text:p>
          </table:table-cell>
          <table:table-cell table:style-name="ce412" office:value-type="string" calcext:value-type="string">
            <text:p>PANCHANA SUAREZ VANESSA FERNANDA</text:p>
          </table:table-cell>
          <table:table-cell table:style-name="ce412" office:value-type="string" calcext:value-type="string">
            <text:p>UDSASE</text:p>
          </table:table-cell>
          <table:table-cell table:style-name="ce304" office:value-type="string" calcext:value-type="string">
            <text:p>Sanidad Animal</text:p>
          </table:table-cell>
          <table:table-cell table:style-name="ce304"/>
          <table:table-cell/>
          <table:table-cell table:style-name="ce90" table:formula="of:=CONCATENATE(&quot;UPDATE g_estructura.funcionarios SET id_area = '&quot;;[.F158];&quot;' WHERE  identificador = '&quot;;[.D158];&quot;';&quot;)" office:value-type="string" office:string-value="UPDATE g_estructura.funcionarios SET id_area = 'UDSASE' WHERE  identificador = '0922691829';" calcext:value-type="string">
            <text:p>UPDATE g_estructura.funcionarios SET id_area = 'UDSASE' WHERE <text:s/>identificador = '0922691829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0" office:value-type="string" calcext:value-type="string">
            <text:p>OTSE</text:p>
          </table:table-cell>
          <table:table-cell table:style-name="ce405" office:value-type="string" calcext:value-type="string">
            <text:p>0924292006</text:p>
          </table:table-cell>
          <table:table-cell table:style-name="ce412" office:value-type="string" calcext:value-type="string">
            <text:p>REYES MORENO EMMA RAQUEL</text:p>
          </table:table-cell>
          <table:table-cell table:style-name="ce412" office:value-type="string" calcext:value-type="string">
            <text:p>UDSASE</text:p>
          </table:table-cell>
          <table:table-cell table:style-name="ce304" office:value-type="string" calcext:value-type="string">
            <text:p>Sanidad Animal</text:p>
          </table:table-cell>
          <table:table-cell table:style-name="ce304"/>
          <table:table-cell/>
          <table:table-cell table:style-name="ce90" table:formula="of:=CONCATENATE(&quot;UPDATE g_estructura.funcionarios SET id_area = '&quot;;[.F159];&quot;' WHERE  identificador = '&quot;;[.D159];&quot;';&quot;)" office:value-type="string" office:string-value="UPDATE g_estructura.funcionarios SET id_area = 'UDSASE' WHERE  identificador = '0924292006';" calcext:value-type="string">
            <text:p>UPDATE g_estructura.funcionarios SET id_area = 'UDSASE' WHERE <text:s/>identificador = '0924292006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0" office:value-type="string" calcext:value-type="string">
            <text:p>OTSE</text:p>
          </table:table-cell>
          <table:table-cell table:style-name="ce405" office:value-type="string" calcext:value-type="string">
            <text:p>0918176124</text:p>
          </table:table-cell>
          <table:table-cell table:style-name="ce412" office:value-type="string" calcext:value-type="string">
            <text:p>RODRIGUEZ LOOR MARIELA AGUSTINA</text:p>
          </table:table-cell>
          <table:table-cell table:style-name="ce412" office:value-type="string" calcext:value-type="string">
            <text:p>UDAFSE</text:p>
          </table:table-cell>
          <table:table-cell table:style-name="ce304" office:value-type="string" calcext:value-type="string">
            <text:p>Administrativa Financiera</text:p>
          </table:table-cell>
          <table:table-cell table:style-name="ce304"/>
          <table:table-cell/>
          <table:table-cell table:style-name="ce90" table:formula="of:=CONCATENATE(&quot;UPDATE g_estructura.funcionarios SET id_area = '&quot;;[.F160];&quot;' WHERE  identificador = '&quot;;[.D160];&quot;';&quot;)" office:value-type="string" office:string-value="UPDATE g_estructura.funcionarios SET id_area = 'UDAFSE' WHERE  identificador = '0918176124';" calcext:value-type="string">
            <text:p>UPDATE g_estructura.funcionarios SET id_area = 'UDAFSE' WHERE <text:s/>identificador = '0918176124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0" office:value-type="string" calcext:value-type="string">
            <text:p>OTSE</text:p>
          </table:table-cell>
          <table:table-cell table:style-name="ce405" office:value-type="string" calcext:value-type="string">
            <text:p>0919649178</text:p>
          </table:table-cell>
          <table:table-cell table:style-name="ce412" office:value-type="string" calcext:value-type="string">
            <text:p>SOLEDISPA YEPEZ JOSE NEY</text:p>
          </table:table-cell>
          <table:table-cell table:style-name="ce412" office:value-type="string" calcext:value-type="string">
            <text:p>UDSASE</text:p>
          </table:table-cell>
          <table:table-cell table:style-name="ce304" office:value-type="string" calcext:value-type="string">
            <text:p>Sanidad Animal</text:p>
          </table:table-cell>
          <table:table-cell table:style-name="ce304"/>
          <table:table-cell/>
          <table:table-cell table:style-name="ce90" table:formula="of:=CONCATENATE(&quot;UPDATE g_estructura.funcionarios SET id_area = '&quot;;[.F161];&quot;' WHERE  identificador = '&quot;;[.D161];&quot;';&quot;)" office:value-type="string" office:string-value="UPDATE g_estructura.funcionarios SET id_area = 'UDSASE' WHERE  identificador = '0919649178';" calcext:value-type="string">
            <text:p>UPDATE g_estructura.funcionarios SET id_area = 'UDSASE' WHERE <text:s/>identificador = '0919649178';</text:p>
          </table:table-cell>
          <table:table-cell table:number-columns-repeated="1014"/>
        </table:table-row>
        <table:table-row table:style-name="ro4">
          <table:table-cell/>
          <table:table-cell table:style-name="ce403" office:value-type="string" calcext:value-type="string">
            <text:p>Camper Santa Elena</text:p>
          </table:table-cell>
          <table:table-cell table:style-name="ce403" office:value-type="string" calcext:value-type="string">
            <text:p>CSE13</text:p>
          </table:table-cell>
          <table:table-cell table:style-name="ce407" office:value-type="string" calcext:value-type="string">
            <text:p>0926465097</text:p>
          </table:table-cell>
          <table:table-cell table:style-name="ce415" office:value-type="string" calcext:value-type="string">
            <text:p>REYES RODRIGUEZ JUNIOR DANIEL</text:p>
          </table:table-cell>
          <table:table-cell table:style-name="ce415" office:value-type="string" calcext:value-type="string">
            <text:p>UDSVE13</text:p>
          </table:table-cell>
          <table:table-cell table:style-name="ce312" office:value-type="string" calcext:value-type="string">
            <text:p>Sanidad Vegetal</text:p>
          </table:table-cell>
          <table:table-cell table:style-name="ce312"/>
          <table:table-cell/>
          <table:table-cell table:style-name="ce90" table:formula="of:=CONCATENATE(&quot;UPDATE g_estructura.funcionarios SET id_area = '&quot;;[.F162];&quot;' WHERE  identificador = '&quot;;[.D162];&quot;';&quot;)" office:value-type="string" office:string-value="UPDATE g_estructura.funcionarios SET id_area = 'UDSVE13' WHERE  identificador = '0926465097';" calcext:value-type="string">
            <text:p>UPDATE g_estructura.funcionarios SET id_area = 'UDSVE13' WHERE <text:s/>identificador = '0926465097';</text:p>
          </table:table-cell>
          <table:table-cell table:number-columns-repeated="1014"/>
        </table:table-row>
        <table:table-row table:style-name="ro4">
          <table:table-cell table:number-columns-repeated="9"/>
          <table:table-cell table:style-name="ce90"/>
          <table:table-cell table:number-columns-repeated="1014"/>
        </table:table-row>
        <table:table-row table:style-name="ro11">
          <table:table-cell/>
          <table:table-cell table:style-name="ce92" office:value-type="string" calcext:value-type="string" table:number-columns-spanned="6" table:number-rows-spanned="1">
            <text:p>DIRECCIÓN DISTRITAL Y ARTICULACIÓN TERRITORIAL LOS RÍOS <text:s text:c="3"/>DD11</text:p>
          </table:table-cell>
          <table:covered-table-cell table:style-name="ce92"/>
          <table:covered-table-cell table:style-name="ce107"/>
          <table:covered-table-cell table:number-columns-repeated="2" table:style-name="ce121"/>
          <table:covered-table-cell table:style-name="ce300"/>
          <table:table-cell table:style-name="ce300"/>
          <table:table-cell/>
          <table:table-cell table:style-name="ce90"/>
          <table:table-cell table:number-columns-repeated="1014"/>
        </table:table-row>
        <table:table-row table:style-name="ro11">
          <table:table-cell/>
          <table:table-cell table:style-name="ce93" office:value-type="string" calcext:value-type="string">
            <text:p>OFICINA</text:p>
          </table:table-cell>
          <table:table-cell table:style-name="ce93"/>
          <table:table-cell table:style-name="ce108" office:value-type="string" calcext:value-type="string">
            <text:p>CEDULA</text:p>
          </table:table-cell>
          <table:table-cell table:style-name="ce122" office:value-type="string" calcext:value-type="string">
            <text:p>PERSONAL Y ÁREA</text:p>
          </table:table-cell>
          <table:table-cell table:style-name="ce122"/>
          <table:table-cell table:style-name="ce301" office:value-type="string" calcext:value-type="string">
            <text:p>AREA</text:p>
          </table:table-cell>
          <table:table-cell table:style-name="ce301"/>
          <table:table-cell/>
          <table:table-cell table:style-name="ce90"/>
          <table:table-cell table:number-columns-repeated="1014"/>
        </table:table-row>
        <table:table-row table:style-name="ro4">
          <table:table-cell/>
          <table:table-cell table:style-name="ce419" office:value-type="string" calcext:value-type="string" table:number-columns-spanned="1" table:number-rows-spanned="16">
            <text:p>Oficina Quevedo</text:p>
          </table:table-cell>
          <table:table-cell table:style-name="ce419" office:value-type="string" calcext:value-type="string">
            <text:p>OTQ11</text:p>
          </table:table-cell>
          <table:table-cell table:style-name="ce404" office:value-type="float" office:value="1720661956" calcext:value-type="float">
            <text:p>1720661956</text:p>
          </table:table-cell>
          <table:table-cell table:style-name="ce411" office:value-type="string" calcext:value-type="string">
            <text:p>ALVAREZ GALARZA DANILO DANIEL</text:p>
          </table:table-cell>
          <table:table-cell table:style-name="ce411" office:value-type="string" calcext:value-type="string">
            <text:p>UDSVQ11</text:p>
          </table:table-cell>
          <table:table-cell table:style-name="ce302" office:value-type="string" calcext:value-type="string">
            <text:p>Sanidad Vegetal</text:p>
          </table:table-cell>
          <table:table-cell table:style-name="ce302"/>
          <table:table-cell/>
          <table:table-cell table:style-name="ce90" table:formula="of:=CONCATENATE(&quot;UPDATE g_estructura.funcionarios SET id_area = '&quot;;[.F166];&quot;' WHERE  identificador = '&quot;;[.D166];&quot;';&quot;)" office:value-type="string" office:string-value="UPDATE g_estructura.funcionarios SET id_area = 'UDSVQ11' WHERE  identificador = '1720661956';" calcext:value-type="string">
            <text:p>UPDATE g_estructura.funcionarios SET id_area = 'UDSVQ11' WHERE <text:s/>identificador = '1720661956';</text:p>
          </table:table-cell>
          <table:table-cell table:number-columns-repeated="1014"/>
        </table:table-row>
        <table:table-row table:style-name="ro4">
          <table:table-cell/>
          <table:covered-table-cell table:style-name="ce418"/>
          <table:table-cell table:style-name="ce418" office:value-type="string" calcext:value-type="string">
            <text:p>OTQ11</text:p>
          </table:table-cell>
          <table:table-cell table:style-name="ce405" office:value-type="float" office:value="1206199638" calcext:value-type="float">
            <text:p>1206199638</text:p>
          </table:table-cell>
          <table:table-cell table:style-name="ce412" office:value-type="string" calcext:value-type="string">
            <text:p>BAJAÑA SANCHEZ ALEX FRANCISCO</text:p>
          </table:table-cell>
          <table:table-cell table:style-name="ce412" office:value-type="string" calcext:value-type="string">
            <text:p>UDSVQ11</text:p>
          </table:table-cell>
          <table:table-cell table:style-name="ce304" office:value-type="string" calcext:value-type="string">
            <text:p>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167];&quot;' WHERE  identificador = '&quot;;[.D167];&quot;';&quot;)" office:value-type="string" office:string-value="UPDATE g_estructura.funcionarios SET id_area = 'UDSVQ11' WHERE  identificador = '1206199638';" calcext:value-type="string">
            <text:p>UPDATE g_estructura.funcionarios SET id_area = 'UDSVQ11' WHERE <text:s/>identificador = '1206199638';</text:p>
          </table:table-cell>
          <table:table-cell table:number-columns-repeated="1014"/>
        </table:table-row>
        <table:table-row table:style-name="ro4">
          <table:table-cell/>
          <table:covered-table-cell table:style-name="ce418"/>
          <table:table-cell table:style-name="ce418" office:value-type="string" calcext:value-type="string">
            <text:p>OTQ11</text:p>
          </table:table-cell>
          <table:table-cell table:style-name="ce405" office:value-type="float" office:value="1204249799" calcext:value-type="float">
            <text:p>1204249799</text:p>
          </table:table-cell>
          <table:table-cell table:style-name="ce412" office:value-type="string" calcext:value-type="string">
            <text:p>BARRAGAN MONCAYO DIANA OLIVIA</text:p>
          </table:table-cell>
          <table:table-cell table:style-name="ce412" office:value-type="string" calcext:value-type="string">
            <text:p>UDSVQ11</text:p>
          </table:table-cell>
          <table:table-cell table:style-name="ce304" office:value-type="string" calcext:value-type="string">
            <text:p>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168];&quot;' WHERE  identificador = '&quot;;[.D168];&quot;';&quot;)" office:value-type="string" office:string-value="UPDATE g_estructura.funcionarios SET id_area = 'UDSVQ11' WHERE  identificador = '1204249799';" calcext:value-type="string">
            <text:p>UPDATE g_estructura.funcionarios SET id_area = 'UDSVQ11' WHERE <text:s/>identificador = '1204249799';</text:p>
          </table:table-cell>
          <table:table-cell table:number-columns-repeated="1014"/>
        </table:table-row>
        <table:table-row table:style-name="ro4">
          <table:table-cell/>
          <table:covered-table-cell table:style-name="ce418"/>
          <table:table-cell table:style-name="ce418" office:value-type="string" calcext:value-type="string">
            <text:p>OTQ11</text:p>
          </table:table-cell>
          <table:table-cell table:style-name="ce405" office:value-type="float" office:value="1203688328" calcext:value-type="float">
            <text:p>1203688328</text:p>
          </table:table-cell>
          <table:table-cell table:style-name="ce412" office:value-type="string" calcext:value-type="string">
            <text:p>BELTRAN MORENO JAVIER ENRIQUE</text:p>
          </table:table-cell>
          <table:table-cell table:style-name="ce412" office:value-type="string" calcext:value-type="string">
            <text:p>UDSAQ11</text:p>
          </table:table-cell>
          <table:table-cell table:style-name="ce304" office:value-type="string" calcext:value-type="string">
            <text:p>Sanidad Animal</text:p>
          </table:table-cell>
          <table:table-cell table:style-name="ce304"/>
          <table:table-cell/>
          <table:table-cell table:style-name="ce90" table:formula="of:=CONCATENATE(&quot;UPDATE g_estructura.funcionarios SET id_area = '&quot;;[.F169];&quot;' WHERE  identificador = '&quot;;[.D169];&quot;';&quot;)" office:value-type="string" office:string-value="UPDATE g_estructura.funcionarios SET id_area = 'UDSAQ11' WHERE  identificador = '1203688328';" calcext:value-type="string">
            <text:p>UPDATE g_estructura.funcionarios SET id_area = 'UDSAQ11' WHERE <text:s/>identificador = '1203688328';</text:p>
          </table:table-cell>
          <table:table-cell table:number-columns-repeated="1014"/>
        </table:table-row>
        <table:table-row table:style-name="ro4">
          <table:table-cell/>
          <table:covered-table-cell table:style-name="ce418"/>
          <table:table-cell table:style-name="ce418" office:value-type="string" calcext:value-type="string">
            <text:p>OTQ11</text:p>
          </table:table-cell>
          <table:table-cell table:style-name="ce405" office:value-type="float" office:value="1104416126" calcext:value-type="float">
            <text:p>1104416126</text:p>
          </table:table-cell>
          <table:table-cell table:style-name="ce412" office:value-type="string" calcext:value-type="string">
            <text:p>CAÑAR AGUIRRE LADY MARIBEL</text:p>
          </table:table-cell>
          <table:table-cell table:style-name="ce412" office:value-type="string" calcext:value-type="string">
            <text:p>UDSVQ11</text:p>
          </table:table-cell>
          <table:table-cell table:style-name="ce304" office:value-type="string" calcext:value-type="string">
            <text:p>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170];&quot;' WHERE  identificador = '&quot;;[.D170];&quot;';&quot;)" office:value-type="string" office:string-value="UPDATE g_estructura.funcionarios SET id_area = 'UDSVQ11' WHERE  identificador = '1104416126';" calcext:value-type="string">
            <text:p>UPDATE g_estructura.funcionarios SET id_area = 'UDSVQ11' WHERE <text:s/>identificador = '1104416126';</text:p>
          </table:table-cell>
          <table:table-cell table:number-columns-repeated="1014"/>
        </table:table-row>
        <table:table-row table:style-name="ro4">
          <table:table-cell/>
          <table:covered-table-cell table:style-name="ce418"/>
          <table:table-cell table:style-name="ce419" office:value-type="string" calcext:value-type="string">
            <text:p>OTQ11</text:p>
          </table:table-cell>
          <table:table-cell table:style-name="ce405" office:value-type="float" office:value="1204435612" calcext:value-type="float">
            <text:p>1204435612</text:p>
          </table:table-cell>
          <table:table-cell table:style-name="ce412" office:value-type="string" calcext:value-type="string">
            <text:p>CISNEROS CAÑARTE HORACIO ALFREDO</text:p>
          </table:table-cell>
          <table:table-cell table:style-name="ce412" office:value-type="string" calcext:value-type="string">
            <text:p>UDSVQ11</text:p>
          </table:table-cell>
          <table:table-cell table:style-name="ce304" office:value-type="string" calcext:value-type="string">
            <text:p>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171];&quot;' WHERE  identificador = '&quot;;[.D171];&quot;';&quot;)" office:value-type="string" office:string-value="UPDATE g_estructura.funcionarios SET id_area = 'UDSVQ11' WHERE  identificador = '1204435612';" calcext:value-type="string">
            <text:p>UPDATE g_estructura.funcionarios SET id_area = 'UDSVQ11' WHERE <text:s/>identificador = '1204435612';</text:p>
          </table:table-cell>
          <table:table-cell table:number-columns-repeated="1014"/>
        </table:table-row>
        <table:table-row table:style-name="ro4">
          <table:table-cell/>
          <table:covered-table-cell table:style-name="ce418"/>
          <table:table-cell table:style-name="ce418" office:value-type="string" calcext:value-type="string">
            <text:p>OTQ11</text:p>
          </table:table-cell>
          <table:table-cell table:style-name="ce405" office:value-type="float" office:value="1204089427" calcext:value-type="float">
            <text:p>1204089427</text:p>
          </table:table-cell>
          <table:table-cell table:style-name="ce413" office:value-type="string" calcext:value-type="string">
            <text:p>CORREA VILLOTA RUTH MARLENE</text:p>
          </table:table-cell>
          <table:table-cell table:style-name="ce413" office:value-type="string" calcext:value-type="string">
            <text:p>UDSVQ11</text:p>
          </table:table-cell>
          <table:table-cell table:style-name="ce304" office:value-type="string" calcext:value-type="string">
            <text:p>Sanidad Vegetal</text:p>
          </table:table-cell>
          <table:table-cell table:style-name="ce313" office:value-type="string" calcext:value-type="string">
            <text:p>OTQ11</text:p>
          </table:table-cell>
          <table:table-cell table:style-name="ce85" office:value-type="string" calcext:value-type="string">
            <text:p>Responsable de Oficina</text:p>
          </table:table-cell>
          <table:table-cell table:style-name="ce90" table:formula="of:=CONCATENATE(&quot;UPDATE g_estructura.funcionarios SET id_area = '&quot;;[.F172];&quot;' WHERE  identificador = '&quot;;[.D172];&quot;';&quot;)" office:value-type="string" office:string-value="UPDATE g_estructura.funcionarios SET id_area = 'UDSVQ11' WHERE  identificador = '1204089427';" calcext:value-type="string">
            <text:p>UPDATE g_estructura.funcionarios SET id_area = 'UDSVQ11' WHERE <text:s/>identificador = '1204089427';</text:p>
          </table:table-cell>
          <table:table-cell/>
          <table:table-cell table:style-name="ce90" table:formula="of:=CONCATENATE(&quot;INSERT INTO g_estructura.responsables(id_area, identificador, prioridad, responsable, activo, estado) values ('&quot;;[.H172];&quot;','&quot;;[.D172];&quot;',1,true,1,1);&quot;)" office:value-type="string" office:string-value="INSERT INTO g_estructura.responsables(id_area, identificador, prioridad, responsable, activo, estado) values ('OTQ11','1204089427',1,true,1,1);" calcext:value-type="string">
            <text:p>INSERT INTO g_estructura.responsables(id_area, identificador, prioridad, responsable, activo, estado) values ('OTQ11','1204089427',1,true,1,1);</text:p>
          </table:table-cell>
          <table:table-cell table:number-columns-repeated="1012"/>
        </table:table-row>
        <table:table-row table:style-name="ro4">
          <table:table-cell/>
          <table:covered-table-cell table:style-name="ce418"/>
          <table:table-cell table:style-name="ce418" office:value-type="string" calcext:value-type="string">
            <text:p>OTQ11</text:p>
          </table:table-cell>
          <table:table-cell table:style-name="ce405" office:value-type="float" office:value="1204405110" calcext:value-type="float">
            <text:p>1204405110</text:p>
          </table:table-cell>
          <table:table-cell table:style-name="ce412" office:value-type="string" calcext:value-type="string">
            <text:p>GARCIA GARCIA MANUEL ESTEBAN</text:p>
          </table:table-cell>
          <table:table-cell table:style-name="ce412" office:value-type="string" calcext:value-type="string">
            <text:p>UDSAQ11</text:p>
          </table:table-cell>
          <table:table-cell table:style-name="ce304" office:value-type="string" calcext:value-type="string">
            <text:p>Sanidad Animal</text:p>
          </table:table-cell>
          <table:table-cell table:style-name="ce304"/>
          <table:table-cell/>
          <table:table-cell table:style-name="ce90" table:formula="of:=CONCATENATE(&quot;UPDATE g_estructura.funcionarios SET id_area = '&quot;;[.F173];&quot;' WHERE  identificador = '&quot;;[.D173];&quot;';&quot;)" office:value-type="string" office:string-value="UPDATE g_estructura.funcionarios SET id_area = 'UDSAQ11' WHERE  identificador = '1204405110';" calcext:value-type="string">
            <text:p>UPDATE g_estructura.funcionarios SET id_area = 'UDSAQ11' WHERE <text:s/>identificador = '1204405110';</text:p>
          </table:table-cell>
          <table:table-cell table:number-columns-repeated="1014"/>
        </table:table-row>
        <table:table-row table:style-name="ro4">
          <table:table-cell/>
          <table:covered-table-cell table:style-name="ce418"/>
          <table:table-cell table:style-name="ce418" office:value-type="string" calcext:value-type="string">
            <text:p>OTQ11</text:p>
          </table:table-cell>
          <table:table-cell table:style-name="ce405" office:value-type="float" office:value="1203912827" calcext:value-type="float">
            <text:p>1203912827</text:p>
          </table:table-cell>
          <table:table-cell table:style-name="ce412" office:value-type="string" calcext:value-type="string">
            <text:p>GUERRERO GOMEZ JAIME JEFERSON</text:p>
          </table:table-cell>
          <table:table-cell table:style-name="ce412" office:value-type="string" calcext:value-type="string">
            <text:p>UDSAQ11</text:p>
          </table:table-cell>
          <table:table-cell table:style-name="ce304" office:value-type="string" calcext:value-type="string">
            <text:p>Sanidad Animal</text:p>
          </table:table-cell>
          <table:table-cell table:style-name="ce304"/>
          <table:table-cell/>
          <table:table-cell table:style-name="ce90" table:formula="of:=CONCATENATE(&quot;UPDATE g_estructura.funcionarios SET id_area = '&quot;;[.F174];&quot;' WHERE  identificador = '&quot;;[.D174];&quot;';&quot;)" office:value-type="string" office:string-value="UPDATE g_estructura.funcionarios SET id_area = 'UDSAQ11' WHERE  identificador = '1203912827';" calcext:value-type="string">
            <text:p>UPDATE g_estructura.funcionarios SET id_area = 'UDSAQ11' WHERE <text:s/>identificador = '1203912827';</text:p>
          </table:table-cell>
          <table:table-cell table:number-columns-repeated="1014"/>
        </table:table-row>
        <table:table-row table:style-name="ro4">
          <table:table-cell/>
          <table:covered-table-cell table:style-name="ce418"/>
          <table:table-cell table:style-name="ce418" office:value-type="string" calcext:value-type="string">
            <text:p>OTQ11</text:p>
          </table:table-cell>
          <table:table-cell table:style-name="ce405" office:value-type="float" office:value="1204150872" calcext:value-type="float">
            <text:p>1204150872</text:p>
          </table:table-cell>
          <table:table-cell table:style-name="ce412" office:value-type="string" calcext:value-type="string">
            <text:p>MAQUILON PAREDES LUIS ENRIQUE</text:p>
          </table:table-cell>
          <table:table-cell table:style-name="ce412" office:value-type="string" calcext:value-type="string">
            <text:p>UDSVQ11</text:p>
          </table:table-cell>
          <table:table-cell table:style-name="ce304" office:value-type="string" calcext:value-type="string">
            <text:p>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175];&quot;' WHERE  identificador = '&quot;;[.D175];&quot;';&quot;)" office:value-type="string" office:string-value="UPDATE g_estructura.funcionarios SET id_area = 'UDSVQ11' WHERE  identificador = '1204150872';" calcext:value-type="string">
            <text:p>UPDATE g_estructura.funcionarios SET id_area = 'UDSVQ11' WHERE <text:s/>identificador = '1204150872';</text:p>
          </table:table-cell>
          <table:table-cell table:number-columns-repeated="1014"/>
        </table:table-row>
        <table:table-row table:style-name="ro4">
          <table:table-cell/>
          <table:covered-table-cell table:style-name="ce418"/>
          <table:table-cell table:style-name="ce419" office:value-type="string" calcext:value-type="string">
            <text:p>OTQ11</text:p>
          </table:table-cell>
          <table:table-cell table:style-name="ce405" office:value-type="float" office:value="1207252444" calcext:value-type="float">
            <text:p>1207252444</text:p>
          </table:table-cell>
          <table:table-cell table:style-name="ce412" office:value-type="string" calcext:value-type="string">
            <text:p>MEJIA VERA GEOVANNY GUSTAVO</text:p>
          </table:table-cell>
          <table:table-cell table:style-name="ce412" office:value-type="string" calcext:value-type="string">
            <text:p>UDSVQ11</text:p>
          </table:table-cell>
          <table:table-cell table:style-name="ce304" office:value-type="string" calcext:value-type="string">
            <text:p>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176];&quot;' WHERE  identificador = '&quot;;[.D176];&quot;';&quot;)" office:value-type="string" office:string-value="UPDATE g_estructura.funcionarios SET id_area = 'UDSVQ11' WHERE  identificador = '1207252444';" calcext:value-type="string">
            <text:p>UPDATE g_estructura.funcionarios SET id_area = 'UDSVQ11' WHERE <text:s/>identificador = '1207252444';</text:p>
          </table:table-cell>
          <table:table-cell table:number-columns-repeated="1014"/>
        </table:table-row>
        <table:table-row table:style-name="ro4">
          <table:table-cell/>
          <table:covered-table-cell table:style-name="ce418"/>
          <table:table-cell table:style-name="ce418" office:value-type="string" calcext:value-type="string">
            <text:p>OTQ11</text:p>
          </table:table-cell>
          <table:table-cell table:style-name="ce405" office:value-type="float" office:value="1206171041" calcext:value-type="float">
            <text:p>1206171041</text:p>
          </table:table-cell>
          <table:table-cell table:style-name="ce412" office:value-type="string" calcext:value-type="string">
            <text:p>MINDA PINOS LISBETH MARGARITA</text:p>
          </table:table-cell>
          <table:table-cell table:style-name="ce412" office:value-type="string" calcext:value-type="string">
            <text:p>UDAFQ11</text:p>
          </table:table-cell>
          <table:table-cell table:style-name="ce304" office:value-type="string" calcext:value-type="string">
            <text:p>Administrativa Financiera</text:p>
          </table:table-cell>
          <table:table-cell table:style-name="ce304"/>
          <table:table-cell/>
          <table:table-cell table:style-name="ce90" table:formula="of:=CONCATENATE(&quot;UPDATE g_estructura.funcionarios SET id_area = '&quot;;[.F177];&quot;' WHERE  identificador = '&quot;;[.D177];&quot;';&quot;)" office:value-type="string" office:string-value="UPDATE g_estructura.funcionarios SET id_area = 'UDAFQ11' WHERE  identificador = '1206171041';" calcext:value-type="string">
            <text:p>UPDATE g_estructura.funcionarios SET id_area = 'UDAFQ11' WHERE <text:s/>identificador = '1206171041';</text:p>
          </table:table-cell>
          <table:table-cell table:number-columns-repeated="1014"/>
        </table:table-row>
        <table:table-row table:style-name="ro4">
          <table:table-cell/>
          <table:covered-table-cell table:style-name="ce418"/>
          <table:table-cell table:style-name="ce418" office:value-type="string" calcext:value-type="string">
            <text:p>OTQ11</text:p>
          </table:table-cell>
          <table:table-cell table:style-name="ce405" office:value-type="float" office:value="1205112939" calcext:value-type="float">
            <text:p>1205112939</text:p>
          </table:table-cell>
          <table:table-cell table:style-name="ce412" office:value-type="string" calcext:value-type="string">
            <text:p>OLVERA MORANTE OSCAR ALONSO</text:p>
          </table:table-cell>
          <table:table-cell table:style-name="ce412" office:value-type="string" calcext:value-type="string">
            <text:p>UDSAQ11</text:p>
          </table:table-cell>
          <table:table-cell table:style-name="ce304" office:value-type="string" calcext:value-type="string">
            <text:p>Sanidad Animal</text:p>
          </table:table-cell>
          <table:table-cell table:style-name="ce304"/>
          <table:table-cell/>
          <table:table-cell table:style-name="ce90" table:formula="of:=CONCATENATE(&quot;UPDATE g_estructura.funcionarios SET id_area = '&quot;;[.F178];&quot;' WHERE  identificador = '&quot;;[.D178];&quot;';&quot;)" office:value-type="string" office:string-value="UPDATE g_estructura.funcionarios SET id_area = 'UDSAQ11' WHERE  identificador = '1205112939';" calcext:value-type="string">
            <text:p>UPDATE g_estructura.funcionarios SET id_area = 'UDSAQ11' WHERE <text:s/>identificador = '1205112939';</text:p>
          </table:table-cell>
          <table:table-cell table:number-columns-repeated="1014"/>
        </table:table-row>
        <table:table-row table:style-name="ro4">
          <table:table-cell/>
          <table:covered-table-cell table:style-name="ce418"/>
          <table:table-cell table:style-name="ce420" office:value-type="string" calcext:value-type="string">
            <text:p>OTQ11</text:p>
          </table:table-cell>
          <table:table-cell table:style-name="ce425" office:value-type="float" office:value="1204268393" calcext:value-type="float">
            <text:p>1204268393</text:p>
          </table:table-cell>
          <table:table-cell table:style-name="ce429" office:value-type="string" calcext:value-type="string">
            <text:p>PERALTA ROMERO FAUSTO ENRIQUE</text:p>
          </table:table-cell>
          <table:table-cell table:style-name="ce429" office:value-type="string" calcext:value-type="string">
            <text:p>UDSAQ11</text:p>
          </table:table-cell>
          <table:table-cell table:style-name="ce433" office:value-type="string" calcext:value-type="string">
            <text:p>Sanidad Animal</text:p>
          </table:table-cell>
          <table:table-cell table:style-name="ce304"/>
          <table:table-cell office:value-type="string" calcext:value-type="string">
            <text:p>no trabaja</text:p>
          </table:table-cell>
          <table:table-cell table:style-name="ce90" table:formula="of:=CONCATENATE(&quot;UPDATE g_estructura.funcionarios SET id_area = '&quot;;[.F179];&quot;' WHERE  identificador = '&quot;;[.D179];&quot;';&quot;)" office:value-type="string" office:string-value="UPDATE g_estructura.funcionarios SET id_area = 'UDSAQ11' WHERE  identificador = '1204268393';" calcext:value-type="string">
            <text:p>UPDATE g_estructura.funcionarios SET id_area = 'UDSAQ11' WHERE <text:s/>identificador = '1204268393';</text:p>
          </table:table-cell>
          <table:table-cell table:number-columns-repeated="1014"/>
        </table:table-row>
        <table:table-row table:style-name="ro4">
          <table:table-cell/>
          <table:covered-table-cell table:style-name="ce418"/>
          <table:table-cell table:style-name="ce418" office:value-type="string" calcext:value-type="string">
            <text:p>OTQ11</text:p>
          </table:table-cell>
          <table:table-cell table:style-name="ce405" office:value-type="float" office:value="1204471385" calcext:value-type="float">
            <text:p>1204471385</text:p>
          </table:table-cell>
          <table:table-cell table:style-name="ce412" office:value-type="string" calcext:value-type="string">
            <text:p>TRIVIÑO TARIRA MARIELISA LISBETH</text:p>
          </table:table-cell>
          <table:table-cell table:style-name="ce412" office:value-type="string" calcext:value-type="string">
            <text:p>UDRIAQ11</text:p>
          </table:table-cell>
          <table:table-cell table:style-name="ce304" office:value-type="string" calcext:value-type="string">
            <text:p>Registro de Insumos Agropecuarios</text:p>
          </table:table-cell>
          <table:table-cell table:style-name="ce304"/>
          <table:table-cell/>
          <table:table-cell table:style-name="ce90" table:formula="of:=CONCATENATE(&quot;UPDATE g_estructura.funcionarios SET id_area = '&quot;;[.F180];&quot;' WHERE  identificador = '&quot;;[.D180];&quot;';&quot;)" office:value-type="string" office:string-value="UPDATE g_estructura.funcionarios SET id_area = 'UDRIAQ11' WHERE  identificador = '1204471385';" calcext:value-type="string">
            <text:p>UPDATE g_estructura.funcionarios SET id_area = 'UDRIAQ11' WHERE <text:s/>identificador = '1204471385';</text:p>
          </table:table-cell>
          <table:table-cell table:number-columns-repeated="1014"/>
        </table:table-row>
        <table:table-row table:style-name="ro4">
          <table:table-cell/>
          <table:covered-table-cell table:style-name="ce418"/>
          <table:table-cell table:style-name="ce418" office:value-type="string" calcext:value-type="string">
            <text:p>OTQ11</text:p>
          </table:table-cell>
          <table:table-cell table:style-name="ce405" office:value-type="float" office:value="1205293762" calcext:value-type="float">
            <text:p>1205293762</text:p>
          </table:table-cell>
          <table:table-cell table:style-name="ce412" office:value-type="string" calcext:value-type="string">
            <text:p>VELEZ GARCIA VANESSA CAROLINA</text:p>
          </table:table-cell>
          <table:table-cell table:style-name="ce412" office:value-type="string" calcext:value-type="string">
            <text:p>UDAFQ11</text:p>
          </table:table-cell>
          <table:table-cell table:style-name="ce304" office:value-type="string" calcext:value-type="string">
            <text:p>Administrativa Financiera</text:p>
          </table:table-cell>
          <table:table-cell table:style-name="ce304"/>
          <table:table-cell/>
          <table:table-cell table:style-name="ce90" table:formula="of:=CONCATENATE(&quot;UPDATE g_estructura.funcionarios SET id_area = '&quot;;[.F181];&quot;' WHERE  identificador = '&quot;;[.D181];&quot;';&quot;)" office:value-type="string" office:string-value="UPDATE g_estructura.funcionarios SET id_area = 'UDAFQ11' WHERE  identificador = '1205293762';" calcext:value-type="string">
            <text:p>UPDATE g_estructura.funcionarios SET id_area = 'UDAFQ11' WHERE <text:s/>identificador = '1205293762';</text:p>
          </table:table-cell>
          <table:table-cell table:number-columns-repeated="1014"/>
        </table:table-row>
        <table:table-row table:style-name="ro4">
          <table:table-cell/>
          <table:table-cell table:style-name="ce401" office:value-type="string" calcext:value-type="string" table:number-columns-spanned="1" table:number-rows-spanned="20">
            <text:p>Oficina Babahoyo</text:p>
          </table:table-cell>
          <table:table-cell table:style-name="ce401" office:value-type="string" calcext:value-type="string">
            <text:p>OTB11</text:p>
          </table:table-cell>
          <table:table-cell table:style-name="ce405" office:value-type="float" office:value="1203550247" calcext:value-type="float">
            <text:p>1203550247</text:p>
          </table:table-cell>
          <table:table-cell table:style-name="ce412" office:value-type="string" calcext:value-type="string">
            <text:p>ALVARIO CASTILLO STALYN ELADIO</text:p>
          </table:table-cell>
          <table:table-cell table:style-name="ce412" office:value-type="string" calcext:value-type="string">
            <text:p>UDSVB11</text:p>
          </table:table-cell>
          <table:table-cell table:style-name="ce304" office:value-type="string" calcext:value-type="string">
            <text:p>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182];&quot;' WHERE  identificador = '&quot;;[.D182];&quot;';&quot;)" office:value-type="string" office:string-value="UPDATE g_estructura.funcionarios SET id_area = 'UDSVB11' WHERE  identificador = '1203550247';" calcext:value-type="string">
            <text:p>UPDATE g_estructura.funcionarios SET id_area = 'UDSVB11' WHERE <text:s/>identificador = '1203550247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B11</text:p>
          </table:table-cell>
          <table:table-cell table:style-name="ce405" office:value-type="string" calcext:value-type="string">
            <text:p>0915378780</text:p>
          </table:table-cell>
          <table:table-cell table:style-name="ce413" office:value-type="string" calcext:value-type="string">
            <text:p>ARREGUI SILVAVELA JOFFRE DAVID</text:p>
          </table:table-cell>
          <table:table-cell table:style-name="ce413" office:value-type="string" calcext:value-type="string">
            <text:p>DD11</text:p>
          </table:table-cell>
          <table:table-cell table:style-name="ce304" office:value-type="string" calcext:value-type="string">
            <text:p>DIRECCION DISTRITAL TIPO B</text:p>
          </table:table-cell>
          <table:table-cell table:style-name="ce304" office:value-type="string" calcext:value-type="string">
            <text:p>DD11</text:p>
          </table:table-cell>
          <table:table-cell table:style-name="ce85" office:value-type="string" calcext:value-type="string">
            <text:p>RESPONSABLE DE PROVINCIA</text:p>
          </table:table-cell>
          <table:table-cell table:style-name="ce90" table:formula="of:=CONCATENATE(&quot;UPDATE g_estructura.funcionarios SET id_area = '&quot;;[.F183];&quot;' WHERE  identificador = '&quot;;[.D183];&quot;';&quot;)" office:value-type="string" office:string-value="UPDATE g_estructura.funcionarios SET id_area = 'DD11' WHERE  identificador = '0915378780';" calcext:value-type="string">
            <text:p>UPDATE g_estructura.funcionarios SET id_area = 'DD11' WHERE <text:s/>identificador = '0915378780';</text:p>
          </table:table-cell>
          <table:table-cell/>
          <table:table-cell table:style-name="ce90" table:formula="of:=CONCATENATE(&quot;INSERT INTO g_estructura.responsables(id_area, identificador, prioridad, responsable, activo, estado) values ('&quot;;[.H183];&quot;','&quot;;[.D183];&quot;',1,true,1,1);&quot;)" office:value-type="string" office:string-value="INSERT INTO g_estructura.responsables(id_area, identificador, prioridad, responsable, activo, estado) values ('DD11','0915378780',1,true,1,1);" calcext:value-type="string">
            <text:p>INSERT INTO g_estructura.responsables(id_area, identificador, prioridad, responsable, activo, estado) values ('DD11','0915378780',1,true,1,1);</text:p>
          </table:table-cell>
          <table:table-cell table:number-columns-repeated="1012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B11</text:p>
          </table:table-cell>
          <table:table-cell table:style-name="ce405" office:value-type="float" office:value="1205208679" calcext:value-type="float">
            <text:p>1205208679</text:p>
          </table:table-cell>
          <table:table-cell table:style-name="ce412" office:value-type="string" calcext:value-type="string">
            <text:p>CALDERON GUANOLUISA MARIELLA ROCIO</text:p>
          </table:table-cell>
          <table:table-cell table:style-name="ce412" office:value-type="string" calcext:value-type="string">
            <text:p>UDAFB11</text:p>
          </table:table-cell>
          <table:table-cell table:style-name="ce304" office:value-type="string" calcext:value-type="string">
            <text:p>Administrativa Financiera</text:p>
          </table:table-cell>
          <table:table-cell table:style-name="ce304"/>
          <table:table-cell/>
          <table:table-cell table:style-name="ce90" table:formula="of:=CONCATENATE(&quot;UPDATE g_estructura.funcionarios SET id_area = '&quot;;[.F184];&quot;' WHERE  identificador = '&quot;;[.D184];&quot;';&quot;)" office:value-type="string" office:string-value="UPDATE g_estructura.funcionarios SET id_area = 'UDAFB11' WHERE  identificador = '1205208679';" calcext:value-type="string">
            <text:p>UPDATE g_estructura.funcionarios SET id_area = 'UDAFB11' WHERE <text:s/>identificador = '1205208679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B11</text:p>
          </table:table-cell>
          <table:table-cell table:style-name="ce405" office:value-type="float" office:value="1206512129" calcext:value-type="float">
            <text:p>1206512129</text:p>
          </table:table-cell>
          <table:table-cell table:style-name="ce412" office:value-type="string" calcext:value-type="string">
            <text:p>CAMACHO OLIVO VICTOR MANUEL</text:p>
          </table:table-cell>
          <table:table-cell table:style-name="ce412" office:value-type="string" calcext:value-type="string">
            <text:p>UDRIAB11</text:p>
          </table:table-cell>
          <table:table-cell table:style-name="ce304" office:value-type="string" calcext:value-type="string">
            <text:p>Registro de Insumos Agropecuarios</text:p>
          </table:table-cell>
          <table:table-cell table:style-name="ce304"/>
          <table:table-cell/>
          <table:table-cell table:style-name="ce90" table:formula="of:=CONCATENATE(&quot;UPDATE g_estructura.funcionarios SET id_area = '&quot;;[.F185];&quot;' WHERE  identificador = '&quot;;[.D185];&quot;';&quot;)" office:value-type="string" office:string-value="UPDATE g_estructura.funcionarios SET id_area = 'UDRIAB11' WHERE  identificador = '1206512129';" calcext:value-type="string">
            <text:p>UPDATE g_estructura.funcionarios SET id_area = 'UDRIAB11' WHERE <text:s/>identificador = '1206512129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B11</text:p>
          </table:table-cell>
          <table:table-cell table:style-name="ce405" office:value-type="float" office:value="1203227309" calcext:value-type="float">
            <text:p>1203227309</text:p>
          </table:table-cell>
          <table:table-cell table:style-name="ce412" office:value-type="string" calcext:value-type="string">
            <text:p>DURAN JARRIN FELIX ALBERTO</text:p>
          </table:table-cell>
          <table:table-cell table:style-name="ce412" office:value-type="string" calcext:value-type="string">
            <text:p>UDSVB11</text:p>
          </table:table-cell>
          <table:table-cell table:style-name="ce304" office:value-type="string" calcext:value-type="string">
            <text:p>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186];&quot;' WHERE  identificador = '&quot;;[.D186];&quot;';&quot;)" office:value-type="string" office:string-value="UPDATE g_estructura.funcionarios SET id_area = 'UDSVB11' WHERE  identificador = '1203227309';" calcext:value-type="string">
            <text:p>UPDATE g_estructura.funcionarios SET id_area = 'UDSVB11' WHERE <text:s/>identificador = '1203227309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B11</text:p>
          </table:table-cell>
          <table:table-cell table:style-name="ce405" office:value-type="float" office:value="1205026956" calcext:value-type="float">
            <text:p>1205026956</text:p>
          </table:table-cell>
          <table:table-cell table:style-name="ce412" office:value-type="string" calcext:value-type="string">
            <text:p>GUZMAN ROBELLI JOSE ANTONIO</text:p>
          </table:table-cell>
          <table:table-cell table:style-name="ce412" office:value-type="string" calcext:value-type="string">
            <text:p>UDIAB11</text:p>
          </table:table-cell>
          <table:table-cell table:style-name="ce304" office:value-type="string" calcext:value-type="string">
            <text:p>Inocuidad de Alimentos</text:p>
          </table:table-cell>
          <table:table-cell table:style-name="ce304"/>
          <table:table-cell/>
          <table:table-cell table:style-name="ce90" table:formula="of:=CONCATENATE(&quot;UPDATE g_estructura.funcionarios SET id_area = '&quot;;[.F187];&quot;' WHERE  identificador = '&quot;;[.D187];&quot;';&quot;)" office:value-type="string" office:string-value="UPDATE g_estructura.funcionarios SET id_area = 'UDIAB11' WHERE  identificador = '1205026956';" calcext:value-type="string">
            <text:p>UPDATE g_estructura.funcionarios SET id_area = 'UDIAB11' WHERE <text:s/>identificador = '1205026956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B11</text:p>
          </table:table-cell>
          <table:table-cell table:style-name="ce405" office:value-type="float" office:value="1207176858" calcext:value-type="float">
            <text:p>1207176858</text:p>
          </table:table-cell>
          <table:table-cell table:style-name="ce412" office:value-type="string" calcext:value-type="string">
            <text:p>JARAMILLO INGA ELVIS ALEXANDER</text:p>
          </table:table-cell>
          <table:table-cell table:style-name="ce412" office:value-type="string" calcext:value-type="string">
            <text:p>UDAFB11</text:p>
          </table:table-cell>
          <table:table-cell table:style-name="ce304" office:value-type="string" calcext:value-type="string">
            <text:p>Administrativa Financiera</text:p>
          </table:table-cell>
          <table:table-cell table:style-name="ce304"/>
          <table:table-cell/>
          <table:table-cell table:style-name="ce90" table:formula="of:=CONCATENATE(&quot;UPDATE g_estructura.funcionarios SET id_area = '&quot;;[.F188];&quot;' WHERE  identificador = '&quot;;[.D188];&quot;';&quot;)" office:value-type="string" office:string-value="UPDATE g_estructura.funcionarios SET id_area = 'UDAFB11' WHERE  identificador = '1207176858';" calcext:value-type="string">
            <text:p>UPDATE g_estructura.funcionarios SET id_area = 'UDAFB11' WHERE <text:s/>identificador = '1207176858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B11</text:p>
          </table:table-cell>
          <table:table-cell table:style-name="ce405" office:value-type="float" office:value="1203470024" calcext:value-type="float">
            <text:p>1203470024</text:p>
          </table:table-cell>
          <table:table-cell table:style-name="ce412" office:value-type="string" calcext:value-type="string">
            <text:p>MEDINA FONSECA JUAN CARLOS</text:p>
          </table:table-cell>
          <table:table-cell table:style-name="ce412" office:value-type="string" calcext:value-type="string">
            <text:p>UDSAB11</text:p>
          </table:table-cell>
          <table:table-cell table:style-name="ce304" office:value-type="string" calcext:value-type="string">
            <text:p>Sanidad Animal</text:p>
          </table:table-cell>
          <table:table-cell table:style-name="ce304"/>
          <table:table-cell/>
          <table:table-cell table:style-name="ce90" table:formula="of:=CONCATENATE(&quot;UPDATE g_estructura.funcionarios SET id_area = '&quot;;[.F189];&quot;' WHERE  identificador = '&quot;;[.D189];&quot;';&quot;)" office:value-type="string" office:string-value="UPDATE g_estructura.funcionarios SET id_area = 'UDSAB11' WHERE  identificador = '1203470024';" calcext:value-type="string">
            <text:p>UPDATE g_estructura.funcionarios SET id_area = 'UDSAB11' WHERE <text:s/>identificador = '1203470024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B11</text:p>
          </table:table-cell>
          <table:table-cell table:style-name="ce405" office:value-type="string" calcext:value-type="string">
            <text:p>0201711793</text:p>
          </table:table-cell>
          <table:table-cell table:style-name="ce412" office:value-type="string" calcext:value-type="string">
            <text:p>MORETA ROMERO ALVARO MANUEL</text:p>
          </table:table-cell>
          <table:table-cell table:style-name="ce412" office:value-type="string" calcext:value-type="string">
            <text:p>UDSAB11</text:p>
          </table:table-cell>
          <table:table-cell table:style-name="ce304" office:value-type="string" calcext:value-type="string">
            <text:p>Sanidad Animal</text:p>
          </table:table-cell>
          <table:table-cell table:style-name="ce304"/>
          <table:table-cell/>
          <table:table-cell table:style-name="ce90" table:formula="of:=CONCATENATE(&quot;UPDATE g_estructura.funcionarios SET id_area = '&quot;;[.F190];&quot;' WHERE  identificador = '&quot;;[.D190];&quot;';&quot;)" office:value-type="string" office:string-value="UPDATE g_estructura.funcionarios SET id_area = 'UDSAB11' WHERE  identificador = '0201711793';" calcext:value-type="string">
            <text:p>UPDATE g_estructura.funcionarios SET id_area = 'UDSAB11' WHERE <text:s/>identificador = '0201711793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B11</text:p>
          </table:table-cell>
          <table:table-cell table:style-name="ce405" office:value-type="float" office:value="1205753666" calcext:value-type="float">
            <text:p>1205753666</text:p>
          </table:table-cell>
          <table:table-cell table:style-name="ce412" office:value-type="string" calcext:value-type="string">
            <text:p>MURILLO TACURI ROLANDO AGUSTIN</text:p>
          </table:table-cell>
          <table:table-cell table:style-name="ce412" office:value-type="string" calcext:value-type="string">
            <text:p>UDSVB11</text:p>
          </table:table-cell>
          <table:table-cell table:style-name="ce304" office:value-type="string" calcext:value-type="string">
            <text:p>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191];&quot;' WHERE  identificador = '&quot;;[.D191];&quot;';&quot;)" office:value-type="string" office:string-value="UPDATE g_estructura.funcionarios SET id_area = 'UDSVB11' WHERE  identificador = '1205753666';" calcext:value-type="string">
            <text:p>UPDATE g_estructura.funcionarios SET id_area = 'UDSVB11' WHERE <text:s/>identificador = '1205753666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B11</text:p>
          </table:table-cell>
          <table:table-cell table:style-name="ce405" office:value-type="float" office:value="1205141011" calcext:value-type="float">
            <text:p>1205141011</text:p>
          </table:table-cell>
          <table:table-cell table:style-name="ce412" office:value-type="string" calcext:value-type="string">
            <text:p>NOBOA CRUZ PAOLA ALEXANDRA</text:p>
          </table:table-cell>
          <table:table-cell table:style-name="ce412" office:value-type="string" calcext:value-type="string">
            <text:p>UDSVB11</text:p>
          </table:table-cell>
          <table:table-cell table:style-name="ce304" office:value-type="string" calcext:value-type="string">
            <text:p>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192];&quot;' WHERE  identificador = '&quot;;[.D192];&quot;';&quot;)" office:value-type="string" office:string-value="UPDATE g_estructura.funcionarios SET id_area = 'UDSVB11' WHERE  identificador = '1205141011';" calcext:value-type="string">
            <text:p>UPDATE g_estructura.funcionarios SET id_area = 'UDSVB11' WHERE <text:s/>identificador = '1205141011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B11</text:p>
          </table:table-cell>
          <table:table-cell table:style-name="ce405" office:value-type="float" office:value="1204576084" calcext:value-type="float">
            <text:p>1204576084</text:p>
          </table:table-cell>
          <table:table-cell table:style-name="ce412" office:value-type="string" calcext:value-type="string">
            <text:p>PALACIOS ZAMBRANO FERNANDO JAVIER</text:p>
          </table:table-cell>
          <table:table-cell table:style-name="ce412" office:value-type="string" calcext:value-type="string">
            <text:p>UDSAB11</text:p>
          </table:table-cell>
          <table:table-cell table:style-name="ce304" office:value-type="string" calcext:value-type="string">
            <text:p>Sanidad Animal</text:p>
          </table:table-cell>
          <table:table-cell table:style-name="ce304"/>
          <table:table-cell/>
          <table:table-cell table:style-name="ce90" table:formula="of:=CONCATENATE(&quot;UPDATE g_estructura.funcionarios SET id_area = '&quot;;[.F193];&quot;' WHERE  identificador = '&quot;;[.D193];&quot;';&quot;)" office:value-type="string" office:string-value="UPDATE g_estructura.funcionarios SET id_area = 'UDSAB11' WHERE  identificador = '1204576084';" calcext:value-type="string">
            <text:p>UPDATE g_estructura.funcionarios SET id_area = 'UDSAB11' WHERE <text:s/>identificador = '1204576084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B11</text:p>
          </table:table-cell>
          <table:table-cell table:style-name="ce405" office:value-type="float" office:value="1204226318" calcext:value-type="float">
            <text:p>1204226318</text:p>
          </table:table-cell>
          <table:table-cell table:style-name="ce412" office:value-type="string" calcext:value-type="string">
            <text:p>PAZMIÑO TROYA ANGIE LINNER</text:p>
          </table:table-cell>
          <table:table-cell table:style-name="ce412" office:value-type="string" calcext:value-type="string">
            <text:p>UDSVB11</text:p>
          </table:table-cell>
          <table:table-cell table:style-name="ce304" office:value-type="string" calcext:value-type="string">
            <text:p>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194];&quot;' WHERE  identificador = '&quot;;[.D194];&quot;';&quot;)" office:value-type="string" office:string-value="UPDATE g_estructura.funcionarios SET id_area = 'UDSVB11' WHERE  identificador = '1204226318';" calcext:value-type="string">
            <text:p>UPDATE g_estructura.funcionarios SET id_area = 'UDSVB11' WHERE <text:s/>identificador = '1204226318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B11</text:p>
          </table:table-cell>
          <table:table-cell table:style-name="ce405" office:value-type="string" calcext:value-type="string">
            <text:p>0923481725</text:p>
          </table:table-cell>
          <table:table-cell table:style-name="ce412" office:value-type="string" calcext:value-type="string">
            <text:p>PINCAY ALVARADO MARIA FERNANDA</text:p>
          </table:table-cell>
          <table:table-cell table:style-name="ce412" office:value-type="string" calcext:value-type="string">
            <text:p>UDSVB11</text:p>
          </table:table-cell>
          <table:table-cell table:style-name="ce304" office:value-type="string" calcext:value-type="string">
            <text:p>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195];&quot;' WHERE  identificador = '&quot;;[.D195];&quot;';&quot;)" office:value-type="string" office:string-value="UPDATE g_estructura.funcionarios SET id_area = 'UDSVB11' WHERE  identificador = '0923481725';" calcext:value-type="string">
            <text:p>UPDATE g_estructura.funcionarios SET id_area = 'UDSVB11' WHERE <text:s/>identificador = '0923481725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B11</text:p>
          </table:table-cell>
          <table:table-cell table:style-name="ce405" office:value-type="float" office:value="1204591737" calcext:value-type="float">
            <text:p>1204591737</text:p>
          </table:table-cell>
          <table:table-cell table:style-name="ce412" office:value-type="string" calcext:value-type="string">
            <text:p>RENDON ALMEIDA MARIO EFREN</text:p>
          </table:table-cell>
          <table:table-cell table:style-name="ce412" office:value-type="string" calcext:value-type="string">
            <text:p>UDSAB11</text:p>
          </table:table-cell>
          <table:table-cell table:style-name="ce304" office:value-type="string" calcext:value-type="string">
            <text:p>Sanidad Animal</text:p>
          </table:table-cell>
          <table:table-cell table:style-name="ce304"/>
          <table:table-cell/>
          <table:table-cell table:style-name="ce90" table:formula="of:=CONCATENATE(&quot;UPDATE g_estructura.funcionarios SET id_area = '&quot;;[.F196];&quot;' WHERE  identificador = '&quot;;[.D196];&quot;';&quot;)" office:value-type="string" office:string-value="UPDATE g_estructura.funcionarios SET id_area = 'UDSAB11' WHERE  identificador = '1204591737';" calcext:value-type="string">
            <text:p>UPDATE g_estructura.funcionarios SET id_area = 'UDSAB11' WHERE <text:s/>identificador = '1204591737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B11</text:p>
          </table:table-cell>
          <table:table-cell table:style-name="ce405" office:value-type="float" office:value="1201951413" calcext:value-type="float">
            <text:p>1201951413</text:p>
          </table:table-cell>
          <table:table-cell table:style-name="ce412" office:value-type="string" calcext:value-type="string">
            <text:p>ROSERO RODRIGUEZ MIGUEL ANGEL</text:p>
          </table:table-cell>
          <table:table-cell table:style-name="ce412" office:value-type="string" calcext:value-type="string">
            <text:p>UDSVB11</text:p>
          </table:table-cell>
          <table:table-cell table:style-name="ce304" office:value-type="string" calcext:value-type="string">
            <text:p>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197];&quot;' WHERE  identificador = '&quot;;[.D197];&quot;';&quot;)" office:value-type="string" office:string-value="UPDATE g_estructura.funcionarios SET id_area = 'UDSVB11' WHERE  identificador = '1201951413';" calcext:value-type="string">
            <text:p>UPDATE g_estructura.funcionarios SET id_area = 'UDSVB11' WHERE <text:s/>identificador = '1201951413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B11</text:p>
          </table:table-cell>
          <table:table-cell table:style-name="ce405" office:value-type="float" office:value="1206316513" calcext:value-type="float">
            <text:p>1206316513</text:p>
          </table:table-cell>
          <table:table-cell table:style-name="ce412" office:value-type="string" calcext:value-type="string">
            <text:p>SANTISTEVAN CABERO IRVIN JASMANY</text:p>
          </table:table-cell>
          <table:table-cell table:style-name="ce412" office:value-type="string" calcext:value-type="string">
            <text:p>UDSVB11</text:p>
          </table:table-cell>
          <table:table-cell table:style-name="ce304" office:value-type="string" calcext:value-type="string">
            <text:p>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198];&quot;' WHERE  identificador = '&quot;;[.D198];&quot;';&quot;)" office:value-type="string" office:string-value="UPDATE g_estructura.funcionarios SET id_area = 'UDSVB11' WHERE  identificador = '1206316513';" calcext:value-type="string">
            <text:p>UPDATE g_estructura.funcionarios SET id_area = 'UDSVB11' WHERE <text:s/>identificador = '1206316513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B11</text:p>
          </table:table-cell>
          <table:table-cell table:style-name="ce405" office:value-type="float" office:value="1202710404" calcext:value-type="float">
            <text:p>1202710404</text:p>
          </table:table-cell>
          <table:table-cell table:style-name="ce412" office:value-type="string" calcext:value-type="string">
            <text:p>TORRES MORAN DIANA LETICIA</text:p>
          </table:table-cell>
          <table:table-cell table:style-name="ce412" office:value-type="string" calcext:value-type="string">
            <text:p>UDSAB11</text:p>
          </table:table-cell>
          <table:table-cell table:style-name="ce304" office:value-type="string" calcext:value-type="string">
            <text:p>Sanidad Animal</text:p>
          </table:table-cell>
          <table:table-cell table:style-name="ce304"/>
          <table:table-cell/>
          <table:table-cell table:style-name="ce90" table:formula="of:=CONCATENATE(&quot;UPDATE g_estructura.funcionarios SET id_area = '&quot;;[.F199];&quot;' WHERE  identificador = '&quot;;[.D199];&quot;';&quot;)" office:value-type="string" office:string-value="UPDATE g_estructura.funcionarios SET id_area = 'UDSAB11' WHERE  identificador = '1202710404';" calcext:value-type="string">
            <text:p>UPDATE g_estructura.funcionarios SET id_area = 'UDSAB11' WHERE <text:s/>identificador = '1202710404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B11</text:p>
          </table:table-cell>
          <table:table-cell table:style-name="ce405" office:value-type="string" calcext:value-type="string">
            <text:p>0925879926</text:p>
          </table:table-cell>
          <table:table-cell table:style-name="ce412" office:value-type="string" calcext:value-type="string">
            <text:p>VILEMA ARELLANO TONNY JHONNY</text:p>
          </table:table-cell>
          <table:table-cell table:style-name="ce412" office:value-type="string" calcext:value-type="string">
            <text:p>UDAFB11</text:p>
          </table:table-cell>
          <table:table-cell table:style-name="ce304" office:value-type="string" calcext:value-type="string">
            <text:p>Administrativa Financiera</text:p>
          </table:table-cell>
          <table:table-cell table:style-name="ce304"/>
          <table:table-cell/>
          <table:table-cell table:style-name="ce90" table:formula="of:=CONCATENATE(&quot;UPDATE g_estructura.funcionarios SET id_area = '&quot;;[.F200];&quot;' WHERE  identificador = '&quot;;[.D200];&quot;';&quot;)" office:value-type="string" office:string-value="UPDATE g_estructura.funcionarios SET id_area = 'UDAFB11' WHERE  identificador = '0925879926';" calcext:value-type="string">
            <text:p>UPDATE g_estructura.funcionarios SET id_area = 'UDAFB11' WHERE <text:s/>identificador = '0925879926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B11</text:p>
          </table:table-cell>
          <table:table-cell table:style-name="ce405" office:value-type="float" office:value="1206852053" calcext:value-type="float">
            <text:p>1206852053</text:p>
          </table:table-cell>
          <table:table-cell table:style-name="ce412" office:value-type="string" calcext:value-type="string">
            <text:p>VILLEGAS LAMILLA MARYURI JACKELINE</text:p>
          </table:table-cell>
          <table:table-cell table:style-name="ce412" office:value-type="string" calcext:value-type="string">
            <text:p>UDSAB11</text:p>
          </table:table-cell>
          <table:table-cell table:style-name="ce304" office:value-type="string" calcext:value-type="string">
            <text:p>Sanidad Animal</text:p>
          </table:table-cell>
          <table:table-cell table:style-name="ce304"/>
          <table:table-cell/>
          <table:table-cell table:style-name="ce90" table:formula="of:=CONCATENATE(&quot;UPDATE g_estructura.funcionarios SET id_area = '&quot;;[.F201];&quot;' WHERE  identificador = '&quot;;[.D201];&quot;';&quot;)" office:value-type="string" office:string-value="UPDATE g_estructura.funcionarios SET id_area = 'UDSAB11' WHERE  identificador = '1206852053';" calcext:value-type="string">
            <text:p>UPDATE g_estructura.funcionarios SET id_area = 'UDSAB11' WHERE <text:s/>identificador = '1206852053';</text:p>
          </table:table-cell>
          <table:table-cell table:number-columns-repeated="1014"/>
        </table:table-row>
        <table:table-row table:style-name="ro4">
          <table:table-cell/>
          <table:table-cell table:style-name="ce402" office:value-type="string" calcext:value-type="string">
            <text:p>Camper Ventanas</text:p>
          </table:table-cell>
          <table:table-cell table:style-name="ce402" office:value-type="string" calcext:value-type="string">
            <text:p>CV11</text:p>
          </table:table-cell>
          <table:table-cell table:style-name="ce405" office:value-type="float" office:value="1205766205" calcext:value-type="float">
            <text:p>1205766205</text:p>
          </table:table-cell>
          <table:table-cell table:style-name="ce412" office:value-type="string" calcext:value-type="string">
            <text:p>CLAVIJO OROZCO DANIEL VICENTE</text:p>
          </table:table-cell>
          <table:table-cell table:style-name="ce412" office:value-type="string" calcext:value-type="string">
            <text:p>UDSVCV11</text:p>
          </table:table-cell>
          <table:table-cell table:style-name="ce304" office:value-type="string" calcext:value-type="string">
            <text:p>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202];&quot;' WHERE  identificador = '&quot;;[.D202];&quot;';&quot;)" office:value-type="string" office:string-value="UPDATE g_estructura.funcionarios SET id_area = 'UDSVCV11' WHERE  identificador = '1205766205';" calcext:value-type="string">
            <text:p>UPDATE g_estructura.funcionarios SET id_area = 'UDSVCV11' WHERE <text:s/>identificador = '1205766205';</text:p>
          </table:table-cell>
          <table:table-cell table:number-columns-repeated="1014"/>
        </table:table-row>
        <table:table-row table:style-name="ro16">
          <table:table-cell/>
          <table:table-cell table:style-name="ce403" office:value-type="string" calcext:value-type="string">
            <text:p>Unidad Móvil Babahoyo</text:p>
          </table:table-cell>
          <table:table-cell table:style-name="ce403" office:value-type="string" calcext:value-type="string">
            <text:p>UMB11</text:p>
          </table:table-cell>
          <table:table-cell table:style-name="ce424"/>
          <table:table-cell table:style-name="ce430" office:value-type="string" calcext:value-type="string">
            <text:p>OBSERVACIÓN: TODO EL PERSONAL TÉCNICO TANTO VEGETAL COMO ANIMAL ROTA EN ESTE PUNTO</text:p>
          </table:table-cell>
          <table:table-cell table:style-name="ce430"/>
          <table:table-cell table:style-name="ce312" table:number-columns-repeated="2"/>
          <table:table-cell/>
          <table:table-cell table:style-name="ce90"/>
          <table:table-cell table:number-columns-repeated="1014"/>
        </table:table-row>
        <table:table-row table:style-name="ro4">
          <table:table-cell table:number-columns-repeated="9"/>
          <table:table-cell table:style-name="ce90"/>
          <table:table-cell table:number-columns-repeated="1014"/>
        </table:table-row>
        <table:table-row table:style-name="ro11">
          <table:table-cell/>
          <table:table-cell table:style-name="ce92" office:value-type="string" calcext:value-type="string" table:number-columns-spanned="6" table:number-rows-spanned="1">
            <text:p>SERVICIO DE SANIDAD AGROPECUARIA BOLIVAR <text:s text:c="3"/>JSSAB</text:p>
          </table:table-cell>
          <table:covered-table-cell table:style-name="ce92"/>
          <table:covered-table-cell table:style-name="ce107"/>
          <table:covered-table-cell table:number-columns-repeated="2" table:style-name="ce121"/>
          <table:covered-table-cell table:style-name="ce300"/>
          <table:table-cell table:style-name="ce300"/>
          <table:table-cell/>
          <table:table-cell table:style-name="ce90"/>
          <table:table-cell table:number-columns-repeated="1014"/>
        </table:table-row>
        <table:table-row table:style-name="ro11">
          <table:table-cell/>
          <table:table-cell table:style-name="ce93" office:value-type="string" calcext:value-type="string">
            <text:p>OFICINA</text:p>
          </table:table-cell>
          <table:table-cell table:style-name="ce93"/>
          <table:table-cell table:style-name="ce108" office:value-type="string" calcext:value-type="string">
            <text:p>CEDULA</text:p>
          </table:table-cell>
          <table:table-cell table:style-name="ce122" office:value-type="string" calcext:value-type="string">
            <text:p>PERSONAL Y ÁREA</text:p>
          </table:table-cell>
          <table:table-cell table:style-name="ce122"/>
          <table:table-cell table:style-name="ce301" office:value-type="string" calcext:value-type="string">
            <text:p>AREA</text:p>
          </table:table-cell>
          <table:table-cell table:style-name="ce301"/>
          <table:table-cell/>
          <table:table-cell table:style-name="ce90"/>
          <table:table-cell table:number-columns-repeated="1014"/>
        </table:table-row>
        <table:table-row table:style-name="ro4">
          <table:table-cell/>
          <table:table-cell table:style-name="ce400" office:value-type="string" calcext:value-type="string" table:number-columns-spanned="1" table:number-rows-spanned="11">
            <text:p>Oficina Guaranda </text:p>
          </table:table-cell>
          <table:table-cell table:style-name="ce400" office:value-type="string" calcext:value-type="string">
            <text:p>OTGJ12</text:p>
          </table:table-cell>
          <table:table-cell table:style-name="ce404" office:value-type="string" calcext:value-type="string">
            <text:p>0602037426</text:p>
          </table:table-cell>
          <table:table-cell table:style-name="ce411" office:value-type="string" calcext:value-type="string">
            <text:p>BADILLO CACERES NANCY ELIZABETH</text:p>
          </table:table-cell>
          <table:table-cell table:style-name="ce411" office:value-type="string" calcext:value-type="string">
            <text:p>UDAFGJ12</text:p>
          </table:table-cell>
          <table:table-cell table:style-name="ce302" office:value-type="string" calcext:value-type="string">
            <text:p>Administrativa Financiera</text:p>
          </table:table-cell>
          <table:table-cell table:style-name="ce302"/>
          <table:table-cell/>
          <table:table-cell table:style-name="ce90" table:formula="of:=CONCATENATE(&quot;UPDATE g_estructura.funcionarios SET id_area = '&quot;;[.F207];&quot;' WHERE  identificador = '&quot;;[.D207];&quot;';&quot;)" office:value-type="string" office:string-value="UPDATE g_estructura.funcionarios SET id_area = 'UDAFGJ12' WHERE  identificador = '0602037426';" calcext:value-type="string">
            <text:p>UPDATE g_estructura.funcionarios SET id_area = 'UDAFGJ12' WHERE <text:s/>identificador = '0602037426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GJ12</text:p>
          </table:table-cell>
          <table:table-cell table:style-name="ce405" office:value-type="string" calcext:value-type="string">
            <text:p>0202489258</text:p>
          </table:table-cell>
          <table:table-cell table:style-name="ce412" office:value-type="string" calcext:value-type="string">
            <text:p>CARRERA CARRERA JOSE LEONEL</text:p>
          </table:table-cell>
          <table:table-cell table:style-name="ce412" office:value-type="string" calcext:value-type="string">
            <text:p>UDAFGJ12</text:p>
          </table:table-cell>
          <table:table-cell table:style-name="ce304" office:value-type="string" calcext:value-type="string">
            <text:p>Administrativa Financiera</text:p>
          </table:table-cell>
          <table:table-cell table:style-name="ce304"/>
          <table:table-cell/>
          <table:table-cell table:style-name="ce90" table:formula="of:=CONCATENATE(&quot;UPDATE g_estructura.funcionarios SET id_area = '&quot;;[.F208];&quot;' WHERE  identificador = '&quot;;[.D208];&quot;';&quot;)" office:value-type="string" office:string-value="UPDATE g_estructura.funcionarios SET id_area = 'UDAFGJ12' WHERE  identificador = '0202489258';" calcext:value-type="string">
            <text:p>UPDATE g_estructura.funcionarios SET id_area = 'UDAFGJ12' WHERE <text:s/>identificador = '0202489258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GJ12</text:p>
          </table:table-cell>
          <table:table-cell table:style-name="ce405" office:value-type="float" office:value="1717209074" calcext:value-type="float">
            <text:p>1717209074</text:p>
          </table:table-cell>
          <table:table-cell table:style-name="ce412" office:value-type="string" calcext:value-type="string">
            <text:p>CASTAÑEDA HERRERA FRANKLIN ANDRES</text:p>
          </table:table-cell>
          <table:table-cell table:style-name="ce412" office:value-type="string" calcext:value-type="string">
            <text:p>UDSAGJ12</text:p>
          </table:table-cell>
          <table:table-cell table:style-name="ce304" office:value-type="string" calcext:value-type="string">
            <text:p>Sanidad Animal</text:p>
          </table:table-cell>
          <table:table-cell table:style-name="ce304"/>
          <table:table-cell/>
          <table:table-cell table:style-name="ce90" table:formula="of:=CONCATENATE(&quot;UPDATE g_estructura.funcionarios SET id_area = '&quot;;[.F209];&quot;' WHERE  identificador = '&quot;;[.D209];&quot;';&quot;)" office:value-type="string" office:string-value="UPDATE g_estructura.funcionarios SET id_area = 'UDSAGJ12' WHERE  identificador = '1717209074';" calcext:value-type="string">
            <text:p>UPDATE g_estructura.funcionarios SET id_area = 'UDSAGJ12' WHERE <text:s/>identificador = '1717209074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GJ12</text:p>
          </table:table-cell>
          <table:table-cell table:style-name="ce405" office:value-type="float" office:value="1717404915" calcext:value-type="float">
            <text:p>1717404915</text:p>
          </table:table-cell>
          <table:table-cell table:style-name="ce412" office:value-type="string" calcext:value-type="string">
            <text:p>CHAVEZ ZAMBRANO HECTOR ILDEFONZO</text:p>
          </table:table-cell>
          <table:table-cell table:style-name="ce412" office:value-type="string" calcext:value-type="string">
            <text:p>UDSVGJ12</text:p>
          </table:table-cell>
          <table:table-cell table:style-name="ce304" office:value-type="string" calcext:value-type="string">
            <text:p>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210];&quot;' WHERE  identificador = '&quot;;[.D210];&quot;';&quot;)" office:value-type="string" office:string-value="UPDATE g_estructura.funcionarios SET id_area = 'UDSVGJ12' WHERE  identificador = '1717404915';" calcext:value-type="string">
            <text:p>UPDATE g_estructura.funcionarios SET id_area = 'UDSVGJ12' WHERE <text:s/>identificador = '1717404915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GJ12</text:p>
          </table:table-cell>
          <table:table-cell table:style-name="ce405" office:value-type="string" calcext:value-type="string">
            <text:p>0201567989</text:p>
          </table:table-cell>
          <table:table-cell table:style-name="ce413" office:value-type="string" calcext:value-type="string">
            <text:p>CHELA CHELA DAVID EFREN</text:p>
          </table:table-cell>
          <table:table-cell table:style-name="ce413" office:value-type="string" calcext:value-type="string">
            <text:p>JSSAB</text:p>
          </table:table-cell>
          <table:table-cell table:style-name="ce304" office:value-type="string" calcext:value-type="string">
            <text:p>Jefe de Servicios de Agropecuarios</text:p>
          </table:table-cell>
          <table:table-cell table:style-name="ce313" office:value-type="string" calcext:value-type="string">
            <text:p>JSSAB</text:p>
          </table:table-cell>
          <table:table-cell table:style-name="ce85" office:value-type="string" calcext:value-type="string">
            <text:p>RESPONSABLE DE PROVINCIA</text:p>
          </table:table-cell>
          <table:table-cell table:style-name="ce90" table:formula="of:=CONCATENATE(&quot;UPDATE g_estructura.funcionarios SET id_area = '&quot;;[.F211];&quot;' WHERE  identificador = '&quot;;[.D211];&quot;';&quot;)" office:value-type="string" office:string-value="UPDATE g_estructura.funcionarios SET id_area = 'JSSAB' WHERE  identificador = '0201567989';" calcext:value-type="string">
            <text:p>UPDATE g_estructura.funcionarios SET id_area = 'JSSAB' WHERE <text:s/>identificador = '0201567989';</text:p>
          </table:table-cell>
          <table:table-cell/>
          <table:table-cell table:style-name="ce90" table:formula="of:=CONCATENATE(&quot;INSERT INTO g_estructura.responsables(id_area, identificador, prioridad, responsable, activo, estado) values ('&quot;;[.H211];&quot;','&quot;;[.D211];&quot;',1,true,1,1);&quot;)" office:value-type="string" office:string-value="INSERT INTO g_estructura.responsables(id_area, identificador, prioridad, responsable, activo, estado) values ('JSSAB','0201567989',1,true,1,1);" calcext:value-type="string">
            <text:p>INSERT INTO g_estructura.responsables(id_area, identificador, prioridad, responsable, activo, estado) values ('JSSAB','0201567989',1,true,1,1);</text:p>
          </table:table-cell>
          <table:table-cell table:number-columns-repeated="1012"/>
        </table:table-row>
        <table:table-row table:style-name="ro4">
          <table:table-cell/>
          <table:covered-table-cell table:style-name="ce401"/>
          <table:table-cell table:style-name="ce400" office:value-type="string" calcext:value-type="string">
            <text:p>OTGJ12</text:p>
          </table:table-cell>
          <table:table-cell table:style-name="ce405" office:value-type="string" calcext:value-type="string">
            <text:p>0201813565</text:p>
          </table:table-cell>
          <table:table-cell table:style-name="ce412" office:value-type="string" calcext:value-type="string">
            <text:p>FLORES CARDENAS GEOVANNY ALEJANDRO</text:p>
          </table:table-cell>
          <table:table-cell table:style-name="ce412" office:value-type="string" calcext:value-type="string">
            <text:p>UDIAGJ12</text:p>
          </table:table-cell>
          <table:table-cell table:style-name="ce304" office:value-type="string" calcext:value-type="string">
            <text:p>Inocuidad de Alimentos</text:p>
          </table:table-cell>
          <table:table-cell table:style-name="ce304"/>
          <table:table-cell/>
          <table:table-cell table:style-name="ce90" table:formula="of:=CONCATENATE(&quot;UPDATE g_estructura.funcionarios SET id_area = '&quot;;[.F212];&quot;' WHERE  identificador = '&quot;;[.D212];&quot;';&quot;)" office:value-type="string" office:string-value="UPDATE g_estructura.funcionarios SET id_area = 'UDIAGJ12' WHERE  identificador = '0201813565';" calcext:value-type="string">
            <text:p>UPDATE g_estructura.funcionarios SET id_area = 'UDIAGJ12' WHERE <text:s/>identificador = '0201813565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GJ12</text:p>
          </table:table-cell>
          <table:table-cell table:style-name="ce405" office:value-type="string" calcext:value-type="string">
            <text:p>0201852480</text:p>
          </table:table-cell>
          <table:table-cell table:style-name="ce412" office:value-type="string" calcext:value-type="string">
            <text:p>GARCIA BAYAS JENNY LUZMILA</text:p>
          </table:table-cell>
          <table:table-cell table:style-name="ce412" office:value-type="string" calcext:value-type="string">
            <text:p>UDAFGJ12</text:p>
          </table:table-cell>
          <table:table-cell table:style-name="ce304" office:value-type="string" calcext:value-type="string">
            <text:p>Administrativa Financiera</text:p>
          </table:table-cell>
          <table:table-cell table:style-name="ce304"/>
          <table:table-cell/>
          <table:table-cell table:style-name="ce90" table:formula="of:=CONCATENATE(&quot;UPDATE g_estructura.funcionarios SET id_area = '&quot;;[.F213];&quot;' WHERE  identificador = '&quot;;[.D213];&quot;';&quot;)" office:value-type="string" office:string-value="UPDATE g_estructura.funcionarios SET id_area = 'UDAFGJ12' WHERE  identificador = '0201852480';" calcext:value-type="string">
            <text:p>UPDATE g_estructura.funcionarios SET id_area = 'UDAFGJ12' WHERE <text:s/>identificador = '0201852480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GJ12</text:p>
          </table:table-cell>
          <table:table-cell table:style-name="ce405" office:value-type="string" calcext:value-type="string">
            <text:p>0201877180</text:p>
          </table:table-cell>
          <table:table-cell table:style-name="ce412" office:value-type="string" calcext:value-type="string">
            <text:p>IZA AIMARA FELIX GENARO</text:p>
          </table:table-cell>
          <table:table-cell table:style-name="ce412" office:value-type="string" calcext:value-type="string">
            <text:p>UDSAGJ12</text:p>
          </table:table-cell>
          <table:table-cell table:style-name="ce304" office:value-type="string" calcext:value-type="string">
            <text:p>Sanidad Animal</text:p>
          </table:table-cell>
          <table:table-cell table:style-name="ce304"/>
          <table:table-cell/>
          <table:table-cell table:style-name="ce90" table:formula="of:=CONCATENATE(&quot;UPDATE g_estructura.funcionarios SET id_area = '&quot;;[.F214];&quot;' WHERE  identificador = '&quot;;[.D214];&quot;';&quot;)" office:value-type="string" office:string-value="UPDATE g_estructura.funcionarios SET id_area = 'UDSAGJ12' WHERE  identificador = '0201877180';" calcext:value-type="string">
            <text:p>UPDATE g_estructura.funcionarios SET id_area = 'UDSAGJ12' WHERE <text:s/>identificador = '0201877180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GJ12</text:p>
          </table:table-cell>
          <table:table-cell table:style-name="ce405" office:value-type="string" calcext:value-type="string">
            <text:p>0201498599</text:p>
          </table:table-cell>
          <table:table-cell table:style-name="ce412" office:value-type="string" calcext:value-type="string">
            <text:p>MAZABANDA BAYAS SEGUNDO RICARDO</text:p>
          </table:table-cell>
          <table:table-cell table:style-name="ce412" office:value-type="string" calcext:value-type="string">
            <text:p>UDSAGJ12</text:p>
          </table:table-cell>
          <table:table-cell table:style-name="ce304" office:value-type="string" calcext:value-type="string">
            <text:p>Sanidad Animal</text:p>
          </table:table-cell>
          <table:table-cell table:style-name="ce304"/>
          <table:table-cell/>
          <table:table-cell table:style-name="ce90" table:formula="of:=CONCATENATE(&quot;UPDATE g_estructura.funcionarios SET id_area = '&quot;;[.F215];&quot;' WHERE  identificador = '&quot;;[.D215];&quot;';&quot;)" office:value-type="string" office:string-value="UPDATE g_estructura.funcionarios SET id_area = 'UDSAGJ12' WHERE  identificador = '0201498599';" calcext:value-type="string">
            <text:p>UPDATE g_estructura.funcionarios SET id_area = 'UDSAGJ12' WHERE <text:s/>identificador = '0201498599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GJ12</text:p>
          </table:table-cell>
          <table:table-cell table:style-name="ce405" office:value-type="string" calcext:value-type="string">
            <text:p>0201532058</text:p>
          </table:table-cell>
          <table:table-cell table:style-name="ce412" office:value-type="string" calcext:value-type="string">
            <text:p>VALVERDE VALVERDE ROLANDO GUSTAVO</text:p>
          </table:table-cell>
          <table:table-cell table:style-name="ce412" office:value-type="string" calcext:value-type="string">
            <text:p>UDSVGJ12</text:p>
          </table:table-cell>
          <table:table-cell table:style-name="ce304" office:value-type="string" calcext:value-type="string">
            <text:p>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216];&quot;' WHERE  identificador = '&quot;;[.D216];&quot;';&quot;)" office:value-type="string" office:string-value="UPDATE g_estructura.funcionarios SET id_area = 'UDSVGJ12' WHERE  identificador = '0201532058';" calcext:value-type="string">
            <text:p>UPDATE g_estructura.funcionarios SET id_area = 'UDSVGJ12' WHERE <text:s/>identificador = '0201532058';</text:p>
          </table:table-cell>
          <table:table-cell table:number-columns-repeated="1014"/>
        </table:table-row>
        <table:table-row table:style-name="ro4">
          <table:table-cell/>
          <table:covered-table-cell table:style-name="ce401"/>
          <table:table-cell table:style-name="ce401" office:value-type="string" calcext:value-type="string">
            <text:p>OTGJ12</text:p>
          </table:table-cell>
          <table:table-cell table:style-name="ce405" office:value-type="string" calcext:value-type="string">
            <text:p>0202135059</text:p>
          </table:table-cell>
          <table:table-cell table:style-name="ce412" office:value-type="string" calcext:value-type="string">
            <text:p>TUALOMBO QUITIO ALEXIS IZAC</text:p>
          </table:table-cell>
          <table:table-cell table:style-name="ce412" office:value-type="string" calcext:value-type="string">
            <text:p>UDAFGJ12</text:p>
          </table:table-cell>
          <table:table-cell table:style-name="ce304" office:value-type="string" calcext:value-type="string">
            <text:p>Administrativa Financiera</text:p>
          </table:table-cell>
          <table:table-cell table:style-name="ce304"/>
          <table:table-cell/>
          <table:table-cell table:style-name="ce90" table:formula="of:=CONCATENATE(&quot;UPDATE g_estructura.funcionarios SET id_area = '&quot;;[.F217];&quot;' WHERE  identificador = '&quot;;[.D217];&quot;';&quot;)" office:value-type="string" office:string-value="UPDATE g_estructura.funcionarios SET id_area = 'UDAFGJ12' WHERE  identificador = '0202135059';" calcext:value-type="string">
            <text:p>UPDATE g_estructura.funcionarios SET id_area = 'UDAFGJ12' WHERE <text:s/>identificador = '0202135059';</text:p>
          </table:table-cell>
          <table:table-cell table:number-columns-repeated="1014"/>
        </table:table-row>
        <table:table-row table:style-name="ro4">
          <table:table-cell/>
          <table:table-cell table:style-name="ce403" office:value-type="string" calcext:value-type="string" table:number-columns-spanned="1" table:number-rows-spanned="4">
            <text:p>Oficina Caluma</text:p>
          </table:table-cell>
          <table:table-cell table:style-name="ce403" office:value-type="string" calcext:value-type="string">
            <text:p>OTCJ12</text:p>
          </table:table-cell>
          <table:table-cell table:style-name="ce405" office:value-type="string" calcext:value-type="string">
            <text:p>0201561198</text:p>
          </table:table-cell>
          <table:table-cell table:style-name="ce413" office:value-type="string" calcext:value-type="string">
            <text:p>BORJA BORJA HECTOR EFRAIN</text:p>
          </table:table-cell>
          <table:table-cell table:style-name="ce413" office:value-type="string" calcext:value-type="string">
            <text:p>UDSACJ12</text:p>
          </table:table-cell>
          <table:table-cell table:style-name="ce304" office:value-type="string" calcext:value-type="string">
            <text:p>Sanidad Animal</text:p>
          </table:table-cell>
          <table:table-cell table:style-name="ce313" office:value-type="string" calcext:value-type="string">
            <text:p>OTCJ12</text:p>
          </table:table-cell>
          <table:table-cell table:style-name="ce85" office:value-type="string" calcext:value-type="string">
            <text:p>Responsable de Oficina</text:p>
          </table:table-cell>
          <table:table-cell table:style-name="ce90" table:formula="of:=CONCATENATE(&quot;UPDATE g_estructura.funcionarios SET id_area = '&quot;;[.F218];&quot;' WHERE  identificador = '&quot;;[.D218];&quot;';&quot;)" office:value-type="string" office:string-value="UPDATE g_estructura.funcionarios SET id_area = 'UDSACJ12' WHERE  identificador = '0201561198';" calcext:value-type="string">
            <text:p>UPDATE g_estructura.funcionarios SET id_area = 'UDSACJ12' WHERE <text:s/>identificador = '0201561198';</text:p>
          </table:table-cell>
          <table:table-cell/>
          <table:table-cell table:style-name="ce90" table:formula="of:=CONCATENATE(&quot;INSERT INTO g_estructura.responsables(id_area, identificador, prioridad, responsable, activo, estado) values ('&quot;;[.H218];&quot;','&quot;;[.D218];&quot;',1,true,1,1);&quot;)" office:value-type="string" office:string-value="INSERT INTO g_estructura.responsables(id_area, identificador, prioridad, responsable, activo, estado) values ('OTCJ12','0201561198',1,true,1,1);" calcext:value-type="string">
            <text:p>INSERT INTO g_estructura.responsables(id_area, identificador, prioridad, responsable, activo, estado) values ('OTCJ12','0201561198',1,true,1,1);</text:p>
          </table:table-cell>
          <table:table-cell table:number-columns-repeated="1012"/>
        </table:table-row>
        <table:table-row table:style-name="ro4">
          <table:table-cell/>
          <table:covered-table-cell table:style-name="ce402"/>
          <table:table-cell table:style-name="ce402" office:value-type="string" calcext:value-type="string">
            <text:p>OTCJ12</text:p>
          </table:table-cell>
          <table:table-cell table:style-name="ce405" office:value-type="float" office:value="1721738357" calcext:value-type="float">
            <text:p>1721738357</text:p>
          </table:table-cell>
          <table:table-cell table:style-name="ce412" office:value-type="string" calcext:value-type="string">
            <text:p>CEVALLOS HIDALGO PAULINA ANDREA</text:p>
          </table:table-cell>
          <table:table-cell table:style-name="ce412" office:value-type="string" calcext:value-type="string">
            <text:p>UDSVCJ12</text:p>
          </table:table-cell>
          <table:table-cell table:style-name="ce304" office:value-type="string" calcext:value-type="string">
            <text:p>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219];&quot;' WHERE  identificador = '&quot;;[.D219];&quot;';&quot;)" office:value-type="string" office:string-value="UPDATE g_estructura.funcionarios SET id_area = 'UDSVCJ12' WHERE  identificador = '1721738357';" calcext:value-type="string">
            <text:p>UPDATE g_estructura.funcionarios SET id_area = 'UDSVCJ12' WHERE <text:s/>identificador = '1721738357';</text:p>
          </table:table-cell>
          <table:table-cell table:number-columns-repeated="1014"/>
        </table:table-row>
        <table:table-row table:style-name="ro4">
          <table:table-cell/>
          <table:covered-table-cell table:style-name="ce402"/>
          <table:table-cell table:style-name="ce402" office:value-type="string" calcext:value-type="string">
            <text:p>OTCJ12</text:p>
          </table:table-cell>
          <table:table-cell table:style-name="ce405" office:value-type="float" office:value="1205791294" calcext:value-type="float">
            <text:p>1205791294</text:p>
          </table:table-cell>
          <table:table-cell table:style-name="ce412" office:value-type="string" calcext:value-type="string">
            <text:p>ECHEVERRIA MUÑOZ VICENTE DAVID</text:p>
          </table:table-cell>
          <table:table-cell table:style-name="ce412" office:value-type="string" calcext:value-type="string">
            <text:p>UDSVCJ12</text:p>
          </table:table-cell>
          <table:table-cell table:style-name="ce304" office:value-type="string" calcext:value-type="string">
            <text:p>Sanidad Vegetal</text:p>
          </table:table-cell>
          <table:table-cell table:style-name="ce304"/>
          <table:table-cell/>
          <table:table-cell table:style-name="ce90" table:formula="of:=CONCATENATE(&quot;UPDATE g_estructura.funcionarios SET id_area = '&quot;;[.F220];&quot;' WHERE  identificador = '&quot;;[.D220];&quot;';&quot;)" office:value-type="string" office:string-value="UPDATE g_estructura.funcionarios SET id_area = 'UDSVCJ12' WHERE  identificador = '1205791294';" calcext:value-type="string">
            <text:p>UPDATE g_estructura.funcionarios SET id_area = 'UDSVCJ12' WHERE <text:s/>identificador = '1205791294';</text:p>
          </table:table-cell>
          <table:table-cell table:number-columns-repeated="1014"/>
        </table:table-row>
        <table:table-row table:style-name="ro4">
          <table:table-cell/>
          <table:covered-table-cell table:style-name="ce403"/>
          <table:table-cell table:style-name="ce403" office:value-type="string" calcext:value-type="string">
            <text:p>OTCJ12</text:p>
          </table:table-cell>
          <table:table-cell table:style-name="ce424" office:value-type="string" calcext:value-type="string">
            <text:p>0201787876</text:p>
          </table:table-cell>
          <table:table-cell table:style-name="ce415" office:value-type="string" calcext:value-type="string">
            <text:p>ENRIQUEZ RAMIREZ MONICA NATALY</text:p>
          </table:table-cell>
          <table:table-cell table:style-name="ce415" office:value-type="string" calcext:value-type="string">
            <text:p>UDSACJ12</text:p>
          </table:table-cell>
          <table:table-cell table:style-name="ce312" office:value-type="string" calcext:value-type="string">
            <text:p>Sanidad Animal</text:p>
          </table:table-cell>
          <table:table-cell table:style-name="ce312"/>
          <table:table-cell/>
          <table:table-cell table:style-name="ce90" table:formula="of:=CONCATENATE(&quot;UPDATE g_estructura.funcionarios SET id_area = '&quot;;[.F221];&quot;' WHERE  identificador = '&quot;;[.D221];&quot;';&quot;)" office:value-type="string" office:string-value="UPDATE g_estructura.funcionarios SET id_area = 'UDSACJ12' WHERE  identificador = '0201787876';" calcext:value-type="string">
            <text:p>UPDATE g_estructura.funcionarios SET id_area = 'UDSACJ12' WHERE <text:s/>identificador = '0201787876';</text:p>
          </table:table-cell>
          <table:table-cell table:number-columns-repeated="1014"/>
        </table:table-row>
        <table:table-row table:style-name="ro3" table:number-rows-repeated="1048349">
          <table:table-cell table:number-columns-repeated="1024"/>
        </table:table-row>
        <table:table-row table:style-name="ro10" table:number-rows-repeated="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ZONA 6" table:style-name="ta6">
        <office:forms form:automatic-focus="false" form:apply-design-mode="false"/>
        <table:table-column table:style-name="co1" table:default-cell-style-name="Default"/>
        <table:table-column table:style-name="co31" table:default-cell-style-name="Default"/>
        <table:table-column table:style-name="co49" table:default-cell-style-name="Default"/>
        <table:table-column table:style-name="co50" table:default-cell-style-name="ce106"/>
        <table:table-column table:style-name="co51" table:default-cell-style-name="Default"/>
        <table:table-column table:style-name="co43" table:default-cell-style-name="Default"/>
        <table:table-column table:style-name="co52" table:default-cell-style-name="Default"/>
        <table:table-column table:style-name="co1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1" table:number-columns-repeated="1013" table:default-cell-style-name="Default"/>
        <table:table-row table:style-name="ro3">
          <table:table-cell table:number-columns-repeated="1024"/>
        </table:table-row>
        <table:table-row table:style-name="ro11">
          <table:table-cell/>
          <table:table-cell table:style-name="ce435" office:value-type="string" calcext:value-type="string" table:number-columns-spanned="6" table:number-rows-spanned="1">
            <text:p>DIRECCIÓN DISTRITAL Y ARTICULACIÓN TERRITORIAL CAÑAR <text:s text:c="4"/>DDAT14</text:p>
          </table:table-cell>
          <table:covered-table-cell table:style-name="ce435"/>
          <table:covered-table-cell table:style-name="ce453"/>
          <table:covered-table-cell table:number-columns-repeated="2" table:style-name="ce458"/>
          <table:covered-table-cell table:style-name="ce469"/>
          <table:table-cell table:style-name="ce469"/>
          <table:table-cell table:number-columns-repeated="1016"/>
        </table:table-row>
        <table:table-row table:style-name="ro11">
          <table:table-cell/>
          <table:table-cell table:style-name="ce435" office:value-type="string" calcext:value-type="string">
            <text:p>OFICINA</text:p>
          </table:table-cell>
          <table:table-cell table:style-name="ce435"/>
          <table:table-cell table:style-name="ce454" office:value-type="string" calcext:value-type="string">
            <text:p>CEDULA </text:p>
          </table:table-cell>
          <table:table-cell table:style-name="ce435" office:value-type="string" calcext:value-type="string">
            <text:p>PERSONAL Y ÁREA</text:p>
          </table:table-cell>
          <table:table-cell table:style-name="ce435"/>
          <table:table-cell table:style-name="ce435" office:value-type="string" calcext:value-type="string">
            <text:p>AREA</text:p>
          </table:table-cell>
          <table:table-cell table:style-name="ce435"/>
          <table:table-cell table:number-columns-repeated="1016"/>
        </table:table-row>
        <table:table-row table:style-name="ro4">
          <table:table-cell/>
          <table:table-cell table:style-name="ce436" office:value-type="string" calcext:value-type="string" table:number-columns-spanned="1" table:number-rows-spanned="31">
            <text:p>Oficina Azogues</text:p>
          </table:table-cell>
          <table:table-cell table:style-name="ce436" office:value-type="string" calcext:value-type="string">
            <text:p>OTA14</text:p>
          </table:table-cell>
          <table:table-cell table:style-name="ce112" office:value-type="string" calcext:value-type="string">
            <text:p>0301692463</text:p>
          </table:table-cell>
          <table:table-cell table:style-name="ce459" office:value-type="string" calcext:value-type="string">
            <text:p>ABAD QUEVEDO VANESSA LUCIA</text:p>
          </table:table-cell>
          <table:table-cell table:style-name="ce459" office:value-type="string" calcext:value-type="string">
            <text:p>UDATIAA14</text:p>
          </table:table-cell>
          <table:table-cell table:style-name="ce470" office:value-type="string" calcext:value-type="string">
            <text:p>Inocuidad de Alimentos</text:p>
          </table:table-cell>
          <table:table-cell table:style-name="ce470"/>
          <table:table-cell/>
          <table:table-cell table:style-name="ce90" table:formula="of:=CONCATENATE(&quot;UPDATE g_estructura.funcionarios SET id_area = '&quot;;[.F4];&quot;' WHERE  identificador = '&quot;;[.D4];&quot;';&quot;)" office:value-type="string" office:string-value="UPDATE g_estructura.funcionarios SET id_area = 'UDATIAA14' WHERE  identificador = '0301692463';" calcext:value-type="string">
            <text:p>UPDATE g_estructura.funcionarios SET id_area = 'UDATIAA14' WHERE <text:s/>identificador = '0301692463';</text:p>
          </table:table-cell>
          <table:table-cell table:number-columns-repeated="1014"/>
        </table:table-row>
        <table:table-row table:style-name="ro4">
          <table:table-cell/>
          <table:covered-table-cell table:style-name="ce437"/>
          <table:table-cell table:style-name="ce437" office:value-type="string" calcext:value-type="string">
            <text:p>OTA14</text:p>
          </table:table-cell>
          <table:table-cell table:style-name="ce112" office:value-type="float" office:value="1104528896" calcext:value-type="float">
            <text:p>1104528896</text:p>
          </table:table-cell>
          <table:table-cell table:style-name="ce459" office:value-type="string" calcext:value-type="string">
            <text:p>AGURTO GRANDA DIEGO ALONSO</text:p>
          </table:table-cell>
          <table:table-cell table:style-name="ce459" office:value-type="string" calcext:value-type="string">
            <text:p>UDATIAA14</text:p>
          </table:table-cell>
          <table:table-cell table:style-name="ce470" office:value-type="string" calcext:value-type="string">
            <text:p>Inocuidad de Alimentos</text:p>
          </table:table-cell>
          <table:table-cell table:style-name="ce470"/>
          <table:table-cell/>
          <table:table-cell table:style-name="ce90" table:formula="of:=CONCATENATE(&quot;UPDATE g_estructura.funcionarios SET id_area = '&quot;;[.F5];&quot;' WHERE  identificador = '&quot;;[.D5];&quot;';&quot;)" office:value-type="string" office:string-value="UPDATE g_estructura.funcionarios SET id_area = 'UDATIAA14' WHERE  identificador = '1104528896';" calcext:value-type="string">
            <text:p>UPDATE g_estructura.funcionarios SET id_area = 'UDATIAA14' WHERE <text:s/>identificador = '1104528896';</text:p>
          </table:table-cell>
          <table:table-cell table:number-columns-repeated="1014"/>
        </table:table-row>
        <table:table-row table:style-name="ro4">
          <table:table-cell/>
          <table:covered-table-cell table:style-name="ce437"/>
          <table:table-cell table:style-name="ce437" office:value-type="string" calcext:value-type="string">
            <text:p>OTA14</text:p>
          </table:table-cell>
          <table:table-cell table:style-name="ce112" office:value-type="string" calcext:value-type="string">
            <text:p>0301644993</text:p>
          </table:table-cell>
          <table:table-cell table:style-name="ce459" office:value-type="string" calcext:value-type="string">
            <text:p>BANEGAS BANEGAS HUGO DANIEL</text:p>
          </table:table-cell>
          <table:table-cell table:style-name="ce459" office:value-type="string" calcext:value-type="string">
            <text:p>UDATRIAA14</text:p>
          </table:table-cell>
          <table:table-cell table:style-name="ce470" office:value-type="string" calcext:value-type="string">
            <text:p>Registro de Insumos Agropecuarios </text:p>
          </table:table-cell>
          <table:table-cell table:style-name="ce470"/>
          <table:table-cell/>
          <table:table-cell table:style-name="ce90" table:formula="of:=CONCATENATE(&quot;UPDATE g_estructura.funcionarios SET id_area = '&quot;;[.F6];&quot;' WHERE  identificador = '&quot;;[.D6];&quot;';&quot;)" office:value-type="string" office:string-value="UPDATE g_estructura.funcionarios SET id_area = 'UDATRIAA14' WHERE  identificador = '0301644993';" calcext:value-type="string">
            <text:p>UPDATE g_estructura.funcionarios SET id_area = 'UDATRIAA14' WHERE <text:s/>identificador = '0301644993';</text:p>
          </table:table-cell>
          <table:table-cell table:number-columns-repeated="1014"/>
        </table:table-row>
        <table:table-row table:style-name="ro4">
          <table:table-cell/>
          <table:covered-table-cell table:style-name="ce437"/>
          <table:table-cell table:style-name="ce437" office:value-type="string" calcext:value-type="string">
            <text:p>OTA14</text:p>
          </table:table-cell>
          <table:table-cell table:style-name="ce112" office:value-type="string" calcext:value-type="string">
            <text:p>0301818167</text:p>
          </table:table-cell>
          <table:table-cell table:style-name="ce459" office:value-type="string" calcext:value-type="string">
            <text:p>BUESTAN CARABAJO PEDRO DAMIAN</text:p>
          </table:table-cell>
          <table:table-cell table:style-name="ce459" office:value-type="string" calcext:value-type="string">
            <text:p>UDATSAA14</text:p>
          </table:table-cell>
          <table:table-cell table:style-name="ce470" office:value-type="string" calcext:value-type="string">
            <text:p>Sanidad Animal</text:p>
          </table:table-cell>
          <table:table-cell table:style-name="ce470"/>
          <table:table-cell/>
          <table:table-cell table:style-name="ce90" table:formula="of:=CONCATENATE(&quot;UPDATE g_estructura.funcionarios SET id_area = '&quot;;[.F7];&quot;' WHERE  identificador = '&quot;;[.D7];&quot;';&quot;)" office:value-type="string" office:string-value="UPDATE g_estructura.funcionarios SET id_area = 'UDATSAA14' WHERE  identificador = '0301818167';" calcext:value-type="string">
            <text:p>UPDATE g_estructura.funcionarios SET id_area = 'UDATSAA14' WHERE <text:s/>identificador = '0301818167';</text:p>
          </table:table-cell>
          <table:table-cell table:number-columns-repeated="1014"/>
        </table:table-row>
        <table:table-row table:style-name="ro4">
          <table:table-cell/>
          <table:covered-table-cell table:style-name="ce437"/>
          <table:table-cell table:style-name="ce437" office:value-type="string" calcext:value-type="string">
            <text:p>OTA14</text:p>
          </table:table-cell>
          <table:table-cell table:style-name="ce112" office:value-type="string" calcext:value-type="string">
            <text:p>3008940370</text:p>
          </table:table-cell>
          <table:table-cell table:style-name="ce459" office:value-type="string" calcext:value-type="string">
            <text:p>CALLE MENDEZ DIEGO PATRICIO</text:p>
          </table:table-cell>
          <table:table-cell table:style-name="ce459" office:value-type="string" calcext:value-type="string">
            <text:p>UDATAFA14</text:p>
          </table:table-cell>
          <table:table-cell table:style-name="ce470" office:value-type="string" calcext:value-type="string">
            <text:p>Administrativa Financiera</text:p>
          </table:table-cell>
          <table:table-cell table:style-name="ce470"/>
          <table:table-cell/>
          <table:table-cell table:style-name="ce90" table:formula="of:=CONCATENATE(&quot;UPDATE g_estructura.funcionarios SET id_area = '&quot;;[.F8];&quot;' WHERE  identificador = '&quot;;[.D8];&quot;';&quot;)" office:value-type="string" office:string-value="UPDATE g_estructura.funcionarios SET id_area = 'UDATAFA14' WHERE  identificador = '3008940370';" calcext:value-type="string">
            <text:p>UPDATE g_estructura.funcionarios SET id_area = 'UDATAFA14' WHERE <text:s/>identificador = '3008940370';</text:p>
          </table:table-cell>
          <table:table-cell table:number-columns-repeated="1014"/>
        </table:table-row>
        <table:table-row table:style-name="ro4">
          <table:table-cell/>
          <table:covered-table-cell table:style-name="ce437"/>
          <table:table-cell table:style-name="ce437" office:value-type="string" calcext:value-type="string">
            <text:p>OTA14</text:p>
          </table:table-cell>
          <table:table-cell table:style-name="ce112" office:value-type="string" calcext:value-type="string">
            <text:p>0102130937</text:p>
          </table:table-cell>
          <table:table-cell table:style-name="ce459" office:value-type="string" calcext:value-type="string">
            <text:p>COELLO PANDO HENRY DAMIAN</text:p>
          </table:table-cell>
          <table:table-cell table:style-name="ce459" office:value-type="string" calcext:value-type="string">
            <text:p>UDATSAA14</text:p>
          </table:table-cell>
          <table:table-cell table:style-name="ce470" office:value-type="string" calcext:value-type="string">
            <text:p>Sanidad Animal</text:p>
          </table:table-cell>
          <table:table-cell table:style-name="ce470"/>
          <table:table-cell/>
          <table:table-cell table:style-name="ce90" table:formula="of:=CONCATENATE(&quot;UPDATE g_estructura.funcionarios SET id_area = '&quot;;[.F9];&quot;' WHERE  identificador = '&quot;;[.D9];&quot;';&quot;)" office:value-type="string" office:string-value="UPDATE g_estructura.funcionarios SET id_area = 'UDATSAA14' WHERE  identificador = '0102130937';" calcext:value-type="string">
            <text:p>UPDATE g_estructura.funcionarios SET id_area = 'UDATSAA14' WHERE <text:s/>identificador = '0102130937';</text:p>
          </table:table-cell>
          <table:table-cell table:number-columns-repeated="1014"/>
        </table:table-row>
        <table:table-row table:style-name="ro4">
          <table:table-cell/>
          <table:covered-table-cell table:style-name="ce437"/>
          <table:table-cell table:style-name="ce437" office:value-type="string" calcext:value-type="string">
            <text:p>OTA14</text:p>
          </table:table-cell>
          <table:table-cell table:style-name="ce112" office:value-type="string" calcext:value-type="string">
            <text:p>0302007521</text:p>
          </table:table-cell>
          <table:table-cell table:style-name="ce459" office:value-type="string" calcext:value-type="string">
            <text:p>ESPINOZA SIBRI IRMA MAGALY </text:p>
          </table:table-cell>
          <table:table-cell table:style-name="ce459" office:value-type="string" calcext:value-type="string">
            <text:p>UDATAFA14</text:p>
          </table:table-cell>
          <table:table-cell table:style-name="ce470" office:value-type="string" calcext:value-type="string">
            <text:p>Administrativa Financiera</text:p>
          </table:table-cell>
          <table:table-cell table:style-name="ce470"/>
          <table:table-cell/>
          <table:table-cell table:style-name="ce90" table:formula="of:=CONCATENATE(&quot;UPDATE g_estructura.funcionarios SET id_area = '&quot;;[.F10];&quot;' WHERE  identificador = '&quot;;[.D10];&quot;';&quot;)" office:value-type="string" office:string-value="UPDATE g_estructura.funcionarios SET id_area = 'UDATAFA14' WHERE  identificador = '0302007521';" calcext:value-type="string">
            <text:p>UPDATE g_estructura.funcionarios SET id_area = 'UDATAFA14' WHERE <text:s/>identificador = '0302007521';</text:p>
          </table:table-cell>
          <table:table-cell table:number-columns-repeated="1014"/>
        </table:table-row>
        <table:table-row table:style-name="ro4">
          <table:table-cell/>
          <table:covered-table-cell table:style-name="ce437"/>
          <table:table-cell table:style-name="ce437" office:value-type="string" calcext:value-type="string">
            <text:p>OTA14</text:p>
          </table:table-cell>
          <table:table-cell table:style-name="ce112" office:value-type="string" calcext:value-type="string">
            <text:p>0104709290</text:p>
          </table:table-cell>
          <table:table-cell table:style-name="ce460" office:value-type="string" calcext:value-type="string">
            <text:p>FAJARDO FAJARDO MARIA FERNANDA</text:p>
          </table:table-cell>
          <table:table-cell table:style-name="ce460" office:value-type="string" calcext:value-type="string">
            <text:p>UDATRIAA14</text:p>
          </table:table-cell>
          <table:table-cell table:style-name="ce470" office:value-type="string" calcext:value-type="string">
            <text:p>Registro de Insumos Agropecuarios</text:p>
          </table:table-cell>
          <table:table-cell table:style-name="ce470"/>
          <table:table-cell/>
          <table:table-cell table:style-name="ce90" table:formula="of:=CONCATENATE(&quot;UPDATE g_estructura.funcionarios SET id_area = '&quot;;[.F11];&quot;' WHERE  identificador = '&quot;;[.D11];&quot;';&quot;)" office:value-type="string" office:string-value="UPDATE g_estructura.funcionarios SET id_area = 'UDATRIAA14' WHERE  identificador = '0104709290';" calcext:value-type="string">
            <text:p>UPDATE g_estructura.funcionarios SET id_area = 'UDATRIAA14' WHERE <text:s/>identificador = '0104709290';</text:p>
          </table:table-cell>
          <table:table-cell table:number-columns-repeated="1014"/>
        </table:table-row>
        <table:table-row table:style-name="ro4">
          <table:table-cell/>
          <table:covered-table-cell table:style-name="ce437"/>
          <table:table-cell table:style-name="ce437" office:value-type="string" calcext:value-type="string">
            <text:p>OTA14</text:p>
          </table:table-cell>
          <table:table-cell table:style-name="ce112" office:value-type="string" calcext:value-type="string">
            <text:p>0104593462</text:p>
          </table:table-cell>
          <table:table-cell table:style-name="ce460" office:value-type="string" calcext:value-type="string">
            <text:p>GALARZA CHUISACA JOSÉ MIGUEL</text:p>
          </table:table-cell>
          <table:table-cell table:style-name="ce460" office:value-type="string" calcext:value-type="string">
            <text:p>UDATSAA14</text:p>
          </table:table-cell>
          <table:table-cell table:style-name="ce470" office:value-type="string" calcext:value-type="string">
            <text:p>Sanidad Animal</text:p>
          </table:table-cell>
          <table:table-cell table:style-name="ce470"/>
          <table:table-cell/>
          <table:table-cell table:style-name="ce90" table:formula="of:=CONCATENATE(&quot;UPDATE g_estructura.funcionarios SET id_area = '&quot;;[.F12];&quot;' WHERE  identificador = '&quot;;[.D12];&quot;';&quot;)" office:value-type="string" office:string-value="UPDATE g_estructura.funcionarios SET id_area = 'UDATSAA14' WHERE  identificador = '0104593462';" calcext:value-type="string">
            <text:p>UPDATE g_estructura.funcionarios SET id_area = 'UDATSAA14' WHERE <text:s/>identificador = '0104593462';</text:p>
          </table:table-cell>
          <table:table-cell table:number-columns-repeated="1014"/>
        </table:table-row>
        <table:table-row table:style-name="ro4">
          <table:table-cell/>
          <table:covered-table-cell table:style-name="ce437"/>
          <table:table-cell table:style-name="ce436" office:value-type="string" calcext:value-type="string">
            <text:p>OTA14</text:p>
          </table:table-cell>
          <table:table-cell table:style-name="ce112" office:value-type="string" calcext:value-type="string">
            <text:p>0301588091</text:p>
          </table:table-cell>
          <table:table-cell table:style-name="ce460" office:value-type="string" calcext:value-type="string">
            <text:p>GONZÁLEZ PALOMEQUE MARTÍN FERNANDO</text:p>
          </table:table-cell>
          <table:table-cell table:style-name="ce460" office:value-type="string" calcext:value-type="string">
            <text:p>UDATAFA14</text:p>
          </table:table-cell>
          <table:table-cell table:style-name="ce470" office:value-type="string" calcext:value-type="string">
            <text:p>Administrativa Financiera</text:p>
          </table:table-cell>
          <table:table-cell table:style-name="ce470"/>
          <table:table-cell/>
          <table:table-cell table:style-name="ce90" table:formula="of:=CONCATENATE(&quot;UPDATE g_estructura.funcionarios SET id_area = '&quot;;[.F13];&quot;' WHERE  identificador = '&quot;;[.D13];&quot;';&quot;)" office:value-type="string" office:string-value="UPDATE g_estructura.funcionarios SET id_area = 'UDATAFA14' WHERE  identificador = '0301588091';" calcext:value-type="string">
            <text:p>UPDATE g_estructura.funcionarios SET id_area = 'UDATAFA14' WHERE <text:s/>identificador = '0301588091';</text:p>
          </table:table-cell>
          <table:table-cell table:number-columns-repeated="1014"/>
        </table:table-row>
        <table:table-row table:style-name="ro4">
          <table:table-cell/>
          <table:covered-table-cell table:style-name="ce437"/>
          <table:table-cell table:style-name="ce437" office:value-type="string" calcext:value-type="string">
            <text:p>OTA14</text:p>
          </table:table-cell>
          <table:table-cell table:style-name="ce112" office:value-type="string" calcext:value-type="string">
            <text:p>0301630158</text:p>
          </table:table-cell>
          <table:table-cell table:style-name="ce460" office:value-type="string" calcext:value-type="string">
            <text:p>GONZALEZ URGILES JAIME FERNANDO</text:p>
          </table:table-cell>
          <table:table-cell table:style-name="ce460" office:value-type="string" calcext:value-type="string">
            <text:p>UDATAFA14</text:p>
          </table:table-cell>
          <table:table-cell table:style-name="ce470" office:value-type="string" calcext:value-type="string">
            <text:p>Administrativa Financiera</text:p>
          </table:table-cell>
          <table:table-cell table:style-name="ce470"/>
          <table:table-cell/>
          <table:table-cell table:style-name="ce90" table:formula="of:=CONCATENATE(&quot;UPDATE g_estructura.funcionarios SET id_area = '&quot;;[.F14];&quot;' WHERE  identificador = '&quot;;[.D14];&quot;';&quot;)" office:value-type="string" office:string-value="UPDATE g_estructura.funcionarios SET id_area = 'UDATAFA14' WHERE  identificador = '0301630158';" calcext:value-type="string">
            <text:p>UPDATE g_estructura.funcionarios SET id_area = 'UDATAFA14' WHERE <text:s/>identificador = '0301630158';</text:p>
          </table:table-cell>
          <table:table-cell table:number-columns-repeated="1014"/>
        </table:table-row>
        <table:table-row table:style-name="ro4">
          <table:table-cell/>
          <table:covered-table-cell table:style-name="ce437"/>
          <table:table-cell table:style-name="ce437" office:value-type="string" calcext:value-type="string">
            <text:p>OTA14</text:p>
          </table:table-cell>
          <table:table-cell table:style-name="ce112" office:value-type="string" calcext:value-type="string">
            <text:p>0301871471</text:p>
          </table:table-cell>
          <table:table-cell table:style-name="ce460" office:value-type="string" calcext:value-type="string">
            <text:p>IDROVO BUSTOS DIEGO ISRAEL</text:p>
          </table:table-cell>
          <table:table-cell table:style-name="ce460" office:value-type="string" calcext:value-type="string">
            <text:p>UDATSVA14</text:p>
          </table:table-cell>
          <table:table-cell table:style-name="ce470" office:value-type="string" calcext:value-type="string">
            <text:p>Sanidad Vegetal</text:p>
          </table:table-cell>
          <table:table-cell table:style-name="ce470"/>
          <table:table-cell/>
          <table:table-cell table:style-name="ce90" table:formula="of:=CONCATENATE(&quot;UPDATE g_estructura.funcionarios SET id_area = '&quot;;[.F15];&quot;' WHERE  identificador = '&quot;;[.D15];&quot;';&quot;)" office:value-type="string" office:string-value="UPDATE g_estructura.funcionarios SET id_area = 'UDATSVA14' WHERE  identificador = '0301871471';" calcext:value-type="string">
            <text:p>UPDATE g_estructura.funcionarios SET id_area = 'UDATSVA14' WHERE <text:s/>identificador = '0301871471';</text:p>
          </table:table-cell>
          <table:table-cell table:number-columns-repeated="1014"/>
        </table:table-row>
        <table:table-row table:style-name="ro4">
          <table:table-cell/>
          <table:covered-table-cell table:style-name="ce437"/>
          <table:table-cell table:style-name="ce437" office:value-type="string" calcext:value-type="string">
            <text:p>OTA14</text:p>
          </table:table-cell>
          <table:table-cell table:style-name="ce112" office:value-type="float" office:value="1718186354" calcext:value-type="float">
            <text:p>1718186354</text:p>
          </table:table-cell>
          <table:table-cell table:style-name="ce460" office:value-type="string" calcext:value-type="string">
            <text:p>JACHERO ROMERO VERONICA PILAR</text:p>
          </table:table-cell>
          <table:table-cell table:style-name="ce460" office:value-type="string" calcext:value-type="string">
            <text:p>UDATAFA14</text:p>
          </table:table-cell>
          <table:table-cell table:style-name="ce470" office:value-type="string" calcext:value-type="string">
            <text:p>Administrativa Financiera</text:p>
          </table:table-cell>
          <table:table-cell table:style-name="ce470"/>
          <table:table-cell/>
          <table:table-cell table:style-name="ce90" table:formula="of:=CONCATENATE(&quot;UPDATE g_estructura.funcionarios SET id_area = '&quot;;[.F16];&quot;' WHERE  identificador = '&quot;;[.D16];&quot;';&quot;)" office:value-type="string" office:string-value="UPDATE g_estructura.funcionarios SET id_area = 'UDATAFA14' WHERE  identificador = '1718186354';" calcext:value-type="string">
            <text:p>UPDATE g_estructura.funcionarios SET id_area = 'UDATAFA14' WHERE <text:s/>identificador = '1718186354';</text:p>
          </table:table-cell>
          <table:table-cell table:number-columns-repeated="1014"/>
        </table:table-row>
        <table:table-row table:style-name="ro4">
          <table:table-cell/>
          <table:covered-table-cell table:style-name="ce437"/>
          <table:table-cell table:style-name="ce437" office:value-type="string" calcext:value-type="string">
            <text:p>OTA14</text:p>
          </table:table-cell>
          <table:table-cell table:style-name="ce112" office:value-type="string" calcext:value-type="string">
            <text:p>0301746558</text:p>
          </table:table-cell>
          <table:table-cell table:style-name="ce460" office:value-type="string" calcext:value-type="string">
            <text:p>LEMA VIVAR TANNYA YADIRA</text:p>
          </table:table-cell>
          <table:table-cell table:style-name="ce460" office:value-type="string" calcext:value-type="string">
            <text:p>UDATAFA14</text:p>
          </table:table-cell>
          <table:table-cell table:style-name="ce470" office:value-type="string" calcext:value-type="string">
            <text:p>Administrativa Financiera</text:p>
          </table:table-cell>
          <table:table-cell table:style-name="ce470"/>
          <table:table-cell/>
          <table:table-cell table:style-name="ce90" table:formula="of:=CONCATENATE(&quot;UPDATE g_estructura.funcionarios SET id_area = '&quot;;[.F17];&quot;' WHERE  identificador = '&quot;;[.D17];&quot;';&quot;)" office:value-type="string" office:string-value="UPDATE g_estructura.funcionarios SET id_area = 'UDATAFA14' WHERE  identificador = '0301746558';" calcext:value-type="string">
            <text:p>UPDATE g_estructura.funcionarios SET id_area = 'UDATAFA14' WHERE <text:s/>identificador = '0301746558';</text:p>
          </table:table-cell>
          <table:table-cell table:number-columns-repeated="1014"/>
        </table:table-row>
        <table:table-row table:style-name="ro4">
          <table:table-cell/>
          <table:covered-table-cell table:style-name="ce437"/>
          <table:table-cell table:style-name="ce437" office:value-type="string" calcext:value-type="string">
            <text:p>OTA14</text:p>
          </table:table-cell>
          <table:table-cell table:style-name="ce112" office:value-type="string" calcext:value-type="string">
            <text:p>0301437372</text:p>
          </table:table-cell>
          <table:table-cell table:style-name="ce460" office:value-type="string" calcext:value-type="string">
            <text:p>LUDIZACA MINCHALA MAYRA ALEXANDRA</text:p>
          </table:table-cell>
          <table:table-cell table:style-name="ce460" office:value-type="string" calcext:value-type="string">
            <text:p>UDATAFA14</text:p>
          </table:table-cell>
          <table:table-cell table:style-name="ce470" office:value-type="string" calcext:value-type="string">
            <text:p>Administrativa Financiera</text:p>
          </table:table-cell>
          <table:table-cell table:style-name="ce470"/>
          <table:table-cell/>
          <table:table-cell table:style-name="ce90" table:formula="of:=CONCATENATE(&quot;UPDATE g_estructura.funcionarios SET id_area = '&quot;;[.F18];&quot;' WHERE  identificador = '&quot;;[.D18];&quot;';&quot;)" office:value-type="string" office:string-value="UPDATE g_estructura.funcionarios SET id_area = 'UDATAFA14' WHERE  identificador = '0301437372';" calcext:value-type="string">
            <text:p>UPDATE g_estructura.funcionarios SET id_area = 'UDATAFA14' WHERE <text:s/>identificador = '0301437372';</text:p>
          </table:table-cell>
          <table:table-cell table:number-columns-repeated="1014"/>
        </table:table-row>
        <table:table-row table:style-name="ro4">
          <table:table-cell/>
          <table:covered-table-cell table:style-name="ce437"/>
          <table:table-cell table:style-name="ce437" office:value-type="string" calcext:value-type="string">
            <text:p>OTA14</text:p>
          </table:table-cell>
          <table:table-cell table:style-name="ce112" office:value-type="string" calcext:value-type="string">
            <text:p>0302113261</text:p>
          </table:table-cell>
          <table:table-cell table:style-name="ce460" office:value-type="string" calcext:value-type="string">
            <text:p>MAINATO GUAMAN SEGUNDO MATIAS</text:p>
          </table:table-cell>
          <table:table-cell table:style-name="ce460" office:value-type="string" calcext:value-type="string">
            <text:p>UDATSAA14</text:p>
          </table:table-cell>
          <table:table-cell table:style-name="ce470" office:value-type="string" calcext:value-type="string">
            <text:p>Sanidad Animal</text:p>
          </table:table-cell>
          <table:table-cell table:style-name="ce470"/>
          <table:table-cell/>
          <table:table-cell table:style-name="ce90" table:formula="of:=CONCATENATE(&quot;UPDATE g_estructura.funcionarios SET id_area = '&quot;;[.F19];&quot;' WHERE  identificador = '&quot;;[.D19];&quot;';&quot;)" office:value-type="string" office:string-value="UPDATE g_estructura.funcionarios SET id_area = 'UDATSAA14' WHERE  identificador = '0302113261';" calcext:value-type="string">
            <text:p>UPDATE g_estructura.funcionarios SET id_area = 'UDATSAA14' WHERE <text:s/>identificador = '0302113261';</text:p>
          </table:table-cell>
          <table:table-cell table:number-columns-repeated="1014"/>
        </table:table-row>
        <table:table-row table:style-name="ro4">
          <table:table-cell/>
          <table:covered-table-cell table:style-name="ce437"/>
          <table:table-cell table:style-name="ce437" office:value-type="string" calcext:value-type="string">
            <text:p>OTA14</text:p>
          </table:table-cell>
          <table:table-cell table:style-name="ce112" office:value-type="string" calcext:value-type="string">
            <text:p>0301233029</text:p>
          </table:table-cell>
          <table:table-cell table:style-name="ce460" office:value-type="string" calcext:value-type="string">
            <text:p>MORALES ZHININ CARMEN AMELIA</text:p>
          </table:table-cell>
          <table:table-cell table:style-name="ce460" office:value-type="string" calcext:value-type="string">
            <text:p>UDATAFA14</text:p>
          </table:table-cell>
          <table:table-cell table:style-name="ce470" office:value-type="string" calcext:value-type="string">
            <text:p>Administrativa Financiera</text:p>
          </table:table-cell>
          <table:table-cell table:style-name="ce470"/>
          <table:table-cell/>
          <table:table-cell table:style-name="ce90" table:formula="of:=CONCATENATE(&quot;UPDATE g_estructura.funcionarios SET id_area = '&quot;;[.F20];&quot;' WHERE  identificador = '&quot;;[.D20];&quot;';&quot;)" office:value-type="string" office:string-value="UPDATE g_estructura.funcionarios SET id_area = 'UDATAFA14' WHERE  identificador = '0301233029';" calcext:value-type="string">
            <text:p>UPDATE g_estructura.funcionarios SET id_area = 'UDATAFA14' WHERE <text:s/>identificador = '0301233029';</text:p>
          </table:table-cell>
          <table:table-cell table:number-columns-repeated="1014"/>
        </table:table-row>
        <table:table-row table:style-name="ro4">
          <table:table-cell/>
          <table:covered-table-cell table:style-name="ce437"/>
          <table:table-cell table:style-name="ce437" office:value-type="string" calcext:value-type="string">
            <text:p>OTA14</text:p>
          </table:table-cell>
          <table:table-cell table:style-name="ce112" office:value-type="string" calcext:value-type="string">
            <text:p>0302155429</text:p>
          </table:table-cell>
          <table:table-cell table:style-name="ce460" office:value-type="string" calcext:value-type="string">
            <text:p>NIVELO SOLANO JOSE SANTIAGO</text:p>
          </table:table-cell>
          <table:table-cell table:style-name="ce460" office:value-type="string" calcext:value-type="string">
            <text:p>UDATSAA14</text:p>
          </table:table-cell>
          <table:table-cell table:style-name="ce470" office:value-type="string" calcext:value-type="string">
            <text:p>Sanidad Animal</text:p>
          </table:table-cell>
          <table:table-cell table:style-name="ce470"/>
          <table:table-cell/>
          <table:table-cell table:style-name="ce90" table:formula="of:=CONCATENATE(&quot;UPDATE g_estructura.funcionarios SET id_area = '&quot;;[.F21];&quot;' WHERE  identificador = '&quot;;[.D21];&quot;';&quot;)" office:value-type="string" office:string-value="UPDATE g_estructura.funcionarios SET id_area = 'UDATSAA14' WHERE  identificador = '0302155429';" calcext:value-type="string">
            <text:p>UPDATE g_estructura.funcionarios SET id_area = 'UDATSAA14' WHERE <text:s/>identificador = '0302155429';</text:p>
          </table:table-cell>
          <table:table-cell table:number-columns-repeated="1014"/>
        </table:table-row>
        <table:table-row table:style-name="ro4">
          <table:table-cell/>
          <table:covered-table-cell table:style-name="ce437"/>
          <table:table-cell table:style-name="ce436" office:value-type="string" calcext:value-type="string">
            <text:p>OTA14</text:p>
          </table:table-cell>
          <table:table-cell table:style-name="ce112" office:value-type="string" calcext:value-type="string">
            <text:p>0301530010</text:p>
          </table:table-cell>
          <table:table-cell table:style-name="ce460" office:value-type="string" calcext:value-type="string">
            <text:p>ORTEGA FLORES CHISTIAN FERNANDO</text:p>
          </table:table-cell>
          <table:table-cell table:style-name="ce460" office:value-type="string" calcext:value-type="string">
            <text:p>UDATAFA14</text:p>
          </table:table-cell>
          <table:table-cell table:style-name="ce470" office:value-type="string" calcext:value-type="string">
            <text:p>Administrativa Financiera</text:p>
          </table:table-cell>
          <table:table-cell table:style-name="ce470"/>
          <table:table-cell/>
          <table:table-cell table:style-name="ce90" table:formula="of:=CONCATENATE(&quot;UPDATE g_estructura.funcionarios SET id_area = '&quot;;[.F22];&quot;' WHERE  identificador = '&quot;;[.D22];&quot;';&quot;)" office:value-type="string" office:string-value="UPDATE g_estructura.funcionarios SET id_area = 'UDATAFA14' WHERE  identificador = '0301530010';" calcext:value-type="string">
            <text:p>UPDATE g_estructura.funcionarios SET id_area = 'UDATAFA14' WHERE <text:s/>identificador = '0301530010';</text:p>
          </table:table-cell>
          <table:table-cell table:number-columns-repeated="1014"/>
        </table:table-row>
        <table:table-row table:style-name="ro4">
          <table:table-cell/>
          <table:covered-table-cell table:style-name="ce437"/>
          <table:table-cell table:style-name="ce437" office:value-type="string" calcext:value-type="string">
            <text:p>OTA14</text:p>
          </table:table-cell>
          <table:table-cell table:style-name="ce112" office:value-type="string" calcext:value-type="string">
            <text:p>0301425229</text:p>
          </table:table-cell>
          <table:table-cell table:style-name="ce460" office:value-type="string" calcext:value-type="string">
            <text:p>ORTEGA SARMIENTO GERMAN BELIZARIO</text:p>
          </table:table-cell>
          <table:table-cell table:style-name="ce460" office:value-type="string" calcext:value-type="string">
            <text:p>UDATSAA14</text:p>
          </table:table-cell>
          <table:table-cell table:style-name="ce470" office:value-type="string" calcext:value-type="string">
            <text:p>Sanidad Animal</text:p>
          </table:table-cell>
          <table:table-cell table:style-name="ce470"/>
          <table:table-cell/>
          <table:table-cell table:style-name="ce90" table:formula="of:=CONCATENATE(&quot;UPDATE g_estructura.funcionarios SET id_area = '&quot;;[.F23];&quot;' WHERE  identificador = '&quot;;[.D23];&quot;';&quot;)" office:value-type="string" office:string-value="UPDATE g_estructura.funcionarios SET id_area = 'UDATSAA14' WHERE  identificador = '0301425229';" calcext:value-type="string">
            <text:p>UPDATE g_estructura.funcionarios SET id_area = 'UDATSAA14' WHERE <text:s/>identificador = '0301425229';</text:p>
          </table:table-cell>
          <table:table-cell table:number-columns-repeated="1014"/>
        </table:table-row>
        <table:table-row table:style-name="ro5">
          <table:table-cell/>
          <table:covered-table-cell table:style-name="ce437"/>
          <table:table-cell table:style-name="ce437" office:value-type="string" calcext:value-type="string">
            <text:p>OTA14</text:p>
          </table:table-cell>
          <table:table-cell table:style-name="ce112" office:value-type="string" calcext:value-type="string">
            <text:p>0300830981</text:p>
          </table:table-cell>
          <table:table-cell table:style-name="ce461" office:value-type="string" calcext:value-type="string">
            <text:p>PALACIOS VALDIVIEZO MANUEL ALFONSO</text:p>
          </table:table-cell>
          <table:table-cell table:style-name="ce461" office:value-type="string" calcext:value-type="string">
            <text:p>DDAT14</text:p>
          </table:table-cell>
          <table:table-cell table:style-name="ce470" office:value-type="string" calcext:value-type="string">
            <text:p>DIRECCIÓN DISTRITAL</text:p>
          </table:table-cell>
          <table:table-cell table:style-name="ce479" office:value-type="string" calcext:value-type="string">
            <text:p>DDAT14</text:p>
          </table:table-cell>
          <table:table-cell office:value-type="string" calcext:value-type="string">
            <text:p>RESPONSABLE DISTRITAL</text:p>
          </table:table-cell>
          <table:table-cell table:style-name="ce90" table:formula="of:=CONCATENATE(&quot;UPDATE g_estructura.funcionarios SET id_area = '&quot;;[.F24];&quot;' WHERE  identificador = '&quot;;[.D24];&quot;';&quot;)" office:value-type="string" office:string-value="UPDATE g_estructura.funcionarios SET id_area = 'DDAT14' WHERE  identificador = '0300830981';" calcext:value-type="string">
            <text:p>UPDATE g_estructura.funcionarios SET id_area = 'DDAT14' WHERE <text:s/>identificador = '0300830981';</text:p>
          </table:table-cell>
          <table:table-cell/>
          <table:table-cell table:style-name="ce90" table:formula="of:=CONCATENATE(&quot;INSERT INTO g_estructura.responsables(id_area, identificador, prioridad, responsable, activo, estado) values ('&quot;;[.H24];&quot;','&quot;;[.D24];&quot;',1,true,1,1);&quot;)" office:value-type="string" office:string-value="INSERT INTO g_estructura.responsables(id_area, identificador, prioridad, responsable, activo, estado) values ('DDAT14','0300830981',1,true,1,1);" calcext:value-type="string">
            <text:p>INSERT INTO g_estructura.responsables(id_area, identificador, prioridad, responsable, activo, estado) values ('DDAT14','0300830981',1,true,1,1);</text:p>
          </table:table-cell>
          <table:table-cell table:number-columns-repeated="1012"/>
        </table:table-row>
        <table:table-row table:style-name="ro4">
          <table:table-cell/>
          <table:covered-table-cell table:style-name="ce437"/>
          <table:table-cell table:style-name="ce437" office:value-type="string" calcext:value-type="string">
            <text:p>OTA14</text:p>
          </table:table-cell>
          <table:table-cell table:style-name="ce112" office:value-type="string" calcext:value-type="string">
            <text:p>0301655890</text:p>
          </table:table-cell>
          <table:table-cell table:style-name="ce460" office:value-type="string" calcext:value-type="string">
            <text:p>PALOMEQUE RODAS JORGE REMIGIO</text:p>
          </table:table-cell>
          <table:table-cell table:style-name="ce460" office:value-type="string" calcext:value-type="string">
            <text:p>UDATAJA14</text:p>
          </table:table-cell>
          <table:table-cell table:style-name="ce470" office:value-type="string" calcext:value-type="string">
            <text:p>Asesoría Jurídica</text:p>
          </table:table-cell>
          <table:table-cell table:style-name="ce470"/>
          <table:table-cell/>
          <table:table-cell table:style-name="ce90" table:formula="of:=CONCATENATE(&quot;UPDATE g_estructura.funcionarios SET id_area = '&quot;;[.F25];&quot;' WHERE  identificador = '&quot;;[.D25];&quot;';&quot;)" office:value-type="string" office:string-value="UPDATE g_estructura.funcionarios SET id_area = 'UDATAJA14' WHERE  identificador = '0301655890';" calcext:value-type="string">
            <text:p>UPDATE g_estructura.funcionarios SET id_area = 'UDATAJA14' WHERE <text:s/>identificador = '0301655890';</text:p>
          </table:table-cell>
          <table:table-cell table:number-columns-repeated="1014"/>
        </table:table-row>
        <table:table-row table:style-name="ro4">
          <table:table-cell/>
          <table:covered-table-cell table:style-name="ce437"/>
          <table:table-cell table:style-name="ce437" office:value-type="string" calcext:value-type="string">
            <text:p>OTA14</text:p>
          </table:table-cell>
          <table:table-cell table:style-name="ce112" office:value-type="string" calcext:value-type="string">
            <text:p>0301771416</text:p>
          </table:table-cell>
          <table:table-cell table:style-name="ce460" office:value-type="string" calcext:value-type="string">
            <text:p>POMAQUIZA POMAQUIZA LUIS ERNESTO</text:p>
          </table:table-cell>
          <table:table-cell table:style-name="ce460" office:value-type="string" calcext:value-type="string">
            <text:p>UDATSAA14</text:p>
          </table:table-cell>
          <table:table-cell table:style-name="ce470" office:value-type="string" calcext:value-type="string">
            <text:p>Sanidad Animal</text:p>
          </table:table-cell>
          <table:table-cell table:style-name="ce470"/>
          <table:table-cell/>
          <table:table-cell table:style-name="ce90" table:formula="of:=CONCATENATE(&quot;UPDATE g_estructura.funcionarios SET id_area = '&quot;;[.F26];&quot;' WHERE  identificador = '&quot;;[.D26];&quot;';&quot;)" office:value-type="string" office:string-value="UPDATE g_estructura.funcionarios SET id_area = 'UDATSAA14' WHERE  identificador = '0301771416';" calcext:value-type="string">
            <text:p>UPDATE g_estructura.funcionarios SET id_area = 'UDATSAA14' WHERE <text:s/>identificador = '0301771416';</text:p>
          </table:table-cell>
          <table:table-cell table:number-columns-repeated="1014"/>
        </table:table-row>
        <table:table-row table:style-name="ro4">
          <table:table-cell/>
          <table:covered-table-cell table:style-name="ce437"/>
          <table:table-cell table:style-name="ce437" office:value-type="string" calcext:value-type="string">
            <text:p>OTA14</text:p>
          </table:table-cell>
          <table:table-cell table:style-name="ce112" office:value-type="string" calcext:value-type="string">
            <text:p>0301556122</text:p>
          </table:table-cell>
          <table:table-cell table:style-name="ce460" office:value-type="string" calcext:value-type="string">
            <text:p>ROJAS AVENDAÑO ANDRES ISMAEL</text:p>
          </table:table-cell>
          <table:table-cell table:style-name="ce460" office:value-type="string" calcext:value-type="string">
            <text:p>UDATSVA14</text:p>
          </table:table-cell>
          <table:table-cell table:style-name="ce470" office:value-type="string" calcext:value-type="string">
            <text:p>Sanidad Vegetal</text:p>
          </table:table-cell>
          <table:table-cell table:style-name="ce470"/>
          <table:table-cell/>
          <table:table-cell table:style-name="ce90" table:formula="of:=CONCATENATE(&quot;UPDATE g_estructura.funcionarios SET id_area = '&quot;;[.F27];&quot;' WHERE  identificador = '&quot;;[.D27];&quot;';&quot;)" office:value-type="string" office:string-value="UPDATE g_estructura.funcionarios SET id_area = 'UDATSVA14' WHERE  identificador = '0301556122';" calcext:value-type="string">
            <text:p>UPDATE g_estructura.funcionarios SET id_area = 'UDATSVA14' WHERE <text:s/>identificador = '0301556122';</text:p>
          </table:table-cell>
          <table:table-cell table:number-columns-repeated="1014"/>
        </table:table-row>
        <table:table-row table:style-name="ro4">
          <table:table-cell/>
          <table:covered-table-cell table:style-name="ce437"/>
          <table:table-cell table:style-name="ce437" office:value-type="string" calcext:value-type="string">
            <text:p>OTA14</text:p>
          </table:table-cell>
          <table:table-cell table:style-name="ce112" office:value-type="string" calcext:value-type="string">
            <text:p>0104962824</text:p>
          </table:table-cell>
          <table:table-cell table:style-name="ce460" office:value-type="string" calcext:value-type="string">
            <text:p>SAMANIEGO URDIALES MARÍA ANABEL</text:p>
          </table:table-cell>
          <table:table-cell table:style-name="ce460" office:value-type="string" calcext:value-type="string">
            <text:p>UDATAFA14</text:p>
          </table:table-cell>
          <table:table-cell table:style-name="ce470" office:value-type="string" calcext:value-type="string">
            <text:p>Administrativa Financiera</text:p>
          </table:table-cell>
          <table:table-cell table:style-name="ce470"/>
          <table:table-cell/>
          <table:table-cell table:style-name="ce90" table:formula="of:=CONCATENATE(&quot;UPDATE g_estructura.funcionarios SET id_area = '&quot;;[.F28];&quot;' WHERE  identificador = '&quot;;[.D28];&quot;';&quot;)" office:value-type="string" office:string-value="UPDATE g_estructura.funcionarios SET id_area = 'UDATAFA14' WHERE  identificador = '0104962824';" calcext:value-type="string">
            <text:p>UPDATE g_estructura.funcionarios SET id_area = 'UDATAFA14' WHERE <text:s/>identificador = '0104962824';</text:p>
          </table:table-cell>
          <table:table-cell table:number-columns-repeated="1014"/>
        </table:table-row>
        <table:table-row table:style-name="ro4">
          <table:table-cell/>
          <table:covered-table-cell table:style-name="ce437"/>
          <table:table-cell table:style-name="ce437" office:value-type="string" calcext:value-type="string">
            <text:p>OTA14</text:p>
          </table:table-cell>
          <table:table-cell table:style-name="ce112" office:value-type="string" calcext:value-type="string">
            <text:p>0301682357</text:p>
          </table:table-cell>
          <table:table-cell table:style-name="ce460" office:value-type="string" calcext:value-type="string">
            <text:p>SANTOS LEMA WILSON EDUARDO</text:p>
          </table:table-cell>
          <table:table-cell table:style-name="ce460" office:value-type="string" calcext:value-type="string">
            <text:p>UDATSVA14</text:p>
          </table:table-cell>
          <table:table-cell table:style-name="ce470" office:value-type="string" calcext:value-type="string">
            <text:p>Sanidad Vegetal</text:p>
          </table:table-cell>
          <table:table-cell table:style-name="ce470"/>
          <table:table-cell/>
          <table:table-cell table:style-name="ce90" table:formula="of:=CONCATENATE(&quot;UPDATE g_estructura.funcionarios SET id_area = '&quot;;[.F29];&quot;' WHERE  identificador = '&quot;;[.D29];&quot;';&quot;)" office:value-type="string" office:string-value="UPDATE g_estructura.funcionarios SET id_area = 'UDATSVA14' WHERE  identificador = '0301682357';" calcext:value-type="string">
            <text:p>UPDATE g_estructura.funcionarios SET id_area = 'UDATSVA14' WHERE <text:s/>identificador = '0301682357';</text:p>
          </table:table-cell>
          <table:table-cell table:number-columns-repeated="1014"/>
        </table:table-row>
        <table:table-row table:style-name="ro4">
          <table:table-cell/>
          <table:covered-table-cell table:style-name="ce437"/>
          <table:table-cell table:style-name="ce437" office:value-type="string" calcext:value-type="string">
            <text:p>OTA14</text:p>
          </table:table-cell>
          <table:table-cell table:style-name="ce112" office:value-type="string" calcext:value-type="string">
            <text:p>0301982757</text:p>
          </table:table-cell>
          <table:table-cell table:style-name="ce460" office:value-type="string" calcext:value-type="string">
            <text:p>SILVA TORRES DANIELA CAROLINA</text:p>
          </table:table-cell>
          <table:table-cell table:style-name="ce460" office:value-type="string" calcext:value-type="string">
            <text:p>UDATAFA14</text:p>
          </table:table-cell>
          <table:table-cell table:style-name="ce470" office:value-type="string" calcext:value-type="string">
            <text:p>Administrativa Financiera</text:p>
          </table:table-cell>
          <table:table-cell table:style-name="ce470"/>
          <table:table-cell/>
          <table:table-cell table:style-name="ce90" table:formula="of:=CONCATENATE(&quot;UPDATE g_estructura.funcionarios SET id_area = '&quot;;[.F30];&quot;' WHERE  identificador = '&quot;;[.D30];&quot;';&quot;)" office:value-type="string" office:string-value="UPDATE g_estructura.funcionarios SET id_area = 'UDATAFA14' WHERE  identificador = '0301982757';" calcext:value-type="string">
            <text:p>UPDATE g_estructura.funcionarios SET id_area = 'UDATAFA14' WHERE <text:s/>identificador = '0301982757';</text:p>
          </table:table-cell>
          <table:table-cell table:number-columns-repeated="1014"/>
        </table:table-row>
        <table:table-row table:style-name="ro4">
          <table:table-cell/>
          <table:covered-table-cell table:style-name="ce437"/>
          <table:table-cell table:style-name="ce437" office:value-type="string" calcext:value-type="string">
            <text:p>OTA14</text:p>
          </table:table-cell>
          <table:table-cell table:style-name="ce112" office:value-type="string" calcext:value-type="string">
            <text:p>0301446514</text:p>
          </table:table-cell>
          <table:table-cell table:style-name="ce460" office:value-type="string" calcext:value-type="string">
            <text:p>URGILES CALLE JOSE IVAN</text:p>
          </table:table-cell>
          <table:table-cell table:style-name="ce460" office:value-type="string" calcext:value-type="string">
            <text:p>UDATSAA14</text:p>
          </table:table-cell>
          <table:table-cell table:style-name="ce470" office:value-type="string" calcext:value-type="string">
            <text:p>Sanidad Animal</text:p>
          </table:table-cell>
          <table:table-cell table:style-name="ce470"/>
          <table:table-cell/>
          <table:table-cell table:style-name="ce90" table:formula="of:=CONCATENATE(&quot;UPDATE g_estructura.funcionarios SET id_area = '&quot;;[.F31];&quot;' WHERE  identificador = '&quot;;[.D31];&quot;';&quot;)" office:value-type="string" office:string-value="UPDATE g_estructura.funcionarios SET id_area = 'UDATSAA14' WHERE  identificador = '0301446514';" calcext:value-type="string">
            <text:p>UPDATE g_estructura.funcionarios SET id_area = 'UDATSAA14' WHERE <text:s/>identificador = '0301446514';</text:p>
          </table:table-cell>
          <table:table-cell table:number-columns-repeated="1014"/>
        </table:table-row>
        <table:table-row table:style-name="ro4">
          <table:table-cell/>
          <table:covered-table-cell table:style-name="ce437"/>
          <table:table-cell table:style-name="ce437" office:value-type="string" calcext:value-type="string">
            <text:p>OTA14</text:p>
          </table:table-cell>
          <table:table-cell table:style-name="ce112" office:value-type="float" office:value="1103209837" calcext:value-type="float">
            <text:p>1103209837</text:p>
          </table:table-cell>
          <table:table-cell table:style-name="ce460" office:value-type="string" calcext:value-type="string">
            <text:p>VACA MONTAÑO CARLOS MIGUEL</text:p>
          </table:table-cell>
          <table:table-cell table:style-name="ce460" office:value-type="string" calcext:value-type="string">
            <text:p>UDATPGEA14</text:p>
          </table:table-cell>
          <table:table-cell table:style-name="ce470" office:value-type="string" calcext:value-type="string">
            <text:p>Planificación y Gestión Estratégica </text:p>
          </table:table-cell>
          <table:table-cell table:style-name="ce470"/>
          <table:table-cell/>
          <table:table-cell table:style-name="ce90" table:formula="of:=CONCATENATE(&quot;UPDATE g_estructura.funcionarios SET id_area = '&quot;;[.F32];&quot;' WHERE  identificador = '&quot;;[.D32];&quot;';&quot;)" office:value-type="string" office:string-value="UPDATE g_estructura.funcionarios SET id_area = 'UDATPGEA14' WHERE  identificador = '1103209837';" calcext:value-type="string">
            <text:p>UPDATE g_estructura.funcionarios SET id_area = 'UDATPGEA14' WHERE <text:s/>identificador = '1103209837';</text:p>
          </table:table-cell>
          <table:table-cell table:number-columns-repeated="1014"/>
        </table:table-row>
        <table:table-row table:style-name="ro4">
          <table:table-cell/>
          <table:covered-table-cell table:style-name="ce437"/>
          <table:table-cell table:style-name="ce437" office:value-type="string" calcext:value-type="string">
            <text:p>OTA14</text:p>
          </table:table-cell>
          <table:table-cell table:style-name="ce112" office:value-type="string" calcext:value-type="string">
            <text:p>0301367173</text:p>
          </table:table-cell>
          <table:table-cell table:style-name="ce460" office:value-type="string" calcext:value-type="string">
            <text:p>YUMBLA CALVO MARTHA MERCEDES</text:p>
          </table:table-cell>
          <table:table-cell table:style-name="ce460" office:value-type="string" calcext:value-type="string">
            <text:p>UDATAFA14</text:p>
          </table:table-cell>
          <table:table-cell table:style-name="ce470" office:value-type="string" calcext:value-type="string">
            <text:p>Administrativa Financiera</text:p>
          </table:table-cell>
          <table:table-cell table:style-name="ce470"/>
          <table:table-cell/>
          <table:table-cell table:style-name="ce90" table:formula="of:=CONCATENATE(&quot;UPDATE g_estructura.funcionarios SET id_area = '&quot;;[.F33];&quot;' WHERE  identificador = '&quot;;[.D33];&quot;';&quot;)" office:value-type="string" office:string-value="UPDATE g_estructura.funcionarios SET id_area = 'UDATAFA14' WHERE  identificador = '0301367173';" calcext:value-type="string">
            <text:p>UPDATE g_estructura.funcionarios SET id_area = 'UDATAFA14' WHERE <text:s/>identificador = '0301367173';</text:p>
          </table:table-cell>
          <table:table-cell table:number-columns-repeated="1014"/>
        </table:table-row>
        <table:table-row table:style-name="ro4">
          <table:table-cell/>
          <table:covered-table-cell table:style-name="ce438"/>
          <table:table-cell table:style-name="ce437" office:value-type="string" calcext:value-type="string">
            <text:p>OTA14</text:p>
          </table:table-cell>
          <table:table-cell table:style-name="ce112" office:value-type="string" calcext:value-type="string">
            <text:p>0101966810</text:p>
          </table:table-cell>
          <table:table-cell table:style-name="ce460" office:value-type="string" calcext:value-type="string">
            <text:p>ZAMBRANO MALDONADO JORGE IVAN</text:p>
          </table:table-cell>
          <table:table-cell table:style-name="ce460" office:value-type="string" calcext:value-type="string">
            <text:p>UDATAFA14</text:p>
          </table:table-cell>
          <table:table-cell table:style-name="ce470" office:value-type="string" calcext:value-type="string">
            <text:p>Administrativa Financiera</text:p>
          </table:table-cell>
          <table:table-cell table:style-name="ce470"/>
          <table:table-cell/>
          <table:table-cell table:style-name="ce90" table:formula="of:=CONCATENATE(&quot;UPDATE g_estructura.funcionarios SET id_area = '&quot;;[.F34];&quot;' WHERE  identificador = '&quot;;[.D34];&quot;';&quot;)" office:value-type="string" office:string-value="UPDATE g_estructura.funcionarios SET id_area = 'UDATAFA14' WHERE  identificador = '0101966810';" calcext:value-type="string">
            <text:p>UPDATE g_estructura.funcionarios SET id_area = 'UDATAFA14' WHERE <text:s/>identificador = '0101966810';</text:p>
          </table:table-cell>
          <table:table-cell table:number-columns-repeated="1014"/>
        </table:table-row>
        <table:table-row table:style-name="ro4">
          <table:table-cell/>
          <table:table-cell table:style-name="ce422" office:value-type="string" calcext:value-type="string" table:number-columns-spanned="1" table:number-rows-spanned="4">
            <text:p>Oficina La Troncal</text:p>
          </table:table-cell>
          <table:table-cell table:style-name="ce422" office:value-type="string" calcext:value-type="string">
            <text:p>OTLT14</text:p>
          </table:table-cell>
          <table:table-cell table:style-name="ce405" office:value-type="string" calcext:value-type="string">
            <text:p>0104460936</text:p>
          </table:table-cell>
          <table:table-cell table:style-name="ce461" office:value-type="string" calcext:value-type="string">
            <text:p>CANDO TELLO BYRON EMANUEL</text:p>
          </table:table-cell>
          <table:table-cell table:style-name="ce461" office:value-type="string" calcext:value-type="string">
            <text:p>UDATSAT14</text:p>
          </table:table-cell>
          <table:table-cell table:style-name="ce470" office:value-type="string" calcext:value-type="string">
            <text:p>Sanidad Animal</text:p>
          </table:table-cell>
          <table:table-cell table:style-name="ce480" office:value-type="string" calcext:value-type="string">
            <text:p>OTLT14</text:p>
          </table:table-cell>
          <table:table-cell office:value-type="string" calcext:value-type="string">
            <text:p>Responsable de Oficina</text:p>
          </table:table-cell>
          <table:table-cell table:style-name="ce90" table:formula="of:=CONCATENATE(&quot;UPDATE g_estructura.funcionarios SET id_area = '&quot;;[.F35];&quot;' WHERE  identificador = '&quot;;[.D35];&quot;';&quot;)" office:value-type="string" office:string-value="UPDATE g_estructura.funcionarios SET id_area = 'UDATSAT14' WHERE  identificador = '0104460936';" calcext:value-type="string">
            <text:p>UPDATE g_estructura.funcionarios SET id_area = 'UDATSAT14' WHERE <text:s/>identificador = '0104460936';</text:p>
          </table:table-cell>
          <table:table-cell/>
          <table:table-cell table:style-name="ce90" table:formula="of:=CONCATENATE(&quot;INSERT INTO g_estructura.responsables(id_area, identificador, prioridad, responsable, activo, estado) values ('&quot;;[.H35];&quot;','&quot;;[.D35];&quot;',1,true,1,1);&quot;)" office:value-type="string" office:string-value="INSERT INTO g_estructura.responsables(id_area, identificador, prioridad, responsable, activo, estado) values ('OTLT14','0104460936',1,true,1,1);" calcext:value-type="string">
            <text:p>INSERT INTO g_estructura.responsables(id_area, identificador, prioridad, responsable, activo, estado) values ('OTLT14','0104460936',1,true,1,1);</text:p>
          </table:table-cell>
          <table:table-cell table:number-columns-repeated="1012"/>
        </table:table-row>
        <table:table-row table:style-name="ro4">
          <table:table-cell/>
          <table:covered-table-cell table:style-name="ce439"/>
          <table:table-cell table:style-name="ce439" office:value-type="string" calcext:value-type="string">
            <text:p>OTLT14</text:p>
          </table:table-cell>
          <table:table-cell table:style-name="ce405" office:value-type="float" office:value="1804906186" calcext:value-type="float">
            <text:p>1804906186</text:p>
          </table:table-cell>
          <table:table-cell table:style-name="ce460" office:value-type="string" calcext:value-type="string">
            <text:p>GAVILANEZ ARIZAGA DAVID EMANUEL</text:p>
          </table:table-cell>
          <table:table-cell table:style-name="ce460" office:value-type="string" calcext:value-type="string">
            <text:p>UDATAFT14</text:p>
          </table:table-cell>
          <table:table-cell table:style-name="ce470" office:value-type="string" calcext:value-type="string">
            <text:p>Administrativa Financiera</text:p>
          </table:table-cell>
          <table:table-cell table:style-name="ce470"/>
          <table:table-cell/>
          <table:table-cell table:style-name="ce90" table:formula="of:=CONCATENATE(&quot;UPDATE g_estructura.funcionarios SET id_area = '&quot;;[.F36];&quot;' WHERE  identificador = '&quot;;[.D36];&quot;';&quot;)" office:value-type="string" office:string-value="UPDATE g_estructura.funcionarios SET id_area = 'UDATAFT14' WHERE  identificador = '1804906186';" calcext:value-type="string">
            <text:p>UPDATE g_estructura.funcionarios SET id_area = 'UDATAFT14' WHERE <text:s/>identificador = '1804906186';</text:p>
          </table:table-cell>
          <table:table-cell table:number-columns-repeated="1014"/>
        </table:table-row>
        <table:table-row table:style-name="ro4">
          <table:table-cell/>
          <table:covered-table-cell table:style-name="ce439"/>
          <table:table-cell table:style-name="ce439" office:value-type="string" calcext:value-type="string">
            <text:p>OTLT14</text:p>
          </table:table-cell>
          <table:table-cell table:style-name="ce405" office:value-type="string" calcext:value-type="string">
            <text:p>0301490454</text:p>
          </table:table-cell>
          <table:table-cell table:style-name="ce460" office:value-type="string" calcext:value-type="string">
            <text:p>PILLCOREMA LEMA DANNY REMIGIO</text:p>
          </table:table-cell>
          <table:table-cell table:style-name="ce460" office:value-type="string" calcext:value-type="string">
            <text:p>UDATSVT14</text:p>
          </table:table-cell>
          <table:table-cell table:style-name="ce470" office:value-type="string" calcext:value-type="string">
            <text:p>Sanidad Vegetal</text:p>
          </table:table-cell>
          <table:table-cell table:style-name="ce470"/>
          <table:table-cell/>
          <table:table-cell table:style-name="ce90" table:formula="of:=CONCATENATE(&quot;UPDATE g_estructura.funcionarios SET id_area = '&quot;;[.F37];&quot;' WHERE  identificador = '&quot;;[.D37];&quot;';&quot;)" office:value-type="string" office:string-value="UPDATE g_estructura.funcionarios SET id_area = 'UDATSVT14' WHERE  identificador = '0301490454';" calcext:value-type="string">
            <text:p>UPDATE g_estructura.funcionarios SET id_area = 'UDATSVT14' WHERE <text:s/>identificador = '0301490454';</text:p>
          </table:table-cell>
          <table:table-cell table:number-columns-repeated="1014"/>
        </table:table-row>
        <table:table-row table:style-name="ro4">
          <table:table-cell/>
          <table:covered-table-cell table:style-name="ce440"/>
          <table:table-cell table:style-name="ce440" office:value-type="string" calcext:value-type="string">
            <text:p>OTLT14</text:p>
          </table:table-cell>
          <table:table-cell table:style-name="ce405" office:value-type="string" calcext:value-type="string">
            <text:p>0916506207</text:p>
          </table:table-cell>
          <table:table-cell table:style-name="ce460" office:value-type="string" calcext:value-type="string">
            <text:p>ZÚÑIGA VEGA CARLOS GERMAN</text:p>
          </table:table-cell>
          <table:table-cell table:style-name="ce460" office:value-type="string" calcext:value-type="string">
            <text:p>UDATSVT14</text:p>
          </table:table-cell>
          <table:table-cell table:style-name="ce470" office:value-type="string" calcext:value-type="string">
            <text:p>Sanidad Vegetal</text:p>
          </table:table-cell>
          <table:table-cell table:style-name="ce470"/>
          <table:table-cell/>
          <table:table-cell table:style-name="ce90" table:formula="of:=CONCATENATE(&quot;UPDATE g_estructura.funcionarios SET id_area = '&quot;;[.F38];&quot;' WHERE  identificador = '&quot;;[.D38];&quot;';&quot;)" office:value-type="string" office:string-value="UPDATE g_estructura.funcionarios SET id_area = 'UDATSVT14' WHERE  identificador = '0916506207';" calcext:value-type="string">
            <text:p>UPDATE g_estructura.funcionarios SET id_area = 'UDATSVT14' WHERE <text:s/>identificador = '0916506207';</text:p>
          </table:table-cell>
          <table:table-cell table:number-columns-repeated="1014"/>
        </table:table-row>
        <table:table-row table:style-name="ro4">
          <table:table-cell table:number-columns-repeated="9"/>
          <table:table-cell table:style-name="ce90"/>
          <table:table-cell table:number-columns-repeated="1014"/>
        </table:table-row>
        <table:table-row table:style-name="ro11">
          <table:table-cell/>
          <table:table-cell table:style-name="ce435" office:value-type="string" calcext:value-type="string" table:number-columns-spanned="6" table:number-rows-spanned="1">
            <text:p>SERVICIO DE SANIDAD AGROPECUARIA AZUAY <text:s text:c="2"/>JSSAA</text:p>
          </table:table-cell>
          <table:covered-table-cell table:style-name="ce435"/>
          <table:covered-table-cell table:style-name="ce453"/>
          <table:covered-table-cell table:number-columns-repeated="2" table:style-name="ce458"/>
          <table:covered-table-cell table:style-name="ce469"/>
          <table:table-cell table:style-name="ce469"/>
          <table:table-cell/>
          <table:table-cell table:style-name="ce90"/>
          <table:table-cell table:number-columns-repeated="1014"/>
        </table:table-row>
        <table:table-row table:style-name="ro11">
          <table:table-cell/>
          <table:table-cell table:style-name="ce435" office:value-type="string" calcext:value-type="string">
            <text:p>OFICINA</text:p>
          </table:table-cell>
          <table:table-cell table:style-name="ce435"/>
          <table:table-cell table:style-name="ce454" office:value-type="string" calcext:value-type="string">
            <text:p>CEDULA</text:p>
          </table:table-cell>
          <table:table-cell table:style-name="ce435" office:value-type="string" calcext:value-type="string">
            <text:p>PERSONAL Y ÁREA</text:p>
          </table:table-cell>
          <table:table-cell table:style-name="ce435"/>
          <table:table-cell table:style-name="ce435" office:value-type="string" calcext:value-type="string">
            <text:p>AREA</text:p>
          </table:table-cell>
          <table:table-cell table:style-name="ce435"/>
          <table:table-cell/>
          <table:table-cell table:style-name="ce90"/>
          <table:table-cell table:number-columns-repeated="1014"/>
        </table:table-row>
        <table:table-row table:style-name="ro4">
          <table:table-cell/>
          <table:table-cell table:style-name="ce441" office:value-type="string" calcext:value-type="string" table:number-columns-spanned="1" table:number-rows-spanned="24">
            <text:p>Oficina Azuay</text:p>
          </table:table-cell>
          <table:table-cell table:style-name="ce441" office:value-type="string" calcext:value-type="string">
            <text:p>OTAJ14</text:p>
          </table:table-cell>
          <table:table-cell table:style-name="ce405" office:value-type="string" calcext:value-type="string">
            <text:p>0103580353</text:p>
          </table:table-cell>
          <table:table-cell table:style-name="ce459" office:value-type="string" calcext:value-type="string">
            <text:p>AUCAPIÑA BAUTISTA SILVIA JANNETH</text:p>
          </table:table-cell>
          <table:table-cell table:style-name="ce459" office:value-type="string" calcext:value-type="string">
            <text:p>UDAFAJ14</text:p>
          </table:table-cell>
          <table:table-cell table:style-name="ce470" office:value-type="string" calcext:value-type="string">
            <text:p>Administrativa Financiera</text:p>
          </table:table-cell>
          <table:table-cell table:style-name="ce470"/>
          <table:table-cell/>
          <table:table-cell table:style-name="ce90" table:formula="of:=CONCATENATE(&quot;UPDATE g_estructura.funcionarios SET id_area = '&quot;;[.F42];&quot;' WHERE  identificador = '&quot;;[.D42];&quot;';&quot;)" office:value-type="string" office:string-value="UPDATE g_estructura.funcionarios SET id_area = 'UDAFAJ14' WHERE  identificador = '0103580353';" calcext:value-type="string">
            <text:p>UPDATE g_estructura.funcionarios SET id_area = 'UDAFAJ14' WHERE <text:s/>identificador = '0103580353';</text:p>
          </table:table-cell>
          <table:table-cell table:number-columns-repeated="1014"/>
        </table:table-row>
        <table:table-row table:style-name="ro4">
          <table:table-cell/>
          <table:covered-table-cell table:style-name="ce442"/>
          <table:table-cell table:style-name="ce442" office:value-type="string" calcext:value-type="string">
            <text:p>OTAJ14</text:p>
          </table:table-cell>
          <table:table-cell table:style-name="ce405" office:value-type="string" calcext:value-type="string">
            <text:p>0103886479</text:p>
          </table:table-cell>
          <table:table-cell table:style-name="ce459" office:value-type="string" calcext:value-type="string">
            <text:p>BRITO FLORES JUAN CARLOS</text:p>
          </table:table-cell>
          <table:table-cell table:style-name="ce459" office:value-type="string" calcext:value-type="string">
            <text:p>UDSVAJ14</text:p>
          </table:table-cell>
          <table:table-cell table:style-name="ce470" office:value-type="string" calcext:value-type="string">
            <text:p>Sanidad Vegetal</text:p>
          </table:table-cell>
          <table:table-cell table:style-name="ce470"/>
          <table:table-cell/>
          <table:table-cell table:style-name="ce90" table:formula="of:=CONCATENATE(&quot;UPDATE g_estructura.funcionarios SET id_area = '&quot;;[.F43];&quot;' WHERE  identificador = '&quot;;[.D43];&quot;';&quot;)" office:value-type="string" office:string-value="UPDATE g_estructura.funcionarios SET id_area = 'UDSVAJ14' WHERE  identificador = '0103886479';" calcext:value-type="string">
            <text:p>UPDATE g_estructura.funcionarios SET id_area = 'UDSVAJ14' WHERE <text:s/>identificador = '0103886479';</text:p>
          </table:table-cell>
          <table:table-cell table:number-columns-repeated="1014"/>
        </table:table-row>
        <table:table-row table:style-name="ro4">
          <table:table-cell/>
          <table:covered-table-cell table:style-name="ce442"/>
          <table:table-cell table:style-name="ce442" office:value-type="string" calcext:value-type="string">
            <text:p>OTAJ14</text:p>
          </table:table-cell>
          <table:table-cell table:style-name="ce405" office:value-type="float" office:value="1102119037" calcext:value-type="float">
            <text:p>1102119037</text:p>
          </table:table-cell>
          <table:table-cell table:style-name="ce459" office:value-type="string" calcext:value-type="string">
            <text:p>BURNEO GARCES JOSEFINA MARGARITA</text:p>
          </table:table-cell>
          <table:table-cell table:style-name="ce459" office:value-type="string" calcext:value-type="string">
            <text:p>UDAFAJ14</text:p>
          </table:table-cell>
          <table:table-cell table:style-name="ce470" office:value-type="string" calcext:value-type="string">
            <text:p>Administrativa Financiera</text:p>
          </table:table-cell>
          <table:table-cell table:style-name="ce470"/>
          <table:table-cell/>
          <table:table-cell table:style-name="ce90" table:formula="of:=CONCATENATE(&quot;UPDATE g_estructura.funcionarios SET id_area = '&quot;;[.F44];&quot;' WHERE  identificador = '&quot;;[.D44];&quot;';&quot;)" office:value-type="string" office:string-value="UPDATE g_estructura.funcionarios SET id_area = 'UDAFAJ14' WHERE  identificador = '1102119037';" calcext:value-type="string">
            <text:p>UPDATE g_estructura.funcionarios SET id_area = 'UDAFAJ14' WHERE <text:s/>identificador = '1102119037';</text:p>
          </table:table-cell>
          <table:table-cell table:number-columns-repeated="1014"/>
        </table:table-row>
        <table:table-row table:style-name="ro4">
          <table:table-cell/>
          <table:covered-table-cell table:style-name="ce442"/>
          <table:table-cell table:style-name="ce442" office:value-type="string" calcext:value-type="string">
            <text:p>OTAJ14</text:p>
          </table:table-cell>
          <table:table-cell table:style-name="ce405" office:value-type="string" calcext:value-type="string">
            <text:p>0105473185</text:p>
          </table:table-cell>
          <table:table-cell table:style-name="ce459" office:value-type="string" calcext:value-type="string">
            <text:p>CALVACHE PONCE <text:s/>CRISTIAN FABRICIO</text:p>
          </table:table-cell>
          <table:table-cell table:style-name="ce459" office:value-type="string" calcext:value-type="string">
            <text:p>UDAFAJ14</text:p>
          </table:table-cell>
          <table:table-cell table:style-name="ce470" office:value-type="string" calcext:value-type="string">
            <text:p>Administrativa Financiera</text:p>
          </table:table-cell>
          <table:table-cell table:style-name="ce470"/>
          <table:table-cell/>
          <table:table-cell table:style-name="ce90" table:formula="of:=CONCATENATE(&quot;UPDATE g_estructura.funcionarios SET id_area = '&quot;;[.F45];&quot;' WHERE  identificador = '&quot;;[.D45];&quot;';&quot;)" office:value-type="string" office:string-value="UPDATE g_estructura.funcionarios SET id_area = 'UDAFAJ14' WHERE  identificador = '0105473185';" calcext:value-type="string">
            <text:p>UPDATE g_estructura.funcionarios SET id_area = 'UDAFAJ14' WHERE <text:s/>identificador = '0105473185';</text:p>
          </table:table-cell>
          <table:table-cell table:number-columns-repeated="1014"/>
        </table:table-row>
        <table:table-row table:style-name="ro4">
          <table:table-cell/>
          <table:covered-table-cell table:style-name="ce442"/>
          <table:table-cell table:style-name="ce442" office:value-type="string" calcext:value-type="string">
            <text:p>OTAJ14</text:p>
          </table:table-cell>
          <table:table-cell table:style-name="ce405" office:value-type="string" calcext:value-type="string">
            <text:p>0301715900</text:p>
          </table:table-cell>
          <table:table-cell table:style-name="ce459" office:value-type="string" calcext:value-type="string">
            <text:p>CARRASCO CANTOS FRANCISCO JOSE</text:p>
          </table:table-cell>
          <table:table-cell table:style-name="ce459" office:value-type="string" calcext:value-type="string">
            <text:p>UDIAAJ14</text:p>
          </table:table-cell>
          <table:table-cell table:style-name="ce470" office:value-type="string" calcext:value-type="string">
            <text:p>Inocuidad de Alimentos</text:p>
          </table:table-cell>
          <table:table-cell table:style-name="ce470"/>
          <table:table-cell/>
          <table:table-cell table:style-name="ce90" table:formula="of:=CONCATENATE(&quot;UPDATE g_estructura.funcionarios SET id_area = '&quot;;[.F46];&quot;' WHERE  identificador = '&quot;;[.D46];&quot;';&quot;)" office:value-type="string" office:string-value="UPDATE g_estructura.funcionarios SET id_area = 'UDIAAJ14' WHERE  identificador = '0301715900';" calcext:value-type="string">
            <text:p>UPDATE g_estructura.funcionarios SET id_area = 'UDIAAJ14' WHERE <text:s/>identificador = '0301715900';</text:p>
          </table:table-cell>
          <table:table-cell table:number-columns-repeated="1014"/>
        </table:table-row>
        <table:table-row table:style-name="ro4">
          <table:table-cell/>
          <table:covered-table-cell table:style-name="ce442"/>
          <table:table-cell table:style-name="ce442" office:value-type="string" calcext:value-type="string">
            <text:p>OTAJ14</text:p>
          </table:table-cell>
          <table:table-cell table:style-name="ce405" office:value-type="string" calcext:value-type="string">
            <text:p>0103639027</text:p>
          </table:table-cell>
          <table:table-cell table:style-name="ce459" office:value-type="string" calcext:value-type="string">
            <text:p>CHAMBA GUIRACOCHA PATRICIA JACQUELINE</text:p>
          </table:table-cell>
          <table:table-cell table:style-name="ce459" office:value-type="string" calcext:value-type="string">
            <text:p>UDSAAJ14</text:p>
          </table:table-cell>
          <table:table-cell table:style-name="ce470" office:value-type="string" calcext:value-type="string">
            <text:p>Sanidad Animal</text:p>
          </table:table-cell>
          <table:table-cell table:style-name="ce470"/>
          <table:table-cell/>
          <table:table-cell table:style-name="ce90" table:formula="of:=CONCATENATE(&quot;UPDATE g_estructura.funcionarios SET id_area = '&quot;;[.F47];&quot;' WHERE  identificador = '&quot;;[.D47];&quot;';&quot;)" office:value-type="string" office:string-value="UPDATE g_estructura.funcionarios SET id_area = 'UDSAAJ14' WHERE  identificador = '0103639027';" calcext:value-type="string">
            <text:p>UPDATE g_estructura.funcionarios SET id_area = 'UDSAAJ14' WHERE <text:s/>identificador = '0103639027';</text:p>
          </table:table-cell>
          <table:table-cell table:number-columns-repeated="1014"/>
        </table:table-row>
        <table:table-row table:style-name="ro4">
          <table:table-cell/>
          <table:covered-table-cell table:style-name="ce442"/>
          <table:table-cell table:style-name="ce442" office:value-type="string" calcext:value-type="string">
            <text:p>OTAJ14</text:p>
          </table:table-cell>
          <table:table-cell table:style-name="ce405" office:value-type="float" office:value="1711644110" calcext:value-type="float">
            <text:p>1711644110</text:p>
          </table:table-cell>
          <table:table-cell table:style-name="ce459" office:value-type="string" calcext:value-type="string">
            <text:p>CRIOLLO LUNA MANUEL FERNANDO</text:p>
          </table:table-cell>
          <table:table-cell table:style-name="ce459" office:value-type="string" calcext:value-type="string">
            <text:p>UDSVAJ14</text:p>
          </table:table-cell>
          <table:table-cell table:style-name="ce470" office:value-type="string" calcext:value-type="string">
            <text:p>Sanidad Vegetal</text:p>
          </table:table-cell>
          <table:table-cell table:style-name="ce470"/>
          <table:table-cell/>
          <table:table-cell table:style-name="ce90" table:formula="of:=CONCATENATE(&quot;UPDATE g_estructura.funcionarios SET id_area = '&quot;;[.F48];&quot;' WHERE  identificador = '&quot;;[.D48];&quot;';&quot;)" office:value-type="string" office:string-value="UPDATE g_estructura.funcionarios SET id_area = 'UDSVAJ14' WHERE  identificador = '1711644110';" calcext:value-type="string">
            <text:p>UPDATE g_estructura.funcionarios SET id_area = 'UDSVAJ14' WHERE <text:s/>identificador = '1711644110';</text:p>
          </table:table-cell>
          <table:table-cell table:number-columns-repeated="1014"/>
        </table:table-row>
        <table:table-row table:style-name="ro4">
          <table:table-cell/>
          <table:covered-table-cell table:style-name="ce442"/>
          <table:table-cell table:style-name="ce442" office:value-type="string" calcext:value-type="string">
            <text:p>OTAJ14</text:p>
          </table:table-cell>
          <table:table-cell table:style-name="ce405" office:value-type="string" calcext:value-type="string">
            <text:p>0105732739</text:p>
          </table:table-cell>
          <table:table-cell table:style-name="ce459" office:value-type="string" calcext:value-type="string">
            <text:p>FAJARDO SALINAS SEBASTIAN SANTIAGO</text:p>
          </table:table-cell>
          <table:table-cell table:style-name="ce459" office:value-type="string" calcext:value-type="string">
            <text:p>UDAFAJ14</text:p>
          </table:table-cell>
          <table:table-cell table:style-name="ce470" office:value-type="string" calcext:value-type="string">
            <text:p>Administrativa Financiera</text:p>
          </table:table-cell>
          <table:table-cell table:style-name="ce470"/>
          <table:table-cell/>
          <table:table-cell table:style-name="ce90" table:formula="of:=CONCATENATE(&quot;UPDATE g_estructura.funcionarios SET id_area = '&quot;;[.F49];&quot;' WHERE  identificador = '&quot;;[.D49];&quot;';&quot;)" office:value-type="string" office:string-value="UPDATE g_estructura.funcionarios SET id_area = 'UDAFAJ14' WHERE  identificador = '0105732739';" calcext:value-type="string">
            <text:p>UPDATE g_estructura.funcionarios SET id_area = 'UDAFAJ14' WHERE <text:s/>identificador = '0105732739';</text:p>
          </table:table-cell>
          <table:table-cell table:number-columns-repeated="1014"/>
        </table:table-row>
        <table:table-row table:style-name="ro4">
          <table:table-cell/>
          <table:covered-table-cell table:style-name="ce442"/>
          <table:table-cell table:style-name="ce441" office:value-type="string" calcext:value-type="string">
            <text:p>OTAJ14</text:p>
          </table:table-cell>
          <table:table-cell table:style-name="ce405" office:value-type="string" calcext:value-type="string">
            <text:p>0104370077</text:p>
          </table:table-cell>
          <table:table-cell table:style-name="ce459" office:value-type="string" calcext:value-type="string">
            <text:p>LITUMA AGUIRRE SANTIAGO JAVIER</text:p>
          </table:table-cell>
          <table:table-cell table:style-name="ce459" office:value-type="string" calcext:value-type="string">
            <text:p>UDSAAJ14</text:p>
          </table:table-cell>
          <table:table-cell table:style-name="ce470" office:value-type="string" calcext:value-type="string">
            <text:p>Sanidad Animal</text:p>
          </table:table-cell>
          <table:table-cell table:style-name="ce470"/>
          <table:table-cell/>
          <table:table-cell table:style-name="ce90" table:formula="of:=CONCATENATE(&quot;UPDATE g_estructura.funcionarios SET id_area = '&quot;;[.F50];&quot;' WHERE  identificador = '&quot;;[.D50];&quot;';&quot;)" office:value-type="string" office:string-value="UPDATE g_estructura.funcionarios SET id_area = 'UDSAAJ14' WHERE  identificador = '0104370077';" calcext:value-type="string">
            <text:p>UPDATE g_estructura.funcionarios SET id_area = 'UDSAAJ14' WHERE <text:s/>identificador = '0104370077';</text:p>
          </table:table-cell>
          <table:table-cell table:number-columns-repeated="1014"/>
        </table:table-row>
        <table:table-row table:style-name="ro4">
          <table:table-cell/>
          <table:covered-table-cell table:style-name="ce442"/>
          <table:table-cell table:style-name="ce442" office:value-type="string" calcext:value-type="string">
            <text:p>OTAJ14</text:p>
          </table:table-cell>
          <table:table-cell table:style-name="ce405" office:value-type="string" calcext:value-type="string">
            <text:p>0104979539</text:p>
          </table:table-cell>
          <table:table-cell table:style-name="ce459" office:value-type="string" calcext:value-type="string">
            <text:p>LITUMA ULLOA ANGELA MARIA</text:p>
          </table:table-cell>
          <table:table-cell table:style-name="ce459" office:value-type="string" calcext:value-type="string">
            <text:p>UDAFAJ14</text:p>
          </table:table-cell>
          <table:table-cell table:style-name="ce470" office:value-type="string" calcext:value-type="string">
            <text:p>Administrativa Financiera</text:p>
          </table:table-cell>
          <table:table-cell table:style-name="ce470"/>
          <table:table-cell/>
          <table:table-cell table:style-name="ce90" table:formula="of:=CONCATENATE(&quot;UPDATE g_estructura.funcionarios SET id_area = '&quot;;[.F51];&quot;' WHERE  identificador = '&quot;;[.D51];&quot;';&quot;)" office:value-type="string" office:string-value="UPDATE g_estructura.funcionarios SET id_area = 'UDAFAJ14' WHERE  identificador = '0104979539';" calcext:value-type="string">
            <text:p>UPDATE g_estructura.funcionarios SET id_area = 'UDAFAJ14' WHERE <text:s/>identificador = '0104979539';</text:p>
          </table:table-cell>
          <table:table-cell table:number-columns-repeated="1014"/>
        </table:table-row>
        <table:table-row table:style-name="ro4">
          <table:table-cell/>
          <table:covered-table-cell table:style-name="ce442"/>
          <table:table-cell table:style-name="ce442" office:value-type="string" calcext:value-type="string">
            <text:p>OTAJ14</text:p>
          </table:table-cell>
          <table:table-cell table:style-name="ce405" office:value-type="string" calcext:value-type="string">
            <text:p>0103515201</text:p>
          </table:table-cell>
          <table:table-cell table:style-name="ce459" office:value-type="string" calcext:value-type="string">
            <text:p><text:s/>MOLINA CANDO MARIA JOSE</text:p>
          </table:table-cell>
          <table:table-cell table:style-name="ce459" office:value-type="string" calcext:value-type="string">
            <text:p>UDIAAJ14</text:p>
          </table:table-cell>
          <table:table-cell table:style-name="ce470" office:value-type="string" calcext:value-type="string">
            <text:p>Inocuidad de Alimentos</text:p>
          </table:table-cell>
          <table:table-cell table:style-name="ce470"/>
          <table:table-cell/>
          <table:table-cell table:style-name="ce90" table:formula="of:=CONCATENATE(&quot;UPDATE g_estructura.funcionarios SET id_area = '&quot;;[.F52];&quot;' WHERE  identificador = '&quot;;[.D52];&quot;';&quot;)" office:value-type="string" office:string-value="UPDATE g_estructura.funcionarios SET id_area = 'UDIAAJ14' WHERE  identificador = '0103515201';" calcext:value-type="string">
            <text:p>UPDATE g_estructura.funcionarios SET id_area = 'UDIAAJ14' WHERE <text:s/>identificador = '0103515201';</text:p>
          </table:table-cell>
          <table:table-cell table:number-columns-repeated="1014"/>
        </table:table-row>
        <table:table-row table:style-name="ro4">
          <table:table-cell/>
          <table:covered-table-cell table:style-name="ce442"/>
          <table:table-cell table:style-name="ce442" office:value-type="string" calcext:value-type="string">
            <text:p>OTAJ14</text:p>
          </table:table-cell>
          <table:table-cell table:style-name="ce405" office:value-type="string" calcext:value-type="string">
            <text:p>0301299335</text:p>
          </table:table-cell>
          <table:table-cell table:style-name="ce459" office:value-type="string" calcext:value-type="string">
            <text:p>MOROCHO CRESPO ANDRÉS OSWALDO</text:p>
          </table:table-cell>
          <table:table-cell table:style-name="ce459" office:value-type="string" calcext:value-type="string">
            <text:p>UDAFAJ14</text:p>
          </table:table-cell>
          <table:table-cell table:style-name="ce470" office:value-type="string" calcext:value-type="string">
            <text:p>Administrativa Financiera</text:p>
          </table:table-cell>
          <table:table-cell table:style-name="ce470"/>
          <table:table-cell/>
          <table:table-cell table:style-name="ce90" table:formula="of:=CONCATENATE(&quot;UPDATE g_estructura.funcionarios SET id_area = '&quot;;[.F53];&quot;' WHERE  identificador = '&quot;;[.D53];&quot;';&quot;)" office:value-type="string" office:string-value="UPDATE g_estructura.funcionarios SET id_area = 'UDAFAJ14' WHERE  identificador = '0301299335';" calcext:value-type="string">
            <text:p>UPDATE g_estructura.funcionarios SET id_area = 'UDAFAJ14' WHERE <text:s/>identificador = '0301299335';</text:p>
          </table:table-cell>
          <table:table-cell table:number-columns-repeated="1014"/>
        </table:table-row>
        <table:table-row table:style-name="ro4">
          <table:table-cell/>
          <table:covered-table-cell table:style-name="ce442"/>
          <table:table-cell table:style-name="ce442" office:value-type="string" calcext:value-type="string">
            <text:p>OTAJ14</text:p>
          </table:table-cell>
          <table:table-cell table:style-name="ce405" office:value-type="string" calcext:value-type="string">
            <text:p>0703929083</text:p>
          </table:table-cell>
          <table:table-cell table:style-name="ce459" office:value-type="string" calcext:value-type="string">
            <text:p>NOBLECILLA PACCHA CARLOS VINICIO</text:p>
          </table:table-cell>
          <table:table-cell table:style-name="ce459" office:value-type="string" calcext:value-type="string">
            <text:p>UDSVAJ14</text:p>
          </table:table-cell>
          <table:table-cell table:style-name="ce470" office:value-type="string" calcext:value-type="string">
            <text:p>Sanidad Vegetal</text:p>
          </table:table-cell>
          <table:table-cell table:style-name="ce470"/>
          <table:table-cell/>
          <table:table-cell table:style-name="ce90" table:formula="of:=CONCATENATE(&quot;UPDATE g_estructura.funcionarios SET id_area = '&quot;;[.F54];&quot;' WHERE  identificador = '&quot;;[.D54];&quot;';&quot;)" office:value-type="string" office:string-value="UPDATE g_estructura.funcionarios SET id_area = 'UDSVAJ14' WHERE  identificador = '0703929083';" calcext:value-type="string">
            <text:p>UPDATE g_estructura.funcionarios SET id_area = 'UDSVAJ14' WHERE <text:s/>identificador = '0703929083';</text:p>
          </table:table-cell>
          <table:table-cell table:number-columns-repeated="1014"/>
        </table:table-row>
        <table:table-row table:style-name="ro4">
          <table:table-cell/>
          <table:covered-table-cell table:style-name="ce442"/>
          <table:table-cell table:style-name="ce442" office:value-type="string" calcext:value-type="string">
            <text:p>OTAJ14</text:p>
          </table:table-cell>
          <table:table-cell table:style-name="ce405" office:value-type="string" calcext:value-type="string">
            <text:p>0302011630</text:p>
          </table:table-cell>
          <table:table-cell table:style-name="ce459" office:value-type="string" calcext:value-type="string">
            <text:p>OCHOA CASTRO DIEGO ISMAEL</text:p>
          </table:table-cell>
          <table:table-cell table:style-name="ce459" office:value-type="string" calcext:value-type="string">
            <text:p>UDLAJ14</text:p>
          </table:table-cell>
          <table:table-cell table:style-name="ce470" office:value-type="string" calcext:value-type="string">
            <text:p>Laboratorio</text:p>
          </table:table-cell>
          <table:table-cell table:style-name="ce470"/>
          <table:table-cell/>
          <table:table-cell table:style-name="ce90" table:formula="of:=CONCATENATE(&quot;UPDATE g_estructura.funcionarios SET id_area = '&quot;;[.F55];&quot;' WHERE  identificador = '&quot;;[.D55];&quot;';&quot;)" office:value-type="string" office:string-value="UPDATE g_estructura.funcionarios SET id_area = 'UDLAJ14' WHERE  identificador = '0302011630';" calcext:value-type="string">
            <text:p>UPDATE g_estructura.funcionarios SET id_area = 'UDLAJ14' WHERE <text:s/>identificador = '0302011630';</text:p>
          </table:table-cell>
          <table:table-cell table:number-columns-repeated="1014"/>
        </table:table-row>
        <table:table-row table:style-name="ro4">
          <table:table-cell/>
          <table:covered-table-cell table:style-name="ce442"/>
          <table:table-cell table:style-name="ce442" office:value-type="string" calcext:value-type="string">
            <text:p>OTAJ14</text:p>
          </table:table-cell>
          <table:table-cell table:style-name="ce405" office:value-type="string" calcext:value-type="string">
            <text:p>0104062401</text:p>
          </table:table-cell>
          <table:table-cell table:style-name="ce459" office:value-type="string" calcext:value-type="string">
            <text:p>OCHOA PRADO MARIA LOURDES</text:p>
          </table:table-cell>
          <table:table-cell table:style-name="ce459" office:value-type="string" calcext:value-type="string">
            <text:p>UDSAAJ14</text:p>
          </table:table-cell>
          <table:table-cell table:style-name="ce470" office:value-type="string" calcext:value-type="string">
            <text:p>Sanidad Animal</text:p>
          </table:table-cell>
          <table:table-cell table:style-name="ce470"/>
          <table:table-cell/>
          <table:table-cell table:style-name="ce90" table:formula="of:=CONCATENATE(&quot;UPDATE g_estructura.funcionarios SET id_area = '&quot;;[.F56];&quot;' WHERE  identificador = '&quot;;[.D56];&quot;';&quot;)" office:value-type="string" office:string-value="UPDATE g_estructura.funcionarios SET id_area = 'UDSAAJ14' WHERE  identificador = '0104062401';" calcext:value-type="string">
            <text:p>UPDATE g_estructura.funcionarios SET id_area = 'UDSAAJ14' WHERE <text:s/>identificador = '0104062401';</text:p>
          </table:table-cell>
          <table:table-cell table:number-columns-repeated="1014"/>
        </table:table-row>
        <table:table-row table:style-name="ro4">
          <table:table-cell/>
          <table:covered-table-cell table:style-name="ce442"/>
          <table:table-cell table:style-name="ce442" office:value-type="string" calcext:value-type="string">
            <text:p>OTAJ14</text:p>
          </table:table-cell>
          <table:table-cell table:style-name="ce405" office:value-type="float" office:value="1102958855" calcext:value-type="float">
            <text:p>1102958855</text:p>
          </table:table-cell>
          <table:table-cell table:style-name="ce459" office:value-type="string" calcext:value-type="string">
            <text:p>OCHOA RUIZ TITO FERNANDO</text:p>
          </table:table-cell>
          <table:table-cell table:style-name="ce459" office:value-type="string" calcext:value-type="string">
            <text:p>UDSAAJ14</text:p>
          </table:table-cell>
          <table:table-cell table:style-name="ce470" office:value-type="string" calcext:value-type="string">
            <text:p>Sanidad Animal</text:p>
          </table:table-cell>
          <table:table-cell table:style-name="ce470"/>
          <table:table-cell/>
          <table:table-cell table:style-name="ce90" table:formula="of:=CONCATENATE(&quot;UPDATE g_estructura.funcionarios SET id_area = '&quot;;[.F57];&quot;' WHERE  identificador = '&quot;;[.D57];&quot;';&quot;)" office:value-type="string" office:string-value="UPDATE g_estructura.funcionarios SET id_area = 'UDSAAJ14' WHERE  identificador = '1102958855';" calcext:value-type="string">
            <text:p>UPDATE g_estructura.funcionarios SET id_area = 'UDSAAJ14' WHERE <text:s/>identificador = '1102958855';</text:p>
          </table:table-cell>
          <table:table-cell table:number-columns-repeated="1014"/>
        </table:table-row>
        <table:table-row table:style-name="ro4">
          <table:table-cell/>
          <table:covered-table-cell table:style-name="ce442"/>
          <table:table-cell table:style-name="ce441" office:value-type="string" calcext:value-type="string">
            <text:p>OTAJ14</text:p>
          </table:table-cell>
          <table:table-cell table:style-name="ce405" office:value-type="string" calcext:value-type="string">
            <text:p>0104710819</text:p>
          </table:table-cell>
          <table:table-cell table:style-name="ce459" office:value-type="string" calcext:value-type="string">
            <text:p>PELAEZ PELAEZ VERONICA ALEJANDRA</text:p>
          </table:table-cell>
          <table:table-cell table:style-name="ce459" office:value-type="string" calcext:value-type="string">
            <text:p>UDSAAJ14</text:p>
          </table:table-cell>
          <table:table-cell table:style-name="ce470" office:value-type="string" calcext:value-type="string">
            <text:p>Sanidad Animal</text:p>
          </table:table-cell>
          <table:table-cell table:style-name="ce470"/>
          <table:table-cell/>
          <table:table-cell table:style-name="ce90" table:formula="of:=CONCATENATE(&quot;UPDATE g_estructura.funcionarios SET id_area = '&quot;;[.F58];&quot;' WHERE  identificador = '&quot;;[.D58];&quot;';&quot;)" office:value-type="string" office:string-value="UPDATE g_estructura.funcionarios SET id_area = 'UDSAAJ14' WHERE  identificador = '0104710819';" calcext:value-type="string">
            <text:p>UPDATE g_estructura.funcionarios SET id_area = 'UDSAAJ14' WHERE <text:s/>identificador = '0104710819';</text:p>
          </table:table-cell>
          <table:table-cell table:number-columns-repeated="1014"/>
        </table:table-row>
        <table:table-row table:style-name="ro4">
          <table:table-cell/>
          <table:covered-table-cell table:style-name="ce442"/>
          <table:table-cell table:style-name="ce442" office:value-type="string" calcext:value-type="string">
            <text:p>OTAJ14</text:p>
          </table:table-cell>
          <table:table-cell table:style-name="ce405" office:value-type="string" calcext:value-type="string">
            <text:p>0301503587</text:p>
          </table:table-cell>
          <table:table-cell table:style-name="ce461" office:value-type="string" calcext:value-type="string">
            <text:p>PINOS CRESPO GERARDO RUPERTO</text:p>
          </table:table-cell>
          <table:table-cell table:style-name="ce461" office:value-type="string" calcext:value-type="string">
            <text:p>JSSAA</text:p>
          </table:table-cell>
          <table:table-cell table:style-name="ce470" office:value-type="string" calcext:value-type="string">
            <text:p>JEFATURA</text:p>
          </table:table-cell>
          <table:table-cell table:style-name="ce480" office:value-type="string" calcext:value-type="string">
            <text:p>JSSAA</text:p>
          </table:table-cell>
          <table:table-cell office:value-type="string" calcext:value-type="string">
            <text:p>RESPONSABLE DE PROVINCIA</text:p>
          </table:table-cell>
          <table:table-cell table:style-name="ce90" table:formula="of:=CONCATENATE(&quot;UPDATE g_estructura.funcionarios SET id_area = '&quot;;[.F59];&quot;' WHERE  identificador = '&quot;;[.D59];&quot;';&quot;)" office:value-type="string" office:string-value="UPDATE g_estructura.funcionarios SET id_area = 'JSSAA' WHERE  identificador = '0301503587';" calcext:value-type="string">
            <text:p>UPDATE g_estructura.funcionarios SET id_area = 'JSSAA' WHERE <text:s/>identificador = '0301503587';</text:p>
          </table:table-cell>
          <table:table-cell/>
          <table:table-cell table:style-name="ce90" table:formula="of:=CONCATENATE(&quot;INSERT INTO g_estructura.responsables(id_area, identificador, prioridad, responsable, activo, estado) values ('&quot;;[.H59];&quot;','&quot;;[.D59];&quot;',1,true,1,1);&quot;)" office:value-type="string" office:string-value="INSERT INTO g_estructura.responsables(id_area, identificador, prioridad, responsable, activo, estado) values ('JSSAA','0301503587',1,true,1,1);" calcext:value-type="string">
            <text:p>INSERT INTO g_estructura.responsables(id_area, identificador, prioridad, responsable, activo, estado) values ('JSSAA','0301503587',1,true,1,1);</text:p>
          </table:table-cell>
          <table:table-cell table:number-columns-repeated="1012"/>
        </table:table-row>
        <table:table-row table:style-name="ro4">
          <table:table-cell/>
          <table:covered-table-cell table:style-name="ce442"/>
          <table:table-cell table:style-name="ce442" office:value-type="string" calcext:value-type="string">
            <text:p>OTAJ14</text:p>
          </table:table-cell>
          <table:table-cell table:style-name="ce405" office:value-type="string" calcext:value-type="string">
            <text:p>0103909420</text:p>
          </table:table-cell>
          <table:table-cell table:style-name="ce459" office:value-type="string" calcext:value-type="string">
            <text:p>QUEZADA TINOCO JOSE ALBERTO</text:p>
          </table:table-cell>
          <table:table-cell table:style-name="ce459" office:value-type="string" calcext:value-type="string">
            <text:p>UDSAAJ14</text:p>
          </table:table-cell>
          <table:table-cell table:style-name="ce470" office:value-type="string" calcext:value-type="string">
            <text:p>Sanidad Animal</text:p>
          </table:table-cell>
          <table:table-cell table:style-name="ce470"/>
          <table:table-cell/>
          <table:table-cell table:style-name="ce90" table:formula="of:=CONCATENATE(&quot;UPDATE g_estructura.funcionarios SET id_area = '&quot;;[.F60];&quot;' WHERE  identificador = '&quot;;[.D60];&quot;';&quot;)" office:value-type="string" office:string-value="UPDATE g_estructura.funcionarios SET id_area = 'UDSAAJ14' WHERE  identificador = '0103909420';" calcext:value-type="string">
            <text:p>UPDATE g_estructura.funcionarios SET id_area = 'UDSAAJ14' WHERE <text:s/>identificador = '0103909420';</text:p>
          </table:table-cell>
          <table:table-cell table:number-columns-repeated="1014"/>
        </table:table-row>
        <table:table-row table:style-name="ro4">
          <table:table-cell/>
          <table:covered-table-cell table:style-name="ce442"/>
          <table:table-cell table:style-name="ce442" office:value-type="string" calcext:value-type="string">
            <text:p>OTAJ14</text:p>
          </table:table-cell>
          <table:table-cell table:style-name="ce405" office:value-type="string" calcext:value-type="string">
            <text:p>0301939039</text:p>
          </table:table-cell>
          <table:table-cell table:style-name="ce459" office:value-type="string" calcext:value-type="string">
            <text:p>QUINTEROS AUCANCELA VICTOR HUGO</text:p>
          </table:table-cell>
          <table:table-cell table:style-name="ce459" office:value-type="string" calcext:value-type="string">
            <text:p>UDSVAJ14</text:p>
          </table:table-cell>
          <table:table-cell table:style-name="ce470" office:value-type="string" calcext:value-type="string">
            <text:p>Sanidad Vegetal</text:p>
          </table:table-cell>
          <table:table-cell table:style-name="ce470"/>
          <table:table-cell/>
          <table:table-cell table:style-name="ce90" table:formula="of:=CONCATENATE(&quot;UPDATE g_estructura.funcionarios SET id_area = '&quot;;[.F61];&quot;' WHERE  identificador = '&quot;;[.D61];&quot;';&quot;)" office:value-type="string" office:string-value="UPDATE g_estructura.funcionarios SET id_area = 'UDSVAJ14' WHERE  identificador = '0301939039';" calcext:value-type="string">
            <text:p>UPDATE g_estructura.funcionarios SET id_area = 'UDSVAJ14' WHERE <text:s/>identificador = '0301939039';</text:p>
          </table:table-cell>
          <table:table-cell table:number-columns-repeated="1014"/>
        </table:table-row>
        <table:table-row table:style-name="ro4">
          <table:table-cell/>
          <table:covered-table-cell table:style-name="ce442"/>
          <table:table-cell table:style-name="ce442" office:value-type="string" calcext:value-type="string">
            <text:p>OTAJ14</text:p>
          </table:table-cell>
          <table:table-cell table:style-name="ce405" office:value-type="string" calcext:value-type="string">
            <text:p>0103548004</text:p>
          </table:table-cell>
          <table:table-cell table:style-name="ce459" office:value-type="string" calcext:value-type="string">
            <text:p>SANCHEZ FAREZ WILMER GEOVANNY</text:p>
          </table:table-cell>
          <table:table-cell table:style-name="ce459" office:value-type="string" calcext:value-type="string">
            <text:p>UDSAAJ14</text:p>
          </table:table-cell>
          <table:table-cell table:style-name="ce470" office:value-type="string" calcext:value-type="string">
            <text:p>Sanidad Animal</text:p>
          </table:table-cell>
          <table:table-cell table:style-name="ce470"/>
          <table:table-cell/>
          <table:table-cell table:style-name="ce90" table:formula="of:=CONCATENATE(&quot;UPDATE g_estructura.funcionarios SET id_area = '&quot;;[.F62];&quot;' WHERE  identificador = '&quot;;[.D62];&quot;';&quot;)" office:value-type="string" office:string-value="UPDATE g_estructura.funcionarios SET id_area = 'UDSAAJ14' WHERE  identificador = '0103548004';" calcext:value-type="string">
            <text:p>UPDATE g_estructura.funcionarios SET id_area = 'UDSAAJ14' WHERE <text:s/>identificador = '0103548004';</text:p>
          </table:table-cell>
          <table:table-cell table:number-columns-repeated="1014"/>
        </table:table-row>
        <table:table-row table:style-name="ro4">
          <table:table-cell/>
          <table:covered-table-cell table:style-name="ce442"/>
          <table:table-cell table:style-name="ce442" office:value-type="string" calcext:value-type="string">
            <text:p>OTAJ14</text:p>
          </table:table-cell>
          <table:table-cell table:style-name="ce405" office:value-type="float" office:value="1102068598" calcext:value-type="float">
            <text:p>1102068598</text:p>
          </table:table-cell>
          <table:table-cell table:style-name="ce459" office:value-type="string" calcext:value-type="string">
            <text:p>TORRES PERALTA DIEGO VINICIO</text:p>
          </table:table-cell>
          <table:table-cell table:style-name="ce459" office:value-type="string" calcext:value-type="string">
            <text:p>UDAFAJ14</text:p>
          </table:table-cell>
          <table:table-cell table:style-name="ce470" office:value-type="string" calcext:value-type="string">
            <text:p>Administrativa Financiera</text:p>
          </table:table-cell>
          <table:table-cell table:style-name="ce470"/>
          <table:table-cell/>
          <table:table-cell table:style-name="ce90" table:formula="of:=CONCATENATE(&quot;UPDATE g_estructura.funcionarios SET id_area = '&quot;;[.F63];&quot;' WHERE  identificador = '&quot;;[.D63];&quot;';&quot;)" office:value-type="string" office:string-value="UPDATE g_estructura.funcionarios SET id_area = 'UDAFAJ14' WHERE  identificador = '1102068598';" calcext:value-type="string">
            <text:p>UPDATE g_estructura.funcionarios SET id_area = 'UDAFAJ14' WHERE <text:s/>identificador = '1102068598';</text:p>
          </table:table-cell>
          <table:table-cell table:number-columns-repeated="1014"/>
        </table:table-row>
        <table:table-row table:style-name="ro4">
          <table:table-cell/>
          <table:covered-table-cell table:style-name="ce442"/>
          <table:table-cell table:style-name="ce442" office:value-type="string" calcext:value-type="string">
            <text:p>OTAJ14</text:p>
          </table:table-cell>
          <table:table-cell table:style-name="ce405" office:value-type="string" calcext:value-type="string">
            <text:p>0102318771</text:p>
          </table:table-cell>
          <table:table-cell table:style-name="ce459" office:value-type="string" calcext:value-type="string">
            <text:p>VINTIMILLA ARIZAGA ROSA ALICIA</text:p>
          </table:table-cell>
          <table:table-cell table:style-name="ce459" office:value-type="string" calcext:value-type="string">
            <text:p>UDAFAJ14</text:p>
          </table:table-cell>
          <table:table-cell table:style-name="ce470" office:value-type="string" calcext:value-type="string">
            <text:p>Administrativa Financiera</text:p>
          </table:table-cell>
          <table:table-cell table:style-name="ce470"/>
          <table:table-cell/>
          <table:table-cell table:style-name="ce90" table:formula="of:=CONCATENATE(&quot;UPDATE g_estructura.funcionarios SET id_area = '&quot;;[.F64];&quot;' WHERE  identificador = '&quot;;[.D64];&quot;';&quot;)" office:value-type="string" office:string-value="UPDATE g_estructura.funcionarios SET id_area = 'UDAFAJ14' WHERE  identificador = '0102318771';" calcext:value-type="string">
            <text:p>UPDATE g_estructura.funcionarios SET id_area = 'UDAFAJ14' WHERE <text:s/>identificador = '0102318771';</text:p>
          </table:table-cell>
          <table:table-cell table:number-columns-repeated="1014"/>
        </table:table-row>
        <table:table-row table:style-name="ro4">
          <table:table-cell/>
          <table:covered-table-cell table:style-name="ce443"/>
          <table:table-cell table:style-name="ce442" office:value-type="string" calcext:value-type="string">
            <text:p>OTAJ14</text:p>
          </table:table-cell>
          <table:table-cell table:style-name="ce405"/>
          <table:table-cell table:style-name="ce462" office:value-type="string" calcext:value-type="string">
            <text:p>VINTIMILLA RODAS JONNATHAN GABRIEL</text:p>
          </table:table-cell>
          <table:table-cell table:style-name="ce462" office:value-type="string" calcext:value-type="string">
            <text:p>UDSAAJ14</text:p>
          </table:table-cell>
          <table:table-cell table:style-name="ce471" office:value-type="string" calcext:value-type="string">
            <text:p>Sanidad Animal</text:p>
          </table:table-cell>
          <table:table-cell table:style-name="ce470"/>
          <table:table-cell/>
          <table:table-cell table:style-name="ce90"/>
          <table:table-cell table:number-columns-repeated="1014"/>
        </table:table-row>
        <table:table-row table:style-name="ro17">
          <table:table-cell/>
          <table:table-cell table:style-name="ce444" office:value-type="string" calcext:value-type="string">
            <text:p>Oficina Camilo Ponce Enriquez</text:p>
          </table:table-cell>
          <table:table-cell table:style-name="ce444" office:value-type="string" calcext:value-type="string">
            <text:p>OTCPEJ14</text:p>
          </table:table-cell>
          <table:table-cell table:style-name="ce455" office:value-type="string" calcext:value-type="string">
            <text:p>0104245642</text:p>
          </table:table-cell>
          <table:table-cell table:style-name="ce463" office:value-type="string" calcext:value-type="string">
            <text:p>CRIOLLO AYALA SANDRA ISABEL</text:p>
          </table:table-cell>
          <table:table-cell table:style-name="ce463" office:value-type="string" calcext:value-type="string">
            <text:p>UDSAEJ14</text:p>
          </table:table-cell>
          <table:table-cell table:style-name="ce472" office:value-type="string" calcext:value-type="string">
            <text:p>Sanidad Animal</text:p>
          </table:table-cell>
          <table:table-cell table:style-name="ce481" office:value-type="string" calcext:value-type="string">
            <text:p>OTCPEJ14</text:p>
          </table:table-cell>
          <table:table-cell office:value-type="string" calcext:value-type="string">
            <text:p>Responsable de Oficina</text:p>
          </table:table-cell>
          <table:table-cell table:style-name="ce90" table:formula="of:=CONCATENATE(&quot;UPDATE g_estructura.funcionarios SET id_area = '&quot;;[.F66];&quot;' WHERE  identificador = '&quot;;[.D66];&quot;';&quot;)" office:value-type="string" office:string-value="UPDATE g_estructura.funcionarios SET id_area = 'UDSAEJ14' WHERE  identificador = '0104245642';" calcext:value-type="string">
            <text:p>UPDATE g_estructura.funcionarios SET id_area = 'UDSAEJ14' WHERE <text:s/>identificador = '0104245642';</text:p>
          </table:table-cell>
          <table:table-cell/>
          <table:table-cell table:style-name="ce90" table:formula="of:=CONCATENATE(&quot;INSERT INTO g_estructura.responsables(id_area, identificador, prioridad, responsable, activo, estado) values ('&quot;;[.H66];&quot;','&quot;;[.D66];&quot;',1,true,1,1);&quot;)" office:value-type="string" office:string-value="INSERT INTO g_estructura.responsables(id_area, identificador, prioridad, responsable, activo, estado) values ('OTCPEJ14','0104245642',1,true,1,1);" calcext:value-type="string">
            <text:p>INSERT INTO g_estructura.responsables(id_area, identificador, prioridad, responsable, activo, estado) values ('OTCPEJ14','0104245642',1,true,1,1);</text:p>
          </table:table-cell>
          <table:table-cell table:number-columns-repeated="1012"/>
        </table:table-row>
        <table:table-row table:style-name="ro5">
          <table:table-cell/>
          <table:table-cell table:style-name="ce445" office:value-type="string" calcext:value-type="string" table:number-columns-spanned="1" table:number-rows-spanned="2">
            <text:p>Oficina Santa Isabel</text:p>
          </table:table-cell>
          <table:table-cell table:style-name="ce445" office:value-type="string" calcext:value-type="string">
            <text:p>OTSIJ14</text:p>
          </table:table-cell>
          <table:table-cell table:style-name="ce117" office:value-type="string" calcext:value-type="string">
            <text:p>0301331641</text:p>
          </table:table-cell>
          <table:table-cell table:style-name="ce464" office:value-type="string" calcext:value-type="string">
            <text:p>ARCE MUÑOZ MARÍA ISABEL</text:p>
          </table:table-cell>
          <table:table-cell table:style-name="ce464" office:value-type="string" calcext:value-type="string">
            <text:p>UDSVSIJ14</text:p>
          </table:table-cell>
          <table:table-cell table:style-name="ce473" office:value-type="string" calcext:value-type="string">
            <text:p>Sanidad Vegetal</text:p>
          </table:table-cell>
          <table:table-cell table:style-name="ce482" office:value-type="string" calcext:value-type="string">
            <text:p>OTSIJ14</text:p>
          </table:table-cell>
          <table:table-cell office:value-type="string" calcext:value-type="string">
            <text:p>Responsable de Oficina</text:p>
          </table:table-cell>
          <table:table-cell table:style-name="ce90" table:formula="of:=CONCATENATE(&quot;UPDATE g_estructura.funcionarios SET id_area = '&quot;;[.F67];&quot;' WHERE  identificador = '&quot;;[.D67];&quot;';&quot;)" office:value-type="string" office:string-value="UPDATE g_estructura.funcionarios SET id_area = 'UDSVSIJ14' WHERE  identificador = '0301331641';" calcext:value-type="string">
            <text:p>UPDATE g_estructura.funcionarios SET id_area = 'UDSVSIJ14' WHERE <text:s/>identificador = '0301331641';</text:p>
          </table:table-cell>
          <table:table-cell/>
          <table:table-cell table:style-name="ce90" table:formula="of:=CONCATENATE(&quot;INSERT INTO g_estructura.responsables(id_area, identificador, prioridad, responsable, activo, estado) values ('&quot;;[.H67];&quot;','&quot;;[.D67];&quot;',1,true,1,1);&quot;)" office:value-type="string" office:string-value="INSERT INTO g_estructura.responsables(id_area, identificador, prioridad, responsable, activo, estado) values ('OTSIJ14','0301331641',1,true,1,1);" calcext:value-type="string">
            <text:p>INSERT INTO g_estructura.responsables(id_area, identificador, prioridad, responsable, activo, estado) values ('OTSIJ14','0301331641',1,true,1,1);</text:p>
          </table:table-cell>
          <table:table-cell table:number-columns-repeated="1012"/>
        </table:table-row>
        <table:table-row table:style-name="ro4">
          <table:table-cell/>
          <table:covered-table-cell table:style-name="ce446"/>
          <table:table-cell table:style-name="ce446" office:value-type="string" calcext:value-type="string">
            <text:p>OTSIJ14</text:p>
          </table:table-cell>
          <table:table-cell table:style-name="ce118" office:value-type="float" office:value="1103896104" calcext:value-type="float">
            <text:p>1103896104</text:p>
          </table:table-cell>
          <table:table-cell table:style-name="ce465" office:value-type="string" calcext:value-type="string">
            <text:p>MAZA MAITA <text:s/>FRANKLIN HADMANY</text:p>
          </table:table-cell>
          <table:table-cell table:style-name="ce465" office:value-type="string" calcext:value-type="string">
            <text:p>UDSASIJ14</text:p>
          </table:table-cell>
          <table:table-cell table:style-name="ce474" office:value-type="string" calcext:value-type="string">
            <text:p>Sanidad Animal</text:p>
          </table:table-cell>
          <table:table-cell table:style-name="ce474"/>
          <table:table-cell/>
          <table:table-cell table:style-name="ce90" table:formula="of:=CONCATENATE(&quot;UPDATE g_estructura.funcionarios SET id_area = '&quot;;[.F68];&quot;' WHERE  identificador = '&quot;;[.D68];&quot;';&quot;)" office:value-type="string" office:string-value="UPDATE g_estructura.funcionarios SET id_area = 'UDSASIJ14' WHERE  identificador = '1103896104';" calcext:value-type="string">
            <text:p>UPDATE g_estructura.funcionarios SET id_area = 'UDSASIJ14' WHERE <text:s/>identificador = '1103896104';</text:p>
          </table:table-cell>
          <table:table-cell table:number-columns-repeated="1014"/>
        </table:table-row>
        <table:table-row table:style-name="ro4">
          <table:table-cell/>
          <table:table-cell table:style-name="ce438" office:value-type="string" calcext:value-type="string" table:number-columns-spanned="1" table:number-rows-spanned="3">
            <text:p>Oficina Gualaceo</text:p>
          </table:table-cell>
          <table:table-cell table:style-name="ce438" office:value-type="string" calcext:value-type="string">
            <text:p>OTGJ14</text:p>
          </table:table-cell>
          <table:table-cell table:style-name="ce456" office:value-type="float" office:value="1104229990" calcext:value-type="float">
            <text:p>1104229990</text:p>
          </table:table-cell>
          <table:table-cell table:style-name="ce466" office:value-type="string" calcext:value-type="string">
            <text:p>CASTRO MENESES MARIA VERONICA</text:p>
          </table:table-cell>
          <table:table-cell table:style-name="ce466" office:value-type="string" calcext:value-type="string">
            <text:p>UDSAGJ14</text:p>
          </table:table-cell>
          <table:table-cell table:style-name="ce475" office:value-type="string" calcext:value-type="string">
            <text:p>Sanidad Animal</text:p>
          </table:table-cell>
          <table:table-cell table:style-name="ce475"/>
          <table:table-cell/>
          <table:table-cell table:style-name="ce90" table:formula="of:=CONCATENATE(&quot;UPDATE g_estructura.funcionarios SET id_area = '&quot;;[.F69];&quot;' WHERE  identificador = '&quot;;[.D69];&quot;';&quot;)" office:value-type="string" office:string-value="UPDATE g_estructura.funcionarios SET id_area = 'UDSAGJ14' WHERE  identificador = '1104229990';" calcext:value-type="string">
            <text:p>UPDATE g_estructura.funcionarios SET id_area = 'UDSAGJ14' WHERE <text:s/>identificador = '1104229990';</text:p>
          </table:table-cell>
          <table:table-cell table:number-columns-repeated="1014"/>
        </table:table-row>
        <table:table-row table:style-name="ro4">
          <table:table-cell/>
          <table:covered-table-cell table:style-name="ce437"/>
          <table:table-cell table:style-name="ce437" office:value-type="string" calcext:value-type="string">
            <text:p>OTGJ14</text:p>
          </table:table-cell>
          <table:table-cell table:style-name="ce112" office:value-type="string" calcext:value-type="string">
            <text:p>0102710126</text:p>
          </table:table-cell>
          <table:table-cell table:style-name="ce467" office:value-type="string" calcext:value-type="string">
            <text:p>PINTADO BACUILIMA MARCO VINICIO</text:p>
          </table:table-cell>
          <table:table-cell table:style-name="ce467" office:value-type="string" calcext:value-type="string">
            <text:p>UDSAGJ14</text:p>
          </table:table-cell>
          <table:table-cell table:style-name="ce476" office:value-type="string" calcext:value-type="string">
            <text:p>Sanidad Animal</text:p>
          </table:table-cell>
          <table:table-cell table:style-name="ce476"/>
          <table:table-cell/>
          <table:table-cell table:style-name="ce90" table:formula="of:=CONCATENATE(&quot;UPDATE g_estructura.funcionarios SET id_area = '&quot;;[.F70];&quot;' WHERE  identificador = '&quot;;[.D70];&quot;';&quot;)" office:value-type="string" office:string-value="UPDATE g_estructura.funcionarios SET id_area = 'UDSAGJ14' WHERE  identificador = '0102710126';" calcext:value-type="string">
            <text:p>UPDATE g_estructura.funcionarios SET id_area = 'UDSAGJ14' WHERE <text:s/>identificador = '0102710126';</text:p>
          </table:table-cell>
          <table:table-cell table:number-columns-repeated="1014"/>
        </table:table-row>
        <table:table-row table:style-name="ro5">
          <table:table-cell/>
          <table:covered-table-cell table:style-name="ce438"/>
          <table:table-cell table:style-name="ce438" office:value-type="string" calcext:value-type="string">
            <text:p>OTGJ14</text:p>
          </table:table-cell>
          <table:table-cell table:style-name="ce114" office:value-type="float" office:value="1400277156" calcext:value-type="float">
            <text:p>1400277156</text:p>
          </table:table-cell>
          <table:table-cell table:style-name="ce461" office:value-type="string" calcext:value-type="string">
            <text:p>TOLEDO PAUTA DORIS GERMANIA</text:p>
          </table:table-cell>
          <table:table-cell table:style-name="ce461" office:value-type="string" calcext:value-type="string">
            <text:p>UDAFGJ14</text:p>
          </table:table-cell>
          <table:table-cell table:style-name="ce477" office:value-type="string" calcext:value-type="string">
            <text:p>Administrativa Financiera</text:p>
          </table:table-cell>
          <table:table-cell table:style-name="ce480" office:value-type="string" calcext:value-type="string">
            <text:p>OTGJ14</text:p>
          </table:table-cell>
          <table:table-cell office:value-type="string" calcext:value-type="string">
            <text:p>Responsable de Oficina</text:p>
          </table:table-cell>
          <table:table-cell table:style-name="ce90" table:formula="of:=CONCATENATE(&quot;UPDATE g_estructura.funcionarios SET id_area = '&quot;;[.F71];&quot;' WHERE  identificador = '&quot;;[.D71];&quot;';&quot;)" office:value-type="string" office:string-value="UPDATE g_estructura.funcionarios SET id_area = 'UDAFGJ14' WHERE  identificador = '1400277156';" calcext:value-type="string">
            <text:p>UPDATE g_estructura.funcionarios SET id_area = 'UDAFGJ14' WHERE <text:s/>identificador = '1400277156';</text:p>
          </table:table-cell>
          <table:table-cell/>
          <table:table-cell table:style-name="ce90" table:formula="of:=CONCATENATE(&quot;INSERT INTO g_estructura.responsables(id_area, identificador, prioridad, responsable, activo, estado) values ('&quot;;[.H71];&quot;','&quot;;[.D71];&quot;',1,true,1,1);&quot;)" office:value-type="string" office:string-value="INSERT INTO g_estructura.responsables(id_area, identificador, prioridad, responsable, activo, estado) values ('OTGJ14','1400277156',1,true,1,1);" calcext:value-type="string">
            <text:p>INSERT INTO g_estructura.responsables(id_area, identificador, prioridad, responsable, activo, estado) values ('OTGJ14','1400277156',1,true,1,1);</text:p>
          </table:table-cell>
          <table:table-cell table:number-columns-repeated="1012"/>
        </table:table-row>
        <table:table-row table:style-name="ro4">
          <table:table-cell table:number-columns-repeated="9"/>
          <table:table-cell table:style-name="ce90"/>
          <table:table-cell table:number-columns-repeated="1014"/>
        </table:table-row>
        <table:table-row table:style-name="ro11">
          <table:table-cell/>
          <table:table-cell table:style-name="ce435" office:value-type="string" calcext:value-type="string" table:number-columns-spanned="6" table:number-rows-spanned="1">
            <text:p>DIRECCIÓN DISTRITAL MORONA SANTIAGO <text:s text:c="2"/>DD15</text:p>
          </table:table-cell>
          <table:covered-table-cell table:style-name="ce435"/>
          <table:covered-table-cell table:style-name="ce453"/>
          <table:covered-table-cell table:number-columns-repeated="2" table:style-name="ce458"/>
          <table:covered-table-cell table:style-name="ce469"/>
          <table:table-cell table:style-name="ce469"/>
          <table:table-cell/>
          <table:table-cell table:style-name="ce90"/>
          <table:table-cell table:number-columns-repeated="1014"/>
        </table:table-row>
        <table:table-row table:style-name="ro11">
          <table:table-cell/>
          <table:table-cell table:style-name="ce435" office:value-type="string" calcext:value-type="string">
            <text:p>OFICINA</text:p>
          </table:table-cell>
          <table:table-cell table:style-name="ce435"/>
          <table:table-cell table:style-name="ce454" office:value-type="string" calcext:value-type="string">
            <text:p>CEDULA</text:p>
          </table:table-cell>
          <table:table-cell table:style-name="ce435" office:value-type="string" calcext:value-type="string">
            <text:p>PERSONAL Y ÁREA</text:p>
          </table:table-cell>
          <table:table-cell table:style-name="ce435"/>
          <table:table-cell table:style-name="ce435" office:value-type="string" calcext:value-type="string">
            <text:p>AREA</text:p>
          </table:table-cell>
          <table:table-cell table:style-name="ce435"/>
          <table:table-cell/>
          <table:table-cell table:style-name="ce90"/>
          <table:table-cell table:number-columns-repeated="1014"/>
        </table:table-row>
        <table:table-row table:style-name="ro4">
          <table:table-cell/>
          <table:table-cell table:style-name="ce447" office:value-type="string" calcext:value-type="string" table:number-columns-spanned="1" table:number-rows-spanned="18">
            <text:p>Oficina Macas </text:p>
          </table:table-cell>
          <table:table-cell table:style-name="ce447" office:value-type="string" calcext:value-type="string">
            <text:p>OTM15</text:p>
          </table:table-cell>
          <table:table-cell table:style-name="ce405" office:value-type="float" office:value="1400432264" calcext:value-type="float">
            <text:p>1400432264</text:p>
          </table:table-cell>
          <table:table-cell table:style-name="ce459" office:value-type="string" calcext:value-type="string">
            <text:p>ALVARADO FUENMAYOR SARA GABRIELA</text:p>
          </table:table-cell>
          <table:table-cell table:style-name="ce459" office:value-type="string" calcext:value-type="string">
            <text:p>UDAFM15</text:p>
          </table:table-cell>
          <table:table-cell table:style-name="ce470" office:value-type="string" calcext:value-type="string">
            <text:p>Administrativa Financiera</text:p>
          </table:table-cell>
          <table:table-cell table:style-name="ce470"/>
          <table:table-cell/>
          <table:table-cell table:style-name="ce90" table:formula="of:=CONCATENATE(&quot;UPDATE g_estructura.funcionarios SET id_area = '&quot;;[.F75];&quot;' WHERE  identificador = '&quot;;[.D75];&quot;';&quot;)" office:value-type="string" office:string-value="UPDATE g_estructura.funcionarios SET id_area = 'UDAFM15' WHERE  identificador = '1400432264';" calcext:value-type="string">
            <text:p>UPDATE g_estructura.funcionarios SET id_area = 'UDAFM15' WHERE <text:s/>identificador = '1400432264';</text:p>
          </table:table-cell>
          <table:table-cell table:number-columns-repeated="1014"/>
        </table:table-row>
        <table:table-row table:style-name="ro4">
          <table:table-cell/>
          <table:covered-table-cell table:style-name="ce442"/>
          <table:table-cell table:style-name="ce442" office:value-type="string" calcext:value-type="string">
            <text:p>OTM15</text:p>
          </table:table-cell>
          <table:table-cell table:style-name="ce405" office:value-type="float" office:value="1400432892" calcext:value-type="float">
            <text:p>1400432892</text:p>
          </table:table-cell>
          <table:table-cell table:style-name="ce460" office:value-type="string" calcext:value-type="string">
            <text:p>ARCOS MONTESDEOCA JHONATAN ESTEBAN</text:p>
          </table:table-cell>
          <table:table-cell table:style-name="ce460" office:value-type="string" calcext:value-type="string">
            <text:p>UDSAM15</text:p>
          </table:table-cell>
          <table:table-cell table:style-name="ce478" office:value-type="string" calcext:value-type="string">
            <text:p>Sanidad Animal</text:p>
          </table:table-cell>
          <table:table-cell table:style-name="ce478"/>
          <table:table-cell/>
          <table:table-cell table:style-name="ce90" table:formula="of:=CONCATENATE(&quot;UPDATE g_estructura.funcionarios SET id_area = '&quot;;[.F76];&quot;' WHERE  identificador = '&quot;;[.D76];&quot;';&quot;)" office:value-type="string" office:string-value="UPDATE g_estructura.funcionarios SET id_area = 'UDSAM15' WHERE  identificador = '1400432892';" calcext:value-type="string">
            <text:p>UPDATE g_estructura.funcionarios SET id_area = 'UDSAM15' WHERE <text:s/>identificador = '1400432892';</text:p>
          </table:table-cell>
          <table:table-cell table:number-columns-repeated="1014"/>
        </table:table-row>
        <table:table-row table:style-name="ro4">
          <table:table-cell/>
          <table:covered-table-cell table:style-name="ce442"/>
          <table:table-cell table:style-name="ce442" office:value-type="string" calcext:value-type="string">
            <text:p>OTM15</text:p>
          </table:table-cell>
          <table:table-cell table:style-name="ce405" office:value-type="float" office:value="1400680151" calcext:value-type="float">
            <text:p>1400680151</text:p>
          </table:table-cell>
          <table:table-cell table:style-name="ce459" office:value-type="string" calcext:value-type="string">
            <text:p>FERNANDEZ CORDOVA JOSE DARWIN</text:p>
          </table:table-cell>
          <table:table-cell table:style-name="ce459" office:value-type="string" calcext:value-type="string">
            <text:p>UDSAM15</text:p>
          </table:table-cell>
          <table:table-cell table:style-name="ce478" office:value-type="string" calcext:value-type="string">
            <text:p>Sanidad Animal</text:p>
          </table:table-cell>
          <table:table-cell table:style-name="ce478"/>
          <table:table-cell/>
          <table:table-cell table:style-name="ce90" table:formula="of:=CONCATENATE(&quot;UPDATE g_estructura.funcionarios SET id_area = '&quot;;[.F77];&quot;' WHERE  identificador = '&quot;;[.D77];&quot;';&quot;)" office:value-type="string" office:string-value="UPDATE g_estructura.funcionarios SET id_area = 'UDSAM15' WHERE  identificador = '1400680151';" calcext:value-type="string">
            <text:p>UPDATE g_estructura.funcionarios SET id_area = 'UDSAM15' WHERE <text:s/>identificador = '1400680151';</text:p>
          </table:table-cell>
          <table:table-cell table:number-columns-repeated="1014"/>
        </table:table-row>
        <table:table-row table:style-name="ro4">
          <table:table-cell/>
          <table:covered-table-cell table:style-name="ce442"/>
          <table:table-cell table:style-name="ce442" office:value-type="string" calcext:value-type="string">
            <text:p>OTM15</text:p>
          </table:table-cell>
          <table:table-cell table:style-name="ce405" office:value-type="float" office:value="1400319198" calcext:value-type="float">
            <text:p>1400319198</text:p>
          </table:table-cell>
          <table:table-cell table:style-name="ce460" office:value-type="string" calcext:value-type="string">
            <text:p>KAJEKAI TUKUP SUAMAR ROBERTO</text:p>
          </table:table-cell>
          <table:table-cell table:style-name="ce460" office:value-type="string" calcext:value-type="string">
            <text:p>UDSAM15</text:p>
          </table:table-cell>
          <table:table-cell table:style-name="ce478" office:value-type="string" calcext:value-type="string">
            <text:p>Sanidad Animal</text:p>
          </table:table-cell>
          <table:table-cell table:style-name="ce478"/>
          <table:table-cell/>
          <table:table-cell table:style-name="ce90" table:formula="of:=CONCATENATE(&quot;UPDATE g_estructura.funcionarios SET id_area = '&quot;;[.F78];&quot;' WHERE  identificador = '&quot;;[.D78];&quot;';&quot;)" office:value-type="string" office:string-value="UPDATE g_estructura.funcionarios SET id_area = 'UDSAM15' WHERE  identificador = '1400319198';" calcext:value-type="string">
            <text:p>UPDATE g_estructura.funcionarios SET id_area = 'UDSAM15' WHERE <text:s/>identificador = '1400319198';</text:p>
          </table:table-cell>
          <table:table-cell table:number-columns-repeated="1014"/>
        </table:table-row>
        <table:table-row table:style-name="ro4">
          <table:table-cell/>
          <table:covered-table-cell table:style-name="ce442"/>
          <table:table-cell table:style-name="ce442" office:value-type="string" calcext:value-type="string">
            <text:p>OTM15</text:p>
          </table:table-cell>
          <table:table-cell table:style-name="ce405" office:value-type="string" calcext:value-type="string">
            <text:p>0105230494</text:p>
          </table:table-cell>
          <table:table-cell table:style-name="ce460" office:value-type="string" calcext:value-type="string">
            <text:p>LEON ZEAS FRANCISCO XAVIER</text:p>
          </table:table-cell>
          <table:table-cell table:style-name="ce460" office:value-type="string" calcext:value-type="string">
            <text:p>UDSAM15</text:p>
          </table:table-cell>
          <table:table-cell table:style-name="ce478" office:value-type="string" calcext:value-type="string">
            <text:p>Sanidad Animal</text:p>
          </table:table-cell>
          <table:table-cell table:style-name="ce478"/>
          <table:table-cell/>
          <table:table-cell table:style-name="ce90" table:formula="of:=CONCATENATE(&quot;UPDATE g_estructura.funcionarios SET id_area = '&quot;;[.F79];&quot;' WHERE  identificador = '&quot;;[.D79];&quot;';&quot;)" office:value-type="string" office:string-value="UPDATE g_estructura.funcionarios SET id_area = 'UDSAM15' WHERE  identificador = '0105230494';" calcext:value-type="string">
            <text:p>UPDATE g_estructura.funcionarios SET id_area = 'UDSAM15' WHERE <text:s/>identificador = '0105230494';</text:p>
          </table:table-cell>
          <table:table-cell table:number-columns-repeated="1014"/>
        </table:table-row>
        <table:table-row table:style-name="ro4">
          <table:table-cell/>
          <table:covered-table-cell table:style-name="ce442"/>
          <table:table-cell table:style-name="ce442" office:value-type="string" calcext:value-type="string">
            <text:p>OTM15</text:p>
          </table:table-cell>
          <table:table-cell table:style-name="ce405" office:value-type="float" office:value="1400567093" calcext:value-type="float">
            <text:p>1400567093</text:p>
          </table:table-cell>
          <table:table-cell table:style-name="ce460" office:value-type="string" calcext:value-type="string">
            <text:p>LOPEZ MIRANDA MARCO FABIAN</text:p>
          </table:table-cell>
          <table:table-cell table:style-name="ce460" office:value-type="string" calcext:value-type="string">
            <text:p>UDSAM15</text:p>
          </table:table-cell>
          <table:table-cell table:style-name="ce478" office:value-type="string" calcext:value-type="string">
            <text:p>Sanidad Animal</text:p>
          </table:table-cell>
          <table:table-cell table:style-name="ce478"/>
          <table:table-cell/>
          <table:table-cell table:style-name="ce90" table:formula="of:=CONCATENATE(&quot;UPDATE g_estructura.funcionarios SET id_area = '&quot;;[.F80];&quot;' WHERE  identificador = '&quot;;[.D80];&quot;';&quot;)" office:value-type="string" office:string-value="UPDATE g_estructura.funcionarios SET id_area = 'UDSAM15' WHERE  identificador = '1400567093';" calcext:value-type="string">
            <text:p>UPDATE g_estructura.funcionarios SET id_area = 'UDSAM15' WHERE <text:s/>identificador = '1400567093';</text:p>
          </table:table-cell>
          <table:table-cell table:number-columns-repeated="1014"/>
        </table:table-row>
        <table:table-row table:style-name="ro4">
          <table:table-cell/>
          <table:covered-table-cell table:style-name="ce442"/>
          <table:table-cell table:style-name="ce442" office:value-type="string" calcext:value-type="string">
            <text:p>OTM15</text:p>
          </table:table-cell>
          <table:table-cell table:style-name="ce405" office:value-type="string" calcext:value-type="string">
            <text:p>0105281224</text:p>
          </table:table-cell>
          <table:table-cell table:style-name="ce460" office:value-type="string" calcext:value-type="string">
            <text:p>MAURAT TORRES JAIME LEOPOLDO</text:p>
          </table:table-cell>
          <table:table-cell table:style-name="ce460" office:value-type="string" calcext:value-type="string">
            <text:p>UDIAM15</text:p>
          </table:table-cell>
          <table:table-cell table:style-name="ce470" office:value-type="string" calcext:value-type="string">
            <text:p>Inocuidad de Alimentos</text:p>
          </table:table-cell>
          <table:table-cell table:style-name="ce470"/>
          <table:table-cell/>
          <table:table-cell table:style-name="ce90" table:formula="of:=CONCATENATE(&quot;UPDATE g_estructura.funcionarios SET id_area = '&quot;;[.F81];&quot;' WHERE  identificador = '&quot;;[.D81];&quot;';&quot;)" office:value-type="string" office:string-value="UPDATE g_estructura.funcionarios SET id_area = 'UDIAM15' WHERE  identificador = '0105281224';" calcext:value-type="string">
            <text:p>UPDATE g_estructura.funcionarios SET id_area = 'UDIAM15' WHERE <text:s/>identificador = '0105281224';</text:p>
          </table:table-cell>
          <table:table-cell table:number-columns-repeated="1014"/>
        </table:table-row>
        <table:table-row table:style-name="ro4">
          <table:table-cell/>
          <table:covered-table-cell table:style-name="ce442"/>
          <table:table-cell table:style-name="ce447" office:value-type="string" calcext:value-type="string">
            <text:p>OTM15</text:p>
          </table:table-cell>
          <table:table-cell table:style-name="ce405" office:value-type="string" calcext:value-type="string">
            <text:p>0104911672</text:p>
          </table:table-cell>
          <table:table-cell table:style-name="ce460" office:value-type="string" calcext:value-type="string">
            <text:p>MOROCHO JIMENEZ PAMELA NATHALY</text:p>
          </table:table-cell>
          <table:table-cell table:style-name="ce460" office:value-type="string" calcext:value-type="string">
            <text:p>UDAFM15</text:p>
          </table:table-cell>
          <table:table-cell table:style-name="ce470" office:value-type="string" calcext:value-type="string">
            <text:p>Administrativa Financiera</text:p>
          </table:table-cell>
          <table:table-cell table:style-name="ce470"/>
          <table:table-cell/>
          <table:table-cell table:style-name="ce90" table:formula="of:=CONCATENATE(&quot;UPDATE g_estructura.funcionarios SET id_area = '&quot;;[.F82];&quot;' WHERE  identificador = '&quot;;[.D82];&quot;';&quot;)" office:value-type="string" office:string-value="UPDATE g_estructura.funcionarios SET id_area = 'UDAFM15' WHERE  identificador = '0104911672';" calcext:value-type="string">
            <text:p>UPDATE g_estructura.funcionarios SET id_area = 'UDAFM15' WHERE <text:s/>identificador = '0104911672';</text:p>
          </table:table-cell>
          <table:table-cell table:number-columns-repeated="1014"/>
        </table:table-row>
        <table:table-row table:style-name="ro4">
          <table:table-cell/>
          <table:covered-table-cell table:style-name="ce442"/>
          <table:table-cell table:style-name="ce442" office:value-type="string" calcext:value-type="string">
            <text:p>OTM15</text:p>
          </table:table-cell>
          <table:table-cell table:style-name="ce405" office:value-type="float" office:value="1400690895" calcext:value-type="float">
            <text:p>1400690895</text:p>
          </table:table-cell>
          <table:table-cell table:style-name="ce460" office:value-type="string" calcext:value-type="string">
            <text:p>RIVADENEIRA ACUÑA BYRON GUILLERMO</text:p>
          </table:table-cell>
          <table:table-cell table:style-name="ce460" office:value-type="string" calcext:value-type="string">
            <text:p>UDAFM15</text:p>
          </table:table-cell>
          <table:table-cell table:style-name="ce470" office:value-type="string" calcext:value-type="string">
            <text:p>Administrativa Financiera</text:p>
          </table:table-cell>
          <table:table-cell table:style-name="ce470"/>
          <table:table-cell/>
          <table:table-cell table:style-name="ce90" table:formula="of:=CONCATENATE(&quot;UPDATE g_estructura.funcionarios SET id_area = '&quot;;[.F83];&quot;' WHERE  identificador = '&quot;;[.D83];&quot;';&quot;)" office:value-type="string" office:string-value="UPDATE g_estructura.funcionarios SET id_area = 'UDAFM15' WHERE  identificador = '1400690895';" calcext:value-type="string">
            <text:p>UPDATE g_estructura.funcionarios SET id_area = 'UDAFM15' WHERE <text:s/>identificador = '1400690895';</text:p>
          </table:table-cell>
          <table:table-cell table:number-columns-repeated="1014"/>
        </table:table-row>
        <table:table-row table:style-name="ro4">
          <table:table-cell/>
          <table:covered-table-cell table:style-name="ce442"/>
          <table:table-cell table:style-name="ce442" office:value-type="string" calcext:value-type="string">
            <text:p>OTM15</text:p>
          </table:table-cell>
          <table:table-cell table:style-name="ce405" office:value-type="float" office:value="1400395867" calcext:value-type="float">
            <text:p>1400395867</text:p>
          </table:table-cell>
          <table:table-cell table:style-name="ce460" office:value-type="string" calcext:value-type="string">
            <text:p>RIVADENEIRA JARAMILLO FREDDY PATRICIO</text:p>
          </table:table-cell>
          <table:table-cell table:style-name="ce460" office:value-type="string" calcext:value-type="string">
            <text:p>UDSVM15</text:p>
          </table:table-cell>
          <table:table-cell table:style-name="ce470" office:value-type="string" calcext:value-type="string">
            <text:p>Sanidad Vegetal</text:p>
          </table:table-cell>
          <table:table-cell table:style-name="ce470"/>
          <table:table-cell/>
          <table:table-cell table:style-name="ce90" table:formula="of:=CONCATENATE(&quot;UPDATE g_estructura.funcionarios SET id_area = '&quot;;[.F84];&quot;' WHERE  identificador = '&quot;;[.D84];&quot;';&quot;)" office:value-type="string" office:string-value="UPDATE g_estructura.funcionarios SET id_area = 'UDSVM15' WHERE  identificador = '1400395867';" calcext:value-type="string">
            <text:p>UPDATE g_estructura.funcionarios SET id_area = 'UDSVM15' WHERE <text:s/>identificador = '1400395867';</text:p>
          </table:table-cell>
          <table:table-cell table:number-columns-repeated="1014"/>
        </table:table-row>
        <table:table-row table:style-name="ro4">
          <table:table-cell/>
          <table:covered-table-cell table:style-name="ce442"/>
          <table:table-cell table:style-name="ce442" office:value-type="string" calcext:value-type="string">
            <text:p>OTM15</text:p>
          </table:table-cell>
          <table:table-cell table:style-name="ce405" office:value-type="float" office:value="1400653257" calcext:value-type="float">
            <text:p>1400653257</text:p>
          </table:table-cell>
          <table:table-cell table:style-name="ce460" office:value-type="string" calcext:value-type="string">
            <text:p>RIVADENEIRA LOPEZ DIANA PAOLA</text:p>
          </table:table-cell>
          <table:table-cell table:style-name="ce460" office:value-type="string" calcext:value-type="string">
            <text:p>UDIAM15</text:p>
          </table:table-cell>
          <table:table-cell table:style-name="ce470" office:value-type="string" calcext:value-type="string">
            <text:p>Inocuidad de Alimentos</text:p>
          </table:table-cell>
          <table:table-cell table:style-name="ce470"/>
          <table:table-cell/>
          <table:table-cell table:style-name="ce90" table:formula="of:=CONCATENATE(&quot;UPDATE g_estructura.funcionarios SET id_area = '&quot;;[.F85];&quot;' WHERE  identificador = '&quot;;[.D85];&quot;';&quot;)" office:value-type="string" office:string-value="UPDATE g_estructura.funcionarios SET id_area = 'UDIAM15' WHERE  identificador = '1400653257';" calcext:value-type="string">
            <text:p>UPDATE g_estructura.funcionarios SET id_area = 'UDIAM15' WHERE <text:s/>identificador = '1400653257';</text:p>
          </table:table-cell>
          <table:table-cell table:number-columns-repeated="1014"/>
        </table:table-row>
        <table:table-row table:style-name="ro4">
          <table:table-cell/>
          <table:covered-table-cell table:style-name="ce442"/>
          <table:table-cell table:style-name="ce442" office:value-type="string" calcext:value-type="string">
            <text:p>OTM15</text:p>
          </table:table-cell>
          <table:table-cell table:style-name="ce405" office:value-type="float" office:value="1713190195" calcext:value-type="float">
            <text:p>1713190195</text:p>
          </table:table-cell>
          <table:table-cell table:style-name="ce460" office:value-type="string" calcext:value-type="string">
            <text:p>SANCHEZ ARIZO DAVID ALEJANDRO</text:p>
          </table:table-cell>
          <table:table-cell table:style-name="ce460" office:value-type="string" calcext:value-type="string">
            <text:p>UDSAM15</text:p>
          </table:table-cell>
          <table:table-cell table:style-name="ce470" office:value-type="string" calcext:value-type="string">
            <text:p>Sanidad Animal </text:p>
          </table:table-cell>
          <table:table-cell table:style-name="ce470"/>
          <table:table-cell/>
          <table:table-cell table:style-name="ce90" table:formula="of:=CONCATENATE(&quot;UPDATE g_estructura.funcionarios SET id_area = '&quot;;[.F86];&quot;' WHERE  identificador = '&quot;;[.D86];&quot;';&quot;)" office:value-type="string" office:string-value="UPDATE g_estructura.funcionarios SET id_area = 'UDSAM15' WHERE  identificador = '1713190195';" calcext:value-type="string">
            <text:p>UPDATE g_estructura.funcionarios SET id_area = 'UDSAM15' WHERE <text:s/>identificador = '1713190195';</text:p>
          </table:table-cell>
          <table:table-cell table:number-columns-repeated="1014"/>
        </table:table-row>
        <table:table-row table:style-name="ro4">
          <table:table-cell/>
          <table:covered-table-cell table:style-name="ce442"/>
          <table:table-cell table:style-name="ce442" office:value-type="string" calcext:value-type="string">
            <text:p>OTM15</text:p>
          </table:table-cell>
          <table:table-cell table:style-name="ce405" office:value-type="float" office:value="1400452023" calcext:value-type="float">
            <text:p>1400452023</text:p>
          </table:table-cell>
          <table:table-cell table:style-name="ce461" office:value-type="string" calcext:value-type="string">
            <text:p>SANTILLAN CALLE WILMER DANIEL</text:p>
          </table:table-cell>
          <table:table-cell table:style-name="ce461" office:value-type="string" calcext:value-type="string">
            <text:p>DD15</text:p>
          </table:table-cell>
          <table:table-cell table:style-name="ce470" office:value-type="string" calcext:value-type="string">
            <text:p>Dirección Distrital </text:p>
          </table:table-cell>
          <table:table-cell table:style-name="ce470" office:value-type="string" calcext:value-type="string">
            <text:p>DD15</text:p>
          </table:table-cell>
          <table:table-cell office:value-type="string" calcext:value-type="string">
            <text:p>RESPONSABLE DE PROVINCIA</text:p>
          </table:table-cell>
          <table:table-cell table:style-name="ce90" table:formula="of:=CONCATENATE(&quot;UPDATE g_estructura.funcionarios SET id_area = '&quot;;[.F87];&quot;' WHERE  identificador = '&quot;;[.D87];&quot;';&quot;)" office:value-type="string" office:string-value="UPDATE g_estructura.funcionarios SET id_area = 'DD15' WHERE  identificador = '1400452023';" calcext:value-type="string">
            <text:p>UPDATE g_estructura.funcionarios SET id_area = 'DD15' WHERE <text:s/>identificador = '1400452023';</text:p>
          </table:table-cell>
          <table:table-cell/>
          <table:table-cell table:style-name="ce90" table:formula="of:=CONCATENATE(&quot;INSERT INTO g_estructura.responsables(id_area, identificador, prioridad, responsable, activo, estado) values ('&quot;;[.H87];&quot;','&quot;;[.D87];&quot;',1,true,1,1);&quot;)" office:value-type="string" office:string-value="INSERT INTO g_estructura.responsables(id_area, identificador, prioridad, responsable, activo, estado) values ('DD15','1400452023',1,true,1,1);" calcext:value-type="string">
            <text:p>INSERT INTO g_estructura.responsables(id_area, identificador, prioridad, responsable, activo, estado) values ('DD15','1400452023',1,true,1,1);</text:p>
          </table:table-cell>
          <table:table-cell table:number-columns-repeated="1012"/>
        </table:table-row>
        <table:table-row table:style-name="ro4">
          <table:table-cell/>
          <table:covered-table-cell table:style-name="ce442"/>
          <table:table-cell table:style-name="ce442" office:value-type="string" calcext:value-type="string">
            <text:p>OTM15</text:p>
          </table:table-cell>
          <table:table-cell table:style-name="ce405" office:value-type="float" office:value="1400480537" calcext:value-type="float">
            <text:p>1400480537</text:p>
          </table:table-cell>
          <table:table-cell table:style-name="ce467" office:value-type="string" calcext:value-type="string">
            <text:p>SARMIENTO VILLIZHAÑAY GENIFFER TATIANA</text:p>
          </table:table-cell>
          <table:table-cell table:style-name="ce467" office:value-type="string" calcext:value-type="string">
            <text:p>UDAFM15</text:p>
          </table:table-cell>
          <table:table-cell table:style-name="ce470" office:value-type="string" calcext:value-type="string">
            <text:p>Administrativa Financiera</text:p>
          </table:table-cell>
          <table:table-cell table:style-name="ce470"/>
          <table:table-cell/>
          <table:table-cell table:style-name="ce90" table:formula="of:=CONCATENATE(&quot;UPDATE g_estructura.funcionarios SET id_area = '&quot;;[.F88];&quot;' WHERE  identificador = '&quot;;[.D88];&quot;';&quot;)" office:value-type="string" office:string-value="UPDATE g_estructura.funcionarios SET id_area = 'UDAFM15' WHERE  identificador = '1400480537';" calcext:value-type="string">
            <text:p>UPDATE g_estructura.funcionarios SET id_area = 'UDAFM15' WHERE <text:s/>identificador = '1400480537';</text:p>
          </table:table-cell>
          <table:table-cell table:number-columns-repeated="1014"/>
        </table:table-row>
        <table:table-row table:style-name="ro4">
          <table:table-cell/>
          <table:covered-table-cell table:style-name="ce442"/>
          <table:table-cell table:style-name="ce442" office:value-type="string" calcext:value-type="string">
            <text:p>OTM15</text:p>
          </table:table-cell>
          <table:table-cell table:style-name="ce405" office:value-type="float" office:value="1400783104" calcext:value-type="float">
            <text:p>1400783104</text:p>
          </table:table-cell>
          <table:table-cell table:style-name="ce460" office:value-type="string" calcext:value-type="string">
            <text:p>TRELLES AREVALO TELMO CELESTINO</text:p>
          </table:table-cell>
          <table:table-cell table:style-name="ce460" office:value-type="string" calcext:value-type="string">
            <text:p>UDAFM15</text:p>
          </table:table-cell>
          <table:table-cell table:style-name="ce470" office:value-type="string" calcext:value-type="string">
            <text:p>Administrativa Financiera</text:p>
          </table:table-cell>
          <table:table-cell table:style-name="ce470"/>
          <table:table-cell/>
          <table:table-cell table:style-name="ce90" table:formula="of:=CONCATENATE(&quot;UPDATE g_estructura.funcionarios SET id_area = '&quot;;[.F89];&quot;' WHERE  identificador = '&quot;;[.D89];&quot;';&quot;)" office:value-type="string" office:string-value="UPDATE g_estructura.funcionarios SET id_area = 'UDAFM15' WHERE  identificador = '1400783104';" calcext:value-type="string">
            <text:p>UPDATE g_estructura.funcionarios SET id_area = 'UDAFM15' WHERE <text:s/>identificador = '1400783104';</text:p>
          </table:table-cell>
          <table:table-cell table:number-columns-repeated="1014"/>
        </table:table-row>
        <table:table-row table:style-name="ro4">
          <table:table-cell/>
          <table:covered-table-cell table:style-name="ce442"/>
          <table:table-cell table:style-name="ce442" office:value-type="string" calcext:value-type="string">
            <text:p>OTM15</text:p>
          </table:table-cell>
          <table:table-cell table:style-name="ce405" office:value-type="float" office:value="1400675847" calcext:value-type="float">
            <text:p>1400675847</text:p>
          </table:table-cell>
          <table:table-cell table:style-name="ce460" office:value-type="string" calcext:value-type="string">
            <text:p>ULLOA RAMONES LUIS ALEJANDRO</text:p>
          </table:table-cell>
          <table:table-cell table:style-name="ce460" office:value-type="string" calcext:value-type="string">
            <text:p>UDIAM15</text:p>
          </table:table-cell>
          <table:table-cell table:style-name="ce470" office:value-type="string" calcext:value-type="string">
            <text:p>Inocuidad de Alimentos</text:p>
          </table:table-cell>
          <table:table-cell table:style-name="ce470"/>
          <table:table-cell/>
          <table:table-cell table:style-name="ce90" table:formula="of:=CONCATENATE(&quot;UPDATE g_estructura.funcionarios SET id_area = '&quot;;[.F90];&quot;' WHERE  identificador = '&quot;;[.D90];&quot;';&quot;)" office:value-type="string" office:string-value="UPDATE g_estructura.funcionarios SET id_area = 'UDIAM15' WHERE  identificador = '1400675847';" calcext:value-type="string">
            <text:p>UPDATE g_estructura.funcionarios SET id_area = 'UDIAM15' WHERE <text:s/>identificador = '1400675847';</text:p>
          </table:table-cell>
          <table:table-cell table:number-columns-repeated="1014"/>
        </table:table-row>
        <table:table-row table:style-name="ro4">
          <table:table-cell/>
          <table:covered-table-cell table:style-name="ce442"/>
          <table:table-cell table:style-name="ce442" office:value-type="string" calcext:value-type="string">
            <text:p>OTM15</text:p>
          </table:table-cell>
          <table:table-cell table:style-name="ce405" office:value-type="float" office:value="1400697882" calcext:value-type="float">
            <text:p>1400697882</text:p>
          </table:table-cell>
          <table:table-cell table:style-name="ce460" office:value-type="string" calcext:value-type="string">
            <text:p>URRESTA RIVADENEIRA JEMILY</text:p>
          </table:table-cell>
          <table:table-cell table:style-name="ce460" office:value-type="string" calcext:value-type="string">
            <text:p>UDSAM15</text:p>
          </table:table-cell>
          <table:table-cell table:style-name="ce478" office:value-type="string" calcext:value-type="string">
            <text:p>Sanidad Animal</text:p>
          </table:table-cell>
          <table:table-cell table:style-name="ce478"/>
          <table:table-cell/>
          <table:table-cell table:style-name="ce90" table:formula="of:=CONCATENATE(&quot;UPDATE g_estructura.funcionarios SET id_area = '&quot;;[.F91];&quot;' WHERE  identificador = '&quot;;[.D91];&quot;';&quot;)" office:value-type="string" office:string-value="UPDATE g_estructura.funcionarios SET id_area = 'UDSAM15' WHERE  identificador = '1400697882';" calcext:value-type="string">
            <text:p>UPDATE g_estructura.funcionarios SET id_area = 'UDSAM15' WHERE <text:s/>identificador = '1400697882';</text:p>
          </table:table-cell>
          <table:table-cell table:number-columns-repeated="1014"/>
        </table:table-row>
        <table:table-row table:style-name="ro4">
          <table:table-cell/>
          <table:covered-table-cell table:style-name="ce442"/>
          <table:table-cell table:style-name="ce442" office:value-type="string" calcext:value-type="string">
            <text:p>OTM15</text:p>
          </table:table-cell>
          <table:table-cell table:style-name="ce405" office:value-type="float" office:value="1400732275" calcext:value-type="float">
            <text:p>1400732275</text:p>
          </table:table-cell>
          <table:table-cell table:style-name="ce460" office:value-type="string" calcext:value-type="string">
            <text:p><text:s/>VILLA CABRERA WILLAN FERNANDO</text:p>
          </table:table-cell>
          <table:table-cell table:style-name="ce460" office:value-type="string" calcext:value-type="string">
            <text:p>UDSVM15</text:p>
          </table:table-cell>
          <table:table-cell table:style-name="ce470" office:value-type="string" calcext:value-type="string">
            <text:p>Sanidad Vegetal</text:p>
          </table:table-cell>
          <table:table-cell table:style-name="ce470"/>
          <table:table-cell/>
          <table:table-cell table:style-name="ce90" table:formula="of:=CONCATENATE(&quot;UPDATE g_estructura.funcionarios SET id_area = '&quot;;[.F92];&quot;' WHERE  identificador = '&quot;;[.D92];&quot;';&quot;)" office:value-type="string" office:string-value="UPDATE g_estructura.funcionarios SET id_area = 'UDSVM15' WHERE  identificador = '1400732275';" calcext:value-type="string">
            <text:p>UPDATE g_estructura.funcionarios SET id_area = 'UDSVM15' WHERE <text:s/>identificador = '1400732275';</text:p>
          </table:table-cell>
          <table:table-cell table:number-columns-repeated="1014"/>
        </table:table-row>
        <table:table-row table:style-name="ro4">
          <table:table-cell/>
          <table:table-cell table:style-name="ce448" office:value-type="string" calcext:value-type="string" table:number-columns-spanned="1" table:number-rows-spanned="2">
            <text:p>Oficina Gualaquiza</text:p>
          </table:table-cell>
          <table:table-cell table:style-name="ce448" office:value-type="string" calcext:value-type="string">
            <text:p>OTG15</text:p>
          </table:table-cell>
          <table:table-cell table:style-name="ce406" office:value-type="string" calcext:value-type="string">
            <text:p>0104729165</text:p>
          </table:table-cell>
          <table:table-cell table:style-name="ce461" office:value-type="string" calcext:value-type="string">
            <text:p>AREVALO TORRES DANILO ISMAEL</text:p>
          </table:table-cell>
          <table:table-cell table:style-name="ce461" office:value-type="string" calcext:value-type="string">
            <text:p>UDSAG15</text:p>
          </table:table-cell>
          <table:table-cell table:style-name="ce478" office:value-type="string" calcext:value-type="string">
            <text:p>Sanidad Animal</text:p>
          </table:table-cell>
          <table:table-cell table:style-name="ce483" office:value-type="string" calcext:value-type="string">
            <text:p>OTG15</text:p>
          </table:table-cell>
          <table:table-cell office:value-type="string" calcext:value-type="string">
            <text:p>Responsable de Oficina</text:p>
          </table:table-cell>
          <table:table-cell table:style-name="ce90" table:formula="of:=CONCATENATE(&quot;UPDATE g_estructura.funcionarios SET id_area = '&quot;;[.F93];&quot;' WHERE  identificador = '&quot;;[.D93];&quot;';&quot;)" office:value-type="string" office:string-value="UPDATE g_estructura.funcionarios SET id_area = 'UDSAG15' WHERE  identificador = '0104729165';" calcext:value-type="string">
            <text:p>UPDATE g_estructura.funcionarios SET id_area = 'UDSAG15' WHERE <text:s/>identificador = '0104729165';</text:p>
          </table:table-cell>
          <table:table-cell/>
          <table:table-cell table:style-name="ce90" table:formula="of:=CONCATENATE(&quot;INSERT INTO g_estructura.responsables(id_area, identificador, prioridad, responsable, activo, estado) values ('&quot;;[.H93];&quot;','&quot;;[.D93];&quot;',1,true,1,1);&quot;)" office:value-type="string" office:string-value="INSERT INTO g_estructura.responsables(id_area, identificador, prioridad, responsable, activo, estado) values ('OTG15','0104729165',1,true,1,1);" calcext:value-type="string">
            <text:p>INSERT INTO g_estructura.responsables(id_area, identificador, prioridad, responsable, activo, estado) values ('OTG15','0104729165',1,true,1,1);</text:p>
          </table:table-cell>
          <table:table-cell table:number-columns-repeated="1012"/>
        </table:table-row>
        <table:table-row table:style-name="ro4">
          <table:table-cell/>
          <table:covered-table-cell table:style-name="ce449"/>
          <table:table-cell table:style-name="ce449" office:value-type="string" calcext:value-type="string">
            <text:p>OTG15</text:p>
          </table:table-cell>
          <table:table-cell table:style-name="ce406" office:value-type="float" office:value="1102962956" calcext:value-type="float">
            <text:p>1102962956</text:p>
          </table:table-cell>
          <table:table-cell table:style-name="ce460" office:value-type="string" calcext:value-type="string">
            <text:p>GUTIERREZ CURIPOMA JOSE IGNACIO</text:p>
          </table:table-cell>
          <table:table-cell table:style-name="ce460" office:value-type="string" calcext:value-type="string">
            <text:p>UDSAG15</text:p>
          </table:table-cell>
          <table:table-cell table:style-name="ce478" office:value-type="string" calcext:value-type="string">
            <text:p>Sanidad Animal</text:p>
          </table:table-cell>
          <table:table-cell table:style-name="ce478"/>
          <table:table-cell/>
          <table:table-cell table:style-name="ce90" table:formula="of:=CONCATENATE(&quot;UPDATE g_estructura.funcionarios SET id_area = '&quot;;[.F94];&quot;' WHERE  identificador = '&quot;;[.D94];&quot;';&quot;)" office:value-type="string" office:string-value="UPDATE g_estructura.funcionarios SET id_area = 'UDSAG15' WHERE  identificador = '1102962956';" calcext:value-type="string">
            <text:p>UPDATE g_estructura.funcionarios SET id_area = 'UDSAG15' WHERE <text:s/>identificador = '1102962956';</text:p>
          </table:table-cell>
          <table:table-cell table:number-columns-repeated="1014"/>
        </table:table-row>
        <table:table-row table:style-name="ro5">
          <table:table-cell/>
          <table:table-cell table:style-name="ce450" office:value-type="string" calcext:value-type="string" table:number-columns-spanned="1" table:number-rows-spanned="3">
            <text:p>Oficina Limon Indanza</text:p>
          </table:table-cell>
          <table:table-cell table:style-name="ce450" office:value-type="string" calcext:value-type="string">
            <text:p>OTL15</text:p>
          </table:table-cell>
          <table:table-cell table:style-name="ce457" office:value-type="float" office:value="1400568968" calcext:value-type="float">
            <text:p>1400568968</text:p>
          </table:table-cell>
          <table:table-cell table:style-name="ce461" office:value-type="string" calcext:value-type="string">
            <text:p>CABRERA GUALLAZACA WILSON PATRICIO</text:p>
          </table:table-cell>
          <table:table-cell table:style-name="ce461" office:value-type="string" calcext:value-type="string">
            <text:p>UDSAL15</text:p>
          </table:table-cell>
          <table:table-cell table:style-name="ce478" office:value-type="string" calcext:value-type="string">
            <text:p>Sanidad Animal</text:p>
          </table:table-cell>
          <table:table-cell table:style-name="ce483" office:value-type="string" calcext:value-type="string">
            <text:p>OTL15</text:p>
          </table:table-cell>
          <table:table-cell office:value-type="string" calcext:value-type="string">
            <text:p>Responsable de Oficina</text:p>
          </table:table-cell>
          <table:table-cell table:style-name="ce90" table:formula="of:=CONCATENATE(&quot;UPDATE g_estructura.funcionarios SET id_area = '&quot;;[.F95];&quot;' WHERE  identificador = '&quot;;[.D95];&quot;';&quot;)" office:value-type="string" office:string-value="UPDATE g_estructura.funcionarios SET id_area = 'UDSAL15' WHERE  identificador = '1400568968';" calcext:value-type="string">
            <text:p>UPDATE g_estructura.funcionarios SET id_area = 'UDSAL15' WHERE <text:s/>identificador = '1400568968';</text:p>
          </table:table-cell>
          <table:table-cell/>
          <table:table-cell table:style-name="ce90" table:formula="of:=CONCATENATE(&quot;INSERT INTO g_estructura.responsables(id_area, identificador, prioridad, responsable, activo, estado) values ('&quot;;[.H95];&quot;','&quot;;[.D95];&quot;',1,true,1,1);&quot;)" office:value-type="string" office:string-value="INSERT INTO g_estructura.responsables(id_area, identificador, prioridad, responsable, activo, estado) values ('OTL15','1400568968',1,true,1,1);" calcext:value-type="string">
            <text:p>INSERT INTO g_estructura.responsables(id_area, identificador, prioridad, responsable, activo, estado) values ('OTL15','1400568968',1,true,1,1);</text:p>
          </table:table-cell>
          <table:table-cell table:number-columns-repeated="1012"/>
        </table:table-row>
        <table:table-row table:style-name="ro4">
          <table:table-cell/>
          <table:covered-table-cell table:style-name="ce451"/>
          <table:table-cell table:style-name="ce451" office:value-type="string" calcext:value-type="string">
            <text:p>OTL15</text:p>
          </table:table-cell>
          <table:table-cell table:style-name="ce457" office:value-type="float" office:value="1400508659" calcext:value-type="float">
            <text:p>1400508659</text:p>
          </table:table-cell>
          <table:table-cell table:style-name="ce460" office:value-type="string" calcext:value-type="string">
            <text:p>CARDENAS PELAEZ MARCELO RAMIRO</text:p>
          </table:table-cell>
          <table:table-cell table:style-name="ce460" office:value-type="string" calcext:value-type="string">
            <text:p>UDSAL15</text:p>
          </table:table-cell>
          <table:table-cell table:style-name="ce478" office:value-type="string" calcext:value-type="string">
            <text:p>Sanidad Animal</text:p>
          </table:table-cell>
          <table:table-cell table:style-name="ce478"/>
          <table:table-cell/>
          <table:table-cell table:style-name="ce90" table:formula="of:=CONCATENATE(&quot;UPDATE g_estructura.funcionarios SET id_area = '&quot;;[.F96];&quot;' WHERE  identificador = '&quot;;[.D96];&quot;';&quot;)" office:value-type="string" office:string-value="UPDATE g_estructura.funcionarios SET id_area = 'UDSAL15' WHERE  identificador = '1400508659';" calcext:value-type="string">
            <text:p>UPDATE g_estructura.funcionarios SET id_area = 'UDSAL15' WHERE <text:s/>identificador = '1400508659';</text:p>
          </table:table-cell>
          <table:table-cell table:number-columns-repeated="1014"/>
        </table:table-row>
        <table:table-row table:style-name="ro4">
          <table:table-cell/>
          <table:covered-table-cell table:style-name="ce452"/>
          <table:table-cell table:style-name="ce452" office:value-type="string" calcext:value-type="string">
            <text:p>OTL15</text:p>
          </table:table-cell>
          <table:table-cell table:style-name="ce457" office:value-type="string" calcext:value-type="string">
            <text:p>0105121289</text:p>
          </table:table-cell>
          <table:table-cell table:style-name="ce460" office:value-type="string" calcext:value-type="string">
            <text:p>DELGADO YANZA LUCIO TITO</text:p>
          </table:table-cell>
          <table:table-cell table:style-name="ce460" office:value-type="string" calcext:value-type="string">
            <text:p>UDSAL15</text:p>
          </table:table-cell>
          <table:table-cell table:style-name="ce478" office:value-type="string" calcext:value-type="string">
            <text:p>Sanidad Animal</text:p>
          </table:table-cell>
          <table:table-cell table:style-name="ce478"/>
          <table:table-cell/>
          <table:table-cell table:style-name="ce90" table:formula="of:=CONCATENATE(&quot;UPDATE g_estructura.funcionarios SET id_area = '&quot;;[.F97];&quot;' WHERE  identificador = '&quot;;[.D97];&quot;';&quot;)" office:value-type="string" office:string-value="UPDATE g_estructura.funcionarios SET id_area = 'UDSAL15' WHERE  identificador = '0105121289';" calcext:value-type="string">
            <text:p>UPDATE g_estructura.funcionarios SET id_area = 'UDSAL15' WHERE <text:s/>identificador = '0105121289';</text:p>
          </table:table-cell>
          <table:table-cell table:number-columns-repeated="1014"/>
        </table:table-row>
        <table:table-row table:style-name="ro4">
          <table:table-cell/>
          <table:table-cell table:style-name="ce422" office:value-type="string" calcext:value-type="string" table:number-columns-spanned="1" table:number-rows-spanned="2">
            <text:p>Mendez</text:p>
          </table:table-cell>
          <table:table-cell table:style-name="ce448" office:value-type="string" calcext:value-type="string">
            <text:p>OTME15</text:p>
          </table:table-cell>
          <table:table-cell table:style-name="ce406" office:value-type="float" office:value="1103658355" calcext:value-type="float">
            <text:p>1103658355</text:p>
          </table:table-cell>
          <table:table-cell table:style-name="ce461" office:value-type="string" calcext:value-type="string">
            <text:p><text:s/>CASTILLO CASTILLO ALFREDO ISIDRO</text:p>
          </table:table-cell>
          <table:table-cell table:style-name="ce461" office:value-type="string" calcext:value-type="string">
            <text:p>UDSAME15</text:p>
          </table:table-cell>
          <table:table-cell table:style-name="ce476" office:value-type="string" calcext:value-type="string">
            <text:p>Sanidad Animal</text:p>
          </table:table-cell>
          <table:table-cell table:style-name="ce483" office:value-type="string" calcext:value-type="string">
            <text:p>OTME15</text:p>
          </table:table-cell>
          <table:table-cell office:value-type="string" calcext:value-type="string">
            <text:p>Responsable de Oficina</text:p>
          </table:table-cell>
          <table:table-cell table:style-name="ce90" table:formula="of:=CONCATENATE(&quot;UPDATE g_estructura.funcionarios SET id_area = '&quot;;[.F98];&quot;' WHERE  identificador = '&quot;;[.D98];&quot;';&quot;)" office:value-type="string" office:string-value="UPDATE g_estructura.funcionarios SET id_area = 'UDSAME15' WHERE  identificador = '1103658355';" calcext:value-type="string">
            <text:p>UPDATE g_estructura.funcionarios SET id_area = 'UDSAME15' WHERE <text:s/>identificador = '1103658355';</text:p>
          </table:table-cell>
          <table:table-cell/>
          <table:table-cell table:style-name="ce90" table:formula="of:=CONCATENATE(&quot;INSERT INTO g_estructura.responsables(id_area, identificador, prioridad, responsable, activo, estado) values ('&quot;;[.H98];&quot;','&quot;;[.D98];&quot;',1,true,1,1);&quot;)" office:value-type="string" office:string-value="INSERT INTO g_estructura.responsables(id_area, identificador, prioridad, responsable, activo, estado) values ('OTME15','1103658355',1,true,1,1);" calcext:value-type="string">
            <text:p>INSERT INTO g_estructura.responsables(id_area, identificador, prioridad, responsable, activo, estado) values ('OTME15','1103658355',1,true,1,1);</text:p>
          </table:table-cell>
          <table:table-cell table:number-columns-repeated="1012"/>
        </table:table-row>
        <table:table-row table:style-name="ro4">
          <table:table-cell/>
          <table:covered-table-cell table:style-name="ce449"/>
          <table:table-cell table:style-name="ce449" office:value-type="string" calcext:value-type="string">
            <text:p>OTME15</text:p>
          </table:table-cell>
          <table:table-cell table:style-name="ce406" office:value-type="float" office:value="1401021835" calcext:value-type="float">
            <text:p>1401021835</text:p>
          </table:table-cell>
          <table:table-cell table:style-name="ce459" office:value-type="string" calcext:value-type="string">
            <text:p>DELGADO SISALIMA IRBIN TEODORO</text:p>
          </table:table-cell>
          <table:table-cell table:style-name="ce459" office:value-type="string" calcext:value-type="string">
            <text:p>UDSAME15</text:p>
          </table:table-cell>
          <table:table-cell table:style-name="ce476" office:value-type="string" calcext:value-type="string">
            <text:p>Sanidad Animal</text:p>
          </table:table-cell>
          <table:table-cell table:style-name="ce478"/>
          <table:table-cell/>
          <table:table-cell table:style-name="ce90" table:formula="of:=CONCATENATE(&quot;UPDATE g_estructura.funcionarios SET id_area = '&quot;;[.F99];&quot;' WHERE  identificador = '&quot;;[.D99];&quot;';&quot;)" office:value-type="string" office:string-value="UPDATE g_estructura.funcionarios SET id_area = 'UDSAME15' WHERE  identificador = '1401021835';" calcext:value-type="string">
            <text:p>UPDATE g_estructura.funcionarios SET id_area = 'UDSAME15' WHERE <text:s/>identificador = '1401021835';</text:p>
          </table:table-cell>
          <table:table-cell table:number-columns-repeated="1014"/>
        </table:table-row>
        <table:table-row table:style-name="ro4">
          <table:table-cell/>
          <table:table-cell table:style-name="ce448" office:value-type="string" calcext:value-type="string" table:number-columns-spanned="1" table:number-rows-spanned="2">
            <text:p>Oficina Palora</text:p>
          </table:table-cell>
          <table:table-cell table:style-name="ce448" office:value-type="string" calcext:value-type="string">
            <text:p>OTP15</text:p>
          </table:table-cell>
          <table:table-cell table:style-name="ce406" office:value-type="string" calcext:value-type="string">
            <text:p>0104946397</text:p>
          </table:table-cell>
          <table:table-cell table:style-name="ce461" office:value-type="string" calcext:value-type="string">
            <text:p>CUJI JARA JOSE RODRIGO</text:p>
          </table:table-cell>
          <table:table-cell table:style-name="ce461" office:value-type="string" calcext:value-type="string">
            <text:p>UDSVP15</text:p>
          </table:table-cell>
          <table:table-cell table:style-name="ce470" office:value-type="string" calcext:value-type="string">
            <text:p>Sanidad Vegetal</text:p>
          </table:table-cell>
          <table:table-cell table:style-name="ce480" office:value-type="string" calcext:value-type="string">
            <text:p>OTP15</text:p>
          </table:table-cell>
          <table:table-cell office:value-type="string" calcext:value-type="string">
            <text:p>Responsable de Oficina</text:p>
          </table:table-cell>
          <table:table-cell table:style-name="ce90" table:formula="of:=CONCATENATE(&quot;UPDATE g_estructura.funcionarios SET id_area = '&quot;;[.F100];&quot;' WHERE  identificador = '&quot;;[.D100];&quot;';&quot;)" office:value-type="string" office:string-value="UPDATE g_estructura.funcionarios SET id_area = 'UDSVP15' WHERE  identificador = '0104946397';" calcext:value-type="string">
            <text:p>UPDATE g_estructura.funcionarios SET id_area = 'UDSVP15' WHERE <text:s/>identificador = '0104946397';</text:p>
          </table:table-cell>
          <table:table-cell/>
          <table:table-cell table:style-name="ce90" table:formula="of:=CONCATENATE(&quot;INSERT INTO g_estructura.responsables(id_area, identificador, prioridad, responsable, activo, estado) values ('&quot;;[.H100];&quot;','&quot;;[.D100];&quot;',1,true,1,1);&quot;)" office:value-type="string" office:string-value="INSERT INTO g_estructura.responsables(id_area, identificador, prioridad, responsable, activo, estado) values ('OTP15','0104946397',1,true,1,1);" calcext:value-type="string">
            <text:p>INSERT INTO g_estructura.responsables(id_area, identificador, prioridad, responsable, activo, estado) values ('OTP15','0104946397',1,true,1,1);</text:p>
          </table:table-cell>
          <table:table-cell table:number-columns-repeated="1012"/>
        </table:table-row>
        <table:table-row table:style-name="ro4">
          <table:table-cell/>
          <table:covered-table-cell table:style-name="ce449"/>
          <table:table-cell table:style-name="ce449" office:value-type="string" calcext:value-type="string">
            <text:p>OTP15</text:p>
          </table:table-cell>
          <table:table-cell table:style-name="ce406" office:value-type="string" calcext:value-type="string">
            <text:p>0603205782</text:p>
          </table:table-cell>
          <table:table-cell table:style-name="ce467" office:value-type="string" calcext:value-type="string">
            <text:p>VELA GIRON ANGEL MARCELO</text:p>
          </table:table-cell>
          <table:table-cell table:style-name="ce467" office:value-type="string" calcext:value-type="string">
            <text:p>UDSAP15</text:p>
          </table:table-cell>
          <table:table-cell table:style-name="ce478" office:value-type="string" calcext:value-type="string">
            <text:p>Sanidad Animal</text:p>
          </table:table-cell>
          <table:table-cell table:style-name="ce478"/>
          <table:table-cell/>
          <table:table-cell table:style-name="ce90" table:formula="of:=CONCATENATE(&quot;UPDATE g_estructura.funcionarios SET id_area = '&quot;;[.F101];&quot;' WHERE  identificador = '&quot;;[.D101];&quot;';&quot;)" office:value-type="string" office:string-value="UPDATE g_estructura.funcionarios SET id_area = 'UDSAP15' WHERE  identificador = '0603205782';" calcext:value-type="string">
            <text:p>UPDATE g_estructura.funcionarios SET id_area = 'UDSAP15' WHERE <text:s/>identificador = '0603205782';</text:p>
          </table:table-cell>
          <table:table-cell table:number-columns-repeated="1014"/>
        </table:table-row>
        <table:table-row table:style-name="ro3">
          <table:table-cell/>
          <table:table-cell table:style-name="ce448" office:value-type="string" calcext:value-type="string">
            <text:p>Camper Jimbitono</text:p>
          </table:table-cell>
          <table:table-cell table:style-name="ce448" office:value-type="string" calcext:value-type="string">
            <text:p>CJ15</text:p>
          </table:table-cell>
          <table:table-cell table:style-name="ce406"/>
          <table:table-cell table:style-name="ce468" office:value-type="string" calcext:value-type="string">
            <text:p>Sin Tecnico</text:p>
          </table:table-cell>
          <table:table-cell table:style-name="ce468" table:number-columns-repeated="3"/>
          <table:table-cell table:number-columns-repeated="1016"/>
        </table:table-row>
        <table:table-row table:style-name="ro3" table:number-rows-repeated="10484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ONA 7" table:style-name="ta7">
        <office:forms form:automatic-focus="false" form:apply-design-mode="false"/>
        <table:table-column table:style-name="co1" table:default-cell-style-name="Default"/>
        <table:table-column table:style-name="co56" table:default-cell-style-name="Default"/>
        <table:table-column table:style-name="co57" table:default-cell-style-name="ce515"/>
        <table:table-column table:style-name="co58" table:default-cell-style-name="ce547"/>
        <table:table-column table:style-name="co59" table:default-cell-style-name="ce561"/>
        <table:table-column table:style-name="co60" table:default-cell-style-name="ce561"/>
        <table:table-column table:style-name="co61" table:default-cell-style-name="ce561"/>
        <table:table-column table:style-name="co62" table:default-cell-style-name="ce561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1" table:number-columns-repeated="1012" table:default-cell-style-name="Default"/>
        <table:table-row table:style-name="ro3">
          <table:table-cell table:number-columns-repeated="1024"/>
        </table:table-row>
        <table:table-row table:style-name="ro11">
          <table:table-cell/>
          <table:table-cell table:style-name="ce435" office:value-type="string" calcext:value-type="string" table:number-columns-spanned="6" table:number-rows-spanned="1">
            <text:p>DIRECCIÓN DISTRITAL Y ARTICULACIÓN TERRITORIAL EL ORO <text:s text:c="6"/>DDAT16</text:p>
          </table:table-cell>
          <table:covered-table-cell table:style-name="ce435"/>
          <table:covered-table-cell table:style-name="ce453"/>
          <table:covered-table-cell table:number-columns-repeated="2" table:style-name="ce562"/>
          <table:covered-table-cell table:style-name="ce606"/>
          <table:table-cell table:style-name="ce606"/>
          <table:table-cell table:number-columns-repeated="1016"/>
        </table:table-row>
        <table:table-row table:style-name="ro11">
          <table:table-cell/>
          <table:table-cell table:style-name="ce435" office:value-type="string" calcext:value-type="string">
            <text:p>OFICINA</text:p>
          </table:table-cell>
          <table:table-cell table:style-name="ce435"/>
          <table:table-cell table:style-name="ce454" office:value-type="string" calcext:value-type="string">
            <text:p>CEDULA</text:p>
          </table:table-cell>
          <table:table-cell table:style-name="ce563" office:value-type="string" calcext:value-type="string">
            <text:p>PERSONAL Y ÁREA</text:p>
          </table:table-cell>
          <table:table-cell table:style-name="ce563"/>
          <table:table-cell table:style-name="ce563" office:value-type="string" calcext:value-type="string">
            <text:p>AREA</text:p>
          </table:table-cell>
          <table:table-cell table:style-name="ce563"/>
          <table:table-cell table:number-columns-repeated="1016"/>
        </table:table-row>
        <table:table-row table:style-name="ro18">
          <table:table-cell/>
          <table:table-cell table:style-name="ce484" office:value-type="string" calcext:value-type="string" table:number-columns-spanned="1" table:number-rows-spanned="32">
            <text:p>OFICINA DE AGROCALIDAD MACHALA</text:p>
          </table:table-cell>
          <table:table-cell table:style-name="ce516" office:value-type="string" calcext:value-type="string">
            <text:p>OTM16</text:p>
          </table:table-cell>
          <table:table-cell table:style-name="ce120" office:value-type="string" calcext:value-type="string">
            <text:p>0101833333</text:p>
          </table:table-cell>
          <table:table-cell table:style-name="ce564" office:value-type="string" calcext:value-type="string">
            <text:p>AGUILERA CARMONA LUISA ALEXANDRA</text:p>
          </table:table-cell>
          <table:table-cell table:style-name="ce564" office:value-type="string" calcext:value-type="string">
            <text:p>UDATAFM16</text:p>
          </table:table-cell>
          <table:table-cell table:style-name="ce607" office:value-type="string" calcext:value-type="string">
            <text:p>ADMINISTRATIVA FINANCIERA</text:p>
          </table:table-cell>
          <table:table-cell table:style-name="ce607"/>
          <table:table-cell/>
          <table:table-cell table:style-name="ce90" table:formula="of:=CONCATENATE(&quot;UPDATE g_estructura.funcionarios SET id_area = '&quot;;[.F4];&quot;' WHERE  identificador = '&quot;;[.D4];&quot;';&quot;)" office:value-type="string" office:string-value="UPDATE g_estructura.funcionarios SET id_area = 'UDATAFM16' WHERE  identificador = '0101833333';" calcext:value-type="string">
            <text:p>UPDATE g_estructura.funcionarios SET id_area = 'UDATAFM16' WHERE <text:s/>identificador = '0101833333';</text:p>
          </table:table-cell>
          <table:table-cell table:number-columns-repeated="1014"/>
        </table:table-row>
        <table:table-row table:style-name="ro4">
          <table:table-cell/>
          <table:covered-table-cell table:style-name="ce485"/>
          <table:table-cell table:style-name="ce517" office:value-type="string" calcext:value-type="string">
            <text:p>OTM16</text:p>
          </table:table-cell>
          <table:table-cell table:style-name="ce120" office:value-type="string" calcext:value-type="string">
            <text:p>0703591396</text:p>
          </table:table-cell>
          <table:table-cell table:style-name="ce565" office:value-type="string" calcext:value-type="string">
            <text:p>ARMIJOS CUENCA JOSE LUIS</text:p>
          </table:table-cell>
          <table:table-cell table:style-name="ce565" office:value-type="string" calcext:value-type="string">
            <text:p>UDATRIAM16</text:p>
          </table:table-cell>
          <table:table-cell table:style-name="ce608" office:value-type="string" calcext:value-type="string">
            <text:p>REGISTRO DE INSUMOS INSUMOS AGROPECUARIOS </text:p>
          </table:table-cell>
          <table:table-cell table:style-name="ce608"/>
          <table:table-cell/>
          <table:table-cell table:style-name="ce90" table:formula="of:=CONCATENATE(&quot;UPDATE g_estructura.funcionarios SET id_area = '&quot;;[.F5];&quot;' WHERE  identificador = '&quot;;[.D5];&quot;';&quot;)" office:value-type="string" office:string-value="UPDATE g_estructura.funcionarios SET id_area = 'UDATRIAM16' WHERE  identificador = '0703591396';" calcext:value-type="string">
            <text:p>UPDATE g_estructura.funcionarios SET id_area = 'UDATRIAM16' WHERE <text:s/>identificador = '0703591396';</text:p>
          </table:table-cell>
          <table:table-cell table:number-columns-repeated="1014"/>
        </table:table-row>
        <table:table-row table:style-name="ro4">
          <table:table-cell/>
          <table:covered-table-cell table:style-name="ce485"/>
          <table:table-cell table:style-name="ce517" office:value-type="string" calcext:value-type="string">
            <text:p>OTM16</text:p>
          </table:table-cell>
          <table:table-cell table:style-name="ce120" office:value-type="string" calcext:value-type="string">
            <text:p>0704059351</text:p>
          </table:table-cell>
          <table:table-cell table:style-name="ce565" office:value-type="string" calcext:value-type="string">
            <text:p>ASTUDILLO ROMAN DANY XAVIER</text:p>
          </table:table-cell>
          <table:table-cell table:style-name="ce565" office:value-type="string" calcext:value-type="string">
            <text:p>UDATSVM16</text:p>
          </table:table-cell>
          <table:table-cell table:style-name="ce608" office:value-type="string" calcext:value-type="string">
            <text:p>SANIDAD VEGETAL </text:p>
          </table:table-cell>
          <table:table-cell table:style-name="ce608"/>
          <table:table-cell/>
          <table:table-cell table:style-name="ce90" table:formula="of:=CONCATENATE(&quot;UPDATE g_estructura.funcionarios SET id_area = '&quot;;[.F6];&quot;' WHERE  identificador = '&quot;;[.D6];&quot;';&quot;)" office:value-type="string" office:string-value="UPDATE g_estructura.funcionarios SET id_area = 'UDATSVM16' WHERE  identificador = '0704059351';" calcext:value-type="string">
            <text:p>UPDATE g_estructura.funcionarios SET id_area = 'UDATSVM16' WHERE <text:s/>identificador = '0704059351';</text:p>
          </table:table-cell>
          <table:table-cell table:number-columns-repeated="1014"/>
        </table:table-row>
        <table:table-row table:style-name="ro4">
          <table:table-cell/>
          <table:covered-table-cell table:style-name="ce485"/>
          <table:table-cell table:style-name="ce517" office:value-type="string" calcext:value-type="string">
            <text:p>OTM16</text:p>
          </table:table-cell>
          <table:table-cell table:style-name="ce120" office:value-type="string" calcext:value-type="string">
            <text:p>0704170323</text:p>
          </table:table-cell>
          <table:table-cell table:style-name="ce565" office:value-type="string" calcext:value-type="string">
            <text:p>BALAREZO BALAREZO WILSON RENE</text:p>
          </table:table-cell>
          <table:table-cell table:style-name="ce565" office:value-type="string" calcext:value-type="string">
            <text:p>UDATSAM16</text:p>
          </table:table-cell>
          <table:table-cell table:style-name="ce608" office:value-type="string" calcext:value-type="string">
            <text:p>SANIDAD ANIMAL</text:p>
          </table:table-cell>
          <table:table-cell table:style-name="ce608"/>
          <table:table-cell/>
          <table:table-cell table:style-name="ce90" table:formula="of:=CONCATENATE(&quot;UPDATE g_estructura.funcionarios SET id_area = '&quot;;[.F7];&quot;' WHERE  identificador = '&quot;;[.D7];&quot;';&quot;)" office:value-type="string" office:string-value="UPDATE g_estructura.funcionarios SET id_area = 'UDATSAM16' WHERE  identificador = '0704170323';" calcext:value-type="string">
            <text:p>UPDATE g_estructura.funcionarios SET id_area = 'UDATSAM16' WHERE <text:s/>identificador = '0704170323';</text:p>
          </table:table-cell>
          <table:table-cell table:number-columns-repeated="1014"/>
        </table:table-row>
        <table:table-row table:style-name="ro4">
          <table:table-cell/>
          <table:covered-table-cell table:style-name="ce485"/>
          <table:table-cell table:style-name="ce517" office:value-type="string" calcext:value-type="string">
            <text:p>OTM16</text:p>
          </table:table-cell>
          <table:table-cell table:style-name="ce120" office:value-type="string" calcext:value-type="string">
            <text:p>0705368702</text:p>
          </table:table-cell>
          <table:table-cell table:style-name="ce565" office:value-type="string" calcext:value-type="string">
            <text:p>BENITEZ CORDOVA JOSE JAVIER</text:p>
          </table:table-cell>
          <table:table-cell table:style-name="ce565" office:value-type="string" calcext:value-type="string">
            <text:p>UDATAFM16</text:p>
          </table:table-cell>
          <table:table-cell table:style-name="ce608" office:value-type="string" calcext:value-type="string">
            <text:p>ADMINISTRATIVA FINANCIERA</text:p>
          </table:table-cell>
          <table:table-cell table:style-name="ce608"/>
          <table:table-cell/>
          <table:table-cell table:style-name="ce90" table:formula="of:=CONCATENATE(&quot;UPDATE g_estructura.funcionarios SET id_area = '&quot;;[.F8];&quot;' WHERE  identificador = '&quot;;[.D8];&quot;';&quot;)" office:value-type="string" office:string-value="UPDATE g_estructura.funcionarios SET id_area = 'UDATAFM16' WHERE  identificador = '0705368702';" calcext:value-type="string">
            <text:p>UPDATE g_estructura.funcionarios SET id_area = 'UDATAFM16' WHERE <text:s/>identificador = '0705368702';</text:p>
          </table:table-cell>
          <table:table-cell table:number-columns-repeated="1014"/>
        </table:table-row>
        <table:table-row table:style-name="ro4">
          <table:table-cell/>
          <table:covered-table-cell table:style-name="ce485"/>
          <table:table-cell table:style-name="ce517" office:value-type="string" calcext:value-type="string">
            <text:p>OTM16</text:p>
          </table:table-cell>
          <table:table-cell table:style-name="ce120" office:value-type="string" calcext:value-type="string">
            <text:p>0704909639</text:p>
          </table:table-cell>
          <table:table-cell table:style-name="ce565" office:value-type="string" calcext:value-type="string">
            <text:p>CARRION MACAS PATRICIA DEL CISNE</text:p>
          </table:table-cell>
          <table:table-cell table:style-name="ce565" office:value-type="string" calcext:value-type="string">
            <text:p>UDATAFM16</text:p>
          </table:table-cell>
          <table:table-cell table:style-name="ce608" office:value-type="string" calcext:value-type="string">
            <text:p>ADMINISTRATIVA FINANCIERA</text:p>
          </table:table-cell>
          <table:table-cell table:style-name="ce608"/>
          <table:table-cell/>
          <table:table-cell table:style-name="ce90" table:formula="of:=CONCATENATE(&quot;UPDATE g_estructura.funcionarios SET id_area = '&quot;;[.F9];&quot;' WHERE  identificador = '&quot;;[.D9];&quot;';&quot;)" office:value-type="string" office:string-value="UPDATE g_estructura.funcionarios SET id_area = 'UDATAFM16' WHERE  identificador = '0704909639';" calcext:value-type="string">
            <text:p>UPDATE g_estructura.funcionarios SET id_area = 'UDATAFM16' WHERE <text:s/>identificador = '0704909639';</text:p>
          </table:table-cell>
          <table:table-cell table:number-columns-repeated="1014"/>
        </table:table-row>
        <table:table-row table:style-name="ro4">
          <table:table-cell/>
          <table:covered-table-cell table:style-name="ce485"/>
          <table:table-cell table:style-name="ce517" office:value-type="string" calcext:value-type="string">
            <text:p>OTM16</text:p>
          </table:table-cell>
          <table:table-cell table:style-name="ce337" office:value-type="string" calcext:value-type="string">
            <text:p>0701951865</text:p>
          </table:table-cell>
          <table:table-cell table:style-name="ce566" office:value-type="string" calcext:value-type="string">
            <text:p>TORRES SERRANO EDISON WILFRIDO</text:p>
          </table:table-cell>
          <table:table-cell table:style-name="ce566" office:value-type="string" calcext:value-type="string">
            <text:p>UDATSAM16</text:p>
          </table:table-cell>
          <table:table-cell table:style-name="ce609" office:value-type="string" calcext:value-type="string">
            <text:p>SANIDAD ANIMAL</text:p>
          </table:table-cell>
          <table:table-cell table:style-name="ce609"/>
          <table:table-cell/>
          <table:table-cell table:style-name="ce90" table:formula="of:=CONCATENATE(&quot;UPDATE g_estructura.funcionarios SET id_area = '&quot;;[.F10];&quot;' WHERE  identificador = '&quot;;[.D10];&quot;';&quot;)" office:value-type="string" office:string-value="UPDATE g_estructura.funcionarios SET id_area = 'UDATSAM16' WHERE  identificador = '0701951865';" calcext:value-type="string">
            <text:p>UPDATE g_estructura.funcionarios SET id_area = 'UDATSAM16' WHERE <text:s/>identificador = '0701951865';</text:p>
          </table:table-cell>
          <table:table-cell table:number-columns-repeated="1014"/>
        </table:table-row>
        <table:table-row table:style-name="ro4">
          <table:table-cell/>
          <table:covered-table-cell table:style-name="ce485"/>
          <table:table-cell table:style-name="ce517" office:value-type="string" calcext:value-type="string">
            <text:p>OTM16</text:p>
          </table:table-cell>
          <table:table-cell table:style-name="ce120" office:value-type="string" calcext:value-type="string">
            <text:p>0704195841</text:p>
          </table:table-cell>
          <table:table-cell table:style-name="ce565" office:value-type="string" calcext:value-type="string">
            <text:p>CARVAJAL GUZMAN CARLOS ALBERTO</text:p>
          </table:table-cell>
          <table:table-cell table:style-name="ce565" office:value-type="string" calcext:value-type="string">
            <text:p>UDATAFM16</text:p>
          </table:table-cell>
          <table:table-cell table:style-name="ce608" office:value-type="string" calcext:value-type="string">
            <text:p>ADMINISTRATIVA FINANCIERA</text:p>
          </table:table-cell>
          <table:table-cell table:style-name="ce608"/>
          <table:table-cell/>
          <table:table-cell table:style-name="ce90" table:formula="of:=CONCATENATE(&quot;UPDATE g_estructura.funcionarios SET id_area = '&quot;;[.F11];&quot;' WHERE  identificador = '&quot;;[.D11];&quot;';&quot;)" office:value-type="string" office:string-value="UPDATE g_estructura.funcionarios SET id_area = 'UDATAFM16' WHERE  identificador = '0704195841';" calcext:value-type="string">
            <text:p>UPDATE g_estructura.funcionarios SET id_area = 'UDATAFM16' WHERE <text:s/>identificador = '0704195841';</text:p>
          </table:table-cell>
          <table:table-cell table:number-columns-repeated="1014"/>
        </table:table-row>
        <table:table-row table:style-name="ro4">
          <table:table-cell/>
          <table:covered-table-cell table:style-name="ce485"/>
          <table:table-cell table:style-name="ce517" office:value-type="string" calcext:value-type="string">
            <text:p>OTM16</text:p>
          </table:table-cell>
          <table:table-cell table:style-name="ce120" office:value-type="string" calcext:value-type="string">
            <text:p>0704239813</text:p>
          </table:table-cell>
          <table:table-cell table:style-name="ce565" office:value-type="string" calcext:value-type="string">
            <text:p>CRESPO NARVAEZ PAUL HENRY</text:p>
          </table:table-cell>
          <table:table-cell table:style-name="ce565" office:value-type="string" calcext:value-type="string">
            <text:p>UDATAFM16</text:p>
          </table:table-cell>
          <table:table-cell table:style-name="ce608" office:value-type="string" calcext:value-type="string">
            <text:p>ADMINISTRATIVA FINANCIERA</text:p>
          </table:table-cell>
          <table:table-cell table:style-name="ce608"/>
          <table:table-cell/>
          <table:table-cell table:style-name="ce90" table:formula="of:=CONCATENATE(&quot;UPDATE g_estructura.funcionarios SET id_area = '&quot;;[.F12];&quot;' WHERE  identificador = '&quot;;[.D12];&quot;';&quot;)" office:value-type="string" office:string-value="UPDATE g_estructura.funcionarios SET id_area = 'UDATAFM16' WHERE  identificador = '0704239813';" calcext:value-type="string">
            <text:p>UPDATE g_estructura.funcionarios SET id_area = 'UDATAFM16' WHERE <text:s/>identificador = '0704239813';</text:p>
          </table:table-cell>
          <table:table-cell table:number-columns-repeated="1014"/>
        </table:table-row>
        <table:table-row table:style-name="ro4">
          <table:table-cell/>
          <table:covered-table-cell table:style-name="ce485"/>
          <table:table-cell table:style-name="ce517" office:value-type="string" calcext:value-type="string">
            <text:p>OTM16</text:p>
          </table:table-cell>
          <table:table-cell table:style-name="ce120" office:value-type="string" calcext:value-type="string">
            <text:p>0702974056</text:p>
          </table:table-cell>
          <table:table-cell table:style-name="ce565" office:value-type="string" calcext:value-type="string">
            <text:p>CUN TINOCO KATTY JAZMIR</text:p>
          </table:table-cell>
          <table:table-cell table:style-name="ce565" office:value-type="string" calcext:value-type="string">
            <text:p>UDATAFM16</text:p>
          </table:table-cell>
          <table:table-cell table:style-name="ce608" office:value-type="string" calcext:value-type="string">
            <text:p>ADMINISTRATIVA FINANCIERA</text:p>
          </table:table-cell>
          <table:table-cell table:style-name="ce608"/>
          <table:table-cell/>
          <table:table-cell table:style-name="ce90" table:formula="of:=CONCATENATE(&quot;UPDATE g_estructura.funcionarios SET id_area = '&quot;;[.F13];&quot;' WHERE  identificador = '&quot;;[.D13];&quot;';&quot;)" office:value-type="string" office:string-value="UPDATE g_estructura.funcionarios SET id_area = 'UDATAFM16' WHERE  identificador = '0702974056';" calcext:value-type="string">
            <text:p>UPDATE g_estructura.funcionarios SET id_area = 'UDATAFM16' WHERE <text:s/>identificador = '0702974056';</text:p>
          </table:table-cell>
          <table:table-cell table:number-columns-repeated="1014"/>
        </table:table-row>
        <table:table-row table:style-name="ro4">
          <table:table-cell/>
          <table:covered-table-cell table:style-name="ce485"/>
          <table:table-cell table:style-name="ce517" office:value-type="string" calcext:value-type="string">
            <text:p>OTM16</text:p>
          </table:table-cell>
          <table:table-cell table:style-name="ce120" office:value-type="string" calcext:value-type="string">
            <text:p>0703049643</text:p>
          </table:table-cell>
          <table:table-cell table:style-name="ce565" office:value-type="string" calcext:value-type="string">
            <text:p>DELGADO CEDILLO BLANCA ROSARIO</text:p>
          </table:table-cell>
          <table:table-cell table:style-name="ce565" office:value-type="string" calcext:value-type="string">
            <text:p>UDATIAM16</text:p>
          </table:table-cell>
          <table:table-cell table:style-name="ce608" office:value-type="string" calcext:value-type="string">
            <text:p>INOCUIDAD DE LOS ALIMENTOS</text:p>
          </table:table-cell>
          <table:table-cell table:style-name="ce608"/>
          <table:table-cell/>
          <table:table-cell table:style-name="ce90" table:formula="of:=CONCATENATE(&quot;UPDATE g_estructura.funcionarios SET id_area = '&quot;;[.F14];&quot;' WHERE  identificador = '&quot;;[.D14];&quot;';&quot;)" office:value-type="string" office:string-value="UPDATE g_estructura.funcionarios SET id_area = 'UDATIAM16' WHERE  identificador = '0703049643';" calcext:value-type="string">
            <text:p>UPDATE g_estructura.funcionarios SET id_area = 'UDATIAM16' WHERE <text:s/>identificador = '0703049643';</text:p>
          </table:table-cell>
          <table:table-cell table:number-columns-repeated="1014"/>
        </table:table-row>
        <table:table-row table:style-name="ro4">
          <table:table-cell/>
          <table:covered-table-cell table:style-name="ce485"/>
          <table:table-cell table:style-name="ce517" office:value-type="string" calcext:value-type="string">
            <text:p>OTM16</text:p>
          </table:table-cell>
          <table:table-cell table:style-name="ce120" office:value-type="string" calcext:value-type="string">
            <text:p>0702565813</text:p>
          </table:table-cell>
          <table:table-cell table:style-name="ce565" office:value-type="string" calcext:value-type="string">
            <text:p>DELGADO FLORES JOSE FELIX</text:p>
          </table:table-cell>
          <table:table-cell table:style-name="ce565" office:value-type="string" calcext:value-type="string">
            <text:p>UDATSAM16</text:p>
          </table:table-cell>
          <table:table-cell table:style-name="ce608" office:value-type="string" calcext:value-type="string">
            <text:p>SANIDAD ANIMAL</text:p>
          </table:table-cell>
          <table:table-cell table:style-name="ce608"/>
          <table:table-cell/>
          <table:table-cell table:style-name="ce90" table:formula="of:=CONCATENATE(&quot;UPDATE g_estructura.funcionarios SET id_area = '&quot;;[.F15];&quot;' WHERE  identificador = '&quot;;[.D15];&quot;';&quot;)" office:value-type="string" office:string-value="UPDATE g_estructura.funcionarios SET id_area = 'UDATSAM16' WHERE  identificador = '0702565813';" calcext:value-type="string">
            <text:p>UPDATE g_estructura.funcionarios SET id_area = 'UDATSAM16' WHERE <text:s/>identificador = '0702565813';</text:p>
          </table:table-cell>
          <table:table-cell table:number-columns-repeated="1014"/>
        </table:table-row>
        <table:table-row table:style-name="ro4">
          <table:table-cell/>
          <table:covered-table-cell table:style-name="ce485"/>
          <table:table-cell table:style-name="ce517" office:value-type="string" calcext:value-type="string">
            <text:p>OTM16</text:p>
          </table:table-cell>
          <table:table-cell table:style-name="ce120" office:value-type="string" calcext:value-type="string">
            <text:p>0703817379</text:p>
          </table:table-cell>
          <table:table-cell table:style-name="ce565" office:value-type="string" calcext:value-type="string">
            <text:p>FLORES ARICHABALA JOSE STALIN</text:p>
          </table:table-cell>
          <table:table-cell table:style-name="ce565" office:value-type="string" calcext:value-type="string">
            <text:p>UDATSVM16</text:p>
          </table:table-cell>
          <table:table-cell table:style-name="ce608" office:value-type="string" calcext:value-type="string">
            <text:p>SANIDAD VEGETAL </text:p>
          </table:table-cell>
          <table:table-cell table:style-name="ce608"/>
          <table:table-cell/>
          <table:table-cell table:style-name="ce90" table:formula="of:=CONCATENATE(&quot;UPDATE g_estructura.funcionarios SET id_area = '&quot;;[.F16];&quot;' WHERE  identificador = '&quot;;[.D16];&quot;';&quot;)" office:value-type="string" office:string-value="UPDATE g_estructura.funcionarios SET id_area = 'UDATSVM16' WHERE  identificador = '0703817379';" calcext:value-type="string">
            <text:p>UPDATE g_estructura.funcionarios SET id_area = 'UDATSVM16' WHERE <text:s/>identificador = '0703817379';</text:p>
          </table:table-cell>
          <table:table-cell table:number-columns-repeated="1014"/>
        </table:table-row>
        <table:table-row table:style-name="ro4">
          <table:table-cell/>
          <table:covered-table-cell table:style-name="ce485"/>
          <table:table-cell table:style-name="ce517" office:value-type="string" calcext:value-type="string">
            <text:p>OTM16</text:p>
          </table:table-cell>
          <table:table-cell table:style-name="ce120" office:value-type="string" calcext:value-type="string">
            <text:p>0704816750</text:p>
          </table:table-cell>
          <table:table-cell table:style-name="ce565" office:value-type="string" calcext:value-type="string">
            <text:p>GARCES PIZARRO ANDREA ESTEFANIA</text:p>
          </table:table-cell>
          <table:table-cell table:style-name="ce565" office:value-type="string" calcext:value-type="string">
            <text:p>UDATAFM16</text:p>
          </table:table-cell>
          <table:table-cell table:style-name="ce608" office:value-type="string" calcext:value-type="string">
            <text:p>ADMINISTRATIVA FINANCIERA</text:p>
          </table:table-cell>
          <table:table-cell table:style-name="ce608"/>
          <table:table-cell/>
          <table:table-cell table:style-name="ce90" table:formula="of:=CONCATENATE(&quot;UPDATE g_estructura.funcionarios SET id_area = '&quot;;[.F17];&quot;' WHERE  identificador = '&quot;;[.D17];&quot;';&quot;)" office:value-type="string" office:string-value="UPDATE g_estructura.funcionarios SET id_area = 'UDATAFM16' WHERE  identificador = '0704816750';" calcext:value-type="string">
            <text:p>UPDATE g_estructura.funcionarios SET id_area = 'UDATAFM16' WHERE <text:s/>identificador = '0704816750';</text:p>
          </table:table-cell>
          <table:table-cell table:number-columns-repeated="1014"/>
        </table:table-row>
        <table:table-row table:style-name="ro4">
          <table:table-cell/>
          <table:covered-table-cell table:style-name="ce485"/>
          <table:table-cell table:style-name="ce517" office:value-type="string" calcext:value-type="string">
            <text:p>OTM16</text:p>
          </table:table-cell>
          <table:table-cell table:style-name="ce120" office:value-type="string" calcext:value-type="string">
            <text:p>0706374212</text:p>
          </table:table-cell>
          <table:table-cell table:style-name="ce565" office:value-type="string" calcext:value-type="string">
            <text:p>GUZMAN PIEDRA CAROLINA ESTEFANIA</text:p>
          </table:table-cell>
          <table:table-cell table:style-name="ce565" office:value-type="string" calcext:value-type="string">
            <text:p>UDATAFM16</text:p>
          </table:table-cell>
          <table:table-cell table:style-name="ce608" office:value-type="string" calcext:value-type="string">
            <text:p>ADMINISTRATIVA FINANCIERA</text:p>
          </table:table-cell>
          <table:table-cell table:style-name="ce608"/>
          <table:table-cell/>
          <table:table-cell table:style-name="ce90" table:formula="of:=CONCATENATE(&quot;UPDATE g_estructura.funcionarios SET id_area = '&quot;;[.F18];&quot;' WHERE  identificador = '&quot;;[.D18];&quot;';&quot;)" office:value-type="string" office:string-value="UPDATE g_estructura.funcionarios SET id_area = 'UDATAFM16' WHERE  identificador = '0706374212';" calcext:value-type="string">
            <text:p>UPDATE g_estructura.funcionarios SET id_area = 'UDATAFM16' WHERE <text:s/>identificador = '0706374212';</text:p>
          </table:table-cell>
          <table:table-cell table:number-columns-repeated="1014"/>
        </table:table-row>
        <table:table-row table:style-name="ro4">
          <table:table-cell/>
          <table:covered-table-cell table:style-name="ce485"/>
          <table:table-cell table:style-name="ce517" office:value-type="string" calcext:value-type="string">
            <text:p>OTM16</text:p>
          </table:table-cell>
          <table:table-cell table:style-name="ce120" office:value-type="string" calcext:value-type="string">
            <text:p>0702940800</text:p>
          </table:table-cell>
          <table:table-cell table:style-name="ce565" office:value-type="string" calcext:value-type="string">
            <text:p>HONORES JARAMILLO LINO RAFAEL</text:p>
          </table:table-cell>
          <table:table-cell table:style-name="ce565" office:value-type="string" calcext:value-type="string">
            <text:p>UDATSVM16</text:p>
          </table:table-cell>
          <table:table-cell table:style-name="ce608" office:value-type="string" calcext:value-type="string">
            <text:p>SANIDAD VEGETAL </text:p>
          </table:table-cell>
          <table:table-cell table:style-name="ce608"/>
          <table:table-cell/>
          <table:table-cell table:style-name="ce90" table:formula="of:=CONCATENATE(&quot;UPDATE g_estructura.funcionarios SET id_area = '&quot;;[.F19];&quot;' WHERE  identificador = '&quot;;[.D19];&quot;';&quot;)" office:value-type="string" office:string-value="UPDATE g_estructura.funcionarios SET id_area = 'UDATSVM16' WHERE  identificador = '0702940800';" calcext:value-type="string">
            <text:p>UPDATE g_estructura.funcionarios SET id_area = 'UDATSVM16' WHERE <text:s/>identificador = '0702940800';</text:p>
          </table:table-cell>
          <table:table-cell table:number-columns-repeated="1014"/>
        </table:table-row>
        <table:table-row table:style-name="ro4">
          <table:table-cell/>
          <table:covered-table-cell table:style-name="ce485"/>
          <table:table-cell table:style-name="ce517" office:value-type="string" calcext:value-type="string">
            <text:p>OTM16</text:p>
          </table:table-cell>
          <table:table-cell table:style-name="ce120" office:value-type="string" calcext:value-type="string">
            <text:p>0913032504</text:p>
          </table:table-cell>
          <table:table-cell table:style-name="ce567" office:value-type="string" calcext:value-type="string">
            <text:p>ICAZA CEVALLOS ALFREDO JOSE</text:p>
          </table:table-cell>
          <table:table-cell table:style-name="ce567" office:value-type="string" calcext:value-type="string">
            <text:p>DDAT16</text:p>
          </table:table-cell>
          <table:table-cell table:style-name="ce610" office:value-type="string" calcext:value-type="string">
            <text:p>DIRECTOR DISTRITAL TIPO A</text:p>
          </table:table-cell>
          <table:table-cell table:style-name="ce610" office:value-type="string" calcext:value-type="string">
            <text:p>DDAT16</text:p>
          </table:table-cell>
          <table:table-cell office:value-type="string" calcext:value-type="string">
            <text:p>RESPONSABLE DISTRITAL</text:p>
          </table:table-cell>
          <table:table-cell table:style-name="ce90" table:formula="of:=CONCATENATE(&quot;UPDATE g_estructura.funcionarios SET id_area = '&quot;;[.F20];&quot;' WHERE  identificador = '&quot;;[.D20];&quot;';&quot;)" office:value-type="string" office:string-value="UPDATE g_estructura.funcionarios SET id_area = 'DDAT16' WHERE  identificador = '0913032504';" calcext:value-type="string">
            <text:p>UPDATE g_estructura.funcionarios SET id_area = 'DDAT16' WHERE <text:s/>identificador = '0913032504';</text:p>
          </table:table-cell>
          <table:table-cell/>
          <table:table-cell table:style-name="ce90" table:formula="of:=CONCATENATE(&quot;INSERT INTO g_estructura.responsables(id_area, identificador, prioridad, responsable, activo, estado) values ('&quot;;[.H20];&quot;','&quot;;[.D20];&quot;',1,true,1,1);&quot;)" office:value-type="string" office:string-value="INSERT INTO g_estructura.responsables(id_area, identificador, prioridad, responsable, activo, estado) values ('DDAT16','0913032504',1,true,1,1);" calcext:value-type="string">
            <text:p>INSERT INTO g_estructura.responsables(id_area, identificador, prioridad, responsable, activo, estado) values ('DDAT16','0913032504',1,true,1,1);</text:p>
          </table:table-cell>
          <table:table-cell table:number-columns-repeated="1012"/>
        </table:table-row>
        <table:table-row table:style-name="ro4">
          <table:table-cell/>
          <table:covered-table-cell table:style-name="ce485"/>
          <table:table-cell table:style-name="ce517" office:value-type="string" calcext:value-type="string">
            <text:p>OTM16</text:p>
          </table:table-cell>
          <table:table-cell table:style-name="ce120" office:value-type="string" calcext:value-type="string">
            <text:p>0703600395</text:p>
          </table:table-cell>
          <table:table-cell table:style-name="ce565" office:value-type="string" calcext:value-type="string">
            <text:p>ILLESCAS PANGOL JANNETH CECILIA</text:p>
          </table:table-cell>
          <table:table-cell table:style-name="ce565" office:value-type="string" calcext:value-type="string">
            <text:p>UDATAFM16</text:p>
          </table:table-cell>
          <table:table-cell table:style-name="ce608" office:value-type="string" calcext:value-type="string">
            <text:p>ADMINISTRATIVA FINANCIERA</text:p>
          </table:table-cell>
          <table:table-cell table:style-name="ce608"/>
          <table:table-cell/>
          <table:table-cell table:style-name="ce90" table:formula="of:=CONCATENATE(&quot;UPDATE g_estructura.funcionarios SET id_area = '&quot;;[.F21];&quot;' WHERE  identificador = '&quot;;[.D21];&quot;';&quot;)" office:value-type="string" office:string-value="UPDATE g_estructura.funcionarios SET id_area = 'UDATAFM16' WHERE  identificador = '0703600395';" calcext:value-type="string">
            <text:p>UPDATE g_estructura.funcionarios SET id_area = 'UDATAFM16' WHERE <text:s/>identificador = '0703600395';</text:p>
          </table:table-cell>
          <table:table-cell table:number-columns-repeated="1014"/>
        </table:table-row>
        <table:table-row table:style-name="ro4">
          <table:table-cell/>
          <table:covered-table-cell table:style-name="ce485"/>
          <table:table-cell table:style-name="ce517" office:value-type="string" calcext:value-type="string">
            <text:p>OTM16</text:p>
          </table:table-cell>
          <table:table-cell table:style-name="ce120" office:value-type="string" calcext:value-type="string">
            <text:p>0705193753</text:p>
          </table:table-cell>
          <table:table-cell table:style-name="ce565" office:value-type="string" calcext:value-type="string">
            <text:p>JIMBO MASABANDA JEFFERSON DAVID</text:p>
          </table:table-cell>
          <table:table-cell table:style-name="ce565" office:value-type="string" calcext:value-type="string">
            <text:p>UDATAFM16</text:p>
          </table:table-cell>
          <table:table-cell table:style-name="ce608" office:value-type="string" calcext:value-type="string">
            <text:p>ADMINISTRATIVA FINANCIERA</text:p>
          </table:table-cell>
          <table:table-cell table:style-name="ce608"/>
          <table:table-cell/>
          <table:table-cell table:style-name="ce90" table:formula="of:=CONCATENATE(&quot;UPDATE g_estructura.funcionarios SET id_area = '&quot;;[.F22];&quot;' WHERE  identificador = '&quot;;[.D22];&quot;';&quot;)" office:value-type="string" office:string-value="UPDATE g_estructura.funcionarios SET id_area = 'UDATAFM16' WHERE  identificador = '0705193753';" calcext:value-type="string">
            <text:p>UPDATE g_estructura.funcionarios SET id_area = 'UDATAFM16' WHERE <text:s/>identificador = '0705193753';</text:p>
          </table:table-cell>
          <table:table-cell table:number-columns-repeated="1014"/>
        </table:table-row>
        <table:table-row table:style-name="ro4">
          <table:table-cell/>
          <table:covered-table-cell table:style-name="ce485"/>
          <table:table-cell table:style-name="ce517" office:value-type="string" calcext:value-type="string">
            <text:p>OTM16</text:p>
          </table:table-cell>
          <table:table-cell table:style-name="ce120" office:value-type="string" calcext:value-type="string">
            <text:p>0704423078</text:p>
          </table:table-cell>
          <table:table-cell table:style-name="ce565" office:value-type="string" calcext:value-type="string">
            <text:p>LEON GUAMAN CHRISTIAN ALEXIS</text:p>
          </table:table-cell>
          <table:table-cell table:style-name="ce565" office:value-type="string" calcext:value-type="string">
            <text:p>UDATAJM16</text:p>
          </table:table-cell>
          <table:table-cell table:style-name="ce608" office:value-type="string" calcext:value-type="string">
            <text:p>ASESORÍA JURÍDICA</text:p>
          </table:table-cell>
          <table:table-cell table:style-name="ce608"/>
          <table:table-cell/>
          <table:table-cell table:style-name="ce90" table:formula="of:=CONCATENATE(&quot;UPDATE g_estructura.funcionarios SET id_area = '&quot;;[.F23];&quot;' WHERE  identificador = '&quot;;[.D23];&quot;';&quot;)" office:value-type="string" office:string-value="UPDATE g_estructura.funcionarios SET id_area = 'UDATAJM16' WHERE  identificador = '0704423078';" calcext:value-type="string">
            <text:p>UPDATE g_estructura.funcionarios SET id_area = 'UDATAJM16' WHERE <text:s/>identificador = '0704423078';</text:p>
          </table:table-cell>
          <table:table-cell table:number-columns-repeated="1014"/>
        </table:table-row>
        <table:table-row table:style-name="ro4">
          <table:table-cell/>
          <table:covered-table-cell table:style-name="ce485"/>
          <table:table-cell table:style-name="ce517" office:value-type="string" calcext:value-type="string">
            <text:p>OTM16</text:p>
          </table:table-cell>
          <table:table-cell table:style-name="ce120" office:value-type="string" calcext:value-type="string">
            <text:p>0704274927</text:p>
          </table:table-cell>
          <table:table-cell table:style-name="ce565" office:value-type="string" calcext:value-type="string">
            <text:p>LLANOS ORTEGA GABRIEL SERAFIN</text:p>
          </table:table-cell>
          <table:table-cell table:style-name="ce565" office:value-type="string" calcext:value-type="string">
            <text:p>UDATSAM16</text:p>
          </table:table-cell>
          <table:table-cell table:style-name="ce608" office:value-type="string" calcext:value-type="string">
            <text:p>SANIDAD ANIMAL</text:p>
          </table:table-cell>
          <table:table-cell table:style-name="ce608"/>
          <table:table-cell/>
          <table:table-cell table:style-name="ce90" table:formula="of:=CONCATENATE(&quot;UPDATE g_estructura.funcionarios SET id_area = '&quot;;[.F24];&quot;' WHERE  identificador = '&quot;;[.D24];&quot;';&quot;)" office:value-type="string" office:string-value="UPDATE g_estructura.funcionarios SET id_area = 'UDATSAM16' WHERE  identificador = '0704274927';" calcext:value-type="string">
            <text:p>UPDATE g_estructura.funcionarios SET id_area = 'UDATSAM16' WHERE <text:s/>identificador = '0704274927';</text:p>
          </table:table-cell>
          <table:table-cell table:number-columns-repeated="1014"/>
        </table:table-row>
        <table:table-row table:style-name="ro4">
          <table:table-cell/>
          <table:covered-table-cell table:style-name="ce485"/>
          <table:table-cell table:style-name="ce517" office:value-type="string" calcext:value-type="string">
            <text:p>OTM16</text:p>
          </table:table-cell>
          <table:table-cell table:style-name="ce120" office:value-type="float" office:value="1205601600" calcext:value-type="float">
            <text:p>1205601600</text:p>
          </table:table-cell>
          <table:table-cell table:style-name="ce565" office:value-type="string" calcext:value-type="string">
            <text:p>MOLINA OLVERA MARCOS LEONEL</text:p>
          </table:table-cell>
          <table:table-cell table:style-name="ce565" office:value-type="string" calcext:value-type="string">
            <text:p>UDATRIAM16</text:p>
          </table:table-cell>
          <table:table-cell table:style-name="ce608" office:value-type="string" calcext:value-type="string">
            <text:p>REGISTRO DE INSUMOS INSUMOS AGROPECUARIOS </text:p>
          </table:table-cell>
          <table:table-cell table:style-name="ce608"/>
          <table:table-cell/>
          <table:table-cell table:style-name="ce90" table:formula="of:=CONCATENATE(&quot;UPDATE g_estructura.funcionarios SET id_area = '&quot;;[.F25];&quot;' WHERE  identificador = '&quot;;[.D25];&quot;';&quot;)" office:value-type="string" office:string-value="UPDATE g_estructura.funcionarios SET id_area = 'UDATRIAM16' WHERE  identificador = '1205601600';" calcext:value-type="string">
            <text:p>UPDATE g_estructura.funcionarios SET id_area = 'UDATRIAM16' WHERE <text:s/>identificador = '1205601600';</text:p>
          </table:table-cell>
          <table:table-cell table:number-columns-repeated="1014"/>
        </table:table-row>
        <table:table-row table:style-name="ro4">
          <table:table-cell/>
          <table:covered-table-cell table:style-name="ce485"/>
          <table:table-cell table:style-name="ce517" office:value-type="string" calcext:value-type="string">
            <text:p>OTM16</text:p>
          </table:table-cell>
          <table:table-cell table:style-name="ce120" office:value-type="string" calcext:value-type="string">
            <text:p>0703420034</text:p>
          </table:table-cell>
          <table:table-cell table:style-name="ce565" office:value-type="string" calcext:value-type="string">
            <text:p>PIEDRA BENALCAZAR DANIEL IGNACIO</text:p>
          </table:table-cell>
          <table:table-cell table:style-name="ce565" office:value-type="string" calcext:value-type="string">
            <text:p>UDATAFM16</text:p>
          </table:table-cell>
          <table:table-cell table:style-name="ce608" office:value-type="string" calcext:value-type="string">
            <text:p>ADMINISTRATIVA FINANCIERA</text:p>
          </table:table-cell>
          <table:table-cell table:style-name="ce608"/>
          <table:table-cell/>
          <table:table-cell table:style-name="ce90" table:formula="of:=CONCATENATE(&quot;UPDATE g_estructura.funcionarios SET id_area = '&quot;;[.F26];&quot;' WHERE  identificador = '&quot;;[.D26];&quot;';&quot;)" office:value-type="string" office:string-value="UPDATE g_estructura.funcionarios SET id_area = 'UDATAFM16' WHERE  identificador = '0703420034';" calcext:value-type="string">
            <text:p>UPDATE g_estructura.funcionarios SET id_area = 'UDATAFM16' WHERE <text:s/>identificador = '0703420034';</text:p>
          </table:table-cell>
          <table:table-cell table:number-columns-repeated="1014"/>
        </table:table-row>
        <table:table-row table:style-name="ro4">
          <table:table-cell/>
          <table:covered-table-cell table:style-name="ce485"/>
          <table:table-cell table:style-name="ce517" office:value-type="string" calcext:value-type="string">
            <text:p>OTM16</text:p>
          </table:table-cell>
          <table:table-cell table:style-name="ce120" office:value-type="string" calcext:value-type="string">
            <text:p>0702405135</text:p>
          </table:table-cell>
          <table:table-cell table:style-name="ce565" office:value-type="string" calcext:value-type="string">
            <text:p>PIEDRA MINGA ROSA GERMANIA</text:p>
          </table:table-cell>
          <table:table-cell table:style-name="ce565" office:value-type="string" calcext:value-type="string">
            <text:p>UDATAFM16</text:p>
          </table:table-cell>
          <table:table-cell table:style-name="ce608" office:value-type="string" calcext:value-type="string">
            <text:p>ADMINISTRATIVA FINANCIERA</text:p>
          </table:table-cell>
          <table:table-cell table:style-name="ce608"/>
          <table:table-cell/>
          <table:table-cell table:style-name="ce90" table:formula="of:=CONCATENATE(&quot;UPDATE g_estructura.funcionarios SET id_area = '&quot;;[.F27];&quot;' WHERE  identificador = '&quot;;[.D27];&quot;';&quot;)" office:value-type="string" office:string-value="UPDATE g_estructura.funcionarios SET id_area = 'UDATAFM16' WHERE  identificador = '0702405135';" calcext:value-type="string">
            <text:p>UPDATE g_estructura.funcionarios SET id_area = 'UDATAFM16' WHERE <text:s/>identificador = '0702405135';</text:p>
          </table:table-cell>
          <table:table-cell table:number-columns-repeated="1014"/>
        </table:table-row>
        <table:table-row table:style-name="ro4">
          <table:table-cell/>
          <table:covered-table-cell table:style-name="ce485"/>
          <table:table-cell table:style-name="ce517" office:value-type="string" calcext:value-type="string">
            <text:p>OTM16</text:p>
          </table:table-cell>
          <table:table-cell table:style-name="ce548" office:value-type="string" calcext:value-type="string">
            <text:p>0704125533</text:p>
          </table:table-cell>
          <table:table-cell table:style-name="ce568" office:value-type="string" calcext:value-type="string">
            <text:p>MOROCHO NIVELO JOSE LUIS</text:p>
          </table:table-cell>
          <table:table-cell table:style-name="ce605" office:value-type="string" calcext:value-type="string">
            <text:p>UDATSAM16</text:p>
          </table:table-cell>
          <table:table-cell table:style-name="ce611" office:value-type="string" calcext:value-type="string">
            <text:p>SANIDAD ANIMAL</text:p>
          </table:table-cell>
          <table:table-cell table:style-name="ce620" table:formula="of:=[.F28]" office:value-type="string" office:string-value="UDATSAM16" calcext:value-type="string">
            <text:p>UDATSAM16</text:p>
          </table:table-cell>
          <table:table-cell table:style-name="ce645" office:value-type="string" calcext:value-type="string">
            <text:p>RESPONSABLE DE SANIDAD ANIMAL</text:p>
          </table:table-cell>
          <table:table-cell table:style-name="ce90" table:formula="of:=CONCATENATE(&quot;UPDATE g_estructura.funcionarios SET id_area = '&quot;;[.F28];&quot;' WHERE  identificador = '&quot;;[.D28];&quot;';&quot;)" office:value-type="string" office:string-value="UPDATE g_estructura.funcionarios SET id_area = 'UDATSAM16' WHERE  identificador = '0704125533';" calcext:value-type="string">
            <text:p>UPDATE g_estructura.funcionarios SET id_area = 'UDATSAM16' WHERE <text:s/>identificador = '0704125533';</text:p>
          </table:table-cell>
          <table:table-cell/>
          <table:table-cell table:style-name="ce90" table:formula="of:=CONCATENATE(&quot;INSERT INTO g_estructura.responsables(id_area, identificador, prioridad, responsable, activo, estado) values ('&quot;;[.H28];&quot;','&quot;;[.D28];&quot;',1,true,1,1);&quot;)" office:value-type="string" office:string-value="INSERT INTO g_estructura.responsables(id_area, identificador, prioridad, responsable, activo, estado) values ('UDATSAM16','0704125533',1,true,1,1);" calcext:value-type="string">
            <text:p>INSERT INTO g_estructura.responsables(id_area, identificador, prioridad, responsable, activo, estado) values ('UDATSAM16','0704125533',1,true,1,1);</text:p>
          </table:table-cell>
          <table:table-cell table:number-columns-repeated="1012"/>
        </table:table-row>
        <table:table-row table:style-name="ro4">
          <table:table-cell/>
          <table:covered-table-cell table:style-name="ce485"/>
          <table:table-cell table:style-name="ce517" office:value-type="string" calcext:value-type="string">
            <text:p>OTM16</text:p>
          </table:table-cell>
          <table:table-cell table:style-name="ce120" office:value-type="string" calcext:value-type="string">
            <text:p>0704672047</text:p>
          </table:table-cell>
          <table:table-cell table:style-name="ce565" office:value-type="string" calcext:value-type="string">
            <text:p>PIEDRA MORENO TULIO ALBERTO</text:p>
          </table:table-cell>
          <table:table-cell table:style-name="ce565" office:value-type="string" calcext:value-type="string">
            <text:p>UDATSAM16</text:p>
          </table:table-cell>
          <table:table-cell table:style-name="ce608" office:value-type="string" calcext:value-type="string">
            <text:p>SANIDAD ANIMAL</text:p>
          </table:table-cell>
          <table:table-cell table:style-name="ce608"/>
          <table:table-cell/>
          <table:table-cell table:style-name="ce90" table:formula="of:=CONCATENATE(&quot;UPDATE g_estructura.funcionarios SET id_area = '&quot;;[.F29];&quot;' WHERE  identificador = '&quot;;[.D29];&quot;';&quot;)" office:value-type="string" office:string-value="UPDATE g_estructura.funcionarios SET id_area = 'UDATSAM16' WHERE  identificador = '0704672047';" calcext:value-type="string">
            <text:p>UPDATE g_estructura.funcionarios SET id_area = 'UDATSAM16' WHERE <text:s/>identificador = '0704672047';</text:p>
          </table:table-cell>
          <table:table-cell table:number-columns-repeated="1014"/>
        </table:table-row>
        <table:table-row table:style-name="ro4">
          <table:table-cell/>
          <table:covered-table-cell table:style-name="ce485"/>
          <table:table-cell table:style-name="ce517" office:value-type="string" calcext:value-type="string">
            <text:p>OTM16</text:p>
          </table:table-cell>
          <table:table-cell table:style-name="ce120" office:value-type="string" calcext:value-type="string">
            <text:p>0702940792</text:p>
          </table:table-cell>
          <table:table-cell table:style-name="ce565" office:value-type="string" calcext:value-type="string">
            <text:p>PIEDRA SOXO MARLON JACKSON</text:p>
          </table:table-cell>
          <table:table-cell table:style-name="ce565" office:value-type="string" calcext:value-type="string">
            <text:p>UDATSVM16</text:p>
          </table:table-cell>
          <table:table-cell table:style-name="ce608" office:value-type="string" calcext:value-type="string">
            <text:p>SANIDAD VEGETAL </text:p>
          </table:table-cell>
          <table:table-cell table:style-name="ce608"/>
          <table:table-cell/>
          <table:table-cell table:style-name="ce90" table:formula="of:=CONCATENATE(&quot;UPDATE g_estructura.funcionarios SET id_area = '&quot;;[.F30];&quot;' WHERE  identificador = '&quot;;[.D30];&quot;';&quot;)" office:value-type="string" office:string-value="UPDATE g_estructura.funcionarios SET id_area = 'UDATSVM16' WHERE  identificador = '0702940792';" calcext:value-type="string">
            <text:p>UPDATE g_estructura.funcionarios SET id_area = 'UDATSVM16' WHERE <text:s/>identificador = '0702940792';</text:p>
          </table:table-cell>
          <table:table-cell table:number-columns-repeated="1014"/>
        </table:table-row>
        <table:table-row table:style-name="ro4">
          <table:table-cell/>
          <table:covered-table-cell table:style-name="ce485"/>
          <table:table-cell table:style-name="ce517" office:value-type="string" calcext:value-type="string">
            <text:p>OTM16</text:p>
          </table:table-cell>
          <table:table-cell table:style-name="ce120" office:value-type="string" calcext:value-type="string">
            <text:p>0703966663</text:p>
          </table:table-cell>
          <table:table-cell table:style-name="ce565" office:value-type="string" calcext:value-type="string">
            <text:p>RAMON PINEDA GEORGINA DEL ROSARIO</text:p>
          </table:table-cell>
          <table:table-cell table:style-name="ce565" office:value-type="string" calcext:value-type="string">
            <text:p>UDATAFM16</text:p>
          </table:table-cell>
          <table:table-cell table:style-name="ce608" office:value-type="string" calcext:value-type="string">
            <text:p>ADMINISTRATIVA FINANCIERA</text:p>
          </table:table-cell>
          <table:table-cell table:style-name="ce608"/>
          <table:table-cell/>
          <table:table-cell table:style-name="ce90" table:formula="of:=CONCATENATE(&quot;UPDATE g_estructura.funcionarios SET id_area = '&quot;;[.F31];&quot;' WHERE  identificador = '&quot;;[.D31];&quot;';&quot;)" office:value-type="string" office:string-value="UPDATE g_estructura.funcionarios SET id_area = 'UDATAFM16' WHERE  identificador = '0703966663';" calcext:value-type="string">
            <text:p>UPDATE g_estructura.funcionarios SET id_area = 'UDATAFM16' WHERE <text:s/>identificador = '0703966663';</text:p>
          </table:table-cell>
          <table:table-cell table:number-columns-repeated="1014"/>
        </table:table-row>
        <table:table-row table:style-name="ro4">
          <table:table-cell/>
          <table:covered-table-cell table:style-name="ce485"/>
          <table:table-cell table:style-name="ce517" office:value-type="string" calcext:value-type="string">
            <text:p>OTM16</text:p>
          </table:table-cell>
          <table:table-cell table:style-name="ce120" office:value-type="string" calcext:value-type="string">
            <text:p>0703573386</text:p>
          </table:table-cell>
          <table:table-cell table:style-name="ce565" office:value-type="string" calcext:value-type="string">
            <text:p>SOCOLA CHINCHAY ANA ESTHER</text:p>
          </table:table-cell>
          <table:table-cell table:style-name="ce565" office:value-type="string" calcext:value-type="string">
            <text:p>UDATAFM16</text:p>
          </table:table-cell>
          <table:table-cell table:style-name="ce608" office:value-type="string" calcext:value-type="string">
            <text:p>ADMINISTRATIVA FINANCIERA</text:p>
          </table:table-cell>
          <table:table-cell table:style-name="ce608"/>
          <table:table-cell/>
          <table:table-cell table:style-name="ce90" table:formula="of:=CONCATENATE(&quot;UPDATE g_estructura.funcionarios SET id_area = '&quot;;[.F32];&quot;' WHERE  identificador = '&quot;;[.D32];&quot;';&quot;)" office:value-type="string" office:string-value="UPDATE g_estructura.funcionarios SET id_area = 'UDATAFM16' WHERE  identificador = '0703573386';" calcext:value-type="string">
            <text:p>UPDATE g_estructura.funcionarios SET id_area = 'UDATAFM16' WHERE <text:s/>identificador = '0703573386';</text:p>
          </table:table-cell>
          <table:table-cell table:number-columns-repeated="1014"/>
        </table:table-row>
        <table:table-row table:style-name="ro4">
          <table:table-cell/>
          <table:covered-table-cell table:style-name="ce485"/>
          <table:table-cell table:style-name="ce517" office:value-type="string" calcext:value-type="string">
            <text:p>OTM16</text:p>
          </table:table-cell>
          <table:table-cell table:style-name="ce120" office:value-type="string" calcext:value-type="string">
            <text:p>0704427558</text:p>
          </table:table-cell>
          <table:table-cell table:style-name="ce565" office:value-type="string" calcext:value-type="string">
            <text:p>TENE CHAVEZ MARTHA ROCIO</text:p>
          </table:table-cell>
          <table:table-cell table:style-name="ce565" office:value-type="string" calcext:value-type="string">
            <text:p>UDATAFM16</text:p>
          </table:table-cell>
          <table:table-cell table:style-name="ce608" office:value-type="string" calcext:value-type="string">
            <text:p>ADMINISTRATIVA FINANCIERA</text:p>
          </table:table-cell>
          <table:table-cell table:style-name="ce608"/>
          <table:table-cell/>
          <table:table-cell table:style-name="ce90" table:formula="of:=CONCATENATE(&quot;UPDATE g_estructura.funcionarios SET id_area = '&quot;;[.F33];&quot;' WHERE  identificador = '&quot;;[.D33];&quot;';&quot;)" office:value-type="string" office:string-value="UPDATE g_estructura.funcionarios SET id_area = 'UDATAFM16' WHERE  identificador = '0704427558';" calcext:value-type="string">
            <text:p>UPDATE g_estructura.funcionarios SET id_area = 'UDATAFM16' WHERE <text:s/>identificador = '0704427558';</text:p>
          </table:table-cell>
          <table:table-cell table:number-columns-repeated="1014"/>
        </table:table-row>
        <table:table-row table:style-name="ro4">
          <table:table-cell/>
          <table:covered-table-cell table:style-name="ce485"/>
          <table:table-cell table:style-name="ce517" office:value-type="string" calcext:value-type="string">
            <text:p>OTM16</text:p>
          </table:table-cell>
          <table:table-cell table:style-name="ce120" office:value-type="string" calcext:value-type="string">
            <text:p>0704058882</text:p>
          </table:table-cell>
          <table:table-cell table:style-name="ce565" office:value-type="string" calcext:value-type="string">
            <text:p>ULLAURI ROMERO JUAN CARLOS</text:p>
          </table:table-cell>
          <table:table-cell table:style-name="ce565" office:value-type="string" calcext:value-type="string">
            <text:p>UDATSVM16</text:p>
          </table:table-cell>
          <table:table-cell table:style-name="ce608" office:value-type="string" calcext:value-type="string">
            <text:p>SANIDAD VEGETAL </text:p>
          </table:table-cell>
          <table:table-cell table:style-name="ce608"/>
          <table:table-cell/>
          <table:table-cell table:style-name="ce90" table:formula="of:=CONCATENATE(&quot;UPDATE g_estructura.funcionarios SET id_area = '&quot;;[.F34];&quot;' WHERE  identificador = '&quot;;[.D34];&quot;';&quot;)" office:value-type="string" office:string-value="UPDATE g_estructura.funcionarios SET id_area = 'UDATSVM16' WHERE  identificador = '0704058882';" calcext:value-type="string">
            <text:p>UPDATE g_estructura.funcionarios SET id_area = 'UDATSVM16' WHERE <text:s/>identificador = '0704058882';</text:p>
          </table:table-cell>
          <table:table-cell table:number-columns-repeated="1014"/>
        </table:table-row>
        <table:table-row table:style-name="ro4">
          <table:table-cell/>
          <table:covered-table-cell table:style-name="ce486"/>
          <table:table-cell table:style-name="ce517" office:value-type="string" calcext:value-type="string">
            <text:p>OTM16</text:p>
          </table:table-cell>
          <table:table-cell table:style-name="ce549" office:value-type="string" calcext:value-type="string">
            <text:p>0705813772</text:p>
          </table:table-cell>
          <table:table-cell table:style-name="ce569" office:value-type="string" calcext:value-type="string">
            <text:p>VEGA CONZA JONATHAN MAURICIO</text:p>
          </table:table-cell>
          <table:table-cell table:style-name="ce569" office:value-type="string" calcext:value-type="string">
            <text:p>UDATSAM16</text:p>
          </table:table-cell>
          <table:table-cell table:style-name="ce612" office:value-type="string" calcext:value-type="string">
            <text:p>SANIDAD ANIMAL</text:p>
          </table:table-cell>
          <table:table-cell table:style-name="ce612"/>
          <table:table-cell/>
          <table:table-cell table:style-name="ce90" table:formula="of:=CONCATENATE(&quot;UPDATE g_estructura.funcionarios SET id_area = '&quot;;[.F35];&quot;' WHERE  identificador = '&quot;;[.D35];&quot;';&quot;)" office:value-type="string" office:string-value="UPDATE g_estructura.funcionarios SET id_area = 'UDATSAM16' WHERE  identificador = '0705813772';" calcext:value-type="string">
            <text:p>UPDATE g_estructura.funcionarios SET id_area = 'UDATSAM16' WHERE <text:s/>identificador = '0705813772';</text:p>
          </table:table-cell>
          <table:table-cell table:number-columns-repeated="1014"/>
        </table:table-row>
        <table:table-row table:style-name="ro4">
          <table:table-cell/>
          <table:table-cell table:style-name="ce487" office:value-type="string" calcext:value-type="string" table:number-columns-spanned="1" table:number-rows-spanned="21">
            <text:p>OFICINA DENTRO DEL RECINTO PORTUARIO PUERTO BOLÍVAR</text:p>
          </table:table-cell>
          <table:table-cell table:style-name="ce518" office:value-type="string" calcext:value-type="string">
            <text:p>OTPB16</text:p>
          </table:table-cell>
          <table:table-cell table:style-name="ce337" office:value-type="string" calcext:value-type="string">
            <text:p>0702212598</text:p>
          </table:table-cell>
          <table:table-cell table:style-name="ce564" office:value-type="string" calcext:value-type="string">
            <text:p>ALBERCA SANCHEZ FELIX MANUEL</text:p>
          </table:table-cell>
          <table:table-cell table:style-name="ce564" office:value-type="string" calcext:value-type="string">
            <text:p>UDATSVB16</text:p>
          </table:table-cell>
          <table:table-cell table:style-name="ce607" office:value-type="string" calcext:value-type="string">
            <text:p>SANIDAD VEGETAL </text:p>
          </table:table-cell>
          <table:table-cell table:style-name="ce607"/>
          <table:table-cell/>
          <table:table-cell table:style-name="ce90" table:formula="of:=CONCATENATE(&quot;UPDATE g_estructura.funcionarios SET id_area = '&quot;;[.F36];&quot;' WHERE  identificador = '&quot;;[.D36];&quot;';&quot;)" office:value-type="string" office:string-value="UPDATE g_estructura.funcionarios SET id_area = 'UDATSVB16' WHERE  identificador = '0702212598';" calcext:value-type="string">
            <text:p>UPDATE g_estructura.funcionarios SET id_area = 'UDATSVB16' WHERE <text:s/>identificador = '0702212598';</text:p>
          </table:table-cell>
          <table:table-cell table:number-columns-repeated="1014"/>
        </table:table-row>
        <table:table-row table:style-name="ro4">
          <table:table-cell/>
          <table:covered-table-cell table:style-name="ce488"/>
          <table:table-cell table:style-name="ce519" office:value-type="string" calcext:value-type="string">
            <text:p>OTPB16</text:p>
          </table:table-cell>
          <table:table-cell table:style-name="ce120" office:value-type="string" calcext:value-type="string">
            <text:p>0704329440</text:p>
          </table:table-cell>
          <table:table-cell table:style-name="ce565" office:value-type="string" calcext:value-type="string">
            <text:p>ARIAS CARRASCO JAJAIRA AMABEL</text:p>
          </table:table-cell>
          <table:table-cell table:style-name="ce565" office:value-type="string" calcext:value-type="string">
            <text:p>UDATSVB16</text:p>
          </table:table-cell>
          <table:table-cell table:style-name="ce608" office:value-type="string" calcext:value-type="string">
            <text:p>SANIDAD VEGETAL </text:p>
          </table:table-cell>
          <table:table-cell table:style-name="ce608"/>
          <table:table-cell/>
          <table:table-cell table:style-name="ce90" table:formula="of:=CONCATENATE(&quot;UPDATE g_estructura.funcionarios SET id_area = '&quot;;[.F37];&quot;' WHERE  identificador = '&quot;;[.D37];&quot;';&quot;)" office:value-type="string" office:string-value="UPDATE g_estructura.funcionarios SET id_area = 'UDATSVB16' WHERE  identificador = '0704329440';" calcext:value-type="string">
            <text:p>UPDATE g_estructura.funcionarios SET id_area = 'UDATSVB16' WHERE <text:s/>identificador = '0704329440';</text:p>
          </table:table-cell>
          <table:table-cell table:number-columns-repeated="1014"/>
        </table:table-row>
        <table:table-row table:style-name="ro4">
          <table:table-cell/>
          <table:covered-table-cell table:style-name="ce488"/>
          <table:table-cell table:style-name="ce519" office:value-type="string" calcext:value-type="string">
            <text:p>OTPB16</text:p>
          </table:table-cell>
          <table:table-cell table:style-name="ce120" office:value-type="string" calcext:value-type="string">
            <text:p>0703252080</text:p>
          </table:table-cell>
          <table:table-cell table:style-name="ce565" office:value-type="string" calcext:value-type="string">
            <text:p>BERREZUETA ESPINOZA JERSON OLMEDO</text:p>
          </table:table-cell>
          <table:table-cell table:style-name="ce565" office:value-type="string" calcext:value-type="string">
            <text:p>UDATSVB16</text:p>
          </table:table-cell>
          <table:table-cell table:style-name="ce608" office:value-type="string" calcext:value-type="string">
            <text:p>SANIDAD VEGETAL </text:p>
          </table:table-cell>
          <table:table-cell table:style-name="ce608"/>
          <table:table-cell/>
          <table:table-cell table:style-name="ce90" table:formula="of:=CONCATENATE(&quot;UPDATE g_estructura.funcionarios SET id_area = '&quot;;[.F38];&quot;' WHERE  identificador = '&quot;;[.D38];&quot;';&quot;)" office:value-type="string" office:string-value="UPDATE g_estructura.funcionarios SET id_area = 'UDATSVB16' WHERE  identificador = '0703252080';" calcext:value-type="string">
            <text:p>UPDATE g_estructura.funcionarios SET id_area = 'UDATSVB16' WHERE <text:s/>identificador = '0703252080';</text:p>
          </table:table-cell>
          <table:table-cell table:number-columns-repeated="1014"/>
        </table:table-row>
        <table:table-row table:style-name="ro4">
          <table:table-cell/>
          <table:covered-table-cell table:style-name="ce488"/>
          <table:table-cell table:style-name="ce519" office:value-type="string" calcext:value-type="string">
            <text:p>OTPB16</text:p>
          </table:table-cell>
          <table:table-cell table:style-name="ce120" office:value-type="string" calcext:value-type="string">
            <text:p>0702188871</text:p>
          </table:table-cell>
          <table:table-cell table:style-name="ce565" office:value-type="string" calcext:value-type="string">
            <text:p>CABRERA PAZMIÑO FRANKLIN ANTONIO</text:p>
          </table:table-cell>
          <table:table-cell table:style-name="ce565" office:value-type="string" calcext:value-type="string">
            <text:p>UDATSVB16</text:p>
          </table:table-cell>
          <table:table-cell table:style-name="ce608" office:value-type="string" calcext:value-type="string">
            <text:p>SANIDAD VEGETAL </text:p>
          </table:table-cell>
          <table:table-cell table:style-name="ce608"/>
          <table:table-cell/>
          <table:table-cell table:style-name="ce90" table:formula="of:=CONCATENATE(&quot;UPDATE g_estructura.funcionarios SET id_area = '&quot;;[.F39];&quot;' WHERE  identificador = '&quot;;[.D39];&quot;';&quot;)" office:value-type="string" office:string-value="UPDATE g_estructura.funcionarios SET id_area = 'UDATSVB16' WHERE  identificador = '0702188871';" calcext:value-type="string">
            <text:p>UPDATE g_estructura.funcionarios SET id_area = 'UDATSVB16' WHERE <text:s/>identificador = '0702188871';</text:p>
          </table:table-cell>
          <table:table-cell table:number-columns-repeated="1014"/>
        </table:table-row>
        <table:table-row table:style-name="ro4">
          <table:table-cell/>
          <table:covered-table-cell table:style-name="ce488"/>
          <table:table-cell table:style-name="ce519" office:value-type="string" calcext:value-type="string">
            <text:p>OTPB16</text:p>
          </table:table-cell>
          <table:table-cell table:style-name="ce120" office:value-type="string" calcext:value-type="string">
            <text:p>0704016328</text:p>
          </table:table-cell>
          <table:table-cell table:style-name="ce565" office:value-type="string" calcext:value-type="string">
            <text:p>CEDILLO JAIGUA VICTOR ANTONIO</text:p>
          </table:table-cell>
          <table:table-cell table:style-name="ce565" office:value-type="string" calcext:value-type="string">
            <text:p>UDATSVB16</text:p>
          </table:table-cell>
          <table:table-cell table:style-name="ce608" office:value-type="string" calcext:value-type="string">
            <text:p>SANIDAD VEGETAL </text:p>
          </table:table-cell>
          <table:table-cell table:style-name="ce608"/>
          <table:table-cell/>
          <table:table-cell table:style-name="ce90" table:formula="of:=CONCATENATE(&quot;UPDATE g_estructura.funcionarios SET id_area = '&quot;;[.F40];&quot;' WHERE  identificador = '&quot;;[.D40];&quot;';&quot;)" office:value-type="string" office:string-value="UPDATE g_estructura.funcionarios SET id_area = 'UDATSVB16' WHERE  identificador = '0704016328';" calcext:value-type="string">
            <text:p>UPDATE g_estructura.funcionarios SET id_area = 'UDATSVB16' WHERE <text:s/>identificador = '0704016328';</text:p>
          </table:table-cell>
          <table:table-cell table:number-columns-repeated="1014"/>
        </table:table-row>
        <table:table-row table:style-name="ro4">
          <table:table-cell/>
          <table:covered-table-cell table:style-name="ce488"/>
          <table:table-cell table:style-name="ce519" office:value-type="string" calcext:value-type="string">
            <text:p>OTPB16</text:p>
          </table:table-cell>
          <table:table-cell table:style-name="ce120" office:value-type="string" calcext:value-type="string">
            <text:p>0702005281</text:p>
          </table:table-cell>
          <table:table-cell table:style-name="ce565" office:value-type="string" calcext:value-type="string">
            <text:p>ENCALADA CUENCA SOCRATES CICERON</text:p>
          </table:table-cell>
          <table:table-cell table:style-name="ce565" office:value-type="string" calcext:value-type="string">
            <text:p>UDATSVB16</text:p>
          </table:table-cell>
          <table:table-cell table:style-name="ce608" office:value-type="string" calcext:value-type="string">
            <text:p>SANIDAD VEGETAL </text:p>
          </table:table-cell>
          <table:table-cell table:style-name="ce608"/>
          <table:table-cell/>
          <table:table-cell table:style-name="ce90" table:formula="of:=CONCATENATE(&quot;UPDATE g_estructura.funcionarios SET id_area = '&quot;;[.F41];&quot;' WHERE  identificador = '&quot;;[.D41];&quot;';&quot;)" office:value-type="string" office:string-value="UPDATE g_estructura.funcionarios SET id_area = 'UDATSVB16' WHERE  identificador = '0702005281';" calcext:value-type="string">
            <text:p>UPDATE g_estructura.funcionarios SET id_area = 'UDATSVB16' WHERE <text:s/>identificador = '0702005281';</text:p>
          </table:table-cell>
          <table:table-cell table:number-columns-repeated="1014"/>
        </table:table-row>
        <table:table-row table:style-name="ro4">
          <table:table-cell/>
          <table:covered-table-cell table:style-name="ce488"/>
          <table:table-cell table:style-name="ce519" office:value-type="string" calcext:value-type="string">
            <text:p>OTPB16</text:p>
          </table:table-cell>
          <table:table-cell table:style-name="ce120" office:value-type="string" calcext:value-type="string">
            <text:p>0702807322</text:p>
          </table:table-cell>
          <table:table-cell table:style-name="ce565" office:value-type="string" calcext:value-type="string">
            <text:p>ERREIS RIOS VICTOR ARMANDO</text:p>
          </table:table-cell>
          <table:table-cell table:style-name="ce565" office:value-type="string" calcext:value-type="string">
            <text:p>UDATSVB16</text:p>
          </table:table-cell>
          <table:table-cell table:style-name="ce608" office:value-type="string" calcext:value-type="string">
            <text:p>SANIDAD VEGETAL </text:p>
          </table:table-cell>
          <table:table-cell table:style-name="ce608"/>
          <table:table-cell/>
          <table:table-cell table:style-name="ce90" table:formula="of:=CONCATENATE(&quot;UPDATE g_estructura.funcionarios SET id_area = '&quot;;[.F42];&quot;' WHERE  identificador = '&quot;;[.D42];&quot;';&quot;)" office:value-type="string" office:string-value="UPDATE g_estructura.funcionarios SET id_area = 'UDATSVB16' WHERE  identificador = '0702807322';" calcext:value-type="string">
            <text:p>UPDATE g_estructura.funcionarios SET id_area = 'UDATSVB16' WHERE <text:s/>identificador = '0702807322';</text:p>
          </table:table-cell>
          <table:table-cell table:number-columns-repeated="1014"/>
        </table:table-row>
        <table:table-row table:style-name="ro4">
          <table:table-cell/>
          <table:covered-table-cell table:style-name="ce488"/>
          <table:table-cell table:style-name="ce518" office:value-type="string" calcext:value-type="string">
            <text:p>OTPB16</text:p>
          </table:table-cell>
          <table:table-cell table:style-name="ce120" office:value-type="string" calcext:value-type="string">
            <text:p>0703667279</text:p>
          </table:table-cell>
          <table:table-cell table:style-name="ce565" office:value-type="string" calcext:value-type="string">
            <text:p>FLORES QUEZADA LAYDE LEONOR</text:p>
          </table:table-cell>
          <table:table-cell table:style-name="ce565" office:value-type="string" calcext:value-type="string">
            <text:p>UDATSVB16</text:p>
          </table:table-cell>
          <table:table-cell table:style-name="ce608" office:value-type="string" calcext:value-type="string">
            <text:p>SANIDAD VEGETAL </text:p>
          </table:table-cell>
          <table:table-cell table:style-name="ce608"/>
          <table:table-cell/>
          <table:table-cell table:style-name="ce90" table:formula="of:=CONCATENATE(&quot;UPDATE g_estructura.funcionarios SET id_area = '&quot;;[.F43];&quot;' WHERE  identificador = '&quot;;[.D43];&quot;';&quot;)" office:value-type="string" office:string-value="UPDATE g_estructura.funcionarios SET id_area = 'UDATSVB16' WHERE  identificador = '0703667279';" calcext:value-type="string">
            <text:p>UPDATE g_estructura.funcionarios SET id_area = 'UDATSVB16' WHERE <text:s/>identificador = '0703667279';</text:p>
          </table:table-cell>
          <table:table-cell table:number-columns-repeated="1014"/>
        </table:table-row>
        <table:table-row table:style-name="ro4">
          <table:table-cell/>
          <table:covered-table-cell table:style-name="ce488"/>
          <table:table-cell table:style-name="ce519" office:value-type="string" calcext:value-type="string">
            <text:p>OTPB16</text:p>
          </table:table-cell>
          <table:table-cell table:style-name="ce120" office:value-type="string" calcext:value-type="string">
            <text:p>0702777988</text:p>
          </table:table-cell>
          <table:table-cell table:style-name="ce565" office:value-type="string" calcext:value-type="string">
            <text:p>GAVILANES MERCHAN JORGE WASHINGTON</text:p>
          </table:table-cell>
          <table:table-cell table:style-name="ce565" office:value-type="string" calcext:value-type="string">
            <text:p>UDATSVB16</text:p>
          </table:table-cell>
          <table:table-cell table:style-name="ce608" office:value-type="string" calcext:value-type="string">
            <text:p>SANIDAD VEGETAL </text:p>
          </table:table-cell>
          <table:table-cell table:style-name="ce608"/>
          <table:table-cell/>
          <table:table-cell table:style-name="ce90" table:formula="of:=CONCATENATE(&quot;UPDATE g_estructura.funcionarios SET id_area = '&quot;;[.F44];&quot;' WHERE  identificador = '&quot;;[.D44];&quot;';&quot;)" office:value-type="string" office:string-value="UPDATE g_estructura.funcionarios SET id_area = 'UDATSVB16' WHERE  identificador = '0702777988';" calcext:value-type="string">
            <text:p>UPDATE g_estructura.funcionarios SET id_area = 'UDATSVB16' WHERE <text:s/>identificador = '0702777988';</text:p>
          </table:table-cell>
          <table:table-cell table:number-columns-repeated="1014"/>
        </table:table-row>
        <table:table-row table:style-name="ro4">
          <table:table-cell/>
          <table:covered-table-cell table:style-name="ce488"/>
          <table:table-cell table:style-name="ce519" office:value-type="string" calcext:value-type="string">
            <text:p>OTPB16</text:p>
          </table:table-cell>
          <table:table-cell table:style-name="ce120" office:value-type="string" calcext:value-type="string">
            <text:p>0703251876</text:p>
          </table:table-cell>
          <table:table-cell table:style-name="ce565" office:value-type="string" calcext:value-type="string">
            <text:p>GOROTIZA MENA CARLOS FERNANDO</text:p>
          </table:table-cell>
          <table:table-cell table:style-name="ce565" office:value-type="string" calcext:value-type="string">
            <text:p>UDATSVB16</text:p>
          </table:table-cell>
          <table:table-cell table:style-name="ce608" office:value-type="string" calcext:value-type="string">
            <text:p>SANIDAD VEGETAL </text:p>
          </table:table-cell>
          <table:table-cell table:style-name="ce608"/>
          <table:table-cell/>
          <table:table-cell table:style-name="ce90" table:formula="of:=CONCATENATE(&quot;UPDATE g_estructura.funcionarios SET id_area = '&quot;;[.F45];&quot;' WHERE  identificador = '&quot;;[.D45];&quot;';&quot;)" office:value-type="string" office:string-value="UPDATE g_estructura.funcionarios SET id_area = 'UDATSVB16' WHERE  identificador = '0703251876';" calcext:value-type="string">
            <text:p>UPDATE g_estructura.funcionarios SET id_area = 'UDATSVB16' WHERE <text:s/>identificador = '0703251876';</text:p>
          </table:table-cell>
          <table:table-cell table:number-columns-repeated="1014"/>
        </table:table-row>
        <table:table-row table:style-name="ro4">
          <table:table-cell/>
          <table:covered-table-cell table:style-name="ce488"/>
          <table:table-cell table:style-name="ce519" office:value-type="string" calcext:value-type="string">
            <text:p>OTPB16</text:p>
          </table:table-cell>
          <table:table-cell table:style-name="ce120" office:value-type="string" calcext:value-type="string">
            <text:p>0702953746</text:p>
          </table:table-cell>
          <table:table-cell table:style-name="ce565" office:value-type="string" calcext:value-type="string">
            <text:p>GUEVARA BERMUDEZ VIDAL SAMUEL</text:p>
          </table:table-cell>
          <table:table-cell table:style-name="ce565" office:value-type="string" calcext:value-type="string">
            <text:p>UDATSVB16</text:p>
          </table:table-cell>
          <table:table-cell table:style-name="ce608" office:value-type="string" calcext:value-type="string">
            <text:p>SANIDAD VEGETAL </text:p>
          </table:table-cell>
          <table:table-cell table:style-name="ce608"/>
          <table:table-cell/>
          <table:table-cell table:style-name="ce90" table:formula="of:=CONCATENATE(&quot;UPDATE g_estructura.funcionarios SET id_area = '&quot;;[.F46];&quot;' WHERE  identificador = '&quot;;[.D46];&quot;';&quot;)" office:value-type="string" office:string-value="UPDATE g_estructura.funcionarios SET id_area = 'UDATSVB16' WHERE  identificador = '0702953746';" calcext:value-type="string">
            <text:p>UPDATE g_estructura.funcionarios SET id_area = 'UDATSVB16' WHERE <text:s/>identificador = '0702953746';</text:p>
          </table:table-cell>
          <table:table-cell table:number-columns-repeated="1014"/>
        </table:table-row>
        <table:table-row table:style-name="ro4">
          <table:table-cell/>
          <table:covered-table-cell table:style-name="ce488"/>
          <table:table-cell table:style-name="ce519" office:value-type="string" calcext:value-type="string">
            <text:p>OTPB16</text:p>
          </table:table-cell>
          <table:table-cell table:style-name="ce120" office:value-type="string" calcext:value-type="string">
            <text:p>0702348574</text:p>
          </table:table-cell>
          <table:table-cell table:style-name="ce565" office:value-type="string" calcext:value-type="string">
            <text:p>LEON MUÑOZ ANA MERCY</text:p>
          </table:table-cell>
          <table:table-cell table:style-name="ce565" office:value-type="string" calcext:value-type="string">
            <text:p>UDATSVB16</text:p>
          </table:table-cell>
          <table:table-cell table:style-name="ce608" office:value-type="string" calcext:value-type="string">
            <text:p>SANIDAD VEGETAL </text:p>
          </table:table-cell>
          <table:table-cell table:style-name="ce608"/>
          <table:table-cell/>
          <table:table-cell table:style-name="ce90" table:formula="of:=CONCATENATE(&quot;UPDATE g_estructura.funcionarios SET id_area = '&quot;;[.F47];&quot;' WHERE  identificador = '&quot;;[.D47];&quot;';&quot;)" office:value-type="string" office:string-value="UPDATE g_estructura.funcionarios SET id_area = 'UDATSVB16' WHERE  identificador = '0702348574';" calcext:value-type="string">
            <text:p>UPDATE g_estructura.funcionarios SET id_area = 'UDATSVB16' WHERE <text:s/>identificador = '0702348574';</text:p>
          </table:table-cell>
          <table:table-cell table:number-columns-repeated="1014"/>
        </table:table-row>
        <table:table-row table:style-name="ro4">
          <table:table-cell/>
          <table:covered-table-cell table:style-name="ce488"/>
          <table:table-cell table:style-name="ce519" office:value-type="string" calcext:value-type="string">
            <text:p>OTPB16</text:p>
          </table:table-cell>
          <table:table-cell table:style-name="ce120" office:value-type="string" calcext:value-type="string">
            <text:p>0703043349</text:p>
          </table:table-cell>
          <table:table-cell table:style-name="ce565" office:value-type="string" calcext:value-type="string">
            <text:p>MALDONADO ORDOÑEZ JAVIER ENRIQUE</text:p>
          </table:table-cell>
          <table:table-cell table:style-name="ce565" office:value-type="string" calcext:value-type="string">
            <text:p>UDATSVB16</text:p>
          </table:table-cell>
          <table:table-cell table:style-name="ce608" office:value-type="string" calcext:value-type="string">
            <text:p>SANIDAD VEGETAL </text:p>
          </table:table-cell>
          <table:table-cell table:style-name="ce608"/>
          <table:table-cell/>
          <table:table-cell table:style-name="ce90" table:formula="of:=CONCATENATE(&quot;UPDATE g_estructura.funcionarios SET id_area = '&quot;;[.F48];&quot;' WHERE  identificador = '&quot;;[.D48];&quot;';&quot;)" office:value-type="string" office:string-value="UPDATE g_estructura.funcionarios SET id_area = 'UDATSVB16' WHERE  identificador = '0703043349';" calcext:value-type="string">
            <text:p>UPDATE g_estructura.funcionarios SET id_area = 'UDATSVB16' WHERE <text:s/>identificador = '0703043349';</text:p>
          </table:table-cell>
          <table:table-cell table:number-columns-repeated="1014"/>
        </table:table-row>
        <table:table-row table:style-name="ro5">
          <table:table-cell/>
          <table:covered-table-cell table:style-name="ce488"/>
          <table:table-cell table:style-name="ce519" office:value-type="string" calcext:value-type="string">
            <text:p>OTPB16</text:p>
          </table:table-cell>
          <table:table-cell table:style-name="ce120" office:value-type="string" calcext:value-type="string">
            <text:p>0703181404</text:p>
          </table:table-cell>
          <table:table-cell table:style-name="ce567" office:value-type="string" calcext:value-type="string">
            <text:p>MALDONADO PADILLA ANA PATRICIA</text:p>
          </table:table-cell>
          <table:table-cell table:style-name="ce567" office:value-type="string" calcext:value-type="string">
            <text:p>UDATSVB16</text:p>
          </table:table-cell>
          <table:table-cell table:style-name="ce608" office:value-type="string" calcext:value-type="string">
            <text:p>SANIDAD VEGETAL </text:p>
          </table:table-cell>
          <table:table-cell table:style-name="ce640" office:value-type="string" calcext:value-type="string">
            <text:p>OTPB16</text:p>
          </table:table-cell>
          <table:table-cell office:value-type="string" calcext:value-type="string">
            <text:p>Responsable de Oficina</text:p>
          </table:table-cell>
          <table:table-cell table:style-name="ce90" table:formula="of:=CONCATENATE(&quot;UPDATE g_estructura.funcionarios SET id_area = '&quot;;[.F49];&quot;' WHERE  identificador = '&quot;;[.D49];&quot;';&quot;)" office:value-type="string" office:string-value="UPDATE g_estructura.funcionarios SET id_area = 'UDATSVB16' WHERE  identificador = '0703181404';" calcext:value-type="string">
            <text:p>UPDATE g_estructura.funcionarios SET id_area = 'UDATSVB16' WHERE <text:s/>identificador = '0703181404';</text:p>
          </table:table-cell>
          <table:table-cell/>
          <table:table-cell table:style-name="ce90" table:formula="of:=CONCATENATE(&quot;INSERT INTO g_estructura.responsables(id_area, identificador, prioridad, responsable, activo, estado) values ('&quot;;[.H49];&quot;','&quot;;[.D49];&quot;',1,true,1,1);&quot;)" office:value-type="string" office:string-value="INSERT INTO g_estructura.responsables(id_area, identificador, prioridad, responsable, activo, estado) values ('OTPB16','0703181404',1,true,1,1);" calcext:value-type="string">
            <text:p>INSERT INTO g_estructura.responsables(id_area, identificador, prioridad, responsable, activo, estado) values ('OTPB16','0703181404',1,true,1,1);</text:p>
          </table:table-cell>
          <table:table-cell table:number-columns-repeated="1012"/>
        </table:table-row>
        <table:table-row table:style-name="ro4">
          <table:table-cell/>
          <table:covered-table-cell table:style-name="ce488"/>
          <table:table-cell table:style-name="ce518" office:value-type="string" calcext:value-type="string">
            <text:p>OTPB16</text:p>
          </table:table-cell>
          <table:table-cell table:style-name="ce120" office:value-type="float" office:value="1714644711" calcext:value-type="float">
            <text:p>1714644711</text:p>
          </table:table-cell>
          <table:table-cell table:style-name="ce565" office:value-type="string" calcext:value-type="string">
            <text:p>ORELLANA GARCES KRISTOPHER JONNATAN</text:p>
          </table:table-cell>
          <table:table-cell table:style-name="ce565" office:value-type="string" calcext:value-type="string">
            <text:p>UDATAFB16</text:p>
          </table:table-cell>
          <table:table-cell table:style-name="ce608" office:value-type="string" calcext:value-type="string">
            <text:p>ADMINISTRATIVA FINANCIERA</text:p>
          </table:table-cell>
          <table:table-cell table:style-name="ce608"/>
          <table:table-cell/>
          <table:table-cell table:style-name="ce90" table:formula="of:=CONCATENATE(&quot;UPDATE g_estructura.funcionarios SET id_area = '&quot;;[.F50];&quot;' WHERE  identificador = '&quot;;[.D50];&quot;';&quot;)" office:value-type="string" office:string-value="UPDATE g_estructura.funcionarios SET id_area = 'UDATAFB16' WHERE  identificador = '1714644711';" calcext:value-type="string">
            <text:p>UPDATE g_estructura.funcionarios SET id_area = 'UDATAFB16' WHERE <text:s/>identificador = '1714644711';</text:p>
          </table:table-cell>
          <table:table-cell table:number-columns-repeated="1014"/>
        </table:table-row>
        <table:table-row table:style-name="ro4">
          <table:table-cell/>
          <table:covered-table-cell table:style-name="ce488"/>
          <table:table-cell table:style-name="ce519" office:value-type="string" calcext:value-type="string">
            <text:p>OTPB16</text:p>
          </table:table-cell>
          <table:table-cell table:style-name="ce120" office:value-type="string" calcext:value-type="string">
            <text:p>0102477932</text:p>
          </table:table-cell>
          <table:table-cell table:style-name="ce565" office:value-type="string" calcext:value-type="string">
            <text:p>PATIÑO QUEZADA WINTHER BENJAMIN</text:p>
          </table:table-cell>
          <table:table-cell table:style-name="ce565" office:value-type="string" calcext:value-type="string">
            <text:p>UDATSVB16</text:p>
          </table:table-cell>
          <table:table-cell table:style-name="ce608" office:value-type="string" calcext:value-type="string">
            <text:p>SANIDAD VEGETAL </text:p>
          </table:table-cell>
          <table:table-cell table:style-name="ce608"/>
          <table:table-cell/>
          <table:table-cell table:style-name="ce90" table:formula="of:=CONCATENATE(&quot;UPDATE g_estructura.funcionarios SET id_area = '&quot;;[.F51];&quot;' WHERE  identificador = '&quot;;[.D51];&quot;';&quot;)" office:value-type="string" office:string-value="UPDATE g_estructura.funcionarios SET id_area = 'UDATSVB16' WHERE  identificador = '0102477932';" calcext:value-type="string">
            <text:p>UPDATE g_estructura.funcionarios SET id_area = 'UDATSVB16' WHERE <text:s/>identificador = '0102477932';</text:p>
          </table:table-cell>
          <table:table-cell table:number-columns-repeated="1014"/>
        </table:table-row>
        <table:table-row table:style-name="ro4">
          <table:table-cell/>
          <table:covered-table-cell table:style-name="ce488"/>
          <table:table-cell table:style-name="ce519" office:value-type="string" calcext:value-type="string">
            <text:p>OTPB16</text:p>
          </table:table-cell>
          <table:table-cell table:style-name="ce120" office:value-type="string" calcext:value-type="string">
            <text:p>0703373308</text:p>
          </table:table-cell>
          <table:table-cell table:style-name="ce565" office:value-type="string" calcext:value-type="string">
            <text:p>QUEZADA ALVARADO WILSON UFREDO</text:p>
          </table:table-cell>
          <table:table-cell table:style-name="ce565" office:value-type="string" calcext:value-type="string">
            <text:p>UDATSVB16</text:p>
          </table:table-cell>
          <table:table-cell table:style-name="ce608" office:value-type="string" calcext:value-type="string">
            <text:p>SANIDAD VEGETAL </text:p>
          </table:table-cell>
          <table:table-cell table:style-name="ce608"/>
          <table:table-cell/>
          <table:table-cell table:style-name="ce90" table:formula="of:=CONCATENATE(&quot;UPDATE g_estructura.funcionarios SET id_area = '&quot;;[.F52];&quot;' WHERE  identificador = '&quot;;[.D52];&quot;';&quot;)" office:value-type="string" office:string-value="UPDATE g_estructura.funcionarios SET id_area = 'UDATSVB16' WHERE  identificador = '0703373308';" calcext:value-type="string">
            <text:p>UPDATE g_estructura.funcionarios SET id_area = 'UDATSVB16' WHERE <text:s/>identificador = '0703373308';</text:p>
          </table:table-cell>
          <table:table-cell table:number-columns-repeated="1014"/>
        </table:table-row>
        <table:table-row table:style-name="ro4">
          <table:table-cell/>
          <table:covered-table-cell table:style-name="ce488"/>
          <table:table-cell table:style-name="ce519" office:value-type="string" calcext:value-type="string">
            <text:p>OTPB16</text:p>
          </table:table-cell>
          <table:table-cell table:style-name="ce120" office:value-type="string" calcext:value-type="string">
            <text:p>0702433715</text:p>
          </table:table-cell>
          <table:table-cell table:style-name="ce565" office:value-type="string" calcext:value-type="string">
            <text:p>RAMON COLLAGUAZO EFRAIN MANUEL</text:p>
          </table:table-cell>
          <table:table-cell table:style-name="ce565" office:value-type="string" calcext:value-type="string">
            <text:p>UDATSVB16</text:p>
          </table:table-cell>
          <table:table-cell table:style-name="ce608" office:value-type="string" calcext:value-type="string">
            <text:p>SANIDAD VEGETAL </text:p>
          </table:table-cell>
          <table:table-cell table:style-name="ce608"/>
          <table:table-cell/>
          <table:table-cell table:style-name="ce90" table:formula="of:=CONCATENATE(&quot;UPDATE g_estructura.funcionarios SET id_area = '&quot;;[.F53];&quot;' WHERE  identificador = '&quot;;[.D53];&quot;';&quot;)" office:value-type="string" office:string-value="UPDATE g_estructura.funcionarios SET id_area = 'UDATSVB16' WHERE  identificador = '0702433715';" calcext:value-type="string">
            <text:p>UPDATE g_estructura.funcionarios SET id_area = 'UDATSVB16' WHERE <text:s/>identificador = '0702433715';</text:p>
          </table:table-cell>
          <table:table-cell table:number-columns-repeated="1014"/>
        </table:table-row>
        <table:table-row table:style-name="ro4">
          <table:table-cell/>
          <table:covered-table-cell table:style-name="ce488"/>
          <table:table-cell table:style-name="ce519" office:value-type="string" calcext:value-type="string">
            <text:p>OTPB16</text:p>
          </table:table-cell>
          <table:table-cell table:style-name="ce120" office:value-type="string" calcext:value-type="string">
            <text:p>0703258764</text:p>
          </table:table-cell>
          <table:table-cell table:style-name="ce565" office:value-type="string" calcext:value-type="string">
            <text:p>ROBLES CUÑAS CARLOS ARMANDO</text:p>
          </table:table-cell>
          <table:table-cell table:style-name="ce565" office:value-type="string" calcext:value-type="string">
            <text:p>UDATSVB16</text:p>
          </table:table-cell>
          <table:table-cell table:style-name="ce608" office:value-type="string" calcext:value-type="string">
            <text:p>SANIDAD VEGETAL </text:p>
          </table:table-cell>
          <table:table-cell table:style-name="ce608"/>
          <table:table-cell/>
          <table:table-cell table:style-name="ce90" table:formula="of:=CONCATENATE(&quot;UPDATE g_estructura.funcionarios SET id_area = '&quot;;[.F54];&quot;' WHERE  identificador = '&quot;;[.D54];&quot;';&quot;)" office:value-type="string" office:string-value="UPDATE g_estructura.funcionarios SET id_area = 'UDATSVB16' WHERE  identificador = '0703258764';" calcext:value-type="string">
            <text:p>UPDATE g_estructura.funcionarios SET id_area = 'UDATSVB16' WHERE <text:s/>identificador = '0703258764';</text:p>
          </table:table-cell>
          <table:table-cell table:number-columns-repeated="1014"/>
        </table:table-row>
        <table:table-row table:style-name="ro4">
          <table:table-cell/>
          <table:covered-table-cell table:style-name="ce488"/>
          <table:table-cell table:style-name="ce519" office:value-type="string" calcext:value-type="string">
            <text:p>OTPB16</text:p>
          </table:table-cell>
          <table:table-cell table:style-name="ce120" office:value-type="string" calcext:value-type="string">
            <text:p>0703251223</text:p>
          </table:table-cell>
          <table:table-cell table:style-name="ce565" office:value-type="string" calcext:value-type="string">
            <text:p>SALAZAR CALVA JENNY FLOR</text:p>
          </table:table-cell>
          <table:table-cell table:style-name="ce565" office:value-type="string" calcext:value-type="string">
            <text:p>UDATSVB16</text:p>
          </table:table-cell>
          <table:table-cell table:style-name="ce608" office:value-type="string" calcext:value-type="string">
            <text:p>SANIDAD VEGETAL </text:p>
          </table:table-cell>
          <table:table-cell table:style-name="ce608"/>
          <table:table-cell/>
          <table:table-cell table:style-name="ce90" table:formula="of:=CONCATENATE(&quot;UPDATE g_estructura.funcionarios SET id_area = '&quot;;[.F55];&quot;' WHERE  identificador = '&quot;;[.D55];&quot;';&quot;)" office:value-type="string" office:string-value="UPDATE g_estructura.funcionarios SET id_area = 'UDATSVB16' WHERE  identificador = '0703251223';" calcext:value-type="string">
            <text:p>UPDATE g_estructura.funcionarios SET id_area = 'UDATSVB16' WHERE <text:s/>identificador = '0703251223';</text:p>
          </table:table-cell>
          <table:table-cell table:number-columns-repeated="1014"/>
        </table:table-row>
        <table:table-row table:style-name="ro4">
          <table:table-cell/>
          <table:covered-table-cell table:style-name="ce489"/>
          <table:table-cell table:style-name="ce519" office:value-type="string" calcext:value-type="string">
            <text:p>OTPB16</text:p>
          </table:table-cell>
          <table:table-cell table:style-name="ce338" office:value-type="string" calcext:value-type="string">
            <text:p>0103288064</text:p>
          </table:table-cell>
          <table:table-cell table:style-name="ce570" office:value-type="string" calcext:value-type="string">
            <text:p>SANCHEZ LEON ANGEL POLIVIO</text:p>
          </table:table-cell>
          <table:table-cell table:style-name="ce570" office:value-type="string" calcext:value-type="string">
            <text:p>UDATSVB16</text:p>
          </table:table-cell>
          <table:table-cell table:style-name="ce613" office:value-type="string" calcext:value-type="string">
            <text:p>SANIDAD VEGETAL </text:p>
          </table:table-cell>
          <table:table-cell table:style-name="ce613"/>
          <table:table-cell/>
          <table:table-cell table:style-name="ce90" table:formula="of:=CONCATENATE(&quot;UPDATE g_estructura.funcionarios SET id_area = '&quot;;[.F56];&quot;' WHERE  identificador = '&quot;;[.D56];&quot;';&quot;)" office:value-type="string" office:string-value="UPDATE g_estructura.funcionarios SET id_area = 'UDATSVB16' WHERE  identificador = '0103288064';" calcext:value-type="string">
            <text:p>UPDATE g_estructura.funcionarios SET id_area = 'UDATSVB16' WHERE <text:s/>identificador = '0103288064';</text:p>
          </table:table-cell>
          <table:table-cell table:number-columns-repeated="1014"/>
        </table:table-row>
        <table:table-row table:style-name="ro4">
          <table:table-cell/>
          <table:table-cell table:style-name="ce490" office:value-type="string" calcext:value-type="string" table:number-columns-spanned="1" table:number-rows-spanned="20">
            <text:p>OFICINA DENTRO DEL CEBAF</text:p>
          </table:table-cell>
          <table:table-cell table:style-name="ce520" office:value-type="string" calcext:value-type="string">
            <text:p>OTH16</text:p>
          </table:table-cell>
          <table:table-cell table:style-name="ce550" office:value-type="string" calcext:value-type="string">
            <text:p>0704421932</text:p>
          </table:table-cell>
          <table:table-cell table:style-name="ce571" office:value-type="string" calcext:value-type="string">
            <text:p>AGILA DIAZ MARLON FABRICIO</text:p>
          </table:table-cell>
          <table:table-cell table:style-name="ce571" office:value-type="string" calcext:value-type="string">
            <text:p>UDATSVH16</text:p>
          </table:table-cell>
          <table:table-cell table:style-name="ce614" office:value-type="string" calcext:value-type="string">
            <text:p>SANIDAD VEGETAL </text:p>
          </table:table-cell>
          <table:table-cell table:style-name="ce614"/>
          <table:table-cell/>
          <table:table-cell table:style-name="ce90" table:formula="of:=CONCATENATE(&quot;UPDATE g_estructura.funcionarios SET id_area = '&quot;;[.F57];&quot;' WHERE  identificador = '&quot;;[.D57];&quot;';&quot;)" office:value-type="string" office:string-value="UPDATE g_estructura.funcionarios SET id_area = 'UDATSVH16' WHERE  identificador = '0704421932';" calcext:value-type="string">
            <text:p>UPDATE g_estructura.funcionarios SET id_area = 'UDATSVH16' WHERE <text:s/>identificador = '0704421932';</text:p>
          </table:table-cell>
          <table:table-cell table:number-columns-repeated="1014"/>
        </table:table-row>
        <table:table-row table:style-name="ro4">
          <table:table-cell/>
          <table:covered-table-cell table:style-name="ce490"/>
          <table:table-cell table:style-name="ce520" office:value-type="string" calcext:value-type="string">
            <text:p>OTH16</text:p>
          </table:table-cell>
          <table:table-cell table:style-name="ce120" office:value-type="string" calcext:value-type="string">
            <text:p>0704584150</text:p>
          </table:table-cell>
          <table:table-cell table:style-name="ce565" office:value-type="string" calcext:value-type="string">
            <text:p>BARREZUETA ORTEGA DUSTIN STALIN</text:p>
          </table:table-cell>
          <table:table-cell table:style-name="ce565" office:value-type="string" calcext:value-type="string">
            <text:p>UDATSVH16</text:p>
          </table:table-cell>
          <table:table-cell table:style-name="ce608" office:value-type="string" calcext:value-type="string">
            <text:p>SANIDAD VEGETAL </text:p>
          </table:table-cell>
          <table:table-cell table:style-name="ce608"/>
          <table:table-cell/>
          <table:table-cell table:style-name="ce90" table:formula="of:=CONCATENATE(&quot;UPDATE g_estructura.funcionarios SET id_area = '&quot;;[.F58];&quot;' WHERE  identificador = '&quot;;[.D58];&quot;';&quot;)" office:value-type="string" office:string-value="UPDATE g_estructura.funcionarios SET id_area = 'UDATSVH16' WHERE  identificador = '0704584150';" calcext:value-type="string">
            <text:p>UPDATE g_estructura.funcionarios SET id_area = 'UDATSVH16' WHERE <text:s/>identificador = '0704584150';</text:p>
          </table:table-cell>
          <table:table-cell table:number-columns-repeated="1014"/>
        </table:table-row>
        <table:table-row table:style-name="ro4">
          <table:table-cell/>
          <table:covered-table-cell table:style-name="ce490"/>
          <table:table-cell table:style-name="ce521" office:value-type="string" calcext:value-type="string">
            <text:p>OTH16</text:p>
          </table:table-cell>
          <table:table-cell table:style-name="ce339" office:value-type="string" calcext:value-type="string">
            <text:p>0703679191</text:p>
          </table:table-cell>
          <table:table-cell table:style-name="ce572" office:value-type="string" calcext:value-type="string">
            <text:p>CORDOVA MORENO FERNANDO JONATHAN</text:p>
          </table:table-cell>
          <table:table-cell table:style-name="ce572" office:value-type="string" calcext:value-type="string">
            <text:p>UDATSVH16</text:p>
          </table:table-cell>
          <table:table-cell table:style-name="ce615" office:value-type="string" calcext:value-type="string">
            <text:p>SANIDAD VEGETAL </text:p>
          </table:table-cell>
          <table:table-cell table:style-name="ce640" office:value-type="string" calcext:value-type="string">
            <text:p>OTH16</text:p>
          </table:table-cell>
          <table:table-cell office:value-type="string" calcext:value-type="string">
            <text:p>Responsable de Oficina</text:p>
          </table:table-cell>
          <table:table-cell table:style-name="ce90" table:formula="of:=CONCATENATE(&quot;UPDATE g_estructura.funcionarios SET id_area = '&quot;;[.F59];&quot;' WHERE  identificador = '&quot;;[.D59];&quot;';&quot;)" office:value-type="string" office:string-value="UPDATE g_estructura.funcionarios SET id_area = 'UDATSVH16' WHERE  identificador = '0703679191';" calcext:value-type="string">
            <text:p>UPDATE g_estructura.funcionarios SET id_area = 'UDATSVH16' WHERE <text:s/>identificador = '0703679191';</text:p>
          </table:table-cell>
          <table:table-cell/>
          <table:table-cell table:style-name="ce90" table:formula="of:=CONCATENATE(&quot;INSERT INTO g_estructura.responsables(id_area, identificador, prioridad, responsable, activo, estado) values ('&quot;;[.H59];&quot;','&quot;;[.D59];&quot;',1,true,1,1);&quot;)" office:value-type="string" office:string-value="INSERT INTO g_estructura.responsables(id_area, identificador, prioridad, responsable, activo, estado) values ('OTH16','0703679191',1,true,1,1);" calcext:value-type="string">
            <text:p>INSERT INTO g_estructura.responsables(id_area, identificador, prioridad, responsable, activo, estado) values ('OTH16','0703679191',1,true,1,1);</text:p>
          </table:table-cell>
          <table:table-cell table:number-columns-repeated="1012"/>
        </table:table-row>
        <table:table-row table:style-name="ro4">
          <table:table-cell/>
          <table:covered-table-cell table:style-name="ce490"/>
          <table:table-cell table:style-name="ce520" office:value-type="string" calcext:value-type="string">
            <text:p>OTH16</text:p>
          </table:table-cell>
          <table:table-cell table:style-name="ce120" office:value-type="string" calcext:value-type="string">
            <text:p>0802332767</text:p>
          </table:table-cell>
          <table:table-cell table:style-name="ce565" office:value-type="string" calcext:value-type="string">
            <text:p>GUEVARA RAMIA ANDRES JAVIER</text:p>
          </table:table-cell>
          <table:table-cell table:style-name="ce565" office:value-type="string" calcext:value-type="string">
            <text:p>UDATSVH16</text:p>
          </table:table-cell>
          <table:table-cell table:style-name="ce608" office:value-type="string" calcext:value-type="string">
            <text:p>SANIDAD VEGETAL </text:p>
          </table:table-cell>
          <table:table-cell table:style-name="ce608"/>
          <table:table-cell/>
          <table:table-cell table:style-name="ce90" table:formula="of:=CONCATENATE(&quot;UPDATE g_estructura.funcionarios SET id_area = '&quot;;[.F60];&quot;' WHERE  identificador = '&quot;;[.D60];&quot;';&quot;)" office:value-type="string" office:string-value="UPDATE g_estructura.funcionarios SET id_area = 'UDATSVH16' WHERE  identificador = '0802332767';" calcext:value-type="string">
            <text:p>UPDATE g_estructura.funcionarios SET id_area = 'UDATSVH16' WHERE <text:s/>identificador = '0802332767';</text:p>
          </table:table-cell>
          <table:table-cell table:number-columns-repeated="1014"/>
        </table:table-row>
        <table:table-row table:style-name="ro4">
          <table:table-cell/>
          <table:covered-table-cell table:style-name="ce490"/>
          <table:table-cell table:style-name="ce520" office:value-type="string" calcext:value-type="string">
            <text:p>OTH16</text:p>
          </table:table-cell>
          <table:table-cell table:style-name="ce120" office:value-type="string" calcext:value-type="string">
            <text:p>0703105312</text:p>
          </table:table-cell>
          <table:table-cell table:style-name="ce565" office:value-type="string" calcext:value-type="string">
            <text:p>GUTIERREZ GONZALEZ EDUARDO VINICIO</text:p>
          </table:table-cell>
          <table:table-cell table:style-name="ce565" office:value-type="string" calcext:value-type="string">
            <text:p>UDATSVH16</text:p>
          </table:table-cell>
          <table:table-cell table:style-name="ce608" office:value-type="string" calcext:value-type="string">
            <text:p>SANIDAD VEGETAL </text:p>
          </table:table-cell>
          <table:table-cell table:style-name="ce608"/>
          <table:table-cell/>
          <table:table-cell table:style-name="ce90" table:formula="of:=CONCATENATE(&quot;UPDATE g_estructura.funcionarios SET id_area = '&quot;;[.F61];&quot;' WHERE  identificador = '&quot;;[.D61];&quot;';&quot;)" office:value-type="string" office:string-value="UPDATE g_estructura.funcionarios SET id_area = 'UDATSVH16' WHERE  identificador = '0703105312';" calcext:value-type="string">
            <text:p>UPDATE g_estructura.funcionarios SET id_area = 'UDATSVH16' WHERE <text:s/>identificador = '0703105312';</text:p>
          </table:table-cell>
          <table:table-cell table:number-columns-repeated="1014"/>
        </table:table-row>
        <table:table-row table:style-name="ro4">
          <table:table-cell/>
          <table:covered-table-cell table:style-name="ce490"/>
          <table:table-cell table:style-name="ce520" office:value-type="string" calcext:value-type="string">
            <text:p>OTH16</text:p>
          </table:table-cell>
          <table:table-cell table:style-name="ce120" office:value-type="string" calcext:value-type="string">
            <text:p>0704364371</text:p>
          </table:table-cell>
          <table:table-cell table:style-name="ce565" office:value-type="string" calcext:value-type="string">
            <text:p>MACAS RUIZ SONIA ELIZABETH</text:p>
          </table:table-cell>
          <table:table-cell table:style-name="ce565" office:value-type="string" calcext:value-type="string">
            <text:p>UDATAFH16</text:p>
          </table:table-cell>
          <table:table-cell table:style-name="ce608" office:value-type="string" calcext:value-type="string">
            <text:p>ADMINISTRATIVA FINANCIERA</text:p>
          </table:table-cell>
          <table:table-cell table:style-name="ce608"/>
          <table:table-cell/>
          <table:table-cell table:style-name="ce90" table:formula="of:=CONCATENATE(&quot;UPDATE g_estructura.funcionarios SET id_area = '&quot;;[.F62];&quot;' WHERE  identificador = '&quot;;[.D62];&quot;';&quot;)" office:value-type="string" office:string-value="UPDATE g_estructura.funcionarios SET id_area = 'UDATAFH16' WHERE  identificador = '0704364371';" calcext:value-type="string">
            <text:p>UPDATE g_estructura.funcionarios SET id_area = 'UDATAFH16' WHERE <text:s/>identificador = '0704364371';</text:p>
          </table:table-cell>
          <table:table-cell table:number-columns-repeated="1014"/>
        </table:table-row>
        <table:table-row table:style-name="ro4">
          <table:table-cell/>
          <table:covered-table-cell table:style-name="ce490"/>
          <table:table-cell table:style-name="ce520" office:value-type="string" calcext:value-type="string">
            <text:p>OTH16</text:p>
          </table:table-cell>
          <table:table-cell table:style-name="ce120" office:value-type="string" calcext:value-type="string">
            <text:p>0704317270</text:p>
          </table:table-cell>
          <table:table-cell table:style-name="ce565" office:value-type="string" calcext:value-type="string">
            <text:p>PORRAS ESPINOZA LUIS JAVIER</text:p>
          </table:table-cell>
          <table:table-cell table:style-name="ce565" office:value-type="string" calcext:value-type="string">
            <text:p>UDATAFH16</text:p>
          </table:table-cell>
          <table:table-cell table:style-name="ce608" office:value-type="string" calcext:value-type="string">
            <text:p>ADMINISTRATIVA FINANCIERA</text:p>
          </table:table-cell>
          <table:table-cell table:style-name="ce608"/>
          <table:table-cell/>
          <table:table-cell table:style-name="ce90" table:formula="of:=CONCATENATE(&quot;UPDATE g_estructura.funcionarios SET id_area = '&quot;;[.F63];&quot;' WHERE  identificador = '&quot;;[.D63];&quot;';&quot;)" office:value-type="string" office:string-value="UPDATE g_estructura.funcionarios SET id_area = 'UDATAFH16' WHERE  identificador = '0704317270';" calcext:value-type="string">
            <text:p>UPDATE g_estructura.funcionarios SET id_area = 'UDATAFH16' WHERE <text:s/>identificador = '0704317270';</text:p>
          </table:table-cell>
          <table:table-cell table:number-columns-repeated="1014"/>
        </table:table-row>
        <table:table-row table:style-name="ro4">
          <table:table-cell/>
          <table:covered-table-cell table:style-name="ce490"/>
          <table:table-cell table:style-name="ce520" office:value-type="string" calcext:value-type="string">
            <text:p>OTH16</text:p>
          </table:table-cell>
          <table:table-cell table:style-name="ce551" office:value-type="string" calcext:value-type="string">
            <text:p>0704009802</text:p>
          </table:table-cell>
          <table:table-cell table:style-name="ce567" office:value-type="string" calcext:value-type="string">
            <text:p>REYES AYALA DANNY DANIEL</text:p>
          </table:table-cell>
          <table:table-cell table:style-name="ce567" office:value-type="string" calcext:value-type="string">
            <text:p>UDATLH16</text:p>
          </table:table-cell>
          <table:table-cell table:style-name="ce616" office:value-type="string" calcext:value-type="string">
            <text:p>LABORATORIO</text:p>
          </table:table-cell>
          <table:table-cell table:style-name="ce617"/>
          <table:table-cell/>
          <table:table-cell table:style-name="ce90" table:formula="of:=CONCATENATE(&quot;UPDATE g_estructura.funcionarios SET id_area = '&quot;;[.F64];&quot;' WHERE  identificador = '&quot;;[.D64];&quot;';&quot;)" office:value-type="string" office:string-value="UPDATE g_estructura.funcionarios SET id_area = 'UDATLH16' WHERE  identificador = '0704009802';" calcext:value-type="string">
            <text:p>UPDATE g_estructura.funcionarios SET id_area = 'UDATLH16' WHERE <text:s/>identificador = '0704009802';</text:p>
          </table:table-cell>
          <table:table-cell table:number-columns-repeated="1014"/>
        </table:table-row>
        <table:table-row table:style-name="ro4">
          <table:table-cell/>
          <table:covered-table-cell table:style-name="ce490"/>
          <table:table-cell table:style-name="ce520" office:value-type="string" calcext:value-type="string">
            <text:p>OTH16</text:p>
          </table:table-cell>
          <table:table-cell table:style-name="ce120" office:value-type="string" calcext:value-type="string">
            <text:p>0706437357</text:p>
          </table:table-cell>
          <table:table-cell table:style-name="ce565" office:value-type="string" calcext:value-type="string">
            <text:p>SANCHEZ PRADO RAQUEL ESTEFANIA</text:p>
          </table:table-cell>
          <table:table-cell table:style-name="ce565" office:value-type="string" calcext:value-type="string">
            <text:p>UDATLH16</text:p>
          </table:table-cell>
          <table:table-cell table:style-name="ce617" office:value-type="string" calcext:value-type="string">
            <text:p>LABORATORIO</text:p>
          </table:table-cell>
          <table:table-cell table:style-name="ce617"/>
          <table:table-cell/>
          <table:table-cell table:style-name="ce90" table:formula="of:=CONCATENATE(&quot;UPDATE g_estructura.funcionarios SET id_area = '&quot;;[.F65];&quot;' WHERE  identificador = '&quot;;[.D65];&quot;';&quot;)" office:value-type="string" office:string-value="UPDATE g_estructura.funcionarios SET id_area = 'UDATLH16' WHERE  identificador = '0706437357';" calcext:value-type="string">
            <text:p>UPDATE g_estructura.funcionarios SET id_area = 'UDATLH16' WHERE <text:s/>identificador = '0706437357';</text:p>
          </table:table-cell>
          <table:table-cell table:number-columns-repeated="1014"/>
        </table:table-row>
        <table:table-row table:style-name="ro4">
          <table:table-cell/>
          <table:covered-table-cell table:style-name="ce490"/>
          <table:table-cell table:style-name="ce520" office:value-type="string" calcext:value-type="string">
            <text:p>OTH16</text:p>
          </table:table-cell>
          <table:table-cell table:style-name="ce120" office:value-type="string" calcext:value-type="string">
            <text:p>0702573833</text:p>
          </table:table-cell>
          <table:table-cell table:style-name="ce565" office:value-type="string" calcext:value-type="string">
            <text:p>CASTRO MENDIETA JHON JADEN</text:p>
          </table:table-cell>
          <table:table-cell table:style-name="ce565" office:value-type="string" calcext:value-type="string">
            <text:p>UDATSVH16</text:p>
          </table:table-cell>
          <table:table-cell table:style-name="ce608" office:value-type="string" calcext:value-type="string">
            <text:p>SANIDAD VEGETAL </text:p>
          </table:table-cell>
          <table:table-cell table:style-name="ce608"/>
          <table:table-cell/>
          <table:table-cell table:style-name="ce90" table:formula="of:=CONCATENATE(&quot;UPDATE g_estructura.funcionarios SET id_area = '&quot;;[.F66];&quot;' WHERE  identificador = '&quot;;[.D66];&quot;';&quot;)" office:value-type="string" office:string-value="UPDATE g_estructura.funcionarios SET id_area = 'UDATSVH16' WHERE  identificador = '0702573833';" calcext:value-type="string">
            <text:p>UPDATE g_estructura.funcionarios SET id_area = 'UDATSVH16' WHERE <text:s/>identificador = '0702573833';</text:p>
          </table:table-cell>
          <table:table-cell table:number-columns-repeated="1014"/>
        </table:table-row>
        <table:table-row table:style-name="ro4">
          <table:table-cell/>
          <table:covered-table-cell table:style-name="ce490"/>
          <table:table-cell table:style-name="ce520" office:value-type="string" calcext:value-type="string">
            <text:p>OTH16</text:p>
          </table:table-cell>
          <table:table-cell table:style-name="ce120" office:value-type="string" calcext:value-type="string">
            <text:p>0703684217</text:p>
          </table:table-cell>
          <table:table-cell table:style-name="ce565" office:value-type="string" calcext:value-type="string">
            <text:p>CHAVEZ VUELE SEBASTIAN GONZALO</text:p>
          </table:table-cell>
          <table:table-cell table:style-name="ce565" office:value-type="string" calcext:value-type="string">
            <text:p>UDATSAH16</text:p>
          </table:table-cell>
          <table:table-cell table:style-name="ce608" office:value-type="string" calcext:value-type="string">
            <text:p>SANIDAD ANIMAL</text:p>
          </table:table-cell>
          <table:table-cell table:style-name="ce608"/>
          <table:table-cell/>
          <table:table-cell table:style-name="ce90" table:formula="of:=CONCATENATE(&quot;UPDATE g_estructura.funcionarios SET id_area = '&quot;;[.F67];&quot;' WHERE  identificador = '&quot;;[.D67];&quot;';&quot;)" office:value-type="string" office:string-value="UPDATE g_estructura.funcionarios SET id_area = 'UDATSAH16' WHERE  identificador = '0703684217';" calcext:value-type="string">
            <text:p>UPDATE g_estructura.funcionarios SET id_area = 'UDATSAH16' WHERE <text:s/>identificador = '0703684217';</text:p>
          </table:table-cell>
          <table:table-cell table:number-columns-repeated="1014"/>
        </table:table-row>
        <table:table-row table:style-name="ro4">
          <table:table-cell/>
          <table:covered-table-cell table:style-name="ce490"/>
          <table:table-cell table:style-name="ce520" office:value-type="string" calcext:value-type="string">
            <text:p>OTH16</text:p>
          </table:table-cell>
          <table:table-cell table:style-name="ce120" office:value-type="string" calcext:value-type="string">
            <text:p>0704198944</text:p>
          </table:table-cell>
          <table:table-cell table:style-name="ce565" office:value-type="string" calcext:value-type="string">
            <text:p>GAONA MEDINA DARWIN EUCLIDES</text:p>
          </table:table-cell>
          <table:table-cell table:style-name="ce565" office:value-type="string" calcext:value-type="string">
            <text:p>UDATSVH16</text:p>
          </table:table-cell>
          <table:table-cell table:style-name="ce608" office:value-type="string" calcext:value-type="string">
            <text:p>SANIDAD VEGETAL </text:p>
          </table:table-cell>
          <table:table-cell table:style-name="ce608"/>
          <table:table-cell/>
          <table:table-cell table:style-name="ce90" table:formula="of:=CONCATENATE(&quot;UPDATE g_estructura.funcionarios SET id_area = '&quot;;[.F68];&quot;' WHERE  identificador = '&quot;;[.D68];&quot;';&quot;)" office:value-type="string" office:string-value="UPDATE g_estructura.funcionarios SET id_area = 'UDATSVH16' WHERE  identificador = '0704198944';" calcext:value-type="string">
            <text:p>UPDATE g_estructura.funcionarios SET id_area = 'UDATSVH16' WHERE <text:s/>identificador = '0704198944';</text:p>
          </table:table-cell>
          <table:table-cell table:number-columns-repeated="1014"/>
        </table:table-row>
        <table:table-row table:style-name="ro4">
          <table:table-cell/>
          <table:covered-table-cell table:style-name="ce490"/>
          <table:table-cell table:style-name="ce520" office:value-type="string" calcext:value-type="string">
            <text:p>OTH16</text:p>
          </table:table-cell>
          <table:table-cell table:style-name="ce120" office:value-type="string" calcext:value-type="string">
            <text:p>0701256760</text:p>
          </table:table-cell>
          <table:table-cell table:style-name="ce565" office:value-type="string" calcext:value-type="string">
            <text:p>MASACHE MASACHE ANGEL QUERUBIN</text:p>
          </table:table-cell>
          <table:table-cell table:style-name="ce565" office:value-type="string" calcext:value-type="string">
            <text:p>UDATSVH16</text:p>
          </table:table-cell>
          <table:table-cell table:style-name="ce608" office:value-type="string" calcext:value-type="string">
            <text:p>SANIDAD VEGETAL </text:p>
          </table:table-cell>
          <table:table-cell table:style-name="ce608"/>
          <table:table-cell/>
          <table:table-cell table:style-name="ce90" table:formula="of:=CONCATENATE(&quot;UPDATE g_estructura.funcionarios SET id_area = '&quot;;[.F69];&quot;' WHERE  identificador = '&quot;;[.D69];&quot;';&quot;)" office:value-type="string" office:string-value="UPDATE g_estructura.funcionarios SET id_area = 'UDATSVH16' WHERE  identificador = '0701256760';" calcext:value-type="string">
            <text:p>UPDATE g_estructura.funcionarios SET id_area = 'UDATSVH16' WHERE <text:s/>identificador = '0701256760';</text:p>
          </table:table-cell>
          <table:table-cell table:number-columns-repeated="1014"/>
        </table:table-row>
        <table:table-row table:style-name="ro4">
          <table:table-cell/>
          <table:covered-table-cell table:style-name="ce490"/>
          <table:table-cell table:style-name="ce520" office:value-type="string" calcext:value-type="string">
            <text:p>OTH16</text:p>
          </table:table-cell>
          <table:table-cell table:style-name="ce120" office:value-type="string" calcext:value-type="string">
            <text:p>0704637404</text:p>
          </table:table-cell>
          <table:table-cell table:style-name="ce565" office:value-type="string" calcext:value-type="string">
            <text:p>MENDOZA CASTRO MILTON LEONARDO</text:p>
          </table:table-cell>
          <table:table-cell table:style-name="ce565" office:value-type="string" calcext:value-type="string">
            <text:p>UDATSVH16</text:p>
          </table:table-cell>
          <table:table-cell table:style-name="ce608" office:value-type="string" calcext:value-type="string">
            <text:p>SANIDAD VEGETAL </text:p>
          </table:table-cell>
          <table:table-cell table:style-name="ce608"/>
          <table:table-cell/>
          <table:table-cell table:style-name="ce90" table:formula="of:=CONCATENATE(&quot;UPDATE g_estructura.funcionarios SET id_area = '&quot;;[.F70];&quot;' WHERE  identificador = '&quot;;[.D70];&quot;';&quot;)" office:value-type="string" office:string-value="UPDATE g_estructura.funcionarios SET id_area = 'UDATSVH16' WHERE  identificador = '0704637404';" calcext:value-type="string">
            <text:p>UPDATE g_estructura.funcionarios SET id_area = 'UDATSVH16' WHERE <text:s/>identificador = '0704637404';</text:p>
          </table:table-cell>
          <table:table-cell table:number-columns-repeated="1014"/>
        </table:table-row>
        <table:table-row table:style-name="ro4">
          <table:table-cell/>
          <table:covered-table-cell table:style-name="ce490"/>
          <table:table-cell table:style-name="ce520" office:value-type="string" calcext:value-type="string">
            <text:p>OTH16</text:p>
          </table:table-cell>
          <table:table-cell table:style-name="ce120" office:value-type="string" calcext:value-type="string">
            <text:p>0704902840</text:p>
          </table:table-cell>
          <table:table-cell table:style-name="ce565" office:value-type="string" calcext:value-type="string">
            <text:p>ORTEGA CHAMBA JUAN CARLOS</text:p>
          </table:table-cell>
          <table:table-cell table:style-name="ce565" office:value-type="string" calcext:value-type="string">
            <text:p>UDATSAH16</text:p>
          </table:table-cell>
          <table:table-cell table:style-name="ce608" office:value-type="string" calcext:value-type="string">
            <text:p>SANIDAD ANIMAL</text:p>
          </table:table-cell>
          <table:table-cell table:style-name="ce608"/>
          <table:table-cell/>
          <table:table-cell table:style-name="ce90" table:formula="of:=CONCATENATE(&quot;UPDATE g_estructura.funcionarios SET id_area = '&quot;;[.F71];&quot;' WHERE  identificador = '&quot;;[.D71];&quot;';&quot;)" office:value-type="string" office:string-value="UPDATE g_estructura.funcionarios SET id_area = 'UDATSAH16' WHERE  identificador = '0704902840';" calcext:value-type="string">
            <text:p>UPDATE g_estructura.funcionarios SET id_area = 'UDATSAH16' WHERE <text:s/>identificador = '0704902840';</text:p>
          </table:table-cell>
          <table:table-cell table:number-columns-repeated="1014"/>
        </table:table-row>
        <table:table-row table:style-name="ro4">
          <table:table-cell/>
          <table:covered-table-cell table:style-name="ce490"/>
          <table:table-cell table:style-name="ce520" office:value-type="string" calcext:value-type="string">
            <text:p>OTH16</text:p>
          </table:table-cell>
          <table:table-cell table:style-name="ce120" office:value-type="string" calcext:value-type="string">
            <text:p>0703847368</text:p>
          </table:table-cell>
          <table:table-cell table:style-name="ce565" office:value-type="string" calcext:value-type="string">
            <text:p>PACHECO DIAZ ADRIAN WILFRIDO</text:p>
          </table:table-cell>
          <table:table-cell table:style-name="ce565" office:value-type="string" calcext:value-type="string">
            <text:p>UDATSVH16</text:p>
          </table:table-cell>
          <table:table-cell table:style-name="ce608" office:value-type="string" calcext:value-type="string">
            <text:p>SANIDAD VEGETAL </text:p>
          </table:table-cell>
          <table:table-cell table:style-name="ce608"/>
          <table:table-cell/>
          <table:table-cell table:style-name="ce90" table:formula="of:=CONCATENATE(&quot;UPDATE g_estructura.funcionarios SET id_area = '&quot;;[.F72];&quot;' WHERE  identificador = '&quot;;[.D72];&quot;';&quot;)" office:value-type="string" office:string-value="UPDATE g_estructura.funcionarios SET id_area = 'UDATSVH16' WHERE  identificador = '0703847368';" calcext:value-type="string">
            <text:p>UPDATE g_estructura.funcionarios SET id_area = 'UDATSVH16' WHERE <text:s/>identificador = '0703847368';</text:p>
          </table:table-cell>
          <table:table-cell table:number-columns-repeated="1014"/>
        </table:table-row>
        <table:table-row table:style-name="ro4">
          <table:table-cell/>
          <table:covered-table-cell table:style-name="ce490"/>
          <table:table-cell table:style-name="ce520" office:value-type="string" calcext:value-type="string">
            <text:p>OTH16</text:p>
          </table:table-cell>
          <table:table-cell table:style-name="ce120" office:value-type="string" calcext:value-type="string">
            <text:p>0703671263</text:p>
          </table:table-cell>
          <table:table-cell table:style-name="ce565" office:value-type="string" calcext:value-type="string">
            <text:p>QUIMI BALON JOSE JOHNNY</text:p>
          </table:table-cell>
          <table:table-cell table:style-name="ce565" office:value-type="string" calcext:value-type="string">
            <text:p>UDATSVH16</text:p>
          </table:table-cell>
          <table:table-cell table:style-name="ce608" office:value-type="string" calcext:value-type="string">
            <text:p>SANIDAD VEGETAL </text:p>
          </table:table-cell>
          <table:table-cell table:style-name="ce608"/>
          <table:table-cell/>
          <table:table-cell table:style-name="ce90" table:formula="of:=CONCATENATE(&quot;UPDATE g_estructura.funcionarios SET id_area = '&quot;;[.F73];&quot;' WHERE  identificador = '&quot;;[.D73];&quot;';&quot;)" office:value-type="string" office:string-value="UPDATE g_estructura.funcionarios SET id_area = 'UDATSVH16' WHERE  identificador = '0703671263';" calcext:value-type="string">
            <text:p>UPDATE g_estructura.funcionarios SET id_area = 'UDATSVH16' WHERE <text:s/>identificador = '0703671263';</text:p>
          </table:table-cell>
          <table:table-cell table:number-columns-repeated="1014"/>
        </table:table-row>
        <table:table-row table:style-name="ro4">
          <table:table-cell/>
          <table:covered-table-cell table:style-name="ce490"/>
          <table:table-cell table:style-name="ce520" office:value-type="string" calcext:value-type="string">
            <text:p>OTH16</text:p>
          </table:table-cell>
          <table:table-cell table:style-name="ce120" office:value-type="string" calcext:value-type="string">
            <text:p>0926537242</text:p>
          </table:table-cell>
          <table:table-cell table:style-name="ce565" office:value-type="string" calcext:value-type="string">
            <text:p>RODRIGUEZ BURGOS NIXON PATRICIO</text:p>
          </table:table-cell>
          <table:table-cell table:style-name="ce565" office:value-type="string" calcext:value-type="string">
            <text:p>UDATSAH16</text:p>
          </table:table-cell>
          <table:table-cell table:style-name="ce608" office:value-type="string" calcext:value-type="string">
            <text:p>SANIDAD ANIMAL</text:p>
          </table:table-cell>
          <table:table-cell table:style-name="ce608"/>
          <table:table-cell/>
          <table:table-cell table:style-name="ce90" table:formula="of:=CONCATENATE(&quot;UPDATE g_estructura.funcionarios SET id_area = '&quot;;[.F74];&quot;' WHERE  identificador = '&quot;;[.D74];&quot;';&quot;)" office:value-type="string" office:string-value="UPDATE g_estructura.funcionarios SET id_area = 'UDATSAH16' WHERE  identificador = '0926537242';" calcext:value-type="string">
            <text:p>UPDATE g_estructura.funcionarios SET id_area = 'UDATSAH16' WHERE <text:s/>identificador = '0926537242';</text:p>
          </table:table-cell>
          <table:table-cell table:number-columns-repeated="1014"/>
        </table:table-row>
        <table:table-row table:style-name="ro4">
          <table:table-cell/>
          <table:covered-table-cell table:style-name="ce490"/>
          <table:table-cell table:style-name="ce520" office:value-type="string" calcext:value-type="string">
            <text:p>OTH16</text:p>
          </table:table-cell>
          <table:table-cell table:style-name="ce120" office:value-type="string" calcext:value-type="string">
            <text:p>0703759878</text:p>
          </table:table-cell>
          <table:table-cell table:style-name="ce565" office:value-type="string" calcext:value-type="string">
            <text:p>SALINAS FLORES MARLON ENRIQUE</text:p>
          </table:table-cell>
          <table:table-cell table:style-name="ce565" office:value-type="string" calcext:value-type="string">
            <text:p>UDATSVH16</text:p>
          </table:table-cell>
          <table:table-cell table:style-name="ce608" office:value-type="string" calcext:value-type="string">
            <text:p>SANIDAD VEGETAL </text:p>
          </table:table-cell>
          <table:table-cell table:style-name="ce608"/>
          <table:table-cell/>
          <table:table-cell table:style-name="ce90" table:formula="of:=CONCATENATE(&quot;UPDATE g_estructura.funcionarios SET id_area = '&quot;;[.F75];&quot;' WHERE  identificador = '&quot;;[.D75];&quot;';&quot;)" office:value-type="string" office:string-value="UPDATE g_estructura.funcionarios SET id_area = 'UDATSVH16' WHERE  identificador = '0703759878';" calcext:value-type="string">
            <text:p>UPDATE g_estructura.funcionarios SET id_area = 'UDATSVH16' WHERE <text:s/>identificador = '0703759878';</text:p>
          </table:table-cell>
          <table:table-cell table:number-columns-repeated="1014"/>
        </table:table-row>
        <table:table-row table:style-name="ro4">
          <table:table-cell/>
          <table:covered-table-cell table:style-name="ce490"/>
          <table:table-cell table:style-name="ce520" office:value-type="string" calcext:value-type="string">
            <text:p>OTH16</text:p>
          </table:table-cell>
          <table:table-cell table:style-name="ce549" office:value-type="string" calcext:value-type="string">
            <text:p>0705902831</text:p>
          </table:table-cell>
          <table:table-cell table:style-name="ce569" office:value-type="string" calcext:value-type="string">
            <text:p>TORRES ROBLES RICARDO JAVIER</text:p>
          </table:table-cell>
          <table:table-cell table:style-name="ce569" office:value-type="string" calcext:value-type="string">
            <text:p>UDATSVH16</text:p>
          </table:table-cell>
          <table:table-cell table:style-name="ce612" office:value-type="string" calcext:value-type="string">
            <text:p>SANIDAD VEGETAL </text:p>
          </table:table-cell>
          <table:table-cell table:style-name="ce612"/>
          <table:table-cell/>
          <table:table-cell table:style-name="ce90" table:formula="of:=CONCATENATE(&quot;UPDATE g_estructura.funcionarios SET id_area = '&quot;;[.F76];&quot;' WHERE  identificador = '&quot;;[.D76];&quot;';&quot;)" office:value-type="string" office:string-value="UPDATE g_estructura.funcionarios SET id_area = 'UDATSVH16' WHERE  identificador = '0705902831';" calcext:value-type="string">
            <text:p>UPDATE g_estructura.funcionarios SET id_area = 'UDATSVH16' WHERE <text:s/>identificador = '0705902831';</text:p>
          </table:table-cell>
          <table:table-cell table:number-columns-repeated="1014"/>
        </table:table-row>
        <table:table-row table:style-name="ro4">
          <table:table-cell/>
          <table:table-cell table:style-name="ce491" office:value-type="string" calcext:value-type="string" table:number-columns-spanned="1" table:number-rows-spanned="4">
            <text:p>OFICINA DE AGROCALIDAD EN CANTÓN PIÑAS</text:p>
          </table:table-cell>
          <table:table-cell table:style-name="ce522" office:value-type="string" calcext:value-type="string">
            <text:p>OTP16</text:p>
          </table:table-cell>
          <table:table-cell table:style-name="ce337" office:value-type="string" calcext:value-type="string">
            <text:p>0705213544</text:p>
          </table:table-cell>
          <table:table-cell table:style-name="ce573" office:value-type="string" calcext:value-type="string">
            <text:p>LEON BARROS JUAN PABLO</text:p>
          </table:table-cell>
          <table:table-cell table:style-name="ce573" office:value-type="string" calcext:value-type="string">
            <text:p>UDATSAP16</text:p>
          </table:table-cell>
          <table:table-cell table:style-name="ce607" office:value-type="string" calcext:value-type="string">
            <text:p>SANIDAD ANIMAL</text:p>
          </table:table-cell>
          <table:table-cell table:style-name="ce607"/>
          <table:table-cell/>
          <table:table-cell table:style-name="ce90" table:formula="of:=CONCATENATE(&quot;UPDATE g_estructura.funcionarios SET id_area = '&quot;;[.F77];&quot;' WHERE  identificador = '&quot;;[.D77];&quot;';&quot;)" office:value-type="string" office:string-value="UPDATE g_estructura.funcionarios SET id_area = 'UDATSAP16' WHERE  identificador = '0705213544';" calcext:value-type="string">
            <text:p>UPDATE g_estructura.funcionarios SET id_area = 'UDATSAP16' WHERE <text:s/>identificador = '0705213544';</text:p>
          </table:table-cell>
          <table:table-cell table:number-columns-repeated="1014"/>
        </table:table-row>
        <table:table-row table:style-name="ro5">
          <table:table-cell/>
          <table:covered-table-cell table:style-name="ce492"/>
          <table:table-cell table:style-name="ce523" office:value-type="string" calcext:value-type="string">
            <text:p>OTP16</text:p>
          </table:table-cell>
          <table:table-cell table:style-name="ce120" office:value-type="float" office:value="1718980533" calcext:value-type="float">
            <text:p>1718980533</text:p>
          </table:table-cell>
          <table:table-cell table:style-name="ce574" office:value-type="string" calcext:value-type="string">
            <text:p>LOAYZA CARRION SANTIAGO PAUL</text:p>
          </table:table-cell>
          <table:table-cell table:style-name="ce574" office:value-type="string" calcext:value-type="string">
            <text:p>UDATSAP16</text:p>
          </table:table-cell>
          <table:table-cell table:style-name="ce608" office:value-type="string" calcext:value-type="string">
            <text:p>SANIDAD ANIMAL</text:p>
          </table:table-cell>
          <table:table-cell table:style-name="ce640" office:value-type="string" calcext:value-type="string">
            <text:p>OTP16</text:p>
          </table:table-cell>
          <table:table-cell office:value-type="string" calcext:value-type="string">
            <text:p>Responsable de Oficina</text:p>
          </table:table-cell>
          <table:table-cell table:style-name="ce90" table:formula="of:=CONCATENATE(&quot;UPDATE g_estructura.funcionarios SET id_area = '&quot;;[.F78];&quot;' WHERE  identificador = '&quot;;[.D78];&quot;';&quot;)" office:value-type="string" office:string-value="UPDATE g_estructura.funcionarios SET id_area = 'UDATSAP16' WHERE  identificador = '1718980533';" calcext:value-type="string">
            <text:p>UPDATE g_estructura.funcionarios SET id_area = 'UDATSAP16' WHERE <text:s/>identificador = '1718980533';</text:p>
          </table:table-cell>
          <table:table-cell/>
          <table:table-cell table:style-name="ce90" table:formula="of:=CONCATENATE(&quot;INSERT INTO g_estructura.responsables(id_area, identificador, prioridad, responsable, activo, estado) values ('&quot;;[.H78];&quot;','&quot;;[.D78];&quot;',1,true,1,1);&quot;)" office:value-type="string" office:string-value="INSERT INTO g_estructura.responsables(id_area, identificador, prioridad, responsable, activo, estado) values ('OTP16','1718980533',1,true,1,1);" calcext:value-type="string">
            <text:p>INSERT INTO g_estructura.responsables(id_area, identificador, prioridad, responsable, activo, estado) values ('OTP16','1718980533',1,true,1,1);</text:p>
          </table:table-cell>
          <table:table-cell table:number-columns-repeated="1012"/>
        </table:table-row>
        <table:table-row table:style-name="ro4">
          <table:table-cell/>
          <table:covered-table-cell table:style-name="ce492"/>
          <table:table-cell table:style-name="ce523" office:value-type="string" calcext:value-type="string">
            <text:p>OTP16</text:p>
          </table:table-cell>
          <table:table-cell table:style-name="ce120" office:value-type="string" calcext:value-type="string">
            <text:p>0702754748</text:p>
          </table:table-cell>
          <table:table-cell table:style-name="ce575" office:value-type="string" calcext:value-type="string">
            <text:p>RIVERA JARA ROMMY KLEBER</text:p>
          </table:table-cell>
          <table:table-cell table:style-name="ce575" office:value-type="string" calcext:value-type="string">
            <text:p>UDATSAP16</text:p>
          </table:table-cell>
          <table:table-cell table:style-name="ce608" office:value-type="string" calcext:value-type="string">
            <text:p>SANIDAD ANIMAL</text:p>
          </table:table-cell>
          <table:table-cell table:style-name="ce608"/>
          <table:table-cell/>
          <table:table-cell table:style-name="ce90" table:formula="of:=CONCATENATE(&quot;UPDATE g_estructura.funcionarios SET id_area = '&quot;;[.F79];&quot;' WHERE  identificador = '&quot;;[.D79];&quot;';&quot;)" office:value-type="string" office:string-value="UPDATE g_estructura.funcionarios SET id_area = 'UDATSAP16' WHERE  identificador = '0702754748';" calcext:value-type="string">
            <text:p>UPDATE g_estructura.funcionarios SET id_area = 'UDATSAP16' WHERE <text:s/>identificador = '0702754748';</text:p>
          </table:table-cell>
          <table:table-cell table:number-columns-repeated="1014"/>
        </table:table-row>
        <table:table-row table:style-name="ro4">
          <table:table-cell/>
          <table:covered-table-cell table:style-name="ce492"/>
          <table:table-cell table:style-name="ce523" office:value-type="string" calcext:value-type="string">
            <text:p>OTP16</text:p>
          </table:table-cell>
          <table:table-cell table:style-name="ce120" office:value-type="string" calcext:value-type="string">
            <text:p>0705200897</text:p>
          </table:table-cell>
          <table:table-cell table:style-name="ce575" office:value-type="string" calcext:value-type="string">
            <text:p>ROMERO ESPINOZA ALEXANDER VICENTE</text:p>
          </table:table-cell>
          <table:table-cell table:style-name="ce575" office:value-type="string" calcext:value-type="string">
            <text:p>UDATSAP16</text:p>
          </table:table-cell>
          <table:table-cell table:style-name="ce608" office:value-type="string" calcext:value-type="string">
            <text:p>SANIDAD ANIMAL</text:p>
          </table:table-cell>
          <table:table-cell table:style-name="ce608"/>
          <table:table-cell/>
          <table:table-cell table:style-name="ce90" table:formula="of:=CONCATENATE(&quot;UPDATE g_estructura.funcionarios SET id_area = '&quot;;[.F80];&quot;' WHERE  identificador = '&quot;;[.D80];&quot;';&quot;)" office:value-type="string" office:string-value="UPDATE g_estructura.funcionarios SET id_area = 'UDATSAP16' WHERE  identificador = '0705200897';" calcext:value-type="string">
            <text:p>UPDATE g_estructura.funcionarios SET id_area = 'UDATSAP16' WHERE <text:s/>identificador = '0705200897';</text:p>
          </table:table-cell>
          <table:table-cell table:number-columns-repeated="1014"/>
        </table:table-row>
        <table:table-row table:style-name="ro14">
          <table:table-cell/>
          <table:table-cell table:style-name="ce493" office:value-type="string" calcext:value-type="string">
            <text:p>OFICINA DE AGROCALIDAD EN CANTÓN BALSAS</text:p>
          </table:table-cell>
          <table:table-cell table:style-name="ce524" office:value-type="string" calcext:value-type="string">
            <text:p>OTB16</text:p>
          </table:table-cell>
          <table:table-cell table:style-name="ce338" office:value-type="string" calcext:value-type="string">
            <text:p>0704541549</text:p>
          </table:table-cell>
          <table:table-cell table:style-name="ce576" office:value-type="string" calcext:value-type="string">
            <text:p>RODRIGUEZ RAMON INGRID FERNANDA</text:p>
          </table:table-cell>
          <table:table-cell table:style-name="ce576" office:value-type="string" calcext:value-type="string">
            <text:p>UDATAF016</text:p>
          </table:table-cell>
          <table:table-cell table:style-name="ce618" office:value-type="string" calcext:value-type="string">
            <text:p>ADMINISTRATIVA FINANCIERA</text:p>
          </table:table-cell>
          <table:table-cell table:style-name="ce618"/>
          <table:table-cell/>
          <table:table-cell table:style-name="ce90" table:formula="of:=CONCATENATE(&quot;UPDATE g_estructura.funcionarios SET id_area = '&quot;;[.F81];&quot;' WHERE  identificador = '&quot;;[.D81];&quot;';&quot;)" office:value-type="string" office:string-value="UPDATE g_estructura.funcionarios SET id_area = 'UDATAF016' WHERE  identificador = '0704541549';" calcext:value-type="string">
            <text:p>UPDATE g_estructura.funcionarios SET id_area = 'UDATAF016' WHERE <text:s/>identificador = '0704541549';</text:p>
          </table:table-cell>
          <table:table-cell table:number-columns-repeated="1014"/>
        </table:table-row>
        <table:table-row table:style-name="ro4">
          <table:table-cell/>
          <table:table-cell table:style-name="ce490"/>
          <table:table-cell table:style-name="ce520"/>
          <table:table-cell table:style-name="ce552"/>
          <table:table-cell table:style-name="ce577" table:number-columns-repeated="2"/>
          <table:table-cell table:style-name="ce619" table:number-columns-repeated="2"/>
          <table:table-cell/>
          <table:table-cell table:style-name="ce90" table:formula="of:=CONCATENATE(&quot;UPDATE g_estructura.funcionarios SET id_area = '&quot;;[.F82];&quot;' WHERE  identificador = '&quot;;[.D82];&quot;';&quot;)" office:value-type="string" office:string-value="UPDATE g_estructura.funcionarios SET id_area = '' WHERE  identificador = '';" calcext:value-type="string">
            <text:p>UPDATE g_estructura.funcionarios SET id_area = '' WHERE <text:s/>identificador = '';</text:p>
          </table:table-cell>
          <table:table-cell table:number-columns-repeated="1014"/>
        </table:table-row>
        <table:table-row table:style-name="ro19">
          <table:table-cell/>
          <table:table-cell table:style-name="ce494" office:value-type="string" calcext:value-type="string" table:number-columns-spanned="1" table:number-rows-spanned="2">
            <text:p>OFICINA DE AGROCALIDAD EN CANTÓN ARENILLAS</text:p>
          </table:table-cell>
          <table:table-cell table:style-name="ce525" office:value-type="string" calcext:value-type="string">
            <text:p>OTA16</text:p>
          </table:table-cell>
          <table:table-cell table:style-name="ce553" office:value-type="string" calcext:value-type="string">
            <text:p>0704672047</text:p>
          </table:table-cell>
          <table:table-cell table:style-name="ce578" office:value-type="string" calcext:value-type="string">
            <text:p>PIEDRA MORENO TULIO ALBERTO</text:p>
          </table:table-cell>
          <table:table-cell table:style-name="ce578" office:value-type="string" calcext:value-type="string">
            <text:p>UDATSA016</text:p>
          </table:table-cell>
          <table:table-cell table:style-name="ce620" office:value-type="string" calcext:value-type="string">
            <text:p>SANIDAD ANIMAL</text:p>
          </table:table-cell>
          <table:table-cell table:style-name="ce620" table:formula="of:=[.F83]" office:value-type="string" office:string-value="UDATSA016" calcext:value-type="string">
            <text:p>UDATSA016</text:p>
          </table:table-cell>
          <table:table-cell table:style-name="ce578" office:value-type="string" calcext:value-type="string">
            <text:p>Responsable de Oficina</text:p>
          </table:table-cell>
          <table:table-cell table:style-name="ce646" table:formula="of:=CONCATENATE(&quot;UPDATE g_estructura.funcionarios SET id_area = '&quot;;[.F83];&quot;' WHERE  identificador = '&quot;;[.D83];&quot;';&quot;)" office:value-type="string" office:string-value="UPDATE g_estructura.funcionarios SET id_area = 'UDATSA016' WHERE  identificador = '0704672047';" calcext:value-type="string">
            <text:p>UPDATE g_estructura.funcionarios SET id_area = 'UDATSA016' WHERE <text:s/>identificador = '0704672047';</text:p>
          </table:table-cell>
          <table:table-cell table:style-name="ce608"/>
          <table:table-cell table:style-name="ce90" table:formula="of:=CONCATENATE(&quot;INSERT INTO g_estructura.responsables(id_area, identificador, prioridad, responsable, activo, estado) values ('&quot;;[.H83];&quot;','&quot;;[.D83];&quot;',1,true,1,1);&quot;)" office:value-type="string" office:string-value="INSERT INTO g_estructura.responsables(id_area, identificador, prioridad, responsable, activo, estado) values ('UDATSA016','0704672047',1,true,1,1);" calcext:value-type="string">
            <text:p>INSERT INTO g_estructura.responsables(id_area, identificador, prioridad, responsable, activo, estado) values ('UDATSA016','0704672047',1,true,1,1);</text:p>
          </table:table-cell>
          <table:table-cell table:number-columns-repeated="1012"/>
        </table:table-row>
        <table:table-row table:style-name="ro4">
          <table:table-cell/>
          <table:covered-table-cell table:style-name="ce495"/>
          <table:table-cell table:style-name="ce526" office:value-type="string" calcext:value-type="string">
            <text:p>OTA16</text:p>
          </table:table-cell>
          <table:table-cell table:style-name="ce120" office:value-type="string" calcext:value-type="string">
            <text:p>0704399310</text:p>
          </table:table-cell>
          <table:table-cell table:style-name="ce565" office:value-type="string" calcext:value-type="string">
            <text:p>ULLAURI CONTRERAS FRANCISCO JAVIER</text:p>
          </table:table-cell>
          <table:table-cell table:style-name="ce565" office:value-type="string" calcext:value-type="string">
            <text:p>UDATSA016</text:p>
          </table:table-cell>
          <table:table-cell table:style-name="ce608" office:value-type="string" calcext:value-type="string">
            <text:p>SANIDAD ANIMAL</text:p>
          </table:table-cell>
          <table:table-cell table:style-name="ce608"/>
          <table:table-cell/>
          <table:table-cell table:style-name="ce90" table:formula="of:=CONCATENATE(&quot;UPDATE g_estructura.funcionarios SET id_area = '&quot;;[.F84];&quot;' WHERE  identificador = '&quot;;[.D84];&quot;';&quot;)" office:value-type="string" office:string-value="UPDATE g_estructura.funcionarios SET id_area = 'UDATSA016' WHERE  identificador = '0704399310';" calcext:value-type="string">
            <text:p>UPDATE g_estructura.funcionarios SET id_area = 'UDATSA016' WHERE <text:s/>identificador = '0704399310';</text:p>
          </table:table-cell>
          <table:table-cell table:number-columns-repeated="1014"/>
        </table:table-row>
        <table:table-row table:style-name="ro4">
          <table:table-cell/>
          <table:table-cell table:style-name="ce488" office:value-type="string" calcext:value-type="string">
            <text:p>Aeropuerto Santa Rosa</text:p>
          </table:table-cell>
          <table:table-cell table:style-name="ce519" office:value-type="string" calcext:value-type="string">
            <text:p>ASR16</text:p>
          </table:table-cell>
          <table:table-cell table:style-name="ce554"/>
          <table:table-cell table:style-name="ce348" office:value-type="string" calcext:value-type="string">
            <text:p>N/A</text:p>
          </table:table-cell>
          <table:table-cell table:style-name="ce348"/>
          <table:table-cell table:style-name="ce617" office:value-type="string" calcext:value-type="string">
            <text:p>N/A</text:p>
          </table:table-cell>
          <table:table-cell table:style-name="ce617"/>
          <table:table-cell/>
          <table:table-cell table:style-name="ce90"/>
          <table:table-cell table:number-columns-repeated="1014"/>
        </table:table-row>
        <table:table-row table:style-name="ro4">
          <table:table-cell/>
          <table:table-cell table:style-name="ce496"/>
          <table:table-cell table:style-name="ce527"/>
          <table:table-cell table:style-name="ce555"/>
          <table:table-cell table:style-name="ce579" table:number-columns-repeated="2"/>
          <table:table-cell table:style-name="ce613" table:number-columns-repeated="2"/>
          <table:table-cell table:style-name="ce399"/>
          <table:table-cell table:style-name="ce90"/>
          <table:table-cell table:number-columns-repeated="1014"/>
        </table:table-row>
        <table:table-row table:style-name="ro4" table:number-rows-repeated="3">
          <table:table-cell table:number-columns-repeated="9"/>
          <table:table-cell table:style-name="ce90"/>
          <table:table-cell table:number-columns-repeated="1014"/>
        </table:table-row>
        <table:table-row table:style-name="ro11">
          <table:table-cell/>
          <table:table-cell table:style-name="ce435" office:value-type="string" calcext:value-type="string" table:number-columns-spanned="6" table:number-rows-spanned="1">
            <text:p>DIRECCIÓN DISTRITAL LOJA <text:s text:c="6"/>DD17</text:p>
          </table:table-cell>
          <table:covered-table-cell table:style-name="ce435"/>
          <table:covered-table-cell table:style-name="ce453"/>
          <table:covered-table-cell table:number-columns-repeated="2" table:style-name="ce562"/>
          <table:covered-table-cell table:style-name="ce606"/>
          <table:table-cell table:style-name="ce606"/>
          <table:table-cell/>
          <table:table-cell table:style-name="ce90"/>
          <table:table-cell table:number-columns-repeated="1014"/>
        </table:table-row>
        <table:table-row table:style-name="ro11">
          <table:table-cell/>
          <table:table-cell table:style-name="ce435" office:value-type="string" calcext:value-type="string">
            <text:p>OFICINA</text:p>
          </table:table-cell>
          <table:table-cell table:style-name="ce435"/>
          <table:table-cell table:style-name="ce454" office:value-type="string" calcext:value-type="string">
            <text:p>CEDULA</text:p>
          </table:table-cell>
          <table:table-cell table:style-name="ce563" office:value-type="string" calcext:value-type="string">
            <text:p>PERSONAL Y ÁREA</text:p>
          </table:table-cell>
          <table:table-cell table:style-name="ce563"/>
          <table:table-cell table:style-name="ce563" office:value-type="string" calcext:value-type="string">
            <text:p>AREA</text:p>
          </table:table-cell>
          <table:table-cell table:style-name="ce563"/>
          <table:table-cell/>
          <table:table-cell table:style-name="ce90"/>
          <table:table-cell table:number-columns-repeated="1014"/>
        </table:table-row>
        <table:table-row table:style-name="ro4">
          <table:table-cell/>
          <table:table-cell table:style-name="ce497" office:value-type="string" calcext:value-type="string" table:number-columns-spanned="1" table:number-rows-spanned="32">
            <text:p>Oficina Loja</text:p>
          </table:table-cell>
          <table:table-cell table:style-name="ce528" office:value-type="string" calcext:value-type="string">
            <text:p>OTL</text:p>
          </table:table-cell>
          <table:table-cell table:style-name="ce556" office:value-type="string" calcext:value-type="string">
            <text:p>1103726210</text:p>
          </table:table-cell>
          <table:table-cell table:style-name="ce580" office:value-type="string" calcext:value-type="string">
            <text:p>CABRERA JIMENEZ NAIROBI ARELIS</text:p>
          </table:table-cell>
          <table:table-cell table:style-name="ce580" office:value-type="string" calcext:value-type="string">
            <text:p>UDAFL</text:p>
          </table:table-cell>
          <table:table-cell table:style-name="ce621" office:value-type="string" calcext:value-type="string">
            <text:p>ADMINISTRATIVO FINANCIERO </text:p>
          </table:table-cell>
          <table:table-cell table:style-name="ce621"/>
          <table:table-cell/>
          <table:table-cell table:style-name="ce90" table:formula="of:=CONCATENATE(&quot;UPDATE g_estructura.funcionarios SET id_area = '&quot;;[.F92];&quot;' WHERE  identificador = '&quot;;[.D92];&quot;';&quot;)" office:value-type="string" office:string-value="UPDATE g_estructura.funcionarios SET id_area = 'UDAFL' WHERE  identificador = '1103726210';" calcext:value-type="string">
            <text:p>UPDATE g_estructura.funcionarios SET id_area = 'UDAFL' WHERE <text:s/>identificador = '1103726210';</text:p>
          </table:table-cell>
          <table:table-cell table:number-columns-repeated="1014"/>
        </table:table-row>
        <table:table-row table:style-name="ro4">
          <table:table-cell/>
          <table:covered-table-cell table:style-name="ce498"/>
          <table:table-cell table:style-name="ce528" office:value-type="string" calcext:value-type="string">
            <text:p>OTL</text:p>
          </table:table-cell>
          <table:table-cell table:style-name="ce556" office:value-type="float" office:value="1103937106" calcext:value-type="float">
            <text:p>1103937106</text:p>
          </table:table-cell>
          <table:table-cell table:style-name="ce581" office:value-type="string" calcext:value-type="string">
            <text:p>CAPA CHAPA MARCO ANTONIO </text:p>
          </table:table-cell>
          <table:table-cell table:style-name="ce581" office:value-type="string" calcext:value-type="string">
            <text:p>UDSAL</text:p>
          </table:table-cell>
          <table:table-cell table:style-name="ce622" office:value-type="string" calcext:value-type="string">
            <text:p>SANIDAD ANIMAL </text:p>
          </table:table-cell>
          <table:table-cell table:style-name="ce622"/>
          <table:table-cell/>
          <table:table-cell table:style-name="ce90" table:formula="of:=CONCATENATE(&quot;UPDATE g_estructura.funcionarios SET id_area = '&quot;;[.F93];&quot;' WHERE  identificador = '&quot;;[.D93];&quot;';&quot;)" office:value-type="string" office:string-value="UPDATE g_estructura.funcionarios SET id_area = 'UDSAL' WHERE  identificador = '1103937106';" calcext:value-type="string">
            <text:p>UPDATE g_estructura.funcionarios SET id_area = 'UDSAL' WHERE <text:s/>identificador = '1103937106';</text:p>
          </table:table-cell>
          <table:table-cell table:number-columns-repeated="1014"/>
        </table:table-row>
        <table:table-row table:style-name="ro4">
          <table:table-cell/>
          <table:covered-table-cell table:style-name="ce498"/>
          <table:table-cell table:style-name="ce528" office:value-type="string" calcext:value-type="string">
            <text:p>OTL</text:p>
          </table:table-cell>
          <table:table-cell table:style-name="ce556" office:value-type="float" office:value="1105735987" calcext:value-type="float">
            <text:p>1105735987</text:p>
          </table:table-cell>
          <table:table-cell table:style-name="ce582" office:value-type="string" calcext:value-type="string">
            <text:p>CARRIÓN MONTAÑO KATHERINE ELIZABETH</text:p>
          </table:table-cell>
          <table:table-cell table:style-name="ce582" office:value-type="string" calcext:value-type="string">
            <text:p>UDSAL</text:p>
          </table:table-cell>
          <table:table-cell table:style-name="ce623" office:value-type="string" calcext:value-type="string">
            <text:p>SANIDAD ANIMAL </text:p>
          </table:table-cell>
          <table:table-cell table:style-name="ce623"/>
          <table:table-cell/>
          <table:table-cell table:style-name="ce90" table:formula="of:=CONCATENATE(&quot;UPDATE g_estructura.funcionarios SET id_area = '&quot;;[.F94];&quot;' WHERE  identificador = '&quot;;[.D94];&quot;';&quot;)" office:value-type="string" office:string-value="UPDATE g_estructura.funcionarios SET id_area = 'UDSAL' WHERE  identificador = '1105735987';" calcext:value-type="string">
            <text:p>UPDATE g_estructura.funcionarios SET id_area = 'UDSAL' WHERE <text:s/>identificador = '1105735987';</text:p>
          </table:table-cell>
          <table:table-cell table:number-columns-repeated="1014"/>
        </table:table-row>
        <table:table-row table:style-name="ro14">
          <table:table-cell/>
          <table:covered-table-cell table:style-name="ce498"/>
          <table:table-cell table:style-name="ce528" office:value-type="string" calcext:value-type="string">
            <text:p>OTL</text:p>
          </table:table-cell>
          <table:table-cell table:style-name="ce556" office:value-type="float" office:value="1103822357" calcext:value-type="float">
            <text:p>1103822357</text:p>
          </table:table-cell>
          <table:table-cell table:style-name="ce582" office:value-type="string" calcext:value-type="string">
            <text:p>CASTILLO ALBERCA SAYDA </text:p>
          </table:table-cell>
          <table:table-cell table:style-name="ce582" office:value-type="string" calcext:value-type="string">
            <text:p>UDRIAL</text:p>
          </table:table-cell>
          <table:table-cell table:style-name="ce623" office:value-type="string" calcext:value-type="string">
            <text:p>REGISTRO DE INSUMOS INSUMOS AGROPECUARIOS </text:p>
          </table:table-cell>
          <table:table-cell table:style-name="ce623"/>
          <table:table-cell/>
          <table:table-cell table:style-name="ce90" table:formula="of:=CONCATENATE(&quot;UPDATE g_estructura.funcionarios SET id_area = '&quot;;[.F95];&quot;' WHERE  identificador = '&quot;;[.D95];&quot;';&quot;)" office:value-type="string" office:string-value="UPDATE g_estructura.funcionarios SET id_area = 'UDRIAL' WHERE  identificador = '1103822357';" calcext:value-type="string">
            <text:p>UPDATE g_estructura.funcionarios SET id_area = 'UDRIAL' WHERE <text:s/>identificador = '1103822357';</text:p>
          </table:table-cell>
          <table:table-cell table:number-columns-repeated="1014"/>
        </table:table-row>
        <table:table-row table:style-name="ro4">
          <table:table-cell/>
          <table:covered-table-cell table:style-name="ce498"/>
          <table:table-cell table:style-name="ce528" office:value-type="string" calcext:value-type="string">
            <text:p>OTL</text:p>
          </table:table-cell>
          <table:table-cell table:style-name="ce556" office:value-type="float" office:value="1900707553" calcext:value-type="float">
            <text:p>1900707553</text:p>
          </table:table-cell>
          <table:table-cell table:style-name="ce582" office:value-type="string" calcext:value-type="string">
            <text:p>CASTILLO AVILA MARCIA LEONOR </text:p>
          </table:table-cell>
          <table:table-cell table:style-name="ce582" office:value-type="string" calcext:value-type="string">
            <text:p>UDSVL</text:p>
          </table:table-cell>
          <table:table-cell table:style-name="ce623" office:value-type="string" calcext:value-type="string">
            <text:p>SANIDAD VEGETAL </text:p>
          </table:table-cell>
          <table:table-cell table:style-name="ce623"/>
          <table:table-cell/>
          <table:table-cell table:style-name="ce90" table:formula="of:=CONCATENATE(&quot;UPDATE g_estructura.funcionarios SET id_area = '&quot;;[.F96];&quot;' WHERE  identificador = '&quot;;[.D96];&quot;';&quot;)" office:value-type="string" office:string-value="UPDATE g_estructura.funcionarios SET id_area = 'UDSVL' WHERE  identificador = '1900707553';" calcext:value-type="string">
            <text:p>UPDATE g_estructura.funcionarios SET id_area = 'UDSVL' WHERE <text:s/>identificador = '1900707553';</text:p>
          </table:table-cell>
          <table:table-cell table:number-columns-repeated="1014"/>
        </table:table-row>
        <table:table-row table:style-name="ro4">
          <table:table-cell/>
          <table:covered-table-cell table:style-name="ce498"/>
          <table:table-cell table:style-name="ce528" office:value-type="string" calcext:value-type="string">
            <text:p>OTL</text:p>
          </table:table-cell>
          <table:table-cell table:style-name="ce556" office:value-type="float" office:value="1103413371" calcext:value-type="float">
            <text:p>1103413371</text:p>
          </table:table-cell>
          <table:table-cell table:style-name="ce582" office:value-type="string" calcext:value-type="string">
            <text:p>CASTILLO SÁNCHEZ LENIN REMIGIO</text:p>
          </table:table-cell>
          <table:table-cell table:style-name="ce582" office:value-type="string" calcext:value-type="string">
            <text:p>UDLL</text:p>
          </table:table-cell>
          <table:table-cell table:style-name="ce623" office:value-type="string" calcext:value-type="string">
            <text:p>LABORATORIO</text:p>
          </table:table-cell>
          <table:table-cell table:style-name="ce623"/>
          <table:table-cell/>
          <table:table-cell table:style-name="ce90" table:formula="of:=CONCATENATE(&quot;UPDATE g_estructura.funcionarios SET id_area = '&quot;;[.F97];&quot;' WHERE  identificador = '&quot;;[.D97];&quot;';&quot;)" office:value-type="string" office:string-value="UPDATE g_estructura.funcionarios SET id_area = 'UDLL' WHERE  identificador = '1103413371';" calcext:value-type="string">
            <text:p>UPDATE g_estructura.funcionarios SET id_area = 'UDLL' WHERE <text:s/>identificador = '1103413371';</text:p>
          </table:table-cell>
          <table:table-cell table:number-columns-repeated="1014"/>
        </table:table-row>
        <table:table-row table:style-name="ro4">
          <table:table-cell/>
          <table:covered-table-cell table:style-name="ce498"/>
          <table:table-cell table:style-name="ce528" office:value-type="string" calcext:value-type="string">
            <text:p>OTL</text:p>
          </table:table-cell>
          <table:table-cell table:style-name="ce556" office:value-type="float" office:value="1103421002" calcext:value-type="float">
            <text:p>1103421002</text:p>
          </table:table-cell>
          <table:table-cell table:style-name="ce582" office:value-type="string" calcext:value-type="string">
            <text:p>CHAMBA IÑIGUEZ MARIA SOLEDAD</text:p>
          </table:table-cell>
          <table:table-cell table:style-name="ce582" office:value-type="string" calcext:value-type="string">
            <text:p>UDSAL</text:p>
          </table:table-cell>
          <table:table-cell table:style-name="ce623" office:value-type="string" calcext:value-type="string">
            <text:p>SANIDAD ANIMAL</text:p>
          </table:table-cell>
          <table:table-cell table:style-name="ce623"/>
          <table:table-cell/>
          <table:table-cell table:style-name="ce90" table:formula="of:=CONCATENATE(&quot;UPDATE g_estructura.funcionarios SET id_area = '&quot;;[.F98];&quot;' WHERE  identificador = '&quot;;[.D98];&quot;';&quot;)" office:value-type="string" office:string-value="UPDATE g_estructura.funcionarios SET id_area = 'UDSAL' WHERE  identificador = '1103421002';" calcext:value-type="string">
            <text:p>UPDATE g_estructura.funcionarios SET id_area = 'UDSAL' WHERE <text:s/>identificador = '1103421002';</text:p>
          </table:table-cell>
          <table:table-cell table:number-columns-repeated="1014"/>
        </table:table-row>
        <table:table-row table:style-name="ro4">
          <table:table-cell/>
          <table:covered-table-cell table:style-name="ce498"/>
          <table:table-cell table:style-name="ce528" office:value-type="string" calcext:value-type="string">
            <text:p>OTL</text:p>
          </table:table-cell>
          <table:table-cell table:style-name="ce556" office:value-type="float" office:value="1103453641" calcext:value-type="float">
            <text:p>1103453641</text:p>
          </table:table-cell>
          <table:table-cell table:style-name="ce582" office:value-type="string" calcext:value-type="string">
            <text:p>CHAMBA POGO EDI FABRICIO</text:p>
          </table:table-cell>
          <table:table-cell table:style-name="ce582" office:value-type="string" calcext:value-type="string">
            <text:p>UDSAL</text:p>
          </table:table-cell>
          <table:table-cell table:style-name="ce623" office:value-type="string" calcext:value-type="string">
            <text:p>SANIDAD ANIMAL</text:p>
          </table:table-cell>
          <table:table-cell table:style-name="ce623"/>
          <table:table-cell/>
          <table:table-cell table:style-name="ce90" table:formula="of:=CONCATENATE(&quot;UPDATE g_estructura.funcionarios SET id_area = '&quot;;[.F99];&quot;' WHERE  identificador = '&quot;;[.D99];&quot;';&quot;)" office:value-type="string" office:string-value="UPDATE g_estructura.funcionarios SET id_area = 'UDSAL' WHERE  identificador = '1103453641';" calcext:value-type="string">
            <text:p>UPDATE g_estructura.funcionarios SET id_area = 'UDSAL' WHERE <text:s/>identificador = '1103453641';</text:p>
          </table:table-cell>
          <table:table-cell table:number-columns-repeated="1014"/>
        </table:table-row>
        <table:table-row table:style-name="ro5">
          <table:table-cell/>
          <table:covered-table-cell table:style-name="ce498"/>
          <table:table-cell table:style-name="ce528" office:value-type="string" calcext:value-type="string">
            <text:p>OTL</text:p>
          </table:table-cell>
          <table:table-cell table:style-name="ce556"/>
          <table:table-cell table:style-name="ce583" office:value-type="string" calcext:value-type="string">
            <text:p>CUENCA CUENCA EDWIN COSME </text:p>
          </table:table-cell>
          <table:table-cell table:style-name="ce583" office:value-type="string" calcext:value-type="string">
            <text:p>UDIAL</text:p>
          </table:table-cell>
          <table:table-cell table:style-name="ce623" office:value-type="string" calcext:value-type="string">
            <text:p>INOCUIDAD DE LOS ALIMENTOS</text:p>
          </table:table-cell>
          <table:table-cell table:style-name="ce623"/>
          <table:table-cell/>
          <table:table-cell table:style-name="ce90"/>
          <table:table-cell table:number-columns-repeated="1014"/>
        </table:table-row>
        <table:table-row table:style-name="ro4">
          <table:table-cell/>
          <table:covered-table-cell table:style-name="ce498"/>
          <table:table-cell table:style-name="ce528" office:value-type="string" calcext:value-type="string">
            <text:p>OTL</text:p>
          </table:table-cell>
          <table:table-cell table:style-name="ce556" office:value-type="float" office:value="1103197594" calcext:value-type="float">
            <text:p>1103197594</text:p>
          </table:table-cell>
          <table:table-cell table:style-name="ce582" office:value-type="string" calcext:value-type="string">
            <text:p>CUENCA MACAS HÉCTOR EDUARDO</text:p>
          </table:table-cell>
          <table:table-cell table:style-name="ce582" office:value-type="string" calcext:value-type="string">
            <text:p>UDAFL</text:p>
          </table:table-cell>
          <table:table-cell table:style-name="ce624" office:value-type="string" calcext:value-type="string">
            <text:p>CODIGO DE TRABAJO (adminitrativo)</text:p>
          </table:table-cell>
          <table:table-cell table:style-name="ce623"/>
          <table:table-cell/>
          <table:table-cell table:style-name="ce90" table:formula="of:=CONCATENATE(&quot;UPDATE g_estructura.funcionarios SET id_area = '&quot;;[.F101];&quot;' WHERE  identificador = '&quot;;[.D101];&quot;';&quot;)" office:value-type="string" office:string-value="UPDATE g_estructura.funcionarios SET id_area = 'UDAFL' WHERE  identificador = '1103197594';" calcext:value-type="string">
            <text:p>UPDATE g_estructura.funcionarios SET id_area = 'UDAFL' WHERE <text:s/>identificador = '1103197594';</text:p>
          </table:table-cell>
          <table:table-cell table:number-columns-repeated="1014"/>
        </table:table-row>
        <table:table-row table:style-name="ro4">
          <table:table-cell/>
          <table:covered-table-cell table:style-name="ce498"/>
          <table:table-cell table:style-name="ce528" office:value-type="string" calcext:value-type="string">
            <text:p>OTL</text:p>
          </table:table-cell>
          <table:table-cell table:style-name="ce556" office:value-type="float" office:value="1104164155" calcext:value-type="float">
            <text:p>1104164155</text:p>
          </table:table-cell>
          <table:table-cell table:style-name="ce582" office:value-type="string" calcext:value-type="string">
            <text:p>DIAZ DIAZ FABIAN RAMIRO</text:p>
          </table:table-cell>
          <table:table-cell table:style-name="ce582" office:value-type="string" calcext:value-type="string">
            <text:p>UDAFL</text:p>
          </table:table-cell>
          <table:table-cell table:style-name="ce624" office:value-type="string" calcext:value-type="string">
            <text:p>CODIGO DE TRABAJO (adminitrativo)</text:p>
          </table:table-cell>
          <table:table-cell table:style-name="ce623"/>
          <table:table-cell/>
          <table:table-cell table:style-name="ce90" table:formula="of:=CONCATENATE(&quot;UPDATE g_estructura.funcionarios SET id_area = '&quot;;[.F102];&quot;' WHERE  identificador = '&quot;;[.D102];&quot;';&quot;)" office:value-type="string" office:string-value="UPDATE g_estructura.funcionarios SET id_area = 'UDAFL' WHERE  identificador = '1104164155';" calcext:value-type="string">
            <text:p>UPDATE g_estructura.funcionarios SET id_area = 'UDAFL' WHERE <text:s/>identificador = '1104164155';</text:p>
          </table:table-cell>
          <table:table-cell table:number-columns-repeated="1014"/>
        </table:table-row>
        <table:table-row table:style-name="ro4">
          <table:table-cell/>
          <table:covered-table-cell table:style-name="ce498"/>
          <table:table-cell table:style-name="ce528" office:value-type="string" calcext:value-type="string">
            <text:p>OTL</text:p>
          </table:table-cell>
          <table:table-cell table:style-name="ce556" office:value-type="float" office:value="1104678089" calcext:value-type="float">
            <text:p>1104678089</text:p>
          </table:table-cell>
          <table:table-cell table:style-name="ce584" office:value-type="string" calcext:value-type="string">
            <text:p>ESPINOZA AMI JOSE LUIS</text:p>
          </table:table-cell>
          <table:table-cell table:style-name="ce584" office:value-type="string" calcext:value-type="string">
            <text:p>UDSVL</text:p>
          </table:table-cell>
          <table:table-cell table:style-name="ce622" office:value-type="string" calcext:value-type="string">
            <text:p>SANIDAD VEGETAL </text:p>
          </table:table-cell>
          <table:table-cell table:style-name="ce622"/>
          <table:table-cell/>
          <table:table-cell table:style-name="ce90" table:formula="of:=CONCATENATE(&quot;UPDATE g_estructura.funcionarios SET id_area = '&quot;;[.F103];&quot;' WHERE  identificador = '&quot;;[.D103];&quot;';&quot;)" office:value-type="string" office:string-value="UPDATE g_estructura.funcionarios SET id_area = 'UDSVL' WHERE  identificador = '1104678089';" calcext:value-type="string">
            <text:p>UPDATE g_estructura.funcionarios SET id_area = 'UDSVL' WHERE <text:s/>identificador = '1104678089';</text:p>
          </table:table-cell>
          <table:table-cell table:number-columns-repeated="1014"/>
        </table:table-row>
        <table:table-row table:style-name="ro4">
          <table:table-cell/>
          <table:covered-table-cell table:style-name="ce498"/>
          <table:table-cell table:style-name="ce528" office:value-type="string" calcext:value-type="string">
            <text:p>OTL</text:p>
          </table:table-cell>
          <table:table-cell table:style-name="ce556" office:value-type="float" office:value="1102555446" calcext:value-type="float">
            <text:p>1102555446</text:p>
          </table:table-cell>
          <table:table-cell table:style-name="ce582" office:value-type="string" calcext:value-type="string">
            <text:p>GUAMAN SÁNCHEZ MARÍA BEATRIZ</text:p>
          </table:table-cell>
          <table:table-cell table:style-name="ce582" office:value-type="string" calcext:value-type="string">
            <text:p>UDAFL</text:p>
          </table:table-cell>
          <table:table-cell table:style-name="ce624" office:value-type="string" calcext:value-type="string">
            <text:p>CODIGO DE TRABAJO (adminitrativo)</text:p>
          </table:table-cell>
          <table:table-cell table:style-name="ce623"/>
          <table:table-cell/>
          <table:table-cell table:style-name="ce90" table:formula="of:=CONCATENATE(&quot;UPDATE g_estructura.funcionarios SET id_area = '&quot;;[.F104];&quot;' WHERE  identificador = '&quot;;[.D104];&quot;';&quot;)" office:value-type="string" office:string-value="UPDATE g_estructura.funcionarios SET id_area = 'UDAFL' WHERE  identificador = '1102555446';" calcext:value-type="string">
            <text:p>UPDATE g_estructura.funcionarios SET id_area = 'UDAFL' WHERE <text:s/>identificador = '1102555446';</text:p>
          </table:table-cell>
          <table:table-cell table:number-columns-repeated="1014"/>
        </table:table-row>
        <table:table-row table:style-name="ro4">
          <table:table-cell/>
          <table:covered-table-cell table:style-name="ce498"/>
          <table:table-cell table:style-name="ce528" office:value-type="string" calcext:value-type="string">
            <text:p>OTL</text:p>
          </table:table-cell>
          <table:table-cell table:style-name="ce556" office:value-type="float" office:value="1103919120" calcext:value-type="float">
            <text:p>1103919120</text:p>
          </table:table-cell>
          <table:table-cell table:style-name="ce582" office:value-type="string" calcext:value-type="string">
            <text:p>GUILLEN PINEDA CARMEN LEONOR</text:p>
          </table:table-cell>
          <table:table-cell table:style-name="ce582" office:value-type="string" calcext:value-type="string">
            <text:p>UDSAL</text:p>
          </table:table-cell>
          <table:table-cell table:style-name="ce623" office:value-type="string" calcext:value-type="string">
            <text:p>SANIDAD ANIMAL </text:p>
          </table:table-cell>
          <table:table-cell table:style-name="ce623"/>
          <table:table-cell/>
          <table:table-cell table:style-name="ce90" table:formula="of:=CONCATENATE(&quot;UPDATE g_estructura.funcionarios SET id_area = '&quot;;[.F105];&quot;' WHERE  identificador = '&quot;;[.D105];&quot;';&quot;)" office:value-type="string" office:string-value="UPDATE g_estructura.funcionarios SET id_area = 'UDSAL' WHERE  identificador = '1103919120';" calcext:value-type="string">
            <text:p>UPDATE g_estructura.funcionarios SET id_area = 'UDSAL' WHERE <text:s/>identificador = '1103919120';</text:p>
          </table:table-cell>
          <table:table-cell table:number-columns-repeated="1014"/>
        </table:table-row>
        <table:table-row table:style-name="ro14">
          <table:table-cell/>
          <table:covered-table-cell table:style-name="ce498"/>
          <table:table-cell table:style-name="ce528" office:value-type="string" calcext:value-type="string">
            <text:p>OTL</text:p>
          </table:table-cell>
          <table:table-cell table:style-name="ce556" office:value-type="float" office:value="1104561814" calcext:value-type="float">
            <text:p>1104561814</text:p>
          </table:table-cell>
          <table:table-cell table:style-name="ce582" office:value-type="string" calcext:value-type="string">
            <text:p>JUMBO JUMBO ALICIA ISABEL </text:p>
          </table:table-cell>
          <table:table-cell table:style-name="ce582" office:value-type="string" calcext:value-type="string">
            <text:p>UDRIAL</text:p>
          </table:table-cell>
          <table:table-cell table:style-name="ce623" office:value-type="string" calcext:value-type="string">
            <text:p>REGISTRO DE INSUMOS INSUMOS AGROPECUARIOS </text:p>
          </table:table-cell>
          <table:table-cell table:style-name="ce623"/>
          <table:table-cell/>
          <table:table-cell table:style-name="ce90" table:formula="of:=CONCATENATE(&quot;UPDATE g_estructura.funcionarios SET id_area = '&quot;;[.F106];&quot;' WHERE  identificador = '&quot;;[.D106];&quot;';&quot;)" office:value-type="string" office:string-value="UPDATE g_estructura.funcionarios SET id_area = 'UDRIAL' WHERE  identificador = '1104561814';" calcext:value-type="string">
            <text:p>UPDATE g_estructura.funcionarios SET id_area = 'UDRIAL' WHERE <text:s/>identificador = '1104561814';</text:p>
          </table:table-cell>
          <table:table-cell table:number-columns-repeated="1014"/>
        </table:table-row>
        <table:table-row table:style-name="ro4">
          <table:table-cell/>
          <table:covered-table-cell table:style-name="ce498"/>
          <table:table-cell table:style-name="ce528" office:value-type="string" calcext:value-type="string">
            <text:p>OTL</text:p>
          </table:table-cell>
          <table:table-cell table:style-name="ce556" office:value-type="float" office:value="1103914451" calcext:value-type="float">
            <text:p>1103914451</text:p>
          </table:table-cell>
          <table:table-cell table:style-name="ce582" office:value-type="string" calcext:value-type="string">
            <text:p>MERINO SANCHEZ PIEDAD DEL CISNE </text:p>
          </table:table-cell>
          <table:table-cell table:style-name="ce582" office:value-type="string" calcext:value-type="string">
            <text:p>UDAFL</text:p>
          </table:table-cell>
          <table:table-cell table:style-name="ce623" office:value-type="string" calcext:value-type="string">
            <text:p>ADMINISTRATIVO</text:p>
          </table:table-cell>
          <table:table-cell table:style-name="ce623"/>
          <table:table-cell/>
          <table:table-cell table:style-name="ce90" table:formula="of:=CONCATENATE(&quot;UPDATE g_estructura.funcionarios SET id_area = '&quot;;[.F107];&quot;' WHERE  identificador = '&quot;;[.D107];&quot;';&quot;)" office:value-type="string" office:string-value="UPDATE g_estructura.funcionarios SET id_area = 'UDAFL' WHERE  identificador = '1103914451';" calcext:value-type="string">
            <text:p>UPDATE g_estructura.funcionarios SET id_area = 'UDAFL' WHERE <text:s/>identificador = '1103914451';</text:p>
          </table:table-cell>
          <table:table-cell table:number-columns-repeated="1014"/>
        </table:table-row>
        <table:table-row table:style-name="ro4">
          <table:table-cell/>
          <table:covered-table-cell table:style-name="ce498"/>
          <table:table-cell table:style-name="ce528" office:value-type="string" calcext:value-type="string">
            <text:p>OTL</text:p>
          </table:table-cell>
          <table:table-cell table:style-name="ce556" office:value-type="string" calcext:value-type="string">
            <text:p>0917223927</text:p>
          </table:table-cell>
          <table:table-cell table:style-name="ce581" office:value-type="string" calcext:value-type="string">
            <text:p>MORENO RIAÑO NESTOR LENIN </text:p>
          </table:table-cell>
          <table:table-cell table:style-name="ce581" office:value-type="string" calcext:value-type="string">
            <text:p>UDSAL</text:p>
          </table:table-cell>
          <table:table-cell table:style-name="ce623" office:value-type="string" calcext:value-type="string">
            <text:p>SANIDAD ANIMAL </text:p>
          </table:table-cell>
          <table:table-cell table:style-name="ce623"/>
          <table:table-cell/>
          <table:table-cell table:style-name="ce90" table:formula="of:=CONCATENATE(&quot;UPDATE g_estructura.funcionarios SET id_area = '&quot;;[.F108];&quot;' WHERE  identificador = '&quot;;[.D108];&quot;';&quot;)" office:value-type="string" office:string-value="UPDATE g_estructura.funcionarios SET id_area = 'UDSAL' WHERE  identificador = '0917223927';" calcext:value-type="string">
            <text:p>UPDATE g_estructura.funcionarios SET id_area = 'UDSAL' WHERE <text:s/>identificador = '0917223927';</text:p>
          </table:table-cell>
          <table:table-cell table:number-columns-repeated="1014"/>
        </table:table-row>
        <table:table-row table:style-name="ro4">
          <table:table-cell/>
          <table:covered-table-cell table:style-name="ce498"/>
          <table:table-cell table:style-name="ce528" office:value-type="string" calcext:value-type="string">
            <text:p>OTL</text:p>
          </table:table-cell>
          <table:table-cell table:style-name="ce556" office:value-type="float" office:value="1103430698" calcext:value-type="float">
            <text:p>1103430698</text:p>
          </table:table-cell>
          <table:table-cell table:style-name="ce582" office:value-type="string" calcext:value-type="string">
            <text:p>MORENO TELLO LEONIDAS FERNANDO</text:p>
          </table:table-cell>
          <table:table-cell table:style-name="ce582" office:value-type="string" calcext:value-type="string">
            <text:p>UDSAL</text:p>
          </table:table-cell>
          <table:table-cell table:style-name="ce623" office:value-type="string" calcext:value-type="string">
            <text:p>SANIDAD ANIMAL </text:p>
          </table:table-cell>
          <table:table-cell table:style-name="ce623"/>
          <table:table-cell/>
          <table:table-cell table:style-name="ce90" table:formula="of:=CONCATENATE(&quot;UPDATE g_estructura.funcionarios SET id_area = '&quot;;[.F109];&quot;' WHERE  identificador = '&quot;;[.D109];&quot;';&quot;)" office:value-type="string" office:string-value="UPDATE g_estructura.funcionarios SET id_area = 'UDSAL' WHERE  identificador = '1103430698';" calcext:value-type="string">
            <text:p>UPDATE g_estructura.funcionarios SET id_area = 'UDSAL' WHERE <text:s/>identificador = '1103430698';</text:p>
          </table:table-cell>
          <table:table-cell table:number-columns-repeated="1014"/>
        </table:table-row>
        <table:table-row table:style-name="ro4">
          <table:table-cell/>
          <table:covered-table-cell table:style-name="ce498"/>
          <table:table-cell table:style-name="ce528" office:value-type="string" calcext:value-type="string">
            <text:p>OTL</text:p>
          </table:table-cell>
          <table:table-cell table:style-name="ce556" office:value-type="float" office:value="1103425409" calcext:value-type="float">
            <text:p>1103425409</text:p>
          </table:table-cell>
          <table:table-cell table:style-name="ce582" office:value-type="string" calcext:value-type="string">
            <text:p>MOROCHO CUENCA TELMO GIOVANNY</text:p>
          </table:table-cell>
          <table:table-cell table:style-name="ce582" office:value-type="string" calcext:value-type="string">
            <text:p>UDSAL</text:p>
          </table:table-cell>
          <table:table-cell table:style-name="ce623" office:value-type="string" calcext:value-type="string">
            <text:p>SANIDAD ANIMAL</text:p>
          </table:table-cell>
          <table:table-cell table:style-name="ce623"/>
          <table:table-cell/>
          <table:table-cell table:style-name="ce90" table:formula="of:=CONCATENATE(&quot;UPDATE g_estructura.funcionarios SET id_area = '&quot;;[.F110];&quot;' WHERE  identificador = '&quot;;[.D110];&quot;';&quot;)" office:value-type="string" office:string-value="UPDATE g_estructura.funcionarios SET id_area = 'UDSAL' WHERE  identificador = '1103425409';" calcext:value-type="string">
            <text:p>UPDATE g_estructura.funcionarios SET id_area = 'UDSAL' WHERE <text:s/>identificador = '1103425409';</text:p>
          </table:table-cell>
          <table:table-cell table:number-columns-repeated="1014"/>
        </table:table-row>
        <table:table-row table:style-name="ro4">
          <table:table-cell/>
          <table:covered-table-cell table:style-name="ce498"/>
          <table:table-cell table:style-name="ce528" office:value-type="string" calcext:value-type="string">
            <text:p>OTL</text:p>
          </table:table-cell>
          <table:table-cell table:style-name="ce556" office:value-type="float" office:value="1104077886" calcext:value-type="float">
            <text:p>1104077886</text:p>
          </table:table-cell>
          <table:table-cell table:style-name="ce582" office:value-type="string" calcext:value-type="string">
            <text:p>PARDO CONDOLO CRISTIAN FERNANDO</text:p>
          </table:table-cell>
          <table:table-cell table:style-name="ce582" office:value-type="string" calcext:value-type="string">
            <text:p>UDIAL</text:p>
          </table:table-cell>
          <table:table-cell table:style-name="ce623" office:value-type="string" calcext:value-type="string">
            <text:p>INOCUIDAD DE LOS ALIMENTOS</text:p>
          </table:table-cell>
          <table:table-cell table:style-name="ce623"/>
          <table:table-cell/>
          <table:table-cell table:style-name="ce90" table:formula="of:=CONCATENATE(&quot;UPDATE g_estructura.funcionarios SET id_area = '&quot;;[.F111];&quot;' WHERE  identificador = '&quot;;[.D111];&quot;';&quot;)" office:value-type="string" office:string-value="UPDATE g_estructura.funcionarios SET id_area = 'UDIAL' WHERE  identificador = '1104077886';" calcext:value-type="string">
            <text:p>UPDATE g_estructura.funcionarios SET id_area = 'UDIAL' WHERE <text:s/>identificador = '1104077886';</text:p>
          </table:table-cell>
          <table:table-cell table:number-columns-repeated="1014"/>
        </table:table-row>
        <table:table-row table:style-name="ro5">
          <table:table-cell/>
          <table:covered-table-cell table:style-name="ce498"/>
          <table:table-cell table:style-name="ce528" office:value-type="string" calcext:value-type="string">
            <text:p>OTL</text:p>
          </table:table-cell>
          <table:table-cell table:style-name="ce556"/>
          <table:table-cell table:style-name="ce583" office:value-type="string" calcext:value-type="string">
            <text:p>PAUCAR ALVAREZ CARLOS IVAN </text:p>
          </table:table-cell>
          <table:table-cell table:style-name="ce583" office:value-type="string" calcext:value-type="string">
            <text:p>UDSVL</text:p>
          </table:table-cell>
          <table:table-cell table:style-name="ce623" office:value-type="string" calcext:value-type="string">
            <text:p>SANIDAD VEGETAL </text:p>
          </table:table-cell>
          <table:table-cell table:style-name="ce623"/>
          <table:table-cell/>
          <table:table-cell table:style-name="ce90"/>
          <table:table-cell table:number-columns-repeated="1014"/>
        </table:table-row>
        <table:table-row table:style-name="ro4">
          <table:table-cell/>
          <table:covered-table-cell table:style-name="ce498"/>
          <table:table-cell table:style-name="ce528" office:value-type="string" calcext:value-type="string">
            <text:p>OTL</text:p>
          </table:table-cell>
          <table:table-cell table:style-name="ce556" office:value-type="float" office:value="1104063001" calcext:value-type="float">
            <text:p>1104063001</text:p>
          </table:table-cell>
          <table:table-cell table:style-name="ce582" office:value-type="string" calcext:value-type="string">
            <text:p>PINEDA ESCOBAR MARLON OSWALDO</text:p>
          </table:table-cell>
          <table:table-cell table:style-name="ce582" office:value-type="string" calcext:value-type="string">
            <text:p>UDLL</text:p>
          </table:table-cell>
          <table:table-cell table:style-name="ce623" office:value-type="string" calcext:value-type="string">
            <text:p>LABORATORIO</text:p>
          </table:table-cell>
          <table:table-cell table:style-name="ce623"/>
          <table:table-cell/>
          <table:table-cell table:style-name="ce90" table:formula="of:=CONCATENATE(&quot;UPDATE g_estructura.funcionarios SET id_area = '&quot;;[.F113];&quot;' WHERE  identificador = '&quot;;[.D113];&quot;';&quot;)" office:value-type="string" office:string-value="UPDATE g_estructura.funcionarios SET id_area = 'UDLL' WHERE  identificador = '1104063001';" calcext:value-type="string">
            <text:p>UPDATE g_estructura.funcionarios SET id_area = 'UDLL' WHERE <text:s/>identificador = '1104063001';</text:p>
          </table:table-cell>
          <table:table-cell table:number-columns-repeated="1014"/>
        </table:table-row>
        <table:table-row table:style-name="ro4">
          <table:table-cell/>
          <table:covered-table-cell table:style-name="ce498"/>
          <table:table-cell table:style-name="ce528" office:value-type="string" calcext:value-type="string">
            <text:p>OTL</text:p>
          </table:table-cell>
          <table:table-cell table:style-name="ce556" office:value-type="float" office:value="1104048846" calcext:value-type="float">
            <text:p>1104048846</text:p>
          </table:table-cell>
          <table:table-cell table:style-name="ce582" office:value-type="string" calcext:value-type="string">
            <text:p>PONTON VARGAS BOLIVAR ANDRES</text:p>
          </table:table-cell>
          <table:table-cell table:style-name="ce582" office:value-type="string" calcext:value-type="string">
            <text:p>UDSVL</text:p>
          </table:table-cell>
          <table:table-cell table:style-name="ce623" office:value-type="string" calcext:value-type="string">
            <text:p>SANIDAD VEGETAL </text:p>
          </table:table-cell>
          <table:table-cell table:style-name="ce623"/>
          <table:table-cell/>
          <table:table-cell table:style-name="ce90" table:formula="of:=CONCATENATE(&quot;UPDATE g_estructura.funcionarios SET id_area = '&quot;;[.F114];&quot;' WHERE  identificador = '&quot;;[.D114];&quot;';&quot;)" office:value-type="string" office:string-value="UPDATE g_estructura.funcionarios SET id_area = 'UDSVL' WHERE  identificador = '1104048846';" calcext:value-type="string">
            <text:p>UPDATE g_estructura.funcionarios SET id_area = 'UDSVL' WHERE <text:s/>identificador = '1104048846';</text:p>
          </table:table-cell>
          <table:table-cell table:number-columns-repeated="1014"/>
        </table:table-row>
        <table:table-row table:style-name="ro5">
          <table:table-cell/>
          <table:covered-table-cell table:style-name="ce498"/>
          <table:table-cell table:style-name="ce528" office:value-type="string" calcext:value-type="string">
            <text:p>OTL</text:p>
          </table:table-cell>
          <table:table-cell table:style-name="ce556" office:value-type="float" office:value="1714311972" calcext:value-type="float">
            <text:p>1714311972</text:p>
          </table:table-cell>
          <table:table-cell table:style-name="ce585" office:value-type="string" calcext:value-type="string">
            <text:p>REINOSO GARCIA LOURDES PRISCILA</text:p>
          </table:table-cell>
          <table:table-cell table:style-name="ce585" office:value-type="string" calcext:value-type="string">
            <text:p>DD17</text:p>
          </table:table-cell>
          <table:table-cell table:style-name="ce623" office:value-type="string" calcext:value-type="string">
            <text:p>DIRECCION DISTRITAL </text:p>
          </table:table-cell>
          <table:table-cell table:style-name="ce623" office:value-type="string" calcext:value-type="string">
            <text:p>DD17</text:p>
          </table:table-cell>
          <table:table-cell office:value-type="string" calcext:value-type="string">
            <text:p>RESPONSABLE DE PROVINCIA</text:p>
          </table:table-cell>
          <table:table-cell table:style-name="ce90" table:formula="of:=CONCATENATE(&quot;UPDATE g_estructura.funcionarios SET id_area = '&quot;;[.F115];&quot;' WHERE  identificador = '&quot;;[.D115];&quot;';&quot;)" office:value-type="string" office:string-value="UPDATE g_estructura.funcionarios SET id_area = 'DD17' WHERE  identificador = '1714311972';" calcext:value-type="string">
            <text:p>UPDATE g_estructura.funcionarios SET id_area = 'DD17' WHERE <text:s/>identificador = '1714311972';</text:p>
          </table:table-cell>
          <table:table-cell/>
          <table:table-cell table:style-name="ce90" table:formula="of:=CONCATENATE(&quot;INSERT INTO g_estructura.responsables(id_area, identificador, prioridad, responsable, activo, estado) values ('&quot;;[.H115];&quot;','&quot;;[.D115];&quot;',1,true,1,1);&quot;)" office:value-type="string" office:string-value="INSERT INTO g_estructura.responsables(id_area, identificador, prioridad, responsable, activo, estado) values ('DD17','1714311972',1,true,1,1);" calcext:value-type="string">
            <text:p>INSERT INTO g_estructura.responsables(id_area, identificador, prioridad, responsable, activo, estado) values ('DD17','1714311972',1,true,1,1);</text:p>
          </table:table-cell>
          <table:table-cell table:number-columns-repeated="1012"/>
        </table:table-row>
        <table:table-row table:style-name="ro5">
          <table:table-cell/>
          <table:covered-table-cell table:style-name="ce498"/>
          <table:table-cell table:style-name="ce528" office:value-type="string" calcext:value-type="string">
            <text:p>OTL</text:p>
          </table:table-cell>
          <table:table-cell table:style-name="ce556"/>
          <table:table-cell table:style-name="ce583" office:value-type="string" calcext:value-type="string">
            <text:p>REYES CALVA LUIS REINALDO</text:p>
          </table:table-cell>
          <table:table-cell table:style-name="ce583" office:value-type="string" calcext:value-type="string">
            <text:p>UDIAL</text:p>
          </table:table-cell>
          <table:table-cell table:style-name="ce623" office:value-type="string" calcext:value-type="string">
            <text:p>INOCUIDAD DE LOS ALIMENTOS</text:p>
          </table:table-cell>
          <table:table-cell table:style-name="ce623"/>
          <table:table-cell/>
          <table:table-cell table:style-name="ce90"/>
          <table:table-cell table:number-columns-repeated="1014"/>
        </table:table-row>
        <table:table-row table:style-name="ro4">
          <table:table-cell/>
          <table:covered-table-cell table:style-name="ce498"/>
          <table:table-cell table:style-name="ce528" office:value-type="string" calcext:value-type="string">
            <text:p>OTL</text:p>
          </table:table-cell>
          <table:table-cell table:style-name="ce556" office:value-type="float" office:value="1104094642" calcext:value-type="float">
            <text:p>1104094642</text:p>
          </table:table-cell>
          <table:table-cell table:style-name="ce582" office:value-type="string" calcext:value-type="string">
            <text:p>SAMANIEGO PALACIOS KARINA DE LOS ANGELES</text:p>
          </table:table-cell>
          <table:table-cell table:style-name="ce582" office:value-type="string" calcext:value-type="string">
            <text:p>UDLL</text:p>
          </table:table-cell>
          <table:table-cell table:style-name="ce623" office:value-type="string" calcext:value-type="string">
            <text:p>LABORATORIO</text:p>
          </table:table-cell>
          <table:table-cell table:style-name="ce623"/>
          <table:table-cell/>
          <table:table-cell table:style-name="ce90" table:formula="of:=CONCATENATE(&quot;UPDATE g_estructura.funcionarios SET id_area = '&quot;;[.F117];&quot;' WHERE  identificador = '&quot;;[.D117];&quot;';&quot;)" office:value-type="string" office:string-value="UPDATE g_estructura.funcionarios SET id_area = 'UDLL' WHERE  identificador = '1104094642';" calcext:value-type="string">
            <text:p>UPDATE g_estructura.funcionarios SET id_area = 'UDLL' WHERE <text:s/>identificador = '1104094642';</text:p>
          </table:table-cell>
          <table:table-cell table:number-columns-repeated="1014"/>
        </table:table-row>
        <table:table-row table:style-name="ro4">
          <table:table-cell/>
          <table:covered-table-cell table:style-name="ce498"/>
          <table:table-cell table:style-name="ce528" office:value-type="string" calcext:value-type="string">
            <text:p>OTL</text:p>
          </table:table-cell>
          <table:table-cell table:style-name="ce556" office:value-type="float" office:value="1103757041" calcext:value-type="float">
            <text:p>1103757041</text:p>
          </table:table-cell>
          <table:table-cell table:style-name="ce582" office:value-type="string" calcext:value-type="string">
            <text:p>SANCHEZ ARMIJOS MILTON PATRICIO </text:p>
          </table:table-cell>
          <table:table-cell table:style-name="ce582" office:value-type="string" calcext:value-type="string">
            <text:p>UDSAL</text:p>
          </table:table-cell>
          <table:table-cell table:style-name="ce623" office:value-type="string" calcext:value-type="string">
            <text:p>SANIDAD ANIMAL </text:p>
          </table:table-cell>
          <table:table-cell table:style-name="ce623"/>
          <table:table-cell/>
          <table:table-cell table:style-name="ce90" table:formula="of:=CONCATENATE(&quot;UPDATE g_estructura.funcionarios SET id_area = '&quot;;[.F118];&quot;' WHERE  identificador = '&quot;;[.D118];&quot;';&quot;)" office:value-type="string" office:string-value="UPDATE g_estructura.funcionarios SET id_area = 'UDSAL' WHERE  identificador = '1103757041';" calcext:value-type="string">
            <text:p>UPDATE g_estructura.funcionarios SET id_area = 'UDSAL' WHERE <text:s/>identificador = '1103757041';</text:p>
          </table:table-cell>
          <table:table-cell table:number-columns-repeated="1014"/>
        </table:table-row>
        <table:table-row table:style-name="ro4">
          <table:table-cell/>
          <table:covered-table-cell table:style-name="ce498"/>
          <table:table-cell table:style-name="ce528" office:value-type="string" calcext:value-type="string">
            <text:p>OTL</text:p>
          </table:table-cell>
          <table:table-cell table:style-name="ce556" office:value-type="float" office:value="1104165988" calcext:value-type="float">
            <text:p>1104165988</text:p>
          </table:table-cell>
          <table:table-cell table:style-name="ce582" office:value-type="string" calcext:value-type="string">
            <text:p>TROYA ARMIJOS HENRY FABIAN</text:p>
          </table:table-cell>
          <table:table-cell table:style-name="ce582" office:value-type="string" calcext:value-type="string">
            <text:p>UDLL</text:p>
          </table:table-cell>
          <table:table-cell table:style-name="ce623" office:value-type="string" calcext:value-type="string">
            <text:p>LABORATORIO </text:p>
          </table:table-cell>
          <table:table-cell table:style-name="ce623"/>
          <table:table-cell/>
          <table:table-cell table:style-name="ce90" table:formula="of:=CONCATENATE(&quot;UPDATE g_estructura.funcionarios SET id_area = '&quot;;[.F119];&quot;' WHERE  identificador = '&quot;;[.D119];&quot;';&quot;)" office:value-type="string" office:string-value="UPDATE g_estructura.funcionarios SET id_area = 'UDLL' WHERE  identificador = '1104165988';" calcext:value-type="string">
            <text:p>UPDATE g_estructura.funcionarios SET id_area = 'UDLL' WHERE <text:s/>identificador = '1104165988';</text:p>
          </table:table-cell>
          <table:table-cell table:number-columns-repeated="1014"/>
        </table:table-row>
        <table:table-row table:style-name="ro4">
          <table:table-cell/>
          <table:covered-table-cell table:style-name="ce498"/>
          <table:table-cell table:style-name="ce528" office:value-type="string" calcext:value-type="string">
            <text:p>OTL</text:p>
          </table:table-cell>
          <table:table-cell table:style-name="ce556" office:value-type="float" office:value="1103768618" calcext:value-type="float">
            <text:p>1103768618</text:p>
          </table:table-cell>
          <table:table-cell table:style-name="ce582" office:value-type="string" calcext:value-type="string">
            <text:p>UREÑA UREÑA DIANA DEL CARMEN</text:p>
          </table:table-cell>
          <table:table-cell table:style-name="ce582" office:value-type="string" calcext:value-type="string">
            <text:p>UDAJL</text:p>
          </table:table-cell>
          <table:table-cell table:style-name="ce623" office:value-type="string" calcext:value-type="string">
            <text:p>JURIDICO </text:p>
          </table:table-cell>
          <table:table-cell table:style-name="ce623"/>
          <table:table-cell/>
          <table:table-cell table:style-name="ce90" table:formula="of:=CONCATENATE(&quot;UPDATE g_estructura.funcionarios SET id_area = '&quot;;[.F120];&quot;' WHERE  identificador = '&quot;;[.D120];&quot;';&quot;)" office:value-type="string" office:string-value="UPDATE g_estructura.funcionarios SET id_area = 'UDAJL' WHERE  identificador = '1103768618';" calcext:value-type="string">
            <text:p>UPDATE g_estructura.funcionarios SET id_area = 'UDAJL' WHERE <text:s/>identificador = '1103768618';</text:p>
          </table:table-cell>
          <table:table-cell table:number-columns-repeated="1014"/>
        </table:table-row>
        <table:table-row table:style-name="ro4">
          <table:table-cell/>
          <table:covered-table-cell table:style-name="ce498"/>
          <table:table-cell table:style-name="ce528" office:value-type="string" calcext:value-type="string">
            <text:p>OTL</text:p>
          </table:table-cell>
          <table:table-cell table:style-name="ce556" office:value-type="float" office:value="1103695787" calcext:value-type="float">
            <text:p>1103695787</text:p>
          </table:table-cell>
          <table:table-cell table:style-name="ce582" office:value-type="string" calcext:value-type="string">
            <text:p>VEGA LEON ANDREA SALOMÉ </text:p>
          </table:table-cell>
          <table:table-cell table:style-name="ce582" office:value-type="string" calcext:value-type="string">
            <text:p>UDIAL</text:p>
          </table:table-cell>
          <table:table-cell table:style-name="ce623" office:value-type="string" calcext:value-type="string">
            <text:p>INOCUIDAD DE LOS ALIMENTOS</text:p>
          </table:table-cell>
          <table:table-cell table:style-name="ce623"/>
          <table:table-cell/>
          <table:table-cell table:style-name="ce90" table:formula="of:=CONCATENATE(&quot;UPDATE g_estructura.funcionarios SET id_area = '&quot;;[.F121];&quot;' WHERE  identificador = '&quot;;[.D121];&quot;';&quot;)" office:value-type="string" office:string-value="UPDATE g_estructura.funcionarios SET id_area = 'UDIAL' WHERE  identificador = '1103695787';" calcext:value-type="string">
            <text:p>UPDATE g_estructura.funcionarios SET id_area = 'UDIAL' WHERE <text:s/>identificador = '1103695787';</text:p>
          </table:table-cell>
          <table:table-cell table:number-columns-repeated="1014"/>
        </table:table-row>
        <table:table-row table:style-name="ro4">
          <table:table-cell/>
          <table:covered-table-cell table:style-name="ce498"/>
          <table:table-cell table:style-name="ce528" office:value-type="string" calcext:value-type="string">
            <text:p>OTL</text:p>
          </table:table-cell>
          <table:table-cell table:style-name="ce556" office:value-type="float" office:value="1102514237" calcext:value-type="float">
            <text:p>1102514237</text:p>
          </table:table-cell>
          <table:table-cell table:style-name="ce582" office:value-type="string" calcext:value-type="string">
            <text:p>VELEZ MORA FAB IOLA NOEMI </text:p>
          </table:table-cell>
          <table:table-cell table:style-name="ce582" office:value-type="string" calcext:value-type="string">
            <text:p>UDAFL</text:p>
          </table:table-cell>
          <table:table-cell table:style-name="ce623" office:value-type="string" calcext:value-type="string">
            <text:p>ADMINISTRATIVO</text:p>
          </table:table-cell>
          <table:table-cell table:style-name="ce623"/>
          <table:table-cell/>
          <table:table-cell table:style-name="ce90" table:formula="of:=CONCATENATE(&quot;UPDATE g_estructura.funcionarios SET id_area = '&quot;;[.F122];&quot;' WHERE  identificador = '&quot;;[.D122];&quot;';&quot;)" office:value-type="string" office:string-value="UPDATE g_estructura.funcionarios SET id_area = 'UDAFL' WHERE  identificador = '1102514237';" calcext:value-type="string">
            <text:p>UPDATE g_estructura.funcionarios SET id_area = 'UDAFL' WHERE <text:s/>identificador = '1102514237';</text:p>
          </table:table-cell>
          <table:table-cell table:number-columns-repeated="1014"/>
        </table:table-row>
        <table:table-row table:style-name="ro4">
          <table:table-cell/>
          <table:covered-table-cell table:style-name="ce499"/>
          <table:table-cell table:style-name="ce528" office:value-type="string" calcext:value-type="string">
            <text:p>OTL</text:p>
          </table:table-cell>
          <table:table-cell table:style-name="ce556" office:value-type="string" calcext:value-type="string">
            <text:p>0925017923</text:p>
          </table:table-cell>
          <table:table-cell table:style-name="ce586" office:value-type="string" calcext:value-type="string">
            <text:p>ZAMBRANO BOSQUEZ JUAN PABLO</text:p>
          </table:table-cell>
          <table:table-cell table:style-name="ce586" office:value-type="string" calcext:value-type="string">
            <text:p>UDLL</text:p>
          </table:table-cell>
          <table:table-cell table:style-name="ce625" office:value-type="string" calcext:value-type="string">
            <text:p>LABORATORIO</text:p>
          </table:table-cell>
          <table:table-cell table:style-name="ce625"/>
          <table:table-cell/>
          <table:table-cell table:style-name="ce90" table:formula="of:=CONCATENATE(&quot;UPDATE g_estructura.funcionarios SET id_area = '&quot;;[.F123];&quot;' WHERE  identificador = '&quot;;[.D123];&quot;';&quot;)" office:value-type="string" office:string-value="UPDATE g_estructura.funcionarios SET id_area = 'UDLL' WHERE  identificador = '0925017923';" calcext:value-type="string">
            <text:p>UPDATE g_estructura.funcionarios SET id_area = 'UDLL' WHERE <text:s/>identificador = '0925017923';</text:p>
          </table:table-cell>
          <table:table-cell table:number-columns-repeated="1014"/>
        </table:table-row>
        <table:table-row table:style-name="ro4">
          <table:table-cell/>
          <table:table-cell table:style-name="ce500" office:value-type="string" calcext:value-type="string" table:number-columns-spanned="1" table:number-rows-spanned="2">
            <text:p>Oficina Zapotillo</text:p>
          </table:table-cell>
          <table:table-cell table:style-name="ce529" office:value-type="string" calcext:value-type="string">
            <text:p>OTZ17</text:p>
          </table:table-cell>
          <table:table-cell table:style-name="ce557" office:value-type="float" office:value="1104815392" calcext:value-type="float">
            <text:p>1104815392</text:p>
          </table:table-cell>
          <table:table-cell table:style-name="ce580" office:value-type="string" calcext:value-type="string">
            <text:p>GUACHISACA PACCHA BYRON PATRICIO</text:p>
          </table:table-cell>
          <table:table-cell table:style-name="ce580" office:value-type="string" calcext:value-type="string">
            <text:p>UDSAZ17</text:p>
          </table:table-cell>
          <table:table-cell table:style-name="ce373" office:value-type="string" calcext:value-type="string">
            <text:p>SANIDAD ANIMAL </text:p>
          </table:table-cell>
          <table:table-cell table:style-name="ce373"/>
          <table:table-cell/>
          <table:table-cell table:style-name="ce90" table:formula="of:=CONCATENATE(&quot;UPDATE g_estructura.funcionarios SET id_area = '&quot;;[.F124];&quot;' WHERE  identificador = '&quot;;[.D124];&quot;';&quot;)" office:value-type="string" office:string-value="UPDATE g_estructura.funcionarios SET id_area = 'UDSAZ17' WHERE  identificador = '1104815392';" calcext:value-type="string">
            <text:p>UPDATE g_estructura.funcionarios SET id_area = 'UDSAZ17' WHERE <text:s/>identificador = '1104815392';</text:p>
          </table:table-cell>
          <table:table-cell table:number-columns-repeated="1014"/>
        </table:table-row>
        <table:table-row table:style-name="ro4">
          <table:table-cell/>
          <table:covered-table-cell table:style-name="ce501"/>
          <table:table-cell table:style-name="ce530" office:value-type="string" calcext:value-type="string">
            <text:p>OTZ17</text:p>
          </table:table-cell>
          <table:table-cell table:style-name="ce551" office:value-type="string" calcext:value-type="string">
            <text:p>0703509653</text:p>
          </table:table-cell>
          <table:table-cell table:style-name="ce587" office:value-type="string" calcext:value-type="string">
            <text:p>VARGAS SALVATIERRA LUIS PAÚL</text:p>
          </table:table-cell>
          <table:table-cell table:style-name="ce587" office:value-type="string" calcext:value-type="string">
            <text:p>UDSVZ17</text:p>
          </table:table-cell>
          <table:table-cell table:style-name="ce626" office:value-type="string" calcext:value-type="string">
            <text:p>SANIDAD VEGETAL </text:p>
          </table:table-cell>
          <table:table-cell table:style-name="ce641" office:value-type="string" calcext:value-type="string">
            <text:p>OTZ17</text:p>
          </table:table-cell>
          <table:table-cell office:value-type="string" calcext:value-type="string">
            <text:p>Responsable de Oficina</text:p>
          </table:table-cell>
          <table:table-cell table:style-name="ce90" table:formula="of:=CONCATENATE(&quot;UPDATE g_estructura.funcionarios SET id_area = '&quot;;[.F125];&quot;' WHERE  identificador = '&quot;;[.D125];&quot;';&quot;)" office:value-type="string" office:string-value="UPDATE g_estructura.funcionarios SET id_area = 'UDSVZ17' WHERE  identificador = '0703509653';" calcext:value-type="string">
            <text:p>UPDATE g_estructura.funcionarios SET id_area = 'UDSVZ17' WHERE <text:s/>identificador = '0703509653';</text:p>
          </table:table-cell>
          <table:table-cell/>
          <table:table-cell table:style-name="ce90" table:formula="of:=CONCATENATE(&quot;INSERT INTO g_estructura.responsables(id_area, identificador, prioridad, responsable, activo, estado) values ('&quot;;[.H125];&quot;','&quot;;[.D125];&quot;',1,true,1,1);&quot;)" office:value-type="string" office:string-value="INSERT INTO g_estructura.responsables(id_area, identificador, prioridad, responsable, activo, estado) values ('OTZ17','0703509653',1,true,1,1);" calcext:value-type="string">
            <text:p>INSERT INTO g_estructura.responsables(id_area, identificador, prioridad, responsable, activo, estado) values ('OTZ17','0703509653',1,true,1,1);</text:p>
          </table:table-cell>
          <table:table-cell table:number-columns-repeated="1012"/>
        </table:table-row>
        <table:table-row table:style-name="ro4">
          <table:table-cell/>
          <table:table-cell table:style-name="ce502" office:value-type="string" calcext:value-type="string">
            <text:p>Camper Puente <text:s/>Lalamor</text:p>
          </table:table-cell>
          <table:table-cell table:style-name="ce531" office:value-type="string" calcext:value-type="string">
            <text:p>CPA17</text:p>
          </table:table-cell>
          <table:table-cell table:style-name="ce558" office:value-type="float" office:value="1103559165" calcext:value-type="float">
            <text:p>1103559165</text:p>
          </table:table-cell>
          <table:table-cell table:style-name="ce588" office:value-type="string" calcext:value-type="string">
            <text:p>SUQUILANDA LUDEÑA ROBER LUCIANO </text:p>
          </table:table-cell>
          <table:table-cell table:style-name="ce588" office:value-type="string" calcext:value-type="string">
            <text:p>UDSACPA17</text:p>
          </table:table-cell>
          <table:table-cell table:style-name="ce627" office:value-type="string" calcext:value-type="string">
            <text:p>SANIDAD ANIMAL </text:p>
          </table:table-cell>
          <table:table-cell table:style-name="ce627"/>
          <table:table-cell/>
          <table:table-cell table:style-name="ce90" table:formula="of:=CONCATENATE(&quot;UPDATE g_estructura.funcionarios SET id_area = '&quot;;[.F126];&quot;' WHERE  identificador = '&quot;;[.D126];&quot;';&quot;)" office:value-type="string" office:string-value="UPDATE g_estructura.funcionarios SET id_area = 'UDSACPA17' WHERE  identificador = '1103559165';" calcext:value-type="string">
            <text:p>UPDATE g_estructura.funcionarios SET id_area = 'UDSACPA17' WHERE <text:s/>identificador = '1103559165';</text:p>
          </table:table-cell>
          <table:table-cell table:number-columns-repeated="1014"/>
        </table:table-row>
        <table:table-row table:style-name="ro4">
          <table:table-cell/>
          <table:table-cell table:style-name="ce503" office:value-type="string" calcext:value-type="string" table:number-columns-spanned="1" table:number-rows-spanned="2">
            <text:p>Oficina Macará</text:p>
          </table:table-cell>
          <table:table-cell table:style-name="ce532" office:value-type="string" calcext:value-type="string">
            <text:p>OTM17</text:p>
          </table:table-cell>
          <table:table-cell table:style-name="ce558" office:value-type="string" calcext:value-type="string">
            <text:p>0603378779</text:p>
          </table:table-cell>
          <table:table-cell table:style-name="ce588" office:value-type="string" calcext:value-type="string">
            <text:p>CUENCA SARANGO PAULINA JIMENA</text:p>
          </table:table-cell>
          <table:table-cell table:style-name="ce588" office:value-type="string" calcext:value-type="string">
            <text:p>UDSAM17</text:p>
          </table:table-cell>
          <table:table-cell table:style-name="ce627" office:value-type="string" calcext:value-type="string">
            <text:p>SANIDAD ANIMAL </text:p>
          </table:table-cell>
          <table:table-cell table:style-name="ce627"/>
          <table:table-cell/>
          <table:table-cell table:style-name="ce90" table:formula="of:=CONCATENATE(&quot;UPDATE g_estructura.funcionarios SET id_area = '&quot;;[.F127];&quot;' WHERE  identificador = '&quot;;[.D127];&quot;';&quot;)" office:value-type="string" office:string-value="UPDATE g_estructura.funcionarios SET id_area = 'UDSAM17' WHERE  identificador = '0603378779';" calcext:value-type="string">
            <text:p>UPDATE g_estructura.funcionarios SET id_area = 'UDSAM17' WHERE <text:s/>identificador = '0603378779';</text:p>
          </table:table-cell>
          <table:table-cell table:number-columns-repeated="1014"/>
        </table:table-row>
        <table:table-row table:style-name="ro4">
          <table:table-cell/>
          <table:covered-table-cell table:style-name="ce504"/>
          <table:table-cell table:style-name="ce533" office:value-type="string" calcext:value-type="string">
            <text:p>OTM17</text:p>
          </table:table-cell>
          <table:table-cell table:style-name="ce559" office:value-type="float" office:value="1104117674" calcext:value-type="float">
            <text:p>1104117674</text:p>
          </table:table-cell>
          <table:table-cell table:style-name="ce589" office:value-type="string" calcext:value-type="string">
            <text:p>GORDILLO SÁNCHEZ HERMEL RENE</text:p>
          </table:table-cell>
          <table:table-cell table:style-name="ce589" office:value-type="string" calcext:value-type="string">
            <text:p>UDSVM17</text:p>
          </table:table-cell>
          <table:table-cell table:style-name="ce628" office:value-type="string" calcext:value-type="string">
            <text:p>SANIDAD VEGETAL </text:p>
          </table:table-cell>
          <table:table-cell table:style-name="ce642" office:value-type="string" calcext:value-type="string">
            <text:p>OTM17</text:p>
          </table:table-cell>
          <table:table-cell office:value-type="string" calcext:value-type="string">
            <text:p>Responsable de Oficina</text:p>
          </table:table-cell>
          <table:table-cell table:style-name="ce90" table:formula="of:=CONCATENATE(&quot;UPDATE g_estructura.funcionarios SET id_area = '&quot;;[.F128];&quot;' WHERE  identificador = '&quot;;[.D128];&quot;';&quot;)" office:value-type="string" office:string-value="UPDATE g_estructura.funcionarios SET id_area = 'UDSVM17' WHERE  identificador = '1104117674';" calcext:value-type="string">
            <text:p>UPDATE g_estructura.funcionarios SET id_area = 'UDSVM17' WHERE <text:s/>identificador = '1104117674';</text:p>
          </table:table-cell>
          <table:table-cell/>
          <table:table-cell table:style-name="ce90" table:formula="of:=CONCATENATE(&quot;INSERT INTO g_estructura.responsables(id_area, identificador, prioridad, responsable, activo, estado) values ('&quot;;[.H128];&quot;','&quot;;[.D128];&quot;',1,true,1,1);&quot;)" office:value-type="string" office:string-value="INSERT INTO g_estructura.responsables(id_area, identificador, prioridad, responsable, activo, estado) values ('OTM17','1104117674',1,true,1,1);" calcext:value-type="string">
            <text:p>INSERT INTO g_estructura.responsables(id_area, identificador, prioridad, responsable, activo, estado) values ('OTM17','1104117674',1,true,1,1);</text:p>
          </table:table-cell>
          <table:table-cell table:number-columns-repeated="1012"/>
        </table:table-row>
        <table:table-row table:style-name="ro4">
          <table:table-cell/>
          <table:table-cell table:style-name="ce502" office:value-type="string" calcext:value-type="string">
            <text:p>Camper Puente Macará </text:p>
          </table:table-cell>
          <table:table-cell table:style-name="ce531" office:value-type="string" calcext:value-type="string">
            <text:p>CPM17</text:p>
          </table:table-cell>
          <table:table-cell table:style-name="ce558" office:value-type="float" office:value="1104193279" calcext:value-type="float">
            <text:p>1104193279</text:p>
          </table:table-cell>
          <table:table-cell table:style-name="ce590" office:value-type="string" calcext:value-type="string">
            <text:p>GALLEGOS SUQUILANDA SANTIAGO VICENTE </text:p>
          </table:table-cell>
          <table:table-cell table:style-name="ce590" office:value-type="string" calcext:value-type="string">
            <text:p>UDSACPM17</text:p>
          </table:table-cell>
          <table:table-cell table:style-name="ce627" office:value-type="string" calcext:value-type="string">
            <text:p>SANIDAD ANIMAL </text:p>
          </table:table-cell>
          <table:table-cell table:style-name="ce627"/>
          <table:table-cell/>
          <table:table-cell table:style-name="ce90" table:formula="of:=CONCATENATE(&quot;UPDATE g_estructura.funcionarios SET id_area = '&quot;;[.F129];&quot;' WHERE  identificador = '&quot;;[.D129];&quot;';&quot;)" office:value-type="string" office:string-value="UPDATE g_estructura.funcionarios SET id_area = 'UDSACPM17' WHERE  identificador = '1104193279';" calcext:value-type="string">
            <text:p>UPDATE g_estructura.funcionarios SET id_area = 'UDSACPM17' WHERE <text:s/>identificador = '1104193279';</text:p>
          </table:table-cell>
          <table:table-cell table:number-columns-repeated="1014"/>
        </table:table-row>
        <table:table-row table:style-name="ro4">
          <table:table-cell/>
          <table:table-cell table:style-name="ce505" office:value-type="string" calcext:value-type="string" table:number-columns-spanned="1" table:number-rows-spanned="3">
            <text:p>Oficina Gonzanama</text:p>
          </table:table-cell>
          <table:table-cell table:style-name="ce534" office:value-type="string" calcext:value-type="string">
            <text:p>OTG17</text:p>
          </table:table-cell>
          <table:table-cell table:style-name="ce557" office:value-type="float" office:value="1103416028" calcext:value-type="float">
            <text:p>1103416028</text:p>
          </table:table-cell>
          <table:table-cell table:style-name="ce591" office:value-type="string" calcext:value-type="string">
            <text:p>MEDINA PACHECO RAFAEL ALBERTO</text:p>
          </table:table-cell>
          <table:table-cell table:style-name="ce591" office:value-type="string" calcext:value-type="string">
            <text:p>UDSAG17</text:p>
          </table:table-cell>
          <table:table-cell table:style-name="ce629" office:value-type="string" calcext:value-type="string">
            <text:p>SANIDAD ANIMAL </text:p>
          </table:table-cell>
          <table:table-cell table:style-name="ce629"/>
          <table:table-cell/>
          <table:table-cell table:style-name="ce90" table:formula="of:=CONCATENATE(&quot;UPDATE g_estructura.funcionarios SET id_area = '&quot;;[.F130];&quot;' WHERE  identificador = '&quot;;[.D130];&quot;';&quot;)" office:value-type="string" office:string-value="UPDATE g_estructura.funcionarios SET id_area = 'UDSAG17' WHERE  identificador = '1103416028';" calcext:value-type="string">
            <text:p>UPDATE g_estructura.funcionarios SET id_area = 'UDSAG17' WHERE <text:s/>identificador = '1103416028';</text:p>
          </table:table-cell>
          <table:table-cell table:number-columns-repeated="1014"/>
        </table:table-row>
        <table:table-row table:style-name="ro4">
          <table:table-cell/>
          <table:covered-table-cell table:style-name="ce506"/>
          <table:table-cell table:style-name="ce535" office:value-type="string" calcext:value-type="string">
            <text:p>OTG17</text:p>
          </table:table-cell>
          <table:table-cell table:style-name="ce551" office:value-type="float" office:value="1103547335" calcext:value-type="float">
            <text:p>1103547335</text:p>
          </table:table-cell>
          <table:table-cell table:style-name="ce585" office:value-type="string" calcext:value-type="string">
            <text:p>ROJAS ROJAS EDWIN MARCELO</text:p>
          </table:table-cell>
          <table:table-cell table:style-name="ce585" office:value-type="string" calcext:value-type="string">
            <text:p>UDSAG17</text:p>
          </table:table-cell>
          <table:table-cell table:style-name="ce630" office:value-type="string" calcext:value-type="string">
            <text:p>SANIDAD ANIMAL </text:p>
          </table:table-cell>
          <table:table-cell table:style-name="ce390" office:value-type="string" calcext:value-type="string">
            <text:p>OTG17</text:p>
          </table:table-cell>
          <table:table-cell office:value-type="string" calcext:value-type="string">
            <text:p>Responsable de Oficina</text:p>
          </table:table-cell>
          <table:table-cell table:style-name="ce90" table:formula="of:=CONCATENATE(&quot;UPDATE g_estructura.funcionarios SET id_area = '&quot;;[.F131];&quot;' WHERE  identificador = '&quot;;[.D131];&quot;';&quot;)" office:value-type="string" office:string-value="UPDATE g_estructura.funcionarios SET id_area = 'UDSAG17' WHERE  identificador = '1103547335';" calcext:value-type="string">
            <text:p>UPDATE g_estructura.funcionarios SET id_area = 'UDSAG17' WHERE <text:s/>identificador = '1103547335';</text:p>
          </table:table-cell>
          <table:table-cell/>
          <table:table-cell table:style-name="ce90" table:formula="of:=CONCATENATE(&quot;INSERT INTO g_estructura.responsables(id_area, identificador, prioridad, responsable, activo, estado) values ('&quot;;[.H131];&quot;','&quot;;[.D131];&quot;',1,true,1,1);&quot;)" office:value-type="string" office:string-value="INSERT INTO g_estructura.responsables(id_area, identificador, prioridad, responsable, activo, estado) values ('OTG17','1103547335',1,true,1,1);" calcext:value-type="string">
            <text:p>INSERT INTO g_estructura.responsables(id_area, identificador, prioridad, responsable, activo, estado) values ('OTG17','1103547335',1,true,1,1);</text:p>
          </table:table-cell>
          <table:table-cell table:number-columns-repeated="1012"/>
        </table:table-row>
        <table:table-row table:style-name="ro4">
          <table:table-cell/>
          <table:covered-table-cell table:style-name="ce507"/>
          <table:table-cell table:style-name="ce536" office:value-type="string" calcext:value-type="string">
            <text:p>OTG17</text:p>
          </table:table-cell>
          <table:table-cell table:style-name="ce557" office:value-type="string" calcext:value-type="string">
            <text:p>1104115066</text:p>
          </table:table-cell>
          <table:table-cell table:style-name="ce592" office:value-type="string" calcext:value-type="string">
            <text:p>VALAREZO ESPINOZA DORIS LILIANA </text:p>
          </table:table-cell>
          <table:table-cell table:style-name="ce592" office:value-type="string" calcext:value-type="string">
            <text:p>UDSVG17</text:p>
          </table:table-cell>
          <table:table-cell table:style-name="ce631" office:value-type="string" calcext:value-type="string">
            <text:p>SANIDAD VEGETAL </text:p>
          </table:table-cell>
          <table:table-cell table:style-name="ce631"/>
          <table:table-cell/>
          <table:table-cell table:style-name="ce90" table:formula="of:=CONCATENATE(&quot;UPDATE g_estructura.funcionarios SET id_area = '&quot;;[.F132];&quot;' WHERE  identificador = '&quot;;[.D132];&quot;';&quot;)" office:value-type="string" office:string-value="UPDATE g_estructura.funcionarios SET id_area = 'UDSVG17' WHERE  identificador = '1104115066';" calcext:value-type="string">
            <text:p>UPDATE g_estructura.funcionarios SET id_area = 'UDSVG17' WHERE <text:s/>identificador = '1104115066';</text:p>
          </table:table-cell>
          <table:table-cell table:number-columns-repeated="1014"/>
        </table:table-row>
        <table:table-row table:style-name="ro4">
          <table:table-cell/>
          <table:table-cell table:style-name="ce500" office:value-type="string" calcext:value-type="string" table:number-columns-spanned="1" table:number-rows-spanned="4">
            <text:p>Oficina Saraguro</text:p>
          </table:table-cell>
          <table:table-cell table:style-name="ce537" office:value-type="string" calcext:value-type="string">
            <text:p>OTS17</text:p>
          </table:table-cell>
          <table:table-cell table:style-name="ce339" office:value-type="float" office:value="1103538490" calcext:value-type="float">
            <text:p>1103538490</text:p>
          </table:table-cell>
          <table:table-cell table:style-name="ce593" office:value-type="string" calcext:value-type="string">
            <text:p>BRICEÑO LOAIZA CESAR OMAR</text:p>
          </table:table-cell>
          <table:table-cell table:style-name="ce593" office:value-type="string" calcext:value-type="string">
            <text:p>UDSAS17</text:p>
          </table:table-cell>
          <table:table-cell table:style-name="ce632" office:value-type="string" calcext:value-type="string">
            <text:p>SANIDAD ANIMAL </text:p>
          </table:table-cell>
          <table:table-cell table:style-name="ce643" office:value-type="string" calcext:value-type="string">
            <text:p>OTS17</text:p>
          </table:table-cell>
          <table:table-cell office:value-type="string" calcext:value-type="string">
            <text:p>Responsable de Oficina</text:p>
          </table:table-cell>
          <table:table-cell table:style-name="ce90" table:formula="of:=CONCATENATE(&quot;UPDATE g_estructura.funcionarios SET id_area = '&quot;;[.F133];&quot;' WHERE  identificador = '&quot;;[.D133];&quot;';&quot;)" office:value-type="string" office:string-value="UPDATE g_estructura.funcionarios SET id_area = 'UDSAS17' WHERE  identificador = '1103538490';" calcext:value-type="string">
            <text:p>UPDATE g_estructura.funcionarios SET id_area = 'UDSAS17' WHERE <text:s/>identificador = '1103538490';</text:p>
          </table:table-cell>
          <table:table-cell/>
          <table:table-cell table:style-name="ce90" table:formula="of:=CONCATENATE(&quot;INSERT INTO g_estructura.responsables(id_area, identificador, prioridad, responsable, activo, estado) values ('&quot;;[.H133];&quot;','&quot;;[.D133];&quot;',1,true,1,1);&quot;)" office:value-type="string" office:string-value="INSERT INTO g_estructura.responsables(id_area, identificador, prioridad, responsable, activo, estado) values ('OTS17','1103538490',1,true,1,1);" calcext:value-type="string">
            <text:p>INSERT INTO g_estructura.responsables(id_area, identificador, prioridad, responsable, activo, estado) values ('OTS17','1103538490',1,true,1,1);</text:p>
          </table:table-cell>
          <table:table-cell table:number-columns-repeated="1012"/>
        </table:table-row>
        <table:table-row table:style-name="ro4">
          <table:table-cell/>
          <table:covered-table-cell table:style-name="ce506"/>
          <table:table-cell table:style-name="ce538" office:value-type="string" calcext:value-type="string">
            <text:p>OTS17</text:p>
          </table:table-cell>
          <table:table-cell table:style-name="ce557" office:value-type="float" office:value="1103600829" calcext:value-type="float">
            <text:p>1103600829</text:p>
          </table:table-cell>
          <table:table-cell table:style-name="ce582" office:value-type="string" calcext:value-type="string">
            <text:p>GUALAN CONTENTO LUZ ELENA</text:p>
          </table:table-cell>
          <table:table-cell table:style-name="ce582" office:value-type="string" calcext:value-type="string">
            <text:p>UDSAS17</text:p>
          </table:table-cell>
          <table:table-cell table:style-name="ce374" office:value-type="string" calcext:value-type="string">
            <text:p>SANIDAD ANIMAL </text:p>
          </table:table-cell>
          <table:table-cell table:style-name="ce374"/>
          <table:table-cell/>
          <table:table-cell table:style-name="ce90" table:formula="of:=CONCATENATE(&quot;UPDATE g_estructura.funcionarios SET id_area = '&quot;;[.F134];&quot;' WHERE  identificador = '&quot;;[.D134];&quot;';&quot;)" office:value-type="string" office:string-value="UPDATE g_estructura.funcionarios SET id_area = 'UDSAS17' WHERE  identificador = '1103600829';" calcext:value-type="string">
            <text:p>UPDATE g_estructura.funcionarios SET id_area = 'UDSAS17' WHERE <text:s/>identificador = '1103600829';</text:p>
          </table:table-cell>
          <table:table-cell table:number-columns-repeated="1014"/>
        </table:table-row>
        <table:table-row table:style-name="ro4">
          <table:table-cell/>
          <table:covered-table-cell table:style-name="ce506"/>
          <table:table-cell table:style-name="ce538" office:value-type="string" calcext:value-type="string">
            <text:p>OTS17</text:p>
          </table:table-cell>
          <table:table-cell table:style-name="ce557" office:value-type="float" office:value="1104586423" calcext:value-type="float">
            <text:p>1104586423</text:p>
          </table:table-cell>
          <table:table-cell table:style-name="ce584" office:value-type="string" calcext:value-type="string">
            <text:p>MACAS ROJAS JOSE FABIAN </text:p>
          </table:table-cell>
          <table:table-cell table:style-name="ce584" office:value-type="string" calcext:value-type="string">
            <text:p>UDSVS17</text:p>
          </table:table-cell>
          <table:table-cell table:style-name="ce374" office:value-type="string" calcext:value-type="string">
            <text:p>SANIDAD VEGETAL </text:p>
          </table:table-cell>
          <table:table-cell table:style-name="ce374"/>
          <table:table-cell/>
          <table:table-cell table:style-name="ce90" table:formula="of:=CONCATENATE(&quot;UPDATE g_estructura.funcionarios SET id_area = '&quot;;[.F135];&quot;' WHERE  identificador = '&quot;;[.D135];&quot;';&quot;)" office:value-type="string" office:string-value="UPDATE g_estructura.funcionarios SET id_area = 'UDSVS17' WHERE  identificador = '1104586423';" calcext:value-type="string">
            <text:p>UPDATE g_estructura.funcionarios SET id_area = 'UDSVS17' WHERE <text:s/>identificador = '1104586423';</text:p>
          </table:table-cell>
          <table:table-cell table:number-columns-repeated="1014"/>
        </table:table-row>
        <table:table-row table:style-name="ro4">
          <table:table-cell/>
          <table:covered-table-cell table:style-name="ce501"/>
          <table:table-cell table:style-name="ce539" office:value-type="string" calcext:value-type="string">
            <text:p>OTS17</text:p>
          </table:table-cell>
          <table:table-cell table:style-name="ce557" office:value-type="float" office:value="1723543276" calcext:value-type="float">
            <text:p>1723543276</text:p>
          </table:table-cell>
          <table:table-cell table:style-name="ce594" office:value-type="string" calcext:value-type="string">
            <text:p>SANTILLAN TITUAÑA JESSICA LUCILA</text:p>
          </table:table-cell>
          <table:table-cell table:style-name="ce594" office:value-type="string" calcext:value-type="string">
            <text:p>UDAFS17</text:p>
          </table:table-cell>
          <table:table-cell table:style-name="ce633" office:value-type="string" calcext:value-type="string">
            <text:p>COMUNICACIÓN (administrativo)</text:p>
          </table:table-cell>
          <table:table-cell table:style-name="ce376"/>
          <table:table-cell/>
          <table:table-cell table:style-name="ce90" table:formula="of:=CONCATENATE(&quot;UPDATE g_estructura.funcionarios SET id_area = '&quot;;[.F136];&quot;' WHERE  identificador = '&quot;;[.D136];&quot;';&quot;)" office:value-type="string" office:string-value="UPDATE g_estructura.funcionarios SET id_area = 'UDAFS17' WHERE  identificador = '1723543276';" calcext:value-type="string">
            <text:p>UPDATE g_estructura.funcionarios SET id_area = 'UDAFS17' WHERE <text:s/>identificador = '1723543276';</text:p>
          </table:table-cell>
          <table:table-cell table:number-columns-repeated="1014"/>
        </table:table-row>
        <table:table-row table:style-name="ro4">
          <table:table-cell/>
          <table:table-cell table:style-name="ce500" office:value-type="string" calcext:value-type="string" table:number-columns-spanned="1" table:number-rows-spanned="3">
            <text:p>Oficina Alamor (Puyango)</text:p>
          </table:table-cell>
          <table:table-cell table:style-name="ce529" office:value-type="string" calcext:value-type="string">
            <text:p>OTA17</text:p>
          </table:table-cell>
          <table:table-cell table:style-name="ce557" office:value-type="float" office:value="1104858111" calcext:value-type="float">
            <text:p>1104858111</text:p>
          </table:table-cell>
          <table:table-cell table:style-name="ce595" office:value-type="string" calcext:value-type="string">
            <text:p>MAZA POMA JOHANNA ELIZABETH </text:p>
          </table:table-cell>
          <table:table-cell table:style-name="ce595" office:value-type="string" calcext:value-type="string">
            <text:p>UDSVA17</text:p>
          </table:table-cell>
          <table:table-cell table:style-name="ce373" office:value-type="string" calcext:value-type="string">
            <text:p>SANIDAD VEGETAL </text:p>
          </table:table-cell>
          <table:table-cell table:style-name="ce373"/>
          <table:table-cell/>
          <table:table-cell table:style-name="ce90" table:formula="of:=CONCATENATE(&quot;UPDATE g_estructura.funcionarios SET id_area = '&quot;;[.F137];&quot;' WHERE  identificador = '&quot;;[.D137];&quot;';&quot;)" office:value-type="string" office:string-value="UPDATE g_estructura.funcionarios SET id_area = 'UDSVA17' WHERE  identificador = '1104858111';" calcext:value-type="string">
            <text:p>UPDATE g_estructura.funcionarios SET id_area = 'UDSVA17' WHERE <text:s/>identificador = '1104858111';</text:p>
          </table:table-cell>
          <table:table-cell table:number-columns-repeated="1014"/>
        </table:table-row>
        <table:table-row table:style-name="ro4">
          <table:table-cell/>
          <table:covered-table-cell table:style-name="ce506"/>
          <table:table-cell table:style-name="ce535" office:value-type="string" calcext:value-type="string">
            <text:p>OTA17</text:p>
          </table:table-cell>
          <table:table-cell table:style-name="ce551" office:value-type="float" office:value="1104621980" calcext:value-type="float">
            <text:p>1104621980</text:p>
          </table:table-cell>
          <table:table-cell table:style-name="ce585" office:value-type="string" calcext:value-type="string">
            <text:p>PALMA RAMÍREZ DARWIN MAURICIO</text:p>
          </table:table-cell>
          <table:table-cell table:style-name="ce585" office:value-type="string" calcext:value-type="string">
            <text:p>UDSAA17</text:p>
          </table:table-cell>
          <table:table-cell table:style-name="ce630" office:value-type="string" calcext:value-type="string">
            <text:p>SANIDAD ANIMAL </text:p>
          </table:table-cell>
          <table:table-cell table:style-name="ce390" office:value-type="string" calcext:value-type="string">
            <text:p>OTA17</text:p>
          </table:table-cell>
          <table:table-cell office:value-type="string" calcext:value-type="string">
            <text:p>Responsable de Oficina</text:p>
          </table:table-cell>
          <table:table-cell table:style-name="ce90" table:formula="of:=CONCATENATE(&quot;UPDATE g_estructura.funcionarios SET id_area = '&quot;;[.F138];&quot;' WHERE  identificador = '&quot;;[.D138];&quot;';&quot;)" office:value-type="string" office:string-value="UPDATE g_estructura.funcionarios SET id_area = 'UDSAA17' WHERE  identificador = '1104621980';" calcext:value-type="string">
            <text:p>UPDATE g_estructura.funcionarios SET id_area = 'UDSAA17' WHERE <text:s/>identificador = '1104621980';</text:p>
          </table:table-cell>
          <table:table-cell/>
          <table:table-cell table:style-name="ce90" table:formula="of:=CONCATENATE(&quot;INSERT INTO g_estructura.responsables(id_area, identificador, prioridad, responsable, activo, estado) values ('&quot;;[.H138];&quot;','&quot;;[.D138];&quot;',1,true,1,1);&quot;)" office:value-type="string" office:string-value="INSERT INTO g_estructura.responsables(id_area, identificador, prioridad, responsable, activo, estado) values ('OTA17','1104621980',1,true,1,1);" calcext:value-type="string">
            <text:p>INSERT INTO g_estructura.responsables(id_area, identificador, prioridad, responsable, activo, estado) values ('OTA17','1104621980',1,true,1,1);</text:p>
          </table:table-cell>
          <table:table-cell table:number-columns-repeated="1012"/>
        </table:table-row>
        <table:table-row table:style-name="ro4">
          <table:table-cell/>
          <table:covered-table-cell table:style-name="ce501"/>
          <table:table-cell table:style-name="ce539" office:value-type="string" calcext:value-type="string">
            <text:p>OTA17</text:p>
          </table:table-cell>
          <table:table-cell table:style-name="ce557" office:value-type="string" calcext:value-type="string">
            <text:p>0705103018</text:p>
          </table:table-cell>
          <table:table-cell table:style-name="ce596" office:value-type="string" calcext:value-type="string">
            <text:p>VIVANCO GOMEZ ELVIA MARIA </text:p>
          </table:table-cell>
          <table:table-cell table:style-name="ce596" office:value-type="string" calcext:value-type="string">
            <text:p>UDSAA17</text:p>
          </table:table-cell>
          <table:table-cell table:style-name="ce376" office:value-type="string" calcext:value-type="string">
            <text:p>SANIDAD ANIMAL </text:p>
          </table:table-cell>
          <table:table-cell table:style-name="ce376"/>
          <table:table-cell/>
          <table:table-cell table:style-name="ce90" table:formula="of:=CONCATENATE(&quot;UPDATE g_estructura.funcionarios SET id_area = '&quot;;[.F139];&quot;' WHERE  identificador = '&quot;;[.D139];&quot;';&quot;)" office:value-type="string" office:string-value="UPDATE g_estructura.funcionarios SET id_area = 'UDSAA17' WHERE  identificador = '0705103018';" calcext:value-type="string">
            <text:p>UPDATE g_estructura.funcionarios SET id_area = 'UDSAA17' WHERE <text:s/>identificador = '0705103018';</text:p>
          </table:table-cell>
          <table:table-cell table:number-columns-repeated="1014"/>
        </table:table-row>
        <table:table-row table:style-name="ro4">
          <table:table-cell/>
          <table:table-cell table:style-name="ce500" office:value-type="string" calcext:value-type="string" table:number-columns-spanned="1" table:number-rows-spanned="2">
            <text:p>Oficina Chaguarpamba</text:p>
          </table:table-cell>
          <table:table-cell table:style-name="ce537" office:value-type="string" calcext:value-type="string">
            <text:p>OTC17</text:p>
          </table:table-cell>
          <table:table-cell table:style-name="ce551" office:value-type="float" office:value="1103148407" calcext:value-type="float">
            <text:p>1103148407</text:p>
          </table:table-cell>
          <table:table-cell table:style-name="ce593" office:value-type="string" calcext:value-type="string">
            <text:p>REINOSO CASTILLO YANDRY EDUARDO</text:p>
          </table:table-cell>
          <table:table-cell table:style-name="ce593" office:value-type="string" calcext:value-type="string">
            <text:p>UDSAC17</text:p>
          </table:table-cell>
          <table:table-cell table:style-name="ce632" office:value-type="string" calcext:value-type="string">
            <text:p>SANIDAD ANIMAL </text:p>
          </table:table-cell>
          <table:table-cell table:style-name="ce643" office:value-type="string" calcext:value-type="string">
            <text:p>OTC17</text:p>
          </table:table-cell>
          <table:table-cell office:value-type="string" calcext:value-type="string">
            <text:p>Responsable de Oficina</text:p>
          </table:table-cell>
          <table:table-cell table:style-name="ce90" table:formula="of:=CONCATENATE(&quot;UPDATE g_estructura.funcionarios SET id_area = '&quot;;[.F140];&quot;' WHERE  identificador = '&quot;;[.D140];&quot;';&quot;)" office:value-type="string" office:string-value="UPDATE g_estructura.funcionarios SET id_area = 'UDSAC17' WHERE  identificador = '1103148407';" calcext:value-type="string">
            <text:p>UPDATE g_estructura.funcionarios SET id_area = 'UDSAC17' WHERE <text:s/>identificador = '1103148407';</text:p>
          </table:table-cell>
          <table:table-cell/>
          <table:table-cell table:style-name="ce90" table:formula="of:=CONCATENATE(&quot;INSERT INTO g_estructura.responsables(id_area, identificador, prioridad, responsable, activo, estado) values ('&quot;;[.H140];&quot;','&quot;;[.D140];&quot;',1,true,1,1);&quot;)" office:value-type="string" office:string-value="INSERT INTO g_estructura.responsables(id_area, identificador, prioridad, responsable, activo, estado) values ('OTC17','1103148407',1,true,1,1);" calcext:value-type="string">
            <text:p>INSERT INTO g_estructura.responsables(id_area, identificador, prioridad, responsable, activo, estado) values ('OTC17','1103148407',1,true,1,1);</text:p>
          </table:table-cell>
          <table:table-cell table:number-columns-repeated="1012"/>
        </table:table-row>
        <table:table-row table:style-name="ro4">
          <table:table-cell/>
          <table:covered-table-cell table:style-name="ce501"/>
          <table:table-cell table:style-name="ce539" office:value-type="string" calcext:value-type="string">
            <text:p>OTC17</text:p>
          </table:table-cell>
          <table:table-cell table:style-name="ce557" office:value-type="float" office:value="1103469829" calcext:value-type="float">
            <text:p>1103469829</text:p>
          </table:table-cell>
          <table:table-cell table:style-name="ce596" office:value-type="string" calcext:value-type="string">
            <text:p>VIVANCO CRUZ JAIME JACOB</text:p>
          </table:table-cell>
          <table:table-cell table:style-name="ce596" office:value-type="string" calcext:value-type="string">
            <text:p>UDSAC17</text:p>
          </table:table-cell>
          <table:table-cell table:style-name="ce376" office:value-type="string" calcext:value-type="string">
            <text:p>SANIDAD ANIMAL </text:p>
          </table:table-cell>
          <table:table-cell table:style-name="ce376"/>
          <table:table-cell/>
          <table:table-cell table:style-name="ce90" table:formula="of:=CONCATENATE(&quot;UPDATE g_estructura.funcionarios SET id_area = '&quot;;[.F141];&quot;' WHERE  identificador = '&quot;;[.D141];&quot;';&quot;)" office:value-type="string" office:string-value="UPDATE g_estructura.funcionarios SET id_area = 'UDSAC17' WHERE  identificador = '1103469829';" calcext:value-type="string">
            <text:p>UPDATE g_estructura.funcionarios SET id_area = 'UDSAC17' WHERE <text:s/>identificador = '1103469829';</text:p>
          </table:table-cell>
          <table:table-cell table:number-columns-repeated="1014"/>
        </table:table-row>
        <table:table-row table:style-name="ro4">
          <table:table-cell table:number-columns-repeated="9"/>
          <table:table-cell table:style-name="ce90"/>
          <table:table-cell table:number-columns-repeated="1014"/>
        </table:table-row>
        <table:table-row table:style-name="ro11">
          <table:table-cell/>
          <table:table-cell table:style-name="ce435" office:value-type="string" calcext:value-type="string" table:number-columns-spanned="6" table:number-rows-spanned="1">
            <text:p>SERVICIO DE SANIDAD AGROPECUARIA ZAMORA CHINCHIPE <text:s text:c="3"/>JSSAZC</text:p>
          </table:table-cell>
          <table:covered-table-cell table:style-name="ce435"/>
          <table:covered-table-cell table:style-name="ce453"/>
          <table:covered-table-cell table:number-columns-repeated="2" table:style-name="ce562"/>
          <table:covered-table-cell table:style-name="ce606"/>
          <table:table-cell table:style-name="ce606"/>
          <table:table-cell/>
          <table:table-cell table:style-name="ce90"/>
          <table:table-cell table:number-columns-repeated="1014"/>
        </table:table-row>
        <table:table-row table:style-name="ro11">
          <table:table-cell/>
          <table:table-cell table:style-name="ce435" office:value-type="string" calcext:value-type="string">
            <text:p>OFICINA</text:p>
          </table:table-cell>
          <table:table-cell table:style-name="ce435"/>
          <table:table-cell table:style-name="ce454" office:value-type="string" calcext:value-type="string">
            <text:p>CEDULA</text:p>
          </table:table-cell>
          <table:table-cell table:style-name="ce563" office:value-type="string" calcext:value-type="string">
            <text:p>PERSONAL Y ÁREA</text:p>
          </table:table-cell>
          <table:table-cell table:style-name="ce563"/>
          <table:table-cell table:style-name="ce563" office:value-type="string" calcext:value-type="string">
            <text:p>AREA</text:p>
          </table:table-cell>
          <table:table-cell table:style-name="ce563"/>
          <table:table-cell/>
          <table:table-cell table:style-name="ce90"/>
          <table:table-cell table:number-columns-repeated="1014"/>
        </table:table-row>
        <table:table-row table:style-name="ro4">
          <table:table-cell/>
          <table:table-cell table:style-name="ce508" office:value-type="string" calcext:value-type="string" table:number-columns-spanned="1" table:number-rows-spanned="11">
            <text:p>Oficina Zamora</text:p>
          </table:table-cell>
          <table:table-cell table:style-name="ce540" office:value-type="string" calcext:value-type="string">
            <text:p>OTZJ16</text:p>
          </table:table-cell>
          <table:table-cell table:style-name="ce341" office:value-type="float" office:value="1103873848" calcext:value-type="float">
            <text:p>1103873848</text:p>
          </table:table-cell>
          <table:table-cell table:style-name="ce597" office:value-type="string" calcext:value-type="string">
            <text:p>Cesar David Bautista Valarezo</text:p>
          </table:table-cell>
          <table:table-cell table:style-name="ce597" office:value-type="string" calcext:value-type="string">
            <text:p>UDSAZJ16</text:p>
          </table:table-cell>
          <table:table-cell table:style-name="ce629" office:value-type="string" calcext:value-type="string">
            <text:p>SANIDAD ANIMAL </text:p>
          </table:table-cell>
          <table:table-cell table:style-name="ce629"/>
          <table:table-cell/>
          <table:table-cell table:style-name="ce90" table:formula="of:=CONCATENATE(&quot;UPDATE g_estructura.funcionarios SET id_area = '&quot;;[.F145];&quot;' WHERE  identificador = '&quot;;[.D145];&quot;';&quot;)" office:value-type="string" office:string-value="UPDATE g_estructura.funcionarios SET id_area = 'UDSAZJ16' WHERE  identificador = '1103873848';" calcext:value-type="string">
            <text:p>UPDATE g_estructura.funcionarios SET id_area = 'UDSAZJ16' WHERE <text:s/>identificador = '1103873848';</text:p>
          </table:table-cell>
          <table:table-cell table:number-columns-repeated="1014"/>
        </table:table-row>
        <table:table-row table:style-name="ro4">
          <table:table-cell/>
          <table:covered-table-cell table:style-name="ce509"/>
          <table:table-cell table:style-name="ce541" office:value-type="string" calcext:value-type="string">
            <text:p>OTZJ16</text:p>
          </table:table-cell>
          <table:table-cell table:style-name="ce341" office:value-type="string" calcext:value-type="string">
            <text:p>0705204584</text:p>
          </table:table-cell>
          <table:table-cell table:style-name="ce598" office:value-type="string" calcext:value-type="string">
            <text:p>Juan Javier Freire Romero</text:p>
          </table:table-cell>
          <table:table-cell table:style-name="ce598" office:value-type="string" calcext:value-type="string">
            <text:p>JSSAZC</text:p>
          </table:table-cell>
          <table:table-cell table:style-name="ce634" office:value-type="string" calcext:value-type="string">
            <text:p>Jefe de Servicio de Sanidad Agropecuaria</text:p>
          </table:table-cell>
          <table:table-cell table:style-name="ce644" office:value-type="string" calcext:value-type="string">
            <text:p>JSSAZC</text:p>
          </table:table-cell>
          <table:table-cell office:value-type="string" calcext:value-type="string">
            <text:p>RESPONSABLE DE PROVINCIA</text:p>
          </table:table-cell>
          <table:table-cell table:style-name="ce90" table:formula="of:=CONCATENATE(&quot;UPDATE g_estructura.funcionarios SET id_area = '&quot;;[.F146];&quot;' WHERE  identificador = '&quot;;[.D146];&quot;';&quot;)" office:value-type="string" office:string-value="UPDATE g_estructura.funcionarios SET id_area = 'JSSAZC' WHERE  identificador = '0705204584';" calcext:value-type="string">
            <text:p>UPDATE g_estructura.funcionarios SET id_area = 'JSSAZC' WHERE <text:s/>identificador = '0705204584';</text:p>
          </table:table-cell>
          <table:table-cell/>
          <table:table-cell table:style-name="ce90" table:formula="of:=CONCATENATE(&quot;INSERT INTO g_estructura.responsables(id_area, identificador, prioridad, responsable, activo, estado) values ('&quot;;[.H146];&quot;','&quot;;[.D146];&quot;',1,true,1,1);&quot;)" office:value-type="string" office:string-value="INSERT INTO g_estructura.responsables(id_area, identificador, prioridad, responsable, activo, estado) values ('JSSAZC','0705204584',1,true,1,1);" calcext:value-type="string">
            <text:p>INSERT INTO g_estructura.responsables(id_area, identificador, prioridad, responsable, activo, estado) values ('JSSAZC','0705204584',1,true,1,1);</text:p>
          </table:table-cell>
          <table:table-cell table:number-columns-repeated="1012"/>
        </table:table-row>
        <table:table-row table:style-name="ro4">
          <table:table-cell/>
          <table:covered-table-cell table:style-name="ce509"/>
          <table:table-cell table:style-name="ce541" office:value-type="string" calcext:value-type="string">
            <text:p>OTZJ16</text:p>
          </table:table-cell>
          <table:table-cell table:style-name="ce341" office:value-type="float" office:value="1900516848" calcext:value-type="float">
            <text:p>1900516848</text:p>
          </table:table-cell>
          <table:table-cell table:style-name="ce599" office:value-type="string" calcext:value-type="string">
            <text:p>Ana Lucia Gaona Jumbo</text:p>
          </table:table-cell>
          <table:table-cell table:style-name="ce599" office:value-type="string" calcext:value-type="string">
            <text:p>UDAFZJ16</text:p>
          </table:table-cell>
          <table:table-cell table:style-name="ce634" office:value-type="string" calcext:value-type="string">
            <text:p>ADMINISTRATIVO FINANCIERO</text:p>
          </table:table-cell>
          <table:table-cell table:style-name="ce634"/>
          <table:table-cell/>
          <table:table-cell table:style-name="ce90" table:formula="of:=CONCATENATE(&quot;UPDATE g_estructura.funcionarios SET id_area = '&quot;;[.F147];&quot;' WHERE  identificador = '&quot;;[.D147];&quot;';&quot;)" office:value-type="string" office:string-value="UPDATE g_estructura.funcionarios SET id_area = 'UDAFZJ16' WHERE  identificador = '1900516848';" calcext:value-type="string">
            <text:p>UPDATE g_estructura.funcionarios SET id_area = 'UDAFZJ16' WHERE <text:s/>identificador = '1900516848';</text:p>
          </table:table-cell>
          <table:table-cell table:number-columns-repeated="1014"/>
        </table:table-row>
        <table:table-row table:style-name="ro4">
          <table:table-cell/>
          <table:covered-table-cell table:style-name="ce509"/>
          <table:table-cell table:style-name="ce541" office:value-type="string" calcext:value-type="string">
            <text:p>OTZJ16</text:p>
          </table:table-cell>
          <table:table-cell table:style-name="ce341" office:value-type="float" office:value="1104867211" calcext:value-type="float">
            <text:p>1104867211</text:p>
          </table:table-cell>
          <table:table-cell table:style-name="ce599" office:value-type="string" calcext:value-type="string">
            <text:p>Lizette Karolina Guanuche Carrión</text:p>
          </table:table-cell>
          <table:table-cell table:style-name="ce599" office:value-type="string" calcext:value-type="string">
            <text:p>UDAFZJ16</text:p>
          </table:table-cell>
          <table:table-cell table:style-name="ce634" office:value-type="string" calcext:value-type="string">
            <text:p>ADMINISTRATIVO FINANCIERO</text:p>
          </table:table-cell>
          <table:table-cell table:style-name="ce634"/>
          <table:table-cell/>
          <table:table-cell table:style-name="ce90" table:formula="of:=CONCATENATE(&quot;UPDATE g_estructura.funcionarios SET id_area = '&quot;;[.F148];&quot;' WHERE  identificador = '&quot;;[.D148];&quot;';&quot;)" office:value-type="string" office:string-value="UPDATE g_estructura.funcionarios SET id_area = 'UDAFZJ16' WHERE  identificador = '1104867211';" calcext:value-type="string">
            <text:p>UPDATE g_estructura.funcionarios SET id_area = 'UDAFZJ16' WHERE <text:s/>identificador = '1104867211';</text:p>
          </table:table-cell>
          <table:table-cell table:number-columns-repeated="1014"/>
        </table:table-row>
        <table:table-row table:style-name="ro4">
          <table:table-cell/>
          <table:covered-table-cell table:style-name="ce509"/>
          <table:table-cell table:style-name="ce541" office:value-type="string" calcext:value-type="string">
            <text:p>OTZJ16</text:p>
          </table:table-cell>
          <table:table-cell table:style-name="ce341" office:value-type="float" office:value="1103750467" calcext:value-type="float">
            <text:p>1103750467</text:p>
          </table:table-cell>
          <table:table-cell table:style-name="ce599" office:value-type="string" calcext:value-type="string">
            <text:p>Magaly Elizabeth Guillén Pineda</text:p>
          </table:table-cell>
          <table:table-cell table:style-name="ce599" office:value-type="string" calcext:value-type="string">
            <text:p>UDAFZJ16</text:p>
          </table:table-cell>
          <table:table-cell table:style-name="ce634" office:value-type="string" calcext:value-type="string">
            <text:p>ADMINISTRATIVO FINANCIERO</text:p>
          </table:table-cell>
          <table:table-cell table:style-name="ce634"/>
          <table:table-cell/>
          <table:table-cell table:style-name="ce90" table:formula="of:=CONCATENATE(&quot;UPDATE g_estructura.funcionarios SET id_area = '&quot;;[.F149];&quot;' WHERE  identificador = '&quot;;[.D149];&quot;';&quot;)" office:value-type="string" office:string-value="UPDATE g_estructura.funcionarios SET id_area = 'UDAFZJ16' WHERE  identificador = '1103750467';" calcext:value-type="string">
            <text:p>UPDATE g_estructura.funcionarios SET id_area = 'UDAFZJ16' WHERE <text:s/>identificador = '1103750467';</text:p>
          </table:table-cell>
          <table:table-cell table:number-columns-repeated="1014"/>
        </table:table-row>
        <table:table-row table:style-name="ro4">
          <table:table-cell/>
          <table:covered-table-cell table:style-name="ce509"/>
          <table:table-cell table:style-name="ce540" office:value-type="string" calcext:value-type="string">
            <text:p>OTZJ16</text:p>
          </table:table-cell>
          <table:table-cell table:style-name="ce341" office:value-type="float" office:value="1104446842" calcext:value-type="float">
            <text:p>1104446842</text:p>
          </table:table-cell>
          <table:table-cell table:style-name="ce599" office:value-type="string" calcext:value-type="string">
            <text:p>Gustavo Javier Iñiguez Luzuriaga</text:p>
          </table:table-cell>
          <table:table-cell table:style-name="ce599" office:value-type="string" calcext:value-type="string">
            <text:p>UDSVZJ16</text:p>
          </table:table-cell>
          <table:table-cell table:style-name="ce374" office:value-type="string" calcext:value-type="string">
            <text:p>SANIDAD VEGETAL </text:p>
          </table:table-cell>
          <table:table-cell table:style-name="ce374"/>
          <table:table-cell/>
          <table:table-cell table:style-name="ce90" table:formula="of:=CONCATENATE(&quot;UPDATE g_estructura.funcionarios SET id_area = '&quot;;[.F150];&quot;' WHERE  identificador = '&quot;;[.D150];&quot;';&quot;)" office:value-type="string" office:string-value="UPDATE g_estructura.funcionarios SET id_area = 'UDSVZJ16' WHERE  identificador = '1104446842';" calcext:value-type="string">
            <text:p>UPDATE g_estructura.funcionarios SET id_area = 'UDSVZJ16' WHERE <text:s/>identificador = '1104446842';</text:p>
          </table:table-cell>
          <table:table-cell table:number-columns-repeated="1014"/>
        </table:table-row>
        <table:table-row table:style-name="ro4">
          <table:table-cell/>
          <table:covered-table-cell table:style-name="ce509"/>
          <table:table-cell table:style-name="ce541" office:value-type="string" calcext:value-type="string">
            <text:p>OTZJ16</text:p>
          </table:table-cell>
          <table:table-cell table:style-name="ce341" office:value-type="float" office:value="1104162027" calcext:value-type="float">
            <text:p>1104162027</text:p>
          </table:table-cell>
          <table:table-cell table:style-name="ce599" office:value-type="string" calcext:value-type="string">
            <text:p>Mariana de Jesús López Zhingre</text:p>
          </table:table-cell>
          <table:table-cell table:style-name="ce599" office:value-type="string" calcext:value-type="string">
            <text:p>UDSAZJ16</text:p>
          </table:table-cell>
          <table:table-cell table:style-name="ce374" office:value-type="string" calcext:value-type="string">
            <text:p>SANIDAD ANIMAL </text:p>
          </table:table-cell>
          <table:table-cell table:style-name="ce374"/>
          <table:table-cell/>
          <table:table-cell table:style-name="ce90" table:formula="of:=CONCATENATE(&quot;UPDATE g_estructura.funcionarios SET id_area = '&quot;;[.F151];&quot;' WHERE  identificador = '&quot;;[.D151];&quot;';&quot;)" office:value-type="string" office:string-value="UPDATE g_estructura.funcionarios SET id_area = 'UDSAZJ16' WHERE  identificador = '1104162027';" calcext:value-type="string">
            <text:p>UPDATE g_estructura.funcionarios SET id_area = 'UDSAZJ16' WHERE <text:s/>identificador = '1104162027';</text:p>
          </table:table-cell>
          <table:table-cell table:number-columns-repeated="1014"/>
        </table:table-row>
        <table:table-row table:style-name="ro4">
          <table:table-cell/>
          <table:covered-table-cell table:style-name="ce509"/>
          <table:table-cell table:style-name="ce541" office:value-type="string" calcext:value-type="string">
            <text:p>OTZJ16</text:p>
          </table:table-cell>
          <table:table-cell table:style-name="ce341" office:value-type="float" office:value="1900421841" calcext:value-type="float">
            <text:p>1900421841</text:p>
          </table:table-cell>
          <table:table-cell table:style-name="ce600" office:value-type="string" calcext:value-type="string">
            <text:p>Luis Eduardo Perez Arevalo</text:p>
          </table:table-cell>
          <table:table-cell table:style-name="ce600" office:value-type="string" calcext:value-type="string">
            <text:p>UDAFZJ16</text:p>
          </table:table-cell>
          <table:table-cell table:style-name="ce634" office:value-type="string" calcext:value-type="string">
            <text:p>ADMINISTRATIVO FINANCIERO</text:p>
          </table:table-cell>
          <table:table-cell table:style-name="ce634"/>
          <table:table-cell/>
          <table:table-cell table:style-name="ce90" table:formula="of:=CONCATENATE(&quot;UPDATE g_estructura.funcionarios SET id_area = '&quot;;[.F152];&quot;' WHERE  identificador = '&quot;;[.D152];&quot;';&quot;)" office:value-type="string" office:string-value="UPDATE g_estructura.funcionarios SET id_area = 'UDAFZJ16' WHERE  identificador = '1900421841';" calcext:value-type="string">
            <text:p>UPDATE g_estructura.funcionarios SET id_area = 'UDAFZJ16' WHERE <text:s/>identificador = '1900421841';</text:p>
          </table:table-cell>
          <table:table-cell table:number-columns-repeated="1014"/>
        </table:table-row>
        <table:table-row table:style-name="ro4">
          <table:table-cell/>
          <table:covered-table-cell table:style-name="ce509"/>
          <table:table-cell table:style-name="ce541" office:value-type="string" calcext:value-type="string">
            <text:p>OTZJ16</text:p>
          </table:table-cell>
          <table:table-cell table:style-name="ce341" office:value-type="string" calcext:value-type="string">
            <text:p>0703766238</text:p>
          </table:table-cell>
          <table:table-cell table:style-name="ce599" office:value-type="string" calcext:value-type="string">
            <text:p>José Miguel Quezada Cuenca </text:p>
          </table:table-cell>
          <table:table-cell table:style-name="ce599" office:value-type="string" calcext:value-type="string">
            <text:p>UDSAZJ16</text:p>
          </table:table-cell>
          <table:table-cell table:style-name="ce374" office:value-type="string" calcext:value-type="string">
            <text:p>SANIDAD ANIMAL </text:p>
          </table:table-cell>
          <table:table-cell table:style-name="ce374"/>
          <table:table-cell/>
          <table:table-cell table:style-name="ce90" table:formula="of:=CONCATENATE(&quot;UPDATE g_estructura.funcionarios SET id_area = '&quot;;[.F153];&quot;' WHERE  identificador = '&quot;;[.D153];&quot;';&quot;)" office:value-type="string" office:string-value="UPDATE g_estructura.funcionarios SET id_area = 'UDSAZJ16' WHERE  identificador = '0703766238';" calcext:value-type="string">
            <text:p>UPDATE g_estructura.funcionarios SET id_area = 'UDSAZJ16' WHERE <text:s/>identificador = '0703766238';</text:p>
          </table:table-cell>
          <table:table-cell table:number-columns-repeated="1014"/>
        </table:table-row>
        <table:table-row table:style-name="ro4">
          <table:table-cell/>
          <table:covered-table-cell table:style-name="ce509"/>
          <table:table-cell table:style-name="ce541" office:value-type="string" calcext:value-type="string">
            <text:p>OTZJ16</text:p>
          </table:table-cell>
          <table:table-cell table:style-name="ce341" office:value-type="float" office:value="1715300214" calcext:value-type="float">
            <text:p>1715300214</text:p>
          </table:table-cell>
          <table:table-cell table:style-name="ce599" office:value-type="string" calcext:value-type="string">
            <text:p>Bolívar Heraldo Torres Toledo </text:p>
          </table:table-cell>
          <table:table-cell table:style-name="ce599" office:value-type="string" calcext:value-type="string">
            <text:p>UDSAZJ16</text:p>
          </table:table-cell>
          <table:table-cell table:style-name="ce374" office:value-type="string" calcext:value-type="string">
            <text:p>SANIDAD ANIMAL </text:p>
          </table:table-cell>
          <table:table-cell table:style-name="ce374"/>
          <table:table-cell/>
          <table:table-cell table:style-name="ce90" table:formula="of:=CONCATENATE(&quot;UPDATE g_estructura.funcionarios SET id_area = '&quot;;[.F154];&quot;' WHERE  identificador = '&quot;;[.D154];&quot;';&quot;)" office:value-type="string" office:string-value="UPDATE g_estructura.funcionarios SET id_area = 'UDSAZJ16' WHERE  identificador = '1715300214';" calcext:value-type="string">
            <text:p>UPDATE g_estructura.funcionarios SET id_area = 'UDSAZJ16' WHERE <text:s/>identificador = '1715300214';</text:p>
          </table:table-cell>
          <table:table-cell table:number-columns-repeated="1014"/>
        </table:table-row>
        <table:table-row table:style-name="ro4">
          <table:table-cell/>
          <table:covered-table-cell table:style-name="ce510"/>
          <table:table-cell table:style-name="ce541" office:value-type="string" calcext:value-type="string">
            <text:p>OTZJ16</text:p>
          </table:table-cell>
          <table:table-cell table:style-name="ce341" office:value-type="float" office:value="1103701361" calcext:value-type="float">
            <text:p>1103701361</text:p>
          </table:table-cell>
          <table:table-cell table:style-name="ce601" office:value-type="string" calcext:value-type="string">
            <text:p>Hector Bolivar Valdiviezo Montaño</text:p>
          </table:table-cell>
          <table:table-cell table:style-name="ce601" office:value-type="string" calcext:value-type="string">
            <text:p>UDSVZJ16</text:p>
          </table:table-cell>
          <table:table-cell table:style-name="ce376" office:value-type="string" calcext:value-type="string">
            <text:p>SANIDAD VEGETAL </text:p>
          </table:table-cell>
          <table:table-cell table:style-name="ce376"/>
          <table:table-cell/>
          <table:table-cell table:style-name="ce90" table:formula="of:=CONCATENATE(&quot;UPDATE g_estructura.funcionarios SET id_area = '&quot;;[.F155];&quot;' WHERE  identificador = '&quot;;[.D155];&quot;';&quot;)" office:value-type="string" office:string-value="UPDATE g_estructura.funcionarios SET id_area = 'UDSVZJ16' WHERE  identificador = '1103701361';" calcext:value-type="string">
            <text:p>UPDATE g_estructura.funcionarios SET id_area = 'UDSVZJ16' WHERE <text:s/>identificador = '1103701361';</text:p>
          </table:table-cell>
          <table:table-cell table:number-columns-repeated="1014"/>
        </table:table-row>
        <table:table-row table:style-name="ro4">
          <table:table-cell/>
          <table:table-cell table:style-name="ce511" office:value-type="string" calcext:value-type="string" table:number-columns-spanned="1" table:number-rows-spanned="7">
            <text:p>Oficina Yantzaza</text:p>
          </table:table-cell>
          <table:table-cell table:style-name="ce542" office:value-type="string" calcext:value-type="string">
            <text:p>OTYJ16</text:p>
          </table:table-cell>
          <table:table-cell table:style-name="ce560" office:value-type="float" office:value="1104578081" calcext:value-type="float">
            <text:p>1104578081</text:p>
          </table:table-cell>
          <table:table-cell table:style-name="ce602" office:value-type="string" calcext:value-type="string">
            <text:p>Diana Elizabeth Elizalde Cueva </text:p>
          </table:table-cell>
          <table:table-cell table:style-name="ce602" office:value-type="string" calcext:value-type="string">
            <text:p>UDSVYJ16</text:p>
          </table:table-cell>
          <table:table-cell table:style-name="ce635" office:value-type="string" calcext:value-type="string">
            <text:p>SANIDAD VEGETAL </text:p>
          </table:table-cell>
          <table:table-cell table:style-name="ce643" office:value-type="string" calcext:value-type="string">
            <text:p>OTYJ16</text:p>
          </table:table-cell>
          <table:table-cell office:value-type="string" calcext:value-type="string">
            <text:p>Responsable de Oficina</text:p>
          </table:table-cell>
          <table:table-cell table:style-name="ce90" table:formula="of:=CONCATENATE(&quot;UPDATE g_estructura.funcionarios SET id_area = '&quot;;[.F156];&quot;' WHERE  identificador = '&quot;;[.D156];&quot;';&quot;)" office:value-type="string" office:string-value="UPDATE g_estructura.funcionarios SET id_area = 'UDSVYJ16' WHERE  identificador = '1104578081';" calcext:value-type="string">
            <text:p>UPDATE g_estructura.funcionarios SET id_area = 'UDSVYJ16' WHERE <text:s/>identificador = '1104578081';</text:p>
          </table:table-cell>
          <table:table-cell/>
          <table:table-cell table:style-name="ce90" table:formula="of:=CONCATENATE(&quot;INSERT INTO g_estructura.responsables(id_area, identificador, prioridad, responsable, activo, estado) values ('&quot;;[.H156];&quot;','&quot;;[.D156];&quot;',1,true,1,1);&quot;)" office:value-type="string" office:string-value="INSERT INTO g_estructura.responsables(id_area, identificador, prioridad, responsable, activo, estado) values ('OTYJ16','1104578081',1,true,1,1);" calcext:value-type="string">
            <text:p>INSERT INTO g_estructura.responsables(id_area, identificador, prioridad, responsable, activo, estado) values ('OTYJ16','1104578081',1,true,1,1);</text:p>
          </table:table-cell>
          <table:table-cell table:number-columns-repeated="1012"/>
        </table:table-row>
        <table:table-row table:style-name="ro20">
          <table:table-cell/>
          <table:covered-table-cell table:style-name="ce512"/>
          <table:table-cell table:style-name="ce543" office:value-type="string" calcext:value-type="string">
            <text:p>OTYJ16</text:p>
          </table:table-cell>
          <table:table-cell table:style-name="ce341" office:value-type="float" office:value="1104052228" calcext:value-type="float">
            <text:p>1104052228</text:p>
          </table:table-cell>
          <table:table-cell table:style-name="ce599" office:value-type="string" calcext:value-type="string">
            <text:p>Luis Alberto Patiño Benitez</text:p>
          </table:table-cell>
          <table:table-cell table:style-name="ce599" office:value-type="string" calcext:value-type="string">
            <text:p>UDRIAYJ16</text:p>
          </table:table-cell>
          <table:table-cell table:style-name="ce636" office:value-type="string" calcext:value-type="string">
            <text:p>REGISTRO DE INSUMOS INSUMOS AGROPECUARIOS </text:p>
          </table:table-cell>
          <table:table-cell table:style-name="ce636"/>
          <table:table-cell/>
          <table:table-cell table:style-name="ce90" table:formula="of:=CONCATENATE(&quot;UPDATE g_estructura.funcionarios SET id_area = '&quot;;[.F157];&quot;' WHERE  identificador = '&quot;;[.D157];&quot;';&quot;)" office:value-type="string" office:string-value="UPDATE g_estructura.funcionarios SET id_area = 'UDRIAYJ16' WHERE  identificador = '1104052228';" calcext:value-type="string">
            <text:p>UPDATE g_estructura.funcionarios SET id_area = 'UDRIAYJ16' WHERE <text:s/>identificador = '1104052228';</text:p>
          </table:table-cell>
          <table:table-cell table:number-columns-repeated="1014"/>
        </table:table-row>
        <table:table-row table:style-name="ro4">
          <table:table-cell/>
          <table:covered-table-cell table:style-name="ce512"/>
          <table:table-cell table:style-name="ce543" office:value-type="string" calcext:value-type="string">
            <text:p>OTYJ16</text:p>
          </table:table-cell>
          <table:table-cell table:style-name="ce341" office:value-type="float" office:value="1104894413" calcext:value-type="float">
            <text:p>1104894413</text:p>
          </table:table-cell>
          <table:table-cell table:style-name="ce599" office:value-type="string" calcext:value-type="string">
            <text:p>Juan Carlos Quito Aldaz</text:p>
          </table:table-cell>
          <table:table-cell table:style-name="ce599" office:value-type="string" calcext:value-type="string">
            <text:p>UDSAYJ16</text:p>
          </table:table-cell>
          <table:table-cell table:style-name="ce374" office:value-type="string" calcext:value-type="string">
            <text:p>SANIDAD ANIMAL </text:p>
          </table:table-cell>
          <table:table-cell table:style-name="ce374"/>
          <table:table-cell/>
          <table:table-cell table:style-name="ce90" table:formula="of:=CONCATENATE(&quot;UPDATE g_estructura.funcionarios SET id_area = '&quot;;[.F158];&quot;' WHERE  identificador = '&quot;;[.D158];&quot;';&quot;)" office:value-type="string" office:string-value="UPDATE g_estructura.funcionarios SET id_area = 'UDSAYJ16' WHERE  identificador = '1104894413';" calcext:value-type="string">
            <text:p>UPDATE g_estructura.funcionarios SET id_area = 'UDSAYJ16' WHERE <text:s/>identificador = '1104894413';</text:p>
          </table:table-cell>
          <table:table-cell table:number-columns-repeated="1014"/>
        </table:table-row>
        <table:table-row table:style-name="ro4">
          <table:table-cell/>
          <table:covered-table-cell table:style-name="ce512"/>
          <table:table-cell table:style-name="ce544" office:value-type="string" calcext:value-type="string">
            <text:p>OTYJ16</text:p>
          </table:table-cell>
          <table:table-cell table:style-name="ce341" office:value-type="float" office:value="1900573831" calcext:value-type="float">
            <text:p>1900573831</text:p>
          </table:table-cell>
          <table:table-cell table:style-name="ce600" office:value-type="string" calcext:value-type="string">
            <text:p>Ruth Magaly Zuñiga Cueva</text:p>
          </table:table-cell>
          <table:table-cell table:style-name="ce600" office:value-type="string" calcext:value-type="string">
            <text:p>UDAFYJ16</text:p>
          </table:table-cell>
          <table:table-cell table:style-name="ce634" office:value-type="string" calcext:value-type="string">
            <text:p>ADMINISTRATIVO FINANCIERO</text:p>
          </table:table-cell>
          <table:table-cell table:style-name="ce634"/>
          <table:table-cell/>
          <table:table-cell table:style-name="ce90" table:formula="of:=CONCATENATE(&quot;UPDATE g_estructura.funcionarios SET id_area = '&quot;;[.F159];&quot;' WHERE  identificador = '&quot;;[.D159];&quot;';&quot;)" office:value-type="string" office:string-value="UPDATE g_estructura.funcionarios SET id_area = 'UDAFYJ16' WHERE  identificador = '1900573831';" calcext:value-type="string">
            <text:p>UPDATE g_estructura.funcionarios SET id_area = 'UDAFYJ16' WHERE <text:s/>identificador = '1900573831';</text:p>
          </table:table-cell>
          <table:table-cell table:number-columns-repeated="1014"/>
        </table:table-row>
        <table:table-row table:style-name="ro4">
          <table:table-cell/>
          <table:covered-table-cell table:style-name="ce512"/>
          <table:table-cell table:style-name="ce543" office:value-type="string" calcext:value-type="string">
            <text:p>OTYJ16</text:p>
          </table:table-cell>
          <table:table-cell table:style-name="ce341" office:value-type="float" office:value="1900538420" calcext:value-type="float">
            <text:p>1900538420</text:p>
          </table:table-cell>
          <table:table-cell table:style-name="ce599" office:value-type="string" calcext:value-type="string">
            <text:p>Cosme Alexander Rodriguez Salinas</text:p>
          </table:table-cell>
          <table:table-cell table:style-name="ce599" office:value-type="string" calcext:value-type="string">
            <text:p>UDSAYJ16</text:p>
          </table:table-cell>
          <table:table-cell table:style-name="ce374" office:value-type="string" calcext:value-type="string">
            <text:p>SANIDAD ANIMAL </text:p>
          </table:table-cell>
          <table:table-cell table:style-name="ce374"/>
          <table:table-cell/>
          <table:table-cell table:style-name="ce90" table:formula="of:=CONCATENATE(&quot;UPDATE g_estructura.funcionarios SET id_area = '&quot;;[.F160];&quot;' WHERE  identificador = '&quot;;[.D160];&quot;';&quot;)" office:value-type="string" office:string-value="UPDATE g_estructura.funcionarios SET id_area = 'UDSAYJ16' WHERE  identificador = '1900538420';" calcext:value-type="string">
            <text:p>UPDATE g_estructura.funcionarios SET id_area = 'UDSAYJ16' WHERE <text:s/>identificador = '1900538420';</text:p>
          </table:table-cell>
          <table:table-cell table:number-columns-repeated="1014"/>
        </table:table-row>
        <table:table-row table:style-name="ro4">
          <table:table-cell/>
          <table:covered-table-cell table:style-name="ce512"/>
          <table:table-cell table:style-name="ce543" office:value-type="string" calcext:value-type="string">
            <text:p>OTYJ16</text:p>
          </table:table-cell>
          <table:table-cell table:style-name="ce341" office:value-type="float" office:value="1103983720" calcext:value-type="float">
            <text:p>1103983720</text:p>
          </table:table-cell>
          <table:table-cell table:style-name="ce599" office:value-type="string" calcext:value-type="string">
            <text:p>Vicente Javier Jiménez Merino</text:p>
          </table:table-cell>
          <table:table-cell table:style-name="ce599" office:value-type="string" calcext:value-type="string">
            <text:p>UDSAYJ16</text:p>
          </table:table-cell>
          <table:table-cell table:style-name="ce374" office:value-type="string" calcext:value-type="string">
            <text:p>SANIDAD ANIMAL </text:p>
          </table:table-cell>
          <table:table-cell table:style-name="ce374"/>
          <table:table-cell/>
          <table:table-cell table:style-name="ce90" table:formula="of:=CONCATENATE(&quot;UPDATE g_estructura.funcionarios SET id_area = '&quot;;[.F161];&quot;' WHERE  identificador = '&quot;;[.D161];&quot;';&quot;)" office:value-type="string" office:string-value="UPDATE g_estructura.funcionarios SET id_area = 'UDSAYJ16' WHERE  identificador = '1103983720';" calcext:value-type="string">
            <text:p>UPDATE g_estructura.funcionarios SET id_area = 'UDSAYJ16' WHERE <text:s/>identificador = '1103983720';</text:p>
          </table:table-cell>
          <table:table-cell table:number-columns-repeated="1014"/>
        </table:table-row>
        <table:table-row table:style-name="ro4">
          <table:table-cell/>
          <table:covered-table-cell table:style-name="ce513"/>
          <table:table-cell table:style-name="ce543" office:value-type="string" calcext:value-type="string">
            <text:p>OTYJ16</text:p>
          </table:table-cell>
          <table:table-cell table:style-name="ce341" office:value-type="float" office:value="2100342183" calcext:value-type="float">
            <text:p>2100342183</text:p>
          </table:table-cell>
          <table:table-cell table:style-name="ce601" office:value-type="string" calcext:value-type="string">
            <text:p>Yessenia del Carmen Cabrera Hernández </text:p>
          </table:table-cell>
          <table:table-cell table:style-name="ce601" office:value-type="string" calcext:value-type="string">
            <text:p>UDIAYJ16</text:p>
          </table:table-cell>
          <table:table-cell table:style-name="ce637" office:value-type="string" calcext:value-type="string">
            <text:p>INOCUIDAD DE LOS ALIMENTOS</text:p>
          </table:table-cell>
          <table:table-cell table:style-name="ce637"/>
          <table:table-cell/>
          <table:table-cell table:style-name="ce90" table:formula="of:=CONCATENATE(&quot;UPDATE g_estructura.funcionarios SET id_area = '&quot;;[.F162];&quot;' WHERE  identificador = '&quot;;[.D162];&quot;';&quot;)" office:value-type="string" office:string-value="UPDATE g_estructura.funcionarios SET id_area = 'UDIAYJ16' WHERE  identificador = '2100342183';" calcext:value-type="string">
            <text:p>UPDATE g_estructura.funcionarios SET id_area = 'UDIAYJ16' WHERE <text:s/>identificador = '2100342183';</text:p>
          </table:table-cell>
          <table:table-cell table:number-columns-repeated="1014"/>
        </table:table-row>
        <table:table-row table:style-name="ro4">
          <table:table-cell/>
          <table:table-cell table:style-name="ce511" office:value-type="string" calcext:value-type="string" table:number-columns-spanned="1" table:number-rows-spanned="3">
            <text:p>Oficina Zumba</text:p>
          </table:table-cell>
          <table:table-cell table:style-name="ce542" office:value-type="string" calcext:value-type="string">
            <text:p>OTZUJ16</text:p>
          </table:table-cell>
          <table:table-cell table:style-name="ce560" office:value-type="string" calcext:value-type="string">
            <text:p>0704420926</text:p>
          </table:table-cell>
          <table:table-cell table:style-name="ce602" office:value-type="string" calcext:value-type="string">
            <text:p>Edwin Yamil Daul Ortega </text:p>
          </table:table-cell>
          <table:table-cell table:style-name="ce602" office:value-type="string" calcext:value-type="string">
            <text:p>UDSAZUJ16</text:p>
          </table:table-cell>
          <table:table-cell table:style-name="ce635" office:value-type="string" calcext:value-type="string">
            <text:p>SANIDAD ANIMAL </text:p>
          </table:table-cell>
          <table:table-cell table:style-name="ce643" office:value-type="string" calcext:value-type="string">
            <text:p>OTZUJ16</text:p>
          </table:table-cell>
          <table:table-cell office:value-type="string" calcext:value-type="string">
            <text:p>Responsable de Oficina</text:p>
          </table:table-cell>
          <table:table-cell table:style-name="ce90" table:formula="of:=CONCATENATE(&quot;UPDATE g_estructura.funcionarios SET id_area = '&quot;;[.F163];&quot;' WHERE  identificador = '&quot;;[.D163];&quot;';&quot;)" office:value-type="string" office:string-value="UPDATE g_estructura.funcionarios SET id_area = 'UDSAZUJ16' WHERE  identificador = '0704420926';" calcext:value-type="string">
            <text:p>UPDATE g_estructura.funcionarios SET id_area = 'UDSAZUJ16' WHERE <text:s/>identificador = '0704420926';</text:p>
          </table:table-cell>
          <table:table-cell/>
          <table:table-cell table:style-name="ce90" table:formula="of:=CONCATENATE(&quot;INSERT INTO g_estructura.responsables(id_area, identificador, prioridad, responsable, activo, estado) values ('&quot;;[.H163];&quot;','&quot;;[.D163];&quot;',1,true,1,1);&quot;)" office:value-type="string" office:string-value="INSERT INTO g_estructura.responsables(id_area, identificador, prioridad, responsable, activo, estado) values ('OTZUJ16','0704420926',1,true,1,1);" calcext:value-type="string">
            <text:p>INSERT INTO g_estructura.responsables(id_area, identificador, prioridad, responsable, activo, estado) values ('OTZUJ16','0704420926',1,true,1,1);</text:p>
          </table:table-cell>
          <table:table-cell table:number-columns-repeated="1012"/>
        </table:table-row>
        <table:table-row table:style-name="ro4">
          <table:table-cell/>
          <table:covered-table-cell table:style-name="ce512"/>
          <table:table-cell table:style-name="ce543" office:value-type="string" calcext:value-type="string">
            <text:p>OTZUJ16</text:p>
          </table:table-cell>
          <table:table-cell table:style-name="ce341" office:value-type="float" office:value="1900628627" calcext:value-type="float">
            <text:p>1900628627</text:p>
          </table:table-cell>
          <table:table-cell table:style-name="ce599" office:value-type="string" calcext:value-type="string">
            <text:p>Jaime Nolberto Ramos Ojeda</text:p>
          </table:table-cell>
          <table:table-cell table:style-name="ce599" office:value-type="string" calcext:value-type="string">
            <text:p>UDSAZUJ16</text:p>
          </table:table-cell>
          <table:table-cell table:style-name="ce374" office:value-type="string" calcext:value-type="string">
            <text:p>SANIDAD ANIMAL </text:p>
          </table:table-cell>
          <table:table-cell table:style-name="ce374"/>
          <table:table-cell/>
          <table:table-cell table:style-name="ce90" table:formula="of:=CONCATENATE(&quot;UPDATE g_estructura.funcionarios SET id_area = '&quot;;[.F164];&quot;' WHERE  identificador = '&quot;;[.D164];&quot;';&quot;)" office:value-type="string" office:string-value="UPDATE g_estructura.funcionarios SET id_area = 'UDSAZUJ16' WHERE  identificador = '1900628627';" calcext:value-type="string">
            <text:p>UPDATE g_estructura.funcionarios SET id_area = 'UDSAZUJ16' WHERE <text:s/>identificador = '1900628627';</text:p>
          </table:table-cell>
          <table:table-cell table:number-columns-repeated="1014"/>
        </table:table-row>
        <table:table-row table:style-name="ro4">
          <table:table-cell/>
          <table:covered-table-cell table:style-name="ce513"/>
          <table:table-cell table:style-name="ce545" office:value-type="string" calcext:value-type="string">
            <text:p>OTZUJ16</text:p>
          </table:table-cell>
          <table:table-cell table:style-name="ce341" office:value-type="float" office:value="1900482942" calcext:value-type="float">
            <text:p>1900482942</text:p>
          </table:table-cell>
          <table:table-cell table:style-name="ce601" office:value-type="string" calcext:value-type="string">
            <text:p>Anibal Patricio Toledo Ordoñez</text:p>
          </table:table-cell>
          <table:table-cell table:style-name="ce601" office:value-type="string" calcext:value-type="string">
            <text:p>UDSAZUJ16</text:p>
          </table:table-cell>
          <table:table-cell table:style-name="ce376" office:value-type="string" calcext:value-type="string">
            <text:p>SANIDAD ANIMAL </text:p>
          </table:table-cell>
          <table:table-cell table:style-name="ce376"/>
          <table:table-cell/>
          <table:table-cell table:style-name="ce90" table:formula="of:=CONCATENATE(&quot;UPDATE g_estructura.funcionarios SET id_area = '&quot;;[.F165];&quot;' WHERE  identificador = '&quot;;[.D165];&quot;';&quot;)" office:value-type="string" office:string-value="UPDATE g_estructura.funcionarios SET id_area = 'UDSAZUJ16' WHERE  identificador = '1900482942';" calcext:value-type="string">
            <text:p>UPDATE g_estructura.funcionarios SET id_area = 'UDSAZUJ16' WHERE <text:s/>identificador = '1900482942';</text:p>
          </table:table-cell>
          <table:table-cell table:number-columns-repeated="1014"/>
        </table:table-row>
        <table:table-row table:style-name="ro4">
          <table:table-cell/>
          <table:table-cell table:style-name="ce511" office:value-type="string" calcext:value-type="string" table:number-columns-spanned="1" table:number-rows-spanned="2">
            <text:p>Oficina Palanda</text:p>
          </table:table-cell>
          <table:table-cell table:style-name="ce542" office:value-type="string" calcext:value-type="string">
            <text:p>OTPJ16</text:p>
          </table:table-cell>
          <table:table-cell table:style-name="ce560" office:value-type="float" office:value="1102060181" calcext:value-type="float">
            <text:p>1102060181</text:p>
          </table:table-cell>
          <table:table-cell table:style-name="ce602" office:value-type="string" calcext:value-type="string">
            <text:p>Maria Lucia Cabrera Puchaicela </text:p>
          </table:table-cell>
          <table:table-cell table:style-name="ce602" office:value-type="string" calcext:value-type="string">
            <text:p>UDSAPJ16</text:p>
          </table:table-cell>
          <table:table-cell table:style-name="ce635" office:value-type="string" calcext:value-type="string">
            <text:p>SANIDAD ANIMAL </text:p>
          </table:table-cell>
          <table:table-cell table:style-name="ce643" office:value-type="string" calcext:value-type="string">
            <text:p>OTPJ16</text:p>
          </table:table-cell>
          <table:table-cell office:value-type="string" calcext:value-type="string">
            <text:p>Responsable de Oficina</text:p>
          </table:table-cell>
          <table:table-cell table:style-name="ce90" table:formula="of:=CONCATENATE(&quot;UPDATE g_estructura.funcionarios SET id_area = '&quot;;[.F166];&quot;' WHERE  identificador = '&quot;;[.D166];&quot;';&quot;)" office:value-type="string" office:string-value="UPDATE g_estructura.funcionarios SET id_area = 'UDSAPJ16' WHERE  identificador = '1102060181';" calcext:value-type="string">
            <text:p>UPDATE g_estructura.funcionarios SET id_area = 'UDSAPJ16' WHERE <text:s/>identificador = '1102060181';</text:p>
          </table:table-cell>
          <table:table-cell/>
          <table:table-cell table:style-name="ce90" table:formula="of:=CONCATENATE(&quot;INSERT INTO g_estructura.responsables(id_area, identificador, prioridad, responsable, activo, estado) values ('&quot;;[.H166];&quot;','&quot;;[.D166];&quot;',1,true,1,1);&quot;)" office:value-type="string" office:string-value="INSERT INTO g_estructura.responsables(id_area, identificador, prioridad, responsable, activo, estado) values ('OTPJ16','1102060181',1,true,1,1);" calcext:value-type="string">
            <text:p>INSERT INTO g_estructura.responsables(id_area, identificador, prioridad, responsable, activo, estado) values ('OTPJ16','1102060181',1,true,1,1);</text:p>
          </table:table-cell>
          <table:table-cell table:number-columns-repeated="1012"/>
        </table:table-row>
        <table:table-row table:style-name="ro4">
          <table:table-cell/>
          <table:covered-table-cell table:style-name="ce513"/>
          <table:table-cell table:style-name="ce545" office:value-type="string" calcext:value-type="string">
            <text:p>OTPJ16</text:p>
          </table:table-cell>
          <table:table-cell table:style-name="ce341" office:value-type="float" office:value="1722624648" calcext:value-type="float">
            <text:p>1722624648</text:p>
          </table:table-cell>
          <table:table-cell table:style-name="ce601" office:value-type="string" calcext:value-type="string">
            <text:p>Armijos Armijos Wilman Segundo</text:p>
          </table:table-cell>
          <table:table-cell table:style-name="ce601" office:value-type="string" calcext:value-type="string">
            <text:p>UDSVPJ16</text:p>
          </table:table-cell>
          <table:table-cell table:style-name="ce376" office:value-type="string" calcext:value-type="string">
            <text:p>SANIDAD VEGETAL </text:p>
          </table:table-cell>
          <table:table-cell table:style-name="ce376"/>
          <table:table-cell/>
          <table:table-cell table:style-name="ce90" table:formula="of:=CONCATENATE(&quot;UPDATE g_estructura.funcionarios SET id_area = '&quot;;[.F167];&quot;' WHERE  identificador = '&quot;;[.D167];&quot;';&quot;)" office:value-type="string" office:string-value="UPDATE g_estructura.funcionarios SET id_area = 'UDSVPJ16' WHERE  identificador = '1722624648';" calcext:value-type="string">
            <text:p>UPDATE g_estructura.funcionarios SET id_area = 'UDSVPJ16' WHERE <text:s/>identificador = '1722624648';</text:p>
          </table:table-cell>
          <table:table-cell table:number-columns-repeated="1014"/>
        </table:table-row>
        <table:table-row table:style-name="ro4">
          <table:table-cell/>
          <table:table-cell table:style-name="ce511" office:value-type="string" calcext:value-type="string" table:number-columns-spanned="1" table:number-rows-spanned="2">
            <text:p>Oficina El Pangui</text:p>
          </table:table-cell>
          <table:table-cell table:style-name="ce542" office:value-type="string" calcext:value-type="string">
            <text:p>OTEPJ16</text:p>
          </table:table-cell>
          <table:table-cell table:style-name="ce560" office:value-type="float" office:value="1900649722" calcext:value-type="float">
            <text:p>1900649722</text:p>
          </table:table-cell>
          <table:table-cell table:style-name="ce602" office:value-type="string" calcext:value-type="string">
            <text:p>Sixto Jamil Zhunaula González </text:p>
          </table:table-cell>
          <table:table-cell table:style-name="ce602" office:value-type="string" calcext:value-type="string">
            <text:p>UDSAEPJ16</text:p>
          </table:table-cell>
          <table:table-cell table:style-name="ce635" office:value-type="string" calcext:value-type="string">
            <text:p>SANIDAD ANIMAL </text:p>
          </table:table-cell>
          <table:table-cell table:style-name="ce643" office:value-type="string" calcext:value-type="string">
            <text:p>OTEPJ16</text:p>
          </table:table-cell>
          <table:table-cell office:value-type="string" calcext:value-type="string">
            <text:p>Responsable de Oficina</text:p>
          </table:table-cell>
          <table:table-cell table:style-name="ce90" table:formula="of:=CONCATENATE(&quot;UPDATE g_estructura.funcionarios SET id_area = '&quot;;[.F168];&quot;' WHERE  identificador = '&quot;;[.D168];&quot;';&quot;)" office:value-type="string" office:string-value="UPDATE g_estructura.funcionarios SET id_area = 'UDSAEPJ16' WHERE  identificador = '1900649722';" calcext:value-type="string">
            <text:p>UPDATE g_estructura.funcionarios SET id_area = 'UDSAEPJ16' WHERE <text:s/>identificador = '1900649722';</text:p>
          </table:table-cell>
          <table:table-cell/>
          <table:table-cell table:style-name="ce90" table:formula="of:=CONCATENATE(&quot;INSERT INTO g_estructura.responsables(id_area, identificador, prioridad, responsable, activo, estado) values ('&quot;;[.H168];&quot;','&quot;;[.D168];&quot;',1,true,1,1);&quot;)" office:value-type="string" office:string-value="INSERT INTO g_estructura.responsables(id_area, identificador, prioridad, responsable, activo, estado) values ('OTEPJ16','1900649722',1,true,1,1);" calcext:value-type="string">
            <text:p>INSERT INTO g_estructura.responsables(id_area, identificador, prioridad, responsable, activo, estado) values ('OTEPJ16','1900649722',1,true,1,1);</text:p>
          </table:table-cell>
          <table:table-cell table:number-columns-repeated="1012"/>
        </table:table-row>
        <table:table-row table:style-name="ro4">
          <table:table-cell/>
          <table:covered-table-cell table:style-name="ce513"/>
          <table:table-cell table:style-name="ce545" office:value-type="string" calcext:value-type="string">
            <text:p>OTEPJ16</text:p>
          </table:table-cell>
          <table:table-cell table:style-name="ce341" office:value-type="float" office:value="1900337963" calcext:value-type="float">
            <text:p>1900337963</text:p>
          </table:table-cell>
          <table:table-cell table:style-name="ce601" office:value-type="string" calcext:value-type="string">
            <text:p>Jorge Wilmer Rodriguez Salinas</text:p>
          </table:table-cell>
          <table:table-cell table:style-name="ce601" office:value-type="string" calcext:value-type="string">
            <text:p>UDSAEPJ16</text:p>
          </table:table-cell>
          <table:table-cell table:style-name="ce376" office:value-type="string" calcext:value-type="string">
            <text:p>SANIDAD ANIMAL </text:p>
          </table:table-cell>
          <table:table-cell table:style-name="ce376"/>
          <table:table-cell/>
          <table:table-cell table:style-name="ce90" table:formula="of:=CONCATENATE(&quot;UPDATE g_estructura.funcionarios SET id_area = '&quot;;[.F169];&quot;' WHERE  identificador = '&quot;;[.D169];&quot;';&quot;)" office:value-type="string" office:string-value="UPDATE g_estructura.funcionarios SET id_area = 'UDSAEPJ16' WHERE  identificador = '1900337963';" calcext:value-type="string">
            <text:p>UPDATE g_estructura.funcionarios SET id_area = 'UDSAEPJ16' WHERE <text:s/>identificador = '1900337963';</text:p>
          </table:table-cell>
          <table:table-cell table:number-columns-repeated="1014"/>
        </table:table-row>
        <table:table-row table:style-name="ro3">
          <table:table-cell/>
          <table:table-cell table:style-name="ce511" office:value-type="string" calcext:value-type="string">
            <text:p>Camper El Limón</text:p>
          </table:table-cell>
          <table:table-cell table:style-name="ce544" office:value-type="string" calcext:value-type="string">
            <text:p>CELJ16</text:p>
          </table:table-cell>
          <table:table-cell table:style-name="ce341"/>
          <table:table-cell table:style-name="ce603" office:value-type="string" calcext:value-type="string">
            <text:p>N/A</text:p>
          </table:table-cell>
          <table:table-cell table:style-name="ce603"/>
          <table:table-cell table:style-name="ce638" office:value-type="string" calcext:value-type="string">
            <text:p>N/A</text:p>
          </table:table-cell>
          <table:table-cell table:style-name="ce638"/>
          <table:table-cell table:number-columns-repeated="1016"/>
        </table:table-row>
        <table:table-row table:style-name="ro14">
          <table:table-cell/>
          <table:table-cell table:style-name="ce514" office:value-type="string" calcext:value-type="string">
            <text:p>Camper Puente Internacional la Balsa</text:p>
          </table:table-cell>
          <table:table-cell table:style-name="ce546"/>
          <table:table-cell table:style-name="ce120"/>
          <table:table-cell table:style-name="ce604" office:value-type="string" calcext:value-type="string">
            <text:p>N/A</text:p>
          </table:table-cell>
          <table:table-cell table:style-name="ce604"/>
          <table:table-cell table:style-name="ce639" office:value-type="string" calcext:value-type="string">
            <text:p>N/A</text:p>
          </table:table-cell>
          <table:table-cell table:style-name="ce639"/>
          <table:table-cell table:number-columns-repeated="1016"/>
        </table:table-row>
        <table:table-row table:style-name="ro3" table:number-rows-repeated="10484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8" table:style-name="ta8">
        <office:forms form:automatic-focus="false" form:apply-design-mode="false"/>
        <table:table-column table:style-name="co67" table:number-columns-repeated="8" table:default-cell-style-name="Default"/>
        <table:table-column table:style-name="co68" table:default-cell-style-name="Default"/>
        <table:table-column table:style-name="co67" table:default-cell-style-name="Default"/>
        <table:table-row table:style-name="ro10" table:number-rows-repeated="18">
          <table:table-cell table:number-columns-repeated="10"/>
        </table:table-row>
        <table:table-row table:style-name="ro10">
          <table:table-cell table:number-columns-repeated="8"/>
          <table:table-cell office:value-type="string" calcext:value-type="string">
            <text:p>ELIMINAR DE ESTRUCTURA FUNCIONARIOS</text:p>
          </table:table-cell>
          <table:table-cell/>
        </table:table-row>
        <table:table-row table:style-name="ro10" table:number-rows-repeated="2">
          <table:table-cell table:number-columns-repeated="10"/>
        </table:table-row>
        <table:table-row table:style-name="ro3">
          <table:table-cell table:number-columns-repeated="9"/>
          <table:table-cell office:value-type="string" calcext:value-type="string">
            <text:p>UDATAFPMG</text:p>
          </table:table-cell>
        </table:table-row>
        <table:table-row table:style-name="ro10">
          <table:table-cell table:number-columns-repeated="8"/>
          <table:table-cell office:value-type="float" office:value="1204794935" calcext:value-type="float">
            <text:p>1204794935</text:p>
          </table:table-cell>
          <table:table-cell/>
        </table:table-row>
        <table:table-row table:style-name="ro10" table:number-rows-repeated="5">
          <table:table-cell table:number-columns-repeated="10"/>
        </table:table-row>
        <table:table-row table:style-name="ro10">
          <table:table-cell table:number-columns-repeated="8"/>
          <table:table-cell office:value-type="string" calcext:value-type="string">
            <text:p>DELETE FROM g_estructura.area</text:p>
          </table:table-cell>
          <table:table-cell/>
        </table:table-row>
        <table:table-row table:style-name="ro10">
          <table:table-cell table:number-columns-repeated="8"/>
          <table:table-cell office:value-type="string" calcext:value-type="string">
            <text:p><text:s/>WHERE ID_AREA_PADRE='PMG'</text:p>
          </table:table-cell>
          <table:table-cell/>
        </table:table-row>
        <table:table-row table:style-name="ro10" table:number-rows-repeated="3">
          <table:table-cell table:number-columns-repeated="10"/>
        </table:table-row>
        <table:table-row table:style-name="ro3">
          <table:table-cell table:number-columns-repeated="8"/>
          <table:table-cell office:value-type="string" calcext:value-type="string">
            <text:p>DELETE FROM g_estructura.area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<text:s/>WHERE ID_AREA='PMG'</text:p>
          </table:table-cell>
          <table:table-cell/>
        </table:table-row>
      </table:table>
      <table:named-expressions>
        <table:named-expression table:name="NOMBRE_INSPECTOR" table:base-cell-address="$'ZONA 1'.$A$1" table:expression="#REF!1inspectores![.$C$2:.$D$61]"/>
      </table:named-expressions>
      <table:database-ranges>
        <table:database-range table:name="__Anonymous_Sheet_DB__0" table:target-range-address="'ZONA 1'.A1:'ZONA 1'.A1" table:contains-header="false" table:orientation="column"/>
        <table:database-range table:name="__Anonymous_Sheet_DB__1" table:target-range-address="'ZONA 2'.G3:'ZONA 2'.I6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Trebuchet MS" svg:font-family="'Trebuchet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EC">$</number:currency-symbol>
      <number:number number:decimal-places="2" number:min-integer-digits="1" number:grouping="true"/>
    </number:currency-style>
    <number:currency-style style:name="N107">
      <style:text-properties fo:color="#ff0000"/>
      <number:currency-symbol number:language="es" number:country="EC">$</number:currency-symbol>
      <number:text>-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$ </number:text>
      <number:number number:decimal-places="0" number:min-integer-digits="1" number:grouping="true"/>
      <number:text>)</number:text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2">
      <number:scientific-number number:decimal-places="1" number:min-integer-digits="3" number:min-exponent-digits="1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">
      <number:number number:decimal-places="1" number:min-integer-digits="1"/>
    </number:number-style>
    <number:number-style style:name="N10107P0" style:volatile="true" number:language="es" number:country="EC">
      <number:text>$ </number:text>
      <number:number number:decimal-places="0" number:min-integer-digits="1" number:grouping="true"/>
      <number:text> </number:text>
    </number:number-style>
    <number:number-style style:name="N10107" number:language="es" number:country="EC">
      <number:text>(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es" number:country="EC">
      <number:text>$ </number:text>
      <number:number number:decimal-places="0" number:min-integer-digits="1" number:grouping="true"/>
      <number:text> </number:text>
    </number:number-style>
    <number:number-style style:name="N10108" number:language="es" number:country="EC">
      <style:text-properties fo:color="#ff0000"/>
      <number:text>($ </number:text>
      <number:number number:decimal-places="0" number:min-integer-digits="1" number:grouping="true"/>
      <number:text>)</number:text>
      <style:map style:condition="value()&gt;=0" style:apply-style-name="N10108P0"/>
    </number:number-style>
    <number:number-style style:name="N10110P0" style:volatile="true" number:language="es" number:country="EC">
      <number:text>$ </number:text>
      <number:number number:decimal-places="2" number:min-integer-digits="1" number:grouping="true"/>
      <number:text> </number:text>
    </number:number-style>
    <number:number-style style:name="N10110" number:language="es" number:country="EC">
      <number:text>($ </number:text>
      <number:number number:decimal-places="2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es" number:country="EC">
      <number:text>$ </number:text>
      <number:number number:decimal-places="2" number:min-integer-digits="1" number:grouping="true"/>
      <number:text> </number:text>
    </number:number-style>
    <number:number-style style:name="N10111" number:language="es" number:country="EC">
      <style:text-properties fo:color="#ff0000"/>
      <number:text>($ </number:text>
      <number:number number: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es" number:country="EC">
      <number:day number:style="long"/>
      <number:text>-</number:text>
      <number:month number:textual="true"/>
      <number:text>-</number:text>
      <number:year/>
    </number:date-style>
    <number:date-style style:name="N10113" number:language="es" number:country="EC">
      <number:day number:style="long"/>
      <number:text>-</number:text>
      <number:month number:textual="true"/>
    </number:date-style>
    <number:date-style style:name="N10114" number:language="es" number:country="EC">
      <number:month number:textual="true"/>
      <number:text>-</number:text>
      <number:year/>
    </number:date-style>
    <number:time-style style:name="N10115" number:language="es" number:country="EC">
      <number:hours/>
      <number:text>:</number:text>
      <number:minutes number:style="long"/>
      <number:text> </number:text>
      <number:am-pm/>
    </number:time-style>
    <number:time-style style:name="N10116" number:language="es" number:country="EC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es" number:country="EC">
      <number:hours/>
      <number:text>:</number:text>
      <number:minutes number:style="long"/>
    </number:time-style>
    <number:time-style style:name="N10118" number:language="es" number:country="EC">
      <number:hours/>
      <number:text>:</number:text>
      <number:minutes number:style="long"/>
      <number:text>:</number:text>
      <number:seconds number:style="long"/>
    </number:time-style>
    <number:date-style style:name="N10119" number:language="es" number:country="EC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es" number:country="EC">
      <number:number number:decimal-places="0" number:min-integer-digits="1" number:grouping="true"/>
      <number:text> </number:text>
    </number:number-style>
    <number:number-style style:name="N10121" number:language="es" number:country="EC">
      <number:text>(</number:text>
      <number:number number: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EC">
      <number:number number:decimal-places="0" number:min-integer-digits="1" number:grouping="true"/>
      <number:text> </number:text>
    </number:number-style>
    <number:number-style style:name="N10122" number:language="es" number:country="EC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es" number:country="EC">
      <number:number number:decimal-places="2" number:min-integer-digits="1" number:grouping="true"/>
      <number:text> </number:text>
    </number:number-style>
    <number:number-style style:name="N10124" number:language="es" number:country="EC">
      <number:text>(</number:text>
      <number:number number: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es" number:country="EC">
      <number:number number:decimal-places="2" number:min-integer-digits="1" number:grouping="true"/>
      <number:text> </number:text>
    </number:number-style>
    <number:number-style style:name="N10125" number:language="es" number:country="EC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es" number:country="EC">
      <loext:fill-character> </loext:fill-character>
      <number:number number:decimal-places="0" number:min-integer-digits="1" number:grouping="true"/>
      <number:text> </number:text>
    </number:number-style>
    <number:number-style style:name="N10129P1" style:volatile="true" number:language="es" number:country="EC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9P2" style:volatile="true" number:language="es" number:country="EC">
      <loext:fill-character> </loext:fill-character>
      <number:text>- </number:text>
    </number:number-style>
    <number:text-style style:name="N10129" number:language="es" number:country="EC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s" number:country="EC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0133P1" style:volatile="true" number:language="es" number:country="EC">
      <number:text> $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3P2" style:volatile="true" number:language="es" number:country="EC">
      <number:text> $ </number:text>
      <loext:fill-character> </loext:fill-character>
      <number:text>- </number:text>
    </number:number-style>
    <number:text-style style:name="N10133" number:language="es" number:country="EC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es" number:country="EC"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s" number:country="EC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s" number:country="EC"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s" number:country="EC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es" number:country="EC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0141P1" style:volatile="true" number:language="es" number:country="EC">
      <number:text> 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41P2" style:volatile="true" number:language="es" number:country="EC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41" number:language="es" number:country="EC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nditionalStyle_5f_26" style:display-name="ConditionalStyle_26" style:family="table-cell" style:parent-style-name="Default">
      <style:table-cell-properties fo:background-color="#ffc7ce"/>
      <style:text-properties fo:color="#9c0006"/>
    </style:style>
    <style:style style:name="ConditionalStyle_5f_25" style:display-name="ConditionalStyle_25" style:family="table-cell" style:parent-style-name="Default">
      <style:table-cell-properties fo:background-color="#ffc7ce"/>
      <style:text-properties fo:color="#9c0006"/>
    </style:style>
    <style:style style:name="ConditionalStyle_5f_24" style:display-name="ConditionalStyle_24" style:family="table-cell" style:parent-style-name="Default">
      <style:table-cell-properties fo:background-color="#ffc7ce"/>
      <style:text-properties fo:color="#9c0006"/>
    </style:style>
    <style:style style:name="ConditionalStyle_5f_23" style:display-name="ConditionalStyle_23" style:family="table-cell" style:parent-style-name="Default">
      <style:table-cell-properties fo:background-color="#ffc7ce"/>
      <style:text-properties fo:color="#9c0006"/>
    </style:style>
    <style:style style:name="ConditionalStyle_5f_22" style:display-name="ConditionalStyle_22" style:family="table-cell" style:parent-style-name="Default">
      <style:table-cell-properties fo:background-color="#ffc7ce"/>
      <style:text-properties fo:color="#9c0006"/>
    </style:style>
    <style:style style:name="ConditionalStyle_5f_21" style:display-name="ConditionalStyle_21" style:family="table-cell" style:parent-style-name="Default">
      <style:table-cell-properties fo:background-color="#ffc7ce"/>
      <style:text-properties fo:color="#9c0006"/>
    </style:style>
    <style:style style:name="ConditionalStyle_5f_20" style:display-name="ConditionalStyle_20" style:family="table-cell" style:parent-style-name="Default">
      <style:table-cell-properties fo:background-color="#ffc7ce"/>
      <style:text-properties fo:color="#9c0006"/>
    </style:style>
    <style:style style:name="ConditionalStyle_5f_19" style:display-name="ConditionalStyle_19" style:family="table-cell" style:parent-style-name="Default">
      <style:table-cell-properties fo:background-color="#ffc7ce"/>
      <style:text-properties fo:color="#9c0006"/>
    </style:style>
    <style:style style:name="ConditionalStyle_5f_18" style:display-name="ConditionalStyle_18" style:family="table-cell" style:parent-style-name="Default">
      <style:table-cell-properties fo:background-color="#ffc7ce"/>
      <style:text-properties fo:color="#9c0006"/>
    </style:style>
    <style:style style:name="ConditionalStyle_5f_17" style:display-name="ConditionalStyle_17" style:family="table-cell" style:parent-style-name="Default">
      <style:table-cell-properties fo:background-color="#ffc7ce"/>
      <style:text-properties fo:color="#9c0006"/>
    </style:style>
    <style:style style:name="ConditionalStyle_5f_16" style:display-name="ConditionalStyle_16" style:family="table-cell" style:parent-style-name="Default">
      <style:table-cell-properties fo:background-color="#ffc7ce"/>
      <style:text-properties fo:color="#9c0006"/>
    </style:style>
    <style:style style:name="ConditionalStyle_5f_15" style:display-name="ConditionalStyle_15" style:family="table-cell" style:parent-style-name="Default">
      <style:table-cell-properties fo:background-color="#ffc7ce"/>
      <style:text-properties fo:color="#9c0006"/>
    </style:style>
    <style:style style:name="ConditionalStyle_5f_14" style:display-name="ConditionalStyle_14" style:family="table-cell" style:parent-style-name="Default">
      <style:table-cell-properties fo:background-color="#ffc7ce"/>
      <style:text-properties fo:color="#9c0006"/>
    </style:style>
    <style:style style:name="ConditionalStyle_5f_13" style:display-name="ConditionalStyle_13" style:family="table-cell" style:parent-style-name="Default">
      <style:table-cell-properties fo:background-color="#ffc7ce"/>
      <style:text-properties fo:color="#9c0006"/>
    </style:style>
    <style:style style:name="ConditionalStyle_5f_12" style:display-name="ConditionalStyle_12" style:family="table-cell" style:parent-style-name="Default">
      <style:table-cell-properties fo:background-color="#ffc7ce"/>
      <style:text-properties fo:color="#9c0006"/>
    </style:style>
    <style:style style:name="ConditionalStyle_5f_11" style:display-name="ConditionalStyle_11" style:family="table-cell" style:parent-style-name="Default">
      <style:table-cell-properties fo:background-color="#ffc7ce"/>
      <style:text-properties fo:color="#9c0006"/>
    </style:style>
    <style:style style:name="ConditionalStyle_5f_10" style:display-name="ConditionalStyle_10" style:family="table-cell" style:parent-style-name="Default">
      <style:table-cell-properties fo:background-color="#ffc7ce"/>
      <style:text-properties fo:color="#9c0006"/>
    </style:style>
    <style:style style:name="ConditionalStyle_5f_9" style:display-name="ConditionalStyle_9" style:family="table-cell" style:parent-style-name="Default">
      <style:table-cell-properties fo:background-color="#ffc7ce"/>
      <style:text-properties fo:color="#9c0006"/>
    </style:style>
    <style:style style:name="ConditionalStyle_5f_8" style:display-name="ConditionalStyle_8" style:family="table-cell" style:parent-style-name="Default">
      <style:table-cell-properties fo:background-color="#ffc7ce"/>
      <style:text-properties fo:color="#9c0006"/>
    </style:style>
    <style:style style:name="ConditionalStyle_5f_7" style:display-name="ConditionalStyle_7" style:family="table-cell" style:parent-style-name="Default">
      <style:table-cell-properties fo:background-color="#ffc7ce"/>
      <style:text-properties fo:color="#9c0006"/>
    </style:style>
    <style:style style:name="ConditionalStyle_5f_6" style:display-name="ConditionalStyle_6" style:family="table-cell" style:parent-style-name="Default">
      <style:table-cell-properties fo:background-color="#ffc7ce"/>
      <style:text-properties fo:color="#9c0006"/>
    </style:style>
    <style:style style:name="ConditionalStyle_5f_5" style:display-name="ConditionalStyle_5" style:family="table-cell" style:parent-style-name="Default">
      <style:table-cell-properties fo:background-color="#ffc7ce"/>
      <style:text-properties fo:color="#9c0006"/>
    </style:style>
    <style:style style:name="ConditionalStyle_5f_4" style:display-name="ConditionalStyle_4" style:family="table-cell" style:parent-style-name="Default">
      <style:table-cell-properties fo:background-color="#ffc7ce"/>
      <style:text-properties fo:color="#9c0006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Moneda_20_2" style:display-name="Moneda 2" style:family="table-cell" style:parent-style-name="Default" style:data-style-name="N109"/>
    <draw:marker draw:name="Fin_20_de_20_línea_20_1" draw:display-name="Fin de línea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7">00/00/0000</text:date>, <text:time style:data-style-name="N2" text:time-value="08:07:00.69705348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ZONA_20_1" style:display-name="PageStyle_ZONA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ONA_20_2" style:display-name="PageStyle_ZONA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ONA_20_3" style:display-name="PageStyle_ZONA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ONA_20_4" style:display-name="PageStyle_ZONA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ONA_20_5" style:display-name="PageStyle_ZONA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ONA_20_6" style:display-name="PageStyle_ZONA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ONA_20_7" style:display-name="PageStyle_ZONA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</meta:initial-creator>
    <dc:creator>david </dc:creator>
    <meta:creation-date>2016-09-13T15:34:30</meta:creation-date>
    <dc:date>2016-12-07T11:06:07.143270684</dc:date>
    <meta:generator>LibreOffice/4.2.8.2$Linux_X86_64 LibreOffice_project/420m0$Build-2</meta:generator>
    <meta:editing-duration>P5DT17H32M37S</meta:editing-duration>
    <meta:editing-cycles>77</meta:editing-cycles>
    <meta:document-statistic meta:table-count="8" meta:cell-count="5862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